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export" table:style-name="ta1" table:print="false">
        <table:table-column table:style-name="co1" table:default-cell-style-name="Default"/>
        <table:table-row table:style-name="ro1">
          <table:table-cell office:value-type="string">
            <text:p>{ name = 'bug_big', x = 2164.32642, z = 323.036194, facing = 0, },</text:p>
          </table:table-cell>
        </table:table-row>
        <table:table-row table:style-name="ro1">
          <table:table-cell office:value-type="string">
            <text:p>{ name = 'bug_big', x = 2205.52173, z = 1868.33545, facing = 0, },</text:p>
          </table:table-cell>
        </table:table-row>
        <table:table-row table:style-name="ro1">
          <table:table-cell office:value-type="string">
            <text:p>{ name = 'bug_big', x = 2480.21924, z = 2146.74902, facing = 0, },</text:p>
          </table:table-cell>
        </table:table-row>
        <table:table-row table:style-name="ro1">
          <table:table-cell office:value-type="string">
            <text:p>{ name = 'bug_big', x = 3410.6272, z = 2591.73169, facing = 0, },</text:p>
          </table:table-cell>
        </table:table-row>
        <table:table-row table:style-name="ro1">
          <table:table-cell office:value-type="string">
            <text:p>{ name = 'bug_larva', x = 1229.11816, z = 762.821289, facing = 0, },</text:p>
          </table:table-cell>
        </table:table-row>
        <table:table-row table:style-name="ro1">
          <table:table-cell office:value-type="string">
            <text:p>{ name = 'bug_larva', x = 1328.38171, z = 469.973755, facing = 0, },</text:p>
          </table:table-cell>
        </table:table-row>
        <table:table-row table:style-name="ro1">
          <table:table-cell office:value-type="string">
            <text:p>{ name = 'bug_larva', x = 1533.21765, z = 1081.11816, facing = 0, },</text:p>
          </table:table-cell>
        </table:table-row>
        <table:table-row table:style-name="ro1">
          <table:table-cell office:value-type="string">
            <text:p>{ name = 'bug_larva', x = 1534.24304, z = 573.374146, facing = 0, },</text:p>
          </table:table-cell>
        </table:table-row>
        <table:table-row table:style-name="ro1">
          <table:table-cell office:value-type="string">
            <text:p>{ name = 'bug_larva', x = 2136.75269, z = 1930.5564, facing = 0, },</text:p>
          </table:table-cell>
        </table:table-row>
        <table:table-row table:style-name="ro1">
          <table:table-cell office:value-type="string">
            <text:p>{ name = 'bug_larva', x = 2374.49487, z = 2960.31274, facing = 0, },</text:p>
          </table:table-cell>
        </table:table-row>
        <table:table-row table:style-name="ro1">
          <table:table-cell office:value-type="string">
            <text:p>{ name = 'bug_larva', x = 2774.81299, z = 956.010498, facing = 0, },</text:p>
          </table:table-cell>
        </table:table-row>
        <table:table-row table:style-name="ro1">
          <table:table-cell office:value-type="string">
            <text:p>{ name = 'bug_larva', x = 2991.02051, z = 581.429077, facing = 0, },</text:p>
          </table:table-cell>
        </table:table-row>
        <table:table-row table:style-name="ro1">
          <table:table-cell office:value-type="string">
            <text:p>{ name = 'bug_larva', x = 3190.40039, z = 848.625244, facing = 0, },</text:p>
          </table:table-cell>
        </table:table-row>
        <table:table-row table:style-name="ro1">
          <table:table-cell office:value-type="string">
            <text:p>{ name = 'bug_larva', x = 3240.5376, z = 1099.24463, facing = 0, },</text:p>
          </table:table-cell>
        </table:table-row>
        <table:table-row table:style-name="ro1">
          <table:table-cell office:value-type="string">
            <text:p>{ name = 'bug_larva', x = 3389.70386, z = 547.272705, facing = 0, },</text:p>
          </table:table-cell>
        </table:table-row>
        <table:table-row table:style-name="ro1">
          <table:table-cell office:value-type="string">
            <text:p>{ name = 'bug_larva', x = 3428.1853, z = 1392.87488, facing = 0, },</text:p>
          </table:table-cell>
        </table:table-row>
        <table:table-row table:style-name="ro1">
          <table:table-cell office:value-type="string">
            <text:p>{ name = 'bug_larva', x = 3510.61401, z = 1055.91101, facing = 0, },</text:p>
          </table:table-cell>
        </table:table-row>
        <table:table-row table:style-name="ro1">
          <table:table-cell office:value-type="string">
            <text:p>{ name = 'bug_larva', x = 3594.85596, z = 1291.42737, facing = 0, },</text:p>
          </table:table-cell>
        </table:table-row>
        <table:table-row table:style-name="ro1">
          <table:table-cell office:value-type="string">
            <text:p>{ name = 'bug_larva', x = 3710.73901, z = 369.391235, facing = 0, },</text:p>
          </table:table-cell>
        </table:table-row>
        <table:table-row table:style-name="ro1">
          <table:table-cell office:value-type="string">
            <text:p>{ name = 'bug_med', x = 1895.18726, z = 3882.18091, facing = 0, },</text:p>
          </table:table-cell>
        </table:table-row>
        <table:table-row table:style-name="ro1">
          <table:table-cell office:value-type="string">
            <text:p>{ name = 'bug_med', x = 1928.56567, z = 2268.16504, facing = 0, },</text:p>
          </table:table-cell>
        </table:table-row>
        <table:table-row table:style-name="ro1">
          <table:table-cell office:value-type="string">
            <text:p>{ name = 'bug_med', x = 2558.6001, z = 3624.72754, facing = 0, },</text:p>
          </table:table-cell>
        </table:table-row>
        <table:table-row table:style-name="ro1">
          <table:table-cell office:value-type="string">
            <text:p>{ name = 'bug_med', x = 2918.83008, z = 926.624023, facing = 0, },</text:p>
          </table:table-cell>
        </table:table-row>
        <table:table-row table:style-name="ro1">
          <table:table-cell office:value-type="string">
            <text:p>{ name = 'bug_med', x = 2981.69531, z = 1592.6344, facing = 0, },</text:p>
          </table:table-cell>
        </table:table-row>
        <table:table-row table:style-name="ro1">
          <table:table-cell office:value-type="string">
            <text:p>{ name = 'bug_med', x = 3223.28369, z = 96.0878296, facing = 0, },</text:p>
          </table:table-cell>
        </table:table-row>
        <table:table-row table:style-name="ro1">
          <table:table-cell office:value-type="string">
            <text:p>{ name = 'bug_med', x = 3242.14893, z = 1240.52551, facing = 0, },</text:p>
          </table:table-cell>
        </table:table-row>
        <table:table-row table:style-name="ro1">
          <table:table-cell office:value-type="string">
            <text:p>{ name = 'bug_med', x = 3908.04395, z = 917.452515, facing = 0, },</text:p>
          </table:table-cell>
        </table:table-row>
        <table:table-row table:style-name="ro2">
          <table:table-cell office:value-type="string">
            <text:p>{ name = 'bug_med', x = 463.322021, z = 1780.00317, facing = 0, },</text:p>
          </table:table-cell>
        </table:table-row>
        <table:table-row table:style-name="ro1">
          <table:table-cell office:value-type="string">
            <text:p>{ name = 'euf_constructor', x = 388.969391, z = 3604.07837, facing = 0, },</text:p>
          </table:table-cell>
        </table:table-row>
        <table:table-row table:style-name="ro1">
          <table:table-cell office:value-type="string">
            <text:p>{ name = 'euf_sarge', x = 622.73645, z = 3693.53687, facing = 0, },</text:p>
          </table:table-cell>
        </table:table-row>
      </table:table>
      <table:table table:name=", &quot; &quot; =" table:style-name="ta1" table:print="false">
        <table:table-column table:style-name="co2" table:number-columns-repeated="14" table:default-cell-style-name="Default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return</text:p>
          </table:table-cell>
          <table:table-cell office:value-type="string">
            <text:p>{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unitS11N</text:p>
          </table:table-cell>
          <table:table-cell table:number-columns-repeated="2"/>
          <table:table-cell office:value-type="string">
            <text:p>{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[1333]</text:p>
          </table:table-cell>
          <table:table-cell table:number-columns-repeated="2"/>
          <table:table-cell office:value-type="string">
            <text:p>{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3"/>
          <table:table-cell/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table:formula="of:=IF([.G6]=&quot;defName&quot;;[.J6];[.O5])" office:value-type="float" office:value="0">
            <text:p>0</text:p>
          </table:table-cell>
          <table:table-cell table:formula="of:=IF([.G6]=&quot;pos&quot;;[.L7];[.P5])" office:value-type="float" office:value="0">
            <text:p>0</text:p>
          </table:table-cell>
          <table:table-cell table:formula="of:=IF([.G6]=&quot;pos&quot;;[.L9];[.Q5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7]=&quot;defName&quot;;[.J7];[.O6])" office:value-type="string" office:string-value="bug_med">
            <text:p>bug_med</text:p>
          </table:table-cell>
          <table:table-cell table:formula="of:=IF([.G7]=&quot;pos&quot;;[.L8];[.P6])" office:value-type="float" office:value="0">
            <text:p>0</text:p>
          </table:table-cell>
          <table:table-cell table:formula="of:=IF([.G7]=&quot;pos&quot;;[.L10];[.Q6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8]=&quot;defName&quot;;[.J8];[.O7])" office:value-type="string" office:string-value="bug_med">
            <text:p>bug_med</text:p>
          </table:table-cell>
          <table:table-cell table:formula="of:=IF([.G8]=&quot;pos&quot;;[.L9];[.P7])" office:value-type="float" office:value="0">
            <text:p>0</text:p>
          </table:table-cell>
          <table:table-cell table:formula="of:=IF([.G8]=&quot;pos&quot;;[.L11];[.Q7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9]=&quot;defName&quot;;[.J9];[.O8])" office:value-type="string" office:string-value="bug_med">
            <text:p>bug_med</text:p>
          </table:table-cell>
          <table:table-cell table:formula="of:=IF([.G9]=&quot;pos&quot;;[.L10];[.P8])" office:value-type="float" office:value="0">
            <text:p>0</text:p>
          </table:table-cell>
          <table:table-cell table:formula="of:=IF([.G9]=&quot;pos&quot;;[.L12];[.Q8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0]=&quot;defName&quot;;[.J10];[.O9])" office:value-type="string" office:string-value="bug_med">
            <text:p>bug_med</text:p>
          </table:table-cell>
          <table:table-cell table:formula="of:=IF([.G10]=&quot;pos&quot;;[.L11];[.P9])" office:value-type="float" office:value="0">
            <text:p>0</text:p>
          </table:table-cell>
          <table:table-cell table:formula="of:=IF([.G10]=&quot;pos&quot;;[.L13];[.Q9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1]=&quot;defName&quot;;[.J11];[.O10])" office:value-type="string" office:string-value="bug_med">
            <text:p>bug_med</text:p>
          </table:table-cell>
          <table:table-cell table:formula="of:=IF([.G11]=&quot;pos&quot;;[.L12];[.P10])" office:value-type="float" office:value="0">
            <text:p>0</text:p>
          </table:table-cell>
          <table:table-cell table:formula="of:=IF([.G11]=&quot;pos&quot;;[.L14];[.Q10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2]=&quot;defName&quot;;[.J12];[.O11])" office:value-type="string" office:string-value="bug_med">
            <text:p>bug_med</text:p>
          </table:table-cell>
          <table:table-cell table:formula="of:=IF([.G12]=&quot;pos&quot;;[.L13];[.P11])" office:value-type="float" office:value="0">
            <text:p>0</text:p>
          </table:table-cell>
          <table:table-cell table:formula="of:=IF([.G12]=&quot;pos&quot;;[.L15];[.Q11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3]=&quot;defName&quot;;[.J13];[.O12])" office:value-type="string" office:string-value="bug_med">
            <text:p>bug_med</text:p>
          </table:table-cell>
          <table:table-cell table:formula="of:=IF([.G13]=&quot;pos&quot;;[.L14];[.P12])" office:value-type="float" office:value="0">
            <text:p>0</text:p>
          </table:table-cell>
          <table:table-cell table:formula="of:=IF([.G13]=&quot;pos&quot;;[.L16];[.Q12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4]=&quot;defName&quot;;[.J14];[.O13])" office:value-type="string" office:string-value="bug_med">
            <text:p>bug_med</text:p>
          </table:table-cell>
          <table:table-cell table:formula="of:=IF([.G14]=&quot;pos&quot;;[.L15];[.P13])" office:value-type="float" office:value="0">
            <text:p>0</text:p>
          </table:table-cell>
          <table:table-cell table:formula="of:=IF([.G14]=&quot;pos&quot;;[.L17];[.Q13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5]=&quot;defName&quot;;[.J15];[.O14])" office:value-type="string" office:string-value="bug_med">
            <text:p>bug_med</text:p>
          </table:table-cell>
          <table:table-cell table:formula="of:=IF([.G15]=&quot;pos&quot;;[.L16];[.P14])" office:value-type="float" office:value="0">
            <text:p>0</text:p>
          </table:table-cell>
          <table:table-cell table:formula="of:=IF([.G15]=&quot;pos&quot;;[.L18];[.Q14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6]=&quot;defName&quot;;[.J16];[.O15])" office:value-type="string" office:string-value="bug_med">
            <text:p>bug_med</text:p>
          </table:table-cell>
          <table:table-cell table:formula="of:=IF([.G16]=&quot;pos&quot;;[.L17];[.P15])" office:value-type="float" office:value="0">
            <text:p>0</text:p>
          </table:table-cell>
          <table:table-cell table:formula="of:=IF([.G16]=&quot;pos&quot;;[.L19];[.Q15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]=&quot;defName&quot;;[.J17];[.O16])" office:value-type="string" office:string-value="bug_med">
            <text:p>bug_med</text:p>
          </table:table-cell>
          <table:table-cell table:formula="of:=IF([.G17]=&quot;pos&quot;;[.L18];[.P16])" office:value-type="float" office:value="0">
            <text:p>0</text:p>
          </table:table-cell>
          <table:table-cell table:formula="of:=IF([.G17]=&quot;pos&quot;;[.L20];[.Q16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8]=&quot;defName&quot;;[.J18];[.O17])" office:value-type="string" office:string-value="bug_med">
            <text:p>bug_med</text:p>
          </table:table-cell>
          <table:table-cell table:formula="of:=IF([.G18]=&quot;pos&quot;;[.L19];[.P17])" office:value-type="float" office:value="0">
            <text:p>0</text:p>
          </table:table-cell>
          <table:table-cell table:formula="of:=IF([.G18]=&quot;pos&quot;;[.L21];[.Q17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]=&quot;defName&quot;;[.J19];[.O18])" office:value-type="string" office:string-value="bug_med">
            <text:p>bug_med</text:p>
          </table:table-cell>
          <table:table-cell table:formula="of:=IF([.G19]=&quot;pos&quot;;[.L20];[.P18])" office:value-type="float" office:value="0">
            <text:p>0</text:p>
          </table:table-cell>
          <table:table-cell table:formula="of:=IF([.G19]=&quot;pos&quot;;[.L22];[.Q18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0]=&quot;defName&quot;;[.J20];[.O19])" office:value-type="string" office:string-value="bug_med">
            <text:p>bug_med</text:p>
          </table:table-cell>
          <table:table-cell table:formula="of:=IF([.G20]=&quot;pos&quot;;[.L21];[.P19])" office:value-type="float" office:value="0">
            <text:p>0</text:p>
          </table:table-cell>
          <table:table-cell table:formula="of:=IF([.G20]=&quot;pos&quot;;[.L23];[.Q19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1]=&quot;defName&quot;;[.J21];[.O20])" office:value-type="string" office:string-value="bug_med">
            <text:p>bug_med</text:p>
          </table:table-cell>
          <table:table-cell table:formula="of:=IF([.G21]=&quot;pos&quot;;[.L22];[.P20])" office:value-type="float" office:value="0">
            <text:p>0</text:p>
          </table:table-cell>
          <table:table-cell table:formula="of:=IF([.G21]=&quot;pos&quot;;[.L24];[.Q20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2]=&quot;defName&quot;;[.J22];[.O21])" office:value-type="string" office:string-value="bug_med">
            <text:p>bug_med</text:p>
          </table:table-cell>
          <table:table-cell table:formula="of:=IF([.G22]=&quot;pos&quot;;[.L23];[.P21])" office:value-type="float" office:value="0">
            <text:p>0</text:p>
          </table:table-cell>
          <table:table-cell table:formula="of:=IF([.G22]=&quot;pos&quot;;[.L25];[.Q21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3]=&quot;defName&quot;;[.J23];[.O22])" office:value-type="string" office:string-value="bug_med">
            <text:p>bug_med</text:p>
          </table:table-cell>
          <table:table-cell table:formula="of:=IF([.G23]=&quot;pos&quot;;[.L24];[.P22])" office:value-type="float" office:value="0">
            <text:p>0</text:p>
          </table:table-cell>
          <table:table-cell table:formula="of:=IF([.G23]=&quot;pos&quot;;[.L26];[.Q22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4]=&quot;defName&quot;;[.J24];[.O23])" office:value-type="string" office:string-value="bug_med">
            <text:p>bug_med</text:p>
          </table:table-cell>
          <table:table-cell table:formula="of:=IF([.G24]=&quot;pos&quot;;[.L25];[.P23])" office:value-type="float" office:value="0">
            <text:p>0</text:p>
          </table:table-cell>
          <table:table-cell table:formula="of:=IF([.G24]=&quot;pos&quot;;[.L27];[.Q23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5]=&quot;defName&quot;;[.J25];[.O24])" office:value-type="string" office:string-value="bug_med">
            <text:p>bug_med</text:p>
          </table:table-cell>
          <table:table-cell table:formula="of:=IF([.G25]=&quot;pos&quot;;[.L26];[.P24])" office:value-type="float" office:value="0">
            <text:p>0</text:p>
          </table:table-cell>
          <table:table-cell table:formula="of:=IF([.G25]=&quot;pos&quot;;[.L28];[.Q24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6]=&quot;defName&quot;;[.J26];[.O25])" office:value-type="string" office:string-value="bug_med">
            <text:p>bug_med</text:p>
          </table:table-cell>
          <table:table-cell table:formula="of:=IF([.G26]=&quot;pos&quot;;[.L27];[.P25])" office:value-type="float" office:value="0">
            <text:p>0</text:p>
          </table:table-cell>
          <table:table-cell table:formula="of:=IF([.G26]=&quot;pos&quot;;[.L29];[.Q25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27]=&quot;defName&quot;;[.J27];[.O26])" office:value-type="string" office:string-value="bug_med">
            <text:p>bug_med</text:p>
          </table:table-cell>
          <table:table-cell table:formula="of:=IF([.G27]=&quot;pos&quot;;[.L28];[.P26])" office:value-type="float" office:value="0">
            <text:p>0</text:p>
          </table:table-cell>
          <table:table-cell table:formula="of:=IF([.G27]=&quot;pos&quot;;[.L30];[.Q26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8]=&quot;defName&quot;;[.J28];[.O27])" office:value-type="string" office:string-value="bug_med">
            <text:p>bug_med</text:p>
          </table:table-cell>
          <table:table-cell table:formula="of:=IF([.G28]=&quot;pos&quot;;[.L29];[.P27])" office:value-type="float" office:value="0">
            <text:p>0</text:p>
          </table:table-cell>
          <table:table-cell table:formula="of:=IF([.G28]=&quot;pos&quot;;[.L31];[.Q27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9]=&quot;defName&quot;;[.J29];[.O28])" office:value-type="string" office:string-value="bug_med">
            <text:p>bug_med</text:p>
          </table:table-cell>
          <table:table-cell table:formula="of:=IF([.G29]=&quot;pos&quot;;[.L30];[.P28])" office:value-type="float" office:value="0">
            <text:p>0</text:p>
          </table:table-cell>
          <table:table-cell table:formula="of:=IF([.G29]=&quot;pos&quot;;[.L32];[.Q28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0]=&quot;defName&quot;;[.J30];[.O29])" office:value-type="string" office:string-value="bug_med">
            <text:p>bug_med</text:p>
          </table:table-cell>
          <table:table-cell table:formula="of:=IF([.G30]=&quot;pos&quot;;[.L31];[.P29])" office:value-type="float" office:value="0">
            <text:p>0</text:p>
          </table:table-cell>
          <table:table-cell table:formula="of:=IF([.G30]=&quot;pos&quot;;[.L33];[.Q29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1]=&quot;defName&quot;;[.J31];[.O30])" office:value-type="string" office:string-value="bug_med">
            <text:p>bug_med</text:p>
          </table:table-cell>
          <table:table-cell table:formula="of:=IF([.G31]=&quot;pos&quot;;[.L32];[.P30])" office:value-type="float" office:value="0">
            <text:p>0</text:p>
          </table:table-cell>
          <table:table-cell table:formula="of:=IF([.G31]=&quot;pos&quot;;[.L34];[.Q30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32]=&quot;defName&quot;;[.J32];[.O31])" office:value-type="string" office:string-value="bug_med">
            <text:p>bug_med</text:p>
          </table:table-cell>
          <table:table-cell table:formula="of:=IF([.G32]=&quot;pos&quot;;[.L33];[.P31])" office:value-type="float" office:value="0">
            <text:p>0</text:p>
          </table:table-cell>
          <table:table-cell table:formula="of:=IF([.G32]=&quot;pos&quot;;[.L35];[.Q31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33]=&quot;defName&quot;;[.J33];[.O32])" office:value-type="string" office:string-value="bug_med">
            <text:p>bug_med</text:p>
          </table:table-cell>
          <table:table-cell table:formula="of:=IF([.G33]=&quot;pos&quot;;[.L34];[.P32])" office:value-type="float" office:value="0">
            <text:p>0</text:p>
          </table:table-cell>
          <table:table-cell table:formula="of:=IF([.G33]=&quot;pos&quot;;[.L36];[.Q32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34]=&quot;defName&quot;;[.J34];[.O33])" office:value-type="string" office:string-value="bug_med">
            <text:p>bug_med</text:p>
          </table:table-cell>
          <table:table-cell table:formula="of:=IF([.G34]=&quot;pos&quot;;[.L35];[.P33])" office:value-type="float" office:value="0">
            <text:p>0</text:p>
          </table:table-cell>
          <table:table-cell table:formula="of:=IF([.G34]=&quot;pos&quot;;[.L37];[.Q33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35]=&quot;defName&quot;;[.J35];[.O34])" office:value-type="string" office:string-value="bug_med">
            <text:p>bug_med</text:p>
          </table:table-cell>
          <table:table-cell table:formula="of:=IF([.G35]=&quot;pos&quot;;[.L36];[.P34])" office:value-type="float" office:value="0">
            <text:p>0</text:p>
          </table:table-cell>
          <table:table-cell table:formula="of:=IF([.G35]=&quot;pos&quot;;[.L38];[.Q34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36]=&quot;defName&quot;;[.J36];[.O35])" office:value-type="string" office:string-value="bug_med">
            <text:p>bug_med</text:p>
          </table:table-cell>
          <table:table-cell table:formula="of:=IF([.G36]=&quot;pos&quot;;[.L37];[.P35])" office:value-type="float" office:value="0">
            <text:p>0</text:p>
          </table:table-cell>
          <table:table-cell table:formula="of:=IF([.G36]=&quot;pos&quot;;[.L39];[.Q35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7]=&quot;defName&quot;;[.J37];[.O36])" office:value-type="string" office:string-value="bug_med">
            <text:p>bug_med</text:p>
          </table:table-cell>
          <table:table-cell table:formula="of:=IF([.G37]=&quot;pos&quot;;[.L38];[.P36])" office:value-type="float" office:value="0">
            <text:p>0</text:p>
          </table:table-cell>
          <table:table-cell table:formula="of:=IF([.G37]=&quot;pos&quot;;[.L40];[.Q36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8]=&quot;defName&quot;;[.J38];[.O37])" office:value-type="string" office:string-value="bug_med">
            <text:p>bug_med</text:p>
          </table:table-cell>
          <table:table-cell table:formula="of:=IF([.G38]=&quot;pos&quot;;[.L39];[.P37])" office:value-type="float" office:value="0">
            <text:p>0</text:p>
          </table:table-cell>
          <table:table-cell table:formula="of:=IF([.G38]=&quot;pos&quot;;[.L41];[.Q37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39]=&quot;defName&quot;;[.J39];[.O38])" office:value-type="string" office:string-value="bug_med">
            <text:p>bug_med</text:p>
          </table:table-cell>
          <table:table-cell table:formula="of:=IF([.G39]=&quot;pos&quot;;[.L40];[.P38])" office:value-type="float" office:value="0">
            <text:p>0</text:p>
          </table:table-cell>
          <table:table-cell table:formula="of:=IF([.G39]=&quot;pos&quot;;[.L42];[.Q38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0]=&quot;defName&quot;;[.J40];[.O39])" office:value-type="string" office:string-value="bug_med">
            <text:p>bug_med</text:p>
          </table:table-cell>
          <table:table-cell table:formula="of:=IF([.G40]=&quot;pos&quot;;[.L41];[.P39])" office:value-type="float" office:value="0">
            <text:p>0</text:p>
          </table:table-cell>
          <table:table-cell table:formula="of:=IF([.G40]=&quot;pos&quot;;[.L43];[.Q39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41]=&quot;defName&quot;;[.J41];[.O40])" office:value-type="string" office:string-value="bug_med">
            <text:p>bug_med</text:p>
          </table:table-cell>
          <table:table-cell table:formula="of:=IF([.G41]=&quot;pos&quot;;[.L42];[.P40])" office:value-type="float" office:value="0">
            <text:p>0</text:p>
          </table:table-cell>
          <table:table-cell table:formula="of:=IF([.G41]=&quot;pos&quot;;[.L44];[.Q40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2]=&quot;defName&quot;;[.J42];[.O41])" office:value-type="string" office:string-value="bug_med">
            <text:p>bug_med</text:p>
          </table:table-cell>
          <table:table-cell table:formula="of:=IF([.G42]=&quot;pos&quot;;[.L43];[.P41])" office:value-type="float" office:value="0">
            <text:p>0</text:p>
          </table:table-cell>
          <table:table-cell table:formula="of:=IF([.G42]=&quot;pos&quot;;[.L45];[.Q41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43]=&quot;defName&quot;;[.J43];[.O42])" office:value-type="string" office:string-value="bug_med">
            <text:p>bug_med</text:p>
          </table:table-cell>
          <table:table-cell table:formula="of:=IF([.G43]=&quot;pos&quot;;[.L44];[.P42])" office:value-type="float" office:value="0">
            <text:p>0</text:p>
          </table:table-cell>
          <table:table-cell table:formula="of:=IF([.G43]=&quot;pos&quot;;[.L46];[.Q42])" office:value-type="float" office:value="0">
            <text:p>0</text:p>
          </table:table-cell>
          <table:table-cell table:formula="of:=IF([.P43]=[.P42];&quot;&quot;;CONCATENATE(&quot;{ name = '&quot;;[.O43];&quot;', x = &quot;;[.P43];&quot;, z = &quot;;[.Q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44]=&quot;defName&quot;;[.J44];[.O43])" office:value-type="string" office:string-value="bug_med">
            <text:p>bug_med</text:p>
          </table:table-cell>
          <table:table-cell table:formula="of:=IF([.G44]=&quot;pos&quot;;[.L45];[.P43])" office:value-type="float" office:value="0">
            <text:p>0</text:p>
          </table:table-cell>
          <table:table-cell table:formula="of:=IF([.G44]=&quot;pos&quot;;[.L47];[.Q43])" office:value-type="float" office:value="0">
            <text:p>0</text:p>
          </table:table-cell>
          <table:table-cell table:formula="of:=IF([.P44]=[.P43];&quot;&quot;;CONCATENATE(&quot;{ name = '&quot;;[.O44];&quot;', x = &quot;;[.P44];&quot;, z = &quot;;[.Q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5]=&quot;defName&quot;;[.J45];[.O44])" office:value-type="string" office:string-value="bug_med">
            <text:p>bug_med</text:p>
          </table:table-cell>
          <table:table-cell table:formula="of:=IF([.G45]=&quot;pos&quot;;[.L46];[.P44])" office:value-type="float" office:value="0">
            <text:p>0</text:p>
          </table:table-cell>
          <table:table-cell table:formula="of:=IF([.G45]=&quot;pos&quot;;[.L48];[.Q44])" office:value-type="float" office:value="0">
            <text:p>0</text:p>
          </table:table-cell>
          <table:table-cell table:formula="of:=IF([.P45]=[.P44];&quot;&quot;;CONCATENATE(&quot;{ name = '&quot;;[.O45];&quot;', x = &quot;;[.P45];&quot;, z = &quot;;[.Q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46]=&quot;defName&quot;;[.J46];[.O45])" office:value-type="string" office:string-value="bug_med">
            <text:p>bug_med</text:p>
          </table:table-cell>
          <table:table-cell table:formula="of:=IF([.G46]=&quot;pos&quot;;[.L47];[.P45])" office:value-type="float" office:value="0">
            <text:p>0</text:p>
          </table:table-cell>
          <table:table-cell table:formula="of:=IF([.G46]=&quot;pos&quot;;[.L49];[.Q45])" office:value-type="float" office:value="0">
            <text:p>0</text:p>
          </table:table-cell>
          <table:table-cell table:formula="of:=IF([.P46]=[.P45];&quot;&quot;;CONCATENATE(&quot;{ name = '&quot;;[.O46];&quot;', x = &quot;;[.P46];&quot;, z = &quot;;[.Q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7]=&quot;defName&quot;;[.J47];[.O46])" office:value-type="string" office:string-value="bug_med">
            <text:p>bug_med</text:p>
          </table:table-cell>
          <table:table-cell table:formula="of:=IF([.G47]=&quot;pos&quot;;[.L48];[.P46])" office:value-type="float" office:value="0">
            <text:p>0</text:p>
          </table:table-cell>
          <table:table-cell table:formula="of:=IF([.G47]=&quot;pos&quot;;[.L50];[.Q46])" office:value-type="float" office:value="0">
            <text:p>0</text:p>
          </table:table-cell>
          <table:table-cell table:formula="of:=IF([.P47]=[.P46];&quot;&quot;;CONCATENATE(&quot;{ name = '&quot;;[.O47];&quot;', x = &quot;;[.P47];&quot;, z = &quot;;[.Q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48]=&quot;defName&quot;;[.J48];[.O47])" office:value-type="string" office:string-value="bug_med">
            <text:p>bug_med</text:p>
          </table:table-cell>
          <table:table-cell table:formula="of:=IF([.G48]=&quot;pos&quot;;[.L49];[.P47])" office:value-type="float" office:value="0">
            <text:p>0</text:p>
          </table:table-cell>
          <table:table-cell table:formula="of:=IF([.G48]=&quot;pos&quot;;[.L51];[.Q47])" office:value-type="float" office:value="0">
            <text:p>0</text:p>
          </table:table-cell>
          <table:table-cell table:formula="of:=IF([.P48]=[.P47];&quot;&quot;;CONCATENATE(&quot;{ name = '&quot;;[.O48];&quot;', x = &quot;;[.P48];&quot;, z = &quot;;[.Q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9]=&quot;defName&quot;;[.J49];[.O48])" office:value-type="string" office:string-value="bug_med">
            <text:p>bug_med</text:p>
          </table:table-cell>
          <table:table-cell table:formula="of:=IF([.G49]=&quot;pos&quot;;[.L50];[.P48])" office:value-type="float" office:value="0">
            <text:p>0</text:p>
          </table:table-cell>
          <table:table-cell table:formula="of:=IF([.G49]=&quot;pos&quot;;[.L52];[.Q48])" office:value-type="float" office:value="0">
            <text:p>0</text:p>
          </table:table-cell>
          <table:table-cell table:formula="of:=IF([.P49]=[.P48];&quot;&quot;;CONCATENATE(&quot;{ name = '&quot;;[.O49];&quot;', x = &quot;;[.P49];&quot;, z = &quot;;[.Q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0]=&quot;defName&quot;;[.J50];[.O49])" office:value-type="string" office:string-value="bug_med">
            <text:p>bug_med</text:p>
          </table:table-cell>
          <table:table-cell table:formula="of:=IF([.G50]=&quot;pos&quot;;[.L51];[.P49])" office:value-type="string" office:string-value="463.322021">
            <text:p>463.322021</text:p>
          </table:table-cell>
          <table:table-cell table:formula="of:=IF([.G50]=&quot;pos&quot;;[.L53];[.Q49])" office:value-type="string" office:string-value="1780.00317">
            <text:p>1780.00317</text:p>
          </table:table-cell>
          <table:table-cell table:formula="of:=IF([.P50]=[.P49];&quot;&quot;;CONCATENATE(&quot;{ name = '&quot;;[.O50];&quot;', x = &quot;;[.P50];&quot;, z = &quot;;[.Q50];&quot;, facing = 0, },&quot;))" office:value-type="string" office:string-value="{ name = 'bug_med', x = 463.322021, z = 1780.00317, facing = 0, },">
            <text:p>{ name = 'bug_med', x = 463.322021, z = 1780.00317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463.322021</text:p>
          </table:table-cell>
          <table:table-cell table:number-columns-repeated="2"/>
          <table:table-cell table:formula="of:=IF([.G51]=&quot;defName&quot;;[.J51];[.O50])" office:value-type="string" office:string-value="bug_med">
            <text:p>bug_med</text:p>
          </table:table-cell>
          <table:table-cell table:formula="of:=IF([.G51]=&quot;pos&quot;;[.L52];[.P50])" office:value-type="string" office:string-value="463.322021">
            <text:p>463.322021</text:p>
          </table:table-cell>
          <table:table-cell table:formula="of:=IF([.G51]=&quot;pos&quot;;[.L54];[.Q50])" office:value-type="string" office:string-value="1780.00317">
            <text:p>1780.00317</text:p>
          </table:table-cell>
          <table:table-cell table:formula="of:=IF([.P51]=[.P50];&quot;&quot;;CONCATENATE(&quot;{ name = '&quot;;[.O51];&quot;', x = &quot;;[.P51];&quot;, z = &quot;;[.Q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8.2935181</text:p>
          </table:table-cell>
          <table:table-cell table:number-columns-repeated="2"/>
          <table:table-cell table:formula="of:=IF([.G52]=&quot;defName&quot;;[.J52];[.O51])" office:value-type="string" office:string-value="bug_med">
            <text:p>bug_med</text:p>
          </table:table-cell>
          <table:table-cell table:formula="of:=IF([.G52]=&quot;pos&quot;;[.L53];[.P51])" office:value-type="string" office:string-value="463.322021">
            <text:p>463.322021</text:p>
          </table:table-cell>
          <table:table-cell table:formula="of:=IF([.G52]=&quot;pos&quot;;[.L55];[.Q51])" office:value-type="string" office:string-value="1780.00317">
            <text:p>1780.00317</text:p>
          </table:table-cell>
          <table:table-cell table:formula="of:=IF([.P52]=[.P51];&quot;&quot;;CONCATENATE(&quot;{ name = '&quot;;[.O52];&quot;', x = &quot;;[.P52];&quot;, z = &quot;;[.Q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780.00317</text:p>
          </table:table-cell>
          <table:table-cell table:number-columns-repeated="2"/>
          <table:table-cell table:formula="of:=IF([.G53]=&quot;defName&quot;;[.J53];[.O52])" office:value-type="string" office:string-value="bug_med">
            <text:p>bug_med</text:p>
          </table:table-cell>
          <table:table-cell table:formula="of:=IF([.G53]=&quot;pos&quot;;[.L54];[.P52])" office:value-type="string" office:string-value="463.322021">
            <text:p>463.322021</text:p>
          </table:table-cell>
          <table:table-cell table:formula="of:=IF([.G53]=&quot;pos&quot;;[.L56];[.Q52])" office:value-type="string" office:string-value="1780.00317">
            <text:p>1780.00317</text:p>
          </table:table-cell>
          <table:table-cell table:formula="of:=IF([.P53]=[.P52];&quot;&quot;;CONCATENATE(&quot;{ name = '&quot;;[.O53];&quot;', x = &quot;;[.P53];&quot;, z = &quot;;[.Q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4]=&quot;defName&quot;;[.J54];[.O53])" office:value-type="string" office:string-value="bug_med">
            <text:p>bug_med</text:p>
          </table:table-cell>
          <table:table-cell table:formula="of:=IF([.G54]=&quot;pos&quot;;[.L55];[.P53])" office:value-type="string" office:string-value="463.322021">
            <text:p>463.322021</text:p>
          </table:table-cell>
          <table:table-cell table:formula="of:=IF([.G54]=&quot;pos&quot;;[.L57];[.Q53])" office:value-type="string" office:string-value="1780.00317">
            <text:p>1780.00317</text:p>
          </table:table-cell>
          <table:table-cell table:formula="of:=IF([.P54]=[.P53];&quot;&quot;;CONCATENATE(&quot;{ name = '&quot;;[.O54];&quot;', x = &quot;;[.P54];&quot;, z = &quot;;[.Q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5]=&quot;defName&quot;;[.J55];[.O54])" office:value-type="string" office:string-value="bug_med">
            <text:p>bug_med</text:p>
          </table:table-cell>
          <table:table-cell table:formula="of:=IF([.G55]=&quot;pos&quot;;[.L56];[.P54])" office:value-type="string" office:string-value="463.322021">
            <text:p>463.322021</text:p>
          </table:table-cell>
          <table:table-cell table:formula="of:=IF([.G55]=&quot;pos&quot;;[.L58];[.Q54])" office:value-type="string" office:string-value="1780.00317">
            <text:p>1780.00317</text:p>
          </table:table-cell>
          <table:table-cell table:formula="of:=IF([.P55]=[.P54];&quot;&quot;;CONCATENATE(&quot;{ name = '&quot;;[.O55];&quot;', x = &quot;;[.P55];&quot;, z = &quot;;[.Q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56]=&quot;defName&quot;;[.J56];[.O55])" office:value-type="string" office:string-value="bug_med">
            <text:p>bug_med</text:p>
          </table:table-cell>
          <table:table-cell table:formula="of:=IF([.G56]=&quot;pos&quot;;[.L57];[.P55])" office:value-type="string" office:string-value="463.322021">
            <text:p>463.322021</text:p>
          </table:table-cell>
          <table:table-cell table:formula="of:=IF([.G56]=&quot;pos&quot;;[.L59];[.Q55])" office:value-type="string" office:string-value="1780.00317">
            <text:p>1780.00317</text:p>
          </table:table-cell>
          <table:table-cell table:formula="of:=IF([.P56]=[.P55];&quot;&quot;;CONCATENATE(&quot;{ name = '&quot;;[.O56];&quot;', x = &quot;;[.P56];&quot;, z = &quot;;[.Q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57]=&quot;defName&quot;;[.J57];[.O56])" office:value-type="string" office:string-value="bug_med">
            <text:p>bug_med</text:p>
          </table:table-cell>
          <table:table-cell table:formula="of:=IF([.G57]=&quot;pos&quot;;[.L58];[.P56])" office:value-type="string" office:string-value="463.322021">
            <text:p>463.322021</text:p>
          </table:table-cell>
          <table:table-cell table:formula="of:=IF([.G57]=&quot;pos&quot;;[.L60];[.Q56])" office:value-type="string" office:string-value="1780.00317">
            <text:p>1780.00317</text:p>
          </table:table-cell>
          <table:table-cell table:formula="of:=IF([.P57]=[.P56];&quot;&quot;;CONCATENATE(&quot;{ name = '&quot;;[.O57];&quot;', x = &quot;;[.P57];&quot;, z = &quot;;[.Q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8]=&quot;defName&quot;;[.J58];[.O57])" office:value-type="string" office:string-value="bug_med">
            <text:p>bug_med</text:p>
          </table:table-cell>
          <table:table-cell table:formula="of:=IF([.G58]=&quot;pos&quot;;[.L59];[.P57])" office:value-type="string" office:string-value="463.322021">
            <text:p>463.322021</text:p>
          </table:table-cell>
          <table:table-cell table:formula="of:=IF([.G58]=&quot;pos&quot;;[.L61];[.Q57])" office:value-type="string" office:string-value="1780.00317">
            <text:p>1780.00317</text:p>
          </table:table-cell>
          <table:table-cell table:formula="of:=IF([.P58]=[.P57];&quot;&quot;;CONCATENATE(&quot;{ name = '&quot;;[.O58];&quot;', x = &quot;;[.P58];&quot;, z = &quot;;[.Q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59]=&quot;defName&quot;;[.J59];[.O58])" office:value-type="string" office:string-value="bug_med">
            <text:p>bug_med</text:p>
          </table:table-cell>
          <table:table-cell table:formula="of:=IF([.G59]=&quot;pos&quot;;[.L60];[.P58])" office:value-type="string" office:string-value="463.322021">
            <text:p>463.322021</text:p>
          </table:table-cell>
          <table:table-cell table:formula="of:=IF([.G59]=&quot;pos&quot;;[.L62];[.Q58])" office:value-type="string" office:string-value="1780.00317">
            <text:p>1780.00317</text:p>
          </table:table-cell>
          <table:table-cell table:formula="of:=IF([.P59]=[.P58];&quot;&quot;;CONCATENATE(&quot;{ name = '&quot;;[.O59];&quot;', x = &quot;;[.P59];&quot;, z = &quot;;[.Q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0]=&quot;defName&quot;;[.J60];[.O59])" office:value-type="string" office:string-value="bug_med">
            <text:p>bug_med</text:p>
          </table:table-cell>
          <table:table-cell table:formula="of:=IF([.G60]=&quot;pos&quot;;[.L61];[.P59])" office:value-type="string" office:string-value="463.322021">
            <text:p>463.322021</text:p>
          </table:table-cell>
          <table:table-cell table:formula="of:=IF([.G60]=&quot;pos&quot;;[.L63];[.Q59])" office:value-type="string" office:string-value="1780.00317">
            <text:p>1780.00317</text:p>
          </table:table-cell>
          <table:table-cell table:formula="of:=IF([.P60]=[.P59];&quot;&quot;;CONCATENATE(&quot;{ name = '&quot;;[.O60];&quot;', x = &quot;;[.P60];&quot;, z = &quot;;[.Q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1]=&quot;defName&quot;;[.J61];[.O60])" office:value-type="string" office:string-value="bug_med">
            <text:p>bug_med</text:p>
          </table:table-cell>
          <table:table-cell table:formula="of:=IF([.G61]=&quot;pos&quot;;[.L62];[.P60])" office:value-type="string" office:string-value="463.322021">
            <text:p>463.322021</text:p>
          </table:table-cell>
          <table:table-cell table:formula="of:=IF([.G61]=&quot;pos&quot;;[.L64];[.Q60])" office:value-type="string" office:string-value="1780.00317">
            <text:p>1780.00317</text:p>
          </table:table-cell>
          <table:table-cell table:formula="of:=IF([.P61]=[.P60];&quot;&quot;;CONCATENATE(&quot;{ name = '&quot;;[.O61];&quot;', x = &quot;;[.P61];&quot;, z = &quot;;[.Q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1894453</text:p>
          </table:table-cell>
          <table:table-cell table:number-columns-repeated="2"/>
          <table:table-cell table:formula="of:=IF([.G62]=&quot;defName&quot;;[.J62];[.O61])" office:value-type="string" office:string-value="bug_med">
            <text:p>bug_med</text:p>
          </table:table-cell>
          <table:table-cell table:formula="of:=IF([.G62]=&quot;pos&quot;;[.L63];[.P61])" office:value-type="string" office:string-value="463.322021">
            <text:p>463.322021</text:p>
          </table:table-cell>
          <table:table-cell table:formula="of:=IF([.G62]=&quot;pos&quot;;[.L65];[.Q61])" office:value-type="string" office:string-value="1780.00317">
            <text:p>1780.00317</text:p>
          </table:table-cell>
          <table:table-cell table:formula="of:=IF([.P62]=[.P61];&quot;&quot;;CONCATENATE(&quot;{ name = '&quot;;[.O62];&quot;', x = &quot;;[.P62];&quot;, z = &quot;;[.Q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3]=&quot;defName&quot;;[.J63];[.O62])" office:value-type="string" office:string-value="bug_med">
            <text:p>bug_med</text:p>
          </table:table-cell>
          <table:table-cell table:formula="of:=IF([.G63]=&quot;pos&quot;;[.L64];[.P62])" office:value-type="string" office:string-value="463.322021">
            <text:p>463.322021</text:p>
          </table:table-cell>
          <table:table-cell table:formula="of:=IF([.G63]=&quot;pos&quot;;[.L66];[.Q62])" office:value-type="string" office:string-value="1780.00317">
            <text:p>1780.00317</text:p>
          </table:table-cell>
          <table:table-cell table:formula="of:=IF([.P63]=[.P62];&quot;&quot;;CONCATENATE(&quot;{ name = '&quot;;[.O63];&quot;', x = &quot;;[.P63];&quot;, z = &quot;;[.Q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4]=&quot;defName&quot;;[.J64];[.O63])" office:value-type="string" office:string-value="bug_med">
            <text:p>bug_med</text:p>
          </table:table-cell>
          <table:table-cell table:formula="of:=IF([.G64]=&quot;pos&quot;;[.L65];[.P63])" office:value-type="string" office:string-value="463.322021">
            <text:p>463.322021</text:p>
          </table:table-cell>
          <table:table-cell table:formula="of:=IF([.G64]=&quot;pos&quot;;[.L67];[.Q63])" office:value-type="string" office:string-value="1780.00317">
            <text:p>1780.00317</text:p>
          </table:table-cell>
          <table:table-cell table:formula="of:=IF([.P64]=[.P63];&quot;&quot;;CONCATENATE(&quot;{ name = '&quot;;[.O64];&quot;', x = &quot;;[.P64];&quot;, z = &quot;;[.Q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65]=&quot;defName&quot;;[.J65];[.O64])" office:value-type="string" office:string-value="bug_med">
            <text:p>bug_med</text:p>
          </table:table-cell>
          <table:table-cell table:formula="of:=IF([.G65]=&quot;pos&quot;;[.L66];[.P64])" office:value-type="string" office:string-value="463.322021">
            <text:p>463.322021</text:p>
          </table:table-cell>
          <table:table-cell table:formula="of:=IF([.G65]=&quot;pos&quot;;[.L68];[.Q64])" office:value-type="string" office:string-value="1780.00317">
            <text:p>1780.00317</text:p>
          </table:table-cell>
          <table:table-cell table:formula="of:=IF([.P65]=[.P64];&quot;&quot;;CONCATENATE(&quot;{ name = '&quot;;[.O65];&quot;', x = &quot;;[.P65];&quot;, z = &quot;;[.Q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6]=&quot;defName&quot;;[.J66];[.O65])" office:value-type="string" office:string-value="bug_med">
            <text:p>bug_med</text:p>
          </table:table-cell>
          <table:table-cell table:formula="of:=IF([.G66]=&quot;pos&quot;;[.L67];[.P65])" office:value-type="string" office:string-value="463.322021">
            <text:p>463.322021</text:p>
          </table:table-cell>
          <table:table-cell table:formula="of:=IF([.G66]=&quot;pos&quot;;[.L69];[.Q65])" office:value-type="string" office:string-value="1780.00317">
            <text:p>1780.00317</text:p>
          </table:table-cell>
          <table:table-cell table:formula="of:=IF([.P66]=[.P65];&quot;&quot;;CONCATENATE(&quot;{ name = '&quot;;[.O66];&quot;', x = &quot;;[.P66];&quot;, z = &quot;;[.Q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7]=&quot;defName&quot;;[.J67];[.O66])" office:value-type="string" office:string-value="bug_med">
            <text:p>bug_med</text:p>
          </table:table-cell>
          <table:table-cell table:formula="of:=IF([.G67]=&quot;pos&quot;;[.L68];[.P66])" office:value-type="string" office:string-value="463.322021">
            <text:p>463.322021</text:p>
          </table:table-cell>
          <table:table-cell table:formula="of:=IF([.G67]=&quot;pos&quot;;[.L70];[.Q66])" office:value-type="string" office:string-value="1780.00317">
            <text:p>1780.00317</text:p>
          </table:table-cell>
          <table:table-cell table:formula="of:=IF([.P67]=[.P66];&quot;&quot;;CONCATENATE(&quot;{ name = '&quot;;[.O67];&quot;', x = &quot;;[.P67];&quot;, z = &quot;;[.Q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8]=&quot;defName&quot;;[.J68];[.O67])" office:value-type="string" office:string-value="bug_med">
            <text:p>bug_med</text:p>
          </table:table-cell>
          <table:table-cell table:formula="of:=IF([.G68]=&quot;pos&quot;;[.L69];[.P67])" office:value-type="string" office:string-value="463.322021">
            <text:p>463.322021</text:p>
          </table:table-cell>
          <table:table-cell table:formula="of:=IF([.G68]=&quot;pos&quot;;[.L71];[.Q67])" office:value-type="string" office:string-value="1780.00317">
            <text:p>1780.00317</text:p>
          </table:table-cell>
          <table:table-cell table:formula="of:=IF([.P68]=[.P67];&quot;&quot;;CONCATENATE(&quot;{ name = '&quot;;[.O68];&quot;', x = &quot;;[.P68];&quot;, z = &quot;;[.Q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9]=&quot;defName&quot;;[.J69];[.O68])" office:value-type="string" office:string-value="bug_med">
            <text:p>bug_med</text:p>
          </table:table-cell>
          <table:table-cell table:formula="of:=IF([.G69]=&quot;pos&quot;;[.L70];[.P68])" office:value-type="string" office:string-value="463.322021">
            <text:p>463.322021</text:p>
          </table:table-cell>
          <table:table-cell table:formula="of:=IF([.G69]=&quot;pos&quot;;[.L72];[.Q68])" office:value-type="string" office:string-value="1780.00317">
            <text:p>1780.00317</text:p>
          </table:table-cell>
          <table:table-cell table:formula="of:=IF([.P69]=[.P68];&quot;&quot;;CONCATENATE(&quot;{ name = '&quot;;[.O69];&quot;', x = &quot;;[.P69];&quot;, z = &quot;;[.Q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0]=&quot;defName&quot;;[.J70];[.O69])" office:value-type="string" office:string-value="bug_med">
            <text:p>bug_med</text:p>
          </table:table-cell>
          <table:table-cell table:formula="of:=IF([.G70]=&quot;pos&quot;;[.L71];[.P69])" office:value-type="string" office:string-value="463.322021">
            <text:p>463.322021</text:p>
          </table:table-cell>
          <table:table-cell table:formula="of:=IF([.G70]=&quot;pos&quot;;[.L73];[.Q69])" office:value-type="string" office:string-value="1780.00317">
            <text:p>1780.00317</text:p>
          </table:table-cell>
          <table:table-cell table:formula="of:=IF([.P70]=[.P69];&quot;&quot;;CONCATENATE(&quot;{ name = '&quot;;[.O70];&quot;', x = &quot;;[.P70];&quot;, z = &quot;;[.Q70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71]=&quot;defName&quot;;[.J71];[.O70])" office:value-type="string" office:string-value="bug_med">
            <text:p>bug_med</text:p>
          </table:table-cell>
          <table:table-cell table:formula="of:=IF([.G71]=&quot;pos&quot;;[.L72];[.P70])" office:value-type="string" office:string-value="463.322021">
            <text:p>463.322021</text:p>
          </table:table-cell>
          <table:table-cell table:formula="of:=IF([.G71]=&quot;pos&quot;;[.L74];[.Q70])" office:value-type="string" office:string-value="1780.00317">
            <text:p>1780.00317</text:p>
          </table:table-cell>
          <table:table-cell table:formula="of:=IF([.P71]=[.P70];&quot;&quot;;CONCATENATE(&quot;{ name = '&quot;;[.O71];&quot;', x = &quot;;[.P71];&quot;, z = &quot;;[.Q71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932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72]=&quot;defName&quot;;[.J72];[.O71])" office:value-type="string" office:string-value="bug_med">
            <text:p>bug_med</text:p>
          </table:table-cell>
          <table:table-cell table:formula="of:=IF([.G72]=&quot;pos&quot;;[.L73];[.P71])" office:value-type="string" office:string-value="463.322021">
            <text:p>463.322021</text:p>
          </table:table-cell>
          <table:table-cell table:formula="of:=IF([.G72]=&quot;pos&quot;;[.L75];[.Q71])" office:value-type="string" office:string-value="1780.00317">
            <text:p>1780.00317</text:p>
          </table:table-cell>
          <table:table-cell table:formula="of:=IF([.P72]=[.P71];&quot;&quot;;CONCATENATE(&quot;{ name = '&quot;;[.O72];&quot;', x = &quot;;[.P72];&quot;, z = &quot;;[.Q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/>
          <table:table-cell table:number-columns-repeated="2"/>
          <table:table-cell table:formula="of:=IF([.G73]=&quot;defName&quot;;[.J73];[.O72])" office:value-type="string" office:string-value="bug_med">
            <text:p>bug_med</text:p>
          </table:table-cell>
          <table:table-cell table:formula="of:=IF([.G73]=&quot;pos&quot;;[.L74];[.P72])" office:value-type="string" office:string-value="463.322021">
            <text:p>463.322021</text:p>
          </table:table-cell>
          <table:table-cell table:formula="of:=IF([.G73]=&quot;pos&quot;;[.L76];[.Q72])" office:value-type="string" office:string-value="1780.00317">
            <text:p>1780.00317</text:p>
          </table:table-cell>
          <table:table-cell table:formula="of:=IF([.P73]=[.P72];&quot;&quot;;CONCATENATE(&quot;{ name = '&quot;;[.O73];&quot;', x = &quot;;[.P73];&quot;, z = &quot;;[.Q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74]=&quot;defName&quot;;[.J74];[.O73])" office:value-type="string" office:string-value="bug_med">
            <text:p>bug_med</text:p>
          </table:table-cell>
          <table:table-cell table:formula="of:=IF([.G74]=&quot;pos&quot;;[.L75];[.P73])" office:value-type="string" office:string-value="463.322021">
            <text:p>463.322021</text:p>
          </table:table-cell>
          <table:table-cell table:formula="of:=IF([.G74]=&quot;pos&quot;;[.L77];[.Q73])" office:value-type="string" office:string-value="1780.00317">
            <text:p>1780.00317</text:p>
          </table:table-cell>
          <table:table-cell table:formula="of:=IF([.P74]=[.P73];&quot;&quot;;CONCATENATE(&quot;{ name = '&quot;;[.O74];&quot;', x = &quot;;[.P74];&quot;, z = &quot;;[.Q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75]=&quot;defName&quot;;[.J75];[.O74])" office:value-type="string" office:string-value="bug_med">
            <text:p>bug_med</text:p>
          </table:table-cell>
          <table:table-cell table:formula="of:=IF([.G75]=&quot;pos&quot;;[.L76];[.P74])" office:value-type="string" office:string-value="463.322021">
            <text:p>463.322021</text:p>
          </table:table-cell>
          <table:table-cell table:formula="of:=IF([.G75]=&quot;pos&quot;;[.L78];[.Q74])" office:value-type="string" office:string-value="1780.00317">
            <text:p>1780.00317</text:p>
          </table:table-cell>
          <table:table-cell table:formula="of:=IF([.P75]=[.P74];&quot;&quot;;CONCATENATE(&quot;{ name = '&quot;;[.O75];&quot;', x = &quot;;[.P75];&quot;, z = &quot;;[.Q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big</text:p>
          </table:table-cell>
          <table:table-cell/>
          <table:table-cell/>
          <table:table-cell table:number-columns-repeated="2"/>
          <table:table-cell table:formula="of:=IF([.G76]=&quot;defName&quot;;[.J76];[.O75])" office:value-type="string" office:string-value="bug_big">
            <text:p>bug_big</text:p>
          </table:table-cell>
          <table:table-cell table:formula="of:=IF([.G76]=&quot;pos&quot;;[.L77];[.P75])" office:value-type="string" office:string-value="463.322021">
            <text:p>463.322021</text:p>
          </table:table-cell>
          <table:table-cell table:formula="of:=IF([.G76]=&quot;pos&quot;;[.L79];[.Q75])" office:value-type="string" office:string-value="1780.00317">
            <text:p>1780.00317</text:p>
          </table:table-cell>
          <table:table-cell table:formula="of:=IF([.P76]=[.P75];&quot;&quot;;CONCATENATE(&quot;{ name = '&quot;;[.O76];&quot;', x = &quot;;[.P76];&quot;, z = &quot;;[.Q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77]=&quot;defName&quot;;[.J77];[.O76])" office:value-type="string" office:string-value="bug_big">
            <text:p>bug_big</text:p>
          </table:table-cell>
          <table:table-cell table:formula="of:=IF([.G77]=&quot;pos&quot;;[.L78];[.P76])" office:value-type="string" office:string-value="463.322021">
            <text:p>463.322021</text:p>
          </table:table-cell>
          <table:table-cell table:formula="of:=IF([.G77]=&quot;pos&quot;;[.L80];[.Q76])" office:value-type="string" office:string-value="1780.00317">
            <text:p>1780.00317</text:p>
          </table:table-cell>
          <table:table-cell table:formula="of:=IF([.P77]=[.P76];&quot;&quot;;CONCATENATE(&quot;{ name = '&quot;;[.O77];&quot;', x = &quot;;[.P77];&quot;, z = &quot;;[.Q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78]=&quot;defName&quot;;[.J78];[.O77])" office:value-type="string" office:string-value="bug_big">
            <text:p>bug_big</text:p>
          </table:table-cell>
          <table:table-cell table:formula="of:=IF([.G78]=&quot;pos&quot;;[.L79];[.P77])" office:value-type="string" office:string-value="463.322021">
            <text:p>463.322021</text:p>
          </table:table-cell>
          <table:table-cell table:formula="of:=IF([.G78]=&quot;pos&quot;;[.L81];[.Q77])" office:value-type="string" office:string-value="1780.00317">
            <text:p>1780.00317</text:p>
          </table:table-cell>
          <table:table-cell table:formula="of:=IF([.P78]=[.P77];&quot;&quot;;CONCATENATE(&quot;{ name = '&quot;;[.O78];&quot;', x = &quot;;[.P78];&quot;, z = &quot;;[.Q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79]=&quot;defName&quot;;[.J79];[.O78])" office:value-type="string" office:string-value="bug_big">
            <text:p>bug_big</text:p>
          </table:table-cell>
          <table:table-cell table:formula="of:=IF([.G79]=&quot;pos&quot;;[.L80];[.P78])" office:value-type="string" office:string-value="463.322021">
            <text:p>463.322021</text:p>
          </table:table-cell>
          <table:table-cell table:formula="of:=IF([.G79]=&quot;pos&quot;;[.L82];[.Q78])" office:value-type="string" office:string-value="1780.00317">
            <text:p>1780.00317</text:p>
          </table:table-cell>
          <table:table-cell table:formula="of:=IF([.P79]=[.P78];&quot;&quot;;CONCATENATE(&quot;{ name = '&quot;;[.O79];&quot;', x = &quot;;[.P79];&quot;, z = &quot;;[.Q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80]=&quot;defName&quot;;[.J80];[.O79])" office:value-type="string" office:string-value="bug_big">
            <text:p>bug_big</text:p>
          </table:table-cell>
          <table:table-cell table:formula="of:=IF([.G80]=&quot;pos&quot;;[.L81];[.P79])" office:value-type="string" office:string-value="463.322021">
            <text:p>463.322021</text:p>
          </table:table-cell>
          <table:table-cell table:formula="of:=IF([.G80]=&quot;pos&quot;;[.L83];[.Q79])" office:value-type="string" office:string-value="1780.00317">
            <text:p>1780.00317</text:p>
          </table:table-cell>
          <table:table-cell table:formula="of:=IF([.P80]=[.P79];&quot;&quot;;CONCATENATE(&quot;{ name = '&quot;;[.O80];&quot;', x = &quot;;[.P80];&quot;, z = &quot;;[.Q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81]=&quot;defName&quot;;[.J81];[.O80])" office:value-type="string" office:string-value="bug_big">
            <text:p>bug_big</text:p>
          </table:table-cell>
          <table:table-cell table:formula="of:=IF([.G81]=&quot;pos&quot;;[.L82];[.P80])" office:value-type="string" office:string-value="463.322021">
            <text:p>463.322021</text:p>
          </table:table-cell>
          <table:table-cell table:formula="of:=IF([.G81]=&quot;pos&quot;;[.L84];[.Q80])" office:value-type="string" office:string-value="1780.00317">
            <text:p>1780.00317</text:p>
          </table:table-cell>
          <table:table-cell table:formula="of:=IF([.P81]=[.P80];&quot;&quot;;CONCATENATE(&quot;{ name = '&quot;;[.O81];&quot;', x = &quot;;[.P81];&quot;, z = &quot;;[.Q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82]=&quot;defName&quot;;[.J82];[.O81])" office:value-type="string" office:string-value="bug_big">
            <text:p>bug_big</text:p>
          </table:table-cell>
          <table:table-cell table:formula="of:=IF([.G82]=&quot;pos&quot;;[.L83];[.P81])" office:value-type="string" office:string-value="463.322021">
            <text:p>463.322021</text:p>
          </table:table-cell>
          <table:table-cell table:formula="of:=IF([.G82]=&quot;pos&quot;;[.L85];[.Q81])" office:value-type="string" office:string-value="1780.00317">
            <text:p>1780.00317</text:p>
          </table:table-cell>
          <table:table-cell table:formula="of:=IF([.P82]=[.P81];&quot;&quot;;CONCATENATE(&quot;{ name = '&quot;;[.O82];&quot;', x = &quot;;[.P82];&quot;, z = &quot;;[.Q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83]=&quot;defName&quot;;[.J83];[.O82])" office:value-type="string" office:string-value="bug_big">
            <text:p>bug_big</text:p>
          </table:table-cell>
          <table:table-cell table:formula="of:=IF([.G83]=&quot;pos&quot;;[.L84];[.P82])" office:value-type="string" office:string-value="463.322021">
            <text:p>463.322021</text:p>
          </table:table-cell>
          <table:table-cell table:formula="of:=IF([.G83]=&quot;pos&quot;;[.L86];[.Q82])" office:value-type="string" office:string-value="1780.00317">
            <text:p>1780.00317</text:p>
          </table:table-cell>
          <table:table-cell table:formula="of:=IF([.P83]=[.P82];&quot;&quot;;CONCATENATE(&quot;{ name = '&quot;;[.O83];&quot;', x = &quot;;[.P83];&quot;, z = &quot;;[.Q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Goliath - Robust Melee Unit</text:p>
          </table:table-cell>
          <table:table-cell/>
          <table:table-cell/>
          <table:table-cell table:number-columns-repeated="2"/>
          <table:table-cell table:formula="of:=IF([.G84]=&quot;defName&quot;;[.J84];[.O83])" office:value-type="string" office:string-value="bug_big">
            <text:p>bug_big</text:p>
          </table:table-cell>
          <table:table-cell table:formula="of:=IF([.G84]=&quot;pos&quot;;[.L85];[.P83])" office:value-type="string" office:string-value="463.322021">
            <text:p>463.322021</text:p>
          </table:table-cell>
          <table:table-cell table:formula="of:=IF([.G84]=&quot;pos&quot;;[.L87];[.Q83])" office:value-type="string" office:string-value="1780.00317">
            <text:p>1780.00317</text:p>
          </table:table-cell>
          <table:table-cell table:formula="of:=IF([.P84]=[.P83];&quot;&quot;;CONCATENATE(&quot;{ name = '&quot;;[.O84];&quot;', x = &quot;;[.P84];&quot;, z = &quot;;[.Q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85]=&quot;defName&quot;;[.J85];[.O84])" office:value-type="string" office:string-value="bug_big">
            <text:p>bug_big</text:p>
          </table:table-cell>
          <table:table-cell table:formula="of:=IF([.G85]=&quot;pos&quot;;[.L86];[.P84])" office:value-type="string" office:string-value="463.322021">
            <text:p>463.322021</text:p>
          </table:table-cell>
          <table:table-cell table:formula="of:=IF([.G85]=&quot;pos&quot;;[.L88];[.Q84])" office:value-type="string" office:string-value="1780.00317">
            <text:p>1780.00317</text:p>
          </table:table-cell>
          <table:table-cell table:formula="of:=IF([.P85]=[.P84];&quot;&quot;;CONCATENATE(&quot;{ name = '&quot;;[.O85];&quot;', x = &quot;;[.P85];&quot;, z = &quot;;[.Q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6]=&quot;defName&quot;;[.J86];[.O85])" office:value-type="string" office:string-value="bug_big">
            <text:p>bug_big</text:p>
          </table:table-cell>
          <table:table-cell table:formula="of:=IF([.G86]=&quot;pos&quot;;[.L87];[.P85])" office:value-type="string" office:string-value="463.322021">
            <text:p>463.322021</text:p>
          </table:table-cell>
          <table:table-cell table:formula="of:=IF([.G86]=&quot;pos&quot;;[.L89];[.Q85])" office:value-type="string" office:string-value="1780.00317">
            <text:p>1780.00317</text:p>
          </table:table-cell>
          <table:table-cell table:formula="of:=IF([.P86]=[.P85];&quot;&quot;;CONCATENATE(&quot;{ name = '&quot;;[.O86];&quot;', x = &quot;;[.P86];&quot;, z = &quot;;[.Q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7]=&quot;defName&quot;;[.J87];[.O86])" office:value-type="string" office:string-value="bug_big">
            <text:p>bug_big</text:p>
          </table:table-cell>
          <table:table-cell table:formula="of:=IF([.G87]=&quot;pos&quot;;[.L88];[.P86])" office:value-type="string" office:string-value="463.322021">
            <text:p>463.322021</text:p>
          </table:table-cell>
          <table:table-cell table:formula="of:=IF([.G87]=&quot;pos&quot;;[.L90];[.Q86])" office:value-type="string" office:string-value="1780.00317">
            <text:p>1780.00317</text:p>
          </table:table-cell>
          <table:table-cell table:formula="of:=IF([.P87]=[.P86];&quot;&quot;;CONCATENATE(&quot;{ name = '&quot;;[.O87];&quot;', x = &quot;;[.P87];&quot;, z = &quot;;[.Q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8]=&quot;defName&quot;;[.J88];[.O87])" office:value-type="string" office:string-value="bug_big">
            <text:p>bug_big</text:p>
          </table:table-cell>
          <table:table-cell table:formula="of:=IF([.G88]=&quot;pos&quot;;[.L89];[.P87])" office:value-type="string" office:string-value="463.322021">
            <text:p>463.322021</text:p>
          </table:table-cell>
          <table:table-cell table:formula="of:=IF([.G88]=&quot;pos&quot;;[.L91];[.Q87])" office:value-type="string" office:string-value="1780.00317">
            <text:p>1780.00317</text:p>
          </table:table-cell>
          <table:table-cell table:formula="of:=IF([.P88]=[.P87];&quot;&quot;;CONCATENATE(&quot;{ name = '&quot;;[.O88];&quot;', x = &quot;;[.P88];&quot;, z = &quot;;[.Q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9]=&quot;defName&quot;;[.J89];[.O88])" office:value-type="string" office:string-value="bug_big">
            <text:p>bug_big</text:p>
          </table:table-cell>
          <table:table-cell table:formula="of:=IF([.G89]=&quot;pos&quot;;[.L90];[.P88])" office:value-type="string" office:string-value="463.322021">
            <text:p>463.322021</text:p>
          </table:table-cell>
          <table:table-cell table:formula="of:=IF([.G89]=&quot;pos&quot;;[.L92];[.Q88])" office:value-type="string" office:string-value="1780.00317">
            <text:p>1780.00317</text:p>
          </table:table-cell>
          <table:table-cell table:formula="of:=IF([.P89]=[.P88];&quot;&quot;;CONCATENATE(&quot;{ name = '&quot;;[.O89];&quot;', x = &quot;;[.P89];&quot;, z = &quot;;[.Q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0]=&quot;defName&quot;;[.J90];[.O89])" office:value-type="string" office:string-value="bug_big">
            <text:p>bug_big</text:p>
          </table:table-cell>
          <table:table-cell table:formula="of:=IF([.G90]=&quot;pos&quot;;[.L91];[.P89])" office:value-type="string" office:string-value="463.322021">
            <text:p>463.322021</text:p>
          </table:table-cell>
          <table:table-cell table:formula="of:=IF([.G90]=&quot;pos&quot;;[.L93];[.Q89])" office:value-type="string" office:string-value="1780.00317">
            <text:p>1780.00317</text:p>
          </table:table-cell>
          <table:table-cell table:formula="of:=IF([.P90]=[.P89];&quot;&quot;;CONCATENATE(&quot;{ name = '&quot;;[.O90];&quot;', x = &quot;;[.P90];&quot;, z = &quot;;[.Q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1]=&quot;defName&quot;;[.J91];[.O90])" office:value-type="string" office:string-value="bug_big">
            <text:p>bug_big</text:p>
          </table:table-cell>
          <table:table-cell table:formula="of:=IF([.G91]=&quot;pos&quot;;[.L92];[.P90])" office:value-type="string" office:string-value="463.322021">
            <text:p>463.322021</text:p>
          </table:table-cell>
          <table:table-cell table:formula="of:=IF([.G91]=&quot;pos&quot;;[.L94];[.Q90])" office:value-type="string" office:string-value="1780.00317">
            <text:p>1780.00317</text:p>
          </table:table-cell>
          <table:table-cell table:formula="of:=IF([.P91]=[.P90];&quot;&quot;;CONCATENATE(&quot;{ name = '&quot;;[.O91];&quot;', x = &quot;;[.P91];&quot;, z = &quot;;[.Q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2]=&quot;defName&quot;;[.J92];[.O91])" office:value-type="string" office:string-value="bug_big">
            <text:p>bug_big</text:p>
          </table:table-cell>
          <table:table-cell table:formula="of:=IF([.G92]=&quot;pos&quot;;[.L93];[.P91])" office:value-type="string" office:string-value="463.322021">
            <text:p>463.322021</text:p>
          </table:table-cell>
          <table:table-cell table:formula="of:=IF([.G92]=&quot;pos&quot;;[.L95];[.Q91])" office:value-type="string" office:string-value="1780.00317">
            <text:p>1780.00317</text:p>
          </table:table-cell>
          <table:table-cell table:formula="of:=IF([.P92]=[.P91];&quot;&quot;;CONCATENATE(&quot;{ name = '&quot;;[.O92];&quot;', x = &quot;;[.P92];&quot;, z = &quot;;[.Q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3]=&quot;defName&quot;;[.J93];[.O92])" office:value-type="string" office:string-value="bug_big">
            <text:p>bug_big</text:p>
          </table:table-cell>
          <table:table-cell table:formula="of:=IF([.G93]=&quot;pos&quot;;[.L94];[.P92])" office:value-type="string" office:string-value="463.322021">
            <text:p>463.322021</text:p>
          </table:table-cell>
          <table:table-cell table:formula="of:=IF([.G93]=&quot;pos&quot;;[.L96];[.Q92])" office:value-type="string" office:string-value="1780.00317">
            <text:p>1780.00317</text:p>
          </table:table-cell>
          <table:table-cell table:formula="of:=IF([.P93]=[.P92];&quot;&quot;;CONCATENATE(&quot;{ name = '&quot;;[.O93];&quot;', x = &quot;;[.P93];&quot;, z = &quot;;[.Q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4]=&quot;defName&quot;;[.J94];[.O93])" office:value-type="string" office:string-value="bug_big">
            <text:p>bug_big</text:p>
          </table:table-cell>
          <table:table-cell table:formula="of:=IF([.G94]=&quot;pos&quot;;[.L95];[.P93])" office:value-type="string" office:string-value="463.322021">
            <text:p>463.322021</text:p>
          </table:table-cell>
          <table:table-cell table:formula="of:=IF([.G94]=&quot;pos&quot;;[.L97];[.Q93])" office:value-type="string" office:string-value="1780.00317">
            <text:p>1780.00317</text:p>
          </table:table-cell>
          <table:table-cell table:formula="of:=IF([.P94]=[.P93];&quot;&quot;;CONCATENATE(&quot;{ name = '&quot;;[.O94];&quot;', x = &quot;;[.P94];&quot;, z = &quot;;[.Q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5]=&quot;defName&quot;;[.J95];[.O94])" office:value-type="string" office:string-value="bug_big">
            <text:p>bug_big</text:p>
          </table:table-cell>
          <table:table-cell table:formula="of:=IF([.G95]=&quot;pos&quot;;[.L96];[.P94])" office:value-type="string" office:string-value="463.322021">
            <text:p>463.322021</text:p>
          </table:table-cell>
          <table:table-cell table:formula="of:=IF([.G95]=&quot;pos&quot;;[.L98];[.Q94])" office:value-type="string" office:string-value="1780.00317">
            <text:p>1780.00317</text:p>
          </table:table-cell>
          <table:table-cell table:formula="of:=IF([.P95]=[.P94];&quot;&quot;;CONCATENATE(&quot;{ name = '&quot;;[.O95];&quot;', x = &quot;;[.P95];&quot;, z = &quot;;[.Q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96]=&quot;defName&quot;;[.J96];[.O95])" office:value-type="string" office:string-value="bug_big">
            <text:p>bug_big</text:p>
          </table:table-cell>
          <table:table-cell table:formula="of:=IF([.G96]=&quot;pos&quot;;[.L97];[.P95])" office:value-type="string" office:string-value="463.322021">
            <text:p>463.322021</text:p>
          </table:table-cell>
          <table:table-cell table:formula="of:=IF([.G96]=&quot;pos&quot;;[.L99];[.Q95])" office:value-type="string" office:string-value="1780.00317">
            <text:p>1780.00317</text:p>
          </table:table-cell>
          <table:table-cell table:formula="of:=IF([.P96]=[.P95];&quot;&quot;;CONCATENATE(&quot;{ name = '&quot;;[.O96];&quot;', x = &quot;;[.P96];&quot;, z = &quot;;[.Q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97]=&quot;defName&quot;;[.J97];[.O96])" office:value-type="string" office:string-value="bug_big">
            <text:p>bug_big</text:p>
          </table:table-cell>
          <table:table-cell table:formula="of:=IF([.G97]=&quot;pos&quot;;[.L98];[.P96])" office:value-type="string" office:string-value="463.322021">
            <text:p>463.322021</text:p>
          </table:table-cell>
          <table:table-cell table:formula="of:=IF([.G97]=&quot;pos&quot;;[.L100];[.Q96])" office:value-type="string" office:string-value="1780.00317">
            <text:p>1780.00317</text:p>
          </table:table-cell>
          <table:table-cell table:formula="of:=IF([.P97]=[.P96];&quot;&quot;;CONCATENATE(&quot;{ name = '&quot;;[.O97];&quot;', x = &quot;;[.P97];&quot;, z = &quot;;[.Q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8]=&quot;defName&quot;;[.J98];[.O97])" office:value-type="string" office:string-value="bug_big">
            <text:p>bug_big</text:p>
          </table:table-cell>
          <table:table-cell table:formula="of:=IF([.G98]=&quot;pos&quot;;[.L99];[.P97])" office:value-type="string" office:string-value="463.322021">
            <text:p>463.322021</text:p>
          </table:table-cell>
          <table:table-cell table:formula="of:=IF([.G98]=&quot;pos&quot;;[.L101];[.Q97])" office:value-type="string" office:string-value="1780.00317">
            <text:p>1780.00317</text:p>
          </table:table-cell>
          <table:table-cell table:formula="of:=IF([.P98]=[.P97];&quot;&quot;;CONCATENATE(&quot;{ name = '&quot;;[.O98];&quot;', x = &quot;;[.P98];&quot;, z = &quot;;[.Q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9]=&quot;defName&quot;;[.J99];[.O98])" office:value-type="string" office:string-value="bug_big">
            <text:p>bug_big</text:p>
          </table:table-cell>
          <table:table-cell table:formula="of:=IF([.G99]=&quot;pos&quot;;[.L100];[.P98])" office:value-type="string" office:string-value="463.322021">
            <text:p>463.322021</text:p>
          </table:table-cell>
          <table:table-cell table:formula="of:=IF([.G99]=&quot;pos&quot;;[.L102];[.Q98])" office:value-type="string" office:string-value="1780.00317">
            <text:p>1780.00317</text:p>
          </table:table-cell>
          <table:table-cell table:formula="of:=IF([.P99]=[.P98];&quot;&quot;;CONCATENATE(&quot;{ name = '&quot;;[.O99];&quot;', x = &quot;;[.P99];&quot;, z = &quot;;[.Q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0]=&quot;defName&quot;;[.J100];[.O99])" office:value-type="string" office:string-value="bug_big">
            <text:p>bug_big</text:p>
          </table:table-cell>
          <table:table-cell table:formula="of:=IF([.G100]=&quot;pos&quot;;[.L101];[.P99])" office:value-type="string" office:string-value="463.322021">
            <text:p>463.322021</text:p>
          </table:table-cell>
          <table:table-cell table:formula="of:=IF([.G100]=&quot;pos&quot;;[.L103];[.Q99])" office:value-type="string" office:string-value="1780.00317">
            <text:p>1780.00317</text:p>
          </table:table-cell>
          <table:table-cell table:formula="of:=IF([.P100]=[.P99];&quot;&quot;;CONCATENATE(&quot;{ name = '&quot;;[.O100];&quot;', x = &quot;;[.P100];&quot;, z = &quot;;[.Q1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101]=&quot;defName&quot;;[.J101];[.O100])" office:value-type="string" office:string-value="bug_big">
            <text:p>bug_big</text:p>
          </table:table-cell>
          <table:table-cell table:formula="of:=IF([.G101]=&quot;pos&quot;;[.L102];[.P100])" office:value-type="string" office:string-value="463.322021">
            <text:p>463.322021</text:p>
          </table:table-cell>
          <table:table-cell table:formula="of:=IF([.G101]=&quot;pos&quot;;[.L104];[.Q100])" office:value-type="string" office:string-value="1780.00317">
            <text:p>1780.00317</text:p>
          </table:table-cell>
          <table:table-cell table:formula="of:=IF([.P101]=[.P100];&quot;&quot;;CONCATENATE(&quot;{ name = '&quot;;[.O101];&quot;', x = &quot;;[.P101];&quot;, z = &quot;;[.Q1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102]=&quot;defName&quot;;[.J102];[.O101])" office:value-type="string" office:string-value="bug_big">
            <text:p>bug_big</text:p>
          </table:table-cell>
          <table:table-cell table:formula="of:=IF([.G102]=&quot;pos&quot;;[.L103];[.P101])" office:value-type="string" office:string-value="463.322021">
            <text:p>463.322021</text:p>
          </table:table-cell>
          <table:table-cell table:formula="of:=IF([.G102]=&quot;pos&quot;;[.L105];[.Q101])" office:value-type="string" office:string-value="1780.00317">
            <text:p>1780.00317</text:p>
          </table:table-cell>
          <table:table-cell table:formula="of:=IF([.P102]=[.P101];&quot;&quot;;CONCATENATE(&quot;{ name = '&quot;;[.O102];&quot;', x = &quot;;[.P102];&quot;, z = &quot;;[.Q1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103]=&quot;defName&quot;;[.J103];[.O102])" office:value-type="string" office:string-value="bug_big">
            <text:p>bug_big</text:p>
          </table:table-cell>
          <table:table-cell table:formula="of:=IF([.G103]=&quot;pos&quot;;[.L104];[.P102])" office:value-type="string" office:string-value="463.322021">
            <text:p>463.322021</text:p>
          </table:table-cell>
          <table:table-cell table:formula="of:=IF([.G103]=&quot;pos&quot;;[.L106];[.Q102])" office:value-type="string" office:string-value="1780.00317">
            <text:p>1780.00317</text:p>
          </table:table-cell>
          <table:table-cell table:formula="of:=IF([.P103]=[.P102];&quot;&quot;;CONCATENATE(&quot;{ name = '&quot;;[.O103];&quot;', x = &quot;;[.P103];&quot;, z = &quot;;[.Q1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04]=&quot;defName&quot;;[.J104];[.O103])" office:value-type="string" office:string-value="bug_big">
            <text:p>bug_big</text:p>
          </table:table-cell>
          <table:table-cell table:formula="of:=IF([.G104]=&quot;pos&quot;;[.L105];[.P103])" office:value-type="string" office:string-value="463.322021">
            <text:p>463.322021</text:p>
          </table:table-cell>
          <table:table-cell table:formula="of:=IF([.G104]=&quot;pos&quot;;[.L107];[.Q103])" office:value-type="string" office:string-value="1780.00317">
            <text:p>1780.00317</text:p>
          </table:table-cell>
          <table:table-cell table:formula="of:=IF([.P104]=[.P103];&quot;&quot;;CONCATENATE(&quot;{ name = '&quot;;[.O104];&quot;', x = &quot;;[.P104];&quot;, z = &quot;;[.Q1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05]=&quot;defName&quot;;[.J105];[.O104])" office:value-type="string" office:string-value="bug_big">
            <text:p>bug_big</text:p>
          </table:table-cell>
          <table:table-cell table:formula="of:=IF([.G105]=&quot;pos&quot;;[.L106];[.P104])" office:value-type="string" office:string-value="463.322021">
            <text:p>463.322021</text:p>
          </table:table-cell>
          <table:table-cell table:formula="of:=IF([.G105]=&quot;pos&quot;;[.L108];[.Q104])" office:value-type="string" office:string-value="1780.00317">
            <text:p>1780.00317</text:p>
          </table:table-cell>
          <table:table-cell table:formula="of:=IF([.P105]=[.P104];&quot;&quot;;CONCATENATE(&quot;{ name = '&quot;;[.O105];&quot;', x = &quot;;[.P105];&quot;, z = &quot;;[.Q1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6]=&quot;defName&quot;;[.J106];[.O105])" office:value-type="string" office:string-value="bug_big">
            <text:p>bug_big</text:p>
          </table:table-cell>
          <table:table-cell table:formula="of:=IF([.G106]=&quot;pos&quot;;[.L107];[.P105])" office:value-type="string" office:string-value="463.322021">
            <text:p>463.322021</text:p>
          </table:table-cell>
          <table:table-cell table:formula="of:=IF([.G106]=&quot;pos&quot;;[.L109];[.Q105])" office:value-type="string" office:string-value="1780.00317">
            <text:p>1780.00317</text:p>
          </table:table-cell>
          <table:table-cell table:formula="of:=IF([.P106]=[.P105];&quot;&quot;;CONCATENATE(&quot;{ name = '&quot;;[.O106];&quot;', x = &quot;;[.P106];&quot;, z = &quot;;[.Q1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7]=&quot;defName&quot;;[.J107];[.O106])" office:value-type="string" office:string-value="bug_big">
            <text:p>bug_big</text:p>
          </table:table-cell>
          <table:table-cell table:formula="of:=IF([.G107]=&quot;pos&quot;;[.L108];[.P106])" office:value-type="string" office:string-value="463.322021">
            <text:p>463.322021</text:p>
          </table:table-cell>
          <table:table-cell table:formula="of:=IF([.G107]=&quot;pos&quot;;[.L110];[.Q106])" office:value-type="string" office:string-value="1780.00317">
            <text:p>1780.00317</text:p>
          </table:table-cell>
          <table:table-cell table:formula="of:=IF([.P107]=[.P106];&quot;&quot;;CONCATENATE(&quot;{ name = '&quot;;[.O107];&quot;', x = &quot;;[.P107];&quot;, z = &quot;;[.Q1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08]=&quot;defName&quot;;[.J108];[.O107])" office:value-type="string" office:string-value="bug_big">
            <text:p>bug_big</text:p>
          </table:table-cell>
          <table:table-cell table:formula="of:=IF([.G108]=&quot;pos&quot;;[.L109];[.P107])" office:value-type="string" office:string-value="463.322021">
            <text:p>463.322021</text:p>
          </table:table-cell>
          <table:table-cell table:formula="of:=IF([.G108]=&quot;pos&quot;;[.L111];[.Q107])" office:value-type="string" office:string-value="1780.00317">
            <text:p>1780.00317</text:p>
          </table:table-cell>
          <table:table-cell table:formula="of:=IF([.P108]=[.P107];&quot;&quot;;CONCATENATE(&quot;{ name = '&quot;;[.O108];&quot;', x = &quot;;[.P108];&quot;, z = &quot;;[.Q1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9]=&quot;defName&quot;;[.J109];[.O108])" office:value-type="string" office:string-value="bug_big">
            <text:p>bug_big</text:p>
          </table:table-cell>
          <table:table-cell table:formula="of:=IF([.G109]=&quot;pos&quot;;[.L110];[.P108])" office:value-type="string" office:string-value="463.322021">
            <text:p>463.322021</text:p>
          </table:table-cell>
          <table:table-cell table:formula="of:=IF([.G109]=&quot;pos&quot;;[.L112];[.Q108])" office:value-type="string" office:string-value="1780.00317">
            <text:p>1780.00317</text:p>
          </table:table-cell>
          <table:table-cell table:formula="of:=IF([.P109]=[.P108];&quot;&quot;;CONCATENATE(&quot;{ name = '&quot;;[.O109];&quot;', x = &quot;;[.P109];&quot;, z = &quot;;[.Q1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4.9999962</text:p>
          </table:table-cell>
          <table:table-cell table:formula="of:=IF([.G110]=&quot;defName&quot;;[.J110];[.O109])" office:value-type="string" office:string-value="bug_big">
            <text:p>bug_big</text:p>
          </table:table-cell>
          <table:table-cell table:formula="of:=IF([.G110]=&quot;pos&quot;;[.L111];[.P109])" office:value-type="string" office:string-value="463.322021">
            <text:p>463.322021</text:p>
          </table:table-cell>
          <table:table-cell table:formula="of:=IF([.G110]=&quot;pos&quot;;[.L113];[.Q109])" office:value-type="string" office:string-value="1780.00317">
            <text:p>1780.00317</text:p>
          </table:table-cell>
          <table:table-cell table:formula="of:=IF([.P110]=[.P109];&quot;&quot;;CONCATENATE(&quot;{ name = '&quot;;[.O110];&quot;', x = &quot;;[.P110];&quot;, z = &quot;;[.Q1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1]=&quot;defName&quot;;[.J111];[.O110])" office:value-type="string" office:string-value="bug_big">
            <text:p>bug_big</text:p>
          </table:table-cell>
          <table:table-cell table:formula="of:=IF([.G111]=&quot;pos&quot;;[.L112];[.P110])" office:value-type="string" office:string-value="463.322021">
            <text:p>463.322021</text:p>
          </table:table-cell>
          <table:table-cell table:formula="of:=IF([.G111]=&quot;pos&quot;;[.L114];[.Q110])" office:value-type="string" office:string-value="1780.00317">
            <text:p>1780.00317</text:p>
          </table:table-cell>
          <table:table-cell table:formula="of:=IF([.P111]=[.P110];&quot;&quot;;CONCATENATE(&quot;{ name = '&quot;;[.O111];&quot;', x = &quot;;[.P111];&quot;, z = &quot;;[.Q1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12]=&quot;defName&quot;;[.J112];[.O111])" office:value-type="string" office:string-value="bug_big">
            <text:p>bug_big</text:p>
          </table:table-cell>
          <table:table-cell table:formula="of:=IF([.G112]=&quot;pos&quot;;[.L113];[.P111])" office:value-type="string" office:string-value="463.322021">
            <text:p>463.322021</text:p>
          </table:table-cell>
          <table:table-cell table:formula="of:=IF([.G112]=&quot;pos&quot;;[.L115];[.Q111])" office:value-type="string" office:string-value="1780.00317">
            <text:p>1780.00317</text:p>
          </table:table-cell>
          <table:table-cell table:formula="of:=IF([.P112]=[.P111];&quot;&quot;;CONCATENATE(&quot;{ name = '&quot;;[.O112];&quot;', x = &quot;;[.P112];&quot;, z = &quot;;[.Q1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13]=&quot;defName&quot;;[.J113];[.O112])" office:value-type="string" office:string-value="bug_big">
            <text:p>bug_big</text:p>
          </table:table-cell>
          <table:table-cell table:formula="of:=IF([.G113]=&quot;pos&quot;;[.L114];[.P112])" office:value-type="string" office:string-value="463.322021">
            <text:p>463.322021</text:p>
          </table:table-cell>
          <table:table-cell table:formula="of:=IF([.G113]=&quot;pos&quot;;[.L116];[.Q112])" office:value-type="string" office:string-value="1780.00317">
            <text:p>1780.00317</text:p>
          </table:table-cell>
          <table:table-cell table:formula="of:=IF([.P113]=[.P112];&quot;&quot;;CONCATENATE(&quot;{ name = '&quot;;[.O113];&quot;', x = &quot;;[.P113];&quot;, z = &quot;;[.Q1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4]=&quot;defName&quot;;[.J114];[.O113])" office:value-type="string" office:string-value="bug_big">
            <text:p>bug_big</text:p>
          </table:table-cell>
          <table:table-cell table:formula="of:=IF([.G114]=&quot;pos&quot;;[.L115];[.P113])" office:value-type="string" office:string-value="463.322021">
            <text:p>463.322021</text:p>
          </table:table-cell>
          <table:table-cell table:formula="of:=IF([.G114]=&quot;pos&quot;;[.L117];[.Q113])" office:value-type="string" office:string-value="1780.00317">
            <text:p>1780.00317</text:p>
          </table:table-cell>
          <table:table-cell table:formula="of:=IF([.P114]=[.P113];&quot;&quot;;CONCATENATE(&quot;{ name = '&quot;;[.O114];&quot;', x = &quot;;[.P114];&quot;, z = &quot;;[.Q1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4.9999962</text:p>
          </table:table-cell>
          <table:table-cell table:formula="of:=IF([.G115]=&quot;defName&quot;;[.J115];[.O114])" office:value-type="string" office:string-value="bug_big">
            <text:p>bug_big</text:p>
          </table:table-cell>
          <table:table-cell table:formula="of:=IF([.G115]=&quot;pos&quot;;[.L116];[.P114])" office:value-type="string" office:string-value="463.322021">
            <text:p>463.322021</text:p>
          </table:table-cell>
          <table:table-cell table:formula="of:=IF([.G115]=&quot;pos&quot;;[.L118];[.Q114])" office:value-type="string" office:string-value="1780.00317">
            <text:p>1780.00317</text:p>
          </table:table-cell>
          <table:table-cell table:formula="of:=IF([.P115]=[.P114];&quot;&quot;;CONCATENATE(&quot;{ name = '&quot;;[.O115];&quot;', x = &quot;;[.P115];&quot;, z = &quot;;[.Q1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6]=&quot;defName&quot;;[.J116];[.O115])" office:value-type="string" office:string-value="bug_big">
            <text:p>bug_big</text:p>
          </table:table-cell>
          <table:table-cell table:formula="of:=IF([.G116]=&quot;pos&quot;;[.L117];[.P115])" office:value-type="string" office:string-value="463.322021">
            <text:p>463.322021</text:p>
          </table:table-cell>
          <table:table-cell table:formula="of:=IF([.G116]=&quot;pos&quot;;[.L119];[.Q115])" office:value-type="string" office:string-value="1780.00317">
            <text:p>1780.00317</text:p>
          </table:table-cell>
          <table:table-cell table:formula="of:=IF([.P116]=[.P115];&quot;&quot;;CONCATENATE(&quot;{ name = '&quot;;[.O116];&quot;', x = &quot;;[.P116];&quot;, z = &quot;;[.Q1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17]=&quot;defName&quot;;[.J117];[.O116])" office:value-type="string" office:string-value="bug_big">
            <text:p>bug_big</text:p>
          </table:table-cell>
          <table:table-cell table:formula="of:=IF([.G117]=&quot;pos&quot;;[.L118];[.P116])" office:value-type="string" office:string-value="463.322021">
            <text:p>463.322021</text:p>
          </table:table-cell>
          <table:table-cell table:formula="of:=IF([.G117]=&quot;pos&quot;;[.L120];[.Q116])" office:value-type="string" office:string-value="1780.00317">
            <text:p>1780.00317</text:p>
          </table:table-cell>
          <table:table-cell table:formula="of:=IF([.P117]=[.P116];&quot;&quot;;CONCATENATE(&quot;{ name = '&quot;;[.O117];&quot;', x = &quot;;[.P117];&quot;, z = &quot;;[.Q1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8]=&quot;defName&quot;;[.J118];[.O117])" office:value-type="string" office:string-value="bug_big">
            <text:p>bug_big</text:p>
          </table:table-cell>
          <table:table-cell table:formula="of:=IF([.G118]=&quot;pos&quot;;[.L119];[.P117])" office:value-type="string" office:string-value="463.322021">
            <text:p>463.322021</text:p>
          </table:table-cell>
          <table:table-cell table:formula="of:=IF([.G118]=&quot;pos&quot;;[.L121];[.Q117])" office:value-type="string" office:string-value="1780.00317">
            <text:p>1780.00317</text:p>
          </table:table-cell>
          <table:table-cell table:formula="of:=IF([.P118]=[.P117];&quot;&quot;;CONCATENATE(&quot;{ name = '&quot;;[.O118];&quot;', x = &quot;;[.P118];&quot;, z = &quot;;[.Q1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9]=&quot;defName&quot;;[.J119];[.O118])" office:value-type="string" office:string-value="bug_big">
            <text:p>bug_big</text:p>
          </table:table-cell>
          <table:table-cell table:formula="of:=IF([.G119]=&quot;pos&quot;;[.L120];[.P118])" office:value-type="string" office:string-value="2205.52173">
            <text:p>2205.52173</text:p>
          </table:table-cell>
          <table:table-cell table:formula="of:=IF([.G119]=&quot;pos&quot;;[.L122];[.Q118])" office:value-type="string" office:string-value="1868.33545">
            <text:p>1868.33545</text:p>
          </table:table-cell>
          <table:table-cell table:formula="of:=IF([.P119]=[.P118];&quot;&quot;;CONCATENATE(&quot;{ name = '&quot;;[.O119];&quot;', x = &quot;;[.P119];&quot;, z = &quot;;[.Q119];&quot;, facing = 0, },&quot;))" office:value-type="string" office:string-value="{ name = 'bug_big', x = 2205.52173, z = 1868.33545, facing = 0, },">
            <text:p>{ name = 'bug_big', x = 2205.52173, z = 1868.33545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205.52173</text:p>
          </table:table-cell>
          <table:table-cell table:number-columns-repeated="2"/>
          <table:table-cell table:formula="of:=IF([.G120]=&quot;defName&quot;;[.J120];[.O119])" office:value-type="string" office:string-value="bug_big">
            <text:p>bug_big</text:p>
          </table:table-cell>
          <table:table-cell table:formula="of:=IF([.G120]=&quot;pos&quot;;[.L121];[.P119])" office:value-type="string" office:string-value="2205.52173">
            <text:p>2205.52173</text:p>
          </table:table-cell>
          <table:table-cell table:formula="of:=IF([.G120]=&quot;pos&quot;;[.L123];[.Q119])" office:value-type="string" office:string-value="1868.33545">
            <text:p>1868.33545</text:p>
          </table:table-cell>
          <table:table-cell table:formula="of:=IF([.P120]=[.P119];&quot;&quot;;CONCATENATE(&quot;{ name = '&quot;;[.O120];&quot;', x = &quot;;[.P120];&quot;, z = &quot;;[.Q1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6.9699593</text:p>
          </table:table-cell>
          <table:table-cell table:number-columns-repeated="2"/>
          <table:table-cell table:formula="of:=IF([.G121]=&quot;defName&quot;;[.J121];[.O120])" office:value-type="string" office:string-value="bug_big">
            <text:p>bug_big</text:p>
          </table:table-cell>
          <table:table-cell table:formula="of:=IF([.G121]=&quot;pos&quot;;[.L122];[.P120])" office:value-type="string" office:string-value="2205.52173">
            <text:p>2205.52173</text:p>
          </table:table-cell>
          <table:table-cell table:formula="of:=IF([.G121]=&quot;pos&quot;;[.L124];[.Q120])" office:value-type="string" office:string-value="1868.33545">
            <text:p>1868.33545</text:p>
          </table:table-cell>
          <table:table-cell table:formula="of:=IF([.P121]=[.P120];&quot;&quot;;CONCATENATE(&quot;{ name = '&quot;;[.O121];&quot;', x = &quot;;[.P121];&quot;, z = &quot;;[.Q1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868.33545</text:p>
          </table:table-cell>
          <table:table-cell table:number-columns-repeated="2"/>
          <table:table-cell table:formula="of:=IF([.G122]=&quot;defName&quot;;[.J122];[.O121])" office:value-type="string" office:string-value="bug_big">
            <text:p>bug_big</text:p>
          </table:table-cell>
          <table:table-cell table:formula="of:=IF([.G122]=&quot;pos&quot;;[.L123];[.P121])" office:value-type="string" office:string-value="2205.52173">
            <text:p>2205.52173</text:p>
          </table:table-cell>
          <table:table-cell table:formula="of:=IF([.G122]=&quot;pos&quot;;[.L125];[.Q121])" office:value-type="string" office:string-value="1868.33545">
            <text:p>1868.33545</text:p>
          </table:table-cell>
          <table:table-cell table:formula="of:=IF([.P122]=[.P121];&quot;&quot;;CONCATENATE(&quot;{ name = '&quot;;[.O122];&quot;', x = &quot;;[.P122];&quot;, z = &quot;;[.Q1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3]=&quot;defName&quot;;[.J123];[.O122])" office:value-type="string" office:string-value="bug_big">
            <text:p>bug_big</text:p>
          </table:table-cell>
          <table:table-cell table:formula="of:=IF([.G123]=&quot;pos&quot;;[.L124];[.P122])" office:value-type="string" office:string-value="2205.52173">
            <text:p>2205.52173</text:p>
          </table:table-cell>
          <table:table-cell table:formula="of:=IF([.G123]=&quot;pos&quot;;[.L126];[.Q122])" office:value-type="string" office:string-value="1868.33545">
            <text:p>1868.33545</text:p>
          </table:table-cell>
          <table:table-cell table:formula="of:=IF([.P123]=[.P122];&quot;&quot;;CONCATENATE(&quot;{ name = '&quot;;[.O123];&quot;', x = &quot;;[.P123];&quot;, z = &quot;;[.Q1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4]=&quot;defName&quot;;[.J124];[.O123])" office:value-type="string" office:string-value="bug_big">
            <text:p>bug_big</text:p>
          </table:table-cell>
          <table:table-cell table:formula="of:=IF([.G124]=&quot;pos&quot;;[.L125];[.P123])" office:value-type="string" office:string-value="2205.52173">
            <text:p>2205.52173</text:p>
          </table:table-cell>
          <table:table-cell table:formula="of:=IF([.G124]=&quot;pos&quot;;[.L127];[.Q123])" office:value-type="string" office:string-value="1868.33545">
            <text:p>1868.33545</text:p>
          </table:table-cell>
          <table:table-cell table:formula="of:=IF([.P124]=[.P123];&quot;&quot;;CONCATENATE(&quot;{ name = '&quot;;[.O124];&quot;', x = &quot;;[.P124];&quot;, z = &quot;;[.Q1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80">
            <text:p>80</text:p>
          </table:table-cell>
          <table:table-cell table:number-columns-repeated="2"/>
          <table:table-cell table:formula="of:=IF([.G125]=&quot;defName&quot;;[.J125];[.O124])" office:value-type="string" office:string-value="bug_big">
            <text:p>bug_big</text:p>
          </table:table-cell>
          <table:table-cell table:formula="of:=IF([.G125]=&quot;pos&quot;;[.L126];[.P124])" office:value-type="string" office:string-value="2205.52173">
            <text:p>2205.52173</text:p>
          </table:table-cell>
          <table:table-cell table:formula="of:=IF([.G125]=&quot;pos&quot;;[.L128];[.Q124])" office:value-type="string" office:string-value="1868.33545">
            <text:p>1868.33545</text:p>
          </table:table-cell>
          <table:table-cell table:formula="of:=IF([.P125]=[.P124];&quot;&quot;;CONCATENATE(&quot;{ name = '&quot;;[.O125];&quot;', x = &quot;;[.P125];&quot;, z = &quot;;[.Q1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50">
            <text:p>50</text:p>
          </table:table-cell>
          <table:table-cell table:number-columns-repeated="2"/>
          <table:table-cell table:formula="of:=IF([.G126]=&quot;defName&quot;;[.J126];[.O125])" office:value-type="string" office:string-value="bug_big">
            <text:p>bug_big</text:p>
          </table:table-cell>
          <table:table-cell table:formula="of:=IF([.G126]=&quot;pos&quot;;[.L127];[.P125])" office:value-type="string" office:string-value="2205.52173">
            <text:p>2205.52173</text:p>
          </table:table-cell>
          <table:table-cell table:formula="of:=IF([.G126]=&quot;pos&quot;;[.L129];[.Q125])" office:value-type="string" office:string-value="1868.33545">
            <text:p>1868.33545</text:p>
          </table:table-cell>
          <table:table-cell table:formula="of:=IF([.P126]=[.P125];&quot;&quot;;CONCATENATE(&quot;{ name = '&quot;;[.O126];&quot;', x = &quot;;[.P126];&quot;, z = &quot;;[.Q1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7]=&quot;defName&quot;;[.J127];[.O126])" office:value-type="string" office:string-value="bug_big">
            <text:p>bug_big</text:p>
          </table:table-cell>
          <table:table-cell table:formula="of:=IF([.G127]=&quot;pos&quot;;[.L128];[.P126])" office:value-type="string" office:string-value="2205.52173">
            <text:p>2205.52173</text:p>
          </table:table-cell>
          <table:table-cell table:formula="of:=IF([.G127]=&quot;pos&quot;;[.L130];[.Q126])" office:value-type="string" office:string-value="1868.33545">
            <text:p>1868.33545</text:p>
          </table:table-cell>
          <table:table-cell table:formula="of:=IF([.P127]=[.P126];&quot;&quot;;CONCATENATE(&quot;{ name = '&quot;;[.O127];&quot;', x = &quot;;[.P127];&quot;, z = &quot;;[.Q1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28]=&quot;defName&quot;;[.J128];[.O127])" office:value-type="string" office:string-value="bug_big">
            <text:p>bug_big</text:p>
          </table:table-cell>
          <table:table-cell table:formula="of:=IF([.G128]=&quot;pos&quot;;[.L129];[.P127])" office:value-type="string" office:string-value="2205.52173">
            <text:p>2205.52173</text:p>
          </table:table-cell>
          <table:table-cell table:formula="of:=IF([.G128]=&quot;pos&quot;;[.L131];[.Q127])" office:value-type="string" office:string-value="1868.33545">
            <text:p>1868.33545</text:p>
          </table:table-cell>
          <table:table-cell table:formula="of:=IF([.P128]=[.P127];&quot;&quot;;CONCATENATE(&quot;{ name = '&quot;;[.O128];&quot;', x = &quot;;[.P128];&quot;, z = &quot;;[.Q1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9]=&quot;defName&quot;;[.J129];[.O128])" office:value-type="string" office:string-value="bug_big">
            <text:p>bug_big</text:p>
          </table:table-cell>
          <table:table-cell table:formula="of:=IF([.G129]=&quot;pos&quot;;[.L130];[.P128])" office:value-type="string" office:string-value="2205.52173">
            <text:p>2205.52173</text:p>
          </table:table-cell>
          <table:table-cell table:formula="of:=IF([.G129]=&quot;pos&quot;;[.L132];[.Q128])" office:value-type="string" office:string-value="1868.33545">
            <text:p>1868.33545</text:p>
          </table:table-cell>
          <table:table-cell table:formula="of:=IF([.P129]=[.P128];&quot;&quot;;CONCATENATE(&quot;{ name = '&quot;;[.O129];&quot;', x = &quot;;[.P129];&quot;, z = &quot;;[.Q1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0]=&quot;defName&quot;;[.J130];[.O129])" office:value-type="string" office:string-value="bug_big">
            <text:p>bug_big</text:p>
          </table:table-cell>
          <table:table-cell table:formula="of:=IF([.G130]=&quot;pos&quot;;[.L131];[.P129])" office:value-type="string" office:string-value="2205.52173">
            <text:p>2205.52173</text:p>
          </table:table-cell>
          <table:table-cell table:formula="of:=IF([.G130]=&quot;pos&quot;;[.L133];[.Q129])" office:value-type="string" office:string-value="1868.33545">
            <text:p>1868.33545</text:p>
          </table:table-cell>
          <table:table-cell table:formula="of:=IF([.P130]=[.P129];&quot;&quot;;CONCATENATE(&quot;{ name = '&quot;;[.O130];&quot;', x = &quot;;[.P130];&quot;, z = &quot;;[.Q1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4548173</text:p>
          </table:table-cell>
          <table:table-cell table:number-columns-repeated="2"/>
          <table:table-cell table:formula="of:=IF([.G131]=&quot;defName&quot;;[.J131];[.O130])" office:value-type="string" office:string-value="bug_big">
            <text:p>bug_big</text:p>
          </table:table-cell>
          <table:table-cell table:formula="of:=IF([.G131]=&quot;pos&quot;;[.L132];[.P130])" office:value-type="string" office:string-value="2205.52173">
            <text:p>2205.52173</text:p>
          </table:table-cell>
          <table:table-cell table:formula="of:=IF([.G131]=&quot;pos&quot;;[.L134];[.Q130])" office:value-type="string" office:string-value="1868.33545">
            <text:p>1868.33545</text:p>
          </table:table-cell>
          <table:table-cell table:formula="of:=IF([.P131]=[.P130];&quot;&quot;;CONCATENATE(&quot;{ name = '&quot;;[.O131];&quot;', x = &quot;;[.P131];&quot;, z = &quot;;[.Q1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2]=&quot;defName&quot;;[.J132];[.O131])" office:value-type="string" office:string-value="bug_big">
            <text:p>bug_big</text:p>
          </table:table-cell>
          <table:table-cell table:formula="of:=IF([.G132]=&quot;pos&quot;;[.L133];[.P131])" office:value-type="string" office:string-value="2205.52173">
            <text:p>2205.52173</text:p>
          </table:table-cell>
          <table:table-cell table:formula="of:=IF([.G132]=&quot;pos&quot;;[.L135];[.Q131])" office:value-type="string" office:string-value="1868.33545">
            <text:p>1868.33545</text:p>
          </table:table-cell>
          <table:table-cell table:formula="of:=IF([.P132]=[.P131];&quot;&quot;;CONCATENATE(&quot;{ name = '&quot;;[.O132];&quot;', x = &quot;;[.P132];&quot;, z = &quot;;[.Q1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3]=&quot;defName&quot;;[.J133];[.O132])" office:value-type="string" office:string-value="bug_big">
            <text:p>bug_big</text:p>
          </table:table-cell>
          <table:table-cell table:formula="of:=IF([.G133]=&quot;pos&quot;;[.L134];[.P132])" office:value-type="string" office:string-value="2205.52173">
            <text:p>2205.52173</text:p>
          </table:table-cell>
          <table:table-cell table:formula="of:=IF([.G133]=&quot;pos&quot;;[.L136];[.Q132])" office:value-type="string" office:string-value="1868.33545">
            <text:p>1868.33545</text:p>
          </table:table-cell>
          <table:table-cell table:formula="of:=IF([.P133]=[.P132];&quot;&quot;;CONCATENATE(&quot;{ name = '&quot;;[.O133];&quot;', x = &quot;;[.P133];&quot;, z = &quot;;[.Q1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34]=&quot;defName&quot;;[.J134];[.O133])" office:value-type="string" office:string-value="bug_big">
            <text:p>bug_big</text:p>
          </table:table-cell>
          <table:table-cell table:formula="of:=IF([.G134]=&quot;pos&quot;;[.L135];[.P133])" office:value-type="string" office:string-value="2205.52173">
            <text:p>2205.52173</text:p>
          </table:table-cell>
          <table:table-cell table:formula="of:=IF([.G134]=&quot;pos&quot;;[.L137];[.Q133])" office:value-type="string" office:string-value="1868.33545">
            <text:p>1868.33545</text:p>
          </table:table-cell>
          <table:table-cell table:formula="of:=IF([.P134]=[.P133];&quot;&quot;;CONCATENATE(&quot;{ name = '&quot;;[.O134];&quot;', x = &quot;;[.P134];&quot;, z = &quot;;[.Q1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5]=&quot;defName&quot;;[.J135];[.O134])" office:value-type="string" office:string-value="bug_big">
            <text:p>bug_big</text:p>
          </table:table-cell>
          <table:table-cell table:formula="of:=IF([.G135]=&quot;pos&quot;;[.L136];[.P134])" office:value-type="string" office:string-value="2205.52173">
            <text:p>2205.52173</text:p>
          </table:table-cell>
          <table:table-cell table:formula="of:=IF([.G135]=&quot;pos&quot;;[.L138];[.Q134])" office:value-type="string" office:string-value="1868.33545">
            <text:p>1868.33545</text:p>
          </table:table-cell>
          <table:table-cell table:formula="of:=IF([.P135]=[.P134];&quot;&quot;;CONCATENATE(&quot;{ name = '&quot;;[.O135];&quot;', x = &quot;;[.P135];&quot;, z = &quot;;[.Q1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6]=&quot;defName&quot;;[.J136];[.O135])" office:value-type="string" office:string-value="bug_big">
            <text:p>bug_big</text:p>
          </table:table-cell>
          <table:table-cell table:formula="of:=IF([.G136]=&quot;pos&quot;;[.L137];[.P135])" office:value-type="string" office:string-value="2205.52173">
            <text:p>2205.52173</text:p>
          </table:table-cell>
          <table:table-cell table:formula="of:=IF([.G136]=&quot;pos&quot;;[.L139];[.Q135])" office:value-type="string" office:string-value="1868.33545">
            <text:p>1868.33545</text:p>
          </table:table-cell>
          <table:table-cell table:formula="of:=IF([.P136]=[.P135];&quot;&quot;;CONCATENATE(&quot;{ name = '&quot;;[.O136];&quot;', x = &quot;;[.P136];&quot;, z = &quot;;[.Q1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7]=&quot;defName&quot;;[.J137];[.O136])" office:value-type="string" office:string-value="bug_big">
            <text:p>bug_big</text:p>
          </table:table-cell>
          <table:table-cell table:formula="of:=IF([.G137]=&quot;pos&quot;;[.L138];[.P136])" office:value-type="string" office:string-value="2205.52173">
            <text:p>2205.52173</text:p>
          </table:table-cell>
          <table:table-cell table:formula="of:=IF([.G137]=&quot;pos&quot;;[.L140];[.Q136])" office:value-type="string" office:string-value="1868.33545">
            <text:p>1868.33545</text:p>
          </table:table-cell>
          <table:table-cell table:formula="of:=IF([.P137]=[.P136];&quot;&quot;;CONCATENATE(&quot;{ name = '&quot;;[.O137];&quot;', x = &quot;;[.P137];&quot;, z = &quot;;[.Q1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8]=&quot;defName&quot;;[.J138];[.O137])" office:value-type="string" office:string-value="bug_big">
            <text:p>bug_big</text:p>
          </table:table-cell>
          <table:table-cell table:formula="of:=IF([.G138]=&quot;pos&quot;;[.L139];[.P137])" office:value-type="string" office:string-value="2205.52173">
            <text:p>2205.52173</text:p>
          </table:table-cell>
          <table:table-cell table:formula="of:=IF([.G138]=&quot;pos&quot;;[.L141];[.Q137])" office:value-type="string" office:string-value="1868.33545">
            <text:p>1868.33545</text:p>
          </table:table-cell>
          <table:table-cell table:formula="of:=IF([.P138]=[.P137];&quot;&quot;;CONCATENATE(&quot;{ name = '&quot;;[.O138];&quot;', x = &quot;;[.P138];&quot;, z = &quot;;[.Q1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9]=&quot;defName&quot;;[.J139];[.O138])" office:value-type="string" office:string-value="bug_big">
            <text:p>bug_big</text:p>
          </table:table-cell>
          <table:table-cell table:formula="of:=IF([.G139]=&quot;pos&quot;;[.L140];[.P138])" office:value-type="string" office:string-value="2205.52173">
            <text:p>2205.52173</text:p>
          </table:table-cell>
          <table:table-cell table:formula="of:=IF([.G139]=&quot;pos&quot;;[.L142];[.Q138])" office:value-type="string" office:string-value="1868.33545">
            <text:p>1868.33545</text:p>
          </table:table-cell>
          <table:table-cell table:formula="of:=IF([.P139]=[.P138];&quot;&quot;;CONCATENATE(&quot;{ name = '&quot;;[.O139];&quot;', x = &quot;;[.P139];&quot;, z = &quot;;[.Q139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40]=&quot;defName&quot;;[.J140];[.O139])" office:value-type="string" office:string-value="bug_big">
            <text:p>bug_big</text:p>
          </table:table-cell>
          <table:table-cell table:formula="of:=IF([.G140]=&quot;pos&quot;;[.L141];[.P139])" office:value-type="string" office:string-value="2205.52173">
            <text:p>2205.52173</text:p>
          </table:table-cell>
          <table:table-cell table:formula="of:=IF([.G140]=&quot;pos&quot;;[.L143];[.Q139])" office:value-type="string" office:string-value="1868.33545">
            <text:p>1868.33545</text:p>
          </table:table-cell>
          <table:table-cell table:formula="of:=IF([.P140]=[.P139];&quot;&quot;;CONCATENATE(&quot;{ name = '&quot;;[.O140];&quot;', x = &quot;;[.P140];&quot;, z = &quot;;[.Q140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159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41]=&quot;defName&quot;;[.J141];[.O140])" office:value-type="string" office:string-value="bug_big">
            <text:p>bug_big</text:p>
          </table:table-cell>
          <table:table-cell table:formula="of:=IF([.G141]=&quot;pos&quot;;[.L142];[.P140])" office:value-type="string" office:string-value="2205.52173">
            <text:p>2205.52173</text:p>
          </table:table-cell>
          <table:table-cell table:formula="of:=IF([.G141]=&quot;pos&quot;;[.L144];[.Q140])" office:value-type="string" office:string-value="1868.33545">
            <text:p>1868.33545</text:p>
          </table:table-cell>
          <table:table-cell table:formula="of:=IF([.P141]=[.P140];&quot;&quot;;CONCATENATE(&quot;{ name = '&quot;;[.O141];&quot;', x = &quot;;[.P141];&quot;, z = &quot;;[.Q1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/>
          <table:table-cell table:number-columns-repeated="2"/>
          <table:table-cell table:formula="of:=IF([.G142]=&quot;defName&quot;;[.J142];[.O141])" office:value-type="string" office:string-value="bug_big">
            <text:p>bug_big</text:p>
          </table:table-cell>
          <table:table-cell table:formula="of:=IF([.G142]=&quot;pos&quot;;[.L143];[.P141])" office:value-type="string" office:string-value="2205.52173">
            <text:p>2205.52173</text:p>
          </table:table-cell>
          <table:table-cell table:formula="of:=IF([.G142]=&quot;pos&quot;;[.L145];[.Q141])" office:value-type="string" office:string-value="1868.33545">
            <text:p>1868.33545</text:p>
          </table:table-cell>
          <table:table-cell table:formula="of:=IF([.P142]=[.P141];&quot;&quot;;CONCATENATE(&quot;{ name = '&quot;;[.O142];&quot;', x = &quot;;[.P142];&quot;, z = &quot;;[.Q1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43]=&quot;defName&quot;;[.J143];[.O142])" office:value-type="string" office:string-value="bug_big">
            <text:p>bug_big</text:p>
          </table:table-cell>
          <table:table-cell table:formula="of:=IF([.G143]=&quot;pos&quot;;[.L144];[.P142])" office:value-type="string" office:string-value="2205.52173">
            <text:p>2205.52173</text:p>
          </table:table-cell>
          <table:table-cell table:formula="of:=IF([.G143]=&quot;pos&quot;;[.L146];[.Q142])" office:value-type="string" office:string-value="1868.33545">
            <text:p>1868.33545</text:p>
          </table:table-cell>
          <table:table-cell table:formula="of:=IF([.P143]=[.P142];&quot;&quot;;CONCATENATE(&quot;{ name = '&quot;;[.O143];&quot;', x = &quot;;[.P143];&quot;, z = &quot;;[.Q1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44]=&quot;defName&quot;;[.J144];[.O143])" office:value-type="string" office:string-value="bug_big">
            <text:p>bug_big</text:p>
          </table:table-cell>
          <table:table-cell table:formula="of:=IF([.G144]=&quot;pos&quot;;[.L145];[.P143])" office:value-type="string" office:string-value="2205.52173">
            <text:p>2205.52173</text:p>
          </table:table-cell>
          <table:table-cell table:formula="of:=IF([.G144]=&quot;pos&quot;;[.L147];[.Q143])" office:value-type="string" office:string-value="1868.33545">
            <text:p>1868.33545</text:p>
          </table:table-cell>
          <table:table-cell table:formula="of:=IF([.P144]=[.P143];&quot;&quot;;CONCATENATE(&quot;{ name = '&quot;;[.O144];&quot;', x = &quot;;[.P144];&quot;, z = &quot;;[.Q1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145]=&quot;defName&quot;;[.J145];[.O144])" office:value-type="string" office:string-value="bug_med">
            <text:p>bug_med</text:p>
          </table:table-cell>
          <table:table-cell table:formula="of:=IF([.G145]=&quot;pos&quot;;[.L146];[.P144])" office:value-type="string" office:string-value="2205.52173">
            <text:p>2205.52173</text:p>
          </table:table-cell>
          <table:table-cell table:formula="of:=IF([.G145]=&quot;pos&quot;;[.L148];[.Q144])" office:value-type="string" office:string-value="1868.33545">
            <text:p>1868.33545</text:p>
          </table:table-cell>
          <table:table-cell table:formula="of:=IF([.P145]=[.P144];&quot;&quot;;CONCATENATE(&quot;{ name = '&quot;;[.O145];&quot;', x = &quot;;[.P145];&quot;, z = &quot;;[.Q1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46]=&quot;defName&quot;;[.J146];[.O145])" office:value-type="string" office:string-value="bug_med">
            <text:p>bug_med</text:p>
          </table:table-cell>
          <table:table-cell table:formula="of:=IF([.G146]=&quot;pos&quot;;[.L147];[.P145])" office:value-type="string" office:string-value="2205.52173">
            <text:p>2205.52173</text:p>
          </table:table-cell>
          <table:table-cell table:formula="of:=IF([.G146]=&quot;pos&quot;;[.L149];[.Q145])" office:value-type="string" office:string-value="1868.33545">
            <text:p>1868.33545</text:p>
          </table:table-cell>
          <table:table-cell table:formula="of:=IF([.P146]=[.P145];&quot;&quot;;CONCATENATE(&quot;{ name = '&quot;;[.O146];&quot;', x = &quot;;[.P146];&quot;, z = &quot;;[.Q14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47]=&quot;defName&quot;;[.J147];[.O146])" office:value-type="string" office:string-value="bug_med">
            <text:p>bug_med</text:p>
          </table:table-cell>
          <table:table-cell table:formula="of:=IF([.G147]=&quot;pos&quot;;[.L148];[.P146])" office:value-type="string" office:string-value="2205.52173">
            <text:p>2205.52173</text:p>
          </table:table-cell>
          <table:table-cell table:formula="of:=IF([.G147]=&quot;pos&quot;;[.L150];[.Q146])" office:value-type="string" office:string-value="1868.33545">
            <text:p>1868.33545</text:p>
          </table:table-cell>
          <table:table-cell table:formula="of:=IF([.P147]=[.P146];&quot;&quot;;CONCATENATE(&quot;{ name = '&quot;;[.O147];&quot;', x = &quot;;[.P147];&quot;, z = &quot;;[.Q1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48]=&quot;defName&quot;;[.J148];[.O147])" office:value-type="string" office:string-value="bug_med">
            <text:p>bug_med</text:p>
          </table:table-cell>
          <table:table-cell table:formula="of:=IF([.G148]=&quot;pos&quot;;[.L149];[.P147])" office:value-type="string" office:string-value="2205.52173">
            <text:p>2205.52173</text:p>
          </table:table-cell>
          <table:table-cell table:formula="of:=IF([.G148]=&quot;pos&quot;;[.L151];[.Q147])" office:value-type="string" office:string-value="1868.33545">
            <text:p>1868.33545</text:p>
          </table:table-cell>
          <table:table-cell table:formula="of:=IF([.P148]=[.P147];&quot;&quot;;CONCATENATE(&quot;{ name = '&quot;;[.O148];&quot;', x = &quot;;[.P148];&quot;, z = &quot;;[.Q1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49]=&quot;defName&quot;;[.J149];[.O148])" office:value-type="string" office:string-value="bug_med">
            <text:p>bug_med</text:p>
          </table:table-cell>
          <table:table-cell table:formula="of:=IF([.G149]=&quot;pos&quot;;[.L150];[.P148])" office:value-type="string" office:string-value="2205.52173">
            <text:p>2205.52173</text:p>
          </table:table-cell>
          <table:table-cell table:formula="of:=IF([.G149]=&quot;pos&quot;;[.L152];[.Q148])" office:value-type="string" office:string-value="1868.33545">
            <text:p>1868.33545</text:p>
          </table:table-cell>
          <table:table-cell table:formula="of:=IF([.P149]=[.P148];&quot;&quot;;CONCATENATE(&quot;{ name = '&quot;;[.O149];&quot;', x = &quot;;[.P149];&quot;, z = &quot;;[.Q1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50]=&quot;defName&quot;;[.J150];[.O149])" office:value-type="string" office:string-value="bug_med">
            <text:p>bug_med</text:p>
          </table:table-cell>
          <table:table-cell table:formula="of:=IF([.G150]=&quot;pos&quot;;[.L151];[.P149])" office:value-type="string" office:string-value="2205.52173">
            <text:p>2205.52173</text:p>
          </table:table-cell>
          <table:table-cell table:formula="of:=IF([.G150]=&quot;pos&quot;;[.L153];[.Q149])" office:value-type="string" office:string-value="1868.33545">
            <text:p>1868.33545</text:p>
          </table:table-cell>
          <table:table-cell table:formula="of:=IF([.P150]=[.P149];&quot;&quot;;CONCATENATE(&quot;{ name = '&quot;;[.O150];&quot;', x = &quot;;[.P150];&quot;, z = &quot;;[.Q1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51]=&quot;defName&quot;;[.J151];[.O150])" office:value-type="string" office:string-value="bug_med">
            <text:p>bug_med</text:p>
          </table:table-cell>
          <table:table-cell table:formula="of:=IF([.G151]=&quot;pos&quot;;[.L152];[.P150])" office:value-type="string" office:string-value="2205.52173">
            <text:p>2205.52173</text:p>
          </table:table-cell>
          <table:table-cell table:formula="of:=IF([.G151]=&quot;pos&quot;;[.L154];[.Q150])" office:value-type="string" office:string-value="1868.33545">
            <text:p>1868.33545</text:p>
          </table:table-cell>
          <table:table-cell table:formula="of:=IF([.P151]=[.P150];&quot;&quot;;CONCATENATE(&quot;{ name = '&quot;;[.O151];&quot;', x = &quot;;[.P151];&quot;, z = &quot;;[.Q1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52]=&quot;defName&quot;;[.J152];[.O151])" office:value-type="string" office:string-value="bug_med">
            <text:p>bug_med</text:p>
          </table:table-cell>
          <table:table-cell table:formula="of:=IF([.G152]=&quot;pos&quot;;[.L153];[.P151])" office:value-type="string" office:string-value="2205.52173">
            <text:p>2205.52173</text:p>
          </table:table-cell>
          <table:table-cell table:formula="of:=IF([.G152]=&quot;pos&quot;;[.L155];[.Q151])" office:value-type="string" office:string-value="1868.33545">
            <text:p>1868.33545</text:p>
          </table:table-cell>
          <table:table-cell table:formula="of:=IF([.P152]=[.P151];&quot;&quot;;CONCATENATE(&quot;{ name = '&quot;;[.O152];&quot;', x = &quot;;[.P152];&quot;, z = &quot;;[.Q1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53]=&quot;defName&quot;;[.J153];[.O152])" office:value-type="string" office:string-value="bug_med">
            <text:p>bug_med</text:p>
          </table:table-cell>
          <table:table-cell table:formula="of:=IF([.G153]=&quot;pos&quot;;[.L154];[.P152])" office:value-type="string" office:string-value="2205.52173">
            <text:p>2205.52173</text:p>
          </table:table-cell>
          <table:table-cell table:formula="of:=IF([.G153]=&quot;pos&quot;;[.L156];[.Q152])" office:value-type="string" office:string-value="1868.33545">
            <text:p>1868.33545</text:p>
          </table:table-cell>
          <table:table-cell table:formula="of:=IF([.P153]=[.P152];&quot;&quot;;CONCATENATE(&quot;{ name = '&quot;;[.O153];&quot;', x = &quot;;[.P153];&quot;, z = &quot;;[.Q1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54]=&quot;defName&quot;;[.J154];[.O153])" office:value-type="string" office:string-value="bug_med">
            <text:p>bug_med</text:p>
          </table:table-cell>
          <table:table-cell table:formula="of:=IF([.G154]=&quot;pos&quot;;[.L155];[.P153])" office:value-type="string" office:string-value="2205.52173">
            <text:p>2205.52173</text:p>
          </table:table-cell>
          <table:table-cell table:formula="of:=IF([.G154]=&quot;pos&quot;;[.L157];[.Q153])" office:value-type="string" office:string-value="1868.33545">
            <text:p>1868.33545</text:p>
          </table:table-cell>
          <table:table-cell table:formula="of:=IF([.P154]=[.P153];&quot;&quot;;CONCATENATE(&quot;{ name = '&quot;;[.O154];&quot;', x = &quot;;[.P154];&quot;, z = &quot;;[.Q1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5]=&quot;defName&quot;;[.J155];[.O154])" office:value-type="string" office:string-value="bug_med">
            <text:p>bug_med</text:p>
          </table:table-cell>
          <table:table-cell table:formula="of:=IF([.G155]=&quot;pos&quot;;[.L156];[.P154])" office:value-type="string" office:string-value="2205.52173">
            <text:p>2205.52173</text:p>
          </table:table-cell>
          <table:table-cell table:formula="of:=IF([.G155]=&quot;pos&quot;;[.L158];[.Q154])" office:value-type="string" office:string-value="1868.33545">
            <text:p>1868.33545</text:p>
          </table:table-cell>
          <table:table-cell table:formula="of:=IF([.P155]=[.P154];&quot;&quot;;CONCATENATE(&quot;{ name = '&quot;;[.O155];&quot;', x = &quot;;[.P155];&quot;, z = &quot;;[.Q1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6]=&quot;defName&quot;;[.J156];[.O155])" office:value-type="string" office:string-value="bug_med">
            <text:p>bug_med</text:p>
          </table:table-cell>
          <table:table-cell table:formula="of:=IF([.G156]=&quot;pos&quot;;[.L157];[.P155])" office:value-type="string" office:string-value="2205.52173">
            <text:p>2205.52173</text:p>
          </table:table-cell>
          <table:table-cell table:formula="of:=IF([.G156]=&quot;pos&quot;;[.L159];[.Q155])" office:value-type="string" office:string-value="1868.33545">
            <text:p>1868.33545</text:p>
          </table:table-cell>
          <table:table-cell table:formula="of:=IF([.P156]=[.P155];&quot;&quot;;CONCATENATE(&quot;{ name = '&quot;;[.O156];&quot;', x = &quot;;[.P156];&quot;, z = &quot;;[.Q1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57]=&quot;defName&quot;;[.J157];[.O156])" office:value-type="string" office:string-value="bug_med">
            <text:p>bug_med</text:p>
          </table:table-cell>
          <table:table-cell table:formula="of:=IF([.G157]=&quot;pos&quot;;[.L158];[.P156])" office:value-type="string" office:string-value="2205.52173">
            <text:p>2205.52173</text:p>
          </table:table-cell>
          <table:table-cell table:formula="of:=IF([.G157]=&quot;pos&quot;;[.L160];[.Q156])" office:value-type="string" office:string-value="1868.33545">
            <text:p>1868.33545</text:p>
          </table:table-cell>
          <table:table-cell table:formula="of:=IF([.P157]=[.P156];&quot;&quot;;CONCATENATE(&quot;{ name = '&quot;;[.O157];&quot;', x = &quot;;[.P157];&quot;, z = &quot;;[.Q1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58]=&quot;defName&quot;;[.J158];[.O157])" office:value-type="string" office:string-value="bug_med">
            <text:p>bug_med</text:p>
          </table:table-cell>
          <table:table-cell table:formula="of:=IF([.G158]=&quot;pos&quot;;[.L159];[.P157])" office:value-type="string" office:string-value="2205.52173">
            <text:p>2205.52173</text:p>
          </table:table-cell>
          <table:table-cell table:formula="of:=IF([.G158]=&quot;pos&quot;;[.L161];[.Q157])" office:value-type="string" office:string-value="1868.33545">
            <text:p>1868.33545</text:p>
          </table:table-cell>
          <table:table-cell table:formula="of:=IF([.P158]=[.P157];&quot;&quot;;CONCATENATE(&quot;{ name = '&quot;;[.O158];&quot;', x = &quot;;[.P158];&quot;, z = &quot;;[.Q1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9]=&quot;defName&quot;;[.J159];[.O158])" office:value-type="string" office:string-value="bug_med">
            <text:p>bug_med</text:p>
          </table:table-cell>
          <table:table-cell table:formula="of:=IF([.G159]=&quot;pos&quot;;[.L160];[.P158])" office:value-type="string" office:string-value="2205.52173">
            <text:p>2205.52173</text:p>
          </table:table-cell>
          <table:table-cell table:formula="of:=IF([.G159]=&quot;pos&quot;;[.L162];[.Q158])" office:value-type="string" office:string-value="1868.33545">
            <text:p>1868.33545</text:p>
          </table:table-cell>
          <table:table-cell table:formula="of:=IF([.P159]=[.P158];&quot;&quot;;CONCATENATE(&quot;{ name = '&quot;;[.O159];&quot;', x = &quot;;[.P159];&quot;, z = &quot;;[.Q1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0]=&quot;defName&quot;;[.J160];[.O159])" office:value-type="string" office:string-value="bug_med">
            <text:p>bug_med</text:p>
          </table:table-cell>
          <table:table-cell table:formula="of:=IF([.G160]=&quot;pos&quot;;[.L161];[.P159])" office:value-type="string" office:string-value="2205.52173">
            <text:p>2205.52173</text:p>
          </table:table-cell>
          <table:table-cell table:formula="of:=IF([.G160]=&quot;pos&quot;;[.L163];[.Q159])" office:value-type="string" office:string-value="1868.33545">
            <text:p>1868.33545</text:p>
          </table:table-cell>
          <table:table-cell table:formula="of:=IF([.P160]=[.P159];&quot;&quot;;CONCATENATE(&quot;{ name = '&quot;;[.O160];&quot;', x = &quot;;[.P160];&quot;, z = &quot;;[.Q1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1]=&quot;defName&quot;;[.J161];[.O160])" office:value-type="string" office:string-value="bug_med">
            <text:p>bug_med</text:p>
          </table:table-cell>
          <table:table-cell table:formula="of:=IF([.G161]=&quot;pos&quot;;[.L162];[.P160])" office:value-type="string" office:string-value="2205.52173">
            <text:p>2205.52173</text:p>
          </table:table-cell>
          <table:table-cell table:formula="of:=IF([.G161]=&quot;pos&quot;;[.L164];[.Q160])" office:value-type="string" office:string-value="1868.33545">
            <text:p>1868.33545</text:p>
          </table:table-cell>
          <table:table-cell table:formula="of:=IF([.P161]=[.P160];&quot;&quot;;CONCATENATE(&quot;{ name = '&quot;;[.O161];&quot;', x = &quot;;[.P161];&quot;, z = &quot;;[.Q1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2]=&quot;defName&quot;;[.J162];[.O161])" office:value-type="string" office:string-value="bug_med">
            <text:p>bug_med</text:p>
          </table:table-cell>
          <table:table-cell table:formula="of:=IF([.G162]=&quot;pos&quot;;[.L163];[.P161])" office:value-type="string" office:string-value="2205.52173">
            <text:p>2205.52173</text:p>
          </table:table-cell>
          <table:table-cell table:formula="of:=IF([.G162]=&quot;pos&quot;;[.L165];[.Q161])" office:value-type="string" office:string-value="1868.33545">
            <text:p>1868.33545</text:p>
          </table:table-cell>
          <table:table-cell table:formula="of:=IF([.P162]=[.P161];&quot;&quot;;CONCATENATE(&quot;{ name = '&quot;;[.O162];&quot;', x = &quot;;[.P162];&quot;, z = &quot;;[.Q1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3]=&quot;defName&quot;;[.J163];[.O162])" office:value-type="string" office:string-value="bug_med">
            <text:p>bug_med</text:p>
          </table:table-cell>
          <table:table-cell table:formula="of:=IF([.G163]=&quot;pos&quot;;[.L164];[.P162])" office:value-type="string" office:string-value="2205.52173">
            <text:p>2205.52173</text:p>
          </table:table-cell>
          <table:table-cell table:formula="of:=IF([.G163]=&quot;pos&quot;;[.L166];[.Q162])" office:value-type="string" office:string-value="1868.33545">
            <text:p>1868.33545</text:p>
          </table:table-cell>
          <table:table-cell table:formula="of:=IF([.P163]=[.P162];&quot;&quot;;CONCATENATE(&quot;{ name = '&quot;;[.O163];&quot;', x = &quot;;[.P163];&quot;, z = &quot;;[.Q1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4]=&quot;defName&quot;;[.J164];[.O163])" office:value-type="string" office:string-value="bug_med">
            <text:p>bug_med</text:p>
          </table:table-cell>
          <table:table-cell table:formula="of:=IF([.G164]=&quot;pos&quot;;[.L165];[.P163])" office:value-type="string" office:string-value="2205.52173">
            <text:p>2205.52173</text:p>
          </table:table-cell>
          <table:table-cell table:formula="of:=IF([.G164]=&quot;pos&quot;;[.L167];[.Q163])" office:value-type="string" office:string-value="1868.33545">
            <text:p>1868.33545</text:p>
          </table:table-cell>
          <table:table-cell table:formula="of:=IF([.P164]=[.P163];&quot;&quot;;CONCATENATE(&quot;{ name = '&quot;;[.O164];&quot;', x = &quot;;[.P164];&quot;, z = &quot;;[.Q1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65]=&quot;defName&quot;;[.J165];[.O164])" office:value-type="string" office:string-value="bug_med">
            <text:p>bug_med</text:p>
          </table:table-cell>
          <table:table-cell table:formula="of:=IF([.G165]=&quot;pos&quot;;[.L166];[.P164])" office:value-type="string" office:string-value="2205.52173">
            <text:p>2205.52173</text:p>
          </table:table-cell>
          <table:table-cell table:formula="of:=IF([.G165]=&quot;pos&quot;;[.L168];[.Q164])" office:value-type="string" office:string-value="1868.33545">
            <text:p>1868.33545</text:p>
          </table:table-cell>
          <table:table-cell table:formula="of:=IF([.P165]=[.P164];&quot;&quot;;CONCATENATE(&quot;{ name = '&quot;;[.O165];&quot;', x = &quot;;[.P165];&quot;, z = &quot;;[.Q1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66]=&quot;defName&quot;;[.J166];[.O165])" office:value-type="string" office:string-value="bug_med">
            <text:p>bug_med</text:p>
          </table:table-cell>
          <table:table-cell table:formula="of:=IF([.G166]=&quot;pos&quot;;[.L167];[.P165])" office:value-type="string" office:string-value="2205.52173">
            <text:p>2205.52173</text:p>
          </table:table-cell>
          <table:table-cell table:formula="of:=IF([.G166]=&quot;pos&quot;;[.L169];[.Q165])" office:value-type="string" office:string-value="1868.33545">
            <text:p>1868.33545</text:p>
          </table:table-cell>
          <table:table-cell table:formula="of:=IF([.P166]=[.P165];&quot;&quot;;CONCATENATE(&quot;{ name = '&quot;;[.O166];&quot;', x = &quot;;[.P166];&quot;, z = &quot;;[.Q1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7]=&quot;defName&quot;;[.J167];[.O166])" office:value-type="string" office:string-value="bug_med">
            <text:p>bug_med</text:p>
          </table:table-cell>
          <table:table-cell table:formula="of:=IF([.G167]=&quot;pos&quot;;[.L168];[.P166])" office:value-type="string" office:string-value="2205.52173">
            <text:p>2205.52173</text:p>
          </table:table-cell>
          <table:table-cell table:formula="of:=IF([.G167]=&quot;pos&quot;;[.L170];[.Q166])" office:value-type="string" office:string-value="1868.33545">
            <text:p>1868.33545</text:p>
          </table:table-cell>
          <table:table-cell table:formula="of:=IF([.P167]=[.P166];&quot;&quot;;CONCATENATE(&quot;{ name = '&quot;;[.O167];&quot;', x = &quot;;[.P167];&quot;, z = &quot;;[.Q1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8]=&quot;defName&quot;;[.J168];[.O167])" office:value-type="string" office:string-value="bug_med">
            <text:p>bug_med</text:p>
          </table:table-cell>
          <table:table-cell table:formula="of:=IF([.G168]=&quot;pos&quot;;[.L169];[.P167])" office:value-type="string" office:string-value="2205.52173">
            <text:p>2205.52173</text:p>
          </table:table-cell>
          <table:table-cell table:formula="of:=IF([.G168]=&quot;pos&quot;;[.L171];[.Q167])" office:value-type="string" office:string-value="1868.33545">
            <text:p>1868.33545</text:p>
          </table:table-cell>
          <table:table-cell table:formula="of:=IF([.P168]=[.P167];&quot;&quot;;CONCATENATE(&quot;{ name = '&quot;;[.O168];&quot;', x = &quot;;[.P168];&quot;, z = &quot;;[.Q1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9]=&quot;defName&quot;;[.J169];[.O168])" office:value-type="string" office:string-value="bug_med">
            <text:p>bug_med</text:p>
          </table:table-cell>
          <table:table-cell table:formula="of:=IF([.G169]=&quot;pos&quot;;[.L170];[.P168])" office:value-type="string" office:string-value="2205.52173">
            <text:p>2205.52173</text:p>
          </table:table-cell>
          <table:table-cell table:formula="of:=IF([.G169]=&quot;pos&quot;;[.L172];[.Q168])" office:value-type="string" office:string-value="1868.33545">
            <text:p>1868.33545</text:p>
          </table:table-cell>
          <table:table-cell table:formula="of:=IF([.P169]=[.P168];&quot;&quot;;CONCATENATE(&quot;{ name = '&quot;;[.O169];&quot;', x = &quot;;[.P169];&quot;, z = &quot;;[.Q1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70]=&quot;defName&quot;;[.J170];[.O169])" office:value-type="string" office:string-value="bug_med">
            <text:p>bug_med</text:p>
          </table:table-cell>
          <table:table-cell table:formula="of:=IF([.G170]=&quot;pos&quot;;[.L171];[.P169])" office:value-type="string" office:string-value="2205.52173">
            <text:p>2205.52173</text:p>
          </table:table-cell>
          <table:table-cell table:formula="of:=IF([.G170]=&quot;pos&quot;;[.L173];[.Q169])" office:value-type="string" office:string-value="1868.33545">
            <text:p>1868.33545</text:p>
          </table:table-cell>
          <table:table-cell table:formula="of:=IF([.P170]=[.P169];&quot;&quot;;CONCATENATE(&quot;{ name = '&quot;;[.O170];&quot;', x = &quot;;[.P170];&quot;, z = &quot;;[.Q1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71]=&quot;defName&quot;;[.J171];[.O170])" office:value-type="string" office:string-value="bug_med">
            <text:p>bug_med</text:p>
          </table:table-cell>
          <table:table-cell table:formula="of:=IF([.G171]=&quot;pos&quot;;[.L172];[.P170])" office:value-type="string" office:string-value="2205.52173">
            <text:p>2205.52173</text:p>
          </table:table-cell>
          <table:table-cell table:formula="of:=IF([.G171]=&quot;pos&quot;;[.L174];[.Q170])" office:value-type="string" office:string-value="1868.33545">
            <text:p>1868.33545</text:p>
          </table:table-cell>
          <table:table-cell table:formula="of:=IF([.P171]=[.P170];&quot;&quot;;CONCATENATE(&quot;{ name = '&quot;;[.O171];&quot;', x = &quot;;[.P171];&quot;, z = &quot;;[.Q1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72]=&quot;defName&quot;;[.J172];[.O171])" office:value-type="string" office:string-value="bug_med">
            <text:p>bug_med</text:p>
          </table:table-cell>
          <table:table-cell table:formula="of:=IF([.G172]=&quot;pos&quot;;[.L173];[.P171])" office:value-type="string" office:string-value="2205.52173">
            <text:p>2205.52173</text:p>
          </table:table-cell>
          <table:table-cell table:formula="of:=IF([.G172]=&quot;pos&quot;;[.L175];[.Q171])" office:value-type="string" office:string-value="1868.33545">
            <text:p>1868.33545</text:p>
          </table:table-cell>
          <table:table-cell table:formula="of:=IF([.P172]=[.P171];&quot;&quot;;CONCATENATE(&quot;{ name = '&quot;;[.O172];&quot;', x = &quot;;[.P172];&quot;, z = &quot;;[.Q1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73]=&quot;defName&quot;;[.J173];[.O172])" office:value-type="string" office:string-value="bug_med">
            <text:p>bug_med</text:p>
          </table:table-cell>
          <table:table-cell table:formula="of:=IF([.G173]=&quot;pos&quot;;[.L174];[.P172])" office:value-type="string" office:string-value="2205.52173">
            <text:p>2205.52173</text:p>
          </table:table-cell>
          <table:table-cell table:formula="of:=IF([.G173]=&quot;pos&quot;;[.L176];[.Q172])" office:value-type="string" office:string-value="1868.33545">
            <text:p>1868.33545</text:p>
          </table:table-cell>
          <table:table-cell table:formula="of:=IF([.P173]=[.P172];&quot;&quot;;CONCATENATE(&quot;{ name = '&quot;;[.O173];&quot;', x = &quot;;[.P173];&quot;, z = &quot;;[.Q1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74]=&quot;defName&quot;;[.J174];[.O173])" office:value-type="string" office:string-value="bug_med">
            <text:p>bug_med</text:p>
          </table:table-cell>
          <table:table-cell table:formula="of:=IF([.G174]=&quot;pos&quot;;[.L175];[.P173])" office:value-type="string" office:string-value="2205.52173">
            <text:p>2205.52173</text:p>
          </table:table-cell>
          <table:table-cell table:formula="of:=IF([.G174]=&quot;pos&quot;;[.L177];[.Q173])" office:value-type="string" office:string-value="1868.33545">
            <text:p>1868.33545</text:p>
          </table:table-cell>
          <table:table-cell table:formula="of:=IF([.P174]=[.P173];&quot;&quot;;CONCATENATE(&quot;{ name = '&quot;;[.O174];&quot;', x = &quot;;[.P174];&quot;, z = &quot;;[.Q1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5]=&quot;defName&quot;;[.J175];[.O174])" office:value-type="string" office:string-value="bug_med">
            <text:p>bug_med</text:p>
          </table:table-cell>
          <table:table-cell table:formula="of:=IF([.G175]=&quot;pos&quot;;[.L176];[.P174])" office:value-type="string" office:string-value="2205.52173">
            <text:p>2205.52173</text:p>
          </table:table-cell>
          <table:table-cell table:formula="of:=IF([.G175]=&quot;pos&quot;;[.L178];[.Q174])" office:value-type="string" office:string-value="1868.33545">
            <text:p>1868.33545</text:p>
          </table:table-cell>
          <table:table-cell table:formula="of:=IF([.P175]=[.P174];&quot;&quot;;CONCATENATE(&quot;{ name = '&quot;;[.O175];&quot;', x = &quot;;[.P175];&quot;, z = &quot;;[.Q1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6]=&quot;defName&quot;;[.J176];[.O175])" office:value-type="string" office:string-value="bug_med">
            <text:p>bug_med</text:p>
          </table:table-cell>
          <table:table-cell table:formula="of:=IF([.G176]=&quot;pos&quot;;[.L177];[.P175])" office:value-type="string" office:string-value="2205.52173">
            <text:p>2205.52173</text:p>
          </table:table-cell>
          <table:table-cell table:formula="of:=IF([.G176]=&quot;pos&quot;;[.L179];[.Q175])" office:value-type="string" office:string-value="1868.33545">
            <text:p>1868.33545</text:p>
          </table:table-cell>
          <table:table-cell table:formula="of:=IF([.P176]=[.P175];&quot;&quot;;CONCATENATE(&quot;{ name = '&quot;;[.O176];&quot;', x = &quot;;[.P176];&quot;, z = &quot;;[.Q1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77]=&quot;defName&quot;;[.J177];[.O176])" office:value-type="string" office:string-value="bug_med">
            <text:p>bug_med</text:p>
          </table:table-cell>
          <table:table-cell table:formula="of:=IF([.G177]=&quot;pos&quot;;[.L178];[.P176])" office:value-type="string" office:string-value="2205.52173">
            <text:p>2205.52173</text:p>
          </table:table-cell>
          <table:table-cell table:formula="of:=IF([.G177]=&quot;pos&quot;;[.L180];[.Q176])" office:value-type="string" office:string-value="1868.33545">
            <text:p>1868.33545</text:p>
          </table:table-cell>
          <table:table-cell table:formula="of:=IF([.P177]=[.P176];&quot;&quot;;CONCATENATE(&quot;{ name = '&quot;;[.O177];&quot;', x = &quot;;[.P177];&quot;, z = &quot;;[.Q1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8]=&quot;defName&quot;;[.J178];[.O177])" office:value-type="string" office:string-value="bug_med">
            <text:p>bug_med</text:p>
          </table:table-cell>
          <table:table-cell table:formula="of:=IF([.G178]=&quot;pos&quot;;[.L179];[.P177])" office:value-type="string" office:string-value="2205.52173">
            <text:p>2205.52173</text:p>
          </table:table-cell>
          <table:table-cell table:formula="of:=IF([.G178]=&quot;pos&quot;;[.L181];[.Q177])" office:value-type="string" office:string-value="1868.33545">
            <text:p>1868.33545</text:p>
          </table:table-cell>
          <table:table-cell table:formula="of:=IF([.P178]=[.P177];&quot;&quot;;CONCATENATE(&quot;{ name = '&quot;;[.O178];&quot;', x = &quot;;[.P178];&quot;, z = &quot;;[.Q1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79]=&quot;defName&quot;;[.J179];[.O178])" office:value-type="string" office:string-value="bug_med">
            <text:p>bug_med</text:p>
          </table:table-cell>
          <table:table-cell table:formula="of:=IF([.G179]=&quot;pos&quot;;[.L180];[.P178])" office:value-type="string" office:string-value="2205.52173">
            <text:p>2205.52173</text:p>
          </table:table-cell>
          <table:table-cell table:formula="of:=IF([.G179]=&quot;pos&quot;;[.L182];[.Q178])" office:value-type="string" office:string-value="1868.33545">
            <text:p>1868.33545</text:p>
          </table:table-cell>
          <table:table-cell table:formula="of:=IF([.P179]=[.P178];&quot;&quot;;CONCATENATE(&quot;{ name = '&quot;;[.O179];&quot;', x = &quot;;[.P179];&quot;, z = &quot;;[.Q1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0]=&quot;defName&quot;;[.J180];[.O179])" office:value-type="string" office:string-value="bug_med">
            <text:p>bug_med</text:p>
          </table:table-cell>
          <table:table-cell table:formula="of:=IF([.G180]=&quot;pos&quot;;[.L181];[.P179])" office:value-type="string" office:string-value="2205.52173">
            <text:p>2205.52173</text:p>
          </table:table-cell>
          <table:table-cell table:formula="of:=IF([.G180]=&quot;pos&quot;;[.L183];[.Q179])" office:value-type="string" office:string-value="1868.33545">
            <text:p>1868.33545</text:p>
          </table:table-cell>
          <table:table-cell table:formula="of:=IF([.P180]=[.P179];&quot;&quot;;CONCATENATE(&quot;{ name = '&quot;;[.O180];&quot;', x = &quot;;[.P180];&quot;, z = &quot;;[.Q1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81]=&quot;defName&quot;;[.J181];[.O180])" office:value-type="string" office:string-value="bug_med">
            <text:p>bug_med</text:p>
          </table:table-cell>
          <table:table-cell table:formula="of:=IF([.G181]=&quot;pos&quot;;[.L182];[.P180])" office:value-type="string" office:string-value="2205.52173">
            <text:p>2205.52173</text:p>
          </table:table-cell>
          <table:table-cell table:formula="of:=IF([.G181]=&quot;pos&quot;;[.L184];[.Q180])" office:value-type="string" office:string-value="1868.33545">
            <text:p>1868.33545</text:p>
          </table:table-cell>
          <table:table-cell table:formula="of:=IF([.P181]=[.P180];&quot;&quot;;CONCATENATE(&quot;{ name = '&quot;;[.O181];&quot;', x = &quot;;[.P181];&quot;, z = &quot;;[.Q1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82]=&quot;defName&quot;;[.J182];[.O181])" office:value-type="string" office:string-value="bug_med">
            <text:p>bug_med</text:p>
          </table:table-cell>
          <table:table-cell table:formula="of:=IF([.G182]=&quot;pos&quot;;[.L183];[.P181])" office:value-type="string" office:string-value="2205.52173">
            <text:p>2205.52173</text:p>
          </table:table-cell>
          <table:table-cell table:formula="of:=IF([.G182]=&quot;pos&quot;;[.L185];[.Q181])" office:value-type="string" office:string-value="1868.33545">
            <text:p>1868.33545</text:p>
          </table:table-cell>
          <table:table-cell table:formula="of:=IF([.P182]=[.P181];&quot;&quot;;CONCATENATE(&quot;{ name = '&quot;;[.O182];&quot;', x = &quot;;[.P182];&quot;, z = &quot;;[.Q1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3]=&quot;defName&quot;;[.J183];[.O182])" office:value-type="string" office:string-value="bug_med">
            <text:p>bug_med</text:p>
          </table:table-cell>
          <table:table-cell table:formula="of:=IF([.G183]=&quot;pos&quot;;[.L184];[.P182])" office:value-type="string" office:string-value="2205.52173">
            <text:p>2205.52173</text:p>
          </table:table-cell>
          <table:table-cell table:formula="of:=IF([.G183]=&quot;pos&quot;;[.L186];[.Q182])" office:value-type="string" office:string-value="1868.33545">
            <text:p>1868.33545</text:p>
          </table:table-cell>
          <table:table-cell table:formula="of:=IF([.P183]=[.P182];&quot;&quot;;CONCATENATE(&quot;{ name = '&quot;;[.O183];&quot;', x = &quot;;[.P183];&quot;, z = &quot;;[.Q1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84]=&quot;defName&quot;;[.J184];[.O183])" office:value-type="string" office:string-value="bug_med">
            <text:p>bug_med</text:p>
          </table:table-cell>
          <table:table-cell table:formula="of:=IF([.G184]=&quot;pos&quot;;[.L185];[.P183])" office:value-type="string" office:string-value="2205.52173">
            <text:p>2205.52173</text:p>
          </table:table-cell>
          <table:table-cell table:formula="of:=IF([.G184]=&quot;pos&quot;;[.L187];[.Q183])" office:value-type="string" office:string-value="1868.33545">
            <text:p>1868.33545</text:p>
          </table:table-cell>
          <table:table-cell table:formula="of:=IF([.P184]=[.P183];&quot;&quot;;CONCATENATE(&quot;{ name = '&quot;;[.O184];&quot;', x = &quot;;[.P184];&quot;, z = &quot;;[.Q1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5]=&quot;defName&quot;;[.J185];[.O184])" office:value-type="string" office:string-value="bug_med">
            <text:p>bug_med</text:p>
          </table:table-cell>
          <table:table-cell table:formula="of:=IF([.G185]=&quot;pos&quot;;[.L186];[.P184])" office:value-type="string" office:string-value="2205.52173">
            <text:p>2205.52173</text:p>
          </table:table-cell>
          <table:table-cell table:formula="of:=IF([.G185]=&quot;pos&quot;;[.L188];[.Q184])" office:value-type="string" office:string-value="1868.33545">
            <text:p>1868.33545</text:p>
          </table:table-cell>
          <table:table-cell table:formula="of:=IF([.P185]=[.P184];&quot;&quot;;CONCATENATE(&quot;{ name = '&quot;;[.O185];&quot;', x = &quot;;[.P185];&quot;, z = &quot;;[.Q1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86]=&quot;defName&quot;;[.J186];[.O185])" office:value-type="string" office:string-value="bug_med">
            <text:p>bug_med</text:p>
          </table:table-cell>
          <table:table-cell table:formula="of:=IF([.G186]=&quot;pos&quot;;[.L187];[.P185])" office:value-type="string" office:string-value="2205.52173">
            <text:p>2205.52173</text:p>
          </table:table-cell>
          <table:table-cell table:formula="of:=IF([.G186]=&quot;pos&quot;;[.L189];[.Q185])" office:value-type="string" office:string-value="1868.33545">
            <text:p>1868.33545</text:p>
          </table:table-cell>
          <table:table-cell table:formula="of:=IF([.P186]=[.P185];&quot;&quot;;CONCATENATE(&quot;{ name = '&quot;;[.O186];&quot;', x = &quot;;[.P186];&quot;, z = &quot;;[.Q1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7]=&quot;defName&quot;;[.J187];[.O186])" office:value-type="string" office:string-value="bug_med">
            <text:p>bug_med</text:p>
          </table:table-cell>
          <table:table-cell table:formula="of:=IF([.G187]=&quot;pos&quot;;[.L188];[.P186])" office:value-type="string" office:string-value="2205.52173">
            <text:p>2205.52173</text:p>
          </table:table-cell>
          <table:table-cell table:formula="of:=IF([.G187]=&quot;pos&quot;;[.L190];[.Q186])" office:value-type="string" office:string-value="1868.33545">
            <text:p>1868.33545</text:p>
          </table:table-cell>
          <table:table-cell table:formula="of:=IF([.P187]=[.P186];&quot;&quot;;CONCATENATE(&quot;{ name = '&quot;;[.O187];&quot;', x = &quot;;[.P187];&quot;, z = &quot;;[.Q1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8]=&quot;defName&quot;;[.J188];[.O187])" office:value-type="string" office:string-value="bug_med">
            <text:p>bug_med</text:p>
          </table:table-cell>
          <table:table-cell table:formula="of:=IF([.G188]=&quot;pos&quot;;[.L189];[.P187])" office:value-type="string" office:string-value="2981.69531">
            <text:p>2981.69531</text:p>
          </table:table-cell>
          <table:table-cell table:formula="of:=IF([.G188]=&quot;pos&quot;;[.L191];[.Q187])" office:value-type="string" office:string-value="1592.6344">
            <text:p>1592.6344</text:p>
          </table:table-cell>
          <table:table-cell table:formula="of:=IF([.P188]=[.P187];&quot;&quot;;CONCATENATE(&quot;{ name = '&quot;;[.O188];&quot;', x = &quot;;[.P188];&quot;, z = &quot;;[.Q188];&quot;, facing = 0, },&quot;))" office:value-type="string" office:string-value="{ name = 'bug_med', x = 2981.69531, z = 1592.6344, facing = 0, },">
            <text:p>{ name = 'bug_med', x = 2981.69531, z = 1592.634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981.69531</text:p>
          </table:table-cell>
          <table:table-cell table:number-columns-repeated="2"/>
          <table:table-cell table:formula="of:=IF([.G189]=&quot;defName&quot;;[.J189];[.O188])" office:value-type="string" office:string-value="bug_med">
            <text:p>bug_med</text:p>
          </table:table-cell>
          <table:table-cell table:formula="of:=IF([.G189]=&quot;pos&quot;;[.L190];[.P188])" office:value-type="string" office:string-value="2981.69531">
            <text:p>2981.69531</text:p>
          </table:table-cell>
          <table:table-cell table:formula="of:=IF([.G189]=&quot;pos&quot;;[.L192];[.Q188])" office:value-type="string" office:string-value="1592.6344">
            <text:p>1592.6344</text:p>
          </table:table-cell>
          <table:table-cell table:formula="of:=IF([.P189]=[.P188];&quot;&quot;;CONCATENATE(&quot;{ name = '&quot;;[.O189];&quot;', x = &quot;;[.P189];&quot;, z = &quot;;[.Q1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7.4375</text:p>
          </table:table-cell>
          <table:table-cell table:number-columns-repeated="2"/>
          <table:table-cell table:formula="of:=IF([.G190]=&quot;defName&quot;;[.J190];[.O189])" office:value-type="string" office:string-value="bug_med">
            <text:p>bug_med</text:p>
          </table:table-cell>
          <table:table-cell table:formula="of:=IF([.G190]=&quot;pos&quot;;[.L191];[.P189])" office:value-type="string" office:string-value="2981.69531">
            <text:p>2981.69531</text:p>
          </table:table-cell>
          <table:table-cell table:formula="of:=IF([.G190]=&quot;pos&quot;;[.L193];[.Q189])" office:value-type="string" office:string-value="1592.6344">
            <text:p>1592.6344</text:p>
          </table:table-cell>
          <table:table-cell table:formula="of:=IF([.P190]=[.P189];&quot;&quot;;CONCATENATE(&quot;{ name = '&quot;;[.O190];&quot;', x = &quot;;[.P190];&quot;, z = &quot;;[.Q1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592.6344</text:p>
          </table:table-cell>
          <table:table-cell table:number-columns-repeated="2"/>
          <table:table-cell table:formula="of:=IF([.G191]=&quot;defName&quot;;[.J191];[.O190])" office:value-type="string" office:string-value="bug_med">
            <text:p>bug_med</text:p>
          </table:table-cell>
          <table:table-cell table:formula="of:=IF([.G191]=&quot;pos&quot;;[.L192];[.P190])" office:value-type="string" office:string-value="2981.69531">
            <text:p>2981.69531</text:p>
          </table:table-cell>
          <table:table-cell table:formula="of:=IF([.G191]=&quot;pos&quot;;[.L194];[.Q190])" office:value-type="string" office:string-value="1592.6344">
            <text:p>1592.6344</text:p>
          </table:table-cell>
          <table:table-cell table:formula="of:=IF([.P191]=[.P190];&quot;&quot;;CONCATENATE(&quot;{ name = '&quot;;[.O191];&quot;', x = &quot;;[.P191];&quot;, z = &quot;;[.Q1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2]=&quot;defName&quot;;[.J192];[.O191])" office:value-type="string" office:string-value="bug_med">
            <text:p>bug_med</text:p>
          </table:table-cell>
          <table:table-cell table:formula="of:=IF([.G192]=&quot;pos&quot;;[.L193];[.P191])" office:value-type="string" office:string-value="2981.69531">
            <text:p>2981.69531</text:p>
          </table:table-cell>
          <table:table-cell table:formula="of:=IF([.G192]=&quot;pos&quot;;[.L195];[.Q191])" office:value-type="string" office:string-value="1592.6344">
            <text:p>1592.6344</text:p>
          </table:table-cell>
          <table:table-cell table:formula="of:=IF([.P192]=[.P191];&quot;&quot;;CONCATENATE(&quot;{ name = '&quot;;[.O192];&quot;', x = &quot;;[.P192];&quot;, z = &quot;;[.Q1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3]=&quot;defName&quot;;[.J193];[.O192])" office:value-type="string" office:string-value="bug_med">
            <text:p>bug_med</text:p>
          </table:table-cell>
          <table:table-cell table:formula="of:=IF([.G193]=&quot;pos&quot;;[.L194];[.P192])" office:value-type="string" office:string-value="2981.69531">
            <text:p>2981.69531</text:p>
          </table:table-cell>
          <table:table-cell table:formula="of:=IF([.G193]=&quot;pos&quot;;[.L196];[.Q192])" office:value-type="string" office:string-value="1592.6344">
            <text:p>1592.6344</text:p>
          </table:table-cell>
          <table:table-cell table:formula="of:=IF([.P193]=[.P192];&quot;&quot;;CONCATENATE(&quot;{ name = '&quot;;[.O193];&quot;', x = &quot;;[.P193];&quot;, z = &quot;;[.Q1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194]=&quot;defName&quot;;[.J194];[.O193])" office:value-type="string" office:string-value="bug_med">
            <text:p>bug_med</text:p>
          </table:table-cell>
          <table:table-cell table:formula="of:=IF([.G194]=&quot;pos&quot;;[.L195];[.P193])" office:value-type="string" office:string-value="2981.69531">
            <text:p>2981.69531</text:p>
          </table:table-cell>
          <table:table-cell table:formula="of:=IF([.G194]=&quot;pos&quot;;[.L197];[.Q193])" office:value-type="string" office:string-value="1592.6344">
            <text:p>1592.6344</text:p>
          </table:table-cell>
          <table:table-cell table:formula="of:=IF([.P194]=[.P193];&quot;&quot;;CONCATENATE(&quot;{ name = '&quot;;[.O194];&quot;', x = &quot;;[.P194];&quot;, z = &quot;;[.Q1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195]=&quot;defName&quot;;[.J195];[.O194])" office:value-type="string" office:string-value="bug_med">
            <text:p>bug_med</text:p>
          </table:table-cell>
          <table:table-cell table:formula="of:=IF([.G195]=&quot;pos&quot;;[.L196];[.P194])" office:value-type="string" office:string-value="2981.69531">
            <text:p>2981.69531</text:p>
          </table:table-cell>
          <table:table-cell table:formula="of:=IF([.G195]=&quot;pos&quot;;[.L198];[.Q194])" office:value-type="string" office:string-value="1592.6344">
            <text:p>1592.6344</text:p>
          </table:table-cell>
          <table:table-cell table:formula="of:=IF([.P195]=[.P194];&quot;&quot;;CONCATENATE(&quot;{ name = '&quot;;[.O195];&quot;', x = &quot;;[.P195];&quot;, z = &quot;;[.Q1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6]=&quot;defName&quot;;[.J196];[.O195])" office:value-type="string" office:string-value="bug_med">
            <text:p>bug_med</text:p>
          </table:table-cell>
          <table:table-cell table:formula="of:=IF([.G196]=&quot;pos&quot;;[.L197];[.P195])" office:value-type="string" office:string-value="2981.69531">
            <text:p>2981.69531</text:p>
          </table:table-cell>
          <table:table-cell table:formula="of:=IF([.G196]=&quot;pos&quot;;[.L199];[.Q195])" office:value-type="string" office:string-value="1592.6344">
            <text:p>1592.6344</text:p>
          </table:table-cell>
          <table:table-cell table:formula="of:=IF([.P196]=[.P195];&quot;&quot;;CONCATENATE(&quot;{ name = '&quot;;[.O196];&quot;', x = &quot;;[.P196];&quot;, z = &quot;;[.Q1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97]=&quot;defName&quot;;[.J197];[.O196])" office:value-type="string" office:string-value="bug_med">
            <text:p>bug_med</text:p>
          </table:table-cell>
          <table:table-cell table:formula="of:=IF([.G197]=&quot;pos&quot;;[.L198];[.P196])" office:value-type="string" office:string-value="2981.69531">
            <text:p>2981.69531</text:p>
          </table:table-cell>
          <table:table-cell table:formula="of:=IF([.G197]=&quot;pos&quot;;[.L200];[.Q196])" office:value-type="string" office:string-value="1592.6344">
            <text:p>1592.6344</text:p>
          </table:table-cell>
          <table:table-cell table:formula="of:=IF([.P197]=[.P196];&quot;&quot;;CONCATENATE(&quot;{ name = '&quot;;[.O197];&quot;', x = &quot;;[.P197];&quot;, z = &quot;;[.Q1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8]=&quot;defName&quot;;[.J198];[.O197])" office:value-type="string" office:string-value="bug_med">
            <text:p>bug_med</text:p>
          </table:table-cell>
          <table:table-cell table:formula="of:=IF([.G198]=&quot;pos&quot;;[.L199];[.P197])" office:value-type="string" office:string-value="2981.69531">
            <text:p>2981.69531</text:p>
          </table:table-cell>
          <table:table-cell table:formula="of:=IF([.G198]=&quot;pos&quot;;[.L201];[.Q197])" office:value-type="string" office:string-value="1592.6344">
            <text:p>1592.6344</text:p>
          </table:table-cell>
          <table:table-cell table:formula="of:=IF([.P198]=[.P197];&quot;&quot;;CONCATENATE(&quot;{ name = '&quot;;[.O198];&quot;', x = &quot;;[.P198];&quot;, z = &quot;;[.Q1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9]=&quot;defName&quot;;[.J199];[.O198])" office:value-type="string" office:string-value="bug_med">
            <text:p>bug_med</text:p>
          </table:table-cell>
          <table:table-cell table:formula="of:=IF([.G199]=&quot;pos&quot;;[.L200];[.P198])" office:value-type="string" office:string-value="2981.69531">
            <text:p>2981.69531</text:p>
          </table:table-cell>
          <table:table-cell table:formula="of:=IF([.G199]=&quot;pos&quot;;[.L202];[.Q198])" office:value-type="string" office:string-value="1592.6344">
            <text:p>1592.6344</text:p>
          </table:table-cell>
          <table:table-cell table:formula="of:=IF([.P199]=[.P198];&quot;&quot;;CONCATENATE(&quot;{ name = '&quot;;[.O199];&quot;', x = &quot;;[.P199];&quot;, z = &quot;;[.Q1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1.4939814</text:p>
          </table:table-cell>
          <table:table-cell table:number-columns-repeated="2"/>
          <table:table-cell table:formula="of:=IF([.G200]=&quot;defName&quot;;[.J200];[.O199])" office:value-type="string" office:string-value="bug_med">
            <text:p>bug_med</text:p>
          </table:table-cell>
          <table:table-cell table:formula="of:=IF([.G200]=&quot;pos&quot;;[.L201];[.P199])" office:value-type="string" office:string-value="2981.69531">
            <text:p>2981.69531</text:p>
          </table:table-cell>
          <table:table-cell table:formula="of:=IF([.G200]=&quot;pos&quot;;[.L203];[.Q199])" office:value-type="string" office:string-value="1592.6344">
            <text:p>1592.6344</text:p>
          </table:table-cell>
          <table:table-cell table:formula="of:=IF([.P200]=[.P199];&quot;&quot;;CONCATENATE(&quot;{ name = '&quot;;[.O200];&quot;', x = &quot;;[.P200];&quot;, z = &quot;;[.Q2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1]=&quot;defName&quot;;[.J201];[.O200])" office:value-type="string" office:string-value="bug_med">
            <text:p>bug_med</text:p>
          </table:table-cell>
          <table:table-cell table:formula="of:=IF([.G201]=&quot;pos&quot;;[.L202];[.P200])" office:value-type="string" office:string-value="2981.69531">
            <text:p>2981.69531</text:p>
          </table:table-cell>
          <table:table-cell table:formula="of:=IF([.G201]=&quot;pos&quot;;[.L204];[.Q200])" office:value-type="string" office:string-value="1592.6344">
            <text:p>1592.6344</text:p>
          </table:table-cell>
          <table:table-cell table:formula="of:=IF([.P201]=[.P200];&quot;&quot;;CONCATENATE(&quot;{ name = '&quot;;[.O201];&quot;', x = &quot;;[.P201];&quot;, z = &quot;;[.Q2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2]=&quot;defName&quot;;[.J202];[.O201])" office:value-type="string" office:string-value="bug_med">
            <text:p>bug_med</text:p>
          </table:table-cell>
          <table:table-cell table:formula="of:=IF([.G202]=&quot;pos&quot;;[.L203];[.P201])" office:value-type="string" office:string-value="2981.69531">
            <text:p>2981.69531</text:p>
          </table:table-cell>
          <table:table-cell table:formula="of:=IF([.G202]=&quot;pos&quot;;[.L205];[.Q201])" office:value-type="string" office:string-value="1592.6344">
            <text:p>1592.6344</text:p>
          </table:table-cell>
          <table:table-cell table:formula="of:=IF([.P202]=[.P201];&quot;&quot;;CONCATENATE(&quot;{ name = '&quot;;[.O202];&quot;', x = &quot;;[.P202];&quot;, z = &quot;;[.Q2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03]=&quot;defName&quot;;[.J203];[.O202])" office:value-type="string" office:string-value="bug_med">
            <text:p>bug_med</text:p>
          </table:table-cell>
          <table:table-cell table:formula="of:=IF([.G203]=&quot;pos&quot;;[.L204];[.P202])" office:value-type="string" office:string-value="2981.69531">
            <text:p>2981.69531</text:p>
          </table:table-cell>
          <table:table-cell table:formula="of:=IF([.G203]=&quot;pos&quot;;[.L206];[.Q202])" office:value-type="string" office:string-value="1592.6344">
            <text:p>1592.6344</text:p>
          </table:table-cell>
          <table:table-cell table:formula="of:=IF([.P203]=[.P202];&quot;&quot;;CONCATENATE(&quot;{ name = '&quot;;[.O203];&quot;', x = &quot;;[.P203];&quot;, z = &quot;;[.Q2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4]=&quot;defName&quot;;[.J204];[.O203])" office:value-type="string" office:string-value="bug_med">
            <text:p>bug_med</text:p>
          </table:table-cell>
          <table:table-cell table:formula="of:=IF([.G204]=&quot;pos&quot;;[.L205];[.P203])" office:value-type="string" office:string-value="2981.69531">
            <text:p>2981.69531</text:p>
          </table:table-cell>
          <table:table-cell table:formula="of:=IF([.G204]=&quot;pos&quot;;[.L207];[.Q203])" office:value-type="string" office:string-value="1592.6344">
            <text:p>1592.6344</text:p>
          </table:table-cell>
          <table:table-cell table:formula="of:=IF([.P204]=[.P203];&quot;&quot;;CONCATENATE(&quot;{ name = '&quot;;[.O204];&quot;', x = &quot;;[.P204];&quot;, z = &quot;;[.Q2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5]=&quot;defName&quot;;[.J205];[.O204])" office:value-type="string" office:string-value="bug_med">
            <text:p>bug_med</text:p>
          </table:table-cell>
          <table:table-cell table:formula="of:=IF([.G205]=&quot;pos&quot;;[.L206];[.P204])" office:value-type="string" office:string-value="2981.69531">
            <text:p>2981.69531</text:p>
          </table:table-cell>
          <table:table-cell table:formula="of:=IF([.G205]=&quot;pos&quot;;[.L208];[.Q204])" office:value-type="string" office:string-value="1592.6344">
            <text:p>1592.6344</text:p>
          </table:table-cell>
          <table:table-cell table:formula="of:=IF([.P205]=[.P204];&quot;&quot;;CONCATENATE(&quot;{ name = '&quot;;[.O205];&quot;', x = &quot;;[.P205];&quot;, z = &quot;;[.Q2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6]=&quot;defName&quot;;[.J206];[.O205])" office:value-type="string" office:string-value="bug_med">
            <text:p>bug_med</text:p>
          </table:table-cell>
          <table:table-cell table:formula="of:=IF([.G206]=&quot;pos&quot;;[.L207];[.P205])" office:value-type="string" office:string-value="2981.69531">
            <text:p>2981.69531</text:p>
          </table:table-cell>
          <table:table-cell table:formula="of:=IF([.G206]=&quot;pos&quot;;[.L209];[.Q205])" office:value-type="string" office:string-value="1592.6344">
            <text:p>1592.6344</text:p>
          </table:table-cell>
          <table:table-cell table:formula="of:=IF([.P206]=[.P205];&quot;&quot;;CONCATENATE(&quot;{ name = '&quot;;[.O206];&quot;', x = &quot;;[.P206];&quot;, z = &quot;;[.Q2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7]=&quot;defName&quot;;[.J207];[.O206])" office:value-type="string" office:string-value="bug_med">
            <text:p>bug_med</text:p>
          </table:table-cell>
          <table:table-cell table:formula="of:=IF([.G207]=&quot;pos&quot;;[.L208];[.P206])" office:value-type="string" office:string-value="2981.69531">
            <text:p>2981.69531</text:p>
          </table:table-cell>
          <table:table-cell table:formula="of:=IF([.G207]=&quot;pos&quot;;[.L210];[.Q206])" office:value-type="string" office:string-value="1592.6344">
            <text:p>1592.6344</text:p>
          </table:table-cell>
          <table:table-cell table:formula="of:=IF([.P207]=[.P206];&quot;&quot;;CONCATENATE(&quot;{ name = '&quot;;[.O207];&quot;', x = &quot;;[.P207];&quot;, z = &quot;;[.Q2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8]=&quot;defName&quot;;[.J208];[.O207])" office:value-type="string" office:string-value="bug_med">
            <text:p>bug_med</text:p>
          </table:table-cell>
          <table:table-cell table:formula="of:=IF([.G208]=&quot;pos&quot;;[.L209];[.P207])" office:value-type="string" office:string-value="2981.69531">
            <text:p>2981.69531</text:p>
          </table:table-cell>
          <table:table-cell table:formula="of:=IF([.G208]=&quot;pos&quot;;[.L211];[.Q207])" office:value-type="string" office:string-value="1592.6344">
            <text:p>1592.6344</text:p>
          </table:table-cell>
          <table:table-cell table:formula="of:=IF([.P208]=[.P207];&quot;&quot;;CONCATENATE(&quot;{ name = '&quot;;[.O208];&quot;', x = &quot;;[.P208];&quot;, z = &quot;;[.Q208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209]=&quot;defName&quot;;[.J209];[.O208])" office:value-type="string" office:string-value="bug_med">
            <text:p>bug_med</text:p>
          </table:table-cell>
          <table:table-cell table:formula="of:=IF([.G209]=&quot;pos&quot;;[.L210];[.P208])" office:value-type="string" office:string-value="2981.69531">
            <text:p>2981.69531</text:p>
          </table:table-cell>
          <table:table-cell table:formula="of:=IF([.G209]=&quot;pos&quot;;[.L212];[.Q208])" office:value-type="string" office:string-value="1592.6344">
            <text:p>1592.6344</text:p>
          </table:table-cell>
          <table:table-cell table:formula="of:=IF([.P209]=[.P208];&quot;&quot;;CONCATENATE(&quot;{ name = '&quot;;[.O209];&quot;', x = &quot;;[.P209];&quot;, z = &quot;;[.Q209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3127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210]=&quot;defName&quot;;[.J210];[.O209])" office:value-type="string" office:string-value="bug_med">
            <text:p>bug_med</text:p>
          </table:table-cell>
          <table:table-cell table:formula="of:=IF([.G210]=&quot;pos&quot;;[.L211];[.P209])" office:value-type="string" office:string-value="2981.69531">
            <text:p>2981.69531</text:p>
          </table:table-cell>
          <table:table-cell table:formula="of:=IF([.G210]=&quot;pos&quot;;[.L213];[.Q209])" office:value-type="string" office:string-value="1592.6344">
            <text:p>1592.6344</text:p>
          </table:table-cell>
          <table:table-cell table:formula="of:=IF([.P210]=[.P209];&quot;&quot;;CONCATENATE(&quot;{ name = '&quot;;[.O210];&quot;', x = &quot;;[.P210];&quot;, z = &quot;;[.Q2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/>
          <table:table-cell table:number-columns-repeated="2"/>
          <table:table-cell table:formula="of:=IF([.G211]=&quot;defName&quot;;[.J211];[.O210])" office:value-type="string" office:string-value="bug_med">
            <text:p>bug_med</text:p>
          </table:table-cell>
          <table:table-cell table:formula="of:=IF([.G211]=&quot;pos&quot;;[.L212];[.P210])" office:value-type="string" office:string-value="2981.69531">
            <text:p>2981.69531</text:p>
          </table:table-cell>
          <table:table-cell table:formula="of:=IF([.G211]=&quot;pos&quot;;[.L214];[.Q210])" office:value-type="string" office:string-value="1592.6344">
            <text:p>1592.6344</text:p>
          </table:table-cell>
          <table:table-cell table:formula="of:=IF([.P211]=[.P210];&quot;&quot;;CONCATENATE(&quot;{ name = '&quot;;[.O211];&quot;', x = &quot;;[.P211];&quot;, z = &quot;;[.Q2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212]=&quot;defName&quot;;[.J212];[.O211])" office:value-type="string" office:string-value="bug_med">
            <text:p>bug_med</text:p>
          </table:table-cell>
          <table:table-cell table:formula="of:=IF([.G212]=&quot;pos&quot;;[.L213];[.P211])" office:value-type="string" office:string-value="2981.69531">
            <text:p>2981.69531</text:p>
          </table:table-cell>
          <table:table-cell table:formula="of:=IF([.G212]=&quot;pos&quot;;[.L215];[.Q211])" office:value-type="string" office:string-value="1592.6344">
            <text:p>1592.6344</text:p>
          </table:table-cell>
          <table:table-cell table:formula="of:=IF([.P212]=[.P211];&quot;&quot;;CONCATENATE(&quot;{ name = '&quot;;[.O212];&quot;', x = &quot;;[.P212];&quot;, z = &quot;;[.Q2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13]=&quot;defName&quot;;[.J213];[.O212])" office:value-type="string" office:string-value="bug_med">
            <text:p>bug_med</text:p>
          </table:table-cell>
          <table:table-cell table:formula="of:=IF([.G213]=&quot;pos&quot;;[.L214];[.P212])" office:value-type="string" office:string-value="2981.69531">
            <text:p>2981.69531</text:p>
          </table:table-cell>
          <table:table-cell table:formula="of:=IF([.G213]=&quot;pos&quot;;[.L216];[.Q212])" office:value-type="string" office:string-value="1592.6344">
            <text:p>1592.6344</text:p>
          </table:table-cell>
          <table:table-cell table:formula="of:=IF([.P213]=[.P212];&quot;&quot;;CONCATENATE(&quot;{ name = '&quot;;[.O213];&quot;', x = &quot;;[.P213];&quot;, z = &quot;;[.Q2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big</text:p>
          </table:table-cell>
          <table:table-cell/>
          <table:table-cell/>
          <table:table-cell table:number-columns-repeated="2"/>
          <table:table-cell table:formula="of:=IF([.G214]=&quot;defName&quot;;[.J214];[.O213])" office:value-type="string" office:string-value="bug_big">
            <text:p>bug_big</text:p>
          </table:table-cell>
          <table:table-cell table:formula="of:=IF([.G214]=&quot;pos&quot;;[.L215];[.P213])" office:value-type="string" office:string-value="2981.69531">
            <text:p>2981.69531</text:p>
          </table:table-cell>
          <table:table-cell table:formula="of:=IF([.G214]=&quot;pos&quot;;[.L217];[.Q213])" office:value-type="string" office:string-value="1592.6344">
            <text:p>1592.6344</text:p>
          </table:table-cell>
          <table:table-cell table:formula="of:=IF([.P214]=[.P213];&quot;&quot;;CONCATENATE(&quot;{ name = '&quot;;[.O214];&quot;', x = &quot;;[.P214];&quot;, z = &quot;;[.Q2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15]=&quot;defName&quot;;[.J215];[.O214])" office:value-type="string" office:string-value="bug_big">
            <text:p>bug_big</text:p>
          </table:table-cell>
          <table:table-cell table:formula="of:=IF([.G215]=&quot;pos&quot;;[.L216];[.P214])" office:value-type="string" office:string-value="2981.69531">
            <text:p>2981.69531</text:p>
          </table:table-cell>
          <table:table-cell table:formula="of:=IF([.G215]=&quot;pos&quot;;[.L218];[.Q214])" office:value-type="string" office:string-value="1592.6344">
            <text:p>1592.6344</text:p>
          </table:table-cell>
          <table:table-cell table:formula="of:=IF([.P215]=[.P214];&quot;&quot;;CONCATENATE(&quot;{ name = '&quot;;[.O215];&quot;', x = &quot;;[.P215];&quot;, z = &quot;;[.Q2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216]=&quot;defName&quot;;[.J216];[.O215])" office:value-type="string" office:string-value="bug_big">
            <text:p>bug_big</text:p>
          </table:table-cell>
          <table:table-cell table:formula="of:=IF([.G216]=&quot;pos&quot;;[.L217];[.P215])" office:value-type="string" office:string-value="2981.69531">
            <text:p>2981.69531</text:p>
          </table:table-cell>
          <table:table-cell table:formula="of:=IF([.G216]=&quot;pos&quot;;[.L219];[.Q215])" office:value-type="string" office:string-value="1592.6344">
            <text:p>1592.6344</text:p>
          </table:table-cell>
          <table:table-cell table:formula="of:=IF([.P216]=[.P215];&quot;&quot;;CONCATENATE(&quot;{ name = '&quot;;[.O216];&quot;', x = &quot;;[.P216];&quot;, z = &quot;;[.Q2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217]=&quot;defName&quot;;[.J217];[.O216])" office:value-type="string" office:string-value="bug_big">
            <text:p>bug_big</text:p>
          </table:table-cell>
          <table:table-cell table:formula="of:=IF([.G217]=&quot;pos&quot;;[.L218];[.P216])" office:value-type="string" office:string-value="2981.69531">
            <text:p>2981.69531</text:p>
          </table:table-cell>
          <table:table-cell table:formula="of:=IF([.G217]=&quot;pos&quot;;[.L220];[.Q216])" office:value-type="string" office:string-value="1592.6344">
            <text:p>1592.6344</text:p>
          </table:table-cell>
          <table:table-cell table:formula="of:=IF([.P217]=[.P216];&quot;&quot;;CONCATENATE(&quot;{ name = '&quot;;[.O217];&quot;', x = &quot;;[.P217];&quot;, z = &quot;;[.Q2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218]=&quot;defName&quot;;[.J218];[.O217])" office:value-type="string" office:string-value="bug_big">
            <text:p>bug_big</text:p>
          </table:table-cell>
          <table:table-cell table:formula="of:=IF([.G218]=&quot;pos&quot;;[.L219];[.P217])" office:value-type="string" office:string-value="2981.69531">
            <text:p>2981.69531</text:p>
          </table:table-cell>
          <table:table-cell table:formula="of:=IF([.G218]=&quot;pos&quot;;[.L221];[.Q217])" office:value-type="string" office:string-value="1592.6344">
            <text:p>1592.6344</text:p>
          </table:table-cell>
          <table:table-cell table:formula="of:=IF([.P218]=[.P217];&quot;&quot;;CONCATENATE(&quot;{ name = '&quot;;[.O218];&quot;', x = &quot;;[.P218];&quot;, z = &quot;;[.Q2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219]=&quot;defName&quot;;[.J219];[.O218])" office:value-type="string" office:string-value="bug_big">
            <text:p>bug_big</text:p>
          </table:table-cell>
          <table:table-cell table:formula="of:=IF([.G219]=&quot;pos&quot;;[.L220];[.P218])" office:value-type="string" office:string-value="2981.69531">
            <text:p>2981.69531</text:p>
          </table:table-cell>
          <table:table-cell table:formula="of:=IF([.G219]=&quot;pos&quot;;[.L222];[.Q218])" office:value-type="string" office:string-value="1592.6344">
            <text:p>1592.6344</text:p>
          </table:table-cell>
          <table:table-cell table:formula="of:=IF([.P219]=[.P218];&quot;&quot;;CONCATENATE(&quot;{ name = '&quot;;[.O219];&quot;', x = &quot;;[.P219];&quot;, z = &quot;;[.Q2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220]=&quot;defName&quot;;[.J220];[.O219])" office:value-type="string" office:string-value="bug_big">
            <text:p>bug_big</text:p>
          </table:table-cell>
          <table:table-cell table:formula="of:=IF([.G220]=&quot;pos&quot;;[.L221];[.P219])" office:value-type="string" office:string-value="2981.69531">
            <text:p>2981.69531</text:p>
          </table:table-cell>
          <table:table-cell table:formula="of:=IF([.G220]=&quot;pos&quot;;[.L223];[.Q219])" office:value-type="string" office:string-value="1592.6344">
            <text:p>1592.6344</text:p>
          </table:table-cell>
          <table:table-cell table:formula="of:=IF([.P220]=[.P219];&quot;&quot;;CONCATENATE(&quot;{ name = '&quot;;[.O220];&quot;', x = &quot;;[.P220];&quot;, z = &quot;;[.Q2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221]=&quot;defName&quot;;[.J221];[.O220])" office:value-type="string" office:string-value="bug_big">
            <text:p>bug_big</text:p>
          </table:table-cell>
          <table:table-cell table:formula="of:=IF([.G221]=&quot;pos&quot;;[.L222];[.P220])" office:value-type="string" office:string-value="2981.69531">
            <text:p>2981.69531</text:p>
          </table:table-cell>
          <table:table-cell table:formula="of:=IF([.G221]=&quot;pos&quot;;[.L224];[.Q220])" office:value-type="string" office:string-value="1592.6344">
            <text:p>1592.6344</text:p>
          </table:table-cell>
          <table:table-cell table:formula="of:=IF([.P221]=[.P220];&quot;&quot;;CONCATENATE(&quot;{ name = '&quot;;[.O221];&quot;', x = &quot;;[.P221];&quot;, z = &quot;;[.Q2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Goliath - Robust Melee Unit</text:p>
          </table:table-cell>
          <table:table-cell/>
          <table:table-cell/>
          <table:table-cell table:number-columns-repeated="2"/>
          <table:table-cell table:formula="of:=IF([.G222]=&quot;defName&quot;;[.J222];[.O221])" office:value-type="string" office:string-value="bug_big">
            <text:p>bug_big</text:p>
          </table:table-cell>
          <table:table-cell table:formula="of:=IF([.G222]=&quot;pos&quot;;[.L223];[.P221])" office:value-type="string" office:string-value="2981.69531">
            <text:p>2981.69531</text:p>
          </table:table-cell>
          <table:table-cell table:formula="of:=IF([.G222]=&quot;pos&quot;;[.L225];[.Q221])" office:value-type="string" office:string-value="1592.6344">
            <text:p>1592.6344</text:p>
          </table:table-cell>
          <table:table-cell table:formula="of:=IF([.P222]=[.P221];&quot;&quot;;CONCATENATE(&quot;{ name = '&quot;;[.O222];&quot;', x = &quot;;[.P222];&quot;, z = &quot;;[.Q2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23]=&quot;defName&quot;;[.J223];[.O222])" office:value-type="string" office:string-value="bug_big">
            <text:p>bug_big</text:p>
          </table:table-cell>
          <table:table-cell table:formula="of:=IF([.G223]=&quot;pos&quot;;[.L224];[.P222])" office:value-type="string" office:string-value="2981.69531">
            <text:p>2981.69531</text:p>
          </table:table-cell>
          <table:table-cell table:formula="of:=IF([.G223]=&quot;pos&quot;;[.L226];[.Q222])" office:value-type="string" office:string-value="1592.6344">
            <text:p>1592.6344</text:p>
          </table:table-cell>
          <table:table-cell table:formula="of:=IF([.P223]=[.P222];&quot;&quot;;CONCATENATE(&quot;{ name = '&quot;;[.O223];&quot;', x = &quot;;[.P223];&quot;, z = &quot;;[.Q2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24]=&quot;defName&quot;;[.J224];[.O223])" office:value-type="string" office:string-value="bug_big">
            <text:p>bug_big</text:p>
          </table:table-cell>
          <table:table-cell table:formula="of:=IF([.G224]=&quot;pos&quot;;[.L225];[.P223])" office:value-type="string" office:string-value="2981.69531">
            <text:p>2981.69531</text:p>
          </table:table-cell>
          <table:table-cell table:formula="of:=IF([.G224]=&quot;pos&quot;;[.L227];[.Q223])" office:value-type="string" office:string-value="1592.6344">
            <text:p>1592.6344</text:p>
          </table:table-cell>
          <table:table-cell table:formula="of:=IF([.P224]=[.P223];&quot;&quot;;CONCATENATE(&quot;{ name = '&quot;;[.O224];&quot;', x = &quot;;[.P224];&quot;, z = &quot;;[.Q2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25]=&quot;defName&quot;;[.J225];[.O224])" office:value-type="string" office:string-value="bug_big">
            <text:p>bug_big</text:p>
          </table:table-cell>
          <table:table-cell table:formula="of:=IF([.G225]=&quot;pos&quot;;[.L226];[.P224])" office:value-type="string" office:string-value="2981.69531">
            <text:p>2981.69531</text:p>
          </table:table-cell>
          <table:table-cell table:formula="of:=IF([.G225]=&quot;pos&quot;;[.L228];[.Q224])" office:value-type="string" office:string-value="1592.6344">
            <text:p>1592.6344</text:p>
          </table:table-cell>
          <table:table-cell table:formula="of:=IF([.P225]=[.P224];&quot;&quot;;CONCATENATE(&quot;{ name = '&quot;;[.O225];&quot;', x = &quot;;[.P225];&quot;, z = &quot;;[.Q2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26]=&quot;defName&quot;;[.J226];[.O225])" office:value-type="string" office:string-value="bug_big">
            <text:p>bug_big</text:p>
          </table:table-cell>
          <table:table-cell table:formula="of:=IF([.G226]=&quot;pos&quot;;[.L227];[.P225])" office:value-type="string" office:string-value="2981.69531">
            <text:p>2981.69531</text:p>
          </table:table-cell>
          <table:table-cell table:formula="of:=IF([.G226]=&quot;pos&quot;;[.L229];[.Q225])" office:value-type="string" office:string-value="1592.6344">
            <text:p>1592.6344</text:p>
          </table:table-cell>
          <table:table-cell table:formula="of:=IF([.P226]=[.P225];&quot;&quot;;CONCATENATE(&quot;{ name = '&quot;;[.O226];&quot;', x = &quot;;[.P226];&quot;, z = &quot;;[.Q2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27]=&quot;defName&quot;;[.J227];[.O226])" office:value-type="string" office:string-value="bug_big">
            <text:p>bug_big</text:p>
          </table:table-cell>
          <table:table-cell table:formula="of:=IF([.G227]=&quot;pos&quot;;[.L228];[.P226])" office:value-type="string" office:string-value="2981.69531">
            <text:p>2981.69531</text:p>
          </table:table-cell>
          <table:table-cell table:formula="of:=IF([.G227]=&quot;pos&quot;;[.L230];[.Q226])" office:value-type="string" office:string-value="1592.6344">
            <text:p>1592.6344</text:p>
          </table:table-cell>
          <table:table-cell table:formula="of:=IF([.P227]=[.P226];&quot;&quot;;CONCATENATE(&quot;{ name = '&quot;;[.O227];&quot;', x = &quot;;[.P227];&quot;, z = &quot;;[.Q2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28]=&quot;defName&quot;;[.J228];[.O227])" office:value-type="string" office:string-value="bug_big">
            <text:p>bug_big</text:p>
          </table:table-cell>
          <table:table-cell table:formula="of:=IF([.G228]=&quot;pos&quot;;[.L229];[.P227])" office:value-type="string" office:string-value="2981.69531">
            <text:p>2981.69531</text:p>
          </table:table-cell>
          <table:table-cell table:formula="of:=IF([.G228]=&quot;pos&quot;;[.L231];[.Q227])" office:value-type="string" office:string-value="1592.6344">
            <text:p>1592.6344</text:p>
          </table:table-cell>
          <table:table-cell table:formula="of:=IF([.P228]=[.P227];&quot;&quot;;CONCATENATE(&quot;{ name = '&quot;;[.O228];&quot;', x = &quot;;[.P228];&quot;, z = &quot;;[.Q2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29]=&quot;defName&quot;;[.J229];[.O228])" office:value-type="string" office:string-value="bug_big">
            <text:p>bug_big</text:p>
          </table:table-cell>
          <table:table-cell table:formula="of:=IF([.G229]=&quot;pos&quot;;[.L230];[.P228])" office:value-type="string" office:string-value="2981.69531">
            <text:p>2981.69531</text:p>
          </table:table-cell>
          <table:table-cell table:formula="of:=IF([.G229]=&quot;pos&quot;;[.L232];[.Q228])" office:value-type="string" office:string-value="1592.6344">
            <text:p>1592.6344</text:p>
          </table:table-cell>
          <table:table-cell table:formula="of:=IF([.P229]=[.P228];&quot;&quot;;CONCATENATE(&quot;{ name = '&quot;;[.O229];&quot;', x = &quot;;[.P229];&quot;, z = &quot;;[.Q2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30]=&quot;defName&quot;;[.J230];[.O229])" office:value-type="string" office:string-value="bug_big">
            <text:p>bug_big</text:p>
          </table:table-cell>
          <table:table-cell table:formula="of:=IF([.G230]=&quot;pos&quot;;[.L231];[.P229])" office:value-type="string" office:string-value="2981.69531">
            <text:p>2981.69531</text:p>
          </table:table-cell>
          <table:table-cell table:formula="of:=IF([.G230]=&quot;pos&quot;;[.L233];[.Q229])" office:value-type="string" office:string-value="1592.6344">
            <text:p>1592.6344</text:p>
          </table:table-cell>
          <table:table-cell table:formula="of:=IF([.P230]=[.P229];&quot;&quot;;CONCATENATE(&quot;{ name = '&quot;;[.O230];&quot;', x = &quot;;[.P230];&quot;, z = &quot;;[.Q2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31]=&quot;defName&quot;;[.J231];[.O230])" office:value-type="string" office:string-value="bug_big">
            <text:p>bug_big</text:p>
          </table:table-cell>
          <table:table-cell table:formula="of:=IF([.G231]=&quot;pos&quot;;[.L232];[.P230])" office:value-type="string" office:string-value="2981.69531">
            <text:p>2981.69531</text:p>
          </table:table-cell>
          <table:table-cell table:formula="of:=IF([.G231]=&quot;pos&quot;;[.L234];[.Q230])" office:value-type="string" office:string-value="1592.6344">
            <text:p>1592.6344</text:p>
          </table:table-cell>
          <table:table-cell table:formula="of:=IF([.P231]=[.P230];&quot;&quot;;CONCATENATE(&quot;{ name = '&quot;;[.O231];&quot;', x = &quot;;[.P231];&quot;, z = &quot;;[.Q2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32]=&quot;defName&quot;;[.J232];[.O231])" office:value-type="string" office:string-value="bug_big">
            <text:p>bug_big</text:p>
          </table:table-cell>
          <table:table-cell table:formula="of:=IF([.G232]=&quot;pos&quot;;[.L233];[.P231])" office:value-type="string" office:string-value="2981.69531">
            <text:p>2981.69531</text:p>
          </table:table-cell>
          <table:table-cell table:formula="of:=IF([.G232]=&quot;pos&quot;;[.L235];[.Q231])" office:value-type="string" office:string-value="1592.6344">
            <text:p>1592.6344</text:p>
          </table:table-cell>
          <table:table-cell table:formula="of:=IF([.P232]=[.P231];&quot;&quot;;CONCATENATE(&quot;{ name = '&quot;;[.O232];&quot;', x = &quot;;[.P232];&quot;, z = &quot;;[.Q2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33]=&quot;defName&quot;;[.J233];[.O232])" office:value-type="string" office:string-value="bug_big">
            <text:p>bug_big</text:p>
          </table:table-cell>
          <table:table-cell table:formula="of:=IF([.G233]=&quot;pos&quot;;[.L234];[.P232])" office:value-type="string" office:string-value="2981.69531">
            <text:p>2981.69531</text:p>
          </table:table-cell>
          <table:table-cell table:formula="of:=IF([.G233]=&quot;pos&quot;;[.L236];[.Q232])" office:value-type="string" office:string-value="1592.6344">
            <text:p>1592.6344</text:p>
          </table:table-cell>
          <table:table-cell table:formula="of:=IF([.P233]=[.P232];&quot;&quot;;CONCATENATE(&quot;{ name = '&quot;;[.O233];&quot;', x = &quot;;[.P233];&quot;, z = &quot;;[.Q2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234]=&quot;defName&quot;;[.J234];[.O233])" office:value-type="string" office:string-value="bug_big">
            <text:p>bug_big</text:p>
          </table:table-cell>
          <table:table-cell table:formula="of:=IF([.G234]=&quot;pos&quot;;[.L235];[.P233])" office:value-type="string" office:string-value="2981.69531">
            <text:p>2981.69531</text:p>
          </table:table-cell>
          <table:table-cell table:formula="of:=IF([.G234]=&quot;pos&quot;;[.L237];[.Q233])" office:value-type="string" office:string-value="1592.6344">
            <text:p>1592.6344</text:p>
          </table:table-cell>
          <table:table-cell table:formula="of:=IF([.P234]=[.P233];&quot;&quot;;CONCATENATE(&quot;{ name = '&quot;;[.O234];&quot;', x = &quot;;[.P234];&quot;, z = &quot;;[.Q2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35]=&quot;defName&quot;;[.J235];[.O234])" office:value-type="string" office:string-value="bug_big">
            <text:p>bug_big</text:p>
          </table:table-cell>
          <table:table-cell table:formula="of:=IF([.G235]=&quot;pos&quot;;[.L236];[.P234])" office:value-type="string" office:string-value="2981.69531">
            <text:p>2981.69531</text:p>
          </table:table-cell>
          <table:table-cell table:formula="of:=IF([.G235]=&quot;pos&quot;;[.L238];[.Q234])" office:value-type="string" office:string-value="1592.6344">
            <text:p>1592.6344</text:p>
          </table:table-cell>
          <table:table-cell table:formula="of:=IF([.P235]=[.P234];&quot;&quot;;CONCATENATE(&quot;{ name = '&quot;;[.O235];&quot;', x = &quot;;[.P235];&quot;, z = &quot;;[.Q2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36]=&quot;defName&quot;;[.J236];[.O235])" office:value-type="string" office:string-value="bug_big">
            <text:p>bug_big</text:p>
          </table:table-cell>
          <table:table-cell table:formula="of:=IF([.G236]=&quot;pos&quot;;[.L237];[.P235])" office:value-type="string" office:string-value="2981.69531">
            <text:p>2981.69531</text:p>
          </table:table-cell>
          <table:table-cell table:formula="of:=IF([.G236]=&quot;pos&quot;;[.L239];[.Q235])" office:value-type="string" office:string-value="1592.6344">
            <text:p>1592.6344</text:p>
          </table:table-cell>
          <table:table-cell table:formula="of:=IF([.P236]=[.P235];&quot;&quot;;CONCATENATE(&quot;{ name = '&quot;;[.O236];&quot;', x = &quot;;[.P236];&quot;, z = &quot;;[.Q2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37]=&quot;defName&quot;;[.J237];[.O236])" office:value-type="string" office:string-value="bug_big">
            <text:p>bug_big</text:p>
          </table:table-cell>
          <table:table-cell table:formula="of:=IF([.G237]=&quot;pos&quot;;[.L238];[.P236])" office:value-type="string" office:string-value="2981.69531">
            <text:p>2981.69531</text:p>
          </table:table-cell>
          <table:table-cell table:formula="of:=IF([.G237]=&quot;pos&quot;;[.L240];[.Q236])" office:value-type="string" office:string-value="1592.6344">
            <text:p>1592.6344</text:p>
          </table:table-cell>
          <table:table-cell table:formula="of:=IF([.P237]=[.P236];&quot;&quot;;CONCATENATE(&quot;{ name = '&quot;;[.O237];&quot;', x = &quot;;[.P237];&quot;, z = &quot;;[.Q2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38]=&quot;defName&quot;;[.J238];[.O237])" office:value-type="string" office:string-value="bug_big">
            <text:p>bug_big</text:p>
          </table:table-cell>
          <table:table-cell table:formula="of:=IF([.G238]=&quot;pos&quot;;[.L239];[.P237])" office:value-type="string" office:string-value="2981.69531">
            <text:p>2981.69531</text:p>
          </table:table-cell>
          <table:table-cell table:formula="of:=IF([.G238]=&quot;pos&quot;;[.L241];[.Q237])" office:value-type="string" office:string-value="1592.6344">
            <text:p>1592.6344</text:p>
          </table:table-cell>
          <table:table-cell table:formula="of:=IF([.P238]=[.P237];&quot;&quot;;CONCATENATE(&quot;{ name = '&quot;;[.O238];&quot;', x = &quot;;[.P238];&quot;, z = &quot;;[.Q2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239]=&quot;defName&quot;;[.J239];[.O238])" office:value-type="string" office:string-value="bug_big">
            <text:p>bug_big</text:p>
          </table:table-cell>
          <table:table-cell table:formula="of:=IF([.G239]=&quot;pos&quot;;[.L240];[.P238])" office:value-type="string" office:string-value="2981.69531">
            <text:p>2981.69531</text:p>
          </table:table-cell>
          <table:table-cell table:formula="of:=IF([.G239]=&quot;pos&quot;;[.L242];[.Q238])" office:value-type="string" office:string-value="1592.6344">
            <text:p>1592.6344</text:p>
          </table:table-cell>
          <table:table-cell table:formula="of:=IF([.P239]=[.P238];&quot;&quot;;CONCATENATE(&quot;{ name = '&quot;;[.O239];&quot;', x = &quot;;[.P239];&quot;, z = &quot;;[.Q2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240]=&quot;defName&quot;;[.J240];[.O239])" office:value-type="string" office:string-value="bug_big">
            <text:p>bug_big</text:p>
          </table:table-cell>
          <table:table-cell table:formula="of:=IF([.G240]=&quot;pos&quot;;[.L241];[.P239])" office:value-type="string" office:string-value="2981.69531">
            <text:p>2981.69531</text:p>
          </table:table-cell>
          <table:table-cell table:formula="of:=IF([.G240]=&quot;pos&quot;;[.L243];[.Q239])" office:value-type="string" office:string-value="1592.6344">
            <text:p>1592.6344</text:p>
          </table:table-cell>
          <table:table-cell table:formula="of:=IF([.P240]=[.P239];&quot;&quot;;CONCATENATE(&quot;{ name = '&quot;;[.O240];&quot;', x = &quot;;[.P240];&quot;, z = &quot;;[.Q2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241]=&quot;defName&quot;;[.J241];[.O240])" office:value-type="string" office:string-value="bug_big">
            <text:p>bug_big</text:p>
          </table:table-cell>
          <table:table-cell table:formula="of:=IF([.G241]=&quot;pos&quot;;[.L242];[.P240])" office:value-type="string" office:string-value="2981.69531">
            <text:p>2981.69531</text:p>
          </table:table-cell>
          <table:table-cell table:formula="of:=IF([.G241]=&quot;pos&quot;;[.L244];[.Q240])" office:value-type="string" office:string-value="1592.6344">
            <text:p>1592.6344</text:p>
          </table:table-cell>
          <table:table-cell table:formula="of:=IF([.P241]=[.P240];&quot;&quot;;CONCATENATE(&quot;{ name = '&quot;;[.O241];&quot;', x = &quot;;[.P241];&quot;, z = &quot;;[.Q2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242]=&quot;defName&quot;;[.J242];[.O241])" office:value-type="string" office:string-value="bug_big">
            <text:p>bug_big</text:p>
          </table:table-cell>
          <table:table-cell table:formula="of:=IF([.G242]=&quot;pos&quot;;[.L243];[.P241])" office:value-type="string" office:string-value="2981.69531">
            <text:p>2981.69531</text:p>
          </table:table-cell>
          <table:table-cell table:formula="of:=IF([.G242]=&quot;pos&quot;;[.L245];[.Q241])" office:value-type="string" office:string-value="1592.6344">
            <text:p>1592.6344</text:p>
          </table:table-cell>
          <table:table-cell table:formula="of:=IF([.P242]=[.P241];&quot;&quot;;CONCATENATE(&quot;{ name = '&quot;;[.O242];&quot;', x = &quot;;[.P242];&quot;, z = &quot;;[.Q2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243]=&quot;defName&quot;;[.J243];[.O242])" office:value-type="string" office:string-value="bug_big">
            <text:p>bug_big</text:p>
          </table:table-cell>
          <table:table-cell table:formula="of:=IF([.G243]=&quot;pos&quot;;[.L244];[.P242])" office:value-type="string" office:string-value="2981.69531">
            <text:p>2981.69531</text:p>
          </table:table-cell>
          <table:table-cell table:formula="of:=IF([.G243]=&quot;pos&quot;;[.L246];[.Q242])" office:value-type="string" office:string-value="1592.6344">
            <text:p>1592.6344</text:p>
          </table:table-cell>
          <table:table-cell table:formula="of:=IF([.P243]=[.P242];&quot;&quot;;CONCATENATE(&quot;{ name = '&quot;;[.O243];&quot;', x = &quot;;[.P243];&quot;, z = &quot;;[.Q2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44]=&quot;defName&quot;;[.J244];[.O243])" office:value-type="string" office:string-value="bug_big">
            <text:p>bug_big</text:p>
          </table:table-cell>
          <table:table-cell table:formula="of:=IF([.G244]=&quot;pos&quot;;[.L245];[.P243])" office:value-type="string" office:string-value="2981.69531">
            <text:p>2981.69531</text:p>
          </table:table-cell>
          <table:table-cell table:formula="of:=IF([.G244]=&quot;pos&quot;;[.L247];[.Q243])" office:value-type="string" office:string-value="1592.6344">
            <text:p>1592.6344</text:p>
          </table:table-cell>
          <table:table-cell table:formula="of:=IF([.P244]=[.P243];&quot;&quot;;CONCATENATE(&quot;{ name = '&quot;;[.O244];&quot;', x = &quot;;[.P244];&quot;, z = &quot;;[.Q2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45]=&quot;defName&quot;;[.J245];[.O244])" office:value-type="string" office:string-value="bug_big">
            <text:p>bug_big</text:p>
          </table:table-cell>
          <table:table-cell table:formula="of:=IF([.G245]=&quot;pos&quot;;[.L246];[.P244])" office:value-type="string" office:string-value="2981.69531">
            <text:p>2981.69531</text:p>
          </table:table-cell>
          <table:table-cell table:formula="of:=IF([.G245]=&quot;pos&quot;;[.L248];[.Q244])" office:value-type="string" office:string-value="1592.6344">
            <text:p>1592.6344</text:p>
          </table:table-cell>
          <table:table-cell table:formula="of:=IF([.P245]=[.P244];&quot;&quot;;CONCATENATE(&quot;{ name = '&quot;;[.O245];&quot;', x = &quot;;[.P245];&quot;, z = &quot;;[.Q2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246]=&quot;defName&quot;;[.J246];[.O245])" office:value-type="string" office:string-value="bug_big">
            <text:p>bug_big</text:p>
          </table:table-cell>
          <table:table-cell table:formula="of:=IF([.G246]=&quot;pos&quot;;[.L247];[.P245])" office:value-type="string" office:string-value="2981.69531">
            <text:p>2981.69531</text:p>
          </table:table-cell>
          <table:table-cell table:formula="of:=IF([.G246]=&quot;pos&quot;;[.L249];[.Q245])" office:value-type="string" office:string-value="1592.6344">
            <text:p>1592.6344</text:p>
          </table:table-cell>
          <table:table-cell table:formula="of:=IF([.P246]=[.P245];&quot;&quot;;CONCATENATE(&quot;{ name = '&quot;;[.O246];&quot;', x = &quot;;[.P246];&quot;, z = &quot;;[.Q2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47]=&quot;defName&quot;;[.J247];[.O246])" office:value-type="string" office:string-value="bug_big">
            <text:p>bug_big</text:p>
          </table:table-cell>
          <table:table-cell table:formula="of:=IF([.G247]=&quot;pos&quot;;[.L248];[.P246])" office:value-type="string" office:string-value="2981.69531">
            <text:p>2981.69531</text:p>
          </table:table-cell>
          <table:table-cell table:formula="of:=IF([.G247]=&quot;pos&quot;;[.L250];[.Q246])" office:value-type="string" office:string-value="1592.6344">
            <text:p>1592.6344</text:p>
          </table:table-cell>
          <table:table-cell table:formula="of:=IF([.P247]=[.P246];&quot;&quot;;CONCATENATE(&quot;{ name = '&quot;;[.O247];&quot;', x = &quot;;[.P247];&quot;, z = &quot;;[.Q2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4.9999962</text:p>
          </table:table-cell>
          <table:table-cell table:formula="of:=IF([.G248]=&quot;defName&quot;;[.J248];[.O247])" office:value-type="string" office:string-value="bug_big">
            <text:p>bug_big</text:p>
          </table:table-cell>
          <table:table-cell table:formula="of:=IF([.G248]=&quot;pos&quot;;[.L249];[.P247])" office:value-type="string" office:string-value="2981.69531">
            <text:p>2981.69531</text:p>
          </table:table-cell>
          <table:table-cell table:formula="of:=IF([.G248]=&quot;pos&quot;;[.L251];[.Q247])" office:value-type="string" office:string-value="1592.6344">
            <text:p>1592.6344</text:p>
          </table:table-cell>
          <table:table-cell table:formula="of:=IF([.P248]=[.P247];&quot;&quot;;CONCATENATE(&quot;{ name = '&quot;;[.O248];&quot;', x = &quot;;[.P248];&quot;, z = &quot;;[.Q2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49]=&quot;defName&quot;;[.J249];[.O248])" office:value-type="string" office:string-value="bug_big">
            <text:p>bug_big</text:p>
          </table:table-cell>
          <table:table-cell table:formula="of:=IF([.G249]=&quot;pos&quot;;[.L250];[.P248])" office:value-type="string" office:string-value="2981.69531">
            <text:p>2981.69531</text:p>
          </table:table-cell>
          <table:table-cell table:formula="of:=IF([.G249]=&quot;pos&quot;;[.L252];[.Q248])" office:value-type="string" office:string-value="1592.6344">
            <text:p>1592.6344</text:p>
          </table:table-cell>
          <table:table-cell table:formula="of:=IF([.P249]=[.P248];&quot;&quot;;CONCATENATE(&quot;{ name = '&quot;;[.O249];&quot;', x = &quot;;[.P249];&quot;, z = &quot;;[.Q2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250]=&quot;defName&quot;;[.J250];[.O249])" office:value-type="string" office:string-value="bug_big">
            <text:p>bug_big</text:p>
          </table:table-cell>
          <table:table-cell table:formula="of:=IF([.G250]=&quot;pos&quot;;[.L251];[.P249])" office:value-type="string" office:string-value="2981.69531">
            <text:p>2981.69531</text:p>
          </table:table-cell>
          <table:table-cell table:formula="of:=IF([.G250]=&quot;pos&quot;;[.L253];[.Q249])" office:value-type="string" office:string-value="1592.6344">
            <text:p>1592.6344</text:p>
          </table:table-cell>
          <table:table-cell table:formula="of:=IF([.P250]=[.P249];&quot;&quot;;CONCATENATE(&quot;{ name = '&quot;;[.O250];&quot;', x = &quot;;[.P250];&quot;, z = &quot;;[.Q2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251]=&quot;defName&quot;;[.J251];[.O250])" office:value-type="string" office:string-value="bug_big">
            <text:p>bug_big</text:p>
          </table:table-cell>
          <table:table-cell table:formula="of:=IF([.G251]=&quot;pos&quot;;[.L252];[.P250])" office:value-type="string" office:string-value="2981.69531">
            <text:p>2981.69531</text:p>
          </table:table-cell>
          <table:table-cell table:formula="of:=IF([.G251]=&quot;pos&quot;;[.L254];[.Q250])" office:value-type="string" office:string-value="1592.6344">
            <text:p>1592.6344</text:p>
          </table:table-cell>
          <table:table-cell table:formula="of:=IF([.P251]=[.P250];&quot;&quot;;CONCATENATE(&quot;{ name = '&quot;;[.O251];&quot;', x = &quot;;[.P251];&quot;, z = &quot;;[.Q2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52]=&quot;defName&quot;;[.J252];[.O251])" office:value-type="string" office:string-value="bug_big">
            <text:p>bug_big</text:p>
          </table:table-cell>
          <table:table-cell table:formula="of:=IF([.G252]=&quot;pos&quot;;[.L253];[.P251])" office:value-type="string" office:string-value="2981.69531">
            <text:p>2981.69531</text:p>
          </table:table-cell>
          <table:table-cell table:formula="of:=IF([.G252]=&quot;pos&quot;;[.L255];[.Q251])" office:value-type="string" office:string-value="1592.6344">
            <text:p>1592.6344</text:p>
          </table:table-cell>
          <table:table-cell table:formula="of:=IF([.P252]=[.P251];&quot;&quot;;CONCATENATE(&quot;{ name = '&quot;;[.O252];&quot;', x = &quot;;[.P252];&quot;, z = &quot;;[.Q2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4.9999962</text:p>
          </table:table-cell>
          <table:table-cell table:formula="of:=IF([.G253]=&quot;defName&quot;;[.J253];[.O252])" office:value-type="string" office:string-value="bug_big">
            <text:p>bug_big</text:p>
          </table:table-cell>
          <table:table-cell table:formula="of:=IF([.G253]=&quot;pos&quot;;[.L254];[.P252])" office:value-type="string" office:string-value="2981.69531">
            <text:p>2981.69531</text:p>
          </table:table-cell>
          <table:table-cell table:formula="of:=IF([.G253]=&quot;pos&quot;;[.L256];[.Q252])" office:value-type="string" office:string-value="1592.6344">
            <text:p>1592.6344</text:p>
          </table:table-cell>
          <table:table-cell table:formula="of:=IF([.P253]=[.P252];&quot;&quot;;CONCATENATE(&quot;{ name = '&quot;;[.O253];&quot;', x = &quot;;[.P253];&quot;, z = &quot;;[.Q2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54]=&quot;defName&quot;;[.J254];[.O253])" office:value-type="string" office:string-value="bug_big">
            <text:p>bug_big</text:p>
          </table:table-cell>
          <table:table-cell table:formula="of:=IF([.G254]=&quot;pos&quot;;[.L255];[.P253])" office:value-type="string" office:string-value="2981.69531">
            <text:p>2981.69531</text:p>
          </table:table-cell>
          <table:table-cell table:formula="of:=IF([.G254]=&quot;pos&quot;;[.L257];[.Q253])" office:value-type="string" office:string-value="1592.6344">
            <text:p>1592.6344</text:p>
          </table:table-cell>
          <table:table-cell table:formula="of:=IF([.P254]=[.P253];&quot;&quot;;CONCATENATE(&quot;{ name = '&quot;;[.O254];&quot;', x = &quot;;[.P254];&quot;, z = &quot;;[.Q2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255]=&quot;defName&quot;;[.J255];[.O254])" office:value-type="string" office:string-value="bug_big">
            <text:p>bug_big</text:p>
          </table:table-cell>
          <table:table-cell table:formula="of:=IF([.G255]=&quot;pos&quot;;[.L256];[.P254])" office:value-type="string" office:string-value="2981.69531">
            <text:p>2981.69531</text:p>
          </table:table-cell>
          <table:table-cell table:formula="of:=IF([.G255]=&quot;pos&quot;;[.L258];[.Q254])" office:value-type="string" office:string-value="1592.6344">
            <text:p>1592.6344</text:p>
          </table:table-cell>
          <table:table-cell table:formula="of:=IF([.P255]=[.P254];&quot;&quot;;CONCATENATE(&quot;{ name = '&quot;;[.O255];&quot;', x = &quot;;[.P255];&quot;, z = &quot;;[.Q2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56]=&quot;defName&quot;;[.J256];[.O255])" office:value-type="string" office:string-value="bug_big">
            <text:p>bug_big</text:p>
          </table:table-cell>
          <table:table-cell table:formula="of:=IF([.G256]=&quot;pos&quot;;[.L257];[.P255])" office:value-type="string" office:string-value="2981.69531">
            <text:p>2981.69531</text:p>
          </table:table-cell>
          <table:table-cell table:formula="of:=IF([.G256]=&quot;pos&quot;;[.L259];[.Q255])" office:value-type="string" office:string-value="1592.6344">
            <text:p>1592.6344</text:p>
          </table:table-cell>
          <table:table-cell table:formula="of:=IF([.P256]=[.P255];&quot;&quot;;CONCATENATE(&quot;{ name = '&quot;;[.O256];&quot;', x = &quot;;[.P256];&quot;, z = &quot;;[.Q2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57]=&quot;defName&quot;;[.J257];[.O256])" office:value-type="string" office:string-value="bug_big">
            <text:p>bug_big</text:p>
          </table:table-cell>
          <table:table-cell table:formula="of:=IF([.G257]=&quot;pos&quot;;[.L258];[.P256])" office:value-type="string" office:string-value="3410.6272">
            <text:p>3410.6272</text:p>
          </table:table-cell>
          <table:table-cell table:formula="of:=IF([.G257]=&quot;pos&quot;;[.L260];[.Q256])" office:value-type="string" office:string-value="2591.73169">
            <text:p>2591.73169</text:p>
          </table:table-cell>
          <table:table-cell table:formula="of:=IF([.P257]=[.P256];&quot;&quot;;CONCATENATE(&quot;{ name = '&quot;;[.O257];&quot;', x = &quot;;[.P257];&quot;, z = &quot;;[.Q257];&quot;, facing = 0, },&quot;))" office:value-type="string" office:string-value="{ name = 'bug_big', x = 3410.6272, z = 2591.73169, facing = 0, },">
            <text:p>{ name = 'bug_big', x = 3410.6272, z = 2591.73169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410.6272</text:p>
          </table:table-cell>
          <table:table-cell table:number-columns-repeated="2"/>
          <table:table-cell table:formula="of:=IF([.G258]=&quot;defName&quot;;[.J258];[.O257])" office:value-type="string" office:string-value="bug_big">
            <text:p>bug_big</text:p>
          </table:table-cell>
          <table:table-cell table:formula="of:=IF([.G258]=&quot;pos&quot;;[.L259];[.P257])" office:value-type="string" office:string-value="3410.6272">
            <text:p>3410.6272</text:p>
          </table:table-cell>
          <table:table-cell table:formula="of:=IF([.G258]=&quot;pos&quot;;[.L261];[.Q257])" office:value-type="string" office:string-value="2591.73169">
            <text:p>2591.73169</text:p>
          </table:table-cell>
          <table:table-cell table:formula="of:=IF([.P258]=[.P257];&quot;&quot;;CONCATENATE(&quot;{ name = '&quot;;[.O258];&quot;', x = &quot;;[.P258];&quot;, z = &quot;;[.Q2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3.7342415</text:p>
          </table:table-cell>
          <table:table-cell table:number-columns-repeated="2"/>
          <table:table-cell table:formula="of:=IF([.G259]=&quot;defName&quot;;[.J259];[.O258])" office:value-type="string" office:string-value="bug_big">
            <text:p>bug_big</text:p>
          </table:table-cell>
          <table:table-cell table:formula="of:=IF([.G259]=&quot;pos&quot;;[.L260];[.P258])" office:value-type="string" office:string-value="3410.6272">
            <text:p>3410.6272</text:p>
          </table:table-cell>
          <table:table-cell table:formula="of:=IF([.G259]=&quot;pos&quot;;[.L262];[.Q258])" office:value-type="string" office:string-value="2591.73169">
            <text:p>2591.73169</text:p>
          </table:table-cell>
          <table:table-cell table:formula="of:=IF([.P259]=[.P258];&quot;&quot;;CONCATENATE(&quot;{ name = '&quot;;[.O259];&quot;', x = &quot;;[.P259];&quot;, z = &quot;;[.Q2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2591.73169</text:p>
          </table:table-cell>
          <table:table-cell table:number-columns-repeated="2"/>
          <table:table-cell table:formula="of:=IF([.G260]=&quot;defName&quot;;[.J260];[.O259])" office:value-type="string" office:string-value="bug_big">
            <text:p>bug_big</text:p>
          </table:table-cell>
          <table:table-cell table:formula="of:=IF([.G260]=&quot;pos&quot;;[.L261];[.P259])" office:value-type="string" office:string-value="3410.6272">
            <text:p>3410.6272</text:p>
          </table:table-cell>
          <table:table-cell table:formula="of:=IF([.G260]=&quot;pos&quot;;[.L263];[.Q259])" office:value-type="string" office:string-value="2591.73169">
            <text:p>2591.73169</text:p>
          </table:table-cell>
          <table:table-cell table:formula="of:=IF([.P260]=[.P259];&quot;&quot;;CONCATENATE(&quot;{ name = '&quot;;[.O260];&quot;', x = &quot;;[.P260];&quot;, z = &quot;;[.Q2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61]=&quot;defName&quot;;[.J261];[.O260])" office:value-type="string" office:string-value="bug_big">
            <text:p>bug_big</text:p>
          </table:table-cell>
          <table:table-cell table:formula="of:=IF([.G261]=&quot;pos&quot;;[.L262];[.P260])" office:value-type="string" office:string-value="3410.6272">
            <text:p>3410.6272</text:p>
          </table:table-cell>
          <table:table-cell table:formula="of:=IF([.G261]=&quot;pos&quot;;[.L264];[.Q260])" office:value-type="string" office:string-value="2591.73169">
            <text:p>2591.73169</text:p>
          </table:table-cell>
          <table:table-cell table:formula="of:=IF([.P261]=[.P260];&quot;&quot;;CONCATENATE(&quot;{ name = '&quot;;[.O261];&quot;', x = &quot;;[.P261];&quot;, z = &quot;;[.Q2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62]=&quot;defName&quot;;[.J262];[.O261])" office:value-type="string" office:string-value="bug_big">
            <text:p>bug_big</text:p>
          </table:table-cell>
          <table:table-cell table:formula="of:=IF([.G262]=&quot;pos&quot;;[.L263];[.P261])" office:value-type="string" office:string-value="3410.6272">
            <text:p>3410.6272</text:p>
          </table:table-cell>
          <table:table-cell table:formula="of:=IF([.G262]=&quot;pos&quot;;[.L265];[.Q261])" office:value-type="string" office:string-value="2591.73169">
            <text:p>2591.73169</text:p>
          </table:table-cell>
          <table:table-cell table:formula="of:=IF([.P262]=[.P261];&quot;&quot;;CONCATENATE(&quot;{ name = '&quot;;[.O262];&quot;', x = &quot;;[.P262];&quot;, z = &quot;;[.Q2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80">
            <text:p>80</text:p>
          </table:table-cell>
          <table:table-cell table:number-columns-repeated="2"/>
          <table:table-cell table:formula="of:=IF([.G263]=&quot;defName&quot;;[.J263];[.O262])" office:value-type="string" office:string-value="bug_big">
            <text:p>bug_big</text:p>
          </table:table-cell>
          <table:table-cell table:formula="of:=IF([.G263]=&quot;pos&quot;;[.L264];[.P262])" office:value-type="string" office:string-value="3410.6272">
            <text:p>3410.6272</text:p>
          </table:table-cell>
          <table:table-cell table:formula="of:=IF([.G263]=&quot;pos&quot;;[.L266];[.Q262])" office:value-type="string" office:string-value="2591.73169">
            <text:p>2591.73169</text:p>
          </table:table-cell>
          <table:table-cell table:formula="of:=IF([.P263]=[.P262];&quot;&quot;;CONCATENATE(&quot;{ name = '&quot;;[.O263];&quot;', x = &quot;;[.P263];&quot;, z = &quot;;[.Q2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50">
            <text:p>50</text:p>
          </table:table-cell>
          <table:table-cell table:number-columns-repeated="2"/>
          <table:table-cell table:formula="of:=IF([.G264]=&quot;defName&quot;;[.J264];[.O263])" office:value-type="string" office:string-value="bug_big">
            <text:p>bug_big</text:p>
          </table:table-cell>
          <table:table-cell table:formula="of:=IF([.G264]=&quot;pos&quot;;[.L265];[.P263])" office:value-type="string" office:string-value="3410.6272">
            <text:p>3410.6272</text:p>
          </table:table-cell>
          <table:table-cell table:formula="of:=IF([.G264]=&quot;pos&quot;;[.L267];[.Q263])" office:value-type="string" office:string-value="2591.73169">
            <text:p>2591.73169</text:p>
          </table:table-cell>
          <table:table-cell table:formula="of:=IF([.P264]=[.P263];&quot;&quot;;CONCATENATE(&quot;{ name = '&quot;;[.O264];&quot;', x = &quot;;[.P264];&quot;, z = &quot;;[.Q2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65]=&quot;defName&quot;;[.J265];[.O264])" office:value-type="string" office:string-value="bug_big">
            <text:p>bug_big</text:p>
          </table:table-cell>
          <table:table-cell table:formula="of:=IF([.G265]=&quot;pos&quot;;[.L266];[.P264])" office:value-type="string" office:string-value="3410.6272">
            <text:p>3410.6272</text:p>
          </table:table-cell>
          <table:table-cell table:formula="of:=IF([.G265]=&quot;pos&quot;;[.L268];[.Q264])" office:value-type="string" office:string-value="2591.73169">
            <text:p>2591.73169</text:p>
          </table:table-cell>
          <table:table-cell table:formula="of:=IF([.P265]=[.P264];&quot;&quot;;CONCATENATE(&quot;{ name = '&quot;;[.O265];&quot;', x = &quot;;[.P265];&quot;, z = &quot;;[.Q2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66]=&quot;defName&quot;;[.J266];[.O265])" office:value-type="string" office:string-value="bug_big">
            <text:p>bug_big</text:p>
          </table:table-cell>
          <table:table-cell table:formula="of:=IF([.G266]=&quot;pos&quot;;[.L267];[.P265])" office:value-type="string" office:string-value="3410.6272">
            <text:p>3410.6272</text:p>
          </table:table-cell>
          <table:table-cell table:formula="of:=IF([.G266]=&quot;pos&quot;;[.L269];[.Q265])" office:value-type="string" office:string-value="2591.73169">
            <text:p>2591.73169</text:p>
          </table:table-cell>
          <table:table-cell table:formula="of:=IF([.P266]=[.P265];&quot;&quot;;CONCATENATE(&quot;{ name = '&quot;;[.O266];&quot;', x = &quot;;[.P266];&quot;, z = &quot;;[.Q2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67]=&quot;defName&quot;;[.J267];[.O266])" office:value-type="string" office:string-value="bug_big">
            <text:p>bug_big</text:p>
          </table:table-cell>
          <table:table-cell table:formula="of:=IF([.G267]=&quot;pos&quot;;[.L268];[.P266])" office:value-type="string" office:string-value="3410.6272">
            <text:p>3410.6272</text:p>
          </table:table-cell>
          <table:table-cell table:formula="of:=IF([.G267]=&quot;pos&quot;;[.L270];[.Q266])" office:value-type="string" office:string-value="2591.73169">
            <text:p>2591.73169</text:p>
          </table:table-cell>
          <table:table-cell table:formula="of:=IF([.P267]=[.P266];&quot;&quot;;CONCATENATE(&quot;{ name = '&quot;;[.O267];&quot;', x = &quot;;[.P267];&quot;, z = &quot;;[.Q2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68]=&quot;defName&quot;;[.J268];[.O267])" office:value-type="string" office:string-value="bug_big">
            <text:p>bug_big</text:p>
          </table:table-cell>
          <table:table-cell table:formula="of:=IF([.G268]=&quot;pos&quot;;[.L269];[.P267])" office:value-type="string" office:string-value="3410.6272">
            <text:p>3410.6272</text:p>
          </table:table-cell>
          <table:table-cell table:formula="of:=IF([.G268]=&quot;pos&quot;;[.L271];[.Q267])" office:value-type="string" office:string-value="2591.73169">
            <text:p>2591.73169</text:p>
          </table:table-cell>
          <table:table-cell table:formula="of:=IF([.P268]=[.P267];&quot;&quot;;CONCATENATE(&quot;{ name = '&quot;;[.O268];&quot;', x = &quot;;[.P268];&quot;, z = &quot;;[.Q2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0.63727856</text:p>
          </table:table-cell>
          <table:table-cell table:number-columns-repeated="2"/>
          <table:table-cell table:formula="of:=IF([.G269]=&quot;defName&quot;;[.J269];[.O268])" office:value-type="string" office:string-value="bug_big">
            <text:p>bug_big</text:p>
          </table:table-cell>
          <table:table-cell table:formula="of:=IF([.G269]=&quot;pos&quot;;[.L270];[.P268])" office:value-type="string" office:string-value="3410.6272">
            <text:p>3410.6272</text:p>
          </table:table-cell>
          <table:table-cell table:formula="of:=IF([.G269]=&quot;pos&quot;;[.L272];[.Q268])" office:value-type="string" office:string-value="2591.73169">
            <text:p>2591.73169</text:p>
          </table:table-cell>
          <table:table-cell table:formula="of:=IF([.P269]=[.P268];&quot;&quot;;CONCATENATE(&quot;{ name = '&quot;;[.O269];&quot;', x = &quot;;[.P269];&quot;, z = &quot;;[.Q2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70]=&quot;defName&quot;;[.J270];[.O269])" office:value-type="string" office:string-value="bug_big">
            <text:p>bug_big</text:p>
          </table:table-cell>
          <table:table-cell table:formula="of:=IF([.G270]=&quot;pos&quot;;[.L271];[.P269])" office:value-type="string" office:string-value="3410.6272">
            <text:p>3410.6272</text:p>
          </table:table-cell>
          <table:table-cell table:formula="of:=IF([.G270]=&quot;pos&quot;;[.L273];[.Q269])" office:value-type="string" office:string-value="2591.73169">
            <text:p>2591.73169</text:p>
          </table:table-cell>
          <table:table-cell table:formula="of:=IF([.P270]=[.P269];&quot;&quot;;CONCATENATE(&quot;{ name = '&quot;;[.O270];&quot;', x = &quot;;[.P270];&quot;, z = &quot;;[.Q2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71]=&quot;defName&quot;;[.J271];[.O270])" office:value-type="string" office:string-value="bug_big">
            <text:p>bug_big</text:p>
          </table:table-cell>
          <table:table-cell table:formula="of:=IF([.G271]=&quot;pos&quot;;[.L272];[.P270])" office:value-type="string" office:string-value="3410.6272">
            <text:p>3410.6272</text:p>
          </table:table-cell>
          <table:table-cell table:formula="of:=IF([.G271]=&quot;pos&quot;;[.L274];[.Q270])" office:value-type="string" office:string-value="2591.73169">
            <text:p>2591.73169</text:p>
          </table:table-cell>
          <table:table-cell table:formula="of:=IF([.P271]=[.P270];&quot;&quot;;CONCATENATE(&quot;{ name = '&quot;;[.O271];&quot;', x = &quot;;[.P271];&quot;, z = &quot;;[.Q27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72]=&quot;defName&quot;;[.J272];[.O271])" office:value-type="string" office:string-value="bug_big">
            <text:p>bug_big</text:p>
          </table:table-cell>
          <table:table-cell table:formula="of:=IF([.G272]=&quot;pos&quot;;[.L273];[.P271])" office:value-type="string" office:string-value="3410.6272">
            <text:p>3410.6272</text:p>
          </table:table-cell>
          <table:table-cell table:formula="of:=IF([.G272]=&quot;pos&quot;;[.L275];[.Q271])" office:value-type="string" office:string-value="2591.73169">
            <text:p>2591.73169</text:p>
          </table:table-cell>
          <table:table-cell table:formula="of:=IF([.P272]=[.P271];&quot;&quot;;CONCATENATE(&quot;{ name = '&quot;;[.O272];&quot;', x = &quot;;[.P272];&quot;, z = &quot;;[.Q2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73]=&quot;defName&quot;;[.J273];[.O272])" office:value-type="string" office:string-value="bug_big">
            <text:p>bug_big</text:p>
          </table:table-cell>
          <table:table-cell table:formula="of:=IF([.G273]=&quot;pos&quot;;[.L274];[.P272])" office:value-type="string" office:string-value="3410.6272">
            <text:p>3410.6272</text:p>
          </table:table-cell>
          <table:table-cell table:formula="of:=IF([.G273]=&quot;pos&quot;;[.L276];[.Q272])" office:value-type="string" office:string-value="2591.73169">
            <text:p>2591.73169</text:p>
          </table:table-cell>
          <table:table-cell table:formula="of:=IF([.P273]=[.P272];&quot;&quot;;CONCATENATE(&quot;{ name = '&quot;;[.O273];&quot;', x = &quot;;[.P273];&quot;, z = &quot;;[.Q2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74]=&quot;defName&quot;;[.J274];[.O273])" office:value-type="string" office:string-value="bug_big">
            <text:p>bug_big</text:p>
          </table:table-cell>
          <table:table-cell table:formula="of:=IF([.G274]=&quot;pos&quot;;[.L275];[.P273])" office:value-type="string" office:string-value="3410.6272">
            <text:p>3410.6272</text:p>
          </table:table-cell>
          <table:table-cell table:formula="of:=IF([.G274]=&quot;pos&quot;;[.L277];[.Q273])" office:value-type="string" office:string-value="2591.73169">
            <text:p>2591.73169</text:p>
          </table:table-cell>
          <table:table-cell table:formula="of:=IF([.P274]=[.P273];&quot;&quot;;CONCATENATE(&quot;{ name = '&quot;;[.O274];&quot;', x = &quot;;[.P274];&quot;, z = &quot;;[.Q2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75]=&quot;defName&quot;;[.J275];[.O274])" office:value-type="string" office:string-value="bug_big">
            <text:p>bug_big</text:p>
          </table:table-cell>
          <table:table-cell table:formula="of:=IF([.G275]=&quot;pos&quot;;[.L276];[.P274])" office:value-type="string" office:string-value="3410.6272">
            <text:p>3410.6272</text:p>
          </table:table-cell>
          <table:table-cell table:formula="of:=IF([.G275]=&quot;pos&quot;;[.L278];[.Q274])" office:value-type="string" office:string-value="2591.73169">
            <text:p>2591.73169</text:p>
          </table:table-cell>
          <table:table-cell table:formula="of:=IF([.P275]=[.P274];&quot;&quot;;CONCATENATE(&quot;{ name = '&quot;;[.O275];&quot;', x = &quot;;[.P275];&quot;, z = &quot;;[.Q2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76]=&quot;defName&quot;;[.J276];[.O275])" office:value-type="string" office:string-value="bug_big">
            <text:p>bug_big</text:p>
          </table:table-cell>
          <table:table-cell table:formula="of:=IF([.G276]=&quot;pos&quot;;[.L277];[.P275])" office:value-type="string" office:string-value="3410.6272">
            <text:p>3410.6272</text:p>
          </table:table-cell>
          <table:table-cell table:formula="of:=IF([.G276]=&quot;pos&quot;;[.L279];[.Q275])" office:value-type="string" office:string-value="2591.73169">
            <text:p>2591.73169</text:p>
          </table:table-cell>
          <table:table-cell table:formula="of:=IF([.P276]=[.P275];&quot;&quot;;CONCATENATE(&quot;{ name = '&quot;;[.O276];&quot;', x = &quot;;[.P276];&quot;, z = &quot;;[.Q2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77]=&quot;defName&quot;;[.J277];[.O276])" office:value-type="string" office:string-value="bug_big">
            <text:p>bug_big</text:p>
          </table:table-cell>
          <table:table-cell table:formula="of:=IF([.G277]=&quot;pos&quot;;[.L278];[.P276])" office:value-type="string" office:string-value="3410.6272">
            <text:p>3410.6272</text:p>
          </table:table-cell>
          <table:table-cell table:formula="of:=IF([.G277]=&quot;pos&quot;;[.L280];[.Q276])" office:value-type="string" office:string-value="2591.73169">
            <text:p>2591.73169</text:p>
          </table:table-cell>
          <table:table-cell table:formula="of:=IF([.P277]=[.P276];&quot;&quot;;CONCATENATE(&quot;{ name = '&quot;;[.O277];&quot;', x = &quot;;[.P277];&quot;, z = &quot;;[.Q277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278]=&quot;defName&quot;;[.J278];[.O277])" office:value-type="string" office:string-value="bug_big">
            <text:p>bug_big</text:p>
          </table:table-cell>
          <table:table-cell table:formula="of:=IF([.G278]=&quot;pos&quot;;[.L279];[.P277])" office:value-type="string" office:string-value="3410.6272">
            <text:p>3410.6272</text:p>
          </table:table-cell>
          <table:table-cell table:formula="of:=IF([.G278]=&quot;pos&quot;;[.L281];[.Q277])" office:value-type="string" office:string-value="2591.73169">
            <text:p>2591.73169</text:p>
          </table:table-cell>
          <table:table-cell table:formula="of:=IF([.P278]=[.P277];&quot;&quot;;CONCATENATE(&quot;{ name = '&quot;;[.O278];&quot;', x = &quot;;[.P278];&quot;, z = &quot;;[.Q278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3356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279]=&quot;defName&quot;;[.J279];[.O278])" office:value-type="string" office:string-value="bug_big">
            <text:p>bug_big</text:p>
          </table:table-cell>
          <table:table-cell table:formula="of:=IF([.G279]=&quot;pos&quot;;[.L280];[.P278])" office:value-type="string" office:string-value="3410.6272">
            <text:p>3410.6272</text:p>
          </table:table-cell>
          <table:table-cell table:formula="of:=IF([.G279]=&quot;pos&quot;;[.L282];[.Q278])" office:value-type="string" office:string-value="2591.73169">
            <text:p>2591.73169</text:p>
          </table:table-cell>
          <table:table-cell table:formula="of:=IF([.P279]=[.P278];&quot;&quot;;CONCATENATE(&quot;{ name = '&quot;;[.O279];&quot;', x = &quot;;[.P279];&quot;, z = &quot;;[.Q2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/>
          <table:table-cell table:number-columns-repeated="2"/>
          <table:table-cell table:formula="of:=IF([.G280]=&quot;defName&quot;;[.J280];[.O279])" office:value-type="string" office:string-value="bug_big">
            <text:p>bug_big</text:p>
          </table:table-cell>
          <table:table-cell table:formula="of:=IF([.G280]=&quot;pos&quot;;[.L281];[.P279])" office:value-type="string" office:string-value="3410.6272">
            <text:p>3410.6272</text:p>
          </table:table-cell>
          <table:table-cell table:formula="of:=IF([.G280]=&quot;pos&quot;;[.L283];[.Q279])" office:value-type="string" office:string-value="2591.73169">
            <text:p>2591.73169</text:p>
          </table:table-cell>
          <table:table-cell table:formula="of:=IF([.P280]=[.P279];&quot;&quot;;CONCATENATE(&quot;{ name = '&quot;;[.O280];&quot;', x = &quot;;[.P280];&quot;, z = &quot;;[.Q2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281]=&quot;defName&quot;;[.J281];[.O280])" office:value-type="string" office:string-value="bug_big">
            <text:p>bug_big</text:p>
          </table:table-cell>
          <table:table-cell table:formula="of:=IF([.G281]=&quot;pos&quot;;[.L282];[.P280])" office:value-type="string" office:string-value="3410.6272">
            <text:p>3410.6272</text:p>
          </table:table-cell>
          <table:table-cell table:formula="of:=IF([.G281]=&quot;pos&quot;;[.L284];[.Q280])" office:value-type="string" office:string-value="2591.73169">
            <text:p>2591.73169</text:p>
          </table:table-cell>
          <table:table-cell table:formula="of:=IF([.P281]=[.P280];&quot;&quot;;CONCATENATE(&quot;{ name = '&quot;;[.O281];&quot;', x = &quot;;[.P281];&quot;, z = &quot;;[.Q2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82]=&quot;defName&quot;;[.J282];[.O281])" office:value-type="string" office:string-value="bug_big">
            <text:p>bug_big</text:p>
          </table:table-cell>
          <table:table-cell table:formula="of:=IF([.G282]=&quot;pos&quot;;[.L283];[.P281])" office:value-type="string" office:string-value="3410.6272">
            <text:p>3410.6272</text:p>
          </table:table-cell>
          <table:table-cell table:formula="of:=IF([.G282]=&quot;pos&quot;;[.L285];[.Q281])" office:value-type="string" office:string-value="2591.73169">
            <text:p>2591.73169</text:p>
          </table:table-cell>
          <table:table-cell table:formula="of:=IF([.P282]=[.P281];&quot;&quot;;CONCATENATE(&quot;{ name = '&quot;;[.O282];&quot;', x = &quot;;[.P282];&quot;, z = &quot;;[.Q2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283]=&quot;defName&quot;;[.J283];[.O282])" office:value-type="string" office:string-value="bug_larva">
            <text:p>bug_larva</text:p>
          </table:table-cell>
          <table:table-cell table:formula="of:=IF([.G283]=&quot;pos&quot;;[.L284];[.P282])" office:value-type="string" office:string-value="3410.6272">
            <text:p>3410.6272</text:p>
          </table:table-cell>
          <table:table-cell table:formula="of:=IF([.G283]=&quot;pos&quot;;[.L286];[.Q282])" office:value-type="string" office:string-value="2591.73169">
            <text:p>2591.73169</text:p>
          </table:table-cell>
          <table:table-cell table:formula="of:=IF([.P283]=[.P282];&quot;&quot;;CONCATENATE(&quot;{ name = '&quot;;[.O283];&quot;', x = &quot;;[.P283];&quot;, z = &quot;;[.Q2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84]=&quot;defName&quot;;[.J284];[.O283])" office:value-type="string" office:string-value="bug_larva">
            <text:p>bug_larva</text:p>
          </table:table-cell>
          <table:table-cell table:formula="of:=IF([.G284]=&quot;pos&quot;;[.L285];[.P283])" office:value-type="string" office:string-value="3410.6272">
            <text:p>3410.6272</text:p>
          </table:table-cell>
          <table:table-cell table:formula="of:=IF([.G284]=&quot;pos&quot;;[.L287];[.Q283])" office:value-type="string" office:string-value="2591.73169">
            <text:p>2591.73169</text:p>
          </table:table-cell>
          <table:table-cell table:formula="of:=IF([.P284]=[.P283];&quot;&quot;;CONCATENATE(&quot;{ name = '&quot;;[.O284];&quot;', x = &quot;;[.P284];&quot;, z = &quot;;[.Q2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285]=&quot;defName&quot;;[.J285];[.O284])" office:value-type="string" office:string-value="bug_larva">
            <text:p>bug_larva</text:p>
          </table:table-cell>
          <table:table-cell table:formula="of:=IF([.G285]=&quot;pos&quot;;[.L286];[.P284])" office:value-type="string" office:string-value="3410.6272">
            <text:p>3410.6272</text:p>
          </table:table-cell>
          <table:table-cell table:formula="of:=IF([.G285]=&quot;pos&quot;;[.L288];[.Q284])" office:value-type="string" office:string-value="2591.73169">
            <text:p>2591.73169</text:p>
          </table:table-cell>
          <table:table-cell table:formula="of:=IF([.P285]=[.P284];&quot;&quot;;CONCATENATE(&quot;{ name = '&quot;;[.O285];&quot;', x = &quot;;[.P285];&quot;, z = &quot;;[.Q2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286]=&quot;defName&quot;;[.J286];[.O285])" office:value-type="string" office:string-value="bug_larva">
            <text:p>bug_larva</text:p>
          </table:table-cell>
          <table:table-cell table:formula="of:=IF([.G286]=&quot;pos&quot;;[.L287];[.P285])" office:value-type="string" office:string-value="3410.6272">
            <text:p>3410.6272</text:p>
          </table:table-cell>
          <table:table-cell table:formula="of:=IF([.G286]=&quot;pos&quot;;[.L289];[.Q285])" office:value-type="string" office:string-value="2591.73169">
            <text:p>2591.73169</text:p>
          </table:table-cell>
          <table:table-cell table:formula="of:=IF([.P286]=[.P285];&quot;&quot;;CONCATENATE(&quot;{ name = '&quot;;[.O286];&quot;', x = &quot;;[.P286];&quot;, z = &quot;;[.Q2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287]=&quot;defName&quot;;[.J287];[.O286])" office:value-type="string" office:string-value="bug_larva">
            <text:p>bug_larva</text:p>
          </table:table-cell>
          <table:table-cell table:formula="of:=IF([.G287]=&quot;pos&quot;;[.L288];[.P286])" office:value-type="string" office:string-value="3410.6272">
            <text:p>3410.6272</text:p>
          </table:table-cell>
          <table:table-cell table:formula="of:=IF([.G287]=&quot;pos&quot;;[.L290];[.Q286])" office:value-type="string" office:string-value="2591.73169">
            <text:p>2591.73169</text:p>
          </table:table-cell>
          <table:table-cell table:formula="of:=IF([.P287]=[.P286];&quot;&quot;;CONCATENATE(&quot;{ name = '&quot;;[.O287];&quot;', x = &quot;;[.P287];&quot;, z = &quot;;[.Q2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288]=&quot;defName&quot;;[.J288];[.O287])" office:value-type="string" office:string-value="bug_larva">
            <text:p>bug_larva</text:p>
          </table:table-cell>
          <table:table-cell table:formula="of:=IF([.G288]=&quot;pos&quot;;[.L289];[.P287])" office:value-type="string" office:string-value="3410.6272">
            <text:p>3410.6272</text:p>
          </table:table-cell>
          <table:table-cell table:formula="of:=IF([.G288]=&quot;pos&quot;;[.L291];[.Q287])" office:value-type="string" office:string-value="2591.73169">
            <text:p>2591.73169</text:p>
          </table:table-cell>
          <table:table-cell table:formula="of:=IF([.P288]=[.P287];&quot;&quot;;CONCATENATE(&quot;{ name = '&quot;;[.O288];&quot;', x = &quot;;[.P288];&quot;, z = &quot;;[.Q2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289]=&quot;defName&quot;;[.J289];[.O288])" office:value-type="string" office:string-value="bug_larva">
            <text:p>bug_larva</text:p>
          </table:table-cell>
          <table:table-cell table:formula="of:=IF([.G289]=&quot;pos&quot;;[.L290];[.P288])" office:value-type="string" office:string-value="3410.6272">
            <text:p>3410.6272</text:p>
          </table:table-cell>
          <table:table-cell table:formula="of:=IF([.G289]=&quot;pos&quot;;[.L292];[.Q288])" office:value-type="string" office:string-value="2591.73169">
            <text:p>2591.73169</text:p>
          </table:table-cell>
          <table:table-cell table:formula="of:=IF([.P289]=[.P288];&quot;&quot;;CONCATENATE(&quot;{ name = '&quot;;[.O289];&quot;', x = &quot;;[.P289];&quot;, z = &quot;;[.Q2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290]=&quot;defName&quot;;[.J290];[.O289])" office:value-type="string" office:string-value="bug_larva">
            <text:p>bug_larva</text:p>
          </table:table-cell>
          <table:table-cell table:formula="of:=IF([.G290]=&quot;pos&quot;;[.L291];[.P289])" office:value-type="string" office:string-value="3410.6272">
            <text:p>3410.6272</text:p>
          </table:table-cell>
          <table:table-cell table:formula="of:=IF([.G290]=&quot;pos&quot;;[.L293];[.Q289])" office:value-type="string" office:string-value="2591.73169">
            <text:p>2591.73169</text:p>
          </table:table-cell>
          <table:table-cell table:formula="of:=IF([.P290]=[.P289];&quot;&quot;;CONCATENATE(&quot;{ name = '&quot;;[.O290];&quot;', x = &quot;;[.P290];&quot;, z = &quot;;[.Q2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291]=&quot;defName&quot;;[.J291];[.O290])" office:value-type="string" office:string-value="bug_larva">
            <text:p>bug_larva</text:p>
          </table:table-cell>
          <table:table-cell table:formula="of:=IF([.G291]=&quot;pos&quot;;[.L292];[.P290])" office:value-type="string" office:string-value="3410.6272">
            <text:p>3410.6272</text:p>
          </table:table-cell>
          <table:table-cell table:formula="of:=IF([.G291]=&quot;pos&quot;;[.L294];[.Q290])" office:value-type="string" office:string-value="2591.73169">
            <text:p>2591.73169</text:p>
          </table:table-cell>
          <table:table-cell table:formula="of:=IF([.P291]=[.P290];&quot;&quot;;CONCATENATE(&quot;{ name = '&quot;;[.O291];&quot;', x = &quot;;[.P291];&quot;, z = &quot;;[.Q2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92]=&quot;defName&quot;;[.J292];[.O291])" office:value-type="string" office:string-value="bug_larva">
            <text:p>bug_larva</text:p>
          </table:table-cell>
          <table:table-cell table:formula="of:=IF([.G292]=&quot;pos&quot;;[.L293];[.P291])" office:value-type="string" office:string-value="3410.6272">
            <text:p>3410.6272</text:p>
          </table:table-cell>
          <table:table-cell table:formula="of:=IF([.G292]=&quot;pos&quot;;[.L295];[.Q291])" office:value-type="string" office:string-value="2591.73169">
            <text:p>2591.73169</text:p>
          </table:table-cell>
          <table:table-cell table:formula="of:=IF([.P292]=[.P291];&quot;&quot;;CONCATENATE(&quot;{ name = '&quot;;[.O292];&quot;', x = &quot;;[.P292];&quot;, z = &quot;;[.Q2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93]=&quot;defName&quot;;[.J293];[.O292])" office:value-type="string" office:string-value="bug_larva">
            <text:p>bug_larva</text:p>
          </table:table-cell>
          <table:table-cell table:formula="of:=IF([.G293]=&quot;pos&quot;;[.L294];[.P292])" office:value-type="string" office:string-value="3410.6272">
            <text:p>3410.6272</text:p>
          </table:table-cell>
          <table:table-cell table:formula="of:=IF([.G293]=&quot;pos&quot;;[.L296];[.Q292])" office:value-type="string" office:string-value="2591.73169">
            <text:p>2591.73169</text:p>
          </table:table-cell>
          <table:table-cell table:formula="of:=IF([.P293]=[.P292];&quot;&quot;;CONCATENATE(&quot;{ name = '&quot;;[.O293];&quot;', x = &quot;;[.P293];&quot;, z = &quot;;[.Q2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94]=&quot;defName&quot;;[.J294];[.O293])" office:value-type="string" office:string-value="bug_larva">
            <text:p>bug_larva</text:p>
          </table:table-cell>
          <table:table-cell table:formula="of:=IF([.G294]=&quot;pos&quot;;[.L295];[.P293])" office:value-type="string" office:string-value="3410.6272">
            <text:p>3410.6272</text:p>
          </table:table-cell>
          <table:table-cell table:formula="of:=IF([.G294]=&quot;pos&quot;;[.L297];[.Q293])" office:value-type="string" office:string-value="2591.73169">
            <text:p>2591.73169</text:p>
          </table:table-cell>
          <table:table-cell table:formula="of:=IF([.P294]=[.P293];&quot;&quot;;CONCATENATE(&quot;{ name = '&quot;;[.O294];&quot;', x = &quot;;[.P294];&quot;, z = &quot;;[.Q2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95]=&quot;defName&quot;;[.J295];[.O294])" office:value-type="string" office:string-value="bug_larva">
            <text:p>bug_larva</text:p>
          </table:table-cell>
          <table:table-cell table:formula="of:=IF([.G295]=&quot;pos&quot;;[.L296];[.P294])" office:value-type="string" office:string-value="3410.6272">
            <text:p>3410.6272</text:p>
          </table:table-cell>
          <table:table-cell table:formula="of:=IF([.G295]=&quot;pos&quot;;[.L298];[.Q294])" office:value-type="string" office:string-value="2591.73169">
            <text:p>2591.73169</text:p>
          </table:table-cell>
          <table:table-cell table:formula="of:=IF([.P295]=[.P294];&quot;&quot;;CONCATENATE(&quot;{ name = '&quot;;[.O295];&quot;', x = &quot;;[.P295];&quot;, z = &quot;;[.Q2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96]=&quot;defName&quot;;[.J296];[.O295])" office:value-type="string" office:string-value="bug_larva">
            <text:p>bug_larva</text:p>
          </table:table-cell>
          <table:table-cell table:formula="of:=IF([.G296]=&quot;pos&quot;;[.L297];[.P295])" office:value-type="string" office:string-value="3410.6272">
            <text:p>3410.6272</text:p>
          </table:table-cell>
          <table:table-cell table:formula="of:=IF([.G296]=&quot;pos&quot;;[.L299];[.Q295])" office:value-type="string" office:string-value="2591.73169">
            <text:p>2591.73169</text:p>
          </table:table-cell>
          <table:table-cell table:formula="of:=IF([.P296]=[.P295];&quot;&quot;;CONCATENATE(&quot;{ name = '&quot;;[.O296];&quot;', x = &quot;;[.P296];&quot;, z = &quot;;[.Q2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97]=&quot;defName&quot;;[.J297];[.O296])" office:value-type="string" office:string-value="bug_larva">
            <text:p>bug_larva</text:p>
          </table:table-cell>
          <table:table-cell table:formula="of:=IF([.G297]=&quot;pos&quot;;[.L298];[.P296])" office:value-type="string" office:string-value="3410.6272">
            <text:p>3410.6272</text:p>
          </table:table-cell>
          <table:table-cell table:formula="of:=IF([.G297]=&quot;pos&quot;;[.L300];[.Q296])" office:value-type="string" office:string-value="2591.73169">
            <text:p>2591.73169</text:p>
          </table:table-cell>
          <table:table-cell table:formula="of:=IF([.P297]=[.P296];&quot;&quot;;CONCATENATE(&quot;{ name = '&quot;;[.O297];&quot;', x = &quot;;[.P297];&quot;, z = &quot;;[.Q2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98]=&quot;defName&quot;;[.J298];[.O297])" office:value-type="string" office:string-value="bug_larva">
            <text:p>bug_larva</text:p>
          </table:table-cell>
          <table:table-cell table:formula="of:=IF([.G298]=&quot;pos&quot;;[.L299];[.P297])" office:value-type="string" office:string-value="3410.6272">
            <text:p>3410.6272</text:p>
          </table:table-cell>
          <table:table-cell table:formula="of:=IF([.G298]=&quot;pos&quot;;[.L301];[.Q297])" office:value-type="string" office:string-value="2591.73169">
            <text:p>2591.73169</text:p>
          </table:table-cell>
          <table:table-cell table:formula="of:=IF([.P298]=[.P297];&quot;&quot;;CONCATENATE(&quot;{ name = '&quot;;[.O298];&quot;', x = &quot;;[.P298];&quot;, z = &quot;;[.Q2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99]=&quot;defName&quot;;[.J299];[.O298])" office:value-type="string" office:string-value="bug_larva">
            <text:p>bug_larva</text:p>
          </table:table-cell>
          <table:table-cell table:formula="of:=IF([.G299]=&quot;pos&quot;;[.L300];[.P298])" office:value-type="string" office:string-value="3410.6272">
            <text:p>3410.6272</text:p>
          </table:table-cell>
          <table:table-cell table:formula="of:=IF([.G299]=&quot;pos&quot;;[.L302];[.Q298])" office:value-type="string" office:string-value="2591.73169">
            <text:p>2591.73169</text:p>
          </table:table-cell>
          <table:table-cell table:formula="of:=IF([.P299]=[.P298];&quot;&quot;;CONCATENATE(&quot;{ name = '&quot;;[.O299];&quot;', x = &quot;;[.P299];&quot;, z = &quot;;[.Q2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300]=&quot;defName&quot;;[.J300];[.O299])" office:value-type="string" office:string-value="bug_larva">
            <text:p>bug_larva</text:p>
          </table:table-cell>
          <table:table-cell table:formula="of:=IF([.G300]=&quot;pos&quot;;[.L301];[.P299])" office:value-type="string" office:string-value="3410.6272">
            <text:p>3410.6272</text:p>
          </table:table-cell>
          <table:table-cell table:formula="of:=IF([.G300]=&quot;pos&quot;;[.L303];[.Q299])" office:value-type="string" office:string-value="2591.73169">
            <text:p>2591.73169</text:p>
          </table:table-cell>
          <table:table-cell table:formula="of:=IF([.P300]=[.P299];&quot;&quot;;CONCATENATE(&quot;{ name = '&quot;;[.O300];&quot;', x = &quot;;[.P300];&quot;, z = &quot;;[.Q3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01]=&quot;defName&quot;;[.J301];[.O300])" office:value-type="string" office:string-value="bug_larva">
            <text:p>bug_larva</text:p>
          </table:table-cell>
          <table:table-cell table:formula="of:=IF([.G301]=&quot;pos&quot;;[.L302];[.P300])" office:value-type="string" office:string-value="3410.6272">
            <text:p>3410.6272</text:p>
          </table:table-cell>
          <table:table-cell table:formula="of:=IF([.G301]=&quot;pos&quot;;[.L304];[.Q300])" office:value-type="string" office:string-value="2591.73169">
            <text:p>2591.73169</text:p>
          </table:table-cell>
          <table:table-cell table:formula="of:=IF([.P301]=[.P300];&quot;&quot;;CONCATENATE(&quot;{ name = '&quot;;[.O301];&quot;', x = &quot;;[.P301];&quot;, z = &quot;;[.Q3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02]=&quot;defName&quot;;[.J302];[.O301])" office:value-type="string" office:string-value="bug_larva">
            <text:p>bug_larva</text:p>
          </table:table-cell>
          <table:table-cell table:formula="of:=IF([.G302]=&quot;pos&quot;;[.L303];[.P301])" office:value-type="string" office:string-value="3410.6272">
            <text:p>3410.6272</text:p>
          </table:table-cell>
          <table:table-cell table:formula="of:=IF([.G302]=&quot;pos&quot;;[.L305];[.Q301])" office:value-type="string" office:string-value="2591.73169">
            <text:p>2591.73169</text:p>
          </table:table-cell>
          <table:table-cell table:formula="of:=IF([.P302]=[.P301];&quot;&quot;;CONCATENATE(&quot;{ name = '&quot;;[.O302];&quot;', x = &quot;;[.P302];&quot;, z = &quot;;[.Q3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303]=&quot;defName&quot;;[.J303];[.O302])" office:value-type="string" office:string-value="bug_larva">
            <text:p>bug_larva</text:p>
          </table:table-cell>
          <table:table-cell table:formula="of:=IF([.G303]=&quot;pos&quot;;[.L304];[.P302])" office:value-type="string" office:string-value="3410.6272">
            <text:p>3410.6272</text:p>
          </table:table-cell>
          <table:table-cell table:formula="of:=IF([.G303]=&quot;pos&quot;;[.L306];[.Q302])" office:value-type="string" office:string-value="2591.73169">
            <text:p>2591.73169</text:p>
          </table:table-cell>
          <table:table-cell table:formula="of:=IF([.P303]=[.P302];&quot;&quot;;CONCATENATE(&quot;{ name = '&quot;;[.O303];&quot;', x = &quot;;[.P303];&quot;, z = &quot;;[.Q3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304]=&quot;defName&quot;;[.J304];[.O303])" office:value-type="string" office:string-value="bug_larva">
            <text:p>bug_larva</text:p>
          </table:table-cell>
          <table:table-cell table:formula="of:=IF([.G304]=&quot;pos&quot;;[.L305];[.P303])" office:value-type="string" office:string-value="3410.6272">
            <text:p>3410.6272</text:p>
          </table:table-cell>
          <table:table-cell table:formula="of:=IF([.G304]=&quot;pos&quot;;[.L307];[.Q303])" office:value-type="string" office:string-value="2591.73169">
            <text:p>2591.73169</text:p>
          </table:table-cell>
          <table:table-cell table:formula="of:=IF([.P304]=[.P303];&quot;&quot;;CONCATENATE(&quot;{ name = '&quot;;[.O304];&quot;', x = &quot;;[.P304];&quot;, z = &quot;;[.Q3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05]=&quot;defName&quot;;[.J305];[.O304])" office:value-type="string" office:string-value="bug_larva">
            <text:p>bug_larva</text:p>
          </table:table-cell>
          <table:table-cell table:formula="of:=IF([.G305]=&quot;pos&quot;;[.L306];[.P304])" office:value-type="string" office:string-value="3410.6272">
            <text:p>3410.6272</text:p>
          </table:table-cell>
          <table:table-cell table:formula="of:=IF([.G305]=&quot;pos&quot;;[.L308];[.Q304])" office:value-type="string" office:string-value="2591.73169">
            <text:p>2591.73169</text:p>
          </table:table-cell>
          <table:table-cell table:formula="of:=IF([.P305]=[.P304];&quot;&quot;;CONCATENATE(&quot;{ name = '&quot;;[.O305];&quot;', x = &quot;;[.P305];&quot;, z = &quot;;[.Q3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06]=&quot;defName&quot;;[.J306];[.O305])" office:value-type="string" office:string-value="bug_larva">
            <text:p>bug_larva</text:p>
          </table:table-cell>
          <table:table-cell table:formula="of:=IF([.G306]=&quot;pos&quot;;[.L307];[.P305])" office:value-type="string" office:string-value="3410.6272">
            <text:p>3410.6272</text:p>
          </table:table-cell>
          <table:table-cell table:formula="of:=IF([.G306]=&quot;pos&quot;;[.L309];[.Q305])" office:value-type="string" office:string-value="2591.73169">
            <text:p>2591.73169</text:p>
          </table:table-cell>
          <table:table-cell table:formula="of:=IF([.P306]=[.P305];&quot;&quot;;CONCATENATE(&quot;{ name = '&quot;;[.O306];&quot;', x = &quot;;[.P306];&quot;, z = &quot;;[.Q3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07]=&quot;defName&quot;;[.J307];[.O306])" office:value-type="string" office:string-value="bug_larva">
            <text:p>bug_larva</text:p>
          </table:table-cell>
          <table:table-cell table:formula="of:=IF([.G307]=&quot;pos&quot;;[.L308];[.P306])" office:value-type="string" office:string-value="3410.6272">
            <text:p>3410.6272</text:p>
          </table:table-cell>
          <table:table-cell table:formula="of:=IF([.G307]=&quot;pos&quot;;[.L310];[.Q306])" office:value-type="string" office:string-value="2591.73169">
            <text:p>2591.73169</text:p>
          </table:table-cell>
          <table:table-cell table:formula="of:=IF([.P307]=[.P306];&quot;&quot;;CONCATENATE(&quot;{ name = '&quot;;[.O307];&quot;', x = &quot;;[.P307];&quot;, z = &quot;;[.Q3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308]=&quot;defName&quot;;[.J308];[.O307])" office:value-type="string" office:string-value="bug_larva">
            <text:p>bug_larva</text:p>
          </table:table-cell>
          <table:table-cell table:formula="of:=IF([.G308]=&quot;pos&quot;;[.L309];[.P307])" office:value-type="string" office:string-value="3410.6272">
            <text:p>3410.6272</text:p>
          </table:table-cell>
          <table:table-cell table:formula="of:=IF([.G308]=&quot;pos&quot;;[.L311];[.Q307])" office:value-type="string" office:string-value="2591.73169">
            <text:p>2591.73169</text:p>
          </table:table-cell>
          <table:table-cell table:formula="of:=IF([.P308]=[.P307];&quot;&quot;;CONCATENATE(&quot;{ name = '&quot;;[.O308];&quot;', x = &quot;;[.P308];&quot;, z = &quot;;[.Q3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309]=&quot;defName&quot;;[.J309];[.O308])" office:value-type="string" office:string-value="bug_larva">
            <text:p>bug_larva</text:p>
          </table:table-cell>
          <table:table-cell table:formula="of:=IF([.G309]=&quot;pos&quot;;[.L310];[.P308])" office:value-type="string" office:string-value="3410.6272">
            <text:p>3410.6272</text:p>
          </table:table-cell>
          <table:table-cell table:formula="of:=IF([.G309]=&quot;pos&quot;;[.L312];[.Q308])" office:value-type="string" office:string-value="2591.73169">
            <text:p>2591.73169</text:p>
          </table:table-cell>
          <table:table-cell table:formula="of:=IF([.P309]=[.P308];&quot;&quot;;CONCATENATE(&quot;{ name = '&quot;;[.O309];&quot;', x = &quot;;[.P309];&quot;, z = &quot;;[.Q3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310]=&quot;defName&quot;;[.J310];[.O309])" office:value-type="string" office:string-value="bug_larva">
            <text:p>bug_larva</text:p>
          </table:table-cell>
          <table:table-cell table:formula="of:=IF([.G310]=&quot;pos&quot;;[.L311];[.P309])" office:value-type="string" office:string-value="3410.6272">
            <text:p>3410.6272</text:p>
          </table:table-cell>
          <table:table-cell table:formula="of:=IF([.G310]=&quot;pos&quot;;[.L313];[.Q309])" office:value-type="string" office:string-value="2591.73169">
            <text:p>2591.73169</text:p>
          </table:table-cell>
          <table:table-cell table:formula="of:=IF([.P310]=[.P309];&quot;&quot;;CONCATENATE(&quot;{ name = '&quot;;[.O310];&quot;', x = &quot;;[.P310];&quot;, z = &quot;;[.Q3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311]=&quot;defName&quot;;[.J311];[.O310])" office:value-type="string" office:string-value="bug_larva">
            <text:p>bug_larva</text:p>
          </table:table-cell>
          <table:table-cell table:formula="of:=IF([.G311]=&quot;pos&quot;;[.L312];[.P310])" office:value-type="string" office:string-value="3410.6272">
            <text:p>3410.6272</text:p>
          </table:table-cell>
          <table:table-cell table:formula="of:=IF([.G311]=&quot;pos&quot;;[.L314];[.Q310])" office:value-type="string" office:string-value="2591.73169">
            <text:p>2591.73169</text:p>
          </table:table-cell>
          <table:table-cell table:formula="of:=IF([.P311]=[.P310];&quot;&quot;;CONCATENATE(&quot;{ name = '&quot;;[.O311];&quot;', x = &quot;;[.P311];&quot;, z = &quot;;[.Q3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312]=&quot;defName&quot;;[.J312];[.O311])" office:value-type="string" office:string-value="bug_larva">
            <text:p>bug_larva</text:p>
          </table:table-cell>
          <table:table-cell table:formula="of:=IF([.G312]=&quot;pos&quot;;[.L313];[.P311])" office:value-type="string" office:string-value="3410.6272">
            <text:p>3410.6272</text:p>
          </table:table-cell>
          <table:table-cell table:formula="of:=IF([.G312]=&quot;pos&quot;;[.L315];[.Q311])" office:value-type="string" office:string-value="2591.73169">
            <text:p>2591.73169</text:p>
          </table:table-cell>
          <table:table-cell table:formula="of:=IF([.P312]=[.P311];&quot;&quot;;CONCATENATE(&quot;{ name = '&quot;;[.O312];&quot;', x = &quot;;[.P312];&quot;, z = &quot;;[.Q3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13]=&quot;defName&quot;;[.J313];[.O312])" office:value-type="string" office:string-value="bug_larva">
            <text:p>bug_larva</text:p>
          </table:table-cell>
          <table:table-cell table:formula="of:=IF([.G313]=&quot;pos&quot;;[.L314];[.P312])" office:value-type="string" office:string-value="3410.6272">
            <text:p>3410.6272</text:p>
          </table:table-cell>
          <table:table-cell table:formula="of:=IF([.G313]=&quot;pos&quot;;[.L316];[.Q312])" office:value-type="string" office:string-value="2591.73169">
            <text:p>2591.73169</text:p>
          </table:table-cell>
          <table:table-cell table:formula="of:=IF([.P313]=[.P312];&quot;&quot;;CONCATENATE(&quot;{ name = '&quot;;[.O313];&quot;', x = &quot;;[.P313];&quot;, z = &quot;;[.Q3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14]=&quot;defName&quot;;[.J314];[.O313])" office:value-type="string" office:string-value="bug_larva">
            <text:p>bug_larva</text:p>
          </table:table-cell>
          <table:table-cell table:formula="of:=IF([.G314]=&quot;pos&quot;;[.L315];[.P313])" office:value-type="string" office:string-value="3410.6272">
            <text:p>3410.6272</text:p>
          </table:table-cell>
          <table:table-cell table:formula="of:=IF([.G314]=&quot;pos&quot;;[.L317];[.Q313])" office:value-type="string" office:string-value="2591.73169">
            <text:p>2591.73169</text:p>
          </table:table-cell>
          <table:table-cell table:formula="of:=IF([.P314]=[.P313];&quot;&quot;;CONCATENATE(&quot;{ name = '&quot;;[.O314];&quot;', x = &quot;;[.P314];&quot;, z = &quot;;[.Q3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315]=&quot;defName&quot;;[.J315];[.O314])" office:value-type="string" office:string-value="bug_larva">
            <text:p>bug_larva</text:p>
          </table:table-cell>
          <table:table-cell table:formula="of:=IF([.G315]=&quot;pos&quot;;[.L316];[.P314])" office:value-type="string" office:string-value="3410.6272">
            <text:p>3410.6272</text:p>
          </table:table-cell>
          <table:table-cell table:formula="of:=IF([.G315]=&quot;pos&quot;;[.L318];[.Q314])" office:value-type="string" office:string-value="2591.73169">
            <text:p>2591.73169</text:p>
          </table:table-cell>
          <table:table-cell table:formula="of:=IF([.P315]=[.P314];&quot;&quot;;CONCATENATE(&quot;{ name = '&quot;;[.O315];&quot;', x = &quot;;[.P315];&quot;, z = &quot;;[.Q3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16]=&quot;defName&quot;;[.J316];[.O315])" office:value-type="string" office:string-value="bug_larva">
            <text:p>bug_larva</text:p>
          </table:table-cell>
          <table:table-cell table:formula="of:=IF([.G316]=&quot;pos&quot;;[.L317];[.P315])" office:value-type="string" office:string-value="3410.6272">
            <text:p>3410.6272</text:p>
          </table:table-cell>
          <table:table-cell table:formula="of:=IF([.G316]=&quot;pos&quot;;[.L319];[.Q315])" office:value-type="string" office:string-value="2591.73169">
            <text:p>2591.73169</text:p>
          </table:table-cell>
          <table:table-cell table:formula="of:=IF([.P316]=[.P315];&quot;&quot;;CONCATENATE(&quot;{ name = '&quot;;[.O316];&quot;', x = &quot;;[.P316];&quot;, z = &quot;;[.Q3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317]=&quot;defName&quot;;[.J317];[.O316])" office:value-type="string" office:string-value="bug_larva">
            <text:p>bug_larva</text:p>
          </table:table-cell>
          <table:table-cell table:formula="of:=IF([.G317]=&quot;pos&quot;;[.L318];[.P316])" office:value-type="string" office:string-value="3410.6272">
            <text:p>3410.6272</text:p>
          </table:table-cell>
          <table:table-cell table:formula="of:=IF([.G317]=&quot;pos&quot;;[.L320];[.Q316])" office:value-type="string" office:string-value="2591.73169">
            <text:p>2591.73169</text:p>
          </table:table-cell>
          <table:table-cell table:formula="of:=IF([.P317]=[.P316];&quot;&quot;;CONCATENATE(&quot;{ name = '&quot;;[.O317];&quot;', x = &quot;;[.P317];&quot;, z = &quot;;[.Q3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18]=&quot;defName&quot;;[.J318];[.O317])" office:value-type="string" office:string-value="bug_larva">
            <text:p>bug_larva</text:p>
          </table:table-cell>
          <table:table-cell table:formula="of:=IF([.G318]=&quot;pos&quot;;[.L319];[.P317])" office:value-type="string" office:string-value="3410.6272">
            <text:p>3410.6272</text:p>
          </table:table-cell>
          <table:table-cell table:formula="of:=IF([.G318]=&quot;pos&quot;;[.L321];[.Q317])" office:value-type="string" office:string-value="2591.73169">
            <text:p>2591.73169</text:p>
          </table:table-cell>
          <table:table-cell table:formula="of:=IF([.P318]=[.P317];&quot;&quot;;CONCATENATE(&quot;{ name = '&quot;;[.O318];&quot;', x = &quot;;[.P318];&quot;, z = &quot;;[.Q3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319]=&quot;defName&quot;;[.J319];[.O318])" office:value-type="string" office:string-value="bug_larva">
            <text:p>bug_larva</text:p>
          </table:table-cell>
          <table:table-cell table:formula="of:=IF([.G319]=&quot;pos&quot;;[.L320];[.P318])" office:value-type="string" office:string-value="3410.6272">
            <text:p>3410.6272</text:p>
          </table:table-cell>
          <table:table-cell table:formula="of:=IF([.G319]=&quot;pos&quot;;[.L322];[.Q318])" office:value-type="string" office:string-value="2591.73169">
            <text:p>2591.73169</text:p>
          </table:table-cell>
          <table:table-cell table:formula="of:=IF([.P319]=[.P318];&quot;&quot;;CONCATENATE(&quot;{ name = '&quot;;[.O319];&quot;', x = &quot;;[.P319];&quot;, z = &quot;;[.Q3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320]=&quot;defName&quot;;[.J320];[.O319])" office:value-type="string" office:string-value="bug_larva">
            <text:p>bug_larva</text:p>
          </table:table-cell>
          <table:table-cell table:formula="of:=IF([.G320]=&quot;pos&quot;;[.L321];[.P319])" office:value-type="string" office:string-value="3410.6272">
            <text:p>3410.6272</text:p>
          </table:table-cell>
          <table:table-cell table:formula="of:=IF([.G320]=&quot;pos&quot;;[.L323];[.Q319])" office:value-type="string" office:string-value="2591.73169">
            <text:p>2591.73169</text:p>
          </table:table-cell>
          <table:table-cell table:formula="of:=IF([.P320]=[.P319];&quot;&quot;;CONCATENATE(&quot;{ name = '&quot;;[.O320];&quot;', x = &quot;;[.P320];&quot;, z = &quot;;[.Q3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21]=&quot;defName&quot;;[.J321];[.O320])" office:value-type="string" office:string-value="bug_larva">
            <text:p>bug_larva</text:p>
          </table:table-cell>
          <table:table-cell table:formula="of:=IF([.G321]=&quot;pos&quot;;[.L322];[.P320])" office:value-type="string" office:string-value="3410.6272">
            <text:p>3410.6272</text:p>
          </table:table-cell>
          <table:table-cell table:formula="of:=IF([.G321]=&quot;pos&quot;;[.L324];[.Q320])" office:value-type="string" office:string-value="2591.73169">
            <text:p>2591.73169</text:p>
          </table:table-cell>
          <table:table-cell table:formula="of:=IF([.P321]=[.P320];&quot;&quot;;CONCATENATE(&quot;{ name = '&quot;;[.O321];&quot;', x = &quot;;[.P321];&quot;, z = &quot;;[.Q3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322]=&quot;defName&quot;;[.J322];[.O321])" office:value-type="string" office:string-value="bug_larva">
            <text:p>bug_larva</text:p>
          </table:table-cell>
          <table:table-cell table:formula="of:=IF([.G322]=&quot;pos&quot;;[.L323];[.P321])" office:value-type="string" office:string-value="3410.6272">
            <text:p>3410.6272</text:p>
          </table:table-cell>
          <table:table-cell table:formula="of:=IF([.G322]=&quot;pos&quot;;[.L325];[.Q321])" office:value-type="string" office:string-value="2591.73169">
            <text:p>2591.73169</text:p>
          </table:table-cell>
          <table:table-cell table:formula="of:=IF([.P322]=[.P321];&quot;&quot;;CONCATENATE(&quot;{ name = '&quot;;[.O322];&quot;', x = &quot;;[.P322];&quot;, z = &quot;;[.Q3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23]=&quot;defName&quot;;[.J323];[.O322])" office:value-type="string" office:string-value="bug_larva">
            <text:p>bug_larva</text:p>
          </table:table-cell>
          <table:table-cell table:formula="of:=IF([.G323]=&quot;pos&quot;;[.L324];[.P322])" office:value-type="string" office:string-value="3410.6272">
            <text:p>3410.6272</text:p>
          </table:table-cell>
          <table:table-cell table:formula="of:=IF([.G323]=&quot;pos&quot;;[.L326];[.Q322])" office:value-type="string" office:string-value="2591.73169">
            <text:p>2591.73169</text:p>
          </table:table-cell>
          <table:table-cell table:formula="of:=IF([.P323]=[.P322];&quot;&quot;;CONCATENATE(&quot;{ name = '&quot;;[.O323];&quot;', x = &quot;;[.P323];&quot;, z = &quot;;[.Q3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324]=&quot;defName&quot;;[.J324];[.O323])" office:value-type="string" office:string-value="bug_larva">
            <text:p>bug_larva</text:p>
          </table:table-cell>
          <table:table-cell table:formula="of:=IF([.G324]=&quot;pos&quot;;[.L325];[.P323])" office:value-type="string" office:string-value="3410.6272">
            <text:p>3410.6272</text:p>
          </table:table-cell>
          <table:table-cell table:formula="of:=IF([.G324]=&quot;pos&quot;;[.L327];[.Q323])" office:value-type="string" office:string-value="2591.73169">
            <text:p>2591.73169</text:p>
          </table:table-cell>
          <table:table-cell table:formula="of:=IF([.P324]=[.P323];&quot;&quot;;CONCATENATE(&quot;{ name = '&quot;;[.O324];&quot;', x = &quot;;[.P324];&quot;, z = &quot;;[.Q3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25]=&quot;defName&quot;;[.J325];[.O324])" office:value-type="string" office:string-value="bug_larva">
            <text:p>bug_larva</text:p>
          </table:table-cell>
          <table:table-cell table:formula="of:=IF([.G325]=&quot;pos&quot;;[.L326];[.P324])" office:value-type="string" office:string-value="3410.6272">
            <text:p>3410.6272</text:p>
          </table:table-cell>
          <table:table-cell table:formula="of:=IF([.G325]=&quot;pos&quot;;[.L328];[.Q324])" office:value-type="string" office:string-value="2591.73169">
            <text:p>2591.73169</text:p>
          </table:table-cell>
          <table:table-cell table:formula="of:=IF([.P325]=[.P324];&quot;&quot;;CONCATENATE(&quot;{ name = '&quot;;[.O325];&quot;', x = &quot;;[.P325];&quot;, z = &quot;;[.Q3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26]=&quot;defName&quot;;[.J326];[.O325])" office:value-type="string" office:string-value="bug_larva">
            <text:p>bug_larva</text:p>
          </table:table-cell>
          <table:table-cell table:formula="of:=IF([.G326]=&quot;pos&quot;;[.L327];[.P325])" office:value-type="string" office:string-value="1328.38171">
            <text:p>1328.38171</text:p>
          </table:table-cell>
          <table:table-cell table:formula="of:=IF([.G326]=&quot;pos&quot;;[.L329];[.Q325])" office:value-type="string" office:string-value="469.973755">
            <text:p>469.973755</text:p>
          </table:table-cell>
          <table:table-cell table:formula="of:=IF([.P326]=[.P325];&quot;&quot;;CONCATENATE(&quot;{ name = '&quot;;[.O326];&quot;', x = &quot;;[.P326];&quot;, z = &quot;;[.Q326];&quot;, facing = 0, },&quot;))" office:value-type="string" office:string-value="{ name = 'bug_larva', x = 1328.38171, z = 469.973755, facing = 0, },">
            <text:p>{ name = 'bug_larva', x = 1328.38171, z = 469.973755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1328.38171</text:p>
          </table:table-cell>
          <table:table-cell table:number-columns-repeated="2"/>
          <table:table-cell table:formula="of:=IF([.G327]=&quot;defName&quot;;[.J327];[.O326])" office:value-type="string" office:string-value="bug_larva">
            <text:p>bug_larva</text:p>
          </table:table-cell>
          <table:table-cell table:formula="of:=IF([.G327]=&quot;pos&quot;;[.L328];[.P326])" office:value-type="string" office:string-value="1328.38171">
            <text:p>1328.38171</text:p>
          </table:table-cell>
          <table:table-cell table:formula="of:=IF([.G327]=&quot;pos&quot;;[.L330];[.Q326])" office:value-type="string" office:string-value="469.973755">
            <text:p>469.973755</text:p>
          </table:table-cell>
          <table:table-cell table:formula="of:=IF([.P327]=[.P326];&quot;&quot;;CONCATENATE(&quot;{ name = '&quot;;[.O327];&quot;', x = &quot;;[.P327];&quot;, z = &quot;;[.Q3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4.3091431</text:p>
          </table:table-cell>
          <table:table-cell table:number-columns-repeated="2"/>
          <table:table-cell table:formula="of:=IF([.G328]=&quot;defName&quot;;[.J328];[.O327])" office:value-type="string" office:string-value="bug_larva">
            <text:p>bug_larva</text:p>
          </table:table-cell>
          <table:table-cell table:formula="of:=IF([.G328]=&quot;pos&quot;;[.L329];[.P327])" office:value-type="string" office:string-value="1328.38171">
            <text:p>1328.38171</text:p>
          </table:table-cell>
          <table:table-cell table:formula="of:=IF([.G328]=&quot;pos&quot;;[.L331];[.Q327])" office:value-type="string" office:string-value="469.973755">
            <text:p>469.973755</text:p>
          </table:table-cell>
          <table:table-cell table:formula="of:=IF([.P328]=[.P327];&quot;&quot;;CONCATENATE(&quot;{ name = '&quot;;[.O328];&quot;', x = &quot;;[.P328];&quot;, z = &quot;;[.Q3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469.973755</text:p>
          </table:table-cell>
          <table:table-cell table:number-columns-repeated="2"/>
          <table:table-cell table:formula="of:=IF([.G329]=&quot;defName&quot;;[.J329];[.O328])" office:value-type="string" office:string-value="bug_larva">
            <text:p>bug_larva</text:p>
          </table:table-cell>
          <table:table-cell table:formula="of:=IF([.G329]=&quot;pos&quot;;[.L330];[.P328])" office:value-type="string" office:string-value="1328.38171">
            <text:p>1328.38171</text:p>
          </table:table-cell>
          <table:table-cell table:formula="of:=IF([.G329]=&quot;pos&quot;;[.L332];[.Q328])" office:value-type="string" office:string-value="469.973755">
            <text:p>469.973755</text:p>
          </table:table-cell>
          <table:table-cell table:formula="of:=IF([.P329]=[.P328];&quot;&quot;;CONCATENATE(&quot;{ name = '&quot;;[.O329];&quot;', x = &quot;;[.P329];&quot;, z = &quot;;[.Q3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30]=&quot;defName&quot;;[.J330];[.O329])" office:value-type="string" office:string-value="bug_larva">
            <text:p>bug_larva</text:p>
          </table:table-cell>
          <table:table-cell table:formula="of:=IF([.G330]=&quot;pos&quot;;[.L331];[.P329])" office:value-type="string" office:string-value="1328.38171">
            <text:p>1328.38171</text:p>
          </table:table-cell>
          <table:table-cell table:formula="of:=IF([.G330]=&quot;pos&quot;;[.L333];[.Q329])" office:value-type="string" office:string-value="469.973755">
            <text:p>469.973755</text:p>
          </table:table-cell>
          <table:table-cell table:formula="of:=IF([.P330]=[.P329];&quot;&quot;;CONCATENATE(&quot;{ name = '&quot;;[.O330];&quot;', x = &quot;;[.P330];&quot;, z = &quot;;[.Q3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31]=&quot;defName&quot;;[.J331];[.O330])" office:value-type="string" office:string-value="bug_larva">
            <text:p>bug_larva</text:p>
          </table:table-cell>
          <table:table-cell table:formula="of:=IF([.G331]=&quot;pos&quot;;[.L332];[.P330])" office:value-type="string" office:string-value="1328.38171">
            <text:p>1328.38171</text:p>
          </table:table-cell>
          <table:table-cell table:formula="of:=IF([.G331]=&quot;pos&quot;;[.L334];[.Q330])" office:value-type="string" office:string-value="469.973755">
            <text:p>469.973755</text:p>
          </table:table-cell>
          <table:table-cell table:formula="of:=IF([.P331]=[.P330];&quot;&quot;;CONCATENATE(&quot;{ name = '&quot;;[.O331];&quot;', x = &quot;;[.P331];&quot;, z = &quot;;[.Q3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332]=&quot;defName&quot;;[.J332];[.O331])" office:value-type="string" office:string-value="bug_larva">
            <text:p>bug_larva</text:p>
          </table:table-cell>
          <table:table-cell table:formula="of:=IF([.G332]=&quot;pos&quot;;[.L333];[.P331])" office:value-type="string" office:string-value="1328.38171">
            <text:p>1328.38171</text:p>
          </table:table-cell>
          <table:table-cell table:formula="of:=IF([.G332]=&quot;pos&quot;;[.L335];[.Q331])" office:value-type="string" office:string-value="469.973755">
            <text:p>469.973755</text:p>
          </table:table-cell>
          <table:table-cell table:formula="of:=IF([.P332]=[.P331];&quot;&quot;;CONCATENATE(&quot;{ name = '&quot;;[.O332];&quot;', x = &quot;;[.P332];&quot;, z = &quot;;[.Q3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333]=&quot;defName&quot;;[.J333];[.O332])" office:value-type="string" office:string-value="bug_larva">
            <text:p>bug_larva</text:p>
          </table:table-cell>
          <table:table-cell table:formula="of:=IF([.G333]=&quot;pos&quot;;[.L334];[.P332])" office:value-type="string" office:string-value="1328.38171">
            <text:p>1328.38171</text:p>
          </table:table-cell>
          <table:table-cell table:formula="of:=IF([.G333]=&quot;pos&quot;;[.L336];[.Q332])" office:value-type="string" office:string-value="469.973755">
            <text:p>469.973755</text:p>
          </table:table-cell>
          <table:table-cell table:formula="of:=IF([.P333]=[.P332];&quot;&quot;;CONCATENATE(&quot;{ name = '&quot;;[.O333];&quot;', x = &quot;;[.P333];&quot;, z = &quot;;[.Q3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34]=&quot;defName&quot;;[.J334];[.O333])" office:value-type="string" office:string-value="bug_larva">
            <text:p>bug_larva</text:p>
          </table:table-cell>
          <table:table-cell table:formula="of:=IF([.G334]=&quot;pos&quot;;[.L335];[.P333])" office:value-type="string" office:string-value="1328.38171">
            <text:p>1328.38171</text:p>
          </table:table-cell>
          <table:table-cell table:formula="of:=IF([.G334]=&quot;pos&quot;;[.L337];[.Q333])" office:value-type="string" office:string-value="469.973755">
            <text:p>469.973755</text:p>
          </table:table-cell>
          <table:table-cell table:formula="of:=IF([.P334]=[.P333];&quot;&quot;;CONCATENATE(&quot;{ name = '&quot;;[.O334];&quot;', x = &quot;;[.P334];&quot;, z = &quot;;[.Q3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335]=&quot;defName&quot;;[.J335];[.O334])" office:value-type="string" office:string-value="bug_larva">
            <text:p>bug_larva</text:p>
          </table:table-cell>
          <table:table-cell table:formula="of:=IF([.G335]=&quot;pos&quot;;[.L336];[.P334])" office:value-type="string" office:string-value="1328.38171">
            <text:p>1328.38171</text:p>
          </table:table-cell>
          <table:table-cell table:formula="of:=IF([.G335]=&quot;pos&quot;;[.L338];[.Q334])" office:value-type="string" office:string-value="469.973755">
            <text:p>469.973755</text:p>
          </table:table-cell>
          <table:table-cell table:formula="of:=IF([.P335]=[.P334];&quot;&quot;;CONCATENATE(&quot;{ name = '&quot;;[.O335];&quot;', x = &quot;;[.P335];&quot;, z = &quot;;[.Q3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36]=&quot;defName&quot;;[.J336];[.O335])" office:value-type="string" office:string-value="bug_larva">
            <text:p>bug_larva</text:p>
          </table:table-cell>
          <table:table-cell table:formula="of:=IF([.G336]=&quot;pos&quot;;[.L337];[.P335])" office:value-type="string" office:string-value="1328.38171">
            <text:p>1328.38171</text:p>
          </table:table-cell>
          <table:table-cell table:formula="of:=IF([.G336]=&quot;pos&quot;;[.L339];[.Q335])" office:value-type="string" office:string-value="469.973755">
            <text:p>469.973755</text:p>
          </table:table-cell>
          <table:table-cell table:formula="of:=IF([.P336]=[.P335];&quot;&quot;;CONCATENATE(&quot;{ name = '&quot;;[.O336];&quot;', x = &quot;;[.P336];&quot;, z = &quot;;[.Q3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37]=&quot;defName&quot;;[.J337];[.O336])" office:value-type="string" office:string-value="bug_larva">
            <text:p>bug_larva</text:p>
          </table:table-cell>
          <table:table-cell table:formula="of:=IF([.G337]=&quot;pos&quot;;[.L338];[.P336])" office:value-type="string" office:string-value="1328.38171">
            <text:p>1328.38171</text:p>
          </table:table-cell>
          <table:table-cell table:formula="of:=IF([.G337]=&quot;pos&quot;;[.L340];[.Q336])" office:value-type="string" office:string-value="469.973755">
            <text:p>469.973755</text:p>
          </table:table-cell>
          <table:table-cell table:formula="of:=IF([.P337]=[.P336];&quot;&quot;;CONCATENATE(&quot;{ name = '&quot;;[.O337];&quot;', x = &quot;;[.P337];&quot;, z = &quot;;[.Q3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1.173457</text:p>
          </table:table-cell>
          <table:table-cell table:number-columns-repeated="2"/>
          <table:table-cell table:formula="of:=IF([.G338]=&quot;defName&quot;;[.J338];[.O337])" office:value-type="string" office:string-value="bug_larva">
            <text:p>bug_larva</text:p>
          </table:table-cell>
          <table:table-cell table:formula="of:=IF([.G338]=&quot;pos&quot;;[.L339];[.P337])" office:value-type="string" office:string-value="1328.38171">
            <text:p>1328.38171</text:p>
          </table:table-cell>
          <table:table-cell table:formula="of:=IF([.G338]=&quot;pos&quot;;[.L341];[.Q337])" office:value-type="string" office:string-value="469.973755">
            <text:p>469.973755</text:p>
          </table:table-cell>
          <table:table-cell table:formula="of:=IF([.P338]=[.P337];&quot;&quot;;CONCATENATE(&quot;{ name = '&quot;;[.O338];&quot;', x = &quot;;[.P338];&quot;, z = &quot;;[.Q3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39]=&quot;defName&quot;;[.J339];[.O338])" office:value-type="string" office:string-value="bug_larva">
            <text:p>bug_larva</text:p>
          </table:table-cell>
          <table:table-cell table:formula="of:=IF([.G339]=&quot;pos&quot;;[.L340];[.P338])" office:value-type="string" office:string-value="1328.38171">
            <text:p>1328.38171</text:p>
          </table:table-cell>
          <table:table-cell table:formula="of:=IF([.G339]=&quot;pos&quot;;[.L342];[.Q338])" office:value-type="string" office:string-value="469.973755">
            <text:p>469.973755</text:p>
          </table:table-cell>
          <table:table-cell table:formula="of:=IF([.P339]=[.P338];&quot;&quot;;CONCATENATE(&quot;{ name = '&quot;;[.O339];&quot;', x = &quot;;[.P339];&quot;, z = &quot;;[.Q3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40]=&quot;defName&quot;;[.J340];[.O339])" office:value-type="string" office:string-value="bug_larva">
            <text:p>bug_larva</text:p>
          </table:table-cell>
          <table:table-cell table:formula="of:=IF([.G340]=&quot;pos&quot;;[.L341];[.P339])" office:value-type="string" office:string-value="1328.38171">
            <text:p>1328.38171</text:p>
          </table:table-cell>
          <table:table-cell table:formula="of:=IF([.G340]=&quot;pos&quot;;[.L343];[.Q339])" office:value-type="string" office:string-value="469.973755">
            <text:p>469.973755</text:p>
          </table:table-cell>
          <table:table-cell table:formula="of:=IF([.P340]=[.P339];&quot;&quot;;CONCATENATE(&quot;{ name = '&quot;;[.O340];&quot;', x = &quot;;[.P340];&quot;, z = &quot;;[.Q3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341]=&quot;defName&quot;;[.J341];[.O340])" office:value-type="string" office:string-value="bug_larva">
            <text:p>bug_larva</text:p>
          </table:table-cell>
          <table:table-cell table:formula="of:=IF([.G341]=&quot;pos&quot;;[.L342];[.P340])" office:value-type="string" office:string-value="1328.38171">
            <text:p>1328.38171</text:p>
          </table:table-cell>
          <table:table-cell table:formula="of:=IF([.G341]=&quot;pos&quot;;[.L344];[.Q340])" office:value-type="string" office:string-value="469.973755">
            <text:p>469.973755</text:p>
          </table:table-cell>
          <table:table-cell table:formula="of:=IF([.P341]=[.P340];&quot;&quot;;CONCATENATE(&quot;{ name = '&quot;;[.O341];&quot;', x = &quot;;[.P341];&quot;, z = &quot;;[.Q3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42]=&quot;defName&quot;;[.J342];[.O341])" office:value-type="string" office:string-value="bug_larva">
            <text:p>bug_larva</text:p>
          </table:table-cell>
          <table:table-cell table:formula="of:=IF([.G342]=&quot;pos&quot;;[.L343];[.P341])" office:value-type="string" office:string-value="1328.38171">
            <text:p>1328.38171</text:p>
          </table:table-cell>
          <table:table-cell table:formula="of:=IF([.G342]=&quot;pos&quot;;[.L345];[.Q341])" office:value-type="string" office:string-value="469.973755">
            <text:p>469.973755</text:p>
          </table:table-cell>
          <table:table-cell table:formula="of:=IF([.P342]=[.P341];&quot;&quot;;CONCATENATE(&quot;{ name = '&quot;;[.O342];&quot;', x = &quot;;[.P342];&quot;, z = &quot;;[.Q3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43]=&quot;defName&quot;;[.J343];[.O342])" office:value-type="string" office:string-value="bug_larva">
            <text:p>bug_larva</text:p>
          </table:table-cell>
          <table:table-cell table:formula="of:=IF([.G343]=&quot;pos&quot;;[.L344];[.P342])" office:value-type="string" office:string-value="1328.38171">
            <text:p>1328.38171</text:p>
          </table:table-cell>
          <table:table-cell table:formula="of:=IF([.G343]=&quot;pos&quot;;[.L346];[.Q342])" office:value-type="string" office:string-value="469.973755">
            <text:p>469.973755</text:p>
          </table:table-cell>
          <table:table-cell table:formula="of:=IF([.P343]=[.P342];&quot;&quot;;CONCATENATE(&quot;{ name = '&quot;;[.O343];&quot;', x = &quot;;[.P343];&quot;, z = &quot;;[.Q3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44]=&quot;defName&quot;;[.J344];[.O343])" office:value-type="string" office:string-value="bug_larva">
            <text:p>bug_larva</text:p>
          </table:table-cell>
          <table:table-cell table:formula="of:=IF([.G344]=&quot;pos&quot;;[.L345];[.P343])" office:value-type="string" office:string-value="1328.38171">
            <text:p>1328.38171</text:p>
          </table:table-cell>
          <table:table-cell table:formula="of:=IF([.G344]=&quot;pos&quot;;[.L347];[.Q343])" office:value-type="string" office:string-value="469.973755">
            <text:p>469.973755</text:p>
          </table:table-cell>
          <table:table-cell table:formula="of:=IF([.P344]=[.P343];&quot;&quot;;CONCATENATE(&quot;{ name = '&quot;;[.O344];&quot;', x = &quot;;[.P344];&quot;, z = &quot;;[.Q3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45]=&quot;defName&quot;;[.J345];[.O344])" office:value-type="string" office:string-value="bug_larva">
            <text:p>bug_larva</text:p>
          </table:table-cell>
          <table:table-cell table:formula="of:=IF([.G345]=&quot;pos&quot;;[.L346];[.P344])" office:value-type="string" office:string-value="1328.38171">
            <text:p>1328.38171</text:p>
          </table:table-cell>
          <table:table-cell table:formula="of:=IF([.G345]=&quot;pos&quot;;[.L348];[.Q344])" office:value-type="string" office:string-value="469.973755">
            <text:p>469.973755</text:p>
          </table:table-cell>
          <table:table-cell table:formula="of:=IF([.P345]=[.P344];&quot;&quot;;CONCATENATE(&quot;{ name = '&quot;;[.O345];&quot;', x = &quot;;[.P345];&quot;, z = &quot;;[.Q3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46]=&quot;defName&quot;;[.J346];[.O345])" office:value-type="string" office:string-value="bug_larva">
            <text:p>bug_larva</text:p>
          </table:table-cell>
          <table:table-cell table:formula="of:=IF([.G346]=&quot;pos&quot;;[.L347];[.P345])" office:value-type="string" office:string-value="1328.38171">
            <text:p>1328.38171</text:p>
          </table:table-cell>
          <table:table-cell table:formula="of:=IF([.G346]=&quot;pos&quot;;[.L349];[.Q345])" office:value-type="string" office:string-value="469.973755">
            <text:p>469.973755</text:p>
          </table:table-cell>
          <table:table-cell table:formula="of:=IF([.P346]=[.P345];&quot;&quot;;CONCATENATE(&quot;{ name = '&quot;;[.O346];&quot;', x = &quot;;[.P346];&quot;, z = &quot;;[.Q34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347]=&quot;defName&quot;;[.J347];[.O346])" office:value-type="string" office:string-value="bug_larva">
            <text:p>bug_larva</text:p>
          </table:table-cell>
          <table:table-cell table:formula="of:=IF([.G347]=&quot;pos&quot;;[.L348];[.P346])" office:value-type="string" office:string-value="1328.38171">
            <text:p>1328.38171</text:p>
          </table:table-cell>
          <table:table-cell table:formula="of:=IF([.G347]=&quot;pos&quot;;[.L350];[.Q346])" office:value-type="string" office:string-value="469.973755">
            <text:p>469.973755</text:p>
          </table:table-cell>
          <table:table-cell table:formula="of:=IF([.P347]=[.P346];&quot;&quot;;CONCATENATE(&quot;{ name = '&quot;;[.O347];&quot;', x = &quot;;[.P347];&quot;, z = &quot;;[.Q347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3521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348]=&quot;defName&quot;;[.J348];[.O347])" office:value-type="string" office:string-value="bug_larva">
            <text:p>bug_larva</text:p>
          </table:table-cell>
          <table:table-cell table:formula="of:=IF([.G348]=&quot;pos&quot;;[.L349];[.P347])" office:value-type="string" office:string-value="1328.38171">
            <text:p>1328.38171</text:p>
          </table:table-cell>
          <table:table-cell table:formula="of:=IF([.G348]=&quot;pos&quot;;[.L351];[.Q347])" office:value-type="string" office:string-value="469.973755">
            <text:p>469.973755</text:p>
          </table:table-cell>
          <table:table-cell table:formula="of:=IF([.P348]=[.P347];&quot;&quot;;CONCATENATE(&quot;{ name = '&quot;;[.O348];&quot;', x = &quot;;[.P348];&quot;, z = &quot;;[.Q3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/>
          <table:table-cell table:number-columns-repeated="2"/>
          <table:table-cell table:formula="of:=IF([.G349]=&quot;defName&quot;;[.J349];[.O348])" office:value-type="string" office:string-value="bug_larva">
            <text:p>bug_larva</text:p>
          </table:table-cell>
          <table:table-cell table:formula="of:=IF([.G349]=&quot;pos&quot;;[.L350];[.P348])" office:value-type="string" office:string-value="1328.38171">
            <text:p>1328.38171</text:p>
          </table:table-cell>
          <table:table-cell table:formula="of:=IF([.G349]=&quot;pos&quot;;[.L352];[.Q348])" office:value-type="string" office:string-value="469.973755">
            <text:p>469.973755</text:p>
          </table:table-cell>
          <table:table-cell table:formula="of:=IF([.P349]=[.P348];&quot;&quot;;CONCATENATE(&quot;{ name = '&quot;;[.O349];&quot;', x = &quot;;[.P349];&quot;, z = &quot;;[.Q3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350]=&quot;defName&quot;;[.J350];[.O349])" office:value-type="string" office:string-value="bug_larva">
            <text:p>bug_larva</text:p>
          </table:table-cell>
          <table:table-cell table:formula="of:=IF([.G350]=&quot;pos&quot;;[.L351];[.P349])" office:value-type="string" office:string-value="1328.38171">
            <text:p>1328.38171</text:p>
          </table:table-cell>
          <table:table-cell table:formula="of:=IF([.G350]=&quot;pos&quot;;[.L353];[.Q349])" office:value-type="string" office:string-value="469.973755">
            <text:p>469.973755</text:p>
          </table:table-cell>
          <table:table-cell table:formula="of:=IF([.P350]=[.P349];&quot;&quot;;CONCATENATE(&quot;{ name = '&quot;;[.O350];&quot;', x = &quot;;[.P350];&quot;, z = &quot;;[.Q3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351]=&quot;defName&quot;;[.J351];[.O350])" office:value-type="string" office:string-value="bug_larva">
            <text:p>bug_larva</text:p>
          </table:table-cell>
          <table:table-cell table:formula="of:=IF([.G351]=&quot;pos&quot;;[.L352];[.P350])" office:value-type="string" office:string-value="1328.38171">
            <text:p>1328.38171</text:p>
          </table:table-cell>
          <table:table-cell table:formula="of:=IF([.G351]=&quot;pos&quot;;[.L354];[.Q350])" office:value-type="string" office:string-value="469.973755">
            <text:p>469.973755</text:p>
          </table:table-cell>
          <table:table-cell table:formula="of:=IF([.P351]=[.P350];&quot;&quot;;CONCATENATE(&quot;{ name = '&quot;;[.O351];&quot;', x = &quot;;[.P351];&quot;, z = &quot;;[.Q3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352]=&quot;defName&quot;;[.J352];[.O351])" office:value-type="string" office:string-value="bug_larva">
            <text:p>bug_larva</text:p>
          </table:table-cell>
          <table:table-cell table:formula="of:=IF([.G352]=&quot;pos&quot;;[.L353];[.P351])" office:value-type="string" office:string-value="1328.38171">
            <text:p>1328.38171</text:p>
          </table:table-cell>
          <table:table-cell table:formula="of:=IF([.G352]=&quot;pos&quot;;[.L355];[.Q351])" office:value-type="string" office:string-value="469.973755">
            <text:p>469.973755</text:p>
          </table:table-cell>
          <table:table-cell table:formula="of:=IF([.P352]=[.P351];&quot;&quot;;CONCATENATE(&quot;{ name = '&quot;;[.O352];&quot;', x = &quot;;[.P352];&quot;, z = &quot;;[.Q3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353]=&quot;defName&quot;;[.J353];[.O352])" office:value-type="string" office:string-value="bug_larva">
            <text:p>bug_larva</text:p>
          </table:table-cell>
          <table:table-cell table:formula="of:=IF([.G353]=&quot;pos&quot;;[.L354];[.P352])" office:value-type="string" office:string-value="1328.38171">
            <text:p>1328.38171</text:p>
          </table:table-cell>
          <table:table-cell table:formula="of:=IF([.G353]=&quot;pos&quot;;[.L356];[.Q352])" office:value-type="string" office:string-value="469.973755">
            <text:p>469.973755</text:p>
          </table:table-cell>
          <table:table-cell table:formula="of:=IF([.P353]=[.P352];&quot;&quot;;CONCATENATE(&quot;{ name = '&quot;;[.O353];&quot;', x = &quot;;[.P353];&quot;, z = &quot;;[.Q3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354]=&quot;defName&quot;;[.J354];[.O353])" office:value-type="string" office:string-value="bug_larva">
            <text:p>bug_larva</text:p>
          </table:table-cell>
          <table:table-cell table:formula="of:=IF([.G354]=&quot;pos&quot;;[.L355];[.P353])" office:value-type="string" office:string-value="1328.38171">
            <text:p>1328.38171</text:p>
          </table:table-cell>
          <table:table-cell table:formula="of:=IF([.G354]=&quot;pos&quot;;[.L357];[.Q353])" office:value-type="string" office:string-value="469.973755">
            <text:p>469.973755</text:p>
          </table:table-cell>
          <table:table-cell table:formula="of:=IF([.P354]=[.P353];&quot;&quot;;CONCATENATE(&quot;{ name = '&quot;;[.O354];&quot;', x = &quot;;[.P354];&quot;, z = &quot;;[.Q3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355]=&quot;defName&quot;;[.J355];[.O354])" office:value-type="string" office:string-value="bug_larva">
            <text:p>bug_larva</text:p>
          </table:table-cell>
          <table:table-cell table:formula="of:=IF([.G355]=&quot;pos&quot;;[.L356];[.P354])" office:value-type="string" office:string-value="1328.38171">
            <text:p>1328.38171</text:p>
          </table:table-cell>
          <table:table-cell table:formula="of:=IF([.G355]=&quot;pos&quot;;[.L358];[.Q354])" office:value-type="string" office:string-value="469.973755">
            <text:p>469.973755</text:p>
          </table:table-cell>
          <table:table-cell table:formula="of:=IF([.P355]=[.P354];&quot;&quot;;CONCATENATE(&quot;{ name = '&quot;;[.O355];&quot;', x = &quot;;[.P355];&quot;, z = &quot;;[.Q3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356]=&quot;defName&quot;;[.J356];[.O355])" office:value-type="string" office:string-value="bug_larva">
            <text:p>bug_larva</text:p>
          </table:table-cell>
          <table:table-cell table:formula="of:=IF([.G356]=&quot;pos&quot;;[.L357];[.P355])" office:value-type="string" office:string-value="1328.38171">
            <text:p>1328.38171</text:p>
          </table:table-cell>
          <table:table-cell table:formula="of:=IF([.G356]=&quot;pos&quot;;[.L359];[.Q355])" office:value-type="string" office:string-value="469.973755">
            <text:p>469.973755</text:p>
          </table:table-cell>
          <table:table-cell table:formula="of:=IF([.P356]=[.P355];&quot;&quot;;CONCATENATE(&quot;{ name = '&quot;;[.O356];&quot;', x = &quot;;[.P356];&quot;, z = &quot;;[.Q3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357]=&quot;defName&quot;;[.J357];[.O356])" office:value-type="string" office:string-value="bug_larva">
            <text:p>bug_larva</text:p>
          </table:table-cell>
          <table:table-cell table:formula="of:=IF([.G357]=&quot;pos&quot;;[.L358];[.P356])" office:value-type="string" office:string-value="1328.38171">
            <text:p>1328.38171</text:p>
          </table:table-cell>
          <table:table-cell table:formula="of:=IF([.G357]=&quot;pos&quot;;[.L360];[.Q356])" office:value-type="string" office:string-value="469.973755">
            <text:p>469.973755</text:p>
          </table:table-cell>
          <table:table-cell table:formula="of:=IF([.P357]=[.P356];&quot;&quot;;CONCATENATE(&quot;{ name = '&quot;;[.O357];&quot;', x = &quot;;[.P357];&quot;, z = &quot;;[.Q3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358]=&quot;defName&quot;;[.J358];[.O357])" office:value-type="string" office:string-value="bug_larva">
            <text:p>bug_larva</text:p>
          </table:table-cell>
          <table:table-cell table:formula="of:=IF([.G358]=&quot;pos&quot;;[.L359];[.P357])" office:value-type="string" office:string-value="1328.38171">
            <text:p>1328.38171</text:p>
          </table:table-cell>
          <table:table-cell table:formula="of:=IF([.G358]=&quot;pos&quot;;[.L361];[.Q357])" office:value-type="string" office:string-value="469.973755">
            <text:p>469.973755</text:p>
          </table:table-cell>
          <table:table-cell table:formula="of:=IF([.P358]=[.P357];&quot;&quot;;CONCATENATE(&quot;{ name = '&quot;;[.O358];&quot;', x = &quot;;[.P358];&quot;, z = &quot;;[.Q3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359]=&quot;defName&quot;;[.J359];[.O358])" office:value-type="string" office:string-value="bug_larva">
            <text:p>bug_larva</text:p>
          </table:table-cell>
          <table:table-cell table:formula="of:=IF([.G359]=&quot;pos&quot;;[.L360];[.P358])" office:value-type="string" office:string-value="1328.38171">
            <text:p>1328.38171</text:p>
          </table:table-cell>
          <table:table-cell table:formula="of:=IF([.G359]=&quot;pos&quot;;[.L362];[.Q358])" office:value-type="string" office:string-value="469.973755">
            <text:p>469.973755</text:p>
          </table:table-cell>
          <table:table-cell table:formula="of:=IF([.P359]=[.P358];&quot;&quot;;CONCATENATE(&quot;{ name = '&quot;;[.O359];&quot;', x = &quot;;[.P359];&quot;, z = &quot;;[.Q3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360]=&quot;defName&quot;;[.J360];[.O359])" office:value-type="string" office:string-value="bug_larva">
            <text:p>bug_larva</text:p>
          </table:table-cell>
          <table:table-cell table:formula="of:=IF([.G360]=&quot;pos&quot;;[.L361];[.P359])" office:value-type="string" office:string-value="1328.38171">
            <text:p>1328.38171</text:p>
          </table:table-cell>
          <table:table-cell table:formula="of:=IF([.G360]=&quot;pos&quot;;[.L363];[.Q359])" office:value-type="string" office:string-value="469.973755">
            <text:p>469.973755</text:p>
          </table:table-cell>
          <table:table-cell table:formula="of:=IF([.P360]=[.P359];&quot;&quot;;CONCATENATE(&quot;{ name = '&quot;;[.O360];&quot;', x = &quot;;[.P360];&quot;, z = &quot;;[.Q3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361]=&quot;defName&quot;;[.J361];[.O360])" office:value-type="string" office:string-value="bug_larva">
            <text:p>bug_larva</text:p>
          </table:table-cell>
          <table:table-cell table:formula="of:=IF([.G361]=&quot;pos&quot;;[.L362];[.P360])" office:value-type="string" office:string-value="1328.38171">
            <text:p>1328.38171</text:p>
          </table:table-cell>
          <table:table-cell table:formula="of:=IF([.G361]=&quot;pos&quot;;[.L364];[.Q360])" office:value-type="string" office:string-value="469.973755">
            <text:p>469.973755</text:p>
          </table:table-cell>
          <table:table-cell table:formula="of:=IF([.P361]=[.P360];&quot;&quot;;CONCATENATE(&quot;{ name = '&quot;;[.O361];&quot;', x = &quot;;[.P361];&quot;, z = &quot;;[.Q3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62]=&quot;defName&quot;;[.J362];[.O361])" office:value-type="string" office:string-value="bug_larva">
            <text:p>bug_larva</text:p>
          </table:table-cell>
          <table:table-cell table:formula="of:=IF([.G362]=&quot;pos&quot;;[.L363];[.P361])" office:value-type="string" office:string-value="1328.38171">
            <text:p>1328.38171</text:p>
          </table:table-cell>
          <table:table-cell table:formula="of:=IF([.G362]=&quot;pos&quot;;[.L365];[.Q361])" office:value-type="string" office:string-value="469.973755">
            <text:p>469.973755</text:p>
          </table:table-cell>
          <table:table-cell table:formula="of:=IF([.P362]=[.P361];&quot;&quot;;CONCATENATE(&quot;{ name = '&quot;;[.O362];&quot;', x = &quot;;[.P362];&quot;, z = &quot;;[.Q3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363]=&quot;defName&quot;;[.J363];[.O362])" office:value-type="string" office:string-value="bug_larva">
            <text:p>bug_larva</text:p>
          </table:table-cell>
          <table:table-cell table:formula="of:=IF([.G363]=&quot;pos&quot;;[.L364];[.P362])" office:value-type="string" office:string-value="1328.38171">
            <text:p>1328.38171</text:p>
          </table:table-cell>
          <table:table-cell table:formula="of:=IF([.G363]=&quot;pos&quot;;[.L366];[.Q362])" office:value-type="string" office:string-value="469.973755">
            <text:p>469.973755</text:p>
          </table:table-cell>
          <table:table-cell table:formula="of:=IF([.P363]=[.P362];&quot;&quot;;CONCATENATE(&quot;{ name = '&quot;;[.O363];&quot;', x = &quot;;[.P363];&quot;, z = &quot;;[.Q3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364]=&quot;defName&quot;;[.J364];[.O363])" office:value-type="string" office:string-value="bug_larva">
            <text:p>bug_larva</text:p>
          </table:table-cell>
          <table:table-cell table:formula="of:=IF([.G364]=&quot;pos&quot;;[.L365];[.P363])" office:value-type="string" office:string-value="1328.38171">
            <text:p>1328.38171</text:p>
          </table:table-cell>
          <table:table-cell table:formula="of:=IF([.G364]=&quot;pos&quot;;[.L367];[.Q363])" office:value-type="string" office:string-value="469.973755">
            <text:p>469.973755</text:p>
          </table:table-cell>
          <table:table-cell table:formula="of:=IF([.P364]=[.P363];&quot;&quot;;CONCATENATE(&quot;{ name = '&quot;;[.O364];&quot;', x = &quot;;[.P364];&quot;, z = &quot;;[.Q3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365]=&quot;defName&quot;;[.J365];[.O364])" office:value-type="string" office:string-value="bug_larva">
            <text:p>bug_larva</text:p>
          </table:table-cell>
          <table:table-cell table:formula="of:=IF([.G365]=&quot;pos&quot;;[.L366];[.P364])" office:value-type="string" office:string-value="1328.38171">
            <text:p>1328.38171</text:p>
          </table:table-cell>
          <table:table-cell table:formula="of:=IF([.G365]=&quot;pos&quot;;[.L368];[.Q364])" office:value-type="string" office:string-value="469.973755">
            <text:p>469.973755</text:p>
          </table:table-cell>
          <table:table-cell table:formula="of:=IF([.P365]=[.P364];&quot;&quot;;CONCATENATE(&quot;{ name = '&quot;;[.O365];&quot;', x = &quot;;[.P365];&quot;, z = &quot;;[.Q3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366]=&quot;defName&quot;;[.J366];[.O365])" office:value-type="string" office:string-value="bug_larva">
            <text:p>bug_larva</text:p>
          </table:table-cell>
          <table:table-cell table:formula="of:=IF([.G366]=&quot;pos&quot;;[.L367];[.P365])" office:value-type="string" office:string-value="1328.38171">
            <text:p>1328.38171</text:p>
          </table:table-cell>
          <table:table-cell table:formula="of:=IF([.G366]=&quot;pos&quot;;[.L369];[.Q365])" office:value-type="string" office:string-value="469.973755">
            <text:p>469.973755</text:p>
          </table:table-cell>
          <table:table-cell table:formula="of:=IF([.P366]=[.P365];&quot;&quot;;CONCATENATE(&quot;{ name = '&quot;;[.O366];&quot;', x = &quot;;[.P366];&quot;, z = &quot;;[.Q3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367]=&quot;defName&quot;;[.J367];[.O366])" office:value-type="string" office:string-value="bug_larva">
            <text:p>bug_larva</text:p>
          </table:table-cell>
          <table:table-cell table:formula="of:=IF([.G367]=&quot;pos&quot;;[.L368];[.P366])" office:value-type="string" office:string-value="1328.38171">
            <text:p>1328.38171</text:p>
          </table:table-cell>
          <table:table-cell table:formula="of:=IF([.G367]=&quot;pos&quot;;[.L370];[.Q366])" office:value-type="string" office:string-value="469.973755">
            <text:p>469.973755</text:p>
          </table:table-cell>
          <table:table-cell table:formula="of:=IF([.P367]=[.P366];&quot;&quot;;CONCATENATE(&quot;{ name = '&quot;;[.O367];&quot;', x = &quot;;[.P367];&quot;, z = &quot;;[.Q3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368]=&quot;defName&quot;;[.J368];[.O367])" office:value-type="string" office:string-value="bug_larva">
            <text:p>bug_larva</text:p>
          </table:table-cell>
          <table:table-cell table:formula="of:=IF([.G368]=&quot;pos&quot;;[.L369];[.P367])" office:value-type="string" office:string-value="1328.38171">
            <text:p>1328.38171</text:p>
          </table:table-cell>
          <table:table-cell table:formula="of:=IF([.G368]=&quot;pos&quot;;[.L371];[.Q367])" office:value-type="string" office:string-value="469.973755">
            <text:p>469.973755</text:p>
          </table:table-cell>
          <table:table-cell table:formula="of:=IF([.P368]=[.P367];&quot;&quot;;CONCATENATE(&quot;{ name = '&quot;;[.O368];&quot;', x = &quot;;[.P368];&quot;, z = &quot;;[.Q3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369]=&quot;defName&quot;;[.J369];[.O368])" office:value-type="string" office:string-value="bug_larva">
            <text:p>bug_larva</text:p>
          </table:table-cell>
          <table:table-cell table:formula="of:=IF([.G369]=&quot;pos&quot;;[.L370];[.P368])" office:value-type="string" office:string-value="1328.38171">
            <text:p>1328.38171</text:p>
          </table:table-cell>
          <table:table-cell table:formula="of:=IF([.G369]=&quot;pos&quot;;[.L372];[.Q368])" office:value-type="string" office:string-value="469.973755">
            <text:p>469.973755</text:p>
          </table:table-cell>
          <table:table-cell table:formula="of:=IF([.P369]=[.P368];&quot;&quot;;CONCATENATE(&quot;{ name = '&quot;;[.O369];&quot;', x = &quot;;[.P369];&quot;, z = &quot;;[.Q3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70]=&quot;defName&quot;;[.J370];[.O369])" office:value-type="string" office:string-value="bug_larva">
            <text:p>bug_larva</text:p>
          </table:table-cell>
          <table:table-cell table:formula="of:=IF([.G370]=&quot;pos&quot;;[.L371];[.P369])" office:value-type="string" office:string-value="1328.38171">
            <text:p>1328.38171</text:p>
          </table:table-cell>
          <table:table-cell table:formula="of:=IF([.G370]=&quot;pos&quot;;[.L373];[.Q369])" office:value-type="string" office:string-value="469.973755">
            <text:p>469.973755</text:p>
          </table:table-cell>
          <table:table-cell table:formula="of:=IF([.P370]=[.P369];&quot;&quot;;CONCATENATE(&quot;{ name = '&quot;;[.O370];&quot;', x = &quot;;[.P370];&quot;, z = &quot;;[.Q3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71]=&quot;defName&quot;;[.J371];[.O370])" office:value-type="string" office:string-value="bug_larva">
            <text:p>bug_larva</text:p>
          </table:table-cell>
          <table:table-cell table:formula="of:=IF([.G371]=&quot;pos&quot;;[.L372];[.P370])" office:value-type="string" office:string-value="1328.38171">
            <text:p>1328.38171</text:p>
          </table:table-cell>
          <table:table-cell table:formula="of:=IF([.G371]=&quot;pos&quot;;[.L374];[.Q370])" office:value-type="string" office:string-value="469.973755">
            <text:p>469.973755</text:p>
          </table:table-cell>
          <table:table-cell table:formula="of:=IF([.P371]=[.P370];&quot;&quot;;CONCATENATE(&quot;{ name = '&quot;;[.O371];&quot;', x = &quot;;[.P371];&quot;, z = &quot;;[.Q3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372]=&quot;defName&quot;;[.J372];[.O371])" office:value-type="string" office:string-value="bug_larva">
            <text:p>bug_larva</text:p>
          </table:table-cell>
          <table:table-cell table:formula="of:=IF([.G372]=&quot;pos&quot;;[.L373];[.P371])" office:value-type="string" office:string-value="1328.38171">
            <text:p>1328.38171</text:p>
          </table:table-cell>
          <table:table-cell table:formula="of:=IF([.G372]=&quot;pos&quot;;[.L375];[.Q371])" office:value-type="string" office:string-value="469.973755">
            <text:p>469.973755</text:p>
          </table:table-cell>
          <table:table-cell table:formula="of:=IF([.P372]=[.P371];&quot;&quot;;CONCATENATE(&quot;{ name = '&quot;;[.O372];&quot;', x = &quot;;[.P372];&quot;, z = &quot;;[.Q3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373]=&quot;defName&quot;;[.J373];[.O372])" office:value-type="string" office:string-value="bug_larva">
            <text:p>bug_larva</text:p>
          </table:table-cell>
          <table:table-cell table:formula="of:=IF([.G373]=&quot;pos&quot;;[.L374];[.P372])" office:value-type="string" office:string-value="1328.38171">
            <text:p>1328.38171</text:p>
          </table:table-cell>
          <table:table-cell table:formula="of:=IF([.G373]=&quot;pos&quot;;[.L376];[.Q372])" office:value-type="string" office:string-value="469.973755">
            <text:p>469.973755</text:p>
          </table:table-cell>
          <table:table-cell table:formula="of:=IF([.P373]=[.P372];&quot;&quot;;CONCATENATE(&quot;{ name = '&quot;;[.O373];&quot;', x = &quot;;[.P373];&quot;, z = &quot;;[.Q3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74]=&quot;defName&quot;;[.J374];[.O373])" office:value-type="string" office:string-value="bug_larva">
            <text:p>bug_larva</text:p>
          </table:table-cell>
          <table:table-cell table:formula="of:=IF([.G374]=&quot;pos&quot;;[.L375];[.P373])" office:value-type="string" office:string-value="1328.38171">
            <text:p>1328.38171</text:p>
          </table:table-cell>
          <table:table-cell table:formula="of:=IF([.G374]=&quot;pos&quot;;[.L377];[.Q373])" office:value-type="string" office:string-value="469.973755">
            <text:p>469.973755</text:p>
          </table:table-cell>
          <table:table-cell table:formula="of:=IF([.P374]=[.P373];&quot;&quot;;CONCATENATE(&quot;{ name = '&quot;;[.O374];&quot;', x = &quot;;[.P374];&quot;, z = &quot;;[.Q3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75]=&quot;defName&quot;;[.J375];[.O374])" office:value-type="string" office:string-value="bug_larva">
            <text:p>bug_larva</text:p>
          </table:table-cell>
          <table:table-cell table:formula="of:=IF([.G375]=&quot;pos&quot;;[.L376];[.P374])" office:value-type="string" office:string-value="1328.38171">
            <text:p>1328.38171</text:p>
          </table:table-cell>
          <table:table-cell table:formula="of:=IF([.G375]=&quot;pos&quot;;[.L378];[.Q374])" office:value-type="string" office:string-value="469.973755">
            <text:p>469.973755</text:p>
          </table:table-cell>
          <table:table-cell table:formula="of:=IF([.P375]=[.P374];&quot;&quot;;CONCATENATE(&quot;{ name = '&quot;;[.O375];&quot;', x = &quot;;[.P375];&quot;, z = &quot;;[.Q3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376]=&quot;defName&quot;;[.J376];[.O375])" office:value-type="string" office:string-value="bug_larva">
            <text:p>bug_larva</text:p>
          </table:table-cell>
          <table:table-cell table:formula="of:=IF([.G376]=&quot;pos&quot;;[.L377];[.P375])" office:value-type="string" office:string-value="1328.38171">
            <text:p>1328.38171</text:p>
          </table:table-cell>
          <table:table-cell table:formula="of:=IF([.G376]=&quot;pos&quot;;[.L379];[.Q375])" office:value-type="string" office:string-value="469.973755">
            <text:p>469.973755</text:p>
          </table:table-cell>
          <table:table-cell table:formula="of:=IF([.P376]=[.P375];&quot;&quot;;CONCATENATE(&quot;{ name = '&quot;;[.O376];&quot;', x = &quot;;[.P376];&quot;, z = &quot;;[.Q3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377]=&quot;defName&quot;;[.J377];[.O376])" office:value-type="string" office:string-value="bug_larva">
            <text:p>bug_larva</text:p>
          </table:table-cell>
          <table:table-cell table:formula="of:=IF([.G377]=&quot;pos&quot;;[.L378];[.P376])" office:value-type="string" office:string-value="1328.38171">
            <text:p>1328.38171</text:p>
          </table:table-cell>
          <table:table-cell table:formula="of:=IF([.G377]=&quot;pos&quot;;[.L380];[.Q376])" office:value-type="string" office:string-value="469.973755">
            <text:p>469.973755</text:p>
          </table:table-cell>
          <table:table-cell table:formula="of:=IF([.P377]=[.P376];&quot;&quot;;CONCATENATE(&quot;{ name = '&quot;;[.O377];&quot;', x = &quot;;[.P377];&quot;, z = &quot;;[.Q3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378]=&quot;defName&quot;;[.J378];[.O377])" office:value-type="string" office:string-value="bug_larva">
            <text:p>bug_larva</text:p>
          </table:table-cell>
          <table:table-cell table:formula="of:=IF([.G378]=&quot;pos&quot;;[.L379];[.P377])" office:value-type="string" office:string-value="1328.38171">
            <text:p>1328.38171</text:p>
          </table:table-cell>
          <table:table-cell table:formula="of:=IF([.G378]=&quot;pos&quot;;[.L381];[.Q377])" office:value-type="string" office:string-value="469.973755">
            <text:p>469.973755</text:p>
          </table:table-cell>
          <table:table-cell table:formula="of:=IF([.P378]=[.P377];&quot;&quot;;CONCATENATE(&quot;{ name = '&quot;;[.O378];&quot;', x = &quot;;[.P378];&quot;, z = &quot;;[.Q3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379]=&quot;defName&quot;;[.J379];[.O378])" office:value-type="string" office:string-value="bug_larva">
            <text:p>bug_larva</text:p>
          </table:table-cell>
          <table:table-cell table:formula="of:=IF([.G379]=&quot;pos&quot;;[.L380];[.P378])" office:value-type="string" office:string-value="1328.38171">
            <text:p>1328.38171</text:p>
          </table:table-cell>
          <table:table-cell table:formula="of:=IF([.G379]=&quot;pos&quot;;[.L382];[.Q378])" office:value-type="string" office:string-value="469.973755">
            <text:p>469.973755</text:p>
          </table:table-cell>
          <table:table-cell table:formula="of:=IF([.P379]=[.P378];&quot;&quot;;CONCATENATE(&quot;{ name = '&quot;;[.O379];&quot;', x = &quot;;[.P379];&quot;, z = &quot;;[.Q3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380]=&quot;defName&quot;;[.J380];[.O379])" office:value-type="string" office:string-value="bug_larva">
            <text:p>bug_larva</text:p>
          </table:table-cell>
          <table:table-cell table:formula="of:=IF([.G380]=&quot;pos&quot;;[.L381];[.P379])" office:value-type="string" office:string-value="1328.38171">
            <text:p>1328.38171</text:p>
          </table:table-cell>
          <table:table-cell table:formula="of:=IF([.G380]=&quot;pos&quot;;[.L383];[.Q379])" office:value-type="string" office:string-value="469.973755">
            <text:p>469.973755</text:p>
          </table:table-cell>
          <table:table-cell table:formula="of:=IF([.P380]=[.P379];&quot;&quot;;CONCATENATE(&quot;{ name = '&quot;;[.O380];&quot;', x = &quot;;[.P380];&quot;, z = &quot;;[.Q3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381]=&quot;defName&quot;;[.J381];[.O380])" office:value-type="string" office:string-value="bug_larva">
            <text:p>bug_larva</text:p>
          </table:table-cell>
          <table:table-cell table:formula="of:=IF([.G381]=&quot;pos&quot;;[.L382];[.P380])" office:value-type="string" office:string-value="1328.38171">
            <text:p>1328.38171</text:p>
          </table:table-cell>
          <table:table-cell table:formula="of:=IF([.G381]=&quot;pos&quot;;[.L384];[.Q380])" office:value-type="string" office:string-value="469.973755">
            <text:p>469.973755</text:p>
          </table:table-cell>
          <table:table-cell table:formula="of:=IF([.P381]=[.P380];&quot;&quot;;CONCATENATE(&quot;{ name = '&quot;;[.O381];&quot;', x = &quot;;[.P381];&quot;, z = &quot;;[.Q3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82]=&quot;defName&quot;;[.J382];[.O381])" office:value-type="string" office:string-value="bug_larva">
            <text:p>bug_larva</text:p>
          </table:table-cell>
          <table:table-cell table:formula="of:=IF([.G382]=&quot;pos&quot;;[.L383];[.P381])" office:value-type="string" office:string-value="1328.38171">
            <text:p>1328.38171</text:p>
          </table:table-cell>
          <table:table-cell table:formula="of:=IF([.G382]=&quot;pos&quot;;[.L385];[.Q381])" office:value-type="string" office:string-value="469.973755">
            <text:p>469.973755</text:p>
          </table:table-cell>
          <table:table-cell table:formula="of:=IF([.P382]=[.P381];&quot;&quot;;CONCATENATE(&quot;{ name = '&quot;;[.O382];&quot;', x = &quot;;[.P382];&quot;, z = &quot;;[.Q3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83]=&quot;defName&quot;;[.J383];[.O382])" office:value-type="string" office:string-value="bug_larva">
            <text:p>bug_larva</text:p>
          </table:table-cell>
          <table:table-cell table:formula="of:=IF([.G383]=&quot;pos&quot;;[.L384];[.P382])" office:value-type="string" office:string-value="1328.38171">
            <text:p>1328.38171</text:p>
          </table:table-cell>
          <table:table-cell table:formula="of:=IF([.G383]=&quot;pos&quot;;[.L386];[.Q382])" office:value-type="string" office:string-value="469.973755">
            <text:p>469.973755</text:p>
          </table:table-cell>
          <table:table-cell table:formula="of:=IF([.P383]=[.P382];&quot;&quot;;CONCATENATE(&quot;{ name = '&quot;;[.O383];&quot;', x = &quot;;[.P383];&quot;, z = &quot;;[.Q3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384]=&quot;defName&quot;;[.J384];[.O383])" office:value-type="string" office:string-value="bug_larva">
            <text:p>bug_larva</text:p>
          </table:table-cell>
          <table:table-cell table:formula="of:=IF([.G384]=&quot;pos&quot;;[.L385];[.P383])" office:value-type="string" office:string-value="1328.38171">
            <text:p>1328.38171</text:p>
          </table:table-cell>
          <table:table-cell table:formula="of:=IF([.G384]=&quot;pos&quot;;[.L387];[.Q383])" office:value-type="string" office:string-value="469.973755">
            <text:p>469.973755</text:p>
          </table:table-cell>
          <table:table-cell table:formula="of:=IF([.P384]=[.P383];&quot;&quot;;CONCATENATE(&quot;{ name = '&quot;;[.O384];&quot;', x = &quot;;[.P384];&quot;, z = &quot;;[.Q3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85]=&quot;defName&quot;;[.J385];[.O384])" office:value-type="string" office:string-value="bug_larva">
            <text:p>bug_larva</text:p>
          </table:table-cell>
          <table:table-cell table:formula="of:=IF([.G385]=&quot;pos&quot;;[.L386];[.P384])" office:value-type="string" office:string-value="1328.38171">
            <text:p>1328.38171</text:p>
          </table:table-cell>
          <table:table-cell table:formula="of:=IF([.G385]=&quot;pos&quot;;[.L388];[.Q384])" office:value-type="string" office:string-value="469.973755">
            <text:p>469.973755</text:p>
          </table:table-cell>
          <table:table-cell table:formula="of:=IF([.P385]=[.P384];&quot;&quot;;CONCATENATE(&quot;{ name = '&quot;;[.O385];&quot;', x = &quot;;[.P385];&quot;, z = &quot;;[.Q3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386]=&quot;defName&quot;;[.J386];[.O385])" office:value-type="string" office:string-value="bug_larva">
            <text:p>bug_larva</text:p>
          </table:table-cell>
          <table:table-cell table:formula="of:=IF([.G386]=&quot;pos&quot;;[.L387];[.P385])" office:value-type="string" office:string-value="1328.38171">
            <text:p>1328.38171</text:p>
          </table:table-cell>
          <table:table-cell table:formula="of:=IF([.G386]=&quot;pos&quot;;[.L389];[.Q385])" office:value-type="string" office:string-value="469.973755">
            <text:p>469.973755</text:p>
          </table:table-cell>
          <table:table-cell table:formula="of:=IF([.P386]=[.P385];&quot;&quot;;CONCATENATE(&quot;{ name = '&quot;;[.O386];&quot;', x = &quot;;[.P386];&quot;, z = &quot;;[.Q3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87]=&quot;defName&quot;;[.J387];[.O386])" office:value-type="string" office:string-value="bug_larva">
            <text:p>bug_larva</text:p>
          </table:table-cell>
          <table:table-cell table:formula="of:=IF([.G387]=&quot;pos&quot;;[.L388];[.P386])" office:value-type="string" office:string-value="1328.38171">
            <text:p>1328.38171</text:p>
          </table:table-cell>
          <table:table-cell table:formula="of:=IF([.G387]=&quot;pos&quot;;[.L390];[.Q386])" office:value-type="string" office:string-value="469.973755">
            <text:p>469.973755</text:p>
          </table:table-cell>
          <table:table-cell table:formula="of:=IF([.P387]=[.P386];&quot;&quot;;CONCATENATE(&quot;{ name = '&quot;;[.O387];&quot;', x = &quot;;[.P387];&quot;, z = &quot;;[.Q3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388]=&quot;defName&quot;;[.J388];[.O387])" office:value-type="string" office:string-value="bug_larva">
            <text:p>bug_larva</text:p>
          </table:table-cell>
          <table:table-cell table:formula="of:=IF([.G388]=&quot;pos&quot;;[.L389];[.P387])" office:value-type="string" office:string-value="1328.38171">
            <text:p>1328.38171</text:p>
          </table:table-cell>
          <table:table-cell table:formula="of:=IF([.G388]=&quot;pos&quot;;[.L391];[.Q387])" office:value-type="string" office:string-value="469.973755">
            <text:p>469.973755</text:p>
          </table:table-cell>
          <table:table-cell table:formula="of:=IF([.P388]=[.P387];&quot;&quot;;CONCATENATE(&quot;{ name = '&quot;;[.O388];&quot;', x = &quot;;[.P388];&quot;, z = &quot;;[.Q3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389]=&quot;defName&quot;;[.J389];[.O388])" office:value-type="string" office:string-value="bug_larva">
            <text:p>bug_larva</text:p>
          </table:table-cell>
          <table:table-cell table:formula="of:=IF([.G389]=&quot;pos&quot;;[.L390];[.P388])" office:value-type="string" office:string-value="1328.38171">
            <text:p>1328.38171</text:p>
          </table:table-cell>
          <table:table-cell table:formula="of:=IF([.G389]=&quot;pos&quot;;[.L392];[.Q388])" office:value-type="string" office:string-value="469.973755">
            <text:p>469.973755</text:p>
          </table:table-cell>
          <table:table-cell table:formula="of:=IF([.P389]=[.P388];&quot;&quot;;CONCATENATE(&quot;{ name = '&quot;;[.O389];&quot;', x = &quot;;[.P389];&quot;, z = &quot;;[.Q3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90]=&quot;defName&quot;;[.J390];[.O389])" office:value-type="string" office:string-value="bug_larva">
            <text:p>bug_larva</text:p>
          </table:table-cell>
          <table:table-cell table:formula="of:=IF([.G390]=&quot;pos&quot;;[.L391];[.P389])" office:value-type="string" office:string-value="1328.38171">
            <text:p>1328.38171</text:p>
          </table:table-cell>
          <table:table-cell table:formula="of:=IF([.G390]=&quot;pos&quot;;[.L393];[.Q389])" office:value-type="string" office:string-value="469.973755">
            <text:p>469.973755</text:p>
          </table:table-cell>
          <table:table-cell table:formula="of:=IF([.P390]=[.P389];&quot;&quot;;CONCATENATE(&quot;{ name = '&quot;;[.O390];&quot;', x = &quot;;[.P390];&quot;, z = &quot;;[.Q3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391]=&quot;defName&quot;;[.J391];[.O390])" office:value-type="string" office:string-value="bug_larva">
            <text:p>bug_larva</text:p>
          </table:table-cell>
          <table:table-cell table:formula="of:=IF([.G391]=&quot;pos&quot;;[.L392];[.P390])" office:value-type="string" office:string-value="1328.38171">
            <text:p>1328.38171</text:p>
          </table:table-cell>
          <table:table-cell table:formula="of:=IF([.G391]=&quot;pos&quot;;[.L394];[.Q390])" office:value-type="string" office:string-value="469.973755">
            <text:p>469.973755</text:p>
          </table:table-cell>
          <table:table-cell table:formula="of:=IF([.P391]=[.P390];&quot;&quot;;CONCATENATE(&quot;{ name = '&quot;;[.O391];&quot;', x = &quot;;[.P391];&quot;, z = &quot;;[.Q3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392]=&quot;defName&quot;;[.J392];[.O391])" office:value-type="string" office:string-value="bug_larva">
            <text:p>bug_larva</text:p>
          </table:table-cell>
          <table:table-cell table:formula="of:=IF([.G392]=&quot;pos&quot;;[.L393];[.P391])" office:value-type="string" office:string-value="1328.38171">
            <text:p>1328.38171</text:p>
          </table:table-cell>
          <table:table-cell table:formula="of:=IF([.G392]=&quot;pos&quot;;[.L395];[.Q391])" office:value-type="string" office:string-value="469.973755">
            <text:p>469.973755</text:p>
          </table:table-cell>
          <table:table-cell table:formula="of:=IF([.P392]=[.P391];&quot;&quot;;CONCATENATE(&quot;{ name = '&quot;;[.O392];&quot;', x = &quot;;[.P392];&quot;, z = &quot;;[.Q3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393]=&quot;defName&quot;;[.J393];[.O392])" office:value-type="string" office:string-value="bug_larva">
            <text:p>bug_larva</text:p>
          </table:table-cell>
          <table:table-cell table:formula="of:=IF([.G393]=&quot;pos&quot;;[.L394];[.P392])" office:value-type="string" office:string-value="1328.38171">
            <text:p>1328.38171</text:p>
          </table:table-cell>
          <table:table-cell table:formula="of:=IF([.G393]=&quot;pos&quot;;[.L396];[.Q392])" office:value-type="string" office:string-value="469.973755">
            <text:p>469.973755</text:p>
          </table:table-cell>
          <table:table-cell table:formula="of:=IF([.P393]=[.P392];&quot;&quot;;CONCATENATE(&quot;{ name = '&quot;;[.O393];&quot;', x = &quot;;[.P393];&quot;, z = &quot;;[.Q3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94]=&quot;defName&quot;;[.J394];[.O393])" office:value-type="string" office:string-value="bug_larva">
            <text:p>bug_larva</text:p>
          </table:table-cell>
          <table:table-cell table:formula="of:=IF([.G394]=&quot;pos&quot;;[.L395];[.P393])" office:value-type="string" office:string-value="1328.38171">
            <text:p>1328.38171</text:p>
          </table:table-cell>
          <table:table-cell table:formula="of:=IF([.G394]=&quot;pos&quot;;[.L397];[.Q393])" office:value-type="string" office:string-value="469.973755">
            <text:p>469.973755</text:p>
          </table:table-cell>
          <table:table-cell table:formula="of:=IF([.P394]=[.P393];&quot;&quot;;CONCATENATE(&quot;{ name = '&quot;;[.O394];&quot;', x = &quot;;[.P394];&quot;, z = &quot;;[.Q3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395]=&quot;defName&quot;;[.J395];[.O394])" office:value-type="string" office:string-value="bug_larva">
            <text:p>bug_larva</text:p>
          </table:table-cell>
          <table:table-cell table:formula="of:=IF([.G395]=&quot;pos&quot;;[.L396];[.P394])" office:value-type="string" office:string-value="3389.70386">
            <text:p>3389.70386</text:p>
          </table:table-cell>
          <table:table-cell table:formula="of:=IF([.G395]=&quot;pos&quot;;[.L398];[.Q394])" office:value-type="string" office:string-value="547.272705">
            <text:p>547.272705</text:p>
          </table:table-cell>
          <table:table-cell table:formula="of:=IF([.P395]=[.P394];&quot;&quot;;CONCATENATE(&quot;{ name = '&quot;;[.O395];&quot;', x = &quot;;[.P395];&quot;, z = &quot;;[.Q395];&quot;, facing = 0, },&quot;))" office:value-type="string" office:string-value="{ name = 'bug_larva', x = 3389.70386, z = 547.272705, facing = 0, },">
            <text:p>{ name = 'bug_larva', x = 3389.70386, z = 547.272705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389.70386</text:p>
          </table:table-cell>
          <table:table-cell table:number-columns-repeated="2"/>
          <table:table-cell table:formula="of:=IF([.G396]=&quot;defName&quot;;[.J396];[.O395])" office:value-type="string" office:string-value="bug_larva">
            <text:p>bug_larva</text:p>
          </table:table-cell>
          <table:table-cell table:formula="of:=IF([.G396]=&quot;pos&quot;;[.L397];[.P395])" office:value-type="string" office:string-value="3389.70386">
            <text:p>3389.70386</text:p>
          </table:table-cell>
          <table:table-cell table:formula="of:=IF([.G396]=&quot;pos&quot;;[.L399];[.Q395])" office:value-type="string" office:string-value="547.272705">
            <text:p>547.272705</text:p>
          </table:table-cell>
          <table:table-cell table:formula="of:=IF([.P396]=[.P395];&quot;&quot;;CONCATENATE(&quot;{ name = '&quot;;[.O396];&quot;', x = &quot;;[.P396];&quot;, z = &quot;;[.Q3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7.1898804</text:p>
          </table:table-cell>
          <table:table-cell table:number-columns-repeated="2"/>
          <table:table-cell table:formula="of:=IF([.G397]=&quot;defName&quot;;[.J397];[.O396])" office:value-type="string" office:string-value="bug_larva">
            <text:p>bug_larva</text:p>
          </table:table-cell>
          <table:table-cell table:formula="of:=IF([.G397]=&quot;pos&quot;;[.L398];[.P396])" office:value-type="string" office:string-value="3389.70386">
            <text:p>3389.70386</text:p>
          </table:table-cell>
          <table:table-cell table:formula="of:=IF([.G397]=&quot;pos&quot;;[.L400];[.Q396])" office:value-type="string" office:string-value="547.272705">
            <text:p>547.272705</text:p>
          </table:table-cell>
          <table:table-cell table:formula="of:=IF([.P397]=[.P396];&quot;&quot;;CONCATENATE(&quot;{ name = '&quot;;[.O397];&quot;', x = &quot;;[.P397];&quot;, z = &quot;;[.Q3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547.272705</text:p>
          </table:table-cell>
          <table:table-cell table:number-columns-repeated="2"/>
          <table:table-cell table:formula="of:=IF([.G398]=&quot;defName&quot;;[.J398];[.O397])" office:value-type="string" office:string-value="bug_larva">
            <text:p>bug_larva</text:p>
          </table:table-cell>
          <table:table-cell table:formula="of:=IF([.G398]=&quot;pos&quot;;[.L399];[.P397])" office:value-type="string" office:string-value="3389.70386">
            <text:p>3389.70386</text:p>
          </table:table-cell>
          <table:table-cell table:formula="of:=IF([.G398]=&quot;pos&quot;;[.L401];[.Q397])" office:value-type="string" office:string-value="547.272705">
            <text:p>547.272705</text:p>
          </table:table-cell>
          <table:table-cell table:formula="of:=IF([.P398]=[.P397];&quot;&quot;;CONCATENATE(&quot;{ name = '&quot;;[.O398];&quot;', x = &quot;;[.P398];&quot;, z = &quot;;[.Q3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399]=&quot;defName&quot;;[.J399];[.O398])" office:value-type="string" office:string-value="bug_larva">
            <text:p>bug_larva</text:p>
          </table:table-cell>
          <table:table-cell table:formula="of:=IF([.G399]=&quot;pos&quot;;[.L400];[.P398])" office:value-type="string" office:string-value="3389.70386">
            <text:p>3389.70386</text:p>
          </table:table-cell>
          <table:table-cell table:formula="of:=IF([.G399]=&quot;pos&quot;;[.L402];[.Q398])" office:value-type="string" office:string-value="547.272705">
            <text:p>547.272705</text:p>
          </table:table-cell>
          <table:table-cell table:formula="of:=IF([.P399]=[.P398];&quot;&quot;;CONCATENATE(&quot;{ name = '&quot;;[.O399];&quot;', x = &quot;;[.P399];&quot;, z = &quot;;[.Q3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00]=&quot;defName&quot;;[.J400];[.O399])" office:value-type="string" office:string-value="bug_larva">
            <text:p>bug_larva</text:p>
          </table:table-cell>
          <table:table-cell table:formula="of:=IF([.G400]=&quot;pos&quot;;[.L401];[.P399])" office:value-type="string" office:string-value="3389.70386">
            <text:p>3389.70386</text:p>
          </table:table-cell>
          <table:table-cell table:formula="of:=IF([.G400]=&quot;pos&quot;;[.L403];[.Q399])" office:value-type="string" office:string-value="547.272705">
            <text:p>547.272705</text:p>
          </table:table-cell>
          <table:table-cell table:formula="of:=IF([.P400]=[.P399];&quot;&quot;;CONCATENATE(&quot;{ name = '&quot;;[.O400];&quot;', x = &quot;;[.P400];&quot;, z = &quot;;[.Q4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401]=&quot;defName&quot;;[.J401];[.O400])" office:value-type="string" office:string-value="bug_larva">
            <text:p>bug_larva</text:p>
          </table:table-cell>
          <table:table-cell table:formula="of:=IF([.G401]=&quot;pos&quot;;[.L402];[.P400])" office:value-type="string" office:string-value="3389.70386">
            <text:p>3389.70386</text:p>
          </table:table-cell>
          <table:table-cell table:formula="of:=IF([.G401]=&quot;pos&quot;;[.L404];[.Q400])" office:value-type="string" office:string-value="547.272705">
            <text:p>547.272705</text:p>
          </table:table-cell>
          <table:table-cell table:formula="of:=IF([.P401]=[.P400];&quot;&quot;;CONCATENATE(&quot;{ name = '&quot;;[.O401];&quot;', x = &quot;;[.P401];&quot;, z = &quot;;[.Q4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402]=&quot;defName&quot;;[.J402];[.O401])" office:value-type="string" office:string-value="bug_larva">
            <text:p>bug_larva</text:p>
          </table:table-cell>
          <table:table-cell table:formula="of:=IF([.G402]=&quot;pos&quot;;[.L403];[.P401])" office:value-type="string" office:string-value="3389.70386">
            <text:p>3389.70386</text:p>
          </table:table-cell>
          <table:table-cell table:formula="of:=IF([.G402]=&quot;pos&quot;;[.L405];[.Q401])" office:value-type="string" office:string-value="547.272705">
            <text:p>547.272705</text:p>
          </table:table-cell>
          <table:table-cell table:formula="of:=IF([.P402]=[.P401];&quot;&quot;;CONCATENATE(&quot;{ name = '&quot;;[.O402];&quot;', x = &quot;;[.P402];&quot;, z = &quot;;[.Q4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03]=&quot;defName&quot;;[.J403];[.O402])" office:value-type="string" office:string-value="bug_larva">
            <text:p>bug_larva</text:p>
          </table:table-cell>
          <table:table-cell table:formula="of:=IF([.G403]=&quot;pos&quot;;[.L404];[.P402])" office:value-type="string" office:string-value="3389.70386">
            <text:p>3389.70386</text:p>
          </table:table-cell>
          <table:table-cell table:formula="of:=IF([.G403]=&quot;pos&quot;;[.L406];[.Q402])" office:value-type="string" office:string-value="547.272705">
            <text:p>547.272705</text:p>
          </table:table-cell>
          <table:table-cell table:formula="of:=IF([.P403]=[.P402];&quot;&quot;;CONCATENATE(&quot;{ name = '&quot;;[.O403];&quot;', x = &quot;;[.P403];&quot;, z = &quot;;[.Q4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404]=&quot;defName&quot;;[.J404];[.O403])" office:value-type="string" office:string-value="bug_larva">
            <text:p>bug_larva</text:p>
          </table:table-cell>
          <table:table-cell table:formula="of:=IF([.G404]=&quot;pos&quot;;[.L405];[.P403])" office:value-type="string" office:string-value="3389.70386">
            <text:p>3389.70386</text:p>
          </table:table-cell>
          <table:table-cell table:formula="of:=IF([.G404]=&quot;pos&quot;;[.L407];[.Q403])" office:value-type="string" office:string-value="547.272705">
            <text:p>547.272705</text:p>
          </table:table-cell>
          <table:table-cell table:formula="of:=IF([.P404]=[.P403];&quot;&quot;;CONCATENATE(&quot;{ name = '&quot;;[.O404];&quot;', x = &quot;;[.P404];&quot;, z = &quot;;[.Q4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05]=&quot;defName&quot;;[.J405];[.O404])" office:value-type="string" office:string-value="bug_larva">
            <text:p>bug_larva</text:p>
          </table:table-cell>
          <table:table-cell table:formula="of:=IF([.G405]=&quot;pos&quot;;[.L406];[.P404])" office:value-type="string" office:string-value="3389.70386">
            <text:p>3389.70386</text:p>
          </table:table-cell>
          <table:table-cell table:formula="of:=IF([.G405]=&quot;pos&quot;;[.L408];[.Q404])" office:value-type="string" office:string-value="547.272705">
            <text:p>547.272705</text:p>
          </table:table-cell>
          <table:table-cell table:formula="of:=IF([.P405]=[.P404];&quot;&quot;;CONCATENATE(&quot;{ name = '&quot;;[.O405];&quot;', x = &quot;;[.P405];&quot;, z = &quot;;[.Q4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06]=&quot;defName&quot;;[.J406];[.O405])" office:value-type="string" office:string-value="bug_larva">
            <text:p>bug_larva</text:p>
          </table:table-cell>
          <table:table-cell table:formula="of:=IF([.G406]=&quot;pos&quot;;[.L407];[.P405])" office:value-type="string" office:string-value="3389.70386">
            <text:p>3389.70386</text:p>
          </table:table-cell>
          <table:table-cell table:formula="of:=IF([.G406]=&quot;pos&quot;;[.L409];[.Q405])" office:value-type="string" office:string-value="547.272705">
            <text:p>547.272705</text:p>
          </table:table-cell>
          <table:table-cell table:formula="of:=IF([.P406]=[.P405];&quot;&quot;;CONCATENATE(&quot;{ name = '&quot;;[.O406];&quot;', x = &quot;;[.P406];&quot;, z = &quot;;[.Q4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2.1928916</text:p>
          </table:table-cell>
          <table:table-cell table:number-columns-repeated="2"/>
          <table:table-cell table:formula="of:=IF([.G407]=&quot;defName&quot;;[.J407];[.O406])" office:value-type="string" office:string-value="bug_larva">
            <text:p>bug_larva</text:p>
          </table:table-cell>
          <table:table-cell table:formula="of:=IF([.G407]=&quot;pos&quot;;[.L408];[.P406])" office:value-type="string" office:string-value="3389.70386">
            <text:p>3389.70386</text:p>
          </table:table-cell>
          <table:table-cell table:formula="of:=IF([.G407]=&quot;pos&quot;;[.L410];[.Q406])" office:value-type="string" office:string-value="547.272705">
            <text:p>547.272705</text:p>
          </table:table-cell>
          <table:table-cell table:formula="of:=IF([.P407]=[.P406];&quot;&quot;;CONCATENATE(&quot;{ name = '&quot;;[.O407];&quot;', x = &quot;;[.P407];&quot;, z = &quot;;[.Q4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08]=&quot;defName&quot;;[.J408];[.O407])" office:value-type="string" office:string-value="bug_larva">
            <text:p>bug_larva</text:p>
          </table:table-cell>
          <table:table-cell table:formula="of:=IF([.G408]=&quot;pos&quot;;[.L409];[.P407])" office:value-type="string" office:string-value="3389.70386">
            <text:p>3389.70386</text:p>
          </table:table-cell>
          <table:table-cell table:formula="of:=IF([.G408]=&quot;pos&quot;;[.L411];[.Q407])" office:value-type="string" office:string-value="547.272705">
            <text:p>547.272705</text:p>
          </table:table-cell>
          <table:table-cell table:formula="of:=IF([.P408]=[.P407];&quot;&quot;;CONCATENATE(&quot;{ name = '&quot;;[.O408];&quot;', x = &quot;;[.P408];&quot;, z = &quot;;[.Q4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09]=&quot;defName&quot;;[.J409];[.O408])" office:value-type="string" office:string-value="bug_larva">
            <text:p>bug_larva</text:p>
          </table:table-cell>
          <table:table-cell table:formula="of:=IF([.G409]=&quot;pos&quot;;[.L410];[.P408])" office:value-type="string" office:string-value="3389.70386">
            <text:p>3389.70386</text:p>
          </table:table-cell>
          <table:table-cell table:formula="of:=IF([.G409]=&quot;pos&quot;;[.L412];[.Q408])" office:value-type="string" office:string-value="547.272705">
            <text:p>547.272705</text:p>
          </table:table-cell>
          <table:table-cell table:formula="of:=IF([.P409]=[.P408];&quot;&quot;;CONCATENATE(&quot;{ name = '&quot;;[.O409];&quot;', x = &quot;;[.P409];&quot;, z = &quot;;[.Q4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410]=&quot;defName&quot;;[.J410];[.O409])" office:value-type="string" office:string-value="bug_larva">
            <text:p>bug_larva</text:p>
          </table:table-cell>
          <table:table-cell table:formula="of:=IF([.G410]=&quot;pos&quot;;[.L411];[.P409])" office:value-type="string" office:string-value="3389.70386">
            <text:p>3389.70386</text:p>
          </table:table-cell>
          <table:table-cell table:formula="of:=IF([.G410]=&quot;pos&quot;;[.L413];[.Q409])" office:value-type="string" office:string-value="547.272705">
            <text:p>547.272705</text:p>
          </table:table-cell>
          <table:table-cell table:formula="of:=IF([.P410]=[.P409];&quot;&quot;;CONCATENATE(&quot;{ name = '&quot;;[.O410];&quot;', x = &quot;;[.P410];&quot;, z = &quot;;[.Q4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11]=&quot;defName&quot;;[.J411];[.O410])" office:value-type="string" office:string-value="bug_larva">
            <text:p>bug_larva</text:p>
          </table:table-cell>
          <table:table-cell table:formula="of:=IF([.G411]=&quot;pos&quot;;[.L412];[.P410])" office:value-type="string" office:string-value="3389.70386">
            <text:p>3389.70386</text:p>
          </table:table-cell>
          <table:table-cell table:formula="of:=IF([.G411]=&quot;pos&quot;;[.L414];[.Q410])" office:value-type="string" office:string-value="547.272705">
            <text:p>547.272705</text:p>
          </table:table-cell>
          <table:table-cell table:formula="of:=IF([.P411]=[.P410];&quot;&quot;;CONCATENATE(&quot;{ name = '&quot;;[.O411];&quot;', x = &quot;;[.P411];&quot;, z = &quot;;[.Q4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12]=&quot;defName&quot;;[.J412];[.O411])" office:value-type="string" office:string-value="bug_larva">
            <text:p>bug_larva</text:p>
          </table:table-cell>
          <table:table-cell table:formula="of:=IF([.G412]=&quot;pos&quot;;[.L413];[.P411])" office:value-type="string" office:string-value="3389.70386">
            <text:p>3389.70386</text:p>
          </table:table-cell>
          <table:table-cell table:formula="of:=IF([.G412]=&quot;pos&quot;;[.L415];[.Q411])" office:value-type="string" office:string-value="547.272705">
            <text:p>547.272705</text:p>
          </table:table-cell>
          <table:table-cell table:formula="of:=IF([.P412]=[.P411];&quot;&quot;;CONCATENATE(&quot;{ name = '&quot;;[.O412];&quot;', x = &quot;;[.P412];&quot;, z = &quot;;[.Q4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13]=&quot;defName&quot;;[.J413];[.O412])" office:value-type="string" office:string-value="bug_larva">
            <text:p>bug_larva</text:p>
          </table:table-cell>
          <table:table-cell table:formula="of:=IF([.G413]=&quot;pos&quot;;[.L414];[.P412])" office:value-type="string" office:string-value="3389.70386">
            <text:p>3389.70386</text:p>
          </table:table-cell>
          <table:table-cell table:formula="of:=IF([.G413]=&quot;pos&quot;;[.L416];[.Q412])" office:value-type="string" office:string-value="547.272705">
            <text:p>547.272705</text:p>
          </table:table-cell>
          <table:table-cell table:formula="of:=IF([.P413]=[.P412];&quot;&quot;;CONCATENATE(&quot;{ name = '&quot;;[.O413];&quot;', x = &quot;;[.P413];&quot;, z = &quot;;[.Q4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14]=&quot;defName&quot;;[.J414];[.O413])" office:value-type="string" office:string-value="bug_larva">
            <text:p>bug_larva</text:p>
          </table:table-cell>
          <table:table-cell table:formula="of:=IF([.G414]=&quot;pos&quot;;[.L415];[.P413])" office:value-type="string" office:string-value="3389.70386">
            <text:p>3389.70386</text:p>
          </table:table-cell>
          <table:table-cell table:formula="of:=IF([.G414]=&quot;pos&quot;;[.L417];[.Q413])" office:value-type="string" office:string-value="547.272705">
            <text:p>547.272705</text:p>
          </table:table-cell>
          <table:table-cell table:formula="of:=IF([.P414]=[.P413];&quot;&quot;;CONCATENATE(&quot;{ name = '&quot;;[.O414];&quot;', x = &quot;;[.P414];&quot;, z = &quot;;[.Q4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15]=&quot;defName&quot;;[.J415];[.O414])" office:value-type="string" office:string-value="bug_larva">
            <text:p>bug_larva</text:p>
          </table:table-cell>
          <table:table-cell table:formula="of:=IF([.G415]=&quot;pos&quot;;[.L416];[.P414])" office:value-type="string" office:string-value="3389.70386">
            <text:p>3389.70386</text:p>
          </table:table-cell>
          <table:table-cell table:formula="of:=IF([.G415]=&quot;pos&quot;;[.L418];[.Q414])" office:value-type="string" office:string-value="547.272705">
            <text:p>547.272705</text:p>
          </table:table-cell>
          <table:table-cell table:formula="of:=IF([.P415]=[.P414];&quot;&quot;;CONCATENATE(&quot;{ name = '&quot;;[.O415];&quot;', x = &quot;;[.P415];&quot;, z = &quot;;[.Q41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416]=&quot;defName&quot;;[.J416];[.O415])" office:value-type="string" office:string-value="bug_larva">
            <text:p>bug_larva</text:p>
          </table:table-cell>
          <table:table-cell table:formula="of:=IF([.G416]=&quot;pos&quot;;[.L417];[.P415])" office:value-type="string" office:string-value="3389.70386">
            <text:p>3389.70386</text:p>
          </table:table-cell>
          <table:table-cell table:formula="of:=IF([.G416]=&quot;pos&quot;;[.L419];[.Q415])" office:value-type="string" office:string-value="547.272705">
            <text:p>547.272705</text:p>
          </table:table-cell>
          <table:table-cell table:formula="of:=IF([.P416]=[.P415];&quot;&quot;;CONCATENATE(&quot;{ name = '&quot;;[.O416];&quot;', x = &quot;;[.P416];&quot;, z = &quot;;[.Q41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5727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417]=&quot;defName&quot;;[.J417];[.O416])" office:value-type="string" office:string-value="bug_larva">
            <text:p>bug_larva</text:p>
          </table:table-cell>
          <table:table-cell table:formula="of:=IF([.G417]=&quot;pos&quot;;[.L418];[.P416])" office:value-type="string" office:string-value="3389.70386">
            <text:p>3389.70386</text:p>
          </table:table-cell>
          <table:table-cell table:formula="of:=IF([.G417]=&quot;pos&quot;;[.L420];[.Q416])" office:value-type="string" office:string-value="547.272705">
            <text:p>547.272705</text:p>
          </table:table-cell>
          <table:table-cell table:formula="of:=IF([.P417]=[.P416];&quot;&quot;;CONCATENATE(&quot;{ name = '&quot;;[.O417];&quot;', x = &quot;;[.P417];&quot;, z = &quot;;[.Q4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/>
          <table:table-cell table:number-columns-repeated="2"/>
          <table:table-cell table:formula="of:=IF([.G418]=&quot;defName&quot;;[.J418];[.O417])" office:value-type="string" office:string-value="bug_larva">
            <text:p>bug_larva</text:p>
          </table:table-cell>
          <table:table-cell table:formula="of:=IF([.G418]=&quot;pos&quot;;[.L419];[.P417])" office:value-type="string" office:string-value="3389.70386">
            <text:p>3389.70386</text:p>
          </table:table-cell>
          <table:table-cell table:formula="of:=IF([.G418]=&quot;pos&quot;;[.L421];[.Q417])" office:value-type="string" office:string-value="547.272705">
            <text:p>547.272705</text:p>
          </table:table-cell>
          <table:table-cell table:formula="of:=IF([.P418]=[.P417];&quot;&quot;;CONCATENATE(&quot;{ name = '&quot;;[.O418];&quot;', x = &quot;;[.P418];&quot;, z = &quot;;[.Q4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419]=&quot;defName&quot;;[.J419];[.O418])" office:value-type="string" office:string-value="bug_larva">
            <text:p>bug_larva</text:p>
          </table:table-cell>
          <table:table-cell table:formula="of:=IF([.G419]=&quot;pos&quot;;[.L420];[.P418])" office:value-type="string" office:string-value="3389.70386">
            <text:p>3389.70386</text:p>
          </table:table-cell>
          <table:table-cell table:formula="of:=IF([.G419]=&quot;pos&quot;;[.L422];[.Q418])" office:value-type="string" office:string-value="547.272705">
            <text:p>547.272705</text:p>
          </table:table-cell>
          <table:table-cell table:formula="of:=IF([.P419]=[.P418];&quot;&quot;;CONCATENATE(&quot;{ name = '&quot;;[.O419];&quot;', x = &quot;;[.P419];&quot;, z = &quot;;[.Q4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420]=&quot;defName&quot;;[.J420];[.O419])" office:value-type="string" office:string-value="bug_larva">
            <text:p>bug_larva</text:p>
          </table:table-cell>
          <table:table-cell table:formula="of:=IF([.G420]=&quot;pos&quot;;[.L421];[.P419])" office:value-type="string" office:string-value="3389.70386">
            <text:p>3389.70386</text:p>
          </table:table-cell>
          <table:table-cell table:formula="of:=IF([.G420]=&quot;pos&quot;;[.L423];[.Q419])" office:value-type="string" office:string-value="547.272705">
            <text:p>547.272705</text:p>
          </table:table-cell>
          <table:table-cell table:formula="of:=IF([.P420]=[.P419];&quot;&quot;;CONCATENATE(&quot;{ name = '&quot;;[.O420];&quot;', x = &quot;;[.P420];&quot;, z = &quot;;[.Q4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euf_constructor</text:p>
          </table:table-cell>
          <table:table-cell/>
          <table:table-cell/>
          <table:table-cell table:number-columns-repeated="2"/>
          <table:table-cell table:formula="of:=IF([.G421]=&quot;defName&quot;;[.J421];[.O420])" office:value-type="string" office:string-value="euf_constructor">
            <text:p>euf_constructor</text:p>
          </table:table-cell>
          <table:table-cell table:formula="of:=IF([.G421]=&quot;pos&quot;;[.L422];[.P420])" office:value-type="string" office:string-value="3389.70386">
            <text:p>3389.70386</text:p>
          </table:table-cell>
          <table:table-cell table:formula="of:=IF([.G421]=&quot;pos&quot;;[.L424];[.Q420])" office:value-type="string" office:string-value="547.272705">
            <text:p>547.272705</text:p>
          </table:table-cell>
          <table:table-cell table:formula="of:=IF([.P421]=[.P420];&quot;&quot;;CONCATENATE(&quot;{ name = '&quot;;[.O421];&quot;', x = &quot;;[.P421];&quot;, z = &quot;;[.Q4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experienc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422]=&quot;defName&quot;;[.J422];[.O421])" office:value-type="string" office:string-value="euf_constructor">
            <text:p>euf_constructor</text:p>
          </table:table-cell>
          <table:table-cell table:formula="of:=IF([.G422]=&quot;pos&quot;;[.L423];[.P421])" office:value-type="string" office:string-value="3389.70386">
            <text:p>3389.70386</text:p>
          </table:table-cell>
          <table:table-cell table:formula="of:=IF([.G422]=&quot;pos&quot;;[.L425];[.Q421])" office:value-type="string" office:string-value="547.272705">
            <text:p>547.272705</text:p>
          </table:table-cell>
          <table:table-cell table:formula="of:=IF([.P422]=[.P421];&quot;&quot;;CONCATENATE(&quot;{ name = '&quot;;[.O422];&quot;', x = &quot;;[.P422];&quot;, z = &quot;;[.Q4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423]=&quot;defName&quot;;[.J423];[.O422])" office:value-type="string" office:string-value="euf_constructor">
            <text:p>euf_constructor</text:p>
          </table:table-cell>
          <table:table-cell table:formula="of:=IF([.G423]=&quot;pos&quot;;[.L424];[.P422])" office:value-type="string" office:string-value="3389.70386">
            <text:p>3389.70386</text:p>
          </table:table-cell>
          <table:table-cell table:formula="of:=IF([.G423]=&quot;pos&quot;;[.L426];[.Q422])" office:value-type="string" office:string-value="547.272705">
            <text:p>547.272705</text:p>
          </table:table-cell>
          <table:table-cell table:formula="of:=IF([.P423]=[.P422];&quot;&quot;;CONCATENATE(&quot;{ name = '&quot;;[.O423];&quot;', x = &quot;;[.P423];&quot;, z = &quot;;[.Q4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arvestStorag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424]=&quot;defName&quot;;[.J424];[.O423])" office:value-type="string" office:string-value="euf_constructor">
            <text:p>euf_constructor</text:p>
          </table:table-cell>
          <table:table-cell table:formula="of:=IF([.G424]=&quot;pos&quot;;[.L425];[.P423])" office:value-type="string" office:string-value="3389.70386">
            <text:p>3389.70386</text:p>
          </table:table-cell>
          <table:table-cell table:formula="of:=IF([.G424]=&quot;pos&quot;;[.L427];[.Q423])" office:value-type="string" office:string-value="547.272705">
            <text:p>547.272705</text:p>
          </table:table-cell>
          <table:table-cell table:formula="of:=IF([.P424]=[.P423];&quot;&quot;;CONCATENATE(&quot;{ name = '&quot;;[.O424];&quot;', x = &quot;;[.P424];&quot;, z = &quot;;[.Q4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800">
            <text:p>800</text:p>
          </table:table-cell>
          <table:table-cell/>
          <table:table-cell/>
          <table:table-cell table:number-columns-repeated="2"/>
          <table:table-cell table:formula="of:=IF([.G425]=&quot;defName&quot;;[.J425];[.O424])" office:value-type="string" office:string-value="euf_constructor">
            <text:p>euf_constructor</text:p>
          </table:table-cell>
          <table:table-cell table:formula="of:=IF([.G425]=&quot;pos&quot;;[.L426];[.P424])" office:value-type="string" office:string-value="3389.70386">
            <text:p>3389.70386</text:p>
          </table:table-cell>
          <table:table-cell table:formula="of:=IF([.G425]=&quot;pos&quot;;[.L428];[.Q424])" office:value-type="string" office:string-value="547.272705">
            <text:p>547.272705</text:p>
          </table:table-cell>
          <table:table-cell table:formula="of:=IF([.P425]=[.P424];&quot;&quot;;CONCATENATE(&quot;{ name = '&quot;;[.O425];&quot;', x = &quot;;[.P425];&quot;, z = &quot;;[.Q4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426]=&quot;defName&quot;;[.J426];[.O425])" office:value-type="string" office:string-value="euf_constructor">
            <text:p>euf_constructor</text:p>
          </table:table-cell>
          <table:table-cell table:formula="of:=IF([.G426]=&quot;pos&quot;;[.L427];[.P425])" office:value-type="string" office:string-value="3389.70386">
            <text:p>3389.70386</text:p>
          </table:table-cell>
          <table:table-cell table:formula="of:=IF([.G426]=&quot;pos&quot;;[.L429];[.Q425])" office:value-type="string" office:string-value="547.272705">
            <text:p>547.272705</text:p>
          </table:table-cell>
          <table:table-cell table:formula="of:=IF([.P426]=[.P425];&quot;&quot;;CONCATENATE(&quot;{ name = '&quot;;[.O426];&quot;', x = &quot;;[.P426];&quot;, z = &quot;;[.Q4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800">
            <text:p>800</text:p>
          </table:table-cell>
          <table:table-cell/>
          <table:table-cell/>
          <table:table-cell table:number-columns-repeated="2"/>
          <table:table-cell table:formula="of:=IF([.G427]=&quot;defName&quot;;[.J427];[.O426])" office:value-type="string" office:string-value="euf_constructor">
            <text:p>euf_constructor</text:p>
          </table:table-cell>
          <table:table-cell table:formula="of:=IF([.G427]=&quot;pos&quot;;[.L428];[.P426])" office:value-type="string" office:string-value="3389.70386">
            <text:p>3389.70386</text:p>
          </table:table-cell>
          <table:table-cell table:formula="of:=IF([.G427]=&quot;pos&quot;;[.L430];[.Q426])" office:value-type="string" office:string-value="547.272705">
            <text:p>547.272705</text:p>
          </table:table-cell>
          <table:table-cell table:formula="of:=IF([.P427]=[.P426];&quot;&quot;;CONCATENATE(&quot;{ name = '&quot;;[.O427];&quot;', x = &quot;;[.P427];&quot;, z = &quot;;[.Q4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Range</text:p>
          </table:table-cell>
          <table:table-cell table:number-columns-repeated="2"/>
          <table:table-cell office:value-type="string">
            <text:p>173.333344</text:p>
          </table:table-cell>
          <table:table-cell/>
          <table:table-cell/>
          <table:table-cell table:number-columns-repeated="2"/>
          <table:table-cell table:formula="of:=IF([.G428]=&quot;defName&quot;;[.J428];[.O427])" office:value-type="string" office:string-value="euf_constructor">
            <text:p>euf_constructor</text:p>
          </table:table-cell>
          <table:table-cell table:formula="of:=IF([.G428]=&quot;pos&quot;;[.L429];[.P427])" office:value-type="string" office:string-value="3389.70386">
            <text:p>3389.70386</text:p>
          </table:table-cell>
          <table:table-cell table:formula="of:=IF([.G428]=&quot;pos&quot;;[.L431];[.Q427])" office:value-type="string" office:string-value="547.272705">
            <text:p>547.272705</text:p>
          </table:table-cell>
          <table:table-cell table:formula="of:=IF([.P428]=[.P427];&quot;&quot;;CONCATENATE(&quot;{ name = '&quot;;[.O428];&quot;', x = &quot;;[.P428];&quot;, z = &quot;;[.Q4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429]=&quot;defName&quot;;[.J429];[.O428])" office:value-type="string" office:string-value="euf_constructor">
            <text:p>euf_constructor</text:p>
          </table:table-cell>
          <table:table-cell table:formula="of:=IF([.G429]=&quot;pos&quot;;[.L430];[.P428])" office:value-type="string" office:string-value="3389.70386">
            <text:p>3389.70386</text:p>
          </table:table-cell>
          <table:table-cell table:formula="of:=IF([.G429]=&quot;pos&quot;;[.L432];[.Q428])" office:value-type="string" office:string-value="547.272705">
            <text:p>547.272705</text:p>
          </table:table-cell>
          <table:table-cell table:formula="of:=IF([.P429]=[.P428];&quot;&quot;;CONCATENATE(&quot;{ name = '&quot;;[.O429];&quot;', x = &quot;;[.P429];&quot;, z = &quot;;[.Q4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430]=&quot;defName&quot;;[.J430];[.O429])" office:value-type="string" office:string-value="euf_constructor">
            <text:p>euf_constructor</text:p>
          </table:table-cell>
          <table:table-cell table:formula="of:=IF([.G430]=&quot;pos&quot;;[.L431];[.P429])" office:value-type="string" office:string-value="3389.70386">
            <text:p>3389.70386</text:p>
          </table:table-cell>
          <table:table-cell table:formula="of:=IF([.G430]=&quot;pos&quot;;[.L433];[.Q429])" office:value-type="string" office:string-value="547.272705">
            <text:p>547.272705</text:p>
          </table:table-cell>
          <table:table-cell table:formula="of:=IF([.P430]=[.P429];&quot;&quot;;CONCATENATE(&quot;{ name = '&quot;;[.O430];&quot;', x = &quot;;[.P430];&quot;, z = &quot;;[.Q4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431]=&quot;defName&quot;;[.J431];[.O430])" office:value-type="string" office:string-value="euf_constructor">
            <text:p>euf_constructor</text:p>
          </table:table-cell>
          <table:table-cell table:formula="of:=IF([.G431]=&quot;pos&quot;;[.L432];[.P430])" office:value-type="string" office:string-value="3389.70386">
            <text:p>3389.70386</text:p>
          </table:table-cell>
          <table:table-cell table:formula="of:=IF([.G431]=&quot;pos&quot;;[.L434];[.Q430])" office:value-type="string" office:string-value="547.272705">
            <text:p>547.272705</text:p>
          </table:table-cell>
          <table:table-cell table:formula="of:=IF([.P431]=[.P430];&quot;&quot;;CONCATENATE(&quot;{ name = '&quot;;[.O431];&quot;', x = &quot;;[.P431];&quot;, z = &quot;;[.Q4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Builderoid - basic builder</text:p>
          </table:table-cell>
          <table:table-cell/>
          <table:table-cell/>
          <table:table-cell table:number-columns-repeated="2"/>
          <table:table-cell table:formula="of:=IF([.G432]=&quot;defName&quot;;[.J432];[.O431])" office:value-type="string" office:string-value="euf_constructor">
            <text:p>euf_constructor</text:p>
          </table:table-cell>
          <table:table-cell table:formula="of:=IF([.G432]=&quot;pos&quot;;[.L433];[.P431])" office:value-type="string" office:string-value="3389.70386">
            <text:p>3389.70386</text:p>
          </table:table-cell>
          <table:table-cell table:formula="of:=IF([.G432]=&quot;pos&quot;;[.L435];[.Q431])" office:value-type="string" office:string-value="547.272705">
            <text:p>547.272705</text:p>
          </table:table-cell>
          <table:table-cell table:formula="of:=IF([.P432]=[.P431];&quot;&quot;;CONCATENATE(&quot;{ name = '&quot;;[.O432];&quot;', x = &quot;;[.P432];&quot;, z = &quot;;[.Q4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33]=&quot;defName&quot;;[.J433];[.O432])" office:value-type="string" office:string-value="euf_constructor">
            <text:p>euf_constructor</text:p>
          </table:table-cell>
          <table:table-cell table:formula="of:=IF([.G433]=&quot;pos&quot;;[.L434];[.P432])" office:value-type="string" office:string-value="3389.70386">
            <text:p>3389.70386</text:p>
          </table:table-cell>
          <table:table-cell table:formula="of:=IF([.G433]=&quot;pos&quot;;[.L436];[.Q432])" office:value-type="string" office:string-value="547.272705">
            <text:p>547.272705</text:p>
          </table:table-cell>
          <table:table-cell table:formula="of:=IF([.P433]=[.P432];&quot;&quot;;CONCATENATE(&quot;{ name = '&quot;;[.O433];&quot;', x = &quot;;[.P433];&quot;, z = &quot;;[.Q4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rmorMultipl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434]=&quot;defName&quot;;[.J434];[.O433])" office:value-type="string" office:string-value="euf_constructor">
            <text:p>euf_constructor</text:p>
          </table:table-cell>
          <table:table-cell table:formula="of:=IF([.G434]=&quot;pos&quot;;[.L435];[.P433])" office:value-type="string" office:string-value="3389.70386">
            <text:p>3389.70386</text:p>
          </table:table-cell>
          <table:table-cell table:formula="of:=IF([.G434]=&quot;pos&quot;;[.L437];[.Q433])" office:value-type="string" office:string-value="547.272705">
            <text:p>547.272705</text:p>
          </table:table-cell>
          <table:table-cell table:formula="of:=IF([.P434]=[.P433];&quot;&quot;;CONCATENATE(&quot;{ name = '&quot;;[.O434];&quot;', x = &quot;;[.P434];&quot;, z = &quot;;[.Q4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rmor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35]=&quot;defName&quot;;[.J435];[.O434])" office:value-type="string" office:string-value="euf_constructor">
            <text:p>euf_constructor</text:p>
          </table:table-cell>
          <table:table-cell table:formula="of:=IF([.G435]=&quot;pos&quot;;[.L436];[.P434])" office:value-type="string" office:string-value="3389.70386">
            <text:p>3389.70386</text:p>
          </table:table-cell>
          <table:table-cell table:formula="of:=IF([.G435]=&quot;pos&quot;;[.L438];[.Q434])" office:value-type="string" office:string-value="547.272705">
            <text:p>547.272705</text:p>
          </table:table-cell>
          <table:table-cell table:formula="of:=IF([.P435]=[.P434];&quot;&quot;;CONCATENATE(&quot;{ name = '&quot;;[.O435];&quot;', x = &quot;;[.P435];&quot;, z = &quot;;[.Q4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36]=&quot;defName&quot;;[.J436];[.O435])" office:value-type="string" office:string-value="euf_constructor">
            <text:p>euf_constructor</text:p>
          </table:table-cell>
          <table:table-cell table:formula="of:=IF([.G436]=&quot;pos&quot;;[.L437];[.P435])" office:value-type="string" office:string-value="3389.70386">
            <text:p>3389.70386</text:p>
          </table:table-cell>
          <table:table-cell table:formula="of:=IF([.G436]=&quot;pos&quot;;[.L439];[.Q435])" office:value-type="string" office:string-value="547.272705">
            <text:p>547.272705</text:p>
          </table:table-cell>
          <table:table-cell table:formula="of:=IF([.P436]=[.P435];&quot;&quot;;CONCATENATE(&quot;{ name = '&quot;;[.O436];&quot;', x = &quot;;[.P436];&quot;, z = &quot;;[.Q4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37]=&quot;defName&quot;;[.J437];[.O436])" office:value-type="string" office:string-value="euf_constructor">
            <text:p>euf_constructor</text:p>
          </table:table-cell>
          <table:table-cell table:formula="of:=IF([.G437]=&quot;pos&quot;;[.L438];[.P436])" office:value-type="string" office:string-value="3389.70386">
            <text:p>3389.70386</text:p>
          </table:table-cell>
          <table:table-cell table:formula="of:=IF([.G437]=&quot;pos&quot;;[.L440];[.Q436])" office:value-type="string" office:string-value="547.272705">
            <text:p>547.272705</text:p>
          </table:table-cell>
          <table:table-cell table:formula="of:=IF([.P437]=[.P436];&quot;&quot;;CONCATENATE(&quot;{ name = '&quot;;[.O437];&quot;', x = &quot;;[.P437];&quot;, z = &quot;;[.Q4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438]=&quot;defName&quot;;[.J438];[.O437])" office:value-type="string" office:string-value="euf_constructor">
            <text:p>euf_constructor</text:p>
          </table:table-cell>
          <table:table-cell table:formula="of:=IF([.G438]=&quot;pos&quot;;[.L439];[.P437])" office:value-type="string" office:string-value="3389.70386">
            <text:p>3389.70386</text:p>
          </table:table-cell>
          <table:table-cell table:formula="of:=IF([.G438]=&quot;pos&quot;;[.L441];[.Q437])" office:value-type="string" office:string-value="547.272705">
            <text:p>547.272705</text:p>
          </table:table-cell>
          <table:table-cell table:formula="of:=IF([.P438]=[.P437];&quot;&quot;;CONCATENATE(&quot;{ name = '&quot;;[.O438];&quot;', x = &quot;;[.P438];&quot;, z = &quot;;[.Q4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39]=&quot;defName&quot;;[.J439];[.O438])" office:value-type="string" office:string-value="euf_constructor">
            <text:p>euf_constructor</text:p>
          </table:table-cell>
          <table:table-cell table:formula="of:=IF([.G439]=&quot;pos&quot;;[.L440];[.P438])" office:value-type="string" office:string-value="3389.70386">
            <text:p>3389.70386</text:p>
          </table:table-cell>
          <table:table-cell table:formula="of:=IF([.G439]=&quot;pos&quot;;[.L442];[.Q438])" office:value-type="string" office:string-value="547.272705">
            <text:p>547.272705</text:p>
          </table:table-cell>
          <table:table-cell table:formula="of:=IF([.P439]=[.P438];&quot;&quot;;CONCATENATE(&quot;{ name = '&quot;;[.O439];&quot;', x = &quot;;[.P439];&quot;, z = &quot;;[.Q4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40]=&quot;defName&quot;;[.J440];[.O439])" office:value-type="string" office:string-value="euf_constructor">
            <text:p>euf_constructor</text:p>
          </table:table-cell>
          <table:table-cell table:formula="of:=IF([.G440]=&quot;pos&quot;;[.L441];[.P439])" office:value-type="string" office:string-value="3389.70386">
            <text:p>3389.70386</text:p>
          </table:table-cell>
          <table:table-cell table:formula="of:=IF([.G440]=&quot;pos&quot;;[.L443];[.Q439])" office:value-type="string" office:string-value="547.272705">
            <text:p>547.272705</text:p>
          </table:table-cell>
          <table:table-cell table:formula="of:=IF([.P440]=[.P439];&quot;&quot;;CONCATENATE(&quot;{ name = '&quot;;[.O440];&quot;', x = &quot;;[.P440];&quot;, z = &quot;;[.Q4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441]=&quot;defName&quot;;[.J441];[.O440])" office:value-type="string" office:string-value="euf_constructor">
            <text:p>euf_constructor</text:p>
          </table:table-cell>
          <table:table-cell table:formula="of:=IF([.G441]=&quot;pos&quot;;[.L442];[.P440])" office:value-type="string" office:string-value="3389.70386">
            <text:p>3389.70386</text:p>
          </table:table-cell>
          <table:table-cell table:formula="of:=IF([.G441]=&quot;pos&quot;;[.L444];[.Q440])" office:value-type="string" office:string-value="547.272705">
            <text:p>547.272705</text:p>
          </table:table-cell>
          <table:table-cell table:formula="of:=IF([.P441]=[.P440];&quot;&quot;;CONCATENATE(&quot;{ name = '&quot;;[.O441];&quot;', x = &quot;;[.P441];&quot;, z = &quot;;[.Q4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442]=&quot;defName&quot;;[.J442];[.O441])" office:value-type="string" office:string-value="euf_constructor">
            <text:p>euf_constructor</text:p>
          </table:table-cell>
          <table:table-cell table:formula="of:=IF([.G442]=&quot;pos&quot;;[.L443];[.P441])" office:value-type="string" office:string-value="3389.70386">
            <text:p>3389.70386</text:p>
          </table:table-cell>
          <table:table-cell table:formula="of:=IF([.G442]=&quot;pos&quot;;[.L445];[.Q441])" office:value-type="string" office:string-value="547.272705">
            <text:p>547.272705</text:p>
          </table:table-cell>
          <table:table-cell table:formula="of:=IF([.P442]=[.P441];&quot;&quot;;CONCATENATE(&quot;{ name = '&quot;;[.O442];&quot;', x = &quot;;[.P442];&quot;, z = &quot;;[.Q4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443]=&quot;defName&quot;;[.J443];[.O442])" office:value-type="string" office:string-value="euf_constructor">
            <text:p>euf_constructor</text:p>
          </table:table-cell>
          <table:table-cell table:formula="of:=IF([.G443]=&quot;pos&quot;;[.L444];[.P442])" office:value-type="string" office:string-value="3389.70386">
            <text:p>3389.70386</text:p>
          </table:table-cell>
          <table:table-cell table:formula="of:=IF([.G443]=&quot;pos&quot;;[.L446];[.Q442])" office:value-type="string" office:string-value="547.272705">
            <text:p>547.272705</text:p>
          </table:table-cell>
          <table:table-cell table:formula="of:=IF([.P443]=[.P442];&quot;&quot;;CONCATENATE(&quot;{ name = '&quot;;[.O443];&quot;', x = &quot;;[.P443];&quot;, z = &quot;;[.Q4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444]=&quot;defName&quot;;[.J444];[.O443])" office:value-type="string" office:string-value="euf_constructor">
            <text:p>euf_constructor</text:p>
          </table:table-cell>
          <table:table-cell table:formula="of:=IF([.G444]=&quot;pos&quot;;[.L445];[.P443])" office:value-type="string" office:string-value="3389.70386">
            <text:p>3389.70386</text:p>
          </table:table-cell>
          <table:table-cell table:formula="of:=IF([.G444]=&quot;pos&quot;;[.L447];[.Q443])" office:value-type="string" office:string-value="547.272705">
            <text:p>547.272705</text:p>
          </table:table-cell>
          <table:table-cell table:formula="of:=IF([.P444]=[.P443];&quot;&quot;;CONCATENATE(&quot;{ name = '&quot;;[.O444];&quot;', x = &quot;;[.P444];&quot;, z = &quot;;[.Q4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45]=&quot;defName&quot;;[.J445];[.O444])" office:value-type="string" office:string-value="euf_constructor">
            <text:p>euf_constructor</text:p>
          </table:table-cell>
          <table:table-cell table:formula="of:=IF([.G445]=&quot;pos&quot;;[.L446];[.P444])" office:value-type="string" office:string-value="3389.70386">
            <text:p>3389.70386</text:p>
          </table:table-cell>
          <table:table-cell table:formula="of:=IF([.G445]=&quot;pos&quot;;[.L448];[.Q444])" office:value-type="string" office:string-value="547.272705">
            <text:p>547.272705</text:p>
          </table:table-cell>
          <table:table-cell table:formula="of:=IF([.P445]=[.P444];&quot;&quot;;CONCATENATE(&quot;{ name = '&quot;;[.O445];&quot;', x = &quot;;[.P445];&quot;, z = &quot;;[.Q4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46]=&quot;defName&quot;;[.J446];[.O445])" office:value-type="string" office:string-value="euf_constructor">
            <text:p>euf_constructor</text:p>
          </table:table-cell>
          <table:table-cell table:formula="of:=IF([.G446]=&quot;pos&quot;;[.L447];[.P445])" office:value-type="string" office:string-value="3389.70386">
            <text:p>3389.70386</text:p>
          </table:table-cell>
          <table:table-cell table:formula="of:=IF([.G446]=&quot;pos&quot;;[.L449];[.Q445])" office:value-type="string" office:string-value="547.272705">
            <text:p>547.272705</text:p>
          </table:table-cell>
          <table:table-cell table:formula="of:=IF([.P446]=[.P445];&quot;&quot;;CONCATENATE(&quot;{ name = '&quot;;[.O446];&quot;', x = &quot;;[.P446];&quot;, z = &quot;;[.Q4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447]=&quot;defName&quot;;[.J447];[.O446])" office:value-type="string" office:string-value="euf_constructor">
            <text:p>euf_constructor</text:p>
          </table:table-cell>
          <table:table-cell table:formula="of:=IF([.G447]=&quot;pos&quot;;[.L448];[.P446])" office:value-type="string" office:string-value="3389.70386">
            <text:p>3389.70386</text:p>
          </table:table-cell>
          <table:table-cell table:formula="of:=IF([.G447]=&quot;pos&quot;;[.L450];[.Q446])" office:value-type="string" office:string-value="547.272705">
            <text:p>547.272705</text:p>
          </table:table-cell>
          <table:table-cell table:formula="of:=IF([.P447]=[.P446];&quot;&quot;;CONCATENATE(&quot;{ name = '&quot;;[.O447];&quot;', x = &quot;;[.P447];&quot;, z = &quot;;[.Q4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48]=&quot;defName&quot;;[.J448];[.O447])" office:value-type="string" office:string-value="euf_constructor">
            <text:p>euf_constructor</text:p>
          </table:table-cell>
          <table:table-cell table:formula="of:=IF([.G448]=&quot;pos&quot;;[.L449];[.P447])" office:value-type="string" office:string-value="3389.70386">
            <text:p>3389.70386</text:p>
          </table:table-cell>
          <table:table-cell table:formula="of:=IF([.G448]=&quot;pos&quot;;[.L451];[.Q447])" office:value-type="string" office:string-value="547.272705">
            <text:p>547.272705</text:p>
          </table:table-cell>
          <table:table-cell table:formula="of:=IF([.P448]=[.P447];&quot;&quot;;CONCATENATE(&quot;{ name = '&quot;;[.O448];&quot;', x = &quot;;[.P448];&quot;, z = &quot;;[.Q4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49]=&quot;defName&quot;;[.J449];[.O448])" office:value-type="string" office:string-value="euf_constructor">
            <text:p>euf_constructor</text:p>
          </table:table-cell>
          <table:table-cell table:formula="of:=IF([.G449]=&quot;pos&quot;;[.L450];[.P448])" office:value-type="string" office:string-value="3389.70386">
            <text:p>3389.70386</text:p>
          </table:table-cell>
          <table:table-cell table:formula="of:=IF([.G449]=&quot;pos&quot;;[.L452];[.Q448])" office:value-type="string" office:string-value="547.272705">
            <text:p>547.272705</text:p>
          </table:table-cell>
          <table:table-cell table:formula="of:=IF([.P449]=[.P448];&quot;&quot;;CONCATENATE(&quot;{ name = '&quot;;[.O449];&quot;', x = &quot;;[.P449];&quot;, z = &quot;;[.Q4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50]=&quot;defName&quot;;[.J450];[.O449])" office:value-type="string" office:string-value="euf_constructor">
            <text:p>euf_constructor</text:p>
          </table:table-cell>
          <table:table-cell table:formula="of:=IF([.G450]=&quot;pos&quot;;[.L451];[.P449])" office:value-type="string" office:string-value="3389.70386">
            <text:p>3389.70386</text:p>
          </table:table-cell>
          <table:table-cell table:formula="of:=IF([.G450]=&quot;pos&quot;;[.L453];[.Q449])" office:value-type="string" office:string-value="547.272705">
            <text:p>547.272705</text:p>
          </table:table-cell>
          <table:table-cell table:formula="of:=IF([.P450]=[.P449];&quot;&quot;;CONCATENATE(&quot;{ name = '&quot;;[.O450];&quot;', x = &quot;;[.P450];&quot;, z = &quot;;[.Q4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51]=&quot;defName&quot;;[.J451];[.O450])" office:value-type="string" office:string-value="euf_constructor">
            <text:p>euf_constructor</text:p>
          </table:table-cell>
          <table:table-cell table:formula="of:=IF([.G451]=&quot;pos&quot;;[.L452];[.P450])" office:value-type="string" office:string-value="3389.70386">
            <text:p>3389.70386</text:p>
          </table:table-cell>
          <table:table-cell table:formula="of:=IF([.G451]=&quot;pos&quot;;[.L454];[.Q450])" office:value-type="string" office:string-value="547.272705">
            <text:p>547.272705</text:p>
          </table:table-cell>
          <table:table-cell table:formula="of:=IF([.P451]=[.P450];&quot;&quot;;CONCATENATE(&quot;{ name = '&quot;;[.O451];&quot;', x = &quot;;[.P451];&quot;, z = &quot;;[.Q4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36">
            <text:p>36</text:p>
          </table:table-cell>
          <table:table-cell table:number-columns-repeated="2"/>
          <table:table-cell table:formula="of:=IF([.G452]=&quot;defName&quot;;[.J452];[.O451])" office:value-type="string" office:string-value="euf_constructor">
            <text:p>euf_constructor</text:p>
          </table:table-cell>
          <table:table-cell table:formula="of:=IF([.G452]=&quot;pos&quot;;[.L453];[.P451])" office:value-type="string" office:string-value="3389.70386">
            <text:p>3389.70386</text:p>
          </table:table-cell>
          <table:table-cell table:formula="of:=IF([.G452]=&quot;pos&quot;;[.L455];[.Q451])" office:value-type="string" office:string-value="547.272705">
            <text:p>547.272705</text:p>
          </table:table-cell>
          <table:table-cell table:formula="of:=IF([.P452]=[.P451];&quot;&quot;;CONCATENATE(&quot;{ name = '&quot;;[.O452];&quot;', x = &quot;;[.P452];&quot;, z = &quot;;[.Q4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36">
            <text:p>36</text:p>
          </table:table-cell>
          <table:table-cell table:number-columns-repeated="2"/>
          <table:table-cell table:formula="of:=IF([.G453]=&quot;defName&quot;;[.J453];[.O452])" office:value-type="string" office:string-value="euf_constructor">
            <text:p>euf_constructor</text:p>
          </table:table-cell>
          <table:table-cell table:formula="of:=IF([.G453]=&quot;pos&quot;;[.L454];[.P452])" office:value-type="string" office:string-value="3389.70386">
            <text:p>3389.70386</text:p>
          </table:table-cell>
          <table:table-cell table:formula="of:=IF([.G453]=&quot;pos&quot;;[.L456];[.Q452])" office:value-type="string" office:string-value="547.272705">
            <text:p>547.272705</text:p>
          </table:table-cell>
          <table:table-cell table:formula="of:=IF([.P453]=[.P452];&quot;&quot;;CONCATENATE(&quot;{ name = '&quot;;[.O453];&quot;', x = &quot;;[.P453];&quot;, z = &quot;;[.Q4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36">
            <text:p>36</text:p>
          </table:table-cell>
          <table:table-cell table:number-columns-repeated="2"/>
          <table:table-cell table:formula="of:=IF([.G454]=&quot;defName&quot;;[.J454];[.O453])" office:value-type="string" office:string-value="euf_constructor">
            <text:p>euf_constructor</text:p>
          </table:table-cell>
          <table:table-cell table:formula="of:=IF([.G454]=&quot;pos&quot;;[.L455];[.P453])" office:value-type="string" office:string-value="3389.70386">
            <text:p>3389.70386</text:p>
          </table:table-cell>
          <table:table-cell table:formula="of:=IF([.G454]=&quot;pos&quot;;[.L457];[.Q453])" office:value-type="string" office:string-value="547.272705">
            <text:p>547.272705</text:p>
          </table:table-cell>
          <table:table-cell table:formula="of:=IF([.P454]=[.P453];&quot;&quot;;CONCATENATE(&quot;{ name = '&quot;;[.O454];&quot;', x = &quot;;[.P454];&quot;, z = &quot;;[.Q4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455]=&quot;defName&quot;;[.J455];[.O454])" office:value-type="string" office:string-value="euf_constructor">
            <text:p>euf_constructor</text:p>
          </table:table-cell>
          <table:table-cell table:formula="of:=IF([.G455]=&quot;pos&quot;;[.L456];[.P454])" office:value-type="string" office:string-value="3389.70386">
            <text:p>3389.70386</text:p>
          </table:table-cell>
          <table:table-cell table:formula="of:=IF([.G455]=&quot;pos&quot;;[.L458];[.Q454])" office:value-type="string" office:string-value="547.272705">
            <text:p>547.272705</text:p>
          </table:table-cell>
          <table:table-cell table:formula="of:=IF([.P455]=[.P454];&quot;&quot;;CONCATENATE(&quot;{ name = '&quot;;[.O455];&quot;', x = &quot;;[.P455];&quot;, z = &quot;;[.Q4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456]=&quot;defName&quot;;[.J456];[.O455])" office:value-type="string" office:string-value="euf_constructor">
            <text:p>euf_constructor</text:p>
          </table:table-cell>
          <table:table-cell table:formula="of:=IF([.G456]=&quot;pos&quot;;[.L457];[.P455])" office:value-type="string" office:string-value="3389.70386">
            <text:p>3389.70386</text:p>
          </table:table-cell>
          <table:table-cell table:formula="of:=IF([.G456]=&quot;pos&quot;;[.L459];[.Q455])" office:value-type="string" office:string-value="547.272705">
            <text:p>547.272705</text:p>
          </table:table-cell>
          <table:table-cell table:formula="of:=IF([.P456]=[.P455];&quot;&quot;;CONCATENATE(&quot;{ name = '&quot;;[.O456];&quot;', x = &quot;;[.P456];&quot;, z = &quot;;[.Q4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57]=&quot;defName&quot;;[.J457];[.O456])" office:value-type="string" office:string-value="euf_constructor">
            <text:p>euf_constructor</text:p>
          </table:table-cell>
          <table:table-cell table:formula="of:=IF([.G457]=&quot;pos&quot;;[.L458];[.P456])" office:value-type="string" office:string-value="3389.70386">
            <text:p>3389.70386</text:p>
          </table:table-cell>
          <table:table-cell table:formula="of:=IF([.G457]=&quot;pos&quot;;[.L460];[.Q456])" office:value-type="string" office:string-value="547.272705">
            <text:p>547.272705</text:p>
          </table:table-cell>
          <table:table-cell table:formula="of:=IF([.P457]=[.P456];&quot;&quot;;CONCATENATE(&quot;{ name = '&quot;;[.O457];&quot;', x = &quot;;[.P457];&quot;, z = &quot;;[.Q4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mmand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458]=&quot;defName&quot;;[.J458];[.O457])" office:value-type="string" office:string-value="euf_constructor">
            <text:p>euf_constructor</text:p>
          </table:table-cell>
          <table:table-cell table:formula="of:=IF([.G458]=&quot;pos&quot;;[.L459];[.P457])" office:value-type="string" office:string-value="3389.70386">
            <text:p>3389.70386</text:p>
          </table:table-cell>
          <table:table-cell table:formula="of:=IF([.G458]=&quot;pos&quot;;[.L461];[.Q457])" office:value-type="string" office:string-value="547.272705">
            <text:p>547.272705</text:p>
          </table:table-cell>
          <table:table-cell table:formula="of:=IF([.P458]=[.P457];&quot;&quot;;CONCATENATE(&quot;{ name = '&quot;;[.O458];&quot;', x = &quot;;[.P458];&quot;, z = &quot;;[.Q4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59]=&quot;defName&quot;;[.J459];[.O458])" office:value-type="string" office:string-value="euf_constructor">
            <text:p>euf_constructor</text:p>
          </table:table-cell>
          <table:table-cell table:formula="of:=IF([.G459]=&quot;pos&quot;;[.L460];[.P458])" office:value-type="string" office:string-value="3389.70386">
            <text:p>3389.70386</text:p>
          </table:table-cell>
          <table:table-cell table:formula="of:=IF([.G459]=&quot;pos&quot;;[.L462];[.Q458])" office:value-type="string" office:string-value="547.272705">
            <text:p>547.272705</text:p>
          </table:table-cell>
          <table:table-cell table:formula="of:=IF([.P459]=[.P458];&quot;&quot;;CONCATENATE(&quot;{ name = '&quot;;[.O459];&quot;', x = &quot;;[.P459];&quot;, z = &quot;;[.Q4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460]=&quot;defName&quot;;[.J460];[.O459])" office:value-type="string" office:string-value="euf_constructor">
            <text:p>euf_constructor</text:p>
          </table:table-cell>
          <table:table-cell table:formula="of:=IF([.G460]=&quot;pos&quot;;[.L461];[.P459])" office:value-type="string" office:string-value="3389.70386">
            <text:p>3389.70386</text:p>
          </table:table-cell>
          <table:table-cell table:formula="of:=IF([.G460]=&quot;pos&quot;;[.L463];[.Q459])" office:value-type="string" office:string-value="547.272705">
            <text:p>547.272705</text:p>
          </table:table-cell>
          <table:table-cell table:formula="of:=IF([.P460]=[.P459];&quot;&quot;;CONCATENATE(&quot;{ name = '&quot;;[.O460];&quot;', x = &quot;;[.P460];&quot;, z = &quot;;[.Q4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61]=&quot;defName&quot;;[.J461];[.O460])" office:value-type="string" office:string-value="euf_constructor">
            <text:p>euf_constructor</text:p>
          </table:table-cell>
          <table:table-cell table:formula="of:=IF([.G461]=&quot;pos&quot;;[.L462];[.P460])" office:value-type="string" office:string-value="3389.70386">
            <text:p>3389.70386</text:p>
          </table:table-cell>
          <table:table-cell table:formula="of:=IF([.G461]=&quot;pos&quot;;[.L464];[.Q460])" office:value-type="string" office:string-value="547.272705">
            <text:p>547.272705</text:p>
          </table:table-cell>
          <table:table-cell table:formula="of:=IF([.P461]=[.P460];&quot;&quot;;CONCATENATE(&quot;{ name = '&quot;;[.O461];&quot;', x = &quot;;[.P461];&quot;, z = &quot;;[.Q4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9.9999962</text:p>
          </table:table-cell>
          <table:table-cell table:formula="of:=IF([.G462]=&quot;defName&quot;;[.J462];[.O461])" office:value-type="string" office:string-value="euf_constructor">
            <text:p>euf_constructor</text:p>
          </table:table-cell>
          <table:table-cell table:formula="of:=IF([.G462]=&quot;pos&quot;;[.L463];[.P461])" office:value-type="string" office:string-value="3389.70386">
            <text:p>3389.70386</text:p>
          </table:table-cell>
          <table:table-cell table:formula="of:=IF([.G462]=&quot;pos&quot;;[.L465];[.Q461])" office:value-type="string" office:string-value="547.272705">
            <text:p>547.272705</text:p>
          </table:table-cell>
          <table:table-cell table:formula="of:=IF([.P462]=[.P461];&quot;&quot;;CONCATENATE(&quot;{ name = '&quot;;[.O462];&quot;', x = &quot;;[.P462];&quot;, z = &quot;;[.Q4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63]=&quot;defName&quot;;[.J463];[.O462])" office:value-type="string" office:string-value="euf_constructor">
            <text:p>euf_constructor</text:p>
          </table:table-cell>
          <table:table-cell table:formula="of:=IF([.G463]=&quot;pos&quot;;[.L464];[.P462])" office:value-type="string" office:string-value="3389.70386">
            <text:p>3389.70386</text:p>
          </table:table-cell>
          <table:table-cell table:formula="of:=IF([.G463]=&quot;pos&quot;;[.L466];[.Q462])" office:value-type="string" office:string-value="547.272705">
            <text:p>547.272705</text:p>
          </table:table-cell>
          <table:table-cell table:formula="of:=IF([.P463]=[.P462];&quot;&quot;;CONCATENATE(&quot;{ name = '&quot;;[.O463];&quot;', x = &quot;;[.P463];&quot;, z = &quot;;[.Q4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464]=&quot;defName&quot;;[.J464];[.O463])" office:value-type="string" office:string-value="euf_constructor">
            <text:p>euf_constructor</text:p>
          </table:table-cell>
          <table:table-cell table:formula="of:=IF([.G464]=&quot;pos&quot;;[.L465];[.P463])" office:value-type="string" office:string-value="3389.70386">
            <text:p>3389.70386</text:p>
          </table:table-cell>
          <table:table-cell table:formula="of:=IF([.G464]=&quot;pos&quot;;[.L467];[.Q463])" office:value-type="string" office:string-value="547.272705">
            <text:p>547.272705</text:p>
          </table:table-cell>
          <table:table-cell table:formula="of:=IF([.P464]=[.P463];&quot;&quot;;CONCATENATE(&quot;{ name = '&quot;;[.O464];&quot;', x = &quot;;[.P464];&quot;, z = &quot;;[.Q4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465]=&quot;defName&quot;;[.J465];[.O464])" office:value-type="string" office:string-value="euf_constructor">
            <text:p>euf_constructor</text:p>
          </table:table-cell>
          <table:table-cell table:formula="of:=IF([.G465]=&quot;pos&quot;;[.L466];[.P464])" office:value-type="string" office:string-value="3389.70386">
            <text:p>3389.70386</text:p>
          </table:table-cell>
          <table:table-cell table:formula="of:=IF([.G465]=&quot;pos&quot;;[.L468];[.Q464])" office:value-type="string" office:string-value="547.272705">
            <text:p>547.272705</text:p>
          </table:table-cell>
          <table:table-cell table:formula="of:=IF([.P465]=[.P464];&quot;&quot;;CONCATENATE(&quot;{ name = '&quot;;[.O465];&quot;', x = &quot;;[.P465];&quot;, z = &quot;;[.Q4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66]=&quot;defName&quot;;[.J466];[.O465])" office:value-type="string" office:string-value="euf_constructor">
            <text:p>euf_constructor</text:p>
          </table:table-cell>
          <table:table-cell table:formula="of:=IF([.G466]=&quot;pos&quot;;[.L467];[.P465])" office:value-type="string" office:string-value="3389.70386">
            <text:p>3389.70386</text:p>
          </table:table-cell>
          <table:table-cell table:formula="of:=IF([.G466]=&quot;pos&quot;;[.L469];[.Q465])" office:value-type="string" office:string-value="547.272705">
            <text:p>547.272705</text:p>
          </table:table-cell>
          <table:table-cell table:formula="of:=IF([.P466]=[.P465];&quot;&quot;;CONCATENATE(&quot;{ name = '&quot;;[.O466];&quot;', x = &quot;;[.P466];&quot;, z = &quot;;[.Q4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9.9999962</text:p>
          </table:table-cell>
          <table:table-cell table:formula="of:=IF([.G467]=&quot;defName&quot;;[.J467];[.O466])" office:value-type="string" office:string-value="euf_constructor">
            <text:p>euf_constructor</text:p>
          </table:table-cell>
          <table:table-cell table:formula="of:=IF([.G467]=&quot;pos&quot;;[.L468];[.P466])" office:value-type="string" office:string-value="3389.70386">
            <text:p>3389.70386</text:p>
          </table:table-cell>
          <table:table-cell table:formula="of:=IF([.G467]=&quot;pos&quot;;[.L470];[.Q466])" office:value-type="string" office:string-value="547.272705">
            <text:p>547.272705</text:p>
          </table:table-cell>
          <table:table-cell table:formula="of:=IF([.P467]=[.P466];&quot;&quot;;CONCATENATE(&quot;{ name = '&quot;;[.O467];&quot;', x = &quot;;[.P467];&quot;, z = &quot;;[.Q4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468]=&quot;defName&quot;;[.J468];[.O467])" office:value-type="string" office:string-value="euf_constructor">
            <text:p>euf_constructor</text:p>
          </table:table-cell>
          <table:table-cell table:formula="of:=IF([.G468]=&quot;pos&quot;;[.L469];[.P467])" office:value-type="string" office:string-value="3389.70386">
            <text:p>3389.70386</text:p>
          </table:table-cell>
          <table:table-cell table:formula="of:=IF([.G468]=&quot;pos&quot;;[.L471];[.Q467])" office:value-type="string" office:string-value="547.272705">
            <text:p>547.272705</text:p>
          </table:table-cell>
          <table:table-cell table:formula="of:=IF([.P468]=[.P467];&quot;&quot;;CONCATENATE(&quot;{ name = '&quot;;[.O468];&quot;', x = &quot;;[.P468];&quot;, z = &quot;;[.Q4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469]=&quot;defName&quot;;[.J469];[.O468])" office:value-type="string" office:string-value="euf_constructor">
            <text:p>euf_constructor</text:p>
          </table:table-cell>
          <table:table-cell table:formula="of:=IF([.G469]=&quot;pos&quot;;[.L470];[.P468])" office:value-type="string" office:string-value="3389.70386">
            <text:p>3389.70386</text:p>
          </table:table-cell>
          <table:table-cell table:formula="of:=IF([.G469]=&quot;pos&quot;;[.L472];[.Q468])" office:value-type="string" office:string-value="547.272705">
            <text:p>547.272705</text:p>
          </table:table-cell>
          <table:table-cell table:formula="of:=IF([.P469]=[.P468];&quot;&quot;;CONCATENATE(&quot;{ name = '&quot;;[.O469];&quot;', x = &quot;;[.P469];&quot;, z = &quot;;[.Q4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70]=&quot;defName&quot;;[.J470];[.O469])" office:value-type="string" office:string-value="euf_constructor">
            <text:p>euf_constructor</text:p>
          </table:table-cell>
          <table:table-cell table:formula="of:=IF([.G470]=&quot;pos&quot;;[.L471];[.P469])" office:value-type="string" office:string-value="3389.70386">
            <text:p>3389.70386</text:p>
          </table:table-cell>
          <table:table-cell table:formula="of:=IF([.G470]=&quot;pos&quot;;[.L473];[.Q469])" office:value-type="string" office:string-value="547.272705">
            <text:p>547.272705</text:p>
          </table:table-cell>
          <table:table-cell table:formula="of:=IF([.P470]=[.P469];&quot;&quot;;CONCATENATE(&quot;{ name = '&quot;;[.O470];&quot;', x = &quot;;[.P470];&quot;, z = &quot;;[.Q4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71]=&quot;defName&quot;;[.J471];[.O470])" office:value-type="string" office:string-value="euf_constructor">
            <text:p>euf_constructor</text:p>
          </table:table-cell>
          <table:table-cell table:formula="of:=IF([.G471]=&quot;pos&quot;;[.L472];[.P470])" office:value-type="string" office:string-value="388.969391">
            <text:p>388.969391</text:p>
          </table:table-cell>
          <table:table-cell table:formula="of:=IF([.G471]=&quot;pos&quot;;[.L474];[.Q470])" office:value-type="string" office:string-value="3604.07837">
            <text:p>3604.07837</text:p>
          </table:table-cell>
          <table:table-cell table:formula="of:=IF([.P471]=[.P470];&quot;&quot;;CONCATENATE(&quot;{ name = '&quot;;[.O471];&quot;', x = &quot;;[.P471];&quot;, z = &quot;;[.Q471];&quot;, facing = 0, },&quot;))" office:value-type="string" office:string-value="{ name = 'euf_constructor', x = 388.969391, z = 3604.07837, facing = 0, },">
            <text:p>{ name = 'euf_constructor', x = 388.969391, z = 3604.07837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88.969391</text:p>
          </table:table-cell>
          <table:table-cell table:number-columns-repeated="2"/>
          <table:table-cell table:formula="of:=IF([.G472]=&quot;defName&quot;;[.J472];[.O471])" office:value-type="string" office:string-value="euf_constructor">
            <text:p>euf_constructor</text:p>
          </table:table-cell>
          <table:table-cell table:formula="of:=IF([.G472]=&quot;pos&quot;;[.L473];[.P471])" office:value-type="string" office:string-value="388.969391">
            <text:p>388.969391</text:p>
          </table:table-cell>
          <table:table-cell table:formula="of:=IF([.G472]=&quot;pos&quot;;[.L475];[.Q471])" office:value-type="string" office:string-value="3604.07837">
            <text:p>3604.07837</text:p>
          </table:table-cell>
          <table:table-cell table:formula="of:=IF([.P472]=[.P471];&quot;&quot;;CONCATENATE(&quot;{ name = '&quot;;[.O472];&quot;', x = &quot;;[.P472];&quot;, z = &quot;;[.Q4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1.8435707</text:p>
          </table:table-cell>
          <table:table-cell table:number-columns-repeated="2"/>
          <table:table-cell table:formula="of:=IF([.G473]=&quot;defName&quot;;[.J473];[.O472])" office:value-type="string" office:string-value="euf_constructor">
            <text:p>euf_constructor</text:p>
          </table:table-cell>
          <table:table-cell table:formula="of:=IF([.G473]=&quot;pos&quot;;[.L474];[.P472])" office:value-type="string" office:string-value="388.969391">
            <text:p>388.969391</text:p>
          </table:table-cell>
          <table:table-cell table:formula="of:=IF([.G473]=&quot;pos&quot;;[.L476];[.Q472])" office:value-type="string" office:string-value="3604.07837">
            <text:p>3604.07837</text:p>
          </table:table-cell>
          <table:table-cell table:formula="of:=IF([.P473]=[.P472];&quot;&quot;;CONCATENATE(&quot;{ name = '&quot;;[.O473];&quot;', x = &quot;;[.P473];&quot;, z = &quot;;[.Q4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3604.07837</text:p>
          </table:table-cell>
          <table:table-cell table:number-columns-repeated="2"/>
          <table:table-cell table:formula="of:=IF([.G474]=&quot;defName&quot;;[.J474];[.O473])" office:value-type="string" office:string-value="euf_constructor">
            <text:p>euf_constructor</text:p>
          </table:table-cell>
          <table:table-cell table:formula="of:=IF([.G474]=&quot;pos&quot;;[.L475];[.P473])" office:value-type="string" office:string-value="388.969391">
            <text:p>388.969391</text:p>
          </table:table-cell>
          <table:table-cell table:formula="of:=IF([.G474]=&quot;pos&quot;;[.L477];[.Q473])" office:value-type="string" office:string-value="3604.07837">
            <text:p>3604.07837</text:p>
          </table:table-cell>
          <table:table-cell table:formula="of:=IF([.P474]=[.P473];&quot;&quot;;CONCATENATE(&quot;{ name = '&quot;;[.O474];&quot;', x = &quot;;[.P474];&quot;, z = &quot;;[.Q4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75]=&quot;defName&quot;;[.J475];[.O474])" office:value-type="string" office:string-value="euf_constructor">
            <text:p>euf_constructor</text:p>
          </table:table-cell>
          <table:table-cell table:formula="of:=IF([.G475]=&quot;pos&quot;;[.L476];[.P474])" office:value-type="string" office:string-value="388.969391">
            <text:p>388.969391</text:p>
          </table:table-cell>
          <table:table-cell table:formula="of:=IF([.G475]=&quot;pos&quot;;[.L478];[.Q474])" office:value-type="string" office:string-value="3604.07837">
            <text:p>3604.07837</text:p>
          </table:table-cell>
          <table:table-cell table:formula="of:=IF([.P475]=[.P474];&quot;&quot;;CONCATENATE(&quot;{ name = '&quot;;[.O475];&quot;', x = &quot;;[.P475];&quot;, z = &quot;;[.Q4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76]=&quot;defName&quot;;[.J476];[.O475])" office:value-type="string" office:string-value="euf_constructor">
            <text:p>euf_constructor</text:p>
          </table:table-cell>
          <table:table-cell table:formula="of:=IF([.G476]=&quot;pos&quot;;[.L477];[.P475])" office:value-type="string" office:string-value="388.969391">
            <text:p>388.969391</text:p>
          </table:table-cell>
          <table:table-cell table:formula="of:=IF([.G476]=&quot;pos&quot;;[.L479];[.Q475])" office:value-type="string" office:string-value="3604.07837">
            <text:p>3604.07837</text:p>
          </table:table-cell>
          <table:table-cell table:formula="of:=IF([.P476]=[.P475];&quot;&quot;;CONCATENATE(&quot;{ name = '&quot;;[.O476];&quot;', x = &quot;;[.P476];&quot;, z = &quot;;[.Q4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38">
            <text:p>38</text:p>
          </table:table-cell>
          <table:table-cell table:number-columns-repeated="2"/>
          <table:table-cell table:formula="of:=IF([.G477]=&quot;defName&quot;;[.J477];[.O476])" office:value-type="string" office:string-value="euf_constructor">
            <text:p>euf_constructor</text:p>
          </table:table-cell>
          <table:table-cell table:formula="of:=IF([.G477]=&quot;pos&quot;;[.L478];[.P476])" office:value-type="string" office:string-value="388.969391">
            <text:p>388.969391</text:p>
          </table:table-cell>
          <table:table-cell table:formula="of:=IF([.G477]=&quot;pos&quot;;[.L480];[.Q476])" office:value-type="string" office:string-value="3604.07837">
            <text:p>3604.07837</text:p>
          </table:table-cell>
          <table:table-cell table:formula="of:=IF([.P477]=[.P476];&quot;&quot;;CONCATENATE(&quot;{ name = '&quot;;[.O477];&quot;', x = &quot;;[.P477];&quot;, z = &quot;;[.Q4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[.G478]=&quot;defName&quot;;[.J478];[.O477])" office:value-type="string" office:string-value="euf_constructor">
            <text:p>euf_constructor</text:p>
          </table:table-cell>
          <table:table-cell table:formula="of:=IF([.G478]=&quot;pos&quot;;[.L479];[.P477])" office:value-type="string" office:string-value="388.969391">
            <text:p>388.969391</text:p>
          </table:table-cell>
          <table:table-cell table:formula="of:=IF([.G478]=&quot;pos&quot;;[.L481];[.Q477])" office:value-type="string" office:string-value="3604.07837">
            <text:p>3604.07837</text:p>
          </table:table-cell>
          <table:table-cell table:formula="of:=IF([.P478]=[.P477];&quot;&quot;;CONCATENATE(&quot;{ name = '&quot;;[.O478];&quot;', x = &quot;;[.P478];&quot;, z = &quot;;[.Q4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79]=&quot;defName&quot;;[.J479];[.O478])" office:value-type="string" office:string-value="euf_constructor">
            <text:p>euf_constructor</text:p>
          </table:table-cell>
          <table:table-cell table:formula="of:=IF([.G479]=&quot;pos&quot;;[.L480];[.P478])" office:value-type="string" office:string-value="388.969391">
            <text:p>388.969391</text:p>
          </table:table-cell>
          <table:table-cell table:formula="of:=IF([.G479]=&quot;pos&quot;;[.L482];[.Q478])" office:value-type="string" office:string-value="3604.07837">
            <text:p>3604.07837</text:p>
          </table:table-cell>
          <table:table-cell table:formula="of:=IF([.P479]=[.P478];&quot;&quot;;CONCATENATE(&quot;{ name = '&quot;;[.O479];&quot;', x = &quot;;[.P479];&quot;, z = &quot;;[.Q4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80]=&quot;defName&quot;;[.J480];[.O479])" office:value-type="string" office:string-value="euf_constructor">
            <text:p>euf_constructor</text:p>
          </table:table-cell>
          <table:table-cell table:formula="of:=IF([.G480]=&quot;pos&quot;;[.L481];[.P479])" office:value-type="string" office:string-value="388.969391">
            <text:p>388.969391</text:p>
          </table:table-cell>
          <table:table-cell table:formula="of:=IF([.G480]=&quot;pos&quot;;[.L483];[.Q479])" office:value-type="string" office:string-value="3604.07837">
            <text:p>3604.07837</text:p>
          </table:table-cell>
          <table:table-cell table:formula="of:=IF([.P480]=[.P479];&quot;&quot;;CONCATENATE(&quot;{ name = '&quot;;[.O480];&quot;', x = &quot;;[.P480];&quot;, z = &quot;;[.Q4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energyMak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81]=&quot;defName&quot;;[.J481];[.O480])" office:value-type="string" office:string-value="euf_constructor">
            <text:p>euf_constructor</text:p>
          </table:table-cell>
          <table:table-cell table:formula="of:=IF([.G481]=&quot;pos&quot;;[.L482];[.P480])" office:value-type="string" office:string-value="388.969391">
            <text:p>388.969391</text:p>
          </table:table-cell>
          <table:table-cell table:formula="of:=IF([.G481]=&quot;pos&quot;;[.L484];[.Q480])" office:value-type="string" office:string-value="3604.07837">
            <text:p>3604.07837</text:p>
          </table:table-cell>
          <table:table-cell table:formula="of:=IF([.P481]=[.P480];&quot;&quot;;CONCATENATE(&quot;{ name = '&quot;;[.O481];&quot;', x = &quot;;[.P481];&quot;, z = &quot;;[.Q4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energyUs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82]=&quot;defName&quot;;[.J482];[.O481])" office:value-type="string" office:string-value="euf_constructor">
            <text:p>euf_constructor</text:p>
          </table:table-cell>
          <table:table-cell table:formula="of:=IF([.G482]=&quot;pos&quot;;[.L483];[.P481])" office:value-type="string" office:string-value="388.969391">
            <text:p>388.969391</text:p>
          </table:table-cell>
          <table:table-cell table:formula="of:=IF([.G482]=&quot;pos&quot;;[.L485];[.Q481])" office:value-type="string" office:string-value="3604.07837">
            <text:p>3604.07837</text:p>
          </table:table-cell>
          <table:table-cell table:formula="of:=IF([.P482]=[.P481];&quot;&quot;;CONCATENATE(&quot;{ name = '&quot;;[.O482];&quot;', x = &quot;;[.P482];&quot;, z = &quot;;[.Q4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etalMak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83]=&quot;defName&quot;;[.J483];[.O482])" office:value-type="string" office:string-value="euf_constructor">
            <text:p>euf_constructor</text:p>
          </table:table-cell>
          <table:table-cell table:formula="of:=IF([.G483]=&quot;pos&quot;;[.L484];[.P482])" office:value-type="string" office:string-value="388.969391">
            <text:p>388.969391</text:p>
          </table:table-cell>
          <table:table-cell table:formula="of:=IF([.G483]=&quot;pos&quot;;[.L486];[.Q482])" office:value-type="string" office:string-value="3604.07837">
            <text:p>3604.07837</text:p>
          </table:table-cell>
          <table:table-cell table:formula="of:=IF([.P483]=[.P482];&quot;&quot;;CONCATENATE(&quot;{ name = '&quot;;[.O483];&quot;', x = &quot;;[.P483];&quot;, z = &quot;;[.Q4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etalUs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84]=&quot;defName&quot;;[.J484];[.O483])" office:value-type="string" office:string-value="euf_constructor">
            <text:p>euf_constructor</text:p>
          </table:table-cell>
          <table:table-cell table:formula="of:=IF([.G484]=&quot;pos&quot;;[.L485];[.P483])" office:value-type="string" office:string-value="388.969391">
            <text:p>388.969391</text:p>
          </table:table-cell>
          <table:table-cell table:formula="of:=IF([.G484]=&quot;pos&quot;;[.L487];[.Q483])" office:value-type="string" office:string-value="3604.07837">
            <text:p>3604.07837</text:p>
          </table:table-cell>
          <table:table-cell table:formula="of:=IF([.P484]=[.P483];&quot;&quot;;CONCATENATE(&quot;{ name = '&quot;;[.O484];&quot;', x = &quot;;[.P484];&quot;, z = &quot;;[.Q4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85]=&quot;defName&quot;;[.J485];[.O484])" office:value-type="string" office:string-value="euf_constructor">
            <text:p>euf_constructor</text:p>
          </table:table-cell>
          <table:table-cell table:formula="of:=IF([.G485]=&quot;pos&quot;;[.L486];[.P484])" office:value-type="string" office:string-value="388.969391">
            <text:p>388.969391</text:p>
          </table:table-cell>
          <table:table-cell table:formula="of:=IF([.G485]=&quot;pos&quot;;[.L488];[.Q484])" office:value-type="string" office:string-value="3604.07837">
            <text:p>3604.07837</text:p>
          </table:table-cell>
          <table:table-cell table:formula="of:=IF([.P485]=[.P484];&quot;&quot;;CONCATENATE(&quot;{ name = '&quot;;[.O485];&quot;', x = &quot;;[.P485];&quot;, z = &quot;;[.Q4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86]=&quot;defName&quot;;[.J486];[.O485])" office:value-type="string" office:string-value="euf_constructor">
            <text:p>euf_constructor</text:p>
          </table:table-cell>
          <table:table-cell table:formula="of:=IF([.G486]=&quot;pos&quot;;[.L487];[.P485])" office:value-type="string" office:string-value="388.969391">
            <text:p>388.969391</text:p>
          </table:table-cell>
          <table:table-cell table:formula="of:=IF([.G486]=&quot;pos&quot;;[.L489];[.Q485])" office:value-type="string" office:string-value="3604.07837">
            <text:p>3604.07837</text:p>
          </table:table-cell>
          <table:table-cell table:formula="of:=IF([.P486]=[.P485];&quot;&quot;;CONCATENATE(&quot;{ name = '&quot;;[.O486];&quot;', x = &quot;;[.P486];&quot;, z = &quot;;[.Q4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87]=&quot;defName&quot;;[.J487];[.O486])" office:value-type="string" office:string-value="euf_constructor">
            <text:p>euf_constructor</text:p>
          </table:table-cell>
          <table:table-cell table:formula="of:=IF([.G487]=&quot;pos&quot;;[.L488];[.P486])" office:value-type="string" office:string-value="388.969391">
            <text:p>388.969391</text:p>
          </table:table-cell>
          <table:table-cell table:formula="of:=IF([.G487]=&quot;pos&quot;;[.L490];[.Q486])" office:value-type="string" office:string-value="3604.07837">
            <text:p>3604.07837</text:p>
          </table:table-cell>
          <table:table-cell table:formula="of:=IF([.P487]=[.P486];&quot;&quot;;CONCATENATE(&quot;{ name = '&quot;;[.O487];&quot;', x = &quot;;[.P487];&quot;, z = &quot;;[.Q4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9380367</text:p>
          </table:table-cell>
          <table:table-cell table:number-columns-repeated="2"/>
          <table:table-cell table:formula="of:=IF([.G488]=&quot;defName&quot;;[.J488];[.O487])" office:value-type="string" office:string-value="euf_constructor">
            <text:p>euf_constructor</text:p>
          </table:table-cell>
          <table:table-cell table:formula="of:=IF([.G488]=&quot;pos&quot;;[.L489];[.P487])" office:value-type="string" office:string-value="388.969391">
            <text:p>388.969391</text:p>
          </table:table-cell>
          <table:table-cell table:formula="of:=IF([.G488]=&quot;pos&quot;;[.L491];[.Q487])" office:value-type="string" office:string-value="3604.07837">
            <text:p>3604.07837</text:p>
          </table:table-cell>
          <table:table-cell table:formula="of:=IF([.P488]=[.P487];&quot;&quot;;CONCATENATE(&quot;{ name = '&quot;;[.O488];&quot;', x = &quot;;[.P488];&quot;, z = &quot;;[.Q4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89]=&quot;defName&quot;;[.J489];[.O488])" office:value-type="string" office:string-value="euf_constructor">
            <text:p>euf_constructor</text:p>
          </table:table-cell>
          <table:table-cell table:formula="of:=IF([.G489]=&quot;pos&quot;;[.L490];[.P488])" office:value-type="string" office:string-value="388.969391">
            <text:p>388.969391</text:p>
          </table:table-cell>
          <table:table-cell table:formula="of:=IF([.G489]=&quot;pos&quot;;[.L492];[.Q488])" office:value-type="string" office:string-value="3604.07837">
            <text:p>3604.07837</text:p>
          </table:table-cell>
          <table:table-cell table:formula="of:=IF([.P489]=[.P488];&quot;&quot;;CONCATENATE(&quot;{ name = '&quot;;[.O489];&quot;', x = &quot;;[.P489];&quot;, z = &quot;;[.Q4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490]=&quot;defName&quot;;[.J490];[.O489])" office:value-type="string" office:string-value="euf_constructor">
            <text:p>euf_constructor</text:p>
          </table:table-cell>
          <table:table-cell table:formula="of:=IF([.G490]=&quot;pos&quot;;[.L491];[.P489])" office:value-type="string" office:string-value="388.969391">
            <text:p>388.969391</text:p>
          </table:table-cell>
          <table:table-cell table:formula="of:=IF([.G490]=&quot;pos&quot;;[.L493];[.Q489])" office:value-type="string" office:string-value="3604.07837">
            <text:p>3604.07837</text:p>
          </table:table-cell>
          <table:table-cell table:formula="of:=IF([.P490]=[.P489];&quot;&quot;;CONCATENATE(&quot;{ name = '&quot;;[.O490];&quot;', x = &quot;;[.P490];&quot;, z = &quot;;[.Q4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491]=&quot;defName&quot;;[.J491];[.O490])" office:value-type="string" office:string-value="euf_constructor">
            <text:p>euf_constructor</text:p>
          </table:table-cell>
          <table:table-cell table:formula="of:=IF([.G491]=&quot;pos&quot;;[.L492];[.P490])" office:value-type="string" office:string-value="388.969391">
            <text:p>388.969391</text:p>
          </table:table-cell>
          <table:table-cell table:formula="of:=IF([.G491]=&quot;pos&quot;;[.L494];[.Q490])" office:value-type="string" office:string-value="3604.07837">
            <text:p>3604.07837</text:p>
          </table:table-cell>
          <table:table-cell table:formula="of:=IF([.P491]=[.P490];&quot;&quot;;CONCATENATE(&quot;{ name = '&quot;;[.O491];&quot;', x = &quot;;[.P491];&quot;, z = &quot;;[.Q4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state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492]=&quot;defName&quot;;[.J492];[.O491])" office:value-type="string" office:string-value="euf_constructor">
            <text:p>euf_constructor</text:p>
          </table:table-cell>
          <table:table-cell table:formula="of:=IF([.G492]=&quot;pos&quot;;[.L493];[.P491])" office:value-type="string" office:string-value="388.969391">
            <text:p>388.969391</text:p>
          </table:table-cell>
          <table:table-cell table:formula="of:=IF([.G492]=&quot;pos&quot;;[.L495];[.Q491])" office:value-type="string" office:string-value="3604.07837">
            <text:p>3604.07837</text:p>
          </table:table-cell>
          <table:table-cell table:formula="of:=IF([.P492]=[.P491];&quot;&quot;;CONCATENATE(&quot;{ name = '&quot;;[.O492];&quot;', x = &quot;;[.P492];&quot;, z = &quot;;[.Q4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ctiv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493]=&quot;defName&quot;;[.J493];[.O492])" office:value-type="string" office:string-value="euf_constructor">
            <text:p>euf_constructor</text:p>
          </table:table-cell>
          <table:table-cell table:formula="of:=IF([.G493]=&quot;pos&quot;;[.L494];[.P492])" office:value-type="string" office:string-value="388.969391">
            <text:p>388.969391</text:p>
          </table:table-cell>
          <table:table-cell table:formula="of:=IF([.G493]=&quot;pos&quot;;[.L496];[.Q492])" office:value-type="string" office:string-value="3604.07837">
            <text:p>3604.07837</text:p>
          </table:table-cell>
          <table:table-cell table:formula="of:=IF([.P493]=[.P492];&quot;&quot;;CONCATENATE(&quot;{ name = '&quot;;[.O493];&quot;', x = &quot;;[.P493];&quot;, z = &quot;;[.Q4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utoRepairLevel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494]=&quot;defName&quot;;[.J494];[.O493])" office:value-type="string" office:string-value="euf_constructor">
            <text:p>euf_constructor</text:p>
          </table:table-cell>
          <table:table-cell table:formula="of:=IF([.G494]=&quot;pos&quot;;[.L495];[.P493])" office:value-type="string" office:string-value="388.969391">
            <text:p>388.969391</text:p>
          </table:table-cell>
          <table:table-cell table:formula="of:=IF([.G494]=&quot;pos&quot;;[.L497];[.Q493])" office:value-type="string" office:string-value="3604.07837">
            <text:p>3604.07837</text:p>
          </table:table-cell>
          <table:table-cell table:formula="of:=IF([.P494]=[.P493];&quot;&quot;;CONCATENATE(&quot;{ name = '&quot;;[.O494];&quot;', x = &quot;;[.P494];&quot;, z = &quot;;[.Q4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loak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95]=&quot;defName&quot;;[.J495];[.O494])" office:value-type="string" office:string-value="euf_constructor">
            <text:p>euf_constructor</text:p>
          </table:table-cell>
          <table:table-cell table:formula="of:=IF([.G495]=&quot;pos&quot;;[.L496];[.P494])" office:value-type="string" office:string-value="388.969391">
            <text:p>388.969391</text:p>
          </table:table-cell>
          <table:table-cell table:formula="of:=IF([.G495]=&quot;pos&quot;;[.L498];[.Q494])" office:value-type="string" office:string-value="3604.07837">
            <text:p>3604.07837</text:p>
          </table:table-cell>
          <table:table-cell table:formula="of:=IF([.P495]=[.P494];&quot;&quot;;CONCATENATE(&quot;{ name = '&quot;;[.O495];&quot;', x = &quot;;[.P495];&quot;, z = &quot;;[.Q4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fireState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496]=&quot;defName&quot;;[.J496];[.O495])" office:value-type="string" office:string-value="euf_constructor">
            <text:p>euf_constructor</text:p>
          </table:table-cell>
          <table:table-cell table:formula="of:=IF([.G496]=&quot;pos&quot;;[.L497];[.P495])" office:value-type="string" office:string-value="388.969391">
            <text:p>388.969391</text:p>
          </table:table-cell>
          <table:table-cell table:formula="of:=IF([.G496]=&quot;pos&quot;;[.L499];[.Q495])" office:value-type="string" office:string-value="3604.07837">
            <text:p>3604.07837</text:p>
          </table:table-cell>
          <table:table-cell table:formula="of:=IF([.P496]=[.P495];&quot;&quot;;CONCATENATE(&quot;{ name = '&quot;;[.O496];&quot;', x = &quot;;[.P496];&quot;, z = &quot;;[.Q4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oveStat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497]=&quot;defName&quot;;[.J497];[.O496])" office:value-type="string" office:string-value="euf_constructor">
            <text:p>euf_constructor</text:p>
          </table:table-cell>
          <table:table-cell table:formula="of:=IF([.G497]=&quot;pos&quot;;[.L498];[.P496])" office:value-type="string" office:string-value="388.969391">
            <text:p>388.969391</text:p>
          </table:table-cell>
          <table:table-cell table:formula="of:=IF([.G497]=&quot;pos&quot;;[.L500];[.Q496])" office:value-type="string" office:string-value="3604.07837">
            <text:p>3604.07837</text:p>
          </table:table-cell>
          <table:table-cell table:formula="of:=IF([.P497]=[.P496];&quot;&quot;;CONCATENATE(&quot;{ name = '&quot;;[.O497];&quot;', x = &quot;;[.P497];&quot;, z = &quot;;[.Q4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["repeat"]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98]=&quot;defName&quot;;[.J498];[.O497])" office:value-type="string" office:string-value="euf_constructor">
            <text:p>euf_constructor</text:p>
          </table:table-cell>
          <table:table-cell table:formula="of:=IF([.G498]=&quot;pos&quot;;[.L499];[.P497])" office:value-type="string" office:string-value="388.969391">
            <text:p>388.969391</text:p>
          </table:table-cell>
          <table:table-cell table:formula="of:=IF([.G498]=&quot;pos&quot;;[.L501];[.Q497])" office:value-type="string" office:string-value="3604.07837">
            <text:p>3604.07837</text:p>
          </table:table-cell>
          <table:table-cell table:formula="of:=IF([.P498]=[.P497];&quot;&quot;;CONCATENATE(&quot;{ name = '&quot;;[.O498];&quot;', x = &quot;;[.P498];&quot;, z = &quot;;[.Q4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rajectory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499]=&quot;defName&quot;;[.J499];[.O498])" office:value-type="string" office:string-value="euf_constructor">
            <text:p>euf_constructor</text:p>
          </table:table-cell>
          <table:table-cell table:formula="of:=IF([.G499]=&quot;pos&quot;;[.L500];[.P498])" office:value-type="string" office:string-value="388.969391">
            <text:p>388.969391</text:p>
          </table:table-cell>
          <table:table-cell table:formula="of:=IF([.G499]=&quot;pos&quot;;[.L502];[.Q498])" office:value-type="string" office:string-value="3604.07837">
            <text:p>3604.07837</text:p>
          </table:table-cell>
          <table:table-cell table:formula="of:=IF([.P499]=[.P498];&quot;&quot;;CONCATENATE(&quot;{ name = '&quot;;[.O499];&quot;', x = &quot;;[.P499];&quot;, z = &quot;;[.Q4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00]=&quot;defName&quot;;[.J500];[.O499])" office:value-type="string" office:string-value="euf_constructor">
            <text:p>euf_constructor</text:p>
          </table:table-cell>
          <table:table-cell table:formula="of:=IF([.G500]=&quot;pos&quot;;[.L501];[.P499])" office:value-type="string" office:string-value="388.969391">
            <text:p>388.969391</text:p>
          </table:table-cell>
          <table:table-cell table:formula="of:=IF([.G500]=&quot;pos&quot;;[.L503];[.Q499])" office:value-type="string" office:string-value="3604.07837">
            <text:p>3604.07837</text:p>
          </table:table-cell>
          <table:table-cell table:formula="of:=IF([.P500]=[.P499];&quot;&quot;;CONCATENATE(&quot;{ name = '&quot;;[.O500];&quot;', x = &quot;;[.P500];&quot;, z = &quot;;[.Q5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01]=&quot;defName&quot;;[.J501];[.O500])" office:value-type="string" office:string-value="euf_constructor">
            <text:p>euf_constructor</text:p>
          </table:table-cell>
          <table:table-cell table:formula="of:=IF([.G501]=&quot;pos&quot;;[.L502];[.P500])" office:value-type="string" office:string-value="388.969391">
            <text:p>388.969391</text:p>
          </table:table-cell>
          <table:table-cell table:formula="of:=IF([.G501]=&quot;pos&quot;;[.L504];[.Q500])" office:value-type="string" office:string-value="3604.07837">
            <text:p>3604.07837</text:p>
          </table:table-cell>
          <table:table-cell table:formula="of:=IF([.P501]=[.P500];&quot;&quot;;CONCATENATE(&quot;{ name = '&quot;;[.O501];&quot;', x = &quot;;[.P501];&quot;, z = &quot;;[.Q5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02]=&quot;defName&quot;;[.J502];[.O501])" office:value-type="string" office:string-value="euf_constructor">
            <text:p>euf_constructor</text:p>
          </table:table-cell>
          <table:table-cell table:formula="of:=IF([.G502]=&quot;pos&quot;;[.L503];[.P501])" office:value-type="string" office:string-value="388.969391">
            <text:p>388.969391</text:p>
          </table:table-cell>
          <table:table-cell table:formula="of:=IF([.G502]=&quot;pos&quot;;[.L505];[.Q501])" office:value-type="string" office:string-value="3604.07837">
            <text:p>3604.07837</text:p>
          </table:table-cell>
          <table:table-cell table:formula="of:=IF([.P502]=[.P501];&quot;&quot;;CONCATENATE(&quot;{ name = '&quot;;[.O502];&quot;', x = &quot;;[.P502];&quot;, z = &quot;;[.Q5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03]=&quot;defName&quot;;[.J503];[.O502])" office:value-type="string" office:string-value="euf_constructor">
            <text:p>euf_constructor</text:p>
          </table:table-cell>
          <table:table-cell table:formula="of:=IF([.G503]=&quot;pos&quot;;[.L504];[.P502])" office:value-type="string" office:string-value="388.969391">
            <text:p>388.969391</text:p>
          </table:table-cell>
          <table:table-cell table:formula="of:=IF([.G503]=&quot;pos&quot;;[.L506];[.Q502])" office:value-type="string" office:string-value="3604.07837">
            <text:p>3604.07837</text:p>
          </table:table-cell>
          <table:table-cell table:formula="of:=IF([.P503]=[.P502];&quot;&quot;;CONCATENATE(&quot;{ name = '&quot;;[.O503];&quot;', x = &quot;;[.P503];&quot;, z = &quot;;[.Q5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04]=&quot;defName&quot;;[.J504];[.O503])" office:value-type="string" office:string-value="euf_constructor">
            <text:p>euf_constructor</text:p>
          </table:table-cell>
          <table:table-cell table:formula="of:=IF([.G504]=&quot;pos&quot;;[.L505];[.P503])" office:value-type="string" office:string-value="388.969391">
            <text:p>388.969391</text:p>
          </table:table-cell>
          <table:table-cell table:formula="of:=IF([.G504]=&quot;pos&quot;;[.L507];[.Q503])" office:value-type="string" office:string-value="3604.07837">
            <text:p>3604.07837</text:p>
          </table:table-cell>
          <table:table-cell table:formula="of:=IF([.P504]=[.P503];&quot;&quot;;CONCATENATE(&quot;{ name = '&quot;;[.O504];&quot;', x = &quot;;[.P504];&quot;, z = &quot;;[.Q5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05]=&quot;defName&quot;;[.J505];[.O504])" office:value-type="string" office:string-value="euf_constructor">
            <text:p>euf_constructor</text:p>
          </table:table-cell>
          <table:table-cell table:formula="of:=IF([.G505]=&quot;pos&quot;;[.L506];[.P504])" office:value-type="string" office:string-value="388.969391">
            <text:p>388.969391</text:p>
          </table:table-cell>
          <table:table-cell table:formula="of:=IF([.G505]=&quot;pos&quot;;[.L508];[.Q504])" office:value-type="string" office:string-value="3604.07837">
            <text:p>3604.07837</text:p>
          </table:table-cell>
          <table:table-cell table:formula="of:=IF([.P505]=[.P504];&quot;&quot;;CONCATENATE(&quot;{ name = '&quot;;[.O505];&quot;', x = &quot;;[.P505];&quot;, z = &quot;;[.Q50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506]=&quot;defName&quot;;[.J506];[.O505])" office:value-type="string" office:string-value="euf_constructor">
            <text:p>euf_constructor</text:p>
          </table:table-cell>
          <table:table-cell table:formula="of:=IF([.G506]=&quot;pos&quot;;[.L507];[.P505])" office:value-type="string" office:string-value="388.969391">
            <text:p>388.969391</text:p>
          </table:table-cell>
          <table:table-cell table:formula="of:=IF([.G506]=&quot;pos&quot;;[.L509];[.Q505])" office:value-type="string" office:string-value="3604.07837">
            <text:p>3604.07837</text:p>
          </table:table-cell>
          <table:table-cell table:formula="of:=IF([.P506]=[.P505];&quot;&quot;;CONCATENATE(&quot;{ name = '&quot;;[.O506];&quot;', x = &quot;;[.P506];&quot;, z = &quot;;[.Q50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7497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507]=&quot;defName&quot;;[.J507];[.O506])" office:value-type="string" office:string-value="euf_constructor">
            <text:p>euf_constructor</text:p>
          </table:table-cell>
          <table:table-cell table:formula="of:=IF([.G507]=&quot;pos&quot;;[.L508];[.P506])" office:value-type="string" office:string-value="388.969391">
            <text:p>388.969391</text:p>
          </table:table-cell>
          <table:table-cell table:formula="of:=IF([.G507]=&quot;pos&quot;;[.L510];[.Q506])" office:value-type="string" office:string-value="3604.07837">
            <text:p>3604.07837</text:p>
          </table:table-cell>
          <table:table-cell table:formula="of:=IF([.P507]=[.P506];&quot;&quot;;CONCATENATE(&quot;{ name = '&quot;;[.O507];&quot;', x = &quot;;[.P507];&quot;, z = &quot;;[.Q5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/>
          <table:table-cell table:number-columns-repeated="2"/>
          <table:table-cell table:formula="of:=IF([.G508]=&quot;defName&quot;;[.J508];[.O507])" office:value-type="string" office:string-value="euf_constructor">
            <text:p>euf_constructor</text:p>
          </table:table-cell>
          <table:table-cell table:formula="of:=IF([.G508]=&quot;pos&quot;;[.L509];[.P507])" office:value-type="string" office:string-value="388.969391">
            <text:p>388.969391</text:p>
          </table:table-cell>
          <table:table-cell table:formula="of:=IF([.G508]=&quot;pos&quot;;[.L511];[.Q507])" office:value-type="string" office:string-value="3604.07837">
            <text:p>3604.07837</text:p>
          </table:table-cell>
          <table:table-cell table:formula="of:=IF([.P508]=[.P507];&quot;&quot;;CONCATENATE(&quot;{ name = '&quot;;[.O508];&quot;', x = &quot;;[.P508];&quot;, z = &quot;;[.Q5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509]=&quot;defName&quot;;[.J509];[.O508])" office:value-type="string" office:string-value="euf_constructor">
            <text:p>euf_constructor</text:p>
          </table:table-cell>
          <table:table-cell table:formula="of:=IF([.G509]=&quot;pos&quot;;[.L510];[.P508])" office:value-type="string" office:string-value="388.969391">
            <text:p>388.969391</text:p>
          </table:table-cell>
          <table:table-cell table:formula="of:=IF([.G509]=&quot;pos&quot;;[.L512];[.Q508])" office:value-type="string" office:string-value="3604.07837">
            <text:p>3604.07837</text:p>
          </table:table-cell>
          <table:table-cell table:formula="of:=IF([.P509]=[.P508];&quot;&quot;;CONCATENATE(&quot;{ name = '&quot;;[.O509];&quot;', x = &quot;;[.P509];&quot;, z = &quot;;[.Q5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510]=&quot;defName&quot;;[.J510];[.O509])" office:value-type="string" office:string-value="euf_constructor">
            <text:p>euf_constructor</text:p>
          </table:table-cell>
          <table:table-cell table:formula="of:=IF([.G510]=&quot;pos&quot;;[.L511];[.P509])" office:value-type="string" office:string-value="388.969391">
            <text:p>388.969391</text:p>
          </table:table-cell>
          <table:table-cell table:formula="of:=IF([.G510]=&quot;pos&quot;;[.L513];[.Q509])" office:value-type="string" office:string-value="3604.07837">
            <text:p>3604.07837</text:p>
          </table:table-cell>
          <table:table-cell table:formula="of:=IF([.P510]=[.P509];&quot;&quot;;CONCATENATE(&quot;{ name = '&quot;;[.O510];&quot;', x = &quot;;[.P510];&quot;, z = &quot;;[.Q5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511]=&quot;defName&quot;;[.J511];[.O510])" office:value-type="string" office:string-value="bug_larva">
            <text:p>bug_larva</text:p>
          </table:table-cell>
          <table:table-cell table:formula="of:=IF([.G511]=&quot;pos&quot;;[.L512];[.P510])" office:value-type="string" office:string-value="388.969391">
            <text:p>388.969391</text:p>
          </table:table-cell>
          <table:table-cell table:formula="of:=IF([.G511]=&quot;pos&quot;;[.L514];[.Q510])" office:value-type="string" office:string-value="3604.07837">
            <text:p>3604.07837</text:p>
          </table:table-cell>
          <table:table-cell table:formula="of:=IF([.P511]=[.P510];&quot;&quot;;CONCATENATE(&quot;{ name = '&quot;;[.O511];&quot;', x = &quot;;[.P511];&quot;, z = &quot;;[.Q5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512]=&quot;defName&quot;;[.J512];[.O511])" office:value-type="string" office:string-value="bug_larva">
            <text:p>bug_larva</text:p>
          </table:table-cell>
          <table:table-cell table:formula="of:=IF([.G512]=&quot;pos&quot;;[.L513];[.P511])" office:value-type="string" office:string-value="388.969391">
            <text:p>388.969391</text:p>
          </table:table-cell>
          <table:table-cell table:formula="of:=IF([.G512]=&quot;pos&quot;;[.L515];[.Q511])" office:value-type="string" office:string-value="3604.07837">
            <text:p>3604.07837</text:p>
          </table:table-cell>
          <table:table-cell table:formula="of:=IF([.P512]=[.P511];&quot;&quot;;CONCATENATE(&quot;{ name = '&quot;;[.O512];&quot;', x = &quot;;[.P512];&quot;, z = &quot;;[.Q5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513]=&quot;defName&quot;;[.J513];[.O512])" office:value-type="string" office:string-value="bug_larva">
            <text:p>bug_larva</text:p>
          </table:table-cell>
          <table:table-cell table:formula="of:=IF([.G513]=&quot;pos&quot;;[.L514];[.P512])" office:value-type="string" office:string-value="388.969391">
            <text:p>388.969391</text:p>
          </table:table-cell>
          <table:table-cell table:formula="of:=IF([.G513]=&quot;pos&quot;;[.L516];[.Q512])" office:value-type="string" office:string-value="3604.07837">
            <text:p>3604.07837</text:p>
          </table:table-cell>
          <table:table-cell table:formula="of:=IF([.P513]=[.P512];&quot;&quot;;CONCATENATE(&quot;{ name = '&quot;;[.O513];&quot;', x = &quot;;[.P513];&quot;, z = &quot;;[.Q5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514]=&quot;defName&quot;;[.J514];[.O513])" office:value-type="string" office:string-value="bug_larva">
            <text:p>bug_larva</text:p>
          </table:table-cell>
          <table:table-cell table:formula="of:=IF([.G514]=&quot;pos&quot;;[.L515];[.P513])" office:value-type="string" office:string-value="388.969391">
            <text:p>388.969391</text:p>
          </table:table-cell>
          <table:table-cell table:formula="of:=IF([.G514]=&quot;pos&quot;;[.L517];[.Q513])" office:value-type="string" office:string-value="3604.07837">
            <text:p>3604.07837</text:p>
          </table:table-cell>
          <table:table-cell table:formula="of:=IF([.P514]=[.P513];&quot;&quot;;CONCATENATE(&quot;{ name = '&quot;;[.O514];&quot;', x = &quot;;[.P514];&quot;, z = &quot;;[.Q5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515]=&quot;defName&quot;;[.J515];[.O514])" office:value-type="string" office:string-value="bug_larva">
            <text:p>bug_larva</text:p>
          </table:table-cell>
          <table:table-cell table:formula="of:=IF([.G515]=&quot;pos&quot;;[.L516];[.P514])" office:value-type="string" office:string-value="388.969391">
            <text:p>388.969391</text:p>
          </table:table-cell>
          <table:table-cell table:formula="of:=IF([.G515]=&quot;pos&quot;;[.L518];[.Q514])" office:value-type="string" office:string-value="3604.07837">
            <text:p>3604.07837</text:p>
          </table:table-cell>
          <table:table-cell table:formula="of:=IF([.P515]=[.P514];&quot;&quot;;CONCATENATE(&quot;{ name = '&quot;;[.O515];&quot;', x = &quot;;[.P515];&quot;, z = &quot;;[.Q5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516]=&quot;defName&quot;;[.J516];[.O515])" office:value-type="string" office:string-value="bug_larva">
            <text:p>bug_larva</text:p>
          </table:table-cell>
          <table:table-cell table:formula="of:=IF([.G516]=&quot;pos&quot;;[.L517];[.P515])" office:value-type="string" office:string-value="388.969391">
            <text:p>388.969391</text:p>
          </table:table-cell>
          <table:table-cell table:formula="of:=IF([.G516]=&quot;pos&quot;;[.L519];[.Q515])" office:value-type="string" office:string-value="3604.07837">
            <text:p>3604.07837</text:p>
          </table:table-cell>
          <table:table-cell table:formula="of:=IF([.P516]=[.P515];&quot;&quot;;CONCATENATE(&quot;{ name = '&quot;;[.O516];&quot;', x = &quot;;[.P516];&quot;, z = &quot;;[.Q5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517]=&quot;defName&quot;;[.J517];[.O516])" office:value-type="string" office:string-value="bug_larva">
            <text:p>bug_larva</text:p>
          </table:table-cell>
          <table:table-cell table:formula="of:=IF([.G517]=&quot;pos&quot;;[.L518];[.P516])" office:value-type="string" office:string-value="388.969391">
            <text:p>388.969391</text:p>
          </table:table-cell>
          <table:table-cell table:formula="of:=IF([.G517]=&quot;pos&quot;;[.L520];[.Q516])" office:value-type="string" office:string-value="3604.07837">
            <text:p>3604.07837</text:p>
          </table:table-cell>
          <table:table-cell table:formula="of:=IF([.P517]=[.P516];&quot;&quot;;CONCATENATE(&quot;{ name = '&quot;;[.O517];&quot;', x = &quot;;[.P517];&quot;, z = &quot;;[.Q5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518]=&quot;defName&quot;;[.J518];[.O517])" office:value-type="string" office:string-value="bug_larva">
            <text:p>bug_larva</text:p>
          </table:table-cell>
          <table:table-cell table:formula="of:=IF([.G518]=&quot;pos&quot;;[.L519];[.P517])" office:value-type="string" office:string-value="388.969391">
            <text:p>388.969391</text:p>
          </table:table-cell>
          <table:table-cell table:formula="of:=IF([.G518]=&quot;pos&quot;;[.L521];[.Q517])" office:value-type="string" office:string-value="3604.07837">
            <text:p>3604.07837</text:p>
          </table:table-cell>
          <table:table-cell table:formula="of:=IF([.P518]=[.P517];&quot;&quot;;CONCATENATE(&quot;{ name = '&quot;;[.O518];&quot;', x = &quot;;[.P518];&quot;, z = &quot;;[.Q5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519]=&quot;defName&quot;;[.J519];[.O518])" office:value-type="string" office:string-value="bug_larva">
            <text:p>bug_larva</text:p>
          </table:table-cell>
          <table:table-cell table:formula="of:=IF([.G519]=&quot;pos&quot;;[.L520];[.P518])" office:value-type="string" office:string-value="388.969391">
            <text:p>388.969391</text:p>
          </table:table-cell>
          <table:table-cell table:formula="of:=IF([.G519]=&quot;pos&quot;;[.L522];[.Q518])" office:value-type="string" office:string-value="3604.07837">
            <text:p>3604.07837</text:p>
          </table:table-cell>
          <table:table-cell table:formula="of:=IF([.P519]=[.P518];&quot;&quot;;CONCATENATE(&quot;{ name = '&quot;;[.O519];&quot;', x = &quot;;[.P519];&quot;, z = &quot;;[.Q5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520]=&quot;defName&quot;;[.J520];[.O519])" office:value-type="string" office:string-value="bug_larva">
            <text:p>bug_larva</text:p>
          </table:table-cell>
          <table:table-cell table:formula="of:=IF([.G520]=&quot;pos&quot;;[.L521];[.P519])" office:value-type="string" office:string-value="388.969391">
            <text:p>388.969391</text:p>
          </table:table-cell>
          <table:table-cell table:formula="of:=IF([.G520]=&quot;pos&quot;;[.L523];[.Q519])" office:value-type="string" office:string-value="3604.07837">
            <text:p>3604.07837</text:p>
          </table:table-cell>
          <table:table-cell table:formula="of:=IF([.P520]=[.P519];&quot;&quot;;CONCATENATE(&quot;{ name = '&quot;;[.O520];&quot;', x = &quot;;[.P520];&quot;, z = &quot;;[.Q5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21]=&quot;defName&quot;;[.J521];[.O520])" office:value-type="string" office:string-value="bug_larva">
            <text:p>bug_larva</text:p>
          </table:table-cell>
          <table:table-cell table:formula="of:=IF([.G521]=&quot;pos&quot;;[.L522];[.P520])" office:value-type="string" office:string-value="388.969391">
            <text:p>388.969391</text:p>
          </table:table-cell>
          <table:table-cell table:formula="of:=IF([.G521]=&quot;pos&quot;;[.L524];[.Q520])" office:value-type="string" office:string-value="3604.07837">
            <text:p>3604.07837</text:p>
          </table:table-cell>
          <table:table-cell table:formula="of:=IF([.P521]=[.P520];&quot;&quot;;CONCATENATE(&quot;{ name = '&quot;;[.O521];&quot;', x = &quot;;[.P521];&quot;, z = &quot;;[.Q5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22]=&quot;defName&quot;;[.J522];[.O521])" office:value-type="string" office:string-value="bug_larva">
            <text:p>bug_larva</text:p>
          </table:table-cell>
          <table:table-cell table:formula="of:=IF([.G522]=&quot;pos&quot;;[.L523];[.P521])" office:value-type="string" office:string-value="388.969391">
            <text:p>388.969391</text:p>
          </table:table-cell>
          <table:table-cell table:formula="of:=IF([.G522]=&quot;pos&quot;;[.L525];[.Q521])" office:value-type="string" office:string-value="3604.07837">
            <text:p>3604.07837</text:p>
          </table:table-cell>
          <table:table-cell table:formula="of:=IF([.P522]=[.P521];&quot;&quot;;CONCATENATE(&quot;{ name = '&quot;;[.O522];&quot;', x = &quot;;[.P522];&quot;, z = &quot;;[.Q5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523]=&quot;defName&quot;;[.J523];[.O522])" office:value-type="string" office:string-value="bug_larva">
            <text:p>bug_larva</text:p>
          </table:table-cell>
          <table:table-cell table:formula="of:=IF([.G523]=&quot;pos&quot;;[.L524];[.P522])" office:value-type="string" office:string-value="388.969391">
            <text:p>388.969391</text:p>
          </table:table-cell>
          <table:table-cell table:formula="of:=IF([.G523]=&quot;pos&quot;;[.L526];[.Q522])" office:value-type="string" office:string-value="3604.07837">
            <text:p>3604.07837</text:p>
          </table:table-cell>
          <table:table-cell table:formula="of:=IF([.P523]=[.P522];&quot;&quot;;CONCATENATE(&quot;{ name = '&quot;;[.O523];&quot;', x = &quot;;[.P523];&quot;, z = &quot;;[.Q5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524]=&quot;defName&quot;;[.J524];[.O523])" office:value-type="string" office:string-value="bug_larva">
            <text:p>bug_larva</text:p>
          </table:table-cell>
          <table:table-cell table:formula="of:=IF([.G524]=&quot;pos&quot;;[.L525];[.P523])" office:value-type="string" office:string-value="388.969391">
            <text:p>388.969391</text:p>
          </table:table-cell>
          <table:table-cell table:formula="of:=IF([.G524]=&quot;pos&quot;;[.L527];[.Q523])" office:value-type="string" office:string-value="3604.07837">
            <text:p>3604.07837</text:p>
          </table:table-cell>
          <table:table-cell table:formula="of:=IF([.P524]=[.P523];&quot;&quot;;CONCATENATE(&quot;{ name = '&quot;;[.O524];&quot;', x = &quot;;[.P524];&quot;, z = &quot;;[.Q5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25]=&quot;defName&quot;;[.J525];[.O524])" office:value-type="string" office:string-value="bug_larva">
            <text:p>bug_larva</text:p>
          </table:table-cell>
          <table:table-cell table:formula="of:=IF([.G525]=&quot;pos&quot;;[.L526];[.P524])" office:value-type="string" office:string-value="388.969391">
            <text:p>388.969391</text:p>
          </table:table-cell>
          <table:table-cell table:formula="of:=IF([.G525]=&quot;pos&quot;;[.L528];[.Q524])" office:value-type="string" office:string-value="3604.07837">
            <text:p>3604.07837</text:p>
          </table:table-cell>
          <table:table-cell table:formula="of:=IF([.P525]=[.P524];&quot;&quot;;CONCATENATE(&quot;{ name = '&quot;;[.O525];&quot;', x = &quot;;[.P525];&quot;, z = &quot;;[.Q5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26]=&quot;defName&quot;;[.J526];[.O525])" office:value-type="string" office:string-value="bug_larva">
            <text:p>bug_larva</text:p>
          </table:table-cell>
          <table:table-cell table:formula="of:=IF([.G526]=&quot;pos&quot;;[.L527];[.P525])" office:value-type="string" office:string-value="388.969391">
            <text:p>388.969391</text:p>
          </table:table-cell>
          <table:table-cell table:formula="of:=IF([.G526]=&quot;pos&quot;;[.L529];[.Q525])" office:value-type="string" office:string-value="3604.07837">
            <text:p>3604.07837</text:p>
          </table:table-cell>
          <table:table-cell table:formula="of:=IF([.P526]=[.P525];&quot;&quot;;CONCATENATE(&quot;{ name = '&quot;;[.O526];&quot;', x = &quot;;[.P526];&quot;, z = &quot;;[.Q5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27]=&quot;defName&quot;;[.J527];[.O526])" office:value-type="string" office:string-value="bug_larva">
            <text:p>bug_larva</text:p>
          </table:table-cell>
          <table:table-cell table:formula="of:=IF([.G527]=&quot;pos&quot;;[.L528];[.P526])" office:value-type="string" office:string-value="388.969391">
            <text:p>388.969391</text:p>
          </table:table-cell>
          <table:table-cell table:formula="of:=IF([.G527]=&quot;pos&quot;;[.L530];[.Q526])" office:value-type="string" office:string-value="3604.07837">
            <text:p>3604.07837</text:p>
          </table:table-cell>
          <table:table-cell table:formula="of:=IF([.P527]=[.P526];&quot;&quot;;CONCATENATE(&quot;{ name = '&quot;;[.O527];&quot;', x = &quot;;[.P527];&quot;, z = &quot;;[.Q5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28]=&quot;defName&quot;;[.J528];[.O527])" office:value-type="string" office:string-value="bug_larva">
            <text:p>bug_larva</text:p>
          </table:table-cell>
          <table:table-cell table:formula="of:=IF([.G528]=&quot;pos&quot;;[.L529];[.P527])" office:value-type="string" office:string-value="388.969391">
            <text:p>388.969391</text:p>
          </table:table-cell>
          <table:table-cell table:formula="of:=IF([.G528]=&quot;pos&quot;;[.L531];[.Q527])" office:value-type="string" office:string-value="3604.07837">
            <text:p>3604.07837</text:p>
          </table:table-cell>
          <table:table-cell table:formula="of:=IF([.P528]=[.P527];&quot;&quot;;CONCATENATE(&quot;{ name = '&quot;;[.O528];&quot;', x = &quot;;[.P528];&quot;, z = &quot;;[.Q5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29]=&quot;defName&quot;;[.J529];[.O528])" office:value-type="string" office:string-value="bug_larva">
            <text:p>bug_larva</text:p>
          </table:table-cell>
          <table:table-cell table:formula="of:=IF([.G529]=&quot;pos&quot;;[.L530];[.P528])" office:value-type="string" office:string-value="388.969391">
            <text:p>388.969391</text:p>
          </table:table-cell>
          <table:table-cell table:formula="of:=IF([.G529]=&quot;pos&quot;;[.L532];[.Q528])" office:value-type="string" office:string-value="3604.07837">
            <text:p>3604.07837</text:p>
          </table:table-cell>
          <table:table-cell table:formula="of:=IF([.P529]=[.P528];&quot;&quot;;CONCATENATE(&quot;{ name = '&quot;;[.O529];&quot;', x = &quot;;[.P529];&quot;, z = &quot;;[.Q5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30]=&quot;defName&quot;;[.J530];[.O529])" office:value-type="string" office:string-value="bug_larva">
            <text:p>bug_larva</text:p>
          </table:table-cell>
          <table:table-cell table:formula="of:=IF([.G530]=&quot;pos&quot;;[.L531];[.P529])" office:value-type="string" office:string-value="388.969391">
            <text:p>388.969391</text:p>
          </table:table-cell>
          <table:table-cell table:formula="of:=IF([.G530]=&quot;pos&quot;;[.L533];[.Q529])" office:value-type="string" office:string-value="3604.07837">
            <text:p>3604.07837</text:p>
          </table:table-cell>
          <table:table-cell table:formula="of:=IF([.P530]=[.P529];&quot;&quot;;CONCATENATE(&quot;{ name = '&quot;;[.O530];&quot;', x = &quot;;[.P530];&quot;, z = &quot;;[.Q5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531]=&quot;defName&quot;;[.J531];[.O530])" office:value-type="string" office:string-value="bug_larva">
            <text:p>bug_larva</text:p>
          </table:table-cell>
          <table:table-cell table:formula="of:=IF([.G531]=&quot;pos&quot;;[.L532];[.P530])" office:value-type="string" office:string-value="388.969391">
            <text:p>388.969391</text:p>
          </table:table-cell>
          <table:table-cell table:formula="of:=IF([.G531]=&quot;pos&quot;;[.L534];[.Q530])" office:value-type="string" office:string-value="3604.07837">
            <text:p>3604.07837</text:p>
          </table:table-cell>
          <table:table-cell table:formula="of:=IF([.P531]=[.P530];&quot;&quot;;CONCATENATE(&quot;{ name = '&quot;;[.O531];&quot;', x = &quot;;[.P531];&quot;, z = &quot;;[.Q5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532]=&quot;defName&quot;;[.J532];[.O531])" office:value-type="string" office:string-value="bug_larva">
            <text:p>bug_larva</text:p>
          </table:table-cell>
          <table:table-cell table:formula="of:=IF([.G532]=&quot;pos&quot;;[.L533];[.P531])" office:value-type="string" office:string-value="388.969391">
            <text:p>388.969391</text:p>
          </table:table-cell>
          <table:table-cell table:formula="of:=IF([.G532]=&quot;pos&quot;;[.L535];[.Q531])" office:value-type="string" office:string-value="3604.07837">
            <text:p>3604.07837</text:p>
          </table:table-cell>
          <table:table-cell table:formula="of:=IF([.P532]=[.P531];&quot;&quot;;CONCATENATE(&quot;{ name = '&quot;;[.O532];&quot;', x = &quot;;[.P532];&quot;, z = &quot;;[.Q5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33]=&quot;defName&quot;;[.J533];[.O532])" office:value-type="string" office:string-value="bug_larva">
            <text:p>bug_larva</text:p>
          </table:table-cell>
          <table:table-cell table:formula="of:=IF([.G533]=&quot;pos&quot;;[.L534];[.P532])" office:value-type="string" office:string-value="388.969391">
            <text:p>388.969391</text:p>
          </table:table-cell>
          <table:table-cell table:formula="of:=IF([.G533]=&quot;pos&quot;;[.L536];[.Q532])" office:value-type="string" office:string-value="3604.07837">
            <text:p>3604.07837</text:p>
          </table:table-cell>
          <table:table-cell table:formula="of:=IF([.P533]=[.P532];&quot;&quot;;CONCATENATE(&quot;{ name = '&quot;;[.O533];&quot;', x = &quot;;[.P533];&quot;, z = &quot;;[.Q5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34]=&quot;defName&quot;;[.J534];[.O533])" office:value-type="string" office:string-value="bug_larva">
            <text:p>bug_larva</text:p>
          </table:table-cell>
          <table:table-cell table:formula="of:=IF([.G534]=&quot;pos&quot;;[.L535];[.P533])" office:value-type="string" office:string-value="388.969391">
            <text:p>388.969391</text:p>
          </table:table-cell>
          <table:table-cell table:formula="of:=IF([.G534]=&quot;pos&quot;;[.L537];[.Q533])" office:value-type="string" office:string-value="3604.07837">
            <text:p>3604.07837</text:p>
          </table:table-cell>
          <table:table-cell table:formula="of:=IF([.P534]=[.P533];&quot;&quot;;CONCATENATE(&quot;{ name = '&quot;;[.O534];&quot;', x = &quot;;[.P534];&quot;, z = &quot;;[.Q5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35]=&quot;defName&quot;;[.J535];[.O534])" office:value-type="string" office:string-value="bug_larva">
            <text:p>bug_larva</text:p>
          </table:table-cell>
          <table:table-cell table:formula="of:=IF([.G535]=&quot;pos&quot;;[.L536];[.P534])" office:value-type="string" office:string-value="388.969391">
            <text:p>388.969391</text:p>
          </table:table-cell>
          <table:table-cell table:formula="of:=IF([.G535]=&quot;pos&quot;;[.L538];[.Q534])" office:value-type="string" office:string-value="3604.07837">
            <text:p>3604.07837</text:p>
          </table:table-cell>
          <table:table-cell table:formula="of:=IF([.P535]=[.P534];&quot;&quot;;CONCATENATE(&quot;{ name = '&quot;;[.O535];&quot;', x = &quot;;[.P535];&quot;, z = &quot;;[.Q5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536]=&quot;defName&quot;;[.J536];[.O535])" office:value-type="string" office:string-value="bug_larva">
            <text:p>bug_larva</text:p>
          </table:table-cell>
          <table:table-cell table:formula="of:=IF([.G536]=&quot;pos&quot;;[.L537];[.P535])" office:value-type="string" office:string-value="388.969391">
            <text:p>388.969391</text:p>
          </table:table-cell>
          <table:table-cell table:formula="of:=IF([.G536]=&quot;pos&quot;;[.L539];[.Q535])" office:value-type="string" office:string-value="3604.07837">
            <text:p>3604.07837</text:p>
          </table:table-cell>
          <table:table-cell table:formula="of:=IF([.P536]=[.P535];&quot;&quot;;CONCATENATE(&quot;{ name = '&quot;;[.O536];&quot;', x = &quot;;[.P536];&quot;, z = &quot;;[.Q5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537]=&quot;defName&quot;;[.J537];[.O536])" office:value-type="string" office:string-value="bug_larva">
            <text:p>bug_larva</text:p>
          </table:table-cell>
          <table:table-cell table:formula="of:=IF([.G537]=&quot;pos&quot;;[.L538];[.P536])" office:value-type="string" office:string-value="388.969391">
            <text:p>388.969391</text:p>
          </table:table-cell>
          <table:table-cell table:formula="of:=IF([.G537]=&quot;pos&quot;;[.L540];[.Q536])" office:value-type="string" office:string-value="3604.07837">
            <text:p>3604.07837</text:p>
          </table:table-cell>
          <table:table-cell table:formula="of:=IF([.P537]=[.P536];&quot;&quot;;CONCATENATE(&quot;{ name = '&quot;;[.O537];&quot;', x = &quot;;[.P537];&quot;, z = &quot;;[.Q5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538]=&quot;defName&quot;;[.J538];[.O537])" office:value-type="string" office:string-value="bug_larva">
            <text:p>bug_larva</text:p>
          </table:table-cell>
          <table:table-cell table:formula="of:=IF([.G538]=&quot;pos&quot;;[.L539];[.P537])" office:value-type="string" office:string-value="388.969391">
            <text:p>388.969391</text:p>
          </table:table-cell>
          <table:table-cell table:formula="of:=IF([.G538]=&quot;pos&quot;;[.L541];[.Q537])" office:value-type="string" office:string-value="3604.07837">
            <text:p>3604.07837</text:p>
          </table:table-cell>
          <table:table-cell table:formula="of:=IF([.P538]=[.P537];&quot;&quot;;CONCATENATE(&quot;{ name = '&quot;;[.O538];&quot;', x = &quot;;[.P538];&quot;, z = &quot;;[.Q5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539]=&quot;defName&quot;;[.J539];[.O538])" office:value-type="string" office:string-value="bug_larva">
            <text:p>bug_larva</text:p>
          </table:table-cell>
          <table:table-cell table:formula="of:=IF([.G539]=&quot;pos&quot;;[.L540];[.P538])" office:value-type="string" office:string-value="388.969391">
            <text:p>388.969391</text:p>
          </table:table-cell>
          <table:table-cell table:formula="of:=IF([.G539]=&quot;pos&quot;;[.L542];[.Q538])" office:value-type="string" office:string-value="3604.07837">
            <text:p>3604.07837</text:p>
          </table:table-cell>
          <table:table-cell table:formula="of:=IF([.P539]=[.P538];&quot;&quot;;CONCATENATE(&quot;{ name = '&quot;;[.O539];&quot;', x = &quot;;[.P539];&quot;, z = &quot;;[.Q5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540]=&quot;defName&quot;;[.J540];[.O539])" office:value-type="string" office:string-value="bug_larva">
            <text:p>bug_larva</text:p>
          </table:table-cell>
          <table:table-cell table:formula="of:=IF([.G540]=&quot;pos&quot;;[.L541];[.P539])" office:value-type="string" office:string-value="388.969391">
            <text:p>388.969391</text:p>
          </table:table-cell>
          <table:table-cell table:formula="of:=IF([.G540]=&quot;pos&quot;;[.L543];[.Q539])" office:value-type="string" office:string-value="3604.07837">
            <text:p>3604.07837</text:p>
          </table:table-cell>
          <table:table-cell table:formula="of:=IF([.P540]=[.P539];&quot;&quot;;CONCATENATE(&quot;{ name = '&quot;;[.O540];&quot;', x = &quot;;[.P540];&quot;, z = &quot;;[.Q5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41]=&quot;defName&quot;;[.J541];[.O540])" office:value-type="string" office:string-value="bug_larva">
            <text:p>bug_larva</text:p>
          </table:table-cell>
          <table:table-cell table:formula="of:=IF([.G541]=&quot;pos&quot;;[.L542];[.P540])" office:value-type="string" office:string-value="388.969391">
            <text:p>388.969391</text:p>
          </table:table-cell>
          <table:table-cell table:formula="of:=IF([.G541]=&quot;pos&quot;;[.L544];[.Q540])" office:value-type="string" office:string-value="3604.07837">
            <text:p>3604.07837</text:p>
          </table:table-cell>
          <table:table-cell table:formula="of:=IF([.P541]=[.P540];&quot;&quot;;CONCATENATE(&quot;{ name = '&quot;;[.O541];&quot;', x = &quot;;[.P541];&quot;, z = &quot;;[.Q5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42]=&quot;defName&quot;;[.J542];[.O541])" office:value-type="string" office:string-value="bug_larva">
            <text:p>bug_larva</text:p>
          </table:table-cell>
          <table:table-cell table:formula="of:=IF([.G542]=&quot;pos&quot;;[.L543];[.P541])" office:value-type="string" office:string-value="388.969391">
            <text:p>388.969391</text:p>
          </table:table-cell>
          <table:table-cell table:formula="of:=IF([.G542]=&quot;pos&quot;;[.L545];[.Q541])" office:value-type="string" office:string-value="3604.07837">
            <text:p>3604.07837</text:p>
          </table:table-cell>
          <table:table-cell table:formula="of:=IF([.P542]=[.P541];&quot;&quot;;CONCATENATE(&quot;{ name = '&quot;;[.O542];&quot;', x = &quot;;[.P542];&quot;, z = &quot;;[.Q5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543]=&quot;defName&quot;;[.J543];[.O542])" office:value-type="string" office:string-value="bug_larva">
            <text:p>bug_larva</text:p>
          </table:table-cell>
          <table:table-cell table:formula="of:=IF([.G543]=&quot;pos&quot;;[.L544];[.P542])" office:value-type="string" office:string-value="388.969391">
            <text:p>388.969391</text:p>
          </table:table-cell>
          <table:table-cell table:formula="of:=IF([.G543]=&quot;pos&quot;;[.L546];[.Q542])" office:value-type="string" office:string-value="3604.07837">
            <text:p>3604.07837</text:p>
          </table:table-cell>
          <table:table-cell table:formula="of:=IF([.P543]=[.P542];&quot;&quot;;CONCATENATE(&quot;{ name = '&quot;;[.O543];&quot;', x = &quot;;[.P543];&quot;, z = &quot;;[.Q5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544]=&quot;defName&quot;;[.J544];[.O543])" office:value-type="string" office:string-value="bug_larva">
            <text:p>bug_larva</text:p>
          </table:table-cell>
          <table:table-cell table:formula="of:=IF([.G544]=&quot;pos&quot;;[.L545];[.P543])" office:value-type="string" office:string-value="388.969391">
            <text:p>388.969391</text:p>
          </table:table-cell>
          <table:table-cell table:formula="of:=IF([.G544]=&quot;pos&quot;;[.L547];[.Q543])" office:value-type="string" office:string-value="3604.07837">
            <text:p>3604.07837</text:p>
          </table:table-cell>
          <table:table-cell table:formula="of:=IF([.P544]=[.P543];&quot;&quot;;CONCATENATE(&quot;{ name = '&quot;;[.O544];&quot;', x = &quot;;[.P544];&quot;, z = &quot;;[.Q5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0.0000038</text:p>
          </table:table-cell>
          <table:table-cell table:formula="of:=IF([.G545]=&quot;defName&quot;;[.J545];[.O544])" office:value-type="string" office:string-value="bug_larva">
            <text:p>bug_larva</text:p>
          </table:table-cell>
          <table:table-cell table:formula="of:=IF([.G545]=&quot;pos&quot;;[.L546];[.P544])" office:value-type="string" office:string-value="388.969391">
            <text:p>388.969391</text:p>
          </table:table-cell>
          <table:table-cell table:formula="of:=IF([.G545]=&quot;pos&quot;;[.L548];[.Q544])" office:value-type="string" office:string-value="3604.07837">
            <text:p>3604.07837</text:p>
          </table:table-cell>
          <table:table-cell table:formula="of:=IF([.P545]=[.P544];&quot;&quot;;CONCATENATE(&quot;{ name = '&quot;;[.O545];&quot;', x = &quot;;[.P545];&quot;, z = &quot;;[.Q5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546]=&quot;defName&quot;;[.J546];[.O545])" office:value-type="string" office:string-value="bug_larva">
            <text:p>bug_larva</text:p>
          </table:table-cell>
          <table:table-cell table:formula="of:=IF([.G546]=&quot;pos&quot;;[.L547];[.P545])" office:value-type="string" office:string-value="388.969391">
            <text:p>388.969391</text:p>
          </table:table-cell>
          <table:table-cell table:formula="of:=IF([.G546]=&quot;pos&quot;;[.L549];[.Q545])" office:value-type="string" office:string-value="3604.07837">
            <text:p>3604.07837</text:p>
          </table:table-cell>
          <table:table-cell table:formula="of:=IF([.P546]=[.P545];&quot;&quot;;CONCATENATE(&quot;{ name = '&quot;;[.O546];&quot;', x = &quot;;[.P546];&quot;, z = &quot;;[.Q5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547]=&quot;defName&quot;;[.J547];[.O546])" office:value-type="string" office:string-value="bug_larva">
            <text:p>bug_larva</text:p>
          </table:table-cell>
          <table:table-cell table:formula="of:=IF([.G547]=&quot;pos&quot;;[.L548];[.P546])" office:value-type="string" office:string-value="388.969391">
            <text:p>388.969391</text:p>
          </table:table-cell>
          <table:table-cell table:formula="of:=IF([.G547]=&quot;pos&quot;;[.L550];[.Q546])" office:value-type="string" office:string-value="3604.07837">
            <text:p>3604.07837</text:p>
          </table:table-cell>
          <table:table-cell table:formula="of:=IF([.P547]=[.P546];&quot;&quot;;CONCATENATE(&quot;{ name = '&quot;;[.O547];&quot;', x = &quot;;[.P547];&quot;, z = &quot;;[.Q5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548]=&quot;defName&quot;;[.J548];[.O547])" office:value-type="string" office:string-value="bug_larva">
            <text:p>bug_larva</text:p>
          </table:table-cell>
          <table:table-cell table:formula="of:=IF([.G548]=&quot;pos&quot;;[.L549];[.P547])" office:value-type="string" office:string-value="388.969391">
            <text:p>388.969391</text:p>
          </table:table-cell>
          <table:table-cell table:formula="of:=IF([.G548]=&quot;pos&quot;;[.L551];[.Q547])" office:value-type="string" office:string-value="3604.07837">
            <text:p>3604.07837</text:p>
          </table:table-cell>
          <table:table-cell table:formula="of:=IF([.P548]=[.P547];&quot;&quot;;CONCATENATE(&quot;{ name = '&quot;;[.O548];&quot;', x = &quot;;[.P548];&quot;, z = &quot;;[.Q5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549]=&quot;defName&quot;;[.J549];[.O548])" office:value-type="string" office:string-value="bug_larva">
            <text:p>bug_larva</text:p>
          </table:table-cell>
          <table:table-cell table:formula="of:=IF([.G549]=&quot;pos&quot;;[.L550];[.P548])" office:value-type="string" office:string-value="388.969391">
            <text:p>388.969391</text:p>
          </table:table-cell>
          <table:table-cell table:formula="of:=IF([.G549]=&quot;pos&quot;;[.L552];[.Q548])" office:value-type="string" office:string-value="3604.07837">
            <text:p>3604.07837</text:p>
          </table:table-cell>
          <table:table-cell table:formula="of:=IF([.P549]=[.P548];&quot;&quot;;CONCATENATE(&quot;{ name = '&quot;;[.O549];&quot;', x = &quot;;[.P549];&quot;, z = &quot;;[.Q5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0.0000038</text:p>
          </table:table-cell>
          <table:table-cell table:formula="of:=IF([.G550]=&quot;defName&quot;;[.J550];[.O549])" office:value-type="string" office:string-value="bug_larva">
            <text:p>bug_larva</text:p>
          </table:table-cell>
          <table:table-cell table:formula="of:=IF([.G550]=&quot;pos&quot;;[.L551];[.P549])" office:value-type="string" office:string-value="388.969391">
            <text:p>388.969391</text:p>
          </table:table-cell>
          <table:table-cell table:formula="of:=IF([.G550]=&quot;pos&quot;;[.L553];[.Q549])" office:value-type="string" office:string-value="3604.07837">
            <text:p>3604.07837</text:p>
          </table:table-cell>
          <table:table-cell table:formula="of:=IF([.P550]=[.P549];&quot;&quot;;CONCATENATE(&quot;{ name = '&quot;;[.O550];&quot;', x = &quot;;[.P550];&quot;, z = &quot;;[.Q5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551]=&quot;defName&quot;;[.J551];[.O550])" office:value-type="string" office:string-value="bug_larva">
            <text:p>bug_larva</text:p>
          </table:table-cell>
          <table:table-cell table:formula="of:=IF([.G551]=&quot;pos&quot;;[.L552];[.P550])" office:value-type="string" office:string-value="388.969391">
            <text:p>388.969391</text:p>
          </table:table-cell>
          <table:table-cell table:formula="of:=IF([.G551]=&quot;pos&quot;;[.L554];[.Q550])" office:value-type="string" office:string-value="3604.07837">
            <text:p>3604.07837</text:p>
          </table:table-cell>
          <table:table-cell table:formula="of:=IF([.P551]=[.P550];&quot;&quot;;CONCATENATE(&quot;{ name = '&quot;;[.O551];&quot;', x = &quot;;[.P551];&quot;, z = &quot;;[.Q5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552]=&quot;defName&quot;;[.J552];[.O551])" office:value-type="string" office:string-value="bug_larva">
            <text:p>bug_larva</text:p>
          </table:table-cell>
          <table:table-cell table:formula="of:=IF([.G552]=&quot;pos&quot;;[.L553];[.P551])" office:value-type="string" office:string-value="388.969391">
            <text:p>388.969391</text:p>
          </table:table-cell>
          <table:table-cell table:formula="of:=IF([.G552]=&quot;pos&quot;;[.L555];[.Q551])" office:value-type="string" office:string-value="3604.07837">
            <text:p>3604.07837</text:p>
          </table:table-cell>
          <table:table-cell table:formula="of:=IF([.P552]=[.P551];&quot;&quot;;CONCATENATE(&quot;{ name = '&quot;;[.O552];&quot;', x = &quot;;[.P552];&quot;, z = &quot;;[.Q5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53]=&quot;defName&quot;;[.J553];[.O552])" office:value-type="string" office:string-value="bug_larva">
            <text:p>bug_larva</text:p>
          </table:table-cell>
          <table:table-cell table:formula="of:=IF([.G553]=&quot;pos&quot;;[.L554];[.P552])" office:value-type="string" office:string-value="388.969391">
            <text:p>388.969391</text:p>
          </table:table-cell>
          <table:table-cell table:formula="of:=IF([.G553]=&quot;pos&quot;;[.L556];[.Q552])" office:value-type="string" office:string-value="3604.07837">
            <text:p>3604.07837</text:p>
          </table:table-cell>
          <table:table-cell table:formula="of:=IF([.P553]=[.P552];&quot;&quot;;CONCATENATE(&quot;{ name = '&quot;;[.O553];&quot;', x = &quot;;[.P553];&quot;, z = &quot;;[.Q5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54]=&quot;defName&quot;;[.J554];[.O553])" office:value-type="string" office:string-value="bug_larva">
            <text:p>bug_larva</text:p>
          </table:table-cell>
          <table:table-cell table:formula="of:=IF([.G554]=&quot;pos&quot;;[.L555];[.P553])" office:value-type="string" office:string-value="3510.61401">
            <text:p>3510.61401</text:p>
          </table:table-cell>
          <table:table-cell table:formula="of:=IF([.G554]=&quot;pos&quot;;[.L557];[.Q553])" office:value-type="string" office:string-value="1055.91101">
            <text:p>1055.91101</text:p>
          </table:table-cell>
          <table:table-cell table:formula="of:=IF([.P554]=[.P553];&quot;&quot;;CONCATENATE(&quot;{ name = '&quot;;[.O554];&quot;', x = &quot;;[.P554];&quot;, z = &quot;;[.Q554];&quot;, facing = 0, },&quot;))" office:value-type="string" office:string-value="{ name = 'bug_larva', x = 3510.61401, z = 1055.91101, facing = 0, },">
            <text:p>{ name = 'bug_larva', x = 3510.61401, z = 1055.91101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510.61401</text:p>
          </table:table-cell>
          <table:table-cell table:number-columns-repeated="2"/>
          <table:table-cell table:formula="of:=IF([.G555]=&quot;defName&quot;;[.J555];[.O554])" office:value-type="string" office:string-value="bug_larva">
            <text:p>bug_larva</text:p>
          </table:table-cell>
          <table:table-cell table:formula="of:=IF([.G555]=&quot;pos&quot;;[.L556];[.P554])" office:value-type="string" office:string-value="3510.61401">
            <text:p>3510.61401</text:p>
          </table:table-cell>
          <table:table-cell table:formula="of:=IF([.G555]=&quot;pos&quot;;[.L558];[.Q554])" office:value-type="string" office:string-value="1055.91101">
            <text:p>1055.91101</text:p>
          </table:table-cell>
          <table:table-cell table:formula="of:=IF([.P555]=[.P554];&quot;&quot;;CONCATENATE(&quot;{ name = '&quot;;[.O555];&quot;', x = &quot;;[.P555];&quot;, z = &quot;;[.Q5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1.8894615</text:p>
          </table:table-cell>
          <table:table-cell table:number-columns-repeated="2"/>
          <table:table-cell table:formula="of:=IF([.G556]=&quot;defName&quot;;[.J556];[.O555])" office:value-type="string" office:string-value="bug_larva">
            <text:p>bug_larva</text:p>
          </table:table-cell>
          <table:table-cell table:formula="of:=IF([.G556]=&quot;pos&quot;;[.L557];[.P555])" office:value-type="string" office:string-value="3510.61401">
            <text:p>3510.61401</text:p>
          </table:table-cell>
          <table:table-cell table:formula="of:=IF([.G556]=&quot;pos&quot;;[.L559];[.Q555])" office:value-type="string" office:string-value="1055.91101">
            <text:p>1055.91101</text:p>
          </table:table-cell>
          <table:table-cell table:formula="of:=IF([.P556]=[.P555];&quot;&quot;;CONCATENATE(&quot;{ name = '&quot;;[.O556];&quot;', x = &quot;;[.P556];&quot;, z = &quot;;[.Q5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055.91101</text:p>
          </table:table-cell>
          <table:table-cell table:number-columns-repeated="2"/>
          <table:table-cell table:formula="of:=IF([.G557]=&quot;defName&quot;;[.J557];[.O556])" office:value-type="string" office:string-value="bug_larva">
            <text:p>bug_larva</text:p>
          </table:table-cell>
          <table:table-cell table:formula="of:=IF([.G557]=&quot;pos&quot;;[.L558];[.P556])" office:value-type="string" office:string-value="3510.61401">
            <text:p>3510.61401</text:p>
          </table:table-cell>
          <table:table-cell table:formula="of:=IF([.G557]=&quot;pos&quot;;[.L560];[.Q556])" office:value-type="string" office:string-value="1055.91101">
            <text:p>1055.91101</text:p>
          </table:table-cell>
          <table:table-cell table:formula="of:=IF([.P557]=[.P556];&quot;&quot;;CONCATENATE(&quot;{ name = '&quot;;[.O557];&quot;', x = &quot;;[.P557];&quot;, z = &quot;;[.Q5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58]=&quot;defName&quot;;[.J558];[.O557])" office:value-type="string" office:string-value="bug_larva">
            <text:p>bug_larva</text:p>
          </table:table-cell>
          <table:table-cell table:formula="of:=IF([.G558]=&quot;pos&quot;;[.L559];[.P557])" office:value-type="string" office:string-value="3510.61401">
            <text:p>3510.61401</text:p>
          </table:table-cell>
          <table:table-cell table:formula="of:=IF([.G558]=&quot;pos&quot;;[.L561];[.Q557])" office:value-type="string" office:string-value="1055.91101">
            <text:p>1055.91101</text:p>
          </table:table-cell>
          <table:table-cell table:formula="of:=IF([.P558]=[.P557];&quot;&quot;;CONCATENATE(&quot;{ name = '&quot;;[.O558];&quot;', x = &quot;;[.P558];&quot;, z = &quot;;[.Q5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59]=&quot;defName&quot;;[.J559];[.O558])" office:value-type="string" office:string-value="bug_larva">
            <text:p>bug_larva</text:p>
          </table:table-cell>
          <table:table-cell table:formula="of:=IF([.G559]=&quot;pos&quot;;[.L560];[.P558])" office:value-type="string" office:string-value="3510.61401">
            <text:p>3510.61401</text:p>
          </table:table-cell>
          <table:table-cell table:formula="of:=IF([.G559]=&quot;pos&quot;;[.L562];[.Q558])" office:value-type="string" office:string-value="1055.91101">
            <text:p>1055.91101</text:p>
          </table:table-cell>
          <table:table-cell table:formula="of:=IF([.P559]=[.P558];&quot;&quot;;CONCATENATE(&quot;{ name = '&quot;;[.O559];&quot;', x = &quot;;[.P559];&quot;, z = &quot;;[.Q5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560]=&quot;defName&quot;;[.J560];[.O559])" office:value-type="string" office:string-value="bug_larva">
            <text:p>bug_larva</text:p>
          </table:table-cell>
          <table:table-cell table:formula="of:=IF([.G560]=&quot;pos&quot;;[.L561];[.P559])" office:value-type="string" office:string-value="3510.61401">
            <text:p>3510.61401</text:p>
          </table:table-cell>
          <table:table-cell table:formula="of:=IF([.G560]=&quot;pos&quot;;[.L563];[.Q559])" office:value-type="string" office:string-value="1055.91101">
            <text:p>1055.91101</text:p>
          </table:table-cell>
          <table:table-cell table:formula="of:=IF([.P560]=[.P559];&quot;&quot;;CONCATENATE(&quot;{ name = '&quot;;[.O560];&quot;', x = &quot;;[.P560];&quot;, z = &quot;;[.Q5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561]=&quot;defName&quot;;[.J561];[.O560])" office:value-type="string" office:string-value="bug_larva">
            <text:p>bug_larva</text:p>
          </table:table-cell>
          <table:table-cell table:formula="of:=IF([.G561]=&quot;pos&quot;;[.L562];[.P560])" office:value-type="string" office:string-value="3510.61401">
            <text:p>3510.61401</text:p>
          </table:table-cell>
          <table:table-cell table:formula="of:=IF([.G561]=&quot;pos&quot;;[.L564];[.Q560])" office:value-type="string" office:string-value="1055.91101">
            <text:p>1055.91101</text:p>
          </table:table-cell>
          <table:table-cell table:formula="of:=IF([.P561]=[.P560];&quot;&quot;;CONCATENATE(&quot;{ name = '&quot;;[.O561];&quot;', x = &quot;;[.P561];&quot;, z = &quot;;[.Q5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62]=&quot;defName&quot;;[.J562];[.O561])" office:value-type="string" office:string-value="bug_larva">
            <text:p>bug_larva</text:p>
          </table:table-cell>
          <table:table-cell table:formula="of:=IF([.G562]=&quot;pos&quot;;[.L563];[.P561])" office:value-type="string" office:string-value="3510.61401">
            <text:p>3510.61401</text:p>
          </table:table-cell>
          <table:table-cell table:formula="of:=IF([.G562]=&quot;pos&quot;;[.L565];[.Q561])" office:value-type="string" office:string-value="1055.91101">
            <text:p>1055.91101</text:p>
          </table:table-cell>
          <table:table-cell table:formula="of:=IF([.P562]=[.P561];&quot;&quot;;CONCATENATE(&quot;{ name = '&quot;;[.O562];&quot;', x = &quot;;[.P562];&quot;, z = &quot;;[.Q5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563]=&quot;defName&quot;;[.J563];[.O562])" office:value-type="string" office:string-value="bug_larva">
            <text:p>bug_larva</text:p>
          </table:table-cell>
          <table:table-cell table:formula="of:=IF([.G563]=&quot;pos&quot;;[.L564];[.P562])" office:value-type="string" office:string-value="3510.61401">
            <text:p>3510.61401</text:p>
          </table:table-cell>
          <table:table-cell table:formula="of:=IF([.G563]=&quot;pos&quot;;[.L566];[.Q562])" office:value-type="string" office:string-value="1055.91101">
            <text:p>1055.91101</text:p>
          </table:table-cell>
          <table:table-cell table:formula="of:=IF([.P563]=[.P562];&quot;&quot;;CONCATENATE(&quot;{ name = '&quot;;[.O563];&quot;', x = &quot;;[.P563];&quot;, z = &quot;;[.Q5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64]=&quot;defName&quot;;[.J564];[.O563])" office:value-type="string" office:string-value="bug_larva">
            <text:p>bug_larva</text:p>
          </table:table-cell>
          <table:table-cell table:formula="of:=IF([.G564]=&quot;pos&quot;;[.L565];[.P563])" office:value-type="string" office:string-value="3510.61401">
            <text:p>3510.61401</text:p>
          </table:table-cell>
          <table:table-cell table:formula="of:=IF([.G564]=&quot;pos&quot;;[.L567];[.Q563])" office:value-type="string" office:string-value="1055.91101">
            <text:p>1055.91101</text:p>
          </table:table-cell>
          <table:table-cell table:formula="of:=IF([.P564]=[.P563];&quot;&quot;;CONCATENATE(&quot;{ name = '&quot;;[.O564];&quot;', x = &quot;;[.P564];&quot;, z = &quot;;[.Q5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65]=&quot;defName&quot;;[.J565];[.O564])" office:value-type="string" office:string-value="bug_larva">
            <text:p>bug_larva</text:p>
          </table:table-cell>
          <table:table-cell table:formula="of:=IF([.G565]=&quot;pos&quot;;[.L566];[.P564])" office:value-type="string" office:string-value="3510.61401">
            <text:p>3510.61401</text:p>
          </table:table-cell>
          <table:table-cell table:formula="of:=IF([.G565]=&quot;pos&quot;;[.L568];[.Q564])" office:value-type="string" office:string-value="1055.91101">
            <text:p>1055.91101</text:p>
          </table:table-cell>
          <table:table-cell table:formula="of:=IF([.P565]=[.P564];&quot;&quot;;CONCATENATE(&quot;{ name = '&quot;;[.O565];&quot;', x = &quot;;[.P565];&quot;, z = &quot;;[.Q5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19692087</text:p>
          </table:table-cell>
          <table:table-cell table:number-columns-repeated="2"/>
          <table:table-cell table:formula="of:=IF([.G566]=&quot;defName&quot;;[.J566];[.O565])" office:value-type="string" office:string-value="bug_larva">
            <text:p>bug_larva</text:p>
          </table:table-cell>
          <table:table-cell table:formula="of:=IF([.G566]=&quot;pos&quot;;[.L567];[.P565])" office:value-type="string" office:string-value="3510.61401">
            <text:p>3510.61401</text:p>
          </table:table-cell>
          <table:table-cell table:formula="of:=IF([.G566]=&quot;pos&quot;;[.L569];[.Q565])" office:value-type="string" office:string-value="1055.91101">
            <text:p>1055.91101</text:p>
          </table:table-cell>
          <table:table-cell table:formula="of:=IF([.P566]=[.P565];&quot;&quot;;CONCATENATE(&quot;{ name = '&quot;;[.O566];&quot;', x = &quot;;[.P566];&quot;, z = &quot;;[.Q5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67]=&quot;defName&quot;;[.J567];[.O566])" office:value-type="string" office:string-value="bug_larva">
            <text:p>bug_larva</text:p>
          </table:table-cell>
          <table:table-cell table:formula="of:=IF([.G567]=&quot;pos&quot;;[.L568];[.P566])" office:value-type="string" office:string-value="3510.61401">
            <text:p>3510.61401</text:p>
          </table:table-cell>
          <table:table-cell table:formula="of:=IF([.G567]=&quot;pos&quot;;[.L570];[.Q566])" office:value-type="string" office:string-value="1055.91101">
            <text:p>1055.91101</text:p>
          </table:table-cell>
          <table:table-cell table:formula="of:=IF([.P567]=[.P566];&quot;&quot;;CONCATENATE(&quot;{ name = '&quot;;[.O567];&quot;', x = &quot;;[.P567];&quot;, z = &quot;;[.Q5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68]=&quot;defName&quot;;[.J568];[.O567])" office:value-type="string" office:string-value="bug_larva">
            <text:p>bug_larva</text:p>
          </table:table-cell>
          <table:table-cell table:formula="of:=IF([.G568]=&quot;pos&quot;;[.L569];[.P567])" office:value-type="string" office:string-value="3510.61401">
            <text:p>3510.61401</text:p>
          </table:table-cell>
          <table:table-cell table:formula="of:=IF([.G568]=&quot;pos&quot;;[.L571];[.Q567])" office:value-type="string" office:string-value="1055.91101">
            <text:p>1055.91101</text:p>
          </table:table-cell>
          <table:table-cell table:formula="of:=IF([.P568]=[.P567];&quot;&quot;;CONCATENATE(&quot;{ name = '&quot;;[.O568];&quot;', x = &quot;;[.P568];&quot;, z = &quot;;[.Q5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569]=&quot;defName&quot;;[.J569];[.O568])" office:value-type="string" office:string-value="bug_larva">
            <text:p>bug_larva</text:p>
          </table:table-cell>
          <table:table-cell table:formula="of:=IF([.G569]=&quot;pos&quot;;[.L570];[.P568])" office:value-type="string" office:string-value="3510.61401">
            <text:p>3510.61401</text:p>
          </table:table-cell>
          <table:table-cell table:formula="of:=IF([.G569]=&quot;pos&quot;;[.L572];[.Q568])" office:value-type="string" office:string-value="1055.91101">
            <text:p>1055.91101</text:p>
          </table:table-cell>
          <table:table-cell table:formula="of:=IF([.P569]=[.P568];&quot;&quot;;CONCATENATE(&quot;{ name = '&quot;;[.O569];&quot;', x = &quot;;[.P569];&quot;, z = &quot;;[.Q5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70]=&quot;defName&quot;;[.J570];[.O569])" office:value-type="string" office:string-value="bug_larva">
            <text:p>bug_larva</text:p>
          </table:table-cell>
          <table:table-cell table:formula="of:=IF([.G570]=&quot;pos&quot;;[.L571];[.P569])" office:value-type="string" office:string-value="3510.61401">
            <text:p>3510.61401</text:p>
          </table:table-cell>
          <table:table-cell table:formula="of:=IF([.G570]=&quot;pos&quot;;[.L573];[.Q569])" office:value-type="string" office:string-value="1055.91101">
            <text:p>1055.91101</text:p>
          </table:table-cell>
          <table:table-cell table:formula="of:=IF([.P570]=[.P569];&quot;&quot;;CONCATENATE(&quot;{ name = '&quot;;[.O570];&quot;', x = &quot;;[.P570];&quot;, z = &quot;;[.Q5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71]=&quot;defName&quot;;[.J571];[.O570])" office:value-type="string" office:string-value="bug_larva">
            <text:p>bug_larva</text:p>
          </table:table-cell>
          <table:table-cell table:formula="of:=IF([.G571]=&quot;pos&quot;;[.L572];[.P570])" office:value-type="string" office:string-value="3510.61401">
            <text:p>3510.61401</text:p>
          </table:table-cell>
          <table:table-cell table:formula="of:=IF([.G571]=&quot;pos&quot;;[.L574];[.Q570])" office:value-type="string" office:string-value="1055.91101">
            <text:p>1055.91101</text:p>
          </table:table-cell>
          <table:table-cell table:formula="of:=IF([.P571]=[.P570];&quot;&quot;;CONCATENATE(&quot;{ name = '&quot;;[.O571];&quot;', x = &quot;;[.P571];&quot;, z = &quot;;[.Q5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72]=&quot;defName&quot;;[.J572];[.O571])" office:value-type="string" office:string-value="bug_larva">
            <text:p>bug_larva</text:p>
          </table:table-cell>
          <table:table-cell table:formula="of:=IF([.G572]=&quot;pos&quot;;[.L573];[.P571])" office:value-type="string" office:string-value="3510.61401">
            <text:p>3510.61401</text:p>
          </table:table-cell>
          <table:table-cell table:formula="of:=IF([.G572]=&quot;pos&quot;;[.L575];[.Q571])" office:value-type="string" office:string-value="1055.91101">
            <text:p>1055.91101</text:p>
          </table:table-cell>
          <table:table-cell table:formula="of:=IF([.P572]=[.P571];&quot;&quot;;CONCATENATE(&quot;{ name = '&quot;;[.O572];&quot;', x = &quot;;[.P572];&quot;, z = &quot;;[.Q5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573]=&quot;defName&quot;;[.J573];[.O572])" office:value-type="string" office:string-value="bug_larva">
            <text:p>bug_larva</text:p>
          </table:table-cell>
          <table:table-cell table:formula="of:=IF([.G573]=&quot;pos&quot;;[.L574];[.P572])" office:value-type="string" office:string-value="3510.61401">
            <text:p>3510.61401</text:p>
          </table:table-cell>
          <table:table-cell table:formula="of:=IF([.G573]=&quot;pos&quot;;[.L576];[.Q572])" office:value-type="string" office:string-value="1055.91101">
            <text:p>1055.91101</text:p>
          </table:table-cell>
          <table:table-cell table:formula="of:=IF([.P573]=[.P572];&quot;&quot;;CONCATENATE(&quot;{ name = '&quot;;[.O573];&quot;', x = &quot;;[.P573];&quot;, z = &quot;;[.Q5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74]=&quot;defName&quot;;[.J574];[.O573])" office:value-type="string" office:string-value="bug_larva">
            <text:p>bug_larva</text:p>
          </table:table-cell>
          <table:table-cell table:formula="of:=IF([.G574]=&quot;pos&quot;;[.L575];[.P573])" office:value-type="string" office:string-value="3510.61401">
            <text:p>3510.61401</text:p>
          </table:table-cell>
          <table:table-cell table:formula="of:=IF([.G574]=&quot;pos&quot;;[.L577];[.Q573])" office:value-type="string" office:string-value="1055.91101">
            <text:p>1055.91101</text:p>
          </table:table-cell>
          <table:table-cell table:formula="of:=IF([.P574]=[.P573];&quot;&quot;;CONCATENATE(&quot;{ name = '&quot;;[.O574];&quot;', x = &quot;;[.P574];&quot;, z = &quot;;[.Q574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575]=&quot;defName&quot;;[.J575];[.O574])" office:value-type="string" office:string-value="bug_larva">
            <text:p>bug_larva</text:p>
          </table:table-cell>
          <table:table-cell table:formula="of:=IF([.G575]=&quot;pos&quot;;[.L576];[.P574])" office:value-type="string" office:string-value="3510.61401">
            <text:p>3510.61401</text:p>
          </table:table-cell>
          <table:table-cell table:formula="of:=IF([.G575]=&quot;pos&quot;;[.L578];[.Q574])" office:value-type="string" office:string-value="1055.91101">
            <text:p>1055.91101</text:p>
          </table:table-cell>
          <table:table-cell table:formula="of:=IF([.P575]=[.P574];&quot;&quot;;CONCATENATE(&quot;{ name = '&quot;;[.O575];&quot;', x = &quot;;[.P575];&quot;, z = &quot;;[.Q57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9997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576]=&quot;defName&quot;;[.J576];[.O575])" office:value-type="string" office:string-value="bug_larva">
            <text:p>bug_larva</text:p>
          </table:table-cell>
          <table:table-cell table:formula="of:=IF([.G576]=&quot;pos&quot;;[.L577];[.P575])" office:value-type="string" office:string-value="3510.61401">
            <text:p>3510.61401</text:p>
          </table:table-cell>
          <table:table-cell table:formula="of:=IF([.G576]=&quot;pos&quot;;[.L579];[.Q575])" office:value-type="string" office:string-value="1055.91101">
            <text:p>1055.91101</text:p>
          </table:table-cell>
          <table:table-cell table:formula="of:=IF([.P576]=[.P575];&quot;&quot;;CONCATENATE(&quot;{ name = '&quot;;[.O576];&quot;', x = &quot;;[.P576];&quot;, z = &quot;;[.Q5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/>
          <table:table-cell table:number-columns-repeated="2"/>
          <table:table-cell table:formula="of:=IF([.G577]=&quot;defName&quot;;[.J577];[.O576])" office:value-type="string" office:string-value="bug_larva">
            <text:p>bug_larva</text:p>
          </table:table-cell>
          <table:table-cell table:formula="of:=IF([.G577]=&quot;pos&quot;;[.L578];[.P576])" office:value-type="string" office:string-value="3510.61401">
            <text:p>3510.61401</text:p>
          </table:table-cell>
          <table:table-cell table:formula="of:=IF([.G577]=&quot;pos&quot;;[.L580];[.Q576])" office:value-type="string" office:string-value="1055.91101">
            <text:p>1055.91101</text:p>
          </table:table-cell>
          <table:table-cell table:formula="of:=IF([.P577]=[.P576];&quot;&quot;;CONCATENATE(&quot;{ name = '&quot;;[.O577];&quot;', x = &quot;;[.P577];&quot;, z = &quot;;[.Q5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578]=&quot;defName&quot;;[.J578];[.O577])" office:value-type="string" office:string-value="bug_larva">
            <text:p>bug_larva</text:p>
          </table:table-cell>
          <table:table-cell table:formula="of:=IF([.G578]=&quot;pos&quot;;[.L579];[.P577])" office:value-type="string" office:string-value="3510.61401">
            <text:p>3510.61401</text:p>
          </table:table-cell>
          <table:table-cell table:formula="of:=IF([.G578]=&quot;pos&quot;;[.L581];[.Q577])" office:value-type="string" office:string-value="1055.91101">
            <text:p>1055.91101</text:p>
          </table:table-cell>
          <table:table-cell table:formula="of:=IF([.P578]=[.P577];&quot;&quot;;CONCATENATE(&quot;{ name = '&quot;;[.O578];&quot;', x = &quot;;[.P578];&quot;, z = &quot;;[.Q5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579]=&quot;defName&quot;;[.J579];[.O578])" office:value-type="string" office:string-value="bug_larva">
            <text:p>bug_larva</text:p>
          </table:table-cell>
          <table:table-cell table:formula="of:=IF([.G579]=&quot;pos&quot;;[.L580];[.P578])" office:value-type="string" office:string-value="3510.61401">
            <text:p>3510.61401</text:p>
          </table:table-cell>
          <table:table-cell table:formula="of:=IF([.G579]=&quot;pos&quot;;[.L582];[.Q578])" office:value-type="string" office:string-value="1055.91101">
            <text:p>1055.91101</text:p>
          </table:table-cell>
          <table:table-cell table:formula="of:=IF([.P579]=[.P578];&quot;&quot;;CONCATENATE(&quot;{ name = '&quot;;[.O579];&quot;', x = &quot;;[.P579];&quot;, z = &quot;;[.Q5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580]=&quot;defName&quot;;[.J580];[.O579])" office:value-type="string" office:string-value="bug_larva">
            <text:p>bug_larva</text:p>
          </table:table-cell>
          <table:table-cell table:formula="of:=IF([.G580]=&quot;pos&quot;;[.L581];[.P579])" office:value-type="string" office:string-value="3510.61401">
            <text:p>3510.61401</text:p>
          </table:table-cell>
          <table:table-cell table:formula="of:=IF([.G580]=&quot;pos&quot;;[.L583];[.Q579])" office:value-type="string" office:string-value="1055.91101">
            <text:p>1055.91101</text:p>
          </table:table-cell>
          <table:table-cell table:formula="of:=IF([.P580]=[.P579];&quot;&quot;;CONCATENATE(&quot;{ name = '&quot;;[.O580];&quot;', x = &quot;;[.P580];&quot;, z = &quot;;[.Q5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581]=&quot;defName&quot;;[.J581];[.O580])" office:value-type="string" office:string-value="bug_larva">
            <text:p>bug_larva</text:p>
          </table:table-cell>
          <table:table-cell table:formula="of:=IF([.G581]=&quot;pos&quot;;[.L582];[.P580])" office:value-type="string" office:string-value="3510.61401">
            <text:p>3510.61401</text:p>
          </table:table-cell>
          <table:table-cell table:formula="of:=IF([.G581]=&quot;pos&quot;;[.L584];[.Q580])" office:value-type="string" office:string-value="1055.91101">
            <text:p>1055.91101</text:p>
          </table:table-cell>
          <table:table-cell table:formula="of:=IF([.P581]=[.P580];&quot;&quot;;CONCATENATE(&quot;{ name = '&quot;;[.O581];&quot;', x = &quot;;[.P581];&quot;, z = &quot;;[.Q5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582]=&quot;defName&quot;;[.J582];[.O581])" office:value-type="string" office:string-value="bug_larva">
            <text:p>bug_larva</text:p>
          </table:table-cell>
          <table:table-cell table:formula="of:=IF([.G582]=&quot;pos&quot;;[.L583];[.P581])" office:value-type="string" office:string-value="3510.61401">
            <text:p>3510.61401</text:p>
          </table:table-cell>
          <table:table-cell table:formula="of:=IF([.G582]=&quot;pos&quot;;[.L585];[.Q581])" office:value-type="string" office:string-value="1055.91101">
            <text:p>1055.91101</text:p>
          </table:table-cell>
          <table:table-cell table:formula="of:=IF([.P582]=[.P581];&quot;&quot;;CONCATENATE(&quot;{ name = '&quot;;[.O582];&quot;', x = &quot;;[.P582];&quot;, z = &quot;;[.Q5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583]=&quot;defName&quot;;[.J583];[.O582])" office:value-type="string" office:string-value="bug_larva">
            <text:p>bug_larva</text:p>
          </table:table-cell>
          <table:table-cell table:formula="of:=IF([.G583]=&quot;pos&quot;;[.L584];[.P582])" office:value-type="string" office:string-value="3510.61401">
            <text:p>3510.61401</text:p>
          </table:table-cell>
          <table:table-cell table:formula="of:=IF([.G583]=&quot;pos&quot;;[.L586];[.Q582])" office:value-type="string" office:string-value="1055.91101">
            <text:p>1055.91101</text:p>
          </table:table-cell>
          <table:table-cell table:formula="of:=IF([.P583]=[.P582];&quot;&quot;;CONCATENATE(&quot;{ name = '&quot;;[.O583];&quot;', x = &quot;;[.P583];&quot;, z = &quot;;[.Q5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584]=&quot;defName&quot;;[.J584];[.O583])" office:value-type="string" office:string-value="bug_larva">
            <text:p>bug_larva</text:p>
          </table:table-cell>
          <table:table-cell table:formula="of:=IF([.G584]=&quot;pos&quot;;[.L585];[.P583])" office:value-type="string" office:string-value="3510.61401">
            <text:p>3510.61401</text:p>
          </table:table-cell>
          <table:table-cell table:formula="of:=IF([.G584]=&quot;pos&quot;;[.L587];[.Q583])" office:value-type="string" office:string-value="1055.91101">
            <text:p>1055.91101</text:p>
          </table:table-cell>
          <table:table-cell table:formula="of:=IF([.P584]=[.P583];&quot;&quot;;CONCATENATE(&quot;{ name = '&quot;;[.O584];&quot;', x = &quot;;[.P584];&quot;, z = &quot;;[.Q5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585]=&quot;defName&quot;;[.J585];[.O584])" office:value-type="string" office:string-value="bug_larva">
            <text:p>bug_larva</text:p>
          </table:table-cell>
          <table:table-cell table:formula="of:=IF([.G585]=&quot;pos&quot;;[.L586];[.P584])" office:value-type="string" office:string-value="3510.61401">
            <text:p>3510.61401</text:p>
          </table:table-cell>
          <table:table-cell table:formula="of:=IF([.G585]=&quot;pos&quot;;[.L588];[.Q584])" office:value-type="string" office:string-value="1055.91101">
            <text:p>1055.91101</text:p>
          </table:table-cell>
          <table:table-cell table:formula="of:=IF([.P585]=[.P584];&quot;&quot;;CONCATENATE(&quot;{ name = '&quot;;[.O585];&quot;', x = &quot;;[.P585];&quot;, z = &quot;;[.Q5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586]=&quot;defName&quot;;[.J586];[.O585])" office:value-type="string" office:string-value="bug_larva">
            <text:p>bug_larva</text:p>
          </table:table-cell>
          <table:table-cell table:formula="of:=IF([.G586]=&quot;pos&quot;;[.L587];[.P585])" office:value-type="string" office:string-value="3510.61401">
            <text:p>3510.61401</text:p>
          </table:table-cell>
          <table:table-cell table:formula="of:=IF([.G586]=&quot;pos&quot;;[.L589];[.Q585])" office:value-type="string" office:string-value="1055.91101">
            <text:p>1055.91101</text:p>
          </table:table-cell>
          <table:table-cell table:formula="of:=IF([.P586]=[.P585];&quot;&quot;;CONCATENATE(&quot;{ name = '&quot;;[.O586];&quot;', x = &quot;;[.P586];&quot;, z = &quot;;[.Q5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587]=&quot;defName&quot;;[.J587];[.O586])" office:value-type="string" office:string-value="bug_larva">
            <text:p>bug_larva</text:p>
          </table:table-cell>
          <table:table-cell table:formula="of:=IF([.G587]=&quot;pos&quot;;[.L588];[.P586])" office:value-type="string" office:string-value="3510.61401">
            <text:p>3510.61401</text:p>
          </table:table-cell>
          <table:table-cell table:formula="of:=IF([.G587]=&quot;pos&quot;;[.L590];[.Q586])" office:value-type="string" office:string-value="1055.91101">
            <text:p>1055.91101</text:p>
          </table:table-cell>
          <table:table-cell table:formula="of:=IF([.P587]=[.P586];&quot;&quot;;CONCATENATE(&quot;{ name = '&quot;;[.O587];&quot;', x = &quot;;[.P587];&quot;, z = &quot;;[.Q5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588]=&quot;defName&quot;;[.J588];[.O587])" office:value-type="string" office:string-value="bug_larva">
            <text:p>bug_larva</text:p>
          </table:table-cell>
          <table:table-cell table:formula="of:=IF([.G588]=&quot;pos&quot;;[.L589];[.P587])" office:value-type="string" office:string-value="3510.61401">
            <text:p>3510.61401</text:p>
          </table:table-cell>
          <table:table-cell table:formula="of:=IF([.G588]=&quot;pos&quot;;[.L591];[.Q587])" office:value-type="string" office:string-value="1055.91101">
            <text:p>1055.91101</text:p>
          </table:table-cell>
          <table:table-cell table:formula="of:=IF([.P588]=[.P587];&quot;&quot;;CONCATENATE(&quot;{ name = '&quot;;[.O588];&quot;', x = &quot;;[.P588];&quot;, z = &quot;;[.Q5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589]=&quot;defName&quot;;[.J589];[.O588])" office:value-type="string" office:string-value="bug_larva">
            <text:p>bug_larva</text:p>
          </table:table-cell>
          <table:table-cell table:formula="of:=IF([.G589]=&quot;pos&quot;;[.L590];[.P588])" office:value-type="string" office:string-value="3510.61401">
            <text:p>3510.61401</text:p>
          </table:table-cell>
          <table:table-cell table:formula="of:=IF([.G589]=&quot;pos&quot;;[.L592];[.Q588])" office:value-type="string" office:string-value="1055.91101">
            <text:p>1055.91101</text:p>
          </table:table-cell>
          <table:table-cell table:formula="of:=IF([.P589]=[.P588];&quot;&quot;;CONCATENATE(&quot;{ name = '&quot;;[.O589];&quot;', x = &quot;;[.P589];&quot;, z = &quot;;[.Q5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90]=&quot;defName&quot;;[.J590];[.O589])" office:value-type="string" office:string-value="bug_larva">
            <text:p>bug_larva</text:p>
          </table:table-cell>
          <table:table-cell table:formula="of:=IF([.G590]=&quot;pos&quot;;[.L591];[.P589])" office:value-type="string" office:string-value="3510.61401">
            <text:p>3510.61401</text:p>
          </table:table-cell>
          <table:table-cell table:formula="of:=IF([.G590]=&quot;pos&quot;;[.L593];[.Q589])" office:value-type="string" office:string-value="1055.91101">
            <text:p>1055.91101</text:p>
          </table:table-cell>
          <table:table-cell table:formula="of:=IF([.P590]=[.P589];&quot;&quot;;CONCATENATE(&quot;{ name = '&quot;;[.O590];&quot;', x = &quot;;[.P590];&quot;, z = &quot;;[.Q5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91]=&quot;defName&quot;;[.J591];[.O590])" office:value-type="string" office:string-value="bug_larva">
            <text:p>bug_larva</text:p>
          </table:table-cell>
          <table:table-cell table:formula="of:=IF([.G591]=&quot;pos&quot;;[.L592];[.P590])" office:value-type="string" office:string-value="3510.61401">
            <text:p>3510.61401</text:p>
          </table:table-cell>
          <table:table-cell table:formula="of:=IF([.G591]=&quot;pos&quot;;[.L594];[.Q590])" office:value-type="string" office:string-value="1055.91101">
            <text:p>1055.91101</text:p>
          </table:table-cell>
          <table:table-cell table:formula="of:=IF([.P591]=[.P590];&quot;&quot;;CONCATENATE(&quot;{ name = '&quot;;[.O591];&quot;', x = &quot;;[.P591];&quot;, z = &quot;;[.Q5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592]=&quot;defName&quot;;[.J592];[.O591])" office:value-type="string" office:string-value="bug_larva">
            <text:p>bug_larva</text:p>
          </table:table-cell>
          <table:table-cell table:formula="of:=IF([.G592]=&quot;pos&quot;;[.L593];[.P591])" office:value-type="string" office:string-value="3510.61401">
            <text:p>3510.61401</text:p>
          </table:table-cell>
          <table:table-cell table:formula="of:=IF([.G592]=&quot;pos&quot;;[.L595];[.Q591])" office:value-type="string" office:string-value="1055.91101">
            <text:p>1055.91101</text:p>
          </table:table-cell>
          <table:table-cell table:formula="of:=IF([.P592]=[.P591];&quot;&quot;;CONCATENATE(&quot;{ name = '&quot;;[.O592];&quot;', x = &quot;;[.P592];&quot;, z = &quot;;[.Q5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593]=&quot;defName&quot;;[.J593];[.O592])" office:value-type="string" office:string-value="bug_larva">
            <text:p>bug_larva</text:p>
          </table:table-cell>
          <table:table-cell table:formula="of:=IF([.G593]=&quot;pos&quot;;[.L594];[.P592])" office:value-type="string" office:string-value="3510.61401">
            <text:p>3510.61401</text:p>
          </table:table-cell>
          <table:table-cell table:formula="of:=IF([.G593]=&quot;pos&quot;;[.L596];[.Q592])" office:value-type="string" office:string-value="1055.91101">
            <text:p>1055.91101</text:p>
          </table:table-cell>
          <table:table-cell table:formula="of:=IF([.P593]=[.P592];&quot;&quot;;CONCATENATE(&quot;{ name = '&quot;;[.O593];&quot;', x = &quot;;[.P593];&quot;, z = &quot;;[.Q5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94]=&quot;defName&quot;;[.J594];[.O593])" office:value-type="string" office:string-value="bug_larva">
            <text:p>bug_larva</text:p>
          </table:table-cell>
          <table:table-cell table:formula="of:=IF([.G594]=&quot;pos&quot;;[.L595];[.P593])" office:value-type="string" office:string-value="3510.61401">
            <text:p>3510.61401</text:p>
          </table:table-cell>
          <table:table-cell table:formula="of:=IF([.G594]=&quot;pos&quot;;[.L597];[.Q593])" office:value-type="string" office:string-value="1055.91101">
            <text:p>1055.91101</text:p>
          </table:table-cell>
          <table:table-cell table:formula="of:=IF([.P594]=[.P593];&quot;&quot;;CONCATENATE(&quot;{ name = '&quot;;[.O594];&quot;', x = &quot;;[.P594];&quot;, z = &quot;;[.Q5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95]=&quot;defName&quot;;[.J595];[.O594])" office:value-type="string" office:string-value="bug_larva">
            <text:p>bug_larva</text:p>
          </table:table-cell>
          <table:table-cell table:formula="of:=IF([.G595]=&quot;pos&quot;;[.L596];[.P594])" office:value-type="string" office:string-value="3510.61401">
            <text:p>3510.61401</text:p>
          </table:table-cell>
          <table:table-cell table:formula="of:=IF([.G595]=&quot;pos&quot;;[.L598];[.Q594])" office:value-type="string" office:string-value="1055.91101">
            <text:p>1055.91101</text:p>
          </table:table-cell>
          <table:table-cell table:formula="of:=IF([.P595]=[.P594];&quot;&quot;;CONCATENATE(&quot;{ name = '&quot;;[.O595];&quot;', x = &quot;;[.P595];&quot;, z = &quot;;[.Q5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96]=&quot;defName&quot;;[.J596];[.O595])" office:value-type="string" office:string-value="bug_larva">
            <text:p>bug_larva</text:p>
          </table:table-cell>
          <table:table-cell table:formula="of:=IF([.G596]=&quot;pos&quot;;[.L597];[.P595])" office:value-type="string" office:string-value="3510.61401">
            <text:p>3510.61401</text:p>
          </table:table-cell>
          <table:table-cell table:formula="of:=IF([.G596]=&quot;pos&quot;;[.L599];[.Q595])" office:value-type="string" office:string-value="1055.91101">
            <text:p>1055.91101</text:p>
          </table:table-cell>
          <table:table-cell table:formula="of:=IF([.P596]=[.P595];&quot;&quot;;CONCATENATE(&quot;{ name = '&quot;;[.O596];&quot;', x = &quot;;[.P596];&quot;, z = &quot;;[.Q5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597]=&quot;defName&quot;;[.J597];[.O596])" office:value-type="string" office:string-value="bug_larva">
            <text:p>bug_larva</text:p>
          </table:table-cell>
          <table:table-cell table:formula="of:=IF([.G597]=&quot;pos&quot;;[.L598];[.P596])" office:value-type="string" office:string-value="3510.61401">
            <text:p>3510.61401</text:p>
          </table:table-cell>
          <table:table-cell table:formula="of:=IF([.G597]=&quot;pos&quot;;[.L600];[.Q596])" office:value-type="string" office:string-value="1055.91101">
            <text:p>1055.91101</text:p>
          </table:table-cell>
          <table:table-cell table:formula="of:=IF([.P597]=[.P596];&quot;&quot;;CONCATENATE(&quot;{ name = '&quot;;[.O597];&quot;', x = &quot;;[.P597];&quot;, z = &quot;;[.Q5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598]=&quot;defName&quot;;[.J598];[.O597])" office:value-type="string" office:string-value="bug_larva">
            <text:p>bug_larva</text:p>
          </table:table-cell>
          <table:table-cell table:formula="of:=IF([.G598]=&quot;pos&quot;;[.L599];[.P597])" office:value-type="string" office:string-value="3510.61401">
            <text:p>3510.61401</text:p>
          </table:table-cell>
          <table:table-cell table:formula="of:=IF([.G598]=&quot;pos&quot;;[.L601];[.Q597])" office:value-type="string" office:string-value="1055.91101">
            <text:p>1055.91101</text:p>
          </table:table-cell>
          <table:table-cell table:formula="of:=IF([.P598]=[.P597];&quot;&quot;;CONCATENATE(&quot;{ name = '&quot;;[.O598];&quot;', x = &quot;;[.P598];&quot;, z = &quot;;[.Q5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599]=&quot;defName&quot;;[.J599];[.O598])" office:value-type="string" office:string-value="bug_larva">
            <text:p>bug_larva</text:p>
          </table:table-cell>
          <table:table-cell table:formula="of:=IF([.G599]=&quot;pos&quot;;[.L600];[.P598])" office:value-type="string" office:string-value="3510.61401">
            <text:p>3510.61401</text:p>
          </table:table-cell>
          <table:table-cell table:formula="of:=IF([.G599]=&quot;pos&quot;;[.L602];[.Q598])" office:value-type="string" office:string-value="1055.91101">
            <text:p>1055.91101</text:p>
          </table:table-cell>
          <table:table-cell table:formula="of:=IF([.P599]=[.P598];&quot;&quot;;CONCATENATE(&quot;{ name = '&quot;;[.O599];&quot;', x = &quot;;[.P599];&quot;, z = &quot;;[.Q5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600]=&quot;defName&quot;;[.J600];[.O599])" office:value-type="string" office:string-value="bug_larva">
            <text:p>bug_larva</text:p>
          </table:table-cell>
          <table:table-cell table:formula="of:=IF([.G600]=&quot;pos&quot;;[.L601];[.P599])" office:value-type="string" office:string-value="3510.61401">
            <text:p>3510.61401</text:p>
          </table:table-cell>
          <table:table-cell table:formula="of:=IF([.G600]=&quot;pos&quot;;[.L603];[.Q599])" office:value-type="string" office:string-value="1055.91101">
            <text:p>1055.91101</text:p>
          </table:table-cell>
          <table:table-cell table:formula="of:=IF([.P600]=[.P599];&quot;&quot;;CONCATENATE(&quot;{ name = '&quot;;[.O600];&quot;', x = &quot;;[.P600];&quot;, z = &quot;;[.Q6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601]=&quot;defName&quot;;[.J601];[.O600])" office:value-type="string" office:string-value="bug_larva">
            <text:p>bug_larva</text:p>
          </table:table-cell>
          <table:table-cell table:formula="of:=IF([.G601]=&quot;pos&quot;;[.L602];[.P600])" office:value-type="string" office:string-value="3510.61401">
            <text:p>3510.61401</text:p>
          </table:table-cell>
          <table:table-cell table:formula="of:=IF([.G601]=&quot;pos&quot;;[.L604];[.Q600])" office:value-type="string" office:string-value="1055.91101">
            <text:p>1055.91101</text:p>
          </table:table-cell>
          <table:table-cell table:formula="of:=IF([.P601]=[.P600];&quot;&quot;;CONCATENATE(&quot;{ name = '&quot;;[.O601];&quot;', x = &quot;;[.P601];&quot;, z = &quot;;[.Q6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02]=&quot;defName&quot;;[.J602];[.O601])" office:value-type="string" office:string-value="bug_larva">
            <text:p>bug_larva</text:p>
          </table:table-cell>
          <table:table-cell table:formula="of:=IF([.G602]=&quot;pos&quot;;[.L603];[.P601])" office:value-type="string" office:string-value="3510.61401">
            <text:p>3510.61401</text:p>
          </table:table-cell>
          <table:table-cell table:formula="of:=IF([.G602]=&quot;pos&quot;;[.L605];[.Q601])" office:value-type="string" office:string-value="1055.91101">
            <text:p>1055.91101</text:p>
          </table:table-cell>
          <table:table-cell table:formula="of:=IF([.P602]=[.P601];&quot;&quot;;CONCATENATE(&quot;{ name = '&quot;;[.O602];&quot;', x = &quot;;[.P602];&quot;, z = &quot;;[.Q6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03]=&quot;defName&quot;;[.J603];[.O602])" office:value-type="string" office:string-value="bug_larva">
            <text:p>bug_larva</text:p>
          </table:table-cell>
          <table:table-cell table:formula="of:=IF([.G603]=&quot;pos&quot;;[.L604];[.P602])" office:value-type="string" office:string-value="3510.61401">
            <text:p>3510.61401</text:p>
          </table:table-cell>
          <table:table-cell table:formula="of:=IF([.G603]=&quot;pos&quot;;[.L606];[.Q602])" office:value-type="string" office:string-value="1055.91101">
            <text:p>1055.91101</text:p>
          </table:table-cell>
          <table:table-cell table:formula="of:=IF([.P603]=[.P602];&quot;&quot;;CONCATENATE(&quot;{ name = '&quot;;[.O603];&quot;', x = &quot;;[.P603];&quot;, z = &quot;;[.Q6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04]=&quot;defName&quot;;[.J604];[.O603])" office:value-type="string" office:string-value="bug_larva">
            <text:p>bug_larva</text:p>
          </table:table-cell>
          <table:table-cell table:formula="of:=IF([.G604]=&quot;pos&quot;;[.L605];[.P603])" office:value-type="string" office:string-value="3510.61401">
            <text:p>3510.61401</text:p>
          </table:table-cell>
          <table:table-cell table:formula="of:=IF([.G604]=&quot;pos&quot;;[.L607];[.Q603])" office:value-type="string" office:string-value="1055.91101">
            <text:p>1055.91101</text:p>
          </table:table-cell>
          <table:table-cell table:formula="of:=IF([.P604]=[.P603];&quot;&quot;;CONCATENATE(&quot;{ name = '&quot;;[.O604];&quot;', x = &quot;;[.P604];&quot;, z = &quot;;[.Q6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605]=&quot;defName&quot;;[.J605];[.O604])" office:value-type="string" office:string-value="bug_larva">
            <text:p>bug_larva</text:p>
          </table:table-cell>
          <table:table-cell table:formula="of:=IF([.G605]=&quot;pos&quot;;[.L606];[.P604])" office:value-type="string" office:string-value="3510.61401">
            <text:p>3510.61401</text:p>
          </table:table-cell>
          <table:table-cell table:formula="of:=IF([.G605]=&quot;pos&quot;;[.L608];[.Q604])" office:value-type="string" office:string-value="1055.91101">
            <text:p>1055.91101</text:p>
          </table:table-cell>
          <table:table-cell table:formula="of:=IF([.P605]=[.P604];&quot;&quot;;CONCATENATE(&quot;{ name = '&quot;;[.O605];&quot;', x = &quot;;[.P605];&quot;, z = &quot;;[.Q6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606]=&quot;defName&quot;;[.J606];[.O605])" office:value-type="string" office:string-value="bug_larva">
            <text:p>bug_larva</text:p>
          </table:table-cell>
          <table:table-cell table:formula="of:=IF([.G606]=&quot;pos&quot;;[.L607];[.P605])" office:value-type="string" office:string-value="3510.61401">
            <text:p>3510.61401</text:p>
          </table:table-cell>
          <table:table-cell table:formula="of:=IF([.G606]=&quot;pos&quot;;[.L609];[.Q605])" office:value-type="string" office:string-value="1055.91101">
            <text:p>1055.91101</text:p>
          </table:table-cell>
          <table:table-cell table:formula="of:=IF([.P606]=[.P605];&quot;&quot;;CONCATENATE(&quot;{ name = '&quot;;[.O606];&quot;', x = &quot;;[.P606];&quot;, z = &quot;;[.Q6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607]=&quot;defName&quot;;[.J607];[.O606])" office:value-type="string" office:string-value="bug_larva">
            <text:p>bug_larva</text:p>
          </table:table-cell>
          <table:table-cell table:formula="of:=IF([.G607]=&quot;pos&quot;;[.L608];[.P606])" office:value-type="string" office:string-value="3510.61401">
            <text:p>3510.61401</text:p>
          </table:table-cell>
          <table:table-cell table:formula="of:=IF([.G607]=&quot;pos&quot;;[.L610];[.Q606])" office:value-type="string" office:string-value="1055.91101">
            <text:p>1055.91101</text:p>
          </table:table-cell>
          <table:table-cell table:formula="of:=IF([.P607]=[.P606];&quot;&quot;;CONCATENATE(&quot;{ name = '&quot;;[.O607];&quot;', x = &quot;;[.P607];&quot;, z = &quot;;[.Q6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608]=&quot;defName&quot;;[.J608];[.O607])" office:value-type="string" office:string-value="bug_larva">
            <text:p>bug_larva</text:p>
          </table:table-cell>
          <table:table-cell table:formula="of:=IF([.G608]=&quot;pos&quot;;[.L609];[.P607])" office:value-type="string" office:string-value="3510.61401">
            <text:p>3510.61401</text:p>
          </table:table-cell>
          <table:table-cell table:formula="of:=IF([.G608]=&quot;pos&quot;;[.L611];[.Q607])" office:value-type="string" office:string-value="1055.91101">
            <text:p>1055.91101</text:p>
          </table:table-cell>
          <table:table-cell table:formula="of:=IF([.P608]=[.P607];&quot;&quot;;CONCATENATE(&quot;{ name = '&quot;;[.O608];&quot;', x = &quot;;[.P608];&quot;, z = &quot;;[.Q6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609]=&quot;defName&quot;;[.J609];[.O608])" office:value-type="string" office:string-value="bug_larva">
            <text:p>bug_larva</text:p>
          </table:table-cell>
          <table:table-cell table:formula="of:=IF([.G609]=&quot;pos&quot;;[.L610];[.P608])" office:value-type="string" office:string-value="3510.61401">
            <text:p>3510.61401</text:p>
          </table:table-cell>
          <table:table-cell table:formula="of:=IF([.G609]=&quot;pos&quot;;[.L612];[.Q608])" office:value-type="string" office:string-value="1055.91101">
            <text:p>1055.91101</text:p>
          </table:table-cell>
          <table:table-cell table:formula="of:=IF([.P609]=[.P608];&quot;&quot;;CONCATENATE(&quot;{ name = '&quot;;[.O609];&quot;', x = &quot;;[.P609];&quot;, z = &quot;;[.Q6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10]=&quot;defName&quot;;[.J610];[.O609])" office:value-type="string" office:string-value="bug_larva">
            <text:p>bug_larva</text:p>
          </table:table-cell>
          <table:table-cell table:formula="of:=IF([.G610]=&quot;pos&quot;;[.L611];[.P609])" office:value-type="string" office:string-value="3510.61401">
            <text:p>3510.61401</text:p>
          </table:table-cell>
          <table:table-cell table:formula="of:=IF([.G610]=&quot;pos&quot;;[.L613];[.Q609])" office:value-type="string" office:string-value="1055.91101">
            <text:p>1055.91101</text:p>
          </table:table-cell>
          <table:table-cell table:formula="of:=IF([.P610]=[.P609];&quot;&quot;;CONCATENATE(&quot;{ name = '&quot;;[.O610];&quot;', x = &quot;;[.P610];&quot;, z = &quot;;[.Q6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11]=&quot;defName&quot;;[.J611];[.O610])" office:value-type="string" office:string-value="bug_larva">
            <text:p>bug_larva</text:p>
          </table:table-cell>
          <table:table-cell table:formula="of:=IF([.G611]=&quot;pos&quot;;[.L612];[.P610])" office:value-type="string" office:string-value="3510.61401">
            <text:p>3510.61401</text:p>
          </table:table-cell>
          <table:table-cell table:formula="of:=IF([.G611]=&quot;pos&quot;;[.L614];[.Q610])" office:value-type="string" office:string-value="1055.91101">
            <text:p>1055.91101</text:p>
          </table:table-cell>
          <table:table-cell table:formula="of:=IF([.P611]=[.P610];&quot;&quot;;CONCATENATE(&quot;{ name = '&quot;;[.O611];&quot;', x = &quot;;[.P611];&quot;, z = &quot;;[.Q6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612]=&quot;defName&quot;;[.J612];[.O611])" office:value-type="string" office:string-value="bug_larva">
            <text:p>bug_larva</text:p>
          </table:table-cell>
          <table:table-cell table:formula="of:=IF([.G612]=&quot;pos&quot;;[.L613];[.P611])" office:value-type="string" office:string-value="3510.61401">
            <text:p>3510.61401</text:p>
          </table:table-cell>
          <table:table-cell table:formula="of:=IF([.G612]=&quot;pos&quot;;[.L615];[.Q611])" office:value-type="string" office:string-value="1055.91101">
            <text:p>1055.91101</text:p>
          </table:table-cell>
          <table:table-cell table:formula="of:=IF([.P612]=[.P611];&quot;&quot;;CONCATENATE(&quot;{ name = '&quot;;[.O612];&quot;', x = &quot;;[.P612];&quot;, z = &quot;;[.Q6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13]=&quot;defName&quot;;[.J613];[.O612])" office:value-type="string" office:string-value="bug_larva">
            <text:p>bug_larva</text:p>
          </table:table-cell>
          <table:table-cell table:formula="of:=IF([.G613]=&quot;pos&quot;;[.L614];[.P612])" office:value-type="string" office:string-value="3510.61401">
            <text:p>3510.61401</text:p>
          </table:table-cell>
          <table:table-cell table:formula="of:=IF([.G613]=&quot;pos&quot;;[.L616];[.Q612])" office:value-type="string" office:string-value="1055.91101">
            <text:p>1055.91101</text:p>
          </table:table-cell>
          <table:table-cell table:formula="of:=IF([.P613]=[.P612];&quot;&quot;;CONCATENATE(&quot;{ name = '&quot;;[.O613];&quot;', x = &quot;;[.P613];&quot;, z = &quot;;[.Q6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614]=&quot;defName&quot;;[.J614];[.O613])" office:value-type="string" office:string-value="bug_larva">
            <text:p>bug_larva</text:p>
          </table:table-cell>
          <table:table-cell table:formula="of:=IF([.G614]=&quot;pos&quot;;[.L615];[.P613])" office:value-type="string" office:string-value="3510.61401">
            <text:p>3510.61401</text:p>
          </table:table-cell>
          <table:table-cell table:formula="of:=IF([.G614]=&quot;pos&quot;;[.L617];[.Q613])" office:value-type="string" office:string-value="1055.91101">
            <text:p>1055.91101</text:p>
          </table:table-cell>
          <table:table-cell table:formula="of:=IF([.P614]=[.P613];&quot;&quot;;CONCATENATE(&quot;{ name = '&quot;;[.O614];&quot;', x = &quot;;[.P614];&quot;, z = &quot;;[.Q6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15]=&quot;defName&quot;;[.J615];[.O614])" office:value-type="string" office:string-value="bug_larva">
            <text:p>bug_larva</text:p>
          </table:table-cell>
          <table:table-cell table:formula="of:=IF([.G615]=&quot;pos&quot;;[.L616];[.P614])" office:value-type="string" office:string-value="3510.61401">
            <text:p>3510.61401</text:p>
          </table:table-cell>
          <table:table-cell table:formula="of:=IF([.G615]=&quot;pos&quot;;[.L618];[.Q614])" office:value-type="string" office:string-value="1055.91101">
            <text:p>1055.91101</text:p>
          </table:table-cell>
          <table:table-cell table:formula="of:=IF([.P615]=[.P614];&quot;&quot;;CONCATENATE(&quot;{ name = '&quot;;[.O615];&quot;', x = &quot;;[.P615];&quot;, z = &quot;;[.Q6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616]=&quot;defName&quot;;[.J616];[.O615])" office:value-type="string" office:string-value="bug_larva">
            <text:p>bug_larva</text:p>
          </table:table-cell>
          <table:table-cell table:formula="of:=IF([.G616]=&quot;pos&quot;;[.L617];[.P615])" office:value-type="string" office:string-value="3510.61401">
            <text:p>3510.61401</text:p>
          </table:table-cell>
          <table:table-cell table:formula="of:=IF([.G616]=&quot;pos&quot;;[.L619];[.Q615])" office:value-type="string" office:string-value="1055.91101">
            <text:p>1055.91101</text:p>
          </table:table-cell>
          <table:table-cell table:formula="of:=IF([.P616]=[.P615];&quot;&quot;;CONCATENATE(&quot;{ name = '&quot;;[.O616];&quot;', x = &quot;;[.P616];&quot;, z = &quot;;[.Q6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617]=&quot;defName&quot;;[.J617];[.O616])" office:value-type="string" office:string-value="bug_larva">
            <text:p>bug_larva</text:p>
          </table:table-cell>
          <table:table-cell table:formula="of:=IF([.G617]=&quot;pos&quot;;[.L618];[.P616])" office:value-type="string" office:string-value="3510.61401">
            <text:p>3510.61401</text:p>
          </table:table-cell>
          <table:table-cell table:formula="of:=IF([.G617]=&quot;pos&quot;;[.L620];[.Q616])" office:value-type="string" office:string-value="1055.91101">
            <text:p>1055.91101</text:p>
          </table:table-cell>
          <table:table-cell table:formula="of:=IF([.P617]=[.P616];&quot;&quot;;CONCATENATE(&quot;{ name = '&quot;;[.O617];&quot;', x = &quot;;[.P617];&quot;, z = &quot;;[.Q6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18]=&quot;defName&quot;;[.J618];[.O617])" office:value-type="string" office:string-value="bug_larva">
            <text:p>bug_larva</text:p>
          </table:table-cell>
          <table:table-cell table:formula="of:=IF([.G618]=&quot;pos&quot;;[.L619];[.P617])" office:value-type="string" office:string-value="3510.61401">
            <text:p>3510.61401</text:p>
          </table:table-cell>
          <table:table-cell table:formula="of:=IF([.G618]=&quot;pos&quot;;[.L621];[.Q617])" office:value-type="string" office:string-value="1055.91101">
            <text:p>1055.91101</text:p>
          </table:table-cell>
          <table:table-cell table:formula="of:=IF([.P618]=[.P617];&quot;&quot;;CONCATENATE(&quot;{ name = '&quot;;[.O618];&quot;', x = &quot;;[.P618];&quot;, z = &quot;;[.Q6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619]=&quot;defName&quot;;[.J619];[.O618])" office:value-type="string" office:string-value="bug_larva">
            <text:p>bug_larva</text:p>
          </table:table-cell>
          <table:table-cell table:formula="of:=IF([.G619]=&quot;pos&quot;;[.L620];[.P618])" office:value-type="string" office:string-value="3510.61401">
            <text:p>3510.61401</text:p>
          </table:table-cell>
          <table:table-cell table:formula="of:=IF([.G619]=&quot;pos&quot;;[.L622];[.Q618])" office:value-type="string" office:string-value="1055.91101">
            <text:p>1055.91101</text:p>
          </table:table-cell>
          <table:table-cell table:formula="of:=IF([.P619]=[.P618];&quot;&quot;;CONCATENATE(&quot;{ name = '&quot;;[.O619];&quot;', x = &quot;;[.P619];&quot;, z = &quot;;[.Q6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20]=&quot;defName&quot;;[.J620];[.O619])" office:value-type="string" office:string-value="bug_larva">
            <text:p>bug_larva</text:p>
          </table:table-cell>
          <table:table-cell table:formula="of:=IF([.G620]=&quot;pos&quot;;[.L621];[.P619])" office:value-type="string" office:string-value="3510.61401">
            <text:p>3510.61401</text:p>
          </table:table-cell>
          <table:table-cell table:formula="of:=IF([.G620]=&quot;pos&quot;;[.L623];[.Q619])" office:value-type="string" office:string-value="1055.91101">
            <text:p>1055.91101</text:p>
          </table:table-cell>
          <table:table-cell table:formula="of:=IF([.P620]=[.P619];&quot;&quot;;CONCATENATE(&quot;{ name = '&quot;;[.O620];&quot;', x = &quot;;[.P620];&quot;, z = &quot;;[.Q6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621]=&quot;defName&quot;;[.J621];[.O620])" office:value-type="string" office:string-value="bug_larva">
            <text:p>bug_larva</text:p>
          </table:table-cell>
          <table:table-cell table:formula="of:=IF([.G621]=&quot;pos&quot;;[.L622];[.P620])" office:value-type="string" office:string-value="3510.61401">
            <text:p>3510.61401</text:p>
          </table:table-cell>
          <table:table-cell table:formula="of:=IF([.G621]=&quot;pos&quot;;[.L624];[.Q620])" office:value-type="string" office:string-value="1055.91101">
            <text:p>1055.91101</text:p>
          </table:table-cell>
          <table:table-cell table:formula="of:=IF([.P621]=[.P620];&quot;&quot;;CONCATENATE(&quot;{ name = '&quot;;[.O621];&quot;', x = &quot;;[.P621];&quot;, z = &quot;;[.Q6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22]=&quot;defName&quot;;[.J622];[.O621])" office:value-type="string" office:string-value="bug_larva">
            <text:p>bug_larva</text:p>
          </table:table-cell>
          <table:table-cell table:formula="of:=IF([.G622]=&quot;pos&quot;;[.L623];[.P621])" office:value-type="string" office:string-value="3510.61401">
            <text:p>3510.61401</text:p>
          </table:table-cell>
          <table:table-cell table:formula="of:=IF([.G622]=&quot;pos&quot;;[.L625];[.Q621])" office:value-type="string" office:string-value="1055.91101">
            <text:p>1055.91101</text:p>
          </table:table-cell>
          <table:table-cell table:formula="of:=IF([.P622]=[.P621];&quot;&quot;;CONCATENATE(&quot;{ name = '&quot;;[.O622];&quot;', x = &quot;;[.P622];&quot;, z = &quot;;[.Q6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23]=&quot;defName&quot;;[.J623];[.O622])" office:value-type="string" office:string-value="bug_larva">
            <text:p>bug_larva</text:p>
          </table:table-cell>
          <table:table-cell table:formula="of:=IF([.G623]=&quot;pos&quot;;[.L624];[.P622])" office:value-type="string" office:string-value="2374.49487">
            <text:p>2374.49487</text:p>
          </table:table-cell>
          <table:table-cell table:formula="of:=IF([.G623]=&quot;pos&quot;;[.L626];[.Q622])" office:value-type="string" office:string-value="2960.31274">
            <text:p>2960.31274</text:p>
          </table:table-cell>
          <table:table-cell table:formula="of:=IF([.P623]=[.P622];&quot;&quot;;CONCATENATE(&quot;{ name = '&quot;;[.O623];&quot;', x = &quot;;[.P623];&quot;, z = &quot;;[.Q623];&quot;, facing = 0, },&quot;))" office:value-type="string" office:string-value="{ name = 'bug_larva', x = 2374.49487, z = 2960.31274, facing = 0, },">
            <text:p>{ name = 'bug_larva', x = 2374.49487, z = 2960.3127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374.49487</text:p>
          </table:table-cell>
          <table:table-cell table:number-columns-repeated="2"/>
          <table:table-cell table:formula="of:=IF([.G624]=&quot;defName&quot;;[.J624];[.O623])" office:value-type="string" office:string-value="bug_larva">
            <text:p>bug_larva</text:p>
          </table:table-cell>
          <table:table-cell table:formula="of:=IF([.G624]=&quot;pos&quot;;[.L625];[.P623])" office:value-type="string" office:string-value="2374.49487">
            <text:p>2374.49487</text:p>
          </table:table-cell>
          <table:table-cell table:formula="of:=IF([.G624]=&quot;pos&quot;;[.L627];[.Q623])" office:value-type="string" office:string-value="2960.31274">
            <text:p>2960.31274</text:p>
          </table:table-cell>
          <table:table-cell table:formula="of:=IF([.P624]=[.P623];&quot;&quot;;CONCATENATE(&quot;{ name = '&quot;;[.O624];&quot;', x = &quot;;[.P624];&quot;, z = &quot;;[.Q6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60875">
            <text:p>60875</text:p>
          </table:table-cell>
          <table:table-cell table:number-columns-repeated="2"/>
          <table:table-cell table:formula="of:=IF([.G625]=&quot;defName&quot;;[.J625];[.O624])" office:value-type="string" office:string-value="bug_larva">
            <text:p>bug_larva</text:p>
          </table:table-cell>
          <table:table-cell table:formula="of:=IF([.G625]=&quot;pos&quot;;[.L626];[.P624])" office:value-type="string" office:string-value="2374.49487">
            <text:p>2374.49487</text:p>
          </table:table-cell>
          <table:table-cell table:formula="of:=IF([.G625]=&quot;pos&quot;;[.L628];[.Q624])" office:value-type="string" office:string-value="2960.31274">
            <text:p>2960.31274</text:p>
          </table:table-cell>
          <table:table-cell table:formula="of:=IF([.P625]=[.P624];&quot;&quot;;CONCATENATE(&quot;{ name = '&quot;;[.O625];&quot;', x = &quot;;[.P625];&quot;, z = &quot;;[.Q6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2960.31274</text:p>
          </table:table-cell>
          <table:table-cell table:number-columns-repeated="2"/>
          <table:table-cell table:formula="of:=IF([.G626]=&quot;defName&quot;;[.J626];[.O625])" office:value-type="string" office:string-value="bug_larva">
            <text:p>bug_larva</text:p>
          </table:table-cell>
          <table:table-cell table:formula="of:=IF([.G626]=&quot;pos&quot;;[.L627];[.P625])" office:value-type="string" office:string-value="2374.49487">
            <text:p>2374.49487</text:p>
          </table:table-cell>
          <table:table-cell table:formula="of:=IF([.G626]=&quot;pos&quot;;[.L629];[.Q625])" office:value-type="string" office:string-value="2960.31274">
            <text:p>2960.31274</text:p>
          </table:table-cell>
          <table:table-cell table:formula="of:=IF([.P626]=[.P625];&quot;&quot;;CONCATENATE(&quot;{ name = '&quot;;[.O626];&quot;', x = &quot;;[.P626];&quot;, z = &quot;;[.Q6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27]=&quot;defName&quot;;[.J627];[.O626])" office:value-type="string" office:string-value="bug_larva">
            <text:p>bug_larva</text:p>
          </table:table-cell>
          <table:table-cell table:formula="of:=IF([.G627]=&quot;pos&quot;;[.L628];[.P626])" office:value-type="string" office:string-value="2374.49487">
            <text:p>2374.49487</text:p>
          </table:table-cell>
          <table:table-cell table:formula="of:=IF([.G627]=&quot;pos&quot;;[.L630];[.Q626])" office:value-type="string" office:string-value="2960.31274">
            <text:p>2960.31274</text:p>
          </table:table-cell>
          <table:table-cell table:formula="of:=IF([.P627]=[.P626];&quot;&quot;;CONCATENATE(&quot;{ name = '&quot;;[.O627];&quot;', x = &quot;;[.P627];&quot;, z = &quot;;[.Q6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28]=&quot;defName&quot;;[.J628];[.O627])" office:value-type="string" office:string-value="bug_larva">
            <text:p>bug_larva</text:p>
          </table:table-cell>
          <table:table-cell table:formula="of:=IF([.G628]=&quot;pos&quot;;[.L629];[.P627])" office:value-type="string" office:string-value="2374.49487">
            <text:p>2374.49487</text:p>
          </table:table-cell>
          <table:table-cell table:formula="of:=IF([.G628]=&quot;pos&quot;;[.L631];[.Q627])" office:value-type="string" office:string-value="2960.31274">
            <text:p>2960.31274</text:p>
          </table:table-cell>
          <table:table-cell table:formula="of:=IF([.P628]=[.P627];&quot;&quot;;CONCATENATE(&quot;{ name = '&quot;;[.O628];&quot;', x = &quot;;[.P628];&quot;, z = &quot;;[.Q6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629]=&quot;defName&quot;;[.J629];[.O628])" office:value-type="string" office:string-value="bug_larva">
            <text:p>bug_larva</text:p>
          </table:table-cell>
          <table:table-cell table:formula="of:=IF([.G629]=&quot;pos&quot;;[.L630];[.P628])" office:value-type="string" office:string-value="2374.49487">
            <text:p>2374.49487</text:p>
          </table:table-cell>
          <table:table-cell table:formula="of:=IF([.G629]=&quot;pos&quot;;[.L632];[.Q628])" office:value-type="string" office:string-value="2960.31274">
            <text:p>2960.31274</text:p>
          </table:table-cell>
          <table:table-cell table:formula="of:=IF([.P629]=[.P628];&quot;&quot;;CONCATENATE(&quot;{ name = '&quot;;[.O629];&quot;', x = &quot;;[.P629];&quot;, z = &quot;;[.Q6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630]=&quot;defName&quot;;[.J630];[.O629])" office:value-type="string" office:string-value="bug_larva">
            <text:p>bug_larva</text:p>
          </table:table-cell>
          <table:table-cell table:formula="of:=IF([.G630]=&quot;pos&quot;;[.L631];[.P629])" office:value-type="string" office:string-value="2374.49487">
            <text:p>2374.49487</text:p>
          </table:table-cell>
          <table:table-cell table:formula="of:=IF([.G630]=&quot;pos&quot;;[.L633];[.Q629])" office:value-type="string" office:string-value="2960.31274">
            <text:p>2960.31274</text:p>
          </table:table-cell>
          <table:table-cell table:formula="of:=IF([.P630]=[.P629];&quot;&quot;;CONCATENATE(&quot;{ name = '&quot;;[.O630];&quot;', x = &quot;;[.P630];&quot;, z = &quot;;[.Q6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31]=&quot;defName&quot;;[.J631];[.O630])" office:value-type="string" office:string-value="bug_larva">
            <text:p>bug_larva</text:p>
          </table:table-cell>
          <table:table-cell table:formula="of:=IF([.G631]=&quot;pos&quot;;[.L632];[.P630])" office:value-type="string" office:string-value="2374.49487">
            <text:p>2374.49487</text:p>
          </table:table-cell>
          <table:table-cell table:formula="of:=IF([.G631]=&quot;pos&quot;;[.L634];[.Q630])" office:value-type="string" office:string-value="2960.31274">
            <text:p>2960.31274</text:p>
          </table:table-cell>
          <table:table-cell table:formula="of:=IF([.P631]=[.P630];&quot;&quot;;CONCATENATE(&quot;{ name = '&quot;;[.O631];&quot;', x = &quot;;[.P631];&quot;, z = &quot;;[.Q6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632]=&quot;defName&quot;;[.J632];[.O631])" office:value-type="string" office:string-value="bug_larva">
            <text:p>bug_larva</text:p>
          </table:table-cell>
          <table:table-cell table:formula="of:=IF([.G632]=&quot;pos&quot;;[.L633];[.P631])" office:value-type="string" office:string-value="2374.49487">
            <text:p>2374.49487</text:p>
          </table:table-cell>
          <table:table-cell table:formula="of:=IF([.G632]=&quot;pos&quot;;[.L635];[.Q631])" office:value-type="string" office:string-value="2960.31274">
            <text:p>2960.31274</text:p>
          </table:table-cell>
          <table:table-cell table:formula="of:=IF([.P632]=[.P631];&quot;&quot;;CONCATENATE(&quot;{ name = '&quot;;[.O632];&quot;', x = &quot;;[.P632];&quot;, z = &quot;;[.Q6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33]=&quot;defName&quot;;[.J633];[.O632])" office:value-type="string" office:string-value="bug_larva">
            <text:p>bug_larva</text:p>
          </table:table-cell>
          <table:table-cell table:formula="of:=IF([.G633]=&quot;pos&quot;;[.L634];[.P632])" office:value-type="string" office:string-value="2374.49487">
            <text:p>2374.49487</text:p>
          </table:table-cell>
          <table:table-cell table:formula="of:=IF([.G633]=&quot;pos&quot;;[.L636];[.Q632])" office:value-type="string" office:string-value="2960.31274">
            <text:p>2960.31274</text:p>
          </table:table-cell>
          <table:table-cell table:formula="of:=IF([.P633]=[.P632];&quot;&quot;;CONCATENATE(&quot;{ name = '&quot;;[.O633];&quot;', x = &quot;;[.P633];&quot;, z = &quot;;[.Q6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34]=&quot;defName&quot;;[.J634];[.O633])" office:value-type="string" office:string-value="bug_larva">
            <text:p>bug_larva</text:p>
          </table:table-cell>
          <table:table-cell table:formula="of:=IF([.G634]=&quot;pos&quot;;[.L635];[.P633])" office:value-type="string" office:string-value="2374.49487">
            <text:p>2374.49487</text:p>
          </table:table-cell>
          <table:table-cell table:formula="of:=IF([.G634]=&quot;pos&quot;;[.L637];[.Q633])" office:value-type="string" office:string-value="2960.31274">
            <text:p>2960.31274</text:p>
          </table:table-cell>
          <table:table-cell table:formula="of:=IF([.P634]=[.P633];&quot;&quot;;CONCATENATE(&quot;{ name = '&quot;;[.O634];&quot;', x = &quot;;[.P634];&quot;, z = &quot;;[.Q6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37868071</text:p>
          </table:table-cell>
          <table:table-cell table:number-columns-repeated="2"/>
          <table:table-cell table:formula="of:=IF([.G635]=&quot;defName&quot;;[.J635];[.O634])" office:value-type="string" office:string-value="bug_larva">
            <text:p>bug_larva</text:p>
          </table:table-cell>
          <table:table-cell table:formula="of:=IF([.G635]=&quot;pos&quot;;[.L636];[.P634])" office:value-type="string" office:string-value="2374.49487">
            <text:p>2374.49487</text:p>
          </table:table-cell>
          <table:table-cell table:formula="of:=IF([.G635]=&quot;pos&quot;;[.L638];[.Q634])" office:value-type="string" office:string-value="2960.31274">
            <text:p>2960.31274</text:p>
          </table:table-cell>
          <table:table-cell table:formula="of:=IF([.P635]=[.P634];&quot;&quot;;CONCATENATE(&quot;{ name = '&quot;;[.O635];&quot;', x = &quot;;[.P635];&quot;, z = &quot;;[.Q6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36]=&quot;defName&quot;;[.J636];[.O635])" office:value-type="string" office:string-value="bug_larva">
            <text:p>bug_larva</text:p>
          </table:table-cell>
          <table:table-cell table:formula="of:=IF([.G636]=&quot;pos&quot;;[.L637];[.P635])" office:value-type="string" office:string-value="2374.49487">
            <text:p>2374.49487</text:p>
          </table:table-cell>
          <table:table-cell table:formula="of:=IF([.G636]=&quot;pos&quot;;[.L639];[.Q635])" office:value-type="string" office:string-value="2960.31274">
            <text:p>2960.31274</text:p>
          </table:table-cell>
          <table:table-cell table:formula="of:=IF([.P636]=[.P635];&quot;&quot;;CONCATENATE(&quot;{ name = '&quot;;[.O636];&quot;', x = &quot;;[.P636];&quot;, z = &quot;;[.Q6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37]=&quot;defName&quot;;[.J637];[.O636])" office:value-type="string" office:string-value="bug_larva">
            <text:p>bug_larva</text:p>
          </table:table-cell>
          <table:table-cell table:formula="of:=IF([.G637]=&quot;pos&quot;;[.L638];[.P636])" office:value-type="string" office:string-value="2374.49487">
            <text:p>2374.49487</text:p>
          </table:table-cell>
          <table:table-cell table:formula="of:=IF([.G637]=&quot;pos&quot;;[.L640];[.Q636])" office:value-type="string" office:string-value="2960.31274">
            <text:p>2960.31274</text:p>
          </table:table-cell>
          <table:table-cell table:formula="of:=IF([.P637]=[.P636];&quot;&quot;;CONCATENATE(&quot;{ name = '&quot;;[.O637];&quot;', x = &quot;;[.P637];&quot;, z = &quot;;[.Q6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638]=&quot;defName&quot;;[.J638];[.O637])" office:value-type="string" office:string-value="bug_larva">
            <text:p>bug_larva</text:p>
          </table:table-cell>
          <table:table-cell table:formula="of:=IF([.G638]=&quot;pos&quot;;[.L639];[.P637])" office:value-type="string" office:string-value="2374.49487">
            <text:p>2374.49487</text:p>
          </table:table-cell>
          <table:table-cell table:formula="of:=IF([.G638]=&quot;pos&quot;;[.L641];[.Q637])" office:value-type="string" office:string-value="2960.31274">
            <text:p>2960.31274</text:p>
          </table:table-cell>
          <table:table-cell table:formula="of:=IF([.P638]=[.P637];&quot;&quot;;CONCATENATE(&quot;{ name = '&quot;;[.O638];&quot;', x = &quot;;[.P638];&quot;, z = &quot;;[.Q6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39]=&quot;defName&quot;;[.J639];[.O638])" office:value-type="string" office:string-value="bug_larva">
            <text:p>bug_larva</text:p>
          </table:table-cell>
          <table:table-cell table:formula="of:=IF([.G639]=&quot;pos&quot;;[.L640];[.P638])" office:value-type="string" office:string-value="2374.49487">
            <text:p>2374.49487</text:p>
          </table:table-cell>
          <table:table-cell table:formula="of:=IF([.G639]=&quot;pos&quot;;[.L642];[.Q638])" office:value-type="string" office:string-value="2960.31274">
            <text:p>2960.31274</text:p>
          </table:table-cell>
          <table:table-cell table:formula="of:=IF([.P639]=[.P638];&quot;&quot;;CONCATENATE(&quot;{ name = '&quot;;[.O639];&quot;', x = &quot;;[.P639];&quot;, z = &quot;;[.Q6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40]=&quot;defName&quot;;[.J640];[.O639])" office:value-type="string" office:string-value="bug_larva">
            <text:p>bug_larva</text:p>
          </table:table-cell>
          <table:table-cell table:formula="of:=IF([.G640]=&quot;pos&quot;;[.L641];[.P639])" office:value-type="string" office:string-value="2374.49487">
            <text:p>2374.49487</text:p>
          </table:table-cell>
          <table:table-cell table:formula="of:=IF([.G640]=&quot;pos&quot;;[.L643];[.Q639])" office:value-type="string" office:string-value="2960.31274">
            <text:p>2960.31274</text:p>
          </table:table-cell>
          <table:table-cell table:formula="of:=IF([.P640]=[.P639];&quot;&quot;;CONCATENATE(&quot;{ name = '&quot;;[.O640];&quot;', x = &quot;;[.P640];&quot;, z = &quot;;[.Q6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41]=&quot;defName&quot;;[.J641];[.O640])" office:value-type="string" office:string-value="bug_larva">
            <text:p>bug_larva</text:p>
          </table:table-cell>
          <table:table-cell table:formula="of:=IF([.G641]=&quot;pos&quot;;[.L642];[.P640])" office:value-type="string" office:string-value="2374.49487">
            <text:p>2374.49487</text:p>
          </table:table-cell>
          <table:table-cell table:formula="of:=IF([.G641]=&quot;pos&quot;;[.L644];[.Q640])" office:value-type="string" office:string-value="2960.31274">
            <text:p>2960.31274</text:p>
          </table:table-cell>
          <table:table-cell table:formula="of:=IF([.P641]=[.P640];&quot;&quot;;CONCATENATE(&quot;{ name = '&quot;;[.O641];&quot;', x = &quot;;[.P641];&quot;, z = &quot;;[.Q6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42]=&quot;defName&quot;;[.J642];[.O641])" office:value-type="string" office:string-value="bug_larva">
            <text:p>bug_larva</text:p>
          </table:table-cell>
          <table:table-cell table:formula="of:=IF([.G642]=&quot;pos&quot;;[.L643];[.P641])" office:value-type="string" office:string-value="2374.49487">
            <text:p>2374.49487</text:p>
          </table:table-cell>
          <table:table-cell table:formula="of:=IF([.G642]=&quot;pos&quot;;[.L645];[.Q641])" office:value-type="string" office:string-value="2960.31274">
            <text:p>2960.31274</text:p>
          </table:table-cell>
          <table:table-cell table:formula="of:=IF([.P642]=[.P641];&quot;&quot;;CONCATENATE(&quot;{ name = '&quot;;[.O642];&quot;', x = &quot;;[.P642];&quot;, z = &quot;;[.Q6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43]=&quot;defName&quot;;[.J643];[.O642])" office:value-type="string" office:string-value="bug_larva">
            <text:p>bug_larva</text:p>
          </table:table-cell>
          <table:table-cell table:formula="of:=IF([.G643]=&quot;pos&quot;;[.L644];[.P642])" office:value-type="string" office:string-value="2374.49487">
            <text:p>2374.49487</text:p>
          </table:table-cell>
          <table:table-cell table:formula="of:=IF([.G643]=&quot;pos&quot;;[.L646];[.Q642])" office:value-type="string" office:string-value="2960.31274">
            <text:p>2960.31274</text:p>
          </table:table-cell>
          <table:table-cell table:formula="of:=IF([.P643]=[.P642];&quot;&quot;;CONCATENATE(&quot;{ name = '&quot;;[.O643];&quot;', x = &quot;;[.P643];&quot;, z = &quot;;[.Q643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644]=&quot;defName&quot;;[.J644];[.O643])" office:value-type="string" office:string-value="bug_larva">
            <text:p>bug_larva</text:p>
          </table:table-cell>
          <table:table-cell table:formula="of:=IF([.G644]=&quot;pos&quot;;[.L645];[.P643])" office:value-type="string" office:string-value="2374.49487">
            <text:p>2374.49487</text:p>
          </table:table-cell>
          <table:table-cell table:formula="of:=IF([.G644]=&quot;pos&quot;;[.L647];[.Q643])" office:value-type="string" office:string-value="2960.31274">
            <text:p>2960.31274</text:p>
          </table:table-cell>
          <table:table-cell table:formula="of:=IF([.P644]=[.P643];&quot;&quot;;CONCATENATE(&quot;{ name = '&quot;;[.O644];&quot;', x = &quot;;[.P644];&quot;, z = &quot;;[.Q644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0791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645]=&quot;defName&quot;;[.J645];[.O644])" office:value-type="string" office:string-value="bug_larva">
            <text:p>bug_larva</text:p>
          </table:table-cell>
          <table:table-cell table:formula="of:=IF([.G645]=&quot;pos&quot;;[.L646];[.P644])" office:value-type="string" office:string-value="2374.49487">
            <text:p>2374.49487</text:p>
          </table:table-cell>
          <table:table-cell table:formula="of:=IF([.G645]=&quot;pos&quot;;[.L648];[.Q644])" office:value-type="string" office:string-value="2960.31274">
            <text:p>2960.31274</text:p>
          </table:table-cell>
          <table:table-cell table:formula="of:=IF([.P645]=[.P644];&quot;&quot;;CONCATENATE(&quot;{ name = '&quot;;[.O645];&quot;', x = &quot;;[.P645];&quot;, z = &quot;;[.Q6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/>
          <table:table-cell table:number-columns-repeated="2"/>
          <table:table-cell table:formula="of:=IF([.G646]=&quot;defName&quot;;[.J646];[.O645])" office:value-type="string" office:string-value="bug_larva">
            <text:p>bug_larva</text:p>
          </table:table-cell>
          <table:table-cell table:formula="of:=IF([.G646]=&quot;pos&quot;;[.L647];[.P645])" office:value-type="string" office:string-value="2374.49487">
            <text:p>2374.49487</text:p>
          </table:table-cell>
          <table:table-cell table:formula="of:=IF([.G646]=&quot;pos&quot;;[.L649];[.Q645])" office:value-type="string" office:string-value="2960.31274">
            <text:p>2960.31274</text:p>
          </table:table-cell>
          <table:table-cell table:formula="of:=IF([.P646]=[.P645];&quot;&quot;;CONCATENATE(&quot;{ name = '&quot;;[.O646];&quot;', x = &quot;;[.P646];&quot;, z = &quot;;[.Q64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647]=&quot;defName&quot;;[.J647];[.O646])" office:value-type="string" office:string-value="bug_larva">
            <text:p>bug_larva</text:p>
          </table:table-cell>
          <table:table-cell table:formula="of:=IF([.G647]=&quot;pos&quot;;[.L648];[.P646])" office:value-type="string" office:string-value="2374.49487">
            <text:p>2374.49487</text:p>
          </table:table-cell>
          <table:table-cell table:formula="of:=IF([.G647]=&quot;pos&quot;;[.L650];[.Q646])" office:value-type="string" office:string-value="2960.31274">
            <text:p>2960.31274</text:p>
          </table:table-cell>
          <table:table-cell table:formula="of:=IF([.P647]=[.P646];&quot;&quot;;CONCATENATE(&quot;{ name = '&quot;;[.O647];&quot;', x = &quot;;[.P647];&quot;, z = &quot;;[.Q6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648]=&quot;defName&quot;;[.J648];[.O647])" office:value-type="string" office:string-value="bug_larva">
            <text:p>bug_larva</text:p>
          </table:table-cell>
          <table:table-cell table:formula="of:=IF([.G648]=&quot;pos&quot;;[.L649];[.P647])" office:value-type="string" office:string-value="2374.49487">
            <text:p>2374.49487</text:p>
          </table:table-cell>
          <table:table-cell table:formula="of:=IF([.G648]=&quot;pos&quot;;[.L651];[.Q647])" office:value-type="string" office:string-value="2960.31274">
            <text:p>2960.31274</text:p>
          </table:table-cell>
          <table:table-cell table:formula="of:=IF([.P648]=[.P647];&quot;&quot;;CONCATENATE(&quot;{ name = '&quot;;[.O648];&quot;', x = &quot;;[.P648];&quot;, z = &quot;;[.Q6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649]=&quot;defName&quot;;[.J649];[.O648])" office:value-type="string" office:string-value="bug_larva">
            <text:p>bug_larva</text:p>
          </table:table-cell>
          <table:table-cell table:formula="of:=IF([.G649]=&quot;pos&quot;;[.L650];[.P648])" office:value-type="string" office:string-value="2374.49487">
            <text:p>2374.49487</text:p>
          </table:table-cell>
          <table:table-cell table:formula="of:=IF([.G649]=&quot;pos&quot;;[.L652];[.Q648])" office:value-type="string" office:string-value="2960.31274">
            <text:p>2960.31274</text:p>
          </table:table-cell>
          <table:table-cell table:formula="of:=IF([.P649]=[.P648];&quot;&quot;;CONCATENATE(&quot;{ name = '&quot;;[.O649];&quot;', x = &quot;;[.P649];&quot;, z = &quot;;[.Q6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650]=&quot;defName&quot;;[.J650];[.O649])" office:value-type="string" office:string-value="bug_larva">
            <text:p>bug_larva</text:p>
          </table:table-cell>
          <table:table-cell table:formula="of:=IF([.G650]=&quot;pos&quot;;[.L651];[.P649])" office:value-type="string" office:string-value="2374.49487">
            <text:p>2374.49487</text:p>
          </table:table-cell>
          <table:table-cell table:formula="of:=IF([.G650]=&quot;pos&quot;;[.L653];[.Q649])" office:value-type="string" office:string-value="2960.31274">
            <text:p>2960.31274</text:p>
          </table:table-cell>
          <table:table-cell table:formula="of:=IF([.P650]=[.P649];&quot;&quot;;CONCATENATE(&quot;{ name = '&quot;;[.O650];&quot;', x = &quot;;[.P650];&quot;, z = &quot;;[.Q6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651]=&quot;defName&quot;;[.J651];[.O650])" office:value-type="string" office:string-value="bug_larva">
            <text:p>bug_larva</text:p>
          </table:table-cell>
          <table:table-cell table:formula="of:=IF([.G651]=&quot;pos&quot;;[.L652];[.P650])" office:value-type="string" office:string-value="2374.49487">
            <text:p>2374.49487</text:p>
          </table:table-cell>
          <table:table-cell table:formula="of:=IF([.G651]=&quot;pos&quot;;[.L654];[.Q650])" office:value-type="string" office:string-value="2960.31274">
            <text:p>2960.31274</text:p>
          </table:table-cell>
          <table:table-cell table:formula="of:=IF([.P651]=[.P650];&quot;&quot;;CONCATENATE(&quot;{ name = '&quot;;[.O651];&quot;', x = &quot;;[.P651];&quot;, z = &quot;;[.Q6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652]=&quot;defName&quot;;[.J652];[.O651])" office:value-type="string" office:string-value="bug_larva">
            <text:p>bug_larva</text:p>
          </table:table-cell>
          <table:table-cell table:formula="of:=IF([.G652]=&quot;pos&quot;;[.L653];[.P651])" office:value-type="string" office:string-value="2374.49487">
            <text:p>2374.49487</text:p>
          </table:table-cell>
          <table:table-cell table:formula="of:=IF([.G652]=&quot;pos&quot;;[.L655];[.Q651])" office:value-type="string" office:string-value="2960.31274">
            <text:p>2960.31274</text:p>
          </table:table-cell>
          <table:table-cell table:formula="of:=IF([.P652]=[.P651];&quot;&quot;;CONCATENATE(&quot;{ name = '&quot;;[.O652];&quot;', x = &quot;;[.P652];&quot;, z = &quot;;[.Q6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653]=&quot;defName&quot;;[.J653];[.O652])" office:value-type="string" office:string-value="bug_larva">
            <text:p>bug_larva</text:p>
          </table:table-cell>
          <table:table-cell table:formula="of:=IF([.G653]=&quot;pos&quot;;[.L654];[.P652])" office:value-type="string" office:string-value="2374.49487">
            <text:p>2374.49487</text:p>
          </table:table-cell>
          <table:table-cell table:formula="of:=IF([.G653]=&quot;pos&quot;;[.L656];[.Q652])" office:value-type="string" office:string-value="2960.31274">
            <text:p>2960.31274</text:p>
          </table:table-cell>
          <table:table-cell table:formula="of:=IF([.P653]=[.P652];&quot;&quot;;CONCATENATE(&quot;{ name = '&quot;;[.O653];&quot;', x = &quot;;[.P653];&quot;, z = &quot;;[.Q6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654]=&quot;defName&quot;;[.J654];[.O653])" office:value-type="string" office:string-value="bug_larva">
            <text:p>bug_larva</text:p>
          </table:table-cell>
          <table:table-cell table:formula="of:=IF([.G654]=&quot;pos&quot;;[.L655];[.P653])" office:value-type="string" office:string-value="2374.49487">
            <text:p>2374.49487</text:p>
          </table:table-cell>
          <table:table-cell table:formula="of:=IF([.G654]=&quot;pos&quot;;[.L657];[.Q653])" office:value-type="string" office:string-value="2960.31274">
            <text:p>2960.31274</text:p>
          </table:table-cell>
          <table:table-cell table:formula="of:=IF([.P654]=[.P653];&quot;&quot;;CONCATENATE(&quot;{ name = '&quot;;[.O654];&quot;', x = &quot;;[.P654];&quot;, z = &quot;;[.Q6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655]=&quot;defName&quot;;[.J655];[.O654])" office:value-type="string" office:string-value="bug_larva">
            <text:p>bug_larva</text:p>
          </table:table-cell>
          <table:table-cell table:formula="of:=IF([.G655]=&quot;pos&quot;;[.L656];[.P654])" office:value-type="string" office:string-value="2374.49487">
            <text:p>2374.49487</text:p>
          </table:table-cell>
          <table:table-cell table:formula="of:=IF([.G655]=&quot;pos&quot;;[.L658];[.Q654])" office:value-type="string" office:string-value="2960.31274">
            <text:p>2960.31274</text:p>
          </table:table-cell>
          <table:table-cell table:formula="of:=IF([.P655]=[.P654];&quot;&quot;;CONCATENATE(&quot;{ name = '&quot;;[.O655];&quot;', x = &quot;;[.P655];&quot;, z = &quot;;[.Q6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656]=&quot;defName&quot;;[.J656];[.O655])" office:value-type="string" office:string-value="bug_larva">
            <text:p>bug_larva</text:p>
          </table:table-cell>
          <table:table-cell table:formula="of:=IF([.G656]=&quot;pos&quot;;[.L657];[.P655])" office:value-type="string" office:string-value="2374.49487">
            <text:p>2374.49487</text:p>
          </table:table-cell>
          <table:table-cell table:formula="of:=IF([.G656]=&quot;pos&quot;;[.L659];[.Q655])" office:value-type="string" office:string-value="2960.31274">
            <text:p>2960.31274</text:p>
          </table:table-cell>
          <table:table-cell table:formula="of:=IF([.P656]=[.P655];&quot;&quot;;CONCATENATE(&quot;{ name = '&quot;;[.O656];&quot;', x = &quot;;[.P656];&quot;, z = &quot;;[.Q6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657]=&quot;defName&quot;;[.J657];[.O656])" office:value-type="string" office:string-value="bug_larva">
            <text:p>bug_larva</text:p>
          </table:table-cell>
          <table:table-cell table:formula="of:=IF([.G657]=&quot;pos&quot;;[.L658];[.P656])" office:value-type="string" office:string-value="2374.49487">
            <text:p>2374.49487</text:p>
          </table:table-cell>
          <table:table-cell table:formula="of:=IF([.G657]=&quot;pos&quot;;[.L660];[.Q656])" office:value-type="string" office:string-value="2960.31274">
            <text:p>2960.31274</text:p>
          </table:table-cell>
          <table:table-cell table:formula="of:=IF([.P657]=[.P656];&quot;&quot;;CONCATENATE(&quot;{ name = '&quot;;[.O657];&quot;', x = &quot;;[.P657];&quot;, z = &quot;;[.Q6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658]=&quot;defName&quot;;[.J658];[.O657])" office:value-type="string" office:string-value="bug_larva">
            <text:p>bug_larva</text:p>
          </table:table-cell>
          <table:table-cell table:formula="of:=IF([.G658]=&quot;pos&quot;;[.L659];[.P657])" office:value-type="string" office:string-value="2374.49487">
            <text:p>2374.49487</text:p>
          </table:table-cell>
          <table:table-cell table:formula="of:=IF([.G658]=&quot;pos&quot;;[.L661];[.Q657])" office:value-type="string" office:string-value="2960.31274">
            <text:p>2960.31274</text:p>
          </table:table-cell>
          <table:table-cell table:formula="of:=IF([.P658]=[.P657];&quot;&quot;;CONCATENATE(&quot;{ name = '&quot;;[.O658];&quot;', x = &quot;;[.P658];&quot;, z = &quot;;[.Q6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59]=&quot;defName&quot;;[.J659];[.O658])" office:value-type="string" office:string-value="bug_larva">
            <text:p>bug_larva</text:p>
          </table:table-cell>
          <table:table-cell table:formula="of:=IF([.G659]=&quot;pos&quot;;[.L660];[.P658])" office:value-type="string" office:string-value="2374.49487">
            <text:p>2374.49487</text:p>
          </table:table-cell>
          <table:table-cell table:formula="of:=IF([.G659]=&quot;pos&quot;;[.L662];[.Q658])" office:value-type="string" office:string-value="2960.31274">
            <text:p>2960.31274</text:p>
          </table:table-cell>
          <table:table-cell table:formula="of:=IF([.P659]=[.P658];&quot;&quot;;CONCATENATE(&quot;{ name = '&quot;;[.O659];&quot;', x = &quot;;[.P659];&quot;, z = &quot;;[.Q6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660]=&quot;defName&quot;;[.J660];[.O659])" office:value-type="string" office:string-value="bug_larva">
            <text:p>bug_larva</text:p>
          </table:table-cell>
          <table:table-cell table:formula="of:=IF([.G660]=&quot;pos&quot;;[.L661];[.P659])" office:value-type="string" office:string-value="2374.49487">
            <text:p>2374.49487</text:p>
          </table:table-cell>
          <table:table-cell table:formula="of:=IF([.G660]=&quot;pos&quot;;[.L663];[.Q659])" office:value-type="string" office:string-value="2960.31274">
            <text:p>2960.31274</text:p>
          </table:table-cell>
          <table:table-cell table:formula="of:=IF([.P660]=[.P659];&quot;&quot;;CONCATENATE(&quot;{ name = '&quot;;[.O660];&quot;', x = &quot;;[.P660];&quot;, z = &quot;;[.Q6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661]=&quot;defName&quot;;[.J661];[.O660])" office:value-type="string" office:string-value="bug_larva">
            <text:p>bug_larva</text:p>
          </table:table-cell>
          <table:table-cell table:formula="of:=IF([.G661]=&quot;pos&quot;;[.L662];[.P660])" office:value-type="string" office:string-value="2374.49487">
            <text:p>2374.49487</text:p>
          </table:table-cell>
          <table:table-cell table:formula="of:=IF([.G661]=&quot;pos&quot;;[.L664];[.Q660])" office:value-type="string" office:string-value="2960.31274">
            <text:p>2960.31274</text:p>
          </table:table-cell>
          <table:table-cell table:formula="of:=IF([.P661]=[.P660];&quot;&quot;;CONCATENATE(&quot;{ name = '&quot;;[.O661];&quot;', x = &quot;;[.P661];&quot;, z = &quot;;[.Q6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662]=&quot;defName&quot;;[.J662];[.O661])" office:value-type="string" office:string-value="bug_larva">
            <text:p>bug_larva</text:p>
          </table:table-cell>
          <table:table-cell table:formula="of:=IF([.G662]=&quot;pos&quot;;[.L663];[.P661])" office:value-type="string" office:string-value="2374.49487">
            <text:p>2374.49487</text:p>
          </table:table-cell>
          <table:table-cell table:formula="of:=IF([.G662]=&quot;pos&quot;;[.L665];[.Q661])" office:value-type="string" office:string-value="2960.31274">
            <text:p>2960.31274</text:p>
          </table:table-cell>
          <table:table-cell table:formula="of:=IF([.P662]=[.P661];&quot;&quot;;CONCATENATE(&quot;{ name = '&quot;;[.O662];&quot;', x = &quot;;[.P662];&quot;, z = &quot;;[.Q6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663]=&quot;defName&quot;;[.J663];[.O662])" office:value-type="string" office:string-value="bug_larva">
            <text:p>bug_larva</text:p>
          </table:table-cell>
          <table:table-cell table:formula="of:=IF([.G663]=&quot;pos&quot;;[.L664];[.P662])" office:value-type="string" office:string-value="2374.49487">
            <text:p>2374.49487</text:p>
          </table:table-cell>
          <table:table-cell table:formula="of:=IF([.G663]=&quot;pos&quot;;[.L666];[.Q662])" office:value-type="string" office:string-value="2960.31274">
            <text:p>2960.31274</text:p>
          </table:table-cell>
          <table:table-cell table:formula="of:=IF([.P663]=[.P662];&quot;&quot;;CONCATENATE(&quot;{ name = '&quot;;[.O663];&quot;', x = &quot;;[.P663];&quot;, z = &quot;;[.Q6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664]=&quot;defName&quot;;[.J664];[.O663])" office:value-type="string" office:string-value="bug_larva">
            <text:p>bug_larva</text:p>
          </table:table-cell>
          <table:table-cell table:formula="of:=IF([.G664]=&quot;pos&quot;;[.L665];[.P663])" office:value-type="string" office:string-value="2374.49487">
            <text:p>2374.49487</text:p>
          </table:table-cell>
          <table:table-cell table:formula="of:=IF([.G664]=&quot;pos&quot;;[.L667];[.Q663])" office:value-type="string" office:string-value="2960.31274">
            <text:p>2960.31274</text:p>
          </table:table-cell>
          <table:table-cell table:formula="of:=IF([.P664]=[.P663];&quot;&quot;;CONCATENATE(&quot;{ name = '&quot;;[.O664];&quot;', x = &quot;;[.P664];&quot;, z = &quot;;[.Q6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665]=&quot;defName&quot;;[.J665];[.O664])" office:value-type="string" office:string-value="bug_larva">
            <text:p>bug_larva</text:p>
          </table:table-cell>
          <table:table-cell table:formula="of:=IF([.G665]=&quot;pos&quot;;[.L666];[.P664])" office:value-type="string" office:string-value="2374.49487">
            <text:p>2374.49487</text:p>
          </table:table-cell>
          <table:table-cell table:formula="of:=IF([.G665]=&quot;pos&quot;;[.L668];[.Q664])" office:value-type="string" office:string-value="2960.31274">
            <text:p>2960.31274</text:p>
          </table:table-cell>
          <table:table-cell table:formula="of:=IF([.P665]=[.P664];&quot;&quot;;CONCATENATE(&quot;{ name = '&quot;;[.O665];&quot;', x = &quot;;[.P665];&quot;, z = &quot;;[.Q6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666]=&quot;defName&quot;;[.J666];[.O665])" office:value-type="string" office:string-value="bug_larva">
            <text:p>bug_larva</text:p>
          </table:table-cell>
          <table:table-cell table:formula="of:=IF([.G666]=&quot;pos&quot;;[.L667];[.P665])" office:value-type="string" office:string-value="2374.49487">
            <text:p>2374.49487</text:p>
          </table:table-cell>
          <table:table-cell table:formula="of:=IF([.G666]=&quot;pos&quot;;[.L669];[.Q665])" office:value-type="string" office:string-value="2960.31274">
            <text:p>2960.31274</text:p>
          </table:table-cell>
          <table:table-cell table:formula="of:=IF([.P666]=[.P665];&quot;&quot;;CONCATENATE(&quot;{ name = '&quot;;[.O666];&quot;', x = &quot;;[.P666];&quot;, z = &quot;;[.Q6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67]=&quot;defName&quot;;[.J667];[.O666])" office:value-type="string" office:string-value="bug_larva">
            <text:p>bug_larva</text:p>
          </table:table-cell>
          <table:table-cell table:formula="of:=IF([.G667]=&quot;pos&quot;;[.L668];[.P666])" office:value-type="string" office:string-value="2374.49487">
            <text:p>2374.49487</text:p>
          </table:table-cell>
          <table:table-cell table:formula="of:=IF([.G667]=&quot;pos&quot;;[.L670];[.Q666])" office:value-type="string" office:string-value="2960.31274">
            <text:p>2960.31274</text:p>
          </table:table-cell>
          <table:table-cell table:formula="of:=IF([.P667]=[.P666];&quot;&quot;;CONCATENATE(&quot;{ name = '&quot;;[.O667];&quot;', x = &quot;;[.P667];&quot;, z = &quot;;[.Q6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68]=&quot;defName&quot;;[.J668];[.O667])" office:value-type="string" office:string-value="bug_larva">
            <text:p>bug_larva</text:p>
          </table:table-cell>
          <table:table-cell table:formula="of:=IF([.G668]=&quot;pos&quot;;[.L669];[.P667])" office:value-type="string" office:string-value="2374.49487">
            <text:p>2374.49487</text:p>
          </table:table-cell>
          <table:table-cell table:formula="of:=IF([.G668]=&quot;pos&quot;;[.L671];[.Q667])" office:value-type="string" office:string-value="2960.31274">
            <text:p>2960.31274</text:p>
          </table:table-cell>
          <table:table-cell table:formula="of:=IF([.P668]=[.P667];&quot;&quot;;CONCATENATE(&quot;{ name = '&quot;;[.O668];&quot;', x = &quot;;[.P668];&quot;, z = &quot;;[.Q6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669]=&quot;defName&quot;;[.J669];[.O668])" office:value-type="string" office:string-value="bug_larva">
            <text:p>bug_larva</text:p>
          </table:table-cell>
          <table:table-cell table:formula="of:=IF([.G669]=&quot;pos&quot;;[.L670];[.P668])" office:value-type="string" office:string-value="2374.49487">
            <text:p>2374.49487</text:p>
          </table:table-cell>
          <table:table-cell table:formula="of:=IF([.G669]=&quot;pos&quot;;[.L672];[.Q668])" office:value-type="string" office:string-value="2960.31274">
            <text:p>2960.31274</text:p>
          </table:table-cell>
          <table:table-cell table:formula="of:=IF([.P669]=[.P668];&quot;&quot;;CONCATENATE(&quot;{ name = '&quot;;[.O669];&quot;', x = &quot;;[.P669];&quot;, z = &quot;;[.Q6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670]=&quot;defName&quot;;[.J670];[.O669])" office:value-type="string" office:string-value="bug_larva">
            <text:p>bug_larva</text:p>
          </table:table-cell>
          <table:table-cell table:formula="of:=IF([.G670]=&quot;pos&quot;;[.L671];[.P669])" office:value-type="string" office:string-value="2374.49487">
            <text:p>2374.49487</text:p>
          </table:table-cell>
          <table:table-cell table:formula="of:=IF([.G670]=&quot;pos&quot;;[.L673];[.Q669])" office:value-type="string" office:string-value="2960.31274">
            <text:p>2960.31274</text:p>
          </table:table-cell>
          <table:table-cell table:formula="of:=IF([.P670]=[.P669];&quot;&quot;;CONCATENATE(&quot;{ name = '&quot;;[.O670];&quot;', x = &quot;;[.P670];&quot;, z = &quot;;[.Q6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71]=&quot;defName&quot;;[.J671];[.O670])" office:value-type="string" office:string-value="bug_larva">
            <text:p>bug_larva</text:p>
          </table:table-cell>
          <table:table-cell table:formula="of:=IF([.G671]=&quot;pos&quot;;[.L672];[.P670])" office:value-type="string" office:string-value="2374.49487">
            <text:p>2374.49487</text:p>
          </table:table-cell>
          <table:table-cell table:formula="of:=IF([.G671]=&quot;pos&quot;;[.L674];[.Q670])" office:value-type="string" office:string-value="2960.31274">
            <text:p>2960.31274</text:p>
          </table:table-cell>
          <table:table-cell table:formula="of:=IF([.P671]=[.P670];&quot;&quot;;CONCATENATE(&quot;{ name = '&quot;;[.O671];&quot;', x = &quot;;[.P671];&quot;, z = &quot;;[.Q6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72]=&quot;defName&quot;;[.J672];[.O671])" office:value-type="string" office:string-value="bug_larva">
            <text:p>bug_larva</text:p>
          </table:table-cell>
          <table:table-cell table:formula="of:=IF([.G672]=&quot;pos&quot;;[.L673];[.P671])" office:value-type="string" office:string-value="2374.49487">
            <text:p>2374.49487</text:p>
          </table:table-cell>
          <table:table-cell table:formula="of:=IF([.G672]=&quot;pos&quot;;[.L675];[.Q671])" office:value-type="string" office:string-value="2960.31274">
            <text:p>2960.31274</text:p>
          </table:table-cell>
          <table:table-cell table:formula="of:=IF([.P672]=[.P671];&quot;&quot;;CONCATENATE(&quot;{ name = '&quot;;[.O672];&quot;', x = &quot;;[.P672];&quot;, z = &quot;;[.Q6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673]=&quot;defName&quot;;[.J673];[.O672])" office:value-type="string" office:string-value="bug_larva">
            <text:p>bug_larva</text:p>
          </table:table-cell>
          <table:table-cell table:formula="of:=IF([.G673]=&quot;pos&quot;;[.L674];[.P672])" office:value-type="string" office:string-value="2374.49487">
            <text:p>2374.49487</text:p>
          </table:table-cell>
          <table:table-cell table:formula="of:=IF([.G673]=&quot;pos&quot;;[.L676];[.Q672])" office:value-type="string" office:string-value="2960.31274">
            <text:p>2960.31274</text:p>
          </table:table-cell>
          <table:table-cell table:formula="of:=IF([.P673]=[.P672];&quot;&quot;;CONCATENATE(&quot;{ name = '&quot;;[.O673];&quot;', x = &quot;;[.P673];&quot;, z = &quot;;[.Q6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674]=&quot;defName&quot;;[.J674];[.O673])" office:value-type="string" office:string-value="bug_larva">
            <text:p>bug_larva</text:p>
          </table:table-cell>
          <table:table-cell table:formula="of:=IF([.G674]=&quot;pos&quot;;[.L675];[.P673])" office:value-type="string" office:string-value="2374.49487">
            <text:p>2374.49487</text:p>
          </table:table-cell>
          <table:table-cell table:formula="of:=IF([.G674]=&quot;pos&quot;;[.L677];[.Q673])" office:value-type="string" office:string-value="2960.31274">
            <text:p>2960.31274</text:p>
          </table:table-cell>
          <table:table-cell table:formula="of:=IF([.P674]=[.P673];&quot;&quot;;CONCATENATE(&quot;{ name = '&quot;;[.O674];&quot;', x = &quot;;[.P674];&quot;, z = &quot;;[.Q6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675]=&quot;defName&quot;;[.J675];[.O674])" office:value-type="string" office:string-value="bug_larva">
            <text:p>bug_larva</text:p>
          </table:table-cell>
          <table:table-cell table:formula="of:=IF([.G675]=&quot;pos&quot;;[.L676];[.P674])" office:value-type="string" office:string-value="2374.49487">
            <text:p>2374.49487</text:p>
          </table:table-cell>
          <table:table-cell table:formula="of:=IF([.G675]=&quot;pos&quot;;[.L678];[.Q674])" office:value-type="string" office:string-value="2960.31274">
            <text:p>2960.31274</text:p>
          </table:table-cell>
          <table:table-cell table:formula="of:=IF([.P675]=[.P674];&quot;&quot;;CONCATENATE(&quot;{ name = '&quot;;[.O675];&quot;', x = &quot;;[.P675];&quot;, z = &quot;;[.Q6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676]=&quot;defName&quot;;[.J676];[.O675])" office:value-type="string" office:string-value="bug_larva">
            <text:p>bug_larva</text:p>
          </table:table-cell>
          <table:table-cell table:formula="of:=IF([.G676]=&quot;pos&quot;;[.L677];[.P675])" office:value-type="string" office:string-value="2374.49487">
            <text:p>2374.49487</text:p>
          </table:table-cell>
          <table:table-cell table:formula="of:=IF([.G676]=&quot;pos&quot;;[.L679];[.Q675])" office:value-type="string" office:string-value="2960.31274">
            <text:p>2960.31274</text:p>
          </table:table-cell>
          <table:table-cell table:formula="of:=IF([.P676]=[.P675];&quot;&quot;;CONCATENATE(&quot;{ name = '&quot;;[.O676];&quot;', x = &quot;;[.P676];&quot;, z = &quot;;[.Q6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677]=&quot;defName&quot;;[.J677];[.O676])" office:value-type="string" office:string-value="bug_larva">
            <text:p>bug_larva</text:p>
          </table:table-cell>
          <table:table-cell table:formula="of:=IF([.G677]=&quot;pos&quot;;[.L678];[.P676])" office:value-type="string" office:string-value="2374.49487">
            <text:p>2374.49487</text:p>
          </table:table-cell>
          <table:table-cell table:formula="of:=IF([.G677]=&quot;pos&quot;;[.L680];[.Q676])" office:value-type="string" office:string-value="2960.31274">
            <text:p>2960.31274</text:p>
          </table:table-cell>
          <table:table-cell table:formula="of:=IF([.P677]=[.P676];&quot;&quot;;CONCATENATE(&quot;{ name = '&quot;;[.O677];&quot;', x = &quot;;[.P677];&quot;, z = &quot;;[.Q6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678]=&quot;defName&quot;;[.J678];[.O677])" office:value-type="string" office:string-value="bug_larva">
            <text:p>bug_larva</text:p>
          </table:table-cell>
          <table:table-cell table:formula="of:=IF([.G678]=&quot;pos&quot;;[.L679];[.P677])" office:value-type="string" office:string-value="2374.49487">
            <text:p>2374.49487</text:p>
          </table:table-cell>
          <table:table-cell table:formula="of:=IF([.G678]=&quot;pos&quot;;[.L681];[.Q677])" office:value-type="string" office:string-value="2960.31274">
            <text:p>2960.31274</text:p>
          </table:table-cell>
          <table:table-cell table:formula="of:=IF([.P678]=[.P677];&quot;&quot;;CONCATENATE(&quot;{ name = '&quot;;[.O678];&quot;', x = &quot;;[.P678];&quot;, z = &quot;;[.Q6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79]=&quot;defName&quot;;[.J679];[.O678])" office:value-type="string" office:string-value="bug_larva">
            <text:p>bug_larva</text:p>
          </table:table-cell>
          <table:table-cell table:formula="of:=IF([.G679]=&quot;pos&quot;;[.L680];[.P678])" office:value-type="string" office:string-value="2374.49487">
            <text:p>2374.49487</text:p>
          </table:table-cell>
          <table:table-cell table:formula="of:=IF([.G679]=&quot;pos&quot;;[.L682];[.Q678])" office:value-type="string" office:string-value="2960.31274">
            <text:p>2960.31274</text:p>
          </table:table-cell>
          <table:table-cell table:formula="of:=IF([.P679]=[.P678];&quot;&quot;;CONCATENATE(&quot;{ name = '&quot;;[.O679];&quot;', x = &quot;;[.P679];&quot;, z = &quot;;[.Q6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80]=&quot;defName&quot;;[.J680];[.O679])" office:value-type="string" office:string-value="bug_larva">
            <text:p>bug_larva</text:p>
          </table:table-cell>
          <table:table-cell table:formula="of:=IF([.G680]=&quot;pos&quot;;[.L681];[.P679])" office:value-type="string" office:string-value="2374.49487">
            <text:p>2374.49487</text:p>
          </table:table-cell>
          <table:table-cell table:formula="of:=IF([.G680]=&quot;pos&quot;;[.L683];[.Q679])" office:value-type="string" office:string-value="2960.31274">
            <text:p>2960.31274</text:p>
          </table:table-cell>
          <table:table-cell table:formula="of:=IF([.P680]=[.P679];&quot;&quot;;CONCATENATE(&quot;{ name = '&quot;;[.O680];&quot;', x = &quot;;[.P680];&quot;, z = &quot;;[.Q6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681]=&quot;defName&quot;;[.J681];[.O680])" office:value-type="string" office:string-value="bug_larva">
            <text:p>bug_larva</text:p>
          </table:table-cell>
          <table:table-cell table:formula="of:=IF([.G681]=&quot;pos&quot;;[.L682];[.P680])" office:value-type="string" office:string-value="2374.49487">
            <text:p>2374.49487</text:p>
          </table:table-cell>
          <table:table-cell table:formula="of:=IF([.G681]=&quot;pos&quot;;[.L684];[.Q680])" office:value-type="string" office:string-value="2960.31274">
            <text:p>2960.31274</text:p>
          </table:table-cell>
          <table:table-cell table:formula="of:=IF([.P681]=[.P680];&quot;&quot;;CONCATENATE(&quot;{ name = '&quot;;[.O681];&quot;', x = &quot;;[.P681];&quot;, z = &quot;;[.Q6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82]=&quot;defName&quot;;[.J682];[.O681])" office:value-type="string" office:string-value="bug_larva">
            <text:p>bug_larva</text:p>
          </table:table-cell>
          <table:table-cell table:formula="of:=IF([.G682]=&quot;pos&quot;;[.L683];[.P681])" office:value-type="string" office:string-value="2374.49487">
            <text:p>2374.49487</text:p>
          </table:table-cell>
          <table:table-cell table:formula="of:=IF([.G682]=&quot;pos&quot;;[.L685];[.Q681])" office:value-type="string" office:string-value="2960.31274">
            <text:p>2960.31274</text:p>
          </table:table-cell>
          <table:table-cell table:formula="of:=IF([.P682]=[.P681];&quot;&quot;;CONCATENATE(&quot;{ name = '&quot;;[.O682];&quot;', x = &quot;;[.P682];&quot;, z = &quot;;[.Q6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683]=&quot;defName&quot;;[.J683];[.O682])" office:value-type="string" office:string-value="bug_larva">
            <text:p>bug_larva</text:p>
          </table:table-cell>
          <table:table-cell table:formula="of:=IF([.G683]=&quot;pos&quot;;[.L684];[.P682])" office:value-type="string" office:string-value="2374.49487">
            <text:p>2374.49487</text:p>
          </table:table-cell>
          <table:table-cell table:formula="of:=IF([.G683]=&quot;pos&quot;;[.L686];[.Q682])" office:value-type="string" office:string-value="2960.31274">
            <text:p>2960.31274</text:p>
          </table:table-cell>
          <table:table-cell table:formula="of:=IF([.P683]=[.P682];&quot;&quot;;CONCATENATE(&quot;{ name = '&quot;;[.O683];&quot;', x = &quot;;[.P683];&quot;, z = &quot;;[.Q6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84]=&quot;defName&quot;;[.J684];[.O683])" office:value-type="string" office:string-value="bug_larva">
            <text:p>bug_larva</text:p>
          </table:table-cell>
          <table:table-cell table:formula="of:=IF([.G684]=&quot;pos&quot;;[.L685];[.P683])" office:value-type="string" office:string-value="2374.49487">
            <text:p>2374.49487</text:p>
          </table:table-cell>
          <table:table-cell table:formula="of:=IF([.G684]=&quot;pos&quot;;[.L687];[.Q683])" office:value-type="string" office:string-value="2960.31274">
            <text:p>2960.31274</text:p>
          </table:table-cell>
          <table:table-cell table:formula="of:=IF([.P684]=[.P683];&quot;&quot;;CONCATENATE(&quot;{ name = '&quot;;[.O684];&quot;', x = &quot;;[.P684];&quot;, z = &quot;;[.Q6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685]=&quot;defName&quot;;[.J685];[.O684])" office:value-type="string" office:string-value="bug_larva">
            <text:p>bug_larva</text:p>
          </table:table-cell>
          <table:table-cell table:formula="of:=IF([.G685]=&quot;pos&quot;;[.L686];[.P684])" office:value-type="string" office:string-value="2374.49487">
            <text:p>2374.49487</text:p>
          </table:table-cell>
          <table:table-cell table:formula="of:=IF([.G685]=&quot;pos&quot;;[.L688];[.Q684])" office:value-type="string" office:string-value="2960.31274">
            <text:p>2960.31274</text:p>
          </table:table-cell>
          <table:table-cell table:formula="of:=IF([.P685]=[.P684];&quot;&quot;;CONCATENATE(&quot;{ name = '&quot;;[.O685];&quot;', x = &quot;;[.P685];&quot;, z = &quot;;[.Q6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686]=&quot;defName&quot;;[.J686];[.O685])" office:value-type="string" office:string-value="bug_larva">
            <text:p>bug_larva</text:p>
          </table:table-cell>
          <table:table-cell table:formula="of:=IF([.G686]=&quot;pos&quot;;[.L687];[.P685])" office:value-type="string" office:string-value="2374.49487">
            <text:p>2374.49487</text:p>
          </table:table-cell>
          <table:table-cell table:formula="of:=IF([.G686]=&quot;pos&quot;;[.L689];[.Q685])" office:value-type="string" office:string-value="2960.31274">
            <text:p>2960.31274</text:p>
          </table:table-cell>
          <table:table-cell table:formula="of:=IF([.P686]=[.P685];&quot;&quot;;CONCATENATE(&quot;{ name = '&quot;;[.O686];&quot;', x = &quot;;[.P686];&quot;, z = &quot;;[.Q6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87]=&quot;defName&quot;;[.J687];[.O686])" office:value-type="string" office:string-value="bug_larva">
            <text:p>bug_larva</text:p>
          </table:table-cell>
          <table:table-cell table:formula="of:=IF([.G687]=&quot;pos&quot;;[.L688];[.P686])" office:value-type="string" office:string-value="2374.49487">
            <text:p>2374.49487</text:p>
          </table:table-cell>
          <table:table-cell table:formula="of:=IF([.G687]=&quot;pos&quot;;[.L690];[.Q686])" office:value-type="string" office:string-value="2960.31274">
            <text:p>2960.31274</text:p>
          </table:table-cell>
          <table:table-cell table:formula="of:=IF([.P687]=[.P686];&quot;&quot;;CONCATENATE(&quot;{ name = '&quot;;[.O687];&quot;', x = &quot;;[.P687];&quot;, z = &quot;;[.Q6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688]=&quot;defName&quot;;[.J688];[.O687])" office:value-type="string" office:string-value="bug_larva">
            <text:p>bug_larva</text:p>
          </table:table-cell>
          <table:table-cell table:formula="of:=IF([.G688]=&quot;pos&quot;;[.L689];[.P687])" office:value-type="string" office:string-value="2374.49487">
            <text:p>2374.49487</text:p>
          </table:table-cell>
          <table:table-cell table:formula="of:=IF([.G688]=&quot;pos&quot;;[.L691];[.Q687])" office:value-type="string" office:string-value="2960.31274">
            <text:p>2960.31274</text:p>
          </table:table-cell>
          <table:table-cell table:formula="of:=IF([.P688]=[.P687];&quot;&quot;;CONCATENATE(&quot;{ name = '&quot;;[.O688];&quot;', x = &quot;;[.P688];&quot;, z = &quot;;[.Q6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689]=&quot;defName&quot;;[.J689];[.O688])" office:value-type="string" office:string-value="bug_larva">
            <text:p>bug_larva</text:p>
          </table:table-cell>
          <table:table-cell table:formula="of:=IF([.G689]=&quot;pos&quot;;[.L690];[.P688])" office:value-type="string" office:string-value="2374.49487">
            <text:p>2374.49487</text:p>
          </table:table-cell>
          <table:table-cell table:formula="of:=IF([.G689]=&quot;pos&quot;;[.L692];[.Q688])" office:value-type="string" office:string-value="2960.31274">
            <text:p>2960.31274</text:p>
          </table:table-cell>
          <table:table-cell table:formula="of:=IF([.P689]=[.P688];&quot;&quot;;CONCATENATE(&quot;{ name = '&quot;;[.O689];&quot;', x = &quot;;[.P689];&quot;, z = &quot;;[.Q6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690]=&quot;defName&quot;;[.J690];[.O689])" office:value-type="string" office:string-value="bug_larva">
            <text:p>bug_larva</text:p>
          </table:table-cell>
          <table:table-cell table:formula="of:=IF([.G690]=&quot;pos&quot;;[.L691];[.P689])" office:value-type="string" office:string-value="2374.49487">
            <text:p>2374.49487</text:p>
          </table:table-cell>
          <table:table-cell table:formula="of:=IF([.G690]=&quot;pos&quot;;[.L693];[.Q689])" office:value-type="string" office:string-value="2960.31274">
            <text:p>2960.31274</text:p>
          </table:table-cell>
          <table:table-cell table:formula="of:=IF([.P690]=[.P689];&quot;&quot;;CONCATENATE(&quot;{ name = '&quot;;[.O690];&quot;', x = &quot;;[.P690];&quot;, z = &quot;;[.Q6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91]=&quot;defName&quot;;[.J691];[.O690])" office:value-type="string" office:string-value="bug_larva">
            <text:p>bug_larva</text:p>
          </table:table-cell>
          <table:table-cell table:formula="of:=IF([.G691]=&quot;pos&quot;;[.L692];[.P690])" office:value-type="string" office:string-value="2374.49487">
            <text:p>2374.49487</text:p>
          </table:table-cell>
          <table:table-cell table:formula="of:=IF([.G691]=&quot;pos&quot;;[.L694];[.Q690])" office:value-type="string" office:string-value="2960.31274">
            <text:p>2960.31274</text:p>
          </table:table-cell>
          <table:table-cell table:formula="of:=IF([.P691]=[.P690];&quot;&quot;;CONCATENATE(&quot;{ name = '&quot;;[.O691];&quot;', x = &quot;;[.P691];&quot;, z = &quot;;[.Q6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92]=&quot;defName&quot;;[.J692];[.O691])" office:value-type="string" office:string-value="bug_larva">
            <text:p>bug_larva</text:p>
          </table:table-cell>
          <table:table-cell table:formula="of:=IF([.G692]=&quot;pos&quot;;[.L693];[.P691])" office:value-type="string" office:string-value="3428.1853">
            <text:p>3428.1853</text:p>
          </table:table-cell>
          <table:table-cell table:formula="of:=IF([.G692]=&quot;pos&quot;;[.L695];[.Q691])" office:value-type="string" office:string-value="1392.87488">
            <text:p>1392.87488</text:p>
          </table:table-cell>
          <table:table-cell table:formula="of:=IF([.P692]=[.P691];&quot;&quot;;CONCATENATE(&quot;{ name = '&quot;;[.O692];&quot;', x = &quot;;[.P692];&quot;, z = &quot;;[.Q692];&quot;, facing = 0, },&quot;))" office:value-type="string" office:string-value="{ name = 'bug_larva', x = 3428.1853, z = 1392.87488, facing = 0, },">
            <text:p>{ name = 'bug_larva', x = 3428.1853, z = 1392.87488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428.1853</text:p>
          </table:table-cell>
          <table:table-cell table:number-columns-repeated="2"/>
          <table:table-cell table:formula="of:=IF([.G693]=&quot;defName&quot;;[.J693];[.O692])" office:value-type="string" office:string-value="bug_larva">
            <text:p>bug_larva</text:p>
          </table:table-cell>
          <table:table-cell table:formula="of:=IF([.G693]=&quot;pos&quot;;[.L694];[.P692])" office:value-type="string" office:string-value="3428.1853">
            <text:p>3428.1853</text:p>
          </table:table-cell>
          <table:table-cell table:formula="of:=IF([.G693]=&quot;pos&quot;;[.L696];[.Q692])" office:value-type="string" office:string-value="1392.87488">
            <text:p>1392.87488</text:p>
          </table:table-cell>
          <table:table-cell table:formula="of:=IF([.P693]=[.P692];&quot;&quot;;CONCATENATE(&quot;{ name = '&quot;;[.O693];&quot;', x = &quot;;[.P693];&quot;, z = &quot;;[.Q6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3.8613052</text:p>
          </table:table-cell>
          <table:table-cell table:number-columns-repeated="2"/>
          <table:table-cell table:formula="of:=IF([.G694]=&quot;defName&quot;;[.J694];[.O693])" office:value-type="string" office:string-value="bug_larva">
            <text:p>bug_larva</text:p>
          </table:table-cell>
          <table:table-cell table:formula="of:=IF([.G694]=&quot;pos&quot;;[.L695];[.P693])" office:value-type="string" office:string-value="3428.1853">
            <text:p>3428.1853</text:p>
          </table:table-cell>
          <table:table-cell table:formula="of:=IF([.G694]=&quot;pos&quot;;[.L697];[.Q693])" office:value-type="string" office:string-value="1392.87488">
            <text:p>1392.87488</text:p>
          </table:table-cell>
          <table:table-cell table:formula="of:=IF([.P694]=[.P693];&quot;&quot;;CONCATENATE(&quot;{ name = '&quot;;[.O694];&quot;', x = &quot;;[.P694];&quot;, z = &quot;;[.Q6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392.87488</text:p>
          </table:table-cell>
          <table:table-cell table:number-columns-repeated="2"/>
          <table:table-cell table:formula="of:=IF([.G695]=&quot;defName&quot;;[.J695];[.O694])" office:value-type="string" office:string-value="bug_larva">
            <text:p>bug_larva</text:p>
          </table:table-cell>
          <table:table-cell table:formula="of:=IF([.G695]=&quot;pos&quot;;[.L696];[.P694])" office:value-type="string" office:string-value="3428.1853">
            <text:p>3428.1853</text:p>
          </table:table-cell>
          <table:table-cell table:formula="of:=IF([.G695]=&quot;pos&quot;;[.L698];[.Q694])" office:value-type="string" office:string-value="1392.87488">
            <text:p>1392.87488</text:p>
          </table:table-cell>
          <table:table-cell table:formula="of:=IF([.P695]=[.P694];&quot;&quot;;CONCATENATE(&quot;{ name = '&quot;;[.O695];&quot;', x = &quot;;[.P695];&quot;, z = &quot;;[.Q6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696]=&quot;defName&quot;;[.J696];[.O695])" office:value-type="string" office:string-value="bug_larva">
            <text:p>bug_larva</text:p>
          </table:table-cell>
          <table:table-cell table:formula="of:=IF([.G696]=&quot;pos&quot;;[.L697];[.P695])" office:value-type="string" office:string-value="3428.1853">
            <text:p>3428.1853</text:p>
          </table:table-cell>
          <table:table-cell table:formula="of:=IF([.G696]=&quot;pos&quot;;[.L699];[.Q695])" office:value-type="string" office:string-value="1392.87488">
            <text:p>1392.87488</text:p>
          </table:table-cell>
          <table:table-cell table:formula="of:=IF([.P696]=[.P695];&quot;&quot;;CONCATENATE(&quot;{ name = '&quot;;[.O696];&quot;', x = &quot;;[.P696];&quot;, z = &quot;;[.Q6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697]=&quot;defName&quot;;[.J697];[.O696])" office:value-type="string" office:string-value="bug_larva">
            <text:p>bug_larva</text:p>
          </table:table-cell>
          <table:table-cell table:formula="of:=IF([.G697]=&quot;pos&quot;;[.L698];[.P696])" office:value-type="string" office:string-value="3428.1853">
            <text:p>3428.1853</text:p>
          </table:table-cell>
          <table:table-cell table:formula="of:=IF([.G697]=&quot;pos&quot;;[.L700];[.Q696])" office:value-type="string" office:string-value="1392.87488">
            <text:p>1392.87488</text:p>
          </table:table-cell>
          <table:table-cell table:formula="of:=IF([.P697]=[.P696];&quot;&quot;;CONCATENATE(&quot;{ name = '&quot;;[.O697];&quot;', x = &quot;;[.P697];&quot;, z = &quot;;[.Q6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698]=&quot;defName&quot;;[.J698];[.O697])" office:value-type="string" office:string-value="bug_larva">
            <text:p>bug_larva</text:p>
          </table:table-cell>
          <table:table-cell table:formula="of:=IF([.G698]=&quot;pos&quot;;[.L699];[.P697])" office:value-type="string" office:string-value="3428.1853">
            <text:p>3428.1853</text:p>
          </table:table-cell>
          <table:table-cell table:formula="of:=IF([.G698]=&quot;pos&quot;;[.L701];[.Q697])" office:value-type="string" office:string-value="1392.87488">
            <text:p>1392.87488</text:p>
          </table:table-cell>
          <table:table-cell table:formula="of:=IF([.P698]=[.P697];&quot;&quot;;CONCATENATE(&quot;{ name = '&quot;;[.O698];&quot;', x = &quot;;[.P698];&quot;, z = &quot;;[.Q6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699]=&quot;defName&quot;;[.J699];[.O698])" office:value-type="string" office:string-value="bug_larva">
            <text:p>bug_larva</text:p>
          </table:table-cell>
          <table:table-cell table:formula="of:=IF([.G699]=&quot;pos&quot;;[.L700];[.P698])" office:value-type="string" office:string-value="3428.1853">
            <text:p>3428.1853</text:p>
          </table:table-cell>
          <table:table-cell table:formula="of:=IF([.G699]=&quot;pos&quot;;[.L702];[.Q698])" office:value-type="string" office:string-value="1392.87488">
            <text:p>1392.87488</text:p>
          </table:table-cell>
          <table:table-cell table:formula="of:=IF([.P699]=[.P698];&quot;&quot;;CONCATENATE(&quot;{ name = '&quot;;[.O699];&quot;', x = &quot;;[.P699];&quot;, z = &quot;;[.Q6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00]=&quot;defName&quot;;[.J700];[.O699])" office:value-type="string" office:string-value="bug_larva">
            <text:p>bug_larva</text:p>
          </table:table-cell>
          <table:table-cell table:formula="of:=IF([.G700]=&quot;pos&quot;;[.L701];[.P699])" office:value-type="string" office:string-value="3428.1853">
            <text:p>3428.1853</text:p>
          </table:table-cell>
          <table:table-cell table:formula="of:=IF([.G700]=&quot;pos&quot;;[.L703];[.Q699])" office:value-type="string" office:string-value="1392.87488">
            <text:p>1392.87488</text:p>
          </table:table-cell>
          <table:table-cell table:formula="of:=IF([.P700]=[.P699];&quot;&quot;;CONCATENATE(&quot;{ name = '&quot;;[.O700];&quot;', x = &quot;;[.P700];&quot;, z = &quot;;[.Q7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701]=&quot;defName&quot;;[.J701];[.O700])" office:value-type="string" office:string-value="bug_larva">
            <text:p>bug_larva</text:p>
          </table:table-cell>
          <table:table-cell table:formula="of:=IF([.G701]=&quot;pos&quot;;[.L702];[.P700])" office:value-type="string" office:string-value="3428.1853">
            <text:p>3428.1853</text:p>
          </table:table-cell>
          <table:table-cell table:formula="of:=IF([.G701]=&quot;pos&quot;;[.L704];[.Q700])" office:value-type="string" office:string-value="1392.87488">
            <text:p>1392.87488</text:p>
          </table:table-cell>
          <table:table-cell table:formula="of:=IF([.P701]=[.P700];&quot;&quot;;CONCATENATE(&quot;{ name = '&quot;;[.O701];&quot;', x = &quot;;[.P701];&quot;, z = &quot;;[.Q7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02]=&quot;defName&quot;;[.J702];[.O701])" office:value-type="string" office:string-value="bug_larva">
            <text:p>bug_larva</text:p>
          </table:table-cell>
          <table:table-cell table:formula="of:=IF([.G702]=&quot;pos&quot;;[.L703];[.P701])" office:value-type="string" office:string-value="3428.1853">
            <text:p>3428.1853</text:p>
          </table:table-cell>
          <table:table-cell table:formula="of:=IF([.G702]=&quot;pos&quot;;[.L705];[.Q701])" office:value-type="string" office:string-value="1392.87488">
            <text:p>1392.87488</text:p>
          </table:table-cell>
          <table:table-cell table:formula="of:=IF([.P702]=[.P701];&quot;&quot;;CONCATENATE(&quot;{ name = '&quot;;[.O702];&quot;', x = &quot;;[.P702];&quot;, z = &quot;;[.Q7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03]=&quot;defName&quot;;[.J703];[.O702])" office:value-type="string" office:string-value="bug_larva">
            <text:p>bug_larva</text:p>
          </table:table-cell>
          <table:table-cell table:formula="of:=IF([.G703]=&quot;pos&quot;;[.L704];[.P702])" office:value-type="string" office:string-value="3428.1853">
            <text:p>3428.1853</text:p>
          </table:table-cell>
          <table:table-cell table:formula="of:=IF([.G703]=&quot;pos&quot;;[.L706];[.Q702])" office:value-type="string" office:string-value="1392.87488">
            <text:p>1392.87488</text:p>
          </table:table-cell>
          <table:table-cell table:formula="of:=IF([.P703]=[.P702];&quot;&quot;;CONCATENATE(&quot;{ name = '&quot;;[.O703];&quot;', x = &quot;;[.P703];&quot;, z = &quot;;[.Q7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2.05645275</text:p>
          </table:table-cell>
          <table:table-cell table:number-columns-repeated="2"/>
          <table:table-cell table:formula="of:=IF([.G704]=&quot;defName&quot;;[.J704];[.O703])" office:value-type="string" office:string-value="bug_larva">
            <text:p>bug_larva</text:p>
          </table:table-cell>
          <table:table-cell table:formula="of:=IF([.G704]=&quot;pos&quot;;[.L705];[.P703])" office:value-type="string" office:string-value="3428.1853">
            <text:p>3428.1853</text:p>
          </table:table-cell>
          <table:table-cell table:formula="of:=IF([.G704]=&quot;pos&quot;;[.L707];[.Q703])" office:value-type="string" office:string-value="1392.87488">
            <text:p>1392.87488</text:p>
          </table:table-cell>
          <table:table-cell table:formula="of:=IF([.P704]=[.P703];&quot;&quot;;CONCATENATE(&quot;{ name = '&quot;;[.O704];&quot;', x = &quot;;[.P704];&quot;, z = &quot;;[.Q7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05]=&quot;defName&quot;;[.J705];[.O704])" office:value-type="string" office:string-value="bug_larva">
            <text:p>bug_larva</text:p>
          </table:table-cell>
          <table:table-cell table:formula="of:=IF([.G705]=&quot;pos&quot;;[.L706];[.P704])" office:value-type="string" office:string-value="3428.1853">
            <text:p>3428.1853</text:p>
          </table:table-cell>
          <table:table-cell table:formula="of:=IF([.G705]=&quot;pos&quot;;[.L708];[.Q704])" office:value-type="string" office:string-value="1392.87488">
            <text:p>1392.87488</text:p>
          </table:table-cell>
          <table:table-cell table:formula="of:=IF([.P705]=[.P704];&quot;&quot;;CONCATENATE(&quot;{ name = '&quot;;[.O705];&quot;', x = &quot;;[.P705];&quot;, z = &quot;;[.Q7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06]=&quot;defName&quot;;[.J706];[.O705])" office:value-type="string" office:string-value="bug_larva">
            <text:p>bug_larva</text:p>
          </table:table-cell>
          <table:table-cell table:formula="of:=IF([.G706]=&quot;pos&quot;;[.L707];[.P705])" office:value-type="string" office:string-value="3428.1853">
            <text:p>3428.1853</text:p>
          </table:table-cell>
          <table:table-cell table:formula="of:=IF([.G706]=&quot;pos&quot;;[.L709];[.Q705])" office:value-type="string" office:string-value="1392.87488">
            <text:p>1392.87488</text:p>
          </table:table-cell>
          <table:table-cell table:formula="of:=IF([.P706]=[.P705];&quot;&quot;;CONCATENATE(&quot;{ name = '&quot;;[.O706];&quot;', x = &quot;;[.P706];&quot;, z = &quot;;[.Q7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707]=&quot;defName&quot;;[.J707];[.O706])" office:value-type="string" office:string-value="bug_larva">
            <text:p>bug_larva</text:p>
          </table:table-cell>
          <table:table-cell table:formula="of:=IF([.G707]=&quot;pos&quot;;[.L708];[.P706])" office:value-type="string" office:string-value="3428.1853">
            <text:p>3428.1853</text:p>
          </table:table-cell>
          <table:table-cell table:formula="of:=IF([.G707]=&quot;pos&quot;;[.L710];[.Q706])" office:value-type="string" office:string-value="1392.87488">
            <text:p>1392.87488</text:p>
          </table:table-cell>
          <table:table-cell table:formula="of:=IF([.P707]=[.P706];&quot;&quot;;CONCATENATE(&quot;{ name = '&quot;;[.O707];&quot;', x = &quot;;[.P707];&quot;, z = &quot;;[.Q7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08]=&quot;defName&quot;;[.J708];[.O707])" office:value-type="string" office:string-value="bug_larva">
            <text:p>bug_larva</text:p>
          </table:table-cell>
          <table:table-cell table:formula="of:=IF([.G708]=&quot;pos&quot;;[.L709];[.P707])" office:value-type="string" office:string-value="3428.1853">
            <text:p>3428.1853</text:p>
          </table:table-cell>
          <table:table-cell table:formula="of:=IF([.G708]=&quot;pos&quot;;[.L711];[.Q707])" office:value-type="string" office:string-value="1392.87488">
            <text:p>1392.87488</text:p>
          </table:table-cell>
          <table:table-cell table:formula="of:=IF([.P708]=[.P707];&quot;&quot;;CONCATENATE(&quot;{ name = '&quot;;[.O708];&quot;', x = &quot;;[.P708];&quot;, z = &quot;;[.Q7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09]=&quot;defName&quot;;[.J709];[.O708])" office:value-type="string" office:string-value="bug_larva">
            <text:p>bug_larva</text:p>
          </table:table-cell>
          <table:table-cell table:formula="of:=IF([.G709]=&quot;pos&quot;;[.L710];[.P708])" office:value-type="string" office:string-value="3428.1853">
            <text:p>3428.1853</text:p>
          </table:table-cell>
          <table:table-cell table:formula="of:=IF([.G709]=&quot;pos&quot;;[.L712];[.Q708])" office:value-type="string" office:string-value="1392.87488">
            <text:p>1392.87488</text:p>
          </table:table-cell>
          <table:table-cell table:formula="of:=IF([.P709]=[.P708];&quot;&quot;;CONCATENATE(&quot;{ name = '&quot;;[.O709];&quot;', x = &quot;;[.P709];&quot;, z = &quot;;[.Q7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10]=&quot;defName&quot;;[.J710];[.O709])" office:value-type="string" office:string-value="bug_larva">
            <text:p>bug_larva</text:p>
          </table:table-cell>
          <table:table-cell table:formula="of:=IF([.G710]=&quot;pos&quot;;[.L711];[.P709])" office:value-type="string" office:string-value="3428.1853">
            <text:p>3428.1853</text:p>
          </table:table-cell>
          <table:table-cell table:formula="of:=IF([.G710]=&quot;pos&quot;;[.L713];[.Q709])" office:value-type="string" office:string-value="1392.87488">
            <text:p>1392.87488</text:p>
          </table:table-cell>
          <table:table-cell table:formula="of:=IF([.P710]=[.P709];&quot;&quot;;CONCATENATE(&quot;{ name = '&quot;;[.O710];&quot;', x = &quot;;[.P710];&quot;, z = &quot;;[.Q7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11]=&quot;defName&quot;;[.J711];[.O710])" office:value-type="string" office:string-value="bug_larva">
            <text:p>bug_larva</text:p>
          </table:table-cell>
          <table:table-cell table:formula="of:=IF([.G711]=&quot;pos&quot;;[.L712];[.P710])" office:value-type="string" office:string-value="3428.1853">
            <text:p>3428.1853</text:p>
          </table:table-cell>
          <table:table-cell table:formula="of:=IF([.G711]=&quot;pos&quot;;[.L714];[.Q710])" office:value-type="string" office:string-value="1392.87488">
            <text:p>1392.87488</text:p>
          </table:table-cell>
          <table:table-cell table:formula="of:=IF([.P711]=[.P710];&quot;&quot;;CONCATENATE(&quot;{ name = '&quot;;[.O711];&quot;', x = &quot;;[.P711];&quot;, z = &quot;;[.Q7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12]=&quot;defName&quot;;[.J712];[.O711])" office:value-type="string" office:string-value="bug_larva">
            <text:p>bug_larva</text:p>
          </table:table-cell>
          <table:table-cell table:formula="of:=IF([.G712]=&quot;pos&quot;;[.L713];[.P711])" office:value-type="string" office:string-value="3428.1853">
            <text:p>3428.1853</text:p>
          </table:table-cell>
          <table:table-cell table:formula="of:=IF([.G712]=&quot;pos&quot;;[.L715];[.Q711])" office:value-type="string" office:string-value="1392.87488">
            <text:p>1392.87488</text:p>
          </table:table-cell>
          <table:table-cell table:formula="of:=IF([.P712]=[.P711];&quot;&quot;;CONCATENATE(&quot;{ name = '&quot;;[.O712];&quot;', x = &quot;;[.P712];&quot;, z = &quot;;[.Q712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713]=&quot;defName&quot;;[.J713];[.O712])" office:value-type="string" office:string-value="bug_larva">
            <text:p>bug_larva</text:p>
          </table:table-cell>
          <table:table-cell table:formula="of:=IF([.G713]=&quot;pos&quot;;[.L714];[.P712])" office:value-type="string" office:string-value="3428.1853">
            <text:p>3428.1853</text:p>
          </table:table-cell>
          <table:table-cell table:formula="of:=IF([.G713]=&quot;pos&quot;;[.L716];[.Q712])" office:value-type="string" office:string-value="1392.87488">
            <text:p>1392.87488</text:p>
          </table:table-cell>
          <table:table-cell table:formula="of:=IF([.P713]=[.P712];&quot;&quot;;CONCATENATE(&quot;{ name = '&quot;;[.O713];&quot;', x = &quot;;[.P713];&quot;, z = &quot;;[.Q713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3010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714]=&quot;defName&quot;;[.J714];[.O713])" office:value-type="string" office:string-value="bug_larva">
            <text:p>bug_larva</text:p>
          </table:table-cell>
          <table:table-cell table:formula="of:=IF([.G714]=&quot;pos&quot;;[.L715];[.P713])" office:value-type="string" office:string-value="3428.1853">
            <text:p>3428.1853</text:p>
          </table:table-cell>
          <table:table-cell table:formula="of:=IF([.G714]=&quot;pos&quot;;[.L717];[.Q713])" office:value-type="string" office:string-value="1392.87488">
            <text:p>1392.87488</text:p>
          </table:table-cell>
          <table:table-cell table:formula="of:=IF([.P714]=[.P713];&quot;&quot;;CONCATENATE(&quot;{ name = '&quot;;[.O714];&quot;', x = &quot;;[.P714];&quot;, z = &quot;;[.Q7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/>
          <table:table-cell table:number-columns-repeated="2"/>
          <table:table-cell table:formula="of:=IF([.G715]=&quot;defName&quot;;[.J715];[.O714])" office:value-type="string" office:string-value="bug_larva">
            <text:p>bug_larva</text:p>
          </table:table-cell>
          <table:table-cell table:formula="of:=IF([.G715]=&quot;pos&quot;;[.L716];[.P714])" office:value-type="string" office:string-value="3428.1853">
            <text:p>3428.1853</text:p>
          </table:table-cell>
          <table:table-cell table:formula="of:=IF([.G715]=&quot;pos&quot;;[.L718];[.Q714])" office:value-type="string" office:string-value="1392.87488">
            <text:p>1392.87488</text:p>
          </table:table-cell>
          <table:table-cell table:formula="of:=IF([.P715]=[.P714];&quot;&quot;;CONCATENATE(&quot;{ name = '&quot;;[.O715];&quot;', x = &quot;;[.P715];&quot;, z = &quot;;[.Q7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716]=&quot;defName&quot;;[.J716];[.O715])" office:value-type="string" office:string-value="bug_larva">
            <text:p>bug_larva</text:p>
          </table:table-cell>
          <table:table-cell table:formula="of:=IF([.G716]=&quot;pos&quot;;[.L717];[.P715])" office:value-type="string" office:string-value="3428.1853">
            <text:p>3428.1853</text:p>
          </table:table-cell>
          <table:table-cell table:formula="of:=IF([.G716]=&quot;pos&quot;;[.L719];[.Q715])" office:value-type="string" office:string-value="1392.87488">
            <text:p>1392.87488</text:p>
          </table:table-cell>
          <table:table-cell table:formula="of:=IF([.P716]=[.P715];&quot;&quot;;CONCATENATE(&quot;{ name = '&quot;;[.O716];&quot;', x = &quot;;[.P716];&quot;, z = &quot;;[.Q7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717]=&quot;defName&quot;;[.J717];[.O716])" office:value-type="string" office:string-value="bug_larva">
            <text:p>bug_larva</text:p>
          </table:table-cell>
          <table:table-cell table:formula="of:=IF([.G717]=&quot;pos&quot;;[.L718];[.P716])" office:value-type="string" office:string-value="3428.1853">
            <text:p>3428.1853</text:p>
          </table:table-cell>
          <table:table-cell table:formula="of:=IF([.G717]=&quot;pos&quot;;[.L720];[.Q716])" office:value-type="string" office:string-value="1392.87488">
            <text:p>1392.87488</text:p>
          </table:table-cell>
          <table:table-cell table:formula="of:=IF([.P717]=[.P716];&quot;&quot;;CONCATENATE(&quot;{ name = '&quot;;[.O717];&quot;', x = &quot;;[.P717];&quot;, z = &quot;;[.Q7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718]=&quot;defName&quot;;[.J718];[.O717])" office:value-type="string" office:string-value="bug_med">
            <text:p>bug_med</text:p>
          </table:table-cell>
          <table:table-cell table:formula="of:=IF([.G718]=&quot;pos&quot;;[.L719];[.P717])" office:value-type="string" office:string-value="3428.1853">
            <text:p>3428.1853</text:p>
          </table:table-cell>
          <table:table-cell table:formula="of:=IF([.G718]=&quot;pos&quot;;[.L721];[.Q717])" office:value-type="string" office:string-value="1392.87488">
            <text:p>1392.87488</text:p>
          </table:table-cell>
          <table:table-cell table:formula="of:=IF([.P718]=[.P717];&quot;&quot;;CONCATENATE(&quot;{ name = '&quot;;[.O718];&quot;', x = &quot;;[.P718];&quot;, z = &quot;;[.Q7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719]=&quot;defName&quot;;[.J719];[.O718])" office:value-type="string" office:string-value="bug_med">
            <text:p>bug_med</text:p>
          </table:table-cell>
          <table:table-cell table:formula="of:=IF([.G719]=&quot;pos&quot;;[.L720];[.P718])" office:value-type="string" office:string-value="3428.1853">
            <text:p>3428.1853</text:p>
          </table:table-cell>
          <table:table-cell table:formula="of:=IF([.G719]=&quot;pos&quot;;[.L722];[.Q718])" office:value-type="string" office:string-value="1392.87488">
            <text:p>1392.87488</text:p>
          </table:table-cell>
          <table:table-cell table:formula="of:=IF([.P719]=[.P718];&quot;&quot;;CONCATENATE(&quot;{ name = '&quot;;[.O719];&quot;', x = &quot;;[.P719];&quot;, z = &quot;;[.Q7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720]=&quot;defName&quot;;[.J720];[.O719])" office:value-type="string" office:string-value="bug_med">
            <text:p>bug_med</text:p>
          </table:table-cell>
          <table:table-cell table:formula="of:=IF([.G720]=&quot;pos&quot;;[.L721];[.P719])" office:value-type="string" office:string-value="3428.1853">
            <text:p>3428.1853</text:p>
          </table:table-cell>
          <table:table-cell table:formula="of:=IF([.G720]=&quot;pos&quot;;[.L723];[.Q719])" office:value-type="string" office:string-value="1392.87488">
            <text:p>1392.87488</text:p>
          </table:table-cell>
          <table:table-cell table:formula="of:=IF([.P720]=[.P719];&quot;&quot;;CONCATENATE(&quot;{ name = '&quot;;[.O720];&quot;', x = &quot;;[.P720];&quot;, z = &quot;;[.Q7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721]=&quot;defName&quot;;[.J721];[.O720])" office:value-type="string" office:string-value="bug_med">
            <text:p>bug_med</text:p>
          </table:table-cell>
          <table:table-cell table:formula="of:=IF([.G721]=&quot;pos&quot;;[.L722];[.P720])" office:value-type="string" office:string-value="3428.1853">
            <text:p>3428.1853</text:p>
          </table:table-cell>
          <table:table-cell table:formula="of:=IF([.G721]=&quot;pos&quot;;[.L724];[.Q720])" office:value-type="string" office:string-value="1392.87488">
            <text:p>1392.87488</text:p>
          </table:table-cell>
          <table:table-cell table:formula="of:=IF([.P721]=[.P720];&quot;&quot;;CONCATENATE(&quot;{ name = '&quot;;[.O721];&quot;', x = &quot;;[.P721];&quot;, z = &quot;;[.Q7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722]=&quot;defName&quot;;[.J722];[.O721])" office:value-type="string" office:string-value="bug_med">
            <text:p>bug_med</text:p>
          </table:table-cell>
          <table:table-cell table:formula="of:=IF([.G722]=&quot;pos&quot;;[.L723];[.P721])" office:value-type="string" office:string-value="3428.1853">
            <text:p>3428.1853</text:p>
          </table:table-cell>
          <table:table-cell table:formula="of:=IF([.G722]=&quot;pos&quot;;[.L725];[.Q721])" office:value-type="string" office:string-value="1392.87488">
            <text:p>1392.87488</text:p>
          </table:table-cell>
          <table:table-cell table:formula="of:=IF([.P722]=[.P721];&quot;&quot;;CONCATENATE(&quot;{ name = '&quot;;[.O722];&quot;', x = &quot;;[.P722];&quot;, z = &quot;;[.Q7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723]=&quot;defName&quot;;[.J723];[.O722])" office:value-type="string" office:string-value="bug_med">
            <text:p>bug_med</text:p>
          </table:table-cell>
          <table:table-cell table:formula="of:=IF([.G723]=&quot;pos&quot;;[.L724];[.P722])" office:value-type="string" office:string-value="3428.1853">
            <text:p>3428.1853</text:p>
          </table:table-cell>
          <table:table-cell table:formula="of:=IF([.G723]=&quot;pos&quot;;[.L726];[.Q722])" office:value-type="string" office:string-value="1392.87488">
            <text:p>1392.87488</text:p>
          </table:table-cell>
          <table:table-cell table:formula="of:=IF([.P723]=[.P722];&quot;&quot;;CONCATENATE(&quot;{ name = '&quot;;[.O723];&quot;', x = &quot;;[.P723];&quot;, z = &quot;;[.Q7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724]=&quot;defName&quot;;[.J724];[.O723])" office:value-type="string" office:string-value="bug_med">
            <text:p>bug_med</text:p>
          </table:table-cell>
          <table:table-cell table:formula="of:=IF([.G724]=&quot;pos&quot;;[.L725];[.P723])" office:value-type="string" office:string-value="3428.1853">
            <text:p>3428.1853</text:p>
          </table:table-cell>
          <table:table-cell table:formula="of:=IF([.G724]=&quot;pos&quot;;[.L727];[.Q723])" office:value-type="string" office:string-value="1392.87488">
            <text:p>1392.87488</text:p>
          </table:table-cell>
          <table:table-cell table:formula="of:=IF([.P724]=[.P723];&quot;&quot;;CONCATENATE(&quot;{ name = '&quot;;[.O724];&quot;', x = &quot;;[.P724];&quot;, z = &quot;;[.Q7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725]=&quot;defName&quot;;[.J725];[.O724])" office:value-type="string" office:string-value="bug_med">
            <text:p>bug_med</text:p>
          </table:table-cell>
          <table:table-cell table:formula="of:=IF([.G725]=&quot;pos&quot;;[.L726];[.P724])" office:value-type="string" office:string-value="3428.1853">
            <text:p>3428.1853</text:p>
          </table:table-cell>
          <table:table-cell table:formula="of:=IF([.G725]=&quot;pos&quot;;[.L728];[.Q724])" office:value-type="string" office:string-value="1392.87488">
            <text:p>1392.87488</text:p>
          </table:table-cell>
          <table:table-cell table:formula="of:=IF([.P725]=[.P724];&quot;&quot;;CONCATENATE(&quot;{ name = '&quot;;[.O725];&quot;', x = &quot;;[.P725];&quot;, z = &quot;;[.Q7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726]=&quot;defName&quot;;[.J726];[.O725])" office:value-type="string" office:string-value="bug_med">
            <text:p>bug_med</text:p>
          </table:table-cell>
          <table:table-cell table:formula="of:=IF([.G726]=&quot;pos&quot;;[.L727];[.P725])" office:value-type="string" office:string-value="3428.1853">
            <text:p>3428.1853</text:p>
          </table:table-cell>
          <table:table-cell table:formula="of:=IF([.G726]=&quot;pos&quot;;[.L729];[.Q725])" office:value-type="string" office:string-value="1392.87488">
            <text:p>1392.87488</text:p>
          </table:table-cell>
          <table:table-cell table:formula="of:=IF([.P726]=[.P725];&quot;&quot;;CONCATENATE(&quot;{ name = '&quot;;[.O726];&quot;', x = &quot;;[.P726];&quot;, z = &quot;;[.Q7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727]=&quot;defName&quot;;[.J727];[.O726])" office:value-type="string" office:string-value="bug_med">
            <text:p>bug_med</text:p>
          </table:table-cell>
          <table:table-cell table:formula="of:=IF([.G727]=&quot;pos&quot;;[.L728];[.P726])" office:value-type="string" office:string-value="3428.1853">
            <text:p>3428.1853</text:p>
          </table:table-cell>
          <table:table-cell table:formula="of:=IF([.G727]=&quot;pos&quot;;[.L730];[.Q726])" office:value-type="string" office:string-value="1392.87488">
            <text:p>1392.87488</text:p>
          </table:table-cell>
          <table:table-cell table:formula="of:=IF([.P727]=[.P726];&quot;&quot;;CONCATENATE(&quot;{ name = '&quot;;[.O727];&quot;', x = &quot;;[.P727];&quot;, z = &quot;;[.Q7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28]=&quot;defName&quot;;[.J728];[.O727])" office:value-type="string" office:string-value="bug_med">
            <text:p>bug_med</text:p>
          </table:table-cell>
          <table:table-cell table:formula="of:=IF([.G728]=&quot;pos&quot;;[.L729];[.P727])" office:value-type="string" office:string-value="3428.1853">
            <text:p>3428.1853</text:p>
          </table:table-cell>
          <table:table-cell table:formula="of:=IF([.G728]=&quot;pos&quot;;[.L731];[.Q727])" office:value-type="string" office:string-value="1392.87488">
            <text:p>1392.87488</text:p>
          </table:table-cell>
          <table:table-cell table:formula="of:=IF([.P728]=[.P727];&quot;&quot;;CONCATENATE(&quot;{ name = '&quot;;[.O728];&quot;', x = &quot;;[.P728];&quot;, z = &quot;;[.Q7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729]=&quot;defName&quot;;[.J729];[.O728])" office:value-type="string" office:string-value="bug_med">
            <text:p>bug_med</text:p>
          </table:table-cell>
          <table:table-cell table:formula="of:=IF([.G729]=&quot;pos&quot;;[.L730];[.P728])" office:value-type="string" office:string-value="3428.1853">
            <text:p>3428.1853</text:p>
          </table:table-cell>
          <table:table-cell table:formula="of:=IF([.G729]=&quot;pos&quot;;[.L732];[.Q728])" office:value-type="string" office:string-value="1392.87488">
            <text:p>1392.87488</text:p>
          </table:table-cell>
          <table:table-cell table:formula="of:=IF([.P729]=[.P728];&quot;&quot;;CONCATENATE(&quot;{ name = '&quot;;[.O729];&quot;', x = &quot;;[.P729];&quot;, z = &quot;;[.Q7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730]=&quot;defName&quot;;[.J730];[.O729])" office:value-type="string" office:string-value="bug_med">
            <text:p>bug_med</text:p>
          </table:table-cell>
          <table:table-cell table:formula="of:=IF([.G730]=&quot;pos&quot;;[.L731];[.P729])" office:value-type="string" office:string-value="3428.1853">
            <text:p>3428.1853</text:p>
          </table:table-cell>
          <table:table-cell table:formula="of:=IF([.G730]=&quot;pos&quot;;[.L733];[.Q729])" office:value-type="string" office:string-value="1392.87488">
            <text:p>1392.87488</text:p>
          </table:table-cell>
          <table:table-cell table:formula="of:=IF([.P730]=[.P729];&quot;&quot;;CONCATENATE(&quot;{ name = '&quot;;[.O730];&quot;', x = &quot;;[.P730];&quot;, z = &quot;;[.Q7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731]=&quot;defName&quot;;[.J731];[.O730])" office:value-type="string" office:string-value="bug_med">
            <text:p>bug_med</text:p>
          </table:table-cell>
          <table:table-cell table:formula="of:=IF([.G731]=&quot;pos&quot;;[.L732];[.P730])" office:value-type="string" office:string-value="3428.1853">
            <text:p>3428.1853</text:p>
          </table:table-cell>
          <table:table-cell table:formula="of:=IF([.G731]=&quot;pos&quot;;[.L734];[.Q730])" office:value-type="string" office:string-value="1392.87488">
            <text:p>1392.87488</text:p>
          </table:table-cell>
          <table:table-cell table:formula="of:=IF([.P731]=[.P730];&quot;&quot;;CONCATENATE(&quot;{ name = '&quot;;[.O731];&quot;', x = &quot;;[.P731];&quot;, z = &quot;;[.Q7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732]=&quot;defName&quot;;[.J732];[.O731])" office:value-type="string" office:string-value="bug_med">
            <text:p>bug_med</text:p>
          </table:table-cell>
          <table:table-cell table:formula="of:=IF([.G732]=&quot;pos&quot;;[.L733];[.P731])" office:value-type="string" office:string-value="3428.1853">
            <text:p>3428.1853</text:p>
          </table:table-cell>
          <table:table-cell table:formula="of:=IF([.G732]=&quot;pos&quot;;[.L735];[.Q731])" office:value-type="string" office:string-value="1392.87488">
            <text:p>1392.87488</text:p>
          </table:table-cell>
          <table:table-cell table:formula="of:=IF([.P732]=[.P731];&quot;&quot;;CONCATENATE(&quot;{ name = '&quot;;[.O732];&quot;', x = &quot;;[.P732];&quot;, z = &quot;;[.Q7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733]=&quot;defName&quot;;[.J733];[.O732])" office:value-type="string" office:string-value="bug_med">
            <text:p>bug_med</text:p>
          </table:table-cell>
          <table:table-cell table:formula="of:=IF([.G733]=&quot;pos&quot;;[.L734];[.P732])" office:value-type="string" office:string-value="3428.1853">
            <text:p>3428.1853</text:p>
          </table:table-cell>
          <table:table-cell table:formula="of:=IF([.G733]=&quot;pos&quot;;[.L736];[.Q732])" office:value-type="string" office:string-value="1392.87488">
            <text:p>1392.87488</text:p>
          </table:table-cell>
          <table:table-cell table:formula="of:=IF([.P733]=[.P732];&quot;&quot;;CONCATENATE(&quot;{ name = '&quot;;[.O733];&quot;', x = &quot;;[.P733];&quot;, z = &quot;;[.Q7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734]=&quot;defName&quot;;[.J734];[.O733])" office:value-type="string" office:string-value="bug_med">
            <text:p>bug_med</text:p>
          </table:table-cell>
          <table:table-cell table:formula="of:=IF([.G734]=&quot;pos&quot;;[.L735];[.P733])" office:value-type="string" office:string-value="3428.1853">
            <text:p>3428.1853</text:p>
          </table:table-cell>
          <table:table-cell table:formula="of:=IF([.G734]=&quot;pos&quot;;[.L737];[.Q733])" office:value-type="string" office:string-value="1392.87488">
            <text:p>1392.87488</text:p>
          </table:table-cell>
          <table:table-cell table:formula="of:=IF([.P734]=[.P733];&quot;&quot;;CONCATENATE(&quot;{ name = '&quot;;[.O734];&quot;', x = &quot;;[.P734];&quot;, z = &quot;;[.Q7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735]=&quot;defName&quot;;[.J735];[.O734])" office:value-type="string" office:string-value="bug_med">
            <text:p>bug_med</text:p>
          </table:table-cell>
          <table:table-cell table:formula="of:=IF([.G735]=&quot;pos&quot;;[.L736];[.P734])" office:value-type="string" office:string-value="3428.1853">
            <text:p>3428.1853</text:p>
          </table:table-cell>
          <table:table-cell table:formula="of:=IF([.G735]=&quot;pos&quot;;[.L738];[.Q734])" office:value-type="string" office:string-value="1392.87488">
            <text:p>1392.87488</text:p>
          </table:table-cell>
          <table:table-cell table:formula="of:=IF([.P735]=[.P734];&quot;&quot;;CONCATENATE(&quot;{ name = '&quot;;[.O735];&quot;', x = &quot;;[.P735];&quot;, z = &quot;;[.Q7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36]=&quot;defName&quot;;[.J736];[.O735])" office:value-type="string" office:string-value="bug_med">
            <text:p>bug_med</text:p>
          </table:table-cell>
          <table:table-cell table:formula="of:=IF([.G736]=&quot;pos&quot;;[.L737];[.P735])" office:value-type="string" office:string-value="3428.1853">
            <text:p>3428.1853</text:p>
          </table:table-cell>
          <table:table-cell table:formula="of:=IF([.G736]=&quot;pos&quot;;[.L739];[.Q735])" office:value-type="string" office:string-value="1392.87488">
            <text:p>1392.87488</text:p>
          </table:table-cell>
          <table:table-cell table:formula="of:=IF([.P736]=[.P735];&quot;&quot;;CONCATENATE(&quot;{ name = '&quot;;[.O736];&quot;', x = &quot;;[.P736];&quot;, z = &quot;;[.Q7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37]=&quot;defName&quot;;[.J737];[.O736])" office:value-type="string" office:string-value="bug_med">
            <text:p>bug_med</text:p>
          </table:table-cell>
          <table:table-cell table:formula="of:=IF([.G737]=&quot;pos&quot;;[.L738];[.P736])" office:value-type="string" office:string-value="3428.1853">
            <text:p>3428.1853</text:p>
          </table:table-cell>
          <table:table-cell table:formula="of:=IF([.G737]=&quot;pos&quot;;[.L740];[.Q736])" office:value-type="string" office:string-value="1392.87488">
            <text:p>1392.87488</text:p>
          </table:table-cell>
          <table:table-cell table:formula="of:=IF([.P737]=[.P736];&quot;&quot;;CONCATENATE(&quot;{ name = '&quot;;[.O737];&quot;', x = &quot;;[.P737];&quot;, z = &quot;;[.Q7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738]=&quot;defName&quot;;[.J738];[.O737])" office:value-type="string" office:string-value="bug_med">
            <text:p>bug_med</text:p>
          </table:table-cell>
          <table:table-cell table:formula="of:=IF([.G738]=&quot;pos&quot;;[.L739];[.P737])" office:value-type="string" office:string-value="3428.1853">
            <text:p>3428.1853</text:p>
          </table:table-cell>
          <table:table-cell table:formula="of:=IF([.G738]=&quot;pos&quot;;[.L741];[.Q737])" office:value-type="string" office:string-value="1392.87488">
            <text:p>1392.87488</text:p>
          </table:table-cell>
          <table:table-cell table:formula="of:=IF([.P738]=[.P737];&quot;&quot;;CONCATENATE(&quot;{ name = '&quot;;[.O738];&quot;', x = &quot;;[.P738];&quot;, z = &quot;;[.Q7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739]=&quot;defName&quot;;[.J739];[.O738])" office:value-type="string" office:string-value="bug_med">
            <text:p>bug_med</text:p>
          </table:table-cell>
          <table:table-cell table:formula="of:=IF([.G739]=&quot;pos&quot;;[.L740];[.P738])" office:value-type="string" office:string-value="3428.1853">
            <text:p>3428.1853</text:p>
          </table:table-cell>
          <table:table-cell table:formula="of:=IF([.G739]=&quot;pos&quot;;[.L742];[.Q738])" office:value-type="string" office:string-value="1392.87488">
            <text:p>1392.87488</text:p>
          </table:table-cell>
          <table:table-cell table:formula="of:=IF([.P739]=[.P738];&quot;&quot;;CONCATENATE(&quot;{ name = '&quot;;[.O739];&quot;', x = &quot;;[.P739];&quot;, z = &quot;;[.Q7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40]=&quot;defName&quot;;[.J740];[.O739])" office:value-type="string" office:string-value="bug_med">
            <text:p>bug_med</text:p>
          </table:table-cell>
          <table:table-cell table:formula="of:=IF([.G740]=&quot;pos&quot;;[.L741];[.P739])" office:value-type="string" office:string-value="3428.1853">
            <text:p>3428.1853</text:p>
          </table:table-cell>
          <table:table-cell table:formula="of:=IF([.G740]=&quot;pos&quot;;[.L743];[.Q739])" office:value-type="string" office:string-value="1392.87488">
            <text:p>1392.87488</text:p>
          </table:table-cell>
          <table:table-cell table:formula="of:=IF([.P740]=[.P739];&quot;&quot;;CONCATENATE(&quot;{ name = '&quot;;[.O740];&quot;', x = &quot;;[.P740];&quot;, z = &quot;;[.Q7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41]=&quot;defName&quot;;[.J741];[.O740])" office:value-type="string" office:string-value="bug_med">
            <text:p>bug_med</text:p>
          </table:table-cell>
          <table:table-cell table:formula="of:=IF([.G741]=&quot;pos&quot;;[.L742];[.P740])" office:value-type="string" office:string-value="3428.1853">
            <text:p>3428.1853</text:p>
          </table:table-cell>
          <table:table-cell table:formula="of:=IF([.G741]=&quot;pos&quot;;[.L744];[.Q740])" office:value-type="string" office:string-value="1392.87488">
            <text:p>1392.87488</text:p>
          </table:table-cell>
          <table:table-cell table:formula="of:=IF([.P741]=[.P740];&quot;&quot;;CONCATENATE(&quot;{ name = '&quot;;[.O741];&quot;', x = &quot;;[.P741];&quot;, z = &quot;;[.Q7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42]=&quot;defName&quot;;[.J742];[.O741])" office:value-type="string" office:string-value="bug_med">
            <text:p>bug_med</text:p>
          </table:table-cell>
          <table:table-cell table:formula="of:=IF([.G742]=&quot;pos&quot;;[.L743];[.P741])" office:value-type="string" office:string-value="3428.1853">
            <text:p>3428.1853</text:p>
          </table:table-cell>
          <table:table-cell table:formula="of:=IF([.G742]=&quot;pos&quot;;[.L745];[.Q741])" office:value-type="string" office:string-value="1392.87488">
            <text:p>1392.87488</text:p>
          </table:table-cell>
          <table:table-cell table:formula="of:=IF([.P742]=[.P741];&quot;&quot;;CONCATENATE(&quot;{ name = '&quot;;[.O742];&quot;', x = &quot;;[.P742];&quot;, z = &quot;;[.Q7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743]=&quot;defName&quot;;[.J743];[.O742])" office:value-type="string" office:string-value="bug_med">
            <text:p>bug_med</text:p>
          </table:table-cell>
          <table:table-cell table:formula="of:=IF([.G743]=&quot;pos&quot;;[.L744];[.P742])" office:value-type="string" office:string-value="3428.1853">
            <text:p>3428.1853</text:p>
          </table:table-cell>
          <table:table-cell table:formula="of:=IF([.G743]=&quot;pos&quot;;[.L746];[.Q742])" office:value-type="string" office:string-value="1392.87488">
            <text:p>1392.87488</text:p>
          </table:table-cell>
          <table:table-cell table:formula="of:=IF([.P743]=[.P742];&quot;&quot;;CONCATENATE(&quot;{ name = '&quot;;[.O743];&quot;', x = &quot;;[.P743];&quot;, z = &quot;;[.Q7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744]=&quot;defName&quot;;[.J744];[.O743])" office:value-type="string" office:string-value="bug_med">
            <text:p>bug_med</text:p>
          </table:table-cell>
          <table:table-cell table:formula="of:=IF([.G744]=&quot;pos&quot;;[.L745];[.P743])" office:value-type="string" office:string-value="3428.1853">
            <text:p>3428.1853</text:p>
          </table:table-cell>
          <table:table-cell table:formula="of:=IF([.G744]=&quot;pos&quot;;[.L747];[.Q743])" office:value-type="string" office:string-value="1392.87488">
            <text:p>1392.87488</text:p>
          </table:table-cell>
          <table:table-cell table:formula="of:=IF([.P744]=[.P743];&quot;&quot;;CONCATENATE(&quot;{ name = '&quot;;[.O744];&quot;', x = &quot;;[.P744];&quot;, z = &quot;;[.Q7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745]=&quot;defName&quot;;[.J745];[.O744])" office:value-type="string" office:string-value="bug_med">
            <text:p>bug_med</text:p>
          </table:table-cell>
          <table:table-cell table:formula="of:=IF([.G745]=&quot;pos&quot;;[.L746];[.P744])" office:value-type="string" office:string-value="3428.1853">
            <text:p>3428.1853</text:p>
          </table:table-cell>
          <table:table-cell table:formula="of:=IF([.G745]=&quot;pos&quot;;[.L748];[.Q744])" office:value-type="string" office:string-value="1392.87488">
            <text:p>1392.87488</text:p>
          </table:table-cell>
          <table:table-cell table:formula="of:=IF([.P745]=[.P744];&quot;&quot;;CONCATENATE(&quot;{ name = '&quot;;[.O745];&quot;', x = &quot;;[.P745];&quot;, z = &quot;;[.Q7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746]=&quot;defName&quot;;[.J746];[.O745])" office:value-type="string" office:string-value="bug_med">
            <text:p>bug_med</text:p>
          </table:table-cell>
          <table:table-cell table:formula="of:=IF([.G746]=&quot;pos&quot;;[.L747];[.P745])" office:value-type="string" office:string-value="3428.1853">
            <text:p>3428.1853</text:p>
          </table:table-cell>
          <table:table-cell table:formula="of:=IF([.G746]=&quot;pos&quot;;[.L749];[.Q745])" office:value-type="string" office:string-value="1392.87488">
            <text:p>1392.87488</text:p>
          </table:table-cell>
          <table:table-cell table:formula="of:=IF([.P746]=[.P745];&quot;&quot;;CONCATENATE(&quot;{ name = '&quot;;[.O746];&quot;', x = &quot;;[.P746];&quot;, z = &quot;;[.Q7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747]=&quot;defName&quot;;[.J747];[.O746])" office:value-type="string" office:string-value="bug_med">
            <text:p>bug_med</text:p>
          </table:table-cell>
          <table:table-cell table:formula="of:=IF([.G747]=&quot;pos&quot;;[.L748];[.P746])" office:value-type="string" office:string-value="3428.1853">
            <text:p>3428.1853</text:p>
          </table:table-cell>
          <table:table-cell table:formula="of:=IF([.G747]=&quot;pos&quot;;[.L750];[.Q746])" office:value-type="string" office:string-value="1392.87488">
            <text:p>1392.87488</text:p>
          </table:table-cell>
          <table:table-cell table:formula="of:=IF([.P747]=[.P746];&quot;&quot;;CONCATENATE(&quot;{ name = '&quot;;[.O747];&quot;', x = &quot;;[.P747];&quot;, z = &quot;;[.Q7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48]=&quot;defName&quot;;[.J748];[.O747])" office:value-type="string" office:string-value="bug_med">
            <text:p>bug_med</text:p>
          </table:table-cell>
          <table:table-cell table:formula="of:=IF([.G748]=&quot;pos&quot;;[.L749];[.P747])" office:value-type="string" office:string-value="3428.1853">
            <text:p>3428.1853</text:p>
          </table:table-cell>
          <table:table-cell table:formula="of:=IF([.G748]=&quot;pos&quot;;[.L751];[.Q747])" office:value-type="string" office:string-value="1392.87488">
            <text:p>1392.87488</text:p>
          </table:table-cell>
          <table:table-cell table:formula="of:=IF([.P748]=[.P747];&quot;&quot;;CONCATENATE(&quot;{ name = '&quot;;[.O748];&quot;', x = &quot;;[.P748];&quot;, z = &quot;;[.Q7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49]=&quot;defName&quot;;[.J749];[.O748])" office:value-type="string" office:string-value="bug_med">
            <text:p>bug_med</text:p>
          </table:table-cell>
          <table:table-cell table:formula="of:=IF([.G749]=&quot;pos&quot;;[.L750];[.P748])" office:value-type="string" office:string-value="3428.1853">
            <text:p>3428.1853</text:p>
          </table:table-cell>
          <table:table-cell table:formula="of:=IF([.G749]=&quot;pos&quot;;[.L752];[.Q748])" office:value-type="string" office:string-value="1392.87488">
            <text:p>1392.87488</text:p>
          </table:table-cell>
          <table:table-cell table:formula="of:=IF([.P749]=[.P748];&quot;&quot;;CONCATENATE(&quot;{ name = '&quot;;[.O749];&quot;', x = &quot;;[.P749];&quot;, z = &quot;;[.Q7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750]=&quot;defName&quot;;[.J750];[.O749])" office:value-type="string" office:string-value="bug_med">
            <text:p>bug_med</text:p>
          </table:table-cell>
          <table:table-cell table:formula="of:=IF([.G750]=&quot;pos&quot;;[.L751];[.P749])" office:value-type="string" office:string-value="3428.1853">
            <text:p>3428.1853</text:p>
          </table:table-cell>
          <table:table-cell table:formula="of:=IF([.G750]=&quot;pos&quot;;[.L753];[.Q749])" office:value-type="string" office:string-value="1392.87488">
            <text:p>1392.87488</text:p>
          </table:table-cell>
          <table:table-cell table:formula="of:=IF([.P750]=[.P749];&quot;&quot;;CONCATENATE(&quot;{ name = '&quot;;[.O750];&quot;', x = &quot;;[.P750];&quot;, z = &quot;;[.Q7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751]=&quot;defName&quot;;[.J751];[.O750])" office:value-type="string" office:string-value="bug_med">
            <text:p>bug_med</text:p>
          </table:table-cell>
          <table:table-cell table:formula="of:=IF([.G751]=&quot;pos&quot;;[.L752];[.P750])" office:value-type="string" office:string-value="3428.1853">
            <text:p>3428.1853</text:p>
          </table:table-cell>
          <table:table-cell table:formula="of:=IF([.G751]=&quot;pos&quot;;[.L754];[.Q750])" office:value-type="string" office:string-value="1392.87488">
            <text:p>1392.87488</text:p>
          </table:table-cell>
          <table:table-cell table:formula="of:=IF([.P751]=[.P750];&quot;&quot;;CONCATENATE(&quot;{ name = '&quot;;[.O751];&quot;', x = &quot;;[.P751];&quot;, z = &quot;;[.Q7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752]=&quot;defName&quot;;[.J752];[.O751])" office:value-type="string" office:string-value="bug_med">
            <text:p>bug_med</text:p>
          </table:table-cell>
          <table:table-cell table:formula="of:=IF([.G752]=&quot;pos&quot;;[.L753];[.P751])" office:value-type="string" office:string-value="3428.1853">
            <text:p>3428.1853</text:p>
          </table:table-cell>
          <table:table-cell table:formula="of:=IF([.G752]=&quot;pos&quot;;[.L755];[.Q751])" office:value-type="string" office:string-value="1392.87488">
            <text:p>1392.87488</text:p>
          </table:table-cell>
          <table:table-cell table:formula="of:=IF([.P752]=[.P751];&quot;&quot;;CONCATENATE(&quot;{ name = '&quot;;[.O752];&quot;', x = &quot;;[.P752];&quot;, z = &quot;;[.Q7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753]=&quot;defName&quot;;[.J753];[.O752])" office:value-type="string" office:string-value="bug_med">
            <text:p>bug_med</text:p>
          </table:table-cell>
          <table:table-cell table:formula="of:=IF([.G753]=&quot;pos&quot;;[.L754];[.P752])" office:value-type="string" office:string-value="3428.1853">
            <text:p>3428.1853</text:p>
          </table:table-cell>
          <table:table-cell table:formula="of:=IF([.G753]=&quot;pos&quot;;[.L756];[.Q752])" office:value-type="string" office:string-value="1392.87488">
            <text:p>1392.87488</text:p>
          </table:table-cell>
          <table:table-cell table:formula="of:=IF([.P753]=[.P752];&quot;&quot;;CONCATENATE(&quot;{ name = '&quot;;[.O753];&quot;', x = &quot;;[.P753];&quot;, z = &quot;;[.Q7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754]=&quot;defName&quot;;[.J754];[.O753])" office:value-type="string" office:string-value="bug_med">
            <text:p>bug_med</text:p>
          </table:table-cell>
          <table:table-cell table:formula="of:=IF([.G754]=&quot;pos&quot;;[.L755];[.P753])" office:value-type="string" office:string-value="3428.1853">
            <text:p>3428.1853</text:p>
          </table:table-cell>
          <table:table-cell table:formula="of:=IF([.G754]=&quot;pos&quot;;[.L757];[.Q753])" office:value-type="string" office:string-value="1392.87488">
            <text:p>1392.87488</text:p>
          </table:table-cell>
          <table:table-cell table:formula="of:=IF([.P754]=[.P753];&quot;&quot;;CONCATENATE(&quot;{ name = '&quot;;[.O754];&quot;', x = &quot;;[.P754];&quot;, z = &quot;;[.Q7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755]=&quot;defName&quot;;[.J755];[.O754])" office:value-type="string" office:string-value="bug_med">
            <text:p>bug_med</text:p>
          </table:table-cell>
          <table:table-cell table:formula="of:=IF([.G755]=&quot;pos&quot;;[.L756];[.P754])" office:value-type="string" office:string-value="3428.1853">
            <text:p>3428.1853</text:p>
          </table:table-cell>
          <table:table-cell table:formula="of:=IF([.G755]=&quot;pos&quot;;[.L758];[.Q754])" office:value-type="string" office:string-value="1392.87488">
            <text:p>1392.87488</text:p>
          </table:table-cell>
          <table:table-cell table:formula="of:=IF([.P755]=[.P754];&quot;&quot;;CONCATENATE(&quot;{ name = '&quot;;[.O755];&quot;', x = &quot;;[.P755];&quot;, z = &quot;;[.Q7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756]=&quot;defName&quot;;[.J756];[.O755])" office:value-type="string" office:string-value="bug_med">
            <text:p>bug_med</text:p>
          </table:table-cell>
          <table:table-cell table:formula="of:=IF([.G756]=&quot;pos&quot;;[.L757];[.P755])" office:value-type="string" office:string-value="3428.1853">
            <text:p>3428.1853</text:p>
          </table:table-cell>
          <table:table-cell table:formula="of:=IF([.G756]=&quot;pos&quot;;[.L759];[.Q755])" office:value-type="string" office:string-value="1392.87488">
            <text:p>1392.87488</text:p>
          </table:table-cell>
          <table:table-cell table:formula="of:=IF([.P756]=[.P755];&quot;&quot;;CONCATENATE(&quot;{ name = '&quot;;[.O756];&quot;', x = &quot;;[.P756];&quot;, z = &quot;;[.Q7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757]=&quot;defName&quot;;[.J757];[.O756])" office:value-type="string" office:string-value="bug_med">
            <text:p>bug_med</text:p>
          </table:table-cell>
          <table:table-cell table:formula="of:=IF([.G757]=&quot;pos&quot;;[.L758];[.P756])" office:value-type="string" office:string-value="3428.1853">
            <text:p>3428.1853</text:p>
          </table:table-cell>
          <table:table-cell table:formula="of:=IF([.G757]=&quot;pos&quot;;[.L760];[.Q756])" office:value-type="string" office:string-value="1392.87488">
            <text:p>1392.87488</text:p>
          </table:table-cell>
          <table:table-cell table:formula="of:=IF([.P757]=[.P756];&quot;&quot;;CONCATENATE(&quot;{ name = '&quot;;[.O757];&quot;', x = &quot;;[.P757];&quot;, z = &quot;;[.Q7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758]=&quot;defName&quot;;[.J758];[.O757])" office:value-type="string" office:string-value="bug_med">
            <text:p>bug_med</text:p>
          </table:table-cell>
          <table:table-cell table:formula="of:=IF([.G758]=&quot;pos&quot;;[.L759];[.P757])" office:value-type="string" office:string-value="3428.1853">
            <text:p>3428.1853</text:p>
          </table:table-cell>
          <table:table-cell table:formula="of:=IF([.G758]=&quot;pos&quot;;[.L761];[.Q757])" office:value-type="string" office:string-value="1392.87488">
            <text:p>1392.87488</text:p>
          </table:table-cell>
          <table:table-cell table:formula="of:=IF([.P758]=[.P757];&quot;&quot;;CONCATENATE(&quot;{ name = '&quot;;[.O758];&quot;', x = &quot;;[.P758];&quot;, z = &quot;;[.Q7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759]=&quot;defName&quot;;[.J759];[.O758])" office:value-type="string" office:string-value="bug_med">
            <text:p>bug_med</text:p>
          </table:table-cell>
          <table:table-cell table:formula="of:=IF([.G759]=&quot;pos&quot;;[.L760];[.P758])" office:value-type="string" office:string-value="3428.1853">
            <text:p>3428.1853</text:p>
          </table:table-cell>
          <table:table-cell table:formula="of:=IF([.G759]=&quot;pos&quot;;[.L762];[.Q758])" office:value-type="string" office:string-value="1392.87488">
            <text:p>1392.87488</text:p>
          </table:table-cell>
          <table:table-cell table:formula="of:=IF([.P759]=[.P758];&quot;&quot;;CONCATENATE(&quot;{ name = '&quot;;[.O759];&quot;', x = &quot;;[.P759];&quot;, z = &quot;;[.Q7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60]=&quot;defName&quot;;[.J760];[.O759])" office:value-type="string" office:string-value="bug_med">
            <text:p>bug_med</text:p>
          </table:table-cell>
          <table:table-cell table:formula="of:=IF([.G760]=&quot;pos&quot;;[.L761];[.P759])" office:value-type="string" office:string-value="3428.1853">
            <text:p>3428.1853</text:p>
          </table:table-cell>
          <table:table-cell table:formula="of:=IF([.G760]=&quot;pos&quot;;[.L763];[.Q759])" office:value-type="string" office:string-value="1392.87488">
            <text:p>1392.87488</text:p>
          </table:table-cell>
          <table:table-cell table:formula="of:=IF([.P760]=[.P759];&quot;&quot;;CONCATENATE(&quot;{ name = '&quot;;[.O760];&quot;', x = &quot;;[.P760];&quot;, z = &quot;;[.Q7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61]=&quot;defName&quot;;[.J761];[.O760])" office:value-type="string" office:string-value="bug_med">
            <text:p>bug_med</text:p>
          </table:table-cell>
          <table:table-cell table:formula="of:=IF([.G761]=&quot;pos&quot;;[.L762];[.P760])" office:value-type="string" office:string-value="3908.04395">
            <text:p>3908.04395</text:p>
          </table:table-cell>
          <table:table-cell table:formula="of:=IF([.G761]=&quot;pos&quot;;[.L764];[.Q760])" office:value-type="string" office:string-value="917.452515">
            <text:p>917.452515</text:p>
          </table:table-cell>
          <table:table-cell table:formula="of:=IF([.P761]=[.P760];&quot;&quot;;CONCATENATE(&quot;{ name = '&quot;;[.O761];&quot;', x = &quot;;[.P761];&quot;, z = &quot;;[.Q761];&quot;, facing = 0, },&quot;))" office:value-type="string" office:string-value="{ name = 'bug_med', x = 3908.04395, z = 917.452515, facing = 0, },">
            <text:p>{ name = 'bug_med', x = 3908.04395, z = 917.452515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908.04395</text:p>
          </table:table-cell>
          <table:table-cell table:number-columns-repeated="2"/>
          <table:table-cell table:formula="of:=IF([.G762]=&quot;defName&quot;;[.J762];[.O761])" office:value-type="string" office:string-value="bug_med">
            <text:p>bug_med</text:p>
          </table:table-cell>
          <table:table-cell table:formula="of:=IF([.G762]=&quot;pos&quot;;[.L763];[.P761])" office:value-type="string" office:string-value="3908.04395">
            <text:p>3908.04395</text:p>
          </table:table-cell>
          <table:table-cell table:formula="of:=IF([.G762]=&quot;pos&quot;;[.L765];[.Q761])" office:value-type="string" office:string-value="917.452515">
            <text:p>917.452515</text:p>
          </table:table-cell>
          <table:table-cell table:formula="of:=IF([.P762]=[.P761];&quot;&quot;;CONCATENATE(&quot;{ name = '&quot;;[.O762];&quot;', x = &quot;;[.P762];&quot;, z = &quot;;[.Q7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3.453125</text:p>
          </table:table-cell>
          <table:table-cell table:number-columns-repeated="2"/>
          <table:table-cell table:formula="of:=IF([.G763]=&quot;defName&quot;;[.J763];[.O762])" office:value-type="string" office:string-value="bug_med">
            <text:p>bug_med</text:p>
          </table:table-cell>
          <table:table-cell table:formula="of:=IF([.G763]=&quot;pos&quot;;[.L764];[.P762])" office:value-type="string" office:string-value="3908.04395">
            <text:p>3908.04395</text:p>
          </table:table-cell>
          <table:table-cell table:formula="of:=IF([.G763]=&quot;pos&quot;;[.L766];[.Q762])" office:value-type="string" office:string-value="917.452515">
            <text:p>917.452515</text:p>
          </table:table-cell>
          <table:table-cell table:formula="of:=IF([.P763]=[.P762];&quot;&quot;;CONCATENATE(&quot;{ name = '&quot;;[.O763];&quot;', x = &quot;;[.P763];&quot;, z = &quot;;[.Q7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917.452515</text:p>
          </table:table-cell>
          <table:table-cell table:number-columns-repeated="2"/>
          <table:table-cell table:formula="of:=IF([.G764]=&quot;defName&quot;;[.J764];[.O763])" office:value-type="string" office:string-value="bug_med">
            <text:p>bug_med</text:p>
          </table:table-cell>
          <table:table-cell table:formula="of:=IF([.G764]=&quot;pos&quot;;[.L765];[.P763])" office:value-type="string" office:string-value="3908.04395">
            <text:p>3908.04395</text:p>
          </table:table-cell>
          <table:table-cell table:formula="of:=IF([.G764]=&quot;pos&quot;;[.L767];[.Q763])" office:value-type="string" office:string-value="917.452515">
            <text:p>917.452515</text:p>
          </table:table-cell>
          <table:table-cell table:formula="of:=IF([.P764]=[.P763];&quot;&quot;;CONCATENATE(&quot;{ name = '&quot;;[.O764];&quot;', x = &quot;;[.P764];&quot;, z = &quot;;[.Q7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65]=&quot;defName&quot;;[.J765];[.O764])" office:value-type="string" office:string-value="bug_med">
            <text:p>bug_med</text:p>
          </table:table-cell>
          <table:table-cell table:formula="of:=IF([.G765]=&quot;pos&quot;;[.L766];[.P764])" office:value-type="string" office:string-value="3908.04395">
            <text:p>3908.04395</text:p>
          </table:table-cell>
          <table:table-cell table:formula="of:=IF([.G765]=&quot;pos&quot;;[.L768];[.Q764])" office:value-type="string" office:string-value="917.452515">
            <text:p>917.452515</text:p>
          </table:table-cell>
          <table:table-cell table:formula="of:=IF([.P765]=[.P764];&quot;&quot;;CONCATENATE(&quot;{ name = '&quot;;[.O765];&quot;', x = &quot;;[.P765];&quot;, z = &quot;;[.Q7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66]=&quot;defName&quot;;[.J766];[.O765])" office:value-type="string" office:string-value="bug_med">
            <text:p>bug_med</text:p>
          </table:table-cell>
          <table:table-cell table:formula="of:=IF([.G766]=&quot;pos&quot;;[.L767];[.P765])" office:value-type="string" office:string-value="3908.04395">
            <text:p>3908.04395</text:p>
          </table:table-cell>
          <table:table-cell table:formula="of:=IF([.G766]=&quot;pos&quot;;[.L769];[.Q765])" office:value-type="string" office:string-value="917.452515">
            <text:p>917.452515</text:p>
          </table:table-cell>
          <table:table-cell table:formula="of:=IF([.P766]=[.P765];&quot;&quot;;CONCATENATE(&quot;{ name = '&quot;;[.O766];&quot;', x = &quot;;[.P766];&quot;, z = &quot;;[.Q7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767]=&quot;defName&quot;;[.J767];[.O766])" office:value-type="string" office:string-value="bug_med">
            <text:p>bug_med</text:p>
          </table:table-cell>
          <table:table-cell table:formula="of:=IF([.G767]=&quot;pos&quot;;[.L768];[.P766])" office:value-type="string" office:string-value="3908.04395">
            <text:p>3908.04395</text:p>
          </table:table-cell>
          <table:table-cell table:formula="of:=IF([.G767]=&quot;pos&quot;;[.L770];[.Q766])" office:value-type="string" office:string-value="917.452515">
            <text:p>917.452515</text:p>
          </table:table-cell>
          <table:table-cell table:formula="of:=IF([.P767]=[.P766];&quot;&quot;;CONCATENATE(&quot;{ name = '&quot;;[.O767];&quot;', x = &quot;;[.P767];&quot;, z = &quot;;[.Q7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768]=&quot;defName&quot;;[.J768];[.O767])" office:value-type="string" office:string-value="bug_med">
            <text:p>bug_med</text:p>
          </table:table-cell>
          <table:table-cell table:formula="of:=IF([.G768]=&quot;pos&quot;;[.L769];[.P767])" office:value-type="string" office:string-value="3908.04395">
            <text:p>3908.04395</text:p>
          </table:table-cell>
          <table:table-cell table:formula="of:=IF([.G768]=&quot;pos&quot;;[.L771];[.Q767])" office:value-type="string" office:string-value="917.452515">
            <text:p>917.452515</text:p>
          </table:table-cell>
          <table:table-cell table:formula="of:=IF([.P768]=[.P767];&quot;&quot;;CONCATENATE(&quot;{ name = '&quot;;[.O768];&quot;', x = &quot;;[.P768];&quot;, z = &quot;;[.Q7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69]=&quot;defName&quot;;[.J769];[.O768])" office:value-type="string" office:string-value="bug_med">
            <text:p>bug_med</text:p>
          </table:table-cell>
          <table:table-cell table:formula="of:=IF([.G769]=&quot;pos&quot;;[.L770];[.P768])" office:value-type="string" office:string-value="3908.04395">
            <text:p>3908.04395</text:p>
          </table:table-cell>
          <table:table-cell table:formula="of:=IF([.G769]=&quot;pos&quot;;[.L772];[.Q768])" office:value-type="string" office:string-value="917.452515">
            <text:p>917.452515</text:p>
          </table:table-cell>
          <table:table-cell table:formula="of:=IF([.P769]=[.P768];&quot;&quot;;CONCATENATE(&quot;{ name = '&quot;;[.O769];&quot;', x = &quot;;[.P769];&quot;, z = &quot;;[.Q7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770]=&quot;defName&quot;;[.J770];[.O769])" office:value-type="string" office:string-value="bug_med">
            <text:p>bug_med</text:p>
          </table:table-cell>
          <table:table-cell table:formula="of:=IF([.G770]=&quot;pos&quot;;[.L771];[.P769])" office:value-type="string" office:string-value="3908.04395">
            <text:p>3908.04395</text:p>
          </table:table-cell>
          <table:table-cell table:formula="of:=IF([.G770]=&quot;pos&quot;;[.L773];[.Q769])" office:value-type="string" office:string-value="917.452515">
            <text:p>917.452515</text:p>
          </table:table-cell>
          <table:table-cell table:formula="of:=IF([.P770]=[.P769];&quot;&quot;;CONCATENATE(&quot;{ name = '&quot;;[.O770];&quot;', x = &quot;;[.P770];&quot;, z = &quot;;[.Q7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71]=&quot;defName&quot;;[.J771];[.O770])" office:value-type="string" office:string-value="bug_med">
            <text:p>bug_med</text:p>
          </table:table-cell>
          <table:table-cell table:formula="of:=IF([.G771]=&quot;pos&quot;;[.L772];[.P770])" office:value-type="string" office:string-value="3908.04395">
            <text:p>3908.04395</text:p>
          </table:table-cell>
          <table:table-cell table:formula="of:=IF([.G771]=&quot;pos&quot;;[.L774];[.Q770])" office:value-type="string" office:string-value="917.452515">
            <text:p>917.452515</text:p>
          </table:table-cell>
          <table:table-cell table:formula="of:=IF([.P771]=[.P770];&quot;&quot;;CONCATENATE(&quot;{ name = '&quot;;[.O771];&quot;', x = &quot;;[.P771];&quot;, z = &quot;;[.Q7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72]=&quot;defName&quot;;[.J772];[.O771])" office:value-type="string" office:string-value="bug_med">
            <text:p>bug_med</text:p>
          </table:table-cell>
          <table:table-cell table:formula="of:=IF([.G772]=&quot;pos&quot;;[.L773];[.P771])" office:value-type="string" office:string-value="3908.04395">
            <text:p>3908.04395</text:p>
          </table:table-cell>
          <table:table-cell table:formula="of:=IF([.G772]=&quot;pos&quot;;[.L775];[.Q771])" office:value-type="string" office:string-value="917.452515">
            <text:p>917.452515</text:p>
          </table:table-cell>
          <table:table-cell table:formula="of:=IF([.P772]=[.P771];&quot;&quot;;CONCATENATE(&quot;{ name = '&quot;;[.O772];&quot;', x = &quot;;[.P772];&quot;, z = &quot;;[.Q7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0304573</text:p>
          </table:table-cell>
          <table:table-cell table:number-columns-repeated="2"/>
          <table:table-cell table:formula="of:=IF([.G773]=&quot;defName&quot;;[.J773];[.O772])" office:value-type="string" office:string-value="bug_med">
            <text:p>bug_med</text:p>
          </table:table-cell>
          <table:table-cell table:formula="of:=IF([.G773]=&quot;pos&quot;;[.L774];[.P772])" office:value-type="string" office:string-value="3908.04395">
            <text:p>3908.04395</text:p>
          </table:table-cell>
          <table:table-cell table:formula="of:=IF([.G773]=&quot;pos&quot;;[.L776];[.Q772])" office:value-type="string" office:string-value="917.452515">
            <text:p>917.452515</text:p>
          </table:table-cell>
          <table:table-cell table:formula="of:=IF([.P773]=[.P772];&quot;&quot;;CONCATENATE(&quot;{ name = '&quot;;[.O773];&quot;', x = &quot;;[.P773];&quot;, z = &quot;;[.Q7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74]=&quot;defName&quot;;[.J774];[.O773])" office:value-type="string" office:string-value="bug_med">
            <text:p>bug_med</text:p>
          </table:table-cell>
          <table:table-cell table:formula="of:=IF([.G774]=&quot;pos&quot;;[.L775];[.P773])" office:value-type="string" office:string-value="3908.04395">
            <text:p>3908.04395</text:p>
          </table:table-cell>
          <table:table-cell table:formula="of:=IF([.G774]=&quot;pos&quot;;[.L777];[.Q773])" office:value-type="string" office:string-value="917.452515">
            <text:p>917.452515</text:p>
          </table:table-cell>
          <table:table-cell table:formula="of:=IF([.P774]=[.P773];&quot;&quot;;CONCATENATE(&quot;{ name = '&quot;;[.O774];&quot;', x = &quot;;[.P774];&quot;, z = &quot;;[.Q7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75]=&quot;defName&quot;;[.J775];[.O774])" office:value-type="string" office:string-value="bug_med">
            <text:p>bug_med</text:p>
          </table:table-cell>
          <table:table-cell table:formula="of:=IF([.G775]=&quot;pos&quot;;[.L776];[.P774])" office:value-type="string" office:string-value="3908.04395">
            <text:p>3908.04395</text:p>
          </table:table-cell>
          <table:table-cell table:formula="of:=IF([.G775]=&quot;pos&quot;;[.L778];[.Q774])" office:value-type="string" office:string-value="917.452515">
            <text:p>917.452515</text:p>
          </table:table-cell>
          <table:table-cell table:formula="of:=IF([.P775]=[.P774];&quot;&quot;;CONCATENATE(&quot;{ name = '&quot;;[.O775];&quot;', x = &quot;;[.P775];&quot;, z = &quot;;[.Q7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776]=&quot;defName&quot;;[.J776];[.O775])" office:value-type="string" office:string-value="bug_med">
            <text:p>bug_med</text:p>
          </table:table-cell>
          <table:table-cell table:formula="of:=IF([.G776]=&quot;pos&quot;;[.L777];[.P775])" office:value-type="string" office:string-value="3908.04395">
            <text:p>3908.04395</text:p>
          </table:table-cell>
          <table:table-cell table:formula="of:=IF([.G776]=&quot;pos&quot;;[.L779];[.Q775])" office:value-type="string" office:string-value="917.452515">
            <text:p>917.452515</text:p>
          </table:table-cell>
          <table:table-cell table:formula="of:=IF([.P776]=[.P775];&quot;&quot;;CONCATENATE(&quot;{ name = '&quot;;[.O776];&quot;', x = &quot;;[.P776];&quot;, z = &quot;;[.Q7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77]=&quot;defName&quot;;[.J777];[.O776])" office:value-type="string" office:string-value="bug_med">
            <text:p>bug_med</text:p>
          </table:table-cell>
          <table:table-cell table:formula="of:=IF([.G777]=&quot;pos&quot;;[.L778];[.P776])" office:value-type="string" office:string-value="3908.04395">
            <text:p>3908.04395</text:p>
          </table:table-cell>
          <table:table-cell table:formula="of:=IF([.G777]=&quot;pos&quot;;[.L780];[.Q776])" office:value-type="string" office:string-value="917.452515">
            <text:p>917.452515</text:p>
          </table:table-cell>
          <table:table-cell table:formula="of:=IF([.P777]=[.P776];&quot;&quot;;CONCATENATE(&quot;{ name = '&quot;;[.O777];&quot;', x = &quot;;[.P777];&quot;, z = &quot;;[.Q7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78]=&quot;defName&quot;;[.J778];[.O777])" office:value-type="string" office:string-value="bug_med">
            <text:p>bug_med</text:p>
          </table:table-cell>
          <table:table-cell table:formula="of:=IF([.G778]=&quot;pos&quot;;[.L779];[.P777])" office:value-type="string" office:string-value="3908.04395">
            <text:p>3908.04395</text:p>
          </table:table-cell>
          <table:table-cell table:formula="of:=IF([.G778]=&quot;pos&quot;;[.L781];[.Q777])" office:value-type="string" office:string-value="917.452515">
            <text:p>917.452515</text:p>
          </table:table-cell>
          <table:table-cell table:formula="of:=IF([.P778]=[.P777];&quot;&quot;;CONCATENATE(&quot;{ name = '&quot;;[.O778];&quot;', x = &quot;;[.P778];&quot;, z = &quot;;[.Q7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79]=&quot;defName&quot;;[.J779];[.O778])" office:value-type="string" office:string-value="bug_med">
            <text:p>bug_med</text:p>
          </table:table-cell>
          <table:table-cell table:formula="of:=IF([.G779]=&quot;pos&quot;;[.L780];[.P778])" office:value-type="string" office:string-value="3908.04395">
            <text:p>3908.04395</text:p>
          </table:table-cell>
          <table:table-cell table:formula="of:=IF([.G779]=&quot;pos&quot;;[.L782];[.Q778])" office:value-type="string" office:string-value="917.452515">
            <text:p>917.452515</text:p>
          </table:table-cell>
          <table:table-cell table:formula="of:=IF([.P779]=[.P778];&quot;&quot;;CONCATENATE(&quot;{ name = '&quot;;[.O779];&quot;', x = &quot;;[.P779];&quot;, z = &quot;;[.Q7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780]=&quot;defName&quot;;[.J780];[.O779])" office:value-type="string" office:string-value="bug_med">
            <text:p>bug_med</text:p>
          </table:table-cell>
          <table:table-cell table:formula="of:=IF([.G780]=&quot;pos&quot;;[.L781];[.P779])" office:value-type="string" office:string-value="3908.04395">
            <text:p>3908.04395</text:p>
          </table:table-cell>
          <table:table-cell table:formula="of:=IF([.G780]=&quot;pos&quot;;[.L783];[.Q779])" office:value-type="string" office:string-value="917.452515">
            <text:p>917.452515</text:p>
          </table:table-cell>
          <table:table-cell table:formula="of:=IF([.P780]=[.P779];&quot;&quot;;CONCATENATE(&quot;{ name = '&quot;;[.O780];&quot;', x = &quot;;[.P780];&quot;, z = &quot;;[.Q7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781]=&quot;defName&quot;;[.J781];[.O780])" office:value-type="string" office:string-value="bug_med">
            <text:p>bug_med</text:p>
          </table:table-cell>
          <table:table-cell table:formula="of:=IF([.G781]=&quot;pos&quot;;[.L782];[.P780])" office:value-type="string" office:string-value="3908.04395">
            <text:p>3908.04395</text:p>
          </table:table-cell>
          <table:table-cell table:formula="of:=IF([.G781]=&quot;pos&quot;;[.L784];[.Q780])" office:value-type="string" office:string-value="917.452515">
            <text:p>917.452515</text:p>
          </table:table-cell>
          <table:table-cell table:formula="of:=IF([.P781]=[.P780];&quot;&quot;;CONCATENATE(&quot;{ name = '&quot;;[.O781];&quot;', x = &quot;;[.P781];&quot;, z = &quot;;[.Q781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782]=&quot;defName&quot;;[.J782];[.O781])" office:value-type="string" office:string-value="bug_med">
            <text:p>bug_med</text:p>
          </table:table-cell>
          <table:table-cell table:formula="of:=IF([.G782]=&quot;pos&quot;;[.L783];[.P781])" office:value-type="string" office:string-value="3908.04395">
            <text:p>3908.04395</text:p>
          </table:table-cell>
          <table:table-cell table:formula="of:=IF([.G782]=&quot;pos&quot;;[.L785];[.Q781])" office:value-type="string" office:string-value="917.452515">
            <text:p>917.452515</text:p>
          </table:table-cell>
          <table:table-cell table:formula="of:=IF([.P782]=[.P781];&quot;&quot;;CONCATENATE(&quot;{ name = '&quot;;[.O782];&quot;', x = &quot;;[.P782];&quot;, z = &quot;;[.Q782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3286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783]=&quot;defName&quot;;[.J783];[.O782])" office:value-type="string" office:string-value="bug_med">
            <text:p>bug_med</text:p>
          </table:table-cell>
          <table:table-cell table:formula="of:=IF([.G783]=&quot;pos&quot;;[.L784];[.P782])" office:value-type="string" office:string-value="3908.04395">
            <text:p>3908.04395</text:p>
          </table:table-cell>
          <table:table-cell table:formula="of:=IF([.G783]=&quot;pos&quot;;[.L786];[.Q782])" office:value-type="string" office:string-value="917.452515">
            <text:p>917.452515</text:p>
          </table:table-cell>
          <table:table-cell table:formula="of:=IF([.P783]=[.P782];&quot;&quot;;CONCATENATE(&quot;{ name = '&quot;;[.O783];&quot;', x = &quot;;[.P783];&quot;, z = &quot;;[.Q7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/>
          <table:table-cell table:number-columns-repeated="2"/>
          <table:table-cell table:formula="of:=IF([.G784]=&quot;defName&quot;;[.J784];[.O783])" office:value-type="string" office:string-value="bug_med">
            <text:p>bug_med</text:p>
          </table:table-cell>
          <table:table-cell table:formula="of:=IF([.G784]=&quot;pos&quot;;[.L785];[.P783])" office:value-type="string" office:string-value="3908.04395">
            <text:p>3908.04395</text:p>
          </table:table-cell>
          <table:table-cell table:formula="of:=IF([.G784]=&quot;pos&quot;;[.L787];[.Q783])" office:value-type="string" office:string-value="917.452515">
            <text:p>917.452515</text:p>
          </table:table-cell>
          <table:table-cell table:formula="of:=IF([.P784]=[.P783];&quot;&quot;;CONCATENATE(&quot;{ name = '&quot;;[.O784];&quot;', x = &quot;;[.P784];&quot;, z = &quot;;[.Q7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785]=&quot;defName&quot;;[.J785];[.O784])" office:value-type="string" office:string-value="bug_med">
            <text:p>bug_med</text:p>
          </table:table-cell>
          <table:table-cell table:formula="of:=IF([.G785]=&quot;pos&quot;;[.L786];[.P784])" office:value-type="string" office:string-value="3908.04395">
            <text:p>3908.04395</text:p>
          </table:table-cell>
          <table:table-cell table:formula="of:=IF([.G785]=&quot;pos&quot;;[.L788];[.Q784])" office:value-type="string" office:string-value="917.452515">
            <text:p>917.452515</text:p>
          </table:table-cell>
          <table:table-cell table:formula="of:=IF([.P785]=[.P784];&quot;&quot;;CONCATENATE(&quot;{ name = '&quot;;[.O785];&quot;', x = &quot;;[.P785];&quot;, z = &quot;;[.Q7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786]=&quot;defName&quot;;[.J786];[.O785])" office:value-type="string" office:string-value="bug_med">
            <text:p>bug_med</text:p>
          </table:table-cell>
          <table:table-cell table:formula="of:=IF([.G786]=&quot;pos&quot;;[.L787];[.P785])" office:value-type="string" office:string-value="3908.04395">
            <text:p>3908.04395</text:p>
          </table:table-cell>
          <table:table-cell table:formula="of:=IF([.G786]=&quot;pos&quot;;[.L789];[.Q785])" office:value-type="string" office:string-value="917.452515">
            <text:p>917.452515</text:p>
          </table:table-cell>
          <table:table-cell table:formula="of:=IF([.P786]=[.P785];&quot;&quot;;CONCATENATE(&quot;{ name = '&quot;;[.O786];&quot;', x = &quot;;[.P786];&quot;, z = &quot;;[.Q7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787]=&quot;defName&quot;;[.J787];[.O786])" office:value-type="string" office:string-value="bug_larva">
            <text:p>bug_larva</text:p>
          </table:table-cell>
          <table:table-cell table:formula="of:=IF([.G787]=&quot;pos&quot;;[.L788];[.P786])" office:value-type="string" office:string-value="3908.04395">
            <text:p>3908.04395</text:p>
          </table:table-cell>
          <table:table-cell table:formula="of:=IF([.G787]=&quot;pos&quot;;[.L790];[.Q786])" office:value-type="string" office:string-value="917.452515">
            <text:p>917.452515</text:p>
          </table:table-cell>
          <table:table-cell table:formula="of:=IF([.P787]=[.P786];&quot;&quot;;CONCATENATE(&quot;{ name = '&quot;;[.O787];&quot;', x = &quot;;[.P787];&quot;, z = &quot;;[.Q7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788]=&quot;defName&quot;;[.J788];[.O787])" office:value-type="string" office:string-value="bug_larva">
            <text:p>bug_larva</text:p>
          </table:table-cell>
          <table:table-cell table:formula="of:=IF([.G788]=&quot;pos&quot;;[.L789];[.P787])" office:value-type="string" office:string-value="3908.04395">
            <text:p>3908.04395</text:p>
          </table:table-cell>
          <table:table-cell table:formula="of:=IF([.G788]=&quot;pos&quot;;[.L791];[.Q787])" office:value-type="string" office:string-value="917.452515">
            <text:p>917.452515</text:p>
          </table:table-cell>
          <table:table-cell table:formula="of:=IF([.P788]=[.P787];&quot;&quot;;CONCATENATE(&quot;{ name = '&quot;;[.O788];&quot;', x = &quot;;[.P788];&quot;, z = &quot;;[.Q7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789]=&quot;defName&quot;;[.J789];[.O788])" office:value-type="string" office:string-value="bug_larva">
            <text:p>bug_larva</text:p>
          </table:table-cell>
          <table:table-cell table:formula="of:=IF([.G789]=&quot;pos&quot;;[.L790];[.P788])" office:value-type="string" office:string-value="3908.04395">
            <text:p>3908.04395</text:p>
          </table:table-cell>
          <table:table-cell table:formula="of:=IF([.G789]=&quot;pos&quot;;[.L792];[.Q788])" office:value-type="string" office:string-value="917.452515">
            <text:p>917.452515</text:p>
          </table:table-cell>
          <table:table-cell table:formula="of:=IF([.P789]=[.P788];&quot;&quot;;CONCATENATE(&quot;{ name = '&quot;;[.O789];&quot;', x = &quot;;[.P789];&quot;, z = &quot;;[.Q7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790]=&quot;defName&quot;;[.J790];[.O789])" office:value-type="string" office:string-value="bug_larva">
            <text:p>bug_larva</text:p>
          </table:table-cell>
          <table:table-cell table:formula="of:=IF([.G790]=&quot;pos&quot;;[.L791];[.P789])" office:value-type="string" office:string-value="3908.04395">
            <text:p>3908.04395</text:p>
          </table:table-cell>
          <table:table-cell table:formula="of:=IF([.G790]=&quot;pos&quot;;[.L793];[.Q789])" office:value-type="string" office:string-value="917.452515">
            <text:p>917.452515</text:p>
          </table:table-cell>
          <table:table-cell table:formula="of:=IF([.P790]=[.P789];&quot;&quot;;CONCATENATE(&quot;{ name = '&quot;;[.O790];&quot;', x = &quot;;[.P790];&quot;, z = &quot;;[.Q7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791]=&quot;defName&quot;;[.J791];[.O790])" office:value-type="string" office:string-value="bug_larva">
            <text:p>bug_larva</text:p>
          </table:table-cell>
          <table:table-cell table:formula="of:=IF([.G791]=&quot;pos&quot;;[.L792];[.P790])" office:value-type="string" office:string-value="3908.04395">
            <text:p>3908.04395</text:p>
          </table:table-cell>
          <table:table-cell table:formula="of:=IF([.G791]=&quot;pos&quot;;[.L794];[.Q790])" office:value-type="string" office:string-value="917.452515">
            <text:p>917.452515</text:p>
          </table:table-cell>
          <table:table-cell table:formula="of:=IF([.P791]=[.P790];&quot;&quot;;CONCATENATE(&quot;{ name = '&quot;;[.O791];&quot;', x = &quot;;[.P791];&quot;, z = &quot;;[.Q7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792]=&quot;defName&quot;;[.J792];[.O791])" office:value-type="string" office:string-value="bug_larva">
            <text:p>bug_larva</text:p>
          </table:table-cell>
          <table:table-cell table:formula="of:=IF([.G792]=&quot;pos&quot;;[.L793];[.P791])" office:value-type="string" office:string-value="3908.04395">
            <text:p>3908.04395</text:p>
          </table:table-cell>
          <table:table-cell table:formula="of:=IF([.G792]=&quot;pos&quot;;[.L795];[.Q791])" office:value-type="string" office:string-value="917.452515">
            <text:p>917.452515</text:p>
          </table:table-cell>
          <table:table-cell table:formula="of:=IF([.P792]=[.P791];&quot;&quot;;CONCATENATE(&quot;{ name = '&quot;;[.O792];&quot;', x = &quot;;[.P792];&quot;, z = &quot;;[.Q7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793]=&quot;defName&quot;;[.J793];[.O792])" office:value-type="string" office:string-value="bug_larva">
            <text:p>bug_larva</text:p>
          </table:table-cell>
          <table:table-cell table:formula="of:=IF([.G793]=&quot;pos&quot;;[.L794];[.P792])" office:value-type="string" office:string-value="3908.04395">
            <text:p>3908.04395</text:p>
          </table:table-cell>
          <table:table-cell table:formula="of:=IF([.G793]=&quot;pos&quot;;[.L796];[.Q792])" office:value-type="string" office:string-value="917.452515">
            <text:p>917.452515</text:p>
          </table:table-cell>
          <table:table-cell table:formula="of:=IF([.P793]=[.P792];&quot;&quot;;CONCATENATE(&quot;{ name = '&quot;;[.O793];&quot;', x = &quot;;[.P793];&quot;, z = &quot;;[.Q7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794]=&quot;defName&quot;;[.J794];[.O793])" office:value-type="string" office:string-value="bug_larva">
            <text:p>bug_larva</text:p>
          </table:table-cell>
          <table:table-cell table:formula="of:=IF([.G794]=&quot;pos&quot;;[.L795];[.P793])" office:value-type="string" office:string-value="3908.04395">
            <text:p>3908.04395</text:p>
          </table:table-cell>
          <table:table-cell table:formula="of:=IF([.G794]=&quot;pos&quot;;[.L797];[.Q793])" office:value-type="string" office:string-value="917.452515">
            <text:p>917.452515</text:p>
          </table:table-cell>
          <table:table-cell table:formula="of:=IF([.P794]=[.P793];&quot;&quot;;CONCATENATE(&quot;{ name = '&quot;;[.O794];&quot;', x = &quot;;[.P794];&quot;, z = &quot;;[.Q7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795]=&quot;defName&quot;;[.J795];[.O794])" office:value-type="string" office:string-value="bug_larva">
            <text:p>bug_larva</text:p>
          </table:table-cell>
          <table:table-cell table:formula="of:=IF([.G795]=&quot;pos&quot;;[.L796];[.P794])" office:value-type="string" office:string-value="3908.04395">
            <text:p>3908.04395</text:p>
          </table:table-cell>
          <table:table-cell table:formula="of:=IF([.G795]=&quot;pos&quot;;[.L798];[.Q794])" office:value-type="string" office:string-value="917.452515">
            <text:p>917.452515</text:p>
          </table:table-cell>
          <table:table-cell table:formula="of:=IF([.P795]=[.P794];&quot;&quot;;CONCATENATE(&quot;{ name = '&quot;;[.O795];&quot;', x = &quot;;[.P795];&quot;, z = &quot;;[.Q7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796]=&quot;defName&quot;;[.J796];[.O795])" office:value-type="string" office:string-value="bug_larva">
            <text:p>bug_larva</text:p>
          </table:table-cell>
          <table:table-cell table:formula="of:=IF([.G796]=&quot;pos&quot;;[.L797];[.P795])" office:value-type="string" office:string-value="3908.04395">
            <text:p>3908.04395</text:p>
          </table:table-cell>
          <table:table-cell table:formula="of:=IF([.G796]=&quot;pos&quot;;[.L799];[.Q795])" office:value-type="string" office:string-value="917.452515">
            <text:p>917.452515</text:p>
          </table:table-cell>
          <table:table-cell table:formula="of:=IF([.P796]=[.P795];&quot;&quot;;CONCATENATE(&quot;{ name = '&quot;;[.O796];&quot;', x = &quot;;[.P796];&quot;, z = &quot;;[.Q7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797]=&quot;defName&quot;;[.J797];[.O796])" office:value-type="string" office:string-value="bug_larva">
            <text:p>bug_larva</text:p>
          </table:table-cell>
          <table:table-cell table:formula="of:=IF([.G797]=&quot;pos&quot;;[.L798];[.P796])" office:value-type="string" office:string-value="3908.04395">
            <text:p>3908.04395</text:p>
          </table:table-cell>
          <table:table-cell table:formula="of:=IF([.G797]=&quot;pos&quot;;[.L800];[.Q796])" office:value-type="string" office:string-value="917.452515">
            <text:p>917.452515</text:p>
          </table:table-cell>
          <table:table-cell table:formula="of:=IF([.P797]=[.P796];&quot;&quot;;CONCATENATE(&quot;{ name = '&quot;;[.O797];&quot;', x = &quot;;[.P797];&quot;, z = &quot;;[.Q7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798]=&quot;defName&quot;;[.J798];[.O797])" office:value-type="string" office:string-value="bug_larva">
            <text:p>bug_larva</text:p>
          </table:table-cell>
          <table:table-cell table:formula="of:=IF([.G798]=&quot;pos&quot;;[.L799];[.P797])" office:value-type="string" office:string-value="3908.04395">
            <text:p>3908.04395</text:p>
          </table:table-cell>
          <table:table-cell table:formula="of:=IF([.G798]=&quot;pos&quot;;[.L801];[.Q797])" office:value-type="string" office:string-value="917.452515">
            <text:p>917.452515</text:p>
          </table:table-cell>
          <table:table-cell table:formula="of:=IF([.P798]=[.P797];&quot;&quot;;CONCATENATE(&quot;{ name = '&quot;;[.O798];&quot;', x = &quot;;[.P798];&quot;, z = &quot;;[.Q7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799]=&quot;defName&quot;;[.J799];[.O798])" office:value-type="string" office:string-value="bug_larva">
            <text:p>bug_larva</text:p>
          </table:table-cell>
          <table:table-cell table:formula="of:=IF([.G799]=&quot;pos&quot;;[.L800];[.P798])" office:value-type="string" office:string-value="3908.04395">
            <text:p>3908.04395</text:p>
          </table:table-cell>
          <table:table-cell table:formula="of:=IF([.G799]=&quot;pos&quot;;[.L802];[.Q798])" office:value-type="string" office:string-value="917.452515">
            <text:p>917.452515</text:p>
          </table:table-cell>
          <table:table-cell table:formula="of:=IF([.P799]=[.P798];&quot;&quot;;CONCATENATE(&quot;{ name = '&quot;;[.O799];&quot;', x = &quot;;[.P799];&quot;, z = &quot;;[.Q7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00]=&quot;defName&quot;;[.J800];[.O799])" office:value-type="string" office:string-value="bug_larva">
            <text:p>bug_larva</text:p>
          </table:table-cell>
          <table:table-cell table:formula="of:=IF([.G800]=&quot;pos&quot;;[.L801];[.P799])" office:value-type="string" office:string-value="3908.04395">
            <text:p>3908.04395</text:p>
          </table:table-cell>
          <table:table-cell table:formula="of:=IF([.G800]=&quot;pos&quot;;[.L803];[.Q799])" office:value-type="string" office:string-value="917.452515">
            <text:p>917.452515</text:p>
          </table:table-cell>
          <table:table-cell table:formula="of:=IF([.P800]=[.P799];&quot;&quot;;CONCATENATE(&quot;{ name = '&quot;;[.O800];&quot;', x = &quot;;[.P800];&quot;, z = &quot;;[.Q8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01]=&quot;defName&quot;;[.J801];[.O800])" office:value-type="string" office:string-value="bug_larva">
            <text:p>bug_larva</text:p>
          </table:table-cell>
          <table:table-cell table:formula="of:=IF([.G801]=&quot;pos&quot;;[.L802];[.P800])" office:value-type="string" office:string-value="3908.04395">
            <text:p>3908.04395</text:p>
          </table:table-cell>
          <table:table-cell table:formula="of:=IF([.G801]=&quot;pos&quot;;[.L804];[.Q800])" office:value-type="string" office:string-value="917.452515">
            <text:p>917.452515</text:p>
          </table:table-cell>
          <table:table-cell table:formula="of:=IF([.P801]=[.P800];&quot;&quot;;CONCATENATE(&quot;{ name = '&quot;;[.O801];&quot;', x = &quot;;[.P801];&quot;, z = &quot;;[.Q8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02]=&quot;defName&quot;;[.J802];[.O801])" office:value-type="string" office:string-value="bug_larva">
            <text:p>bug_larva</text:p>
          </table:table-cell>
          <table:table-cell table:formula="of:=IF([.G802]=&quot;pos&quot;;[.L803];[.P801])" office:value-type="string" office:string-value="3908.04395">
            <text:p>3908.04395</text:p>
          </table:table-cell>
          <table:table-cell table:formula="of:=IF([.G802]=&quot;pos&quot;;[.L805];[.Q801])" office:value-type="string" office:string-value="917.452515">
            <text:p>917.452515</text:p>
          </table:table-cell>
          <table:table-cell table:formula="of:=IF([.P802]=[.P801];&quot;&quot;;CONCATENATE(&quot;{ name = '&quot;;[.O802];&quot;', x = &quot;;[.P802];&quot;, z = &quot;;[.Q8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03]=&quot;defName&quot;;[.J803];[.O802])" office:value-type="string" office:string-value="bug_larva">
            <text:p>bug_larva</text:p>
          </table:table-cell>
          <table:table-cell table:formula="of:=IF([.G803]=&quot;pos&quot;;[.L804];[.P802])" office:value-type="string" office:string-value="3908.04395">
            <text:p>3908.04395</text:p>
          </table:table-cell>
          <table:table-cell table:formula="of:=IF([.G803]=&quot;pos&quot;;[.L806];[.Q802])" office:value-type="string" office:string-value="917.452515">
            <text:p>917.452515</text:p>
          </table:table-cell>
          <table:table-cell table:formula="of:=IF([.P803]=[.P802];&quot;&quot;;CONCATENATE(&quot;{ name = '&quot;;[.O803];&quot;', x = &quot;;[.P803];&quot;, z = &quot;;[.Q8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04]=&quot;defName&quot;;[.J804];[.O803])" office:value-type="string" office:string-value="bug_larva">
            <text:p>bug_larva</text:p>
          </table:table-cell>
          <table:table-cell table:formula="of:=IF([.G804]=&quot;pos&quot;;[.L805];[.P803])" office:value-type="string" office:string-value="3908.04395">
            <text:p>3908.04395</text:p>
          </table:table-cell>
          <table:table-cell table:formula="of:=IF([.G804]=&quot;pos&quot;;[.L807];[.Q803])" office:value-type="string" office:string-value="917.452515">
            <text:p>917.452515</text:p>
          </table:table-cell>
          <table:table-cell table:formula="of:=IF([.P804]=[.P803];&quot;&quot;;CONCATENATE(&quot;{ name = '&quot;;[.O804];&quot;', x = &quot;;[.P804];&quot;, z = &quot;;[.Q8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05]=&quot;defName&quot;;[.J805];[.O804])" office:value-type="string" office:string-value="bug_larva">
            <text:p>bug_larva</text:p>
          </table:table-cell>
          <table:table-cell table:formula="of:=IF([.G805]=&quot;pos&quot;;[.L806];[.P804])" office:value-type="string" office:string-value="3908.04395">
            <text:p>3908.04395</text:p>
          </table:table-cell>
          <table:table-cell table:formula="of:=IF([.G805]=&quot;pos&quot;;[.L808];[.Q804])" office:value-type="string" office:string-value="917.452515">
            <text:p>917.452515</text:p>
          </table:table-cell>
          <table:table-cell table:formula="of:=IF([.P805]=[.P804];&quot;&quot;;CONCATENATE(&quot;{ name = '&quot;;[.O805];&quot;', x = &quot;;[.P805];&quot;, z = &quot;;[.Q8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06]=&quot;defName&quot;;[.J806];[.O805])" office:value-type="string" office:string-value="bug_larva">
            <text:p>bug_larva</text:p>
          </table:table-cell>
          <table:table-cell table:formula="of:=IF([.G806]=&quot;pos&quot;;[.L807];[.P805])" office:value-type="string" office:string-value="3908.04395">
            <text:p>3908.04395</text:p>
          </table:table-cell>
          <table:table-cell table:formula="of:=IF([.G806]=&quot;pos&quot;;[.L809];[.Q805])" office:value-type="string" office:string-value="917.452515">
            <text:p>917.452515</text:p>
          </table:table-cell>
          <table:table-cell table:formula="of:=IF([.P806]=[.P805];&quot;&quot;;CONCATENATE(&quot;{ name = '&quot;;[.O806];&quot;', x = &quot;;[.P806];&quot;, z = &quot;;[.Q8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807]=&quot;defName&quot;;[.J807];[.O806])" office:value-type="string" office:string-value="bug_larva">
            <text:p>bug_larva</text:p>
          </table:table-cell>
          <table:table-cell table:formula="of:=IF([.G807]=&quot;pos&quot;;[.L808];[.P806])" office:value-type="string" office:string-value="3908.04395">
            <text:p>3908.04395</text:p>
          </table:table-cell>
          <table:table-cell table:formula="of:=IF([.G807]=&quot;pos&quot;;[.L810];[.Q806])" office:value-type="string" office:string-value="917.452515">
            <text:p>917.452515</text:p>
          </table:table-cell>
          <table:table-cell table:formula="of:=IF([.P807]=[.P806];&quot;&quot;;CONCATENATE(&quot;{ name = '&quot;;[.O807];&quot;', x = &quot;;[.P807];&quot;, z = &quot;;[.Q8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08]=&quot;defName&quot;;[.J808];[.O807])" office:value-type="string" office:string-value="bug_larva">
            <text:p>bug_larva</text:p>
          </table:table-cell>
          <table:table-cell table:formula="of:=IF([.G808]=&quot;pos&quot;;[.L809];[.P807])" office:value-type="string" office:string-value="3908.04395">
            <text:p>3908.04395</text:p>
          </table:table-cell>
          <table:table-cell table:formula="of:=IF([.G808]=&quot;pos&quot;;[.L811];[.Q807])" office:value-type="string" office:string-value="917.452515">
            <text:p>917.452515</text:p>
          </table:table-cell>
          <table:table-cell table:formula="of:=IF([.P808]=[.P807];&quot;&quot;;CONCATENATE(&quot;{ name = '&quot;;[.O808];&quot;', x = &quot;;[.P808];&quot;, z = &quot;;[.Q8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09]=&quot;defName&quot;;[.J809];[.O808])" office:value-type="string" office:string-value="bug_larva">
            <text:p>bug_larva</text:p>
          </table:table-cell>
          <table:table-cell table:formula="of:=IF([.G809]=&quot;pos&quot;;[.L810];[.P808])" office:value-type="string" office:string-value="3908.04395">
            <text:p>3908.04395</text:p>
          </table:table-cell>
          <table:table-cell table:formula="of:=IF([.G809]=&quot;pos&quot;;[.L812];[.Q808])" office:value-type="string" office:string-value="917.452515">
            <text:p>917.452515</text:p>
          </table:table-cell>
          <table:table-cell table:formula="of:=IF([.P809]=[.P808];&quot;&quot;;CONCATENATE(&quot;{ name = '&quot;;[.O809];&quot;', x = &quot;;[.P809];&quot;, z = &quot;;[.Q8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10]=&quot;defName&quot;;[.J810];[.O809])" office:value-type="string" office:string-value="bug_larva">
            <text:p>bug_larva</text:p>
          </table:table-cell>
          <table:table-cell table:formula="of:=IF([.G810]=&quot;pos&quot;;[.L811];[.P809])" office:value-type="string" office:string-value="3908.04395">
            <text:p>3908.04395</text:p>
          </table:table-cell>
          <table:table-cell table:formula="of:=IF([.G810]=&quot;pos&quot;;[.L813];[.Q809])" office:value-type="string" office:string-value="917.452515">
            <text:p>917.452515</text:p>
          </table:table-cell>
          <table:table-cell table:formula="of:=IF([.P810]=[.P809];&quot;&quot;;CONCATENATE(&quot;{ name = '&quot;;[.O810];&quot;', x = &quot;;[.P810];&quot;, z = &quot;;[.Q8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11]=&quot;defName&quot;;[.J811];[.O810])" office:value-type="string" office:string-value="bug_larva">
            <text:p>bug_larva</text:p>
          </table:table-cell>
          <table:table-cell table:formula="of:=IF([.G811]=&quot;pos&quot;;[.L812];[.P810])" office:value-type="string" office:string-value="3908.04395">
            <text:p>3908.04395</text:p>
          </table:table-cell>
          <table:table-cell table:formula="of:=IF([.G811]=&quot;pos&quot;;[.L814];[.Q810])" office:value-type="string" office:string-value="917.452515">
            <text:p>917.452515</text:p>
          </table:table-cell>
          <table:table-cell table:formula="of:=IF([.P811]=[.P810];&quot;&quot;;CONCATENATE(&quot;{ name = '&quot;;[.O811];&quot;', x = &quot;;[.P811];&quot;, z = &quot;;[.Q8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812]=&quot;defName&quot;;[.J812];[.O811])" office:value-type="string" office:string-value="bug_larva">
            <text:p>bug_larva</text:p>
          </table:table-cell>
          <table:table-cell table:formula="of:=IF([.G812]=&quot;pos&quot;;[.L813];[.P811])" office:value-type="string" office:string-value="3908.04395">
            <text:p>3908.04395</text:p>
          </table:table-cell>
          <table:table-cell table:formula="of:=IF([.G812]=&quot;pos&quot;;[.L815];[.Q811])" office:value-type="string" office:string-value="917.452515">
            <text:p>917.452515</text:p>
          </table:table-cell>
          <table:table-cell table:formula="of:=IF([.P812]=[.P811];&quot;&quot;;CONCATENATE(&quot;{ name = '&quot;;[.O812];&quot;', x = &quot;;[.P812];&quot;, z = &quot;;[.Q8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813]=&quot;defName&quot;;[.J813];[.O812])" office:value-type="string" office:string-value="bug_larva">
            <text:p>bug_larva</text:p>
          </table:table-cell>
          <table:table-cell table:formula="of:=IF([.G813]=&quot;pos&quot;;[.L814];[.P812])" office:value-type="string" office:string-value="3908.04395">
            <text:p>3908.04395</text:p>
          </table:table-cell>
          <table:table-cell table:formula="of:=IF([.G813]=&quot;pos&quot;;[.L816];[.Q812])" office:value-type="string" office:string-value="917.452515">
            <text:p>917.452515</text:p>
          </table:table-cell>
          <table:table-cell table:formula="of:=IF([.P813]=[.P812];&quot;&quot;;CONCATENATE(&quot;{ name = '&quot;;[.O813];&quot;', x = &quot;;[.P813];&quot;, z = &quot;;[.Q8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814]=&quot;defName&quot;;[.J814];[.O813])" office:value-type="string" office:string-value="bug_larva">
            <text:p>bug_larva</text:p>
          </table:table-cell>
          <table:table-cell table:formula="of:=IF([.G814]=&quot;pos&quot;;[.L815];[.P813])" office:value-type="string" office:string-value="3908.04395">
            <text:p>3908.04395</text:p>
          </table:table-cell>
          <table:table-cell table:formula="of:=IF([.G814]=&quot;pos&quot;;[.L817];[.Q813])" office:value-type="string" office:string-value="917.452515">
            <text:p>917.452515</text:p>
          </table:table-cell>
          <table:table-cell table:formula="of:=IF([.P814]=[.P813];&quot;&quot;;CONCATENATE(&quot;{ name = '&quot;;[.O814];&quot;', x = &quot;;[.P814];&quot;, z = &quot;;[.Q8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815]=&quot;defName&quot;;[.J815];[.O814])" office:value-type="string" office:string-value="bug_larva">
            <text:p>bug_larva</text:p>
          </table:table-cell>
          <table:table-cell table:formula="of:=IF([.G815]=&quot;pos&quot;;[.L816];[.P814])" office:value-type="string" office:string-value="3908.04395">
            <text:p>3908.04395</text:p>
          </table:table-cell>
          <table:table-cell table:formula="of:=IF([.G815]=&quot;pos&quot;;[.L818];[.Q814])" office:value-type="string" office:string-value="917.452515">
            <text:p>917.452515</text:p>
          </table:table-cell>
          <table:table-cell table:formula="of:=IF([.P815]=[.P814];&quot;&quot;;CONCATENATE(&quot;{ name = '&quot;;[.O815];&quot;', x = &quot;;[.P815];&quot;, z = &quot;;[.Q8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816]=&quot;defName&quot;;[.J816];[.O815])" office:value-type="string" office:string-value="bug_larva">
            <text:p>bug_larva</text:p>
          </table:table-cell>
          <table:table-cell table:formula="of:=IF([.G816]=&quot;pos&quot;;[.L817];[.P815])" office:value-type="string" office:string-value="3908.04395">
            <text:p>3908.04395</text:p>
          </table:table-cell>
          <table:table-cell table:formula="of:=IF([.G816]=&quot;pos&quot;;[.L819];[.Q815])" office:value-type="string" office:string-value="917.452515">
            <text:p>917.452515</text:p>
          </table:table-cell>
          <table:table-cell table:formula="of:=IF([.P816]=[.P815];&quot;&quot;;CONCATENATE(&quot;{ name = '&quot;;[.O816];&quot;', x = &quot;;[.P816];&quot;, z = &quot;;[.Q8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17]=&quot;defName&quot;;[.J817];[.O816])" office:value-type="string" office:string-value="bug_larva">
            <text:p>bug_larva</text:p>
          </table:table-cell>
          <table:table-cell table:formula="of:=IF([.G817]=&quot;pos&quot;;[.L818];[.P816])" office:value-type="string" office:string-value="3908.04395">
            <text:p>3908.04395</text:p>
          </table:table-cell>
          <table:table-cell table:formula="of:=IF([.G817]=&quot;pos&quot;;[.L820];[.Q816])" office:value-type="string" office:string-value="917.452515">
            <text:p>917.452515</text:p>
          </table:table-cell>
          <table:table-cell table:formula="of:=IF([.P817]=[.P816];&quot;&quot;;CONCATENATE(&quot;{ name = '&quot;;[.O817];&quot;', x = &quot;;[.P817];&quot;, z = &quot;;[.Q8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18]=&quot;defName&quot;;[.J818];[.O817])" office:value-type="string" office:string-value="bug_larva">
            <text:p>bug_larva</text:p>
          </table:table-cell>
          <table:table-cell table:formula="of:=IF([.G818]=&quot;pos&quot;;[.L819];[.P817])" office:value-type="string" office:string-value="3908.04395">
            <text:p>3908.04395</text:p>
          </table:table-cell>
          <table:table-cell table:formula="of:=IF([.G818]=&quot;pos&quot;;[.L821];[.Q817])" office:value-type="string" office:string-value="917.452515">
            <text:p>917.452515</text:p>
          </table:table-cell>
          <table:table-cell table:formula="of:=IF([.P818]=[.P817];&quot;&quot;;CONCATENATE(&quot;{ name = '&quot;;[.O818];&quot;', x = &quot;;[.P818];&quot;, z = &quot;;[.Q8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819]=&quot;defName&quot;;[.J819];[.O818])" office:value-type="string" office:string-value="bug_larva">
            <text:p>bug_larva</text:p>
          </table:table-cell>
          <table:table-cell table:formula="of:=IF([.G819]=&quot;pos&quot;;[.L820];[.P818])" office:value-type="string" office:string-value="3908.04395">
            <text:p>3908.04395</text:p>
          </table:table-cell>
          <table:table-cell table:formula="of:=IF([.G819]=&quot;pos&quot;;[.L822];[.Q818])" office:value-type="string" office:string-value="917.452515">
            <text:p>917.452515</text:p>
          </table:table-cell>
          <table:table-cell table:formula="of:=IF([.P819]=[.P818];&quot;&quot;;CONCATENATE(&quot;{ name = '&quot;;[.O819];&quot;', x = &quot;;[.P819];&quot;, z = &quot;;[.Q8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20]=&quot;defName&quot;;[.J820];[.O819])" office:value-type="string" office:string-value="bug_larva">
            <text:p>bug_larva</text:p>
          </table:table-cell>
          <table:table-cell table:formula="of:=IF([.G820]=&quot;pos&quot;;[.L821];[.P819])" office:value-type="string" office:string-value="3908.04395">
            <text:p>3908.04395</text:p>
          </table:table-cell>
          <table:table-cell table:formula="of:=IF([.G820]=&quot;pos&quot;;[.L823];[.Q819])" office:value-type="string" office:string-value="917.452515">
            <text:p>917.452515</text:p>
          </table:table-cell>
          <table:table-cell table:formula="of:=IF([.P820]=[.P819];&quot;&quot;;CONCATENATE(&quot;{ name = '&quot;;[.O820];&quot;', x = &quot;;[.P820];&quot;, z = &quot;;[.Q8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821]=&quot;defName&quot;;[.J821];[.O820])" office:value-type="string" office:string-value="bug_larva">
            <text:p>bug_larva</text:p>
          </table:table-cell>
          <table:table-cell table:formula="of:=IF([.G821]=&quot;pos&quot;;[.L822];[.P820])" office:value-type="string" office:string-value="3908.04395">
            <text:p>3908.04395</text:p>
          </table:table-cell>
          <table:table-cell table:formula="of:=IF([.G821]=&quot;pos&quot;;[.L824];[.Q820])" office:value-type="string" office:string-value="917.452515">
            <text:p>917.452515</text:p>
          </table:table-cell>
          <table:table-cell table:formula="of:=IF([.P821]=[.P820];&quot;&quot;;CONCATENATE(&quot;{ name = '&quot;;[.O821];&quot;', x = &quot;;[.P821];&quot;, z = &quot;;[.Q8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22]=&quot;defName&quot;;[.J822];[.O821])" office:value-type="string" office:string-value="bug_larva">
            <text:p>bug_larva</text:p>
          </table:table-cell>
          <table:table-cell table:formula="of:=IF([.G822]=&quot;pos&quot;;[.L823];[.P821])" office:value-type="string" office:string-value="3908.04395">
            <text:p>3908.04395</text:p>
          </table:table-cell>
          <table:table-cell table:formula="of:=IF([.G822]=&quot;pos&quot;;[.L825];[.Q821])" office:value-type="string" office:string-value="917.452515">
            <text:p>917.452515</text:p>
          </table:table-cell>
          <table:table-cell table:formula="of:=IF([.P822]=[.P821];&quot;&quot;;CONCATENATE(&quot;{ name = '&quot;;[.O822];&quot;', x = &quot;;[.P822];&quot;, z = &quot;;[.Q8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823]=&quot;defName&quot;;[.J823];[.O822])" office:value-type="string" office:string-value="bug_larva">
            <text:p>bug_larva</text:p>
          </table:table-cell>
          <table:table-cell table:formula="of:=IF([.G823]=&quot;pos&quot;;[.L824];[.P822])" office:value-type="string" office:string-value="3908.04395">
            <text:p>3908.04395</text:p>
          </table:table-cell>
          <table:table-cell table:formula="of:=IF([.G823]=&quot;pos&quot;;[.L826];[.Q822])" office:value-type="string" office:string-value="917.452515">
            <text:p>917.452515</text:p>
          </table:table-cell>
          <table:table-cell table:formula="of:=IF([.P823]=[.P822];&quot;&quot;;CONCATENATE(&quot;{ name = '&quot;;[.O823];&quot;', x = &quot;;[.P823];&quot;, z = &quot;;[.Q8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824]=&quot;defName&quot;;[.J824];[.O823])" office:value-type="string" office:string-value="bug_larva">
            <text:p>bug_larva</text:p>
          </table:table-cell>
          <table:table-cell table:formula="of:=IF([.G824]=&quot;pos&quot;;[.L825];[.P823])" office:value-type="string" office:string-value="3908.04395">
            <text:p>3908.04395</text:p>
          </table:table-cell>
          <table:table-cell table:formula="of:=IF([.G824]=&quot;pos&quot;;[.L827];[.Q823])" office:value-type="string" office:string-value="917.452515">
            <text:p>917.452515</text:p>
          </table:table-cell>
          <table:table-cell table:formula="of:=IF([.P824]=[.P823];&quot;&quot;;CONCATENATE(&quot;{ name = '&quot;;[.O824];&quot;', x = &quot;;[.P824];&quot;, z = &quot;;[.Q8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25]=&quot;defName&quot;;[.J825];[.O824])" office:value-type="string" office:string-value="bug_larva">
            <text:p>bug_larva</text:p>
          </table:table-cell>
          <table:table-cell table:formula="of:=IF([.G825]=&quot;pos&quot;;[.L826];[.P824])" office:value-type="string" office:string-value="3908.04395">
            <text:p>3908.04395</text:p>
          </table:table-cell>
          <table:table-cell table:formula="of:=IF([.G825]=&quot;pos&quot;;[.L828];[.Q824])" office:value-type="string" office:string-value="917.452515">
            <text:p>917.452515</text:p>
          </table:table-cell>
          <table:table-cell table:formula="of:=IF([.P825]=[.P824];&quot;&quot;;CONCATENATE(&quot;{ name = '&quot;;[.O825];&quot;', x = &quot;;[.P825];&quot;, z = &quot;;[.Q8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826]=&quot;defName&quot;;[.J826];[.O825])" office:value-type="string" office:string-value="bug_larva">
            <text:p>bug_larva</text:p>
          </table:table-cell>
          <table:table-cell table:formula="of:=IF([.G826]=&quot;pos&quot;;[.L827];[.P825])" office:value-type="string" office:string-value="3908.04395">
            <text:p>3908.04395</text:p>
          </table:table-cell>
          <table:table-cell table:formula="of:=IF([.G826]=&quot;pos&quot;;[.L829];[.Q825])" office:value-type="string" office:string-value="917.452515">
            <text:p>917.452515</text:p>
          </table:table-cell>
          <table:table-cell table:formula="of:=IF([.P826]=[.P825];&quot;&quot;;CONCATENATE(&quot;{ name = '&quot;;[.O826];&quot;', x = &quot;;[.P826];&quot;, z = &quot;;[.Q8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27]=&quot;defName&quot;;[.J827];[.O826])" office:value-type="string" office:string-value="bug_larva">
            <text:p>bug_larva</text:p>
          </table:table-cell>
          <table:table-cell table:formula="of:=IF([.G827]=&quot;pos&quot;;[.L828];[.P826])" office:value-type="string" office:string-value="3908.04395">
            <text:p>3908.04395</text:p>
          </table:table-cell>
          <table:table-cell table:formula="of:=IF([.G827]=&quot;pos&quot;;[.L830];[.Q826])" office:value-type="string" office:string-value="917.452515">
            <text:p>917.452515</text:p>
          </table:table-cell>
          <table:table-cell table:formula="of:=IF([.P827]=[.P826];&quot;&quot;;CONCATENATE(&quot;{ name = '&quot;;[.O827];&quot;', x = &quot;;[.P827];&quot;, z = &quot;;[.Q8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828]=&quot;defName&quot;;[.J828];[.O827])" office:value-type="string" office:string-value="bug_larva">
            <text:p>bug_larva</text:p>
          </table:table-cell>
          <table:table-cell table:formula="of:=IF([.G828]=&quot;pos&quot;;[.L829];[.P827])" office:value-type="string" office:string-value="3908.04395">
            <text:p>3908.04395</text:p>
          </table:table-cell>
          <table:table-cell table:formula="of:=IF([.G828]=&quot;pos&quot;;[.L831];[.Q827])" office:value-type="string" office:string-value="917.452515">
            <text:p>917.452515</text:p>
          </table:table-cell>
          <table:table-cell table:formula="of:=IF([.P828]=[.P827];&quot;&quot;;CONCATENATE(&quot;{ name = '&quot;;[.O828];&quot;', x = &quot;;[.P828];&quot;, z = &quot;;[.Q8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29]=&quot;defName&quot;;[.J829];[.O828])" office:value-type="string" office:string-value="bug_larva">
            <text:p>bug_larva</text:p>
          </table:table-cell>
          <table:table-cell table:formula="of:=IF([.G829]=&quot;pos&quot;;[.L830];[.P828])" office:value-type="string" office:string-value="3908.04395">
            <text:p>3908.04395</text:p>
          </table:table-cell>
          <table:table-cell table:formula="of:=IF([.G829]=&quot;pos&quot;;[.L832];[.Q828])" office:value-type="string" office:string-value="917.452515">
            <text:p>917.452515</text:p>
          </table:table-cell>
          <table:table-cell table:formula="of:=IF([.P829]=[.P828];&quot;&quot;;CONCATENATE(&quot;{ name = '&quot;;[.O829];&quot;', x = &quot;;[.P829];&quot;, z = &quot;;[.Q8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30]=&quot;defName&quot;;[.J830];[.O829])" office:value-type="string" office:string-value="bug_larva">
            <text:p>bug_larva</text:p>
          </table:table-cell>
          <table:table-cell table:formula="of:=IF([.G830]=&quot;pos&quot;;[.L831];[.P829])" office:value-type="string" office:string-value="2774.81299">
            <text:p>2774.81299</text:p>
          </table:table-cell>
          <table:table-cell table:formula="of:=IF([.G830]=&quot;pos&quot;;[.L833];[.Q829])" office:value-type="string" office:string-value="956.010498">
            <text:p>956.010498</text:p>
          </table:table-cell>
          <table:table-cell table:formula="of:=IF([.P830]=[.P829];&quot;&quot;;CONCATENATE(&quot;{ name = '&quot;;[.O830];&quot;', x = &quot;;[.P830];&quot;, z = &quot;;[.Q830];&quot;, facing = 0, },&quot;))" office:value-type="string" office:string-value="{ name = 'bug_larva', x = 2774.81299, z = 956.010498, facing = 0, },">
            <text:p>{ name = 'bug_larva', x = 2774.81299, z = 956.010498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774.81299</text:p>
          </table:table-cell>
          <table:table-cell table:number-columns-repeated="2"/>
          <table:table-cell table:formula="of:=IF([.G831]=&quot;defName&quot;;[.J831];[.O830])" office:value-type="string" office:string-value="bug_larva">
            <text:p>bug_larva</text:p>
          </table:table-cell>
          <table:table-cell table:formula="of:=IF([.G831]=&quot;pos&quot;;[.L832];[.P830])" office:value-type="string" office:string-value="2774.81299">
            <text:p>2774.81299</text:p>
          </table:table-cell>
          <table:table-cell table:formula="of:=IF([.G831]=&quot;pos&quot;;[.L834];[.Q830])" office:value-type="string" office:string-value="956.010498">
            <text:p>956.010498</text:p>
          </table:table-cell>
          <table:table-cell table:formula="of:=IF([.P831]=[.P830];&quot;&quot;;CONCATENATE(&quot;{ name = '&quot;;[.O831];&quot;', x = &quot;;[.P831];&quot;, z = &quot;;[.Q8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7.4375</text:p>
          </table:table-cell>
          <table:table-cell table:number-columns-repeated="2"/>
          <table:table-cell table:formula="of:=IF([.G832]=&quot;defName&quot;;[.J832];[.O831])" office:value-type="string" office:string-value="bug_larva">
            <text:p>bug_larva</text:p>
          </table:table-cell>
          <table:table-cell table:formula="of:=IF([.G832]=&quot;pos&quot;;[.L833];[.P831])" office:value-type="string" office:string-value="2774.81299">
            <text:p>2774.81299</text:p>
          </table:table-cell>
          <table:table-cell table:formula="of:=IF([.G832]=&quot;pos&quot;;[.L835];[.Q831])" office:value-type="string" office:string-value="956.010498">
            <text:p>956.010498</text:p>
          </table:table-cell>
          <table:table-cell table:formula="of:=IF([.P832]=[.P831];&quot;&quot;;CONCATENATE(&quot;{ name = '&quot;;[.O832];&quot;', x = &quot;;[.P832];&quot;, z = &quot;;[.Q8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956.010498</text:p>
          </table:table-cell>
          <table:table-cell table:number-columns-repeated="2"/>
          <table:table-cell table:formula="of:=IF([.G833]=&quot;defName&quot;;[.J833];[.O832])" office:value-type="string" office:string-value="bug_larva">
            <text:p>bug_larva</text:p>
          </table:table-cell>
          <table:table-cell table:formula="of:=IF([.G833]=&quot;pos&quot;;[.L834];[.P832])" office:value-type="string" office:string-value="2774.81299">
            <text:p>2774.81299</text:p>
          </table:table-cell>
          <table:table-cell table:formula="of:=IF([.G833]=&quot;pos&quot;;[.L836];[.Q832])" office:value-type="string" office:string-value="956.010498">
            <text:p>956.010498</text:p>
          </table:table-cell>
          <table:table-cell table:formula="of:=IF([.P833]=[.P832];&quot;&quot;;CONCATENATE(&quot;{ name = '&quot;;[.O833];&quot;', x = &quot;;[.P833];&quot;, z = &quot;;[.Q8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34]=&quot;defName&quot;;[.J834];[.O833])" office:value-type="string" office:string-value="bug_larva">
            <text:p>bug_larva</text:p>
          </table:table-cell>
          <table:table-cell table:formula="of:=IF([.G834]=&quot;pos&quot;;[.L835];[.P833])" office:value-type="string" office:string-value="2774.81299">
            <text:p>2774.81299</text:p>
          </table:table-cell>
          <table:table-cell table:formula="of:=IF([.G834]=&quot;pos&quot;;[.L837];[.Q833])" office:value-type="string" office:string-value="956.010498">
            <text:p>956.010498</text:p>
          </table:table-cell>
          <table:table-cell table:formula="of:=IF([.P834]=[.P833];&quot;&quot;;CONCATENATE(&quot;{ name = '&quot;;[.O834];&quot;', x = &quot;;[.P834];&quot;, z = &quot;;[.Q8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35]=&quot;defName&quot;;[.J835];[.O834])" office:value-type="string" office:string-value="bug_larva">
            <text:p>bug_larva</text:p>
          </table:table-cell>
          <table:table-cell table:formula="of:=IF([.G835]=&quot;pos&quot;;[.L836];[.P834])" office:value-type="string" office:string-value="2774.81299">
            <text:p>2774.81299</text:p>
          </table:table-cell>
          <table:table-cell table:formula="of:=IF([.G835]=&quot;pos&quot;;[.L838];[.Q834])" office:value-type="string" office:string-value="956.010498">
            <text:p>956.010498</text:p>
          </table:table-cell>
          <table:table-cell table:formula="of:=IF([.P835]=[.P834];&quot;&quot;;CONCATENATE(&quot;{ name = '&quot;;[.O835];&quot;', x = &quot;;[.P835];&quot;, z = &quot;;[.Q8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836]=&quot;defName&quot;;[.J836];[.O835])" office:value-type="string" office:string-value="bug_larva">
            <text:p>bug_larva</text:p>
          </table:table-cell>
          <table:table-cell table:formula="of:=IF([.G836]=&quot;pos&quot;;[.L837];[.P835])" office:value-type="string" office:string-value="2774.81299">
            <text:p>2774.81299</text:p>
          </table:table-cell>
          <table:table-cell table:formula="of:=IF([.G836]=&quot;pos&quot;;[.L839];[.Q835])" office:value-type="string" office:string-value="956.010498">
            <text:p>956.010498</text:p>
          </table:table-cell>
          <table:table-cell table:formula="of:=IF([.P836]=[.P835];&quot;&quot;;CONCATENATE(&quot;{ name = '&quot;;[.O836];&quot;', x = &quot;;[.P836];&quot;, z = &quot;;[.Q8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837]=&quot;defName&quot;;[.J837];[.O836])" office:value-type="string" office:string-value="bug_larva">
            <text:p>bug_larva</text:p>
          </table:table-cell>
          <table:table-cell table:formula="of:=IF([.G837]=&quot;pos&quot;;[.L838];[.P836])" office:value-type="string" office:string-value="2774.81299">
            <text:p>2774.81299</text:p>
          </table:table-cell>
          <table:table-cell table:formula="of:=IF([.G837]=&quot;pos&quot;;[.L840];[.Q836])" office:value-type="string" office:string-value="956.010498">
            <text:p>956.010498</text:p>
          </table:table-cell>
          <table:table-cell table:formula="of:=IF([.P837]=[.P836];&quot;&quot;;CONCATENATE(&quot;{ name = '&quot;;[.O837];&quot;', x = &quot;;[.P837];&quot;, z = &quot;;[.Q8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38]=&quot;defName&quot;;[.J838];[.O837])" office:value-type="string" office:string-value="bug_larva">
            <text:p>bug_larva</text:p>
          </table:table-cell>
          <table:table-cell table:formula="of:=IF([.G838]=&quot;pos&quot;;[.L839];[.P837])" office:value-type="string" office:string-value="2774.81299">
            <text:p>2774.81299</text:p>
          </table:table-cell>
          <table:table-cell table:formula="of:=IF([.G838]=&quot;pos&quot;;[.L841];[.Q837])" office:value-type="string" office:string-value="956.010498">
            <text:p>956.010498</text:p>
          </table:table-cell>
          <table:table-cell table:formula="of:=IF([.P838]=[.P837];&quot;&quot;;CONCATENATE(&quot;{ name = '&quot;;[.O838];&quot;', x = &quot;;[.P838];&quot;, z = &quot;;[.Q8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839]=&quot;defName&quot;;[.J839];[.O838])" office:value-type="string" office:string-value="bug_larva">
            <text:p>bug_larva</text:p>
          </table:table-cell>
          <table:table-cell table:formula="of:=IF([.G839]=&quot;pos&quot;;[.L840];[.P838])" office:value-type="string" office:string-value="2774.81299">
            <text:p>2774.81299</text:p>
          </table:table-cell>
          <table:table-cell table:formula="of:=IF([.G839]=&quot;pos&quot;;[.L842];[.Q838])" office:value-type="string" office:string-value="956.010498">
            <text:p>956.010498</text:p>
          </table:table-cell>
          <table:table-cell table:formula="of:=IF([.P839]=[.P838];&quot;&quot;;CONCATENATE(&quot;{ name = '&quot;;[.O839];&quot;', x = &quot;;[.P839];&quot;, z = &quot;;[.Q8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40]=&quot;defName&quot;;[.J840];[.O839])" office:value-type="string" office:string-value="bug_larva">
            <text:p>bug_larva</text:p>
          </table:table-cell>
          <table:table-cell table:formula="of:=IF([.G840]=&quot;pos&quot;;[.L841];[.P839])" office:value-type="string" office:string-value="2774.81299">
            <text:p>2774.81299</text:p>
          </table:table-cell>
          <table:table-cell table:formula="of:=IF([.G840]=&quot;pos&quot;;[.L843];[.Q839])" office:value-type="string" office:string-value="956.010498">
            <text:p>956.010498</text:p>
          </table:table-cell>
          <table:table-cell table:formula="of:=IF([.P840]=[.P839];&quot;&quot;;CONCATENATE(&quot;{ name = '&quot;;[.O840];&quot;', x = &quot;;[.P840];&quot;, z = &quot;;[.Q8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41]=&quot;defName&quot;;[.J841];[.O840])" office:value-type="string" office:string-value="bug_larva">
            <text:p>bug_larva</text:p>
          </table:table-cell>
          <table:table-cell table:formula="of:=IF([.G841]=&quot;pos&quot;;[.L842];[.P840])" office:value-type="string" office:string-value="2774.81299">
            <text:p>2774.81299</text:p>
          </table:table-cell>
          <table:table-cell table:formula="of:=IF([.G841]=&quot;pos&quot;;[.L844];[.Q840])" office:value-type="string" office:string-value="956.010498">
            <text:p>956.010498</text:p>
          </table:table-cell>
          <table:table-cell table:formula="of:=IF([.P841]=[.P840];&quot;&quot;;CONCATENATE(&quot;{ name = '&quot;;[.O841];&quot;', x = &quot;;[.P841];&quot;, z = &quot;;[.Q8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0515326</text:p>
          </table:table-cell>
          <table:table-cell table:number-columns-repeated="2"/>
          <table:table-cell table:formula="of:=IF([.G842]=&quot;defName&quot;;[.J842];[.O841])" office:value-type="string" office:string-value="bug_larva">
            <text:p>bug_larva</text:p>
          </table:table-cell>
          <table:table-cell table:formula="of:=IF([.G842]=&quot;pos&quot;;[.L843];[.P841])" office:value-type="string" office:string-value="2774.81299">
            <text:p>2774.81299</text:p>
          </table:table-cell>
          <table:table-cell table:formula="of:=IF([.G842]=&quot;pos&quot;;[.L845];[.Q841])" office:value-type="string" office:string-value="956.010498">
            <text:p>956.010498</text:p>
          </table:table-cell>
          <table:table-cell table:formula="of:=IF([.P842]=[.P841];&quot;&quot;;CONCATENATE(&quot;{ name = '&quot;;[.O842];&quot;', x = &quot;;[.P842];&quot;, z = &quot;;[.Q8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43]=&quot;defName&quot;;[.J843];[.O842])" office:value-type="string" office:string-value="bug_larva">
            <text:p>bug_larva</text:p>
          </table:table-cell>
          <table:table-cell table:formula="of:=IF([.G843]=&quot;pos&quot;;[.L844];[.P842])" office:value-type="string" office:string-value="2774.81299">
            <text:p>2774.81299</text:p>
          </table:table-cell>
          <table:table-cell table:formula="of:=IF([.G843]=&quot;pos&quot;;[.L846];[.Q842])" office:value-type="string" office:string-value="956.010498">
            <text:p>956.010498</text:p>
          </table:table-cell>
          <table:table-cell table:formula="of:=IF([.P843]=[.P842];&quot;&quot;;CONCATENATE(&quot;{ name = '&quot;;[.O843];&quot;', x = &quot;;[.P843];&quot;, z = &quot;;[.Q8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44]=&quot;defName&quot;;[.J844];[.O843])" office:value-type="string" office:string-value="bug_larva">
            <text:p>bug_larva</text:p>
          </table:table-cell>
          <table:table-cell table:formula="of:=IF([.G844]=&quot;pos&quot;;[.L845];[.P843])" office:value-type="string" office:string-value="2774.81299">
            <text:p>2774.81299</text:p>
          </table:table-cell>
          <table:table-cell table:formula="of:=IF([.G844]=&quot;pos&quot;;[.L847];[.Q843])" office:value-type="string" office:string-value="956.010498">
            <text:p>956.010498</text:p>
          </table:table-cell>
          <table:table-cell table:formula="of:=IF([.P844]=[.P843];&quot;&quot;;CONCATENATE(&quot;{ name = '&quot;;[.O844];&quot;', x = &quot;;[.P844];&quot;, z = &quot;;[.Q8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845]=&quot;defName&quot;;[.J845];[.O844])" office:value-type="string" office:string-value="bug_larva">
            <text:p>bug_larva</text:p>
          </table:table-cell>
          <table:table-cell table:formula="of:=IF([.G845]=&quot;pos&quot;;[.L846];[.P844])" office:value-type="string" office:string-value="2774.81299">
            <text:p>2774.81299</text:p>
          </table:table-cell>
          <table:table-cell table:formula="of:=IF([.G845]=&quot;pos&quot;;[.L848];[.Q844])" office:value-type="string" office:string-value="956.010498">
            <text:p>956.010498</text:p>
          </table:table-cell>
          <table:table-cell table:formula="of:=IF([.P845]=[.P844];&quot;&quot;;CONCATENATE(&quot;{ name = '&quot;;[.O845];&quot;', x = &quot;;[.P845];&quot;, z = &quot;;[.Q8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46]=&quot;defName&quot;;[.J846];[.O845])" office:value-type="string" office:string-value="bug_larva">
            <text:p>bug_larva</text:p>
          </table:table-cell>
          <table:table-cell table:formula="of:=IF([.G846]=&quot;pos&quot;;[.L847];[.P845])" office:value-type="string" office:string-value="2774.81299">
            <text:p>2774.81299</text:p>
          </table:table-cell>
          <table:table-cell table:formula="of:=IF([.G846]=&quot;pos&quot;;[.L849];[.Q845])" office:value-type="string" office:string-value="956.010498">
            <text:p>956.010498</text:p>
          </table:table-cell>
          <table:table-cell table:formula="of:=IF([.P846]=[.P845];&quot;&quot;;CONCATENATE(&quot;{ name = '&quot;;[.O846];&quot;', x = &quot;;[.P846];&quot;, z = &quot;;[.Q8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47]=&quot;defName&quot;;[.J847];[.O846])" office:value-type="string" office:string-value="bug_larva">
            <text:p>bug_larva</text:p>
          </table:table-cell>
          <table:table-cell table:formula="of:=IF([.G847]=&quot;pos&quot;;[.L848];[.P846])" office:value-type="string" office:string-value="2774.81299">
            <text:p>2774.81299</text:p>
          </table:table-cell>
          <table:table-cell table:formula="of:=IF([.G847]=&quot;pos&quot;;[.L850];[.Q846])" office:value-type="string" office:string-value="956.010498">
            <text:p>956.010498</text:p>
          </table:table-cell>
          <table:table-cell table:formula="of:=IF([.P847]=[.P846];&quot;&quot;;CONCATENATE(&quot;{ name = '&quot;;[.O847];&quot;', x = &quot;;[.P847];&quot;, z = &quot;;[.Q8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48]=&quot;defName&quot;;[.J848];[.O847])" office:value-type="string" office:string-value="bug_larva">
            <text:p>bug_larva</text:p>
          </table:table-cell>
          <table:table-cell table:formula="of:=IF([.G848]=&quot;pos&quot;;[.L849];[.P847])" office:value-type="string" office:string-value="2774.81299">
            <text:p>2774.81299</text:p>
          </table:table-cell>
          <table:table-cell table:formula="of:=IF([.G848]=&quot;pos&quot;;[.L851];[.Q847])" office:value-type="string" office:string-value="956.010498">
            <text:p>956.010498</text:p>
          </table:table-cell>
          <table:table-cell table:formula="of:=IF([.P848]=[.P847];&quot;&quot;;CONCATENATE(&quot;{ name = '&quot;;[.O848];&quot;', x = &quot;;[.P848];&quot;, z = &quot;;[.Q8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49]=&quot;defName&quot;;[.J849];[.O848])" office:value-type="string" office:string-value="bug_larva">
            <text:p>bug_larva</text:p>
          </table:table-cell>
          <table:table-cell table:formula="of:=IF([.G849]=&quot;pos&quot;;[.L850];[.P848])" office:value-type="string" office:string-value="2774.81299">
            <text:p>2774.81299</text:p>
          </table:table-cell>
          <table:table-cell table:formula="of:=IF([.G849]=&quot;pos&quot;;[.L852];[.Q848])" office:value-type="string" office:string-value="956.010498">
            <text:p>956.010498</text:p>
          </table:table-cell>
          <table:table-cell table:formula="of:=IF([.P849]=[.P848];&quot;&quot;;CONCATENATE(&quot;{ name = '&quot;;[.O849];&quot;', x = &quot;;[.P849];&quot;, z = &quot;;[.Q8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50]=&quot;defName&quot;;[.J850];[.O849])" office:value-type="string" office:string-value="bug_larva">
            <text:p>bug_larva</text:p>
          </table:table-cell>
          <table:table-cell table:formula="of:=IF([.G850]=&quot;pos&quot;;[.L851];[.P849])" office:value-type="string" office:string-value="2774.81299">
            <text:p>2774.81299</text:p>
          </table:table-cell>
          <table:table-cell table:formula="of:=IF([.G850]=&quot;pos&quot;;[.L853];[.Q849])" office:value-type="string" office:string-value="956.010498">
            <text:p>956.010498</text:p>
          </table:table-cell>
          <table:table-cell table:formula="of:=IF([.P850]=[.P849];&quot;&quot;;CONCATENATE(&quot;{ name = '&quot;;[.O850];&quot;', x = &quot;;[.P850];&quot;, z = &quot;;[.Q850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851]=&quot;defName&quot;;[.J851];[.O850])" office:value-type="string" office:string-value="bug_larva">
            <text:p>bug_larva</text:p>
          </table:table-cell>
          <table:table-cell table:formula="of:=IF([.G851]=&quot;pos&quot;;[.L852];[.P850])" office:value-type="string" office:string-value="2774.81299">
            <text:p>2774.81299</text:p>
          </table:table-cell>
          <table:table-cell table:formula="of:=IF([.G851]=&quot;pos&quot;;[.L854];[.Q850])" office:value-type="string" office:string-value="956.010498">
            <text:p>956.010498</text:p>
          </table:table-cell>
          <table:table-cell table:formula="of:=IF([.P851]=[.P850];&quot;&quot;;CONCATENATE(&quot;{ name = '&quot;;[.O851];&quot;', x = &quot;;[.P851];&quot;, z = &quot;;[.Q851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3621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852]=&quot;defName&quot;;[.J852];[.O851])" office:value-type="string" office:string-value="bug_larva">
            <text:p>bug_larva</text:p>
          </table:table-cell>
          <table:table-cell table:formula="of:=IF([.G852]=&quot;pos&quot;;[.L853];[.P851])" office:value-type="string" office:string-value="2774.81299">
            <text:p>2774.81299</text:p>
          </table:table-cell>
          <table:table-cell table:formula="of:=IF([.G852]=&quot;pos&quot;;[.L855];[.Q851])" office:value-type="string" office:string-value="956.010498">
            <text:p>956.010498</text:p>
          </table:table-cell>
          <table:table-cell table:formula="of:=IF([.P852]=[.P851];&quot;&quot;;CONCATENATE(&quot;{ name = '&quot;;[.O852];&quot;', x = &quot;;[.P852];&quot;, z = &quot;;[.Q8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/>
          <table:table-cell table:number-columns-repeated="2"/>
          <table:table-cell table:formula="of:=IF([.G853]=&quot;defName&quot;;[.J853];[.O852])" office:value-type="string" office:string-value="bug_larva">
            <text:p>bug_larva</text:p>
          </table:table-cell>
          <table:table-cell table:formula="of:=IF([.G853]=&quot;pos&quot;;[.L854];[.P852])" office:value-type="string" office:string-value="2774.81299">
            <text:p>2774.81299</text:p>
          </table:table-cell>
          <table:table-cell table:formula="of:=IF([.G853]=&quot;pos&quot;;[.L856];[.Q852])" office:value-type="string" office:string-value="956.010498">
            <text:p>956.010498</text:p>
          </table:table-cell>
          <table:table-cell table:formula="of:=IF([.P853]=[.P852];&quot;&quot;;CONCATENATE(&quot;{ name = '&quot;;[.O853];&quot;', x = &quot;;[.P853];&quot;, z = &quot;;[.Q8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854]=&quot;defName&quot;;[.J854];[.O853])" office:value-type="string" office:string-value="bug_larva">
            <text:p>bug_larva</text:p>
          </table:table-cell>
          <table:table-cell table:formula="of:=IF([.G854]=&quot;pos&quot;;[.L855];[.P853])" office:value-type="string" office:string-value="2774.81299">
            <text:p>2774.81299</text:p>
          </table:table-cell>
          <table:table-cell table:formula="of:=IF([.G854]=&quot;pos&quot;;[.L857];[.Q853])" office:value-type="string" office:string-value="956.010498">
            <text:p>956.010498</text:p>
          </table:table-cell>
          <table:table-cell table:formula="of:=IF([.P854]=[.P853];&quot;&quot;;CONCATENATE(&quot;{ name = '&quot;;[.O854];&quot;', x = &quot;;[.P854];&quot;, z = &quot;;[.Q8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855]=&quot;defName&quot;;[.J855];[.O854])" office:value-type="string" office:string-value="bug_larva">
            <text:p>bug_larva</text:p>
          </table:table-cell>
          <table:table-cell table:formula="of:=IF([.G855]=&quot;pos&quot;;[.L856];[.P854])" office:value-type="string" office:string-value="2774.81299">
            <text:p>2774.81299</text:p>
          </table:table-cell>
          <table:table-cell table:formula="of:=IF([.G855]=&quot;pos&quot;;[.L858];[.Q854])" office:value-type="string" office:string-value="956.010498">
            <text:p>956.010498</text:p>
          </table:table-cell>
          <table:table-cell table:formula="of:=IF([.P855]=[.P854];&quot;&quot;;CONCATENATE(&quot;{ name = '&quot;;[.O855];&quot;', x = &quot;;[.P855];&quot;, z = &quot;;[.Q8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big</text:p>
          </table:table-cell>
          <table:table-cell/>
          <table:table-cell/>
          <table:table-cell table:number-columns-repeated="2"/>
          <table:table-cell table:formula="of:=IF([.G856]=&quot;defName&quot;;[.J856];[.O855])" office:value-type="string" office:string-value="bug_big">
            <text:p>bug_big</text:p>
          </table:table-cell>
          <table:table-cell table:formula="of:=IF([.G856]=&quot;pos&quot;;[.L857];[.P855])" office:value-type="string" office:string-value="2774.81299">
            <text:p>2774.81299</text:p>
          </table:table-cell>
          <table:table-cell table:formula="of:=IF([.G856]=&quot;pos&quot;;[.L859];[.Q855])" office:value-type="string" office:string-value="956.010498">
            <text:p>956.010498</text:p>
          </table:table-cell>
          <table:table-cell table:formula="of:=IF([.P856]=[.P855];&quot;&quot;;CONCATENATE(&quot;{ name = '&quot;;[.O856];&quot;', x = &quot;;[.P856];&quot;, z = &quot;;[.Q8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857]=&quot;defName&quot;;[.J857];[.O856])" office:value-type="string" office:string-value="bug_big">
            <text:p>bug_big</text:p>
          </table:table-cell>
          <table:table-cell table:formula="of:=IF([.G857]=&quot;pos&quot;;[.L858];[.P856])" office:value-type="string" office:string-value="2774.81299">
            <text:p>2774.81299</text:p>
          </table:table-cell>
          <table:table-cell table:formula="of:=IF([.G857]=&quot;pos&quot;;[.L860];[.Q856])" office:value-type="string" office:string-value="956.010498">
            <text:p>956.010498</text:p>
          </table:table-cell>
          <table:table-cell table:formula="of:=IF([.P857]=[.P856];&quot;&quot;;CONCATENATE(&quot;{ name = '&quot;;[.O857];&quot;', x = &quot;;[.P857];&quot;, z = &quot;;[.Q8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858]=&quot;defName&quot;;[.J858];[.O857])" office:value-type="string" office:string-value="bug_big">
            <text:p>bug_big</text:p>
          </table:table-cell>
          <table:table-cell table:formula="of:=IF([.G858]=&quot;pos&quot;;[.L859];[.P857])" office:value-type="string" office:string-value="2774.81299">
            <text:p>2774.81299</text:p>
          </table:table-cell>
          <table:table-cell table:formula="of:=IF([.G858]=&quot;pos&quot;;[.L861];[.Q857])" office:value-type="string" office:string-value="956.010498">
            <text:p>956.010498</text:p>
          </table:table-cell>
          <table:table-cell table:formula="of:=IF([.P858]=[.P857];&quot;&quot;;CONCATENATE(&quot;{ name = '&quot;;[.O858];&quot;', x = &quot;;[.P858];&quot;, z = &quot;;[.Q8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859]=&quot;defName&quot;;[.J859];[.O858])" office:value-type="string" office:string-value="bug_big">
            <text:p>bug_big</text:p>
          </table:table-cell>
          <table:table-cell table:formula="of:=IF([.G859]=&quot;pos&quot;;[.L860];[.P858])" office:value-type="string" office:string-value="2774.81299">
            <text:p>2774.81299</text:p>
          </table:table-cell>
          <table:table-cell table:formula="of:=IF([.G859]=&quot;pos&quot;;[.L862];[.Q858])" office:value-type="string" office:string-value="956.010498">
            <text:p>956.010498</text:p>
          </table:table-cell>
          <table:table-cell table:formula="of:=IF([.P859]=[.P858];&quot;&quot;;CONCATENATE(&quot;{ name = '&quot;;[.O859];&quot;', x = &quot;;[.P859];&quot;, z = &quot;;[.Q8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860]=&quot;defName&quot;;[.J860];[.O859])" office:value-type="string" office:string-value="bug_big">
            <text:p>bug_big</text:p>
          </table:table-cell>
          <table:table-cell table:formula="of:=IF([.G860]=&quot;pos&quot;;[.L861];[.P859])" office:value-type="string" office:string-value="2774.81299">
            <text:p>2774.81299</text:p>
          </table:table-cell>
          <table:table-cell table:formula="of:=IF([.G860]=&quot;pos&quot;;[.L863];[.Q859])" office:value-type="string" office:string-value="956.010498">
            <text:p>956.010498</text:p>
          </table:table-cell>
          <table:table-cell table:formula="of:=IF([.P860]=[.P859];&quot;&quot;;CONCATENATE(&quot;{ name = '&quot;;[.O860];&quot;', x = &quot;;[.P860];&quot;, z = &quot;;[.Q8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861]=&quot;defName&quot;;[.J861];[.O860])" office:value-type="string" office:string-value="bug_big">
            <text:p>bug_big</text:p>
          </table:table-cell>
          <table:table-cell table:formula="of:=IF([.G861]=&quot;pos&quot;;[.L862];[.P860])" office:value-type="string" office:string-value="2774.81299">
            <text:p>2774.81299</text:p>
          </table:table-cell>
          <table:table-cell table:formula="of:=IF([.G861]=&quot;pos&quot;;[.L864];[.Q860])" office:value-type="string" office:string-value="956.010498">
            <text:p>956.010498</text:p>
          </table:table-cell>
          <table:table-cell table:formula="of:=IF([.P861]=[.P860];&quot;&quot;;CONCATENATE(&quot;{ name = '&quot;;[.O861];&quot;', x = &quot;;[.P861];&quot;, z = &quot;;[.Q8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862]=&quot;defName&quot;;[.J862];[.O861])" office:value-type="string" office:string-value="bug_big">
            <text:p>bug_big</text:p>
          </table:table-cell>
          <table:table-cell table:formula="of:=IF([.G862]=&quot;pos&quot;;[.L863];[.P861])" office:value-type="string" office:string-value="2774.81299">
            <text:p>2774.81299</text:p>
          </table:table-cell>
          <table:table-cell table:formula="of:=IF([.G862]=&quot;pos&quot;;[.L865];[.Q861])" office:value-type="string" office:string-value="956.010498">
            <text:p>956.010498</text:p>
          </table:table-cell>
          <table:table-cell table:formula="of:=IF([.P862]=[.P861];&quot;&quot;;CONCATENATE(&quot;{ name = '&quot;;[.O862];&quot;', x = &quot;;[.P862];&quot;, z = &quot;;[.Q8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863]=&quot;defName&quot;;[.J863];[.O862])" office:value-type="string" office:string-value="bug_big">
            <text:p>bug_big</text:p>
          </table:table-cell>
          <table:table-cell table:formula="of:=IF([.G863]=&quot;pos&quot;;[.L864];[.P862])" office:value-type="string" office:string-value="2774.81299">
            <text:p>2774.81299</text:p>
          </table:table-cell>
          <table:table-cell table:formula="of:=IF([.G863]=&quot;pos&quot;;[.L866];[.Q862])" office:value-type="string" office:string-value="956.010498">
            <text:p>956.010498</text:p>
          </table:table-cell>
          <table:table-cell table:formula="of:=IF([.P863]=[.P862];&quot;&quot;;CONCATENATE(&quot;{ name = '&quot;;[.O863];&quot;', x = &quot;;[.P863];&quot;, z = &quot;;[.Q8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Goliath - Robust Melee Unit</text:p>
          </table:table-cell>
          <table:table-cell/>
          <table:table-cell/>
          <table:table-cell table:number-columns-repeated="2"/>
          <table:table-cell table:formula="of:=IF([.G864]=&quot;defName&quot;;[.J864];[.O863])" office:value-type="string" office:string-value="bug_big">
            <text:p>bug_big</text:p>
          </table:table-cell>
          <table:table-cell table:formula="of:=IF([.G864]=&quot;pos&quot;;[.L865];[.P863])" office:value-type="string" office:string-value="2774.81299">
            <text:p>2774.81299</text:p>
          </table:table-cell>
          <table:table-cell table:formula="of:=IF([.G864]=&quot;pos&quot;;[.L867];[.Q863])" office:value-type="string" office:string-value="956.010498">
            <text:p>956.010498</text:p>
          </table:table-cell>
          <table:table-cell table:formula="of:=IF([.P864]=[.P863];&quot;&quot;;CONCATENATE(&quot;{ name = '&quot;;[.O864];&quot;', x = &quot;;[.P864];&quot;, z = &quot;;[.Q8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865]=&quot;defName&quot;;[.J865];[.O864])" office:value-type="string" office:string-value="bug_big">
            <text:p>bug_big</text:p>
          </table:table-cell>
          <table:table-cell table:formula="of:=IF([.G865]=&quot;pos&quot;;[.L866];[.P864])" office:value-type="string" office:string-value="2774.81299">
            <text:p>2774.81299</text:p>
          </table:table-cell>
          <table:table-cell table:formula="of:=IF([.G865]=&quot;pos&quot;;[.L868];[.Q864])" office:value-type="string" office:string-value="956.010498">
            <text:p>956.010498</text:p>
          </table:table-cell>
          <table:table-cell table:formula="of:=IF([.P865]=[.P864];&quot;&quot;;CONCATENATE(&quot;{ name = '&quot;;[.O865];&quot;', x = &quot;;[.P865];&quot;, z = &quot;;[.Q8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66]=&quot;defName&quot;;[.J866];[.O865])" office:value-type="string" office:string-value="bug_big">
            <text:p>bug_big</text:p>
          </table:table-cell>
          <table:table-cell table:formula="of:=IF([.G866]=&quot;pos&quot;;[.L867];[.P865])" office:value-type="string" office:string-value="2774.81299">
            <text:p>2774.81299</text:p>
          </table:table-cell>
          <table:table-cell table:formula="of:=IF([.G866]=&quot;pos&quot;;[.L869];[.Q865])" office:value-type="string" office:string-value="956.010498">
            <text:p>956.010498</text:p>
          </table:table-cell>
          <table:table-cell table:formula="of:=IF([.P866]=[.P865];&quot;&quot;;CONCATENATE(&quot;{ name = '&quot;;[.O866];&quot;', x = &quot;;[.P866];&quot;, z = &quot;;[.Q8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67]=&quot;defName&quot;;[.J867];[.O866])" office:value-type="string" office:string-value="bug_big">
            <text:p>bug_big</text:p>
          </table:table-cell>
          <table:table-cell table:formula="of:=IF([.G867]=&quot;pos&quot;;[.L868];[.P866])" office:value-type="string" office:string-value="2774.81299">
            <text:p>2774.81299</text:p>
          </table:table-cell>
          <table:table-cell table:formula="of:=IF([.G867]=&quot;pos&quot;;[.L870];[.Q866])" office:value-type="string" office:string-value="956.010498">
            <text:p>956.010498</text:p>
          </table:table-cell>
          <table:table-cell table:formula="of:=IF([.P867]=[.P866];&quot;&quot;;CONCATENATE(&quot;{ name = '&quot;;[.O867];&quot;', x = &quot;;[.P867];&quot;, z = &quot;;[.Q8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68]=&quot;defName&quot;;[.J868];[.O867])" office:value-type="string" office:string-value="bug_big">
            <text:p>bug_big</text:p>
          </table:table-cell>
          <table:table-cell table:formula="of:=IF([.G868]=&quot;pos&quot;;[.L869];[.P867])" office:value-type="string" office:string-value="2774.81299">
            <text:p>2774.81299</text:p>
          </table:table-cell>
          <table:table-cell table:formula="of:=IF([.G868]=&quot;pos&quot;;[.L871];[.Q867])" office:value-type="string" office:string-value="956.010498">
            <text:p>956.010498</text:p>
          </table:table-cell>
          <table:table-cell table:formula="of:=IF([.P868]=[.P867];&quot;&quot;;CONCATENATE(&quot;{ name = '&quot;;[.O868];&quot;', x = &quot;;[.P868];&quot;, z = &quot;;[.Q8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69]=&quot;defName&quot;;[.J869];[.O868])" office:value-type="string" office:string-value="bug_big">
            <text:p>bug_big</text:p>
          </table:table-cell>
          <table:table-cell table:formula="of:=IF([.G869]=&quot;pos&quot;;[.L870];[.P868])" office:value-type="string" office:string-value="2774.81299">
            <text:p>2774.81299</text:p>
          </table:table-cell>
          <table:table-cell table:formula="of:=IF([.G869]=&quot;pos&quot;;[.L872];[.Q868])" office:value-type="string" office:string-value="956.010498">
            <text:p>956.010498</text:p>
          </table:table-cell>
          <table:table-cell table:formula="of:=IF([.P869]=[.P868];&quot;&quot;;CONCATENATE(&quot;{ name = '&quot;;[.O869];&quot;', x = &quot;;[.P869];&quot;, z = &quot;;[.Q8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70]=&quot;defName&quot;;[.J870];[.O869])" office:value-type="string" office:string-value="bug_big">
            <text:p>bug_big</text:p>
          </table:table-cell>
          <table:table-cell table:formula="of:=IF([.G870]=&quot;pos&quot;;[.L871];[.P869])" office:value-type="string" office:string-value="2774.81299">
            <text:p>2774.81299</text:p>
          </table:table-cell>
          <table:table-cell table:formula="of:=IF([.G870]=&quot;pos&quot;;[.L873];[.Q869])" office:value-type="string" office:string-value="956.010498">
            <text:p>956.010498</text:p>
          </table:table-cell>
          <table:table-cell table:formula="of:=IF([.P870]=[.P869];&quot;&quot;;CONCATENATE(&quot;{ name = '&quot;;[.O870];&quot;', x = &quot;;[.P870];&quot;, z = &quot;;[.Q8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71]=&quot;defName&quot;;[.J871];[.O870])" office:value-type="string" office:string-value="bug_big">
            <text:p>bug_big</text:p>
          </table:table-cell>
          <table:table-cell table:formula="of:=IF([.G871]=&quot;pos&quot;;[.L872];[.P870])" office:value-type="string" office:string-value="2774.81299">
            <text:p>2774.81299</text:p>
          </table:table-cell>
          <table:table-cell table:formula="of:=IF([.G871]=&quot;pos&quot;;[.L874];[.Q870])" office:value-type="string" office:string-value="956.010498">
            <text:p>956.010498</text:p>
          </table:table-cell>
          <table:table-cell table:formula="of:=IF([.P871]=[.P870];&quot;&quot;;CONCATENATE(&quot;{ name = '&quot;;[.O871];&quot;', x = &quot;;[.P871];&quot;, z = &quot;;[.Q8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72]=&quot;defName&quot;;[.J872];[.O871])" office:value-type="string" office:string-value="bug_big">
            <text:p>bug_big</text:p>
          </table:table-cell>
          <table:table-cell table:formula="of:=IF([.G872]=&quot;pos&quot;;[.L873];[.P871])" office:value-type="string" office:string-value="2774.81299">
            <text:p>2774.81299</text:p>
          </table:table-cell>
          <table:table-cell table:formula="of:=IF([.G872]=&quot;pos&quot;;[.L875];[.Q871])" office:value-type="string" office:string-value="956.010498">
            <text:p>956.010498</text:p>
          </table:table-cell>
          <table:table-cell table:formula="of:=IF([.P872]=[.P871];&quot;&quot;;CONCATENATE(&quot;{ name = '&quot;;[.O872];&quot;', x = &quot;;[.P872];&quot;, z = &quot;;[.Q8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873]=&quot;defName&quot;;[.J873];[.O872])" office:value-type="string" office:string-value="bug_big">
            <text:p>bug_big</text:p>
          </table:table-cell>
          <table:table-cell table:formula="of:=IF([.G873]=&quot;pos&quot;;[.L874];[.P872])" office:value-type="string" office:string-value="2774.81299">
            <text:p>2774.81299</text:p>
          </table:table-cell>
          <table:table-cell table:formula="of:=IF([.G873]=&quot;pos&quot;;[.L876];[.Q872])" office:value-type="string" office:string-value="956.010498">
            <text:p>956.010498</text:p>
          </table:table-cell>
          <table:table-cell table:formula="of:=IF([.P873]=[.P872];&quot;&quot;;CONCATENATE(&quot;{ name = '&quot;;[.O873];&quot;', x = &quot;;[.P873];&quot;, z = &quot;;[.Q8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74]=&quot;defName&quot;;[.J874];[.O873])" office:value-type="string" office:string-value="bug_big">
            <text:p>bug_big</text:p>
          </table:table-cell>
          <table:table-cell table:formula="of:=IF([.G874]=&quot;pos&quot;;[.L875];[.P873])" office:value-type="string" office:string-value="2774.81299">
            <text:p>2774.81299</text:p>
          </table:table-cell>
          <table:table-cell table:formula="of:=IF([.G874]=&quot;pos&quot;;[.L877];[.Q873])" office:value-type="string" office:string-value="956.010498">
            <text:p>956.010498</text:p>
          </table:table-cell>
          <table:table-cell table:formula="of:=IF([.P874]=[.P873];&quot;&quot;;CONCATENATE(&quot;{ name = '&quot;;[.O874];&quot;', x = &quot;;[.P874];&quot;, z = &quot;;[.Q8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75]=&quot;defName&quot;;[.J875];[.O874])" office:value-type="string" office:string-value="bug_big">
            <text:p>bug_big</text:p>
          </table:table-cell>
          <table:table-cell table:formula="of:=IF([.G875]=&quot;pos&quot;;[.L876];[.P874])" office:value-type="string" office:string-value="2774.81299">
            <text:p>2774.81299</text:p>
          </table:table-cell>
          <table:table-cell table:formula="of:=IF([.G875]=&quot;pos&quot;;[.L878];[.Q874])" office:value-type="string" office:string-value="956.010498">
            <text:p>956.010498</text:p>
          </table:table-cell>
          <table:table-cell table:formula="of:=IF([.P875]=[.P874];&quot;&quot;;CONCATENATE(&quot;{ name = '&quot;;[.O875];&quot;', x = &quot;;[.P875];&quot;, z = &quot;;[.Q8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876]=&quot;defName&quot;;[.J876];[.O875])" office:value-type="string" office:string-value="bug_big">
            <text:p>bug_big</text:p>
          </table:table-cell>
          <table:table-cell table:formula="of:=IF([.G876]=&quot;pos&quot;;[.L877];[.P875])" office:value-type="string" office:string-value="2774.81299">
            <text:p>2774.81299</text:p>
          </table:table-cell>
          <table:table-cell table:formula="of:=IF([.G876]=&quot;pos&quot;;[.L879];[.Q875])" office:value-type="string" office:string-value="956.010498">
            <text:p>956.010498</text:p>
          </table:table-cell>
          <table:table-cell table:formula="of:=IF([.P876]=[.P875];&quot;&quot;;CONCATENATE(&quot;{ name = '&quot;;[.O876];&quot;', x = &quot;;[.P876];&quot;, z = &quot;;[.Q8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877]=&quot;defName&quot;;[.J877];[.O876])" office:value-type="string" office:string-value="bug_big">
            <text:p>bug_big</text:p>
          </table:table-cell>
          <table:table-cell table:formula="of:=IF([.G877]=&quot;pos&quot;;[.L878];[.P876])" office:value-type="string" office:string-value="2774.81299">
            <text:p>2774.81299</text:p>
          </table:table-cell>
          <table:table-cell table:formula="of:=IF([.G877]=&quot;pos&quot;;[.L880];[.Q876])" office:value-type="string" office:string-value="956.010498">
            <text:p>956.010498</text:p>
          </table:table-cell>
          <table:table-cell table:formula="of:=IF([.P877]=[.P876];&quot;&quot;;CONCATENATE(&quot;{ name = '&quot;;[.O877];&quot;', x = &quot;;[.P877];&quot;, z = &quot;;[.Q8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78]=&quot;defName&quot;;[.J878];[.O877])" office:value-type="string" office:string-value="bug_big">
            <text:p>bug_big</text:p>
          </table:table-cell>
          <table:table-cell table:formula="of:=IF([.G878]=&quot;pos&quot;;[.L879];[.P877])" office:value-type="string" office:string-value="2774.81299">
            <text:p>2774.81299</text:p>
          </table:table-cell>
          <table:table-cell table:formula="of:=IF([.G878]=&quot;pos&quot;;[.L881];[.Q877])" office:value-type="string" office:string-value="956.010498">
            <text:p>956.010498</text:p>
          </table:table-cell>
          <table:table-cell table:formula="of:=IF([.P878]=[.P877];&quot;&quot;;CONCATENATE(&quot;{ name = '&quot;;[.O878];&quot;', x = &quot;;[.P878];&quot;, z = &quot;;[.Q8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79]=&quot;defName&quot;;[.J879];[.O878])" office:value-type="string" office:string-value="bug_big">
            <text:p>bug_big</text:p>
          </table:table-cell>
          <table:table-cell table:formula="of:=IF([.G879]=&quot;pos&quot;;[.L880];[.P878])" office:value-type="string" office:string-value="2774.81299">
            <text:p>2774.81299</text:p>
          </table:table-cell>
          <table:table-cell table:formula="of:=IF([.G879]=&quot;pos&quot;;[.L882];[.Q878])" office:value-type="string" office:string-value="956.010498">
            <text:p>956.010498</text:p>
          </table:table-cell>
          <table:table-cell table:formula="of:=IF([.P879]=[.P878];&quot;&quot;;CONCATENATE(&quot;{ name = '&quot;;[.O879];&quot;', x = &quot;;[.P879];&quot;, z = &quot;;[.Q8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880]=&quot;defName&quot;;[.J880];[.O879])" office:value-type="string" office:string-value="bug_big">
            <text:p>bug_big</text:p>
          </table:table-cell>
          <table:table-cell table:formula="of:=IF([.G880]=&quot;pos&quot;;[.L881];[.P879])" office:value-type="string" office:string-value="2774.81299">
            <text:p>2774.81299</text:p>
          </table:table-cell>
          <table:table-cell table:formula="of:=IF([.G880]=&quot;pos&quot;;[.L883];[.Q879])" office:value-type="string" office:string-value="956.010498">
            <text:p>956.010498</text:p>
          </table:table-cell>
          <table:table-cell table:formula="of:=IF([.P880]=[.P879];&quot;&quot;;CONCATENATE(&quot;{ name = '&quot;;[.O880];&quot;', x = &quot;;[.P880];&quot;, z = &quot;;[.Q8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881]=&quot;defName&quot;;[.J881];[.O880])" office:value-type="string" office:string-value="bug_big">
            <text:p>bug_big</text:p>
          </table:table-cell>
          <table:table-cell table:formula="of:=IF([.G881]=&quot;pos&quot;;[.L882];[.P880])" office:value-type="string" office:string-value="2774.81299">
            <text:p>2774.81299</text:p>
          </table:table-cell>
          <table:table-cell table:formula="of:=IF([.G881]=&quot;pos&quot;;[.L884];[.Q880])" office:value-type="string" office:string-value="956.010498">
            <text:p>956.010498</text:p>
          </table:table-cell>
          <table:table-cell table:formula="of:=IF([.P881]=[.P880];&quot;&quot;;CONCATENATE(&quot;{ name = '&quot;;[.O881];&quot;', x = &quot;;[.P881];&quot;, z = &quot;;[.Q8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882]=&quot;defName&quot;;[.J882];[.O881])" office:value-type="string" office:string-value="bug_big">
            <text:p>bug_big</text:p>
          </table:table-cell>
          <table:table-cell table:formula="of:=IF([.G882]=&quot;pos&quot;;[.L883];[.P881])" office:value-type="string" office:string-value="2774.81299">
            <text:p>2774.81299</text:p>
          </table:table-cell>
          <table:table-cell table:formula="of:=IF([.G882]=&quot;pos&quot;;[.L885];[.Q881])" office:value-type="string" office:string-value="956.010498">
            <text:p>956.010498</text:p>
          </table:table-cell>
          <table:table-cell table:formula="of:=IF([.P882]=[.P881];&quot;&quot;;CONCATENATE(&quot;{ name = '&quot;;[.O882];&quot;', x = &quot;;[.P882];&quot;, z = &quot;;[.Q8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883]=&quot;defName&quot;;[.J883];[.O882])" office:value-type="string" office:string-value="bug_big">
            <text:p>bug_big</text:p>
          </table:table-cell>
          <table:table-cell table:formula="of:=IF([.G883]=&quot;pos&quot;;[.L884];[.P882])" office:value-type="string" office:string-value="2774.81299">
            <text:p>2774.81299</text:p>
          </table:table-cell>
          <table:table-cell table:formula="of:=IF([.G883]=&quot;pos&quot;;[.L886];[.Q882])" office:value-type="string" office:string-value="956.010498">
            <text:p>956.010498</text:p>
          </table:table-cell>
          <table:table-cell table:formula="of:=IF([.P883]=[.P882];&quot;&quot;;CONCATENATE(&quot;{ name = '&quot;;[.O883];&quot;', x = &quot;;[.P883];&quot;, z = &quot;;[.Q8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884]=&quot;defName&quot;;[.J884];[.O883])" office:value-type="string" office:string-value="bug_big">
            <text:p>bug_big</text:p>
          </table:table-cell>
          <table:table-cell table:formula="of:=IF([.G884]=&quot;pos&quot;;[.L885];[.P883])" office:value-type="string" office:string-value="2774.81299">
            <text:p>2774.81299</text:p>
          </table:table-cell>
          <table:table-cell table:formula="of:=IF([.G884]=&quot;pos&quot;;[.L887];[.Q883])" office:value-type="string" office:string-value="956.010498">
            <text:p>956.010498</text:p>
          </table:table-cell>
          <table:table-cell table:formula="of:=IF([.P884]=[.P883];&quot;&quot;;CONCATENATE(&quot;{ name = '&quot;;[.O884];&quot;', x = &quot;;[.P884];&quot;, z = &quot;;[.Q8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885]=&quot;defName&quot;;[.J885];[.O884])" office:value-type="string" office:string-value="bug_big">
            <text:p>bug_big</text:p>
          </table:table-cell>
          <table:table-cell table:formula="of:=IF([.G885]=&quot;pos&quot;;[.L886];[.P884])" office:value-type="string" office:string-value="2774.81299">
            <text:p>2774.81299</text:p>
          </table:table-cell>
          <table:table-cell table:formula="of:=IF([.G885]=&quot;pos&quot;;[.L888];[.Q884])" office:value-type="string" office:string-value="956.010498">
            <text:p>956.010498</text:p>
          </table:table-cell>
          <table:table-cell table:formula="of:=IF([.P885]=[.P884];&quot;&quot;;CONCATENATE(&quot;{ name = '&quot;;[.O885];&quot;', x = &quot;;[.P885];&quot;, z = &quot;;[.Q8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86]=&quot;defName&quot;;[.J886];[.O885])" office:value-type="string" office:string-value="bug_big">
            <text:p>bug_big</text:p>
          </table:table-cell>
          <table:table-cell table:formula="of:=IF([.G886]=&quot;pos&quot;;[.L887];[.P885])" office:value-type="string" office:string-value="2774.81299">
            <text:p>2774.81299</text:p>
          </table:table-cell>
          <table:table-cell table:formula="of:=IF([.G886]=&quot;pos&quot;;[.L889];[.Q885])" office:value-type="string" office:string-value="956.010498">
            <text:p>956.010498</text:p>
          </table:table-cell>
          <table:table-cell table:formula="of:=IF([.P886]=[.P885];&quot;&quot;;CONCATENATE(&quot;{ name = '&quot;;[.O886];&quot;', x = &quot;;[.P886];&quot;, z = &quot;;[.Q8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87]=&quot;defName&quot;;[.J887];[.O886])" office:value-type="string" office:string-value="bug_big">
            <text:p>bug_big</text:p>
          </table:table-cell>
          <table:table-cell table:formula="of:=IF([.G887]=&quot;pos&quot;;[.L888];[.P886])" office:value-type="string" office:string-value="2774.81299">
            <text:p>2774.81299</text:p>
          </table:table-cell>
          <table:table-cell table:formula="of:=IF([.G887]=&quot;pos&quot;;[.L890];[.Q886])" office:value-type="string" office:string-value="956.010498">
            <text:p>956.010498</text:p>
          </table:table-cell>
          <table:table-cell table:formula="of:=IF([.P887]=[.P886];&quot;&quot;;CONCATENATE(&quot;{ name = '&quot;;[.O887];&quot;', x = &quot;;[.P887];&quot;, z = &quot;;[.Q8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888]=&quot;defName&quot;;[.J888];[.O887])" office:value-type="string" office:string-value="bug_big">
            <text:p>bug_big</text:p>
          </table:table-cell>
          <table:table-cell table:formula="of:=IF([.G888]=&quot;pos&quot;;[.L889];[.P887])" office:value-type="string" office:string-value="2774.81299">
            <text:p>2774.81299</text:p>
          </table:table-cell>
          <table:table-cell table:formula="of:=IF([.G888]=&quot;pos&quot;;[.L891];[.Q887])" office:value-type="string" office:string-value="956.010498">
            <text:p>956.010498</text:p>
          </table:table-cell>
          <table:table-cell table:formula="of:=IF([.P888]=[.P887];&quot;&quot;;CONCATENATE(&quot;{ name = '&quot;;[.O888];&quot;', x = &quot;;[.P888];&quot;, z = &quot;;[.Q8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89]=&quot;defName&quot;;[.J889];[.O888])" office:value-type="string" office:string-value="bug_big">
            <text:p>bug_big</text:p>
          </table:table-cell>
          <table:table-cell table:formula="of:=IF([.G889]=&quot;pos&quot;;[.L890];[.P888])" office:value-type="string" office:string-value="2774.81299">
            <text:p>2774.81299</text:p>
          </table:table-cell>
          <table:table-cell table:formula="of:=IF([.G889]=&quot;pos&quot;;[.L892];[.Q888])" office:value-type="string" office:string-value="956.010498">
            <text:p>956.010498</text:p>
          </table:table-cell>
          <table:table-cell table:formula="of:=IF([.P889]=[.P888];&quot;&quot;;CONCATENATE(&quot;{ name = '&quot;;[.O889];&quot;', x = &quot;;[.P889];&quot;, z = &quot;;[.Q8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35">
            <text:p>35</text:p>
          </table:table-cell>
          <table:table-cell table:formula="of:=IF([.G890]=&quot;defName&quot;;[.J890];[.O889])" office:value-type="string" office:string-value="bug_big">
            <text:p>bug_big</text:p>
          </table:table-cell>
          <table:table-cell table:formula="of:=IF([.G890]=&quot;pos&quot;;[.L891];[.P889])" office:value-type="string" office:string-value="2774.81299">
            <text:p>2774.81299</text:p>
          </table:table-cell>
          <table:table-cell table:formula="of:=IF([.G890]=&quot;pos&quot;;[.L893];[.Q889])" office:value-type="string" office:string-value="956.010498">
            <text:p>956.010498</text:p>
          </table:table-cell>
          <table:table-cell table:formula="of:=IF([.P890]=[.P889];&quot;&quot;;CONCATENATE(&quot;{ name = '&quot;;[.O890];&quot;', x = &quot;;[.P890];&quot;, z = &quot;;[.Q8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91]=&quot;defName&quot;;[.J891];[.O890])" office:value-type="string" office:string-value="bug_big">
            <text:p>bug_big</text:p>
          </table:table-cell>
          <table:table-cell table:formula="of:=IF([.G891]=&quot;pos&quot;;[.L892];[.P890])" office:value-type="string" office:string-value="2774.81299">
            <text:p>2774.81299</text:p>
          </table:table-cell>
          <table:table-cell table:formula="of:=IF([.G891]=&quot;pos&quot;;[.L894];[.Q890])" office:value-type="string" office:string-value="956.010498">
            <text:p>956.010498</text:p>
          </table:table-cell>
          <table:table-cell table:formula="of:=IF([.P891]=[.P890];&quot;&quot;;CONCATENATE(&quot;{ name = '&quot;;[.O891];&quot;', x = &quot;;[.P891];&quot;, z = &quot;;[.Q8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892]=&quot;defName&quot;;[.J892];[.O891])" office:value-type="string" office:string-value="bug_big">
            <text:p>bug_big</text:p>
          </table:table-cell>
          <table:table-cell table:formula="of:=IF([.G892]=&quot;pos&quot;;[.L893];[.P891])" office:value-type="string" office:string-value="2774.81299">
            <text:p>2774.81299</text:p>
          </table:table-cell>
          <table:table-cell table:formula="of:=IF([.G892]=&quot;pos&quot;;[.L895];[.Q891])" office:value-type="string" office:string-value="956.010498">
            <text:p>956.010498</text:p>
          </table:table-cell>
          <table:table-cell table:formula="of:=IF([.P892]=[.P891];&quot;&quot;;CONCATENATE(&quot;{ name = '&quot;;[.O892];&quot;', x = &quot;;[.P892];&quot;, z = &quot;;[.Q8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893]=&quot;defName&quot;;[.J893];[.O892])" office:value-type="string" office:string-value="bug_big">
            <text:p>bug_big</text:p>
          </table:table-cell>
          <table:table-cell table:formula="of:=IF([.G893]=&quot;pos&quot;;[.L894];[.P892])" office:value-type="string" office:string-value="2774.81299">
            <text:p>2774.81299</text:p>
          </table:table-cell>
          <table:table-cell table:formula="of:=IF([.G893]=&quot;pos&quot;;[.L896];[.Q892])" office:value-type="string" office:string-value="956.010498">
            <text:p>956.010498</text:p>
          </table:table-cell>
          <table:table-cell table:formula="of:=IF([.P893]=[.P892];&quot;&quot;;CONCATENATE(&quot;{ name = '&quot;;[.O893];&quot;', x = &quot;;[.P893];&quot;, z = &quot;;[.Q8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94]=&quot;defName&quot;;[.J894];[.O893])" office:value-type="string" office:string-value="bug_big">
            <text:p>bug_big</text:p>
          </table:table-cell>
          <table:table-cell table:formula="of:=IF([.G894]=&quot;pos&quot;;[.L895];[.P893])" office:value-type="string" office:string-value="2774.81299">
            <text:p>2774.81299</text:p>
          </table:table-cell>
          <table:table-cell table:formula="of:=IF([.G894]=&quot;pos&quot;;[.L897];[.Q893])" office:value-type="string" office:string-value="956.010498">
            <text:p>956.010498</text:p>
          </table:table-cell>
          <table:table-cell table:formula="of:=IF([.P894]=[.P893];&quot;&quot;;CONCATENATE(&quot;{ name = '&quot;;[.O894];&quot;', x = &quot;;[.P894];&quot;, z = &quot;;[.Q8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35">
            <text:p>35</text:p>
          </table:table-cell>
          <table:table-cell table:formula="of:=IF([.G895]=&quot;defName&quot;;[.J895];[.O894])" office:value-type="string" office:string-value="bug_big">
            <text:p>bug_big</text:p>
          </table:table-cell>
          <table:table-cell table:formula="of:=IF([.G895]=&quot;pos&quot;;[.L896];[.P894])" office:value-type="string" office:string-value="2774.81299">
            <text:p>2774.81299</text:p>
          </table:table-cell>
          <table:table-cell table:formula="of:=IF([.G895]=&quot;pos&quot;;[.L898];[.Q894])" office:value-type="string" office:string-value="956.010498">
            <text:p>956.010498</text:p>
          </table:table-cell>
          <table:table-cell table:formula="of:=IF([.P895]=[.P894];&quot;&quot;;CONCATENATE(&quot;{ name = '&quot;;[.O895];&quot;', x = &quot;;[.P895];&quot;, z = &quot;;[.Q8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896]=&quot;defName&quot;;[.J896];[.O895])" office:value-type="string" office:string-value="bug_big">
            <text:p>bug_big</text:p>
          </table:table-cell>
          <table:table-cell table:formula="of:=IF([.G896]=&quot;pos&quot;;[.L897];[.P895])" office:value-type="string" office:string-value="2774.81299">
            <text:p>2774.81299</text:p>
          </table:table-cell>
          <table:table-cell table:formula="of:=IF([.G896]=&quot;pos&quot;;[.L899];[.Q895])" office:value-type="string" office:string-value="956.010498">
            <text:p>956.010498</text:p>
          </table:table-cell>
          <table:table-cell table:formula="of:=IF([.P896]=[.P895];&quot;&quot;;CONCATENATE(&quot;{ name = '&quot;;[.O896];&quot;', x = &quot;;[.P896];&quot;, z = &quot;;[.Q8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897]=&quot;defName&quot;;[.J897];[.O896])" office:value-type="string" office:string-value="bug_big">
            <text:p>bug_big</text:p>
          </table:table-cell>
          <table:table-cell table:formula="of:=IF([.G897]=&quot;pos&quot;;[.L898];[.P896])" office:value-type="string" office:string-value="2774.81299">
            <text:p>2774.81299</text:p>
          </table:table-cell>
          <table:table-cell table:formula="of:=IF([.G897]=&quot;pos&quot;;[.L900];[.Q896])" office:value-type="string" office:string-value="956.010498">
            <text:p>956.010498</text:p>
          </table:table-cell>
          <table:table-cell table:formula="of:=IF([.P897]=[.P896];&quot;&quot;;CONCATENATE(&quot;{ name = '&quot;;[.O897];&quot;', x = &quot;;[.P897];&quot;, z = &quot;;[.Q8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898]=&quot;defName&quot;;[.J898];[.O897])" office:value-type="string" office:string-value="bug_big">
            <text:p>bug_big</text:p>
          </table:table-cell>
          <table:table-cell table:formula="of:=IF([.G898]=&quot;pos&quot;;[.L899];[.P897])" office:value-type="string" office:string-value="2774.81299">
            <text:p>2774.81299</text:p>
          </table:table-cell>
          <table:table-cell table:formula="of:=IF([.G898]=&quot;pos&quot;;[.L901];[.Q897])" office:value-type="string" office:string-value="956.010498">
            <text:p>956.010498</text:p>
          </table:table-cell>
          <table:table-cell table:formula="of:=IF([.P898]=[.P897];&quot;&quot;;CONCATENATE(&quot;{ name = '&quot;;[.O898];&quot;', x = &quot;;[.P898];&quot;, z = &quot;;[.Q8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899]=&quot;defName&quot;;[.J899];[.O898])" office:value-type="string" office:string-value="bug_big">
            <text:p>bug_big</text:p>
          </table:table-cell>
          <table:table-cell table:formula="of:=IF([.G899]=&quot;pos&quot;;[.L900];[.P898])" office:value-type="string" office:string-value="2480.21924">
            <text:p>2480.21924</text:p>
          </table:table-cell>
          <table:table-cell table:formula="of:=IF([.G899]=&quot;pos&quot;;[.L902];[.Q898])" office:value-type="string" office:string-value="2146.74902">
            <text:p>2146.74902</text:p>
          </table:table-cell>
          <table:table-cell table:formula="of:=IF([.P899]=[.P898];&quot;&quot;;CONCATENATE(&quot;{ name = '&quot;;[.O899];&quot;', x = &quot;;[.P899];&quot;, z = &quot;;[.Q899];&quot;, facing = 0, },&quot;))" office:value-type="string" office:string-value="{ name = 'bug_big', x = 2480.21924, z = 2146.74902, facing = 0, },">
            <text:p>{ name = 'bug_big', x = 2480.21924, z = 2146.74902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480.21924</text:p>
          </table:table-cell>
          <table:table-cell table:number-columns-repeated="2"/>
          <table:table-cell table:formula="of:=IF([.G900]=&quot;defName&quot;;[.J900];[.O899])" office:value-type="string" office:string-value="bug_big">
            <text:p>bug_big</text:p>
          </table:table-cell>
          <table:table-cell table:formula="of:=IF([.G900]=&quot;pos&quot;;[.L901];[.P899])" office:value-type="string" office:string-value="2480.21924">
            <text:p>2480.21924</text:p>
          </table:table-cell>
          <table:table-cell table:formula="of:=IF([.G900]=&quot;pos&quot;;[.L903];[.Q899])" office:value-type="string" office:string-value="2146.74902">
            <text:p>2146.74902</text:p>
          </table:table-cell>
          <table:table-cell table:formula="of:=IF([.P900]=[.P899];&quot;&quot;;CONCATENATE(&quot;{ name = '&quot;;[.O900];&quot;', x = &quot;;[.P900];&quot;, z = &quot;;[.Q9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7.9993668</text:p>
          </table:table-cell>
          <table:table-cell table:number-columns-repeated="2"/>
          <table:table-cell table:formula="of:=IF([.G901]=&quot;defName&quot;;[.J901];[.O900])" office:value-type="string" office:string-value="bug_big">
            <text:p>bug_big</text:p>
          </table:table-cell>
          <table:table-cell table:formula="of:=IF([.G901]=&quot;pos&quot;;[.L902];[.P900])" office:value-type="string" office:string-value="2480.21924">
            <text:p>2480.21924</text:p>
          </table:table-cell>
          <table:table-cell table:formula="of:=IF([.G901]=&quot;pos&quot;;[.L904];[.Q900])" office:value-type="string" office:string-value="2146.74902">
            <text:p>2146.74902</text:p>
          </table:table-cell>
          <table:table-cell table:formula="of:=IF([.P901]=[.P900];&quot;&quot;;CONCATENATE(&quot;{ name = '&quot;;[.O901];&quot;', x = &quot;;[.P901];&quot;, z = &quot;;[.Q9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2146.74902</text:p>
          </table:table-cell>
          <table:table-cell table:number-columns-repeated="2"/>
          <table:table-cell table:formula="of:=IF([.G902]=&quot;defName&quot;;[.J902];[.O901])" office:value-type="string" office:string-value="bug_big">
            <text:p>bug_big</text:p>
          </table:table-cell>
          <table:table-cell table:formula="of:=IF([.G902]=&quot;pos&quot;;[.L903];[.P901])" office:value-type="string" office:string-value="2480.21924">
            <text:p>2480.21924</text:p>
          </table:table-cell>
          <table:table-cell table:formula="of:=IF([.G902]=&quot;pos&quot;;[.L905];[.Q901])" office:value-type="string" office:string-value="2146.74902">
            <text:p>2146.74902</text:p>
          </table:table-cell>
          <table:table-cell table:formula="of:=IF([.P902]=[.P901];&quot;&quot;;CONCATENATE(&quot;{ name = '&quot;;[.O902];&quot;', x = &quot;;[.P902];&quot;, z = &quot;;[.Q9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03]=&quot;defName&quot;;[.J903];[.O902])" office:value-type="string" office:string-value="bug_big">
            <text:p>bug_big</text:p>
          </table:table-cell>
          <table:table-cell table:formula="of:=IF([.G903]=&quot;pos&quot;;[.L904];[.P902])" office:value-type="string" office:string-value="2480.21924">
            <text:p>2480.21924</text:p>
          </table:table-cell>
          <table:table-cell table:formula="of:=IF([.G903]=&quot;pos&quot;;[.L906];[.Q902])" office:value-type="string" office:string-value="2146.74902">
            <text:p>2146.74902</text:p>
          </table:table-cell>
          <table:table-cell table:formula="of:=IF([.P903]=[.P902];&quot;&quot;;CONCATENATE(&quot;{ name = '&quot;;[.O903];&quot;', x = &quot;;[.P903];&quot;, z = &quot;;[.Q9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04]=&quot;defName&quot;;[.J904];[.O903])" office:value-type="string" office:string-value="bug_big">
            <text:p>bug_big</text:p>
          </table:table-cell>
          <table:table-cell table:formula="of:=IF([.G904]=&quot;pos&quot;;[.L905];[.P903])" office:value-type="string" office:string-value="2480.21924">
            <text:p>2480.21924</text:p>
          </table:table-cell>
          <table:table-cell table:formula="of:=IF([.G904]=&quot;pos&quot;;[.L907];[.Q903])" office:value-type="string" office:string-value="2146.74902">
            <text:p>2146.74902</text:p>
          </table:table-cell>
          <table:table-cell table:formula="of:=IF([.P904]=[.P903];&quot;&quot;;CONCATENATE(&quot;{ name = '&quot;;[.O904];&quot;', x = &quot;;[.P904];&quot;, z = &quot;;[.Q9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80">
            <text:p>80</text:p>
          </table:table-cell>
          <table:table-cell table:number-columns-repeated="2"/>
          <table:table-cell table:formula="of:=IF([.G905]=&quot;defName&quot;;[.J905];[.O904])" office:value-type="string" office:string-value="bug_big">
            <text:p>bug_big</text:p>
          </table:table-cell>
          <table:table-cell table:formula="of:=IF([.G905]=&quot;pos&quot;;[.L906];[.P904])" office:value-type="string" office:string-value="2480.21924">
            <text:p>2480.21924</text:p>
          </table:table-cell>
          <table:table-cell table:formula="of:=IF([.G905]=&quot;pos&quot;;[.L908];[.Q904])" office:value-type="string" office:string-value="2146.74902">
            <text:p>2146.74902</text:p>
          </table:table-cell>
          <table:table-cell table:formula="of:=IF([.P905]=[.P904];&quot;&quot;;CONCATENATE(&quot;{ name = '&quot;;[.O905];&quot;', x = &quot;;[.P905];&quot;, z = &quot;;[.Q9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50">
            <text:p>50</text:p>
          </table:table-cell>
          <table:table-cell table:number-columns-repeated="2"/>
          <table:table-cell table:formula="of:=IF([.G906]=&quot;defName&quot;;[.J906];[.O905])" office:value-type="string" office:string-value="bug_big">
            <text:p>bug_big</text:p>
          </table:table-cell>
          <table:table-cell table:formula="of:=IF([.G906]=&quot;pos&quot;;[.L907];[.P905])" office:value-type="string" office:string-value="2480.21924">
            <text:p>2480.21924</text:p>
          </table:table-cell>
          <table:table-cell table:formula="of:=IF([.G906]=&quot;pos&quot;;[.L909];[.Q905])" office:value-type="string" office:string-value="2146.74902">
            <text:p>2146.74902</text:p>
          </table:table-cell>
          <table:table-cell table:formula="of:=IF([.P906]=[.P905];&quot;&quot;;CONCATENATE(&quot;{ name = '&quot;;[.O906];&quot;', x = &quot;;[.P906];&quot;, z = &quot;;[.Q9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07]=&quot;defName&quot;;[.J907];[.O906])" office:value-type="string" office:string-value="bug_big">
            <text:p>bug_big</text:p>
          </table:table-cell>
          <table:table-cell table:formula="of:=IF([.G907]=&quot;pos&quot;;[.L908];[.P906])" office:value-type="string" office:string-value="2480.21924">
            <text:p>2480.21924</text:p>
          </table:table-cell>
          <table:table-cell table:formula="of:=IF([.G907]=&quot;pos&quot;;[.L910];[.Q906])" office:value-type="string" office:string-value="2146.74902">
            <text:p>2146.74902</text:p>
          </table:table-cell>
          <table:table-cell table:formula="of:=IF([.P907]=[.P906];&quot;&quot;;CONCATENATE(&quot;{ name = '&quot;;[.O907];&quot;', x = &quot;;[.P907];&quot;, z = &quot;;[.Q9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908]=&quot;defName&quot;;[.J908];[.O907])" office:value-type="string" office:string-value="bug_big">
            <text:p>bug_big</text:p>
          </table:table-cell>
          <table:table-cell table:formula="of:=IF([.G908]=&quot;pos&quot;;[.L909];[.P907])" office:value-type="string" office:string-value="2480.21924">
            <text:p>2480.21924</text:p>
          </table:table-cell>
          <table:table-cell table:formula="of:=IF([.G908]=&quot;pos&quot;;[.L911];[.Q907])" office:value-type="string" office:string-value="2146.74902">
            <text:p>2146.74902</text:p>
          </table:table-cell>
          <table:table-cell table:formula="of:=IF([.P908]=[.P907];&quot;&quot;;CONCATENATE(&quot;{ name = '&quot;;[.O908];&quot;', x = &quot;;[.P908];&quot;, z = &quot;;[.Q9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09]=&quot;defName&quot;;[.J909];[.O908])" office:value-type="string" office:string-value="bug_big">
            <text:p>bug_big</text:p>
          </table:table-cell>
          <table:table-cell table:formula="of:=IF([.G909]=&quot;pos&quot;;[.L910];[.P908])" office:value-type="string" office:string-value="2480.21924">
            <text:p>2480.21924</text:p>
          </table:table-cell>
          <table:table-cell table:formula="of:=IF([.G909]=&quot;pos&quot;;[.L912];[.Q908])" office:value-type="string" office:string-value="2146.74902">
            <text:p>2146.74902</text:p>
          </table:table-cell>
          <table:table-cell table:formula="of:=IF([.P909]=[.P908];&quot;&quot;;CONCATENATE(&quot;{ name = '&quot;;[.O909];&quot;', x = &quot;;[.P909];&quot;, z = &quot;;[.Q9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10]=&quot;defName&quot;;[.J910];[.O909])" office:value-type="string" office:string-value="bug_big">
            <text:p>bug_big</text:p>
          </table:table-cell>
          <table:table-cell table:formula="of:=IF([.G910]=&quot;pos&quot;;[.L911];[.P909])" office:value-type="string" office:string-value="2480.21924">
            <text:p>2480.21924</text:p>
          </table:table-cell>
          <table:table-cell table:formula="of:=IF([.G910]=&quot;pos&quot;;[.L913];[.Q909])" office:value-type="string" office:string-value="2146.74902">
            <text:p>2146.74902</text:p>
          </table:table-cell>
          <table:table-cell table:formula="of:=IF([.P910]=[.P909];&quot;&quot;;CONCATENATE(&quot;{ name = '&quot;;[.O910];&quot;', x = &quot;;[.P910];&quot;, z = &quot;;[.Q9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1.0423453</text:p>
          </table:table-cell>
          <table:table-cell table:number-columns-repeated="2"/>
          <table:table-cell table:formula="of:=IF([.G911]=&quot;defName&quot;;[.J911];[.O910])" office:value-type="string" office:string-value="bug_big">
            <text:p>bug_big</text:p>
          </table:table-cell>
          <table:table-cell table:formula="of:=IF([.G911]=&quot;pos&quot;;[.L912];[.P910])" office:value-type="string" office:string-value="2480.21924">
            <text:p>2480.21924</text:p>
          </table:table-cell>
          <table:table-cell table:formula="of:=IF([.G911]=&quot;pos&quot;;[.L914];[.Q910])" office:value-type="string" office:string-value="2146.74902">
            <text:p>2146.74902</text:p>
          </table:table-cell>
          <table:table-cell table:formula="of:=IF([.P911]=[.P910];&quot;&quot;;CONCATENATE(&quot;{ name = '&quot;;[.O911];&quot;', x = &quot;;[.P911];&quot;, z = &quot;;[.Q9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12]=&quot;defName&quot;;[.J912];[.O911])" office:value-type="string" office:string-value="bug_big">
            <text:p>bug_big</text:p>
          </table:table-cell>
          <table:table-cell table:formula="of:=IF([.G912]=&quot;pos&quot;;[.L913];[.P911])" office:value-type="string" office:string-value="2480.21924">
            <text:p>2480.21924</text:p>
          </table:table-cell>
          <table:table-cell table:formula="of:=IF([.G912]=&quot;pos&quot;;[.L915];[.Q911])" office:value-type="string" office:string-value="2146.74902">
            <text:p>2146.74902</text:p>
          </table:table-cell>
          <table:table-cell table:formula="of:=IF([.P912]=[.P911];&quot;&quot;;CONCATENATE(&quot;{ name = '&quot;;[.O912];&quot;', x = &quot;;[.P912];&quot;, z = &quot;;[.Q9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13]=&quot;defName&quot;;[.J913];[.O912])" office:value-type="string" office:string-value="bug_big">
            <text:p>bug_big</text:p>
          </table:table-cell>
          <table:table-cell table:formula="of:=IF([.G913]=&quot;pos&quot;;[.L914];[.P912])" office:value-type="string" office:string-value="2480.21924">
            <text:p>2480.21924</text:p>
          </table:table-cell>
          <table:table-cell table:formula="of:=IF([.G913]=&quot;pos&quot;;[.L916];[.Q912])" office:value-type="string" office:string-value="2146.74902">
            <text:p>2146.74902</text:p>
          </table:table-cell>
          <table:table-cell table:formula="of:=IF([.P913]=[.P912];&quot;&quot;;CONCATENATE(&quot;{ name = '&quot;;[.O913];&quot;', x = &quot;;[.P913];&quot;, z = &quot;;[.Q9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914]=&quot;defName&quot;;[.J914];[.O913])" office:value-type="string" office:string-value="bug_big">
            <text:p>bug_big</text:p>
          </table:table-cell>
          <table:table-cell table:formula="of:=IF([.G914]=&quot;pos&quot;;[.L915];[.P913])" office:value-type="string" office:string-value="2480.21924">
            <text:p>2480.21924</text:p>
          </table:table-cell>
          <table:table-cell table:formula="of:=IF([.G914]=&quot;pos&quot;;[.L917];[.Q913])" office:value-type="string" office:string-value="2146.74902">
            <text:p>2146.74902</text:p>
          </table:table-cell>
          <table:table-cell table:formula="of:=IF([.P914]=[.P913];&quot;&quot;;CONCATENATE(&quot;{ name = '&quot;;[.O914];&quot;', x = &quot;;[.P914];&quot;, z = &quot;;[.Q9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15]=&quot;defName&quot;;[.J915];[.O914])" office:value-type="string" office:string-value="bug_big">
            <text:p>bug_big</text:p>
          </table:table-cell>
          <table:table-cell table:formula="of:=IF([.G915]=&quot;pos&quot;;[.L916];[.P914])" office:value-type="string" office:string-value="2480.21924">
            <text:p>2480.21924</text:p>
          </table:table-cell>
          <table:table-cell table:formula="of:=IF([.G915]=&quot;pos&quot;;[.L918];[.Q914])" office:value-type="string" office:string-value="2146.74902">
            <text:p>2146.74902</text:p>
          </table:table-cell>
          <table:table-cell table:formula="of:=IF([.P915]=[.P914];&quot;&quot;;CONCATENATE(&quot;{ name = '&quot;;[.O915];&quot;', x = &quot;;[.P915];&quot;, z = &quot;;[.Q9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16]=&quot;defName&quot;;[.J916];[.O915])" office:value-type="string" office:string-value="bug_big">
            <text:p>bug_big</text:p>
          </table:table-cell>
          <table:table-cell table:formula="of:=IF([.G916]=&quot;pos&quot;;[.L917];[.P915])" office:value-type="string" office:string-value="2480.21924">
            <text:p>2480.21924</text:p>
          </table:table-cell>
          <table:table-cell table:formula="of:=IF([.G916]=&quot;pos&quot;;[.L919];[.Q915])" office:value-type="string" office:string-value="2146.74902">
            <text:p>2146.74902</text:p>
          </table:table-cell>
          <table:table-cell table:formula="of:=IF([.P916]=[.P915];&quot;&quot;;CONCATENATE(&quot;{ name = '&quot;;[.O916];&quot;', x = &quot;;[.P916];&quot;, z = &quot;;[.Q9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17]=&quot;defName&quot;;[.J917];[.O916])" office:value-type="string" office:string-value="bug_big">
            <text:p>bug_big</text:p>
          </table:table-cell>
          <table:table-cell table:formula="of:=IF([.G917]=&quot;pos&quot;;[.L918];[.P916])" office:value-type="string" office:string-value="2480.21924">
            <text:p>2480.21924</text:p>
          </table:table-cell>
          <table:table-cell table:formula="of:=IF([.G917]=&quot;pos&quot;;[.L920];[.Q916])" office:value-type="string" office:string-value="2146.74902">
            <text:p>2146.74902</text:p>
          </table:table-cell>
          <table:table-cell table:formula="of:=IF([.P917]=[.P916];&quot;&quot;;CONCATENATE(&quot;{ name = '&quot;;[.O917];&quot;', x = &quot;;[.P917];&quot;, z = &quot;;[.Q9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18]=&quot;defName&quot;;[.J918];[.O917])" office:value-type="string" office:string-value="bug_big">
            <text:p>bug_big</text:p>
          </table:table-cell>
          <table:table-cell table:formula="of:=IF([.G918]=&quot;pos&quot;;[.L919];[.P917])" office:value-type="string" office:string-value="2480.21924">
            <text:p>2480.21924</text:p>
          </table:table-cell>
          <table:table-cell table:formula="of:=IF([.G918]=&quot;pos&quot;;[.L921];[.Q917])" office:value-type="string" office:string-value="2146.74902">
            <text:p>2146.74902</text:p>
          </table:table-cell>
          <table:table-cell table:formula="of:=IF([.P918]=[.P917];&quot;&quot;;CONCATENATE(&quot;{ name = '&quot;;[.O918];&quot;', x = &quot;;[.P918];&quot;, z = &quot;;[.Q9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19]=&quot;defName&quot;;[.J919];[.O918])" office:value-type="string" office:string-value="bug_big">
            <text:p>bug_big</text:p>
          </table:table-cell>
          <table:table-cell table:formula="of:=IF([.G919]=&quot;pos&quot;;[.L920];[.P918])" office:value-type="string" office:string-value="2480.21924">
            <text:p>2480.21924</text:p>
          </table:table-cell>
          <table:table-cell table:formula="of:=IF([.G919]=&quot;pos&quot;;[.L922];[.Q918])" office:value-type="string" office:string-value="2146.74902">
            <text:p>2146.74902</text:p>
          </table:table-cell>
          <table:table-cell table:formula="of:=IF([.P919]=[.P918];&quot;&quot;;CONCATENATE(&quot;{ name = '&quot;;[.O919];&quot;', x = &quot;;[.P919];&quot;, z = &quot;;[.Q919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920]=&quot;defName&quot;;[.J920];[.O919])" office:value-type="string" office:string-value="bug_big">
            <text:p>bug_big</text:p>
          </table:table-cell>
          <table:table-cell table:formula="of:=IF([.G920]=&quot;pos&quot;;[.L921];[.P919])" office:value-type="string" office:string-value="2480.21924">
            <text:p>2480.21924</text:p>
          </table:table-cell>
          <table:table-cell table:formula="of:=IF([.G920]=&quot;pos&quot;;[.L923];[.Q919])" office:value-type="string" office:string-value="2146.74902">
            <text:p>2146.74902</text:p>
          </table:table-cell>
          <table:table-cell table:formula="of:=IF([.P920]=[.P919];&quot;&quot;;CONCATENATE(&quot;{ name = '&quot;;[.O920];&quot;', x = &quot;;[.P920];&quot;, z = &quot;;[.Q920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5805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921]=&quot;defName&quot;;[.J921];[.O920])" office:value-type="string" office:string-value="bug_big">
            <text:p>bug_big</text:p>
          </table:table-cell>
          <table:table-cell table:formula="of:=IF([.G921]=&quot;pos&quot;;[.L922];[.P920])" office:value-type="string" office:string-value="2480.21924">
            <text:p>2480.21924</text:p>
          </table:table-cell>
          <table:table-cell table:formula="of:=IF([.G921]=&quot;pos&quot;;[.L924];[.Q920])" office:value-type="string" office:string-value="2146.74902">
            <text:p>2146.74902</text:p>
          </table:table-cell>
          <table:table-cell table:formula="of:=IF([.P921]=[.P920];&quot;&quot;;CONCATENATE(&quot;{ name = '&quot;;[.O921];&quot;', x = &quot;;[.P921];&quot;, z = &quot;;[.Q9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/>
          <table:table-cell table:number-columns-repeated="2"/>
          <table:table-cell table:formula="of:=IF([.G922]=&quot;defName&quot;;[.J922];[.O921])" office:value-type="string" office:string-value="bug_big">
            <text:p>bug_big</text:p>
          </table:table-cell>
          <table:table-cell table:formula="of:=IF([.G922]=&quot;pos&quot;;[.L923];[.P921])" office:value-type="string" office:string-value="2480.21924">
            <text:p>2480.21924</text:p>
          </table:table-cell>
          <table:table-cell table:formula="of:=IF([.G922]=&quot;pos&quot;;[.L925];[.Q921])" office:value-type="string" office:string-value="2146.74902">
            <text:p>2146.74902</text:p>
          </table:table-cell>
          <table:table-cell table:formula="of:=IF([.P922]=[.P921];&quot;&quot;;CONCATENATE(&quot;{ name = '&quot;;[.O922];&quot;', x = &quot;;[.P922];&quot;, z = &quot;;[.Q9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923]=&quot;defName&quot;;[.J923];[.O922])" office:value-type="string" office:string-value="bug_big">
            <text:p>bug_big</text:p>
          </table:table-cell>
          <table:table-cell table:formula="of:=IF([.G923]=&quot;pos&quot;;[.L924];[.P922])" office:value-type="string" office:string-value="2480.21924">
            <text:p>2480.21924</text:p>
          </table:table-cell>
          <table:table-cell table:formula="of:=IF([.G923]=&quot;pos&quot;;[.L926];[.Q922])" office:value-type="string" office:string-value="2146.74902">
            <text:p>2146.74902</text:p>
          </table:table-cell>
          <table:table-cell table:formula="of:=IF([.P923]=[.P922];&quot;&quot;;CONCATENATE(&quot;{ name = '&quot;;[.O923];&quot;', x = &quot;;[.P923];&quot;, z = &quot;;[.Q9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924]=&quot;defName&quot;;[.J924];[.O923])" office:value-type="string" office:string-value="bug_big">
            <text:p>bug_big</text:p>
          </table:table-cell>
          <table:table-cell table:formula="of:=IF([.G924]=&quot;pos&quot;;[.L925];[.P923])" office:value-type="string" office:string-value="2480.21924">
            <text:p>2480.21924</text:p>
          </table:table-cell>
          <table:table-cell table:formula="of:=IF([.G924]=&quot;pos&quot;;[.L927];[.Q923])" office:value-type="string" office:string-value="2146.74902">
            <text:p>2146.74902</text:p>
          </table:table-cell>
          <table:table-cell table:formula="of:=IF([.P924]=[.P923];&quot;&quot;;CONCATENATE(&quot;{ name = '&quot;;[.O924];&quot;', x = &quot;;[.P924];&quot;, z = &quot;;[.Q9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925]=&quot;defName&quot;;[.J925];[.O924])" office:value-type="string" office:string-value="bug_med">
            <text:p>bug_med</text:p>
          </table:table-cell>
          <table:table-cell table:formula="of:=IF([.G925]=&quot;pos&quot;;[.L926];[.P924])" office:value-type="string" office:string-value="2480.21924">
            <text:p>2480.21924</text:p>
          </table:table-cell>
          <table:table-cell table:formula="of:=IF([.G925]=&quot;pos&quot;;[.L928];[.Q924])" office:value-type="string" office:string-value="2146.74902">
            <text:p>2146.74902</text:p>
          </table:table-cell>
          <table:table-cell table:formula="of:=IF([.P925]=[.P924];&quot;&quot;;CONCATENATE(&quot;{ name = '&quot;;[.O925];&quot;', x = &quot;;[.P925];&quot;, z = &quot;;[.Q9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926]=&quot;defName&quot;;[.J926];[.O925])" office:value-type="string" office:string-value="bug_med">
            <text:p>bug_med</text:p>
          </table:table-cell>
          <table:table-cell table:formula="of:=IF([.G926]=&quot;pos&quot;;[.L927];[.P925])" office:value-type="string" office:string-value="2480.21924">
            <text:p>2480.21924</text:p>
          </table:table-cell>
          <table:table-cell table:formula="of:=IF([.G926]=&quot;pos&quot;;[.L929];[.Q925])" office:value-type="string" office:string-value="2146.74902">
            <text:p>2146.74902</text:p>
          </table:table-cell>
          <table:table-cell table:formula="of:=IF([.P926]=[.P925];&quot;&quot;;CONCATENATE(&quot;{ name = '&quot;;[.O926];&quot;', x = &quot;;[.P926];&quot;, z = &quot;;[.Q9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927]=&quot;defName&quot;;[.J927];[.O926])" office:value-type="string" office:string-value="bug_med">
            <text:p>bug_med</text:p>
          </table:table-cell>
          <table:table-cell table:formula="of:=IF([.G927]=&quot;pos&quot;;[.L928];[.P926])" office:value-type="string" office:string-value="2480.21924">
            <text:p>2480.21924</text:p>
          </table:table-cell>
          <table:table-cell table:formula="of:=IF([.G927]=&quot;pos&quot;;[.L930];[.Q926])" office:value-type="string" office:string-value="2146.74902">
            <text:p>2146.74902</text:p>
          </table:table-cell>
          <table:table-cell table:formula="of:=IF([.P927]=[.P926];&quot;&quot;;CONCATENATE(&quot;{ name = '&quot;;[.O927];&quot;', x = &quot;;[.P927];&quot;, z = &quot;;[.Q9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928]=&quot;defName&quot;;[.J928];[.O927])" office:value-type="string" office:string-value="bug_med">
            <text:p>bug_med</text:p>
          </table:table-cell>
          <table:table-cell table:formula="of:=IF([.G928]=&quot;pos&quot;;[.L929];[.P927])" office:value-type="string" office:string-value="2480.21924">
            <text:p>2480.21924</text:p>
          </table:table-cell>
          <table:table-cell table:formula="of:=IF([.G928]=&quot;pos&quot;;[.L931];[.Q927])" office:value-type="string" office:string-value="2146.74902">
            <text:p>2146.74902</text:p>
          </table:table-cell>
          <table:table-cell table:formula="of:=IF([.P928]=[.P927];&quot;&quot;;CONCATENATE(&quot;{ name = '&quot;;[.O928];&quot;', x = &quot;;[.P928];&quot;, z = &quot;;[.Q9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929]=&quot;defName&quot;;[.J929];[.O928])" office:value-type="string" office:string-value="bug_med">
            <text:p>bug_med</text:p>
          </table:table-cell>
          <table:table-cell table:formula="of:=IF([.G929]=&quot;pos&quot;;[.L930];[.P928])" office:value-type="string" office:string-value="2480.21924">
            <text:p>2480.21924</text:p>
          </table:table-cell>
          <table:table-cell table:formula="of:=IF([.G929]=&quot;pos&quot;;[.L932];[.Q928])" office:value-type="string" office:string-value="2146.74902">
            <text:p>2146.74902</text:p>
          </table:table-cell>
          <table:table-cell table:formula="of:=IF([.P929]=[.P928];&quot;&quot;;CONCATENATE(&quot;{ name = '&quot;;[.O929];&quot;', x = &quot;;[.P929];&quot;, z = &quot;;[.Q9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930]=&quot;defName&quot;;[.J930];[.O929])" office:value-type="string" office:string-value="bug_med">
            <text:p>bug_med</text:p>
          </table:table-cell>
          <table:table-cell table:formula="of:=IF([.G930]=&quot;pos&quot;;[.L931];[.P929])" office:value-type="string" office:string-value="2480.21924">
            <text:p>2480.21924</text:p>
          </table:table-cell>
          <table:table-cell table:formula="of:=IF([.G930]=&quot;pos&quot;;[.L933];[.Q929])" office:value-type="string" office:string-value="2146.74902">
            <text:p>2146.74902</text:p>
          </table:table-cell>
          <table:table-cell table:formula="of:=IF([.P930]=[.P929];&quot;&quot;;CONCATENATE(&quot;{ name = '&quot;;[.O930];&quot;', x = &quot;;[.P930];&quot;, z = &quot;;[.Q9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931]=&quot;defName&quot;;[.J931];[.O930])" office:value-type="string" office:string-value="bug_med">
            <text:p>bug_med</text:p>
          </table:table-cell>
          <table:table-cell table:formula="of:=IF([.G931]=&quot;pos&quot;;[.L932];[.P930])" office:value-type="string" office:string-value="2480.21924">
            <text:p>2480.21924</text:p>
          </table:table-cell>
          <table:table-cell table:formula="of:=IF([.G931]=&quot;pos&quot;;[.L934];[.Q930])" office:value-type="string" office:string-value="2146.74902">
            <text:p>2146.74902</text:p>
          </table:table-cell>
          <table:table-cell table:formula="of:=IF([.P931]=[.P930];&quot;&quot;;CONCATENATE(&quot;{ name = '&quot;;[.O931];&quot;', x = &quot;;[.P931];&quot;, z = &quot;;[.Q9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932]=&quot;defName&quot;;[.J932];[.O931])" office:value-type="string" office:string-value="bug_med">
            <text:p>bug_med</text:p>
          </table:table-cell>
          <table:table-cell table:formula="of:=IF([.G932]=&quot;pos&quot;;[.L933];[.P931])" office:value-type="string" office:string-value="2480.21924">
            <text:p>2480.21924</text:p>
          </table:table-cell>
          <table:table-cell table:formula="of:=IF([.G932]=&quot;pos&quot;;[.L935];[.Q931])" office:value-type="string" office:string-value="2146.74902">
            <text:p>2146.74902</text:p>
          </table:table-cell>
          <table:table-cell table:formula="of:=IF([.P932]=[.P931];&quot;&quot;;CONCATENATE(&quot;{ name = '&quot;;[.O932];&quot;', x = &quot;;[.P932];&quot;, z = &quot;;[.Q9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933]=&quot;defName&quot;;[.J933];[.O932])" office:value-type="string" office:string-value="bug_med">
            <text:p>bug_med</text:p>
          </table:table-cell>
          <table:table-cell table:formula="of:=IF([.G933]=&quot;pos&quot;;[.L934];[.P932])" office:value-type="string" office:string-value="2480.21924">
            <text:p>2480.21924</text:p>
          </table:table-cell>
          <table:table-cell table:formula="of:=IF([.G933]=&quot;pos&quot;;[.L936];[.Q932])" office:value-type="string" office:string-value="2146.74902">
            <text:p>2146.74902</text:p>
          </table:table-cell>
          <table:table-cell table:formula="of:=IF([.P933]=[.P932];&quot;&quot;;CONCATENATE(&quot;{ name = '&quot;;[.O933];&quot;', x = &quot;;[.P933];&quot;, z = &quot;;[.Q9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934]=&quot;defName&quot;;[.J934];[.O933])" office:value-type="string" office:string-value="bug_med">
            <text:p>bug_med</text:p>
          </table:table-cell>
          <table:table-cell table:formula="of:=IF([.G934]=&quot;pos&quot;;[.L935];[.P933])" office:value-type="string" office:string-value="2480.21924">
            <text:p>2480.21924</text:p>
          </table:table-cell>
          <table:table-cell table:formula="of:=IF([.G934]=&quot;pos&quot;;[.L937];[.Q933])" office:value-type="string" office:string-value="2146.74902">
            <text:p>2146.74902</text:p>
          </table:table-cell>
          <table:table-cell table:formula="of:=IF([.P934]=[.P933];&quot;&quot;;CONCATENATE(&quot;{ name = '&quot;;[.O934];&quot;', x = &quot;;[.P934];&quot;, z = &quot;;[.Q9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35]=&quot;defName&quot;;[.J935];[.O934])" office:value-type="string" office:string-value="bug_med">
            <text:p>bug_med</text:p>
          </table:table-cell>
          <table:table-cell table:formula="of:=IF([.G935]=&quot;pos&quot;;[.L936];[.P934])" office:value-type="string" office:string-value="2480.21924">
            <text:p>2480.21924</text:p>
          </table:table-cell>
          <table:table-cell table:formula="of:=IF([.G935]=&quot;pos&quot;;[.L938];[.Q934])" office:value-type="string" office:string-value="2146.74902">
            <text:p>2146.74902</text:p>
          </table:table-cell>
          <table:table-cell table:formula="of:=IF([.P935]=[.P934];&quot;&quot;;CONCATENATE(&quot;{ name = '&quot;;[.O935];&quot;', x = &quot;;[.P935];&quot;, z = &quot;;[.Q9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36]=&quot;defName&quot;;[.J936];[.O935])" office:value-type="string" office:string-value="bug_med">
            <text:p>bug_med</text:p>
          </table:table-cell>
          <table:table-cell table:formula="of:=IF([.G936]=&quot;pos&quot;;[.L937];[.P935])" office:value-type="string" office:string-value="2480.21924">
            <text:p>2480.21924</text:p>
          </table:table-cell>
          <table:table-cell table:formula="of:=IF([.G936]=&quot;pos&quot;;[.L939];[.Q935])" office:value-type="string" office:string-value="2146.74902">
            <text:p>2146.74902</text:p>
          </table:table-cell>
          <table:table-cell table:formula="of:=IF([.P936]=[.P935];&quot;&quot;;CONCATENATE(&quot;{ name = '&quot;;[.O936];&quot;', x = &quot;;[.P936];&quot;, z = &quot;;[.Q9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937]=&quot;defName&quot;;[.J937];[.O936])" office:value-type="string" office:string-value="bug_med">
            <text:p>bug_med</text:p>
          </table:table-cell>
          <table:table-cell table:formula="of:=IF([.G937]=&quot;pos&quot;;[.L938];[.P936])" office:value-type="string" office:string-value="2480.21924">
            <text:p>2480.21924</text:p>
          </table:table-cell>
          <table:table-cell table:formula="of:=IF([.G937]=&quot;pos&quot;;[.L940];[.Q936])" office:value-type="string" office:string-value="2146.74902">
            <text:p>2146.74902</text:p>
          </table:table-cell>
          <table:table-cell table:formula="of:=IF([.P937]=[.P936];&quot;&quot;;CONCATENATE(&quot;{ name = '&quot;;[.O937];&quot;', x = &quot;;[.P937];&quot;, z = &quot;;[.Q9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938]=&quot;defName&quot;;[.J938];[.O937])" office:value-type="string" office:string-value="bug_med">
            <text:p>bug_med</text:p>
          </table:table-cell>
          <table:table-cell table:formula="of:=IF([.G938]=&quot;pos&quot;;[.L939];[.P937])" office:value-type="string" office:string-value="2480.21924">
            <text:p>2480.21924</text:p>
          </table:table-cell>
          <table:table-cell table:formula="of:=IF([.G938]=&quot;pos&quot;;[.L941];[.Q937])" office:value-type="string" office:string-value="2146.74902">
            <text:p>2146.74902</text:p>
          </table:table-cell>
          <table:table-cell table:formula="of:=IF([.P938]=[.P937];&quot;&quot;;CONCATENATE(&quot;{ name = '&quot;;[.O938];&quot;', x = &quot;;[.P938];&quot;, z = &quot;;[.Q9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39]=&quot;defName&quot;;[.J939];[.O938])" office:value-type="string" office:string-value="bug_med">
            <text:p>bug_med</text:p>
          </table:table-cell>
          <table:table-cell table:formula="of:=IF([.G939]=&quot;pos&quot;;[.L940];[.P938])" office:value-type="string" office:string-value="2480.21924">
            <text:p>2480.21924</text:p>
          </table:table-cell>
          <table:table-cell table:formula="of:=IF([.G939]=&quot;pos&quot;;[.L942];[.Q938])" office:value-type="string" office:string-value="2146.74902">
            <text:p>2146.74902</text:p>
          </table:table-cell>
          <table:table-cell table:formula="of:=IF([.P939]=[.P938];&quot;&quot;;CONCATENATE(&quot;{ name = '&quot;;[.O939];&quot;', x = &quot;;[.P939];&quot;, z = &quot;;[.Q9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40]=&quot;defName&quot;;[.J940];[.O939])" office:value-type="string" office:string-value="bug_med">
            <text:p>bug_med</text:p>
          </table:table-cell>
          <table:table-cell table:formula="of:=IF([.G940]=&quot;pos&quot;;[.L941];[.P939])" office:value-type="string" office:string-value="2480.21924">
            <text:p>2480.21924</text:p>
          </table:table-cell>
          <table:table-cell table:formula="of:=IF([.G940]=&quot;pos&quot;;[.L943];[.Q939])" office:value-type="string" office:string-value="2146.74902">
            <text:p>2146.74902</text:p>
          </table:table-cell>
          <table:table-cell table:formula="of:=IF([.P940]=[.P939];&quot;&quot;;CONCATENATE(&quot;{ name = '&quot;;[.O940];&quot;', x = &quot;;[.P940];&quot;, z = &quot;;[.Q9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41]=&quot;defName&quot;;[.J941];[.O940])" office:value-type="string" office:string-value="bug_med">
            <text:p>bug_med</text:p>
          </table:table-cell>
          <table:table-cell table:formula="of:=IF([.G941]=&quot;pos&quot;;[.L942];[.P940])" office:value-type="string" office:string-value="2480.21924">
            <text:p>2480.21924</text:p>
          </table:table-cell>
          <table:table-cell table:formula="of:=IF([.G941]=&quot;pos&quot;;[.L944];[.Q940])" office:value-type="string" office:string-value="2146.74902">
            <text:p>2146.74902</text:p>
          </table:table-cell>
          <table:table-cell table:formula="of:=IF([.P941]=[.P940];&quot;&quot;;CONCATENATE(&quot;{ name = '&quot;;[.O941];&quot;', x = &quot;;[.P941];&quot;, z = &quot;;[.Q9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942]=&quot;defName&quot;;[.J942];[.O941])" office:value-type="string" office:string-value="bug_med">
            <text:p>bug_med</text:p>
          </table:table-cell>
          <table:table-cell table:formula="of:=IF([.G942]=&quot;pos&quot;;[.L943];[.P941])" office:value-type="string" office:string-value="2480.21924">
            <text:p>2480.21924</text:p>
          </table:table-cell>
          <table:table-cell table:formula="of:=IF([.G942]=&quot;pos&quot;;[.L945];[.Q941])" office:value-type="string" office:string-value="2146.74902">
            <text:p>2146.74902</text:p>
          </table:table-cell>
          <table:table-cell table:formula="of:=IF([.P942]=[.P941];&quot;&quot;;CONCATENATE(&quot;{ name = '&quot;;[.O942];&quot;', x = &quot;;[.P942];&quot;, z = &quot;;[.Q9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43]=&quot;defName&quot;;[.J943];[.O942])" office:value-type="string" office:string-value="bug_med">
            <text:p>bug_med</text:p>
          </table:table-cell>
          <table:table-cell table:formula="of:=IF([.G943]=&quot;pos&quot;;[.L944];[.P942])" office:value-type="string" office:string-value="2480.21924">
            <text:p>2480.21924</text:p>
          </table:table-cell>
          <table:table-cell table:formula="of:=IF([.G943]=&quot;pos&quot;;[.L946];[.Q942])" office:value-type="string" office:string-value="2146.74902">
            <text:p>2146.74902</text:p>
          </table:table-cell>
          <table:table-cell table:formula="of:=IF([.P943]=[.P942];&quot;&quot;;CONCATENATE(&quot;{ name = '&quot;;[.O943];&quot;', x = &quot;;[.P943];&quot;, z = &quot;;[.Q9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44]=&quot;defName&quot;;[.J944];[.O943])" office:value-type="string" office:string-value="bug_med">
            <text:p>bug_med</text:p>
          </table:table-cell>
          <table:table-cell table:formula="of:=IF([.G944]=&quot;pos&quot;;[.L945];[.P943])" office:value-type="string" office:string-value="2480.21924">
            <text:p>2480.21924</text:p>
          </table:table-cell>
          <table:table-cell table:formula="of:=IF([.G944]=&quot;pos&quot;;[.L947];[.Q943])" office:value-type="string" office:string-value="2146.74902">
            <text:p>2146.74902</text:p>
          </table:table-cell>
          <table:table-cell table:formula="of:=IF([.P944]=[.P943];&quot;&quot;;CONCATENATE(&quot;{ name = '&quot;;[.O944];&quot;', x = &quot;;[.P944];&quot;, z = &quot;;[.Q9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945]=&quot;defName&quot;;[.J945];[.O944])" office:value-type="string" office:string-value="bug_med">
            <text:p>bug_med</text:p>
          </table:table-cell>
          <table:table-cell table:formula="of:=IF([.G945]=&quot;pos&quot;;[.L946];[.P944])" office:value-type="string" office:string-value="2480.21924">
            <text:p>2480.21924</text:p>
          </table:table-cell>
          <table:table-cell table:formula="of:=IF([.G945]=&quot;pos&quot;;[.L948];[.Q944])" office:value-type="string" office:string-value="2146.74902">
            <text:p>2146.74902</text:p>
          </table:table-cell>
          <table:table-cell table:formula="of:=IF([.P945]=[.P944];&quot;&quot;;CONCATENATE(&quot;{ name = '&quot;;[.O945];&quot;', x = &quot;;[.P945];&quot;, z = &quot;;[.Q9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946]=&quot;defName&quot;;[.J946];[.O945])" office:value-type="string" office:string-value="bug_med">
            <text:p>bug_med</text:p>
          </table:table-cell>
          <table:table-cell table:formula="of:=IF([.G946]=&quot;pos&quot;;[.L947];[.P945])" office:value-type="string" office:string-value="2480.21924">
            <text:p>2480.21924</text:p>
          </table:table-cell>
          <table:table-cell table:formula="of:=IF([.G946]=&quot;pos&quot;;[.L949];[.Q945])" office:value-type="string" office:string-value="2146.74902">
            <text:p>2146.74902</text:p>
          </table:table-cell>
          <table:table-cell table:formula="of:=IF([.P946]=[.P945];&quot;&quot;;CONCATENATE(&quot;{ name = '&quot;;[.O946];&quot;', x = &quot;;[.P946];&quot;, z = &quot;;[.Q9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47]=&quot;defName&quot;;[.J947];[.O946])" office:value-type="string" office:string-value="bug_med">
            <text:p>bug_med</text:p>
          </table:table-cell>
          <table:table-cell table:formula="of:=IF([.G947]=&quot;pos&quot;;[.L948];[.P946])" office:value-type="string" office:string-value="2480.21924">
            <text:p>2480.21924</text:p>
          </table:table-cell>
          <table:table-cell table:formula="of:=IF([.G947]=&quot;pos&quot;;[.L950];[.Q946])" office:value-type="string" office:string-value="2146.74902">
            <text:p>2146.74902</text:p>
          </table:table-cell>
          <table:table-cell table:formula="of:=IF([.P947]=[.P946];&quot;&quot;;CONCATENATE(&quot;{ name = '&quot;;[.O947];&quot;', x = &quot;;[.P947];&quot;, z = &quot;;[.Q9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48]=&quot;defName&quot;;[.J948];[.O947])" office:value-type="string" office:string-value="bug_med">
            <text:p>bug_med</text:p>
          </table:table-cell>
          <table:table-cell table:formula="of:=IF([.G948]=&quot;pos&quot;;[.L949];[.P947])" office:value-type="string" office:string-value="2480.21924">
            <text:p>2480.21924</text:p>
          </table:table-cell>
          <table:table-cell table:formula="of:=IF([.G948]=&quot;pos&quot;;[.L951];[.Q947])" office:value-type="string" office:string-value="2146.74902">
            <text:p>2146.74902</text:p>
          </table:table-cell>
          <table:table-cell table:formula="of:=IF([.P948]=[.P947];&quot;&quot;;CONCATENATE(&quot;{ name = '&quot;;[.O948];&quot;', x = &quot;;[.P948];&quot;, z = &quot;;[.Q9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49]=&quot;defName&quot;;[.J949];[.O948])" office:value-type="string" office:string-value="bug_med">
            <text:p>bug_med</text:p>
          </table:table-cell>
          <table:table-cell table:formula="of:=IF([.G949]=&quot;pos&quot;;[.L950];[.P948])" office:value-type="string" office:string-value="2480.21924">
            <text:p>2480.21924</text:p>
          </table:table-cell>
          <table:table-cell table:formula="of:=IF([.G949]=&quot;pos&quot;;[.L952];[.Q948])" office:value-type="string" office:string-value="2146.74902">
            <text:p>2146.74902</text:p>
          </table:table-cell>
          <table:table-cell table:formula="of:=IF([.P949]=[.P948];&quot;&quot;;CONCATENATE(&quot;{ name = '&quot;;[.O949];&quot;', x = &quot;;[.P949];&quot;, z = &quot;;[.Q9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950]=&quot;defName&quot;;[.J950];[.O949])" office:value-type="string" office:string-value="bug_med">
            <text:p>bug_med</text:p>
          </table:table-cell>
          <table:table-cell table:formula="of:=IF([.G950]=&quot;pos&quot;;[.L951];[.P949])" office:value-type="string" office:string-value="2480.21924">
            <text:p>2480.21924</text:p>
          </table:table-cell>
          <table:table-cell table:formula="of:=IF([.G950]=&quot;pos&quot;;[.L953];[.Q949])" office:value-type="string" office:string-value="2146.74902">
            <text:p>2146.74902</text:p>
          </table:table-cell>
          <table:table-cell table:formula="of:=IF([.P950]=[.P949];&quot;&quot;;CONCATENATE(&quot;{ name = '&quot;;[.O950];&quot;', x = &quot;;[.P950];&quot;, z = &quot;;[.Q9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951]=&quot;defName&quot;;[.J951];[.O950])" office:value-type="string" office:string-value="bug_med">
            <text:p>bug_med</text:p>
          </table:table-cell>
          <table:table-cell table:formula="of:=IF([.G951]=&quot;pos&quot;;[.L952];[.P950])" office:value-type="string" office:string-value="2480.21924">
            <text:p>2480.21924</text:p>
          </table:table-cell>
          <table:table-cell table:formula="of:=IF([.G951]=&quot;pos&quot;;[.L954];[.Q950])" office:value-type="string" office:string-value="2146.74902">
            <text:p>2146.74902</text:p>
          </table:table-cell>
          <table:table-cell table:formula="of:=IF([.P951]=[.P950];&quot;&quot;;CONCATENATE(&quot;{ name = '&quot;;[.O951];&quot;', x = &quot;;[.P951];&quot;, z = &quot;;[.Q9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952]=&quot;defName&quot;;[.J952];[.O951])" office:value-type="string" office:string-value="bug_med">
            <text:p>bug_med</text:p>
          </table:table-cell>
          <table:table-cell table:formula="of:=IF([.G952]=&quot;pos&quot;;[.L953];[.P951])" office:value-type="string" office:string-value="2480.21924">
            <text:p>2480.21924</text:p>
          </table:table-cell>
          <table:table-cell table:formula="of:=IF([.G952]=&quot;pos&quot;;[.L955];[.Q951])" office:value-type="string" office:string-value="2146.74902">
            <text:p>2146.74902</text:p>
          </table:table-cell>
          <table:table-cell table:formula="of:=IF([.P952]=[.P951];&quot;&quot;;CONCATENATE(&quot;{ name = '&quot;;[.O952];&quot;', x = &quot;;[.P952];&quot;, z = &quot;;[.Q9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953]=&quot;defName&quot;;[.J953];[.O952])" office:value-type="string" office:string-value="bug_med">
            <text:p>bug_med</text:p>
          </table:table-cell>
          <table:table-cell table:formula="of:=IF([.G953]=&quot;pos&quot;;[.L954];[.P952])" office:value-type="string" office:string-value="2480.21924">
            <text:p>2480.21924</text:p>
          </table:table-cell>
          <table:table-cell table:formula="of:=IF([.G953]=&quot;pos&quot;;[.L956];[.Q952])" office:value-type="string" office:string-value="2146.74902">
            <text:p>2146.74902</text:p>
          </table:table-cell>
          <table:table-cell table:formula="of:=IF([.P953]=[.P952];&quot;&quot;;CONCATENATE(&quot;{ name = '&quot;;[.O953];&quot;', x = &quot;;[.P953];&quot;, z = &quot;;[.Q9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954]=&quot;defName&quot;;[.J954];[.O953])" office:value-type="string" office:string-value="bug_med">
            <text:p>bug_med</text:p>
          </table:table-cell>
          <table:table-cell table:formula="of:=IF([.G954]=&quot;pos&quot;;[.L955];[.P953])" office:value-type="string" office:string-value="2480.21924">
            <text:p>2480.21924</text:p>
          </table:table-cell>
          <table:table-cell table:formula="of:=IF([.G954]=&quot;pos&quot;;[.L957];[.Q953])" office:value-type="string" office:string-value="2146.74902">
            <text:p>2146.74902</text:p>
          </table:table-cell>
          <table:table-cell table:formula="of:=IF([.P954]=[.P953];&quot;&quot;;CONCATENATE(&quot;{ name = '&quot;;[.O954];&quot;', x = &quot;;[.P954];&quot;, z = &quot;;[.Q9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55]=&quot;defName&quot;;[.J955];[.O954])" office:value-type="string" office:string-value="bug_med">
            <text:p>bug_med</text:p>
          </table:table-cell>
          <table:table-cell table:formula="of:=IF([.G955]=&quot;pos&quot;;[.L956];[.P954])" office:value-type="string" office:string-value="2480.21924">
            <text:p>2480.21924</text:p>
          </table:table-cell>
          <table:table-cell table:formula="of:=IF([.G955]=&quot;pos&quot;;[.L958];[.Q954])" office:value-type="string" office:string-value="2146.74902">
            <text:p>2146.74902</text:p>
          </table:table-cell>
          <table:table-cell table:formula="of:=IF([.P955]=[.P954];&quot;&quot;;CONCATENATE(&quot;{ name = '&quot;;[.O955];&quot;', x = &quot;;[.P955];&quot;, z = &quot;;[.Q9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56]=&quot;defName&quot;;[.J956];[.O955])" office:value-type="string" office:string-value="bug_med">
            <text:p>bug_med</text:p>
          </table:table-cell>
          <table:table-cell table:formula="of:=IF([.G956]=&quot;pos&quot;;[.L957];[.P955])" office:value-type="string" office:string-value="2480.21924">
            <text:p>2480.21924</text:p>
          </table:table-cell>
          <table:table-cell table:formula="of:=IF([.G956]=&quot;pos&quot;;[.L959];[.Q955])" office:value-type="string" office:string-value="2146.74902">
            <text:p>2146.74902</text:p>
          </table:table-cell>
          <table:table-cell table:formula="of:=IF([.P956]=[.P955];&quot;&quot;;CONCATENATE(&quot;{ name = '&quot;;[.O956];&quot;', x = &quot;;[.P956];&quot;, z = &quot;;[.Q9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957]=&quot;defName&quot;;[.J957];[.O956])" office:value-type="string" office:string-value="bug_med">
            <text:p>bug_med</text:p>
          </table:table-cell>
          <table:table-cell table:formula="of:=IF([.G957]=&quot;pos&quot;;[.L958];[.P956])" office:value-type="string" office:string-value="2480.21924">
            <text:p>2480.21924</text:p>
          </table:table-cell>
          <table:table-cell table:formula="of:=IF([.G957]=&quot;pos&quot;;[.L960];[.Q956])" office:value-type="string" office:string-value="2146.74902">
            <text:p>2146.74902</text:p>
          </table:table-cell>
          <table:table-cell table:formula="of:=IF([.P957]=[.P956];&quot;&quot;;CONCATENATE(&quot;{ name = '&quot;;[.O957];&quot;', x = &quot;;[.P957];&quot;, z = &quot;;[.Q9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958]=&quot;defName&quot;;[.J958];[.O957])" office:value-type="string" office:string-value="bug_med">
            <text:p>bug_med</text:p>
          </table:table-cell>
          <table:table-cell table:formula="of:=IF([.G958]=&quot;pos&quot;;[.L959];[.P957])" office:value-type="string" office:string-value="2480.21924">
            <text:p>2480.21924</text:p>
          </table:table-cell>
          <table:table-cell table:formula="of:=IF([.G958]=&quot;pos&quot;;[.L961];[.Q957])" office:value-type="string" office:string-value="2146.74902">
            <text:p>2146.74902</text:p>
          </table:table-cell>
          <table:table-cell table:formula="of:=IF([.P958]=[.P957];&quot;&quot;;CONCATENATE(&quot;{ name = '&quot;;[.O958];&quot;', x = &quot;;[.P958];&quot;, z = &quot;;[.Q9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959]=&quot;defName&quot;;[.J959];[.O958])" office:value-type="string" office:string-value="bug_med">
            <text:p>bug_med</text:p>
          </table:table-cell>
          <table:table-cell table:formula="of:=IF([.G959]=&quot;pos&quot;;[.L960];[.P958])" office:value-type="string" office:string-value="2480.21924">
            <text:p>2480.21924</text:p>
          </table:table-cell>
          <table:table-cell table:formula="of:=IF([.G959]=&quot;pos&quot;;[.L962];[.Q958])" office:value-type="string" office:string-value="2146.74902">
            <text:p>2146.74902</text:p>
          </table:table-cell>
          <table:table-cell table:formula="of:=IF([.P959]=[.P958];&quot;&quot;;CONCATENATE(&quot;{ name = '&quot;;[.O959];&quot;', x = &quot;;[.P959];&quot;, z = &quot;;[.Q9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960]=&quot;defName&quot;;[.J960];[.O959])" office:value-type="string" office:string-value="bug_med">
            <text:p>bug_med</text:p>
          </table:table-cell>
          <table:table-cell table:formula="of:=IF([.G960]=&quot;pos&quot;;[.L961];[.P959])" office:value-type="string" office:string-value="2480.21924">
            <text:p>2480.21924</text:p>
          </table:table-cell>
          <table:table-cell table:formula="of:=IF([.G960]=&quot;pos&quot;;[.L963];[.Q959])" office:value-type="string" office:string-value="2146.74902">
            <text:p>2146.74902</text:p>
          </table:table-cell>
          <table:table-cell table:formula="of:=IF([.P960]=[.P959];&quot;&quot;;CONCATENATE(&quot;{ name = '&quot;;[.O960];&quot;', x = &quot;;[.P960];&quot;, z = &quot;;[.Q9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961]=&quot;defName&quot;;[.J961];[.O960])" office:value-type="string" office:string-value="bug_med">
            <text:p>bug_med</text:p>
          </table:table-cell>
          <table:table-cell table:formula="of:=IF([.G961]=&quot;pos&quot;;[.L962];[.P960])" office:value-type="string" office:string-value="2480.21924">
            <text:p>2480.21924</text:p>
          </table:table-cell>
          <table:table-cell table:formula="of:=IF([.G961]=&quot;pos&quot;;[.L964];[.Q960])" office:value-type="string" office:string-value="2146.74902">
            <text:p>2146.74902</text:p>
          </table:table-cell>
          <table:table-cell table:formula="of:=IF([.P961]=[.P960];&quot;&quot;;CONCATENATE(&quot;{ name = '&quot;;[.O961];&quot;', x = &quot;;[.P961];&quot;, z = &quot;;[.Q9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962]=&quot;defName&quot;;[.J962];[.O961])" office:value-type="string" office:string-value="bug_med">
            <text:p>bug_med</text:p>
          </table:table-cell>
          <table:table-cell table:formula="of:=IF([.G962]=&quot;pos&quot;;[.L963];[.P961])" office:value-type="string" office:string-value="2480.21924">
            <text:p>2480.21924</text:p>
          </table:table-cell>
          <table:table-cell table:formula="of:=IF([.G962]=&quot;pos&quot;;[.L965];[.Q961])" office:value-type="string" office:string-value="2146.74902">
            <text:p>2146.74902</text:p>
          </table:table-cell>
          <table:table-cell table:formula="of:=IF([.P962]=[.P961];&quot;&quot;;CONCATENATE(&quot;{ name = '&quot;;[.O962];&quot;', x = &quot;;[.P962];&quot;, z = &quot;;[.Q9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963]=&quot;defName&quot;;[.J963];[.O962])" office:value-type="string" office:string-value="bug_med">
            <text:p>bug_med</text:p>
          </table:table-cell>
          <table:table-cell table:formula="of:=IF([.G963]=&quot;pos&quot;;[.L964];[.P962])" office:value-type="string" office:string-value="2480.21924">
            <text:p>2480.21924</text:p>
          </table:table-cell>
          <table:table-cell table:formula="of:=IF([.G963]=&quot;pos&quot;;[.L966];[.Q962])" office:value-type="string" office:string-value="2146.74902">
            <text:p>2146.74902</text:p>
          </table:table-cell>
          <table:table-cell table:formula="of:=IF([.P963]=[.P962];&quot;&quot;;CONCATENATE(&quot;{ name = '&quot;;[.O963];&quot;', x = &quot;;[.P963];&quot;, z = &quot;;[.Q9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964]=&quot;defName&quot;;[.J964];[.O963])" office:value-type="string" office:string-value="bug_med">
            <text:p>bug_med</text:p>
          </table:table-cell>
          <table:table-cell table:formula="of:=IF([.G964]=&quot;pos&quot;;[.L965];[.P963])" office:value-type="string" office:string-value="2480.21924">
            <text:p>2480.21924</text:p>
          </table:table-cell>
          <table:table-cell table:formula="of:=IF([.G964]=&quot;pos&quot;;[.L967];[.Q963])" office:value-type="string" office:string-value="2146.74902">
            <text:p>2146.74902</text:p>
          </table:table-cell>
          <table:table-cell table:formula="of:=IF([.P964]=[.P963];&quot;&quot;;CONCATENATE(&quot;{ name = '&quot;;[.O964];&quot;', x = &quot;;[.P964];&quot;, z = &quot;;[.Q9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965]=&quot;defName&quot;;[.J965];[.O964])" office:value-type="string" office:string-value="bug_med">
            <text:p>bug_med</text:p>
          </table:table-cell>
          <table:table-cell table:formula="of:=IF([.G965]=&quot;pos&quot;;[.L966];[.P964])" office:value-type="string" office:string-value="2480.21924">
            <text:p>2480.21924</text:p>
          </table:table-cell>
          <table:table-cell table:formula="of:=IF([.G965]=&quot;pos&quot;;[.L968];[.Q964])" office:value-type="string" office:string-value="2146.74902">
            <text:p>2146.74902</text:p>
          </table:table-cell>
          <table:table-cell table:formula="of:=IF([.P965]=[.P964];&quot;&quot;;CONCATENATE(&quot;{ name = '&quot;;[.O965];&quot;', x = &quot;;[.P965];&quot;, z = &quot;;[.Q9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966]=&quot;defName&quot;;[.J966];[.O965])" office:value-type="string" office:string-value="bug_med">
            <text:p>bug_med</text:p>
          </table:table-cell>
          <table:table-cell table:formula="of:=IF([.G966]=&quot;pos&quot;;[.L967];[.P965])" office:value-type="string" office:string-value="2480.21924">
            <text:p>2480.21924</text:p>
          </table:table-cell>
          <table:table-cell table:formula="of:=IF([.G966]=&quot;pos&quot;;[.L969];[.Q965])" office:value-type="string" office:string-value="2146.74902">
            <text:p>2146.74902</text:p>
          </table:table-cell>
          <table:table-cell table:formula="of:=IF([.P966]=[.P965];&quot;&quot;;CONCATENATE(&quot;{ name = '&quot;;[.O966];&quot;', x = &quot;;[.P966];&quot;, z = &quot;;[.Q9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67]=&quot;defName&quot;;[.J967];[.O966])" office:value-type="string" office:string-value="bug_med">
            <text:p>bug_med</text:p>
          </table:table-cell>
          <table:table-cell table:formula="of:=IF([.G967]=&quot;pos&quot;;[.L968];[.P966])" office:value-type="string" office:string-value="2480.21924">
            <text:p>2480.21924</text:p>
          </table:table-cell>
          <table:table-cell table:formula="of:=IF([.G967]=&quot;pos&quot;;[.L970];[.Q966])" office:value-type="string" office:string-value="2146.74902">
            <text:p>2146.74902</text:p>
          </table:table-cell>
          <table:table-cell table:formula="of:=IF([.P967]=[.P966];&quot;&quot;;CONCATENATE(&quot;{ name = '&quot;;[.O967];&quot;', x = &quot;;[.P967];&quot;, z = &quot;;[.Q9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68]=&quot;defName&quot;;[.J968];[.O967])" office:value-type="string" office:string-value="bug_med">
            <text:p>bug_med</text:p>
          </table:table-cell>
          <table:table-cell table:formula="of:=IF([.G968]=&quot;pos&quot;;[.L969];[.P967])" office:value-type="string" office:string-value="3223.28369">
            <text:p>3223.28369</text:p>
          </table:table-cell>
          <table:table-cell table:formula="of:=IF([.G968]=&quot;pos&quot;;[.L971];[.Q967])" office:value-type="string" office:string-value="96.0878296">
            <text:p>96.0878296</text:p>
          </table:table-cell>
          <table:table-cell table:formula="of:=IF([.P968]=[.P967];&quot;&quot;;CONCATENATE(&quot;{ name = '&quot;;[.O968];&quot;', x = &quot;;[.P968];&quot;, z = &quot;;[.Q968];&quot;, facing = 0, },&quot;))" office:value-type="string" office:string-value="{ name = 'bug_med', x = 3223.28369, z = 96.0878296, facing = 0, },">
            <text:p>{ name = 'bug_med', x = 3223.28369, z = 96.0878296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223.28369</text:p>
          </table:table-cell>
          <table:table-cell table:number-columns-repeated="2"/>
          <table:table-cell table:formula="of:=IF([.G969]=&quot;defName&quot;;[.J969];[.O968])" office:value-type="string" office:string-value="bug_med">
            <text:p>bug_med</text:p>
          </table:table-cell>
          <table:table-cell table:formula="of:=IF([.G969]=&quot;pos&quot;;[.L970];[.P968])" office:value-type="string" office:string-value="3223.28369">
            <text:p>3223.28369</text:p>
          </table:table-cell>
          <table:table-cell table:formula="of:=IF([.G969]=&quot;pos&quot;;[.L972];[.Q968])" office:value-type="string" office:string-value="96.0878296">
            <text:p>96.0878296</text:p>
          </table:table-cell>
          <table:table-cell table:formula="of:=IF([.P969]=[.P968];&quot;&quot;;CONCATENATE(&quot;{ name = '&quot;;[.O969];&quot;', x = &quot;;[.P969];&quot;, z = &quot;;[.Q9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2.5903931</text:p>
          </table:table-cell>
          <table:table-cell table:number-columns-repeated="2"/>
          <table:table-cell table:formula="of:=IF([.G970]=&quot;defName&quot;;[.J970];[.O969])" office:value-type="string" office:string-value="bug_med">
            <text:p>bug_med</text:p>
          </table:table-cell>
          <table:table-cell table:formula="of:=IF([.G970]=&quot;pos&quot;;[.L971];[.P969])" office:value-type="string" office:string-value="3223.28369">
            <text:p>3223.28369</text:p>
          </table:table-cell>
          <table:table-cell table:formula="of:=IF([.G970]=&quot;pos&quot;;[.L973];[.Q969])" office:value-type="string" office:string-value="96.0878296">
            <text:p>96.0878296</text:p>
          </table:table-cell>
          <table:table-cell table:formula="of:=IF([.P970]=[.P969];&quot;&quot;;CONCATENATE(&quot;{ name = '&quot;;[.O970];&quot;', x = &quot;;[.P970];&quot;, z = &quot;;[.Q9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96.0878296</text:p>
          </table:table-cell>
          <table:table-cell table:number-columns-repeated="2"/>
          <table:table-cell table:formula="of:=IF([.G971]=&quot;defName&quot;;[.J971];[.O970])" office:value-type="string" office:string-value="bug_med">
            <text:p>bug_med</text:p>
          </table:table-cell>
          <table:table-cell table:formula="of:=IF([.G971]=&quot;pos&quot;;[.L972];[.P970])" office:value-type="string" office:string-value="3223.28369">
            <text:p>3223.28369</text:p>
          </table:table-cell>
          <table:table-cell table:formula="of:=IF([.G971]=&quot;pos&quot;;[.L974];[.Q970])" office:value-type="string" office:string-value="96.0878296">
            <text:p>96.0878296</text:p>
          </table:table-cell>
          <table:table-cell table:formula="of:=IF([.P971]=[.P970];&quot;&quot;;CONCATENATE(&quot;{ name = '&quot;;[.O971];&quot;', x = &quot;;[.P971];&quot;, z = &quot;;[.Q97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72]=&quot;defName&quot;;[.J972];[.O971])" office:value-type="string" office:string-value="bug_med">
            <text:p>bug_med</text:p>
          </table:table-cell>
          <table:table-cell table:formula="of:=IF([.G972]=&quot;pos&quot;;[.L973];[.P971])" office:value-type="string" office:string-value="3223.28369">
            <text:p>3223.28369</text:p>
          </table:table-cell>
          <table:table-cell table:formula="of:=IF([.G972]=&quot;pos&quot;;[.L975];[.Q971])" office:value-type="string" office:string-value="96.0878296">
            <text:p>96.0878296</text:p>
          </table:table-cell>
          <table:table-cell table:formula="of:=IF([.P972]=[.P971];&quot;&quot;;CONCATENATE(&quot;{ name = '&quot;;[.O972];&quot;', x = &quot;;[.P972];&quot;, z = &quot;;[.Q9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73]=&quot;defName&quot;;[.J973];[.O972])" office:value-type="string" office:string-value="bug_med">
            <text:p>bug_med</text:p>
          </table:table-cell>
          <table:table-cell table:formula="of:=IF([.G973]=&quot;pos&quot;;[.L974];[.P972])" office:value-type="string" office:string-value="3223.28369">
            <text:p>3223.28369</text:p>
          </table:table-cell>
          <table:table-cell table:formula="of:=IF([.G973]=&quot;pos&quot;;[.L976];[.Q972])" office:value-type="string" office:string-value="96.0878296">
            <text:p>96.0878296</text:p>
          </table:table-cell>
          <table:table-cell table:formula="of:=IF([.P973]=[.P972];&quot;&quot;;CONCATENATE(&quot;{ name = '&quot;;[.O973];&quot;', x = &quot;;[.P973];&quot;, z = &quot;;[.Q9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974]=&quot;defName&quot;;[.J974];[.O973])" office:value-type="string" office:string-value="bug_med">
            <text:p>bug_med</text:p>
          </table:table-cell>
          <table:table-cell table:formula="of:=IF([.G974]=&quot;pos&quot;;[.L975];[.P973])" office:value-type="string" office:string-value="3223.28369">
            <text:p>3223.28369</text:p>
          </table:table-cell>
          <table:table-cell table:formula="of:=IF([.G974]=&quot;pos&quot;;[.L977];[.Q973])" office:value-type="string" office:string-value="96.0878296">
            <text:p>96.0878296</text:p>
          </table:table-cell>
          <table:table-cell table:formula="of:=IF([.P974]=[.P973];&quot;&quot;;CONCATENATE(&quot;{ name = '&quot;;[.O974];&quot;', x = &quot;;[.P974];&quot;, z = &quot;;[.Q9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975]=&quot;defName&quot;;[.J975];[.O974])" office:value-type="string" office:string-value="bug_med">
            <text:p>bug_med</text:p>
          </table:table-cell>
          <table:table-cell table:formula="of:=IF([.G975]=&quot;pos&quot;;[.L976];[.P974])" office:value-type="string" office:string-value="3223.28369">
            <text:p>3223.28369</text:p>
          </table:table-cell>
          <table:table-cell table:formula="of:=IF([.G975]=&quot;pos&quot;;[.L978];[.Q974])" office:value-type="string" office:string-value="96.0878296">
            <text:p>96.0878296</text:p>
          </table:table-cell>
          <table:table-cell table:formula="of:=IF([.P975]=[.P974];&quot;&quot;;CONCATENATE(&quot;{ name = '&quot;;[.O975];&quot;', x = &quot;;[.P975];&quot;, z = &quot;;[.Q9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76]=&quot;defName&quot;;[.J976];[.O975])" office:value-type="string" office:string-value="bug_med">
            <text:p>bug_med</text:p>
          </table:table-cell>
          <table:table-cell table:formula="of:=IF([.G976]=&quot;pos&quot;;[.L977];[.P975])" office:value-type="string" office:string-value="3223.28369">
            <text:p>3223.28369</text:p>
          </table:table-cell>
          <table:table-cell table:formula="of:=IF([.G976]=&quot;pos&quot;;[.L979];[.Q975])" office:value-type="string" office:string-value="96.0878296">
            <text:p>96.0878296</text:p>
          </table:table-cell>
          <table:table-cell table:formula="of:=IF([.P976]=[.P975];&quot;&quot;;CONCATENATE(&quot;{ name = '&quot;;[.O976];&quot;', x = &quot;;[.P976];&quot;, z = &quot;;[.Q9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977]=&quot;defName&quot;;[.J977];[.O976])" office:value-type="string" office:string-value="bug_med">
            <text:p>bug_med</text:p>
          </table:table-cell>
          <table:table-cell table:formula="of:=IF([.G977]=&quot;pos&quot;;[.L978];[.P976])" office:value-type="string" office:string-value="3223.28369">
            <text:p>3223.28369</text:p>
          </table:table-cell>
          <table:table-cell table:formula="of:=IF([.G977]=&quot;pos&quot;;[.L980];[.Q976])" office:value-type="string" office:string-value="96.0878296">
            <text:p>96.0878296</text:p>
          </table:table-cell>
          <table:table-cell table:formula="of:=IF([.P977]=[.P976];&quot;&quot;;CONCATENATE(&quot;{ name = '&quot;;[.O977];&quot;', x = &quot;;[.P977];&quot;, z = &quot;;[.Q9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78]=&quot;defName&quot;;[.J978];[.O977])" office:value-type="string" office:string-value="bug_med">
            <text:p>bug_med</text:p>
          </table:table-cell>
          <table:table-cell table:formula="of:=IF([.G978]=&quot;pos&quot;;[.L979];[.P977])" office:value-type="string" office:string-value="3223.28369">
            <text:p>3223.28369</text:p>
          </table:table-cell>
          <table:table-cell table:formula="of:=IF([.G978]=&quot;pos&quot;;[.L981];[.Q977])" office:value-type="string" office:string-value="96.0878296">
            <text:p>96.0878296</text:p>
          </table:table-cell>
          <table:table-cell table:formula="of:=IF([.P978]=[.P977];&quot;&quot;;CONCATENATE(&quot;{ name = '&quot;;[.O978];&quot;', x = &quot;;[.P978];&quot;, z = &quot;;[.Q9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79]=&quot;defName&quot;;[.J979];[.O978])" office:value-type="string" office:string-value="bug_med">
            <text:p>bug_med</text:p>
          </table:table-cell>
          <table:table-cell table:formula="of:=IF([.G979]=&quot;pos&quot;;[.L980];[.P978])" office:value-type="string" office:string-value="3223.28369">
            <text:p>3223.28369</text:p>
          </table:table-cell>
          <table:table-cell table:formula="of:=IF([.G979]=&quot;pos&quot;;[.L982];[.Q978])" office:value-type="string" office:string-value="96.0878296">
            <text:p>96.0878296</text:p>
          </table:table-cell>
          <table:table-cell table:formula="of:=IF([.P979]=[.P978];&quot;&quot;;CONCATENATE(&quot;{ name = '&quot;;[.O979];&quot;', x = &quot;;[.P979];&quot;, z = &quot;;[.Q9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6091107</text:p>
          </table:table-cell>
          <table:table-cell table:number-columns-repeated="2"/>
          <table:table-cell table:formula="of:=IF([.G980]=&quot;defName&quot;;[.J980];[.O979])" office:value-type="string" office:string-value="bug_med">
            <text:p>bug_med</text:p>
          </table:table-cell>
          <table:table-cell table:formula="of:=IF([.G980]=&quot;pos&quot;;[.L981];[.P979])" office:value-type="string" office:string-value="3223.28369">
            <text:p>3223.28369</text:p>
          </table:table-cell>
          <table:table-cell table:formula="of:=IF([.G980]=&quot;pos&quot;;[.L983];[.Q979])" office:value-type="string" office:string-value="96.0878296">
            <text:p>96.0878296</text:p>
          </table:table-cell>
          <table:table-cell table:formula="of:=IF([.P980]=[.P979];&quot;&quot;;CONCATENATE(&quot;{ name = '&quot;;[.O980];&quot;', x = &quot;;[.P980];&quot;, z = &quot;;[.Q9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81]=&quot;defName&quot;;[.J981];[.O980])" office:value-type="string" office:string-value="bug_med">
            <text:p>bug_med</text:p>
          </table:table-cell>
          <table:table-cell table:formula="of:=IF([.G981]=&quot;pos&quot;;[.L982];[.P980])" office:value-type="string" office:string-value="3223.28369">
            <text:p>3223.28369</text:p>
          </table:table-cell>
          <table:table-cell table:formula="of:=IF([.G981]=&quot;pos&quot;;[.L984];[.Q980])" office:value-type="string" office:string-value="96.0878296">
            <text:p>96.0878296</text:p>
          </table:table-cell>
          <table:table-cell table:formula="of:=IF([.P981]=[.P980];&quot;&quot;;CONCATENATE(&quot;{ name = '&quot;;[.O981];&quot;', x = &quot;;[.P981];&quot;, z = &quot;;[.Q9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82]=&quot;defName&quot;;[.J982];[.O981])" office:value-type="string" office:string-value="bug_med">
            <text:p>bug_med</text:p>
          </table:table-cell>
          <table:table-cell table:formula="of:=IF([.G982]=&quot;pos&quot;;[.L983];[.P981])" office:value-type="string" office:string-value="3223.28369">
            <text:p>3223.28369</text:p>
          </table:table-cell>
          <table:table-cell table:formula="of:=IF([.G982]=&quot;pos&quot;;[.L985];[.Q981])" office:value-type="string" office:string-value="96.0878296">
            <text:p>96.0878296</text:p>
          </table:table-cell>
          <table:table-cell table:formula="of:=IF([.P982]=[.P981];&quot;&quot;;CONCATENATE(&quot;{ name = '&quot;;[.O982];&quot;', x = &quot;;[.P982];&quot;, z = &quot;;[.Q9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983]=&quot;defName&quot;;[.J983];[.O982])" office:value-type="string" office:string-value="bug_med">
            <text:p>bug_med</text:p>
          </table:table-cell>
          <table:table-cell table:formula="of:=IF([.G983]=&quot;pos&quot;;[.L984];[.P982])" office:value-type="string" office:string-value="3223.28369">
            <text:p>3223.28369</text:p>
          </table:table-cell>
          <table:table-cell table:formula="of:=IF([.G983]=&quot;pos&quot;;[.L986];[.Q982])" office:value-type="string" office:string-value="96.0878296">
            <text:p>96.0878296</text:p>
          </table:table-cell>
          <table:table-cell table:formula="of:=IF([.P983]=[.P982];&quot;&quot;;CONCATENATE(&quot;{ name = '&quot;;[.O983];&quot;', x = &quot;;[.P983];&quot;, z = &quot;;[.Q9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984]=&quot;defName&quot;;[.J984];[.O983])" office:value-type="string" office:string-value="bug_med">
            <text:p>bug_med</text:p>
          </table:table-cell>
          <table:table-cell table:formula="of:=IF([.G984]=&quot;pos&quot;;[.L985];[.P983])" office:value-type="string" office:string-value="3223.28369">
            <text:p>3223.28369</text:p>
          </table:table-cell>
          <table:table-cell table:formula="of:=IF([.G984]=&quot;pos&quot;;[.L987];[.Q983])" office:value-type="string" office:string-value="96.0878296">
            <text:p>96.0878296</text:p>
          </table:table-cell>
          <table:table-cell table:formula="of:=IF([.P984]=[.P983];&quot;&quot;;CONCATENATE(&quot;{ name = '&quot;;[.O984];&quot;', x = &quot;;[.P984];&quot;, z = &quot;;[.Q9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85]=&quot;defName&quot;;[.J985];[.O984])" office:value-type="string" office:string-value="bug_med">
            <text:p>bug_med</text:p>
          </table:table-cell>
          <table:table-cell table:formula="of:=IF([.G985]=&quot;pos&quot;;[.L986];[.P984])" office:value-type="string" office:string-value="3223.28369">
            <text:p>3223.28369</text:p>
          </table:table-cell>
          <table:table-cell table:formula="of:=IF([.G985]=&quot;pos&quot;;[.L988];[.Q984])" office:value-type="string" office:string-value="96.0878296">
            <text:p>96.0878296</text:p>
          </table:table-cell>
          <table:table-cell table:formula="of:=IF([.P985]=[.P984];&quot;&quot;;CONCATENATE(&quot;{ name = '&quot;;[.O985];&quot;', x = &quot;;[.P985];&quot;, z = &quot;;[.Q9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86]=&quot;defName&quot;;[.J986];[.O985])" office:value-type="string" office:string-value="bug_med">
            <text:p>bug_med</text:p>
          </table:table-cell>
          <table:table-cell table:formula="of:=IF([.G986]=&quot;pos&quot;;[.L987];[.P985])" office:value-type="string" office:string-value="3223.28369">
            <text:p>3223.28369</text:p>
          </table:table-cell>
          <table:table-cell table:formula="of:=IF([.G986]=&quot;pos&quot;;[.L989];[.Q985])" office:value-type="string" office:string-value="96.0878296">
            <text:p>96.0878296</text:p>
          </table:table-cell>
          <table:table-cell table:formula="of:=IF([.P986]=[.P985];&quot;&quot;;CONCATENATE(&quot;{ name = '&quot;;[.O986];&quot;', x = &quot;;[.P986];&quot;, z = &quot;;[.Q9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987]=&quot;defName&quot;;[.J987];[.O986])" office:value-type="string" office:string-value="bug_med">
            <text:p>bug_med</text:p>
          </table:table-cell>
          <table:table-cell table:formula="of:=IF([.G987]=&quot;pos&quot;;[.L988];[.P986])" office:value-type="string" office:string-value="3223.28369">
            <text:p>3223.28369</text:p>
          </table:table-cell>
          <table:table-cell table:formula="of:=IF([.G987]=&quot;pos&quot;;[.L990];[.Q986])" office:value-type="string" office:string-value="96.0878296">
            <text:p>96.0878296</text:p>
          </table:table-cell>
          <table:table-cell table:formula="of:=IF([.P987]=[.P986];&quot;&quot;;CONCATENATE(&quot;{ name = '&quot;;[.O987];&quot;', x = &quot;;[.P987];&quot;, z = &quot;;[.Q9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988]=&quot;defName&quot;;[.J988];[.O987])" office:value-type="string" office:string-value="bug_med">
            <text:p>bug_med</text:p>
          </table:table-cell>
          <table:table-cell table:formula="of:=IF([.G988]=&quot;pos&quot;;[.L989];[.P987])" office:value-type="string" office:string-value="3223.28369">
            <text:p>3223.28369</text:p>
          </table:table-cell>
          <table:table-cell table:formula="of:=IF([.G988]=&quot;pos&quot;;[.L991];[.Q987])" office:value-type="string" office:string-value="96.0878296">
            <text:p>96.0878296</text:p>
          </table:table-cell>
          <table:table-cell table:formula="of:=IF([.P988]=[.P987];&quot;&quot;;CONCATENATE(&quot;{ name = '&quot;;[.O988];&quot;', x = &quot;;[.P988];&quot;, z = &quot;;[.Q988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989]=&quot;defName&quot;;[.J989];[.O988])" office:value-type="string" office:string-value="bug_med">
            <text:p>bug_med</text:p>
          </table:table-cell>
          <table:table-cell table:formula="of:=IF([.G989]=&quot;pos&quot;;[.L990];[.P988])" office:value-type="string" office:string-value="3223.28369">
            <text:p>3223.28369</text:p>
          </table:table-cell>
          <table:table-cell table:formula="of:=IF([.G989]=&quot;pos&quot;;[.L992];[.Q988])" office:value-type="string" office:string-value="96.0878296">
            <text:p>96.0878296</text:p>
          </table:table-cell>
          <table:table-cell table:formula="of:=IF([.P989]=[.P988];&quot;&quot;;CONCATENATE(&quot;{ name = '&quot;;[.O989];&quot;', x = &quot;;[.P989];&quot;, z = &quot;;[.Q989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8011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990]=&quot;defName&quot;;[.J990];[.O989])" office:value-type="string" office:string-value="bug_med">
            <text:p>bug_med</text:p>
          </table:table-cell>
          <table:table-cell table:formula="of:=IF([.G990]=&quot;pos&quot;;[.L991];[.P989])" office:value-type="string" office:string-value="3223.28369">
            <text:p>3223.28369</text:p>
          </table:table-cell>
          <table:table-cell table:formula="of:=IF([.G990]=&quot;pos&quot;;[.L993];[.Q989])" office:value-type="string" office:string-value="96.0878296">
            <text:p>96.0878296</text:p>
          </table:table-cell>
          <table:table-cell table:formula="of:=IF([.P990]=[.P989];&quot;&quot;;CONCATENATE(&quot;{ name = '&quot;;[.O990];&quot;', x = &quot;;[.P990];&quot;, z = &quot;;[.Q9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/>
          <table:table-cell table:number-columns-repeated="2"/>
          <table:table-cell table:formula="of:=IF([.G991]=&quot;defName&quot;;[.J991];[.O990])" office:value-type="string" office:string-value="bug_med">
            <text:p>bug_med</text:p>
          </table:table-cell>
          <table:table-cell table:formula="of:=IF([.G991]=&quot;pos&quot;;[.L992];[.P990])" office:value-type="string" office:string-value="3223.28369">
            <text:p>3223.28369</text:p>
          </table:table-cell>
          <table:table-cell table:formula="of:=IF([.G991]=&quot;pos&quot;;[.L994];[.Q990])" office:value-type="string" office:string-value="96.0878296">
            <text:p>96.0878296</text:p>
          </table:table-cell>
          <table:table-cell table:formula="of:=IF([.P991]=[.P990];&quot;&quot;;CONCATENATE(&quot;{ name = '&quot;;[.O991];&quot;', x = &quot;;[.P991];&quot;, z = &quot;;[.Q9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992]=&quot;defName&quot;;[.J992];[.O991])" office:value-type="string" office:string-value="bug_med">
            <text:p>bug_med</text:p>
          </table:table-cell>
          <table:table-cell table:formula="of:=IF([.G992]=&quot;pos&quot;;[.L993];[.P991])" office:value-type="string" office:string-value="3223.28369">
            <text:p>3223.28369</text:p>
          </table:table-cell>
          <table:table-cell table:formula="of:=IF([.G992]=&quot;pos&quot;;[.L995];[.Q991])" office:value-type="string" office:string-value="96.0878296">
            <text:p>96.0878296</text:p>
          </table:table-cell>
          <table:table-cell table:formula="of:=IF([.P992]=[.P991];&quot;&quot;;CONCATENATE(&quot;{ name = '&quot;;[.O992];&quot;', x = &quot;;[.P992];&quot;, z = &quot;;[.Q9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993]=&quot;defName&quot;;[.J993];[.O992])" office:value-type="string" office:string-value="bug_med">
            <text:p>bug_med</text:p>
          </table:table-cell>
          <table:table-cell table:formula="of:=IF([.G993]=&quot;pos&quot;;[.L994];[.P992])" office:value-type="string" office:string-value="3223.28369">
            <text:p>3223.28369</text:p>
          </table:table-cell>
          <table:table-cell table:formula="of:=IF([.G993]=&quot;pos&quot;;[.L996];[.Q992])" office:value-type="string" office:string-value="96.0878296">
            <text:p>96.0878296</text:p>
          </table:table-cell>
          <table:table-cell table:formula="of:=IF([.P993]=[.P992];&quot;&quot;;CONCATENATE(&quot;{ name = '&quot;;[.O993];&quot;', x = &quot;;[.P993];&quot;, z = &quot;;[.Q9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994]=&quot;defName&quot;;[.J994];[.O993])" office:value-type="string" office:string-value="bug_larva">
            <text:p>bug_larva</text:p>
          </table:table-cell>
          <table:table-cell table:formula="of:=IF([.G994]=&quot;pos&quot;;[.L995];[.P993])" office:value-type="string" office:string-value="3223.28369">
            <text:p>3223.28369</text:p>
          </table:table-cell>
          <table:table-cell table:formula="of:=IF([.G994]=&quot;pos&quot;;[.L997];[.Q993])" office:value-type="string" office:string-value="96.0878296">
            <text:p>96.0878296</text:p>
          </table:table-cell>
          <table:table-cell table:formula="of:=IF([.P994]=[.P993];&quot;&quot;;CONCATENATE(&quot;{ name = '&quot;;[.O994];&quot;', x = &quot;;[.P994];&quot;, z = &quot;;[.Q9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995]=&quot;defName&quot;;[.J995];[.O994])" office:value-type="string" office:string-value="bug_larva">
            <text:p>bug_larva</text:p>
          </table:table-cell>
          <table:table-cell table:formula="of:=IF([.G995]=&quot;pos&quot;;[.L996];[.P994])" office:value-type="string" office:string-value="3223.28369">
            <text:p>3223.28369</text:p>
          </table:table-cell>
          <table:table-cell table:formula="of:=IF([.G995]=&quot;pos&quot;;[.L998];[.Q994])" office:value-type="string" office:string-value="96.0878296">
            <text:p>96.0878296</text:p>
          </table:table-cell>
          <table:table-cell table:formula="of:=IF([.P995]=[.P994];&quot;&quot;;CONCATENATE(&quot;{ name = '&quot;;[.O995];&quot;', x = &quot;;[.P995];&quot;, z = &quot;;[.Q9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996]=&quot;defName&quot;;[.J996];[.O995])" office:value-type="string" office:string-value="bug_larva">
            <text:p>bug_larva</text:p>
          </table:table-cell>
          <table:table-cell table:formula="of:=IF([.G996]=&quot;pos&quot;;[.L997];[.P995])" office:value-type="string" office:string-value="3223.28369">
            <text:p>3223.28369</text:p>
          </table:table-cell>
          <table:table-cell table:formula="of:=IF([.G996]=&quot;pos&quot;;[.L999];[.Q995])" office:value-type="string" office:string-value="96.0878296">
            <text:p>96.0878296</text:p>
          </table:table-cell>
          <table:table-cell table:formula="of:=IF([.P996]=[.P995];&quot;&quot;;CONCATENATE(&quot;{ name = '&quot;;[.O996];&quot;', x = &quot;;[.P996];&quot;, z = &quot;;[.Q9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997]=&quot;defName&quot;;[.J997];[.O996])" office:value-type="string" office:string-value="bug_larva">
            <text:p>bug_larva</text:p>
          </table:table-cell>
          <table:table-cell table:formula="of:=IF([.G997]=&quot;pos&quot;;[.L998];[.P996])" office:value-type="string" office:string-value="3223.28369">
            <text:p>3223.28369</text:p>
          </table:table-cell>
          <table:table-cell table:formula="of:=IF([.G997]=&quot;pos&quot;;[.L1000];[.Q996])" office:value-type="string" office:string-value="96.0878296">
            <text:p>96.0878296</text:p>
          </table:table-cell>
          <table:table-cell table:formula="of:=IF([.P997]=[.P996];&quot;&quot;;CONCATENATE(&quot;{ name = '&quot;;[.O997];&quot;', x = &quot;;[.P997];&quot;, z = &quot;;[.Q9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998]=&quot;defName&quot;;[.J998];[.O997])" office:value-type="string" office:string-value="bug_larva">
            <text:p>bug_larva</text:p>
          </table:table-cell>
          <table:table-cell table:formula="of:=IF([.G998]=&quot;pos&quot;;[.L999];[.P997])" office:value-type="string" office:string-value="3223.28369">
            <text:p>3223.28369</text:p>
          </table:table-cell>
          <table:table-cell table:formula="of:=IF([.G998]=&quot;pos&quot;;[.L1001];[.Q997])" office:value-type="string" office:string-value="96.0878296">
            <text:p>96.0878296</text:p>
          </table:table-cell>
          <table:table-cell table:formula="of:=IF([.P998]=[.P997];&quot;&quot;;CONCATENATE(&quot;{ name = '&quot;;[.O998];&quot;', x = &quot;;[.P998];&quot;, z = &quot;;[.Q9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999]=&quot;defName&quot;;[.J999];[.O998])" office:value-type="string" office:string-value="bug_larva">
            <text:p>bug_larva</text:p>
          </table:table-cell>
          <table:table-cell table:formula="of:=IF([.G999]=&quot;pos&quot;;[.L1000];[.P998])" office:value-type="string" office:string-value="3223.28369">
            <text:p>3223.28369</text:p>
          </table:table-cell>
          <table:table-cell table:formula="of:=IF([.G999]=&quot;pos&quot;;[.L1002];[.Q998])" office:value-type="string" office:string-value="96.0878296">
            <text:p>96.0878296</text:p>
          </table:table-cell>
          <table:table-cell table:formula="of:=IF([.P999]=[.P998];&quot;&quot;;CONCATENATE(&quot;{ name = '&quot;;[.O999];&quot;', x = &quot;;[.P999];&quot;, z = &quot;;[.Q9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000]=&quot;defName&quot;;[.J1000];[.O999])" office:value-type="string" office:string-value="bug_larva">
            <text:p>bug_larva</text:p>
          </table:table-cell>
          <table:table-cell table:formula="of:=IF([.G1000]=&quot;pos&quot;;[.L1001];[.P999])" office:value-type="string" office:string-value="3223.28369">
            <text:p>3223.28369</text:p>
          </table:table-cell>
          <table:table-cell table:formula="of:=IF([.G1000]=&quot;pos&quot;;[.L1003];[.Q999])" office:value-type="string" office:string-value="96.0878296">
            <text:p>96.0878296</text:p>
          </table:table-cell>
          <table:table-cell table:formula="of:=IF([.P1000]=[.P999];&quot;&quot;;CONCATENATE(&quot;{ name = '&quot;;[.O1000];&quot;', x = &quot;;[.P1000];&quot;, z = &quot;;[.Q10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001]=&quot;defName&quot;;[.J1001];[.O1000])" office:value-type="string" office:string-value="bug_larva">
            <text:p>bug_larva</text:p>
          </table:table-cell>
          <table:table-cell table:formula="of:=IF([.G1001]=&quot;pos&quot;;[.L1002];[.P1000])" office:value-type="string" office:string-value="3223.28369">
            <text:p>3223.28369</text:p>
          </table:table-cell>
          <table:table-cell table:formula="of:=IF([.G1001]=&quot;pos&quot;;[.L1004];[.Q1000])" office:value-type="string" office:string-value="96.0878296">
            <text:p>96.0878296</text:p>
          </table:table-cell>
          <table:table-cell table:formula="of:=IF([.P1001]=[.P1000];&quot;&quot;;CONCATENATE(&quot;{ name = '&quot;;[.O1001];&quot;', x = &quot;;[.P1001];&quot;, z = &quot;;[.Q10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002]=&quot;defName&quot;;[.J1002];[.O1001])" office:value-type="string" office:string-value="bug_larva">
            <text:p>bug_larva</text:p>
          </table:table-cell>
          <table:table-cell table:formula="of:=IF([.G1002]=&quot;pos&quot;;[.L1003];[.P1001])" office:value-type="string" office:string-value="3223.28369">
            <text:p>3223.28369</text:p>
          </table:table-cell>
          <table:table-cell table:formula="of:=IF([.G1002]=&quot;pos&quot;;[.L1005];[.Q1001])" office:value-type="string" office:string-value="96.0878296">
            <text:p>96.0878296</text:p>
          </table:table-cell>
          <table:table-cell table:formula="of:=IF([.P1002]=[.P1001];&quot;&quot;;CONCATENATE(&quot;{ name = '&quot;;[.O1002];&quot;', x = &quot;;[.P1002];&quot;, z = &quot;;[.Q10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003]=&quot;defName&quot;;[.J1003];[.O1002])" office:value-type="string" office:string-value="bug_larva">
            <text:p>bug_larva</text:p>
          </table:table-cell>
          <table:table-cell table:formula="of:=IF([.G1003]=&quot;pos&quot;;[.L1004];[.P1002])" office:value-type="string" office:string-value="3223.28369">
            <text:p>3223.28369</text:p>
          </table:table-cell>
          <table:table-cell table:formula="of:=IF([.G1003]=&quot;pos&quot;;[.L1006];[.Q1002])" office:value-type="string" office:string-value="96.0878296">
            <text:p>96.0878296</text:p>
          </table:table-cell>
          <table:table-cell table:formula="of:=IF([.P1003]=[.P1002];&quot;&quot;;CONCATENATE(&quot;{ name = '&quot;;[.O1003];&quot;', x = &quot;;[.P1003];&quot;, z = &quot;;[.Q10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04]=&quot;defName&quot;;[.J1004];[.O1003])" office:value-type="string" office:string-value="bug_larva">
            <text:p>bug_larva</text:p>
          </table:table-cell>
          <table:table-cell table:formula="of:=IF([.G1004]=&quot;pos&quot;;[.L1005];[.P1003])" office:value-type="string" office:string-value="3223.28369">
            <text:p>3223.28369</text:p>
          </table:table-cell>
          <table:table-cell table:formula="of:=IF([.G1004]=&quot;pos&quot;;[.L1007];[.Q1003])" office:value-type="string" office:string-value="96.0878296">
            <text:p>96.0878296</text:p>
          </table:table-cell>
          <table:table-cell table:formula="of:=IF([.P1004]=[.P1003];&quot;&quot;;CONCATENATE(&quot;{ name = '&quot;;[.O1004];&quot;', x = &quot;;[.P1004];&quot;, z = &quot;;[.Q10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05]=&quot;defName&quot;;[.J1005];[.O1004])" office:value-type="string" office:string-value="bug_larva">
            <text:p>bug_larva</text:p>
          </table:table-cell>
          <table:table-cell table:formula="of:=IF([.G1005]=&quot;pos&quot;;[.L1006];[.P1004])" office:value-type="string" office:string-value="3223.28369">
            <text:p>3223.28369</text:p>
          </table:table-cell>
          <table:table-cell table:formula="of:=IF([.G1005]=&quot;pos&quot;;[.L1008];[.Q1004])" office:value-type="string" office:string-value="96.0878296">
            <text:p>96.0878296</text:p>
          </table:table-cell>
          <table:table-cell table:formula="of:=IF([.P1005]=[.P1004];&quot;&quot;;CONCATENATE(&quot;{ name = '&quot;;[.O1005];&quot;', x = &quot;;[.P1005];&quot;, z = &quot;;[.Q10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006]=&quot;defName&quot;;[.J1006];[.O1005])" office:value-type="string" office:string-value="bug_larva">
            <text:p>bug_larva</text:p>
          </table:table-cell>
          <table:table-cell table:formula="of:=IF([.G1006]=&quot;pos&quot;;[.L1007];[.P1005])" office:value-type="string" office:string-value="3223.28369">
            <text:p>3223.28369</text:p>
          </table:table-cell>
          <table:table-cell table:formula="of:=IF([.G1006]=&quot;pos&quot;;[.L1009];[.Q1005])" office:value-type="string" office:string-value="96.0878296">
            <text:p>96.0878296</text:p>
          </table:table-cell>
          <table:table-cell table:formula="of:=IF([.P1006]=[.P1005];&quot;&quot;;CONCATENATE(&quot;{ name = '&quot;;[.O1006];&quot;', x = &quot;;[.P1006];&quot;, z = &quot;;[.Q10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007]=&quot;defName&quot;;[.J1007];[.O1006])" office:value-type="string" office:string-value="bug_larva">
            <text:p>bug_larva</text:p>
          </table:table-cell>
          <table:table-cell table:formula="of:=IF([.G1007]=&quot;pos&quot;;[.L1008];[.P1006])" office:value-type="string" office:string-value="3223.28369">
            <text:p>3223.28369</text:p>
          </table:table-cell>
          <table:table-cell table:formula="of:=IF([.G1007]=&quot;pos&quot;;[.L1010];[.Q1006])" office:value-type="string" office:string-value="96.0878296">
            <text:p>96.0878296</text:p>
          </table:table-cell>
          <table:table-cell table:formula="of:=IF([.P1007]=[.P1006];&quot;&quot;;CONCATENATE(&quot;{ name = '&quot;;[.O1007];&quot;', x = &quot;;[.P1007];&quot;, z = &quot;;[.Q10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08]=&quot;defName&quot;;[.J1008];[.O1007])" office:value-type="string" office:string-value="bug_larva">
            <text:p>bug_larva</text:p>
          </table:table-cell>
          <table:table-cell table:formula="of:=IF([.G1008]=&quot;pos&quot;;[.L1009];[.P1007])" office:value-type="string" office:string-value="3223.28369">
            <text:p>3223.28369</text:p>
          </table:table-cell>
          <table:table-cell table:formula="of:=IF([.G1008]=&quot;pos&quot;;[.L1011];[.Q1007])" office:value-type="string" office:string-value="96.0878296">
            <text:p>96.0878296</text:p>
          </table:table-cell>
          <table:table-cell table:formula="of:=IF([.P1008]=[.P1007];&quot;&quot;;CONCATENATE(&quot;{ name = '&quot;;[.O1008];&quot;', x = &quot;;[.P1008];&quot;, z = &quot;;[.Q10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09]=&quot;defName&quot;;[.J1009];[.O1008])" office:value-type="string" office:string-value="bug_larva">
            <text:p>bug_larva</text:p>
          </table:table-cell>
          <table:table-cell table:formula="of:=IF([.G1009]=&quot;pos&quot;;[.L1010];[.P1008])" office:value-type="string" office:string-value="3223.28369">
            <text:p>3223.28369</text:p>
          </table:table-cell>
          <table:table-cell table:formula="of:=IF([.G1009]=&quot;pos&quot;;[.L1012];[.Q1008])" office:value-type="string" office:string-value="96.0878296">
            <text:p>96.0878296</text:p>
          </table:table-cell>
          <table:table-cell table:formula="of:=IF([.P1009]=[.P1008];&quot;&quot;;CONCATENATE(&quot;{ name = '&quot;;[.O1009];&quot;', x = &quot;;[.P1009];&quot;, z = &quot;;[.Q10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10]=&quot;defName&quot;;[.J1010];[.O1009])" office:value-type="string" office:string-value="bug_larva">
            <text:p>bug_larva</text:p>
          </table:table-cell>
          <table:table-cell table:formula="of:=IF([.G1010]=&quot;pos&quot;;[.L1011];[.P1009])" office:value-type="string" office:string-value="3223.28369">
            <text:p>3223.28369</text:p>
          </table:table-cell>
          <table:table-cell table:formula="of:=IF([.G1010]=&quot;pos&quot;;[.L1013];[.Q1009])" office:value-type="string" office:string-value="96.0878296">
            <text:p>96.0878296</text:p>
          </table:table-cell>
          <table:table-cell table:formula="of:=IF([.P1010]=[.P1009];&quot;&quot;;CONCATENATE(&quot;{ name = '&quot;;[.O1010];&quot;', x = &quot;;[.P1010];&quot;, z = &quot;;[.Q10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11]=&quot;defName&quot;;[.J1011];[.O1010])" office:value-type="string" office:string-value="bug_larva">
            <text:p>bug_larva</text:p>
          </table:table-cell>
          <table:table-cell table:formula="of:=IF([.G1011]=&quot;pos&quot;;[.L1012];[.P1010])" office:value-type="string" office:string-value="3223.28369">
            <text:p>3223.28369</text:p>
          </table:table-cell>
          <table:table-cell table:formula="of:=IF([.G1011]=&quot;pos&quot;;[.L1014];[.Q1010])" office:value-type="string" office:string-value="96.0878296">
            <text:p>96.0878296</text:p>
          </table:table-cell>
          <table:table-cell table:formula="of:=IF([.P1011]=[.P1010];&quot;&quot;;CONCATENATE(&quot;{ name = '&quot;;[.O1011];&quot;', x = &quot;;[.P1011];&quot;, z = &quot;;[.Q10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12]=&quot;defName&quot;;[.J1012];[.O1011])" office:value-type="string" office:string-value="bug_larva">
            <text:p>bug_larva</text:p>
          </table:table-cell>
          <table:table-cell table:formula="of:=IF([.G1012]=&quot;pos&quot;;[.L1013];[.P1011])" office:value-type="string" office:string-value="3223.28369">
            <text:p>3223.28369</text:p>
          </table:table-cell>
          <table:table-cell table:formula="of:=IF([.G1012]=&quot;pos&quot;;[.L1015];[.Q1011])" office:value-type="string" office:string-value="96.0878296">
            <text:p>96.0878296</text:p>
          </table:table-cell>
          <table:table-cell table:formula="of:=IF([.P1012]=[.P1011];&quot;&quot;;CONCATENATE(&quot;{ name = '&quot;;[.O1012];&quot;', x = &quot;;[.P1012];&quot;, z = &quot;;[.Q10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13]=&quot;defName&quot;;[.J1013];[.O1012])" office:value-type="string" office:string-value="bug_larva">
            <text:p>bug_larva</text:p>
          </table:table-cell>
          <table:table-cell table:formula="of:=IF([.G1013]=&quot;pos&quot;;[.L1014];[.P1012])" office:value-type="string" office:string-value="3223.28369">
            <text:p>3223.28369</text:p>
          </table:table-cell>
          <table:table-cell table:formula="of:=IF([.G1013]=&quot;pos&quot;;[.L1016];[.Q1012])" office:value-type="string" office:string-value="96.0878296">
            <text:p>96.0878296</text:p>
          </table:table-cell>
          <table:table-cell table:formula="of:=IF([.P1013]=[.P1012];&quot;&quot;;CONCATENATE(&quot;{ name = '&quot;;[.O1013];&quot;', x = &quot;;[.P1013];&quot;, z = &quot;;[.Q10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014]=&quot;defName&quot;;[.J1014];[.O1013])" office:value-type="string" office:string-value="bug_larva">
            <text:p>bug_larva</text:p>
          </table:table-cell>
          <table:table-cell table:formula="of:=IF([.G1014]=&quot;pos&quot;;[.L1015];[.P1013])" office:value-type="string" office:string-value="3223.28369">
            <text:p>3223.28369</text:p>
          </table:table-cell>
          <table:table-cell table:formula="of:=IF([.G1014]=&quot;pos&quot;;[.L1017];[.Q1013])" office:value-type="string" office:string-value="96.0878296">
            <text:p>96.0878296</text:p>
          </table:table-cell>
          <table:table-cell table:formula="of:=IF([.P1014]=[.P1013];&quot;&quot;;CONCATENATE(&quot;{ name = '&quot;;[.O1014];&quot;', x = &quot;;[.P1014];&quot;, z = &quot;;[.Q10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015]=&quot;defName&quot;;[.J1015];[.O1014])" office:value-type="string" office:string-value="bug_larva">
            <text:p>bug_larva</text:p>
          </table:table-cell>
          <table:table-cell table:formula="of:=IF([.G1015]=&quot;pos&quot;;[.L1016];[.P1014])" office:value-type="string" office:string-value="3223.28369">
            <text:p>3223.28369</text:p>
          </table:table-cell>
          <table:table-cell table:formula="of:=IF([.G1015]=&quot;pos&quot;;[.L1018];[.Q1014])" office:value-type="string" office:string-value="96.0878296">
            <text:p>96.0878296</text:p>
          </table:table-cell>
          <table:table-cell table:formula="of:=IF([.P1015]=[.P1014];&quot;&quot;;CONCATENATE(&quot;{ name = '&quot;;[.O1015];&quot;', x = &quot;;[.P1015];&quot;, z = &quot;;[.Q10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16]=&quot;defName&quot;;[.J1016];[.O1015])" office:value-type="string" office:string-value="bug_larva">
            <text:p>bug_larva</text:p>
          </table:table-cell>
          <table:table-cell table:formula="of:=IF([.G1016]=&quot;pos&quot;;[.L1017];[.P1015])" office:value-type="string" office:string-value="3223.28369">
            <text:p>3223.28369</text:p>
          </table:table-cell>
          <table:table-cell table:formula="of:=IF([.G1016]=&quot;pos&quot;;[.L1019];[.Q1015])" office:value-type="string" office:string-value="96.0878296">
            <text:p>96.0878296</text:p>
          </table:table-cell>
          <table:table-cell table:formula="of:=IF([.P1016]=[.P1015];&quot;&quot;;CONCATENATE(&quot;{ name = '&quot;;[.O1016];&quot;', x = &quot;;[.P1016];&quot;, z = &quot;;[.Q10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17]=&quot;defName&quot;;[.J1017];[.O1016])" office:value-type="string" office:string-value="bug_larva">
            <text:p>bug_larva</text:p>
          </table:table-cell>
          <table:table-cell table:formula="of:=IF([.G1017]=&quot;pos&quot;;[.L1018];[.P1016])" office:value-type="string" office:string-value="3223.28369">
            <text:p>3223.28369</text:p>
          </table:table-cell>
          <table:table-cell table:formula="of:=IF([.G1017]=&quot;pos&quot;;[.L1020];[.Q1016])" office:value-type="string" office:string-value="96.0878296">
            <text:p>96.0878296</text:p>
          </table:table-cell>
          <table:table-cell table:formula="of:=IF([.P1017]=[.P1016];&quot;&quot;;CONCATENATE(&quot;{ name = '&quot;;[.O1017];&quot;', x = &quot;;[.P1017];&quot;, z = &quot;;[.Q10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18]=&quot;defName&quot;;[.J1018];[.O1017])" office:value-type="string" office:string-value="bug_larva">
            <text:p>bug_larva</text:p>
          </table:table-cell>
          <table:table-cell table:formula="of:=IF([.G1018]=&quot;pos&quot;;[.L1019];[.P1017])" office:value-type="string" office:string-value="3223.28369">
            <text:p>3223.28369</text:p>
          </table:table-cell>
          <table:table-cell table:formula="of:=IF([.G1018]=&quot;pos&quot;;[.L1021];[.Q1017])" office:value-type="string" office:string-value="96.0878296">
            <text:p>96.0878296</text:p>
          </table:table-cell>
          <table:table-cell table:formula="of:=IF([.P1018]=[.P1017];&quot;&quot;;CONCATENATE(&quot;{ name = '&quot;;[.O1018];&quot;', x = &quot;;[.P1018];&quot;, z = &quot;;[.Q10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019]=&quot;defName&quot;;[.J1019];[.O1018])" office:value-type="string" office:string-value="bug_larva">
            <text:p>bug_larva</text:p>
          </table:table-cell>
          <table:table-cell table:formula="of:=IF([.G1019]=&quot;pos&quot;;[.L1020];[.P1018])" office:value-type="string" office:string-value="3223.28369">
            <text:p>3223.28369</text:p>
          </table:table-cell>
          <table:table-cell table:formula="of:=IF([.G1019]=&quot;pos&quot;;[.L1022];[.Q1018])" office:value-type="string" office:string-value="96.0878296">
            <text:p>96.0878296</text:p>
          </table:table-cell>
          <table:table-cell table:formula="of:=IF([.P1019]=[.P1018];&quot;&quot;;CONCATENATE(&quot;{ name = '&quot;;[.O1019];&quot;', x = &quot;;[.P1019];&quot;, z = &quot;;[.Q10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020]=&quot;defName&quot;;[.J1020];[.O1019])" office:value-type="string" office:string-value="bug_larva">
            <text:p>bug_larva</text:p>
          </table:table-cell>
          <table:table-cell table:formula="of:=IF([.G1020]=&quot;pos&quot;;[.L1021];[.P1019])" office:value-type="string" office:string-value="3223.28369">
            <text:p>3223.28369</text:p>
          </table:table-cell>
          <table:table-cell table:formula="of:=IF([.G1020]=&quot;pos&quot;;[.L1023];[.Q1019])" office:value-type="string" office:string-value="96.0878296">
            <text:p>96.0878296</text:p>
          </table:table-cell>
          <table:table-cell table:formula="of:=IF([.P1020]=[.P1019];&quot;&quot;;CONCATENATE(&quot;{ name = '&quot;;[.O1020];&quot;', x = &quot;;[.P1020];&quot;, z = &quot;;[.Q10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021]=&quot;defName&quot;;[.J1021];[.O1020])" office:value-type="string" office:string-value="bug_larva">
            <text:p>bug_larva</text:p>
          </table:table-cell>
          <table:table-cell table:formula="of:=IF([.G1021]=&quot;pos&quot;;[.L1022];[.P1020])" office:value-type="string" office:string-value="3223.28369">
            <text:p>3223.28369</text:p>
          </table:table-cell>
          <table:table-cell table:formula="of:=IF([.G1021]=&quot;pos&quot;;[.L1024];[.Q1020])" office:value-type="string" office:string-value="96.0878296">
            <text:p>96.0878296</text:p>
          </table:table-cell>
          <table:table-cell table:formula="of:=IF([.P1021]=[.P1020];&quot;&quot;;CONCATENATE(&quot;{ name = '&quot;;[.O1021];&quot;', x = &quot;;[.P1021];&quot;, z = &quot;;[.Q10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022]=&quot;defName&quot;;[.J1022];[.O1021])" office:value-type="string" office:string-value="bug_larva">
            <text:p>bug_larva</text:p>
          </table:table-cell>
          <table:table-cell table:formula="of:=IF([.G1022]=&quot;pos&quot;;[.L1023];[.P1021])" office:value-type="string" office:string-value="3223.28369">
            <text:p>3223.28369</text:p>
          </table:table-cell>
          <table:table-cell table:formula="of:=IF([.G1022]=&quot;pos&quot;;[.L1025];[.Q1021])" office:value-type="string" office:string-value="96.0878296">
            <text:p>96.0878296</text:p>
          </table:table-cell>
          <table:table-cell table:formula="of:=IF([.P1022]=[.P1021];&quot;&quot;;CONCATENATE(&quot;{ name = '&quot;;[.O1022];&quot;', x = &quot;;[.P1022];&quot;, z = &quot;;[.Q10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023]=&quot;defName&quot;;[.J1023];[.O1022])" office:value-type="string" office:string-value="bug_larva">
            <text:p>bug_larva</text:p>
          </table:table-cell>
          <table:table-cell table:formula="of:=IF([.G1023]=&quot;pos&quot;;[.L1024];[.P1022])" office:value-type="string" office:string-value="3223.28369">
            <text:p>3223.28369</text:p>
          </table:table-cell>
          <table:table-cell table:formula="of:=IF([.G1023]=&quot;pos&quot;;[.L1026];[.Q1022])" office:value-type="string" office:string-value="96.0878296">
            <text:p>96.0878296</text:p>
          </table:table-cell>
          <table:table-cell table:formula="of:=IF([.P1023]=[.P1022];&quot;&quot;;CONCATENATE(&quot;{ name = '&quot;;[.O1023];&quot;', x = &quot;;[.P1023];&quot;, z = &quot;;[.Q10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24]=&quot;defName&quot;;[.J1024];[.O1023])" office:value-type="string" office:string-value="bug_larva">
            <text:p>bug_larva</text:p>
          </table:table-cell>
          <table:table-cell table:formula="of:=IF([.G1024]=&quot;pos&quot;;[.L1025];[.P1023])" office:value-type="string" office:string-value="3223.28369">
            <text:p>3223.28369</text:p>
          </table:table-cell>
          <table:table-cell table:formula="of:=IF([.G1024]=&quot;pos&quot;;[.L1027];[.Q1023])" office:value-type="string" office:string-value="96.0878296">
            <text:p>96.0878296</text:p>
          </table:table-cell>
          <table:table-cell table:formula="of:=IF([.P1024]=[.P1023];&quot;&quot;;CONCATENATE(&quot;{ name = '&quot;;[.O1024];&quot;', x = &quot;;[.P1024];&quot;, z = &quot;;[.Q10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25]=&quot;defName&quot;;[.J1025];[.O1024])" office:value-type="string" office:string-value="bug_larva">
            <text:p>bug_larva</text:p>
          </table:table-cell>
          <table:table-cell table:formula="of:=IF([.G1025]=&quot;pos&quot;;[.L1026];[.P1024])" office:value-type="string" office:string-value="3223.28369">
            <text:p>3223.28369</text:p>
          </table:table-cell>
          <table:table-cell table:formula="of:=IF([.G1025]=&quot;pos&quot;;[.L1028];[.Q1024])" office:value-type="string" office:string-value="96.0878296">
            <text:p>96.0878296</text:p>
          </table:table-cell>
          <table:table-cell table:formula="of:=IF([.P1025]=[.P1024];&quot;&quot;;CONCATENATE(&quot;{ name = '&quot;;[.O1025];&quot;', x = &quot;;[.P1025];&quot;, z = &quot;;[.Q10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026]=&quot;defName&quot;;[.J1026];[.O1025])" office:value-type="string" office:string-value="bug_larva">
            <text:p>bug_larva</text:p>
          </table:table-cell>
          <table:table-cell table:formula="of:=IF([.G1026]=&quot;pos&quot;;[.L1027];[.P1025])" office:value-type="string" office:string-value="3223.28369">
            <text:p>3223.28369</text:p>
          </table:table-cell>
          <table:table-cell table:formula="of:=IF([.G1026]=&quot;pos&quot;;[.L1029];[.Q1025])" office:value-type="string" office:string-value="96.0878296">
            <text:p>96.0878296</text:p>
          </table:table-cell>
          <table:table-cell table:formula="of:=IF([.P1026]=[.P1025];&quot;&quot;;CONCATENATE(&quot;{ name = '&quot;;[.O1026];&quot;', x = &quot;;[.P1026];&quot;, z = &quot;;[.Q10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27]=&quot;defName&quot;;[.J1027];[.O1026])" office:value-type="string" office:string-value="bug_larva">
            <text:p>bug_larva</text:p>
          </table:table-cell>
          <table:table-cell table:formula="of:=IF([.G1027]=&quot;pos&quot;;[.L1028];[.P1026])" office:value-type="string" office:string-value="3223.28369">
            <text:p>3223.28369</text:p>
          </table:table-cell>
          <table:table-cell table:formula="of:=IF([.G1027]=&quot;pos&quot;;[.L1030];[.Q1026])" office:value-type="string" office:string-value="96.0878296">
            <text:p>96.0878296</text:p>
          </table:table-cell>
          <table:table-cell table:formula="of:=IF([.P1027]=[.P1026];&quot;&quot;;CONCATENATE(&quot;{ name = '&quot;;[.O1027];&quot;', x = &quot;;[.P1027];&quot;, z = &quot;;[.Q10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028]=&quot;defName&quot;;[.J1028];[.O1027])" office:value-type="string" office:string-value="bug_larva">
            <text:p>bug_larva</text:p>
          </table:table-cell>
          <table:table-cell table:formula="of:=IF([.G1028]=&quot;pos&quot;;[.L1029];[.P1027])" office:value-type="string" office:string-value="3223.28369">
            <text:p>3223.28369</text:p>
          </table:table-cell>
          <table:table-cell table:formula="of:=IF([.G1028]=&quot;pos&quot;;[.L1031];[.Q1027])" office:value-type="string" office:string-value="96.0878296">
            <text:p>96.0878296</text:p>
          </table:table-cell>
          <table:table-cell table:formula="of:=IF([.P1028]=[.P1027];&quot;&quot;;CONCATENATE(&quot;{ name = '&quot;;[.O1028];&quot;', x = &quot;;[.P1028];&quot;, z = &quot;;[.Q10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29]=&quot;defName&quot;;[.J1029];[.O1028])" office:value-type="string" office:string-value="bug_larva">
            <text:p>bug_larva</text:p>
          </table:table-cell>
          <table:table-cell table:formula="of:=IF([.G1029]=&quot;pos&quot;;[.L1030];[.P1028])" office:value-type="string" office:string-value="3223.28369">
            <text:p>3223.28369</text:p>
          </table:table-cell>
          <table:table-cell table:formula="of:=IF([.G1029]=&quot;pos&quot;;[.L1032];[.Q1028])" office:value-type="string" office:string-value="96.0878296">
            <text:p>96.0878296</text:p>
          </table:table-cell>
          <table:table-cell table:formula="of:=IF([.P1029]=[.P1028];&quot;&quot;;CONCATENATE(&quot;{ name = '&quot;;[.O1029];&quot;', x = &quot;;[.P1029];&quot;, z = &quot;;[.Q10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030]=&quot;defName&quot;;[.J1030];[.O1029])" office:value-type="string" office:string-value="bug_larva">
            <text:p>bug_larva</text:p>
          </table:table-cell>
          <table:table-cell table:formula="of:=IF([.G1030]=&quot;pos&quot;;[.L1031];[.P1029])" office:value-type="string" office:string-value="3223.28369">
            <text:p>3223.28369</text:p>
          </table:table-cell>
          <table:table-cell table:formula="of:=IF([.G1030]=&quot;pos&quot;;[.L1033];[.Q1029])" office:value-type="string" office:string-value="96.0878296">
            <text:p>96.0878296</text:p>
          </table:table-cell>
          <table:table-cell table:formula="of:=IF([.P1030]=[.P1029];&quot;&quot;;CONCATENATE(&quot;{ name = '&quot;;[.O1030];&quot;', x = &quot;;[.P1030];&quot;, z = &quot;;[.Q10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031]=&quot;defName&quot;;[.J1031];[.O1030])" office:value-type="string" office:string-value="bug_larva">
            <text:p>bug_larva</text:p>
          </table:table-cell>
          <table:table-cell table:formula="of:=IF([.G1031]=&quot;pos&quot;;[.L1032];[.P1030])" office:value-type="string" office:string-value="3223.28369">
            <text:p>3223.28369</text:p>
          </table:table-cell>
          <table:table-cell table:formula="of:=IF([.G1031]=&quot;pos&quot;;[.L1034];[.Q1030])" office:value-type="string" office:string-value="96.0878296">
            <text:p>96.0878296</text:p>
          </table:table-cell>
          <table:table-cell table:formula="of:=IF([.P1031]=[.P1030];&quot;&quot;;CONCATENATE(&quot;{ name = '&quot;;[.O1031];&quot;', x = &quot;;[.P1031];&quot;, z = &quot;;[.Q10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32]=&quot;defName&quot;;[.J1032];[.O1031])" office:value-type="string" office:string-value="bug_larva">
            <text:p>bug_larva</text:p>
          </table:table-cell>
          <table:table-cell table:formula="of:=IF([.G1032]=&quot;pos&quot;;[.L1033];[.P1031])" office:value-type="string" office:string-value="3223.28369">
            <text:p>3223.28369</text:p>
          </table:table-cell>
          <table:table-cell table:formula="of:=IF([.G1032]=&quot;pos&quot;;[.L1035];[.Q1031])" office:value-type="string" office:string-value="96.0878296">
            <text:p>96.0878296</text:p>
          </table:table-cell>
          <table:table-cell table:formula="of:=IF([.P1032]=[.P1031];&quot;&quot;;CONCATENATE(&quot;{ name = '&quot;;[.O1032];&quot;', x = &quot;;[.P1032];&quot;, z = &quot;;[.Q10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033]=&quot;defName&quot;;[.J1033];[.O1032])" office:value-type="string" office:string-value="bug_larva">
            <text:p>bug_larva</text:p>
          </table:table-cell>
          <table:table-cell table:formula="of:=IF([.G1033]=&quot;pos&quot;;[.L1034];[.P1032])" office:value-type="string" office:string-value="3223.28369">
            <text:p>3223.28369</text:p>
          </table:table-cell>
          <table:table-cell table:formula="of:=IF([.G1033]=&quot;pos&quot;;[.L1036];[.Q1032])" office:value-type="string" office:string-value="96.0878296">
            <text:p>96.0878296</text:p>
          </table:table-cell>
          <table:table-cell table:formula="of:=IF([.P1033]=[.P1032];&quot;&quot;;CONCATENATE(&quot;{ name = '&quot;;[.O1033];&quot;', x = &quot;;[.P1033];&quot;, z = &quot;;[.Q10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34]=&quot;defName&quot;;[.J1034];[.O1033])" office:value-type="string" office:string-value="bug_larva">
            <text:p>bug_larva</text:p>
          </table:table-cell>
          <table:table-cell table:formula="of:=IF([.G1034]=&quot;pos&quot;;[.L1035];[.P1033])" office:value-type="string" office:string-value="3223.28369">
            <text:p>3223.28369</text:p>
          </table:table-cell>
          <table:table-cell table:formula="of:=IF([.G1034]=&quot;pos&quot;;[.L1037];[.Q1033])" office:value-type="string" office:string-value="96.0878296">
            <text:p>96.0878296</text:p>
          </table:table-cell>
          <table:table-cell table:formula="of:=IF([.P1034]=[.P1033];&quot;&quot;;CONCATENATE(&quot;{ name = '&quot;;[.O1034];&quot;', x = &quot;;[.P1034];&quot;, z = &quot;;[.Q10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035]=&quot;defName&quot;;[.J1035];[.O1034])" office:value-type="string" office:string-value="bug_larva">
            <text:p>bug_larva</text:p>
          </table:table-cell>
          <table:table-cell table:formula="of:=IF([.G1035]=&quot;pos&quot;;[.L1036];[.P1034])" office:value-type="string" office:string-value="3223.28369">
            <text:p>3223.28369</text:p>
          </table:table-cell>
          <table:table-cell table:formula="of:=IF([.G1035]=&quot;pos&quot;;[.L1038];[.Q1034])" office:value-type="string" office:string-value="96.0878296">
            <text:p>96.0878296</text:p>
          </table:table-cell>
          <table:table-cell table:formula="of:=IF([.P1035]=[.P1034];&quot;&quot;;CONCATENATE(&quot;{ name = '&quot;;[.O1035];&quot;', x = &quot;;[.P1035];&quot;, z = &quot;;[.Q10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36]=&quot;defName&quot;;[.J1036];[.O1035])" office:value-type="string" office:string-value="bug_larva">
            <text:p>bug_larva</text:p>
          </table:table-cell>
          <table:table-cell table:formula="of:=IF([.G1036]=&quot;pos&quot;;[.L1037];[.P1035])" office:value-type="string" office:string-value="3223.28369">
            <text:p>3223.28369</text:p>
          </table:table-cell>
          <table:table-cell table:formula="of:=IF([.G1036]=&quot;pos&quot;;[.L1039];[.Q1035])" office:value-type="string" office:string-value="96.0878296">
            <text:p>96.0878296</text:p>
          </table:table-cell>
          <table:table-cell table:formula="of:=IF([.P1036]=[.P1035];&quot;&quot;;CONCATENATE(&quot;{ name = '&quot;;[.O1036];&quot;', x = &quot;;[.P1036];&quot;, z = &quot;;[.Q10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37]=&quot;defName&quot;;[.J1037];[.O1036])" office:value-type="string" office:string-value="bug_larva">
            <text:p>bug_larva</text:p>
          </table:table-cell>
          <table:table-cell table:formula="of:=IF([.G1037]=&quot;pos&quot;;[.L1038];[.P1036])" office:value-type="string" office:string-value="1534.24304">
            <text:p>1534.24304</text:p>
          </table:table-cell>
          <table:table-cell table:formula="of:=IF([.G1037]=&quot;pos&quot;;[.L1040];[.Q1036])" office:value-type="string" office:string-value="573.374146">
            <text:p>573.374146</text:p>
          </table:table-cell>
          <table:table-cell table:formula="of:=IF([.P1037]=[.P1036];&quot;&quot;;CONCATENATE(&quot;{ name = '&quot;;[.O1037];&quot;', x = &quot;;[.P1037];&quot;, z = &quot;;[.Q1037];&quot;, facing = 0, },&quot;))" office:value-type="string" office:string-value="{ name = 'bug_larva', x = 1534.24304, z = 573.374146, facing = 0, },">
            <text:p>{ name = 'bug_larva', x = 1534.24304, z = 573.374146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1534.24304</text:p>
          </table:table-cell>
          <table:table-cell table:number-columns-repeated="2"/>
          <table:table-cell table:formula="of:=IF([.G1038]=&quot;defName&quot;;[.J1038];[.O1037])" office:value-type="string" office:string-value="bug_larva">
            <text:p>bug_larva</text:p>
          </table:table-cell>
          <table:table-cell table:formula="of:=IF([.G1038]=&quot;pos&quot;;[.L1039];[.P1037])" office:value-type="string" office:string-value="1534.24304">
            <text:p>1534.24304</text:p>
          </table:table-cell>
          <table:table-cell table:formula="of:=IF([.G1038]=&quot;pos&quot;;[.L1041];[.Q1037])" office:value-type="string" office:string-value="573.374146">
            <text:p>573.374146</text:p>
          </table:table-cell>
          <table:table-cell table:formula="of:=IF([.P1038]=[.P1037];&quot;&quot;;CONCATENATE(&quot;{ name = '&quot;;[.O1038];&quot;', x = &quot;;[.P1038];&quot;, z = &quot;;[.Q10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9.15625</text:p>
          </table:table-cell>
          <table:table-cell table:number-columns-repeated="2"/>
          <table:table-cell table:formula="of:=IF([.G1039]=&quot;defName&quot;;[.J1039];[.O1038])" office:value-type="string" office:string-value="bug_larva">
            <text:p>bug_larva</text:p>
          </table:table-cell>
          <table:table-cell table:formula="of:=IF([.G1039]=&quot;pos&quot;;[.L1040];[.P1038])" office:value-type="string" office:string-value="1534.24304">
            <text:p>1534.24304</text:p>
          </table:table-cell>
          <table:table-cell table:formula="of:=IF([.G1039]=&quot;pos&quot;;[.L1042];[.Q1038])" office:value-type="string" office:string-value="573.374146">
            <text:p>573.374146</text:p>
          </table:table-cell>
          <table:table-cell table:formula="of:=IF([.P1039]=[.P1038];&quot;&quot;;CONCATENATE(&quot;{ name = '&quot;;[.O1039];&quot;', x = &quot;;[.P1039];&quot;, z = &quot;;[.Q10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573.374146</text:p>
          </table:table-cell>
          <table:table-cell table:number-columns-repeated="2"/>
          <table:table-cell table:formula="of:=IF([.G1040]=&quot;defName&quot;;[.J1040];[.O1039])" office:value-type="string" office:string-value="bug_larva">
            <text:p>bug_larva</text:p>
          </table:table-cell>
          <table:table-cell table:formula="of:=IF([.G1040]=&quot;pos&quot;;[.L1041];[.P1039])" office:value-type="string" office:string-value="1534.24304">
            <text:p>1534.24304</text:p>
          </table:table-cell>
          <table:table-cell table:formula="of:=IF([.G1040]=&quot;pos&quot;;[.L1043];[.Q1039])" office:value-type="string" office:string-value="573.374146">
            <text:p>573.374146</text:p>
          </table:table-cell>
          <table:table-cell table:formula="of:=IF([.P1040]=[.P1039];&quot;&quot;;CONCATENATE(&quot;{ name = '&quot;;[.O1040];&quot;', x = &quot;;[.P1040];&quot;, z = &quot;;[.Q10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41]=&quot;defName&quot;;[.J1041];[.O1040])" office:value-type="string" office:string-value="bug_larva">
            <text:p>bug_larva</text:p>
          </table:table-cell>
          <table:table-cell table:formula="of:=IF([.G1041]=&quot;pos&quot;;[.L1042];[.P1040])" office:value-type="string" office:string-value="1534.24304">
            <text:p>1534.24304</text:p>
          </table:table-cell>
          <table:table-cell table:formula="of:=IF([.G1041]=&quot;pos&quot;;[.L1044];[.Q1040])" office:value-type="string" office:string-value="573.374146">
            <text:p>573.374146</text:p>
          </table:table-cell>
          <table:table-cell table:formula="of:=IF([.P1041]=[.P1040];&quot;&quot;;CONCATENATE(&quot;{ name = '&quot;;[.O1041];&quot;', x = &quot;;[.P1041];&quot;, z = &quot;;[.Q10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42]=&quot;defName&quot;;[.J1042];[.O1041])" office:value-type="string" office:string-value="bug_larva">
            <text:p>bug_larva</text:p>
          </table:table-cell>
          <table:table-cell table:formula="of:=IF([.G1042]=&quot;pos&quot;;[.L1043];[.P1041])" office:value-type="string" office:string-value="1534.24304">
            <text:p>1534.24304</text:p>
          </table:table-cell>
          <table:table-cell table:formula="of:=IF([.G1042]=&quot;pos&quot;;[.L1045];[.Q1041])" office:value-type="string" office:string-value="573.374146">
            <text:p>573.374146</text:p>
          </table:table-cell>
          <table:table-cell table:formula="of:=IF([.P1042]=[.P1041];&quot;&quot;;CONCATENATE(&quot;{ name = '&quot;;[.O1042];&quot;', x = &quot;;[.P1042];&quot;, z = &quot;;[.Q10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043]=&quot;defName&quot;;[.J1043];[.O1042])" office:value-type="string" office:string-value="bug_larva">
            <text:p>bug_larva</text:p>
          </table:table-cell>
          <table:table-cell table:formula="of:=IF([.G1043]=&quot;pos&quot;;[.L1044];[.P1042])" office:value-type="string" office:string-value="1534.24304">
            <text:p>1534.24304</text:p>
          </table:table-cell>
          <table:table-cell table:formula="of:=IF([.G1043]=&quot;pos&quot;;[.L1046];[.Q1042])" office:value-type="string" office:string-value="573.374146">
            <text:p>573.374146</text:p>
          </table:table-cell>
          <table:table-cell table:formula="of:=IF([.P1043]=[.P1042];&quot;&quot;;CONCATENATE(&quot;{ name = '&quot;;[.O1043];&quot;', x = &quot;;[.P1043];&quot;, z = &quot;;[.Q10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044]=&quot;defName&quot;;[.J1044];[.O1043])" office:value-type="string" office:string-value="bug_larva">
            <text:p>bug_larva</text:p>
          </table:table-cell>
          <table:table-cell table:formula="of:=IF([.G1044]=&quot;pos&quot;;[.L1045];[.P1043])" office:value-type="string" office:string-value="1534.24304">
            <text:p>1534.24304</text:p>
          </table:table-cell>
          <table:table-cell table:formula="of:=IF([.G1044]=&quot;pos&quot;;[.L1047];[.Q1043])" office:value-type="string" office:string-value="573.374146">
            <text:p>573.374146</text:p>
          </table:table-cell>
          <table:table-cell table:formula="of:=IF([.P1044]=[.P1043];&quot;&quot;;CONCATENATE(&quot;{ name = '&quot;;[.O1044];&quot;', x = &quot;;[.P1044];&quot;, z = &quot;;[.Q10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45]=&quot;defName&quot;;[.J1045];[.O1044])" office:value-type="string" office:string-value="bug_larva">
            <text:p>bug_larva</text:p>
          </table:table-cell>
          <table:table-cell table:formula="of:=IF([.G1045]=&quot;pos&quot;;[.L1046];[.P1044])" office:value-type="string" office:string-value="1534.24304">
            <text:p>1534.24304</text:p>
          </table:table-cell>
          <table:table-cell table:formula="of:=IF([.G1045]=&quot;pos&quot;;[.L1048];[.Q1044])" office:value-type="string" office:string-value="573.374146">
            <text:p>573.374146</text:p>
          </table:table-cell>
          <table:table-cell table:formula="of:=IF([.P1045]=[.P1044];&quot;&quot;;CONCATENATE(&quot;{ name = '&quot;;[.O1045];&quot;', x = &quot;;[.P1045];&quot;, z = &quot;;[.Q10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046]=&quot;defName&quot;;[.J1046];[.O1045])" office:value-type="string" office:string-value="bug_larva">
            <text:p>bug_larva</text:p>
          </table:table-cell>
          <table:table-cell table:formula="of:=IF([.G1046]=&quot;pos&quot;;[.L1047];[.P1045])" office:value-type="string" office:string-value="1534.24304">
            <text:p>1534.24304</text:p>
          </table:table-cell>
          <table:table-cell table:formula="of:=IF([.G1046]=&quot;pos&quot;;[.L1049];[.Q1045])" office:value-type="string" office:string-value="573.374146">
            <text:p>573.374146</text:p>
          </table:table-cell>
          <table:table-cell table:formula="of:=IF([.P1046]=[.P1045];&quot;&quot;;CONCATENATE(&quot;{ name = '&quot;;[.O1046];&quot;', x = &quot;;[.P1046];&quot;, z = &quot;;[.Q104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47]=&quot;defName&quot;;[.J1047];[.O1046])" office:value-type="string" office:string-value="bug_larva">
            <text:p>bug_larva</text:p>
          </table:table-cell>
          <table:table-cell table:formula="of:=IF([.G1047]=&quot;pos&quot;;[.L1048];[.P1046])" office:value-type="string" office:string-value="1534.24304">
            <text:p>1534.24304</text:p>
          </table:table-cell>
          <table:table-cell table:formula="of:=IF([.G1047]=&quot;pos&quot;;[.L1050];[.Q1046])" office:value-type="string" office:string-value="573.374146">
            <text:p>573.374146</text:p>
          </table:table-cell>
          <table:table-cell table:formula="of:=IF([.P1047]=[.P1046];&quot;&quot;;CONCATENATE(&quot;{ name = '&quot;;[.O1047];&quot;', x = &quot;;[.P1047];&quot;, z = &quot;;[.Q10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48]=&quot;defName&quot;;[.J1048];[.O1047])" office:value-type="string" office:string-value="bug_larva">
            <text:p>bug_larva</text:p>
          </table:table-cell>
          <table:table-cell table:formula="of:=IF([.G1048]=&quot;pos&quot;;[.L1049];[.P1047])" office:value-type="string" office:string-value="1534.24304">
            <text:p>1534.24304</text:p>
          </table:table-cell>
          <table:table-cell table:formula="of:=IF([.G1048]=&quot;pos&quot;;[.L1051];[.Q1047])" office:value-type="string" office:string-value="573.374146">
            <text:p>573.374146</text:p>
          </table:table-cell>
          <table:table-cell table:formula="of:=IF([.P1048]=[.P1047];&quot;&quot;;CONCATENATE(&quot;{ name = '&quot;;[.O1048];&quot;', x = &quot;;[.P1048];&quot;, z = &quot;;[.Q10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19370317</text:p>
          </table:table-cell>
          <table:table-cell table:number-columns-repeated="2"/>
          <table:table-cell table:formula="of:=IF([.G1049]=&quot;defName&quot;;[.J1049];[.O1048])" office:value-type="string" office:string-value="bug_larva">
            <text:p>bug_larva</text:p>
          </table:table-cell>
          <table:table-cell table:formula="of:=IF([.G1049]=&quot;pos&quot;;[.L1050];[.P1048])" office:value-type="string" office:string-value="1534.24304">
            <text:p>1534.24304</text:p>
          </table:table-cell>
          <table:table-cell table:formula="of:=IF([.G1049]=&quot;pos&quot;;[.L1052];[.Q1048])" office:value-type="string" office:string-value="573.374146">
            <text:p>573.374146</text:p>
          </table:table-cell>
          <table:table-cell table:formula="of:=IF([.P1049]=[.P1048];&quot;&quot;;CONCATENATE(&quot;{ name = '&quot;;[.O1049];&quot;', x = &quot;;[.P1049];&quot;, z = &quot;;[.Q10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50]=&quot;defName&quot;;[.J1050];[.O1049])" office:value-type="string" office:string-value="bug_larva">
            <text:p>bug_larva</text:p>
          </table:table-cell>
          <table:table-cell table:formula="of:=IF([.G1050]=&quot;pos&quot;;[.L1051];[.P1049])" office:value-type="string" office:string-value="1534.24304">
            <text:p>1534.24304</text:p>
          </table:table-cell>
          <table:table-cell table:formula="of:=IF([.G1050]=&quot;pos&quot;;[.L1053];[.Q1049])" office:value-type="string" office:string-value="573.374146">
            <text:p>573.374146</text:p>
          </table:table-cell>
          <table:table-cell table:formula="of:=IF([.P1050]=[.P1049];&quot;&quot;;CONCATENATE(&quot;{ name = '&quot;;[.O1050];&quot;', x = &quot;;[.P1050];&quot;, z = &quot;;[.Q10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51]=&quot;defName&quot;;[.J1051];[.O1050])" office:value-type="string" office:string-value="bug_larva">
            <text:p>bug_larva</text:p>
          </table:table-cell>
          <table:table-cell table:formula="of:=IF([.G1051]=&quot;pos&quot;;[.L1052];[.P1050])" office:value-type="string" office:string-value="1534.24304">
            <text:p>1534.24304</text:p>
          </table:table-cell>
          <table:table-cell table:formula="of:=IF([.G1051]=&quot;pos&quot;;[.L1054];[.Q1050])" office:value-type="string" office:string-value="573.374146">
            <text:p>573.374146</text:p>
          </table:table-cell>
          <table:table-cell table:formula="of:=IF([.P1051]=[.P1050];&quot;&quot;;CONCATENATE(&quot;{ name = '&quot;;[.O1051];&quot;', x = &quot;;[.P1051];&quot;, z = &quot;;[.Q10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052]=&quot;defName&quot;;[.J1052];[.O1051])" office:value-type="string" office:string-value="bug_larva">
            <text:p>bug_larva</text:p>
          </table:table-cell>
          <table:table-cell table:formula="of:=IF([.G1052]=&quot;pos&quot;;[.L1053];[.P1051])" office:value-type="string" office:string-value="1534.24304">
            <text:p>1534.24304</text:p>
          </table:table-cell>
          <table:table-cell table:formula="of:=IF([.G1052]=&quot;pos&quot;;[.L1055];[.Q1051])" office:value-type="string" office:string-value="573.374146">
            <text:p>573.374146</text:p>
          </table:table-cell>
          <table:table-cell table:formula="of:=IF([.P1052]=[.P1051];&quot;&quot;;CONCATENATE(&quot;{ name = '&quot;;[.O1052];&quot;', x = &quot;;[.P1052];&quot;, z = &quot;;[.Q10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53]=&quot;defName&quot;;[.J1053];[.O1052])" office:value-type="string" office:string-value="bug_larva">
            <text:p>bug_larva</text:p>
          </table:table-cell>
          <table:table-cell table:formula="of:=IF([.G1053]=&quot;pos&quot;;[.L1054];[.P1052])" office:value-type="string" office:string-value="1534.24304">
            <text:p>1534.24304</text:p>
          </table:table-cell>
          <table:table-cell table:formula="of:=IF([.G1053]=&quot;pos&quot;;[.L1056];[.Q1052])" office:value-type="string" office:string-value="573.374146">
            <text:p>573.374146</text:p>
          </table:table-cell>
          <table:table-cell table:formula="of:=IF([.P1053]=[.P1052];&quot;&quot;;CONCATENATE(&quot;{ name = '&quot;;[.O1053];&quot;', x = &quot;;[.P1053];&quot;, z = &quot;;[.Q10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54]=&quot;defName&quot;;[.J1054];[.O1053])" office:value-type="string" office:string-value="bug_larva">
            <text:p>bug_larva</text:p>
          </table:table-cell>
          <table:table-cell table:formula="of:=IF([.G1054]=&quot;pos&quot;;[.L1055];[.P1053])" office:value-type="string" office:string-value="1534.24304">
            <text:p>1534.24304</text:p>
          </table:table-cell>
          <table:table-cell table:formula="of:=IF([.G1054]=&quot;pos&quot;;[.L1057];[.Q1053])" office:value-type="string" office:string-value="573.374146">
            <text:p>573.374146</text:p>
          </table:table-cell>
          <table:table-cell table:formula="of:=IF([.P1054]=[.P1053];&quot;&quot;;CONCATENATE(&quot;{ name = '&quot;;[.O1054];&quot;', x = &quot;;[.P1054];&quot;, z = &quot;;[.Q10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55]=&quot;defName&quot;;[.J1055];[.O1054])" office:value-type="string" office:string-value="bug_larva">
            <text:p>bug_larva</text:p>
          </table:table-cell>
          <table:table-cell table:formula="of:=IF([.G1055]=&quot;pos&quot;;[.L1056];[.P1054])" office:value-type="string" office:string-value="1534.24304">
            <text:p>1534.24304</text:p>
          </table:table-cell>
          <table:table-cell table:formula="of:=IF([.G1055]=&quot;pos&quot;;[.L1058];[.Q1054])" office:value-type="string" office:string-value="573.374146">
            <text:p>573.374146</text:p>
          </table:table-cell>
          <table:table-cell table:formula="of:=IF([.P1055]=[.P1054];&quot;&quot;;CONCATENATE(&quot;{ name = '&quot;;[.O1055];&quot;', x = &quot;;[.P1055];&quot;, z = &quot;;[.Q10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56]=&quot;defName&quot;;[.J1056];[.O1055])" office:value-type="string" office:string-value="bug_larva">
            <text:p>bug_larva</text:p>
          </table:table-cell>
          <table:table-cell table:formula="of:=IF([.G1056]=&quot;pos&quot;;[.L1057];[.P1055])" office:value-type="string" office:string-value="1534.24304">
            <text:p>1534.24304</text:p>
          </table:table-cell>
          <table:table-cell table:formula="of:=IF([.G1056]=&quot;pos&quot;;[.L1059];[.Q1055])" office:value-type="string" office:string-value="573.374146">
            <text:p>573.374146</text:p>
          </table:table-cell>
          <table:table-cell table:formula="of:=IF([.P1056]=[.P1055];&quot;&quot;;CONCATENATE(&quot;{ name = '&quot;;[.O1056];&quot;', x = &quot;;[.P1056];&quot;, z = &quot;;[.Q10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57]=&quot;defName&quot;;[.J1057];[.O1056])" office:value-type="string" office:string-value="bug_larva">
            <text:p>bug_larva</text:p>
          </table:table-cell>
          <table:table-cell table:formula="of:=IF([.G1057]=&quot;pos&quot;;[.L1058];[.P1056])" office:value-type="string" office:string-value="1534.24304">
            <text:p>1534.24304</text:p>
          </table:table-cell>
          <table:table-cell table:formula="of:=IF([.G1057]=&quot;pos&quot;;[.L1060];[.Q1056])" office:value-type="string" office:string-value="573.374146">
            <text:p>573.374146</text:p>
          </table:table-cell>
          <table:table-cell table:formula="of:=IF([.P1057]=[.P1056];&quot;&quot;;CONCATENATE(&quot;{ name = '&quot;;[.O1057];&quot;', x = &quot;;[.P1057];&quot;, z = &quot;;[.Q1057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058]=&quot;defName&quot;;[.J1058];[.O1057])" office:value-type="string" office:string-value="bug_larva">
            <text:p>bug_larva</text:p>
          </table:table-cell>
          <table:table-cell table:formula="of:=IF([.G1058]=&quot;pos&quot;;[.L1059];[.P1057])" office:value-type="string" office:string-value="1534.24304">
            <text:p>1534.24304</text:p>
          </table:table-cell>
          <table:table-cell table:formula="of:=IF([.G1058]=&quot;pos&quot;;[.L1061];[.Q1057])" office:value-type="string" office:string-value="573.374146">
            <text:p>573.374146</text:p>
          </table:table-cell>
          <table:table-cell table:formula="of:=IF([.P1058]=[.P1057];&quot;&quot;;CONCATENATE(&quot;{ name = '&quot;;[.O1058];&quot;', x = &quot;;[.P1058];&quot;, z = &quot;;[.Q1058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8312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059]=&quot;defName&quot;;[.J1059];[.O1058])" office:value-type="string" office:string-value="bug_larva">
            <text:p>bug_larva</text:p>
          </table:table-cell>
          <table:table-cell table:formula="of:=IF([.G1059]=&quot;pos&quot;;[.L1060];[.P1058])" office:value-type="string" office:string-value="1534.24304">
            <text:p>1534.24304</text:p>
          </table:table-cell>
          <table:table-cell table:formula="of:=IF([.G1059]=&quot;pos&quot;;[.L1062];[.Q1058])" office:value-type="string" office:string-value="573.374146">
            <text:p>573.374146</text:p>
          </table:table-cell>
          <table:table-cell table:formula="of:=IF([.P1059]=[.P1058];&quot;&quot;;CONCATENATE(&quot;{ name = '&quot;;[.O1059];&quot;', x = &quot;;[.P1059];&quot;, z = &quot;;[.Q10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/>
          <table:table-cell table:number-columns-repeated="2"/>
          <table:table-cell table:formula="of:=IF([.G1060]=&quot;defName&quot;;[.J1060];[.O1059])" office:value-type="string" office:string-value="bug_larva">
            <text:p>bug_larva</text:p>
          </table:table-cell>
          <table:table-cell table:formula="of:=IF([.G1060]=&quot;pos&quot;;[.L1061];[.P1059])" office:value-type="string" office:string-value="1534.24304">
            <text:p>1534.24304</text:p>
          </table:table-cell>
          <table:table-cell table:formula="of:=IF([.G1060]=&quot;pos&quot;;[.L1063];[.Q1059])" office:value-type="string" office:string-value="573.374146">
            <text:p>573.374146</text:p>
          </table:table-cell>
          <table:table-cell table:formula="of:=IF([.P1060]=[.P1059];&quot;&quot;;CONCATENATE(&quot;{ name = '&quot;;[.O1060];&quot;', x = &quot;;[.P1060];&quot;, z = &quot;;[.Q10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061]=&quot;defName&quot;;[.J1061];[.O1060])" office:value-type="string" office:string-value="bug_larva">
            <text:p>bug_larva</text:p>
          </table:table-cell>
          <table:table-cell table:formula="of:=IF([.G1061]=&quot;pos&quot;;[.L1062];[.P1060])" office:value-type="string" office:string-value="1534.24304">
            <text:p>1534.24304</text:p>
          </table:table-cell>
          <table:table-cell table:formula="of:=IF([.G1061]=&quot;pos&quot;;[.L1064];[.Q1060])" office:value-type="string" office:string-value="573.374146">
            <text:p>573.374146</text:p>
          </table:table-cell>
          <table:table-cell table:formula="of:=IF([.P1061]=[.P1060];&quot;&quot;;CONCATENATE(&quot;{ name = '&quot;;[.O1061];&quot;', x = &quot;;[.P1061];&quot;, z = &quot;;[.Q10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062]=&quot;defName&quot;;[.J1062];[.O1061])" office:value-type="string" office:string-value="bug_larva">
            <text:p>bug_larva</text:p>
          </table:table-cell>
          <table:table-cell table:formula="of:=IF([.G1062]=&quot;pos&quot;;[.L1063];[.P1061])" office:value-type="string" office:string-value="1534.24304">
            <text:p>1534.24304</text:p>
          </table:table-cell>
          <table:table-cell table:formula="of:=IF([.G1062]=&quot;pos&quot;;[.L1065];[.Q1061])" office:value-type="string" office:string-value="573.374146">
            <text:p>573.374146</text:p>
          </table:table-cell>
          <table:table-cell table:formula="of:=IF([.P1062]=[.P1061];&quot;&quot;;CONCATENATE(&quot;{ name = '&quot;;[.O1062];&quot;', x = &quot;;[.P1062];&quot;, z = &quot;;[.Q10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063]=&quot;defName&quot;;[.J1063];[.O1062])" office:value-type="string" office:string-value="bug_larva">
            <text:p>bug_larva</text:p>
          </table:table-cell>
          <table:table-cell table:formula="of:=IF([.G1063]=&quot;pos&quot;;[.L1064];[.P1062])" office:value-type="string" office:string-value="1534.24304">
            <text:p>1534.24304</text:p>
          </table:table-cell>
          <table:table-cell table:formula="of:=IF([.G1063]=&quot;pos&quot;;[.L1066];[.Q1062])" office:value-type="string" office:string-value="573.374146">
            <text:p>573.374146</text:p>
          </table:table-cell>
          <table:table-cell table:formula="of:=IF([.P1063]=[.P1062];&quot;&quot;;CONCATENATE(&quot;{ name = '&quot;;[.O1063];&quot;', x = &quot;;[.P1063];&quot;, z = &quot;;[.Q10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064]=&quot;defName&quot;;[.J1064];[.O1063])" office:value-type="string" office:string-value="bug_larva">
            <text:p>bug_larva</text:p>
          </table:table-cell>
          <table:table-cell table:formula="of:=IF([.G1064]=&quot;pos&quot;;[.L1065];[.P1063])" office:value-type="string" office:string-value="1534.24304">
            <text:p>1534.24304</text:p>
          </table:table-cell>
          <table:table-cell table:formula="of:=IF([.G1064]=&quot;pos&quot;;[.L1067];[.Q1063])" office:value-type="string" office:string-value="573.374146">
            <text:p>573.374146</text:p>
          </table:table-cell>
          <table:table-cell table:formula="of:=IF([.P1064]=[.P1063];&quot;&quot;;CONCATENATE(&quot;{ name = '&quot;;[.O1064];&quot;', x = &quot;;[.P1064];&quot;, z = &quot;;[.Q10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065]=&quot;defName&quot;;[.J1065];[.O1064])" office:value-type="string" office:string-value="bug_larva">
            <text:p>bug_larva</text:p>
          </table:table-cell>
          <table:table-cell table:formula="of:=IF([.G1065]=&quot;pos&quot;;[.L1066];[.P1064])" office:value-type="string" office:string-value="1534.24304">
            <text:p>1534.24304</text:p>
          </table:table-cell>
          <table:table-cell table:formula="of:=IF([.G1065]=&quot;pos&quot;;[.L1068];[.Q1064])" office:value-type="string" office:string-value="573.374146">
            <text:p>573.374146</text:p>
          </table:table-cell>
          <table:table-cell table:formula="of:=IF([.P1065]=[.P1064];&quot;&quot;;CONCATENATE(&quot;{ name = '&quot;;[.O1065];&quot;', x = &quot;;[.P1065];&quot;, z = &quot;;[.Q10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066]=&quot;defName&quot;;[.J1066];[.O1065])" office:value-type="string" office:string-value="bug_larva">
            <text:p>bug_larva</text:p>
          </table:table-cell>
          <table:table-cell table:formula="of:=IF([.G1066]=&quot;pos&quot;;[.L1067];[.P1065])" office:value-type="string" office:string-value="1534.24304">
            <text:p>1534.24304</text:p>
          </table:table-cell>
          <table:table-cell table:formula="of:=IF([.G1066]=&quot;pos&quot;;[.L1069];[.Q1065])" office:value-type="string" office:string-value="573.374146">
            <text:p>573.374146</text:p>
          </table:table-cell>
          <table:table-cell table:formula="of:=IF([.P1066]=[.P1065];&quot;&quot;;CONCATENATE(&quot;{ name = '&quot;;[.O1066];&quot;', x = &quot;;[.P1066];&quot;, z = &quot;;[.Q10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067]=&quot;defName&quot;;[.J1067];[.O1066])" office:value-type="string" office:string-value="bug_larva">
            <text:p>bug_larva</text:p>
          </table:table-cell>
          <table:table-cell table:formula="of:=IF([.G1067]=&quot;pos&quot;;[.L1068];[.P1066])" office:value-type="string" office:string-value="1534.24304">
            <text:p>1534.24304</text:p>
          </table:table-cell>
          <table:table-cell table:formula="of:=IF([.G1067]=&quot;pos&quot;;[.L1070];[.Q1066])" office:value-type="string" office:string-value="573.374146">
            <text:p>573.374146</text:p>
          </table:table-cell>
          <table:table-cell table:formula="of:=IF([.P1067]=[.P1066];&quot;&quot;;CONCATENATE(&quot;{ name = '&quot;;[.O1067];&quot;', x = &quot;;[.P1067];&quot;, z = &quot;;[.Q10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068]=&quot;defName&quot;;[.J1068];[.O1067])" office:value-type="string" office:string-value="bug_larva">
            <text:p>bug_larva</text:p>
          </table:table-cell>
          <table:table-cell table:formula="of:=IF([.G1068]=&quot;pos&quot;;[.L1069];[.P1067])" office:value-type="string" office:string-value="1534.24304">
            <text:p>1534.24304</text:p>
          </table:table-cell>
          <table:table-cell table:formula="of:=IF([.G1068]=&quot;pos&quot;;[.L1071];[.Q1067])" office:value-type="string" office:string-value="573.374146">
            <text:p>573.374146</text:p>
          </table:table-cell>
          <table:table-cell table:formula="of:=IF([.P1068]=[.P1067];&quot;&quot;;CONCATENATE(&quot;{ name = '&quot;;[.O1068];&quot;', x = &quot;;[.P1068];&quot;, z = &quot;;[.Q10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069]=&quot;defName&quot;;[.J1069];[.O1068])" office:value-type="string" office:string-value="bug_larva">
            <text:p>bug_larva</text:p>
          </table:table-cell>
          <table:table-cell table:formula="of:=IF([.G1069]=&quot;pos&quot;;[.L1070];[.P1068])" office:value-type="string" office:string-value="1534.24304">
            <text:p>1534.24304</text:p>
          </table:table-cell>
          <table:table-cell table:formula="of:=IF([.G1069]=&quot;pos&quot;;[.L1072];[.Q1068])" office:value-type="string" office:string-value="573.374146">
            <text:p>573.374146</text:p>
          </table:table-cell>
          <table:table-cell table:formula="of:=IF([.P1069]=[.P1068];&quot;&quot;;CONCATENATE(&quot;{ name = '&quot;;[.O1069];&quot;', x = &quot;;[.P1069];&quot;, z = &quot;;[.Q10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070]=&quot;defName&quot;;[.J1070];[.O1069])" office:value-type="string" office:string-value="bug_larva">
            <text:p>bug_larva</text:p>
          </table:table-cell>
          <table:table-cell table:formula="of:=IF([.G1070]=&quot;pos&quot;;[.L1071];[.P1069])" office:value-type="string" office:string-value="1534.24304">
            <text:p>1534.24304</text:p>
          </table:table-cell>
          <table:table-cell table:formula="of:=IF([.G1070]=&quot;pos&quot;;[.L1073];[.Q1069])" office:value-type="string" office:string-value="573.374146">
            <text:p>573.374146</text:p>
          </table:table-cell>
          <table:table-cell table:formula="of:=IF([.P1070]=[.P1069];&quot;&quot;;CONCATENATE(&quot;{ name = '&quot;;[.O1070];&quot;', x = &quot;;[.P1070];&quot;, z = &quot;;[.Q10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071]=&quot;defName&quot;;[.J1071];[.O1070])" office:value-type="string" office:string-value="bug_larva">
            <text:p>bug_larva</text:p>
          </table:table-cell>
          <table:table-cell table:formula="of:=IF([.G1071]=&quot;pos&quot;;[.L1072];[.P1070])" office:value-type="string" office:string-value="1534.24304">
            <text:p>1534.24304</text:p>
          </table:table-cell>
          <table:table-cell table:formula="of:=IF([.G1071]=&quot;pos&quot;;[.L1074];[.Q1070])" office:value-type="string" office:string-value="573.374146">
            <text:p>573.374146</text:p>
          </table:table-cell>
          <table:table-cell table:formula="of:=IF([.P1071]=[.P1070];&quot;&quot;;CONCATENATE(&quot;{ name = '&quot;;[.O1071];&quot;', x = &quot;;[.P1071];&quot;, z = &quot;;[.Q107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072]=&quot;defName&quot;;[.J1072];[.O1071])" office:value-type="string" office:string-value="bug_larva">
            <text:p>bug_larva</text:p>
          </table:table-cell>
          <table:table-cell table:formula="of:=IF([.G1072]=&quot;pos&quot;;[.L1073];[.P1071])" office:value-type="string" office:string-value="1534.24304">
            <text:p>1534.24304</text:p>
          </table:table-cell>
          <table:table-cell table:formula="of:=IF([.G1072]=&quot;pos&quot;;[.L1075];[.Q1071])" office:value-type="string" office:string-value="573.374146">
            <text:p>573.374146</text:p>
          </table:table-cell>
          <table:table-cell table:formula="of:=IF([.P1072]=[.P1071];&quot;&quot;;CONCATENATE(&quot;{ name = '&quot;;[.O1072];&quot;', x = &quot;;[.P1072];&quot;, z = &quot;;[.Q10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73]=&quot;defName&quot;;[.J1073];[.O1072])" office:value-type="string" office:string-value="bug_larva">
            <text:p>bug_larva</text:p>
          </table:table-cell>
          <table:table-cell table:formula="of:=IF([.G1073]=&quot;pos&quot;;[.L1074];[.P1072])" office:value-type="string" office:string-value="1534.24304">
            <text:p>1534.24304</text:p>
          </table:table-cell>
          <table:table-cell table:formula="of:=IF([.G1073]=&quot;pos&quot;;[.L1076];[.Q1072])" office:value-type="string" office:string-value="573.374146">
            <text:p>573.374146</text:p>
          </table:table-cell>
          <table:table-cell table:formula="of:=IF([.P1073]=[.P1072];&quot;&quot;;CONCATENATE(&quot;{ name = '&quot;;[.O1073];&quot;', x = &quot;;[.P1073];&quot;, z = &quot;;[.Q10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74]=&quot;defName&quot;;[.J1074];[.O1073])" office:value-type="string" office:string-value="bug_larva">
            <text:p>bug_larva</text:p>
          </table:table-cell>
          <table:table-cell table:formula="of:=IF([.G1074]=&quot;pos&quot;;[.L1075];[.P1073])" office:value-type="string" office:string-value="1534.24304">
            <text:p>1534.24304</text:p>
          </table:table-cell>
          <table:table-cell table:formula="of:=IF([.G1074]=&quot;pos&quot;;[.L1077];[.Q1073])" office:value-type="string" office:string-value="573.374146">
            <text:p>573.374146</text:p>
          </table:table-cell>
          <table:table-cell table:formula="of:=IF([.P1074]=[.P1073];&quot;&quot;;CONCATENATE(&quot;{ name = '&quot;;[.O1074];&quot;', x = &quot;;[.P1074];&quot;, z = &quot;;[.Q10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075]=&quot;defName&quot;;[.J1075];[.O1074])" office:value-type="string" office:string-value="bug_larva">
            <text:p>bug_larva</text:p>
          </table:table-cell>
          <table:table-cell table:formula="of:=IF([.G1075]=&quot;pos&quot;;[.L1076];[.P1074])" office:value-type="string" office:string-value="1534.24304">
            <text:p>1534.24304</text:p>
          </table:table-cell>
          <table:table-cell table:formula="of:=IF([.G1075]=&quot;pos&quot;;[.L1078];[.Q1074])" office:value-type="string" office:string-value="573.374146">
            <text:p>573.374146</text:p>
          </table:table-cell>
          <table:table-cell table:formula="of:=IF([.P1075]=[.P1074];&quot;&quot;;CONCATENATE(&quot;{ name = '&quot;;[.O1075];&quot;', x = &quot;;[.P1075];&quot;, z = &quot;;[.Q10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076]=&quot;defName&quot;;[.J1076];[.O1075])" office:value-type="string" office:string-value="bug_larva">
            <text:p>bug_larva</text:p>
          </table:table-cell>
          <table:table-cell table:formula="of:=IF([.G1076]=&quot;pos&quot;;[.L1077];[.P1075])" office:value-type="string" office:string-value="1534.24304">
            <text:p>1534.24304</text:p>
          </table:table-cell>
          <table:table-cell table:formula="of:=IF([.G1076]=&quot;pos&quot;;[.L1079];[.Q1075])" office:value-type="string" office:string-value="573.374146">
            <text:p>573.374146</text:p>
          </table:table-cell>
          <table:table-cell table:formula="of:=IF([.P1076]=[.P1075];&quot;&quot;;CONCATENATE(&quot;{ name = '&quot;;[.O1076];&quot;', x = &quot;;[.P1076];&quot;, z = &quot;;[.Q10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77]=&quot;defName&quot;;[.J1077];[.O1076])" office:value-type="string" office:string-value="bug_larva">
            <text:p>bug_larva</text:p>
          </table:table-cell>
          <table:table-cell table:formula="of:=IF([.G1077]=&quot;pos&quot;;[.L1078];[.P1076])" office:value-type="string" office:string-value="1534.24304">
            <text:p>1534.24304</text:p>
          </table:table-cell>
          <table:table-cell table:formula="of:=IF([.G1077]=&quot;pos&quot;;[.L1080];[.Q1076])" office:value-type="string" office:string-value="573.374146">
            <text:p>573.374146</text:p>
          </table:table-cell>
          <table:table-cell table:formula="of:=IF([.P1077]=[.P1076];&quot;&quot;;CONCATENATE(&quot;{ name = '&quot;;[.O1077];&quot;', x = &quot;;[.P1077];&quot;, z = &quot;;[.Q10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78]=&quot;defName&quot;;[.J1078];[.O1077])" office:value-type="string" office:string-value="bug_larva">
            <text:p>bug_larva</text:p>
          </table:table-cell>
          <table:table-cell table:formula="of:=IF([.G1078]=&quot;pos&quot;;[.L1079];[.P1077])" office:value-type="string" office:string-value="1534.24304">
            <text:p>1534.24304</text:p>
          </table:table-cell>
          <table:table-cell table:formula="of:=IF([.G1078]=&quot;pos&quot;;[.L1081];[.Q1077])" office:value-type="string" office:string-value="573.374146">
            <text:p>573.374146</text:p>
          </table:table-cell>
          <table:table-cell table:formula="of:=IF([.P1078]=[.P1077];&quot;&quot;;CONCATENATE(&quot;{ name = '&quot;;[.O1078];&quot;', x = &quot;;[.P1078];&quot;, z = &quot;;[.Q10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79]=&quot;defName&quot;;[.J1079];[.O1078])" office:value-type="string" office:string-value="bug_larva">
            <text:p>bug_larva</text:p>
          </table:table-cell>
          <table:table-cell table:formula="of:=IF([.G1079]=&quot;pos&quot;;[.L1080];[.P1078])" office:value-type="string" office:string-value="1534.24304">
            <text:p>1534.24304</text:p>
          </table:table-cell>
          <table:table-cell table:formula="of:=IF([.G1079]=&quot;pos&quot;;[.L1082];[.Q1078])" office:value-type="string" office:string-value="573.374146">
            <text:p>573.374146</text:p>
          </table:table-cell>
          <table:table-cell table:formula="of:=IF([.P1079]=[.P1078];&quot;&quot;;CONCATENATE(&quot;{ name = '&quot;;[.O1079];&quot;', x = &quot;;[.P1079];&quot;, z = &quot;;[.Q10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080]=&quot;defName&quot;;[.J1080];[.O1079])" office:value-type="string" office:string-value="bug_larva">
            <text:p>bug_larva</text:p>
          </table:table-cell>
          <table:table-cell table:formula="of:=IF([.G1080]=&quot;pos&quot;;[.L1081];[.P1079])" office:value-type="string" office:string-value="1534.24304">
            <text:p>1534.24304</text:p>
          </table:table-cell>
          <table:table-cell table:formula="of:=IF([.G1080]=&quot;pos&quot;;[.L1083];[.Q1079])" office:value-type="string" office:string-value="573.374146">
            <text:p>573.374146</text:p>
          </table:table-cell>
          <table:table-cell table:formula="of:=IF([.P1080]=[.P1079];&quot;&quot;;CONCATENATE(&quot;{ name = '&quot;;[.O1080];&quot;', x = &quot;;[.P1080];&quot;, z = &quot;;[.Q10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81]=&quot;defName&quot;;[.J1081];[.O1080])" office:value-type="string" office:string-value="bug_larva">
            <text:p>bug_larva</text:p>
          </table:table-cell>
          <table:table-cell table:formula="of:=IF([.G1081]=&quot;pos&quot;;[.L1082];[.P1080])" office:value-type="string" office:string-value="1534.24304">
            <text:p>1534.24304</text:p>
          </table:table-cell>
          <table:table-cell table:formula="of:=IF([.G1081]=&quot;pos&quot;;[.L1084];[.Q1080])" office:value-type="string" office:string-value="573.374146">
            <text:p>573.374146</text:p>
          </table:table-cell>
          <table:table-cell table:formula="of:=IF([.P1081]=[.P1080];&quot;&quot;;CONCATENATE(&quot;{ name = '&quot;;[.O1081];&quot;', x = &quot;;[.P1081];&quot;, z = &quot;;[.Q10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82]=&quot;defName&quot;;[.J1082];[.O1081])" office:value-type="string" office:string-value="bug_larva">
            <text:p>bug_larva</text:p>
          </table:table-cell>
          <table:table-cell table:formula="of:=IF([.G1082]=&quot;pos&quot;;[.L1083];[.P1081])" office:value-type="string" office:string-value="1534.24304">
            <text:p>1534.24304</text:p>
          </table:table-cell>
          <table:table-cell table:formula="of:=IF([.G1082]=&quot;pos&quot;;[.L1085];[.Q1081])" office:value-type="string" office:string-value="573.374146">
            <text:p>573.374146</text:p>
          </table:table-cell>
          <table:table-cell table:formula="of:=IF([.P1082]=[.P1081];&quot;&quot;;CONCATENATE(&quot;{ name = '&quot;;[.O1082];&quot;', x = &quot;;[.P1082];&quot;, z = &quot;;[.Q10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083]=&quot;defName&quot;;[.J1083];[.O1082])" office:value-type="string" office:string-value="bug_larva">
            <text:p>bug_larva</text:p>
          </table:table-cell>
          <table:table-cell table:formula="of:=IF([.G1083]=&quot;pos&quot;;[.L1084];[.P1082])" office:value-type="string" office:string-value="1534.24304">
            <text:p>1534.24304</text:p>
          </table:table-cell>
          <table:table-cell table:formula="of:=IF([.G1083]=&quot;pos&quot;;[.L1086];[.Q1082])" office:value-type="string" office:string-value="573.374146">
            <text:p>573.374146</text:p>
          </table:table-cell>
          <table:table-cell table:formula="of:=IF([.P1083]=[.P1082];&quot;&quot;;CONCATENATE(&quot;{ name = '&quot;;[.O1083];&quot;', x = &quot;;[.P1083];&quot;, z = &quot;;[.Q10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084]=&quot;defName&quot;;[.J1084];[.O1083])" office:value-type="string" office:string-value="bug_larva">
            <text:p>bug_larva</text:p>
          </table:table-cell>
          <table:table-cell table:formula="of:=IF([.G1084]=&quot;pos&quot;;[.L1085];[.P1083])" office:value-type="string" office:string-value="1534.24304">
            <text:p>1534.24304</text:p>
          </table:table-cell>
          <table:table-cell table:formula="of:=IF([.G1084]=&quot;pos&quot;;[.L1087];[.Q1083])" office:value-type="string" office:string-value="573.374146">
            <text:p>573.374146</text:p>
          </table:table-cell>
          <table:table-cell table:formula="of:=IF([.P1084]=[.P1083];&quot;&quot;;CONCATENATE(&quot;{ name = '&quot;;[.O1084];&quot;', x = &quot;;[.P1084];&quot;, z = &quot;;[.Q10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85]=&quot;defName&quot;;[.J1085];[.O1084])" office:value-type="string" office:string-value="bug_larva">
            <text:p>bug_larva</text:p>
          </table:table-cell>
          <table:table-cell table:formula="of:=IF([.G1085]=&quot;pos&quot;;[.L1086];[.P1084])" office:value-type="string" office:string-value="1534.24304">
            <text:p>1534.24304</text:p>
          </table:table-cell>
          <table:table-cell table:formula="of:=IF([.G1085]=&quot;pos&quot;;[.L1088];[.Q1084])" office:value-type="string" office:string-value="573.374146">
            <text:p>573.374146</text:p>
          </table:table-cell>
          <table:table-cell table:formula="of:=IF([.P1085]=[.P1084];&quot;&quot;;CONCATENATE(&quot;{ name = '&quot;;[.O1085];&quot;', x = &quot;;[.P1085];&quot;, z = &quot;;[.Q10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86]=&quot;defName&quot;;[.J1086];[.O1085])" office:value-type="string" office:string-value="bug_larva">
            <text:p>bug_larva</text:p>
          </table:table-cell>
          <table:table-cell table:formula="of:=IF([.G1086]=&quot;pos&quot;;[.L1087];[.P1085])" office:value-type="string" office:string-value="1534.24304">
            <text:p>1534.24304</text:p>
          </table:table-cell>
          <table:table-cell table:formula="of:=IF([.G1086]=&quot;pos&quot;;[.L1089];[.Q1085])" office:value-type="string" office:string-value="573.374146">
            <text:p>573.374146</text:p>
          </table:table-cell>
          <table:table-cell table:formula="of:=IF([.P1086]=[.P1085];&quot;&quot;;CONCATENATE(&quot;{ name = '&quot;;[.O1086];&quot;', x = &quot;;[.P1086];&quot;, z = &quot;;[.Q10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087]=&quot;defName&quot;;[.J1087];[.O1086])" office:value-type="string" office:string-value="bug_larva">
            <text:p>bug_larva</text:p>
          </table:table-cell>
          <table:table-cell table:formula="of:=IF([.G1087]=&quot;pos&quot;;[.L1088];[.P1086])" office:value-type="string" office:string-value="1534.24304">
            <text:p>1534.24304</text:p>
          </table:table-cell>
          <table:table-cell table:formula="of:=IF([.G1087]=&quot;pos&quot;;[.L1090];[.Q1086])" office:value-type="string" office:string-value="573.374146">
            <text:p>573.374146</text:p>
          </table:table-cell>
          <table:table-cell table:formula="of:=IF([.P1087]=[.P1086];&quot;&quot;;CONCATENATE(&quot;{ name = '&quot;;[.O1087];&quot;', x = &quot;;[.P1087];&quot;, z = &quot;;[.Q10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088]=&quot;defName&quot;;[.J1088];[.O1087])" office:value-type="string" office:string-value="bug_larva">
            <text:p>bug_larva</text:p>
          </table:table-cell>
          <table:table-cell table:formula="of:=IF([.G1088]=&quot;pos&quot;;[.L1089];[.P1087])" office:value-type="string" office:string-value="1534.24304">
            <text:p>1534.24304</text:p>
          </table:table-cell>
          <table:table-cell table:formula="of:=IF([.G1088]=&quot;pos&quot;;[.L1091];[.Q1087])" office:value-type="string" office:string-value="573.374146">
            <text:p>573.374146</text:p>
          </table:table-cell>
          <table:table-cell table:formula="of:=IF([.P1088]=[.P1087];&quot;&quot;;CONCATENATE(&quot;{ name = '&quot;;[.O1088];&quot;', x = &quot;;[.P1088];&quot;, z = &quot;;[.Q10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089]=&quot;defName&quot;;[.J1089];[.O1088])" office:value-type="string" office:string-value="bug_larva">
            <text:p>bug_larva</text:p>
          </table:table-cell>
          <table:table-cell table:formula="of:=IF([.G1089]=&quot;pos&quot;;[.L1090];[.P1088])" office:value-type="string" office:string-value="1534.24304">
            <text:p>1534.24304</text:p>
          </table:table-cell>
          <table:table-cell table:formula="of:=IF([.G1089]=&quot;pos&quot;;[.L1092];[.Q1088])" office:value-type="string" office:string-value="573.374146">
            <text:p>573.374146</text:p>
          </table:table-cell>
          <table:table-cell table:formula="of:=IF([.P1089]=[.P1088];&quot;&quot;;CONCATENATE(&quot;{ name = '&quot;;[.O1089];&quot;', x = &quot;;[.P1089];&quot;, z = &quot;;[.Q10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090]=&quot;defName&quot;;[.J1090];[.O1089])" office:value-type="string" office:string-value="bug_larva">
            <text:p>bug_larva</text:p>
          </table:table-cell>
          <table:table-cell table:formula="of:=IF([.G1090]=&quot;pos&quot;;[.L1091];[.P1089])" office:value-type="string" office:string-value="1534.24304">
            <text:p>1534.24304</text:p>
          </table:table-cell>
          <table:table-cell table:formula="of:=IF([.G1090]=&quot;pos&quot;;[.L1093];[.Q1089])" office:value-type="string" office:string-value="573.374146">
            <text:p>573.374146</text:p>
          </table:table-cell>
          <table:table-cell table:formula="of:=IF([.P1090]=[.P1089];&quot;&quot;;CONCATENATE(&quot;{ name = '&quot;;[.O1090];&quot;', x = &quot;;[.P1090];&quot;, z = &quot;;[.Q10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091]=&quot;defName&quot;;[.J1091];[.O1090])" office:value-type="string" office:string-value="bug_larva">
            <text:p>bug_larva</text:p>
          </table:table-cell>
          <table:table-cell table:formula="of:=IF([.G1091]=&quot;pos&quot;;[.L1092];[.P1090])" office:value-type="string" office:string-value="1534.24304">
            <text:p>1534.24304</text:p>
          </table:table-cell>
          <table:table-cell table:formula="of:=IF([.G1091]=&quot;pos&quot;;[.L1094];[.Q1090])" office:value-type="string" office:string-value="573.374146">
            <text:p>573.374146</text:p>
          </table:table-cell>
          <table:table-cell table:formula="of:=IF([.P1091]=[.P1090];&quot;&quot;;CONCATENATE(&quot;{ name = '&quot;;[.O1091];&quot;', x = &quot;;[.P1091];&quot;, z = &quot;;[.Q10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092]=&quot;defName&quot;;[.J1092];[.O1091])" office:value-type="string" office:string-value="bug_larva">
            <text:p>bug_larva</text:p>
          </table:table-cell>
          <table:table-cell table:formula="of:=IF([.G1092]=&quot;pos&quot;;[.L1093];[.P1091])" office:value-type="string" office:string-value="1534.24304">
            <text:p>1534.24304</text:p>
          </table:table-cell>
          <table:table-cell table:formula="of:=IF([.G1092]=&quot;pos&quot;;[.L1095];[.Q1091])" office:value-type="string" office:string-value="573.374146">
            <text:p>573.374146</text:p>
          </table:table-cell>
          <table:table-cell table:formula="of:=IF([.P1092]=[.P1091];&quot;&quot;;CONCATENATE(&quot;{ name = '&quot;;[.O1092];&quot;', x = &quot;;[.P1092];&quot;, z = &quot;;[.Q10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093]=&quot;defName&quot;;[.J1093];[.O1092])" office:value-type="string" office:string-value="bug_larva">
            <text:p>bug_larva</text:p>
          </table:table-cell>
          <table:table-cell table:formula="of:=IF([.G1093]=&quot;pos&quot;;[.L1094];[.P1092])" office:value-type="string" office:string-value="1534.24304">
            <text:p>1534.24304</text:p>
          </table:table-cell>
          <table:table-cell table:formula="of:=IF([.G1093]=&quot;pos&quot;;[.L1096];[.Q1092])" office:value-type="string" office:string-value="573.374146">
            <text:p>573.374146</text:p>
          </table:table-cell>
          <table:table-cell table:formula="of:=IF([.P1093]=[.P1092];&quot;&quot;;CONCATENATE(&quot;{ name = '&quot;;[.O1093];&quot;', x = &quot;;[.P1093];&quot;, z = &quot;;[.Q10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094]=&quot;defName&quot;;[.J1094];[.O1093])" office:value-type="string" office:string-value="bug_larva">
            <text:p>bug_larva</text:p>
          </table:table-cell>
          <table:table-cell table:formula="of:=IF([.G1094]=&quot;pos&quot;;[.L1095];[.P1093])" office:value-type="string" office:string-value="1534.24304">
            <text:p>1534.24304</text:p>
          </table:table-cell>
          <table:table-cell table:formula="of:=IF([.G1094]=&quot;pos&quot;;[.L1097];[.Q1093])" office:value-type="string" office:string-value="573.374146">
            <text:p>573.374146</text:p>
          </table:table-cell>
          <table:table-cell table:formula="of:=IF([.P1094]=[.P1093];&quot;&quot;;CONCATENATE(&quot;{ name = '&quot;;[.O1094];&quot;', x = &quot;;[.P1094];&quot;, z = &quot;;[.Q10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095]=&quot;defName&quot;;[.J1095];[.O1094])" office:value-type="string" office:string-value="bug_larva">
            <text:p>bug_larva</text:p>
          </table:table-cell>
          <table:table-cell table:formula="of:=IF([.G1095]=&quot;pos&quot;;[.L1096];[.P1094])" office:value-type="string" office:string-value="1534.24304">
            <text:p>1534.24304</text:p>
          </table:table-cell>
          <table:table-cell table:formula="of:=IF([.G1095]=&quot;pos&quot;;[.L1098];[.Q1094])" office:value-type="string" office:string-value="573.374146">
            <text:p>573.374146</text:p>
          </table:table-cell>
          <table:table-cell table:formula="of:=IF([.P1095]=[.P1094];&quot;&quot;;CONCATENATE(&quot;{ name = '&quot;;[.O1095];&quot;', x = &quot;;[.P1095];&quot;, z = &quot;;[.Q10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96]=&quot;defName&quot;;[.J1096];[.O1095])" office:value-type="string" office:string-value="bug_larva">
            <text:p>bug_larva</text:p>
          </table:table-cell>
          <table:table-cell table:formula="of:=IF([.G1096]=&quot;pos&quot;;[.L1097];[.P1095])" office:value-type="string" office:string-value="1534.24304">
            <text:p>1534.24304</text:p>
          </table:table-cell>
          <table:table-cell table:formula="of:=IF([.G1096]=&quot;pos&quot;;[.L1099];[.Q1095])" office:value-type="string" office:string-value="573.374146">
            <text:p>573.374146</text:p>
          </table:table-cell>
          <table:table-cell table:formula="of:=IF([.P1096]=[.P1095];&quot;&quot;;CONCATENATE(&quot;{ name = '&quot;;[.O1096];&quot;', x = &quot;;[.P1096];&quot;, z = &quot;;[.Q10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097]=&quot;defName&quot;;[.J1097];[.O1096])" office:value-type="string" office:string-value="bug_larva">
            <text:p>bug_larva</text:p>
          </table:table-cell>
          <table:table-cell table:formula="of:=IF([.G1097]=&quot;pos&quot;;[.L1098];[.P1096])" office:value-type="string" office:string-value="1534.24304">
            <text:p>1534.24304</text:p>
          </table:table-cell>
          <table:table-cell table:formula="of:=IF([.G1097]=&quot;pos&quot;;[.L1100];[.Q1096])" office:value-type="string" office:string-value="573.374146">
            <text:p>573.374146</text:p>
          </table:table-cell>
          <table:table-cell table:formula="of:=IF([.P1097]=[.P1096];&quot;&quot;;CONCATENATE(&quot;{ name = '&quot;;[.O1097];&quot;', x = &quot;;[.P1097];&quot;, z = &quot;;[.Q10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098]=&quot;defName&quot;;[.J1098];[.O1097])" office:value-type="string" office:string-value="bug_larva">
            <text:p>bug_larva</text:p>
          </table:table-cell>
          <table:table-cell table:formula="of:=IF([.G1098]=&quot;pos&quot;;[.L1099];[.P1097])" office:value-type="string" office:string-value="1534.24304">
            <text:p>1534.24304</text:p>
          </table:table-cell>
          <table:table-cell table:formula="of:=IF([.G1098]=&quot;pos&quot;;[.L1101];[.Q1097])" office:value-type="string" office:string-value="573.374146">
            <text:p>573.374146</text:p>
          </table:table-cell>
          <table:table-cell table:formula="of:=IF([.P1098]=[.P1097];&quot;&quot;;CONCATENATE(&quot;{ name = '&quot;;[.O1098];&quot;', x = &quot;;[.P1098];&quot;, z = &quot;;[.Q10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099]=&quot;defName&quot;;[.J1099];[.O1098])" office:value-type="string" office:string-value="bug_larva">
            <text:p>bug_larva</text:p>
          </table:table-cell>
          <table:table-cell table:formula="of:=IF([.G1099]=&quot;pos&quot;;[.L1100];[.P1098])" office:value-type="string" office:string-value="1534.24304">
            <text:p>1534.24304</text:p>
          </table:table-cell>
          <table:table-cell table:formula="of:=IF([.G1099]=&quot;pos&quot;;[.L1102];[.Q1098])" office:value-type="string" office:string-value="573.374146">
            <text:p>573.374146</text:p>
          </table:table-cell>
          <table:table-cell table:formula="of:=IF([.P1099]=[.P1098];&quot;&quot;;CONCATENATE(&quot;{ name = '&quot;;[.O1099];&quot;', x = &quot;;[.P1099];&quot;, z = &quot;;[.Q10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100]=&quot;defName&quot;;[.J1100];[.O1099])" office:value-type="string" office:string-value="bug_larva">
            <text:p>bug_larva</text:p>
          </table:table-cell>
          <table:table-cell table:formula="of:=IF([.G1100]=&quot;pos&quot;;[.L1101];[.P1099])" office:value-type="string" office:string-value="1534.24304">
            <text:p>1534.24304</text:p>
          </table:table-cell>
          <table:table-cell table:formula="of:=IF([.G1100]=&quot;pos&quot;;[.L1103];[.Q1099])" office:value-type="string" office:string-value="573.374146">
            <text:p>573.374146</text:p>
          </table:table-cell>
          <table:table-cell table:formula="of:=IF([.P1100]=[.P1099];&quot;&quot;;CONCATENATE(&quot;{ name = '&quot;;[.O1100];&quot;', x = &quot;;[.P1100];&quot;, z = &quot;;[.Q11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01]=&quot;defName&quot;;[.J1101];[.O1100])" office:value-type="string" office:string-value="bug_larva">
            <text:p>bug_larva</text:p>
          </table:table-cell>
          <table:table-cell table:formula="of:=IF([.G1101]=&quot;pos&quot;;[.L1102];[.P1100])" office:value-type="string" office:string-value="1534.24304">
            <text:p>1534.24304</text:p>
          </table:table-cell>
          <table:table-cell table:formula="of:=IF([.G1101]=&quot;pos&quot;;[.L1104];[.Q1100])" office:value-type="string" office:string-value="573.374146">
            <text:p>573.374146</text:p>
          </table:table-cell>
          <table:table-cell table:formula="of:=IF([.P1101]=[.P1100];&quot;&quot;;CONCATENATE(&quot;{ name = '&quot;;[.O1101];&quot;', x = &quot;;[.P1101];&quot;, z = &quot;;[.Q11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102]=&quot;defName&quot;;[.J1102];[.O1101])" office:value-type="string" office:string-value="bug_larva">
            <text:p>bug_larva</text:p>
          </table:table-cell>
          <table:table-cell table:formula="of:=IF([.G1102]=&quot;pos&quot;;[.L1103];[.P1101])" office:value-type="string" office:string-value="1534.24304">
            <text:p>1534.24304</text:p>
          </table:table-cell>
          <table:table-cell table:formula="of:=IF([.G1102]=&quot;pos&quot;;[.L1105];[.Q1101])" office:value-type="string" office:string-value="573.374146">
            <text:p>573.374146</text:p>
          </table:table-cell>
          <table:table-cell table:formula="of:=IF([.P1102]=[.P1101];&quot;&quot;;CONCATENATE(&quot;{ name = '&quot;;[.O1102];&quot;', x = &quot;;[.P1102];&quot;, z = &quot;;[.Q11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03]=&quot;defName&quot;;[.J1103];[.O1102])" office:value-type="string" office:string-value="bug_larva">
            <text:p>bug_larva</text:p>
          </table:table-cell>
          <table:table-cell table:formula="of:=IF([.G1103]=&quot;pos&quot;;[.L1104];[.P1102])" office:value-type="string" office:string-value="1534.24304">
            <text:p>1534.24304</text:p>
          </table:table-cell>
          <table:table-cell table:formula="of:=IF([.G1103]=&quot;pos&quot;;[.L1106];[.Q1102])" office:value-type="string" office:string-value="573.374146">
            <text:p>573.374146</text:p>
          </table:table-cell>
          <table:table-cell table:formula="of:=IF([.P1103]=[.P1102];&quot;&quot;;CONCATENATE(&quot;{ name = '&quot;;[.O1103];&quot;', x = &quot;;[.P1103];&quot;, z = &quot;;[.Q11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104]=&quot;defName&quot;;[.J1104];[.O1103])" office:value-type="string" office:string-value="bug_larva">
            <text:p>bug_larva</text:p>
          </table:table-cell>
          <table:table-cell table:formula="of:=IF([.G1104]=&quot;pos&quot;;[.L1105];[.P1103])" office:value-type="string" office:string-value="1534.24304">
            <text:p>1534.24304</text:p>
          </table:table-cell>
          <table:table-cell table:formula="of:=IF([.G1104]=&quot;pos&quot;;[.L1107];[.Q1103])" office:value-type="string" office:string-value="573.374146">
            <text:p>573.374146</text:p>
          </table:table-cell>
          <table:table-cell table:formula="of:=IF([.P1104]=[.P1103];&quot;&quot;;CONCATENATE(&quot;{ name = '&quot;;[.O1104];&quot;', x = &quot;;[.P1104];&quot;, z = &quot;;[.Q11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05]=&quot;defName&quot;;[.J1105];[.O1104])" office:value-type="string" office:string-value="bug_larva">
            <text:p>bug_larva</text:p>
          </table:table-cell>
          <table:table-cell table:formula="of:=IF([.G1105]=&quot;pos&quot;;[.L1106];[.P1104])" office:value-type="string" office:string-value="1534.24304">
            <text:p>1534.24304</text:p>
          </table:table-cell>
          <table:table-cell table:formula="of:=IF([.G1105]=&quot;pos&quot;;[.L1108];[.Q1104])" office:value-type="string" office:string-value="573.374146">
            <text:p>573.374146</text:p>
          </table:table-cell>
          <table:table-cell table:formula="of:=IF([.P1105]=[.P1104];&quot;&quot;;CONCATENATE(&quot;{ name = '&quot;;[.O1105];&quot;', x = &quot;;[.P1105];&quot;, z = &quot;;[.Q11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06]=&quot;defName&quot;;[.J1106];[.O1105])" office:value-type="string" office:string-value="bug_larva">
            <text:p>bug_larva</text:p>
          </table:table-cell>
          <table:table-cell table:formula="of:=IF([.G1106]=&quot;pos&quot;;[.L1107];[.P1105])" office:value-type="string" office:string-value="3190.40039">
            <text:p>3190.40039</text:p>
          </table:table-cell>
          <table:table-cell table:formula="of:=IF([.G1106]=&quot;pos&quot;;[.L1109];[.Q1105])" office:value-type="string" office:string-value="848.625244">
            <text:p>848.625244</text:p>
          </table:table-cell>
          <table:table-cell table:formula="of:=IF([.P1106]=[.P1105];&quot;&quot;;CONCATENATE(&quot;{ name = '&quot;;[.O1106];&quot;', x = &quot;;[.P1106];&quot;, z = &quot;;[.Q1106];&quot;, facing = 0, },&quot;))" office:value-type="string" office:string-value="{ name = 'bug_larva', x = 3190.40039, z = 848.625244, facing = 0, },">
            <text:p>{ name = 'bug_larva', x = 3190.40039, z = 848.62524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190.40039</text:p>
          </table:table-cell>
          <table:table-cell table:number-columns-repeated="2"/>
          <table:table-cell table:formula="of:=IF([.G1107]=&quot;defName&quot;;[.J1107];[.O1106])" office:value-type="string" office:string-value="bug_larva">
            <text:p>bug_larva</text:p>
          </table:table-cell>
          <table:table-cell table:formula="of:=IF([.G1107]=&quot;pos&quot;;[.L1108];[.P1106])" office:value-type="string" office:string-value="3190.40039">
            <text:p>3190.40039</text:p>
          </table:table-cell>
          <table:table-cell table:formula="of:=IF([.G1107]=&quot;pos&quot;;[.L1110];[.Q1106])" office:value-type="string" office:string-value="848.625244">
            <text:p>848.625244</text:p>
          </table:table-cell>
          <table:table-cell table:formula="of:=IF([.P1107]=[.P1106];&quot;&quot;;CONCATENATE(&quot;{ name = '&quot;;[.O1107];&quot;', x = &quot;;[.P1107];&quot;, z = &quot;;[.Q11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8.2935181</text:p>
          </table:table-cell>
          <table:table-cell table:number-columns-repeated="2"/>
          <table:table-cell table:formula="of:=IF([.G1108]=&quot;defName&quot;;[.J1108];[.O1107])" office:value-type="string" office:string-value="bug_larva">
            <text:p>bug_larva</text:p>
          </table:table-cell>
          <table:table-cell table:formula="of:=IF([.G1108]=&quot;pos&quot;;[.L1109];[.P1107])" office:value-type="string" office:string-value="3190.40039">
            <text:p>3190.40039</text:p>
          </table:table-cell>
          <table:table-cell table:formula="of:=IF([.G1108]=&quot;pos&quot;;[.L1111];[.Q1107])" office:value-type="string" office:string-value="848.625244">
            <text:p>848.625244</text:p>
          </table:table-cell>
          <table:table-cell table:formula="of:=IF([.P1108]=[.P1107];&quot;&quot;;CONCATENATE(&quot;{ name = '&quot;;[.O1108];&quot;', x = &quot;;[.P1108];&quot;, z = &quot;;[.Q11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848.625244</text:p>
          </table:table-cell>
          <table:table-cell table:number-columns-repeated="2"/>
          <table:table-cell table:formula="of:=IF([.G1109]=&quot;defName&quot;;[.J1109];[.O1108])" office:value-type="string" office:string-value="bug_larva">
            <text:p>bug_larva</text:p>
          </table:table-cell>
          <table:table-cell table:formula="of:=IF([.G1109]=&quot;pos&quot;;[.L1110];[.P1108])" office:value-type="string" office:string-value="3190.40039">
            <text:p>3190.40039</text:p>
          </table:table-cell>
          <table:table-cell table:formula="of:=IF([.G1109]=&quot;pos&quot;;[.L1112];[.Q1108])" office:value-type="string" office:string-value="848.625244">
            <text:p>848.625244</text:p>
          </table:table-cell>
          <table:table-cell table:formula="of:=IF([.P1109]=[.P1108];&quot;&quot;;CONCATENATE(&quot;{ name = '&quot;;[.O1109];&quot;', x = &quot;;[.P1109];&quot;, z = &quot;;[.Q11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10]=&quot;defName&quot;;[.J1110];[.O1109])" office:value-type="string" office:string-value="bug_larva">
            <text:p>bug_larva</text:p>
          </table:table-cell>
          <table:table-cell table:formula="of:=IF([.G1110]=&quot;pos&quot;;[.L1111];[.P1109])" office:value-type="string" office:string-value="3190.40039">
            <text:p>3190.40039</text:p>
          </table:table-cell>
          <table:table-cell table:formula="of:=IF([.G1110]=&quot;pos&quot;;[.L1113];[.Q1109])" office:value-type="string" office:string-value="848.625244">
            <text:p>848.625244</text:p>
          </table:table-cell>
          <table:table-cell table:formula="of:=IF([.P1110]=[.P1109];&quot;&quot;;CONCATENATE(&quot;{ name = '&quot;;[.O1110];&quot;', x = &quot;;[.P1110];&quot;, z = &quot;;[.Q11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11]=&quot;defName&quot;;[.J1111];[.O1110])" office:value-type="string" office:string-value="bug_larva">
            <text:p>bug_larva</text:p>
          </table:table-cell>
          <table:table-cell table:formula="of:=IF([.G1111]=&quot;pos&quot;;[.L1112];[.P1110])" office:value-type="string" office:string-value="3190.40039">
            <text:p>3190.40039</text:p>
          </table:table-cell>
          <table:table-cell table:formula="of:=IF([.G1111]=&quot;pos&quot;;[.L1114];[.Q1110])" office:value-type="string" office:string-value="848.625244">
            <text:p>848.625244</text:p>
          </table:table-cell>
          <table:table-cell table:formula="of:=IF([.P1111]=[.P1110];&quot;&quot;;CONCATENATE(&quot;{ name = '&quot;;[.O1111];&quot;', x = &quot;;[.P1111];&quot;, z = &quot;;[.Q11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112]=&quot;defName&quot;;[.J1112];[.O1111])" office:value-type="string" office:string-value="bug_larva">
            <text:p>bug_larva</text:p>
          </table:table-cell>
          <table:table-cell table:formula="of:=IF([.G1112]=&quot;pos&quot;;[.L1113];[.P1111])" office:value-type="string" office:string-value="3190.40039">
            <text:p>3190.40039</text:p>
          </table:table-cell>
          <table:table-cell table:formula="of:=IF([.G1112]=&quot;pos&quot;;[.L1115];[.Q1111])" office:value-type="string" office:string-value="848.625244">
            <text:p>848.625244</text:p>
          </table:table-cell>
          <table:table-cell table:formula="of:=IF([.P1112]=[.P1111];&quot;&quot;;CONCATENATE(&quot;{ name = '&quot;;[.O1112];&quot;', x = &quot;;[.P1112];&quot;, z = &quot;;[.Q11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113]=&quot;defName&quot;;[.J1113];[.O1112])" office:value-type="string" office:string-value="bug_larva">
            <text:p>bug_larva</text:p>
          </table:table-cell>
          <table:table-cell table:formula="of:=IF([.G1113]=&quot;pos&quot;;[.L1114];[.P1112])" office:value-type="string" office:string-value="3190.40039">
            <text:p>3190.40039</text:p>
          </table:table-cell>
          <table:table-cell table:formula="of:=IF([.G1113]=&quot;pos&quot;;[.L1116];[.Q1112])" office:value-type="string" office:string-value="848.625244">
            <text:p>848.625244</text:p>
          </table:table-cell>
          <table:table-cell table:formula="of:=IF([.P1113]=[.P1112];&quot;&quot;;CONCATENATE(&quot;{ name = '&quot;;[.O1113];&quot;', x = &quot;;[.P1113];&quot;, z = &quot;;[.Q11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14]=&quot;defName&quot;;[.J1114];[.O1113])" office:value-type="string" office:string-value="bug_larva">
            <text:p>bug_larva</text:p>
          </table:table-cell>
          <table:table-cell table:formula="of:=IF([.G1114]=&quot;pos&quot;;[.L1115];[.P1113])" office:value-type="string" office:string-value="3190.40039">
            <text:p>3190.40039</text:p>
          </table:table-cell>
          <table:table-cell table:formula="of:=IF([.G1114]=&quot;pos&quot;;[.L1117];[.Q1113])" office:value-type="string" office:string-value="848.625244">
            <text:p>848.625244</text:p>
          </table:table-cell>
          <table:table-cell table:formula="of:=IF([.P1114]=[.P1113];&quot;&quot;;CONCATENATE(&quot;{ name = '&quot;;[.O1114];&quot;', x = &quot;;[.P1114];&quot;, z = &quot;;[.Q11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115]=&quot;defName&quot;;[.J1115];[.O1114])" office:value-type="string" office:string-value="bug_larva">
            <text:p>bug_larva</text:p>
          </table:table-cell>
          <table:table-cell table:formula="of:=IF([.G1115]=&quot;pos&quot;;[.L1116];[.P1114])" office:value-type="string" office:string-value="3190.40039">
            <text:p>3190.40039</text:p>
          </table:table-cell>
          <table:table-cell table:formula="of:=IF([.G1115]=&quot;pos&quot;;[.L1118];[.Q1114])" office:value-type="string" office:string-value="848.625244">
            <text:p>848.625244</text:p>
          </table:table-cell>
          <table:table-cell table:formula="of:=IF([.P1115]=[.P1114];&quot;&quot;;CONCATENATE(&quot;{ name = '&quot;;[.O1115];&quot;', x = &quot;;[.P1115];&quot;, z = &quot;;[.Q11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16]=&quot;defName&quot;;[.J1116];[.O1115])" office:value-type="string" office:string-value="bug_larva">
            <text:p>bug_larva</text:p>
          </table:table-cell>
          <table:table-cell table:formula="of:=IF([.G1116]=&quot;pos&quot;;[.L1117];[.P1115])" office:value-type="string" office:string-value="3190.40039">
            <text:p>3190.40039</text:p>
          </table:table-cell>
          <table:table-cell table:formula="of:=IF([.G1116]=&quot;pos&quot;;[.L1119];[.Q1115])" office:value-type="string" office:string-value="848.625244">
            <text:p>848.625244</text:p>
          </table:table-cell>
          <table:table-cell table:formula="of:=IF([.P1116]=[.P1115];&quot;&quot;;CONCATENATE(&quot;{ name = '&quot;;[.O1116];&quot;', x = &quot;;[.P1116];&quot;, z = &quot;;[.Q11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17]=&quot;defName&quot;;[.J1117];[.O1116])" office:value-type="string" office:string-value="bug_larva">
            <text:p>bug_larva</text:p>
          </table:table-cell>
          <table:table-cell table:formula="of:=IF([.G1117]=&quot;pos&quot;;[.L1118];[.P1116])" office:value-type="string" office:string-value="3190.40039">
            <text:p>3190.40039</text:p>
          </table:table-cell>
          <table:table-cell table:formula="of:=IF([.G1117]=&quot;pos&quot;;[.L1120];[.Q1116])" office:value-type="string" office:string-value="848.625244">
            <text:p>848.625244</text:p>
          </table:table-cell>
          <table:table-cell table:formula="of:=IF([.P1117]=[.P1116];&quot;&quot;;CONCATENATE(&quot;{ name = '&quot;;[.O1117];&quot;', x = &quot;;[.P1117];&quot;, z = &quot;;[.Q11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2237196</text:p>
          </table:table-cell>
          <table:table-cell table:number-columns-repeated="2"/>
          <table:table-cell table:formula="of:=IF([.G1118]=&quot;defName&quot;;[.J1118];[.O1117])" office:value-type="string" office:string-value="bug_larva">
            <text:p>bug_larva</text:p>
          </table:table-cell>
          <table:table-cell table:formula="of:=IF([.G1118]=&quot;pos&quot;;[.L1119];[.P1117])" office:value-type="string" office:string-value="3190.40039">
            <text:p>3190.40039</text:p>
          </table:table-cell>
          <table:table-cell table:formula="of:=IF([.G1118]=&quot;pos&quot;;[.L1121];[.Q1117])" office:value-type="string" office:string-value="848.625244">
            <text:p>848.625244</text:p>
          </table:table-cell>
          <table:table-cell table:formula="of:=IF([.P1118]=[.P1117];&quot;&quot;;CONCATENATE(&quot;{ name = '&quot;;[.O1118];&quot;', x = &quot;;[.P1118];&quot;, z = &quot;;[.Q11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19]=&quot;defName&quot;;[.J1119];[.O1118])" office:value-type="string" office:string-value="bug_larva">
            <text:p>bug_larva</text:p>
          </table:table-cell>
          <table:table-cell table:formula="of:=IF([.G1119]=&quot;pos&quot;;[.L1120];[.P1118])" office:value-type="string" office:string-value="3190.40039">
            <text:p>3190.40039</text:p>
          </table:table-cell>
          <table:table-cell table:formula="of:=IF([.G1119]=&quot;pos&quot;;[.L1122];[.Q1118])" office:value-type="string" office:string-value="848.625244">
            <text:p>848.625244</text:p>
          </table:table-cell>
          <table:table-cell table:formula="of:=IF([.P1119]=[.P1118];&quot;&quot;;CONCATENATE(&quot;{ name = '&quot;;[.O1119];&quot;', x = &quot;;[.P1119];&quot;, z = &quot;;[.Q11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20]=&quot;defName&quot;;[.J1120];[.O1119])" office:value-type="string" office:string-value="bug_larva">
            <text:p>bug_larva</text:p>
          </table:table-cell>
          <table:table-cell table:formula="of:=IF([.G1120]=&quot;pos&quot;;[.L1121];[.P1119])" office:value-type="string" office:string-value="3190.40039">
            <text:p>3190.40039</text:p>
          </table:table-cell>
          <table:table-cell table:formula="of:=IF([.G1120]=&quot;pos&quot;;[.L1123];[.Q1119])" office:value-type="string" office:string-value="848.625244">
            <text:p>848.625244</text:p>
          </table:table-cell>
          <table:table-cell table:formula="of:=IF([.P1120]=[.P1119];&quot;&quot;;CONCATENATE(&quot;{ name = '&quot;;[.O1120];&quot;', x = &quot;;[.P1120];&quot;, z = &quot;;[.Q11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121]=&quot;defName&quot;;[.J1121];[.O1120])" office:value-type="string" office:string-value="bug_larva">
            <text:p>bug_larva</text:p>
          </table:table-cell>
          <table:table-cell table:formula="of:=IF([.G1121]=&quot;pos&quot;;[.L1122];[.P1120])" office:value-type="string" office:string-value="3190.40039">
            <text:p>3190.40039</text:p>
          </table:table-cell>
          <table:table-cell table:formula="of:=IF([.G1121]=&quot;pos&quot;;[.L1124];[.Q1120])" office:value-type="string" office:string-value="848.625244">
            <text:p>848.625244</text:p>
          </table:table-cell>
          <table:table-cell table:formula="of:=IF([.P1121]=[.P1120];&quot;&quot;;CONCATENATE(&quot;{ name = '&quot;;[.O1121];&quot;', x = &quot;;[.P1121];&quot;, z = &quot;;[.Q11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22]=&quot;defName&quot;;[.J1122];[.O1121])" office:value-type="string" office:string-value="bug_larva">
            <text:p>bug_larva</text:p>
          </table:table-cell>
          <table:table-cell table:formula="of:=IF([.G1122]=&quot;pos&quot;;[.L1123];[.P1121])" office:value-type="string" office:string-value="3190.40039">
            <text:p>3190.40039</text:p>
          </table:table-cell>
          <table:table-cell table:formula="of:=IF([.G1122]=&quot;pos&quot;;[.L1125];[.Q1121])" office:value-type="string" office:string-value="848.625244">
            <text:p>848.625244</text:p>
          </table:table-cell>
          <table:table-cell table:formula="of:=IF([.P1122]=[.P1121];&quot;&quot;;CONCATENATE(&quot;{ name = '&quot;;[.O1122];&quot;', x = &quot;;[.P1122];&quot;, z = &quot;;[.Q11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23]=&quot;defName&quot;;[.J1123];[.O1122])" office:value-type="string" office:string-value="bug_larva">
            <text:p>bug_larva</text:p>
          </table:table-cell>
          <table:table-cell table:formula="of:=IF([.G1123]=&quot;pos&quot;;[.L1124];[.P1122])" office:value-type="string" office:string-value="3190.40039">
            <text:p>3190.40039</text:p>
          </table:table-cell>
          <table:table-cell table:formula="of:=IF([.G1123]=&quot;pos&quot;;[.L1126];[.Q1122])" office:value-type="string" office:string-value="848.625244">
            <text:p>848.625244</text:p>
          </table:table-cell>
          <table:table-cell table:formula="of:=IF([.P1123]=[.P1122];&quot;&quot;;CONCATENATE(&quot;{ name = '&quot;;[.O1123];&quot;', x = &quot;;[.P1123];&quot;, z = &quot;;[.Q11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24]=&quot;defName&quot;;[.J1124];[.O1123])" office:value-type="string" office:string-value="bug_larva">
            <text:p>bug_larva</text:p>
          </table:table-cell>
          <table:table-cell table:formula="of:=IF([.G1124]=&quot;pos&quot;;[.L1125];[.P1123])" office:value-type="string" office:string-value="3190.40039">
            <text:p>3190.40039</text:p>
          </table:table-cell>
          <table:table-cell table:formula="of:=IF([.G1124]=&quot;pos&quot;;[.L1127];[.Q1123])" office:value-type="string" office:string-value="848.625244">
            <text:p>848.625244</text:p>
          </table:table-cell>
          <table:table-cell table:formula="of:=IF([.P1124]=[.P1123];&quot;&quot;;CONCATENATE(&quot;{ name = '&quot;;[.O1124];&quot;', x = &quot;;[.P1124];&quot;, z = &quot;;[.Q11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25]=&quot;defName&quot;;[.J1125];[.O1124])" office:value-type="string" office:string-value="bug_larva">
            <text:p>bug_larva</text:p>
          </table:table-cell>
          <table:table-cell table:formula="of:=IF([.G1125]=&quot;pos&quot;;[.L1126];[.P1124])" office:value-type="string" office:string-value="3190.40039">
            <text:p>3190.40039</text:p>
          </table:table-cell>
          <table:table-cell table:formula="of:=IF([.G1125]=&quot;pos&quot;;[.L1128];[.Q1124])" office:value-type="string" office:string-value="848.625244">
            <text:p>848.625244</text:p>
          </table:table-cell>
          <table:table-cell table:formula="of:=IF([.P1125]=[.P1124];&quot;&quot;;CONCATENATE(&quot;{ name = '&quot;;[.O1125];&quot;', x = &quot;;[.P1125];&quot;, z = &quot;;[.Q11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26]=&quot;defName&quot;;[.J1126];[.O1125])" office:value-type="string" office:string-value="bug_larva">
            <text:p>bug_larva</text:p>
          </table:table-cell>
          <table:table-cell table:formula="of:=IF([.G1126]=&quot;pos&quot;;[.L1127];[.P1125])" office:value-type="string" office:string-value="3190.40039">
            <text:p>3190.40039</text:p>
          </table:table-cell>
          <table:table-cell table:formula="of:=IF([.G1126]=&quot;pos&quot;;[.L1129];[.Q1125])" office:value-type="string" office:string-value="848.625244">
            <text:p>848.625244</text:p>
          </table:table-cell>
          <table:table-cell table:formula="of:=IF([.P1126]=[.P1125];&quot;&quot;;CONCATENATE(&quot;{ name = '&quot;;[.O1126];&quot;', x = &quot;;[.P1126];&quot;, z = &quot;;[.Q112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127]=&quot;defName&quot;;[.J1127];[.O1126])" office:value-type="string" office:string-value="bug_larva">
            <text:p>bug_larva</text:p>
          </table:table-cell>
          <table:table-cell table:formula="of:=IF([.G1127]=&quot;pos&quot;;[.L1128];[.P1126])" office:value-type="string" office:string-value="3190.40039">
            <text:p>3190.40039</text:p>
          </table:table-cell>
          <table:table-cell table:formula="of:=IF([.G1127]=&quot;pos&quot;;[.L1130];[.Q1126])" office:value-type="string" office:string-value="848.625244">
            <text:p>848.625244</text:p>
          </table:table-cell>
          <table:table-cell table:formula="of:=IF([.P1127]=[.P1126];&quot;&quot;;CONCATENATE(&quot;{ name = '&quot;;[.O1127];&quot;', x = &quot;;[.P1127];&quot;, z = &quot;;[.Q1127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9037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128]=&quot;defName&quot;;[.J1128];[.O1127])" office:value-type="string" office:string-value="bug_larva">
            <text:p>bug_larva</text:p>
          </table:table-cell>
          <table:table-cell table:formula="of:=IF([.G1128]=&quot;pos&quot;;[.L1129];[.P1127])" office:value-type="string" office:string-value="3190.40039">
            <text:p>3190.40039</text:p>
          </table:table-cell>
          <table:table-cell table:formula="of:=IF([.G1128]=&quot;pos&quot;;[.L1131];[.Q1127])" office:value-type="string" office:string-value="848.625244">
            <text:p>848.625244</text:p>
          </table:table-cell>
          <table:table-cell table:formula="of:=IF([.P1128]=[.P1127];&quot;&quot;;CONCATENATE(&quot;{ name = '&quot;;[.O1128];&quot;', x = &quot;;[.P1128];&quot;, z = &quot;;[.Q11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/>
          <table:table-cell table:number-columns-repeated="2"/>
          <table:table-cell table:formula="of:=IF([.G1129]=&quot;defName&quot;;[.J1129];[.O1128])" office:value-type="string" office:string-value="bug_larva">
            <text:p>bug_larva</text:p>
          </table:table-cell>
          <table:table-cell table:formula="of:=IF([.G1129]=&quot;pos&quot;;[.L1130];[.P1128])" office:value-type="string" office:string-value="3190.40039">
            <text:p>3190.40039</text:p>
          </table:table-cell>
          <table:table-cell table:formula="of:=IF([.G1129]=&quot;pos&quot;;[.L1132];[.Q1128])" office:value-type="string" office:string-value="848.625244">
            <text:p>848.625244</text:p>
          </table:table-cell>
          <table:table-cell table:formula="of:=IF([.P1129]=[.P1128];&quot;&quot;;CONCATENATE(&quot;{ name = '&quot;;[.O1129];&quot;', x = &quot;;[.P1129];&quot;, z = &quot;;[.Q11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130]=&quot;defName&quot;;[.J1130];[.O1129])" office:value-type="string" office:string-value="bug_larva">
            <text:p>bug_larva</text:p>
          </table:table-cell>
          <table:table-cell table:formula="of:=IF([.G1130]=&quot;pos&quot;;[.L1131];[.P1129])" office:value-type="string" office:string-value="3190.40039">
            <text:p>3190.40039</text:p>
          </table:table-cell>
          <table:table-cell table:formula="of:=IF([.G1130]=&quot;pos&quot;;[.L1133];[.Q1129])" office:value-type="string" office:string-value="848.625244">
            <text:p>848.625244</text:p>
          </table:table-cell>
          <table:table-cell table:formula="of:=IF([.P1130]=[.P1129];&quot;&quot;;CONCATENATE(&quot;{ name = '&quot;;[.O1130];&quot;', x = &quot;;[.P1130];&quot;, z = &quot;;[.Q11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131]=&quot;defName&quot;;[.J1131];[.O1130])" office:value-type="string" office:string-value="bug_larva">
            <text:p>bug_larva</text:p>
          </table:table-cell>
          <table:table-cell table:formula="of:=IF([.G1131]=&quot;pos&quot;;[.L1132];[.P1130])" office:value-type="string" office:string-value="3190.40039">
            <text:p>3190.40039</text:p>
          </table:table-cell>
          <table:table-cell table:formula="of:=IF([.G1131]=&quot;pos&quot;;[.L1134];[.Q1130])" office:value-type="string" office:string-value="848.625244">
            <text:p>848.625244</text:p>
          </table:table-cell>
          <table:table-cell table:formula="of:=IF([.P1131]=[.P1130];&quot;&quot;;CONCATENATE(&quot;{ name = '&quot;;[.O1131];&quot;', x = &quot;;[.P1131];&quot;, z = &quot;;[.Q11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132]=&quot;defName&quot;;[.J1132];[.O1131])" office:value-type="string" office:string-value="bug_larva">
            <text:p>bug_larva</text:p>
          </table:table-cell>
          <table:table-cell table:formula="of:=IF([.G1132]=&quot;pos&quot;;[.L1133];[.P1131])" office:value-type="string" office:string-value="3190.40039">
            <text:p>3190.40039</text:p>
          </table:table-cell>
          <table:table-cell table:formula="of:=IF([.G1132]=&quot;pos&quot;;[.L1135];[.Q1131])" office:value-type="string" office:string-value="848.625244">
            <text:p>848.625244</text:p>
          </table:table-cell>
          <table:table-cell table:formula="of:=IF([.P1132]=[.P1131];&quot;&quot;;CONCATENATE(&quot;{ name = '&quot;;[.O1132];&quot;', x = &quot;;[.P1132];&quot;, z = &quot;;[.Q11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133]=&quot;defName&quot;;[.J1133];[.O1132])" office:value-type="string" office:string-value="bug_larva">
            <text:p>bug_larva</text:p>
          </table:table-cell>
          <table:table-cell table:formula="of:=IF([.G1133]=&quot;pos&quot;;[.L1134];[.P1132])" office:value-type="string" office:string-value="3190.40039">
            <text:p>3190.40039</text:p>
          </table:table-cell>
          <table:table-cell table:formula="of:=IF([.G1133]=&quot;pos&quot;;[.L1136];[.Q1132])" office:value-type="string" office:string-value="848.625244">
            <text:p>848.625244</text:p>
          </table:table-cell>
          <table:table-cell table:formula="of:=IF([.P1133]=[.P1132];&quot;&quot;;CONCATENATE(&quot;{ name = '&quot;;[.O1133];&quot;', x = &quot;;[.P1133];&quot;, z = &quot;;[.Q11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134]=&quot;defName&quot;;[.J1134];[.O1133])" office:value-type="string" office:string-value="bug_larva">
            <text:p>bug_larva</text:p>
          </table:table-cell>
          <table:table-cell table:formula="of:=IF([.G1134]=&quot;pos&quot;;[.L1135];[.P1133])" office:value-type="string" office:string-value="3190.40039">
            <text:p>3190.40039</text:p>
          </table:table-cell>
          <table:table-cell table:formula="of:=IF([.G1134]=&quot;pos&quot;;[.L1137];[.Q1133])" office:value-type="string" office:string-value="848.625244">
            <text:p>848.625244</text:p>
          </table:table-cell>
          <table:table-cell table:formula="of:=IF([.P1134]=[.P1133];&quot;&quot;;CONCATENATE(&quot;{ name = '&quot;;[.O1134];&quot;', x = &quot;;[.P1134];&quot;, z = &quot;;[.Q11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135]=&quot;defName&quot;;[.J1135];[.O1134])" office:value-type="string" office:string-value="bug_larva">
            <text:p>bug_larva</text:p>
          </table:table-cell>
          <table:table-cell table:formula="of:=IF([.G1135]=&quot;pos&quot;;[.L1136];[.P1134])" office:value-type="string" office:string-value="3190.40039">
            <text:p>3190.40039</text:p>
          </table:table-cell>
          <table:table-cell table:formula="of:=IF([.G1135]=&quot;pos&quot;;[.L1138];[.Q1134])" office:value-type="string" office:string-value="848.625244">
            <text:p>848.625244</text:p>
          </table:table-cell>
          <table:table-cell table:formula="of:=IF([.P1135]=[.P1134];&quot;&quot;;CONCATENATE(&quot;{ name = '&quot;;[.O1135];&quot;', x = &quot;;[.P1135];&quot;, z = &quot;;[.Q11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136]=&quot;defName&quot;;[.J1136];[.O1135])" office:value-type="string" office:string-value="bug_larva">
            <text:p>bug_larva</text:p>
          </table:table-cell>
          <table:table-cell table:formula="of:=IF([.G1136]=&quot;pos&quot;;[.L1137];[.P1135])" office:value-type="string" office:string-value="3190.40039">
            <text:p>3190.40039</text:p>
          </table:table-cell>
          <table:table-cell table:formula="of:=IF([.G1136]=&quot;pos&quot;;[.L1139];[.Q1135])" office:value-type="string" office:string-value="848.625244">
            <text:p>848.625244</text:p>
          </table:table-cell>
          <table:table-cell table:formula="of:=IF([.P1136]=[.P1135];&quot;&quot;;CONCATENATE(&quot;{ name = '&quot;;[.O1136];&quot;', x = &quot;;[.P1136];&quot;, z = &quot;;[.Q11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137]=&quot;defName&quot;;[.J1137];[.O1136])" office:value-type="string" office:string-value="bug_larva">
            <text:p>bug_larva</text:p>
          </table:table-cell>
          <table:table-cell table:formula="of:=IF([.G1137]=&quot;pos&quot;;[.L1138];[.P1136])" office:value-type="string" office:string-value="3190.40039">
            <text:p>3190.40039</text:p>
          </table:table-cell>
          <table:table-cell table:formula="of:=IF([.G1137]=&quot;pos&quot;;[.L1140];[.Q1136])" office:value-type="string" office:string-value="848.625244">
            <text:p>848.625244</text:p>
          </table:table-cell>
          <table:table-cell table:formula="of:=IF([.P1137]=[.P1136];&quot;&quot;;CONCATENATE(&quot;{ name = '&quot;;[.O1137];&quot;', x = &quot;;[.P1137];&quot;, z = &quot;;[.Q11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138]=&quot;defName&quot;;[.J1138];[.O1137])" office:value-type="string" office:string-value="bug_larva">
            <text:p>bug_larva</text:p>
          </table:table-cell>
          <table:table-cell table:formula="of:=IF([.G1138]=&quot;pos&quot;;[.L1139];[.P1137])" office:value-type="string" office:string-value="3190.40039">
            <text:p>3190.40039</text:p>
          </table:table-cell>
          <table:table-cell table:formula="of:=IF([.G1138]=&quot;pos&quot;;[.L1141];[.Q1137])" office:value-type="string" office:string-value="848.625244">
            <text:p>848.625244</text:p>
          </table:table-cell>
          <table:table-cell table:formula="of:=IF([.P1138]=[.P1137];&quot;&quot;;CONCATENATE(&quot;{ name = '&quot;;[.O1138];&quot;', x = &quot;;[.P1138];&quot;, z = &quot;;[.Q11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139]=&quot;defName&quot;;[.J1139];[.O1138])" office:value-type="string" office:string-value="bug_larva">
            <text:p>bug_larva</text:p>
          </table:table-cell>
          <table:table-cell table:formula="of:=IF([.G1139]=&quot;pos&quot;;[.L1140];[.P1138])" office:value-type="string" office:string-value="3190.40039">
            <text:p>3190.40039</text:p>
          </table:table-cell>
          <table:table-cell table:formula="of:=IF([.G1139]=&quot;pos&quot;;[.L1142];[.Q1138])" office:value-type="string" office:string-value="848.625244">
            <text:p>848.625244</text:p>
          </table:table-cell>
          <table:table-cell table:formula="of:=IF([.P1139]=[.P1138];&quot;&quot;;CONCATENATE(&quot;{ name = '&quot;;[.O1139];&quot;', x = &quot;;[.P1139];&quot;, z = &quot;;[.Q11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140]=&quot;defName&quot;;[.J1140];[.O1139])" office:value-type="string" office:string-value="bug_larva">
            <text:p>bug_larva</text:p>
          </table:table-cell>
          <table:table-cell table:formula="of:=IF([.G1140]=&quot;pos&quot;;[.L1141];[.P1139])" office:value-type="string" office:string-value="3190.40039">
            <text:p>3190.40039</text:p>
          </table:table-cell>
          <table:table-cell table:formula="of:=IF([.G1140]=&quot;pos&quot;;[.L1143];[.Q1139])" office:value-type="string" office:string-value="848.625244">
            <text:p>848.625244</text:p>
          </table:table-cell>
          <table:table-cell table:formula="of:=IF([.P1140]=[.P1139];&quot;&quot;;CONCATENATE(&quot;{ name = '&quot;;[.O1140];&quot;', x = &quot;;[.P1140];&quot;, z = &quot;;[.Q11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141]=&quot;defName&quot;;[.J1141];[.O1140])" office:value-type="string" office:string-value="bug_larva">
            <text:p>bug_larva</text:p>
          </table:table-cell>
          <table:table-cell table:formula="of:=IF([.G1141]=&quot;pos&quot;;[.L1142];[.P1140])" office:value-type="string" office:string-value="3190.40039">
            <text:p>3190.40039</text:p>
          </table:table-cell>
          <table:table-cell table:formula="of:=IF([.G1141]=&quot;pos&quot;;[.L1144];[.Q1140])" office:value-type="string" office:string-value="848.625244">
            <text:p>848.625244</text:p>
          </table:table-cell>
          <table:table-cell table:formula="of:=IF([.P1141]=[.P1140];&quot;&quot;;CONCATENATE(&quot;{ name = '&quot;;[.O1141];&quot;', x = &quot;;[.P1141];&quot;, z = &quot;;[.Q11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42]=&quot;defName&quot;;[.J1142];[.O1141])" office:value-type="string" office:string-value="bug_larva">
            <text:p>bug_larva</text:p>
          </table:table-cell>
          <table:table-cell table:formula="of:=IF([.G1142]=&quot;pos&quot;;[.L1143];[.P1141])" office:value-type="string" office:string-value="3190.40039">
            <text:p>3190.40039</text:p>
          </table:table-cell>
          <table:table-cell table:formula="of:=IF([.G1142]=&quot;pos&quot;;[.L1145];[.Q1141])" office:value-type="string" office:string-value="848.625244">
            <text:p>848.625244</text:p>
          </table:table-cell>
          <table:table-cell table:formula="of:=IF([.P1142]=[.P1141];&quot;&quot;;CONCATENATE(&quot;{ name = '&quot;;[.O1142];&quot;', x = &quot;;[.P1142];&quot;, z = &quot;;[.Q11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143]=&quot;defName&quot;;[.J1143];[.O1142])" office:value-type="string" office:string-value="bug_larva">
            <text:p>bug_larva</text:p>
          </table:table-cell>
          <table:table-cell table:formula="of:=IF([.G1143]=&quot;pos&quot;;[.L1144];[.P1142])" office:value-type="string" office:string-value="3190.40039">
            <text:p>3190.40039</text:p>
          </table:table-cell>
          <table:table-cell table:formula="of:=IF([.G1143]=&quot;pos&quot;;[.L1146];[.Q1142])" office:value-type="string" office:string-value="848.625244">
            <text:p>848.625244</text:p>
          </table:table-cell>
          <table:table-cell table:formula="of:=IF([.P1143]=[.P1142];&quot;&quot;;CONCATENATE(&quot;{ name = '&quot;;[.O1143];&quot;', x = &quot;;[.P1143];&quot;, z = &quot;;[.Q11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144]=&quot;defName&quot;;[.J1144];[.O1143])" office:value-type="string" office:string-value="bug_larva">
            <text:p>bug_larva</text:p>
          </table:table-cell>
          <table:table-cell table:formula="of:=IF([.G1144]=&quot;pos&quot;;[.L1145];[.P1143])" office:value-type="string" office:string-value="3190.40039">
            <text:p>3190.40039</text:p>
          </table:table-cell>
          <table:table-cell table:formula="of:=IF([.G1144]=&quot;pos&quot;;[.L1147];[.Q1143])" office:value-type="string" office:string-value="848.625244">
            <text:p>848.625244</text:p>
          </table:table-cell>
          <table:table-cell table:formula="of:=IF([.P1144]=[.P1143];&quot;&quot;;CONCATENATE(&quot;{ name = '&quot;;[.O1144];&quot;', x = &quot;;[.P1144];&quot;, z = &quot;;[.Q11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145]=&quot;defName&quot;;[.J1145];[.O1144])" office:value-type="string" office:string-value="bug_larva">
            <text:p>bug_larva</text:p>
          </table:table-cell>
          <table:table-cell table:formula="of:=IF([.G1145]=&quot;pos&quot;;[.L1146];[.P1144])" office:value-type="string" office:string-value="3190.40039">
            <text:p>3190.40039</text:p>
          </table:table-cell>
          <table:table-cell table:formula="of:=IF([.G1145]=&quot;pos&quot;;[.L1148];[.Q1144])" office:value-type="string" office:string-value="848.625244">
            <text:p>848.625244</text:p>
          </table:table-cell>
          <table:table-cell table:formula="of:=IF([.P1145]=[.P1144];&quot;&quot;;CONCATENATE(&quot;{ name = '&quot;;[.O1145];&quot;', x = &quot;;[.P1145];&quot;, z = &quot;;[.Q11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146]=&quot;defName&quot;;[.J1146];[.O1145])" office:value-type="string" office:string-value="bug_larva">
            <text:p>bug_larva</text:p>
          </table:table-cell>
          <table:table-cell table:formula="of:=IF([.G1146]=&quot;pos&quot;;[.L1147];[.P1145])" office:value-type="string" office:string-value="3190.40039">
            <text:p>3190.40039</text:p>
          </table:table-cell>
          <table:table-cell table:formula="of:=IF([.G1146]=&quot;pos&quot;;[.L1149];[.Q1145])" office:value-type="string" office:string-value="848.625244">
            <text:p>848.625244</text:p>
          </table:table-cell>
          <table:table-cell table:formula="of:=IF([.P1146]=[.P1145];&quot;&quot;;CONCATENATE(&quot;{ name = '&quot;;[.O1146];&quot;', x = &quot;;[.P1146];&quot;, z = &quot;;[.Q11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147]=&quot;defName&quot;;[.J1147];[.O1146])" office:value-type="string" office:string-value="bug_larva">
            <text:p>bug_larva</text:p>
          </table:table-cell>
          <table:table-cell table:formula="of:=IF([.G1147]=&quot;pos&quot;;[.L1148];[.P1146])" office:value-type="string" office:string-value="3190.40039">
            <text:p>3190.40039</text:p>
          </table:table-cell>
          <table:table-cell table:formula="of:=IF([.G1147]=&quot;pos&quot;;[.L1150];[.Q1146])" office:value-type="string" office:string-value="848.625244">
            <text:p>848.625244</text:p>
          </table:table-cell>
          <table:table-cell table:formula="of:=IF([.P1147]=[.P1146];&quot;&quot;;CONCATENATE(&quot;{ name = '&quot;;[.O1147];&quot;', x = &quot;;[.P1147];&quot;, z = &quot;;[.Q11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148]=&quot;defName&quot;;[.J1148];[.O1147])" office:value-type="string" office:string-value="bug_larva">
            <text:p>bug_larva</text:p>
          </table:table-cell>
          <table:table-cell table:formula="of:=IF([.G1148]=&quot;pos&quot;;[.L1149];[.P1147])" office:value-type="string" office:string-value="3190.40039">
            <text:p>3190.40039</text:p>
          </table:table-cell>
          <table:table-cell table:formula="of:=IF([.G1148]=&quot;pos&quot;;[.L1151];[.Q1147])" office:value-type="string" office:string-value="848.625244">
            <text:p>848.625244</text:p>
          </table:table-cell>
          <table:table-cell table:formula="of:=IF([.P1148]=[.P1147];&quot;&quot;;CONCATENATE(&quot;{ name = '&quot;;[.O1148];&quot;', x = &quot;;[.P1148];&quot;, z = &quot;;[.Q11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149]=&quot;defName&quot;;[.J1149];[.O1148])" office:value-type="string" office:string-value="bug_larva">
            <text:p>bug_larva</text:p>
          </table:table-cell>
          <table:table-cell table:formula="of:=IF([.G1149]=&quot;pos&quot;;[.L1150];[.P1148])" office:value-type="string" office:string-value="3190.40039">
            <text:p>3190.40039</text:p>
          </table:table-cell>
          <table:table-cell table:formula="of:=IF([.G1149]=&quot;pos&quot;;[.L1152];[.Q1148])" office:value-type="string" office:string-value="848.625244">
            <text:p>848.625244</text:p>
          </table:table-cell>
          <table:table-cell table:formula="of:=IF([.P1149]=[.P1148];&quot;&quot;;CONCATENATE(&quot;{ name = '&quot;;[.O1149];&quot;', x = &quot;;[.P1149];&quot;, z = &quot;;[.Q11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50]=&quot;defName&quot;;[.J1150];[.O1149])" office:value-type="string" office:string-value="bug_larva">
            <text:p>bug_larva</text:p>
          </table:table-cell>
          <table:table-cell table:formula="of:=IF([.G1150]=&quot;pos&quot;;[.L1151];[.P1149])" office:value-type="string" office:string-value="3190.40039">
            <text:p>3190.40039</text:p>
          </table:table-cell>
          <table:table-cell table:formula="of:=IF([.G1150]=&quot;pos&quot;;[.L1153];[.Q1149])" office:value-type="string" office:string-value="848.625244">
            <text:p>848.625244</text:p>
          </table:table-cell>
          <table:table-cell table:formula="of:=IF([.P1150]=[.P1149];&quot;&quot;;CONCATENATE(&quot;{ name = '&quot;;[.O1150];&quot;', x = &quot;;[.P1150];&quot;, z = &quot;;[.Q11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51]=&quot;defName&quot;;[.J1151];[.O1150])" office:value-type="string" office:string-value="bug_larva">
            <text:p>bug_larva</text:p>
          </table:table-cell>
          <table:table-cell table:formula="of:=IF([.G1151]=&quot;pos&quot;;[.L1152];[.P1150])" office:value-type="string" office:string-value="3190.40039">
            <text:p>3190.40039</text:p>
          </table:table-cell>
          <table:table-cell table:formula="of:=IF([.G1151]=&quot;pos&quot;;[.L1154];[.Q1150])" office:value-type="string" office:string-value="848.625244">
            <text:p>848.625244</text:p>
          </table:table-cell>
          <table:table-cell table:formula="of:=IF([.P1151]=[.P1150];&quot;&quot;;CONCATENATE(&quot;{ name = '&quot;;[.O1151];&quot;', x = &quot;;[.P1151];&quot;, z = &quot;;[.Q11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152]=&quot;defName&quot;;[.J1152];[.O1151])" office:value-type="string" office:string-value="bug_larva">
            <text:p>bug_larva</text:p>
          </table:table-cell>
          <table:table-cell table:formula="of:=IF([.G1152]=&quot;pos&quot;;[.L1153];[.P1151])" office:value-type="string" office:string-value="3190.40039">
            <text:p>3190.40039</text:p>
          </table:table-cell>
          <table:table-cell table:formula="of:=IF([.G1152]=&quot;pos&quot;;[.L1155];[.Q1151])" office:value-type="string" office:string-value="848.625244">
            <text:p>848.625244</text:p>
          </table:table-cell>
          <table:table-cell table:formula="of:=IF([.P1152]=[.P1151];&quot;&quot;;CONCATENATE(&quot;{ name = '&quot;;[.O1152];&quot;', x = &quot;;[.P1152];&quot;, z = &quot;;[.Q11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153]=&quot;defName&quot;;[.J1153];[.O1152])" office:value-type="string" office:string-value="bug_larva">
            <text:p>bug_larva</text:p>
          </table:table-cell>
          <table:table-cell table:formula="of:=IF([.G1153]=&quot;pos&quot;;[.L1154];[.P1152])" office:value-type="string" office:string-value="3190.40039">
            <text:p>3190.40039</text:p>
          </table:table-cell>
          <table:table-cell table:formula="of:=IF([.G1153]=&quot;pos&quot;;[.L1156];[.Q1152])" office:value-type="string" office:string-value="848.625244">
            <text:p>848.625244</text:p>
          </table:table-cell>
          <table:table-cell table:formula="of:=IF([.P1153]=[.P1152];&quot;&quot;;CONCATENATE(&quot;{ name = '&quot;;[.O1153];&quot;', x = &quot;;[.P1153];&quot;, z = &quot;;[.Q11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54]=&quot;defName&quot;;[.J1154];[.O1153])" office:value-type="string" office:string-value="bug_larva">
            <text:p>bug_larva</text:p>
          </table:table-cell>
          <table:table-cell table:formula="of:=IF([.G1154]=&quot;pos&quot;;[.L1155];[.P1153])" office:value-type="string" office:string-value="3190.40039">
            <text:p>3190.40039</text:p>
          </table:table-cell>
          <table:table-cell table:formula="of:=IF([.G1154]=&quot;pos&quot;;[.L1157];[.Q1153])" office:value-type="string" office:string-value="848.625244">
            <text:p>848.625244</text:p>
          </table:table-cell>
          <table:table-cell table:formula="of:=IF([.P1154]=[.P1153];&quot;&quot;;CONCATENATE(&quot;{ name = '&quot;;[.O1154];&quot;', x = &quot;;[.P1154];&quot;, z = &quot;;[.Q11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55]=&quot;defName&quot;;[.J1155];[.O1154])" office:value-type="string" office:string-value="bug_larva">
            <text:p>bug_larva</text:p>
          </table:table-cell>
          <table:table-cell table:formula="of:=IF([.G1155]=&quot;pos&quot;;[.L1156];[.P1154])" office:value-type="string" office:string-value="3190.40039">
            <text:p>3190.40039</text:p>
          </table:table-cell>
          <table:table-cell table:formula="of:=IF([.G1155]=&quot;pos&quot;;[.L1158];[.Q1154])" office:value-type="string" office:string-value="848.625244">
            <text:p>848.625244</text:p>
          </table:table-cell>
          <table:table-cell table:formula="of:=IF([.P1155]=[.P1154];&quot;&quot;;CONCATENATE(&quot;{ name = '&quot;;[.O1155];&quot;', x = &quot;;[.P1155];&quot;, z = &quot;;[.Q11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56]=&quot;defName&quot;;[.J1156];[.O1155])" office:value-type="string" office:string-value="bug_larva">
            <text:p>bug_larva</text:p>
          </table:table-cell>
          <table:table-cell table:formula="of:=IF([.G1156]=&quot;pos&quot;;[.L1157];[.P1155])" office:value-type="string" office:string-value="3190.40039">
            <text:p>3190.40039</text:p>
          </table:table-cell>
          <table:table-cell table:formula="of:=IF([.G1156]=&quot;pos&quot;;[.L1159];[.Q1155])" office:value-type="string" office:string-value="848.625244">
            <text:p>848.625244</text:p>
          </table:table-cell>
          <table:table-cell table:formula="of:=IF([.P1156]=[.P1155];&quot;&quot;;CONCATENATE(&quot;{ name = '&quot;;[.O1156];&quot;', x = &quot;;[.P1156];&quot;, z = &quot;;[.Q11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157]=&quot;defName&quot;;[.J1157];[.O1156])" office:value-type="string" office:string-value="bug_larva">
            <text:p>bug_larva</text:p>
          </table:table-cell>
          <table:table-cell table:formula="of:=IF([.G1157]=&quot;pos&quot;;[.L1158];[.P1156])" office:value-type="string" office:string-value="3190.40039">
            <text:p>3190.40039</text:p>
          </table:table-cell>
          <table:table-cell table:formula="of:=IF([.G1157]=&quot;pos&quot;;[.L1160];[.Q1156])" office:value-type="string" office:string-value="848.625244">
            <text:p>848.625244</text:p>
          </table:table-cell>
          <table:table-cell table:formula="of:=IF([.P1157]=[.P1156];&quot;&quot;;CONCATENATE(&quot;{ name = '&quot;;[.O1157];&quot;', x = &quot;;[.P1157];&quot;, z = &quot;;[.Q11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158]=&quot;defName&quot;;[.J1158];[.O1157])" office:value-type="string" office:string-value="bug_larva">
            <text:p>bug_larva</text:p>
          </table:table-cell>
          <table:table-cell table:formula="of:=IF([.G1158]=&quot;pos&quot;;[.L1159];[.P1157])" office:value-type="string" office:string-value="3190.40039">
            <text:p>3190.40039</text:p>
          </table:table-cell>
          <table:table-cell table:formula="of:=IF([.G1158]=&quot;pos&quot;;[.L1161];[.Q1157])" office:value-type="string" office:string-value="848.625244">
            <text:p>848.625244</text:p>
          </table:table-cell>
          <table:table-cell table:formula="of:=IF([.P1158]=[.P1157];&quot;&quot;;CONCATENATE(&quot;{ name = '&quot;;[.O1158];&quot;', x = &quot;;[.P1158];&quot;, z = &quot;;[.Q11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159]=&quot;defName&quot;;[.J1159];[.O1158])" office:value-type="string" office:string-value="bug_larva">
            <text:p>bug_larva</text:p>
          </table:table-cell>
          <table:table-cell table:formula="of:=IF([.G1159]=&quot;pos&quot;;[.L1160];[.P1158])" office:value-type="string" office:string-value="3190.40039">
            <text:p>3190.40039</text:p>
          </table:table-cell>
          <table:table-cell table:formula="of:=IF([.G1159]=&quot;pos&quot;;[.L1162];[.Q1158])" office:value-type="string" office:string-value="848.625244">
            <text:p>848.625244</text:p>
          </table:table-cell>
          <table:table-cell table:formula="of:=IF([.P1159]=[.P1158];&quot;&quot;;CONCATENATE(&quot;{ name = '&quot;;[.O1159];&quot;', x = &quot;;[.P1159];&quot;, z = &quot;;[.Q11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160]=&quot;defName&quot;;[.J1160];[.O1159])" office:value-type="string" office:string-value="bug_larva">
            <text:p>bug_larva</text:p>
          </table:table-cell>
          <table:table-cell table:formula="of:=IF([.G1160]=&quot;pos&quot;;[.L1161];[.P1159])" office:value-type="string" office:string-value="3190.40039">
            <text:p>3190.40039</text:p>
          </table:table-cell>
          <table:table-cell table:formula="of:=IF([.G1160]=&quot;pos&quot;;[.L1163];[.Q1159])" office:value-type="string" office:string-value="848.625244">
            <text:p>848.625244</text:p>
          </table:table-cell>
          <table:table-cell table:formula="of:=IF([.P1160]=[.P1159];&quot;&quot;;CONCATENATE(&quot;{ name = '&quot;;[.O1160];&quot;', x = &quot;;[.P1160];&quot;, z = &quot;;[.Q11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161]=&quot;defName&quot;;[.J1161];[.O1160])" office:value-type="string" office:string-value="bug_larva">
            <text:p>bug_larva</text:p>
          </table:table-cell>
          <table:table-cell table:formula="of:=IF([.G1161]=&quot;pos&quot;;[.L1162];[.P1160])" office:value-type="string" office:string-value="3190.40039">
            <text:p>3190.40039</text:p>
          </table:table-cell>
          <table:table-cell table:formula="of:=IF([.G1161]=&quot;pos&quot;;[.L1164];[.Q1160])" office:value-type="string" office:string-value="848.625244">
            <text:p>848.625244</text:p>
          </table:table-cell>
          <table:table-cell table:formula="of:=IF([.P1161]=[.P1160];&quot;&quot;;CONCATENATE(&quot;{ name = '&quot;;[.O1161];&quot;', x = &quot;;[.P1161];&quot;, z = &quot;;[.Q11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62]=&quot;defName&quot;;[.J1162];[.O1161])" office:value-type="string" office:string-value="bug_larva">
            <text:p>bug_larva</text:p>
          </table:table-cell>
          <table:table-cell table:formula="of:=IF([.G1162]=&quot;pos&quot;;[.L1163];[.P1161])" office:value-type="string" office:string-value="3190.40039">
            <text:p>3190.40039</text:p>
          </table:table-cell>
          <table:table-cell table:formula="of:=IF([.G1162]=&quot;pos&quot;;[.L1165];[.Q1161])" office:value-type="string" office:string-value="848.625244">
            <text:p>848.625244</text:p>
          </table:table-cell>
          <table:table-cell table:formula="of:=IF([.P1162]=[.P1161];&quot;&quot;;CONCATENATE(&quot;{ name = '&quot;;[.O1162];&quot;', x = &quot;;[.P1162];&quot;, z = &quot;;[.Q11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63]=&quot;defName&quot;;[.J1163];[.O1162])" office:value-type="string" office:string-value="bug_larva">
            <text:p>bug_larva</text:p>
          </table:table-cell>
          <table:table-cell table:formula="of:=IF([.G1163]=&quot;pos&quot;;[.L1164];[.P1162])" office:value-type="string" office:string-value="3190.40039">
            <text:p>3190.40039</text:p>
          </table:table-cell>
          <table:table-cell table:formula="of:=IF([.G1163]=&quot;pos&quot;;[.L1166];[.Q1162])" office:value-type="string" office:string-value="848.625244">
            <text:p>848.625244</text:p>
          </table:table-cell>
          <table:table-cell table:formula="of:=IF([.P1163]=[.P1162];&quot;&quot;;CONCATENATE(&quot;{ name = '&quot;;[.O1163];&quot;', x = &quot;;[.P1163];&quot;, z = &quot;;[.Q11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164]=&quot;defName&quot;;[.J1164];[.O1163])" office:value-type="string" office:string-value="bug_larva">
            <text:p>bug_larva</text:p>
          </table:table-cell>
          <table:table-cell table:formula="of:=IF([.G1164]=&quot;pos&quot;;[.L1165];[.P1163])" office:value-type="string" office:string-value="3190.40039">
            <text:p>3190.40039</text:p>
          </table:table-cell>
          <table:table-cell table:formula="of:=IF([.G1164]=&quot;pos&quot;;[.L1167];[.Q1163])" office:value-type="string" office:string-value="848.625244">
            <text:p>848.625244</text:p>
          </table:table-cell>
          <table:table-cell table:formula="of:=IF([.P1164]=[.P1163];&quot;&quot;;CONCATENATE(&quot;{ name = '&quot;;[.O1164];&quot;', x = &quot;;[.P1164];&quot;, z = &quot;;[.Q11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65]=&quot;defName&quot;;[.J1165];[.O1164])" office:value-type="string" office:string-value="bug_larva">
            <text:p>bug_larva</text:p>
          </table:table-cell>
          <table:table-cell table:formula="of:=IF([.G1165]=&quot;pos&quot;;[.L1166];[.P1164])" office:value-type="string" office:string-value="3190.40039">
            <text:p>3190.40039</text:p>
          </table:table-cell>
          <table:table-cell table:formula="of:=IF([.G1165]=&quot;pos&quot;;[.L1168];[.Q1164])" office:value-type="string" office:string-value="848.625244">
            <text:p>848.625244</text:p>
          </table:table-cell>
          <table:table-cell table:formula="of:=IF([.P1165]=[.P1164];&quot;&quot;;CONCATENATE(&quot;{ name = '&quot;;[.O1165];&quot;', x = &quot;;[.P1165];&quot;, z = &quot;;[.Q11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166]=&quot;defName&quot;;[.J1166];[.O1165])" office:value-type="string" office:string-value="bug_larva">
            <text:p>bug_larva</text:p>
          </table:table-cell>
          <table:table-cell table:formula="of:=IF([.G1166]=&quot;pos&quot;;[.L1167];[.P1165])" office:value-type="string" office:string-value="3190.40039">
            <text:p>3190.40039</text:p>
          </table:table-cell>
          <table:table-cell table:formula="of:=IF([.G1166]=&quot;pos&quot;;[.L1169];[.Q1165])" office:value-type="string" office:string-value="848.625244">
            <text:p>848.625244</text:p>
          </table:table-cell>
          <table:table-cell table:formula="of:=IF([.P1166]=[.P1165];&quot;&quot;;CONCATENATE(&quot;{ name = '&quot;;[.O1166];&quot;', x = &quot;;[.P1166];&quot;, z = &quot;;[.Q11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67]=&quot;defName&quot;;[.J1167];[.O1166])" office:value-type="string" office:string-value="bug_larva">
            <text:p>bug_larva</text:p>
          </table:table-cell>
          <table:table-cell table:formula="of:=IF([.G1167]=&quot;pos&quot;;[.L1168];[.P1166])" office:value-type="string" office:string-value="3190.40039">
            <text:p>3190.40039</text:p>
          </table:table-cell>
          <table:table-cell table:formula="of:=IF([.G1167]=&quot;pos&quot;;[.L1170];[.Q1166])" office:value-type="string" office:string-value="848.625244">
            <text:p>848.625244</text:p>
          </table:table-cell>
          <table:table-cell table:formula="of:=IF([.P1167]=[.P1166];&quot;&quot;;CONCATENATE(&quot;{ name = '&quot;;[.O1167];&quot;', x = &quot;;[.P1167];&quot;, z = &quot;;[.Q11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168]=&quot;defName&quot;;[.J1168];[.O1167])" office:value-type="string" office:string-value="bug_larva">
            <text:p>bug_larva</text:p>
          </table:table-cell>
          <table:table-cell table:formula="of:=IF([.G1168]=&quot;pos&quot;;[.L1169];[.P1167])" office:value-type="string" office:string-value="3190.40039">
            <text:p>3190.40039</text:p>
          </table:table-cell>
          <table:table-cell table:formula="of:=IF([.G1168]=&quot;pos&quot;;[.L1171];[.Q1167])" office:value-type="string" office:string-value="848.625244">
            <text:p>848.625244</text:p>
          </table:table-cell>
          <table:table-cell table:formula="of:=IF([.P1168]=[.P1167];&quot;&quot;;CONCATENATE(&quot;{ name = '&quot;;[.O1168];&quot;', x = &quot;;[.P1168];&quot;, z = &quot;;[.Q11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169]=&quot;defName&quot;;[.J1169];[.O1168])" office:value-type="string" office:string-value="bug_larva">
            <text:p>bug_larva</text:p>
          </table:table-cell>
          <table:table-cell table:formula="of:=IF([.G1169]=&quot;pos&quot;;[.L1170];[.P1168])" office:value-type="string" office:string-value="3190.40039">
            <text:p>3190.40039</text:p>
          </table:table-cell>
          <table:table-cell table:formula="of:=IF([.G1169]=&quot;pos&quot;;[.L1172];[.Q1168])" office:value-type="string" office:string-value="848.625244">
            <text:p>848.625244</text:p>
          </table:table-cell>
          <table:table-cell table:formula="of:=IF([.P1169]=[.P1168];&quot;&quot;;CONCATENATE(&quot;{ name = '&quot;;[.O1169];&quot;', x = &quot;;[.P1169];&quot;, z = &quot;;[.Q11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70]=&quot;defName&quot;;[.J1170];[.O1169])" office:value-type="string" office:string-value="bug_larva">
            <text:p>bug_larva</text:p>
          </table:table-cell>
          <table:table-cell table:formula="of:=IF([.G1170]=&quot;pos&quot;;[.L1171];[.P1169])" office:value-type="string" office:string-value="3190.40039">
            <text:p>3190.40039</text:p>
          </table:table-cell>
          <table:table-cell table:formula="of:=IF([.G1170]=&quot;pos&quot;;[.L1173];[.Q1169])" office:value-type="string" office:string-value="848.625244">
            <text:p>848.625244</text:p>
          </table:table-cell>
          <table:table-cell table:formula="of:=IF([.P1170]=[.P1169];&quot;&quot;;CONCATENATE(&quot;{ name = '&quot;;[.O1170];&quot;', x = &quot;;[.P1170];&quot;, z = &quot;;[.Q11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171]=&quot;defName&quot;;[.J1171];[.O1170])" office:value-type="string" office:string-value="bug_larva">
            <text:p>bug_larva</text:p>
          </table:table-cell>
          <table:table-cell table:formula="of:=IF([.G1171]=&quot;pos&quot;;[.L1172];[.P1170])" office:value-type="string" office:string-value="3190.40039">
            <text:p>3190.40039</text:p>
          </table:table-cell>
          <table:table-cell table:formula="of:=IF([.G1171]=&quot;pos&quot;;[.L1174];[.Q1170])" office:value-type="string" office:string-value="848.625244">
            <text:p>848.625244</text:p>
          </table:table-cell>
          <table:table-cell table:formula="of:=IF([.P1171]=[.P1170];&quot;&quot;;CONCATENATE(&quot;{ name = '&quot;;[.O1171];&quot;', x = &quot;;[.P1171];&quot;, z = &quot;;[.Q11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172]=&quot;defName&quot;;[.J1172];[.O1171])" office:value-type="string" office:string-value="bug_larva">
            <text:p>bug_larva</text:p>
          </table:table-cell>
          <table:table-cell table:formula="of:=IF([.G1172]=&quot;pos&quot;;[.L1173];[.P1171])" office:value-type="string" office:string-value="3190.40039">
            <text:p>3190.40039</text:p>
          </table:table-cell>
          <table:table-cell table:formula="of:=IF([.G1172]=&quot;pos&quot;;[.L1175];[.Q1171])" office:value-type="string" office:string-value="848.625244">
            <text:p>848.625244</text:p>
          </table:table-cell>
          <table:table-cell table:formula="of:=IF([.P1172]=[.P1171];&quot;&quot;;CONCATENATE(&quot;{ name = '&quot;;[.O1172];&quot;', x = &quot;;[.P1172];&quot;, z = &quot;;[.Q11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173]=&quot;defName&quot;;[.J1173];[.O1172])" office:value-type="string" office:string-value="bug_larva">
            <text:p>bug_larva</text:p>
          </table:table-cell>
          <table:table-cell table:formula="of:=IF([.G1173]=&quot;pos&quot;;[.L1174];[.P1172])" office:value-type="string" office:string-value="3190.40039">
            <text:p>3190.40039</text:p>
          </table:table-cell>
          <table:table-cell table:formula="of:=IF([.G1173]=&quot;pos&quot;;[.L1176];[.Q1172])" office:value-type="string" office:string-value="848.625244">
            <text:p>848.625244</text:p>
          </table:table-cell>
          <table:table-cell table:formula="of:=IF([.P1173]=[.P1172];&quot;&quot;;CONCATENATE(&quot;{ name = '&quot;;[.O1173];&quot;', x = &quot;;[.P1173];&quot;, z = &quot;;[.Q11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74]=&quot;defName&quot;;[.J1174];[.O1173])" office:value-type="string" office:string-value="bug_larva">
            <text:p>bug_larva</text:p>
          </table:table-cell>
          <table:table-cell table:formula="of:=IF([.G1174]=&quot;pos&quot;;[.L1175];[.P1173])" office:value-type="string" office:string-value="3190.40039">
            <text:p>3190.40039</text:p>
          </table:table-cell>
          <table:table-cell table:formula="of:=IF([.G1174]=&quot;pos&quot;;[.L1177];[.Q1173])" office:value-type="string" office:string-value="848.625244">
            <text:p>848.625244</text:p>
          </table:table-cell>
          <table:table-cell table:formula="of:=IF([.P1174]=[.P1173];&quot;&quot;;CONCATENATE(&quot;{ name = '&quot;;[.O1174];&quot;', x = &quot;;[.P1174];&quot;, z = &quot;;[.Q11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75]=&quot;defName&quot;;[.J1175];[.O1174])" office:value-type="string" office:string-value="bug_larva">
            <text:p>bug_larva</text:p>
          </table:table-cell>
          <table:table-cell table:formula="of:=IF([.G1175]=&quot;pos&quot;;[.L1176];[.P1174])" office:value-type="string" office:string-value="3240.5376">
            <text:p>3240.5376</text:p>
          </table:table-cell>
          <table:table-cell table:formula="of:=IF([.G1175]=&quot;pos&quot;;[.L1178];[.Q1174])" office:value-type="string" office:string-value="1099.24463">
            <text:p>1099.24463</text:p>
          </table:table-cell>
          <table:table-cell table:formula="of:=IF([.P1175]=[.P1174];&quot;&quot;;CONCATENATE(&quot;{ name = '&quot;;[.O1175];&quot;', x = &quot;;[.P1175];&quot;, z = &quot;;[.Q1175];&quot;, facing = 0, },&quot;))" office:value-type="string" office:string-value="{ name = 'bug_larva', x = 3240.5376, z = 1099.24463, facing = 0, },">
            <text:p>{ name = 'bug_larva', x = 3240.5376, z = 1099.24463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240.5376</text:p>
          </table:table-cell>
          <table:table-cell table:number-columns-repeated="2"/>
          <table:table-cell table:formula="of:=IF([.G1176]=&quot;defName&quot;;[.J1176];[.O1175])" office:value-type="string" office:string-value="bug_larva">
            <text:p>bug_larva</text:p>
          </table:table-cell>
          <table:table-cell table:formula="of:=IF([.G1176]=&quot;pos&quot;;[.L1177];[.P1175])" office:value-type="string" office:string-value="3240.5376">
            <text:p>3240.5376</text:p>
          </table:table-cell>
          <table:table-cell table:formula="of:=IF([.G1176]=&quot;pos&quot;;[.L1179];[.Q1175])" office:value-type="string" office:string-value="1099.24463">
            <text:p>1099.24463</text:p>
          </table:table-cell>
          <table:table-cell table:formula="of:=IF([.P1176]=[.P1175];&quot;&quot;;CONCATENATE(&quot;{ name = '&quot;;[.O1176];&quot;', x = &quot;;[.P1176];&quot;, z = &quot;;[.Q11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60875">
            <text:p>60875</text:p>
          </table:table-cell>
          <table:table-cell table:number-columns-repeated="2"/>
          <table:table-cell table:formula="of:=IF([.G1177]=&quot;defName&quot;;[.J1177];[.O1176])" office:value-type="string" office:string-value="bug_larva">
            <text:p>bug_larva</text:p>
          </table:table-cell>
          <table:table-cell table:formula="of:=IF([.G1177]=&quot;pos&quot;;[.L1178];[.P1176])" office:value-type="string" office:string-value="3240.5376">
            <text:p>3240.5376</text:p>
          </table:table-cell>
          <table:table-cell table:formula="of:=IF([.G1177]=&quot;pos&quot;;[.L1180];[.Q1176])" office:value-type="string" office:string-value="1099.24463">
            <text:p>1099.24463</text:p>
          </table:table-cell>
          <table:table-cell table:formula="of:=IF([.P1177]=[.P1176];&quot;&quot;;CONCATENATE(&quot;{ name = '&quot;;[.O1177];&quot;', x = &quot;;[.P1177];&quot;, z = &quot;;[.Q11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099.24463</text:p>
          </table:table-cell>
          <table:table-cell table:number-columns-repeated="2"/>
          <table:table-cell table:formula="of:=IF([.G1178]=&quot;defName&quot;;[.J1178];[.O1177])" office:value-type="string" office:string-value="bug_larva">
            <text:p>bug_larva</text:p>
          </table:table-cell>
          <table:table-cell table:formula="of:=IF([.G1178]=&quot;pos&quot;;[.L1179];[.P1177])" office:value-type="string" office:string-value="3240.5376">
            <text:p>3240.5376</text:p>
          </table:table-cell>
          <table:table-cell table:formula="of:=IF([.G1178]=&quot;pos&quot;;[.L1181];[.Q1177])" office:value-type="string" office:string-value="1099.24463">
            <text:p>1099.24463</text:p>
          </table:table-cell>
          <table:table-cell table:formula="of:=IF([.P1178]=[.P1177];&quot;&quot;;CONCATENATE(&quot;{ name = '&quot;;[.O1178];&quot;', x = &quot;;[.P1178];&quot;, z = &quot;;[.Q11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79]=&quot;defName&quot;;[.J1179];[.O1178])" office:value-type="string" office:string-value="bug_larva">
            <text:p>bug_larva</text:p>
          </table:table-cell>
          <table:table-cell table:formula="of:=IF([.G1179]=&quot;pos&quot;;[.L1180];[.P1178])" office:value-type="string" office:string-value="3240.5376">
            <text:p>3240.5376</text:p>
          </table:table-cell>
          <table:table-cell table:formula="of:=IF([.G1179]=&quot;pos&quot;;[.L1182];[.Q1178])" office:value-type="string" office:string-value="1099.24463">
            <text:p>1099.24463</text:p>
          </table:table-cell>
          <table:table-cell table:formula="of:=IF([.P1179]=[.P1178];&quot;&quot;;CONCATENATE(&quot;{ name = '&quot;;[.O1179];&quot;', x = &quot;;[.P1179];&quot;, z = &quot;;[.Q11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80]=&quot;defName&quot;;[.J1180];[.O1179])" office:value-type="string" office:string-value="bug_larva">
            <text:p>bug_larva</text:p>
          </table:table-cell>
          <table:table-cell table:formula="of:=IF([.G1180]=&quot;pos&quot;;[.L1181];[.P1179])" office:value-type="string" office:string-value="3240.5376">
            <text:p>3240.5376</text:p>
          </table:table-cell>
          <table:table-cell table:formula="of:=IF([.G1180]=&quot;pos&quot;;[.L1183];[.Q1179])" office:value-type="string" office:string-value="1099.24463">
            <text:p>1099.24463</text:p>
          </table:table-cell>
          <table:table-cell table:formula="of:=IF([.P1180]=[.P1179];&quot;&quot;;CONCATENATE(&quot;{ name = '&quot;;[.O1180];&quot;', x = &quot;;[.P1180];&quot;, z = &quot;;[.Q11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181]=&quot;defName&quot;;[.J1181];[.O1180])" office:value-type="string" office:string-value="bug_larva">
            <text:p>bug_larva</text:p>
          </table:table-cell>
          <table:table-cell table:formula="of:=IF([.G1181]=&quot;pos&quot;;[.L1182];[.P1180])" office:value-type="string" office:string-value="3240.5376">
            <text:p>3240.5376</text:p>
          </table:table-cell>
          <table:table-cell table:formula="of:=IF([.G1181]=&quot;pos&quot;;[.L1184];[.Q1180])" office:value-type="string" office:string-value="1099.24463">
            <text:p>1099.24463</text:p>
          </table:table-cell>
          <table:table-cell table:formula="of:=IF([.P1181]=[.P1180];&quot;&quot;;CONCATENATE(&quot;{ name = '&quot;;[.O1181];&quot;', x = &quot;;[.P1181];&quot;, z = &quot;;[.Q11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182]=&quot;defName&quot;;[.J1182];[.O1181])" office:value-type="string" office:string-value="bug_larva">
            <text:p>bug_larva</text:p>
          </table:table-cell>
          <table:table-cell table:formula="of:=IF([.G1182]=&quot;pos&quot;;[.L1183];[.P1181])" office:value-type="string" office:string-value="3240.5376">
            <text:p>3240.5376</text:p>
          </table:table-cell>
          <table:table-cell table:formula="of:=IF([.G1182]=&quot;pos&quot;;[.L1185];[.Q1181])" office:value-type="string" office:string-value="1099.24463">
            <text:p>1099.24463</text:p>
          </table:table-cell>
          <table:table-cell table:formula="of:=IF([.P1182]=[.P1181];&quot;&quot;;CONCATENATE(&quot;{ name = '&quot;;[.O1182];&quot;', x = &quot;;[.P1182];&quot;, z = &quot;;[.Q11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83]=&quot;defName&quot;;[.J1183];[.O1182])" office:value-type="string" office:string-value="bug_larva">
            <text:p>bug_larva</text:p>
          </table:table-cell>
          <table:table-cell table:formula="of:=IF([.G1183]=&quot;pos&quot;;[.L1184];[.P1182])" office:value-type="string" office:string-value="3240.5376">
            <text:p>3240.5376</text:p>
          </table:table-cell>
          <table:table-cell table:formula="of:=IF([.G1183]=&quot;pos&quot;;[.L1186];[.Q1182])" office:value-type="string" office:string-value="1099.24463">
            <text:p>1099.24463</text:p>
          </table:table-cell>
          <table:table-cell table:formula="of:=IF([.P1183]=[.P1182];&quot;&quot;;CONCATENATE(&quot;{ name = '&quot;;[.O1183];&quot;', x = &quot;;[.P1183];&quot;, z = &quot;;[.Q11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184]=&quot;defName&quot;;[.J1184];[.O1183])" office:value-type="string" office:string-value="bug_larva">
            <text:p>bug_larva</text:p>
          </table:table-cell>
          <table:table-cell table:formula="of:=IF([.G1184]=&quot;pos&quot;;[.L1185];[.P1183])" office:value-type="string" office:string-value="3240.5376">
            <text:p>3240.5376</text:p>
          </table:table-cell>
          <table:table-cell table:formula="of:=IF([.G1184]=&quot;pos&quot;;[.L1187];[.Q1183])" office:value-type="string" office:string-value="1099.24463">
            <text:p>1099.24463</text:p>
          </table:table-cell>
          <table:table-cell table:formula="of:=IF([.P1184]=[.P1183];&quot;&quot;;CONCATENATE(&quot;{ name = '&quot;;[.O1184];&quot;', x = &quot;;[.P1184];&quot;, z = &quot;;[.Q11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85]=&quot;defName&quot;;[.J1185];[.O1184])" office:value-type="string" office:string-value="bug_larva">
            <text:p>bug_larva</text:p>
          </table:table-cell>
          <table:table-cell table:formula="of:=IF([.G1185]=&quot;pos&quot;;[.L1186];[.P1184])" office:value-type="string" office:string-value="3240.5376">
            <text:p>3240.5376</text:p>
          </table:table-cell>
          <table:table-cell table:formula="of:=IF([.G1185]=&quot;pos&quot;;[.L1188];[.Q1184])" office:value-type="string" office:string-value="1099.24463">
            <text:p>1099.24463</text:p>
          </table:table-cell>
          <table:table-cell table:formula="of:=IF([.P1185]=[.P1184];&quot;&quot;;CONCATENATE(&quot;{ name = '&quot;;[.O1185];&quot;', x = &quot;;[.P1185];&quot;, z = &quot;;[.Q11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86]=&quot;defName&quot;;[.J1186];[.O1185])" office:value-type="string" office:string-value="bug_larva">
            <text:p>bug_larva</text:p>
          </table:table-cell>
          <table:table-cell table:formula="of:=IF([.G1186]=&quot;pos&quot;;[.L1187];[.P1185])" office:value-type="string" office:string-value="3240.5376">
            <text:p>3240.5376</text:p>
          </table:table-cell>
          <table:table-cell table:formula="of:=IF([.G1186]=&quot;pos&quot;;[.L1189];[.Q1185])" office:value-type="string" office:string-value="1099.24463">
            <text:p>1099.24463</text:p>
          </table:table-cell>
          <table:table-cell table:formula="of:=IF([.P1186]=[.P1185];&quot;&quot;;CONCATENATE(&quot;{ name = '&quot;;[.O1186];&quot;', x = &quot;;[.P1186];&quot;, z = &quot;;[.Q11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47962379</text:p>
          </table:table-cell>
          <table:table-cell table:number-columns-repeated="2"/>
          <table:table-cell table:formula="of:=IF([.G1187]=&quot;defName&quot;;[.J1187];[.O1186])" office:value-type="string" office:string-value="bug_larva">
            <text:p>bug_larva</text:p>
          </table:table-cell>
          <table:table-cell table:formula="of:=IF([.G1187]=&quot;pos&quot;;[.L1188];[.P1186])" office:value-type="string" office:string-value="3240.5376">
            <text:p>3240.5376</text:p>
          </table:table-cell>
          <table:table-cell table:formula="of:=IF([.G1187]=&quot;pos&quot;;[.L1190];[.Q1186])" office:value-type="string" office:string-value="1099.24463">
            <text:p>1099.24463</text:p>
          </table:table-cell>
          <table:table-cell table:formula="of:=IF([.P1187]=[.P1186];&quot;&quot;;CONCATENATE(&quot;{ name = '&quot;;[.O1187];&quot;', x = &quot;;[.P1187];&quot;, z = &quot;;[.Q11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88]=&quot;defName&quot;;[.J1188];[.O1187])" office:value-type="string" office:string-value="bug_larva">
            <text:p>bug_larva</text:p>
          </table:table-cell>
          <table:table-cell table:formula="of:=IF([.G1188]=&quot;pos&quot;;[.L1189];[.P1187])" office:value-type="string" office:string-value="3240.5376">
            <text:p>3240.5376</text:p>
          </table:table-cell>
          <table:table-cell table:formula="of:=IF([.G1188]=&quot;pos&quot;;[.L1191];[.Q1187])" office:value-type="string" office:string-value="1099.24463">
            <text:p>1099.24463</text:p>
          </table:table-cell>
          <table:table-cell table:formula="of:=IF([.P1188]=[.P1187];&quot;&quot;;CONCATENATE(&quot;{ name = '&quot;;[.O1188];&quot;', x = &quot;;[.P1188];&quot;, z = &quot;;[.Q11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89]=&quot;defName&quot;;[.J1189];[.O1188])" office:value-type="string" office:string-value="bug_larva">
            <text:p>bug_larva</text:p>
          </table:table-cell>
          <table:table-cell table:formula="of:=IF([.G1189]=&quot;pos&quot;;[.L1190];[.P1188])" office:value-type="string" office:string-value="3240.5376">
            <text:p>3240.5376</text:p>
          </table:table-cell>
          <table:table-cell table:formula="of:=IF([.G1189]=&quot;pos&quot;;[.L1192];[.Q1188])" office:value-type="string" office:string-value="1099.24463">
            <text:p>1099.24463</text:p>
          </table:table-cell>
          <table:table-cell table:formula="of:=IF([.P1189]=[.P1188];&quot;&quot;;CONCATENATE(&quot;{ name = '&quot;;[.O1189];&quot;', x = &quot;;[.P1189];&quot;, z = &quot;;[.Q11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190]=&quot;defName&quot;;[.J1190];[.O1189])" office:value-type="string" office:string-value="bug_larva">
            <text:p>bug_larva</text:p>
          </table:table-cell>
          <table:table-cell table:formula="of:=IF([.G1190]=&quot;pos&quot;;[.L1191];[.P1189])" office:value-type="string" office:string-value="3240.5376">
            <text:p>3240.5376</text:p>
          </table:table-cell>
          <table:table-cell table:formula="of:=IF([.G1190]=&quot;pos&quot;;[.L1193];[.Q1189])" office:value-type="string" office:string-value="1099.24463">
            <text:p>1099.24463</text:p>
          </table:table-cell>
          <table:table-cell table:formula="of:=IF([.P1190]=[.P1189];&quot;&quot;;CONCATENATE(&quot;{ name = '&quot;;[.O1190];&quot;', x = &quot;;[.P1190];&quot;, z = &quot;;[.Q11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191]=&quot;defName&quot;;[.J1191];[.O1190])" office:value-type="string" office:string-value="bug_larva">
            <text:p>bug_larva</text:p>
          </table:table-cell>
          <table:table-cell table:formula="of:=IF([.G1191]=&quot;pos&quot;;[.L1192];[.P1190])" office:value-type="string" office:string-value="3240.5376">
            <text:p>3240.5376</text:p>
          </table:table-cell>
          <table:table-cell table:formula="of:=IF([.G1191]=&quot;pos&quot;;[.L1194];[.Q1190])" office:value-type="string" office:string-value="1099.24463">
            <text:p>1099.24463</text:p>
          </table:table-cell>
          <table:table-cell table:formula="of:=IF([.P1191]=[.P1190];&quot;&quot;;CONCATENATE(&quot;{ name = '&quot;;[.O1191];&quot;', x = &quot;;[.P1191];&quot;, z = &quot;;[.Q11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92]=&quot;defName&quot;;[.J1192];[.O1191])" office:value-type="string" office:string-value="bug_larva">
            <text:p>bug_larva</text:p>
          </table:table-cell>
          <table:table-cell table:formula="of:=IF([.G1192]=&quot;pos&quot;;[.L1193];[.P1191])" office:value-type="string" office:string-value="3240.5376">
            <text:p>3240.5376</text:p>
          </table:table-cell>
          <table:table-cell table:formula="of:=IF([.G1192]=&quot;pos&quot;;[.L1195];[.Q1191])" office:value-type="string" office:string-value="1099.24463">
            <text:p>1099.24463</text:p>
          </table:table-cell>
          <table:table-cell table:formula="of:=IF([.P1192]=[.P1191];&quot;&quot;;CONCATENATE(&quot;{ name = '&quot;;[.O1192];&quot;', x = &quot;;[.P1192];&quot;, z = &quot;;[.Q11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93]=&quot;defName&quot;;[.J1193];[.O1192])" office:value-type="string" office:string-value="bug_larva">
            <text:p>bug_larva</text:p>
          </table:table-cell>
          <table:table-cell table:formula="of:=IF([.G1193]=&quot;pos&quot;;[.L1194];[.P1192])" office:value-type="string" office:string-value="3240.5376">
            <text:p>3240.5376</text:p>
          </table:table-cell>
          <table:table-cell table:formula="of:=IF([.G1193]=&quot;pos&quot;;[.L1196];[.Q1192])" office:value-type="string" office:string-value="1099.24463">
            <text:p>1099.24463</text:p>
          </table:table-cell>
          <table:table-cell table:formula="of:=IF([.P1193]=[.P1192];&quot;&quot;;CONCATENATE(&quot;{ name = '&quot;;[.O1193];&quot;', x = &quot;;[.P1193];&quot;, z = &quot;;[.Q11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194]=&quot;defName&quot;;[.J1194];[.O1193])" office:value-type="string" office:string-value="bug_larva">
            <text:p>bug_larva</text:p>
          </table:table-cell>
          <table:table-cell table:formula="of:=IF([.G1194]=&quot;pos&quot;;[.L1195];[.P1193])" office:value-type="string" office:string-value="3240.5376">
            <text:p>3240.5376</text:p>
          </table:table-cell>
          <table:table-cell table:formula="of:=IF([.G1194]=&quot;pos&quot;;[.L1197];[.Q1193])" office:value-type="string" office:string-value="1099.24463">
            <text:p>1099.24463</text:p>
          </table:table-cell>
          <table:table-cell table:formula="of:=IF([.P1194]=[.P1193];&quot;&quot;;CONCATENATE(&quot;{ name = '&quot;;[.O1194];&quot;', x = &quot;;[.P1194];&quot;, z = &quot;;[.Q11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195]=&quot;defName&quot;;[.J1195];[.O1194])" office:value-type="string" office:string-value="bug_larva">
            <text:p>bug_larva</text:p>
          </table:table-cell>
          <table:table-cell table:formula="of:=IF([.G1195]=&quot;pos&quot;;[.L1196];[.P1194])" office:value-type="string" office:string-value="3240.5376">
            <text:p>3240.5376</text:p>
          </table:table-cell>
          <table:table-cell table:formula="of:=IF([.G1195]=&quot;pos&quot;;[.L1198];[.Q1194])" office:value-type="string" office:string-value="1099.24463">
            <text:p>1099.24463</text:p>
          </table:table-cell>
          <table:table-cell table:formula="of:=IF([.P1195]=[.P1194];&quot;&quot;;CONCATENATE(&quot;{ name = '&quot;;[.O1195];&quot;', x = &quot;;[.P1195];&quot;, z = &quot;;[.Q119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196]=&quot;defName&quot;;[.J1196];[.O1195])" office:value-type="string" office:string-value="bug_larva">
            <text:p>bug_larva</text:p>
          </table:table-cell>
          <table:table-cell table:formula="of:=IF([.G1196]=&quot;pos&quot;;[.L1197];[.P1195])" office:value-type="string" office:string-value="3240.5376">
            <text:p>3240.5376</text:p>
          </table:table-cell>
          <table:table-cell table:formula="of:=IF([.G1196]=&quot;pos&quot;;[.L1199];[.Q1195])" office:value-type="string" office:string-value="1099.24463">
            <text:p>1099.24463</text:p>
          </table:table-cell>
          <table:table-cell table:formula="of:=IF([.P1196]=[.P1195];&quot;&quot;;CONCATENATE(&quot;{ name = '&quot;;[.O1196];&quot;', x = &quot;;[.P1196];&quot;, z = &quot;;[.Q119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19772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197]=&quot;defName&quot;;[.J1197];[.O1196])" office:value-type="string" office:string-value="bug_larva">
            <text:p>bug_larva</text:p>
          </table:table-cell>
          <table:table-cell table:formula="of:=IF([.G1197]=&quot;pos&quot;;[.L1198];[.P1196])" office:value-type="string" office:string-value="3240.5376">
            <text:p>3240.5376</text:p>
          </table:table-cell>
          <table:table-cell table:formula="of:=IF([.G1197]=&quot;pos&quot;;[.L1200];[.Q1196])" office:value-type="string" office:string-value="1099.24463">
            <text:p>1099.24463</text:p>
          </table:table-cell>
          <table:table-cell table:formula="of:=IF([.P1197]=[.P1196];&quot;&quot;;CONCATENATE(&quot;{ name = '&quot;;[.O1197];&quot;', x = &quot;;[.P1197];&quot;, z = &quot;;[.Q11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/>
          <table:table-cell table:number-columns-repeated="2"/>
          <table:table-cell table:formula="of:=IF([.G1198]=&quot;defName&quot;;[.J1198];[.O1197])" office:value-type="string" office:string-value="bug_larva">
            <text:p>bug_larva</text:p>
          </table:table-cell>
          <table:table-cell table:formula="of:=IF([.G1198]=&quot;pos&quot;;[.L1199];[.P1197])" office:value-type="string" office:string-value="3240.5376">
            <text:p>3240.5376</text:p>
          </table:table-cell>
          <table:table-cell table:formula="of:=IF([.G1198]=&quot;pos&quot;;[.L1201];[.Q1197])" office:value-type="string" office:string-value="1099.24463">
            <text:p>1099.24463</text:p>
          </table:table-cell>
          <table:table-cell table:formula="of:=IF([.P1198]=[.P1197];&quot;&quot;;CONCATENATE(&quot;{ name = '&quot;;[.O1198];&quot;', x = &quot;;[.P1198];&quot;, z = &quot;;[.Q11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199]=&quot;defName&quot;;[.J1199];[.O1198])" office:value-type="string" office:string-value="bug_larva">
            <text:p>bug_larva</text:p>
          </table:table-cell>
          <table:table-cell table:formula="of:=IF([.G1199]=&quot;pos&quot;;[.L1200];[.P1198])" office:value-type="string" office:string-value="3240.5376">
            <text:p>3240.5376</text:p>
          </table:table-cell>
          <table:table-cell table:formula="of:=IF([.G1199]=&quot;pos&quot;;[.L1202];[.Q1198])" office:value-type="string" office:string-value="1099.24463">
            <text:p>1099.24463</text:p>
          </table:table-cell>
          <table:table-cell table:formula="of:=IF([.P1199]=[.P1198];&quot;&quot;;CONCATENATE(&quot;{ name = '&quot;;[.O1199];&quot;', x = &quot;;[.P1199];&quot;, z = &quot;;[.Q11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200]=&quot;defName&quot;;[.J1200];[.O1199])" office:value-type="string" office:string-value="bug_larva">
            <text:p>bug_larva</text:p>
          </table:table-cell>
          <table:table-cell table:formula="of:=IF([.G1200]=&quot;pos&quot;;[.L1201];[.P1199])" office:value-type="string" office:string-value="3240.5376">
            <text:p>3240.5376</text:p>
          </table:table-cell>
          <table:table-cell table:formula="of:=IF([.G1200]=&quot;pos&quot;;[.L1203];[.Q1199])" office:value-type="string" office:string-value="1099.24463">
            <text:p>1099.24463</text:p>
          </table:table-cell>
          <table:table-cell table:formula="of:=IF([.P1200]=[.P1199];&quot;&quot;;CONCATENATE(&quot;{ name = '&quot;;[.O1200];&quot;', x = &quot;;[.P1200];&quot;, z = &quot;;[.Q12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201]=&quot;defName&quot;;[.J1201];[.O1200])" office:value-type="string" office:string-value="bug_larva">
            <text:p>bug_larva</text:p>
          </table:table-cell>
          <table:table-cell table:formula="of:=IF([.G1201]=&quot;pos&quot;;[.L1202];[.P1200])" office:value-type="string" office:string-value="3240.5376">
            <text:p>3240.5376</text:p>
          </table:table-cell>
          <table:table-cell table:formula="of:=IF([.G1201]=&quot;pos&quot;;[.L1204];[.Q1200])" office:value-type="string" office:string-value="1099.24463">
            <text:p>1099.24463</text:p>
          </table:table-cell>
          <table:table-cell table:formula="of:=IF([.P1201]=[.P1200];&quot;&quot;;CONCATENATE(&quot;{ name = '&quot;;[.O1201];&quot;', x = &quot;;[.P1201];&quot;, z = &quot;;[.Q12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202]=&quot;defName&quot;;[.J1202];[.O1201])" office:value-type="string" office:string-value="bug_larva">
            <text:p>bug_larva</text:p>
          </table:table-cell>
          <table:table-cell table:formula="of:=IF([.G1202]=&quot;pos&quot;;[.L1203];[.P1201])" office:value-type="string" office:string-value="3240.5376">
            <text:p>3240.5376</text:p>
          </table:table-cell>
          <table:table-cell table:formula="of:=IF([.G1202]=&quot;pos&quot;;[.L1205];[.Q1201])" office:value-type="string" office:string-value="1099.24463">
            <text:p>1099.24463</text:p>
          </table:table-cell>
          <table:table-cell table:formula="of:=IF([.P1202]=[.P1201];&quot;&quot;;CONCATENATE(&quot;{ name = '&quot;;[.O1202];&quot;', x = &quot;;[.P1202];&quot;, z = &quot;;[.Q12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203]=&quot;defName&quot;;[.J1203];[.O1202])" office:value-type="string" office:string-value="bug_larva">
            <text:p>bug_larva</text:p>
          </table:table-cell>
          <table:table-cell table:formula="of:=IF([.G1203]=&quot;pos&quot;;[.L1204];[.P1202])" office:value-type="string" office:string-value="3240.5376">
            <text:p>3240.5376</text:p>
          </table:table-cell>
          <table:table-cell table:formula="of:=IF([.G1203]=&quot;pos&quot;;[.L1206];[.Q1202])" office:value-type="string" office:string-value="1099.24463">
            <text:p>1099.24463</text:p>
          </table:table-cell>
          <table:table-cell table:formula="of:=IF([.P1203]=[.P1202];&quot;&quot;;CONCATENATE(&quot;{ name = '&quot;;[.O1203];&quot;', x = &quot;;[.P1203];&quot;, z = &quot;;[.Q12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204]=&quot;defName&quot;;[.J1204];[.O1203])" office:value-type="string" office:string-value="bug_larva">
            <text:p>bug_larva</text:p>
          </table:table-cell>
          <table:table-cell table:formula="of:=IF([.G1204]=&quot;pos&quot;;[.L1205];[.P1203])" office:value-type="string" office:string-value="3240.5376">
            <text:p>3240.5376</text:p>
          </table:table-cell>
          <table:table-cell table:formula="of:=IF([.G1204]=&quot;pos&quot;;[.L1207];[.Q1203])" office:value-type="string" office:string-value="1099.24463">
            <text:p>1099.24463</text:p>
          </table:table-cell>
          <table:table-cell table:formula="of:=IF([.P1204]=[.P1203];&quot;&quot;;CONCATENATE(&quot;{ name = '&quot;;[.O1204];&quot;', x = &quot;;[.P1204];&quot;, z = &quot;;[.Q12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205]=&quot;defName&quot;;[.J1205];[.O1204])" office:value-type="string" office:string-value="bug_larva">
            <text:p>bug_larva</text:p>
          </table:table-cell>
          <table:table-cell table:formula="of:=IF([.G1205]=&quot;pos&quot;;[.L1206];[.P1204])" office:value-type="string" office:string-value="3240.5376">
            <text:p>3240.5376</text:p>
          </table:table-cell>
          <table:table-cell table:formula="of:=IF([.G1205]=&quot;pos&quot;;[.L1208];[.Q1204])" office:value-type="string" office:string-value="1099.24463">
            <text:p>1099.24463</text:p>
          </table:table-cell>
          <table:table-cell table:formula="of:=IF([.P1205]=[.P1204];&quot;&quot;;CONCATENATE(&quot;{ name = '&quot;;[.O1205];&quot;', x = &quot;;[.P1205];&quot;, z = &quot;;[.Q12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206]=&quot;defName&quot;;[.J1206];[.O1205])" office:value-type="string" office:string-value="bug_larva">
            <text:p>bug_larva</text:p>
          </table:table-cell>
          <table:table-cell table:formula="of:=IF([.G1206]=&quot;pos&quot;;[.L1207];[.P1205])" office:value-type="string" office:string-value="3240.5376">
            <text:p>3240.5376</text:p>
          </table:table-cell>
          <table:table-cell table:formula="of:=IF([.G1206]=&quot;pos&quot;;[.L1209];[.Q1205])" office:value-type="string" office:string-value="1099.24463">
            <text:p>1099.24463</text:p>
          </table:table-cell>
          <table:table-cell table:formula="of:=IF([.P1206]=[.P1205];&quot;&quot;;CONCATENATE(&quot;{ name = '&quot;;[.O1206];&quot;', x = &quot;;[.P1206];&quot;, z = &quot;;[.Q12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207]=&quot;defName&quot;;[.J1207];[.O1206])" office:value-type="string" office:string-value="bug_larva">
            <text:p>bug_larva</text:p>
          </table:table-cell>
          <table:table-cell table:formula="of:=IF([.G1207]=&quot;pos&quot;;[.L1208];[.P1206])" office:value-type="string" office:string-value="3240.5376">
            <text:p>3240.5376</text:p>
          </table:table-cell>
          <table:table-cell table:formula="of:=IF([.G1207]=&quot;pos&quot;;[.L1210];[.Q1206])" office:value-type="string" office:string-value="1099.24463">
            <text:p>1099.24463</text:p>
          </table:table-cell>
          <table:table-cell table:formula="of:=IF([.P1207]=[.P1206];&quot;&quot;;CONCATENATE(&quot;{ name = '&quot;;[.O1207];&quot;', x = &quot;;[.P1207];&quot;, z = &quot;;[.Q12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208]=&quot;defName&quot;;[.J1208];[.O1207])" office:value-type="string" office:string-value="bug_larva">
            <text:p>bug_larva</text:p>
          </table:table-cell>
          <table:table-cell table:formula="of:=IF([.G1208]=&quot;pos&quot;;[.L1209];[.P1207])" office:value-type="string" office:string-value="3240.5376">
            <text:p>3240.5376</text:p>
          </table:table-cell>
          <table:table-cell table:formula="of:=IF([.G1208]=&quot;pos&quot;;[.L1211];[.Q1207])" office:value-type="string" office:string-value="1099.24463">
            <text:p>1099.24463</text:p>
          </table:table-cell>
          <table:table-cell table:formula="of:=IF([.P1208]=[.P1207];&quot;&quot;;CONCATENATE(&quot;{ name = '&quot;;[.O1208];&quot;', x = &quot;;[.P1208];&quot;, z = &quot;;[.Q12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209]=&quot;defName&quot;;[.J1209];[.O1208])" office:value-type="string" office:string-value="bug_larva">
            <text:p>bug_larva</text:p>
          </table:table-cell>
          <table:table-cell table:formula="of:=IF([.G1209]=&quot;pos&quot;;[.L1210];[.P1208])" office:value-type="string" office:string-value="3240.5376">
            <text:p>3240.5376</text:p>
          </table:table-cell>
          <table:table-cell table:formula="of:=IF([.G1209]=&quot;pos&quot;;[.L1212];[.Q1208])" office:value-type="string" office:string-value="1099.24463">
            <text:p>1099.24463</text:p>
          </table:table-cell>
          <table:table-cell table:formula="of:=IF([.P1209]=[.P1208];&quot;&quot;;CONCATENATE(&quot;{ name = '&quot;;[.O1209];&quot;', x = &quot;;[.P1209];&quot;, z = &quot;;[.Q12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210]=&quot;defName&quot;;[.J1210];[.O1209])" office:value-type="string" office:string-value="bug_larva">
            <text:p>bug_larva</text:p>
          </table:table-cell>
          <table:table-cell table:formula="of:=IF([.G1210]=&quot;pos&quot;;[.L1211];[.P1209])" office:value-type="string" office:string-value="3240.5376">
            <text:p>3240.5376</text:p>
          </table:table-cell>
          <table:table-cell table:formula="of:=IF([.G1210]=&quot;pos&quot;;[.L1213];[.Q1209])" office:value-type="string" office:string-value="1099.24463">
            <text:p>1099.24463</text:p>
          </table:table-cell>
          <table:table-cell table:formula="of:=IF([.P1210]=[.P1209];&quot;&quot;;CONCATENATE(&quot;{ name = '&quot;;[.O1210];&quot;', x = &quot;;[.P1210];&quot;, z = &quot;;[.Q12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11]=&quot;defName&quot;;[.J1211];[.O1210])" office:value-type="string" office:string-value="bug_larva">
            <text:p>bug_larva</text:p>
          </table:table-cell>
          <table:table-cell table:formula="of:=IF([.G1211]=&quot;pos&quot;;[.L1212];[.P1210])" office:value-type="string" office:string-value="3240.5376">
            <text:p>3240.5376</text:p>
          </table:table-cell>
          <table:table-cell table:formula="of:=IF([.G1211]=&quot;pos&quot;;[.L1214];[.Q1210])" office:value-type="string" office:string-value="1099.24463">
            <text:p>1099.24463</text:p>
          </table:table-cell>
          <table:table-cell table:formula="of:=IF([.P1211]=[.P1210];&quot;&quot;;CONCATENATE(&quot;{ name = '&quot;;[.O1211];&quot;', x = &quot;;[.P1211];&quot;, z = &quot;;[.Q12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12]=&quot;defName&quot;;[.J1212];[.O1211])" office:value-type="string" office:string-value="bug_larva">
            <text:p>bug_larva</text:p>
          </table:table-cell>
          <table:table-cell table:formula="of:=IF([.G1212]=&quot;pos&quot;;[.L1213];[.P1211])" office:value-type="string" office:string-value="3240.5376">
            <text:p>3240.5376</text:p>
          </table:table-cell>
          <table:table-cell table:formula="of:=IF([.G1212]=&quot;pos&quot;;[.L1215];[.Q1211])" office:value-type="string" office:string-value="1099.24463">
            <text:p>1099.24463</text:p>
          </table:table-cell>
          <table:table-cell table:formula="of:=IF([.P1212]=[.P1211];&quot;&quot;;CONCATENATE(&quot;{ name = '&quot;;[.O1212];&quot;', x = &quot;;[.P1212];&quot;, z = &quot;;[.Q12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213]=&quot;defName&quot;;[.J1213];[.O1212])" office:value-type="string" office:string-value="bug_larva">
            <text:p>bug_larva</text:p>
          </table:table-cell>
          <table:table-cell table:formula="of:=IF([.G1213]=&quot;pos&quot;;[.L1214];[.P1212])" office:value-type="string" office:string-value="3240.5376">
            <text:p>3240.5376</text:p>
          </table:table-cell>
          <table:table-cell table:formula="of:=IF([.G1213]=&quot;pos&quot;;[.L1216];[.Q1212])" office:value-type="string" office:string-value="1099.24463">
            <text:p>1099.24463</text:p>
          </table:table-cell>
          <table:table-cell table:formula="of:=IF([.P1213]=[.P1212];&quot;&quot;;CONCATENATE(&quot;{ name = '&quot;;[.O1213];&quot;', x = &quot;;[.P1213];&quot;, z = &quot;;[.Q12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214]=&quot;defName&quot;;[.J1214];[.O1213])" office:value-type="string" office:string-value="bug_larva">
            <text:p>bug_larva</text:p>
          </table:table-cell>
          <table:table-cell table:formula="of:=IF([.G1214]=&quot;pos&quot;;[.L1215];[.P1213])" office:value-type="string" office:string-value="3240.5376">
            <text:p>3240.5376</text:p>
          </table:table-cell>
          <table:table-cell table:formula="of:=IF([.G1214]=&quot;pos&quot;;[.L1217];[.Q1213])" office:value-type="string" office:string-value="1099.24463">
            <text:p>1099.24463</text:p>
          </table:table-cell>
          <table:table-cell table:formula="of:=IF([.P1214]=[.P1213];&quot;&quot;;CONCATENATE(&quot;{ name = '&quot;;[.O1214];&quot;', x = &quot;;[.P1214];&quot;, z = &quot;;[.Q12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15]=&quot;defName&quot;;[.J1215];[.O1214])" office:value-type="string" office:string-value="bug_larva">
            <text:p>bug_larva</text:p>
          </table:table-cell>
          <table:table-cell table:formula="of:=IF([.G1215]=&quot;pos&quot;;[.L1216];[.P1214])" office:value-type="string" office:string-value="3240.5376">
            <text:p>3240.5376</text:p>
          </table:table-cell>
          <table:table-cell table:formula="of:=IF([.G1215]=&quot;pos&quot;;[.L1218];[.Q1214])" office:value-type="string" office:string-value="1099.24463">
            <text:p>1099.24463</text:p>
          </table:table-cell>
          <table:table-cell table:formula="of:=IF([.P1215]=[.P1214];&quot;&quot;;CONCATENATE(&quot;{ name = '&quot;;[.O1215];&quot;', x = &quot;;[.P1215];&quot;, z = &quot;;[.Q12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16]=&quot;defName&quot;;[.J1216];[.O1215])" office:value-type="string" office:string-value="bug_larva">
            <text:p>bug_larva</text:p>
          </table:table-cell>
          <table:table-cell table:formula="of:=IF([.G1216]=&quot;pos&quot;;[.L1217];[.P1215])" office:value-type="string" office:string-value="3240.5376">
            <text:p>3240.5376</text:p>
          </table:table-cell>
          <table:table-cell table:formula="of:=IF([.G1216]=&quot;pos&quot;;[.L1219];[.Q1215])" office:value-type="string" office:string-value="1099.24463">
            <text:p>1099.24463</text:p>
          </table:table-cell>
          <table:table-cell table:formula="of:=IF([.P1216]=[.P1215];&quot;&quot;;CONCATENATE(&quot;{ name = '&quot;;[.O1216];&quot;', x = &quot;;[.P1216];&quot;, z = &quot;;[.Q12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17]=&quot;defName&quot;;[.J1217];[.O1216])" office:value-type="string" office:string-value="bug_larva">
            <text:p>bug_larva</text:p>
          </table:table-cell>
          <table:table-cell table:formula="of:=IF([.G1217]=&quot;pos&quot;;[.L1218];[.P1216])" office:value-type="string" office:string-value="3240.5376">
            <text:p>3240.5376</text:p>
          </table:table-cell>
          <table:table-cell table:formula="of:=IF([.G1217]=&quot;pos&quot;;[.L1220];[.Q1216])" office:value-type="string" office:string-value="1099.24463">
            <text:p>1099.24463</text:p>
          </table:table-cell>
          <table:table-cell table:formula="of:=IF([.P1217]=[.P1216];&quot;&quot;;CONCATENATE(&quot;{ name = '&quot;;[.O1217];&quot;', x = &quot;;[.P1217];&quot;, z = &quot;;[.Q12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18]=&quot;defName&quot;;[.J1218];[.O1217])" office:value-type="string" office:string-value="bug_larva">
            <text:p>bug_larva</text:p>
          </table:table-cell>
          <table:table-cell table:formula="of:=IF([.G1218]=&quot;pos&quot;;[.L1219];[.P1217])" office:value-type="string" office:string-value="3240.5376">
            <text:p>3240.5376</text:p>
          </table:table-cell>
          <table:table-cell table:formula="of:=IF([.G1218]=&quot;pos&quot;;[.L1221];[.Q1217])" office:value-type="string" office:string-value="1099.24463">
            <text:p>1099.24463</text:p>
          </table:table-cell>
          <table:table-cell table:formula="of:=IF([.P1218]=[.P1217];&quot;&quot;;CONCATENATE(&quot;{ name = '&quot;;[.O1218];&quot;', x = &quot;;[.P1218];&quot;, z = &quot;;[.Q12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19]=&quot;defName&quot;;[.J1219];[.O1218])" office:value-type="string" office:string-value="bug_larva">
            <text:p>bug_larva</text:p>
          </table:table-cell>
          <table:table-cell table:formula="of:=IF([.G1219]=&quot;pos&quot;;[.L1220];[.P1218])" office:value-type="string" office:string-value="3240.5376">
            <text:p>3240.5376</text:p>
          </table:table-cell>
          <table:table-cell table:formula="of:=IF([.G1219]=&quot;pos&quot;;[.L1222];[.Q1218])" office:value-type="string" office:string-value="1099.24463">
            <text:p>1099.24463</text:p>
          </table:table-cell>
          <table:table-cell table:formula="of:=IF([.P1219]=[.P1218];&quot;&quot;;CONCATENATE(&quot;{ name = '&quot;;[.O1219];&quot;', x = &quot;;[.P1219];&quot;, z = &quot;;[.Q12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20]=&quot;defName&quot;;[.J1220];[.O1219])" office:value-type="string" office:string-value="bug_larva">
            <text:p>bug_larva</text:p>
          </table:table-cell>
          <table:table-cell table:formula="of:=IF([.G1220]=&quot;pos&quot;;[.L1221];[.P1219])" office:value-type="string" office:string-value="3240.5376">
            <text:p>3240.5376</text:p>
          </table:table-cell>
          <table:table-cell table:formula="of:=IF([.G1220]=&quot;pos&quot;;[.L1223];[.Q1219])" office:value-type="string" office:string-value="1099.24463">
            <text:p>1099.24463</text:p>
          </table:table-cell>
          <table:table-cell table:formula="of:=IF([.P1220]=[.P1219];&quot;&quot;;CONCATENATE(&quot;{ name = '&quot;;[.O1220];&quot;', x = &quot;;[.P1220];&quot;, z = &quot;;[.Q12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221]=&quot;defName&quot;;[.J1221];[.O1220])" office:value-type="string" office:string-value="bug_larva">
            <text:p>bug_larva</text:p>
          </table:table-cell>
          <table:table-cell table:formula="of:=IF([.G1221]=&quot;pos&quot;;[.L1222];[.P1220])" office:value-type="string" office:string-value="3240.5376">
            <text:p>3240.5376</text:p>
          </table:table-cell>
          <table:table-cell table:formula="of:=IF([.G1221]=&quot;pos&quot;;[.L1224];[.Q1220])" office:value-type="string" office:string-value="1099.24463">
            <text:p>1099.24463</text:p>
          </table:table-cell>
          <table:table-cell table:formula="of:=IF([.P1221]=[.P1220];&quot;&quot;;CONCATENATE(&quot;{ name = '&quot;;[.O1221];&quot;', x = &quot;;[.P1221];&quot;, z = &quot;;[.Q12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222]=&quot;defName&quot;;[.J1222];[.O1221])" office:value-type="string" office:string-value="bug_larva">
            <text:p>bug_larva</text:p>
          </table:table-cell>
          <table:table-cell table:formula="of:=IF([.G1222]=&quot;pos&quot;;[.L1223];[.P1221])" office:value-type="string" office:string-value="3240.5376">
            <text:p>3240.5376</text:p>
          </table:table-cell>
          <table:table-cell table:formula="of:=IF([.G1222]=&quot;pos&quot;;[.L1225];[.Q1221])" office:value-type="string" office:string-value="1099.24463">
            <text:p>1099.24463</text:p>
          </table:table-cell>
          <table:table-cell table:formula="of:=IF([.P1222]=[.P1221];&quot;&quot;;CONCATENATE(&quot;{ name = '&quot;;[.O1222];&quot;', x = &quot;;[.P1222];&quot;, z = &quot;;[.Q12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23]=&quot;defName&quot;;[.J1223];[.O1222])" office:value-type="string" office:string-value="bug_larva">
            <text:p>bug_larva</text:p>
          </table:table-cell>
          <table:table-cell table:formula="of:=IF([.G1223]=&quot;pos&quot;;[.L1224];[.P1222])" office:value-type="string" office:string-value="3240.5376">
            <text:p>3240.5376</text:p>
          </table:table-cell>
          <table:table-cell table:formula="of:=IF([.G1223]=&quot;pos&quot;;[.L1226];[.Q1222])" office:value-type="string" office:string-value="1099.24463">
            <text:p>1099.24463</text:p>
          </table:table-cell>
          <table:table-cell table:formula="of:=IF([.P1223]=[.P1222];&quot;&quot;;CONCATENATE(&quot;{ name = '&quot;;[.O1223];&quot;', x = &quot;;[.P1223];&quot;, z = &quot;;[.Q12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24]=&quot;defName&quot;;[.J1224];[.O1223])" office:value-type="string" office:string-value="bug_larva">
            <text:p>bug_larva</text:p>
          </table:table-cell>
          <table:table-cell table:formula="of:=IF([.G1224]=&quot;pos&quot;;[.L1225];[.P1223])" office:value-type="string" office:string-value="3240.5376">
            <text:p>3240.5376</text:p>
          </table:table-cell>
          <table:table-cell table:formula="of:=IF([.G1224]=&quot;pos&quot;;[.L1227];[.Q1223])" office:value-type="string" office:string-value="1099.24463">
            <text:p>1099.24463</text:p>
          </table:table-cell>
          <table:table-cell table:formula="of:=IF([.P1224]=[.P1223];&quot;&quot;;CONCATENATE(&quot;{ name = '&quot;;[.O1224];&quot;', x = &quot;;[.P1224];&quot;, z = &quot;;[.Q12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25]=&quot;defName&quot;;[.J1225];[.O1224])" office:value-type="string" office:string-value="bug_larva">
            <text:p>bug_larva</text:p>
          </table:table-cell>
          <table:table-cell table:formula="of:=IF([.G1225]=&quot;pos&quot;;[.L1226];[.P1224])" office:value-type="string" office:string-value="3240.5376">
            <text:p>3240.5376</text:p>
          </table:table-cell>
          <table:table-cell table:formula="of:=IF([.G1225]=&quot;pos&quot;;[.L1228];[.Q1224])" office:value-type="string" office:string-value="1099.24463">
            <text:p>1099.24463</text:p>
          </table:table-cell>
          <table:table-cell table:formula="of:=IF([.P1225]=[.P1224];&quot;&quot;;CONCATENATE(&quot;{ name = '&quot;;[.O1225];&quot;', x = &quot;;[.P1225];&quot;, z = &quot;;[.Q12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226]=&quot;defName&quot;;[.J1226];[.O1225])" office:value-type="string" office:string-value="bug_larva">
            <text:p>bug_larva</text:p>
          </table:table-cell>
          <table:table-cell table:formula="of:=IF([.G1226]=&quot;pos&quot;;[.L1227];[.P1225])" office:value-type="string" office:string-value="3240.5376">
            <text:p>3240.5376</text:p>
          </table:table-cell>
          <table:table-cell table:formula="of:=IF([.G1226]=&quot;pos&quot;;[.L1229];[.Q1225])" office:value-type="string" office:string-value="1099.24463">
            <text:p>1099.24463</text:p>
          </table:table-cell>
          <table:table-cell table:formula="of:=IF([.P1226]=[.P1225];&quot;&quot;;CONCATENATE(&quot;{ name = '&quot;;[.O1226];&quot;', x = &quot;;[.P1226];&quot;, z = &quot;;[.Q12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227]=&quot;defName&quot;;[.J1227];[.O1226])" office:value-type="string" office:string-value="bug_larva">
            <text:p>bug_larva</text:p>
          </table:table-cell>
          <table:table-cell table:formula="of:=IF([.G1227]=&quot;pos&quot;;[.L1228];[.P1226])" office:value-type="string" office:string-value="3240.5376">
            <text:p>3240.5376</text:p>
          </table:table-cell>
          <table:table-cell table:formula="of:=IF([.G1227]=&quot;pos&quot;;[.L1230];[.Q1226])" office:value-type="string" office:string-value="1099.24463">
            <text:p>1099.24463</text:p>
          </table:table-cell>
          <table:table-cell table:formula="of:=IF([.P1227]=[.P1226];&quot;&quot;;CONCATENATE(&quot;{ name = '&quot;;[.O1227];&quot;', x = &quot;;[.P1227];&quot;, z = &quot;;[.Q12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228]=&quot;defName&quot;;[.J1228];[.O1227])" office:value-type="string" office:string-value="bug_larva">
            <text:p>bug_larva</text:p>
          </table:table-cell>
          <table:table-cell table:formula="of:=IF([.G1228]=&quot;pos&quot;;[.L1229];[.P1227])" office:value-type="string" office:string-value="3240.5376">
            <text:p>3240.5376</text:p>
          </table:table-cell>
          <table:table-cell table:formula="of:=IF([.G1228]=&quot;pos&quot;;[.L1231];[.Q1227])" office:value-type="string" office:string-value="1099.24463">
            <text:p>1099.24463</text:p>
          </table:table-cell>
          <table:table-cell table:formula="of:=IF([.P1228]=[.P1227];&quot;&quot;;CONCATENATE(&quot;{ name = '&quot;;[.O1228];&quot;', x = &quot;;[.P1228];&quot;, z = &quot;;[.Q12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229]=&quot;defName&quot;;[.J1229];[.O1228])" office:value-type="string" office:string-value="bug_larva">
            <text:p>bug_larva</text:p>
          </table:table-cell>
          <table:table-cell table:formula="of:=IF([.G1229]=&quot;pos&quot;;[.L1230];[.P1228])" office:value-type="string" office:string-value="3240.5376">
            <text:p>3240.5376</text:p>
          </table:table-cell>
          <table:table-cell table:formula="of:=IF([.G1229]=&quot;pos&quot;;[.L1232];[.Q1228])" office:value-type="string" office:string-value="1099.24463">
            <text:p>1099.24463</text:p>
          </table:table-cell>
          <table:table-cell table:formula="of:=IF([.P1229]=[.P1228];&quot;&quot;;CONCATENATE(&quot;{ name = '&quot;;[.O1229];&quot;', x = &quot;;[.P1229];&quot;, z = &quot;;[.Q12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230]=&quot;defName&quot;;[.J1230];[.O1229])" office:value-type="string" office:string-value="bug_larva">
            <text:p>bug_larva</text:p>
          </table:table-cell>
          <table:table-cell table:formula="of:=IF([.G1230]=&quot;pos&quot;;[.L1231];[.P1229])" office:value-type="string" office:string-value="3240.5376">
            <text:p>3240.5376</text:p>
          </table:table-cell>
          <table:table-cell table:formula="of:=IF([.G1230]=&quot;pos&quot;;[.L1233];[.Q1229])" office:value-type="string" office:string-value="1099.24463">
            <text:p>1099.24463</text:p>
          </table:table-cell>
          <table:table-cell table:formula="of:=IF([.P1230]=[.P1229];&quot;&quot;;CONCATENATE(&quot;{ name = '&quot;;[.O1230];&quot;', x = &quot;;[.P1230];&quot;, z = &quot;;[.Q12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31]=&quot;defName&quot;;[.J1231];[.O1230])" office:value-type="string" office:string-value="bug_larva">
            <text:p>bug_larva</text:p>
          </table:table-cell>
          <table:table-cell table:formula="of:=IF([.G1231]=&quot;pos&quot;;[.L1232];[.P1230])" office:value-type="string" office:string-value="3240.5376">
            <text:p>3240.5376</text:p>
          </table:table-cell>
          <table:table-cell table:formula="of:=IF([.G1231]=&quot;pos&quot;;[.L1234];[.Q1230])" office:value-type="string" office:string-value="1099.24463">
            <text:p>1099.24463</text:p>
          </table:table-cell>
          <table:table-cell table:formula="of:=IF([.P1231]=[.P1230];&quot;&quot;;CONCATENATE(&quot;{ name = '&quot;;[.O1231];&quot;', x = &quot;;[.P1231];&quot;, z = &quot;;[.Q12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32]=&quot;defName&quot;;[.J1232];[.O1231])" office:value-type="string" office:string-value="bug_larva">
            <text:p>bug_larva</text:p>
          </table:table-cell>
          <table:table-cell table:formula="of:=IF([.G1232]=&quot;pos&quot;;[.L1233];[.P1231])" office:value-type="string" office:string-value="3240.5376">
            <text:p>3240.5376</text:p>
          </table:table-cell>
          <table:table-cell table:formula="of:=IF([.G1232]=&quot;pos&quot;;[.L1235];[.Q1231])" office:value-type="string" office:string-value="1099.24463">
            <text:p>1099.24463</text:p>
          </table:table-cell>
          <table:table-cell table:formula="of:=IF([.P1232]=[.P1231];&quot;&quot;;CONCATENATE(&quot;{ name = '&quot;;[.O1232];&quot;', x = &quot;;[.P1232];&quot;, z = &quot;;[.Q12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233]=&quot;defName&quot;;[.J1233];[.O1232])" office:value-type="string" office:string-value="bug_larva">
            <text:p>bug_larva</text:p>
          </table:table-cell>
          <table:table-cell table:formula="of:=IF([.G1233]=&quot;pos&quot;;[.L1234];[.P1232])" office:value-type="string" office:string-value="3240.5376">
            <text:p>3240.5376</text:p>
          </table:table-cell>
          <table:table-cell table:formula="of:=IF([.G1233]=&quot;pos&quot;;[.L1236];[.Q1232])" office:value-type="string" office:string-value="1099.24463">
            <text:p>1099.24463</text:p>
          </table:table-cell>
          <table:table-cell table:formula="of:=IF([.P1233]=[.P1232];&quot;&quot;;CONCATENATE(&quot;{ name = '&quot;;[.O1233];&quot;', x = &quot;;[.P1233];&quot;, z = &quot;;[.Q12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234]=&quot;defName&quot;;[.J1234];[.O1233])" office:value-type="string" office:string-value="bug_larva">
            <text:p>bug_larva</text:p>
          </table:table-cell>
          <table:table-cell table:formula="of:=IF([.G1234]=&quot;pos&quot;;[.L1235];[.P1233])" office:value-type="string" office:string-value="3240.5376">
            <text:p>3240.5376</text:p>
          </table:table-cell>
          <table:table-cell table:formula="of:=IF([.G1234]=&quot;pos&quot;;[.L1237];[.Q1233])" office:value-type="string" office:string-value="1099.24463">
            <text:p>1099.24463</text:p>
          </table:table-cell>
          <table:table-cell table:formula="of:=IF([.P1234]=[.P1233];&quot;&quot;;CONCATENATE(&quot;{ name = '&quot;;[.O1234];&quot;', x = &quot;;[.P1234];&quot;, z = &quot;;[.Q12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235]=&quot;defName&quot;;[.J1235];[.O1234])" office:value-type="string" office:string-value="bug_larva">
            <text:p>bug_larva</text:p>
          </table:table-cell>
          <table:table-cell table:formula="of:=IF([.G1235]=&quot;pos&quot;;[.L1236];[.P1234])" office:value-type="string" office:string-value="3240.5376">
            <text:p>3240.5376</text:p>
          </table:table-cell>
          <table:table-cell table:formula="of:=IF([.G1235]=&quot;pos&quot;;[.L1238];[.Q1234])" office:value-type="string" office:string-value="1099.24463">
            <text:p>1099.24463</text:p>
          </table:table-cell>
          <table:table-cell table:formula="of:=IF([.P1235]=[.P1234];&quot;&quot;;CONCATENATE(&quot;{ name = '&quot;;[.O1235];&quot;', x = &quot;;[.P1235];&quot;, z = &quot;;[.Q12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236]=&quot;defName&quot;;[.J1236];[.O1235])" office:value-type="string" office:string-value="bug_larva">
            <text:p>bug_larva</text:p>
          </table:table-cell>
          <table:table-cell table:formula="of:=IF([.G1236]=&quot;pos&quot;;[.L1237];[.P1235])" office:value-type="string" office:string-value="3240.5376">
            <text:p>3240.5376</text:p>
          </table:table-cell>
          <table:table-cell table:formula="of:=IF([.G1236]=&quot;pos&quot;;[.L1239];[.Q1235])" office:value-type="string" office:string-value="1099.24463">
            <text:p>1099.24463</text:p>
          </table:table-cell>
          <table:table-cell table:formula="of:=IF([.P1236]=[.P1235];&quot;&quot;;CONCATENATE(&quot;{ name = '&quot;;[.O1236];&quot;', x = &quot;;[.P1236];&quot;, z = &quot;;[.Q12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237]=&quot;defName&quot;;[.J1237];[.O1236])" office:value-type="string" office:string-value="bug_larva">
            <text:p>bug_larva</text:p>
          </table:table-cell>
          <table:table-cell table:formula="of:=IF([.G1237]=&quot;pos&quot;;[.L1238];[.P1236])" office:value-type="string" office:string-value="3240.5376">
            <text:p>3240.5376</text:p>
          </table:table-cell>
          <table:table-cell table:formula="of:=IF([.G1237]=&quot;pos&quot;;[.L1240];[.Q1236])" office:value-type="string" office:string-value="1099.24463">
            <text:p>1099.24463</text:p>
          </table:table-cell>
          <table:table-cell table:formula="of:=IF([.P1237]=[.P1236];&quot;&quot;;CONCATENATE(&quot;{ name = '&quot;;[.O1237];&quot;', x = &quot;;[.P1237];&quot;, z = &quot;;[.Q12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238]=&quot;defName&quot;;[.J1238];[.O1237])" office:value-type="string" office:string-value="bug_larva">
            <text:p>bug_larva</text:p>
          </table:table-cell>
          <table:table-cell table:formula="of:=IF([.G1238]=&quot;pos&quot;;[.L1239];[.P1237])" office:value-type="string" office:string-value="3240.5376">
            <text:p>3240.5376</text:p>
          </table:table-cell>
          <table:table-cell table:formula="of:=IF([.G1238]=&quot;pos&quot;;[.L1241];[.Q1237])" office:value-type="string" office:string-value="1099.24463">
            <text:p>1099.24463</text:p>
          </table:table-cell>
          <table:table-cell table:formula="of:=IF([.P1238]=[.P1237];&quot;&quot;;CONCATENATE(&quot;{ name = '&quot;;[.O1238];&quot;', x = &quot;;[.P1238];&quot;, z = &quot;;[.Q12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239]=&quot;defName&quot;;[.J1239];[.O1238])" office:value-type="string" office:string-value="bug_larva">
            <text:p>bug_larva</text:p>
          </table:table-cell>
          <table:table-cell table:formula="of:=IF([.G1239]=&quot;pos&quot;;[.L1240];[.P1238])" office:value-type="string" office:string-value="3240.5376">
            <text:p>3240.5376</text:p>
          </table:table-cell>
          <table:table-cell table:formula="of:=IF([.G1239]=&quot;pos&quot;;[.L1242];[.Q1238])" office:value-type="string" office:string-value="1099.24463">
            <text:p>1099.24463</text:p>
          </table:table-cell>
          <table:table-cell table:formula="of:=IF([.P1239]=[.P1238];&quot;&quot;;CONCATENATE(&quot;{ name = '&quot;;[.O1239];&quot;', x = &quot;;[.P1239];&quot;, z = &quot;;[.Q12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240]=&quot;defName&quot;;[.J1240];[.O1239])" office:value-type="string" office:string-value="bug_larva">
            <text:p>bug_larva</text:p>
          </table:table-cell>
          <table:table-cell table:formula="of:=IF([.G1240]=&quot;pos&quot;;[.L1241];[.P1239])" office:value-type="string" office:string-value="3240.5376">
            <text:p>3240.5376</text:p>
          </table:table-cell>
          <table:table-cell table:formula="of:=IF([.G1240]=&quot;pos&quot;;[.L1243];[.Q1239])" office:value-type="string" office:string-value="1099.24463">
            <text:p>1099.24463</text:p>
          </table:table-cell>
          <table:table-cell table:formula="of:=IF([.P1240]=[.P1239];&quot;&quot;;CONCATENATE(&quot;{ name = '&quot;;[.O1240];&quot;', x = &quot;;[.P1240];&quot;, z = &quot;;[.Q12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241]=&quot;defName&quot;;[.J1241];[.O1240])" office:value-type="string" office:string-value="bug_larva">
            <text:p>bug_larva</text:p>
          </table:table-cell>
          <table:table-cell table:formula="of:=IF([.G1241]=&quot;pos&quot;;[.L1242];[.P1240])" office:value-type="string" office:string-value="3240.5376">
            <text:p>3240.5376</text:p>
          </table:table-cell>
          <table:table-cell table:formula="of:=IF([.G1241]=&quot;pos&quot;;[.L1244];[.Q1240])" office:value-type="string" office:string-value="1099.24463">
            <text:p>1099.24463</text:p>
          </table:table-cell>
          <table:table-cell table:formula="of:=IF([.P1241]=[.P1240];&quot;&quot;;CONCATENATE(&quot;{ name = '&quot;;[.O1241];&quot;', x = &quot;;[.P1241];&quot;, z = &quot;;[.Q12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242]=&quot;defName&quot;;[.J1242];[.O1241])" office:value-type="string" office:string-value="bug_larva">
            <text:p>bug_larva</text:p>
          </table:table-cell>
          <table:table-cell table:formula="of:=IF([.G1242]=&quot;pos&quot;;[.L1243];[.P1241])" office:value-type="string" office:string-value="3240.5376">
            <text:p>3240.5376</text:p>
          </table:table-cell>
          <table:table-cell table:formula="of:=IF([.G1242]=&quot;pos&quot;;[.L1245];[.Q1241])" office:value-type="string" office:string-value="1099.24463">
            <text:p>1099.24463</text:p>
          </table:table-cell>
          <table:table-cell table:formula="of:=IF([.P1242]=[.P1241];&quot;&quot;;CONCATENATE(&quot;{ name = '&quot;;[.O1242];&quot;', x = &quot;;[.P1242];&quot;, z = &quot;;[.Q12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43]=&quot;defName&quot;;[.J1243];[.O1242])" office:value-type="string" office:string-value="bug_larva">
            <text:p>bug_larva</text:p>
          </table:table-cell>
          <table:table-cell table:formula="of:=IF([.G1243]=&quot;pos&quot;;[.L1244];[.P1242])" office:value-type="string" office:string-value="3240.5376">
            <text:p>3240.5376</text:p>
          </table:table-cell>
          <table:table-cell table:formula="of:=IF([.G1243]=&quot;pos&quot;;[.L1246];[.Q1242])" office:value-type="string" office:string-value="1099.24463">
            <text:p>1099.24463</text:p>
          </table:table-cell>
          <table:table-cell table:formula="of:=IF([.P1243]=[.P1242];&quot;&quot;;CONCATENATE(&quot;{ name = '&quot;;[.O1243];&quot;', x = &quot;;[.P1243];&quot;, z = &quot;;[.Q12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44]=&quot;defName&quot;;[.J1244];[.O1243])" office:value-type="string" office:string-value="bug_larva">
            <text:p>bug_larva</text:p>
          </table:table-cell>
          <table:table-cell table:formula="of:=IF([.G1244]=&quot;pos&quot;;[.L1245];[.P1243])" office:value-type="string" office:string-value="1533.21765">
            <text:p>1533.21765</text:p>
          </table:table-cell>
          <table:table-cell table:formula="of:=IF([.G1244]=&quot;pos&quot;;[.L1247];[.Q1243])" office:value-type="string" office:string-value="1081.11816">
            <text:p>1081.11816</text:p>
          </table:table-cell>
          <table:table-cell table:formula="of:=IF([.P1244]=[.P1243];&quot;&quot;;CONCATENATE(&quot;{ name = '&quot;;[.O1244];&quot;', x = &quot;;[.P1244];&quot;, z = &quot;;[.Q1244];&quot;, facing = 0, },&quot;))" office:value-type="string" office:string-value="{ name = 'bug_larva', x = 1533.21765, z = 1081.11816, facing = 0, },">
            <text:p>{ name = 'bug_larva', x = 1533.21765, z = 1081.11816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1533.21765</text:p>
          </table:table-cell>
          <table:table-cell table:number-columns-repeated="2"/>
          <table:table-cell table:formula="of:=IF([.G1245]=&quot;defName&quot;;[.J1245];[.O1244])" office:value-type="string" office:string-value="bug_larva">
            <text:p>bug_larva</text:p>
          </table:table-cell>
          <table:table-cell table:formula="of:=IF([.G1245]=&quot;pos&quot;;[.L1246];[.P1244])" office:value-type="string" office:string-value="1533.21765">
            <text:p>1533.21765</text:p>
          </table:table-cell>
          <table:table-cell table:formula="of:=IF([.G1245]=&quot;pos&quot;;[.L1248];[.Q1244])" office:value-type="string" office:string-value="1081.11816">
            <text:p>1081.11816</text:p>
          </table:table-cell>
          <table:table-cell table:formula="of:=IF([.P1245]=[.P1244];&quot;&quot;;CONCATENATE(&quot;{ name = '&quot;;[.O1245];&quot;', x = &quot;;[.P1245];&quot;, z = &quot;;[.Q12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8.7365494</text:p>
          </table:table-cell>
          <table:table-cell table:number-columns-repeated="2"/>
          <table:table-cell table:formula="of:=IF([.G1246]=&quot;defName&quot;;[.J1246];[.O1245])" office:value-type="string" office:string-value="bug_larva">
            <text:p>bug_larva</text:p>
          </table:table-cell>
          <table:table-cell table:formula="of:=IF([.G1246]=&quot;pos&quot;;[.L1247];[.P1245])" office:value-type="string" office:string-value="1533.21765">
            <text:p>1533.21765</text:p>
          </table:table-cell>
          <table:table-cell table:formula="of:=IF([.G1246]=&quot;pos&quot;;[.L1249];[.Q1245])" office:value-type="string" office:string-value="1081.11816">
            <text:p>1081.11816</text:p>
          </table:table-cell>
          <table:table-cell table:formula="of:=IF([.P1246]=[.P1245];&quot;&quot;;CONCATENATE(&quot;{ name = '&quot;;[.O1246];&quot;', x = &quot;;[.P1246];&quot;, z = &quot;;[.Q12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081.11816</text:p>
          </table:table-cell>
          <table:table-cell table:number-columns-repeated="2"/>
          <table:table-cell table:formula="of:=IF([.G1247]=&quot;defName&quot;;[.J1247];[.O1246])" office:value-type="string" office:string-value="bug_larva">
            <text:p>bug_larva</text:p>
          </table:table-cell>
          <table:table-cell table:formula="of:=IF([.G1247]=&quot;pos&quot;;[.L1248];[.P1246])" office:value-type="string" office:string-value="1533.21765">
            <text:p>1533.21765</text:p>
          </table:table-cell>
          <table:table-cell table:formula="of:=IF([.G1247]=&quot;pos&quot;;[.L1250];[.Q1246])" office:value-type="string" office:string-value="1081.11816">
            <text:p>1081.11816</text:p>
          </table:table-cell>
          <table:table-cell table:formula="of:=IF([.P1247]=[.P1246];&quot;&quot;;CONCATENATE(&quot;{ name = '&quot;;[.O1247];&quot;', x = &quot;;[.P1247];&quot;, z = &quot;;[.Q12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48]=&quot;defName&quot;;[.J1248];[.O1247])" office:value-type="string" office:string-value="bug_larva">
            <text:p>bug_larva</text:p>
          </table:table-cell>
          <table:table-cell table:formula="of:=IF([.G1248]=&quot;pos&quot;;[.L1249];[.P1247])" office:value-type="string" office:string-value="1533.21765">
            <text:p>1533.21765</text:p>
          </table:table-cell>
          <table:table-cell table:formula="of:=IF([.G1248]=&quot;pos&quot;;[.L1251];[.Q1247])" office:value-type="string" office:string-value="1081.11816">
            <text:p>1081.11816</text:p>
          </table:table-cell>
          <table:table-cell table:formula="of:=IF([.P1248]=[.P1247];&quot;&quot;;CONCATENATE(&quot;{ name = '&quot;;[.O1248];&quot;', x = &quot;;[.P1248];&quot;, z = &quot;;[.Q12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49]=&quot;defName&quot;;[.J1249];[.O1248])" office:value-type="string" office:string-value="bug_larva">
            <text:p>bug_larva</text:p>
          </table:table-cell>
          <table:table-cell table:formula="of:=IF([.G1249]=&quot;pos&quot;;[.L1250];[.P1248])" office:value-type="string" office:string-value="1533.21765">
            <text:p>1533.21765</text:p>
          </table:table-cell>
          <table:table-cell table:formula="of:=IF([.G1249]=&quot;pos&quot;;[.L1252];[.Q1248])" office:value-type="string" office:string-value="1081.11816">
            <text:p>1081.11816</text:p>
          </table:table-cell>
          <table:table-cell table:formula="of:=IF([.P1249]=[.P1248];&quot;&quot;;CONCATENATE(&quot;{ name = '&quot;;[.O1249];&quot;', x = &quot;;[.P1249];&quot;, z = &quot;;[.Q12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250]=&quot;defName&quot;;[.J1250];[.O1249])" office:value-type="string" office:string-value="bug_larva">
            <text:p>bug_larva</text:p>
          </table:table-cell>
          <table:table-cell table:formula="of:=IF([.G1250]=&quot;pos&quot;;[.L1251];[.P1249])" office:value-type="string" office:string-value="1533.21765">
            <text:p>1533.21765</text:p>
          </table:table-cell>
          <table:table-cell table:formula="of:=IF([.G1250]=&quot;pos&quot;;[.L1253];[.Q1249])" office:value-type="string" office:string-value="1081.11816">
            <text:p>1081.11816</text:p>
          </table:table-cell>
          <table:table-cell table:formula="of:=IF([.P1250]=[.P1249];&quot;&quot;;CONCATENATE(&quot;{ name = '&quot;;[.O1250];&quot;', x = &quot;;[.P1250];&quot;, z = &quot;;[.Q12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251]=&quot;defName&quot;;[.J1251];[.O1250])" office:value-type="string" office:string-value="bug_larva">
            <text:p>bug_larva</text:p>
          </table:table-cell>
          <table:table-cell table:formula="of:=IF([.G1251]=&quot;pos&quot;;[.L1252];[.P1250])" office:value-type="string" office:string-value="1533.21765">
            <text:p>1533.21765</text:p>
          </table:table-cell>
          <table:table-cell table:formula="of:=IF([.G1251]=&quot;pos&quot;;[.L1254];[.Q1250])" office:value-type="string" office:string-value="1081.11816">
            <text:p>1081.11816</text:p>
          </table:table-cell>
          <table:table-cell table:formula="of:=IF([.P1251]=[.P1250];&quot;&quot;;CONCATENATE(&quot;{ name = '&quot;;[.O1251];&quot;', x = &quot;;[.P1251];&quot;, z = &quot;;[.Q12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52]=&quot;defName&quot;;[.J1252];[.O1251])" office:value-type="string" office:string-value="bug_larva">
            <text:p>bug_larva</text:p>
          </table:table-cell>
          <table:table-cell table:formula="of:=IF([.G1252]=&quot;pos&quot;;[.L1253];[.P1251])" office:value-type="string" office:string-value="1533.21765">
            <text:p>1533.21765</text:p>
          </table:table-cell>
          <table:table-cell table:formula="of:=IF([.G1252]=&quot;pos&quot;;[.L1255];[.Q1251])" office:value-type="string" office:string-value="1081.11816">
            <text:p>1081.11816</text:p>
          </table:table-cell>
          <table:table-cell table:formula="of:=IF([.P1252]=[.P1251];&quot;&quot;;CONCATENATE(&quot;{ name = '&quot;;[.O1252];&quot;', x = &quot;;[.P1252];&quot;, z = &quot;;[.Q12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253]=&quot;defName&quot;;[.J1253];[.O1252])" office:value-type="string" office:string-value="bug_larva">
            <text:p>bug_larva</text:p>
          </table:table-cell>
          <table:table-cell table:formula="of:=IF([.G1253]=&quot;pos&quot;;[.L1254];[.P1252])" office:value-type="string" office:string-value="1533.21765">
            <text:p>1533.21765</text:p>
          </table:table-cell>
          <table:table-cell table:formula="of:=IF([.G1253]=&quot;pos&quot;;[.L1256];[.Q1252])" office:value-type="string" office:string-value="1081.11816">
            <text:p>1081.11816</text:p>
          </table:table-cell>
          <table:table-cell table:formula="of:=IF([.P1253]=[.P1252];&quot;&quot;;CONCATENATE(&quot;{ name = '&quot;;[.O1253];&quot;', x = &quot;;[.P1253];&quot;, z = &quot;;[.Q12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54]=&quot;defName&quot;;[.J1254];[.O1253])" office:value-type="string" office:string-value="bug_larva">
            <text:p>bug_larva</text:p>
          </table:table-cell>
          <table:table-cell table:formula="of:=IF([.G1254]=&quot;pos&quot;;[.L1255];[.P1253])" office:value-type="string" office:string-value="1533.21765">
            <text:p>1533.21765</text:p>
          </table:table-cell>
          <table:table-cell table:formula="of:=IF([.G1254]=&quot;pos&quot;;[.L1257];[.Q1253])" office:value-type="string" office:string-value="1081.11816">
            <text:p>1081.11816</text:p>
          </table:table-cell>
          <table:table-cell table:formula="of:=IF([.P1254]=[.P1253];&quot;&quot;;CONCATENATE(&quot;{ name = '&quot;;[.O1254];&quot;', x = &quot;;[.P1254];&quot;, z = &quot;;[.Q12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55]=&quot;defName&quot;;[.J1255];[.O1254])" office:value-type="string" office:string-value="bug_larva">
            <text:p>bug_larva</text:p>
          </table:table-cell>
          <table:table-cell table:formula="of:=IF([.G1255]=&quot;pos&quot;;[.L1256];[.P1254])" office:value-type="string" office:string-value="1533.21765">
            <text:p>1533.21765</text:p>
          </table:table-cell>
          <table:table-cell table:formula="of:=IF([.G1255]=&quot;pos&quot;;[.L1258];[.Q1254])" office:value-type="string" office:string-value="1081.11816">
            <text:p>1081.11816</text:p>
          </table:table-cell>
          <table:table-cell table:formula="of:=IF([.P1255]=[.P1254];&quot;&quot;;CONCATENATE(&quot;{ name = '&quot;;[.O1255];&quot;', x = &quot;;[.P1255];&quot;, z = &quot;;[.Q12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4603599</text:p>
          </table:table-cell>
          <table:table-cell table:number-columns-repeated="2"/>
          <table:table-cell table:formula="of:=IF([.G1256]=&quot;defName&quot;;[.J1256];[.O1255])" office:value-type="string" office:string-value="bug_larva">
            <text:p>bug_larva</text:p>
          </table:table-cell>
          <table:table-cell table:formula="of:=IF([.G1256]=&quot;pos&quot;;[.L1257];[.P1255])" office:value-type="string" office:string-value="1533.21765">
            <text:p>1533.21765</text:p>
          </table:table-cell>
          <table:table-cell table:formula="of:=IF([.G1256]=&quot;pos&quot;;[.L1259];[.Q1255])" office:value-type="string" office:string-value="1081.11816">
            <text:p>1081.11816</text:p>
          </table:table-cell>
          <table:table-cell table:formula="of:=IF([.P1256]=[.P1255];&quot;&quot;;CONCATENATE(&quot;{ name = '&quot;;[.O1256];&quot;', x = &quot;;[.P1256];&quot;, z = &quot;;[.Q12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57]=&quot;defName&quot;;[.J1257];[.O1256])" office:value-type="string" office:string-value="bug_larva">
            <text:p>bug_larva</text:p>
          </table:table-cell>
          <table:table-cell table:formula="of:=IF([.G1257]=&quot;pos&quot;;[.L1258];[.P1256])" office:value-type="string" office:string-value="1533.21765">
            <text:p>1533.21765</text:p>
          </table:table-cell>
          <table:table-cell table:formula="of:=IF([.G1257]=&quot;pos&quot;;[.L1260];[.Q1256])" office:value-type="string" office:string-value="1081.11816">
            <text:p>1081.11816</text:p>
          </table:table-cell>
          <table:table-cell table:formula="of:=IF([.P1257]=[.P1256];&quot;&quot;;CONCATENATE(&quot;{ name = '&quot;;[.O1257];&quot;', x = &quot;;[.P1257];&quot;, z = &quot;;[.Q12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58]=&quot;defName&quot;;[.J1258];[.O1257])" office:value-type="string" office:string-value="bug_larva">
            <text:p>bug_larva</text:p>
          </table:table-cell>
          <table:table-cell table:formula="of:=IF([.G1258]=&quot;pos&quot;;[.L1259];[.P1257])" office:value-type="string" office:string-value="1533.21765">
            <text:p>1533.21765</text:p>
          </table:table-cell>
          <table:table-cell table:formula="of:=IF([.G1258]=&quot;pos&quot;;[.L1261];[.Q1257])" office:value-type="string" office:string-value="1081.11816">
            <text:p>1081.11816</text:p>
          </table:table-cell>
          <table:table-cell table:formula="of:=IF([.P1258]=[.P1257];&quot;&quot;;CONCATENATE(&quot;{ name = '&quot;;[.O1258];&quot;', x = &quot;;[.P1258];&quot;, z = &quot;;[.Q12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259]=&quot;defName&quot;;[.J1259];[.O1258])" office:value-type="string" office:string-value="bug_larva">
            <text:p>bug_larva</text:p>
          </table:table-cell>
          <table:table-cell table:formula="of:=IF([.G1259]=&quot;pos&quot;;[.L1260];[.P1258])" office:value-type="string" office:string-value="1533.21765">
            <text:p>1533.21765</text:p>
          </table:table-cell>
          <table:table-cell table:formula="of:=IF([.G1259]=&quot;pos&quot;;[.L1262];[.Q1258])" office:value-type="string" office:string-value="1081.11816">
            <text:p>1081.11816</text:p>
          </table:table-cell>
          <table:table-cell table:formula="of:=IF([.P1259]=[.P1258];&quot;&quot;;CONCATENATE(&quot;{ name = '&quot;;[.O1259];&quot;', x = &quot;;[.P1259];&quot;, z = &quot;;[.Q12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60]=&quot;defName&quot;;[.J1260];[.O1259])" office:value-type="string" office:string-value="bug_larva">
            <text:p>bug_larva</text:p>
          </table:table-cell>
          <table:table-cell table:formula="of:=IF([.G1260]=&quot;pos&quot;;[.L1261];[.P1259])" office:value-type="string" office:string-value="1533.21765">
            <text:p>1533.21765</text:p>
          </table:table-cell>
          <table:table-cell table:formula="of:=IF([.G1260]=&quot;pos&quot;;[.L1263];[.Q1259])" office:value-type="string" office:string-value="1081.11816">
            <text:p>1081.11816</text:p>
          </table:table-cell>
          <table:table-cell table:formula="of:=IF([.P1260]=[.P1259];&quot;&quot;;CONCATENATE(&quot;{ name = '&quot;;[.O1260];&quot;', x = &quot;;[.P1260];&quot;, z = &quot;;[.Q12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61]=&quot;defName&quot;;[.J1261];[.O1260])" office:value-type="string" office:string-value="bug_larva">
            <text:p>bug_larva</text:p>
          </table:table-cell>
          <table:table-cell table:formula="of:=IF([.G1261]=&quot;pos&quot;;[.L1262];[.P1260])" office:value-type="string" office:string-value="1533.21765">
            <text:p>1533.21765</text:p>
          </table:table-cell>
          <table:table-cell table:formula="of:=IF([.G1261]=&quot;pos&quot;;[.L1264];[.Q1260])" office:value-type="string" office:string-value="1081.11816">
            <text:p>1081.11816</text:p>
          </table:table-cell>
          <table:table-cell table:formula="of:=IF([.P1261]=[.P1260];&quot;&quot;;CONCATENATE(&quot;{ name = '&quot;;[.O1261];&quot;', x = &quot;;[.P1261];&quot;, z = &quot;;[.Q12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62]=&quot;defName&quot;;[.J1262];[.O1261])" office:value-type="string" office:string-value="bug_larva">
            <text:p>bug_larva</text:p>
          </table:table-cell>
          <table:table-cell table:formula="of:=IF([.G1262]=&quot;pos&quot;;[.L1263];[.P1261])" office:value-type="string" office:string-value="1533.21765">
            <text:p>1533.21765</text:p>
          </table:table-cell>
          <table:table-cell table:formula="of:=IF([.G1262]=&quot;pos&quot;;[.L1265];[.Q1261])" office:value-type="string" office:string-value="1081.11816">
            <text:p>1081.11816</text:p>
          </table:table-cell>
          <table:table-cell table:formula="of:=IF([.P1262]=[.P1261];&quot;&quot;;CONCATENATE(&quot;{ name = '&quot;;[.O1262];&quot;', x = &quot;;[.P1262];&quot;, z = &quot;;[.Q12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63]=&quot;defName&quot;;[.J1263];[.O1262])" office:value-type="string" office:string-value="bug_larva">
            <text:p>bug_larva</text:p>
          </table:table-cell>
          <table:table-cell table:formula="of:=IF([.G1263]=&quot;pos&quot;;[.L1264];[.P1262])" office:value-type="string" office:string-value="1533.21765">
            <text:p>1533.21765</text:p>
          </table:table-cell>
          <table:table-cell table:formula="of:=IF([.G1263]=&quot;pos&quot;;[.L1266];[.Q1262])" office:value-type="string" office:string-value="1081.11816">
            <text:p>1081.11816</text:p>
          </table:table-cell>
          <table:table-cell table:formula="of:=IF([.P1263]=[.P1262];&quot;&quot;;CONCATENATE(&quot;{ name = '&quot;;[.O1263];&quot;', x = &quot;;[.P1263];&quot;, z = &quot;;[.Q12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64]=&quot;defName&quot;;[.J1264];[.O1263])" office:value-type="string" office:string-value="bug_larva">
            <text:p>bug_larva</text:p>
          </table:table-cell>
          <table:table-cell table:formula="of:=IF([.G1264]=&quot;pos&quot;;[.L1265];[.P1263])" office:value-type="string" office:string-value="1533.21765">
            <text:p>1533.21765</text:p>
          </table:table-cell>
          <table:table-cell table:formula="of:=IF([.G1264]=&quot;pos&quot;;[.L1267];[.Q1263])" office:value-type="string" office:string-value="1081.11816">
            <text:p>1081.11816</text:p>
          </table:table-cell>
          <table:table-cell table:formula="of:=IF([.P1264]=[.P1263];&quot;&quot;;CONCATENATE(&quot;{ name = '&quot;;[.O1264];&quot;', x = &quot;;[.P1264];&quot;, z = &quot;;[.Q1264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265]=&quot;defName&quot;;[.J1265];[.O1264])" office:value-type="string" office:string-value="bug_larva">
            <text:p>bug_larva</text:p>
          </table:table-cell>
          <table:table-cell table:formula="of:=IF([.G1265]=&quot;pos&quot;;[.L1266];[.P1264])" office:value-type="string" office:string-value="1533.21765">
            <text:p>1533.21765</text:p>
          </table:table-cell>
          <table:table-cell table:formula="of:=IF([.G1265]=&quot;pos&quot;;[.L1268];[.Q1264])" office:value-type="string" office:string-value="1081.11816">
            <text:p>1081.11816</text:p>
          </table:table-cell>
          <table:table-cell table:formula="of:=IF([.P1265]=[.P1264];&quot;&quot;;CONCATENATE(&quot;{ name = '&quot;;[.O1265];&quot;', x = &quot;;[.P1265];&quot;, z = &quot;;[.Q126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0279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266]=&quot;defName&quot;;[.J1266];[.O1265])" office:value-type="string" office:string-value="bug_larva">
            <text:p>bug_larva</text:p>
          </table:table-cell>
          <table:table-cell table:formula="of:=IF([.G1266]=&quot;pos&quot;;[.L1267];[.P1265])" office:value-type="string" office:string-value="1533.21765">
            <text:p>1533.21765</text:p>
          </table:table-cell>
          <table:table-cell table:formula="of:=IF([.G1266]=&quot;pos&quot;;[.L1269];[.Q1265])" office:value-type="string" office:string-value="1081.11816">
            <text:p>1081.11816</text:p>
          </table:table-cell>
          <table:table-cell table:formula="of:=IF([.P1266]=[.P1265];&quot;&quot;;CONCATENATE(&quot;{ name = '&quot;;[.O1266];&quot;', x = &quot;;[.P1266];&quot;, z = &quot;;[.Q12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/>
          <table:table-cell table:number-columns-repeated="2"/>
          <table:table-cell table:formula="of:=IF([.G1267]=&quot;defName&quot;;[.J1267];[.O1266])" office:value-type="string" office:string-value="bug_larva">
            <text:p>bug_larva</text:p>
          </table:table-cell>
          <table:table-cell table:formula="of:=IF([.G1267]=&quot;pos&quot;;[.L1268];[.P1266])" office:value-type="string" office:string-value="1533.21765">
            <text:p>1533.21765</text:p>
          </table:table-cell>
          <table:table-cell table:formula="of:=IF([.G1267]=&quot;pos&quot;;[.L1270];[.Q1266])" office:value-type="string" office:string-value="1081.11816">
            <text:p>1081.11816</text:p>
          </table:table-cell>
          <table:table-cell table:formula="of:=IF([.P1267]=[.P1266];&quot;&quot;;CONCATENATE(&quot;{ name = '&quot;;[.O1267];&quot;', x = &quot;;[.P1267];&quot;, z = &quot;;[.Q12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268]=&quot;defName&quot;;[.J1268];[.O1267])" office:value-type="string" office:string-value="bug_larva">
            <text:p>bug_larva</text:p>
          </table:table-cell>
          <table:table-cell table:formula="of:=IF([.G1268]=&quot;pos&quot;;[.L1269];[.P1267])" office:value-type="string" office:string-value="1533.21765">
            <text:p>1533.21765</text:p>
          </table:table-cell>
          <table:table-cell table:formula="of:=IF([.G1268]=&quot;pos&quot;;[.L1271];[.Q1267])" office:value-type="string" office:string-value="1081.11816">
            <text:p>1081.11816</text:p>
          </table:table-cell>
          <table:table-cell table:formula="of:=IF([.P1268]=[.P1267];&quot;&quot;;CONCATENATE(&quot;{ name = '&quot;;[.O1268];&quot;', x = &quot;;[.P1268];&quot;, z = &quot;;[.Q12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269]=&quot;defName&quot;;[.J1269];[.O1268])" office:value-type="string" office:string-value="bug_larva">
            <text:p>bug_larva</text:p>
          </table:table-cell>
          <table:table-cell table:formula="of:=IF([.G1269]=&quot;pos&quot;;[.L1270];[.P1268])" office:value-type="string" office:string-value="1533.21765">
            <text:p>1533.21765</text:p>
          </table:table-cell>
          <table:table-cell table:formula="of:=IF([.G1269]=&quot;pos&quot;;[.L1272];[.Q1268])" office:value-type="string" office:string-value="1081.11816">
            <text:p>1081.11816</text:p>
          </table:table-cell>
          <table:table-cell table:formula="of:=IF([.P1269]=[.P1268];&quot;&quot;;CONCATENATE(&quot;{ name = '&quot;;[.O1269];&quot;', x = &quot;;[.P1269];&quot;, z = &quot;;[.Q12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1270]=&quot;defName&quot;;[.J1270];[.O1269])" office:value-type="string" office:string-value="bug_med">
            <text:p>bug_med</text:p>
          </table:table-cell>
          <table:table-cell table:formula="of:=IF([.G1270]=&quot;pos&quot;;[.L1271];[.P1269])" office:value-type="string" office:string-value="1533.21765">
            <text:p>1533.21765</text:p>
          </table:table-cell>
          <table:table-cell table:formula="of:=IF([.G1270]=&quot;pos&quot;;[.L1273];[.Q1269])" office:value-type="string" office:string-value="1081.11816">
            <text:p>1081.11816</text:p>
          </table:table-cell>
          <table:table-cell table:formula="of:=IF([.P1270]=[.P1269];&quot;&quot;;CONCATENATE(&quot;{ name = '&quot;;[.O1270];&quot;', x = &quot;;[.P1270];&quot;, z = &quot;;[.Q12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271]=&quot;defName&quot;;[.J1271];[.O1270])" office:value-type="string" office:string-value="bug_med">
            <text:p>bug_med</text:p>
          </table:table-cell>
          <table:table-cell table:formula="of:=IF([.G1271]=&quot;pos&quot;;[.L1272];[.P1270])" office:value-type="string" office:string-value="1533.21765">
            <text:p>1533.21765</text:p>
          </table:table-cell>
          <table:table-cell table:formula="of:=IF([.G1271]=&quot;pos&quot;;[.L1274];[.Q1270])" office:value-type="string" office:string-value="1081.11816">
            <text:p>1081.11816</text:p>
          </table:table-cell>
          <table:table-cell table:formula="of:=IF([.P1271]=[.P1270];&quot;&quot;;CONCATENATE(&quot;{ name = '&quot;;[.O1271];&quot;', x = &quot;;[.P1271];&quot;, z = &quot;;[.Q127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272]=&quot;defName&quot;;[.J1272];[.O1271])" office:value-type="string" office:string-value="bug_med">
            <text:p>bug_med</text:p>
          </table:table-cell>
          <table:table-cell table:formula="of:=IF([.G1272]=&quot;pos&quot;;[.L1273];[.P1271])" office:value-type="string" office:string-value="1533.21765">
            <text:p>1533.21765</text:p>
          </table:table-cell>
          <table:table-cell table:formula="of:=IF([.G1272]=&quot;pos&quot;;[.L1275];[.Q1271])" office:value-type="string" office:string-value="1081.11816">
            <text:p>1081.11816</text:p>
          </table:table-cell>
          <table:table-cell table:formula="of:=IF([.P1272]=[.P1271];&quot;&quot;;CONCATENATE(&quot;{ name = '&quot;;[.O1272];&quot;', x = &quot;;[.P1272];&quot;, z = &quot;;[.Q12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273]=&quot;defName&quot;;[.J1273];[.O1272])" office:value-type="string" office:string-value="bug_med">
            <text:p>bug_med</text:p>
          </table:table-cell>
          <table:table-cell table:formula="of:=IF([.G1273]=&quot;pos&quot;;[.L1274];[.P1272])" office:value-type="string" office:string-value="1533.21765">
            <text:p>1533.21765</text:p>
          </table:table-cell>
          <table:table-cell table:formula="of:=IF([.G1273]=&quot;pos&quot;;[.L1276];[.Q1272])" office:value-type="string" office:string-value="1081.11816">
            <text:p>1081.11816</text:p>
          </table:table-cell>
          <table:table-cell table:formula="of:=IF([.P1273]=[.P1272];&quot;&quot;;CONCATENATE(&quot;{ name = '&quot;;[.O1273];&quot;', x = &quot;;[.P1273];&quot;, z = &quot;;[.Q12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274]=&quot;defName&quot;;[.J1274];[.O1273])" office:value-type="string" office:string-value="bug_med">
            <text:p>bug_med</text:p>
          </table:table-cell>
          <table:table-cell table:formula="of:=IF([.G1274]=&quot;pos&quot;;[.L1275];[.P1273])" office:value-type="string" office:string-value="1533.21765">
            <text:p>1533.21765</text:p>
          </table:table-cell>
          <table:table-cell table:formula="of:=IF([.G1274]=&quot;pos&quot;;[.L1277];[.Q1273])" office:value-type="string" office:string-value="1081.11816">
            <text:p>1081.11816</text:p>
          </table:table-cell>
          <table:table-cell table:formula="of:=IF([.P1274]=[.P1273];&quot;&quot;;CONCATENATE(&quot;{ name = '&quot;;[.O1274];&quot;', x = &quot;;[.P1274];&quot;, z = &quot;;[.Q12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275]=&quot;defName&quot;;[.J1275];[.O1274])" office:value-type="string" office:string-value="bug_med">
            <text:p>bug_med</text:p>
          </table:table-cell>
          <table:table-cell table:formula="of:=IF([.G1275]=&quot;pos&quot;;[.L1276];[.P1274])" office:value-type="string" office:string-value="1533.21765">
            <text:p>1533.21765</text:p>
          </table:table-cell>
          <table:table-cell table:formula="of:=IF([.G1275]=&quot;pos&quot;;[.L1278];[.Q1274])" office:value-type="string" office:string-value="1081.11816">
            <text:p>1081.11816</text:p>
          </table:table-cell>
          <table:table-cell table:formula="of:=IF([.P1275]=[.P1274];&quot;&quot;;CONCATENATE(&quot;{ name = '&quot;;[.O1275];&quot;', x = &quot;;[.P1275];&quot;, z = &quot;;[.Q12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276]=&quot;defName&quot;;[.J1276];[.O1275])" office:value-type="string" office:string-value="bug_med">
            <text:p>bug_med</text:p>
          </table:table-cell>
          <table:table-cell table:formula="of:=IF([.G1276]=&quot;pos&quot;;[.L1277];[.P1275])" office:value-type="string" office:string-value="1533.21765">
            <text:p>1533.21765</text:p>
          </table:table-cell>
          <table:table-cell table:formula="of:=IF([.G1276]=&quot;pos&quot;;[.L1279];[.Q1275])" office:value-type="string" office:string-value="1081.11816">
            <text:p>1081.11816</text:p>
          </table:table-cell>
          <table:table-cell table:formula="of:=IF([.P1276]=[.P1275];&quot;&quot;;CONCATENATE(&quot;{ name = '&quot;;[.O1276];&quot;', x = &quot;;[.P1276];&quot;, z = &quot;;[.Q12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277]=&quot;defName&quot;;[.J1277];[.O1276])" office:value-type="string" office:string-value="bug_med">
            <text:p>bug_med</text:p>
          </table:table-cell>
          <table:table-cell table:formula="of:=IF([.G1277]=&quot;pos&quot;;[.L1278];[.P1276])" office:value-type="string" office:string-value="1533.21765">
            <text:p>1533.21765</text:p>
          </table:table-cell>
          <table:table-cell table:formula="of:=IF([.G1277]=&quot;pos&quot;;[.L1280];[.Q1276])" office:value-type="string" office:string-value="1081.11816">
            <text:p>1081.11816</text:p>
          </table:table-cell>
          <table:table-cell table:formula="of:=IF([.P1277]=[.P1276];&quot;&quot;;CONCATENATE(&quot;{ name = '&quot;;[.O1277];&quot;', x = &quot;;[.P1277];&quot;, z = &quot;;[.Q12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278]=&quot;defName&quot;;[.J1278];[.O1277])" office:value-type="string" office:string-value="bug_med">
            <text:p>bug_med</text:p>
          </table:table-cell>
          <table:table-cell table:formula="of:=IF([.G1278]=&quot;pos&quot;;[.L1279];[.P1277])" office:value-type="string" office:string-value="1533.21765">
            <text:p>1533.21765</text:p>
          </table:table-cell>
          <table:table-cell table:formula="of:=IF([.G1278]=&quot;pos&quot;;[.L1281];[.Q1277])" office:value-type="string" office:string-value="1081.11816">
            <text:p>1081.11816</text:p>
          </table:table-cell>
          <table:table-cell table:formula="of:=IF([.P1278]=[.P1277];&quot;&quot;;CONCATENATE(&quot;{ name = '&quot;;[.O1278];&quot;', x = &quot;;[.P1278];&quot;, z = &quot;;[.Q12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279]=&quot;defName&quot;;[.J1279];[.O1278])" office:value-type="string" office:string-value="bug_med">
            <text:p>bug_med</text:p>
          </table:table-cell>
          <table:table-cell table:formula="of:=IF([.G1279]=&quot;pos&quot;;[.L1280];[.P1278])" office:value-type="string" office:string-value="1533.21765">
            <text:p>1533.21765</text:p>
          </table:table-cell>
          <table:table-cell table:formula="of:=IF([.G1279]=&quot;pos&quot;;[.L1282];[.Q1278])" office:value-type="string" office:string-value="1081.11816">
            <text:p>1081.11816</text:p>
          </table:table-cell>
          <table:table-cell table:formula="of:=IF([.P1279]=[.P1278];&quot;&quot;;CONCATENATE(&quot;{ name = '&quot;;[.O1279];&quot;', x = &quot;;[.P1279];&quot;, z = &quot;;[.Q12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80]=&quot;defName&quot;;[.J1280];[.O1279])" office:value-type="string" office:string-value="bug_med">
            <text:p>bug_med</text:p>
          </table:table-cell>
          <table:table-cell table:formula="of:=IF([.G1280]=&quot;pos&quot;;[.L1281];[.P1279])" office:value-type="string" office:string-value="1533.21765">
            <text:p>1533.21765</text:p>
          </table:table-cell>
          <table:table-cell table:formula="of:=IF([.G1280]=&quot;pos&quot;;[.L1283];[.Q1279])" office:value-type="string" office:string-value="1081.11816">
            <text:p>1081.11816</text:p>
          </table:table-cell>
          <table:table-cell table:formula="of:=IF([.P1280]=[.P1279];&quot;&quot;;CONCATENATE(&quot;{ name = '&quot;;[.O1280];&quot;', x = &quot;;[.P1280];&quot;, z = &quot;;[.Q12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81]=&quot;defName&quot;;[.J1281];[.O1280])" office:value-type="string" office:string-value="bug_med">
            <text:p>bug_med</text:p>
          </table:table-cell>
          <table:table-cell table:formula="of:=IF([.G1281]=&quot;pos&quot;;[.L1282];[.P1280])" office:value-type="string" office:string-value="1533.21765">
            <text:p>1533.21765</text:p>
          </table:table-cell>
          <table:table-cell table:formula="of:=IF([.G1281]=&quot;pos&quot;;[.L1284];[.Q1280])" office:value-type="string" office:string-value="1081.11816">
            <text:p>1081.11816</text:p>
          </table:table-cell>
          <table:table-cell table:formula="of:=IF([.P1281]=[.P1280];&quot;&quot;;CONCATENATE(&quot;{ name = '&quot;;[.O1281];&quot;', x = &quot;;[.P1281];&quot;, z = &quot;;[.Q12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282]=&quot;defName&quot;;[.J1282];[.O1281])" office:value-type="string" office:string-value="bug_med">
            <text:p>bug_med</text:p>
          </table:table-cell>
          <table:table-cell table:formula="of:=IF([.G1282]=&quot;pos&quot;;[.L1283];[.P1281])" office:value-type="string" office:string-value="1533.21765">
            <text:p>1533.21765</text:p>
          </table:table-cell>
          <table:table-cell table:formula="of:=IF([.G1282]=&quot;pos&quot;;[.L1285];[.Q1281])" office:value-type="string" office:string-value="1081.11816">
            <text:p>1081.11816</text:p>
          </table:table-cell>
          <table:table-cell table:formula="of:=IF([.P1282]=[.P1281];&quot;&quot;;CONCATENATE(&quot;{ name = '&quot;;[.O1282];&quot;', x = &quot;;[.P1282];&quot;, z = &quot;;[.Q12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283]=&quot;defName&quot;;[.J1283];[.O1282])" office:value-type="string" office:string-value="bug_med">
            <text:p>bug_med</text:p>
          </table:table-cell>
          <table:table-cell table:formula="of:=IF([.G1283]=&quot;pos&quot;;[.L1284];[.P1282])" office:value-type="string" office:string-value="1533.21765">
            <text:p>1533.21765</text:p>
          </table:table-cell>
          <table:table-cell table:formula="of:=IF([.G1283]=&quot;pos&quot;;[.L1286];[.Q1282])" office:value-type="string" office:string-value="1081.11816">
            <text:p>1081.11816</text:p>
          </table:table-cell>
          <table:table-cell table:formula="of:=IF([.P1283]=[.P1282];&quot;&quot;;CONCATENATE(&quot;{ name = '&quot;;[.O1283];&quot;', x = &quot;;[.P1283];&quot;, z = &quot;;[.Q12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84]=&quot;defName&quot;;[.J1284];[.O1283])" office:value-type="string" office:string-value="bug_med">
            <text:p>bug_med</text:p>
          </table:table-cell>
          <table:table-cell table:formula="of:=IF([.G1284]=&quot;pos&quot;;[.L1285];[.P1283])" office:value-type="string" office:string-value="1533.21765">
            <text:p>1533.21765</text:p>
          </table:table-cell>
          <table:table-cell table:formula="of:=IF([.G1284]=&quot;pos&quot;;[.L1287];[.Q1283])" office:value-type="string" office:string-value="1081.11816">
            <text:p>1081.11816</text:p>
          </table:table-cell>
          <table:table-cell table:formula="of:=IF([.P1284]=[.P1283];&quot;&quot;;CONCATENATE(&quot;{ name = '&quot;;[.O1284];&quot;', x = &quot;;[.P1284];&quot;, z = &quot;;[.Q12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85]=&quot;defName&quot;;[.J1285];[.O1284])" office:value-type="string" office:string-value="bug_med">
            <text:p>bug_med</text:p>
          </table:table-cell>
          <table:table-cell table:formula="of:=IF([.G1285]=&quot;pos&quot;;[.L1286];[.P1284])" office:value-type="string" office:string-value="1533.21765">
            <text:p>1533.21765</text:p>
          </table:table-cell>
          <table:table-cell table:formula="of:=IF([.G1285]=&quot;pos&quot;;[.L1288];[.Q1284])" office:value-type="string" office:string-value="1081.11816">
            <text:p>1081.11816</text:p>
          </table:table-cell>
          <table:table-cell table:formula="of:=IF([.P1285]=[.P1284];&quot;&quot;;CONCATENATE(&quot;{ name = '&quot;;[.O1285];&quot;', x = &quot;;[.P1285];&quot;, z = &quot;;[.Q12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86]=&quot;defName&quot;;[.J1286];[.O1285])" office:value-type="string" office:string-value="bug_med">
            <text:p>bug_med</text:p>
          </table:table-cell>
          <table:table-cell table:formula="of:=IF([.G1286]=&quot;pos&quot;;[.L1287];[.P1285])" office:value-type="string" office:string-value="1533.21765">
            <text:p>1533.21765</text:p>
          </table:table-cell>
          <table:table-cell table:formula="of:=IF([.G1286]=&quot;pos&quot;;[.L1289];[.Q1285])" office:value-type="string" office:string-value="1081.11816">
            <text:p>1081.11816</text:p>
          </table:table-cell>
          <table:table-cell table:formula="of:=IF([.P1286]=[.P1285];&quot;&quot;;CONCATENATE(&quot;{ name = '&quot;;[.O1286];&quot;', x = &quot;;[.P1286];&quot;, z = &quot;;[.Q12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287]=&quot;defName&quot;;[.J1287];[.O1286])" office:value-type="string" office:string-value="bug_med">
            <text:p>bug_med</text:p>
          </table:table-cell>
          <table:table-cell table:formula="of:=IF([.G1287]=&quot;pos&quot;;[.L1288];[.P1286])" office:value-type="string" office:string-value="1533.21765">
            <text:p>1533.21765</text:p>
          </table:table-cell>
          <table:table-cell table:formula="of:=IF([.G1287]=&quot;pos&quot;;[.L1290];[.Q1286])" office:value-type="string" office:string-value="1081.11816">
            <text:p>1081.11816</text:p>
          </table:table-cell>
          <table:table-cell table:formula="of:=IF([.P1287]=[.P1286];&quot;&quot;;CONCATENATE(&quot;{ name = '&quot;;[.O1287];&quot;', x = &quot;;[.P1287];&quot;, z = &quot;;[.Q12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288]=&quot;defName&quot;;[.J1288];[.O1287])" office:value-type="string" office:string-value="bug_med">
            <text:p>bug_med</text:p>
          </table:table-cell>
          <table:table-cell table:formula="of:=IF([.G1288]=&quot;pos&quot;;[.L1289];[.P1287])" office:value-type="string" office:string-value="1533.21765">
            <text:p>1533.21765</text:p>
          </table:table-cell>
          <table:table-cell table:formula="of:=IF([.G1288]=&quot;pos&quot;;[.L1291];[.Q1287])" office:value-type="string" office:string-value="1081.11816">
            <text:p>1081.11816</text:p>
          </table:table-cell>
          <table:table-cell table:formula="of:=IF([.P1288]=[.P1287];&quot;&quot;;CONCATENATE(&quot;{ name = '&quot;;[.O1288];&quot;', x = &quot;;[.P1288];&quot;, z = &quot;;[.Q12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289]=&quot;defName&quot;;[.J1289];[.O1288])" office:value-type="string" office:string-value="bug_med">
            <text:p>bug_med</text:p>
          </table:table-cell>
          <table:table-cell table:formula="of:=IF([.G1289]=&quot;pos&quot;;[.L1290];[.P1288])" office:value-type="string" office:string-value="1533.21765">
            <text:p>1533.21765</text:p>
          </table:table-cell>
          <table:table-cell table:formula="of:=IF([.G1289]=&quot;pos&quot;;[.L1292];[.Q1288])" office:value-type="string" office:string-value="1081.11816">
            <text:p>1081.11816</text:p>
          </table:table-cell>
          <table:table-cell table:formula="of:=IF([.P1289]=[.P1288];&quot;&quot;;CONCATENATE(&quot;{ name = '&quot;;[.O1289];&quot;', x = &quot;;[.P1289];&quot;, z = &quot;;[.Q12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290]=&quot;defName&quot;;[.J1290];[.O1289])" office:value-type="string" office:string-value="bug_med">
            <text:p>bug_med</text:p>
          </table:table-cell>
          <table:table-cell table:formula="of:=IF([.G1290]=&quot;pos&quot;;[.L1291];[.P1289])" office:value-type="string" office:string-value="1533.21765">
            <text:p>1533.21765</text:p>
          </table:table-cell>
          <table:table-cell table:formula="of:=IF([.G1290]=&quot;pos&quot;;[.L1293];[.Q1289])" office:value-type="string" office:string-value="1081.11816">
            <text:p>1081.11816</text:p>
          </table:table-cell>
          <table:table-cell table:formula="of:=IF([.P1290]=[.P1289];&quot;&quot;;CONCATENATE(&quot;{ name = '&quot;;[.O1290];&quot;', x = &quot;;[.P1290];&quot;, z = &quot;;[.Q12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291]=&quot;defName&quot;;[.J1291];[.O1290])" office:value-type="string" office:string-value="bug_med">
            <text:p>bug_med</text:p>
          </table:table-cell>
          <table:table-cell table:formula="of:=IF([.G1291]=&quot;pos&quot;;[.L1292];[.P1290])" office:value-type="string" office:string-value="1533.21765">
            <text:p>1533.21765</text:p>
          </table:table-cell>
          <table:table-cell table:formula="of:=IF([.G1291]=&quot;pos&quot;;[.L1294];[.Q1290])" office:value-type="string" office:string-value="1081.11816">
            <text:p>1081.11816</text:p>
          </table:table-cell>
          <table:table-cell table:formula="of:=IF([.P1291]=[.P1290];&quot;&quot;;CONCATENATE(&quot;{ name = '&quot;;[.O1291];&quot;', x = &quot;;[.P1291];&quot;, z = &quot;;[.Q12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92]=&quot;defName&quot;;[.J1292];[.O1291])" office:value-type="string" office:string-value="bug_med">
            <text:p>bug_med</text:p>
          </table:table-cell>
          <table:table-cell table:formula="of:=IF([.G1292]=&quot;pos&quot;;[.L1293];[.P1291])" office:value-type="string" office:string-value="1533.21765">
            <text:p>1533.21765</text:p>
          </table:table-cell>
          <table:table-cell table:formula="of:=IF([.G1292]=&quot;pos&quot;;[.L1295];[.Q1291])" office:value-type="string" office:string-value="1081.11816">
            <text:p>1081.11816</text:p>
          </table:table-cell>
          <table:table-cell table:formula="of:=IF([.P1292]=[.P1291];&quot;&quot;;CONCATENATE(&quot;{ name = '&quot;;[.O1292];&quot;', x = &quot;;[.P1292];&quot;, z = &quot;;[.Q12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93]=&quot;defName&quot;;[.J1293];[.O1292])" office:value-type="string" office:string-value="bug_med">
            <text:p>bug_med</text:p>
          </table:table-cell>
          <table:table-cell table:formula="of:=IF([.G1293]=&quot;pos&quot;;[.L1294];[.P1292])" office:value-type="string" office:string-value="1533.21765">
            <text:p>1533.21765</text:p>
          </table:table-cell>
          <table:table-cell table:formula="of:=IF([.G1293]=&quot;pos&quot;;[.L1296];[.Q1292])" office:value-type="string" office:string-value="1081.11816">
            <text:p>1081.11816</text:p>
          </table:table-cell>
          <table:table-cell table:formula="of:=IF([.P1293]=[.P1292];&quot;&quot;;CONCATENATE(&quot;{ name = '&quot;;[.O1293];&quot;', x = &quot;;[.P1293];&quot;, z = &quot;;[.Q12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294]=&quot;defName&quot;;[.J1294];[.O1293])" office:value-type="string" office:string-value="bug_med">
            <text:p>bug_med</text:p>
          </table:table-cell>
          <table:table-cell table:formula="of:=IF([.G1294]=&quot;pos&quot;;[.L1295];[.P1293])" office:value-type="string" office:string-value="1533.21765">
            <text:p>1533.21765</text:p>
          </table:table-cell>
          <table:table-cell table:formula="of:=IF([.G1294]=&quot;pos&quot;;[.L1297];[.Q1293])" office:value-type="string" office:string-value="1081.11816">
            <text:p>1081.11816</text:p>
          </table:table-cell>
          <table:table-cell table:formula="of:=IF([.P1294]=[.P1293];&quot;&quot;;CONCATENATE(&quot;{ name = '&quot;;[.O1294];&quot;', x = &quot;;[.P1294];&quot;, z = &quot;;[.Q12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295]=&quot;defName&quot;;[.J1295];[.O1294])" office:value-type="string" office:string-value="bug_med">
            <text:p>bug_med</text:p>
          </table:table-cell>
          <table:table-cell table:formula="of:=IF([.G1295]=&quot;pos&quot;;[.L1296];[.P1294])" office:value-type="string" office:string-value="1533.21765">
            <text:p>1533.21765</text:p>
          </table:table-cell>
          <table:table-cell table:formula="of:=IF([.G1295]=&quot;pos&quot;;[.L1298];[.Q1294])" office:value-type="string" office:string-value="1081.11816">
            <text:p>1081.11816</text:p>
          </table:table-cell>
          <table:table-cell table:formula="of:=IF([.P1295]=[.P1294];&quot;&quot;;CONCATENATE(&quot;{ name = '&quot;;[.O1295];&quot;', x = &quot;;[.P1295];&quot;, z = &quot;;[.Q12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296]=&quot;defName&quot;;[.J1296];[.O1295])" office:value-type="string" office:string-value="bug_med">
            <text:p>bug_med</text:p>
          </table:table-cell>
          <table:table-cell table:formula="of:=IF([.G1296]=&quot;pos&quot;;[.L1297];[.P1295])" office:value-type="string" office:string-value="1533.21765">
            <text:p>1533.21765</text:p>
          </table:table-cell>
          <table:table-cell table:formula="of:=IF([.G1296]=&quot;pos&quot;;[.L1299];[.Q1295])" office:value-type="string" office:string-value="1081.11816">
            <text:p>1081.11816</text:p>
          </table:table-cell>
          <table:table-cell table:formula="of:=IF([.P1296]=[.P1295];&quot;&quot;;CONCATENATE(&quot;{ name = '&quot;;[.O1296];&quot;', x = &quot;;[.P1296];&quot;, z = &quot;;[.Q12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297]=&quot;defName&quot;;[.J1297];[.O1296])" office:value-type="string" office:string-value="bug_med">
            <text:p>bug_med</text:p>
          </table:table-cell>
          <table:table-cell table:formula="of:=IF([.G1297]=&quot;pos&quot;;[.L1298];[.P1296])" office:value-type="string" office:string-value="1533.21765">
            <text:p>1533.21765</text:p>
          </table:table-cell>
          <table:table-cell table:formula="of:=IF([.G1297]=&quot;pos&quot;;[.L1300];[.Q1296])" office:value-type="string" office:string-value="1081.11816">
            <text:p>1081.11816</text:p>
          </table:table-cell>
          <table:table-cell table:formula="of:=IF([.P1297]=[.P1296];&quot;&quot;;CONCATENATE(&quot;{ name = '&quot;;[.O1297];&quot;', x = &quot;;[.P1297];&quot;, z = &quot;;[.Q12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298]=&quot;defName&quot;;[.J1298];[.O1297])" office:value-type="string" office:string-value="bug_med">
            <text:p>bug_med</text:p>
          </table:table-cell>
          <table:table-cell table:formula="of:=IF([.G1298]=&quot;pos&quot;;[.L1299];[.P1297])" office:value-type="string" office:string-value="1533.21765">
            <text:p>1533.21765</text:p>
          </table:table-cell>
          <table:table-cell table:formula="of:=IF([.G1298]=&quot;pos&quot;;[.L1301];[.Q1297])" office:value-type="string" office:string-value="1081.11816">
            <text:p>1081.11816</text:p>
          </table:table-cell>
          <table:table-cell table:formula="of:=IF([.P1298]=[.P1297];&quot;&quot;;CONCATENATE(&quot;{ name = '&quot;;[.O1298];&quot;', x = &quot;;[.P1298];&quot;, z = &quot;;[.Q12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299]=&quot;defName&quot;;[.J1299];[.O1298])" office:value-type="string" office:string-value="bug_med">
            <text:p>bug_med</text:p>
          </table:table-cell>
          <table:table-cell table:formula="of:=IF([.G1299]=&quot;pos&quot;;[.L1300];[.P1298])" office:value-type="string" office:string-value="1533.21765">
            <text:p>1533.21765</text:p>
          </table:table-cell>
          <table:table-cell table:formula="of:=IF([.G1299]=&quot;pos&quot;;[.L1302];[.Q1298])" office:value-type="string" office:string-value="1081.11816">
            <text:p>1081.11816</text:p>
          </table:table-cell>
          <table:table-cell table:formula="of:=IF([.P1299]=[.P1298];&quot;&quot;;CONCATENATE(&quot;{ name = '&quot;;[.O1299];&quot;', x = &quot;;[.P1299];&quot;, z = &quot;;[.Q12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00]=&quot;defName&quot;;[.J1300];[.O1299])" office:value-type="string" office:string-value="bug_med">
            <text:p>bug_med</text:p>
          </table:table-cell>
          <table:table-cell table:formula="of:=IF([.G1300]=&quot;pos&quot;;[.L1301];[.P1299])" office:value-type="string" office:string-value="1533.21765">
            <text:p>1533.21765</text:p>
          </table:table-cell>
          <table:table-cell table:formula="of:=IF([.G1300]=&quot;pos&quot;;[.L1303];[.Q1299])" office:value-type="string" office:string-value="1081.11816">
            <text:p>1081.11816</text:p>
          </table:table-cell>
          <table:table-cell table:formula="of:=IF([.P1300]=[.P1299];&quot;&quot;;CONCATENATE(&quot;{ name = '&quot;;[.O1300];&quot;', x = &quot;;[.P1300];&quot;, z = &quot;;[.Q13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01]=&quot;defName&quot;;[.J1301];[.O1300])" office:value-type="string" office:string-value="bug_med">
            <text:p>bug_med</text:p>
          </table:table-cell>
          <table:table-cell table:formula="of:=IF([.G1301]=&quot;pos&quot;;[.L1302];[.P1300])" office:value-type="string" office:string-value="1533.21765">
            <text:p>1533.21765</text:p>
          </table:table-cell>
          <table:table-cell table:formula="of:=IF([.G1301]=&quot;pos&quot;;[.L1304];[.Q1300])" office:value-type="string" office:string-value="1081.11816">
            <text:p>1081.11816</text:p>
          </table:table-cell>
          <table:table-cell table:formula="of:=IF([.P1301]=[.P1300];&quot;&quot;;CONCATENATE(&quot;{ name = '&quot;;[.O1301];&quot;', x = &quot;;[.P1301];&quot;, z = &quot;;[.Q13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302]=&quot;defName&quot;;[.J1302];[.O1301])" office:value-type="string" office:string-value="bug_med">
            <text:p>bug_med</text:p>
          </table:table-cell>
          <table:table-cell table:formula="of:=IF([.G1302]=&quot;pos&quot;;[.L1303];[.P1301])" office:value-type="string" office:string-value="1533.21765">
            <text:p>1533.21765</text:p>
          </table:table-cell>
          <table:table-cell table:formula="of:=IF([.G1302]=&quot;pos&quot;;[.L1305];[.Q1301])" office:value-type="string" office:string-value="1081.11816">
            <text:p>1081.11816</text:p>
          </table:table-cell>
          <table:table-cell table:formula="of:=IF([.P1302]=[.P1301];&quot;&quot;;CONCATENATE(&quot;{ name = '&quot;;[.O1302];&quot;', x = &quot;;[.P1302];&quot;, z = &quot;;[.Q13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03]=&quot;defName&quot;;[.J1303];[.O1302])" office:value-type="string" office:string-value="bug_med">
            <text:p>bug_med</text:p>
          </table:table-cell>
          <table:table-cell table:formula="of:=IF([.G1303]=&quot;pos&quot;;[.L1304];[.P1302])" office:value-type="string" office:string-value="1533.21765">
            <text:p>1533.21765</text:p>
          </table:table-cell>
          <table:table-cell table:formula="of:=IF([.G1303]=&quot;pos&quot;;[.L1306];[.Q1302])" office:value-type="string" office:string-value="1081.11816">
            <text:p>1081.11816</text:p>
          </table:table-cell>
          <table:table-cell table:formula="of:=IF([.P1303]=[.P1302];&quot;&quot;;CONCATENATE(&quot;{ name = '&quot;;[.O1303];&quot;', x = &quot;;[.P1303];&quot;, z = &quot;;[.Q13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304]=&quot;defName&quot;;[.J1304];[.O1303])" office:value-type="string" office:string-value="bug_med">
            <text:p>bug_med</text:p>
          </table:table-cell>
          <table:table-cell table:formula="of:=IF([.G1304]=&quot;pos&quot;;[.L1305];[.P1303])" office:value-type="string" office:string-value="1533.21765">
            <text:p>1533.21765</text:p>
          </table:table-cell>
          <table:table-cell table:formula="of:=IF([.G1304]=&quot;pos&quot;;[.L1307];[.Q1303])" office:value-type="string" office:string-value="1081.11816">
            <text:p>1081.11816</text:p>
          </table:table-cell>
          <table:table-cell table:formula="of:=IF([.P1304]=[.P1303];&quot;&quot;;CONCATENATE(&quot;{ name = '&quot;;[.O1304];&quot;', x = &quot;;[.P1304];&quot;, z = &quot;;[.Q13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05]=&quot;defName&quot;;[.J1305];[.O1304])" office:value-type="string" office:string-value="bug_med">
            <text:p>bug_med</text:p>
          </table:table-cell>
          <table:table-cell table:formula="of:=IF([.G1305]=&quot;pos&quot;;[.L1306];[.P1304])" office:value-type="string" office:string-value="1533.21765">
            <text:p>1533.21765</text:p>
          </table:table-cell>
          <table:table-cell table:formula="of:=IF([.G1305]=&quot;pos&quot;;[.L1308];[.Q1304])" office:value-type="string" office:string-value="1081.11816">
            <text:p>1081.11816</text:p>
          </table:table-cell>
          <table:table-cell table:formula="of:=IF([.P1305]=[.P1304];&quot;&quot;;CONCATENATE(&quot;{ name = '&quot;;[.O1305];&quot;', x = &quot;;[.P1305];&quot;, z = &quot;;[.Q13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306]=&quot;defName&quot;;[.J1306];[.O1305])" office:value-type="string" office:string-value="bug_med">
            <text:p>bug_med</text:p>
          </table:table-cell>
          <table:table-cell table:formula="of:=IF([.G1306]=&quot;pos&quot;;[.L1307];[.P1305])" office:value-type="string" office:string-value="1533.21765">
            <text:p>1533.21765</text:p>
          </table:table-cell>
          <table:table-cell table:formula="of:=IF([.G1306]=&quot;pos&quot;;[.L1309];[.Q1305])" office:value-type="string" office:string-value="1081.11816">
            <text:p>1081.11816</text:p>
          </table:table-cell>
          <table:table-cell table:formula="of:=IF([.P1306]=[.P1305];&quot;&quot;;CONCATENATE(&quot;{ name = '&quot;;[.O1306];&quot;', x = &quot;;[.P1306];&quot;, z = &quot;;[.Q13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307]=&quot;defName&quot;;[.J1307];[.O1306])" office:value-type="string" office:string-value="bug_med">
            <text:p>bug_med</text:p>
          </table:table-cell>
          <table:table-cell table:formula="of:=IF([.G1307]=&quot;pos&quot;;[.L1308];[.P1306])" office:value-type="string" office:string-value="1533.21765">
            <text:p>1533.21765</text:p>
          </table:table-cell>
          <table:table-cell table:formula="of:=IF([.G1307]=&quot;pos&quot;;[.L1310];[.Q1306])" office:value-type="string" office:string-value="1081.11816">
            <text:p>1081.11816</text:p>
          </table:table-cell>
          <table:table-cell table:formula="of:=IF([.P1307]=[.P1306];&quot;&quot;;CONCATENATE(&quot;{ name = '&quot;;[.O1307];&quot;', x = &quot;;[.P1307];&quot;, z = &quot;;[.Q13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08]=&quot;defName&quot;;[.J1308];[.O1307])" office:value-type="string" office:string-value="bug_med">
            <text:p>bug_med</text:p>
          </table:table-cell>
          <table:table-cell table:formula="of:=IF([.G1308]=&quot;pos&quot;;[.L1309];[.P1307])" office:value-type="string" office:string-value="1533.21765">
            <text:p>1533.21765</text:p>
          </table:table-cell>
          <table:table-cell table:formula="of:=IF([.G1308]=&quot;pos&quot;;[.L1311];[.Q1307])" office:value-type="string" office:string-value="1081.11816">
            <text:p>1081.11816</text:p>
          </table:table-cell>
          <table:table-cell table:formula="of:=IF([.P1308]=[.P1307];&quot;&quot;;CONCATENATE(&quot;{ name = '&quot;;[.O1308];&quot;', x = &quot;;[.P1308];&quot;, z = &quot;;[.Q13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309]=&quot;defName&quot;;[.J1309];[.O1308])" office:value-type="string" office:string-value="bug_med">
            <text:p>bug_med</text:p>
          </table:table-cell>
          <table:table-cell table:formula="of:=IF([.G1309]=&quot;pos&quot;;[.L1310];[.P1308])" office:value-type="string" office:string-value="1533.21765">
            <text:p>1533.21765</text:p>
          </table:table-cell>
          <table:table-cell table:formula="of:=IF([.G1309]=&quot;pos&quot;;[.L1312];[.Q1308])" office:value-type="string" office:string-value="1081.11816">
            <text:p>1081.11816</text:p>
          </table:table-cell>
          <table:table-cell table:formula="of:=IF([.P1309]=[.P1308];&quot;&quot;;CONCATENATE(&quot;{ name = '&quot;;[.O1309];&quot;', x = &quot;;[.P1309];&quot;, z = &quot;;[.Q13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10]=&quot;defName&quot;;[.J1310];[.O1309])" office:value-type="string" office:string-value="bug_med">
            <text:p>bug_med</text:p>
          </table:table-cell>
          <table:table-cell table:formula="of:=IF([.G1310]=&quot;pos&quot;;[.L1311];[.P1309])" office:value-type="string" office:string-value="1533.21765">
            <text:p>1533.21765</text:p>
          </table:table-cell>
          <table:table-cell table:formula="of:=IF([.G1310]=&quot;pos&quot;;[.L1313];[.Q1309])" office:value-type="string" office:string-value="1081.11816">
            <text:p>1081.11816</text:p>
          </table:table-cell>
          <table:table-cell table:formula="of:=IF([.P1310]=[.P1309];&quot;&quot;;CONCATENATE(&quot;{ name = '&quot;;[.O1310];&quot;', x = &quot;;[.P1310];&quot;, z = &quot;;[.Q13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311]=&quot;defName&quot;;[.J1311];[.O1310])" office:value-type="string" office:string-value="bug_med">
            <text:p>bug_med</text:p>
          </table:table-cell>
          <table:table-cell table:formula="of:=IF([.G1311]=&quot;pos&quot;;[.L1312];[.P1310])" office:value-type="string" office:string-value="1533.21765">
            <text:p>1533.21765</text:p>
          </table:table-cell>
          <table:table-cell table:formula="of:=IF([.G1311]=&quot;pos&quot;;[.L1314];[.Q1310])" office:value-type="string" office:string-value="1081.11816">
            <text:p>1081.11816</text:p>
          </table:table-cell>
          <table:table-cell table:formula="of:=IF([.P1311]=[.P1310];&quot;&quot;;CONCATENATE(&quot;{ name = '&quot;;[.O1311];&quot;', x = &quot;;[.P1311];&quot;, z = &quot;;[.Q13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12]=&quot;defName&quot;;[.J1312];[.O1311])" office:value-type="string" office:string-value="bug_med">
            <text:p>bug_med</text:p>
          </table:table-cell>
          <table:table-cell table:formula="of:=IF([.G1312]=&quot;pos&quot;;[.L1313];[.P1311])" office:value-type="string" office:string-value="1533.21765">
            <text:p>1533.21765</text:p>
          </table:table-cell>
          <table:table-cell table:formula="of:=IF([.G1312]=&quot;pos&quot;;[.L1315];[.Q1311])" office:value-type="string" office:string-value="1081.11816">
            <text:p>1081.11816</text:p>
          </table:table-cell>
          <table:table-cell table:formula="of:=IF([.P1312]=[.P1311];&quot;&quot;;CONCATENATE(&quot;{ name = '&quot;;[.O1312];&quot;', x = &quot;;[.P1312];&quot;, z = &quot;;[.Q13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13]=&quot;defName&quot;;[.J1313];[.O1312])" office:value-type="string" office:string-value="bug_med">
            <text:p>bug_med</text:p>
          </table:table-cell>
          <table:table-cell table:formula="of:=IF([.G1313]=&quot;pos&quot;;[.L1314];[.P1312])" office:value-type="string" office:string-value="2558.6001">
            <text:p>2558.6001</text:p>
          </table:table-cell>
          <table:table-cell table:formula="of:=IF([.G1313]=&quot;pos&quot;;[.L1316];[.Q1312])" office:value-type="string" office:string-value="3624.72754">
            <text:p>3624.72754</text:p>
          </table:table-cell>
          <table:table-cell table:formula="of:=IF([.P1313]=[.P1312];&quot;&quot;;CONCATENATE(&quot;{ name = '&quot;;[.O1313];&quot;', x = &quot;;[.P1313];&quot;, z = &quot;;[.Q1313];&quot;, facing = 0, },&quot;))" office:value-type="string" office:string-value="{ name = 'bug_med', x = 2558.6001, z = 3624.72754, facing = 0, },">
            <text:p>{ name = 'bug_med', x = 2558.6001, z = 3624.7275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558.6001</text:p>
          </table:table-cell>
          <table:table-cell table:number-columns-repeated="2"/>
          <table:table-cell table:formula="of:=IF([.G1314]=&quot;defName&quot;;[.J1314];[.O1313])" office:value-type="string" office:string-value="bug_med">
            <text:p>bug_med</text:p>
          </table:table-cell>
          <table:table-cell table:formula="of:=IF([.G1314]=&quot;pos&quot;;[.L1315];[.P1313])" office:value-type="string" office:string-value="2558.6001">
            <text:p>2558.6001</text:p>
          </table:table-cell>
          <table:table-cell table:formula="of:=IF([.G1314]=&quot;pos&quot;;[.L1317];[.Q1313])" office:value-type="string" office:string-value="3624.72754">
            <text:p>3624.72754</text:p>
          </table:table-cell>
          <table:table-cell table:formula="of:=IF([.P1314]=[.P1313];&quot;&quot;;CONCATENATE(&quot;{ name = '&quot;;[.O1314];&quot;', x = &quot;;[.P1314];&quot;, z = &quot;;[.Q13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8.2935181</text:p>
          </table:table-cell>
          <table:table-cell table:number-columns-repeated="2"/>
          <table:table-cell table:formula="of:=IF([.G1315]=&quot;defName&quot;;[.J1315];[.O1314])" office:value-type="string" office:string-value="bug_med">
            <text:p>bug_med</text:p>
          </table:table-cell>
          <table:table-cell table:formula="of:=IF([.G1315]=&quot;pos&quot;;[.L1316];[.P1314])" office:value-type="string" office:string-value="2558.6001">
            <text:p>2558.6001</text:p>
          </table:table-cell>
          <table:table-cell table:formula="of:=IF([.G1315]=&quot;pos&quot;;[.L1318];[.Q1314])" office:value-type="string" office:string-value="3624.72754">
            <text:p>3624.72754</text:p>
          </table:table-cell>
          <table:table-cell table:formula="of:=IF([.P1315]=[.P1314];&quot;&quot;;CONCATENATE(&quot;{ name = '&quot;;[.O1315];&quot;', x = &quot;;[.P1315];&quot;, z = &quot;;[.Q13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3624.72754</text:p>
          </table:table-cell>
          <table:table-cell table:number-columns-repeated="2"/>
          <table:table-cell table:formula="of:=IF([.G1316]=&quot;defName&quot;;[.J1316];[.O1315])" office:value-type="string" office:string-value="bug_med">
            <text:p>bug_med</text:p>
          </table:table-cell>
          <table:table-cell table:formula="of:=IF([.G1316]=&quot;pos&quot;;[.L1317];[.P1315])" office:value-type="string" office:string-value="2558.6001">
            <text:p>2558.6001</text:p>
          </table:table-cell>
          <table:table-cell table:formula="of:=IF([.G1316]=&quot;pos&quot;;[.L1319];[.Q1315])" office:value-type="string" office:string-value="3624.72754">
            <text:p>3624.72754</text:p>
          </table:table-cell>
          <table:table-cell table:formula="of:=IF([.P1316]=[.P1315];&quot;&quot;;CONCATENATE(&quot;{ name = '&quot;;[.O1316];&quot;', x = &quot;;[.P1316];&quot;, z = &quot;;[.Q13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17]=&quot;defName&quot;;[.J1317];[.O1316])" office:value-type="string" office:string-value="bug_med">
            <text:p>bug_med</text:p>
          </table:table-cell>
          <table:table-cell table:formula="of:=IF([.G1317]=&quot;pos&quot;;[.L1318];[.P1316])" office:value-type="string" office:string-value="2558.6001">
            <text:p>2558.6001</text:p>
          </table:table-cell>
          <table:table-cell table:formula="of:=IF([.G1317]=&quot;pos&quot;;[.L1320];[.Q1316])" office:value-type="string" office:string-value="3624.72754">
            <text:p>3624.72754</text:p>
          </table:table-cell>
          <table:table-cell table:formula="of:=IF([.P1317]=[.P1316];&quot;&quot;;CONCATENATE(&quot;{ name = '&quot;;[.O1317];&quot;', x = &quot;;[.P1317];&quot;, z = &quot;;[.Q13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18]=&quot;defName&quot;;[.J1318];[.O1317])" office:value-type="string" office:string-value="bug_med">
            <text:p>bug_med</text:p>
          </table:table-cell>
          <table:table-cell table:formula="of:=IF([.G1318]=&quot;pos&quot;;[.L1319];[.P1317])" office:value-type="string" office:string-value="2558.6001">
            <text:p>2558.6001</text:p>
          </table:table-cell>
          <table:table-cell table:formula="of:=IF([.G1318]=&quot;pos&quot;;[.L1321];[.Q1317])" office:value-type="string" office:string-value="3624.72754">
            <text:p>3624.72754</text:p>
          </table:table-cell>
          <table:table-cell table:formula="of:=IF([.P1318]=[.P1317];&quot;&quot;;CONCATENATE(&quot;{ name = '&quot;;[.O1318];&quot;', x = &quot;;[.P1318];&quot;, z = &quot;;[.Q13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1319]=&quot;defName&quot;;[.J1319];[.O1318])" office:value-type="string" office:string-value="bug_med">
            <text:p>bug_med</text:p>
          </table:table-cell>
          <table:table-cell table:formula="of:=IF([.G1319]=&quot;pos&quot;;[.L1320];[.P1318])" office:value-type="string" office:string-value="2558.6001">
            <text:p>2558.6001</text:p>
          </table:table-cell>
          <table:table-cell table:formula="of:=IF([.G1319]=&quot;pos&quot;;[.L1322];[.Q1318])" office:value-type="string" office:string-value="3624.72754">
            <text:p>3624.72754</text:p>
          </table:table-cell>
          <table:table-cell table:formula="of:=IF([.P1319]=[.P1318];&quot;&quot;;CONCATENATE(&quot;{ name = '&quot;;[.O1319];&quot;', x = &quot;;[.P1319];&quot;, z = &quot;;[.Q13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1320]=&quot;defName&quot;;[.J1320];[.O1319])" office:value-type="string" office:string-value="bug_med">
            <text:p>bug_med</text:p>
          </table:table-cell>
          <table:table-cell table:formula="of:=IF([.G1320]=&quot;pos&quot;;[.L1321];[.P1319])" office:value-type="string" office:string-value="2558.6001">
            <text:p>2558.6001</text:p>
          </table:table-cell>
          <table:table-cell table:formula="of:=IF([.G1320]=&quot;pos&quot;;[.L1323];[.Q1319])" office:value-type="string" office:string-value="3624.72754">
            <text:p>3624.72754</text:p>
          </table:table-cell>
          <table:table-cell table:formula="of:=IF([.P1320]=[.P1319];&quot;&quot;;CONCATENATE(&quot;{ name = '&quot;;[.O1320];&quot;', x = &quot;;[.P1320];&quot;, z = &quot;;[.Q13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21]=&quot;defName&quot;;[.J1321];[.O1320])" office:value-type="string" office:string-value="bug_med">
            <text:p>bug_med</text:p>
          </table:table-cell>
          <table:table-cell table:formula="of:=IF([.G1321]=&quot;pos&quot;;[.L1322];[.P1320])" office:value-type="string" office:string-value="2558.6001">
            <text:p>2558.6001</text:p>
          </table:table-cell>
          <table:table-cell table:formula="of:=IF([.G1321]=&quot;pos&quot;;[.L1324];[.Q1320])" office:value-type="string" office:string-value="3624.72754">
            <text:p>3624.72754</text:p>
          </table:table-cell>
          <table:table-cell table:formula="of:=IF([.P1321]=[.P1320];&quot;&quot;;CONCATENATE(&quot;{ name = '&quot;;[.O1321];&quot;', x = &quot;;[.P1321];&quot;, z = &quot;;[.Q13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322]=&quot;defName&quot;;[.J1322];[.O1321])" office:value-type="string" office:string-value="bug_med">
            <text:p>bug_med</text:p>
          </table:table-cell>
          <table:table-cell table:formula="of:=IF([.G1322]=&quot;pos&quot;;[.L1323];[.P1321])" office:value-type="string" office:string-value="2558.6001">
            <text:p>2558.6001</text:p>
          </table:table-cell>
          <table:table-cell table:formula="of:=IF([.G1322]=&quot;pos&quot;;[.L1325];[.Q1321])" office:value-type="string" office:string-value="3624.72754">
            <text:p>3624.72754</text:p>
          </table:table-cell>
          <table:table-cell table:formula="of:=IF([.P1322]=[.P1321];&quot;&quot;;CONCATENATE(&quot;{ name = '&quot;;[.O1322];&quot;', x = &quot;;[.P1322];&quot;, z = &quot;;[.Q13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23]=&quot;defName&quot;;[.J1323];[.O1322])" office:value-type="string" office:string-value="bug_med">
            <text:p>bug_med</text:p>
          </table:table-cell>
          <table:table-cell table:formula="of:=IF([.G1323]=&quot;pos&quot;;[.L1324];[.P1322])" office:value-type="string" office:string-value="2558.6001">
            <text:p>2558.6001</text:p>
          </table:table-cell>
          <table:table-cell table:formula="of:=IF([.G1323]=&quot;pos&quot;;[.L1326];[.Q1322])" office:value-type="string" office:string-value="3624.72754">
            <text:p>3624.72754</text:p>
          </table:table-cell>
          <table:table-cell table:formula="of:=IF([.P1323]=[.P1322];&quot;&quot;;CONCATENATE(&quot;{ name = '&quot;;[.O1323];&quot;', x = &quot;;[.P1323];&quot;, z = &quot;;[.Q13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24]=&quot;defName&quot;;[.J1324];[.O1323])" office:value-type="string" office:string-value="bug_med">
            <text:p>bug_med</text:p>
          </table:table-cell>
          <table:table-cell table:formula="of:=IF([.G1324]=&quot;pos&quot;;[.L1325];[.P1323])" office:value-type="string" office:string-value="2558.6001">
            <text:p>2558.6001</text:p>
          </table:table-cell>
          <table:table-cell table:formula="of:=IF([.G1324]=&quot;pos&quot;;[.L1327];[.Q1323])" office:value-type="string" office:string-value="3624.72754">
            <text:p>3624.72754</text:p>
          </table:table-cell>
          <table:table-cell table:formula="of:=IF([.P1324]=[.P1323];&quot;&quot;;CONCATENATE(&quot;{ name = '&quot;;[.O1324];&quot;', x = &quot;;[.P1324];&quot;, z = &quot;;[.Q13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0.3792151</text:p>
          </table:table-cell>
          <table:table-cell table:number-columns-repeated="2"/>
          <table:table-cell table:formula="of:=IF([.G1325]=&quot;defName&quot;;[.J1325];[.O1324])" office:value-type="string" office:string-value="bug_med">
            <text:p>bug_med</text:p>
          </table:table-cell>
          <table:table-cell table:formula="of:=IF([.G1325]=&quot;pos&quot;;[.L1326];[.P1324])" office:value-type="string" office:string-value="2558.6001">
            <text:p>2558.6001</text:p>
          </table:table-cell>
          <table:table-cell table:formula="of:=IF([.G1325]=&quot;pos&quot;;[.L1328];[.Q1324])" office:value-type="string" office:string-value="3624.72754">
            <text:p>3624.72754</text:p>
          </table:table-cell>
          <table:table-cell table:formula="of:=IF([.P1325]=[.P1324];&quot;&quot;;CONCATENATE(&quot;{ name = '&quot;;[.O1325];&quot;', x = &quot;;[.P1325];&quot;, z = &quot;;[.Q13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26]=&quot;defName&quot;;[.J1326];[.O1325])" office:value-type="string" office:string-value="bug_med">
            <text:p>bug_med</text:p>
          </table:table-cell>
          <table:table-cell table:formula="of:=IF([.G1326]=&quot;pos&quot;;[.L1327];[.P1325])" office:value-type="string" office:string-value="2558.6001">
            <text:p>2558.6001</text:p>
          </table:table-cell>
          <table:table-cell table:formula="of:=IF([.G1326]=&quot;pos&quot;;[.L1329];[.Q1325])" office:value-type="string" office:string-value="3624.72754">
            <text:p>3624.72754</text:p>
          </table:table-cell>
          <table:table-cell table:formula="of:=IF([.P1326]=[.P1325];&quot;&quot;;CONCATENATE(&quot;{ name = '&quot;;[.O1326];&quot;', x = &quot;;[.P1326];&quot;, z = &quot;;[.Q13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27]=&quot;defName&quot;;[.J1327];[.O1326])" office:value-type="string" office:string-value="bug_med">
            <text:p>bug_med</text:p>
          </table:table-cell>
          <table:table-cell table:formula="of:=IF([.G1327]=&quot;pos&quot;;[.L1328];[.P1326])" office:value-type="string" office:string-value="2558.6001">
            <text:p>2558.6001</text:p>
          </table:table-cell>
          <table:table-cell table:formula="of:=IF([.G1327]=&quot;pos&quot;;[.L1330];[.Q1326])" office:value-type="string" office:string-value="3624.72754">
            <text:p>3624.72754</text:p>
          </table:table-cell>
          <table:table-cell table:formula="of:=IF([.P1327]=[.P1326];&quot;&quot;;CONCATENATE(&quot;{ name = '&quot;;[.O1327];&quot;', x = &quot;;[.P1327];&quot;, z = &quot;;[.Q13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328]=&quot;defName&quot;;[.J1328];[.O1327])" office:value-type="string" office:string-value="bug_med">
            <text:p>bug_med</text:p>
          </table:table-cell>
          <table:table-cell table:formula="of:=IF([.G1328]=&quot;pos&quot;;[.L1329];[.P1327])" office:value-type="string" office:string-value="2558.6001">
            <text:p>2558.6001</text:p>
          </table:table-cell>
          <table:table-cell table:formula="of:=IF([.G1328]=&quot;pos&quot;;[.L1331];[.Q1327])" office:value-type="string" office:string-value="3624.72754">
            <text:p>3624.72754</text:p>
          </table:table-cell>
          <table:table-cell table:formula="of:=IF([.P1328]=[.P1327];&quot;&quot;;CONCATENATE(&quot;{ name = '&quot;;[.O1328];&quot;', x = &quot;;[.P1328];&quot;, z = &quot;;[.Q13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29]=&quot;defName&quot;;[.J1329];[.O1328])" office:value-type="string" office:string-value="bug_med">
            <text:p>bug_med</text:p>
          </table:table-cell>
          <table:table-cell table:formula="of:=IF([.G1329]=&quot;pos&quot;;[.L1330];[.P1328])" office:value-type="string" office:string-value="2558.6001">
            <text:p>2558.6001</text:p>
          </table:table-cell>
          <table:table-cell table:formula="of:=IF([.G1329]=&quot;pos&quot;;[.L1332];[.Q1328])" office:value-type="string" office:string-value="3624.72754">
            <text:p>3624.72754</text:p>
          </table:table-cell>
          <table:table-cell table:formula="of:=IF([.P1329]=[.P1328];&quot;&quot;;CONCATENATE(&quot;{ name = '&quot;;[.O1329];&quot;', x = &quot;;[.P1329];&quot;, z = &quot;;[.Q13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30]=&quot;defName&quot;;[.J1330];[.O1329])" office:value-type="string" office:string-value="bug_med">
            <text:p>bug_med</text:p>
          </table:table-cell>
          <table:table-cell table:formula="of:=IF([.G1330]=&quot;pos&quot;;[.L1331];[.P1329])" office:value-type="string" office:string-value="2558.6001">
            <text:p>2558.6001</text:p>
          </table:table-cell>
          <table:table-cell table:formula="of:=IF([.G1330]=&quot;pos&quot;;[.L1333];[.Q1329])" office:value-type="string" office:string-value="3624.72754">
            <text:p>3624.72754</text:p>
          </table:table-cell>
          <table:table-cell table:formula="of:=IF([.P1330]=[.P1329];&quot;&quot;;CONCATENATE(&quot;{ name = '&quot;;[.O1330];&quot;', x = &quot;;[.P1330];&quot;, z = &quot;;[.Q13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31]=&quot;defName&quot;;[.J1331];[.O1330])" office:value-type="string" office:string-value="bug_med">
            <text:p>bug_med</text:p>
          </table:table-cell>
          <table:table-cell table:formula="of:=IF([.G1331]=&quot;pos&quot;;[.L1332];[.P1330])" office:value-type="string" office:string-value="2558.6001">
            <text:p>2558.6001</text:p>
          </table:table-cell>
          <table:table-cell table:formula="of:=IF([.G1331]=&quot;pos&quot;;[.L1334];[.Q1330])" office:value-type="string" office:string-value="3624.72754">
            <text:p>3624.72754</text:p>
          </table:table-cell>
          <table:table-cell table:formula="of:=IF([.P1331]=[.P1330];&quot;&quot;;CONCATENATE(&quot;{ name = '&quot;;[.O1331];&quot;', x = &quot;;[.P1331];&quot;, z = &quot;;[.Q13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32]=&quot;defName&quot;;[.J1332];[.O1331])" office:value-type="string" office:string-value="bug_med">
            <text:p>bug_med</text:p>
          </table:table-cell>
          <table:table-cell table:formula="of:=IF([.G1332]=&quot;pos&quot;;[.L1333];[.P1331])" office:value-type="string" office:string-value="2558.6001">
            <text:p>2558.6001</text:p>
          </table:table-cell>
          <table:table-cell table:formula="of:=IF([.G1332]=&quot;pos&quot;;[.L1335];[.Q1331])" office:value-type="string" office:string-value="3624.72754">
            <text:p>3624.72754</text:p>
          </table:table-cell>
          <table:table-cell table:formula="of:=IF([.P1332]=[.P1331];&quot;&quot;;CONCATENATE(&quot;{ name = '&quot;;[.O1332];&quot;', x = &quot;;[.P1332];&quot;, z = &quot;;[.Q13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33]=&quot;defName&quot;;[.J1333];[.O1332])" office:value-type="string" office:string-value="bug_med">
            <text:p>bug_med</text:p>
          </table:table-cell>
          <table:table-cell table:formula="of:=IF([.G1333]=&quot;pos&quot;;[.L1334];[.P1332])" office:value-type="string" office:string-value="2558.6001">
            <text:p>2558.6001</text:p>
          </table:table-cell>
          <table:table-cell table:formula="of:=IF([.G1333]=&quot;pos&quot;;[.L1336];[.Q1332])" office:value-type="string" office:string-value="3624.72754">
            <text:p>3624.72754</text:p>
          </table:table-cell>
          <table:table-cell table:formula="of:=IF([.P1333]=[.P1332];&quot;&quot;;CONCATENATE(&quot;{ name = '&quot;;[.O1333];&quot;', x = &quot;;[.P1333];&quot;, z = &quot;;[.Q1333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334]=&quot;defName&quot;;[.J1334];[.O1333])" office:value-type="string" office:string-value="bug_med">
            <text:p>bug_med</text:p>
          </table:table-cell>
          <table:table-cell table:formula="of:=IF([.G1334]=&quot;pos&quot;;[.L1335];[.P1333])" office:value-type="string" office:string-value="2558.6001">
            <text:p>2558.6001</text:p>
          </table:table-cell>
          <table:table-cell table:formula="of:=IF([.G1334]=&quot;pos&quot;;[.L1337];[.Q1333])" office:value-type="string" office:string-value="3624.72754">
            <text:p>3624.72754</text:p>
          </table:table-cell>
          <table:table-cell table:formula="of:=IF([.P1334]=[.P1333];&quot;&quot;;CONCATENATE(&quot;{ name = '&quot;;[.O1334];&quot;', x = &quot;;[.P1334];&quot;, z = &quot;;[.Q1334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0489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335]=&quot;defName&quot;;[.J1335];[.O1334])" office:value-type="string" office:string-value="bug_med">
            <text:p>bug_med</text:p>
          </table:table-cell>
          <table:table-cell table:formula="of:=IF([.G1335]=&quot;pos&quot;;[.L1336];[.P1334])" office:value-type="string" office:string-value="2558.6001">
            <text:p>2558.6001</text:p>
          </table:table-cell>
          <table:table-cell table:formula="of:=IF([.G1335]=&quot;pos&quot;;[.L1338];[.Q1334])" office:value-type="string" office:string-value="3624.72754">
            <text:p>3624.72754</text:p>
          </table:table-cell>
          <table:table-cell table:formula="of:=IF([.P1335]=[.P1334];&quot;&quot;;CONCATENATE(&quot;{ name = '&quot;;[.O1335];&quot;', x = &quot;;[.P1335];&quot;, z = &quot;;[.Q13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/>
          <table:table-cell table:number-columns-repeated="2"/>
          <table:table-cell table:formula="of:=IF([.G1336]=&quot;defName&quot;;[.J1336];[.O1335])" office:value-type="string" office:string-value="bug_med">
            <text:p>bug_med</text:p>
          </table:table-cell>
          <table:table-cell table:formula="of:=IF([.G1336]=&quot;pos&quot;;[.L1337];[.P1335])" office:value-type="string" office:string-value="2558.6001">
            <text:p>2558.6001</text:p>
          </table:table-cell>
          <table:table-cell table:formula="of:=IF([.G1336]=&quot;pos&quot;;[.L1339];[.Q1335])" office:value-type="string" office:string-value="3624.72754">
            <text:p>3624.72754</text:p>
          </table:table-cell>
          <table:table-cell table:formula="of:=IF([.P1336]=[.P1335];&quot;&quot;;CONCATENATE(&quot;{ name = '&quot;;[.O1336];&quot;', x = &quot;;[.P1336];&quot;, z = &quot;;[.Q13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337]=&quot;defName&quot;;[.J1337];[.O1336])" office:value-type="string" office:string-value="bug_med">
            <text:p>bug_med</text:p>
          </table:table-cell>
          <table:table-cell table:formula="of:=IF([.G1337]=&quot;pos&quot;;[.L1338];[.P1336])" office:value-type="string" office:string-value="2558.6001">
            <text:p>2558.6001</text:p>
          </table:table-cell>
          <table:table-cell table:formula="of:=IF([.G1337]=&quot;pos&quot;;[.L1340];[.Q1336])" office:value-type="string" office:string-value="3624.72754">
            <text:p>3624.72754</text:p>
          </table:table-cell>
          <table:table-cell table:formula="of:=IF([.P1337]=[.P1336];&quot;&quot;;CONCATENATE(&quot;{ name = '&quot;;[.O1337];&quot;', x = &quot;;[.P1337];&quot;, z = &quot;;[.Q13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338]=&quot;defName&quot;;[.J1338];[.O1337])" office:value-type="string" office:string-value="bug_med">
            <text:p>bug_med</text:p>
          </table:table-cell>
          <table:table-cell table:formula="of:=IF([.G1338]=&quot;pos&quot;;[.L1339];[.P1337])" office:value-type="string" office:string-value="2558.6001">
            <text:p>2558.6001</text:p>
          </table:table-cell>
          <table:table-cell table:formula="of:=IF([.G1338]=&quot;pos&quot;;[.L1341];[.Q1337])" office:value-type="string" office:string-value="3624.72754">
            <text:p>3624.72754</text:p>
          </table:table-cell>
          <table:table-cell table:formula="of:=IF([.P1338]=[.P1337];&quot;&quot;;CONCATENATE(&quot;{ name = '&quot;;[.O1338];&quot;', x = &quot;;[.P1338];&quot;, z = &quot;;[.Q13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1339]=&quot;defName&quot;;[.J1339];[.O1338])" office:value-type="string" office:string-value="bug_med">
            <text:p>bug_med</text:p>
          </table:table-cell>
          <table:table-cell table:formula="of:=IF([.G1339]=&quot;pos&quot;;[.L1340];[.P1338])" office:value-type="string" office:string-value="2558.6001">
            <text:p>2558.6001</text:p>
          </table:table-cell>
          <table:table-cell table:formula="of:=IF([.G1339]=&quot;pos&quot;;[.L1342];[.Q1338])" office:value-type="string" office:string-value="3624.72754">
            <text:p>3624.72754</text:p>
          </table:table-cell>
          <table:table-cell table:formula="of:=IF([.P1339]=[.P1338];&quot;&quot;;CONCATENATE(&quot;{ name = '&quot;;[.O1339];&quot;', x = &quot;;[.P1339];&quot;, z = &quot;;[.Q13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340]=&quot;defName&quot;;[.J1340];[.O1339])" office:value-type="string" office:string-value="bug_med">
            <text:p>bug_med</text:p>
          </table:table-cell>
          <table:table-cell table:formula="of:=IF([.G1340]=&quot;pos&quot;;[.L1341];[.P1339])" office:value-type="string" office:string-value="2558.6001">
            <text:p>2558.6001</text:p>
          </table:table-cell>
          <table:table-cell table:formula="of:=IF([.G1340]=&quot;pos&quot;;[.L1343];[.Q1339])" office:value-type="string" office:string-value="3624.72754">
            <text:p>3624.72754</text:p>
          </table:table-cell>
          <table:table-cell table:formula="of:=IF([.P1340]=[.P1339];&quot;&quot;;CONCATENATE(&quot;{ name = '&quot;;[.O1340];&quot;', x = &quot;;[.P1340];&quot;, z = &quot;;[.Q13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341]=&quot;defName&quot;;[.J1341];[.O1340])" office:value-type="string" office:string-value="bug_med">
            <text:p>bug_med</text:p>
          </table:table-cell>
          <table:table-cell table:formula="of:=IF([.G1341]=&quot;pos&quot;;[.L1342];[.P1340])" office:value-type="string" office:string-value="2558.6001">
            <text:p>2558.6001</text:p>
          </table:table-cell>
          <table:table-cell table:formula="of:=IF([.G1341]=&quot;pos&quot;;[.L1344];[.Q1340])" office:value-type="string" office:string-value="3624.72754">
            <text:p>3624.72754</text:p>
          </table:table-cell>
          <table:table-cell table:formula="of:=IF([.P1341]=[.P1340];&quot;&quot;;CONCATENATE(&quot;{ name = '&quot;;[.O1341];&quot;', x = &quot;;[.P1341];&quot;, z = &quot;;[.Q13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342]=&quot;defName&quot;;[.J1342];[.O1341])" office:value-type="string" office:string-value="bug_med">
            <text:p>bug_med</text:p>
          </table:table-cell>
          <table:table-cell table:formula="of:=IF([.G1342]=&quot;pos&quot;;[.L1343];[.P1341])" office:value-type="string" office:string-value="2558.6001">
            <text:p>2558.6001</text:p>
          </table:table-cell>
          <table:table-cell table:formula="of:=IF([.G1342]=&quot;pos&quot;;[.L1345];[.Q1341])" office:value-type="string" office:string-value="3624.72754">
            <text:p>3624.72754</text:p>
          </table:table-cell>
          <table:table-cell table:formula="of:=IF([.P1342]=[.P1341];&quot;&quot;;CONCATENATE(&quot;{ name = '&quot;;[.O1342];&quot;', x = &quot;;[.P1342];&quot;, z = &quot;;[.Q13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343]=&quot;defName&quot;;[.J1343];[.O1342])" office:value-type="string" office:string-value="bug_med">
            <text:p>bug_med</text:p>
          </table:table-cell>
          <table:table-cell table:formula="of:=IF([.G1343]=&quot;pos&quot;;[.L1344];[.P1342])" office:value-type="string" office:string-value="2558.6001">
            <text:p>2558.6001</text:p>
          </table:table-cell>
          <table:table-cell table:formula="of:=IF([.G1343]=&quot;pos&quot;;[.L1346];[.Q1342])" office:value-type="string" office:string-value="3624.72754">
            <text:p>3624.72754</text:p>
          </table:table-cell>
          <table:table-cell table:formula="of:=IF([.P1343]=[.P1342];&quot;&quot;;CONCATENATE(&quot;{ name = '&quot;;[.O1343];&quot;', x = &quot;;[.P1343];&quot;, z = &quot;;[.Q13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344]=&quot;defName&quot;;[.J1344];[.O1343])" office:value-type="string" office:string-value="bug_med">
            <text:p>bug_med</text:p>
          </table:table-cell>
          <table:table-cell table:formula="of:=IF([.G1344]=&quot;pos&quot;;[.L1345];[.P1343])" office:value-type="string" office:string-value="2558.6001">
            <text:p>2558.6001</text:p>
          </table:table-cell>
          <table:table-cell table:formula="of:=IF([.G1344]=&quot;pos&quot;;[.L1347];[.Q1343])" office:value-type="string" office:string-value="3624.72754">
            <text:p>3624.72754</text:p>
          </table:table-cell>
          <table:table-cell table:formula="of:=IF([.P1344]=[.P1343];&quot;&quot;;CONCATENATE(&quot;{ name = '&quot;;[.O1344];&quot;', x = &quot;;[.P1344];&quot;, z = &quot;;[.Q13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345]=&quot;defName&quot;;[.J1345];[.O1344])" office:value-type="string" office:string-value="bug_med">
            <text:p>bug_med</text:p>
          </table:table-cell>
          <table:table-cell table:formula="of:=IF([.G1345]=&quot;pos&quot;;[.L1346];[.P1344])" office:value-type="string" office:string-value="2558.6001">
            <text:p>2558.6001</text:p>
          </table:table-cell>
          <table:table-cell table:formula="of:=IF([.G1345]=&quot;pos&quot;;[.L1348];[.Q1344])" office:value-type="string" office:string-value="3624.72754">
            <text:p>3624.72754</text:p>
          </table:table-cell>
          <table:table-cell table:formula="of:=IF([.P1345]=[.P1344];&quot;&quot;;CONCATENATE(&quot;{ name = '&quot;;[.O1345];&quot;', x = &quot;;[.P1345];&quot;, z = &quot;;[.Q13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346]=&quot;defName&quot;;[.J1346];[.O1345])" office:value-type="string" office:string-value="bug_med">
            <text:p>bug_med</text:p>
          </table:table-cell>
          <table:table-cell table:formula="of:=IF([.G1346]=&quot;pos&quot;;[.L1347];[.P1345])" office:value-type="string" office:string-value="2558.6001">
            <text:p>2558.6001</text:p>
          </table:table-cell>
          <table:table-cell table:formula="of:=IF([.G1346]=&quot;pos&quot;;[.L1349];[.Q1345])" office:value-type="string" office:string-value="3624.72754">
            <text:p>3624.72754</text:p>
          </table:table-cell>
          <table:table-cell table:formula="of:=IF([.P1346]=[.P1345];&quot;&quot;;CONCATENATE(&quot;{ name = '&quot;;[.O1346];&quot;', x = &quot;;[.P1346];&quot;, z = &quot;;[.Q134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347]=&quot;defName&quot;;[.J1347];[.O1346])" office:value-type="string" office:string-value="bug_med">
            <text:p>bug_med</text:p>
          </table:table-cell>
          <table:table-cell table:formula="of:=IF([.G1347]=&quot;pos&quot;;[.L1348];[.P1346])" office:value-type="string" office:string-value="2558.6001">
            <text:p>2558.6001</text:p>
          </table:table-cell>
          <table:table-cell table:formula="of:=IF([.G1347]=&quot;pos&quot;;[.L1350];[.Q1346])" office:value-type="string" office:string-value="3624.72754">
            <text:p>3624.72754</text:p>
          </table:table-cell>
          <table:table-cell table:formula="of:=IF([.P1347]=[.P1346];&quot;&quot;;CONCATENATE(&quot;{ name = '&quot;;[.O1347];&quot;', x = &quot;;[.P1347];&quot;, z = &quot;;[.Q13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348]=&quot;defName&quot;;[.J1348];[.O1347])" office:value-type="string" office:string-value="bug_med">
            <text:p>bug_med</text:p>
          </table:table-cell>
          <table:table-cell table:formula="of:=IF([.G1348]=&quot;pos&quot;;[.L1349];[.P1347])" office:value-type="string" office:string-value="2558.6001">
            <text:p>2558.6001</text:p>
          </table:table-cell>
          <table:table-cell table:formula="of:=IF([.G1348]=&quot;pos&quot;;[.L1351];[.Q1347])" office:value-type="string" office:string-value="3624.72754">
            <text:p>3624.72754</text:p>
          </table:table-cell>
          <table:table-cell table:formula="of:=IF([.P1348]=[.P1347];&quot;&quot;;CONCATENATE(&quot;{ name = '&quot;;[.O1348];&quot;', x = &quot;;[.P1348];&quot;, z = &quot;;[.Q13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49]=&quot;defName&quot;;[.J1349];[.O1348])" office:value-type="string" office:string-value="bug_med">
            <text:p>bug_med</text:p>
          </table:table-cell>
          <table:table-cell table:formula="of:=IF([.G1349]=&quot;pos&quot;;[.L1350];[.P1348])" office:value-type="string" office:string-value="2558.6001">
            <text:p>2558.6001</text:p>
          </table:table-cell>
          <table:table-cell table:formula="of:=IF([.G1349]=&quot;pos&quot;;[.L1352];[.Q1348])" office:value-type="string" office:string-value="3624.72754">
            <text:p>3624.72754</text:p>
          </table:table-cell>
          <table:table-cell table:formula="of:=IF([.P1349]=[.P1348];&quot;&quot;;CONCATENATE(&quot;{ name = '&quot;;[.O1349];&quot;', x = &quot;;[.P1349];&quot;, z = &quot;;[.Q13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350]=&quot;defName&quot;;[.J1350];[.O1349])" office:value-type="string" office:string-value="bug_med">
            <text:p>bug_med</text:p>
          </table:table-cell>
          <table:table-cell table:formula="of:=IF([.G1350]=&quot;pos&quot;;[.L1351];[.P1349])" office:value-type="string" office:string-value="2558.6001">
            <text:p>2558.6001</text:p>
          </table:table-cell>
          <table:table-cell table:formula="of:=IF([.G1350]=&quot;pos&quot;;[.L1353];[.Q1349])" office:value-type="string" office:string-value="3624.72754">
            <text:p>3624.72754</text:p>
          </table:table-cell>
          <table:table-cell table:formula="of:=IF([.P1350]=[.P1349];&quot;&quot;;CONCATENATE(&quot;{ name = '&quot;;[.O1350];&quot;', x = &quot;;[.P1350];&quot;, z = &quot;;[.Q13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351]=&quot;defName&quot;;[.J1351];[.O1350])" office:value-type="string" office:string-value="bug_med">
            <text:p>bug_med</text:p>
          </table:table-cell>
          <table:table-cell table:formula="of:=IF([.G1351]=&quot;pos&quot;;[.L1352];[.P1350])" office:value-type="string" office:string-value="2558.6001">
            <text:p>2558.6001</text:p>
          </table:table-cell>
          <table:table-cell table:formula="of:=IF([.G1351]=&quot;pos&quot;;[.L1354];[.Q1350])" office:value-type="string" office:string-value="3624.72754">
            <text:p>3624.72754</text:p>
          </table:table-cell>
          <table:table-cell table:formula="of:=IF([.P1351]=[.P1350];&quot;&quot;;CONCATENATE(&quot;{ name = '&quot;;[.O1351];&quot;', x = &quot;;[.P1351];&quot;, z = &quot;;[.Q13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352]=&quot;defName&quot;;[.J1352];[.O1351])" office:value-type="string" office:string-value="bug_med">
            <text:p>bug_med</text:p>
          </table:table-cell>
          <table:table-cell table:formula="of:=IF([.G1352]=&quot;pos&quot;;[.L1353];[.P1351])" office:value-type="string" office:string-value="2558.6001">
            <text:p>2558.6001</text:p>
          </table:table-cell>
          <table:table-cell table:formula="of:=IF([.G1352]=&quot;pos&quot;;[.L1355];[.Q1351])" office:value-type="string" office:string-value="3624.72754">
            <text:p>3624.72754</text:p>
          </table:table-cell>
          <table:table-cell table:formula="of:=IF([.P1352]=[.P1351];&quot;&quot;;CONCATENATE(&quot;{ name = '&quot;;[.O1352];&quot;', x = &quot;;[.P1352];&quot;, z = &quot;;[.Q13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353]=&quot;defName&quot;;[.J1353];[.O1352])" office:value-type="string" office:string-value="bug_med">
            <text:p>bug_med</text:p>
          </table:table-cell>
          <table:table-cell table:formula="of:=IF([.G1353]=&quot;pos&quot;;[.L1354];[.P1352])" office:value-type="string" office:string-value="2558.6001">
            <text:p>2558.6001</text:p>
          </table:table-cell>
          <table:table-cell table:formula="of:=IF([.G1353]=&quot;pos&quot;;[.L1356];[.Q1352])" office:value-type="string" office:string-value="3624.72754">
            <text:p>3624.72754</text:p>
          </table:table-cell>
          <table:table-cell table:formula="of:=IF([.P1353]=[.P1352];&quot;&quot;;CONCATENATE(&quot;{ name = '&quot;;[.O1353];&quot;', x = &quot;;[.P1353];&quot;, z = &quot;;[.Q13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354]=&quot;defName&quot;;[.J1354];[.O1353])" office:value-type="string" office:string-value="bug_med">
            <text:p>bug_med</text:p>
          </table:table-cell>
          <table:table-cell table:formula="of:=IF([.G1354]=&quot;pos&quot;;[.L1355];[.P1353])" office:value-type="string" office:string-value="2558.6001">
            <text:p>2558.6001</text:p>
          </table:table-cell>
          <table:table-cell table:formula="of:=IF([.G1354]=&quot;pos&quot;;[.L1357];[.Q1353])" office:value-type="string" office:string-value="3624.72754">
            <text:p>3624.72754</text:p>
          </table:table-cell>
          <table:table-cell table:formula="of:=IF([.P1354]=[.P1353];&quot;&quot;;CONCATENATE(&quot;{ name = '&quot;;[.O1354];&quot;', x = &quot;;[.P1354];&quot;, z = &quot;;[.Q13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355]=&quot;defName&quot;;[.J1355];[.O1354])" office:value-type="string" office:string-value="bug_med">
            <text:p>bug_med</text:p>
          </table:table-cell>
          <table:table-cell table:formula="of:=IF([.G1355]=&quot;pos&quot;;[.L1356];[.P1354])" office:value-type="string" office:string-value="2558.6001">
            <text:p>2558.6001</text:p>
          </table:table-cell>
          <table:table-cell table:formula="of:=IF([.G1355]=&quot;pos&quot;;[.L1358];[.Q1354])" office:value-type="string" office:string-value="3624.72754">
            <text:p>3624.72754</text:p>
          </table:table-cell>
          <table:table-cell table:formula="of:=IF([.P1355]=[.P1354];&quot;&quot;;CONCATENATE(&quot;{ name = '&quot;;[.O1355];&quot;', x = &quot;;[.P1355];&quot;, z = &quot;;[.Q13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356]=&quot;defName&quot;;[.J1356];[.O1355])" office:value-type="string" office:string-value="bug_med">
            <text:p>bug_med</text:p>
          </table:table-cell>
          <table:table-cell table:formula="of:=IF([.G1356]=&quot;pos&quot;;[.L1357];[.P1355])" office:value-type="string" office:string-value="2558.6001">
            <text:p>2558.6001</text:p>
          </table:table-cell>
          <table:table-cell table:formula="of:=IF([.G1356]=&quot;pos&quot;;[.L1359];[.Q1355])" office:value-type="string" office:string-value="3624.72754">
            <text:p>3624.72754</text:p>
          </table:table-cell>
          <table:table-cell table:formula="of:=IF([.P1356]=[.P1355];&quot;&quot;;CONCATENATE(&quot;{ name = '&quot;;[.O1356];&quot;', x = &quot;;[.P1356];&quot;, z = &quot;;[.Q13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57]=&quot;defName&quot;;[.J1357];[.O1356])" office:value-type="string" office:string-value="bug_med">
            <text:p>bug_med</text:p>
          </table:table-cell>
          <table:table-cell table:formula="of:=IF([.G1357]=&quot;pos&quot;;[.L1358];[.P1356])" office:value-type="string" office:string-value="2558.6001">
            <text:p>2558.6001</text:p>
          </table:table-cell>
          <table:table-cell table:formula="of:=IF([.G1357]=&quot;pos&quot;;[.L1360];[.Q1356])" office:value-type="string" office:string-value="3624.72754">
            <text:p>3624.72754</text:p>
          </table:table-cell>
          <table:table-cell table:formula="of:=IF([.P1357]=[.P1356];&quot;&quot;;CONCATENATE(&quot;{ name = '&quot;;[.O1357];&quot;', x = &quot;;[.P1357];&quot;, z = &quot;;[.Q13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58]=&quot;defName&quot;;[.J1358];[.O1357])" office:value-type="string" office:string-value="bug_med">
            <text:p>bug_med</text:p>
          </table:table-cell>
          <table:table-cell table:formula="of:=IF([.G1358]=&quot;pos&quot;;[.L1359];[.P1357])" office:value-type="string" office:string-value="2558.6001">
            <text:p>2558.6001</text:p>
          </table:table-cell>
          <table:table-cell table:formula="of:=IF([.G1358]=&quot;pos&quot;;[.L1361];[.Q1357])" office:value-type="string" office:string-value="3624.72754">
            <text:p>3624.72754</text:p>
          </table:table-cell>
          <table:table-cell table:formula="of:=IF([.P1358]=[.P1357];&quot;&quot;;CONCATENATE(&quot;{ name = '&quot;;[.O1358];&quot;', x = &quot;;[.P1358];&quot;, z = &quot;;[.Q13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359]=&quot;defName&quot;;[.J1359];[.O1358])" office:value-type="string" office:string-value="bug_med">
            <text:p>bug_med</text:p>
          </table:table-cell>
          <table:table-cell table:formula="of:=IF([.G1359]=&quot;pos&quot;;[.L1360];[.P1358])" office:value-type="string" office:string-value="2558.6001">
            <text:p>2558.6001</text:p>
          </table:table-cell>
          <table:table-cell table:formula="of:=IF([.G1359]=&quot;pos&quot;;[.L1362];[.Q1358])" office:value-type="string" office:string-value="3624.72754">
            <text:p>3624.72754</text:p>
          </table:table-cell>
          <table:table-cell table:formula="of:=IF([.P1359]=[.P1358];&quot;&quot;;CONCATENATE(&quot;{ name = '&quot;;[.O1359];&quot;', x = &quot;;[.P1359];&quot;, z = &quot;;[.Q13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360]=&quot;defName&quot;;[.J1360];[.O1359])" office:value-type="string" office:string-value="bug_med">
            <text:p>bug_med</text:p>
          </table:table-cell>
          <table:table-cell table:formula="of:=IF([.G1360]=&quot;pos&quot;;[.L1361];[.P1359])" office:value-type="string" office:string-value="2558.6001">
            <text:p>2558.6001</text:p>
          </table:table-cell>
          <table:table-cell table:formula="of:=IF([.G1360]=&quot;pos&quot;;[.L1363];[.Q1359])" office:value-type="string" office:string-value="3624.72754">
            <text:p>3624.72754</text:p>
          </table:table-cell>
          <table:table-cell table:formula="of:=IF([.P1360]=[.P1359];&quot;&quot;;CONCATENATE(&quot;{ name = '&quot;;[.O1360];&quot;', x = &quot;;[.P1360];&quot;, z = &quot;;[.Q13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61]=&quot;defName&quot;;[.J1361];[.O1360])" office:value-type="string" office:string-value="bug_med">
            <text:p>bug_med</text:p>
          </table:table-cell>
          <table:table-cell table:formula="of:=IF([.G1361]=&quot;pos&quot;;[.L1362];[.P1360])" office:value-type="string" office:string-value="2558.6001">
            <text:p>2558.6001</text:p>
          </table:table-cell>
          <table:table-cell table:formula="of:=IF([.G1361]=&quot;pos&quot;;[.L1364];[.Q1360])" office:value-type="string" office:string-value="3624.72754">
            <text:p>3624.72754</text:p>
          </table:table-cell>
          <table:table-cell table:formula="of:=IF([.P1361]=[.P1360];&quot;&quot;;CONCATENATE(&quot;{ name = '&quot;;[.O1361];&quot;', x = &quot;;[.P1361];&quot;, z = &quot;;[.Q13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62]=&quot;defName&quot;;[.J1362];[.O1361])" office:value-type="string" office:string-value="bug_med">
            <text:p>bug_med</text:p>
          </table:table-cell>
          <table:table-cell table:formula="of:=IF([.G1362]=&quot;pos&quot;;[.L1363];[.P1361])" office:value-type="string" office:string-value="2558.6001">
            <text:p>2558.6001</text:p>
          </table:table-cell>
          <table:table-cell table:formula="of:=IF([.G1362]=&quot;pos&quot;;[.L1365];[.Q1361])" office:value-type="string" office:string-value="3624.72754">
            <text:p>3624.72754</text:p>
          </table:table-cell>
          <table:table-cell table:formula="of:=IF([.P1362]=[.P1361];&quot;&quot;;CONCATENATE(&quot;{ name = '&quot;;[.O1362];&quot;', x = &quot;;[.P1362];&quot;, z = &quot;;[.Q13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63]=&quot;defName&quot;;[.J1363];[.O1362])" office:value-type="string" office:string-value="bug_med">
            <text:p>bug_med</text:p>
          </table:table-cell>
          <table:table-cell table:formula="of:=IF([.G1363]=&quot;pos&quot;;[.L1364];[.P1362])" office:value-type="string" office:string-value="2558.6001">
            <text:p>2558.6001</text:p>
          </table:table-cell>
          <table:table-cell table:formula="of:=IF([.G1363]=&quot;pos&quot;;[.L1366];[.Q1362])" office:value-type="string" office:string-value="3624.72754">
            <text:p>3624.72754</text:p>
          </table:table-cell>
          <table:table-cell table:formula="of:=IF([.P1363]=[.P1362];&quot;&quot;;CONCATENATE(&quot;{ name = '&quot;;[.O1363];&quot;', x = &quot;;[.P1363];&quot;, z = &quot;;[.Q13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364]=&quot;defName&quot;;[.J1364];[.O1363])" office:value-type="string" office:string-value="bug_med">
            <text:p>bug_med</text:p>
          </table:table-cell>
          <table:table-cell table:formula="of:=IF([.G1364]=&quot;pos&quot;;[.L1365];[.P1363])" office:value-type="string" office:string-value="2558.6001">
            <text:p>2558.6001</text:p>
          </table:table-cell>
          <table:table-cell table:formula="of:=IF([.G1364]=&quot;pos&quot;;[.L1367];[.Q1363])" office:value-type="string" office:string-value="3624.72754">
            <text:p>3624.72754</text:p>
          </table:table-cell>
          <table:table-cell table:formula="of:=IF([.P1364]=[.P1363];&quot;&quot;;CONCATENATE(&quot;{ name = '&quot;;[.O1364];&quot;', x = &quot;;[.P1364];&quot;, z = &quot;;[.Q13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365]=&quot;defName&quot;;[.J1365];[.O1364])" office:value-type="string" office:string-value="bug_med">
            <text:p>bug_med</text:p>
          </table:table-cell>
          <table:table-cell table:formula="of:=IF([.G1365]=&quot;pos&quot;;[.L1366];[.P1364])" office:value-type="string" office:string-value="2558.6001">
            <text:p>2558.6001</text:p>
          </table:table-cell>
          <table:table-cell table:formula="of:=IF([.G1365]=&quot;pos&quot;;[.L1368];[.Q1364])" office:value-type="string" office:string-value="3624.72754">
            <text:p>3624.72754</text:p>
          </table:table-cell>
          <table:table-cell table:formula="of:=IF([.P1365]=[.P1364];&quot;&quot;;CONCATENATE(&quot;{ name = '&quot;;[.O1365];&quot;', x = &quot;;[.P1365];&quot;, z = &quot;;[.Q13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366]=&quot;defName&quot;;[.J1366];[.O1365])" office:value-type="string" office:string-value="bug_med">
            <text:p>bug_med</text:p>
          </table:table-cell>
          <table:table-cell table:formula="of:=IF([.G1366]=&quot;pos&quot;;[.L1367];[.P1365])" office:value-type="string" office:string-value="2558.6001">
            <text:p>2558.6001</text:p>
          </table:table-cell>
          <table:table-cell table:formula="of:=IF([.G1366]=&quot;pos&quot;;[.L1369];[.Q1365])" office:value-type="string" office:string-value="3624.72754">
            <text:p>3624.72754</text:p>
          </table:table-cell>
          <table:table-cell table:formula="of:=IF([.P1366]=[.P1365];&quot;&quot;;CONCATENATE(&quot;{ name = '&quot;;[.O1366];&quot;', x = &quot;;[.P1366];&quot;, z = &quot;;[.Q13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367]=&quot;defName&quot;;[.J1367];[.O1366])" office:value-type="string" office:string-value="bug_med">
            <text:p>bug_med</text:p>
          </table:table-cell>
          <table:table-cell table:formula="of:=IF([.G1367]=&quot;pos&quot;;[.L1368];[.P1366])" office:value-type="string" office:string-value="2558.6001">
            <text:p>2558.6001</text:p>
          </table:table-cell>
          <table:table-cell table:formula="of:=IF([.G1367]=&quot;pos&quot;;[.L1370];[.Q1366])" office:value-type="string" office:string-value="3624.72754">
            <text:p>3624.72754</text:p>
          </table:table-cell>
          <table:table-cell table:formula="of:=IF([.P1367]=[.P1366];&quot;&quot;;CONCATENATE(&quot;{ name = '&quot;;[.O1367];&quot;', x = &quot;;[.P1367];&quot;, z = &quot;;[.Q13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368]=&quot;defName&quot;;[.J1368];[.O1367])" office:value-type="string" office:string-value="bug_med">
            <text:p>bug_med</text:p>
          </table:table-cell>
          <table:table-cell table:formula="of:=IF([.G1368]=&quot;pos&quot;;[.L1369];[.P1367])" office:value-type="string" office:string-value="2558.6001">
            <text:p>2558.6001</text:p>
          </table:table-cell>
          <table:table-cell table:formula="of:=IF([.G1368]=&quot;pos&quot;;[.L1371];[.Q1367])" office:value-type="string" office:string-value="3624.72754">
            <text:p>3624.72754</text:p>
          </table:table-cell>
          <table:table-cell table:formula="of:=IF([.P1368]=[.P1367];&quot;&quot;;CONCATENATE(&quot;{ name = '&quot;;[.O1368];&quot;', x = &quot;;[.P1368];&quot;, z = &quot;;[.Q13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69]=&quot;defName&quot;;[.J1369];[.O1368])" office:value-type="string" office:string-value="bug_med">
            <text:p>bug_med</text:p>
          </table:table-cell>
          <table:table-cell table:formula="of:=IF([.G1369]=&quot;pos&quot;;[.L1370];[.P1368])" office:value-type="string" office:string-value="2558.6001">
            <text:p>2558.6001</text:p>
          </table:table-cell>
          <table:table-cell table:formula="of:=IF([.G1369]=&quot;pos&quot;;[.L1372];[.Q1368])" office:value-type="string" office:string-value="3624.72754">
            <text:p>3624.72754</text:p>
          </table:table-cell>
          <table:table-cell table:formula="of:=IF([.P1369]=[.P1368];&quot;&quot;;CONCATENATE(&quot;{ name = '&quot;;[.O1369];&quot;', x = &quot;;[.P1369];&quot;, z = &quot;;[.Q13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70]=&quot;defName&quot;;[.J1370];[.O1369])" office:value-type="string" office:string-value="bug_med">
            <text:p>bug_med</text:p>
          </table:table-cell>
          <table:table-cell table:formula="of:=IF([.G1370]=&quot;pos&quot;;[.L1371];[.P1369])" office:value-type="string" office:string-value="2558.6001">
            <text:p>2558.6001</text:p>
          </table:table-cell>
          <table:table-cell table:formula="of:=IF([.G1370]=&quot;pos&quot;;[.L1373];[.Q1369])" office:value-type="string" office:string-value="3624.72754">
            <text:p>3624.72754</text:p>
          </table:table-cell>
          <table:table-cell table:formula="of:=IF([.P1370]=[.P1369];&quot;&quot;;CONCATENATE(&quot;{ name = '&quot;;[.O1370];&quot;', x = &quot;;[.P1370];&quot;, z = &quot;;[.Q13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371]=&quot;defName&quot;;[.J1371];[.O1370])" office:value-type="string" office:string-value="bug_med">
            <text:p>bug_med</text:p>
          </table:table-cell>
          <table:table-cell table:formula="of:=IF([.G1371]=&quot;pos&quot;;[.L1372];[.P1370])" office:value-type="string" office:string-value="2558.6001">
            <text:p>2558.6001</text:p>
          </table:table-cell>
          <table:table-cell table:formula="of:=IF([.G1371]=&quot;pos&quot;;[.L1374];[.Q1370])" office:value-type="string" office:string-value="3624.72754">
            <text:p>3624.72754</text:p>
          </table:table-cell>
          <table:table-cell table:formula="of:=IF([.P1371]=[.P1370];&quot;&quot;;CONCATENATE(&quot;{ name = '&quot;;[.O1371];&quot;', x = &quot;;[.P1371];&quot;, z = &quot;;[.Q13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72]=&quot;defName&quot;;[.J1372];[.O1371])" office:value-type="string" office:string-value="bug_med">
            <text:p>bug_med</text:p>
          </table:table-cell>
          <table:table-cell table:formula="of:=IF([.G1372]=&quot;pos&quot;;[.L1373];[.P1371])" office:value-type="string" office:string-value="2558.6001">
            <text:p>2558.6001</text:p>
          </table:table-cell>
          <table:table-cell table:formula="of:=IF([.G1372]=&quot;pos&quot;;[.L1375];[.Q1371])" office:value-type="string" office:string-value="3624.72754">
            <text:p>3624.72754</text:p>
          </table:table-cell>
          <table:table-cell table:formula="of:=IF([.P1372]=[.P1371];&quot;&quot;;CONCATENATE(&quot;{ name = '&quot;;[.O1372];&quot;', x = &quot;;[.P1372];&quot;, z = &quot;;[.Q13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373]=&quot;defName&quot;;[.J1373];[.O1372])" office:value-type="string" office:string-value="bug_med">
            <text:p>bug_med</text:p>
          </table:table-cell>
          <table:table-cell table:formula="of:=IF([.G1373]=&quot;pos&quot;;[.L1374];[.P1372])" office:value-type="string" office:string-value="2558.6001">
            <text:p>2558.6001</text:p>
          </table:table-cell>
          <table:table-cell table:formula="of:=IF([.G1373]=&quot;pos&quot;;[.L1376];[.Q1372])" office:value-type="string" office:string-value="3624.72754">
            <text:p>3624.72754</text:p>
          </table:table-cell>
          <table:table-cell table:formula="of:=IF([.P1373]=[.P1372];&quot;&quot;;CONCATENATE(&quot;{ name = '&quot;;[.O1373];&quot;', x = &quot;;[.P1373];&quot;, z = &quot;;[.Q13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74]=&quot;defName&quot;;[.J1374];[.O1373])" office:value-type="string" office:string-value="bug_med">
            <text:p>bug_med</text:p>
          </table:table-cell>
          <table:table-cell table:formula="of:=IF([.G1374]=&quot;pos&quot;;[.L1375];[.P1373])" office:value-type="string" office:string-value="2558.6001">
            <text:p>2558.6001</text:p>
          </table:table-cell>
          <table:table-cell table:formula="of:=IF([.G1374]=&quot;pos&quot;;[.L1377];[.Q1373])" office:value-type="string" office:string-value="3624.72754">
            <text:p>3624.72754</text:p>
          </table:table-cell>
          <table:table-cell table:formula="of:=IF([.P1374]=[.P1373];&quot;&quot;;CONCATENATE(&quot;{ name = '&quot;;[.O1374];&quot;', x = &quot;;[.P1374];&quot;, z = &quot;;[.Q13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375]=&quot;defName&quot;;[.J1375];[.O1374])" office:value-type="string" office:string-value="bug_med">
            <text:p>bug_med</text:p>
          </table:table-cell>
          <table:table-cell table:formula="of:=IF([.G1375]=&quot;pos&quot;;[.L1376];[.P1374])" office:value-type="string" office:string-value="2558.6001">
            <text:p>2558.6001</text:p>
          </table:table-cell>
          <table:table-cell table:formula="of:=IF([.G1375]=&quot;pos&quot;;[.L1378];[.Q1374])" office:value-type="string" office:string-value="3624.72754">
            <text:p>3624.72754</text:p>
          </table:table-cell>
          <table:table-cell table:formula="of:=IF([.P1375]=[.P1374];&quot;&quot;;CONCATENATE(&quot;{ name = '&quot;;[.O1375];&quot;', x = &quot;;[.P1375];&quot;, z = &quot;;[.Q13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376]=&quot;defName&quot;;[.J1376];[.O1375])" office:value-type="string" office:string-value="bug_med">
            <text:p>bug_med</text:p>
          </table:table-cell>
          <table:table-cell table:formula="of:=IF([.G1376]=&quot;pos&quot;;[.L1377];[.P1375])" office:value-type="string" office:string-value="2558.6001">
            <text:p>2558.6001</text:p>
          </table:table-cell>
          <table:table-cell table:formula="of:=IF([.G1376]=&quot;pos&quot;;[.L1379];[.Q1375])" office:value-type="string" office:string-value="3624.72754">
            <text:p>3624.72754</text:p>
          </table:table-cell>
          <table:table-cell table:formula="of:=IF([.P1376]=[.P1375];&quot;&quot;;CONCATENATE(&quot;{ name = '&quot;;[.O1376];&quot;', x = &quot;;[.P1376];&quot;, z = &quot;;[.Q13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77]=&quot;defName&quot;;[.J1377];[.O1376])" office:value-type="string" office:string-value="bug_med">
            <text:p>bug_med</text:p>
          </table:table-cell>
          <table:table-cell table:formula="of:=IF([.G1377]=&quot;pos&quot;;[.L1378];[.P1376])" office:value-type="string" office:string-value="2558.6001">
            <text:p>2558.6001</text:p>
          </table:table-cell>
          <table:table-cell table:formula="of:=IF([.G1377]=&quot;pos&quot;;[.L1380];[.Q1376])" office:value-type="string" office:string-value="3624.72754">
            <text:p>3624.72754</text:p>
          </table:table-cell>
          <table:table-cell table:formula="of:=IF([.P1377]=[.P1376];&quot;&quot;;CONCATENATE(&quot;{ name = '&quot;;[.O1377];&quot;', x = &quot;;[.P1377];&quot;, z = &quot;;[.Q13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378]=&quot;defName&quot;;[.J1378];[.O1377])" office:value-type="string" office:string-value="bug_med">
            <text:p>bug_med</text:p>
          </table:table-cell>
          <table:table-cell table:formula="of:=IF([.G1378]=&quot;pos&quot;;[.L1379];[.P1377])" office:value-type="string" office:string-value="2558.6001">
            <text:p>2558.6001</text:p>
          </table:table-cell>
          <table:table-cell table:formula="of:=IF([.G1378]=&quot;pos&quot;;[.L1381];[.Q1377])" office:value-type="string" office:string-value="3624.72754">
            <text:p>3624.72754</text:p>
          </table:table-cell>
          <table:table-cell table:formula="of:=IF([.P1378]=[.P1377];&quot;&quot;;CONCATENATE(&quot;{ name = '&quot;;[.O1378];&quot;', x = &quot;;[.P1378];&quot;, z = &quot;;[.Q13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379]=&quot;defName&quot;;[.J1379];[.O1378])" office:value-type="string" office:string-value="bug_med">
            <text:p>bug_med</text:p>
          </table:table-cell>
          <table:table-cell table:formula="of:=IF([.G1379]=&quot;pos&quot;;[.L1380];[.P1378])" office:value-type="string" office:string-value="2558.6001">
            <text:p>2558.6001</text:p>
          </table:table-cell>
          <table:table-cell table:formula="of:=IF([.G1379]=&quot;pos&quot;;[.L1382];[.Q1378])" office:value-type="string" office:string-value="3624.72754">
            <text:p>3624.72754</text:p>
          </table:table-cell>
          <table:table-cell table:formula="of:=IF([.P1379]=[.P1378];&quot;&quot;;CONCATENATE(&quot;{ name = '&quot;;[.O1379];&quot;', x = &quot;;[.P1379];&quot;, z = &quot;;[.Q13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380]=&quot;defName&quot;;[.J1380];[.O1379])" office:value-type="string" office:string-value="bug_med">
            <text:p>bug_med</text:p>
          </table:table-cell>
          <table:table-cell table:formula="of:=IF([.G1380]=&quot;pos&quot;;[.L1381];[.P1379])" office:value-type="string" office:string-value="2558.6001">
            <text:p>2558.6001</text:p>
          </table:table-cell>
          <table:table-cell table:formula="of:=IF([.G1380]=&quot;pos&quot;;[.L1383];[.Q1379])" office:value-type="string" office:string-value="3624.72754">
            <text:p>3624.72754</text:p>
          </table:table-cell>
          <table:table-cell table:formula="of:=IF([.P1380]=[.P1379];&quot;&quot;;CONCATENATE(&quot;{ name = '&quot;;[.O1380];&quot;', x = &quot;;[.P1380];&quot;, z = &quot;;[.Q13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81]=&quot;defName&quot;;[.J1381];[.O1380])" office:value-type="string" office:string-value="bug_med">
            <text:p>bug_med</text:p>
          </table:table-cell>
          <table:table-cell table:formula="of:=IF([.G1381]=&quot;pos&quot;;[.L1382];[.P1380])" office:value-type="string" office:string-value="2558.6001">
            <text:p>2558.6001</text:p>
          </table:table-cell>
          <table:table-cell table:formula="of:=IF([.G1381]=&quot;pos&quot;;[.L1384];[.Q1380])" office:value-type="string" office:string-value="3624.72754">
            <text:p>3624.72754</text:p>
          </table:table-cell>
          <table:table-cell table:formula="of:=IF([.P1381]=[.P1380];&quot;&quot;;CONCATENATE(&quot;{ name = '&quot;;[.O1381];&quot;', x = &quot;;[.P1381];&quot;, z = &quot;;[.Q13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82]=&quot;defName&quot;;[.J1382];[.O1381])" office:value-type="string" office:string-value="bug_med">
            <text:p>bug_med</text:p>
          </table:table-cell>
          <table:table-cell table:formula="of:=IF([.G1382]=&quot;pos&quot;;[.L1383];[.P1381])" office:value-type="string" office:string-value="1928.56567">
            <text:p>1928.56567</text:p>
          </table:table-cell>
          <table:table-cell table:formula="of:=IF([.G1382]=&quot;pos&quot;;[.L1385];[.Q1381])" office:value-type="string" office:string-value="2268.16504">
            <text:p>2268.16504</text:p>
          </table:table-cell>
          <table:table-cell table:formula="of:=IF([.P1382]=[.P1381];&quot;&quot;;CONCATENATE(&quot;{ name = '&quot;;[.O1382];&quot;', x = &quot;;[.P1382];&quot;, z = &quot;;[.Q1382];&quot;, facing = 0, },&quot;))" office:value-type="string" office:string-value="{ name = 'bug_med', x = 1928.56567, z = 2268.16504, facing = 0, },">
            <text:p>{ name = 'bug_med', x = 1928.56567, z = 2268.1650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1928.56567</text:p>
          </table:table-cell>
          <table:table-cell table:number-columns-repeated="2"/>
          <table:table-cell table:formula="of:=IF([.G1383]=&quot;defName&quot;;[.J1383];[.O1382])" office:value-type="string" office:string-value="bug_med">
            <text:p>bug_med</text:p>
          </table:table-cell>
          <table:table-cell table:formula="of:=IF([.G1383]=&quot;pos&quot;;[.L1384];[.P1382])" office:value-type="string" office:string-value="1928.56567">
            <text:p>1928.56567</text:p>
          </table:table-cell>
          <table:table-cell table:formula="of:=IF([.G1383]=&quot;pos&quot;;[.L1386];[.Q1382])" office:value-type="string" office:string-value="2268.16504">
            <text:p>2268.16504</text:p>
          </table:table-cell>
          <table:table-cell table:formula="of:=IF([.P1383]=[.P1382];&quot;&quot;;CONCATENATE(&quot;{ name = '&quot;;[.O1383];&quot;', x = &quot;;[.P1383];&quot;, z = &quot;;[.Q13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5.71875</text:p>
          </table:table-cell>
          <table:table-cell table:number-columns-repeated="2"/>
          <table:table-cell table:formula="of:=IF([.G1384]=&quot;defName&quot;;[.J1384];[.O1383])" office:value-type="string" office:string-value="bug_med">
            <text:p>bug_med</text:p>
          </table:table-cell>
          <table:table-cell table:formula="of:=IF([.G1384]=&quot;pos&quot;;[.L1385];[.P1383])" office:value-type="string" office:string-value="1928.56567">
            <text:p>1928.56567</text:p>
          </table:table-cell>
          <table:table-cell table:formula="of:=IF([.G1384]=&quot;pos&quot;;[.L1387];[.Q1383])" office:value-type="string" office:string-value="2268.16504">
            <text:p>2268.16504</text:p>
          </table:table-cell>
          <table:table-cell table:formula="of:=IF([.P1384]=[.P1383];&quot;&quot;;CONCATENATE(&quot;{ name = '&quot;;[.O1384];&quot;', x = &quot;;[.P1384];&quot;, z = &quot;;[.Q13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2268.16504</text:p>
          </table:table-cell>
          <table:table-cell table:number-columns-repeated="2"/>
          <table:table-cell table:formula="of:=IF([.G1385]=&quot;defName&quot;;[.J1385];[.O1384])" office:value-type="string" office:string-value="bug_med">
            <text:p>bug_med</text:p>
          </table:table-cell>
          <table:table-cell table:formula="of:=IF([.G1385]=&quot;pos&quot;;[.L1386];[.P1384])" office:value-type="string" office:string-value="1928.56567">
            <text:p>1928.56567</text:p>
          </table:table-cell>
          <table:table-cell table:formula="of:=IF([.G1385]=&quot;pos&quot;;[.L1388];[.Q1384])" office:value-type="string" office:string-value="2268.16504">
            <text:p>2268.16504</text:p>
          </table:table-cell>
          <table:table-cell table:formula="of:=IF([.P1385]=[.P1384];&quot;&quot;;CONCATENATE(&quot;{ name = '&quot;;[.O1385];&quot;', x = &quot;;[.P1385];&quot;, z = &quot;;[.Q13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86]=&quot;defName&quot;;[.J1386];[.O1385])" office:value-type="string" office:string-value="bug_med">
            <text:p>bug_med</text:p>
          </table:table-cell>
          <table:table-cell table:formula="of:=IF([.G1386]=&quot;pos&quot;;[.L1387];[.P1385])" office:value-type="string" office:string-value="1928.56567">
            <text:p>1928.56567</text:p>
          </table:table-cell>
          <table:table-cell table:formula="of:=IF([.G1386]=&quot;pos&quot;;[.L1389];[.Q1385])" office:value-type="string" office:string-value="2268.16504">
            <text:p>2268.16504</text:p>
          </table:table-cell>
          <table:table-cell table:formula="of:=IF([.P1386]=[.P1385];&quot;&quot;;CONCATENATE(&quot;{ name = '&quot;;[.O1386];&quot;', x = &quot;;[.P1386];&quot;, z = &quot;;[.Q13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87]=&quot;defName&quot;;[.J1387];[.O1386])" office:value-type="string" office:string-value="bug_med">
            <text:p>bug_med</text:p>
          </table:table-cell>
          <table:table-cell table:formula="of:=IF([.G1387]=&quot;pos&quot;;[.L1388];[.P1386])" office:value-type="string" office:string-value="1928.56567">
            <text:p>1928.56567</text:p>
          </table:table-cell>
          <table:table-cell table:formula="of:=IF([.G1387]=&quot;pos&quot;;[.L1390];[.Q1386])" office:value-type="string" office:string-value="2268.16504">
            <text:p>2268.16504</text:p>
          </table:table-cell>
          <table:table-cell table:formula="of:=IF([.P1387]=[.P1386];&quot;&quot;;CONCATENATE(&quot;{ name = '&quot;;[.O1387];&quot;', x = &quot;;[.P1387];&quot;, z = &quot;;[.Q13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1388]=&quot;defName&quot;;[.J1388];[.O1387])" office:value-type="string" office:string-value="bug_med">
            <text:p>bug_med</text:p>
          </table:table-cell>
          <table:table-cell table:formula="of:=IF([.G1388]=&quot;pos&quot;;[.L1389];[.P1387])" office:value-type="string" office:string-value="1928.56567">
            <text:p>1928.56567</text:p>
          </table:table-cell>
          <table:table-cell table:formula="of:=IF([.G1388]=&quot;pos&quot;;[.L1391];[.Q1387])" office:value-type="string" office:string-value="2268.16504">
            <text:p>2268.16504</text:p>
          </table:table-cell>
          <table:table-cell table:formula="of:=IF([.P1388]=[.P1387];&quot;&quot;;CONCATENATE(&quot;{ name = '&quot;;[.O1388];&quot;', x = &quot;;[.P1388];&quot;, z = &quot;;[.Q13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1389]=&quot;defName&quot;;[.J1389];[.O1388])" office:value-type="string" office:string-value="bug_med">
            <text:p>bug_med</text:p>
          </table:table-cell>
          <table:table-cell table:formula="of:=IF([.G1389]=&quot;pos&quot;;[.L1390];[.P1388])" office:value-type="string" office:string-value="1928.56567">
            <text:p>1928.56567</text:p>
          </table:table-cell>
          <table:table-cell table:formula="of:=IF([.G1389]=&quot;pos&quot;;[.L1392];[.Q1388])" office:value-type="string" office:string-value="2268.16504">
            <text:p>2268.16504</text:p>
          </table:table-cell>
          <table:table-cell table:formula="of:=IF([.P1389]=[.P1388];&quot;&quot;;CONCATENATE(&quot;{ name = '&quot;;[.O1389];&quot;', x = &quot;;[.P1389];&quot;, z = &quot;;[.Q13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90]=&quot;defName&quot;;[.J1390];[.O1389])" office:value-type="string" office:string-value="bug_med">
            <text:p>bug_med</text:p>
          </table:table-cell>
          <table:table-cell table:formula="of:=IF([.G1390]=&quot;pos&quot;;[.L1391];[.P1389])" office:value-type="string" office:string-value="1928.56567">
            <text:p>1928.56567</text:p>
          </table:table-cell>
          <table:table-cell table:formula="of:=IF([.G1390]=&quot;pos&quot;;[.L1393];[.Q1389])" office:value-type="string" office:string-value="2268.16504">
            <text:p>2268.16504</text:p>
          </table:table-cell>
          <table:table-cell table:formula="of:=IF([.P1390]=[.P1389];&quot;&quot;;CONCATENATE(&quot;{ name = '&quot;;[.O1390];&quot;', x = &quot;;[.P1390];&quot;, z = &quot;;[.Q13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391]=&quot;defName&quot;;[.J1391];[.O1390])" office:value-type="string" office:string-value="bug_med">
            <text:p>bug_med</text:p>
          </table:table-cell>
          <table:table-cell table:formula="of:=IF([.G1391]=&quot;pos&quot;;[.L1392];[.P1390])" office:value-type="string" office:string-value="1928.56567">
            <text:p>1928.56567</text:p>
          </table:table-cell>
          <table:table-cell table:formula="of:=IF([.G1391]=&quot;pos&quot;;[.L1394];[.Q1390])" office:value-type="string" office:string-value="2268.16504">
            <text:p>2268.16504</text:p>
          </table:table-cell>
          <table:table-cell table:formula="of:=IF([.P1391]=[.P1390];&quot;&quot;;CONCATENATE(&quot;{ name = '&quot;;[.O1391];&quot;', x = &quot;;[.P1391];&quot;, z = &quot;;[.Q13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92]=&quot;defName&quot;;[.J1392];[.O1391])" office:value-type="string" office:string-value="bug_med">
            <text:p>bug_med</text:p>
          </table:table-cell>
          <table:table-cell table:formula="of:=IF([.G1392]=&quot;pos&quot;;[.L1393];[.P1391])" office:value-type="string" office:string-value="1928.56567">
            <text:p>1928.56567</text:p>
          </table:table-cell>
          <table:table-cell table:formula="of:=IF([.G1392]=&quot;pos&quot;;[.L1395];[.Q1391])" office:value-type="string" office:string-value="2268.16504">
            <text:p>2268.16504</text:p>
          </table:table-cell>
          <table:table-cell table:formula="of:=IF([.P1392]=[.P1391];&quot;&quot;;CONCATENATE(&quot;{ name = '&quot;;[.O1392];&quot;', x = &quot;;[.P1392];&quot;, z = &quot;;[.Q13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93]=&quot;defName&quot;;[.J1393];[.O1392])" office:value-type="string" office:string-value="bug_med">
            <text:p>bug_med</text:p>
          </table:table-cell>
          <table:table-cell table:formula="of:=IF([.G1393]=&quot;pos&quot;;[.L1394];[.P1392])" office:value-type="string" office:string-value="1928.56567">
            <text:p>1928.56567</text:p>
          </table:table-cell>
          <table:table-cell table:formula="of:=IF([.G1393]=&quot;pos&quot;;[.L1396];[.Q1392])" office:value-type="string" office:string-value="2268.16504">
            <text:p>2268.16504</text:p>
          </table:table-cell>
          <table:table-cell table:formula="of:=IF([.P1393]=[.P1392];&quot;&quot;;CONCATENATE(&quot;{ name = '&quot;;[.O1393];&quot;', x = &quot;;[.P1393];&quot;, z = &quot;;[.Q13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4.55921602</text:p>
          </table:table-cell>
          <table:table-cell table:number-columns-repeated="2"/>
          <table:table-cell table:formula="of:=IF([.G1394]=&quot;defName&quot;;[.J1394];[.O1393])" office:value-type="string" office:string-value="bug_med">
            <text:p>bug_med</text:p>
          </table:table-cell>
          <table:table-cell table:formula="of:=IF([.G1394]=&quot;pos&quot;;[.L1395];[.P1393])" office:value-type="string" office:string-value="1928.56567">
            <text:p>1928.56567</text:p>
          </table:table-cell>
          <table:table-cell table:formula="of:=IF([.G1394]=&quot;pos&quot;;[.L1397];[.Q1393])" office:value-type="string" office:string-value="2268.16504">
            <text:p>2268.16504</text:p>
          </table:table-cell>
          <table:table-cell table:formula="of:=IF([.P1394]=[.P1393];&quot;&quot;;CONCATENATE(&quot;{ name = '&quot;;[.O1394];&quot;', x = &quot;;[.P1394];&quot;, z = &quot;;[.Q13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95]=&quot;defName&quot;;[.J1395];[.O1394])" office:value-type="string" office:string-value="bug_med">
            <text:p>bug_med</text:p>
          </table:table-cell>
          <table:table-cell table:formula="of:=IF([.G1395]=&quot;pos&quot;;[.L1396];[.P1394])" office:value-type="string" office:string-value="1928.56567">
            <text:p>1928.56567</text:p>
          </table:table-cell>
          <table:table-cell table:formula="of:=IF([.G1395]=&quot;pos&quot;;[.L1398];[.Q1394])" office:value-type="string" office:string-value="2268.16504">
            <text:p>2268.16504</text:p>
          </table:table-cell>
          <table:table-cell table:formula="of:=IF([.P1395]=[.P1394];&quot;&quot;;CONCATENATE(&quot;{ name = '&quot;;[.O1395];&quot;', x = &quot;;[.P1395];&quot;, z = &quot;;[.Q13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396]=&quot;defName&quot;;[.J1396];[.O1395])" office:value-type="string" office:string-value="bug_med">
            <text:p>bug_med</text:p>
          </table:table-cell>
          <table:table-cell table:formula="of:=IF([.G1396]=&quot;pos&quot;;[.L1397];[.P1395])" office:value-type="string" office:string-value="1928.56567">
            <text:p>1928.56567</text:p>
          </table:table-cell>
          <table:table-cell table:formula="of:=IF([.G1396]=&quot;pos&quot;;[.L1399];[.Q1395])" office:value-type="string" office:string-value="2268.16504">
            <text:p>2268.16504</text:p>
          </table:table-cell>
          <table:table-cell table:formula="of:=IF([.P1396]=[.P1395];&quot;&quot;;CONCATENATE(&quot;{ name = '&quot;;[.O1396];&quot;', x = &quot;;[.P1396];&quot;, z = &quot;;[.Q13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397]=&quot;defName&quot;;[.J1397];[.O1396])" office:value-type="string" office:string-value="bug_med">
            <text:p>bug_med</text:p>
          </table:table-cell>
          <table:table-cell table:formula="of:=IF([.G1397]=&quot;pos&quot;;[.L1398];[.P1396])" office:value-type="string" office:string-value="1928.56567">
            <text:p>1928.56567</text:p>
          </table:table-cell>
          <table:table-cell table:formula="of:=IF([.G1397]=&quot;pos&quot;;[.L1400];[.Q1396])" office:value-type="string" office:string-value="2268.16504">
            <text:p>2268.16504</text:p>
          </table:table-cell>
          <table:table-cell table:formula="of:=IF([.P1397]=[.P1396];&quot;&quot;;CONCATENATE(&quot;{ name = '&quot;;[.O1397];&quot;', x = &quot;;[.P1397];&quot;, z = &quot;;[.Q13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398]=&quot;defName&quot;;[.J1398];[.O1397])" office:value-type="string" office:string-value="bug_med">
            <text:p>bug_med</text:p>
          </table:table-cell>
          <table:table-cell table:formula="of:=IF([.G1398]=&quot;pos&quot;;[.L1399];[.P1397])" office:value-type="string" office:string-value="1928.56567">
            <text:p>1928.56567</text:p>
          </table:table-cell>
          <table:table-cell table:formula="of:=IF([.G1398]=&quot;pos&quot;;[.L1401];[.Q1397])" office:value-type="string" office:string-value="2268.16504">
            <text:p>2268.16504</text:p>
          </table:table-cell>
          <table:table-cell table:formula="of:=IF([.P1398]=[.P1397];&quot;&quot;;CONCATENATE(&quot;{ name = '&quot;;[.O1398];&quot;', x = &quot;;[.P1398];&quot;, z = &quot;;[.Q13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399]=&quot;defName&quot;;[.J1399];[.O1398])" office:value-type="string" office:string-value="bug_med">
            <text:p>bug_med</text:p>
          </table:table-cell>
          <table:table-cell table:formula="of:=IF([.G1399]=&quot;pos&quot;;[.L1400];[.P1398])" office:value-type="string" office:string-value="1928.56567">
            <text:p>1928.56567</text:p>
          </table:table-cell>
          <table:table-cell table:formula="of:=IF([.G1399]=&quot;pos&quot;;[.L1402];[.Q1398])" office:value-type="string" office:string-value="2268.16504">
            <text:p>2268.16504</text:p>
          </table:table-cell>
          <table:table-cell table:formula="of:=IF([.P1399]=[.P1398];&quot;&quot;;CONCATENATE(&quot;{ name = '&quot;;[.O1399];&quot;', x = &quot;;[.P1399];&quot;, z = &quot;;[.Q13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00]=&quot;defName&quot;;[.J1400];[.O1399])" office:value-type="string" office:string-value="bug_med">
            <text:p>bug_med</text:p>
          </table:table-cell>
          <table:table-cell table:formula="of:=IF([.G1400]=&quot;pos&quot;;[.L1401];[.P1399])" office:value-type="string" office:string-value="1928.56567">
            <text:p>1928.56567</text:p>
          </table:table-cell>
          <table:table-cell table:formula="of:=IF([.G1400]=&quot;pos&quot;;[.L1403];[.Q1399])" office:value-type="string" office:string-value="2268.16504">
            <text:p>2268.16504</text:p>
          </table:table-cell>
          <table:table-cell table:formula="of:=IF([.P1400]=[.P1399];&quot;&quot;;CONCATENATE(&quot;{ name = '&quot;;[.O1400];&quot;', x = &quot;;[.P1400];&quot;, z = &quot;;[.Q14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01]=&quot;defName&quot;;[.J1401];[.O1400])" office:value-type="string" office:string-value="bug_med">
            <text:p>bug_med</text:p>
          </table:table-cell>
          <table:table-cell table:formula="of:=IF([.G1401]=&quot;pos&quot;;[.L1402];[.P1400])" office:value-type="string" office:string-value="1928.56567">
            <text:p>1928.56567</text:p>
          </table:table-cell>
          <table:table-cell table:formula="of:=IF([.G1401]=&quot;pos&quot;;[.L1404];[.Q1400])" office:value-type="string" office:string-value="2268.16504">
            <text:p>2268.16504</text:p>
          </table:table-cell>
          <table:table-cell table:formula="of:=IF([.P1401]=[.P1400];&quot;&quot;;CONCATENATE(&quot;{ name = '&quot;;[.O1401];&quot;', x = &quot;;[.P1401];&quot;, z = &quot;;[.Q14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02]=&quot;defName&quot;;[.J1402];[.O1401])" office:value-type="string" office:string-value="bug_med">
            <text:p>bug_med</text:p>
          </table:table-cell>
          <table:table-cell table:formula="of:=IF([.G1402]=&quot;pos&quot;;[.L1403];[.P1401])" office:value-type="string" office:string-value="1928.56567">
            <text:p>1928.56567</text:p>
          </table:table-cell>
          <table:table-cell table:formula="of:=IF([.G1402]=&quot;pos&quot;;[.L1405];[.Q1401])" office:value-type="string" office:string-value="2268.16504">
            <text:p>2268.16504</text:p>
          </table:table-cell>
          <table:table-cell table:formula="of:=IF([.P1402]=[.P1401];&quot;&quot;;CONCATENATE(&quot;{ name = '&quot;;[.O1402];&quot;', x = &quot;;[.P1402];&quot;, z = &quot;;[.Q1402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403]=&quot;defName&quot;;[.J1403];[.O1402])" office:value-type="string" office:string-value="bug_med">
            <text:p>bug_med</text:p>
          </table:table-cell>
          <table:table-cell table:formula="of:=IF([.G1403]=&quot;pos&quot;;[.L1404];[.P1402])" office:value-type="string" office:string-value="1928.56567">
            <text:p>1928.56567</text:p>
          </table:table-cell>
          <table:table-cell table:formula="of:=IF([.G1403]=&quot;pos&quot;;[.L1406];[.Q1402])" office:value-type="string" office:string-value="2268.16504">
            <text:p>2268.16504</text:p>
          </table:table-cell>
          <table:table-cell table:formula="of:=IF([.P1403]=[.P1402];&quot;&quot;;CONCATENATE(&quot;{ name = '&quot;;[.O1403];&quot;', x = &quot;;[.P1403];&quot;, z = &quot;;[.Q1403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0604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404]=&quot;defName&quot;;[.J1404];[.O1403])" office:value-type="string" office:string-value="bug_med">
            <text:p>bug_med</text:p>
          </table:table-cell>
          <table:table-cell table:formula="of:=IF([.G1404]=&quot;pos&quot;;[.L1405];[.P1403])" office:value-type="string" office:string-value="1928.56567">
            <text:p>1928.56567</text:p>
          </table:table-cell>
          <table:table-cell table:formula="of:=IF([.G1404]=&quot;pos&quot;;[.L1407];[.Q1403])" office:value-type="string" office:string-value="2268.16504">
            <text:p>2268.16504</text:p>
          </table:table-cell>
          <table:table-cell table:formula="of:=IF([.P1404]=[.P1403];&quot;&quot;;CONCATENATE(&quot;{ name = '&quot;;[.O1404];&quot;', x = &quot;;[.P1404];&quot;, z = &quot;;[.Q14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/>
          <table:table-cell table:number-columns-repeated="2"/>
          <table:table-cell table:formula="of:=IF([.G1405]=&quot;defName&quot;;[.J1405];[.O1404])" office:value-type="string" office:string-value="bug_med">
            <text:p>bug_med</text:p>
          </table:table-cell>
          <table:table-cell table:formula="of:=IF([.G1405]=&quot;pos&quot;;[.L1406];[.P1404])" office:value-type="string" office:string-value="1928.56567">
            <text:p>1928.56567</text:p>
          </table:table-cell>
          <table:table-cell table:formula="of:=IF([.G1405]=&quot;pos&quot;;[.L1408];[.Q1404])" office:value-type="string" office:string-value="2268.16504">
            <text:p>2268.16504</text:p>
          </table:table-cell>
          <table:table-cell table:formula="of:=IF([.P1405]=[.P1404];&quot;&quot;;CONCATENATE(&quot;{ name = '&quot;;[.O1405];&quot;', x = &quot;;[.P1405];&quot;, z = &quot;;[.Q14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406]=&quot;defName&quot;;[.J1406];[.O1405])" office:value-type="string" office:string-value="bug_med">
            <text:p>bug_med</text:p>
          </table:table-cell>
          <table:table-cell table:formula="of:=IF([.G1406]=&quot;pos&quot;;[.L1407];[.P1405])" office:value-type="string" office:string-value="1928.56567">
            <text:p>1928.56567</text:p>
          </table:table-cell>
          <table:table-cell table:formula="of:=IF([.G1406]=&quot;pos&quot;;[.L1409];[.Q1405])" office:value-type="string" office:string-value="2268.16504">
            <text:p>2268.16504</text:p>
          </table:table-cell>
          <table:table-cell table:formula="of:=IF([.P1406]=[.P1405];&quot;&quot;;CONCATENATE(&quot;{ name = '&quot;;[.O1406];&quot;', x = &quot;;[.P1406];&quot;, z = &quot;;[.Q14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407]=&quot;defName&quot;;[.J1407];[.O1406])" office:value-type="string" office:string-value="bug_med">
            <text:p>bug_med</text:p>
          </table:table-cell>
          <table:table-cell table:formula="of:=IF([.G1407]=&quot;pos&quot;;[.L1408];[.P1406])" office:value-type="string" office:string-value="1928.56567">
            <text:p>1928.56567</text:p>
          </table:table-cell>
          <table:table-cell table:formula="of:=IF([.G1407]=&quot;pos&quot;;[.L1410];[.Q1406])" office:value-type="string" office:string-value="2268.16504">
            <text:p>2268.16504</text:p>
          </table:table-cell>
          <table:table-cell table:formula="of:=IF([.P1407]=[.P1406];&quot;&quot;;CONCATENATE(&quot;{ name = '&quot;;[.O1407];&quot;', x = &quot;;[.P1407];&quot;, z = &quot;;[.Q14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408]=&quot;defName&quot;;[.J1408];[.O1407])" office:value-type="string" office:string-value="bug_larva">
            <text:p>bug_larva</text:p>
          </table:table-cell>
          <table:table-cell table:formula="of:=IF([.G1408]=&quot;pos&quot;;[.L1409];[.P1407])" office:value-type="string" office:string-value="1928.56567">
            <text:p>1928.56567</text:p>
          </table:table-cell>
          <table:table-cell table:formula="of:=IF([.G1408]=&quot;pos&quot;;[.L1411];[.Q1407])" office:value-type="string" office:string-value="2268.16504">
            <text:p>2268.16504</text:p>
          </table:table-cell>
          <table:table-cell table:formula="of:=IF([.P1408]=[.P1407];&quot;&quot;;CONCATENATE(&quot;{ name = '&quot;;[.O1408];&quot;', x = &quot;;[.P1408];&quot;, z = &quot;;[.Q14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409]=&quot;defName&quot;;[.J1409];[.O1408])" office:value-type="string" office:string-value="bug_larva">
            <text:p>bug_larva</text:p>
          </table:table-cell>
          <table:table-cell table:formula="of:=IF([.G1409]=&quot;pos&quot;;[.L1410];[.P1408])" office:value-type="string" office:string-value="1928.56567">
            <text:p>1928.56567</text:p>
          </table:table-cell>
          <table:table-cell table:formula="of:=IF([.G1409]=&quot;pos&quot;;[.L1412];[.Q1408])" office:value-type="string" office:string-value="2268.16504">
            <text:p>2268.16504</text:p>
          </table:table-cell>
          <table:table-cell table:formula="of:=IF([.P1409]=[.P1408];&quot;&quot;;CONCATENATE(&quot;{ name = '&quot;;[.O1409];&quot;', x = &quot;;[.P1409];&quot;, z = &quot;;[.Q14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410]=&quot;defName&quot;;[.J1410];[.O1409])" office:value-type="string" office:string-value="bug_larva">
            <text:p>bug_larva</text:p>
          </table:table-cell>
          <table:table-cell table:formula="of:=IF([.G1410]=&quot;pos&quot;;[.L1411];[.P1409])" office:value-type="string" office:string-value="1928.56567">
            <text:p>1928.56567</text:p>
          </table:table-cell>
          <table:table-cell table:formula="of:=IF([.G1410]=&quot;pos&quot;;[.L1413];[.Q1409])" office:value-type="string" office:string-value="2268.16504">
            <text:p>2268.16504</text:p>
          </table:table-cell>
          <table:table-cell table:formula="of:=IF([.P1410]=[.P1409];&quot;&quot;;CONCATENATE(&quot;{ name = '&quot;;[.O1410];&quot;', x = &quot;;[.P1410];&quot;, z = &quot;;[.Q14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411]=&quot;defName&quot;;[.J1411];[.O1410])" office:value-type="string" office:string-value="bug_larva">
            <text:p>bug_larva</text:p>
          </table:table-cell>
          <table:table-cell table:formula="of:=IF([.G1411]=&quot;pos&quot;;[.L1412];[.P1410])" office:value-type="string" office:string-value="1928.56567">
            <text:p>1928.56567</text:p>
          </table:table-cell>
          <table:table-cell table:formula="of:=IF([.G1411]=&quot;pos&quot;;[.L1414];[.Q1410])" office:value-type="string" office:string-value="2268.16504">
            <text:p>2268.16504</text:p>
          </table:table-cell>
          <table:table-cell table:formula="of:=IF([.P1411]=[.P1410];&quot;&quot;;CONCATENATE(&quot;{ name = '&quot;;[.O1411];&quot;', x = &quot;;[.P1411];&quot;, z = &quot;;[.Q14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412]=&quot;defName&quot;;[.J1412];[.O1411])" office:value-type="string" office:string-value="bug_larva">
            <text:p>bug_larva</text:p>
          </table:table-cell>
          <table:table-cell table:formula="of:=IF([.G1412]=&quot;pos&quot;;[.L1413];[.P1411])" office:value-type="string" office:string-value="1928.56567">
            <text:p>1928.56567</text:p>
          </table:table-cell>
          <table:table-cell table:formula="of:=IF([.G1412]=&quot;pos&quot;;[.L1415];[.Q1411])" office:value-type="string" office:string-value="2268.16504">
            <text:p>2268.16504</text:p>
          </table:table-cell>
          <table:table-cell table:formula="of:=IF([.P1412]=[.P1411];&quot;&quot;;CONCATENATE(&quot;{ name = '&quot;;[.O1412];&quot;', x = &quot;;[.P1412];&quot;, z = &quot;;[.Q14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413]=&quot;defName&quot;;[.J1413];[.O1412])" office:value-type="string" office:string-value="bug_larva">
            <text:p>bug_larva</text:p>
          </table:table-cell>
          <table:table-cell table:formula="of:=IF([.G1413]=&quot;pos&quot;;[.L1414];[.P1412])" office:value-type="string" office:string-value="1928.56567">
            <text:p>1928.56567</text:p>
          </table:table-cell>
          <table:table-cell table:formula="of:=IF([.G1413]=&quot;pos&quot;;[.L1416];[.Q1412])" office:value-type="string" office:string-value="2268.16504">
            <text:p>2268.16504</text:p>
          </table:table-cell>
          <table:table-cell table:formula="of:=IF([.P1413]=[.P1412];&quot;&quot;;CONCATENATE(&quot;{ name = '&quot;;[.O1413];&quot;', x = &quot;;[.P1413];&quot;, z = &quot;;[.Q14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414]=&quot;defName&quot;;[.J1414];[.O1413])" office:value-type="string" office:string-value="bug_larva">
            <text:p>bug_larva</text:p>
          </table:table-cell>
          <table:table-cell table:formula="of:=IF([.G1414]=&quot;pos&quot;;[.L1415];[.P1413])" office:value-type="string" office:string-value="1928.56567">
            <text:p>1928.56567</text:p>
          </table:table-cell>
          <table:table-cell table:formula="of:=IF([.G1414]=&quot;pos&quot;;[.L1417];[.Q1413])" office:value-type="string" office:string-value="2268.16504">
            <text:p>2268.16504</text:p>
          </table:table-cell>
          <table:table-cell table:formula="of:=IF([.P1414]=[.P1413];&quot;&quot;;CONCATENATE(&quot;{ name = '&quot;;[.O1414];&quot;', x = &quot;;[.P1414];&quot;, z = &quot;;[.Q14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415]=&quot;defName&quot;;[.J1415];[.O1414])" office:value-type="string" office:string-value="bug_larva">
            <text:p>bug_larva</text:p>
          </table:table-cell>
          <table:table-cell table:formula="of:=IF([.G1415]=&quot;pos&quot;;[.L1416];[.P1414])" office:value-type="string" office:string-value="1928.56567">
            <text:p>1928.56567</text:p>
          </table:table-cell>
          <table:table-cell table:formula="of:=IF([.G1415]=&quot;pos&quot;;[.L1418];[.Q1414])" office:value-type="string" office:string-value="2268.16504">
            <text:p>2268.16504</text:p>
          </table:table-cell>
          <table:table-cell table:formula="of:=IF([.P1415]=[.P1414];&quot;&quot;;CONCATENATE(&quot;{ name = '&quot;;[.O1415];&quot;', x = &quot;;[.P1415];&quot;, z = &quot;;[.Q14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416]=&quot;defName&quot;;[.J1416];[.O1415])" office:value-type="string" office:string-value="bug_larva">
            <text:p>bug_larva</text:p>
          </table:table-cell>
          <table:table-cell table:formula="of:=IF([.G1416]=&quot;pos&quot;;[.L1417];[.P1415])" office:value-type="string" office:string-value="1928.56567">
            <text:p>1928.56567</text:p>
          </table:table-cell>
          <table:table-cell table:formula="of:=IF([.G1416]=&quot;pos&quot;;[.L1419];[.Q1415])" office:value-type="string" office:string-value="2268.16504">
            <text:p>2268.16504</text:p>
          </table:table-cell>
          <table:table-cell table:formula="of:=IF([.P1416]=[.P1415];&quot;&quot;;CONCATENATE(&quot;{ name = '&quot;;[.O1416];&quot;', x = &quot;;[.P1416];&quot;, z = &quot;;[.Q14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417]=&quot;defName&quot;;[.J1417];[.O1416])" office:value-type="string" office:string-value="bug_larva">
            <text:p>bug_larva</text:p>
          </table:table-cell>
          <table:table-cell table:formula="of:=IF([.G1417]=&quot;pos&quot;;[.L1418];[.P1416])" office:value-type="string" office:string-value="1928.56567">
            <text:p>1928.56567</text:p>
          </table:table-cell>
          <table:table-cell table:formula="of:=IF([.G1417]=&quot;pos&quot;;[.L1420];[.Q1416])" office:value-type="string" office:string-value="2268.16504">
            <text:p>2268.16504</text:p>
          </table:table-cell>
          <table:table-cell table:formula="of:=IF([.P1417]=[.P1416];&quot;&quot;;CONCATENATE(&quot;{ name = '&quot;;[.O1417];&quot;', x = &quot;;[.P1417];&quot;, z = &quot;;[.Q14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18]=&quot;defName&quot;;[.J1418];[.O1417])" office:value-type="string" office:string-value="bug_larva">
            <text:p>bug_larva</text:p>
          </table:table-cell>
          <table:table-cell table:formula="of:=IF([.G1418]=&quot;pos&quot;;[.L1419];[.P1417])" office:value-type="string" office:string-value="1928.56567">
            <text:p>1928.56567</text:p>
          </table:table-cell>
          <table:table-cell table:formula="of:=IF([.G1418]=&quot;pos&quot;;[.L1421];[.Q1417])" office:value-type="string" office:string-value="2268.16504">
            <text:p>2268.16504</text:p>
          </table:table-cell>
          <table:table-cell table:formula="of:=IF([.P1418]=[.P1417];&quot;&quot;;CONCATENATE(&quot;{ name = '&quot;;[.O1418];&quot;', x = &quot;;[.P1418];&quot;, z = &quot;;[.Q14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19]=&quot;defName&quot;;[.J1419];[.O1418])" office:value-type="string" office:string-value="bug_larva">
            <text:p>bug_larva</text:p>
          </table:table-cell>
          <table:table-cell table:formula="of:=IF([.G1419]=&quot;pos&quot;;[.L1420];[.P1418])" office:value-type="string" office:string-value="1928.56567">
            <text:p>1928.56567</text:p>
          </table:table-cell>
          <table:table-cell table:formula="of:=IF([.G1419]=&quot;pos&quot;;[.L1422];[.Q1418])" office:value-type="string" office:string-value="2268.16504">
            <text:p>2268.16504</text:p>
          </table:table-cell>
          <table:table-cell table:formula="of:=IF([.P1419]=[.P1418];&quot;&quot;;CONCATENATE(&quot;{ name = '&quot;;[.O1419];&quot;', x = &quot;;[.P1419];&quot;, z = &quot;;[.Q14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420]=&quot;defName&quot;;[.J1420];[.O1419])" office:value-type="string" office:string-value="bug_larva">
            <text:p>bug_larva</text:p>
          </table:table-cell>
          <table:table-cell table:formula="of:=IF([.G1420]=&quot;pos&quot;;[.L1421];[.P1419])" office:value-type="string" office:string-value="1928.56567">
            <text:p>1928.56567</text:p>
          </table:table-cell>
          <table:table-cell table:formula="of:=IF([.G1420]=&quot;pos&quot;;[.L1423];[.Q1419])" office:value-type="string" office:string-value="2268.16504">
            <text:p>2268.16504</text:p>
          </table:table-cell>
          <table:table-cell table:formula="of:=IF([.P1420]=[.P1419];&quot;&quot;;CONCATENATE(&quot;{ name = '&quot;;[.O1420];&quot;', x = &quot;;[.P1420];&quot;, z = &quot;;[.Q14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421]=&quot;defName&quot;;[.J1421];[.O1420])" office:value-type="string" office:string-value="bug_larva">
            <text:p>bug_larva</text:p>
          </table:table-cell>
          <table:table-cell table:formula="of:=IF([.G1421]=&quot;pos&quot;;[.L1422];[.P1420])" office:value-type="string" office:string-value="1928.56567">
            <text:p>1928.56567</text:p>
          </table:table-cell>
          <table:table-cell table:formula="of:=IF([.G1421]=&quot;pos&quot;;[.L1424];[.Q1420])" office:value-type="string" office:string-value="2268.16504">
            <text:p>2268.16504</text:p>
          </table:table-cell>
          <table:table-cell table:formula="of:=IF([.P1421]=[.P1420];&quot;&quot;;CONCATENATE(&quot;{ name = '&quot;;[.O1421];&quot;', x = &quot;;[.P1421];&quot;, z = &quot;;[.Q14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22]=&quot;defName&quot;;[.J1422];[.O1421])" office:value-type="string" office:string-value="bug_larva">
            <text:p>bug_larva</text:p>
          </table:table-cell>
          <table:table-cell table:formula="of:=IF([.G1422]=&quot;pos&quot;;[.L1423];[.P1421])" office:value-type="string" office:string-value="1928.56567">
            <text:p>1928.56567</text:p>
          </table:table-cell>
          <table:table-cell table:formula="of:=IF([.G1422]=&quot;pos&quot;;[.L1425];[.Q1421])" office:value-type="string" office:string-value="2268.16504">
            <text:p>2268.16504</text:p>
          </table:table-cell>
          <table:table-cell table:formula="of:=IF([.P1422]=[.P1421];&quot;&quot;;CONCATENATE(&quot;{ name = '&quot;;[.O1422];&quot;', x = &quot;;[.P1422];&quot;, z = &quot;;[.Q14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23]=&quot;defName&quot;;[.J1423];[.O1422])" office:value-type="string" office:string-value="bug_larva">
            <text:p>bug_larva</text:p>
          </table:table-cell>
          <table:table-cell table:formula="of:=IF([.G1423]=&quot;pos&quot;;[.L1424];[.P1422])" office:value-type="string" office:string-value="1928.56567">
            <text:p>1928.56567</text:p>
          </table:table-cell>
          <table:table-cell table:formula="of:=IF([.G1423]=&quot;pos&quot;;[.L1426];[.Q1422])" office:value-type="string" office:string-value="2268.16504">
            <text:p>2268.16504</text:p>
          </table:table-cell>
          <table:table-cell table:formula="of:=IF([.P1423]=[.P1422];&quot;&quot;;CONCATENATE(&quot;{ name = '&quot;;[.O1423];&quot;', x = &quot;;[.P1423];&quot;, z = &quot;;[.Q14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24]=&quot;defName&quot;;[.J1424];[.O1423])" office:value-type="string" office:string-value="bug_larva">
            <text:p>bug_larva</text:p>
          </table:table-cell>
          <table:table-cell table:formula="of:=IF([.G1424]=&quot;pos&quot;;[.L1425];[.P1423])" office:value-type="string" office:string-value="1928.56567">
            <text:p>1928.56567</text:p>
          </table:table-cell>
          <table:table-cell table:formula="of:=IF([.G1424]=&quot;pos&quot;;[.L1427];[.Q1423])" office:value-type="string" office:string-value="2268.16504">
            <text:p>2268.16504</text:p>
          </table:table-cell>
          <table:table-cell table:formula="of:=IF([.P1424]=[.P1423];&quot;&quot;;CONCATENATE(&quot;{ name = '&quot;;[.O1424];&quot;', x = &quot;;[.P1424];&quot;, z = &quot;;[.Q14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25]=&quot;defName&quot;;[.J1425];[.O1424])" office:value-type="string" office:string-value="bug_larva">
            <text:p>bug_larva</text:p>
          </table:table-cell>
          <table:table-cell table:formula="of:=IF([.G1425]=&quot;pos&quot;;[.L1426];[.P1424])" office:value-type="string" office:string-value="1928.56567">
            <text:p>1928.56567</text:p>
          </table:table-cell>
          <table:table-cell table:formula="of:=IF([.G1425]=&quot;pos&quot;;[.L1428];[.Q1424])" office:value-type="string" office:string-value="2268.16504">
            <text:p>2268.16504</text:p>
          </table:table-cell>
          <table:table-cell table:formula="of:=IF([.P1425]=[.P1424];&quot;&quot;;CONCATENATE(&quot;{ name = '&quot;;[.O1425];&quot;', x = &quot;;[.P1425];&quot;, z = &quot;;[.Q14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26]=&quot;defName&quot;;[.J1426];[.O1425])" office:value-type="string" office:string-value="bug_larva">
            <text:p>bug_larva</text:p>
          </table:table-cell>
          <table:table-cell table:formula="of:=IF([.G1426]=&quot;pos&quot;;[.L1427];[.P1425])" office:value-type="string" office:string-value="1928.56567">
            <text:p>1928.56567</text:p>
          </table:table-cell>
          <table:table-cell table:formula="of:=IF([.G1426]=&quot;pos&quot;;[.L1429];[.Q1425])" office:value-type="string" office:string-value="2268.16504">
            <text:p>2268.16504</text:p>
          </table:table-cell>
          <table:table-cell table:formula="of:=IF([.P1426]=[.P1425];&quot;&quot;;CONCATENATE(&quot;{ name = '&quot;;[.O1426];&quot;', x = &quot;;[.P1426];&quot;, z = &quot;;[.Q14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27]=&quot;defName&quot;;[.J1427];[.O1426])" office:value-type="string" office:string-value="bug_larva">
            <text:p>bug_larva</text:p>
          </table:table-cell>
          <table:table-cell table:formula="of:=IF([.G1427]=&quot;pos&quot;;[.L1428];[.P1426])" office:value-type="string" office:string-value="1928.56567">
            <text:p>1928.56567</text:p>
          </table:table-cell>
          <table:table-cell table:formula="of:=IF([.G1427]=&quot;pos&quot;;[.L1430];[.Q1426])" office:value-type="string" office:string-value="2268.16504">
            <text:p>2268.16504</text:p>
          </table:table-cell>
          <table:table-cell table:formula="of:=IF([.P1427]=[.P1426];&quot;&quot;;CONCATENATE(&quot;{ name = '&quot;;[.O1427];&quot;', x = &quot;;[.P1427];&quot;, z = &quot;;[.Q14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428]=&quot;defName&quot;;[.J1428];[.O1427])" office:value-type="string" office:string-value="bug_larva">
            <text:p>bug_larva</text:p>
          </table:table-cell>
          <table:table-cell table:formula="of:=IF([.G1428]=&quot;pos&quot;;[.L1429];[.P1427])" office:value-type="string" office:string-value="1928.56567">
            <text:p>1928.56567</text:p>
          </table:table-cell>
          <table:table-cell table:formula="of:=IF([.G1428]=&quot;pos&quot;;[.L1431];[.Q1427])" office:value-type="string" office:string-value="2268.16504">
            <text:p>2268.16504</text:p>
          </table:table-cell>
          <table:table-cell table:formula="of:=IF([.P1428]=[.P1427];&quot;&quot;;CONCATENATE(&quot;{ name = '&quot;;[.O1428];&quot;', x = &quot;;[.P1428];&quot;, z = &quot;;[.Q14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429]=&quot;defName&quot;;[.J1429];[.O1428])" office:value-type="string" office:string-value="bug_larva">
            <text:p>bug_larva</text:p>
          </table:table-cell>
          <table:table-cell table:formula="of:=IF([.G1429]=&quot;pos&quot;;[.L1430];[.P1428])" office:value-type="string" office:string-value="1928.56567">
            <text:p>1928.56567</text:p>
          </table:table-cell>
          <table:table-cell table:formula="of:=IF([.G1429]=&quot;pos&quot;;[.L1432];[.Q1428])" office:value-type="string" office:string-value="2268.16504">
            <text:p>2268.16504</text:p>
          </table:table-cell>
          <table:table-cell table:formula="of:=IF([.P1429]=[.P1428];&quot;&quot;;CONCATENATE(&quot;{ name = '&quot;;[.O1429];&quot;', x = &quot;;[.P1429];&quot;, z = &quot;;[.Q14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30]=&quot;defName&quot;;[.J1430];[.O1429])" office:value-type="string" office:string-value="bug_larva">
            <text:p>bug_larva</text:p>
          </table:table-cell>
          <table:table-cell table:formula="of:=IF([.G1430]=&quot;pos&quot;;[.L1431];[.P1429])" office:value-type="string" office:string-value="1928.56567">
            <text:p>1928.56567</text:p>
          </table:table-cell>
          <table:table-cell table:formula="of:=IF([.G1430]=&quot;pos&quot;;[.L1433];[.Q1429])" office:value-type="string" office:string-value="2268.16504">
            <text:p>2268.16504</text:p>
          </table:table-cell>
          <table:table-cell table:formula="of:=IF([.P1430]=[.P1429];&quot;&quot;;CONCATENATE(&quot;{ name = '&quot;;[.O1430];&quot;', x = &quot;;[.P1430];&quot;, z = &quot;;[.Q14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31]=&quot;defName&quot;;[.J1431];[.O1430])" office:value-type="string" office:string-value="bug_larva">
            <text:p>bug_larva</text:p>
          </table:table-cell>
          <table:table-cell table:formula="of:=IF([.G1431]=&quot;pos&quot;;[.L1432];[.P1430])" office:value-type="string" office:string-value="1928.56567">
            <text:p>1928.56567</text:p>
          </table:table-cell>
          <table:table-cell table:formula="of:=IF([.G1431]=&quot;pos&quot;;[.L1434];[.Q1430])" office:value-type="string" office:string-value="2268.16504">
            <text:p>2268.16504</text:p>
          </table:table-cell>
          <table:table-cell table:formula="of:=IF([.P1431]=[.P1430];&quot;&quot;;CONCATENATE(&quot;{ name = '&quot;;[.O1431];&quot;', x = &quot;;[.P1431];&quot;, z = &quot;;[.Q14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32]=&quot;defName&quot;;[.J1432];[.O1431])" office:value-type="string" office:string-value="bug_larva">
            <text:p>bug_larva</text:p>
          </table:table-cell>
          <table:table-cell table:formula="of:=IF([.G1432]=&quot;pos&quot;;[.L1433];[.P1431])" office:value-type="string" office:string-value="1928.56567">
            <text:p>1928.56567</text:p>
          </table:table-cell>
          <table:table-cell table:formula="of:=IF([.G1432]=&quot;pos&quot;;[.L1435];[.Q1431])" office:value-type="string" office:string-value="2268.16504">
            <text:p>2268.16504</text:p>
          </table:table-cell>
          <table:table-cell table:formula="of:=IF([.P1432]=[.P1431];&quot;&quot;;CONCATENATE(&quot;{ name = '&quot;;[.O1432];&quot;', x = &quot;;[.P1432];&quot;, z = &quot;;[.Q14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433]=&quot;defName&quot;;[.J1433];[.O1432])" office:value-type="string" office:string-value="bug_larva">
            <text:p>bug_larva</text:p>
          </table:table-cell>
          <table:table-cell table:formula="of:=IF([.G1433]=&quot;pos&quot;;[.L1434];[.P1432])" office:value-type="string" office:string-value="1928.56567">
            <text:p>1928.56567</text:p>
          </table:table-cell>
          <table:table-cell table:formula="of:=IF([.G1433]=&quot;pos&quot;;[.L1436];[.Q1432])" office:value-type="string" office:string-value="2268.16504">
            <text:p>2268.16504</text:p>
          </table:table-cell>
          <table:table-cell table:formula="of:=IF([.P1433]=[.P1432];&quot;&quot;;CONCATENATE(&quot;{ name = '&quot;;[.O1433];&quot;', x = &quot;;[.P1433];&quot;, z = &quot;;[.Q14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434]=&quot;defName&quot;;[.J1434];[.O1433])" office:value-type="string" office:string-value="bug_larva">
            <text:p>bug_larva</text:p>
          </table:table-cell>
          <table:table-cell table:formula="of:=IF([.G1434]=&quot;pos&quot;;[.L1435];[.P1433])" office:value-type="string" office:string-value="1928.56567">
            <text:p>1928.56567</text:p>
          </table:table-cell>
          <table:table-cell table:formula="of:=IF([.G1434]=&quot;pos&quot;;[.L1437];[.Q1433])" office:value-type="string" office:string-value="2268.16504">
            <text:p>2268.16504</text:p>
          </table:table-cell>
          <table:table-cell table:formula="of:=IF([.P1434]=[.P1433];&quot;&quot;;CONCATENATE(&quot;{ name = '&quot;;[.O1434];&quot;', x = &quot;;[.P1434];&quot;, z = &quot;;[.Q14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435]=&quot;defName&quot;;[.J1435];[.O1434])" office:value-type="string" office:string-value="bug_larva">
            <text:p>bug_larva</text:p>
          </table:table-cell>
          <table:table-cell table:formula="of:=IF([.G1435]=&quot;pos&quot;;[.L1436];[.P1434])" office:value-type="string" office:string-value="1928.56567">
            <text:p>1928.56567</text:p>
          </table:table-cell>
          <table:table-cell table:formula="of:=IF([.G1435]=&quot;pos&quot;;[.L1438];[.Q1434])" office:value-type="string" office:string-value="2268.16504">
            <text:p>2268.16504</text:p>
          </table:table-cell>
          <table:table-cell table:formula="of:=IF([.P1435]=[.P1434];&quot;&quot;;CONCATENATE(&quot;{ name = '&quot;;[.O1435];&quot;', x = &quot;;[.P1435];&quot;, z = &quot;;[.Q14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436]=&quot;defName&quot;;[.J1436];[.O1435])" office:value-type="string" office:string-value="bug_larva">
            <text:p>bug_larva</text:p>
          </table:table-cell>
          <table:table-cell table:formula="of:=IF([.G1436]=&quot;pos&quot;;[.L1437];[.P1435])" office:value-type="string" office:string-value="1928.56567">
            <text:p>1928.56567</text:p>
          </table:table-cell>
          <table:table-cell table:formula="of:=IF([.G1436]=&quot;pos&quot;;[.L1439];[.Q1435])" office:value-type="string" office:string-value="2268.16504">
            <text:p>2268.16504</text:p>
          </table:table-cell>
          <table:table-cell table:formula="of:=IF([.P1436]=[.P1435];&quot;&quot;;CONCATENATE(&quot;{ name = '&quot;;[.O1436];&quot;', x = &quot;;[.P1436];&quot;, z = &quot;;[.Q14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437]=&quot;defName&quot;;[.J1437];[.O1436])" office:value-type="string" office:string-value="bug_larva">
            <text:p>bug_larva</text:p>
          </table:table-cell>
          <table:table-cell table:formula="of:=IF([.G1437]=&quot;pos&quot;;[.L1438];[.P1436])" office:value-type="string" office:string-value="1928.56567">
            <text:p>1928.56567</text:p>
          </table:table-cell>
          <table:table-cell table:formula="of:=IF([.G1437]=&quot;pos&quot;;[.L1440];[.Q1436])" office:value-type="string" office:string-value="2268.16504">
            <text:p>2268.16504</text:p>
          </table:table-cell>
          <table:table-cell table:formula="of:=IF([.P1437]=[.P1436];&quot;&quot;;CONCATENATE(&quot;{ name = '&quot;;[.O1437];&quot;', x = &quot;;[.P1437];&quot;, z = &quot;;[.Q14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38]=&quot;defName&quot;;[.J1438];[.O1437])" office:value-type="string" office:string-value="bug_larva">
            <text:p>bug_larva</text:p>
          </table:table-cell>
          <table:table-cell table:formula="of:=IF([.G1438]=&quot;pos&quot;;[.L1439];[.P1437])" office:value-type="string" office:string-value="1928.56567">
            <text:p>1928.56567</text:p>
          </table:table-cell>
          <table:table-cell table:formula="of:=IF([.G1438]=&quot;pos&quot;;[.L1441];[.Q1437])" office:value-type="string" office:string-value="2268.16504">
            <text:p>2268.16504</text:p>
          </table:table-cell>
          <table:table-cell table:formula="of:=IF([.P1438]=[.P1437];&quot;&quot;;CONCATENATE(&quot;{ name = '&quot;;[.O1438];&quot;', x = &quot;;[.P1438];&quot;, z = &quot;;[.Q14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39]=&quot;defName&quot;;[.J1439];[.O1438])" office:value-type="string" office:string-value="bug_larva">
            <text:p>bug_larva</text:p>
          </table:table-cell>
          <table:table-cell table:formula="of:=IF([.G1439]=&quot;pos&quot;;[.L1440];[.P1438])" office:value-type="string" office:string-value="1928.56567">
            <text:p>1928.56567</text:p>
          </table:table-cell>
          <table:table-cell table:formula="of:=IF([.G1439]=&quot;pos&quot;;[.L1442];[.Q1438])" office:value-type="string" office:string-value="2268.16504">
            <text:p>2268.16504</text:p>
          </table:table-cell>
          <table:table-cell table:formula="of:=IF([.P1439]=[.P1438];&quot;&quot;;CONCATENATE(&quot;{ name = '&quot;;[.O1439];&quot;', x = &quot;;[.P1439];&quot;, z = &quot;;[.Q14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440]=&quot;defName&quot;;[.J1440];[.O1439])" office:value-type="string" office:string-value="bug_larva">
            <text:p>bug_larva</text:p>
          </table:table-cell>
          <table:table-cell table:formula="of:=IF([.G1440]=&quot;pos&quot;;[.L1441];[.P1439])" office:value-type="string" office:string-value="1928.56567">
            <text:p>1928.56567</text:p>
          </table:table-cell>
          <table:table-cell table:formula="of:=IF([.G1440]=&quot;pos&quot;;[.L1443];[.Q1439])" office:value-type="string" office:string-value="2268.16504">
            <text:p>2268.16504</text:p>
          </table:table-cell>
          <table:table-cell table:formula="of:=IF([.P1440]=[.P1439];&quot;&quot;;CONCATENATE(&quot;{ name = '&quot;;[.O1440];&quot;', x = &quot;;[.P1440];&quot;, z = &quot;;[.Q14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441]=&quot;defName&quot;;[.J1441];[.O1440])" office:value-type="string" office:string-value="bug_larva">
            <text:p>bug_larva</text:p>
          </table:table-cell>
          <table:table-cell table:formula="of:=IF([.G1441]=&quot;pos&quot;;[.L1442];[.P1440])" office:value-type="string" office:string-value="1928.56567">
            <text:p>1928.56567</text:p>
          </table:table-cell>
          <table:table-cell table:formula="of:=IF([.G1441]=&quot;pos&quot;;[.L1444];[.Q1440])" office:value-type="string" office:string-value="2268.16504">
            <text:p>2268.16504</text:p>
          </table:table-cell>
          <table:table-cell table:formula="of:=IF([.P1441]=[.P1440];&quot;&quot;;CONCATENATE(&quot;{ name = '&quot;;[.O1441];&quot;', x = &quot;;[.P1441];&quot;, z = &quot;;[.Q14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442]=&quot;defName&quot;;[.J1442];[.O1441])" office:value-type="string" office:string-value="bug_larva">
            <text:p>bug_larva</text:p>
          </table:table-cell>
          <table:table-cell table:formula="of:=IF([.G1442]=&quot;pos&quot;;[.L1443];[.P1441])" office:value-type="string" office:string-value="1928.56567">
            <text:p>1928.56567</text:p>
          </table:table-cell>
          <table:table-cell table:formula="of:=IF([.G1442]=&quot;pos&quot;;[.L1445];[.Q1441])" office:value-type="string" office:string-value="2268.16504">
            <text:p>2268.16504</text:p>
          </table:table-cell>
          <table:table-cell table:formula="of:=IF([.P1442]=[.P1441];&quot;&quot;;CONCATENATE(&quot;{ name = '&quot;;[.O1442];&quot;', x = &quot;;[.P1442];&quot;, z = &quot;;[.Q14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443]=&quot;defName&quot;;[.J1443];[.O1442])" office:value-type="string" office:string-value="bug_larva">
            <text:p>bug_larva</text:p>
          </table:table-cell>
          <table:table-cell table:formula="of:=IF([.G1443]=&quot;pos&quot;;[.L1444];[.P1442])" office:value-type="string" office:string-value="1928.56567">
            <text:p>1928.56567</text:p>
          </table:table-cell>
          <table:table-cell table:formula="of:=IF([.G1443]=&quot;pos&quot;;[.L1446];[.Q1442])" office:value-type="string" office:string-value="2268.16504">
            <text:p>2268.16504</text:p>
          </table:table-cell>
          <table:table-cell table:formula="of:=IF([.P1443]=[.P1442];&quot;&quot;;CONCATENATE(&quot;{ name = '&quot;;[.O1443];&quot;', x = &quot;;[.P1443];&quot;, z = &quot;;[.Q14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444]=&quot;defName&quot;;[.J1444];[.O1443])" office:value-type="string" office:string-value="bug_larva">
            <text:p>bug_larva</text:p>
          </table:table-cell>
          <table:table-cell table:formula="of:=IF([.G1444]=&quot;pos&quot;;[.L1445];[.P1443])" office:value-type="string" office:string-value="1928.56567">
            <text:p>1928.56567</text:p>
          </table:table-cell>
          <table:table-cell table:formula="of:=IF([.G1444]=&quot;pos&quot;;[.L1447];[.Q1443])" office:value-type="string" office:string-value="2268.16504">
            <text:p>2268.16504</text:p>
          </table:table-cell>
          <table:table-cell table:formula="of:=IF([.P1444]=[.P1443];&quot;&quot;;CONCATENATE(&quot;{ name = '&quot;;[.O1444];&quot;', x = &quot;;[.P1444];&quot;, z = &quot;;[.Q14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445]=&quot;defName&quot;;[.J1445];[.O1444])" office:value-type="string" office:string-value="bug_larva">
            <text:p>bug_larva</text:p>
          </table:table-cell>
          <table:table-cell table:formula="of:=IF([.G1445]=&quot;pos&quot;;[.L1446];[.P1444])" office:value-type="string" office:string-value="1928.56567">
            <text:p>1928.56567</text:p>
          </table:table-cell>
          <table:table-cell table:formula="of:=IF([.G1445]=&quot;pos&quot;;[.L1448];[.Q1444])" office:value-type="string" office:string-value="2268.16504">
            <text:p>2268.16504</text:p>
          </table:table-cell>
          <table:table-cell table:formula="of:=IF([.P1445]=[.P1444];&quot;&quot;;CONCATENATE(&quot;{ name = '&quot;;[.O1445];&quot;', x = &quot;;[.P1445];&quot;, z = &quot;;[.Q14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446]=&quot;defName&quot;;[.J1446];[.O1445])" office:value-type="string" office:string-value="bug_larva">
            <text:p>bug_larva</text:p>
          </table:table-cell>
          <table:table-cell table:formula="of:=IF([.G1446]=&quot;pos&quot;;[.L1447];[.P1445])" office:value-type="string" office:string-value="1928.56567">
            <text:p>1928.56567</text:p>
          </table:table-cell>
          <table:table-cell table:formula="of:=IF([.G1446]=&quot;pos&quot;;[.L1449];[.Q1445])" office:value-type="string" office:string-value="2268.16504">
            <text:p>2268.16504</text:p>
          </table:table-cell>
          <table:table-cell table:formula="of:=IF([.P1446]=[.P1445];&quot;&quot;;CONCATENATE(&quot;{ name = '&quot;;[.O1446];&quot;', x = &quot;;[.P1446];&quot;, z = &quot;;[.Q14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447]=&quot;defName&quot;;[.J1447];[.O1446])" office:value-type="string" office:string-value="bug_larva">
            <text:p>bug_larva</text:p>
          </table:table-cell>
          <table:table-cell table:formula="of:=IF([.G1447]=&quot;pos&quot;;[.L1448];[.P1446])" office:value-type="string" office:string-value="1928.56567">
            <text:p>1928.56567</text:p>
          </table:table-cell>
          <table:table-cell table:formula="of:=IF([.G1447]=&quot;pos&quot;;[.L1450];[.Q1446])" office:value-type="string" office:string-value="2268.16504">
            <text:p>2268.16504</text:p>
          </table:table-cell>
          <table:table-cell table:formula="of:=IF([.P1447]=[.P1446];&quot;&quot;;CONCATENATE(&quot;{ name = '&quot;;[.O1447];&quot;', x = &quot;;[.P1447];&quot;, z = &quot;;[.Q14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448]=&quot;defName&quot;;[.J1448];[.O1447])" office:value-type="string" office:string-value="bug_larva">
            <text:p>bug_larva</text:p>
          </table:table-cell>
          <table:table-cell table:formula="of:=IF([.G1448]=&quot;pos&quot;;[.L1449];[.P1447])" office:value-type="string" office:string-value="1928.56567">
            <text:p>1928.56567</text:p>
          </table:table-cell>
          <table:table-cell table:formula="of:=IF([.G1448]=&quot;pos&quot;;[.L1451];[.Q1447])" office:value-type="string" office:string-value="2268.16504">
            <text:p>2268.16504</text:p>
          </table:table-cell>
          <table:table-cell table:formula="of:=IF([.P1448]=[.P1447];&quot;&quot;;CONCATENATE(&quot;{ name = '&quot;;[.O1448];&quot;', x = &quot;;[.P1448];&quot;, z = &quot;;[.Q14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449]=&quot;defName&quot;;[.J1449];[.O1448])" office:value-type="string" office:string-value="bug_larva">
            <text:p>bug_larva</text:p>
          </table:table-cell>
          <table:table-cell table:formula="of:=IF([.G1449]=&quot;pos&quot;;[.L1450];[.P1448])" office:value-type="string" office:string-value="1928.56567">
            <text:p>1928.56567</text:p>
          </table:table-cell>
          <table:table-cell table:formula="of:=IF([.G1449]=&quot;pos&quot;;[.L1452];[.Q1448])" office:value-type="string" office:string-value="2268.16504">
            <text:p>2268.16504</text:p>
          </table:table-cell>
          <table:table-cell table:formula="of:=IF([.P1449]=[.P1448];&quot;&quot;;CONCATENATE(&quot;{ name = '&quot;;[.O1449];&quot;', x = &quot;;[.P1449];&quot;, z = &quot;;[.Q14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50]=&quot;defName&quot;;[.J1450];[.O1449])" office:value-type="string" office:string-value="bug_larva">
            <text:p>bug_larva</text:p>
          </table:table-cell>
          <table:table-cell table:formula="of:=IF([.G1450]=&quot;pos&quot;;[.L1451];[.P1449])" office:value-type="string" office:string-value="1928.56567">
            <text:p>1928.56567</text:p>
          </table:table-cell>
          <table:table-cell table:formula="of:=IF([.G1450]=&quot;pos&quot;;[.L1453];[.Q1449])" office:value-type="string" office:string-value="2268.16504">
            <text:p>2268.16504</text:p>
          </table:table-cell>
          <table:table-cell table:formula="of:=IF([.P1450]=[.P1449];&quot;&quot;;CONCATENATE(&quot;{ name = '&quot;;[.O1450];&quot;', x = &quot;;[.P1450];&quot;, z = &quot;;[.Q14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51]=&quot;defName&quot;;[.J1451];[.O1450])" office:value-type="string" office:string-value="bug_larva">
            <text:p>bug_larva</text:p>
          </table:table-cell>
          <table:table-cell table:formula="of:=IF([.G1451]=&quot;pos&quot;;[.L1452];[.P1450])" office:value-type="string" office:string-value="1229.11816">
            <text:p>1229.11816</text:p>
          </table:table-cell>
          <table:table-cell table:formula="of:=IF([.G1451]=&quot;pos&quot;;[.L1454];[.Q1450])" office:value-type="string" office:string-value="762.821289">
            <text:p>762.821289</text:p>
          </table:table-cell>
          <table:table-cell table:formula="of:=IF([.P1451]=[.P1450];&quot;&quot;;CONCATENATE(&quot;{ name = '&quot;;[.O1451];&quot;', x = &quot;;[.P1451];&quot;, z = &quot;;[.Q1451];&quot;, facing = 0, },&quot;))" office:value-type="string" office:string-value="{ name = 'bug_larva', x = 1229.11816, z = 762.821289, facing = 0, },">
            <text:p>{ name = 'bug_larva', x = 1229.11816, z = 762.821289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1229.11816</text:p>
          </table:table-cell>
          <table:table-cell table:number-columns-repeated="2"/>
          <table:table-cell table:formula="of:=IF([.G1452]=&quot;defName&quot;;[.J1452];[.O1451])" office:value-type="string" office:string-value="bug_larva">
            <text:p>bug_larva</text:p>
          </table:table-cell>
          <table:table-cell table:formula="of:=IF([.G1452]=&quot;pos&quot;;[.L1453];[.P1451])" office:value-type="string" office:string-value="1229.11816">
            <text:p>1229.11816</text:p>
          </table:table-cell>
          <table:table-cell table:formula="of:=IF([.G1452]=&quot;pos&quot;;[.L1455];[.Q1451])" office:value-type="string" office:string-value="762.821289">
            <text:p>762.821289</text:p>
          </table:table-cell>
          <table:table-cell table:formula="of:=IF([.P1452]=[.P1451];&quot;&quot;;CONCATENATE(&quot;{ name = '&quot;;[.O1452];&quot;', x = &quot;;[.P1452];&quot;, z = &quot;;[.Q14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60875">
            <text:p>60875</text:p>
          </table:table-cell>
          <table:table-cell table:number-columns-repeated="2"/>
          <table:table-cell table:formula="of:=IF([.G1453]=&quot;defName&quot;;[.J1453];[.O1452])" office:value-type="string" office:string-value="bug_larva">
            <text:p>bug_larva</text:p>
          </table:table-cell>
          <table:table-cell table:formula="of:=IF([.G1453]=&quot;pos&quot;;[.L1454];[.P1452])" office:value-type="string" office:string-value="1229.11816">
            <text:p>1229.11816</text:p>
          </table:table-cell>
          <table:table-cell table:formula="of:=IF([.G1453]=&quot;pos&quot;;[.L1456];[.Q1452])" office:value-type="string" office:string-value="762.821289">
            <text:p>762.821289</text:p>
          </table:table-cell>
          <table:table-cell table:formula="of:=IF([.P1453]=[.P1452];&quot;&quot;;CONCATENATE(&quot;{ name = '&quot;;[.O1453];&quot;', x = &quot;;[.P1453];&quot;, z = &quot;;[.Q14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762.821289</text:p>
          </table:table-cell>
          <table:table-cell table:number-columns-repeated="2"/>
          <table:table-cell table:formula="of:=IF([.G1454]=&quot;defName&quot;;[.J1454];[.O1453])" office:value-type="string" office:string-value="bug_larva">
            <text:p>bug_larva</text:p>
          </table:table-cell>
          <table:table-cell table:formula="of:=IF([.G1454]=&quot;pos&quot;;[.L1455];[.P1453])" office:value-type="string" office:string-value="1229.11816">
            <text:p>1229.11816</text:p>
          </table:table-cell>
          <table:table-cell table:formula="of:=IF([.G1454]=&quot;pos&quot;;[.L1457];[.Q1453])" office:value-type="string" office:string-value="762.821289">
            <text:p>762.821289</text:p>
          </table:table-cell>
          <table:table-cell table:formula="of:=IF([.P1454]=[.P1453];&quot;&quot;;CONCATENATE(&quot;{ name = '&quot;;[.O1454];&quot;', x = &quot;;[.P1454];&quot;, z = &quot;;[.Q14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55]=&quot;defName&quot;;[.J1455];[.O1454])" office:value-type="string" office:string-value="bug_larva">
            <text:p>bug_larva</text:p>
          </table:table-cell>
          <table:table-cell table:formula="of:=IF([.G1455]=&quot;pos&quot;;[.L1456];[.P1454])" office:value-type="string" office:string-value="1229.11816">
            <text:p>1229.11816</text:p>
          </table:table-cell>
          <table:table-cell table:formula="of:=IF([.G1455]=&quot;pos&quot;;[.L1458];[.Q1454])" office:value-type="string" office:string-value="762.821289">
            <text:p>762.821289</text:p>
          </table:table-cell>
          <table:table-cell table:formula="of:=IF([.P1455]=[.P1454];&quot;&quot;;CONCATENATE(&quot;{ name = '&quot;;[.O1455];&quot;', x = &quot;;[.P1455];&quot;, z = &quot;;[.Q14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56]=&quot;defName&quot;;[.J1456];[.O1455])" office:value-type="string" office:string-value="bug_larva">
            <text:p>bug_larva</text:p>
          </table:table-cell>
          <table:table-cell table:formula="of:=IF([.G1456]=&quot;pos&quot;;[.L1457];[.P1455])" office:value-type="string" office:string-value="1229.11816">
            <text:p>1229.11816</text:p>
          </table:table-cell>
          <table:table-cell table:formula="of:=IF([.G1456]=&quot;pos&quot;;[.L1459];[.Q1455])" office:value-type="string" office:string-value="762.821289">
            <text:p>762.821289</text:p>
          </table:table-cell>
          <table:table-cell table:formula="of:=IF([.P1456]=[.P1455];&quot;&quot;;CONCATENATE(&quot;{ name = '&quot;;[.O1456];&quot;', x = &quot;;[.P1456];&quot;, z = &quot;;[.Q14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457]=&quot;defName&quot;;[.J1457];[.O1456])" office:value-type="string" office:string-value="bug_larva">
            <text:p>bug_larva</text:p>
          </table:table-cell>
          <table:table-cell table:formula="of:=IF([.G1457]=&quot;pos&quot;;[.L1458];[.P1456])" office:value-type="string" office:string-value="1229.11816">
            <text:p>1229.11816</text:p>
          </table:table-cell>
          <table:table-cell table:formula="of:=IF([.G1457]=&quot;pos&quot;;[.L1460];[.Q1456])" office:value-type="string" office:string-value="762.821289">
            <text:p>762.821289</text:p>
          </table:table-cell>
          <table:table-cell table:formula="of:=IF([.P1457]=[.P1456];&quot;&quot;;CONCATENATE(&quot;{ name = '&quot;;[.O1457];&quot;', x = &quot;;[.P1457];&quot;, z = &quot;;[.Q14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458]=&quot;defName&quot;;[.J1458];[.O1457])" office:value-type="string" office:string-value="bug_larva">
            <text:p>bug_larva</text:p>
          </table:table-cell>
          <table:table-cell table:formula="of:=IF([.G1458]=&quot;pos&quot;;[.L1459];[.P1457])" office:value-type="string" office:string-value="1229.11816">
            <text:p>1229.11816</text:p>
          </table:table-cell>
          <table:table-cell table:formula="of:=IF([.G1458]=&quot;pos&quot;;[.L1461];[.Q1457])" office:value-type="string" office:string-value="762.821289">
            <text:p>762.821289</text:p>
          </table:table-cell>
          <table:table-cell table:formula="of:=IF([.P1458]=[.P1457];&quot;&quot;;CONCATENATE(&quot;{ name = '&quot;;[.O1458];&quot;', x = &quot;;[.P1458];&quot;, z = &quot;;[.Q14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59]=&quot;defName&quot;;[.J1459];[.O1458])" office:value-type="string" office:string-value="bug_larva">
            <text:p>bug_larva</text:p>
          </table:table-cell>
          <table:table-cell table:formula="of:=IF([.G1459]=&quot;pos&quot;;[.L1460];[.P1458])" office:value-type="string" office:string-value="1229.11816">
            <text:p>1229.11816</text:p>
          </table:table-cell>
          <table:table-cell table:formula="of:=IF([.G1459]=&quot;pos&quot;;[.L1462];[.Q1458])" office:value-type="string" office:string-value="762.821289">
            <text:p>762.821289</text:p>
          </table:table-cell>
          <table:table-cell table:formula="of:=IF([.P1459]=[.P1458];&quot;&quot;;CONCATENATE(&quot;{ name = '&quot;;[.O1459];&quot;', x = &quot;;[.P1459];&quot;, z = &quot;;[.Q14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460]=&quot;defName&quot;;[.J1460];[.O1459])" office:value-type="string" office:string-value="bug_larva">
            <text:p>bug_larva</text:p>
          </table:table-cell>
          <table:table-cell table:formula="of:=IF([.G1460]=&quot;pos&quot;;[.L1461];[.P1459])" office:value-type="string" office:string-value="1229.11816">
            <text:p>1229.11816</text:p>
          </table:table-cell>
          <table:table-cell table:formula="of:=IF([.G1460]=&quot;pos&quot;;[.L1463];[.Q1459])" office:value-type="string" office:string-value="762.821289">
            <text:p>762.821289</text:p>
          </table:table-cell>
          <table:table-cell table:formula="of:=IF([.P1460]=[.P1459];&quot;&quot;;CONCATENATE(&quot;{ name = '&quot;;[.O1460];&quot;', x = &quot;;[.P1460];&quot;, z = &quot;;[.Q14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61]=&quot;defName&quot;;[.J1461];[.O1460])" office:value-type="string" office:string-value="bug_larva">
            <text:p>bug_larva</text:p>
          </table:table-cell>
          <table:table-cell table:formula="of:=IF([.G1461]=&quot;pos&quot;;[.L1462];[.P1460])" office:value-type="string" office:string-value="1229.11816">
            <text:p>1229.11816</text:p>
          </table:table-cell>
          <table:table-cell table:formula="of:=IF([.G1461]=&quot;pos&quot;;[.L1464];[.Q1460])" office:value-type="string" office:string-value="762.821289">
            <text:p>762.821289</text:p>
          </table:table-cell>
          <table:table-cell table:formula="of:=IF([.P1461]=[.P1460];&quot;&quot;;CONCATENATE(&quot;{ name = '&quot;;[.O1461];&quot;', x = &quot;;[.P1461];&quot;, z = &quot;;[.Q14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62]=&quot;defName&quot;;[.J1462];[.O1461])" office:value-type="string" office:string-value="bug_larva">
            <text:p>bug_larva</text:p>
          </table:table-cell>
          <table:table-cell table:formula="of:=IF([.G1462]=&quot;pos&quot;;[.L1463];[.P1461])" office:value-type="string" office:string-value="1229.11816">
            <text:p>1229.11816</text:p>
          </table:table-cell>
          <table:table-cell table:formula="of:=IF([.G1462]=&quot;pos&quot;;[.L1465];[.Q1461])" office:value-type="string" office:string-value="762.821289">
            <text:p>762.821289</text:p>
          </table:table-cell>
          <table:table-cell table:formula="of:=IF([.P1462]=[.P1461];&quot;&quot;;CONCATENATE(&quot;{ name = '&quot;;[.O1462];&quot;', x = &quot;;[.P1462];&quot;, z = &quot;;[.Q14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0.18320274</text:p>
          </table:table-cell>
          <table:table-cell table:number-columns-repeated="2"/>
          <table:table-cell table:formula="of:=IF([.G1463]=&quot;defName&quot;;[.J1463];[.O1462])" office:value-type="string" office:string-value="bug_larva">
            <text:p>bug_larva</text:p>
          </table:table-cell>
          <table:table-cell table:formula="of:=IF([.G1463]=&quot;pos&quot;;[.L1464];[.P1462])" office:value-type="string" office:string-value="1229.11816">
            <text:p>1229.11816</text:p>
          </table:table-cell>
          <table:table-cell table:formula="of:=IF([.G1463]=&quot;pos&quot;;[.L1466];[.Q1462])" office:value-type="string" office:string-value="762.821289">
            <text:p>762.821289</text:p>
          </table:table-cell>
          <table:table-cell table:formula="of:=IF([.P1463]=[.P1462];&quot;&quot;;CONCATENATE(&quot;{ name = '&quot;;[.O1463];&quot;', x = &quot;;[.P1463];&quot;, z = &quot;;[.Q14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64]=&quot;defName&quot;;[.J1464];[.O1463])" office:value-type="string" office:string-value="bug_larva">
            <text:p>bug_larva</text:p>
          </table:table-cell>
          <table:table-cell table:formula="of:=IF([.G1464]=&quot;pos&quot;;[.L1465];[.P1463])" office:value-type="string" office:string-value="1229.11816">
            <text:p>1229.11816</text:p>
          </table:table-cell>
          <table:table-cell table:formula="of:=IF([.G1464]=&quot;pos&quot;;[.L1467];[.Q1463])" office:value-type="string" office:string-value="762.821289">
            <text:p>762.821289</text:p>
          </table:table-cell>
          <table:table-cell table:formula="of:=IF([.P1464]=[.P1463];&quot;&quot;;CONCATENATE(&quot;{ name = '&quot;;[.O1464];&quot;', x = &quot;;[.P1464];&quot;, z = &quot;;[.Q14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65]=&quot;defName&quot;;[.J1465];[.O1464])" office:value-type="string" office:string-value="bug_larva">
            <text:p>bug_larva</text:p>
          </table:table-cell>
          <table:table-cell table:formula="of:=IF([.G1465]=&quot;pos&quot;;[.L1466];[.P1464])" office:value-type="string" office:string-value="1229.11816">
            <text:p>1229.11816</text:p>
          </table:table-cell>
          <table:table-cell table:formula="of:=IF([.G1465]=&quot;pos&quot;;[.L1468];[.Q1464])" office:value-type="string" office:string-value="762.821289">
            <text:p>762.821289</text:p>
          </table:table-cell>
          <table:table-cell table:formula="of:=IF([.P1465]=[.P1464];&quot;&quot;;CONCATENATE(&quot;{ name = '&quot;;[.O1465];&quot;', x = &quot;;[.P1465];&quot;, z = &quot;;[.Q14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466]=&quot;defName&quot;;[.J1466];[.O1465])" office:value-type="string" office:string-value="bug_larva">
            <text:p>bug_larva</text:p>
          </table:table-cell>
          <table:table-cell table:formula="of:=IF([.G1466]=&quot;pos&quot;;[.L1467];[.P1465])" office:value-type="string" office:string-value="1229.11816">
            <text:p>1229.11816</text:p>
          </table:table-cell>
          <table:table-cell table:formula="of:=IF([.G1466]=&quot;pos&quot;;[.L1469];[.Q1465])" office:value-type="string" office:string-value="762.821289">
            <text:p>762.821289</text:p>
          </table:table-cell>
          <table:table-cell table:formula="of:=IF([.P1466]=[.P1465];&quot;&quot;;CONCATENATE(&quot;{ name = '&quot;;[.O1466];&quot;', x = &quot;;[.P1466];&quot;, z = &quot;;[.Q14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67]=&quot;defName&quot;;[.J1467];[.O1466])" office:value-type="string" office:string-value="bug_larva">
            <text:p>bug_larva</text:p>
          </table:table-cell>
          <table:table-cell table:formula="of:=IF([.G1467]=&quot;pos&quot;;[.L1468];[.P1466])" office:value-type="string" office:string-value="1229.11816">
            <text:p>1229.11816</text:p>
          </table:table-cell>
          <table:table-cell table:formula="of:=IF([.G1467]=&quot;pos&quot;;[.L1470];[.Q1466])" office:value-type="string" office:string-value="762.821289">
            <text:p>762.821289</text:p>
          </table:table-cell>
          <table:table-cell table:formula="of:=IF([.P1467]=[.P1466];&quot;&quot;;CONCATENATE(&quot;{ name = '&quot;;[.O1467];&quot;', x = &quot;;[.P1467];&quot;, z = &quot;;[.Q14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68]=&quot;defName&quot;;[.J1468];[.O1467])" office:value-type="string" office:string-value="bug_larva">
            <text:p>bug_larva</text:p>
          </table:table-cell>
          <table:table-cell table:formula="of:=IF([.G1468]=&quot;pos&quot;;[.L1469];[.P1467])" office:value-type="string" office:string-value="1229.11816">
            <text:p>1229.11816</text:p>
          </table:table-cell>
          <table:table-cell table:formula="of:=IF([.G1468]=&quot;pos&quot;;[.L1471];[.Q1467])" office:value-type="string" office:string-value="762.821289">
            <text:p>762.821289</text:p>
          </table:table-cell>
          <table:table-cell table:formula="of:=IF([.P1468]=[.P1467];&quot;&quot;;CONCATENATE(&quot;{ name = '&quot;;[.O1468];&quot;', x = &quot;;[.P1468];&quot;, z = &quot;;[.Q14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69]=&quot;defName&quot;;[.J1469];[.O1468])" office:value-type="string" office:string-value="bug_larva">
            <text:p>bug_larva</text:p>
          </table:table-cell>
          <table:table-cell table:formula="of:=IF([.G1469]=&quot;pos&quot;;[.L1470];[.P1468])" office:value-type="string" office:string-value="1229.11816">
            <text:p>1229.11816</text:p>
          </table:table-cell>
          <table:table-cell table:formula="of:=IF([.G1469]=&quot;pos&quot;;[.L1472];[.Q1468])" office:value-type="string" office:string-value="762.821289">
            <text:p>762.821289</text:p>
          </table:table-cell>
          <table:table-cell table:formula="of:=IF([.P1469]=[.P1468];&quot;&quot;;CONCATENATE(&quot;{ name = '&quot;;[.O1469];&quot;', x = &quot;;[.P1469];&quot;, z = &quot;;[.Q14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70]=&quot;defName&quot;;[.J1470];[.O1469])" office:value-type="string" office:string-value="bug_larva">
            <text:p>bug_larva</text:p>
          </table:table-cell>
          <table:table-cell table:formula="of:=IF([.G1470]=&quot;pos&quot;;[.L1471];[.P1469])" office:value-type="string" office:string-value="1229.11816">
            <text:p>1229.11816</text:p>
          </table:table-cell>
          <table:table-cell table:formula="of:=IF([.G1470]=&quot;pos&quot;;[.L1473];[.Q1469])" office:value-type="string" office:string-value="762.821289">
            <text:p>762.821289</text:p>
          </table:table-cell>
          <table:table-cell table:formula="of:=IF([.P1470]=[.P1469];&quot;&quot;;CONCATENATE(&quot;{ name = '&quot;;[.O1470];&quot;', x = &quot;;[.P1470];&quot;, z = &quot;;[.Q14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71]=&quot;defName&quot;;[.J1471];[.O1470])" office:value-type="string" office:string-value="bug_larva">
            <text:p>bug_larva</text:p>
          </table:table-cell>
          <table:table-cell table:formula="of:=IF([.G1471]=&quot;pos&quot;;[.L1472];[.P1470])" office:value-type="string" office:string-value="1229.11816">
            <text:p>1229.11816</text:p>
          </table:table-cell>
          <table:table-cell table:formula="of:=IF([.G1471]=&quot;pos&quot;;[.L1474];[.Q1470])" office:value-type="string" office:string-value="762.821289">
            <text:p>762.821289</text:p>
          </table:table-cell>
          <table:table-cell table:formula="of:=IF([.P1471]=[.P1470];&quot;&quot;;CONCATENATE(&quot;{ name = '&quot;;[.O1471];&quot;', x = &quot;;[.P1471];&quot;, z = &quot;;[.Q1471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472]=&quot;defName&quot;;[.J1472];[.O1471])" office:value-type="string" office:string-value="bug_larva">
            <text:p>bug_larva</text:p>
          </table:table-cell>
          <table:table-cell table:formula="of:=IF([.G1472]=&quot;pos&quot;;[.L1473];[.P1471])" office:value-type="string" office:string-value="1229.11816">
            <text:p>1229.11816</text:p>
          </table:table-cell>
          <table:table-cell table:formula="of:=IF([.G1472]=&quot;pos&quot;;[.L1475];[.Q1471])" office:value-type="string" office:string-value="762.821289">
            <text:p>762.821289</text:p>
          </table:table-cell>
          <table:table-cell table:formula="of:=IF([.P1472]=[.P1471];&quot;&quot;;CONCATENATE(&quot;{ name = '&quot;;[.O1472];&quot;', x = &quot;;[.P1472];&quot;, z = &quot;;[.Q1472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4690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473]=&quot;defName&quot;;[.J1473];[.O1472])" office:value-type="string" office:string-value="bug_larva">
            <text:p>bug_larva</text:p>
          </table:table-cell>
          <table:table-cell table:formula="of:=IF([.G1473]=&quot;pos&quot;;[.L1474];[.P1472])" office:value-type="string" office:string-value="1229.11816">
            <text:p>1229.11816</text:p>
          </table:table-cell>
          <table:table-cell table:formula="of:=IF([.G1473]=&quot;pos&quot;;[.L1476];[.Q1472])" office:value-type="string" office:string-value="762.821289">
            <text:p>762.821289</text:p>
          </table:table-cell>
          <table:table-cell table:formula="of:=IF([.P1473]=[.P1472];&quot;&quot;;CONCATENATE(&quot;{ name = '&quot;;[.O1473];&quot;', x = &quot;;[.P1473];&quot;, z = &quot;;[.Q14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/>
          <table:table-cell table:number-columns-repeated="2"/>
          <table:table-cell table:formula="of:=IF([.G1474]=&quot;defName&quot;;[.J1474];[.O1473])" office:value-type="string" office:string-value="bug_larva">
            <text:p>bug_larva</text:p>
          </table:table-cell>
          <table:table-cell table:formula="of:=IF([.G1474]=&quot;pos&quot;;[.L1475];[.P1473])" office:value-type="string" office:string-value="1229.11816">
            <text:p>1229.11816</text:p>
          </table:table-cell>
          <table:table-cell table:formula="of:=IF([.G1474]=&quot;pos&quot;;[.L1477];[.Q1473])" office:value-type="string" office:string-value="762.821289">
            <text:p>762.821289</text:p>
          </table:table-cell>
          <table:table-cell table:formula="of:=IF([.P1474]=[.P1473];&quot;&quot;;CONCATENATE(&quot;{ name = '&quot;;[.O1474];&quot;', x = &quot;;[.P1474];&quot;, z = &quot;;[.Q14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475]=&quot;defName&quot;;[.J1475];[.O1474])" office:value-type="string" office:string-value="bug_larva">
            <text:p>bug_larva</text:p>
          </table:table-cell>
          <table:table-cell table:formula="of:=IF([.G1475]=&quot;pos&quot;;[.L1476];[.P1474])" office:value-type="string" office:string-value="1229.11816">
            <text:p>1229.11816</text:p>
          </table:table-cell>
          <table:table-cell table:formula="of:=IF([.G1475]=&quot;pos&quot;;[.L1478];[.Q1474])" office:value-type="string" office:string-value="762.821289">
            <text:p>762.821289</text:p>
          </table:table-cell>
          <table:table-cell table:formula="of:=IF([.P1475]=[.P1474];&quot;&quot;;CONCATENATE(&quot;{ name = '&quot;;[.O1475];&quot;', x = &quot;;[.P1475];&quot;, z = &quot;;[.Q14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476]=&quot;defName&quot;;[.J1476];[.O1475])" office:value-type="string" office:string-value="bug_larva">
            <text:p>bug_larva</text:p>
          </table:table-cell>
          <table:table-cell table:formula="of:=IF([.G1476]=&quot;pos&quot;;[.L1477];[.P1475])" office:value-type="string" office:string-value="1229.11816">
            <text:p>1229.11816</text:p>
          </table:table-cell>
          <table:table-cell table:formula="of:=IF([.G1476]=&quot;pos&quot;;[.L1479];[.Q1475])" office:value-type="string" office:string-value="762.821289">
            <text:p>762.821289</text:p>
          </table:table-cell>
          <table:table-cell table:formula="of:=IF([.P1476]=[.P1475];&quot;&quot;;CONCATENATE(&quot;{ name = '&quot;;[.O1476];&quot;', x = &quot;;[.P1476];&quot;, z = &quot;;[.Q14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477]=&quot;defName&quot;;[.J1477];[.O1476])" office:value-type="string" office:string-value="bug_larva">
            <text:p>bug_larva</text:p>
          </table:table-cell>
          <table:table-cell table:formula="of:=IF([.G1477]=&quot;pos&quot;;[.L1478];[.P1476])" office:value-type="string" office:string-value="1229.11816">
            <text:p>1229.11816</text:p>
          </table:table-cell>
          <table:table-cell table:formula="of:=IF([.G1477]=&quot;pos&quot;;[.L1480];[.Q1476])" office:value-type="string" office:string-value="762.821289">
            <text:p>762.821289</text:p>
          </table:table-cell>
          <table:table-cell table:formula="of:=IF([.P1477]=[.P1476];&quot;&quot;;CONCATENATE(&quot;{ name = '&quot;;[.O1477];&quot;', x = &quot;;[.P1477];&quot;, z = &quot;;[.Q14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478]=&quot;defName&quot;;[.J1478];[.O1477])" office:value-type="string" office:string-value="bug_larva">
            <text:p>bug_larva</text:p>
          </table:table-cell>
          <table:table-cell table:formula="of:=IF([.G1478]=&quot;pos&quot;;[.L1479];[.P1477])" office:value-type="string" office:string-value="1229.11816">
            <text:p>1229.11816</text:p>
          </table:table-cell>
          <table:table-cell table:formula="of:=IF([.G1478]=&quot;pos&quot;;[.L1481];[.Q1477])" office:value-type="string" office:string-value="762.821289">
            <text:p>762.821289</text:p>
          </table:table-cell>
          <table:table-cell table:formula="of:=IF([.P1478]=[.P1477];&quot;&quot;;CONCATENATE(&quot;{ name = '&quot;;[.O1478];&quot;', x = &quot;;[.P1478];&quot;, z = &quot;;[.Q14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479]=&quot;defName&quot;;[.J1479];[.O1478])" office:value-type="string" office:string-value="bug_larva">
            <text:p>bug_larva</text:p>
          </table:table-cell>
          <table:table-cell table:formula="of:=IF([.G1479]=&quot;pos&quot;;[.L1480];[.P1478])" office:value-type="string" office:string-value="1229.11816">
            <text:p>1229.11816</text:p>
          </table:table-cell>
          <table:table-cell table:formula="of:=IF([.G1479]=&quot;pos&quot;;[.L1482];[.Q1478])" office:value-type="string" office:string-value="762.821289">
            <text:p>762.821289</text:p>
          </table:table-cell>
          <table:table-cell table:formula="of:=IF([.P1479]=[.P1478];&quot;&quot;;CONCATENATE(&quot;{ name = '&quot;;[.O1479];&quot;', x = &quot;;[.P1479];&quot;, z = &quot;;[.Q14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480]=&quot;defName&quot;;[.J1480];[.O1479])" office:value-type="string" office:string-value="bug_larva">
            <text:p>bug_larva</text:p>
          </table:table-cell>
          <table:table-cell table:formula="of:=IF([.G1480]=&quot;pos&quot;;[.L1481];[.P1479])" office:value-type="string" office:string-value="1229.11816">
            <text:p>1229.11816</text:p>
          </table:table-cell>
          <table:table-cell table:formula="of:=IF([.G1480]=&quot;pos&quot;;[.L1483];[.Q1479])" office:value-type="string" office:string-value="762.821289">
            <text:p>762.821289</text:p>
          </table:table-cell>
          <table:table-cell table:formula="of:=IF([.P1480]=[.P1479];&quot;&quot;;CONCATENATE(&quot;{ name = '&quot;;[.O1480];&quot;', x = &quot;;[.P1480];&quot;, z = &quot;;[.Q14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481]=&quot;defName&quot;;[.J1481];[.O1480])" office:value-type="string" office:string-value="bug_larva">
            <text:p>bug_larva</text:p>
          </table:table-cell>
          <table:table-cell table:formula="of:=IF([.G1481]=&quot;pos&quot;;[.L1482];[.P1480])" office:value-type="string" office:string-value="1229.11816">
            <text:p>1229.11816</text:p>
          </table:table-cell>
          <table:table-cell table:formula="of:=IF([.G1481]=&quot;pos&quot;;[.L1484];[.Q1480])" office:value-type="string" office:string-value="762.821289">
            <text:p>762.821289</text:p>
          </table:table-cell>
          <table:table-cell table:formula="of:=IF([.P1481]=[.P1480];&quot;&quot;;CONCATENATE(&quot;{ name = '&quot;;[.O1481];&quot;', x = &quot;;[.P1481];&quot;, z = &quot;;[.Q14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482]=&quot;defName&quot;;[.J1482];[.O1481])" office:value-type="string" office:string-value="bug_larva">
            <text:p>bug_larva</text:p>
          </table:table-cell>
          <table:table-cell table:formula="of:=IF([.G1482]=&quot;pos&quot;;[.L1483];[.P1481])" office:value-type="string" office:string-value="1229.11816">
            <text:p>1229.11816</text:p>
          </table:table-cell>
          <table:table-cell table:formula="of:=IF([.G1482]=&quot;pos&quot;;[.L1485];[.Q1481])" office:value-type="string" office:string-value="762.821289">
            <text:p>762.821289</text:p>
          </table:table-cell>
          <table:table-cell table:formula="of:=IF([.P1482]=[.P1481];&quot;&quot;;CONCATENATE(&quot;{ name = '&quot;;[.O1482];&quot;', x = &quot;;[.P1482];&quot;, z = &quot;;[.Q14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483]=&quot;defName&quot;;[.J1483];[.O1482])" office:value-type="string" office:string-value="bug_larva">
            <text:p>bug_larva</text:p>
          </table:table-cell>
          <table:table-cell table:formula="of:=IF([.G1483]=&quot;pos&quot;;[.L1484];[.P1482])" office:value-type="string" office:string-value="1229.11816">
            <text:p>1229.11816</text:p>
          </table:table-cell>
          <table:table-cell table:formula="of:=IF([.G1483]=&quot;pos&quot;;[.L1486];[.Q1482])" office:value-type="string" office:string-value="762.821289">
            <text:p>762.821289</text:p>
          </table:table-cell>
          <table:table-cell table:formula="of:=IF([.P1483]=[.P1482];&quot;&quot;;CONCATENATE(&quot;{ name = '&quot;;[.O1483];&quot;', x = &quot;;[.P1483];&quot;, z = &quot;;[.Q14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484]=&quot;defName&quot;;[.J1484];[.O1483])" office:value-type="string" office:string-value="bug_larva">
            <text:p>bug_larva</text:p>
          </table:table-cell>
          <table:table-cell table:formula="of:=IF([.G1484]=&quot;pos&quot;;[.L1485];[.P1483])" office:value-type="string" office:string-value="1229.11816">
            <text:p>1229.11816</text:p>
          </table:table-cell>
          <table:table-cell table:formula="of:=IF([.G1484]=&quot;pos&quot;;[.L1487];[.Q1483])" office:value-type="string" office:string-value="762.821289">
            <text:p>762.821289</text:p>
          </table:table-cell>
          <table:table-cell table:formula="of:=IF([.P1484]=[.P1483];&quot;&quot;;CONCATENATE(&quot;{ name = '&quot;;[.O1484];&quot;', x = &quot;;[.P1484];&quot;, z = &quot;;[.Q14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485]=&quot;defName&quot;;[.J1485];[.O1484])" office:value-type="string" office:string-value="bug_larva">
            <text:p>bug_larva</text:p>
          </table:table-cell>
          <table:table-cell table:formula="of:=IF([.G1485]=&quot;pos&quot;;[.L1486];[.P1484])" office:value-type="string" office:string-value="1229.11816">
            <text:p>1229.11816</text:p>
          </table:table-cell>
          <table:table-cell table:formula="of:=IF([.G1485]=&quot;pos&quot;;[.L1488];[.Q1484])" office:value-type="string" office:string-value="762.821289">
            <text:p>762.821289</text:p>
          </table:table-cell>
          <table:table-cell table:formula="of:=IF([.P1485]=[.P1484];&quot;&quot;;CONCATENATE(&quot;{ name = '&quot;;[.O1485];&quot;', x = &quot;;[.P1485];&quot;, z = &quot;;[.Q14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486]=&quot;defName&quot;;[.J1486];[.O1485])" office:value-type="string" office:string-value="bug_larva">
            <text:p>bug_larva</text:p>
          </table:table-cell>
          <table:table-cell table:formula="of:=IF([.G1486]=&quot;pos&quot;;[.L1487];[.P1485])" office:value-type="string" office:string-value="1229.11816">
            <text:p>1229.11816</text:p>
          </table:table-cell>
          <table:table-cell table:formula="of:=IF([.G1486]=&quot;pos&quot;;[.L1489];[.Q1485])" office:value-type="string" office:string-value="762.821289">
            <text:p>762.821289</text:p>
          </table:table-cell>
          <table:table-cell table:formula="of:=IF([.P1486]=[.P1485];&quot;&quot;;CONCATENATE(&quot;{ name = '&quot;;[.O1486];&quot;', x = &quot;;[.P1486];&quot;, z = &quot;;[.Q14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87]=&quot;defName&quot;;[.J1487];[.O1486])" office:value-type="string" office:string-value="bug_larva">
            <text:p>bug_larva</text:p>
          </table:table-cell>
          <table:table-cell table:formula="of:=IF([.G1487]=&quot;pos&quot;;[.L1488];[.P1486])" office:value-type="string" office:string-value="1229.11816">
            <text:p>1229.11816</text:p>
          </table:table-cell>
          <table:table-cell table:formula="of:=IF([.G1487]=&quot;pos&quot;;[.L1490];[.Q1486])" office:value-type="string" office:string-value="762.821289">
            <text:p>762.821289</text:p>
          </table:table-cell>
          <table:table-cell table:formula="of:=IF([.P1487]=[.P1486];&quot;&quot;;CONCATENATE(&quot;{ name = '&quot;;[.O1487];&quot;', x = &quot;;[.P1487];&quot;, z = &quot;;[.Q14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88]=&quot;defName&quot;;[.J1488];[.O1487])" office:value-type="string" office:string-value="bug_larva">
            <text:p>bug_larva</text:p>
          </table:table-cell>
          <table:table-cell table:formula="of:=IF([.G1488]=&quot;pos&quot;;[.L1489];[.P1487])" office:value-type="string" office:string-value="1229.11816">
            <text:p>1229.11816</text:p>
          </table:table-cell>
          <table:table-cell table:formula="of:=IF([.G1488]=&quot;pos&quot;;[.L1491];[.Q1487])" office:value-type="string" office:string-value="762.821289">
            <text:p>762.821289</text:p>
          </table:table-cell>
          <table:table-cell table:formula="of:=IF([.P1488]=[.P1487];&quot;&quot;;CONCATENATE(&quot;{ name = '&quot;;[.O1488];&quot;', x = &quot;;[.P1488];&quot;, z = &quot;;[.Q14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489]=&quot;defName&quot;;[.J1489];[.O1488])" office:value-type="string" office:string-value="bug_larva">
            <text:p>bug_larva</text:p>
          </table:table-cell>
          <table:table-cell table:formula="of:=IF([.G1489]=&quot;pos&quot;;[.L1490];[.P1488])" office:value-type="string" office:string-value="1229.11816">
            <text:p>1229.11816</text:p>
          </table:table-cell>
          <table:table-cell table:formula="of:=IF([.G1489]=&quot;pos&quot;;[.L1492];[.Q1488])" office:value-type="string" office:string-value="762.821289">
            <text:p>762.821289</text:p>
          </table:table-cell>
          <table:table-cell table:formula="of:=IF([.P1489]=[.P1488];&quot;&quot;;CONCATENATE(&quot;{ name = '&quot;;[.O1489];&quot;', x = &quot;;[.P1489];&quot;, z = &quot;;[.Q14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490]=&quot;defName&quot;;[.J1490];[.O1489])" office:value-type="string" office:string-value="bug_larva">
            <text:p>bug_larva</text:p>
          </table:table-cell>
          <table:table-cell table:formula="of:=IF([.G1490]=&quot;pos&quot;;[.L1491];[.P1489])" office:value-type="string" office:string-value="1229.11816">
            <text:p>1229.11816</text:p>
          </table:table-cell>
          <table:table-cell table:formula="of:=IF([.G1490]=&quot;pos&quot;;[.L1493];[.Q1489])" office:value-type="string" office:string-value="762.821289">
            <text:p>762.821289</text:p>
          </table:table-cell>
          <table:table-cell table:formula="of:=IF([.P1490]=[.P1489];&quot;&quot;;CONCATENATE(&quot;{ name = '&quot;;[.O1490];&quot;', x = &quot;;[.P1490];&quot;, z = &quot;;[.Q14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91]=&quot;defName&quot;;[.J1491];[.O1490])" office:value-type="string" office:string-value="bug_larva">
            <text:p>bug_larva</text:p>
          </table:table-cell>
          <table:table-cell table:formula="of:=IF([.G1491]=&quot;pos&quot;;[.L1492];[.P1490])" office:value-type="string" office:string-value="1229.11816">
            <text:p>1229.11816</text:p>
          </table:table-cell>
          <table:table-cell table:formula="of:=IF([.G1491]=&quot;pos&quot;;[.L1494];[.Q1490])" office:value-type="string" office:string-value="762.821289">
            <text:p>762.821289</text:p>
          </table:table-cell>
          <table:table-cell table:formula="of:=IF([.P1491]=[.P1490];&quot;&quot;;CONCATENATE(&quot;{ name = '&quot;;[.O1491];&quot;', x = &quot;;[.P1491];&quot;, z = &quot;;[.Q14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92]=&quot;defName&quot;;[.J1492];[.O1491])" office:value-type="string" office:string-value="bug_larva">
            <text:p>bug_larva</text:p>
          </table:table-cell>
          <table:table-cell table:formula="of:=IF([.G1492]=&quot;pos&quot;;[.L1493];[.P1491])" office:value-type="string" office:string-value="1229.11816">
            <text:p>1229.11816</text:p>
          </table:table-cell>
          <table:table-cell table:formula="of:=IF([.G1492]=&quot;pos&quot;;[.L1495];[.Q1491])" office:value-type="string" office:string-value="762.821289">
            <text:p>762.821289</text:p>
          </table:table-cell>
          <table:table-cell table:formula="of:=IF([.P1492]=[.P1491];&quot;&quot;;CONCATENATE(&quot;{ name = '&quot;;[.O1492];&quot;', x = &quot;;[.P1492];&quot;, z = &quot;;[.Q14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93]=&quot;defName&quot;;[.J1493];[.O1492])" office:value-type="string" office:string-value="bug_larva">
            <text:p>bug_larva</text:p>
          </table:table-cell>
          <table:table-cell table:formula="of:=IF([.G1493]=&quot;pos&quot;;[.L1494];[.P1492])" office:value-type="string" office:string-value="1229.11816">
            <text:p>1229.11816</text:p>
          </table:table-cell>
          <table:table-cell table:formula="of:=IF([.G1493]=&quot;pos&quot;;[.L1496];[.Q1492])" office:value-type="string" office:string-value="762.821289">
            <text:p>762.821289</text:p>
          </table:table-cell>
          <table:table-cell table:formula="of:=IF([.P1493]=[.P1492];&quot;&quot;;CONCATENATE(&quot;{ name = '&quot;;[.O1493];&quot;', x = &quot;;[.P1493];&quot;, z = &quot;;[.Q14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494]=&quot;defName&quot;;[.J1494];[.O1493])" office:value-type="string" office:string-value="bug_larva">
            <text:p>bug_larva</text:p>
          </table:table-cell>
          <table:table-cell table:formula="of:=IF([.G1494]=&quot;pos&quot;;[.L1495];[.P1493])" office:value-type="string" office:string-value="1229.11816">
            <text:p>1229.11816</text:p>
          </table:table-cell>
          <table:table-cell table:formula="of:=IF([.G1494]=&quot;pos&quot;;[.L1497];[.Q1493])" office:value-type="string" office:string-value="762.821289">
            <text:p>762.821289</text:p>
          </table:table-cell>
          <table:table-cell table:formula="of:=IF([.P1494]=[.P1493];&quot;&quot;;CONCATENATE(&quot;{ name = '&quot;;[.O1494];&quot;', x = &quot;;[.P1494];&quot;, z = &quot;;[.Q14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495]=&quot;defName&quot;;[.J1495];[.O1494])" office:value-type="string" office:string-value="bug_larva">
            <text:p>bug_larva</text:p>
          </table:table-cell>
          <table:table-cell table:formula="of:=IF([.G1495]=&quot;pos&quot;;[.L1496];[.P1494])" office:value-type="string" office:string-value="1229.11816">
            <text:p>1229.11816</text:p>
          </table:table-cell>
          <table:table-cell table:formula="of:=IF([.G1495]=&quot;pos&quot;;[.L1498];[.Q1494])" office:value-type="string" office:string-value="762.821289">
            <text:p>762.821289</text:p>
          </table:table-cell>
          <table:table-cell table:formula="of:=IF([.P1495]=[.P1494];&quot;&quot;;CONCATENATE(&quot;{ name = '&quot;;[.O1495];&quot;', x = &quot;;[.P1495];&quot;, z = &quot;;[.Q14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496]=&quot;defName&quot;;[.J1496];[.O1495])" office:value-type="string" office:string-value="bug_larva">
            <text:p>bug_larva</text:p>
          </table:table-cell>
          <table:table-cell table:formula="of:=IF([.G1496]=&quot;pos&quot;;[.L1497];[.P1495])" office:value-type="string" office:string-value="1229.11816">
            <text:p>1229.11816</text:p>
          </table:table-cell>
          <table:table-cell table:formula="of:=IF([.G1496]=&quot;pos&quot;;[.L1499];[.Q1495])" office:value-type="string" office:string-value="762.821289">
            <text:p>762.821289</text:p>
          </table:table-cell>
          <table:table-cell table:formula="of:=IF([.P1496]=[.P1495];&quot;&quot;;CONCATENATE(&quot;{ name = '&quot;;[.O1496];&quot;', x = &quot;;[.P1496];&quot;, z = &quot;;[.Q14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497]=&quot;defName&quot;;[.J1497];[.O1496])" office:value-type="string" office:string-value="bug_larva">
            <text:p>bug_larva</text:p>
          </table:table-cell>
          <table:table-cell table:formula="of:=IF([.G1497]=&quot;pos&quot;;[.L1498];[.P1496])" office:value-type="string" office:string-value="1229.11816">
            <text:p>1229.11816</text:p>
          </table:table-cell>
          <table:table-cell table:formula="of:=IF([.G1497]=&quot;pos&quot;;[.L1500];[.Q1496])" office:value-type="string" office:string-value="762.821289">
            <text:p>762.821289</text:p>
          </table:table-cell>
          <table:table-cell table:formula="of:=IF([.P1497]=[.P1496];&quot;&quot;;CONCATENATE(&quot;{ name = '&quot;;[.O1497];&quot;', x = &quot;;[.P1497];&quot;, z = &quot;;[.Q14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498]=&quot;defName&quot;;[.J1498];[.O1497])" office:value-type="string" office:string-value="bug_larva">
            <text:p>bug_larva</text:p>
          </table:table-cell>
          <table:table-cell table:formula="of:=IF([.G1498]=&quot;pos&quot;;[.L1499];[.P1497])" office:value-type="string" office:string-value="1229.11816">
            <text:p>1229.11816</text:p>
          </table:table-cell>
          <table:table-cell table:formula="of:=IF([.G1498]=&quot;pos&quot;;[.L1501];[.Q1497])" office:value-type="string" office:string-value="762.821289">
            <text:p>762.821289</text:p>
          </table:table-cell>
          <table:table-cell table:formula="of:=IF([.P1498]=[.P1497];&quot;&quot;;CONCATENATE(&quot;{ name = '&quot;;[.O1498];&quot;', x = &quot;;[.P1498];&quot;, z = &quot;;[.Q14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499]=&quot;defName&quot;;[.J1499];[.O1498])" office:value-type="string" office:string-value="bug_larva">
            <text:p>bug_larva</text:p>
          </table:table-cell>
          <table:table-cell table:formula="of:=IF([.G1499]=&quot;pos&quot;;[.L1500];[.P1498])" office:value-type="string" office:string-value="1229.11816">
            <text:p>1229.11816</text:p>
          </table:table-cell>
          <table:table-cell table:formula="of:=IF([.G1499]=&quot;pos&quot;;[.L1502];[.Q1498])" office:value-type="string" office:string-value="762.821289">
            <text:p>762.821289</text:p>
          </table:table-cell>
          <table:table-cell table:formula="of:=IF([.P1499]=[.P1498];&quot;&quot;;CONCATENATE(&quot;{ name = '&quot;;[.O1499];&quot;', x = &quot;;[.P1499];&quot;, z = &quot;;[.Q14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00]=&quot;defName&quot;;[.J1500];[.O1499])" office:value-type="string" office:string-value="bug_larva">
            <text:p>bug_larva</text:p>
          </table:table-cell>
          <table:table-cell table:formula="of:=IF([.G1500]=&quot;pos&quot;;[.L1501];[.P1499])" office:value-type="string" office:string-value="1229.11816">
            <text:p>1229.11816</text:p>
          </table:table-cell>
          <table:table-cell table:formula="of:=IF([.G1500]=&quot;pos&quot;;[.L1503];[.Q1499])" office:value-type="string" office:string-value="762.821289">
            <text:p>762.821289</text:p>
          </table:table-cell>
          <table:table-cell table:formula="of:=IF([.P1500]=[.P1499];&quot;&quot;;CONCATENATE(&quot;{ name = '&quot;;[.O1500];&quot;', x = &quot;;[.P1500];&quot;, z = &quot;;[.Q15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01]=&quot;defName&quot;;[.J1501];[.O1500])" office:value-type="string" office:string-value="bug_larva">
            <text:p>bug_larva</text:p>
          </table:table-cell>
          <table:table-cell table:formula="of:=IF([.G1501]=&quot;pos&quot;;[.L1502];[.P1500])" office:value-type="string" office:string-value="1229.11816">
            <text:p>1229.11816</text:p>
          </table:table-cell>
          <table:table-cell table:formula="of:=IF([.G1501]=&quot;pos&quot;;[.L1504];[.Q1500])" office:value-type="string" office:string-value="762.821289">
            <text:p>762.821289</text:p>
          </table:table-cell>
          <table:table-cell table:formula="of:=IF([.P1501]=[.P1500];&quot;&quot;;CONCATENATE(&quot;{ name = '&quot;;[.O1501];&quot;', x = &quot;;[.P1501];&quot;, z = &quot;;[.Q15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502]=&quot;defName&quot;;[.J1502];[.O1501])" office:value-type="string" office:string-value="bug_larva">
            <text:p>bug_larva</text:p>
          </table:table-cell>
          <table:table-cell table:formula="of:=IF([.G1502]=&quot;pos&quot;;[.L1503];[.P1501])" office:value-type="string" office:string-value="1229.11816">
            <text:p>1229.11816</text:p>
          </table:table-cell>
          <table:table-cell table:formula="of:=IF([.G1502]=&quot;pos&quot;;[.L1505];[.Q1501])" office:value-type="string" office:string-value="762.821289">
            <text:p>762.821289</text:p>
          </table:table-cell>
          <table:table-cell table:formula="of:=IF([.P1502]=[.P1501];&quot;&quot;;CONCATENATE(&quot;{ name = '&quot;;[.O1502];&quot;', x = &quot;;[.P1502];&quot;, z = &quot;;[.Q15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503]=&quot;defName&quot;;[.J1503];[.O1502])" office:value-type="string" office:string-value="bug_larva">
            <text:p>bug_larva</text:p>
          </table:table-cell>
          <table:table-cell table:formula="of:=IF([.G1503]=&quot;pos&quot;;[.L1504];[.P1502])" office:value-type="string" office:string-value="1229.11816">
            <text:p>1229.11816</text:p>
          </table:table-cell>
          <table:table-cell table:formula="of:=IF([.G1503]=&quot;pos&quot;;[.L1506];[.Q1502])" office:value-type="string" office:string-value="762.821289">
            <text:p>762.821289</text:p>
          </table:table-cell>
          <table:table-cell table:formula="of:=IF([.P1503]=[.P1502];&quot;&quot;;CONCATENATE(&quot;{ name = '&quot;;[.O1503];&quot;', x = &quot;;[.P1503];&quot;, z = &quot;;[.Q15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504]=&quot;defName&quot;;[.J1504];[.O1503])" office:value-type="string" office:string-value="bug_larva">
            <text:p>bug_larva</text:p>
          </table:table-cell>
          <table:table-cell table:formula="of:=IF([.G1504]=&quot;pos&quot;;[.L1505];[.P1503])" office:value-type="string" office:string-value="1229.11816">
            <text:p>1229.11816</text:p>
          </table:table-cell>
          <table:table-cell table:formula="of:=IF([.G1504]=&quot;pos&quot;;[.L1507];[.Q1503])" office:value-type="string" office:string-value="762.821289">
            <text:p>762.821289</text:p>
          </table:table-cell>
          <table:table-cell table:formula="of:=IF([.P1504]=[.P1503];&quot;&quot;;CONCATENATE(&quot;{ name = '&quot;;[.O1504];&quot;', x = &quot;;[.P1504];&quot;, z = &quot;;[.Q15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505]=&quot;defName&quot;;[.J1505];[.O1504])" office:value-type="string" office:string-value="bug_larva">
            <text:p>bug_larva</text:p>
          </table:table-cell>
          <table:table-cell table:formula="of:=IF([.G1505]=&quot;pos&quot;;[.L1506];[.P1504])" office:value-type="string" office:string-value="1229.11816">
            <text:p>1229.11816</text:p>
          </table:table-cell>
          <table:table-cell table:formula="of:=IF([.G1505]=&quot;pos&quot;;[.L1508];[.Q1504])" office:value-type="string" office:string-value="762.821289">
            <text:p>762.821289</text:p>
          </table:table-cell>
          <table:table-cell table:formula="of:=IF([.P1505]=[.P1504];&quot;&quot;;CONCATENATE(&quot;{ name = '&quot;;[.O1505];&quot;', x = &quot;;[.P1505];&quot;, z = &quot;;[.Q15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506]=&quot;defName&quot;;[.J1506];[.O1505])" office:value-type="string" office:string-value="bug_larva">
            <text:p>bug_larva</text:p>
          </table:table-cell>
          <table:table-cell table:formula="of:=IF([.G1506]=&quot;pos&quot;;[.L1507];[.P1505])" office:value-type="string" office:string-value="1229.11816">
            <text:p>1229.11816</text:p>
          </table:table-cell>
          <table:table-cell table:formula="of:=IF([.G1506]=&quot;pos&quot;;[.L1509];[.Q1505])" office:value-type="string" office:string-value="762.821289">
            <text:p>762.821289</text:p>
          </table:table-cell>
          <table:table-cell table:formula="of:=IF([.P1506]=[.P1505];&quot;&quot;;CONCATENATE(&quot;{ name = '&quot;;[.O1506];&quot;', x = &quot;;[.P1506];&quot;, z = &quot;;[.Q15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07]=&quot;defName&quot;;[.J1507];[.O1506])" office:value-type="string" office:string-value="bug_larva">
            <text:p>bug_larva</text:p>
          </table:table-cell>
          <table:table-cell table:formula="of:=IF([.G1507]=&quot;pos&quot;;[.L1508];[.P1506])" office:value-type="string" office:string-value="1229.11816">
            <text:p>1229.11816</text:p>
          </table:table-cell>
          <table:table-cell table:formula="of:=IF([.G1507]=&quot;pos&quot;;[.L1510];[.Q1506])" office:value-type="string" office:string-value="762.821289">
            <text:p>762.821289</text:p>
          </table:table-cell>
          <table:table-cell table:formula="of:=IF([.P1507]=[.P1506];&quot;&quot;;CONCATENATE(&quot;{ name = '&quot;;[.O1507];&quot;', x = &quot;;[.P1507];&quot;, z = &quot;;[.Q15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08]=&quot;defName&quot;;[.J1508];[.O1507])" office:value-type="string" office:string-value="bug_larva">
            <text:p>bug_larva</text:p>
          </table:table-cell>
          <table:table-cell table:formula="of:=IF([.G1508]=&quot;pos&quot;;[.L1509];[.P1507])" office:value-type="string" office:string-value="1229.11816">
            <text:p>1229.11816</text:p>
          </table:table-cell>
          <table:table-cell table:formula="of:=IF([.G1508]=&quot;pos&quot;;[.L1511];[.Q1507])" office:value-type="string" office:string-value="762.821289">
            <text:p>762.821289</text:p>
          </table:table-cell>
          <table:table-cell table:formula="of:=IF([.P1508]=[.P1507];&quot;&quot;;CONCATENATE(&quot;{ name = '&quot;;[.O1508];&quot;', x = &quot;;[.P1508];&quot;, z = &quot;;[.Q15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509]=&quot;defName&quot;;[.J1509];[.O1508])" office:value-type="string" office:string-value="bug_larva">
            <text:p>bug_larva</text:p>
          </table:table-cell>
          <table:table-cell table:formula="of:=IF([.G1509]=&quot;pos&quot;;[.L1510];[.P1508])" office:value-type="string" office:string-value="1229.11816">
            <text:p>1229.11816</text:p>
          </table:table-cell>
          <table:table-cell table:formula="of:=IF([.G1509]=&quot;pos&quot;;[.L1512];[.Q1508])" office:value-type="string" office:string-value="762.821289">
            <text:p>762.821289</text:p>
          </table:table-cell>
          <table:table-cell table:formula="of:=IF([.P1509]=[.P1508];&quot;&quot;;CONCATENATE(&quot;{ name = '&quot;;[.O1509];&quot;', x = &quot;;[.P1509];&quot;, z = &quot;;[.Q15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10]=&quot;defName&quot;;[.J1510];[.O1509])" office:value-type="string" office:string-value="bug_larva">
            <text:p>bug_larva</text:p>
          </table:table-cell>
          <table:table-cell table:formula="of:=IF([.G1510]=&quot;pos&quot;;[.L1511];[.P1509])" office:value-type="string" office:string-value="1229.11816">
            <text:p>1229.11816</text:p>
          </table:table-cell>
          <table:table-cell table:formula="of:=IF([.G1510]=&quot;pos&quot;;[.L1513];[.Q1509])" office:value-type="string" office:string-value="762.821289">
            <text:p>762.821289</text:p>
          </table:table-cell>
          <table:table-cell table:formula="of:=IF([.P1510]=[.P1509];&quot;&quot;;CONCATENATE(&quot;{ name = '&quot;;[.O1510];&quot;', x = &quot;;[.P1510];&quot;, z = &quot;;[.Q15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511]=&quot;defName&quot;;[.J1511];[.O1510])" office:value-type="string" office:string-value="bug_larva">
            <text:p>bug_larva</text:p>
          </table:table-cell>
          <table:table-cell table:formula="of:=IF([.G1511]=&quot;pos&quot;;[.L1512];[.P1510])" office:value-type="string" office:string-value="1229.11816">
            <text:p>1229.11816</text:p>
          </table:table-cell>
          <table:table-cell table:formula="of:=IF([.G1511]=&quot;pos&quot;;[.L1514];[.Q1510])" office:value-type="string" office:string-value="762.821289">
            <text:p>762.821289</text:p>
          </table:table-cell>
          <table:table-cell table:formula="of:=IF([.P1511]=[.P1510];&quot;&quot;;CONCATENATE(&quot;{ name = '&quot;;[.O1511];&quot;', x = &quot;;[.P1511];&quot;, z = &quot;;[.Q15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12]=&quot;defName&quot;;[.J1512];[.O1511])" office:value-type="string" office:string-value="bug_larva">
            <text:p>bug_larva</text:p>
          </table:table-cell>
          <table:table-cell table:formula="of:=IF([.G1512]=&quot;pos&quot;;[.L1513];[.P1511])" office:value-type="string" office:string-value="1229.11816">
            <text:p>1229.11816</text:p>
          </table:table-cell>
          <table:table-cell table:formula="of:=IF([.G1512]=&quot;pos&quot;;[.L1515];[.Q1511])" office:value-type="string" office:string-value="762.821289">
            <text:p>762.821289</text:p>
          </table:table-cell>
          <table:table-cell table:formula="of:=IF([.P1512]=[.P1511];&quot;&quot;;CONCATENATE(&quot;{ name = '&quot;;[.O1512];&quot;', x = &quot;;[.P1512];&quot;, z = &quot;;[.Q15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513]=&quot;defName&quot;;[.J1513];[.O1512])" office:value-type="string" office:string-value="bug_larva">
            <text:p>bug_larva</text:p>
          </table:table-cell>
          <table:table-cell table:formula="of:=IF([.G1513]=&quot;pos&quot;;[.L1514];[.P1512])" office:value-type="string" office:string-value="1229.11816">
            <text:p>1229.11816</text:p>
          </table:table-cell>
          <table:table-cell table:formula="of:=IF([.G1513]=&quot;pos&quot;;[.L1516];[.Q1512])" office:value-type="string" office:string-value="762.821289">
            <text:p>762.821289</text:p>
          </table:table-cell>
          <table:table-cell table:formula="of:=IF([.P1513]=[.P1512];&quot;&quot;;CONCATENATE(&quot;{ name = '&quot;;[.O1513];&quot;', x = &quot;;[.P1513];&quot;, z = &quot;;[.Q15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514]=&quot;defName&quot;;[.J1514];[.O1513])" office:value-type="string" office:string-value="bug_larva">
            <text:p>bug_larva</text:p>
          </table:table-cell>
          <table:table-cell table:formula="of:=IF([.G1514]=&quot;pos&quot;;[.L1515];[.P1513])" office:value-type="string" office:string-value="1229.11816">
            <text:p>1229.11816</text:p>
          </table:table-cell>
          <table:table-cell table:formula="of:=IF([.G1514]=&quot;pos&quot;;[.L1517];[.Q1513])" office:value-type="string" office:string-value="762.821289">
            <text:p>762.821289</text:p>
          </table:table-cell>
          <table:table-cell table:formula="of:=IF([.P1514]=[.P1513];&quot;&quot;;CONCATENATE(&quot;{ name = '&quot;;[.O1514];&quot;', x = &quot;;[.P1514];&quot;, z = &quot;;[.Q15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15]=&quot;defName&quot;;[.J1515];[.O1514])" office:value-type="string" office:string-value="bug_larva">
            <text:p>bug_larva</text:p>
          </table:table-cell>
          <table:table-cell table:formula="of:=IF([.G1515]=&quot;pos&quot;;[.L1516];[.P1514])" office:value-type="string" office:string-value="1229.11816">
            <text:p>1229.11816</text:p>
          </table:table-cell>
          <table:table-cell table:formula="of:=IF([.G1515]=&quot;pos&quot;;[.L1518];[.Q1514])" office:value-type="string" office:string-value="762.821289">
            <text:p>762.821289</text:p>
          </table:table-cell>
          <table:table-cell table:formula="of:=IF([.P1515]=[.P1514];&quot;&quot;;CONCATENATE(&quot;{ name = '&quot;;[.O1515];&quot;', x = &quot;;[.P1515];&quot;, z = &quot;;[.Q15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516]=&quot;defName&quot;;[.J1516];[.O1515])" office:value-type="string" office:string-value="bug_larva">
            <text:p>bug_larva</text:p>
          </table:table-cell>
          <table:table-cell table:formula="of:=IF([.G1516]=&quot;pos&quot;;[.L1517];[.P1515])" office:value-type="string" office:string-value="1229.11816">
            <text:p>1229.11816</text:p>
          </table:table-cell>
          <table:table-cell table:formula="of:=IF([.G1516]=&quot;pos&quot;;[.L1519];[.Q1515])" office:value-type="string" office:string-value="762.821289">
            <text:p>762.821289</text:p>
          </table:table-cell>
          <table:table-cell table:formula="of:=IF([.P1516]=[.P1515];&quot;&quot;;CONCATENATE(&quot;{ name = '&quot;;[.O1516];&quot;', x = &quot;;[.P1516];&quot;, z = &quot;;[.Q15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17]=&quot;defName&quot;;[.J1517];[.O1516])" office:value-type="string" office:string-value="bug_larva">
            <text:p>bug_larva</text:p>
          </table:table-cell>
          <table:table-cell table:formula="of:=IF([.G1517]=&quot;pos&quot;;[.L1518];[.P1516])" office:value-type="string" office:string-value="1229.11816">
            <text:p>1229.11816</text:p>
          </table:table-cell>
          <table:table-cell table:formula="of:=IF([.G1517]=&quot;pos&quot;;[.L1520];[.Q1516])" office:value-type="string" office:string-value="762.821289">
            <text:p>762.821289</text:p>
          </table:table-cell>
          <table:table-cell table:formula="of:=IF([.P1517]=[.P1516];&quot;&quot;;CONCATENATE(&quot;{ name = '&quot;;[.O1517];&quot;', x = &quot;;[.P1517];&quot;, z = &quot;;[.Q15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518]=&quot;defName&quot;;[.J1518];[.O1517])" office:value-type="string" office:string-value="bug_larva">
            <text:p>bug_larva</text:p>
          </table:table-cell>
          <table:table-cell table:formula="of:=IF([.G1518]=&quot;pos&quot;;[.L1519];[.P1517])" office:value-type="string" office:string-value="1229.11816">
            <text:p>1229.11816</text:p>
          </table:table-cell>
          <table:table-cell table:formula="of:=IF([.G1518]=&quot;pos&quot;;[.L1521];[.Q1517])" office:value-type="string" office:string-value="762.821289">
            <text:p>762.821289</text:p>
          </table:table-cell>
          <table:table-cell table:formula="of:=IF([.P1518]=[.P1517];&quot;&quot;;CONCATENATE(&quot;{ name = '&quot;;[.O1518];&quot;', x = &quot;;[.P1518];&quot;, z = &quot;;[.Q15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19]=&quot;defName&quot;;[.J1519];[.O1518])" office:value-type="string" office:string-value="bug_larva">
            <text:p>bug_larva</text:p>
          </table:table-cell>
          <table:table-cell table:formula="of:=IF([.G1519]=&quot;pos&quot;;[.L1520];[.P1518])" office:value-type="string" office:string-value="1229.11816">
            <text:p>1229.11816</text:p>
          </table:table-cell>
          <table:table-cell table:formula="of:=IF([.G1519]=&quot;pos&quot;;[.L1522];[.Q1518])" office:value-type="string" office:string-value="762.821289">
            <text:p>762.821289</text:p>
          </table:table-cell>
          <table:table-cell table:formula="of:=IF([.P1519]=[.P1518];&quot;&quot;;CONCATENATE(&quot;{ name = '&quot;;[.O1519];&quot;', x = &quot;;[.P1519];&quot;, z = &quot;;[.Q15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20]=&quot;defName&quot;;[.J1520];[.O1519])" office:value-type="string" office:string-value="bug_larva">
            <text:p>bug_larva</text:p>
          </table:table-cell>
          <table:table-cell table:formula="of:=IF([.G1520]=&quot;pos&quot;;[.L1521];[.P1519])" office:value-type="string" office:string-value="2136.75269">
            <text:p>2136.75269</text:p>
          </table:table-cell>
          <table:table-cell table:formula="of:=IF([.G1520]=&quot;pos&quot;;[.L1523];[.Q1519])" office:value-type="string" office:string-value="1930.5564">
            <text:p>1930.5564</text:p>
          </table:table-cell>
          <table:table-cell table:formula="of:=IF([.P1520]=[.P1519];&quot;&quot;;CONCATENATE(&quot;{ name = '&quot;;[.O1520];&quot;', x = &quot;;[.P1520];&quot;, z = &quot;;[.Q1520];&quot;, facing = 0, },&quot;))" office:value-type="string" office:string-value="{ name = 'bug_larva', x = 2136.75269, z = 1930.5564, facing = 0, },">
            <text:p>{ name = 'bug_larva', x = 2136.75269, z = 1930.556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136.75269</text:p>
          </table:table-cell>
          <table:table-cell table:number-columns-repeated="2"/>
          <table:table-cell table:formula="of:=IF([.G1521]=&quot;defName&quot;;[.J1521];[.O1520])" office:value-type="string" office:string-value="bug_larva">
            <text:p>bug_larva</text:p>
          </table:table-cell>
          <table:table-cell table:formula="of:=IF([.G1521]=&quot;pos&quot;;[.L1522];[.P1520])" office:value-type="string" office:string-value="2136.75269">
            <text:p>2136.75269</text:p>
          </table:table-cell>
          <table:table-cell table:formula="of:=IF([.G1521]=&quot;pos&quot;;[.L1524];[.Q1520])" office:value-type="string" office:string-value="1930.5564">
            <text:p>1930.5564</text:p>
          </table:table-cell>
          <table:table-cell table:formula="of:=IF([.P1521]=[.P1520];&quot;&quot;;CONCATENATE(&quot;{ name = '&quot;;[.O1521];&quot;', x = &quot;;[.P1521];&quot;, z = &quot;;[.Q15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5.71875</text:p>
          </table:table-cell>
          <table:table-cell table:number-columns-repeated="2"/>
          <table:table-cell table:formula="of:=IF([.G1522]=&quot;defName&quot;;[.J1522];[.O1521])" office:value-type="string" office:string-value="bug_larva">
            <text:p>bug_larva</text:p>
          </table:table-cell>
          <table:table-cell table:formula="of:=IF([.G1522]=&quot;pos&quot;;[.L1523];[.P1521])" office:value-type="string" office:string-value="2136.75269">
            <text:p>2136.75269</text:p>
          </table:table-cell>
          <table:table-cell table:formula="of:=IF([.G1522]=&quot;pos&quot;;[.L1525];[.Q1521])" office:value-type="string" office:string-value="1930.5564">
            <text:p>1930.5564</text:p>
          </table:table-cell>
          <table:table-cell table:formula="of:=IF([.P1522]=[.P1521];&quot;&quot;;CONCATENATE(&quot;{ name = '&quot;;[.O1522];&quot;', x = &quot;;[.P1522];&quot;, z = &quot;;[.Q15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930.5564</text:p>
          </table:table-cell>
          <table:table-cell table:number-columns-repeated="2"/>
          <table:table-cell table:formula="of:=IF([.G1523]=&quot;defName&quot;;[.J1523];[.O1522])" office:value-type="string" office:string-value="bug_larva">
            <text:p>bug_larva</text:p>
          </table:table-cell>
          <table:table-cell table:formula="of:=IF([.G1523]=&quot;pos&quot;;[.L1524];[.P1522])" office:value-type="string" office:string-value="2136.75269">
            <text:p>2136.75269</text:p>
          </table:table-cell>
          <table:table-cell table:formula="of:=IF([.G1523]=&quot;pos&quot;;[.L1526];[.Q1522])" office:value-type="string" office:string-value="1930.5564">
            <text:p>1930.5564</text:p>
          </table:table-cell>
          <table:table-cell table:formula="of:=IF([.P1523]=[.P1522];&quot;&quot;;CONCATENATE(&quot;{ name = '&quot;;[.O1523];&quot;', x = &quot;;[.P1523];&quot;, z = &quot;;[.Q15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24]=&quot;defName&quot;;[.J1524];[.O1523])" office:value-type="string" office:string-value="bug_larva">
            <text:p>bug_larva</text:p>
          </table:table-cell>
          <table:table-cell table:formula="of:=IF([.G1524]=&quot;pos&quot;;[.L1525];[.P1523])" office:value-type="string" office:string-value="2136.75269">
            <text:p>2136.75269</text:p>
          </table:table-cell>
          <table:table-cell table:formula="of:=IF([.G1524]=&quot;pos&quot;;[.L1527];[.Q1523])" office:value-type="string" office:string-value="1930.5564">
            <text:p>1930.5564</text:p>
          </table:table-cell>
          <table:table-cell table:formula="of:=IF([.P1524]=[.P1523];&quot;&quot;;CONCATENATE(&quot;{ name = '&quot;;[.O1524];&quot;', x = &quot;;[.P1524];&quot;, z = &quot;;[.Q15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25]=&quot;defName&quot;;[.J1525];[.O1524])" office:value-type="string" office:string-value="bug_larva">
            <text:p>bug_larva</text:p>
          </table:table-cell>
          <table:table-cell table:formula="of:=IF([.G1525]=&quot;pos&quot;;[.L1526];[.P1524])" office:value-type="string" office:string-value="2136.75269">
            <text:p>2136.75269</text:p>
          </table:table-cell>
          <table:table-cell table:formula="of:=IF([.G1525]=&quot;pos&quot;;[.L1528];[.Q1524])" office:value-type="string" office:string-value="1930.5564">
            <text:p>1930.5564</text:p>
          </table:table-cell>
          <table:table-cell table:formula="of:=IF([.P1525]=[.P1524];&quot;&quot;;CONCATENATE(&quot;{ name = '&quot;;[.O1525];&quot;', x = &quot;;[.P1525];&quot;, z = &quot;;[.Q15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526]=&quot;defName&quot;;[.J1526];[.O1525])" office:value-type="string" office:string-value="bug_larva">
            <text:p>bug_larva</text:p>
          </table:table-cell>
          <table:table-cell table:formula="of:=IF([.G1526]=&quot;pos&quot;;[.L1527];[.P1525])" office:value-type="string" office:string-value="2136.75269">
            <text:p>2136.75269</text:p>
          </table:table-cell>
          <table:table-cell table:formula="of:=IF([.G1526]=&quot;pos&quot;;[.L1529];[.Q1525])" office:value-type="string" office:string-value="1930.5564">
            <text:p>1930.5564</text:p>
          </table:table-cell>
          <table:table-cell table:formula="of:=IF([.P1526]=[.P1525];&quot;&quot;;CONCATENATE(&quot;{ name = '&quot;;[.O1526];&quot;', x = &quot;;[.P1526];&quot;, z = &quot;;[.Q15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527]=&quot;defName&quot;;[.J1527];[.O1526])" office:value-type="string" office:string-value="bug_larva">
            <text:p>bug_larva</text:p>
          </table:table-cell>
          <table:table-cell table:formula="of:=IF([.G1527]=&quot;pos&quot;;[.L1528];[.P1526])" office:value-type="string" office:string-value="2136.75269">
            <text:p>2136.75269</text:p>
          </table:table-cell>
          <table:table-cell table:formula="of:=IF([.G1527]=&quot;pos&quot;;[.L1530];[.Q1526])" office:value-type="string" office:string-value="1930.5564">
            <text:p>1930.5564</text:p>
          </table:table-cell>
          <table:table-cell table:formula="of:=IF([.P1527]=[.P1526];&quot;&quot;;CONCATENATE(&quot;{ name = '&quot;;[.O1527];&quot;', x = &quot;;[.P1527];&quot;, z = &quot;;[.Q15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28]=&quot;defName&quot;;[.J1528];[.O1527])" office:value-type="string" office:string-value="bug_larva">
            <text:p>bug_larva</text:p>
          </table:table-cell>
          <table:table-cell table:formula="of:=IF([.G1528]=&quot;pos&quot;;[.L1529];[.P1527])" office:value-type="string" office:string-value="2136.75269">
            <text:p>2136.75269</text:p>
          </table:table-cell>
          <table:table-cell table:formula="of:=IF([.G1528]=&quot;pos&quot;;[.L1531];[.Q1527])" office:value-type="string" office:string-value="1930.5564">
            <text:p>1930.5564</text:p>
          </table:table-cell>
          <table:table-cell table:formula="of:=IF([.P1528]=[.P1527];&quot;&quot;;CONCATENATE(&quot;{ name = '&quot;;[.O1528];&quot;', x = &quot;;[.P1528];&quot;, z = &quot;;[.Q15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529]=&quot;defName&quot;;[.J1529];[.O1528])" office:value-type="string" office:string-value="bug_larva">
            <text:p>bug_larva</text:p>
          </table:table-cell>
          <table:table-cell table:formula="of:=IF([.G1529]=&quot;pos&quot;;[.L1530];[.P1528])" office:value-type="string" office:string-value="2136.75269">
            <text:p>2136.75269</text:p>
          </table:table-cell>
          <table:table-cell table:formula="of:=IF([.G1529]=&quot;pos&quot;;[.L1532];[.Q1528])" office:value-type="string" office:string-value="1930.5564">
            <text:p>1930.5564</text:p>
          </table:table-cell>
          <table:table-cell table:formula="of:=IF([.P1529]=[.P1528];&quot;&quot;;CONCATENATE(&quot;{ name = '&quot;;[.O1529];&quot;', x = &quot;;[.P1529];&quot;, z = &quot;;[.Q15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30]=&quot;defName&quot;;[.J1530];[.O1529])" office:value-type="string" office:string-value="bug_larva">
            <text:p>bug_larva</text:p>
          </table:table-cell>
          <table:table-cell table:formula="of:=IF([.G1530]=&quot;pos&quot;;[.L1531];[.P1529])" office:value-type="string" office:string-value="2136.75269">
            <text:p>2136.75269</text:p>
          </table:table-cell>
          <table:table-cell table:formula="of:=IF([.G1530]=&quot;pos&quot;;[.L1533];[.Q1529])" office:value-type="string" office:string-value="1930.5564">
            <text:p>1930.5564</text:p>
          </table:table-cell>
          <table:table-cell table:formula="of:=IF([.P1530]=[.P1529];&quot;&quot;;CONCATENATE(&quot;{ name = '&quot;;[.O1530];&quot;', x = &quot;;[.P1530];&quot;, z = &quot;;[.Q15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31]=&quot;defName&quot;;[.J1531];[.O1530])" office:value-type="string" office:string-value="bug_larva">
            <text:p>bug_larva</text:p>
          </table:table-cell>
          <table:table-cell table:formula="of:=IF([.G1531]=&quot;pos&quot;;[.L1532];[.P1530])" office:value-type="string" office:string-value="2136.75269">
            <text:p>2136.75269</text:p>
          </table:table-cell>
          <table:table-cell table:formula="of:=IF([.G1531]=&quot;pos&quot;;[.L1534];[.Q1530])" office:value-type="string" office:string-value="1930.5564">
            <text:p>1930.5564</text:p>
          </table:table-cell>
          <table:table-cell table:formula="of:=IF([.P1531]=[.P1530];&quot;&quot;;CONCATENATE(&quot;{ name = '&quot;;[.O1531];&quot;', x = &quot;;[.P1531];&quot;, z = &quot;;[.Q15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-1.1879662</text:p>
          </table:table-cell>
          <table:table-cell table:number-columns-repeated="2"/>
          <table:table-cell table:formula="of:=IF([.G1532]=&quot;defName&quot;;[.J1532];[.O1531])" office:value-type="string" office:string-value="bug_larva">
            <text:p>bug_larva</text:p>
          </table:table-cell>
          <table:table-cell table:formula="of:=IF([.G1532]=&quot;pos&quot;;[.L1533];[.P1531])" office:value-type="string" office:string-value="2136.75269">
            <text:p>2136.75269</text:p>
          </table:table-cell>
          <table:table-cell table:formula="of:=IF([.G1532]=&quot;pos&quot;;[.L1535];[.Q1531])" office:value-type="string" office:string-value="1930.5564">
            <text:p>1930.5564</text:p>
          </table:table-cell>
          <table:table-cell table:formula="of:=IF([.P1532]=[.P1531];&quot;&quot;;CONCATENATE(&quot;{ name = '&quot;;[.O1532];&quot;', x = &quot;;[.P1532];&quot;, z = &quot;;[.Q15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33]=&quot;defName&quot;;[.J1533];[.O1532])" office:value-type="string" office:string-value="bug_larva">
            <text:p>bug_larva</text:p>
          </table:table-cell>
          <table:table-cell table:formula="of:=IF([.G1533]=&quot;pos&quot;;[.L1534];[.P1532])" office:value-type="string" office:string-value="2136.75269">
            <text:p>2136.75269</text:p>
          </table:table-cell>
          <table:table-cell table:formula="of:=IF([.G1533]=&quot;pos&quot;;[.L1536];[.Q1532])" office:value-type="string" office:string-value="1930.5564">
            <text:p>1930.5564</text:p>
          </table:table-cell>
          <table:table-cell table:formula="of:=IF([.P1533]=[.P1532];&quot;&quot;;CONCATENATE(&quot;{ name = '&quot;;[.O1533];&quot;', x = &quot;;[.P1533];&quot;, z = &quot;;[.Q15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34]=&quot;defName&quot;;[.J1534];[.O1533])" office:value-type="string" office:string-value="bug_larva">
            <text:p>bug_larva</text:p>
          </table:table-cell>
          <table:table-cell table:formula="of:=IF([.G1534]=&quot;pos&quot;;[.L1535];[.P1533])" office:value-type="string" office:string-value="2136.75269">
            <text:p>2136.75269</text:p>
          </table:table-cell>
          <table:table-cell table:formula="of:=IF([.G1534]=&quot;pos&quot;;[.L1537];[.Q1533])" office:value-type="string" office:string-value="1930.5564">
            <text:p>1930.5564</text:p>
          </table:table-cell>
          <table:table-cell table:formula="of:=IF([.P1534]=[.P1533];&quot;&quot;;CONCATENATE(&quot;{ name = '&quot;;[.O1534];&quot;', x = &quot;;[.P1534];&quot;, z = &quot;;[.Q15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535]=&quot;defName&quot;;[.J1535];[.O1534])" office:value-type="string" office:string-value="bug_larva">
            <text:p>bug_larva</text:p>
          </table:table-cell>
          <table:table-cell table:formula="of:=IF([.G1535]=&quot;pos&quot;;[.L1536];[.P1534])" office:value-type="string" office:string-value="2136.75269">
            <text:p>2136.75269</text:p>
          </table:table-cell>
          <table:table-cell table:formula="of:=IF([.G1535]=&quot;pos&quot;;[.L1538];[.Q1534])" office:value-type="string" office:string-value="1930.5564">
            <text:p>1930.5564</text:p>
          </table:table-cell>
          <table:table-cell table:formula="of:=IF([.P1535]=[.P1534];&quot;&quot;;CONCATENATE(&quot;{ name = '&quot;;[.O1535];&quot;', x = &quot;;[.P1535];&quot;, z = &quot;;[.Q15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36]=&quot;defName&quot;;[.J1536];[.O1535])" office:value-type="string" office:string-value="bug_larva">
            <text:p>bug_larva</text:p>
          </table:table-cell>
          <table:table-cell table:formula="of:=IF([.G1536]=&quot;pos&quot;;[.L1537];[.P1535])" office:value-type="string" office:string-value="2136.75269">
            <text:p>2136.75269</text:p>
          </table:table-cell>
          <table:table-cell table:formula="of:=IF([.G1536]=&quot;pos&quot;;[.L1539];[.Q1535])" office:value-type="string" office:string-value="1930.5564">
            <text:p>1930.5564</text:p>
          </table:table-cell>
          <table:table-cell table:formula="of:=IF([.P1536]=[.P1535];&quot;&quot;;CONCATENATE(&quot;{ name = '&quot;;[.O1536];&quot;', x = &quot;;[.P1536];&quot;, z = &quot;;[.Q15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37]=&quot;defName&quot;;[.J1537];[.O1536])" office:value-type="string" office:string-value="bug_larva">
            <text:p>bug_larva</text:p>
          </table:table-cell>
          <table:table-cell table:formula="of:=IF([.G1537]=&quot;pos&quot;;[.L1538];[.P1536])" office:value-type="string" office:string-value="2136.75269">
            <text:p>2136.75269</text:p>
          </table:table-cell>
          <table:table-cell table:formula="of:=IF([.G1537]=&quot;pos&quot;;[.L1540];[.Q1536])" office:value-type="string" office:string-value="1930.5564">
            <text:p>1930.5564</text:p>
          </table:table-cell>
          <table:table-cell table:formula="of:=IF([.P1537]=[.P1536];&quot;&quot;;CONCATENATE(&quot;{ name = '&quot;;[.O1537];&quot;', x = &quot;;[.P1537];&quot;, z = &quot;;[.Q15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38]=&quot;defName&quot;;[.J1538];[.O1537])" office:value-type="string" office:string-value="bug_larva">
            <text:p>bug_larva</text:p>
          </table:table-cell>
          <table:table-cell table:formula="of:=IF([.G1538]=&quot;pos&quot;;[.L1539];[.P1537])" office:value-type="string" office:string-value="2136.75269">
            <text:p>2136.75269</text:p>
          </table:table-cell>
          <table:table-cell table:formula="of:=IF([.G1538]=&quot;pos&quot;;[.L1541];[.Q1537])" office:value-type="string" office:string-value="1930.5564">
            <text:p>1930.5564</text:p>
          </table:table-cell>
          <table:table-cell table:formula="of:=IF([.P1538]=[.P1537];&quot;&quot;;CONCATENATE(&quot;{ name = '&quot;;[.O1538];&quot;', x = &quot;;[.P1538];&quot;, z = &quot;;[.Q15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39]=&quot;defName&quot;;[.J1539];[.O1538])" office:value-type="string" office:string-value="bug_larva">
            <text:p>bug_larva</text:p>
          </table:table-cell>
          <table:table-cell table:formula="of:=IF([.G1539]=&quot;pos&quot;;[.L1540];[.P1538])" office:value-type="string" office:string-value="2136.75269">
            <text:p>2136.75269</text:p>
          </table:table-cell>
          <table:table-cell table:formula="of:=IF([.G1539]=&quot;pos&quot;;[.L1542];[.Q1538])" office:value-type="string" office:string-value="1930.5564">
            <text:p>1930.5564</text:p>
          </table:table-cell>
          <table:table-cell table:formula="of:=IF([.P1539]=[.P1538];&quot;&quot;;CONCATENATE(&quot;{ name = '&quot;;[.O1539];&quot;', x = &quot;;[.P1539];&quot;, z = &quot;;[.Q15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40]=&quot;defName&quot;;[.J1540];[.O1539])" office:value-type="string" office:string-value="bug_larva">
            <text:p>bug_larva</text:p>
          </table:table-cell>
          <table:table-cell table:formula="of:=IF([.G1540]=&quot;pos&quot;;[.L1541];[.P1539])" office:value-type="string" office:string-value="2136.75269">
            <text:p>2136.75269</text:p>
          </table:table-cell>
          <table:table-cell table:formula="of:=IF([.G1540]=&quot;pos&quot;;[.L1543];[.Q1539])" office:value-type="string" office:string-value="1930.5564">
            <text:p>1930.5564</text:p>
          </table:table-cell>
          <table:table-cell table:formula="of:=IF([.P1540]=[.P1539];&quot;&quot;;CONCATENATE(&quot;{ name = '&quot;;[.O1540];&quot;', x = &quot;;[.P1540];&quot;, z = &quot;;[.Q1540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541]=&quot;defName&quot;;[.J1541];[.O1540])" office:value-type="string" office:string-value="bug_larva">
            <text:p>bug_larva</text:p>
          </table:table-cell>
          <table:table-cell table:formula="of:=IF([.G1541]=&quot;pos&quot;;[.L1542];[.P1540])" office:value-type="string" office:string-value="2136.75269">
            <text:p>2136.75269</text:p>
          </table:table-cell>
          <table:table-cell table:formula="of:=IF([.G1541]=&quot;pos&quot;;[.L1544];[.Q1540])" office:value-type="string" office:string-value="1930.5564">
            <text:p>1930.5564</text:p>
          </table:table-cell>
          <table:table-cell table:formula="of:=IF([.P1541]=[.P1540];&quot;&quot;;CONCATENATE(&quot;{ name = '&quot;;[.O1541];&quot;', x = &quot;;[.P1541];&quot;, z = &quot;;[.Q1541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4953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542]=&quot;defName&quot;;[.J1542];[.O1541])" office:value-type="string" office:string-value="bug_larva">
            <text:p>bug_larva</text:p>
          </table:table-cell>
          <table:table-cell table:formula="of:=IF([.G1542]=&quot;pos&quot;;[.L1543];[.P1541])" office:value-type="string" office:string-value="2136.75269">
            <text:p>2136.75269</text:p>
          </table:table-cell>
          <table:table-cell table:formula="of:=IF([.G1542]=&quot;pos&quot;;[.L1545];[.Q1541])" office:value-type="string" office:string-value="1930.5564">
            <text:p>1930.5564</text:p>
          </table:table-cell>
          <table:table-cell table:formula="of:=IF([.P1542]=[.P1541];&quot;&quot;;CONCATENATE(&quot;{ name = '&quot;;[.O1542];&quot;', x = &quot;;[.P1542];&quot;, z = &quot;;[.Q15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/>
          <table:table-cell table:number-columns-repeated="2"/>
          <table:table-cell table:formula="of:=IF([.G1543]=&quot;defName&quot;;[.J1543];[.O1542])" office:value-type="string" office:string-value="bug_larva">
            <text:p>bug_larva</text:p>
          </table:table-cell>
          <table:table-cell table:formula="of:=IF([.G1543]=&quot;pos&quot;;[.L1544];[.P1542])" office:value-type="string" office:string-value="2136.75269">
            <text:p>2136.75269</text:p>
          </table:table-cell>
          <table:table-cell table:formula="of:=IF([.G1543]=&quot;pos&quot;;[.L1546];[.Q1542])" office:value-type="string" office:string-value="1930.5564">
            <text:p>1930.5564</text:p>
          </table:table-cell>
          <table:table-cell table:formula="of:=IF([.P1543]=[.P1542];&quot;&quot;;CONCATENATE(&quot;{ name = '&quot;;[.O1543];&quot;', x = &quot;;[.P1543];&quot;, z = &quot;;[.Q15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544]=&quot;defName&quot;;[.J1544];[.O1543])" office:value-type="string" office:string-value="bug_larva">
            <text:p>bug_larva</text:p>
          </table:table-cell>
          <table:table-cell table:formula="of:=IF([.G1544]=&quot;pos&quot;;[.L1545];[.P1543])" office:value-type="string" office:string-value="2136.75269">
            <text:p>2136.75269</text:p>
          </table:table-cell>
          <table:table-cell table:formula="of:=IF([.G1544]=&quot;pos&quot;;[.L1547];[.Q1543])" office:value-type="string" office:string-value="1930.5564">
            <text:p>1930.5564</text:p>
          </table:table-cell>
          <table:table-cell table:formula="of:=IF([.P1544]=[.P1543];&quot;&quot;;CONCATENATE(&quot;{ name = '&quot;;[.O1544];&quot;', x = &quot;;[.P1544];&quot;, z = &quot;;[.Q15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545]=&quot;defName&quot;;[.J1545];[.O1544])" office:value-type="string" office:string-value="bug_larva">
            <text:p>bug_larva</text:p>
          </table:table-cell>
          <table:table-cell table:formula="of:=IF([.G1545]=&quot;pos&quot;;[.L1546];[.P1544])" office:value-type="string" office:string-value="2136.75269">
            <text:p>2136.75269</text:p>
          </table:table-cell>
          <table:table-cell table:formula="of:=IF([.G1545]=&quot;pos&quot;;[.L1548];[.Q1544])" office:value-type="string" office:string-value="1930.5564">
            <text:p>1930.5564</text:p>
          </table:table-cell>
          <table:table-cell table:formula="of:=IF([.P1545]=[.P1544];&quot;&quot;;CONCATENATE(&quot;{ name = '&quot;;[.O1545];&quot;', x = &quot;;[.P1545];&quot;, z = &quot;;[.Q15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1546]=&quot;defName&quot;;[.J1546];[.O1545])" office:value-type="string" office:string-value="bug_med">
            <text:p>bug_med</text:p>
          </table:table-cell>
          <table:table-cell table:formula="of:=IF([.G1546]=&quot;pos&quot;;[.L1547];[.P1545])" office:value-type="string" office:string-value="2136.75269">
            <text:p>2136.75269</text:p>
          </table:table-cell>
          <table:table-cell table:formula="of:=IF([.G1546]=&quot;pos&quot;;[.L1549];[.Q1545])" office:value-type="string" office:string-value="1930.5564">
            <text:p>1930.5564</text:p>
          </table:table-cell>
          <table:table-cell table:formula="of:=IF([.P1546]=[.P1545];&quot;&quot;;CONCATENATE(&quot;{ name = '&quot;;[.O1546];&quot;', x = &quot;;[.P1546];&quot;, z = &quot;;[.Q154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547]=&quot;defName&quot;;[.J1547];[.O1546])" office:value-type="string" office:string-value="bug_med">
            <text:p>bug_med</text:p>
          </table:table-cell>
          <table:table-cell table:formula="of:=IF([.G1547]=&quot;pos&quot;;[.L1548];[.P1546])" office:value-type="string" office:string-value="2136.75269">
            <text:p>2136.75269</text:p>
          </table:table-cell>
          <table:table-cell table:formula="of:=IF([.G1547]=&quot;pos&quot;;[.L1550];[.Q1546])" office:value-type="string" office:string-value="1930.5564">
            <text:p>1930.5564</text:p>
          </table:table-cell>
          <table:table-cell table:formula="of:=IF([.P1547]=[.P1546];&quot;&quot;;CONCATENATE(&quot;{ name = '&quot;;[.O1547];&quot;', x = &quot;;[.P1547];&quot;, z = &quot;;[.Q15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548]=&quot;defName&quot;;[.J1548];[.O1547])" office:value-type="string" office:string-value="bug_med">
            <text:p>bug_med</text:p>
          </table:table-cell>
          <table:table-cell table:formula="of:=IF([.G1548]=&quot;pos&quot;;[.L1549];[.P1547])" office:value-type="string" office:string-value="2136.75269">
            <text:p>2136.75269</text:p>
          </table:table-cell>
          <table:table-cell table:formula="of:=IF([.G1548]=&quot;pos&quot;;[.L1551];[.Q1547])" office:value-type="string" office:string-value="1930.5564">
            <text:p>1930.5564</text:p>
          </table:table-cell>
          <table:table-cell table:formula="of:=IF([.P1548]=[.P1547];&quot;&quot;;CONCATENATE(&quot;{ name = '&quot;;[.O1548];&quot;', x = &quot;;[.P1548];&quot;, z = &quot;;[.Q15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549]=&quot;defName&quot;;[.J1549];[.O1548])" office:value-type="string" office:string-value="bug_med">
            <text:p>bug_med</text:p>
          </table:table-cell>
          <table:table-cell table:formula="of:=IF([.G1549]=&quot;pos&quot;;[.L1550];[.P1548])" office:value-type="string" office:string-value="2136.75269">
            <text:p>2136.75269</text:p>
          </table:table-cell>
          <table:table-cell table:formula="of:=IF([.G1549]=&quot;pos&quot;;[.L1552];[.Q1548])" office:value-type="string" office:string-value="1930.5564">
            <text:p>1930.5564</text:p>
          </table:table-cell>
          <table:table-cell table:formula="of:=IF([.P1549]=[.P1548];&quot;&quot;;CONCATENATE(&quot;{ name = '&quot;;[.O1549];&quot;', x = &quot;;[.P1549];&quot;, z = &quot;;[.Q15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550]=&quot;defName&quot;;[.J1550];[.O1549])" office:value-type="string" office:string-value="bug_med">
            <text:p>bug_med</text:p>
          </table:table-cell>
          <table:table-cell table:formula="of:=IF([.G1550]=&quot;pos&quot;;[.L1551];[.P1549])" office:value-type="string" office:string-value="2136.75269">
            <text:p>2136.75269</text:p>
          </table:table-cell>
          <table:table-cell table:formula="of:=IF([.G1550]=&quot;pos&quot;;[.L1553];[.Q1549])" office:value-type="string" office:string-value="1930.5564">
            <text:p>1930.5564</text:p>
          </table:table-cell>
          <table:table-cell table:formula="of:=IF([.P1550]=[.P1549];&quot;&quot;;CONCATENATE(&quot;{ name = '&quot;;[.O1550];&quot;', x = &quot;;[.P1550];&quot;, z = &quot;;[.Q15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551]=&quot;defName&quot;;[.J1551];[.O1550])" office:value-type="string" office:string-value="bug_med">
            <text:p>bug_med</text:p>
          </table:table-cell>
          <table:table-cell table:formula="of:=IF([.G1551]=&quot;pos&quot;;[.L1552];[.P1550])" office:value-type="string" office:string-value="2136.75269">
            <text:p>2136.75269</text:p>
          </table:table-cell>
          <table:table-cell table:formula="of:=IF([.G1551]=&quot;pos&quot;;[.L1554];[.Q1550])" office:value-type="string" office:string-value="1930.5564">
            <text:p>1930.5564</text:p>
          </table:table-cell>
          <table:table-cell table:formula="of:=IF([.P1551]=[.P1550];&quot;&quot;;CONCATENATE(&quot;{ name = '&quot;;[.O1551];&quot;', x = &quot;;[.P1551];&quot;, z = &quot;;[.Q15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552]=&quot;defName&quot;;[.J1552];[.O1551])" office:value-type="string" office:string-value="bug_med">
            <text:p>bug_med</text:p>
          </table:table-cell>
          <table:table-cell table:formula="of:=IF([.G1552]=&quot;pos&quot;;[.L1553];[.P1551])" office:value-type="string" office:string-value="2136.75269">
            <text:p>2136.75269</text:p>
          </table:table-cell>
          <table:table-cell table:formula="of:=IF([.G1552]=&quot;pos&quot;;[.L1555];[.Q1551])" office:value-type="string" office:string-value="1930.5564">
            <text:p>1930.5564</text:p>
          </table:table-cell>
          <table:table-cell table:formula="of:=IF([.P1552]=[.P1551];&quot;&quot;;CONCATENATE(&quot;{ name = '&quot;;[.O1552];&quot;', x = &quot;;[.P1552];&quot;, z = &quot;;[.Q15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553]=&quot;defName&quot;;[.J1553];[.O1552])" office:value-type="string" office:string-value="bug_med">
            <text:p>bug_med</text:p>
          </table:table-cell>
          <table:table-cell table:formula="of:=IF([.G1553]=&quot;pos&quot;;[.L1554];[.P1552])" office:value-type="string" office:string-value="2136.75269">
            <text:p>2136.75269</text:p>
          </table:table-cell>
          <table:table-cell table:formula="of:=IF([.G1553]=&quot;pos&quot;;[.L1556];[.Q1552])" office:value-type="string" office:string-value="1930.5564">
            <text:p>1930.5564</text:p>
          </table:table-cell>
          <table:table-cell table:formula="of:=IF([.P1553]=[.P1552];&quot;&quot;;CONCATENATE(&quot;{ name = '&quot;;[.O1553];&quot;', x = &quot;;[.P1553];&quot;, z = &quot;;[.Q15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554]=&quot;defName&quot;;[.J1554];[.O1553])" office:value-type="string" office:string-value="bug_med">
            <text:p>bug_med</text:p>
          </table:table-cell>
          <table:table-cell table:formula="of:=IF([.G1554]=&quot;pos&quot;;[.L1555];[.P1553])" office:value-type="string" office:string-value="2136.75269">
            <text:p>2136.75269</text:p>
          </table:table-cell>
          <table:table-cell table:formula="of:=IF([.G1554]=&quot;pos&quot;;[.L1557];[.Q1553])" office:value-type="string" office:string-value="1930.5564">
            <text:p>1930.5564</text:p>
          </table:table-cell>
          <table:table-cell table:formula="of:=IF([.P1554]=[.P1553];&quot;&quot;;CONCATENATE(&quot;{ name = '&quot;;[.O1554];&quot;', x = &quot;;[.P1554];&quot;, z = &quot;;[.Q15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555]=&quot;defName&quot;;[.J1555];[.O1554])" office:value-type="string" office:string-value="bug_med">
            <text:p>bug_med</text:p>
          </table:table-cell>
          <table:table-cell table:formula="of:=IF([.G1555]=&quot;pos&quot;;[.L1556];[.P1554])" office:value-type="string" office:string-value="2136.75269">
            <text:p>2136.75269</text:p>
          </table:table-cell>
          <table:table-cell table:formula="of:=IF([.G1555]=&quot;pos&quot;;[.L1558];[.Q1554])" office:value-type="string" office:string-value="1930.5564">
            <text:p>1930.5564</text:p>
          </table:table-cell>
          <table:table-cell table:formula="of:=IF([.P1555]=[.P1554];&quot;&quot;;CONCATENATE(&quot;{ name = '&quot;;[.O1555];&quot;', x = &quot;;[.P1555];&quot;, z = &quot;;[.Q15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56]=&quot;defName&quot;;[.J1556];[.O1555])" office:value-type="string" office:string-value="bug_med">
            <text:p>bug_med</text:p>
          </table:table-cell>
          <table:table-cell table:formula="of:=IF([.G1556]=&quot;pos&quot;;[.L1557];[.P1555])" office:value-type="string" office:string-value="2136.75269">
            <text:p>2136.75269</text:p>
          </table:table-cell>
          <table:table-cell table:formula="of:=IF([.G1556]=&quot;pos&quot;;[.L1559];[.Q1555])" office:value-type="string" office:string-value="1930.5564">
            <text:p>1930.5564</text:p>
          </table:table-cell>
          <table:table-cell table:formula="of:=IF([.P1556]=[.P1555];&quot;&quot;;CONCATENATE(&quot;{ name = '&quot;;[.O1556];&quot;', x = &quot;;[.P1556];&quot;, z = &quot;;[.Q15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57]=&quot;defName&quot;;[.J1557];[.O1556])" office:value-type="string" office:string-value="bug_med">
            <text:p>bug_med</text:p>
          </table:table-cell>
          <table:table-cell table:formula="of:=IF([.G1557]=&quot;pos&quot;;[.L1558];[.P1556])" office:value-type="string" office:string-value="2136.75269">
            <text:p>2136.75269</text:p>
          </table:table-cell>
          <table:table-cell table:formula="of:=IF([.G1557]=&quot;pos&quot;;[.L1560];[.Q1556])" office:value-type="string" office:string-value="1930.5564">
            <text:p>1930.5564</text:p>
          </table:table-cell>
          <table:table-cell table:formula="of:=IF([.P1557]=[.P1556];&quot;&quot;;CONCATENATE(&quot;{ name = '&quot;;[.O1557];&quot;', x = &quot;;[.P1557];&quot;, z = &quot;;[.Q15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558]=&quot;defName&quot;;[.J1558];[.O1557])" office:value-type="string" office:string-value="bug_med">
            <text:p>bug_med</text:p>
          </table:table-cell>
          <table:table-cell table:formula="of:=IF([.G1558]=&quot;pos&quot;;[.L1559];[.P1557])" office:value-type="string" office:string-value="2136.75269">
            <text:p>2136.75269</text:p>
          </table:table-cell>
          <table:table-cell table:formula="of:=IF([.G1558]=&quot;pos&quot;;[.L1561];[.Q1557])" office:value-type="string" office:string-value="1930.5564">
            <text:p>1930.5564</text:p>
          </table:table-cell>
          <table:table-cell table:formula="of:=IF([.P1558]=[.P1557];&quot;&quot;;CONCATENATE(&quot;{ name = '&quot;;[.O1558];&quot;', x = &quot;;[.P1558];&quot;, z = &quot;;[.Q15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559]=&quot;defName&quot;;[.J1559];[.O1558])" office:value-type="string" office:string-value="bug_med">
            <text:p>bug_med</text:p>
          </table:table-cell>
          <table:table-cell table:formula="of:=IF([.G1559]=&quot;pos&quot;;[.L1560];[.P1558])" office:value-type="string" office:string-value="2136.75269">
            <text:p>2136.75269</text:p>
          </table:table-cell>
          <table:table-cell table:formula="of:=IF([.G1559]=&quot;pos&quot;;[.L1562];[.Q1558])" office:value-type="string" office:string-value="1930.5564">
            <text:p>1930.5564</text:p>
          </table:table-cell>
          <table:table-cell table:formula="of:=IF([.P1559]=[.P1558];&quot;&quot;;CONCATENATE(&quot;{ name = '&quot;;[.O1559];&quot;', x = &quot;;[.P1559];&quot;, z = &quot;;[.Q15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60]=&quot;defName&quot;;[.J1560];[.O1559])" office:value-type="string" office:string-value="bug_med">
            <text:p>bug_med</text:p>
          </table:table-cell>
          <table:table-cell table:formula="of:=IF([.G1560]=&quot;pos&quot;;[.L1561];[.P1559])" office:value-type="string" office:string-value="2136.75269">
            <text:p>2136.75269</text:p>
          </table:table-cell>
          <table:table-cell table:formula="of:=IF([.G1560]=&quot;pos&quot;;[.L1563];[.Q1559])" office:value-type="string" office:string-value="1930.5564">
            <text:p>1930.5564</text:p>
          </table:table-cell>
          <table:table-cell table:formula="of:=IF([.P1560]=[.P1559];&quot;&quot;;CONCATENATE(&quot;{ name = '&quot;;[.O1560];&quot;', x = &quot;;[.P1560];&quot;, z = &quot;;[.Q15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61]=&quot;defName&quot;;[.J1561];[.O1560])" office:value-type="string" office:string-value="bug_med">
            <text:p>bug_med</text:p>
          </table:table-cell>
          <table:table-cell table:formula="of:=IF([.G1561]=&quot;pos&quot;;[.L1562];[.P1560])" office:value-type="string" office:string-value="2136.75269">
            <text:p>2136.75269</text:p>
          </table:table-cell>
          <table:table-cell table:formula="of:=IF([.G1561]=&quot;pos&quot;;[.L1564];[.Q1560])" office:value-type="string" office:string-value="1930.5564">
            <text:p>1930.5564</text:p>
          </table:table-cell>
          <table:table-cell table:formula="of:=IF([.P1561]=[.P1560];&quot;&quot;;CONCATENATE(&quot;{ name = '&quot;;[.O1561];&quot;', x = &quot;;[.P1561];&quot;, z = &quot;;[.Q15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62]=&quot;defName&quot;;[.J1562];[.O1561])" office:value-type="string" office:string-value="bug_med">
            <text:p>bug_med</text:p>
          </table:table-cell>
          <table:table-cell table:formula="of:=IF([.G1562]=&quot;pos&quot;;[.L1563];[.P1561])" office:value-type="string" office:string-value="2136.75269">
            <text:p>2136.75269</text:p>
          </table:table-cell>
          <table:table-cell table:formula="of:=IF([.G1562]=&quot;pos&quot;;[.L1565];[.Q1561])" office:value-type="string" office:string-value="1930.5564">
            <text:p>1930.5564</text:p>
          </table:table-cell>
          <table:table-cell table:formula="of:=IF([.P1562]=[.P1561];&quot;&quot;;CONCATENATE(&quot;{ name = '&quot;;[.O1562];&quot;', x = &quot;;[.P1562];&quot;, z = &quot;;[.Q15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563]=&quot;defName&quot;;[.J1563];[.O1562])" office:value-type="string" office:string-value="bug_med">
            <text:p>bug_med</text:p>
          </table:table-cell>
          <table:table-cell table:formula="of:=IF([.G1563]=&quot;pos&quot;;[.L1564];[.P1562])" office:value-type="string" office:string-value="2136.75269">
            <text:p>2136.75269</text:p>
          </table:table-cell>
          <table:table-cell table:formula="of:=IF([.G1563]=&quot;pos&quot;;[.L1566];[.Q1562])" office:value-type="string" office:string-value="1930.5564">
            <text:p>1930.5564</text:p>
          </table:table-cell>
          <table:table-cell table:formula="of:=IF([.P1563]=[.P1562];&quot;&quot;;CONCATENATE(&quot;{ name = '&quot;;[.O1563];&quot;', x = &quot;;[.P1563];&quot;, z = &quot;;[.Q15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64]=&quot;defName&quot;;[.J1564];[.O1563])" office:value-type="string" office:string-value="bug_med">
            <text:p>bug_med</text:p>
          </table:table-cell>
          <table:table-cell table:formula="of:=IF([.G1564]=&quot;pos&quot;;[.L1565];[.P1563])" office:value-type="string" office:string-value="2136.75269">
            <text:p>2136.75269</text:p>
          </table:table-cell>
          <table:table-cell table:formula="of:=IF([.G1564]=&quot;pos&quot;;[.L1567];[.Q1563])" office:value-type="string" office:string-value="1930.5564">
            <text:p>1930.5564</text:p>
          </table:table-cell>
          <table:table-cell table:formula="of:=IF([.P1564]=[.P1563];&quot;&quot;;CONCATENATE(&quot;{ name = '&quot;;[.O1564];&quot;', x = &quot;;[.P1564];&quot;, z = &quot;;[.Q15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65]=&quot;defName&quot;;[.J1565];[.O1564])" office:value-type="string" office:string-value="bug_med">
            <text:p>bug_med</text:p>
          </table:table-cell>
          <table:table-cell table:formula="of:=IF([.G1565]=&quot;pos&quot;;[.L1566];[.P1564])" office:value-type="string" office:string-value="2136.75269">
            <text:p>2136.75269</text:p>
          </table:table-cell>
          <table:table-cell table:formula="of:=IF([.G1565]=&quot;pos&quot;;[.L1568];[.Q1564])" office:value-type="string" office:string-value="1930.5564">
            <text:p>1930.5564</text:p>
          </table:table-cell>
          <table:table-cell table:formula="of:=IF([.P1565]=[.P1564];&quot;&quot;;CONCATENATE(&quot;{ name = '&quot;;[.O1565];&quot;', x = &quot;;[.P1565];&quot;, z = &quot;;[.Q15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566]=&quot;defName&quot;;[.J1566];[.O1565])" office:value-type="string" office:string-value="bug_med">
            <text:p>bug_med</text:p>
          </table:table-cell>
          <table:table-cell table:formula="of:=IF([.G1566]=&quot;pos&quot;;[.L1567];[.P1565])" office:value-type="string" office:string-value="2136.75269">
            <text:p>2136.75269</text:p>
          </table:table-cell>
          <table:table-cell table:formula="of:=IF([.G1566]=&quot;pos&quot;;[.L1569];[.Q1565])" office:value-type="string" office:string-value="1930.5564">
            <text:p>1930.5564</text:p>
          </table:table-cell>
          <table:table-cell table:formula="of:=IF([.P1566]=[.P1565];&quot;&quot;;CONCATENATE(&quot;{ name = '&quot;;[.O1566];&quot;', x = &quot;;[.P1566];&quot;, z = &quot;;[.Q15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567]=&quot;defName&quot;;[.J1567];[.O1566])" office:value-type="string" office:string-value="bug_med">
            <text:p>bug_med</text:p>
          </table:table-cell>
          <table:table-cell table:formula="of:=IF([.G1567]=&quot;pos&quot;;[.L1568];[.P1566])" office:value-type="string" office:string-value="2136.75269">
            <text:p>2136.75269</text:p>
          </table:table-cell>
          <table:table-cell table:formula="of:=IF([.G1567]=&quot;pos&quot;;[.L1570];[.Q1566])" office:value-type="string" office:string-value="1930.5564">
            <text:p>1930.5564</text:p>
          </table:table-cell>
          <table:table-cell table:formula="of:=IF([.P1567]=[.P1566];&quot;&quot;;CONCATENATE(&quot;{ name = '&quot;;[.O1567];&quot;', x = &quot;;[.P1567];&quot;, z = &quot;;[.Q15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68]=&quot;defName&quot;;[.J1568];[.O1567])" office:value-type="string" office:string-value="bug_med">
            <text:p>bug_med</text:p>
          </table:table-cell>
          <table:table-cell table:formula="of:=IF([.G1568]=&quot;pos&quot;;[.L1569];[.P1567])" office:value-type="string" office:string-value="2136.75269">
            <text:p>2136.75269</text:p>
          </table:table-cell>
          <table:table-cell table:formula="of:=IF([.G1568]=&quot;pos&quot;;[.L1571];[.Q1567])" office:value-type="string" office:string-value="1930.5564">
            <text:p>1930.5564</text:p>
          </table:table-cell>
          <table:table-cell table:formula="of:=IF([.P1568]=[.P1567];&quot;&quot;;CONCATENATE(&quot;{ name = '&quot;;[.O1568];&quot;', x = &quot;;[.P1568];&quot;, z = &quot;;[.Q15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69]=&quot;defName&quot;;[.J1569];[.O1568])" office:value-type="string" office:string-value="bug_med">
            <text:p>bug_med</text:p>
          </table:table-cell>
          <table:table-cell table:formula="of:=IF([.G1569]=&quot;pos&quot;;[.L1570];[.P1568])" office:value-type="string" office:string-value="2136.75269">
            <text:p>2136.75269</text:p>
          </table:table-cell>
          <table:table-cell table:formula="of:=IF([.G1569]=&quot;pos&quot;;[.L1572];[.Q1568])" office:value-type="string" office:string-value="1930.5564">
            <text:p>1930.5564</text:p>
          </table:table-cell>
          <table:table-cell table:formula="of:=IF([.P1569]=[.P1568];&quot;&quot;;CONCATENATE(&quot;{ name = '&quot;;[.O1569];&quot;', x = &quot;;[.P1569];&quot;, z = &quot;;[.Q15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570]=&quot;defName&quot;;[.J1570];[.O1569])" office:value-type="string" office:string-value="bug_med">
            <text:p>bug_med</text:p>
          </table:table-cell>
          <table:table-cell table:formula="of:=IF([.G1570]=&quot;pos&quot;;[.L1571];[.P1569])" office:value-type="string" office:string-value="2136.75269">
            <text:p>2136.75269</text:p>
          </table:table-cell>
          <table:table-cell table:formula="of:=IF([.G1570]=&quot;pos&quot;;[.L1573];[.Q1569])" office:value-type="string" office:string-value="1930.5564">
            <text:p>1930.5564</text:p>
          </table:table-cell>
          <table:table-cell table:formula="of:=IF([.P1570]=[.P1569];&quot;&quot;;CONCATENATE(&quot;{ name = '&quot;;[.O1570];&quot;', x = &quot;;[.P1570];&quot;, z = &quot;;[.Q15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571]=&quot;defName&quot;;[.J1571];[.O1570])" office:value-type="string" office:string-value="bug_med">
            <text:p>bug_med</text:p>
          </table:table-cell>
          <table:table-cell table:formula="of:=IF([.G1571]=&quot;pos&quot;;[.L1572];[.P1570])" office:value-type="string" office:string-value="2136.75269">
            <text:p>2136.75269</text:p>
          </table:table-cell>
          <table:table-cell table:formula="of:=IF([.G1571]=&quot;pos&quot;;[.L1574];[.Q1570])" office:value-type="string" office:string-value="1930.5564">
            <text:p>1930.5564</text:p>
          </table:table-cell>
          <table:table-cell table:formula="of:=IF([.P1571]=[.P1570];&quot;&quot;;CONCATENATE(&quot;{ name = '&quot;;[.O1571];&quot;', x = &quot;;[.P1571];&quot;, z = &quot;;[.Q15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572]=&quot;defName&quot;;[.J1572];[.O1571])" office:value-type="string" office:string-value="bug_med">
            <text:p>bug_med</text:p>
          </table:table-cell>
          <table:table-cell table:formula="of:=IF([.G1572]=&quot;pos&quot;;[.L1573];[.P1571])" office:value-type="string" office:string-value="2136.75269">
            <text:p>2136.75269</text:p>
          </table:table-cell>
          <table:table-cell table:formula="of:=IF([.G1572]=&quot;pos&quot;;[.L1575];[.Q1571])" office:value-type="string" office:string-value="1930.5564">
            <text:p>1930.5564</text:p>
          </table:table-cell>
          <table:table-cell table:formula="of:=IF([.P1572]=[.P1571];&quot;&quot;;CONCATENATE(&quot;{ name = '&quot;;[.O1572];&quot;', x = &quot;;[.P1572];&quot;, z = &quot;;[.Q15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573]=&quot;defName&quot;;[.J1573];[.O1572])" office:value-type="string" office:string-value="bug_med">
            <text:p>bug_med</text:p>
          </table:table-cell>
          <table:table-cell table:formula="of:=IF([.G1573]=&quot;pos&quot;;[.L1574];[.P1572])" office:value-type="string" office:string-value="2136.75269">
            <text:p>2136.75269</text:p>
          </table:table-cell>
          <table:table-cell table:formula="of:=IF([.G1573]=&quot;pos&quot;;[.L1576];[.Q1572])" office:value-type="string" office:string-value="1930.5564">
            <text:p>1930.5564</text:p>
          </table:table-cell>
          <table:table-cell table:formula="of:=IF([.P1573]=[.P1572];&quot;&quot;;CONCATENATE(&quot;{ name = '&quot;;[.O1573];&quot;', x = &quot;;[.P1573];&quot;, z = &quot;;[.Q15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574]=&quot;defName&quot;;[.J1574];[.O1573])" office:value-type="string" office:string-value="bug_med">
            <text:p>bug_med</text:p>
          </table:table-cell>
          <table:table-cell table:formula="of:=IF([.G1574]=&quot;pos&quot;;[.L1575];[.P1573])" office:value-type="string" office:string-value="2136.75269">
            <text:p>2136.75269</text:p>
          </table:table-cell>
          <table:table-cell table:formula="of:=IF([.G1574]=&quot;pos&quot;;[.L1577];[.Q1573])" office:value-type="string" office:string-value="1930.5564">
            <text:p>1930.5564</text:p>
          </table:table-cell>
          <table:table-cell table:formula="of:=IF([.P1574]=[.P1573];&quot;&quot;;CONCATENATE(&quot;{ name = '&quot;;[.O1574];&quot;', x = &quot;;[.P1574];&quot;, z = &quot;;[.Q15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575]=&quot;defName&quot;;[.J1575];[.O1574])" office:value-type="string" office:string-value="bug_med">
            <text:p>bug_med</text:p>
          </table:table-cell>
          <table:table-cell table:formula="of:=IF([.G1575]=&quot;pos&quot;;[.L1576];[.P1574])" office:value-type="string" office:string-value="2136.75269">
            <text:p>2136.75269</text:p>
          </table:table-cell>
          <table:table-cell table:formula="of:=IF([.G1575]=&quot;pos&quot;;[.L1578];[.Q1574])" office:value-type="string" office:string-value="1930.5564">
            <text:p>1930.5564</text:p>
          </table:table-cell>
          <table:table-cell table:formula="of:=IF([.P1575]=[.P1574];&quot;&quot;;CONCATENATE(&quot;{ name = '&quot;;[.O1575];&quot;', x = &quot;;[.P1575];&quot;, z = &quot;;[.Q157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76]=&quot;defName&quot;;[.J1576];[.O1575])" office:value-type="string" office:string-value="bug_med">
            <text:p>bug_med</text:p>
          </table:table-cell>
          <table:table-cell table:formula="of:=IF([.G1576]=&quot;pos&quot;;[.L1577];[.P1575])" office:value-type="string" office:string-value="2136.75269">
            <text:p>2136.75269</text:p>
          </table:table-cell>
          <table:table-cell table:formula="of:=IF([.G1576]=&quot;pos&quot;;[.L1579];[.Q1575])" office:value-type="string" office:string-value="1930.5564">
            <text:p>1930.5564</text:p>
          </table:table-cell>
          <table:table-cell table:formula="of:=IF([.P1576]=[.P1575];&quot;&quot;;CONCATENATE(&quot;{ name = '&quot;;[.O1576];&quot;', x = &quot;;[.P1576];&quot;, z = &quot;;[.Q157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77]=&quot;defName&quot;;[.J1577];[.O1576])" office:value-type="string" office:string-value="bug_med">
            <text:p>bug_med</text:p>
          </table:table-cell>
          <table:table-cell table:formula="of:=IF([.G1577]=&quot;pos&quot;;[.L1578];[.P1576])" office:value-type="string" office:string-value="2136.75269">
            <text:p>2136.75269</text:p>
          </table:table-cell>
          <table:table-cell table:formula="of:=IF([.G1577]=&quot;pos&quot;;[.L1580];[.Q1576])" office:value-type="string" office:string-value="1930.5564">
            <text:p>1930.5564</text:p>
          </table:table-cell>
          <table:table-cell table:formula="of:=IF([.P1577]=[.P1576];&quot;&quot;;CONCATENATE(&quot;{ name = '&quot;;[.O1577];&quot;', x = &quot;;[.P1577];&quot;, z = &quot;;[.Q15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578]=&quot;defName&quot;;[.J1578];[.O1577])" office:value-type="string" office:string-value="bug_med">
            <text:p>bug_med</text:p>
          </table:table-cell>
          <table:table-cell table:formula="of:=IF([.G1578]=&quot;pos&quot;;[.L1579];[.P1577])" office:value-type="string" office:string-value="2136.75269">
            <text:p>2136.75269</text:p>
          </table:table-cell>
          <table:table-cell table:formula="of:=IF([.G1578]=&quot;pos&quot;;[.L1581];[.Q1577])" office:value-type="string" office:string-value="1930.5564">
            <text:p>1930.5564</text:p>
          </table:table-cell>
          <table:table-cell table:formula="of:=IF([.P1578]=[.P1577];&quot;&quot;;CONCATENATE(&quot;{ name = '&quot;;[.O1578];&quot;', x = &quot;;[.P1578];&quot;, z = &quot;;[.Q15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79]=&quot;defName&quot;;[.J1579];[.O1578])" office:value-type="string" office:string-value="bug_med">
            <text:p>bug_med</text:p>
          </table:table-cell>
          <table:table-cell table:formula="of:=IF([.G1579]=&quot;pos&quot;;[.L1580];[.P1578])" office:value-type="string" office:string-value="2136.75269">
            <text:p>2136.75269</text:p>
          </table:table-cell>
          <table:table-cell table:formula="of:=IF([.G1579]=&quot;pos&quot;;[.L1582];[.Q1578])" office:value-type="string" office:string-value="1930.5564">
            <text:p>1930.5564</text:p>
          </table:table-cell>
          <table:table-cell table:formula="of:=IF([.P1579]=[.P1578];&quot;&quot;;CONCATENATE(&quot;{ name = '&quot;;[.O1579];&quot;', x = &quot;;[.P1579];&quot;, z = &quot;;[.Q15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580]=&quot;defName&quot;;[.J1580];[.O1579])" office:value-type="string" office:string-value="bug_med">
            <text:p>bug_med</text:p>
          </table:table-cell>
          <table:table-cell table:formula="of:=IF([.G1580]=&quot;pos&quot;;[.L1581];[.P1579])" office:value-type="string" office:string-value="2136.75269">
            <text:p>2136.75269</text:p>
          </table:table-cell>
          <table:table-cell table:formula="of:=IF([.G1580]=&quot;pos&quot;;[.L1583];[.Q1579])" office:value-type="string" office:string-value="1930.5564">
            <text:p>1930.5564</text:p>
          </table:table-cell>
          <table:table-cell table:formula="of:=IF([.P1580]=[.P1579];&quot;&quot;;CONCATENATE(&quot;{ name = '&quot;;[.O1580];&quot;', x = &quot;;[.P1580];&quot;, z = &quot;;[.Q15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81]=&quot;defName&quot;;[.J1581];[.O1580])" office:value-type="string" office:string-value="bug_med">
            <text:p>bug_med</text:p>
          </table:table-cell>
          <table:table-cell table:formula="of:=IF([.G1581]=&quot;pos&quot;;[.L1582];[.P1580])" office:value-type="string" office:string-value="2136.75269">
            <text:p>2136.75269</text:p>
          </table:table-cell>
          <table:table-cell table:formula="of:=IF([.G1581]=&quot;pos&quot;;[.L1584];[.Q1580])" office:value-type="string" office:string-value="1930.5564">
            <text:p>1930.5564</text:p>
          </table:table-cell>
          <table:table-cell table:formula="of:=IF([.P1581]=[.P1580];&quot;&quot;;CONCATENATE(&quot;{ name = '&quot;;[.O1581];&quot;', x = &quot;;[.P1581];&quot;, z = &quot;;[.Q15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582]=&quot;defName&quot;;[.J1582];[.O1581])" office:value-type="string" office:string-value="bug_med">
            <text:p>bug_med</text:p>
          </table:table-cell>
          <table:table-cell table:formula="of:=IF([.G1582]=&quot;pos&quot;;[.L1583];[.P1581])" office:value-type="string" office:string-value="2136.75269">
            <text:p>2136.75269</text:p>
          </table:table-cell>
          <table:table-cell table:formula="of:=IF([.G1582]=&quot;pos&quot;;[.L1585];[.Q1581])" office:value-type="string" office:string-value="1930.5564">
            <text:p>1930.5564</text:p>
          </table:table-cell>
          <table:table-cell table:formula="of:=IF([.P1582]=[.P1581];&quot;&quot;;CONCATENATE(&quot;{ name = '&quot;;[.O1582];&quot;', x = &quot;;[.P1582];&quot;, z = &quot;;[.Q15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583]=&quot;defName&quot;;[.J1583];[.O1582])" office:value-type="string" office:string-value="bug_med">
            <text:p>bug_med</text:p>
          </table:table-cell>
          <table:table-cell table:formula="of:=IF([.G1583]=&quot;pos&quot;;[.L1584];[.P1582])" office:value-type="string" office:string-value="2136.75269">
            <text:p>2136.75269</text:p>
          </table:table-cell>
          <table:table-cell table:formula="of:=IF([.G1583]=&quot;pos&quot;;[.L1586];[.Q1582])" office:value-type="string" office:string-value="1930.5564">
            <text:p>1930.5564</text:p>
          </table:table-cell>
          <table:table-cell table:formula="of:=IF([.P1583]=[.P1582];&quot;&quot;;CONCATENATE(&quot;{ name = '&quot;;[.O1583];&quot;', x = &quot;;[.P1583];&quot;, z = &quot;;[.Q15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84]=&quot;defName&quot;;[.J1584];[.O1583])" office:value-type="string" office:string-value="bug_med">
            <text:p>bug_med</text:p>
          </table:table-cell>
          <table:table-cell table:formula="of:=IF([.G1584]=&quot;pos&quot;;[.L1585];[.P1583])" office:value-type="string" office:string-value="2136.75269">
            <text:p>2136.75269</text:p>
          </table:table-cell>
          <table:table-cell table:formula="of:=IF([.G1584]=&quot;pos&quot;;[.L1587];[.Q1583])" office:value-type="string" office:string-value="1930.5564">
            <text:p>1930.5564</text:p>
          </table:table-cell>
          <table:table-cell table:formula="of:=IF([.P1584]=[.P1583];&quot;&quot;;CONCATENATE(&quot;{ name = '&quot;;[.O1584];&quot;', x = &quot;;[.P1584];&quot;, z = &quot;;[.Q15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585]=&quot;defName&quot;;[.J1585];[.O1584])" office:value-type="string" office:string-value="bug_med">
            <text:p>bug_med</text:p>
          </table:table-cell>
          <table:table-cell table:formula="of:=IF([.G1585]=&quot;pos&quot;;[.L1586];[.P1584])" office:value-type="string" office:string-value="2136.75269">
            <text:p>2136.75269</text:p>
          </table:table-cell>
          <table:table-cell table:formula="of:=IF([.G1585]=&quot;pos&quot;;[.L1588];[.Q1584])" office:value-type="string" office:string-value="1930.5564">
            <text:p>1930.5564</text:p>
          </table:table-cell>
          <table:table-cell table:formula="of:=IF([.P1585]=[.P1584];&quot;&quot;;CONCATENATE(&quot;{ name = '&quot;;[.O1585];&quot;', x = &quot;;[.P1585];&quot;, z = &quot;;[.Q15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586]=&quot;defName&quot;;[.J1586];[.O1585])" office:value-type="string" office:string-value="bug_med">
            <text:p>bug_med</text:p>
          </table:table-cell>
          <table:table-cell table:formula="of:=IF([.G1586]=&quot;pos&quot;;[.L1587];[.P1585])" office:value-type="string" office:string-value="2136.75269">
            <text:p>2136.75269</text:p>
          </table:table-cell>
          <table:table-cell table:formula="of:=IF([.G1586]=&quot;pos&quot;;[.L1589];[.Q1585])" office:value-type="string" office:string-value="1930.5564">
            <text:p>1930.5564</text:p>
          </table:table-cell>
          <table:table-cell table:formula="of:=IF([.P1586]=[.P1585];&quot;&quot;;CONCATENATE(&quot;{ name = '&quot;;[.O1586];&quot;', x = &quot;;[.P1586];&quot;, z = &quot;;[.Q15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587]=&quot;defName&quot;;[.J1587];[.O1586])" office:value-type="string" office:string-value="bug_med">
            <text:p>bug_med</text:p>
          </table:table-cell>
          <table:table-cell table:formula="of:=IF([.G1587]=&quot;pos&quot;;[.L1588];[.P1586])" office:value-type="string" office:string-value="2136.75269">
            <text:p>2136.75269</text:p>
          </table:table-cell>
          <table:table-cell table:formula="of:=IF([.G1587]=&quot;pos&quot;;[.L1590];[.Q1586])" office:value-type="string" office:string-value="1930.5564">
            <text:p>1930.5564</text:p>
          </table:table-cell>
          <table:table-cell table:formula="of:=IF([.P1587]=[.P1586];&quot;&quot;;CONCATENATE(&quot;{ name = '&quot;;[.O1587];&quot;', x = &quot;;[.P1587];&quot;, z = &quot;;[.Q15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88]=&quot;defName&quot;;[.J1588];[.O1587])" office:value-type="string" office:string-value="bug_med">
            <text:p>bug_med</text:p>
          </table:table-cell>
          <table:table-cell table:formula="of:=IF([.G1588]=&quot;pos&quot;;[.L1589];[.P1587])" office:value-type="string" office:string-value="2136.75269">
            <text:p>2136.75269</text:p>
          </table:table-cell>
          <table:table-cell table:formula="of:=IF([.G1588]=&quot;pos&quot;;[.L1591];[.Q1587])" office:value-type="string" office:string-value="1930.5564">
            <text:p>1930.5564</text:p>
          </table:table-cell>
          <table:table-cell table:formula="of:=IF([.P1588]=[.P1587];&quot;&quot;;CONCATENATE(&quot;{ name = '&quot;;[.O1588];&quot;', x = &quot;;[.P1588];&quot;, z = &quot;;[.Q15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89]=&quot;defName&quot;;[.J1589];[.O1588])" office:value-type="string" office:string-value="bug_med">
            <text:p>bug_med</text:p>
          </table:table-cell>
          <table:table-cell table:formula="of:=IF([.G1589]=&quot;pos&quot;;[.L1590];[.P1588])" office:value-type="string" office:string-value="2918.83008">
            <text:p>2918.83008</text:p>
          </table:table-cell>
          <table:table-cell table:formula="of:=IF([.G1589]=&quot;pos&quot;;[.L1592];[.Q1588])" office:value-type="string" office:string-value="926.624023">
            <text:p>926.624023</text:p>
          </table:table-cell>
          <table:table-cell table:formula="of:=IF([.P1589]=[.P1588];&quot;&quot;;CONCATENATE(&quot;{ name = '&quot;;[.O1589];&quot;', x = &quot;;[.P1589];&quot;, z = &quot;;[.Q1589];&quot;, facing = 0, },&quot;))" office:value-type="string" office:string-value="{ name = 'bug_med', x = 2918.83008, z = 926.624023, facing = 0, },">
            <text:p>{ name = 'bug_med', x = 2918.83008, z = 926.624023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918.83008</text:p>
          </table:table-cell>
          <table:table-cell table:number-columns-repeated="2"/>
          <table:table-cell table:formula="of:=IF([.G1590]=&quot;defName&quot;;[.J1590];[.O1589])" office:value-type="string" office:string-value="bug_med">
            <text:p>bug_med</text:p>
          </table:table-cell>
          <table:table-cell table:formula="of:=IF([.G1590]=&quot;pos&quot;;[.L1591];[.P1589])" office:value-type="string" office:string-value="2918.83008">
            <text:p>2918.83008</text:p>
          </table:table-cell>
          <table:table-cell table:formula="of:=IF([.G1590]=&quot;pos&quot;;[.L1593];[.Q1589])" office:value-type="string" office:string-value="926.624023">
            <text:p>926.624023</text:p>
          </table:table-cell>
          <table:table-cell table:formula="of:=IF([.P1590]=[.P1589];&quot;&quot;;CONCATENATE(&quot;{ name = '&quot;;[.O1590];&quot;', x = &quot;;[.P1590];&quot;, z = &quot;;[.Q15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6.3023529</text:p>
          </table:table-cell>
          <table:table-cell table:number-columns-repeated="2"/>
          <table:table-cell table:formula="of:=IF([.G1591]=&quot;defName&quot;;[.J1591];[.O1590])" office:value-type="string" office:string-value="bug_med">
            <text:p>bug_med</text:p>
          </table:table-cell>
          <table:table-cell table:formula="of:=IF([.G1591]=&quot;pos&quot;;[.L1592];[.P1590])" office:value-type="string" office:string-value="2918.83008">
            <text:p>2918.83008</text:p>
          </table:table-cell>
          <table:table-cell table:formula="of:=IF([.G1591]=&quot;pos&quot;;[.L1594];[.Q1590])" office:value-type="string" office:string-value="926.624023">
            <text:p>926.624023</text:p>
          </table:table-cell>
          <table:table-cell table:formula="of:=IF([.P1591]=[.P1590];&quot;&quot;;CONCATENATE(&quot;{ name = '&quot;;[.O1591];&quot;', x = &quot;;[.P1591];&quot;, z = &quot;;[.Q15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926.624023</text:p>
          </table:table-cell>
          <table:table-cell table:number-columns-repeated="2"/>
          <table:table-cell table:formula="of:=IF([.G1592]=&quot;defName&quot;;[.J1592];[.O1591])" office:value-type="string" office:string-value="bug_med">
            <text:p>bug_med</text:p>
          </table:table-cell>
          <table:table-cell table:formula="of:=IF([.G1592]=&quot;pos&quot;;[.L1593];[.P1591])" office:value-type="string" office:string-value="2918.83008">
            <text:p>2918.83008</text:p>
          </table:table-cell>
          <table:table-cell table:formula="of:=IF([.G1592]=&quot;pos&quot;;[.L1595];[.Q1591])" office:value-type="string" office:string-value="926.624023">
            <text:p>926.624023</text:p>
          </table:table-cell>
          <table:table-cell table:formula="of:=IF([.P1592]=[.P1591];&quot;&quot;;CONCATENATE(&quot;{ name = '&quot;;[.O1592];&quot;', x = &quot;;[.P1592];&quot;, z = &quot;;[.Q15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93]=&quot;defName&quot;;[.J1593];[.O1592])" office:value-type="string" office:string-value="bug_med">
            <text:p>bug_med</text:p>
          </table:table-cell>
          <table:table-cell table:formula="of:=IF([.G1593]=&quot;pos&quot;;[.L1594];[.P1592])" office:value-type="string" office:string-value="2918.83008">
            <text:p>2918.83008</text:p>
          </table:table-cell>
          <table:table-cell table:formula="of:=IF([.G1593]=&quot;pos&quot;;[.L1596];[.Q1592])" office:value-type="string" office:string-value="926.624023">
            <text:p>926.624023</text:p>
          </table:table-cell>
          <table:table-cell table:formula="of:=IF([.P1593]=[.P1592];&quot;&quot;;CONCATENATE(&quot;{ name = '&quot;;[.O1593];&quot;', x = &quot;;[.P1593];&quot;, z = &quot;;[.Q15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94]=&quot;defName&quot;;[.J1594];[.O1593])" office:value-type="string" office:string-value="bug_med">
            <text:p>bug_med</text:p>
          </table:table-cell>
          <table:table-cell table:formula="of:=IF([.G1594]=&quot;pos&quot;;[.L1595];[.P1593])" office:value-type="string" office:string-value="2918.83008">
            <text:p>2918.83008</text:p>
          </table:table-cell>
          <table:table-cell table:formula="of:=IF([.G1594]=&quot;pos&quot;;[.L1597];[.Q1593])" office:value-type="string" office:string-value="926.624023">
            <text:p>926.624023</text:p>
          </table:table-cell>
          <table:table-cell table:formula="of:=IF([.P1594]=[.P1593];&quot;&quot;;CONCATENATE(&quot;{ name = '&quot;;[.O1594];&quot;', x = &quot;;[.P1594];&quot;, z = &quot;;[.Q15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1595]=&quot;defName&quot;;[.J1595];[.O1594])" office:value-type="string" office:string-value="bug_med">
            <text:p>bug_med</text:p>
          </table:table-cell>
          <table:table-cell table:formula="of:=IF([.G1595]=&quot;pos&quot;;[.L1596];[.P1594])" office:value-type="string" office:string-value="2918.83008">
            <text:p>2918.83008</text:p>
          </table:table-cell>
          <table:table-cell table:formula="of:=IF([.G1595]=&quot;pos&quot;;[.L1598];[.Q1594])" office:value-type="string" office:string-value="926.624023">
            <text:p>926.624023</text:p>
          </table:table-cell>
          <table:table-cell table:formula="of:=IF([.P1595]=[.P1594];&quot;&quot;;CONCATENATE(&quot;{ name = '&quot;;[.O1595];&quot;', x = &quot;;[.P1595];&quot;, z = &quot;;[.Q15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1596]=&quot;defName&quot;;[.J1596];[.O1595])" office:value-type="string" office:string-value="bug_med">
            <text:p>bug_med</text:p>
          </table:table-cell>
          <table:table-cell table:formula="of:=IF([.G1596]=&quot;pos&quot;;[.L1597];[.P1595])" office:value-type="string" office:string-value="2918.83008">
            <text:p>2918.83008</text:p>
          </table:table-cell>
          <table:table-cell table:formula="of:=IF([.G1596]=&quot;pos&quot;;[.L1599];[.Q1595])" office:value-type="string" office:string-value="926.624023">
            <text:p>926.624023</text:p>
          </table:table-cell>
          <table:table-cell table:formula="of:=IF([.P1596]=[.P1595];&quot;&quot;;CONCATENATE(&quot;{ name = '&quot;;[.O1596];&quot;', x = &quot;;[.P1596];&quot;, z = &quot;;[.Q15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597]=&quot;defName&quot;;[.J1597];[.O1596])" office:value-type="string" office:string-value="bug_med">
            <text:p>bug_med</text:p>
          </table:table-cell>
          <table:table-cell table:formula="of:=IF([.G1597]=&quot;pos&quot;;[.L1598];[.P1596])" office:value-type="string" office:string-value="2918.83008">
            <text:p>2918.83008</text:p>
          </table:table-cell>
          <table:table-cell table:formula="of:=IF([.G1597]=&quot;pos&quot;;[.L1600];[.Q1596])" office:value-type="string" office:string-value="926.624023">
            <text:p>926.624023</text:p>
          </table:table-cell>
          <table:table-cell table:formula="of:=IF([.P1597]=[.P1596];&quot;&quot;;CONCATENATE(&quot;{ name = '&quot;;[.O1597];&quot;', x = &quot;;[.P1597];&quot;, z = &quot;;[.Q15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598]=&quot;defName&quot;;[.J1598];[.O1597])" office:value-type="string" office:string-value="bug_med">
            <text:p>bug_med</text:p>
          </table:table-cell>
          <table:table-cell table:formula="of:=IF([.G1598]=&quot;pos&quot;;[.L1599];[.P1597])" office:value-type="string" office:string-value="2918.83008">
            <text:p>2918.83008</text:p>
          </table:table-cell>
          <table:table-cell table:formula="of:=IF([.G1598]=&quot;pos&quot;;[.L1601];[.Q1597])" office:value-type="string" office:string-value="926.624023">
            <text:p>926.624023</text:p>
          </table:table-cell>
          <table:table-cell table:formula="of:=IF([.P1598]=[.P1597];&quot;&quot;;CONCATENATE(&quot;{ name = '&quot;;[.O1598];&quot;', x = &quot;;[.P1598];&quot;, z = &quot;;[.Q15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599]=&quot;defName&quot;;[.J1599];[.O1598])" office:value-type="string" office:string-value="bug_med">
            <text:p>bug_med</text:p>
          </table:table-cell>
          <table:table-cell table:formula="of:=IF([.G1599]=&quot;pos&quot;;[.L1600];[.P1598])" office:value-type="string" office:string-value="2918.83008">
            <text:p>2918.83008</text:p>
          </table:table-cell>
          <table:table-cell table:formula="of:=IF([.G1599]=&quot;pos&quot;;[.L1602];[.Q1598])" office:value-type="string" office:string-value="926.624023">
            <text:p>926.624023</text:p>
          </table:table-cell>
          <table:table-cell table:formula="of:=IF([.P1599]=[.P1598];&quot;&quot;;CONCATENATE(&quot;{ name = '&quot;;[.O1599];&quot;', x = &quot;;[.P1599];&quot;, z = &quot;;[.Q15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00]=&quot;defName&quot;;[.J1600];[.O1599])" office:value-type="string" office:string-value="bug_med">
            <text:p>bug_med</text:p>
          </table:table-cell>
          <table:table-cell table:formula="of:=IF([.G1600]=&quot;pos&quot;;[.L1601];[.P1599])" office:value-type="string" office:string-value="2918.83008">
            <text:p>2918.83008</text:p>
          </table:table-cell>
          <table:table-cell table:formula="of:=IF([.G1600]=&quot;pos&quot;;[.L1603];[.Q1599])" office:value-type="string" office:string-value="926.624023">
            <text:p>926.624023</text:p>
          </table:table-cell>
          <table:table-cell table:formula="of:=IF([.P1600]=[.P1599];&quot;&quot;;CONCATENATE(&quot;{ name = '&quot;;[.O1600];&quot;', x = &quot;;[.P1600];&quot;, z = &quot;;[.Q16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2.73778868</text:p>
          </table:table-cell>
          <table:table-cell table:number-columns-repeated="2"/>
          <table:table-cell table:formula="of:=IF([.G1601]=&quot;defName&quot;;[.J1601];[.O1600])" office:value-type="string" office:string-value="bug_med">
            <text:p>bug_med</text:p>
          </table:table-cell>
          <table:table-cell table:formula="of:=IF([.G1601]=&quot;pos&quot;;[.L1602];[.P1600])" office:value-type="string" office:string-value="2918.83008">
            <text:p>2918.83008</text:p>
          </table:table-cell>
          <table:table-cell table:formula="of:=IF([.G1601]=&quot;pos&quot;;[.L1604];[.Q1600])" office:value-type="string" office:string-value="926.624023">
            <text:p>926.624023</text:p>
          </table:table-cell>
          <table:table-cell table:formula="of:=IF([.P1601]=[.P1600];&quot;&quot;;CONCATENATE(&quot;{ name = '&quot;;[.O1601];&quot;', x = &quot;;[.P1601];&quot;, z = &quot;;[.Q16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02]=&quot;defName&quot;;[.J1602];[.O1601])" office:value-type="string" office:string-value="bug_med">
            <text:p>bug_med</text:p>
          </table:table-cell>
          <table:table-cell table:formula="of:=IF([.G1602]=&quot;pos&quot;;[.L1603];[.P1601])" office:value-type="string" office:string-value="2918.83008">
            <text:p>2918.83008</text:p>
          </table:table-cell>
          <table:table-cell table:formula="of:=IF([.G1602]=&quot;pos&quot;;[.L1605];[.Q1601])" office:value-type="string" office:string-value="926.624023">
            <text:p>926.624023</text:p>
          </table:table-cell>
          <table:table-cell table:formula="of:=IF([.P1602]=[.P1601];&quot;&quot;;CONCATENATE(&quot;{ name = '&quot;;[.O1602];&quot;', x = &quot;;[.P1602];&quot;, z = &quot;;[.Q16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03]=&quot;defName&quot;;[.J1603];[.O1602])" office:value-type="string" office:string-value="bug_med">
            <text:p>bug_med</text:p>
          </table:table-cell>
          <table:table-cell table:formula="of:=IF([.G1603]=&quot;pos&quot;;[.L1604];[.P1602])" office:value-type="string" office:string-value="2918.83008">
            <text:p>2918.83008</text:p>
          </table:table-cell>
          <table:table-cell table:formula="of:=IF([.G1603]=&quot;pos&quot;;[.L1606];[.Q1602])" office:value-type="string" office:string-value="926.624023">
            <text:p>926.624023</text:p>
          </table:table-cell>
          <table:table-cell table:formula="of:=IF([.P1603]=[.P1602];&quot;&quot;;CONCATENATE(&quot;{ name = '&quot;;[.O1603];&quot;', x = &quot;;[.P1603];&quot;, z = &quot;;[.Q16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604]=&quot;defName&quot;;[.J1604];[.O1603])" office:value-type="string" office:string-value="bug_med">
            <text:p>bug_med</text:p>
          </table:table-cell>
          <table:table-cell table:formula="of:=IF([.G1604]=&quot;pos&quot;;[.L1605];[.P1603])" office:value-type="string" office:string-value="2918.83008">
            <text:p>2918.83008</text:p>
          </table:table-cell>
          <table:table-cell table:formula="of:=IF([.G1604]=&quot;pos&quot;;[.L1607];[.Q1603])" office:value-type="string" office:string-value="926.624023">
            <text:p>926.624023</text:p>
          </table:table-cell>
          <table:table-cell table:formula="of:=IF([.P1604]=[.P1603];&quot;&quot;;CONCATENATE(&quot;{ name = '&quot;;[.O1604];&quot;', x = &quot;;[.P1604];&quot;, z = &quot;;[.Q16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05]=&quot;defName&quot;;[.J1605];[.O1604])" office:value-type="string" office:string-value="bug_med">
            <text:p>bug_med</text:p>
          </table:table-cell>
          <table:table-cell table:formula="of:=IF([.G1605]=&quot;pos&quot;;[.L1606];[.P1604])" office:value-type="string" office:string-value="2918.83008">
            <text:p>2918.83008</text:p>
          </table:table-cell>
          <table:table-cell table:formula="of:=IF([.G1605]=&quot;pos&quot;;[.L1608];[.Q1604])" office:value-type="string" office:string-value="926.624023">
            <text:p>926.624023</text:p>
          </table:table-cell>
          <table:table-cell table:formula="of:=IF([.P1605]=[.P1604];&quot;&quot;;CONCATENATE(&quot;{ name = '&quot;;[.O1605];&quot;', x = &quot;;[.P1605];&quot;, z = &quot;;[.Q16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06]=&quot;defName&quot;;[.J1606];[.O1605])" office:value-type="string" office:string-value="bug_med">
            <text:p>bug_med</text:p>
          </table:table-cell>
          <table:table-cell table:formula="of:=IF([.G1606]=&quot;pos&quot;;[.L1607];[.P1605])" office:value-type="string" office:string-value="2918.83008">
            <text:p>2918.83008</text:p>
          </table:table-cell>
          <table:table-cell table:formula="of:=IF([.G1606]=&quot;pos&quot;;[.L1609];[.Q1605])" office:value-type="string" office:string-value="926.624023">
            <text:p>926.624023</text:p>
          </table:table-cell>
          <table:table-cell table:formula="of:=IF([.P1606]=[.P1605];&quot;&quot;;CONCATENATE(&quot;{ name = '&quot;;[.O1606];&quot;', x = &quot;;[.P1606];&quot;, z = &quot;;[.Q16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07]=&quot;defName&quot;;[.J1607];[.O1606])" office:value-type="string" office:string-value="bug_med">
            <text:p>bug_med</text:p>
          </table:table-cell>
          <table:table-cell table:formula="of:=IF([.G1607]=&quot;pos&quot;;[.L1608];[.P1606])" office:value-type="string" office:string-value="2918.83008">
            <text:p>2918.83008</text:p>
          </table:table-cell>
          <table:table-cell table:formula="of:=IF([.G1607]=&quot;pos&quot;;[.L1610];[.Q1606])" office:value-type="string" office:string-value="926.624023">
            <text:p>926.624023</text:p>
          </table:table-cell>
          <table:table-cell table:formula="of:=IF([.P1607]=[.P1606];&quot;&quot;;CONCATENATE(&quot;{ name = '&quot;;[.O1607];&quot;', x = &quot;;[.P1607];&quot;, z = &quot;;[.Q16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08]=&quot;defName&quot;;[.J1608];[.O1607])" office:value-type="string" office:string-value="bug_med">
            <text:p>bug_med</text:p>
          </table:table-cell>
          <table:table-cell table:formula="of:=IF([.G1608]=&quot;pos&quot;;[.L1609];[.P1607])" office:value-type="string" office:string-value="2918.83008">
            <text:p>2918.83008</text:p>
          </table:table-cell>
          <table:table-cell table:formula="of:=IF([.G1608]=&quot;pos&quot;;[.L1611];[.Q1607])" office:value-type="string" office:string-value="926.624023">
            <text:p>926.624023</text:p>
          </table:table-cell>
          <table:table-cell table:formula="of:=IF([.P1608]=[.P1607];&quot;&quot;;CONCATENATE(&quot;{ name = '&quot;;[.O1608];&quot;', x = &quot;;[.P1608];&quot;, z = &quot;;[.Q16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09]=&quot;defName&quot;;[.J1609];[.O1608])" office:value-type="string" office:string-value="bug_med">
            <text:p>bug_med</text:p>
          </table:table-cell>
          <table:table-cell table:formula="of:=IF([.G1609]=&quot;pos&quot;;[.L1610];[.P1608])" office:value-type="string" office:string-value="2918.83008">
            <text:p>2918.83008</text:p>
          </table:table-cell>
          <table:table-cell table:formula="of:=IF([.G1609]=&quot;pos&quot;;[.L1612];[.Q1608])" office:value-type="string" office:string-value="926.624023">
            <text:p>926.624023</text:p>
          </table:table-cell>
          <table:table-cell table:formula="of:=IF([.P1609]=[.P1608];&quot;&quot;;CONCATENATE(&quot;{ name = '&quot;;[.O1609];&quot;', x = &quot;;[.P1609];&quot;, z = &quot;;[.Q1609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610]=&quot;defName&quot;;[.J1610];[.O1609])" office:value-type="string" office:string-value="bug_med">
            <text:p>bug_med</text:p>
          </table:table-cell>
          <table:table-cell table:formula="of:=IF([.G1610]=&quot;pos&quot;;[.L1611];[.P1609])" office:value-type="string" office:string-value="2918.83008">
            <text:p>2918.83008</text:p>
          </table:table-cell>
          <table:table-cell table:formula="of:=IF([.G1610]=&quot;pos&quot;;[.L1613];[.Q1609])" office:value-type="string" office:string-value="926.624023">
            <text:p>926.624023</text:p>
          </table:table-cell>
          <table:table-cell table:formula="of:=IF([.P1610]=[.P1609];&quot;&quot;;CONCATENATE(&quot;{ name = '&quot;;[.O1610];&quot;', x = &quot;;[.P1610];&quot;, z = &quot;;[.Q1610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6409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611]=&quot;defName&quot;;[.J1611];[.O1610])" office:value-type="string" office:string-value="bug_med">
            <text:p>bug_med</text:p>
          </table:table-cell>
          <table:table-cell table:formula="of:=IF([.G1611]=&quot;pos&quot;;[.L1612];[.P1610])" office:value-type="string" office:string-value="2918.83008">
            <text:p>2918.83008</text:p>
          </table:table-cell>
          <table:table-cell table:formula="of:=IF([.G1611]=&quot;pos&quot;;[.L1614];[.Q1610])" office:value-type="string" office:string-value="926.624023">
            <text:p>926.624023</text:p>
          </table:table-cell>
          <table:table-cell table:formula="of:=IF([.P1611]=[.P1610];&quot;&quot;;CONCATENATE(&quot;{ name = '&quot;;[.O1611];&quot;', x = &quot;;[.P1611];&quot;, z = &quot;;[.Q16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612]=&quot;defName&quot;;[.J1612];[.O1611])" office:value-type="string" office:string-value="bug_med">
            <text:p>bug_med</text:p>
          </table:table-cell>
          <table:table-cell table:formula="of:=IF([.G1612]=&quot;pos&quot;;[.L1613];[.P1611])" office:value-type="string" office:string-value="2918.83008">
            <text:p>2918.83008</text:p>
          </table:table-cell>
          <table:table-cell table:formula="of:=IF([.G1612]=&quot;pos&quot;;[.L1615];[.Q1611])" office:value-type="string" office:string-value="926.624023">
            <text:p>926.624023</text:p>
          </table:table-cell>
          <table:table-cell table:formula="of:=IF([.P1612]=[.P1611];&quot;&quot;;CONCATENATE(&quot;{ name = '&quot;;[.O1612];&quot;', x = &quot;;[.P1612];&quot;, z = &quot;;[.Q16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613]=&quot;defName&quot;;[.J1613];[.O1612])" office:value-type="string" office:string-value="bug_med">
            <text:p>bug_med</text:p>
          </table:table-cell>
          <table:table-cell table:formula="of:=IF([.G1613]=&quot;pos&quot;;[.L1614];[.P1612])" office:value-type="string" office:string-value="2918.83008">
            <text:p>2918.83008</text:p>
          </table:table-cell>
          <table:table-cell table:formula="of:=IF([.G1613]=&quot;pos&quot;;[.L1616];[.Q1612])" office:value-type="string" office:string-value="926.624023">
            <text:p>926.624023</text:p>
          </table:table-cell>
          <table:table-cell table:formula="of:=IF([.P1613]=[.P1612];&quot;&quot;;CONCATENATE(&quot;{ name = '&quot;;[.O1613];&quot;', x = &quot;;[.P1613];&quot;, z = &quot;;[.Q16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614]=&quot;defName&quot;;[.J1614];[.O1613])" office:value-type="string" office:string-value="bug_med">
            <text:p>bug_med</text:p>
          </table:table-cell>
          <table:table-cell table:formula="of:=IF([.G1614]=&quot;pos&quot;;[.L1615];[.P1613])" office:value-type="string" office:string-value="2918.83008">
            <text:p>2918.83008</text:p>
          </table:table-cell>
          <table:table-cell table:formula="of:=IF([.G1614]=&quot;pos&quot;;[.L1617];[.Q1613])" office:value-type="string" office:string-value="926.624023">
            <text:p>926.624023</text:p>
          </table:table-cell>
          <table:table-cell table:formula="of:=IF([.P1614]=[.P1613];&quot;&quot;;CONCATENATE(&quot;{ name = '&quot;;[.O1614];&quot;', x = &quot;;[.P1614];&quot;, z = &quot;;[.Q16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big</text:p>
          </table:table-cell>
          <table:table-cell/>
          <table:table-cell/>
          <table:table-cell table:number-columns-repeated="2"/>
          <table:table-cell table:formula="of:=IF([.G1615]=&quot;defName&quot;;[.J1615];[.O1614])" office:value-type="string" office:string-value="bug_big">
            <text:p>bug_big</text:p>
          </table:table-cell>
          <table:table-cell table:formula="of:=IF([.G1615]=&quot;pos&quot;;[.L1616];[.P1614])" office:value-type="string" office:string-value="2918.83008">
            <text:p>2918.83008</text:p>
          </table:table-cell>
          <table:table-cell table:formula="of:=IF([.G1615]=&quot;pos&quot;;[.L1618];[.Q1614])" office:value-type="string" office:string-value="926.624023">
            <text:p>926.624023</text:p>
          </table:table-cell>
          <table:table-cell table:formula="of:=IF([.P1615]=[.P1614];&quot;&quot;;CONCATENATE(&quot;{ name = '&quot;;[.O1615];&quot;', x = &quot;;[.P1615];&quot;, z = &quot;;[.Q16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616]=&quot;defName&quot;;[.J1616];[.O1615])" office:value-type="string" office:string-value="bug_big">
            <text:p>bug_big</text:p>
          </table:table-cell>
          <table:table-cell table:formula="of:=IF([.G1616]=&quot;pos&quot;;[.L1617];[.P1615])" office:value-type="string" office:string-value="2918.83008">
            <text:p>2918.83008</text:p>
          </table:table-cell>
          <table:table-cell table:formula="of:=IF([.G1616]=&quot;pos&quot;;[.L1619];[.Q1615])" office:value-type="string" office:string-value="926.624023">
            <text:p>926.624023</text:p>
          </table:table-cell>
          <table:table-cell table:formula="of:=IF([.P1616]=[.P1615];&quot;&quot;;CONCATENATE(&quot;{ name = '&quot;;[.O1616];&quot;', x = &quot;;[.P1616];&quot;, z = &quot;;[.Q16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1617]=&quot;defName&quot;;[.J1617];[.O1616])" office:value-type="string" office:string-value="bug_big">
            <text:p>bug_big</text:p>
          </table:table-cell>
          <table:table-cell table:formula="of:=IF([.G1617]=&quot;pos&quot;;[.L1618];[.P1616])" office:value-type="string" office:string-value="2918.83008">
            <text:p>2918.83008</text:p>
          </table:table-cell>
          <table:table-cell table:formula="of:=IF([.G1617]=&quot;pos&quot;;[.L1620];[.Q1616])" office:value-type="string" office:string-value="926.624023">
            <text:p>926.624023</text:p>
          </table:table-cell>
          <table:table-cell table:formula="of:=IF([.P1617]=[.P1616];&quot;&quot;;CONCATENATE(&quot;{ name = '&quot;;[.O1617];&quot;', x = &quot;;[.P1617];&quot;, z = &quot;;[.Q16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618]=&quot;defName&quot;;[.J1618];[.O1617])" office:value-type="string" office:string-value="bug_big">
            <text:p>bug_big</text:p>
          </table:table-cell>
          <table:table-cell table:formula="of:=IF([.G1618]=&quot;pos&quot;;[.L1619];[.P1617])" office:value-type="string" office:string-value="2918.83008">
            <text:p>2918.83008</text:p>
          </table:table-cell>
          <table:table-cell table:formula="of:=IF([.G1618]=&quot;pos&quot;;[.L1621];[.Q1617])" office:value-type="string" office:string-value="926.624023">
            <text:p>926.624023</text:p>
          </table:table-cell>
          <table:table-cell table:formula="of:=IF([.P1618]=[.P1617];&quot;&quot;;CONCATENATE(&quot;{ name = '&quot;;[.O1618];&quot;', x = &quot;;[.P1618];&quot;, z = &quot;;[.Q16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3200">
            <text:p>3200</text:p>
          </table:table-cell>
          <table:table-cell/>
          <table:table-cell/>
          <table:table-cell table:number-columns-repeated="2"/>
          <table:table-cell table:formula="of:=IF([.G1619]=&quot;defName&quot;;[.J1619];[.O1618])" office:value-type="string" office:string-value="bug_big">
            <text:p>bug_big</text:p>
          </table:table-cell>
          <table:table-cell table:formula="of:=IF([.G1619]=&quot;pos&quot;;[.L1620];[.P1618])" office:value-type="string" office:string-value="2918.83008">
            <text:p>2918.83008</text:p>
          </table:table-cell>
          <table:table-cell table:formula="of:=IF([.G1619]=&quot;pos&quot;;[.L1622];[.Q1618])" office:value-type="string" office:string-value="926.624023">
            <text:p>926.624023</text:p>
          </table:table-cell>
          <table:table-cell table:formula="of:=IF([.P1619]=[.P1618];&quot;&quot;;CONCATENATE(&quot;{ name = '&quot;;[.O1619];&quot;', x = &quot;;[.P1619];&quot;, z = &quot;;[.Q16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620]=&quot;defName&quot;;[.J1620];[.O1619])" office:value-type="string" office:string-value="bug_big">
            <text:p>bug_big</text:p>
          </table:table-cell>
          <table:table-cell table:formula="of:=IF([.G1620]=&quot;pos&quot;;[.L1621];[.P1619])" office:value-type="string" office:string-value="2918.83008">
            <text:p>2918.83008</text:p>
          </table:table-cell>
          <table:table-cell table:formula="of:=IF([.G1620]=&quot;pos&quot;;[.L1623];[.Q1619])" office:value-type="string" office:string-value="926.624023">
            <text:p>926.624023</text:p>
          </table:table-cell>
          <table:table-cell table:formula="of:=IF([.P1620]=[.P1619];&quot;&quot;;CONCATENATE(&quot;{ name = '&quot;;[.O1620];&quot;', x = &quot;;[.P1620];&quot;, z = &quot;;[.Q16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621]=&quot;defName&quot;;[.J1621];[.O1620])" office:value-type="string" office:string-value="bug_big">
            <text:p>bug_big</text:p>
          </table:table-cell>
          <table:table-cell table:formula="of:=IF([.G1621]=&quot;pos&quot;;[.L1622];[.P1620])" office:value-type="string" office:string-value="2918.83008">
            <text:p>2918.83008</text:p>
          </table:table-cell>
          <table:table-cell table:formula="of:=IF([.G1621]=&quot;pos&quot;;[.L1624];[.Q1620])" office:value-type="string" office:string-value="926.624023">
            <text:p>926.624023</text:p>
          </table:table-cell>
          <table:table-cell table:formula="of:=IF([.P1621]=[.P1620];&quot;&quot;;CONCATENATE(&quot;{ name = '&quot;;[.O1621];&quot;', x = &quot;;[.P1621];&quot;, z = &quot;;[.Q16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622]=&quot;defName&quot;;[.J1622];[.O1621])" office:value-type="string" office:string-value="bug_big">
            <text:p>bug_big</text:p>
          </table:table-cell>
          <table:table-cell table:formula="of:=IF([.G1622]=&quot;pos&quot;;[.L1623];[.P1621])" office:value-type="string" office:string-value="2918.83008">
            <text:p>2918.83008</text:p>
          </table:table-cell>
          <table:table-cell table:formula="of:=IF([.G1622]=&quot;pos&quot;;[.L1625];[.Q1621])" office:value-type="string" office:string-value="926.624023">
            <text:p>926.624023</text:p>
          </table:table-cell>
          <table:table-cell table:formula="of:=IF([.P1622]=[.P1621];&quot;&quot;;CONCATENATE(&quot;{ name = '&quot;;[.O1622];&quot;', x = &quot;;[.P1622];&quot;, z = &quot;;[.Q16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Goliath - Robust Melee Unit</text:p>
          </table:table-cell>
          <table:table-cell/>
          <table:table-cell/>
          <table:table-cell table:number-columns-repeated="2"/>
          <table:table-cell table:formula="of:=IF([.G1623]=&quot;defName&quot;;[.J1623];[.O1622])" office:value-type="string" office:string-value="bug_big">
            <text:p>bug_big</text:p>
          </table:table-cell>
          <table:table-cell table:formula="of:=IF([.G1623]=&quot;pos&quot;;[.L1624];[.P1622])" office:value-type="string" office:string-value="2918.83008">
            <text:p>2918.83008</text:p>
          </table:table-cell>
          <table:table-cell table:formula="of:=IF([.G1623]=&quot;pos&quot;;[.L1626];[.Q1622])" office:value-type="string" office:string-value="926.624023">
            <text:p>926.624023</text:p>
          </table:table-cell>
          <table:table-cell table:formula="of:=IF([.P1623]=[.P1622];&quot;&quot;;CONCATENATE(&quot;{ name = '&quot;;[.O1623];&quot;', x = &quot;;[.P1623];&quot;, z = &quot;;[.Q16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624]=&quot;defName&quot;;[.J1624];[.O1623])" office:value-type="string" office:string-value="bug_big">
            <text:p>bug_big</text:p>
          </table:table-cell>
          <table:table-cell table:formula="of:=IF([.G1624]=&quot;pos&quot;;[.L1625];[.P1623])" office:value-type="string" office:string-value="2918.83008">
            <text:p>2918.83008</text:p>
          </table:table-cell>
          <table:table-cell table:formula="of:=IF([.G1624]=&quot;pos&quot;;[.L1627];[.Q1623])" office:value-type="string" office:string-value="926.624023">
            <text:p>926.624023</text:p>
          </table:table-cell>
          <table:table-cell table:formula="of:=IF([.P1624]=[.P1623];&quot;&quot;;CONCATENATE(&quot;{ name = '&quot;;[.O1624];&quot;', x = &quot;;[.P1624];&quot;, z = &quot;;[.Q16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25]=&quot;defName&quot;;[.J1625];[.O1624])" office:value-type="string" office:string-value="bug_big">
            <text:p>bug_big</text:p>
          </table:table-cell>
          <table:table-cell table:formula="of:=IF([.G1625]=&quot;pos&quot;;[.L1626];[.P1624])" office:value-type="string" office:string-value="2918.83008">
            <text:p>2918.83008</text:p>
          </table:table-cell>
          <table:table-cell table:formula="of:=IF([.G1625]=&quot;pos&quot;;[.L1628];[.Q1624])" office:value-type="string" office:string-value="926.624023">
            <text:p>926.624023</text:p>
          </table:table-cell>
          <table:table-cell table:formula="of:=IF([.P1625]=[.P1624];&quot;&quot;;CONCATENATE(&quot;{ name = '&quot;;[.O1625];&quot;', x = &quot;;[.P1625];&quot;, z = &quot;;[.Q16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26]=&quot;defName&quot;;[.J1626];[.O1625])" office:value-type="string" office:string-value="bug_big">
            <text:p>bug_big</text:p>
          </table:table-cell>
          <table:table-cell table:formula="of:=IF([.G1626]=&quot;pos&quot;;[.L1627];[.P1625])" office:value-type="string" office:string-value="2918.83008">
            <text:p>2918.83008</text:p>
          </table:table-cell>
          <table:table-cell table:formula="of:=IF([.G1626]=&quot;pos&quot;;[.L1629];[.Q1625])" office:value-type="string" office:string-value="926.624023">
            <text:p>926.624023</text:p>
          </table:table-cell>
          <table:table-cell table:formula="of:=IF([.P1626]=[.P1625];&quot;&quot;;CONCATENATE(&quot;{ name = '&quot;;[.O1626];&quot;', x = &quot;;[.P1626];&quot;, z = &quot;;[.Q16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627]=&quot;defName&quot;;[.J1627];[.O1626])" office:value-type="string" office:string-value="bug_big">
            <text:p>bug_big</text:p>
          </table:table-cell>
          <table:table-cell table:formula="of:=IF([.G1627]=&quot;pos&quot;;[.L1628];[.P1626])" office:value-type="string" office:string-value="2918.83008">
            <text:p>2918.83008</text:p>
          </table:table-cell>
          <table:table-cell table:formula="of:=IF([.G1627]=&quot;pos&quot;;[.L1630];[.Q1626])" office:value-type="string" office:string-value="926.624023">
            <text:p>926.624023</text:p>
          </table:table-cell>
          <table:table-cell table:formula="of:=IF([.P1627]=[.P1626];&quot;&quot;;CONCATENATE(&quot;{ name = '&quot;;[.O1627];&quot;', x = &quot;;[.P1627];&quot;, z = &quot;;[.Q16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628]=&quot;defName&quot;;[.J1628];[.O1627])" office:value-type="string" office:string-value="bug_big">
            <text:p>bug_big</text:p>
          </table:table-cell>
          <table:table-cell table:formula="of:=IF([.G1628]=&quot;pos&quot;;[.L1629];[.P1627])" office:value-type="string" office:string-value="2918.83008">
            <text:p>2918.83008</text:p>
          </table:table-cell>
          <table:table-cell table:formula="of:=IF([.G1628]=&quot;pos&quot;;[.L1631];[.Q1627])" office:value-type="string" office:string-value="926.624023">
            <text:p>926.624023</text:p>
          </table:table-cell>
          <table:table-cell table:formula="of:=IF([.P1628]=[.P1627];&quot;&quot;;CONCATENATE(&quot;{ name = '&quot;;[.O1628];&quot;', x = &quot;;[.P1628];&quot;, z = &quot;;[.Q16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29]=&quot;defName&quot;;[.J1629];[.O1628])" office:value-type="string" office:string-value="bug_big">
            <text:p>bug_big</text:p>
          </table:table-cell>
          <table:table-cell table:formula="of:=IF([.G1629]=&quot;pos&quot;;[.L1630];[.P1628])" office:value-type="string" office:string-value="2918.83008">
            <text:p>2918.83008</text:p>
          </table:table-cell>
          <table:table-cell table:formula="of:=IF([.G1629]=&quot;pos&quot;;[.L1632];[.Q1628])" office:value-type="string" office:string-value="926.624023">
            <text:p>926.624023</text:p>
          </table:table-cell>
          <table:table-cell table:formula="of:=IF([.P1629]=[.P1628];&quot;&quot;;CONCATENATE(&quot;{ name = '&quot;;[.O1629];&quot;', x = &quot;;[.P1629];&quot;, z = &quot;;[.Q16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30]=&quot;defName&quot;;[.J1630];[.O1629])" office:value-type="string" office:string-value="bug_big">
            <text:p>bug_big</text:p>
          </table:table-cell>
          <table:table-cell table:formula="of:=IF([.G1630]=&quot;pos&quot;;[.L1631];[.P1629])" office:value-type="string" office:string-value="2918.83008">
            <text:p>2918.83008</text:p>
          </table:table-cell>
          <table:table-cell table:formula="of:=IF([.G1630]=&quot;pos&quot;;[.L1633];[.Q1629])" office:value-type="string" office:string-value="926.624023">
            <text:p>926.624023</text:p>
          </table:table-cell>
          <table:table-cell table:formula="of:=IF([.P1630]=[.P1629];&quot;&quot;;CONCATENATE(&quot;{ name = '&quot;;[.O1630];&quot;', x = &quot;;[.P1630];&quot;, z = &quot;;[.Q16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31]=&quot;defName&quot;;[.J1631];[.O1630])" office:value-type="string" office:string-value="bug_big">
            <text:p>bug_big</text:p>
          </table:table-cell>
          <table:table-cell table:formula="of:=IF([.G1631]=&quot;pos&quot;;[.L1632];[.P1630])" office:value-type="string" office:string-value="2918.83008">
            <text:p>2918.83008</text:p>
          </table:table-cell>
          <table:table-cell table:formula="of:=IF([.G1631]=&quot;pos&quot;;[.L1634];[.Q1630])" office:value-type="string" office:string-value="926.624023">
            <text:p>926.624023</text:p>
          </table:table-cell>
          <table:table-cell table:formula="of:=IF([.P1631]=[.P1630];&quot;&quot;;CONCATENATE(&quot;{ name = '&quot;;[.O1631];&quot;', x = &quot;;[.P1631];&quot;, z = &quot;;[.Q16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32]=&quot;defName&quot;;[.J1632];[.O1631])" office:value-type="string" office:string-value="bug_big">
            <text:p>bug_big</text:p>
          </table:table-cell>
          <table:table-cell table:formula="of:=IF([.G1632]=&quot;pos&quot;;[.L1633];[.P1631])" office:value-type="string" office:string-value="2918.83008">
            <text:p>2918.83008</text:p>
          </table:table-cell>
          <table:table-cell table:formula="of:=IF([.G1632]=&quot;pos&quot;;[.L1635];[.Q1631])" office:value-type="string" office:string-value="926.624023">
            <text:p>926.624023</text:p>
          </table:table-cell>
          <table:table-cell table:formula="of:=IF([.P1632]=[.P1631];&quot;&quot;;CONCATENATE(&quot;{ name = '&quot;;[.O1632];&quot;', x = &quot;;[.P1632];&quot;, z = &quot;;[.Q16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33]=&quot;defName&quot;;[.J1633];[.O1632])" office:value-type="string" office:string-value="bug_big">
            <text:p>bug_big</text:p>
          </table:table-cell>
          <table:table-cell table:formula="of:=IF([.G1633]=&quot;pos&quot;;[.L1634];[.P1632])" office:value-type="string" office:string-value="2918.83008">
            <text:p>2918.83008</text:p>
          </table:table-cell>
          <table:table-cell table:formula="of:=IF([.G1633]=&quot;pos&quot;;[.L1636];[.Q1632])" office:value-type="string" office:string-value="926.624023">
            <text:p>926.624023</text:p>
          </table:table-cell>
          <table:table-cell table:formula="of:=IF([.P1633]=[.P1632];&quot;&quot;;CONCATENATE(&quot;{ name = '&quot;;[.O1633];&quot;', x = &quot;;[.P1633];&quot;, z = &quot;;[.Q16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34]=&quot;defName&quot;;[.J1634];[.O1633])" office:value-type="string" office:string-value="bug_big">
            <text:p>bug_big</text:p>
          </table:table-cell>
          <table:table-cell table:formula="of:=IF([.G1634]=&quot;pos&quot;;[.L1635];[.P1633])" office:value-type="string" office:string-value="2918.83008">
            <text:p>2918.83008</text:p>
          </table:table-cell>
          <table:table-cell table:formula="of:=IF([.G1634]=&quot;pos&quot;;[.L1637];[.Q1633])" office:value-type="string" office:string-value="926.624023">
            <text:p>926.624023</text:p>
          </table:table-cell>
          <table:table-cell table:formula="of:=IF([.P1634]=[.P1633];&quot;&quot;;CONCATENATE(&quot;{ name = '&quot;;[.O1634];&quot;', x = &quot;;[.P1634];&quot;, z = &quot;;[.Q16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635]=&quot;defName&quot;;[.J1635];[.O1634])" office:value-type="string" office:string-value="bug_big">
            <text:p>bug_big</text:p>
          </table:table-cell>
          <table:table-cell table:formula="of:=IF([.G1635]=&quot;pos&quot;;[.L1636];[.P1634])" office:value-type="string" office:string-value="2918.83008">
            <text:p>2918.83008</text:p>
          </table:table-cell>
          <table:table-cell table:formula="of:=IF([.G1635]=&quot;pos&quot;;[.L1638];[.Q1634])" office:value-type="string" office:string-value="926.624023">
            <text:p>926.624023</text:p>
          </table:table-cell>
          <table:table-cell table:formula="of:=IF([.P1635]=[.P1634];&quot;&quot;;CONCATENATE(&quot;{ name = '&quot;;[.O1635];&quot;', x = &quot;;[.P1635];&quot;, z = &quot;;[.Q16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636]=&quot;defName&quot;;[.J1636];[.O1635])" office:value-type="string" office:string-value="bug_big">
            <text:p>bug_big</text:p>
          </table:table-cell>
          <table:table-cell table:formula="of:=IF([.G1636]=&quot;pos&quot;;[.L1637];[.P1635])" office:value-type="string" office:string-value="2918.83008">
            <text:p>2918.83008</text:p>
          </table:table-cell>
          <table:table-cell table:formula="of:=IF([.G1636]=&quot;pos&quot;;[.L1639];[.Q1635])" office:value-type="string" office:string-value="926.624023">
            <text:p>926.624023</text:p>
          </table:table-cell>
          <table:table-cell table:formula="of:=IF([.P1636]=[.P1635];&quot;&quot;;CONCATENATE(&quot;{ name = '&quot;;[.O1636];&quot;', x = &quot;;[.P1636];&quot;, z = &quot;;[.Q16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37]=&quot;defName&quot;;[.J1637];[.O1636])" office:value-type="string" office:string-value="bug_big">
            <text:p>bug_big</text:p>
          </table:table-cell>
          <table:table-cell table:formula="of:=IF([.G1637]=&quot;pos&quot;;[.L1638];[.P1636])" office:value-type="string" office:string-value="2918.83008">
            <text:p>2918.83008</text:p>
          </table:table-cell>
          <table:table-cell table:formula="of:=IF([.G1637]=&quot;pos&quot;;[.L1640];[.Q1636])" office:value-type="string" office:string-value="926.624023">
            <text:p>926.624023</text:p>
          </table:table-cell>
          <table:table-cell table:formula="of:=IF([.P1637]=[.P1636];&quot;&quot;;CONCATENATE(&quot;{ name = '&quot;;[.O1637];&quot;', x = &quot;;[.P1637];&quot;, z = &quot;;[.Q16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38]=&quot;defName&quot;;[.J1638];[.O1637])" office:value-type="string" office:string-value="bug_big">
            <text:p>bug_big</text:p>
          </table:table-cell>
          <table:table-cell table:formula="of:=IF([.G1638]=&quot;pos&quot;;[.L1639];[.P1637])" office:value-type="string" office:string-value="2918.83008">
            <text:p>2918.83008</text:p>
          </table:table-cell>
          <table:table-cell table:formula="of:=IF([.G1638]=&quot;pos&quot;;[.L1641];[.Q1637])" office:value-type="string" office:string-value="926.624023">
            <text:p>926.624023</text:p>
          </table:table-cell>
          <table:table-cell table:formula="of:=IF([.P1638]=[.P1637];&quot;&quot;;CONCATENATE(&quot;{ name = '&quot;;[.O1638];&quot;', x = &quot;;[.P1638];&quot;, z = &quot;;[.Q16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39]=&quot;defName&quot;;[.J1639];[.O1638])" office:value-type="string" office:string-value="bug_big">
            <text:p>bug_big</text:p>
          </table:table-cell>
          <table:table-cell table:formula="of:=IF([.G1639]=&quot;pos&quot;;[.L1640];[.P1638])" office:value-type="string" office:string-value="2918.83008">
            <text:p>2918.83008</text:p>
          </table:table-cell>
          <table:table-cell table:formula="of:=IF([.G1639]=&quot;pos&quot;;[.L1642];[.Q1638])" office:value-type="string" office:string-value="926.624023">
            <text:p>926.624023</text:p>
          </table:table-cell>
          <table:table-cell table:formula="of:=IF([.P1639]=[.P1638];&quot;&quot;;CONCATENATE(&quot;{ name = '&quot;;[.O1639];&quot;', x = &quot;;[.P1639];&quot;, z = &quot;;[.Q16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1640]=&quot;defName&quot;;[.J1640];[.O1639])" office:value-type="string" office:string-value="bug_big">
            <text:p>bug_big</text:p>
          </table:table-cell>
          <table:table-cell table:formula="of:=IF([.G1640]=&quot;pos&quot;;[.L1641];[.P1639])" office:value-type="string" office:string-value="2918.83008">
            <text:p>2918.83008</text:p>
          </table:table-cell>
          <table:table-cell table:formula="of:=IF([.G1640]=&quot;pos&quot;;[.L1643];[.Q1639])" office:value-type="string" office:string-value="926.624023">
            <text:p>926.624023</text:p>
          </table:table-cell>
          <table:table-cell table:formula="of:=IF([.P1640]=[.P1639];&quot;&quot;;CONCATENATE(&quot;{ name = '&quot;;[.O1640];&quot;', x = &quot;;[.P1640];&quot;, z = &quot;;[.Q16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1641]=&quot;defName&quot;;[.J1641];[.O1640])" office:value-type="string" office:string-value="bug_big">
            <text:p>bug_big</text:p>
          </table:table-cell>
          <table:table-cell table:formula="of:=IF([.G1641]=&quot;pos&quot;;[.L1642];[.P1640])" office:value-type="string" office:string-value="2918.83008">
            <text:p>2918.83008</text:p>
          </table:table-cell>
          <table:table-cell table:formula="of:=IF([.G1641]=&quot;pos&quot;;[.L1644];[.Q1640])" office:value-type="string" office:string-value="926.624023">
            <text:p>926.624023</text:p>
          </table:table-cell>
          <table:table-cell table:formula="of:=IF([.P1641]=[.P1640];&quot;&quot;;CONCATENATE(&quot;{ name = '&quot;;[.O1641];&quot;', x = &quot;;[.P1641];&quot;, z = &quot;;[.Q16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IF([.G1642]=&quot;defName&quot;;[.J1642];[.O1641])" office:value-type="string" office:string-value="bug_big">
            <text:p>bug_big</text:p>
          </table:table-cell>
          <table:table-cell table:formula="of:=IF([.G1642]=&quot;pos&quot;;[.L1643];[.P1641])" office:value-type="string" office:string-value="2918.83008">
            <text:p>2918.83008</text:p>
          </table:table-cell>
          <table:table-cell table:formula="of:=IF([.G1642]=&quot;pos&quot;;[.L1645];[.Q1641])" office:value-type="string" office:string-value="926.624023">
            <text:p>926.624023</text:p>
          </table:table-cell>
          <table:table-cell table:formula="of:=IF([.P1642]=[.P1641];&quot;&quot;;CONCATENATE(&quot;{ name = '&quot;;[.O1642];&quot;', x = &quot;;[.P1642];&quot;, z = &quot;;[.Q16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643]=&quot;defName&quot;;[.J1643];[.O1642])" office:value-type="string" office:string-value="bug_big">
            <text:p>bug_big</text:p>
          </table:table-cell>
          <table:table-cell table:formula="of:=IF([.G1643]=&quot;pos&quot;;[.L1644];[.P1642])" office:value-type="string" office:string-value="2918.83008">
            <text:p>2918.83008</text:p>
          </table:table-cell>
          <table:table-cell table:formula="of:=IF([.G1643]=&quot;pos&quot;;[.L1646];[.Q1642])" office:value-type="string" office:string-value="926.624023">
            <text:p>926.624023</text:p>
          </table:table-cell>
          <table:table-cell table:formula="of:=IF([.P1643]=[.P1642];&quot;&quot;;CONCATENATE(&quot;{ name = '&quot;;[.O1643];&quot;', x = &quot;;[.P1643];&quot;, z = &quot;;[.Q16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644]=&quot;defName&quot;;[.J1644];[.O1643])" office:value-type="string" office:string-value="bug_big">
            <text:p>bug_big</text:p>
          </table:table-cell>
          <table:table-cell table:formula="of:=IF([.G1644]=&quot;pos&quot;;[.L1645];[.P1643])" office:value-type="string" office:string-value="2918.83008">
            <text:p>2918.83008</text:p>
          </table:table-cell>
          <table:table-cell table:formula="of:=IF([.G1644]=&quot;pos&quot;;[.L1647];[.Q1643])" office:value-type="string" office:string-value="926.624023">
            <text:p>926.624023</text:p>
          </table:table-cell>
          <table:table-cell table:formula="of:=IF([.P1644]=[.P1643];&quot;&quot;;CONCATENATE(&quot;{ name = '&quot;;[.O1644];&quot;', x = &quot;;[.P1644];&quot;, z = &quot;;[.Q16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45]=&quot;defName&quot;;[.J1645];[.O1644])" office:value-type="string" office:string-value="bug_big">
            <text:p>bug_big</text:p>
          </table:table-cell>
          <table:table-cell table:formula="of:=IF([.G1645]=&quot;pos&quot;;[.L1646];[.P1644])" office:value-type="string" office:string-value="2918.83008">
            <text:p>2918.83008</text:p>
          </table:table-cell>
          <table:table-cell table:formula="of:=IF([.G1645]=&quot;pos&quot;;[.L1648];[.Q1644])" office:value-type="string" office:string-value="926.624023">
            <text:p>926.624023</text:p>
          </table:table-cell>
          <table:table-cell table:formula="of:=IF([.P1645]=[.P1644];&quot;&quot;;CONCATENATE(&quot;{ name = '&quot;;[.O1645];&quot;', x = &quot;;[.P1645];&quot;, z = &quot;;[.Q164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46]=&quot;defName&quot;;[.J1646];[.O1645])" office:value-type="string" office:string-value="bug_big">
            <text:p>bug_big</text:p>
          </table:table-cell>
          <table:table-cell table:formula="of:=IF([.G1646]=&quot;pos&quot;;[.L1647];[.P1645])" office:value-type="string" office:string-value="2918.83008">
            <text:p>2918.83008</text:p>
          </table:table-cell>
          <table:table-cell table:formula="of:=IF([.G1646]=&quot;pos&quot;;[.L1649];[.Q1645])" office:value-type="string" office:string-value="926.624023">
            <text:p>926.624023</text:p>
          </table:table-cell>
          <table:table-cell table:formula="of:=IF([.P1646]=[.P1645];&quot;&quot;;CONCATENATE(&quot;{ name = '&quot;;[.O1646];&quot;', x = &quot;;[.P1646];&quot;, z = &quot;;[.Q16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647]=&quot;defName&quot;;[.J1647];[.O1646])" office:value-type="string" office:string-value="bug_big">
            <text:p>bug_big</text:p>
          </table:table-cell>
          <table:table-cell table:formula="of:=IF([.G1647]=&quot;pos&quot;;[.L1648];[.P1646])" office:value-type="string" office:string-value="2918.83008">
            <text:p>2918.83008</text:p>
          </table:table-cell>
          <table:table-cell table:formula="of:=IF([.G1647]=&quot;pos&quot;;[.L1650];[.Q1646])" office:value-type="string" office:string-value="926.624023">
            <text:p>926.624023</text:p>
          </table:table-cell>
          <table:table-cell table:formula="of:=IF([.P1647]=[.P1646];&quot;&quot;;CONCATENATE(&quot;{ name = '&quot;;[.O1647];&quot;', x = &quot;;[.P1647];&quot;, z = &quot;;[.Q16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648]=&quot;defName&quot;;[.J1648];[.O1647])" office:value-type="string" office:string-value="bug_big">
            <text:p>bug_big</text:p>
          </table:table-cell>
          <table:table-cell table:formula="of:=IF([.G1648]=&quot;pos&quot;;[.L1649];[.P1647])" office:value-type="string" office:string-value="2918.83008">
            <text:p>2918.83008</text:p>
          </table:table-cell>
          <table:table-cell table:formula="of:=IF([.G1648]=&quot;pos&quot;;[.L1651];[.Q1647])" office:value-type="string" office:string-value="926.624023">
            <text:p>926.624023</text:p>
          </table:table-cell>
          <table:table-cell table:formula="of:=IF([.P1648]=[.P1647];&quot;&quot;;CONCATENATE(&quot;{ name = '&quot;;[.O1648];&quot;', x = &quot;;[.P1648];&quot;, z = &quot;;[.Q16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5.0000038</text:p>
          </table:table-cell>
          <table:table-cell table:formula="of:=IF([.G1649]=&quot;defName&quot;;[.J1649];[.O1648])" office:value-type="string" office:string-value="bug_big">
            <text:p>bug_big</text:p>
          </table:table-cell>
          <table:table-cell table:formula="of:=IF([.G1649]=&quot;pos&quot;;[.L1650];[.P1648])" office:value-type="string" office:string-value="2918.83008">
            <text:p>2918.83008</text:p>
          </table:table-cell>
          <table:table-cell table:formula="of:=IF([.G1649]=&quot;pos&quot;;[.L1652];[.Q1648])" office:value-type="string" office:string-value="926.624023">
            <text:p>926.624023</text:p>
          </table:table-cell>
          <table:table-cell table:formula="of:=IF([.P1649]=[.P1648];&quot;&quot;;CONCATENATE(&quot;{ name = '&quot;;[.O1649];&quot;', x = &quot;;[.P1649];&quot;, z = &quot;;[.Q16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650]=&quot;defName&quot;;[.J1650];[.O1649])" office:value-type="string" office:string-value="bug_big">
            <text:p>bug_big</text:p>
          </table:table-cell>
          <table:table-cell table:formula="of:=IF([.G1650]=&quot;pos&quot;;[.L1651];[.P1649])" office:value-type="string" office:string-value="2918.83008">
            <text:p>2918.83008</text:p>
          </table:table-cell>
          <table:table-cell table:formula="of:=IF([.G1650]=&quot;pos&quot;;[.L1653];[.Q1649])" office:value-type="string" office:string-value="926.624023">
            <text:p>926.624023</text:p>
          </table:table-cell>
          <table:table-cell table:formula="of:=IF([.P1650]=[.P1649];&quot;&quot;;CONCATENATE(&quot;{ name = '&quot;;[.O1650];&quot;', x = &quot;;[.P1650];&quot;, z = &quot;;[.Q16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651]=&quot;defName&quot;;[.J1651];[.O1650])" office:value-type="string" office:string-value="bug_big">
            <text:p>bug_big</text:p>
          </table:table-cell>
          <table:table-cell table:formula="of:=IF([.G1651]=&quot;pos&quot;;[.L1652];[.P1650])" office:value-type="string" office:string-value="2918.83008">
            <text:p>2918.83008</text:p>
          </table:table-cell>
          <table:table-cell table:formula="of:=IF([.G1651]=&quot;pos&quot;;[.L1654];[.Q1650])" office:value-type="string" office:string-value="926.624023">
            <text:p>926.624023</text:p>
          </table:table-cell>
          <table:table-cell table:formula="of:=IF([.P1651]=[.P1650];&quot;&quot;;CONCATENATE(&quot;{ name = '&quot;;[.O1651];&quot;', x = &quot;;[.P1651];&quot;, z = &quot;;[.Q16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652]=&quot;defName&quot;;[.J1652];[.O1651])" office:value-type="string" office:string-value="bug_big">
            <text:p>bug_big</text:p>
          </table:table-cell>
          <table:table-cell table:formula="of:=IF([.G1652]=&quot;pos&quot;;[.L1653];[.P1651])" office:value-type="string" office:string-value="2918.83008">
            <text:p>2918.83008</text:p>
          </table:table-cell>
          <table:table-cell table:formula="of:=IF([.G1652]=&quot;pos&quot;;[.L1655];[.Q1651])" office:value-type="string" office:string-value="926.624023">
            <text:p>926.624023</text:p>
          </table:table-cell>
          <table:table-cell table:formula="of:=IF([.P1652]=[.P1651];&quot;&quot;;CONCATENATE(&quot;{ name = '&quot;;[.O1652];&quot;', x = &quot;;[.P1652];&quot;, z = &quot;;[.Q16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653]=&quot;defName&quot;;[.J1653];[.O1652])" office:value-type="string" office:string-value="bug_big">
            <text:p>bug_big</text:p>
          </table:table-cell>
          <table:table-cell table:formula="of:=IF([.G1653]=&quot;pos&quot;;[.L1654];[.P1652])" office:value-type="string" office:string-value="2918.83008">
            <text:p>2918.83008</text:p>
          </table:table-cell>
          <table:table-cell table:formula="of:=IF([.G1653]=&quot;pos&quot;;[.L1656];[.Q1652])" office:value-type="string" office:string-value="926.624023">
            <text:p>926.624023</text:p>
          </table:table-cell>
          <table:table-cell table:formula="of:=IF([.P1653]=[.P1652];&quot;&quot;;CONCATENATE(&quot;{ name = '&quot;;[.O1653];&quot;', x = &quot;;[.P1653];&quot;, z = &quot;;[.Q16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5.0000038</text:p>
          </table:table-cell>
          <table:table-cell table:formula="of:=IF([.G1654]=&quot;defName&quot;;[.J1654];[.O1653])" office:value-type="string" office:string-value="bug_big">
            <text:p>bug_big</text:p>
          </table:table-cell>
          <table:table-cell table:formula="of:=IF([.G1654]=&quot;pos&quot;;[.L1655];[.P1653])" office:value-type="string" office:string-value="2918.83008">
            <text:p>2918.83008</text:p>
          </table:table-cell>
          <table:table-cell table:formula="of:=IF([.G1654]=&quot;pos&quot;;[.L1657];[.Q1653])" office:value-type="string" office:string-value="926.624023">
            <text:p>926.624023</text:p>
          </table:table-cell>
          <table:table-cell table:formula="of:=IF([.P1654]=[.P1653];&quot;&quot;;CONCATENATE(&quot;{ name = '&quot;;[.O1654];&quot;', x = &quot;;[.P1654];&quot;, z = &quot;;[.Q16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655]=&quot;defName&quot;;[.J1655];[.O1654])" office:value-type="string" office:string-value="bug_big">
            <text:p>bug_big</text:p>
          </table:table-cell>
          <table:table-cell table:formula="of:=IF([.G1655]=&quot;pos&quot;;[.L1656];[.P1654])" office:value-type="string" office:string-value="2918.83008">
            <text:p>2918.83008</text:p>
          </table:table-cell>
          <table:table-cell table:formula="of:=IF([.G1655]=&quot;pos&quot;;[.L1658];[.Q1654])" office:value-type="string" office:string-value="926.624023">
            <text:p>926.624023</text:p>
          </table:table-cell>
          <table:table-cell table:formula="of:=IF([.P1655]=[.P1654];&quot;&quot;;CONCATENATE(&quot;{ name = '&quot;;[.O1655];&quot;', x = &quot;;[.P1655];&quot;, z = &quot;;[.Q16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656]=&quot;defName&quot;;[.J1656];[.O1655])" office:value-type="string" office:string-value="bug_big">
            <text:p>bug_big</text:p>
          </table:table-cell>
          <table:table-cell table:formula="of:=IF([.G1656]=&quot;pos&quot;;[.L1657];[.P1655])" office:value-type="string" office:string-value="2918.83008">
            <text:p>2918.83008</text:p>
          </table:table-cell>
          <table:table-cell table:formula="of:=IF([.G1656]=&quot;pos&quot;;[.L1659];[.Q1655])" office:value-type="string" office:string-value="926.624023">
            <text:p>926.624023</text:p>
          </table:table-cell>
          <table:table-cell table:formula="of:=IF([.P1656]=[.P1655];&quot;&quot;;CONCATENATE(&quot;{ name = '&quot;;[.O1656];&quot;', x = &quot;;[.P1656];&quot;, z = &quot;;[.Q16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57]=&quot;defName&quot;;[.J1657];[.O1656])" office:value-type="string" office:string-value="bug_big">
            <text:p>bug_big</text:p>
          </table:table-cell>
          <table:table-cell table:formula="of:=IF([.G1657]=&quot;pos&quot;;[.L1658];[.P1656])" office:value-type="string" office:string-value="2918.83008">
            <text:p>2918.83008</text:p>
          </table:table-cell>
          <table:table-cell table:formula="of:=IF([.G1657]=&quot;pos&quot;;[.L1660];[.Q1656])" office:value-type="string" office:string-value="926.624023">
            <text:p>926.624023</text:p>
          </table:table-cell>
          <table:table-cell table:formula="of:=IF([.P1657]=[.P1656];&quot;&quot;;CONCATENATE(&quot;{ name = '&quot;;[.O1657];&quot;', x = &quot;;[.P1657];&quot;, z = &quot;;[.Q16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58]=&quot;defName&quot;;[.J1658];[.O1657])" office:value-type="string" office:string-value="bug_big">
            <text:p>bug_big</text:p>
          </table:table-cell>
          <table:table-cell table:formula="of:=IF([.G1658]=&quot;pos&quot;;[.L1659];[.P1657])" office:value-type="string" office:string-value="2164.32642">
            <text:p>2164.32642</text:p>
          </table:table-cell>
          <table:table-cell table:formula="of:=IF([.G1658]=&quot;pos&quot;;[.L1661];[.Q1657])" office:value-type="string" office:string-value="323.036194">
            <text:p>323.036194</text:p>
          </table:table-cell>
          <table:table-cell table:formula="of:=IF([.P1658]=[.P1657];&quot;&quot;;CONCATENATE(&quot;{ name = '&quot;;[.O1658];&quot;', x = &quot;;[.P1658];&quot;, z = &quot;;[.Q1658];&quot;, facing = 0, },&quot;))" office:value-type="string" office:string-value="{ name = 'bug_big', x = 2164.32642, z = 323.036194, facing = 0, },">
            <text:p>{ name = 'bug_big', x = 2164.32642, z = 323.036194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164.32642</text:p>
          </table:table-cell>
          <table:table-cell table:number-columns-repeated="2"/>
          <table:table-cell table:formula="of:=IF([.G1659]=&quot;defName&quot;;[.J1659];[.O1658])" office:value-type="string" office:string-value="bug_big">
            <text:p>bug_big</text:p>
          </table:table-cell>
          <table:table-cell table:formula="of:=IF([.G1659]=&quot;pos&quot;;[.L1660];[.P1658])" office:value-type="string" office:string-value="2164.32642">
            <text:p>2164.32642</text:p>
          </table:table-cell>
          <table:table-cell table:formula="of:=IF([.G1659]=&quot;pos&quot;;[.L1662];[.Q1658])" office:value-type="string" office:string-value="323.036194">
            <text:p>323.036194</text:p>
          </table:table-cell>
          <table:table-cell table:formula="of:=IF([.P1659]=[.P1658];&quot;&quot;;CONCATENATE(&quot;{ name = '&quot;;[.O1659];&quot;', x = &quot;;[.P1659];&quot;, z = &quot;;[.Q16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2.5219231</text:p>
          </table:table-cell>
          <table:table-cell table:number-columns-repeated="2"/>
          <table:table-cell table:formula="of:=IF([.G1660]=&quot;defName&quot;;[.J1660];[.O1659])" office:value-type="string" office:string-value="bug_big">
            <text:p>bug_big</text:p>
          </table:table-cell>
          <table:table-cell table:formula="of:=IF([.G1660]=&quot;pos&quot;;[.L1661];[.P1659])" office:value-type="string" office:string-value="2164.32642">
            <text:p>2164.32642</text:p>
          </table:table-cell>
          <table:table-cell table:formula="of:=IF([.G1660]=&quot;pos&quot;;[.L1663];[.Q1659])" office:value-type="string" office:string-value="323.036194">
            <text:p>323.036194</text:p>
          </table:table-cell>
          <table:table-cell table:formula="of:=IF([.P1660]=[.P1659];&quot;&quot;;CONCATENATE(&quot;{ name = '&quot;;[.O1660];&quot;', x = &quot;;[.P1660];&quot;, z = &quot;;[.Q16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323.036194</text:p>
          </table:table-cell>
          <table:table-cell table:number-columns-repeated="2"/>
          <table:table-cell table:formula="of:=IF([.G1661]=&quot;defName&quot;;[.J1661];[.O1660])" office:value-type="string" office:string-value="bug_big">
            <text:p>bug_big</text:p>
          </table:table-cell>
          <table:table-cell table:formula="of:=IF([.G1661]=&quot;pos&quot;;[.L1662];[.P1660])" office:value-type="string" office:string-value="2164.32642">
            <text:p>2164.32642</text:p>
          </table:table-cell>
          <table:table-cell table:formula="of:=IF([.G1661]=&quot;pos&quot;;[.L1664];[.Q1660])" office:value-type="string" office:string-value="323.036194">
            <text:p>323.036194</text:p>
          </table:table-cell>
          <table:table-cell table:formula="of:=IF([.P1661]=[.P1660];&quot;&quot;;CONCATENATE(&quot;{ name = '&quot;;[.O1661];&quot;', x = &quot;;[.P1661];&quot;, z = &quot;;[.Q16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62]=&quot;defName&quot;;[.J1662];[.O1661])" office:value-type="string" office:string-value="bug_big">
            <text:p>bug_big</text:p>
          </table:table-cell>
          <table:table-cell table:formula="of:=IF([.G1662]=&quot;pos&quot;;[.L1663];[.P1661])" office:value-type="string" office:string-value="2164.32642">
            <text:p>2164.32642</text:p>
          </table:table-cell>
          <table:table-cell table:formula="of:=IF([.G1662]=&quot;pos&quot;;[.L1665];[.Q1661])" office:value-type="string" office:string-value="323.036194">
            <text:p>323.036194</text:p>
          </table:table-cell>
          <table:table-cell table:formula="of:=IF([.P1662]=[.P1661];&quot;&quot;;CONCATENATE(&quot;{ name = '&quot;;[.O1662];&quot;', x = &quot;;[.P1662];&quot;, z = &quot;;[.Q16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63]=&quot;defName&quot;;[.J1663];[.O1662])" office:value-type="string" office:string-value="bug_big">
            <text:p>bug_big</text:p>
          </table:table-cell>
          <table:table-cell table:formula="of:=IF([.G1663]=&quot;pos&quot;;[.L1664];[.P1662])" office:value-type="string" office:string-value="2164.32642">
            <text:p>2164.32642</text:p>
          </table:table-cell>
          <table:table-cell table:formula="of:=IF([.G1663]=&quot;pos&quot;;[.L1666];[.Q1662])" office:value-type="string" office:string-value="323.036194">
            <text:p>323.036194</text:p>
          </table:table-cell>
          <table:table-cell table:formula="of:=IF([.P1663]=[.P1662];&quot;&quot;;CONCATENATE(&quot;{ name = '&quot;;[.O1663];&quot;', x = &quot;;[.P1663];&quot;, z = &quot;;[.Q16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80">
            <text:p>80</text:p>
          </table:table-cell>
          <table:table-cell table:number-columns-repeated="2"/>
          <table:table-cell table:formula="of:=IF([.G1664]=&quot;defName&quot;;[.J1664];[.O1663])" office:value-type="string" office:string-value="bug_big">
            <text:p>bug_big</text:p>
          </table:table-cell>
          <table:table-cell table:formula="of:=IF([.G1664]=&quot;pos&quot;;[.L1665];[.P1663])" office:value-type="string" office:string-value="2164.32642">
            <text:p>2164.32642</text:p>
          </table:table-cell>
          <table:table-cell table:formula="of:=IF([.G1664]=&quot;pos&quot;;[.L1667];[.Q1663])" office:value-type="string" office:string-value="323.036194">
            <text:p>323.036194</text:p>
          </table:table-cell>
          <table:table-cell table:formula="of:=IF([.P1664]=[.P1663];&quot;&quot;;CONCATENATE(&quot;{ name = '&quot;;[.O1664];&quot;', x = &quot;;[.P1664];&quot;, z = &quot;;[.Q16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50">
            <text:p>50</text:p>
          </table:table-cell>
          <table:table-cell table:number-columns-repeated="2"/>
          <table:table-cell table:formula="of:=IF([.G1665]=&quot;defName&quot;;[.J1665];[.O1664])" office:value-type="string" office:string-value="bug_big">
            <text:p>bug_big</text:p>
          </table:table-cell>
          <table:table-cell table:formula="of:=IF([.G1665]=&quot;pos&quot;;[.L1666];[.P1664])" office:value-type="string" office:string-value="2164.32642">
            <text:p>2164.32642</text:p>
          </table:table-cell>
          <table:table-cell table:formula="of:=IF([.G1665]=&quot;pos&quot;;[.L1668];[.Q1664])" office:value-type="string" office:string-value="323.036194">
            <text:p>323.036194</text:p>
          </table:table-cell>
          <table:table-cell table:formula="of:=IF([.P1665]=[.P1664];&quot;&quot;;CONCATENATE(&quot;{ name = '&quot;;[.O1665];&quot;', x = &quot;;[.P1665];&quot;, z = &quot;;[.Q16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66]=&quot;defName&quot;;[.J1666];[.O1665])" office:value-type="string" office:string-value="bug_big">
            <text:p>bug_big</text:p>
          </table:table-cell>
          <table:table-cell table:formula="of:=IF([.G1666]=&quot;pos&quot;;[.L1667];[.P1665])" office:value-type="string" office:string-value="2164.32642">
            <text:p>2164.32642</text:p>
          </table:table-cell>
          <table:table-cell table:formula="of:=IF([.G1666]=&quot;pos&quot;;[.L1669];[.Q1665])" office:value-type="string" office:string-value="323.036194">
            <text:p>323.036194</text:p>
          </table:table-cell>
          <table:table-cell table:formula="of:=IF([.P1666]=[.P1665];&quot;&quot;;CONCATENATE(&quot;{ name = '&quot;;[.O1666];&quot;', x = &quot;;[.P1666];&quot;, z = &quot;;[.Q16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667]=&quot;defName&quot;;[.J1667];[.O1666])" office:value-type="string" office:string-value="bug_big">
            <text:p>bug_big</text:p>
          </table:table-cell>
          <table:table-cell table:formula="of:=IF([.G1667]=&quot;pos&quot;;[.L1668];[.P1666])" office:value-type="string" office:string-value="2164.32642">
            <text:p>2164.32642</text:p>
          </table:table-cell>
          <table:table-cell table:formula="of:=IF([.G1667]=&quot;pos&quot;;[.L1670];[.Q1666])" office:value-type="string" office:string-value="323.036194">
            <text:p>323.036194</text:p>
          </table:table-cell>
          <table:table-cell table:formula="of:=IF([.P1667]=[.P1666];&quot;&quot;;CONCATENATE(&quot;{ name = '&quot;;[.O1667];&quot;', x = &quot;;[.P1667];&quot;, z = &quot;;[.Q16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68]=&quot;defName&quot;;[.J1668];[.O1667])" office:value-type="string" office:string-value="bug_big">
            <text:p>bug_big</text:p>
          </table:table-cell>
          <table:table-cell table:formula="of:=IF([.G1668]=&quot;pos&quot;;[.L1669];[.P1667])" office:value-type="string" office:string-value="2164.32642">
            <text:p>2164.32642</text:p>
          </table:table-cell>
          <table:table-cell table:formula="of:=IF([.G1668]=&quot;pos&quot;;[.L1671];[.Q1667])" office:value-type="string" office:string-value="323.036194">
            <text:p>323.036194</text:p>
          </table:table-cell>
          <table:table-cell table:formula="of:=IF([.P1668]=[.P1667];&quot;&quot;;CONCATENATE(&quot;{ name = '&quot;;[.O1668];&quot;', x = &quot;;[.P1668];&quot;, z = &quot;;[.Q16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69]=&quot;defName&quot;;[.J1669];[.O1668])" office:value-type="string" office:string-value="bug_big">
            <text:p>bug_big</text:p>
          </table:table-cell>
          <table:table-cell table:formula="of:=IF([.G1669]=&quot;pos&quot;;[.L1670];[.P1668])" office:value-type="string" office:string-value="2164.32642">
            <text:p>2164.32642</text:p>
          </table:table-cell>
          <table:table-cell table:formula="of:=IF([.G1669]=&quot;pos&quot;;[.L1672];[.Q1668])" office:value-type="string" office:string-value="323.036194">
            <text:p>323.036194</text:p>
          </table:table-cell>
          <table:table-cell table:formula="of:=IF([.P1669]=[.P1668];&quot;&quot;;CONCATENATE(&quot;{ name = '&quot;;[.O1669];&quot;', x = &quot;;[.P1669];&quot;, z = &quot;;[.Q16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3.62229443</text:p>
          </table:table-cell>
          <table:table-cell table:number-columns-repeated="2"/>
          <table:table-cell table:formula="of:=IF([.G1670]=&quot;defName&quot;;[.J1670];[.O1669])" office:value-type="string" office:string-value="bug_big">
            <text:p>bug_big</text:p>
          </table:table-cell>
          <table:table-cell table:formula="of:=IF([.G1670]=&quot;pos&quot;;[.L1671];[.P1669])" office:value-type="string" office:string-value="2164.32642">
            <text:p>2164.32642</text:p>
          </table:table-cell>
          <table:table-cell table:formula="of:=IF([.G1670]=&quot;pos&quot;;[.L1673];[.Q1669])" office:value-type="string" office:string-value="323.036194">
            <text:p>323.036194</text:p>
          </table:table-cell>
          <table:table-cell table:formula="of:=IF([.P1670]=[.P1669];&quot;&quot;;CONCATENATE(&quot;{ name = '&quot;;[.O1670];&quot;', x = &quot;;[.P1670];&quot;, z = &quot;;[.Q16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71]=&quot;defName&quot;;[.J1671];[.O1670])" office:value-type="string" office:string-value="bug_big">
            <text:p>bug_big</text:p>
          </table:table-cell>
          <table:table-cell table:formula="of:=IF([.G1671]=&quot;pos&quot;;[.L1672];[.P1670])" office:value-type="string" office:string-value="2164.32642">
            <text:p>2164.32642</text:p>
          </table:table-cell>
          <table:table-cell table:formula="of:=IF([.G1671]=&quot;pos&quot;;[.L1674];[.Q1670])" office:value-type="string" office:string-value="323.036194">
            <text:p>323.036194</text:p>
          </table:table-cell>
          <table:table-cell table:formula="of:=IF([.P1671]=[.P1670];&quot;&quot;;CONCATENATE(&quot;{ name = '&quot;;[.O1671];&quot;', x = &quot;;[.P1671];&quot;, z = &quot;;[.Q167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72]=&quot;defName&quot;;[.J1672];[.O1671])" office:value-type="string" office:string-value="bug_big">
            <text:p>bug_big</text:p>
          </table:table-cell>
          <table:table-cell table:formula="of:=IF([.G1672]=&quot;pos&quot;;[.L1673];[.P1671])" office:value-type="string" office:string-value="2164.32642">
            <text:p>2164.32642</text:p>
          </table:table-cell>
          <table:table-cell table:formula="of:=IF([.G1672]=&quot;pos&quot;;[.L1675];[.Q1671])" office:value-type="string" office:string-value="323.036194">
            <text:p>323.036194</text:p>
          </table:table-cell>
          <table:table-cell table:formula="of:=IF([.P1672]=[.P1671];&quot;&quot;;CONCATENATE(&quot;{ name = '&quot;;[.O1672];&quot;', x = &quot;;[.P1672];&quot;, z = &quot;;[.Q16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673]=&quot;defName&quot;;[.J1673];[.O1672])" office:value-type="string" office:string-value="bug_big">
            <text:p>bug_big</text:p>
          </table:table-cell>
          <table:table-cell table:formula="of:=IF([.G1673]=&quot;pos&quot;;[.L1674];[.P1672])" office:value-type="string" office:string-value="2164.32642">
            <text:p>2164.32642</text:p>
          </table:table-cell>
          <table:table-cell table:formula="of:=IF([.G1673]=&quot;pos&quot;;[.L1676];[.Q1672])" office:value-type="string" office:string-value="323.036194">
            <text:p>323.036194</text:p>
          </table:table-cell>
          <table:table-cell table:formula="of:=IF([.P1673]=[.P1672];&quot;&quot;;CONCATENATE(&quot;{ name = '&quot;;[.O1673];&quot;', x = &quot;;[.P1673];&quot;, z = &quot;;[.Q16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74]=&quot;defName&quot;;[.J1674];[.O1673])" office:value-type="string" office:string-value="bug_big">
            <text:p>bug_big</text:p>
          </table:table-cell>
          <table:table-cell table:formula="of:=IF([.G1674]=&quot;pos&quot;;[.L1675];[.P1673])" office:value-type="string" office:string-value="2164.32642">
            <text:p>2164.32642</text:p>
          </table:table-cell>
          <table:table-cell table:formula="of:=IF([.G1674]=&quot;pos&quot;;[.L1677];[.Q1673])" office:value-type="string" office:string-value="323.036194">
            <text:p>323.036194</text:p>
          </table:table-cell>
          <table:table-cell table:formula="of:=IF([.P1674]=[.P1673];&quot;&quot;;CONCATENATE(&quot;{ name = '&quot;;[.O1674];&quot;', x = &quot;;[.P1674];&quot;, z = &quot;;[.Q16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75]=&quot;defName&quot;;[.J1675];[.O1674])" office:value-type="string" office:string-value="bug_big">
            <text:p>bug_big</text:p>
          </table:table-cell>
          <table:table-cell table:formula="of:=IF([.G1675]=&quot;pos&quot;;[.L1676];[.P1674])" office:value-type="string" office:string-value="2164.32642">
            <text:p>2164.32642</text:p>
          </table:table-cell>
          <table:table-cell table:formula="of:=IF([.G1675]=&quot;pos&quot;;[.L1678];[.Q1674])" office:value-type="string" office:string-value="323.036194">
            <text:p>323.036194</text:p>
          </table:table-cell>
          <table:table-cell table:formula="of:=IF([.P1675]=[.P1674];&quot;&quot;;CONCATENATE(&quot;{ name = '&quot;;[.O1675];&quot;', x = &quot;;[.P1675];&quot;, z = &quot;;[.Q16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76]=&quot;defName&quot;;[.J1676];[.O1675])" office:value-type="string" office:string-value="bug_big">
            <text:p>bug_big</text:p>
          </table:table-cell>
          <table:table-cell table:formula="of:=IF([.G1676]=&quot;pos&quot;;[.L1677];[.P1675])" office:value-type="string" office:string-value="2164.32642">
            <text:p>2164.32642</text:p>
          </table:table-cell>
          <table:table-cell table:formula="of:=IF([.G1676]=&quot;pos&quot;;[.L1679];[.Q1675])" office:value-type="string" office:string-value="323.036194">
            <text:p>323.036194</text:p>
          </table:table-cell>
          <table:table-cell table:formula="of:=IF([.P1676]=[.P1675];&quot;&quot;;CONCATENATE(&quot;{ name = '&quot;;[.O1676];&quot;', x = &quot;;[.P1676];&quot;, z = &quot;;[.Q16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677]=&quot;defName&quot;;[.J1677];[.O1676])" office:value-type="string" office:string-value="bug_big">
            <text:p>bug_big</text:p>
          </table:table-cell>
          <table:table-cell table:formula="of:=IF([.G1677]=&quot;pos&quot;;[.L1678];[.P1676])" office:value-type="string" office:string-value="2164.32642">
            <text:p>2164.32642</text:p>
          </table:table-cell>
          <table:table-cell table:formula="of:=IF([.G1677]=&quot;pos&quot;;[.L1680];[.Q1676])" office:value-type="string" office:string-value="323.036194">
            <text:p>323.036194</text:p>
          </table:table-cell>
          <table:table-cell table:formula="of:=IF([.P1677]=[.P1676];&quot;&quot;;CONCATENATE(&quot;{ name = '&quot;;[.O1677];&quot;', x = &quot;;[.P1677];&quot;, z = &quot;;[.Q16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678]=&quot;defName&quot;;[.J1678];[.O1677])" office:value-type="string" office:string-value="bug_big">
            <text:p>bug_big</text:p>
          </table:table-cell>
          <table:table-cell table:formula="of:=IF([.G1678]=&quot;pos&quot;;[.L1679];[.P1677])" office:value-type="string" office:string-value="2164.32642">
            <text:p>2164.32642</text:p>
          </table:table-cell>
          <table:table-cell table:formula="of:=IF([.G1678]=&quot;pos&quot;;[.L1681];[.Q1677])" office:value-type="string" office:string-value="323.036194">
            <text:p>323.036194</text:p>
          </table:table-cell>
          <table:table-cell table:formula="of:=IF([.P1678]=[.P1677];&quot;&quot;;CONCATENATE(&quot;{ name = '&quot;;[.O1678];&quot;', x = &quot;;[.P1678];&quot;, z = &quot;;[.Q1678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679]=&quot;defName&quot;;[.J1679];[.O1678])" office:value-type="string" office:string-value="bug_big">
            <text:p>bug_big</text:p>
          </table:table-cell>
          <table:table-cell table:formula="of:=IF([.G1679]=&quot;pos&quot;;[.L1680];[.P1678])" office:value-type="string" office:string-value="2164.32642">
            <text:p>2164.32642</text:p>
          </table:table-cell>
          <table:table-cell table:formula="of:=IF([.G1679]=&quot;pos&quot;;[.L1682];[.Q1678])" office:value-type="string" office:string-value="323.036194">
            <text:p>323.036194</text:p>
          </table:table-cell>
          <table:table-cell table:formula="of:=IF([.P1679]=[.P1678];&quot;&quot;;CONCATENATE(&quot;{ name = '&quot;;[.O1679];&quot;', x = &quot;;[.P1679];&quot;, z = &quot;;[.Q1679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7204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680]=&quot;defName&quot;;[.J1680];[.O1679])" office:value-type="string" office:string-value="bug_big">
            <text:p>bug_big</text:p>
          </table:table-cell>
          <table:table-cell table:formula="of:=IF([.G1680]=&quot;pos&quot;;[.L1681];[.P1679])" office:value-type="string" office:string-value="2164.32642">
            <text:p>2164.32642</text:p>
          </table:table-cell>
          <table:table-cell table:formula="of:=IF([.G1680]=&quot;pos&quot;;[.L1683];[.Q1679])" office:value-type="string" office:string-value="323.036194">
            <text:p>323.036194</text:p>
          </table:table-cell>
          <table:table-cell table:formula="of:=IF([.P1680]=[.P1679];&quot;&quot;;CONCATENATE(&quot;{ name = '&quot;;[.O1680];&quot;', x = &quot;;[.P1680];&quot;, z = &quot;;[.Q16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/>
          <table:table-cell table:number-columns-repeated="2"/>
          <table:table-cell table:formula="of:=IF([.G1681]=&quot;defName&quot;;[.J1681];[.O1680])" office:value-type="string" office:string-value="bug_big">
            <text:p>bug_big</text:p>
          </table:table-cell>
          <table:table-cell table:formula="of:=IF([.G1681]=&quot;pos&quot;;[.L1682];[.P1680])" office:value-type="string" office:string-value="2164.32642">
            <text:p>2164.32642</text:p>
          </table:table-cell>
          <table:table-cell table:formula="of:=IF([.G1681]=&quot;pos&quot;;[.L1684];[.Q1680])" office:value-type="string" office:string-value="323.036194">
            <text:p>323.036194</text:p>
          </table:table-cell>
          <table:table-cell table:formula="of:=IF([.P1681]=[.P1680];&quot;&quot;;CONCATENATE(&quot;{ name = '&quot;;[.O1681];&quot;', x = &quot;;[.P1681];&quot;, z = &quot;;[.Q168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682]=&quot;defName&quot;;[.J1682];[.O1681])" office:value-type="string" office:string-value="bug_big">
            <text:p>bug_big</text:p>
          </table:table-cell>
          <table:table-cell table:formula="of:=IF([.G1682]=&quot;pos&quot;;[.L1683];[.P1681])" office:value-type="string" office:string-value="2164.32642">
            <text:p>2164.32642</text:p>
          </table:table-cell>
          <table:table-cell table:formula="of:=IF([.G1682]=&quot;pos&quot;;[.L1685];[.Q1681])" office:value-type="string" office:string-value="323.036194">
            <text:p>323.036194</text:p>
          </table:table-cell>
          <table:table-cell table:formula="of:=IF([.P1682]=[.P1681];&quot;&quot;;CONCATENATE(&quot;{ name = '&quot;;[.O1682];&quot;', x = &quot;;[.P1682];&quot;, z = &quot;;[.Q16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683]=&quot;defName&quot;;[.J1683];[.O1682])" office:value-type="string" office:string-value="bug_big">
            <text:p>bug_big</text:p>
          </table:table-cell>
          <table:table-cell table:formula="of:=IF([.G1683]=&quot;pos&quot;;[.L1684];[.P1682])" office:value-type="string" office:string-value="2164.32642">
            <text:p>2164.32642</text:p>
          </table:table-cell>
          <table:table-cell table:formula="of:=IF([.G1683]=&quot;pos&quot;;[.L1686];[.Q1682])" office:value-type="string" office:string-value="323.036194">
            <text:p>323.036194</text:p>
          </table:table-cell>
          <table:table-cell table:formula="of:=IF([.P1683]=[.P1682];&quot;&quot;;CONCATENATE(&quot;{ name = '&quot;;[.O1683];&quot;', x = &quot;;[.P1683];&quot;, z = &quot;;[.Q16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684]=&quot;defName&quot;;[.J1684];[.O1683])" office:value-type="string" office:string-value="bug_larva">
            <text:p>bug_larva</text:p>
          </table:table-cell>
          <table:table-cell table:formula="of:=IF([.G1684]=&quot;pos&quot;;[.L1685];[.P1683])" office:value-type="string" office:string-value="2164.32642">
            <text:p>2164.32642</text:p>
          </table:table-cell>
          <table:table-cell table:formula="of:=IF([.G1684]=&quot;pos&quot;;[.L1687];[.Q1683])" office:value-type="string" office:string-value="323.036194">
            <text:p>323.036194</text:p>
          </table:table-cell>
          <table:table-cell table:formula="of:=IF([.P1684]=[.P1683];&quot;&quot;;CONCATENATE(&quot;{ name = '&quot;;[.O1684];&quot;', x = &quot;;[.P1684];&quot;, z = &quot;;[.Q16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685]=&quot;defName&quot;;[.J1685];[.O1684])" office:value-type="string" office:string-value="bug_larva">
            <text:p>bug_larva</text:p>
          </table:table-cell>
          <table:table-cell table:formula="of:=IF([.G1685]=&quot;pos&quot;;[.L1686];[.P1684])" office:value-type="string" office:string-value="2164.32642">
            <text:p>2164.32642</text:p>
          </table:table-cell>
          <table:table-cell table:formula="of:=IF([.G1685]=&quot;pos&quot;;[.L1688];[.Q1684])" office:value-type="string" office:string-value="323.036194">
            <text:p>323.036194</text:p>
          </table:table-cell>
          <table:table-cell table:formula="of:=IF([.P1685]=[.P1684];&quot;&quot;;CONCATENATE(&quot;{ name = '&quot;;[.O1685];&quot;', x = &quot;;[.P1685];&quot;, z = &quot;;[.Q168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686]=&quot;defName&quot;;[.J1686];[.O1685])" office:value-type="string" office:string-value="bug_larva">
            <text:p>bug_larva</text:p>
          </table:table-cell>
          <table:table-cell table:formula="of:=IF([.G1686]=&quot;pos&quot;;[.L1687];[.P1685])" office:value-type="string" office:string-value="2164.32642">
            <text:p>2164.32642</text:p>
          </table:table-cell>
          <table:table-cell table:formula="of:=IF([.G1686]=&quot;pos&quot;;[.L1689];[.Q1685])" office:value-type="string" office:string-value="323.036194">
            <text:p>323.036194</text:p>
          </table:table-cell>
          <table:table-cell table:formula="of:=IF([.P1686]=[.P1685];&quot;&quot;;CONCATENATE(&quot;{ name = '&quot;;[.O1686];&quot;', x = &quot;;[.P1686];&quot;, z = &quot;;[.Q16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687]=&quot;defName&quot;;[.J1687];[.O1686])" office:value-type="string" office:string-value="bug_larva">
            <text:p>bug_larva</text:p>
          </table:table-cell>
          <table:table-cell table:formula="of:=IF([.G1687]=&quot;pos&quot;;[.L1688];[.P1686])" office:value-type="string" office:string-value="2164.32642">
            <text:p>2164.32642</text:p>
          </table:table-cell>
          <table:table-cell table:formula="of:=IF([.G1687]=&quot;pos&quot;;[.L1690];[.Q1686])" office:value-type="string" office:string-value="323.036194">
            <text:p>323.036194</text:p>
          </table:table-cell>
          <table:table-cell table:formula="of:=IF([.P1687]=[.P1686];&quot;&quot;;CONCATENATE(&quot;{ name = '&quot;;[.O1687];&quot;', x = &quot;;[.P1687];&quot;, z = &quot;;[.Q16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688]=&quot;defName&quot;;[.J1688];[.O1687])" office:value-type="string" office:string-value="bug_larva">
            <text:p>bug_larva</text:p>
          </table:table-cell>
          <table:table-cell table:formula="of:=IF([.G1688]=&quot;pos&quot;;[.L1689];[.P1687])" office:value-type="string" office:string-value="2164.32642">
            <text:p>2164.32642</text:p>
          </table:table-cell>
          <table:table-cell table:formula="of:=IF([.G1688]=&quot;pos&quot;;[.L1691];[.Q1687])" office:value-type="string" office:string-value="323.036194">
            <text:p>323.036194</text:p>
          </table:table-cell>
          <table:table-cell table:formula="of:=IF([.P1688]=[.P1687];&quot;&quot;;CONCATENATE(&quot;{ name = '&quot;;[.O1688];&quot;', x = &quot;;[.P1688];&quot;, z = &quot;;[.Q16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689]=&quot;defName&quot;;[.J1689];[.O1688])" office:value-type="string" office:string-value="bug_larva">
            <text:p>bug_larva</text:p>
          </table:table-cell>
          <table:table-cell table:formula="of:=IF([.G1689]=&quot;pos&quot;;[.L1690];[.P1688])" office:value-type="string" office:string-value="2164.32642">
            <text:p>2164.32642</text:p>
          </table:table-cell>
          <table:table-cell table:formula="of:=IF([.G1689]=&quot;pos&quot;;[.L1692];[.Q1688])" office:value-type="string" office:string-value="323.036194">
            <text:p>323.036194</text:p>
          </table:table-cell>
          <table:table-cell table:formula="of:=IF([.P1689]=[.P1688];&quot;&quot;;CONCATENATE(&quot;{ name = '&quot;;[.O1689];&quot;', x = &quot;;[.P1689];&quot;, z = &quot;;[.Q16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690]=&quot;defName&quot;;[.J1690];[.O1689])" office:value-type="string" office:string-value="bug_larva">
            <text:p>bug_larva</text:p>
          </table:table-cell>
          <table:table-cell table:formula="of:=IF([.G1690]=&quot;pos&quot;;[.L1691];[.P1689])" office:value-type="string" office:string-value="2164.32642">
            <text:p>2164.32642</text:p>
          </table:table-cell>
          <table:table-cell table:formula="of:=IF([.G1690]=&quot;pos&quot;;[.L1693];[.Q1689])" office:value-type="string" office:string-value="323.036194">
            <text:p>323.036194</text:p>
          </table:table-cell>
          <table:table-cell table:formula="of:=IF([.P1690]=[.P1689];&quot;&quot;;CONCATENATE(&quot;{ name = '&quot;;[.O1690];&quot;', x = &quot;;[.P1690];&quot;, z = &quot;;[.Q16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691]=&quot;defName&quot;;[.J1691];[.O1690])" office:value-type="string" office:string-value="bug_larva">
            <text:p>bug_larva</text:p>
          </table:table-cell>
          <table:table-cell table:formula="of:=IF([.G1691]=&quot;pos&quot;;[.L1692];[.P1690])" office:value-type="string" office:string-value="2164.32642">
            <text:p>2164.32642</text:p>
          </table:table-cell>
          <table:table-cell table:formula="of:=IF([.G1691]=&quot;pos&quot;;[.L1694];[.Q1690])" office:value-type="string" office:string-value="323.036194">
            <text:p>323.036194</text:p>
          </table:table-cell>
          <table:table-cell table:formula="of:=IF([.P1691]=[.P1690];&quot;&quot;;CONCATENATE(&quot;{ name = '&quot;;[.O1691];&quot;', x = &quot;;[.P1691];&quot;, z = &quot;;[.Q16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692]=&quot;defName&quot;;[.J1692];[.O1691])" office:value-type="string" office:string-value="bug_larva">
            <text:p>bug_larva</text:p>
          </table:table-cell>
          <table:table-cell table:formula="of:=IF([.G1692]=&quot;pos&quot;;[.L1693];[.P1691])" office:value-type="string" office:string-value="2164.32642">
            <text:p>2164.32642</text:p>
          </table:table-cell>
          <table:table-cell table:formula="of:=IF([.G1692]=&quot;pos&quot;;[.L1695];[.Q1691])" office:value-type="string" office:string-value="323.036194">
            <text:p>323.036194</text:p>
          </table:table-cell>
          <table:table-cell table:formula="of:=IF([.P1692]=[.P1691];&quot;&quot;;CONCATENATE(&quot;{ name = '&quot;;[.O1692];&quot;', x = &quot;;[.P1692];&quot;, z = &quot;;[.Q16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693]=&quot;defName&quot;;[.J1693];[.O1692])" office:value-type="string" office:string-value="bug_larva">
            <text:p>bug_larva</text:p>
          </table:table-cell>
          <table:table-cell table:formula="of:=IF([.G1693]=&quot;pos&quot;;[.L1694];[.P1692])" office:value-type="string" office:string-value="2164.32642">
            <text:p>2164.32642</text:p>
          </table:table-cell>
          <table:table-cell table:formula="of:=IF([.G1693]=&quot;pos&quot;;[.L1696];[.Q1692])" office:value-type="string" office:string-value="323.036194">
            <text:p>323.036194</text:p>
          </table:table-cell>
          <table:table-cell table:formula="of:=IF([.P1693]=[.P1692];&quot;&quot;;CONCATENATE(&quot;{ name = '&quot;;[.O1693];&quot;', x = &quot;;[.P1693];&quot;, z = &quot;;[.Q16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694]=&quot;defName&quot;;[.J1694];[.O1693])" office:value-type="string" office:string-value="bug_larva">
            <text:p>bug_larva</text:p>
          </table:table-cell>
          <table:table-cell table:formula="of:=IF([.G1694]=&quot;pos&quot;;[.L1695];[.P1693])" office:value-type="string" office:string-value="2164.32642">
            <text:p>2164.32642</text:p>
          </table:table-cell>
          <table:table-cell table:formula="of:=IF([.G1694]=&quot;pos&quot;;[.L1697];[.Q1693])" office:value-type="string" office:string-value="323.036194">
            <text:p>323.036194</text:p>
          </table:table-cell>
          <table:table-cell table:formula="of:=IF([.P1694]=[.P1693];&quot;&quot;;CONCATENATE(&quot;{ name = '&quot;;[.O1694];&quot;', x = &quot;;[.P1694];&quot;, z = &quot;;[.Q16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95]=&quot;defName&quot;;[.J1695];[.O1694])" office:value-type="string" office:string-value="bug_larva">
            <text:p>bug_larva</text:p>
          </table:table-cell>
          <table:table-cell table:formula="of:=IF([.G1695]=&quot;pos&quot;;[.L1696];[.P1694])" office:value-type="string" office:string-value="2164.32642">
            <text:p>2164.32642</text:p>
          </table:table-cell>
          <table:table-cell table:formula="of:=IF([.G1695]=&quot;pos&quot;;[.L1698];[.Q1694])" office:value-type="string" office:string-value="323.036194">
            <text:p>323.036194</text:p>
          </table:table-cell>
          <table:table-cell table:formula="of:=IF([.P1695]=[.P1694];&quot;&quot;;CONCATENATE(&quot;{ name = '&quot;;[.O1695];&quot;', x = &quot;;[.P1695];&quot;, z = &quot;;[.Q16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696]=&quot;defName&quot;;[.J1696];[.O1695])" office:value-type="string" office:string-value="bug_larva">
            <text:p>bug_larva</text:p>
          </table:table-cell>
          <table:table-cell table:formula="of:=IF([.G1696]=&quot;pos&quot;;[.L1697];[.P1695])" office:value-type="string" office:string-value="2164.32642">
            <text:p>2164.32642</text:p>
          </table:table-cell>
          <table:table-cell table:formula="of:=IF([.G1696]=&quot;pos&quot;;[.L1699];[.Q1695])" office:value-type="string" office:string-value="323.036194">
            <text:p>323.036194</text:p>
          </table:table-cell>
          <table:table-cell table:formula="of:=IF([.P1696]=[.P1695];&quot;&quot;;CONCATENATE(&quot;{ name = '&quot;;[.O1696];&quot;', x = &quot;;[.P1696];&quot;, z = &quot;;[.Q16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697]=&quot;defName&quot;;[.J1697];[.O1696])" office:value-type="string" office:string-value="bug_larva">
            <text:p>bug_larva</text:p>
          </table:table-cell>
          <table:table-cell table:formula="of:=IF([.G1697]=&quot;pos&quot;;[.L1698];[.P1696])" office:value-type="string" office:string-value="2164.32642">
            <text:p>2164.32642</text:p>
          </table:table-cell>
          <table:table-cell table:formula="of:=IF([.G1697]=&quot;pos&quot;;[.L1700];[.Q1696])" office:value-type="string" office:string-value="323.036194">
            <text:p>323.036194</text:p>
          </table:table-cell>
          <table:table-cell table:formula="of:=IF([.P1697]=[.P1696];&quot;&quot;;CONCATENATE(&quot;{ name = '&quot;;[.O1697];&quot;', x = &quot;;[.P1697];&quot;, z = &quot;;[.Q16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98]=&quot;defName&quot;;[.J1698];[.O1697])" office:value-type="string" office:string-value="bug_larva">
            <text:p>bug_larva</text:p>
          </table:table-cell>
          <table:table-cell table:formula="of:=IF([.G1698]=&quot;pos&quot;;[.L1699];[.P1697])" office:value-type="string" office:string-value="2164.32642">
            <text:p>2164.32642</text:p>
          </table:table-cell>
          <table:table-cell table:formula="of:=IF([.G1698]=&quot;pos&quot;;[.L1701];[.Q1697])" office:value-type="string" office:string-value="323.036194">
            <text:p>323.036194</text:p>
          </table:table-cell>
          <table:table-cell table:formula="of:=IF([.P1698]=[.P1697];&quot;&quot;;CONCATENATE(&quot;{ name = '&quot;;[.O1698];&quot;', x = &quot;;[.P1698];&quot;, z = &quot;;[.Q16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699]=&quot;defName&quot;;[.J1699];[.O1698])" office:value-type="string" office:string-value="bug_larva">
            <text:p>bug_larva</text:p>
          </table:table-cell>
          <table:table-cell table:formula="of:=IF([.G1699]=&quot;pos&quot;;[.L1700];[.P1698])" office:value-type="string" office:string-value="2164.32642">
            <text:p>2164.32642</text:p>
          </table:table-cell>
          <table:table-cell table:formula="of:=IF([.G1699]=&quot;pos&quot;;[.L1702];[.Q1698])" office:value-type="string" office:string-value="323.036194">
            <text:p>323.036194</text:p>
          </table:table-cell>
          <table:table-cell table:formula="of:=IF([.P1699]=[.P1698];&quot;&quot;;CONCATENATE(&quot;{ name = '&quot;;[.O1699];&quot;', x = &quot;;[.P1699];&quot;, z = &quot;;[.Q16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00]=&quot;defName&quot;;[.J1700];[.O1699])" office:value-type="string" office:string-value="bug_larva">
            <text:p>bug_larva</text:p>
          </table:table-cell>
          <table:table-cell table:formula="of:=IF([.G1700]=&quot;pos&quot;;[.L1701];[.P1699])" office:value-type="string" office:string-value="2164.32642">
            <text:p>2164.32642</text:p>
          </table:table-cell>
          <table:table-cell table:formula="of:=IF([.G1700]=&quot;pos&quot;;[.L1703];[.Q1699])" office:value-type="string" office:string-value="323.036194">
            <text:p>323.036194</text:p>
          </table:table-cell>
          <table:table-cell table:formula="of:=IF([.P1700]=[.P1699];&quot;&quot;;CONCATENATE(&quot;{ name = '&quot;;[.O1700];&quot;', x = &quot;;[.P1700];&quot;, z = &quot;;[.Q17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01]=&quot;defName&quot;;[.J1701];[.O1700])" office:value-type="string" office:string-value="bug_larva">
            <text:p>bug_larva</text:p>
          </table:table-cell>
          <table:table-cell table:formula="of:=IF([.G1701]=&quot;pos&quot;;[.L1702];[.P1700])" office:value-type="string" office:string-value="2164.32642">
            <text:p>2164.32642</text:p>
          </table:table-cell>
          <table:table-cell table:formula="of:=IF([.G1701]=&quot;pos&quot;;[.L1704];[.Q1700])" office:value-type="string" office:string-value="323.036194">
            <text:p>323.036194</text:p>
          </table:table-cell>
          <table:table-cell table:formula="of:=IF([.P1701]=[.P1700];&quot;&quot;;CONCATENATE(&quot;{ name = '&quot;;[.O1701];&quot;', x = &quot;;[.P1701];&quot;, z = &quot;;[.Q17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02]=&quot;defName&quot;;[.J1702];[.O1701])" office:value-type="string" office:string-value="bug_larva">
            <text:p>bug_larva</text:p>
          </table:table-cell>
          <table:table-cell table:formula="of:=IF([.G1702]=&quot;pos&quot;;[.L1703];[.P1701])" office:value-type="string" office:string-value="2164.32642">
            <text:p>2164.32642</text:p>
          </table:table-cell>
          <table:table-cell table:formula="of:=IF([.G1702]=&quot;pos&quot;;[.L1705];[.Q1701])" office:value-type="string" office:string-value="323.036194">
            <text:p>323.036194</text:p>
          </table:table-cell>
          <table:table-cell table:formula="of:=IF([.P1702]=[.P1701];&quot;&quot;;CONCATENATE(&quot;{ name = '&quot;;[.O1702];&quot;', x = &quot;;[.P1702];&quot;, z = &quot;;[.Q17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03]=&quot;defName&quot;;[.J1703];[.O1702])" office:value-type="string" office:string-value="bug_larva">
            <text:p>bug_larva</text:p>
          </table:table-cell>
          <table:table-cell table:formula="of:=IF([.G1703]=&quot;pos&quot;;[.L1704];[.P1702])" office:value-type="string" office:string-value="2164.32642">
            <text:p>2164.32642</text:p>
          </table:table-cell>
          <table:table-cell table:formula="of:=IF([.G1703]=&quot;pos&quot;;[.L1706];[.Q1702])" office:value-type="string" office:string-value="323.036194">
            <text:p>323.036194</text:p>
          </table:table-cell>
          <table:table-cell table:formula="of:=IF([.P1703]=[.P1702];&quot;&quot;;CONCATENATE(&quot;{ name = '&quot;;[.O1703];&quot;', x = &quot;;[.P1703];&quot;, z = &quot;;[.Q17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704]=&quot;defName&quot;;[.J1704];[.O1703])" office:value-type="string" office:string-value="bug_larva">
            <text:p>bug_larva</text:p>
          </table:table-cell>
          <table:table-cell table:formula="of:=IF([.G1704]=&quot;pos&quot;;[.L1705];[.P1703])" office:value-type="string" office:string-value="2164.32642">
            <text:p>2164.32642</text:p>
          </table:table-cell>
          <table:table-cell table:formula="of:=IF([.G1704]=&quot;pos&quot;;[.L1707];[.Q1703])" office:value-type="string" office:string-value="323.036194">
            <text:p>323.036194</text:p>
          </table:table-cell>
          <table:table-cell table:formula="of:=IF([.P1704]=[.P1703];&quot;&quot;;CONCATENATE(&quot;{ name = '&quot;;[.O1704];&quot;', x = &quot;;[.P1704];&quot;, z = &quot;;[.Q17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705]=&quot;defName&quot;;[.J1705];[.O1704])" office:value-type="string" office:string-value="bug_larva">
            <text:p>bug_larva</text:p>
          </table:table-cell>
          <table:table-cell table:formula="of:=IF([.G1705]=&quot;pos&quot;;[.L1706];[.P1704])" office:value-type="string" office:string-value="2164.32642">
            <text:p>2164.32642</text:p>
          </table:table-cell>
          <table:table-cell table:formula="of:=IF([.G1705]=&quot;pos&quot;;[.L1708];[.Q1704])" office:value-type="string" office:string-value="323.036194">
            <text:p>323.036194</text:p>
          </table:table-cell>
          <table:table-cell table:formula="of:=IF([.P1705]=[.P1704];&quot;&quot;;CONCATENATE(&quot;{ name = '&quot;;[.O1705];&quot;', x = &quot;;[.P1705];&quot;, z = &quot;;[.Q17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06]=&quot;defName&quot;;[.J1706];[.O1705])" office:value-type="string" office:string-value="bug_larva">
            <text:p>bug_larva</text:p>
          </table:table-cell>
          <table:table-cell table:formula="of:=IF([.G1706]=&quot;pos&quot;;[.L1707];[.P1705])" office:value-type="string" office:string-value="2164.32642">
            <text:p>2164.32642</text:p>
          </table:table-cell>
          <table:table-cell table:formula="of:=IF([.G1706]=&quot;pos&quot;;[.L1709];[.Q1705])" office:value-type="string" office:string-value="323.036194">
            <text:p>323.036194</text:p>
          </table:table-cell>
          <table:table-cell table:formula="of:=IF([.P1706]=[.P1705];&quot;&quot;;CONCATENATE(&quot;{ name = '&quot;;[.O1706];&quot;', x = &quot;;[.P1706];&quot;, z = &quot;;[.Q17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07]=&quot;defName&quot;;[.J1707];[.O1706])" office:value-type="string" office:string-value="bug_larva">
            <text:p>bug_larva</text:p>
          </table:table-cell>
          <table:table-cell table:formula="of:=IF([.G1707]=&quot;pos&quot;;[.L1708];[.P1706])" office:value-type="string" office:string-value="2164.32642">
            <text:p>2164.32642</text:p>
          </table:table-cell>
          <table:table-cell table:formula="of:=IF([.G1707]=&quot;pos&quot;;[.L1710];[.Q1706])" office:value-type="string" office:string-value="323.036194">
            <text:p>323.036194</text:p>
          </table:table-cell>
          <table:table-cell table:formula="of:=IF([.P1707]=[.P1706];&quot;&quot;;CONCATENATE(&quot;{ name = '&quot;;[.O1707];&quot;', x = &quot;;[.P1707];&quot;, z = &quot;;[.Q17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08]=&quot;defName&quot;;[.J1708];[.O1707])" office:value-type="string" office:string-value="bug_larva">
            <text:p>bug_larva</text:p>
          </table:table-cell>
          <table:table-cell table:formula="of:=IF([.G1708]=&quot;pos&quot;;[.L1709];[.P1707])" office:value-type="string" office:string-value="2164.32642">
            <text:p>2164.32642</text:p>
          </table:table-cell>
          <table:table-cell table:formula="of:=IF([.G1708]=&quot;pos&quot;;[.L1711];[.Q1707])" office:value-type="string" office:string-value="323.036194">
            <text:p>323.036194</text:p>
          </table:table-cell>
          <table:table-cell table:formula="of:=IF([.P1708]=[.P1707];&quot;&quot;;CONCATENATE(&quot;{ name = '&quot;;[.O1708];&quot;', x = &quot;;[.P1708];&quot;, z = &quot;;[.Q17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709]=&quot;defName&quot;;[.J1709];[.O1708])" office:value-type="string" office:string-value="bug_larva">
            <text:p>bug_larva</text:p>
          </table:table-cell>
          <table:table-cell table:formula="of:=IF([.G1709]=&quot;pos&quot;;[.L1710];[.P1708])" office:value-type="string" office:string-value="2164.32642">
            <text:p>2164.32642</text:p>
          </table:table-cell>
          <table:table-cell table:formula="of:=IF([.G1709]=&quot;pos&quot;;[.L1712];[.Q1708])" office:value-type="string" office:string-value="323.036194">
            <text:p>323.036194</text:p>
          </table:table-cell>
          <table:table-cell table:formula="of:=IF([.P1709]=[.P1708];&quot;&quot;;CONCATENATE(&quot;{ name = '&quot;;[.O1709];&quot;', x = &quot;;[.P1709];&quot;, z = &quot;;[.Q17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710]=&quot;defName&quot;;[.J1710];[.O1709])" office:value-type="string" office:string-value="bug_larva">
            <text:p>bug_larva</text:p>
          </table:table-cell>
          <table:table-cell table:formula="of:=IF([.G1710]=&quot;pos&quot;;[.L1711];[.P1709])" office:value-type="string" office:string-value="2164.32642">
            <text:p>2164.32642</text:p>
          </table:table-cell>
          <table:table-cell table:formula="of:=IF([.G1710]=&quot;pos&quot;;[.L1713];[.Q1709])" office:value-type="string" office:string-value="323.036194">
            <text:p>323.036194</text:p>
          </table:table-cell>
          <table:table-cell table:formula="of:=IF([.P1710]=[.P1709];&quot;&quot;;CONCATENATE(&quot;{ name = '&quot;;[.O1710];&quot;', x = &quot;;[.P1710];&quot;, z = &quot;;[.Q17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711]=&quot;defName&quot;;[.J1711];[.O1710])" office:value-type="string" office:string-value="bug_larva">
            <text:p>bug_larva</text:p>
          </table:table-cell>
          <table:table-cell table:formula="of:=IF([.G1711]=&quot;pos&quot;;[.L1712];[.P1710])" office:value-type="string" office:string-value="2164.32642">
            <text:p>2164.32642</text:p>
          </table:table-cell>
          <table:table-cell table:formula="of:=IF([.G1711]=&quot;pos&quot;;[.L1714];[.Q1710])" office:value-type="string" office:string-value="323.036194">
            <text:p>323.036194</text:p>
          </table:table-cell>
          <table:table-cell table:formula="of:=IF([.P1711]=[.P1710];&quot;&quot;;CONCATENATE(&quot;{ name = '&quot;;[.O1711];&quot;', x = &quot;;[.P1711];&quot;, z = &quot;;[.Q17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712]=&quot;defName&quot;;[.J1712];[.O1711])" office:value-type="string" office:string-value="bug_larva">
            <text:p>bug_larva</text:p>
          </table:table-cell>
          <table:table-cell table:formula="of:=IF([.G1712]=&quot;pos&quot;;[.L1713];[.P1711])" office:value-type="string" office:string-value="2164.32642">
            <text:p>2164.32642</text:p>
          </table:table-cell>
          <table:table-cell table:formula="of:=IF([.G1712]=&quot;pos&quot;;[.L1715];[.Q1711])" office:value-type="string" office:string-value="323.036194">
            <text:p>323.036194</text:p>
          </table:table-cell>
          <table:table-cell table:formula="of:=IF([.P1712]=[.P1711];&quot;&quot;;CONCATENATE(&quot;{ name = '&quot;;[.O1712];&quot;', x = &quot;;[.P1712];&quot;, z = &quot;;[.Q17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713]=&quot;defName&quot;;[.J1713];[.O1712])" office:value-type="string" office:string-value="bug_larva">
            <text:p>bug_larva</text:p>
          </table:table-cell>
          <table:table-cell table:formula="of:=IF([.G1713]=&quot;pos&quot;;[.L1714];[.P1712])" office:value-type="string" office:string-value="2164.32642">
            <text:p>2164.32642</text:p>
          </table:table-cell>
          <table:table-cell table:formula="of:=IF([.G1713]=&quot;pos&quot;;[.L1716];[.Q1712])" office:value-type="string" office:string-value="323.036194">
            <text:p>323.036194</text:p>
          </table:table-cell>
          <table:table-cell table:formula="of:=IF([.P1713]=[.P1712];&quot;&quot;;CONCATENATE(&quot;{ name = '&quot;;[.O1713];&quot;', x = &quot;;[.P1713];&quot;, z = &quot;;[.Q171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14]=&quot;defName&quot;;[.J1714];[.O1713])" office:value-type="string" office:string-value="bug_larva">
            <text:p>bug_larva</text:p>
          </table:table-cell>
          <table:table-cell table:formula="of:=IF([.G1714]=&quot;pos&quot;;[.L1715];[.P1713])" office:value-type="string" office:string-value="2164.32642">
            <text:p>2164.32642</text:p>
          </table:table-cell>
          <table:table-cell table:formula="of:=IF([.G1714]=&quot;pos&quot;;[.L1717];[.Q1713])" office:value-type="string" office:string-value="323.036194">
            <text:p>323.036194</text:p>
          </table:table-cell>
          <table:table-cell table:formula="of:=IF([.P1714]=[.P1713];&quot;&quot;;CONCATENATE(&quot;{ name = '&quot;;[.O1714];&quot;', x = &quot;;[.P1714];&quot;, z = &quot;;[.Q171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15]=&quot;defName&quot;;[.J1715];[.O1714])" office:value-type="string" office:string-value="bug_larva">
            <text:p>bug_larva</text:p>
          </table:table-cell>
          <table:table-cell table:formula="of:=IF([.G1715]=&quot;pos&quot;;[.L1716];[.P1714])" office:value-type="string" office:string-value="2164.32642">
            <text:p>2164.32642</text:p>
          </table:table-cell>
          <table:table-cell table:formula="of:=IF([.G1715]=&quot;pos&quot;;[.L1718];[.Q1714])" office:value-type="string" office:string-value="323.036194">
            <text:p>323.036194</text:p>
          </table:table-cell>
          <table:table-cell table:formula="of:=IF([.P1715]=[.P1714];&quot;&quot;;CONCATENATE(&quot;{ name = '&quot;;[.O1715];&quot;', x = &quot;;[.P1715];&quot;, z = &quot;;[.Q17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716]=&quot;defName&quot;;[.J1716];[.O1715])" office:value-type="string" office:string-value="bug_larva">
            <text:p>bug_larva</text:p>
          </table:table-cell>
          <table:table-cell table:formula="of:=IF([.G1716]=&quot;pos&quot;;[.L1717];[.P1715])" office:value-type="string" office:string-value="2164.32642">
            <text:p>2164.32642</text:p>
          </table:table-cell>
          <table:table-cell table:formula="of:=IF([.G1716]=&quot;pos&quot;;[.L1719];[.Q1715])" office:value-type="string" office:string-value="323.036194">
            <text:p>323.036194</text:p>
          </table:table-cell>
          <table:table-cell table:formula="of:=IF([.P1716]=[.P1715];&quot;&quot;;CONCATENATE(&quot;{ name = '&quot;;[.O1716];&quot;', x = &quot;;[.P1716];&quot;, z = &quot;;[.Q17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17]=&quot;defName&quot;;[.J1717];[.O1716])" office:value-type="string" office:string-value="bug_larva">
            <text:p>bug_larva</text:p>
          </table:table-cell>
          <table:table-cell table:formula="of:=IF([.G1717]=&quot;pos&quot;;[.L1718];[.P1716])" office:value-type="string" office:string-value="2164.32642">
            <text:p>2164.32642</text:p>
          </table:table-cell>
          <table:table-cell table:formula="of:=IF([.G1717]=&quot;pos&quot;;[.L1720];[.Q1716])" office:value-type="string" office:string-value="323.036194">
            <text:p>323.036194</text:p>
          </table:table-cell>
          <table:table-cell table:formula="of:=IF([.P1717]=[.P1716];&quot;&quot;;CONCATENATE(&quot;{ name = '&quot;;[.O1717];&quot;', x = &quot;;[.P1717];&quot;, z = &quot;;[.Q17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718]=&quot;defName&quot;;[.J1718];[.O1717])" office:value-type="string" office:string-value="bug_larva">
            <text:p>bug_larva</text:p>
          </table:table-cell>
          <table:table-cell table:formula="of:=IF([.G1718]=&quot;pos&quot;;[.L1719];[.P1717])" office:value-type="string" office:string-value="2164.32642">
            <text:p>2164.32642</text:p>
          </table:table-cell>
          <table:table-cell table:formula="of:=IF([.G1718]=&quot;pos&quot;;[.L1721];[.Q1717])" office:value-type="string" office:string-value="323.036194">
            <text:p>323.036194</text:p>
          </table:table-cell>
          <table:table-cell table:formula="of:=IF([.P1718]=[.P1717];&quot;&quot;;CONCATENATE(&quot;{ name = '&quot;;[.O1718];&quot;', x = &quot;;[.P1718];&quot;, z = &quot;;[.Q17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19]=&quot;defName&quot;;[.J1719];[.O1718])" office:value-type="string" office:string-value="bug_larva">
            <text:p>bug_larva</text:p>
          </table:table-cell>
          <table:table-cell table:formula="of:=IF([.G1719]=&quot;pos&quot;;[.L1720];[.P1718])" office:value-type="string" office:string-value="2164.32642">
            <text:p>2164.32642</text:p>
          </table:table-cell>
          <table:table-cell table:formula="of:=IF([.G1719]=&quot;pos&quot;;[.L1722];[.Q1718])" office:value-type="string" office:string-value="323.036194">
            <text:p>323.036194</text:p>
          </table:table-cell>
          <table:table-cell table:formula="of:=IF([.P1719]=[.P1718];&quot;&quot;;CONCATENATE(&quot;{ name = '&quot;;[.O1719];&quot;', x = &quot;;[.P1719];&quot;, z = &quot;;[.Q17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720]=&quot;defName&quot;;[.J1720];[.O1719])" office:value-type="string" office:string-value="bug_larva">
            <text:p>bug_larva</text:p>
          </table:table-cell>
          <table:table-cell table:formula="of:=IF([.G1720]=&quot;pos&quot;;[.L1721];[.P1719])" office:value-type="string" office:string-value="2164.32642">
            <text:p>2164.32642</text:p>
          </table:table-cell>
          <table:table-cell table:formula="of:=IF([.G1720]=&quot;pos&quot;;[.L1723];[.Q1719])" office:value-type="string" office:string-value="323.036194">
            <text:p>323.036194</text:p>
          </table:table-cell>
          <table:table-cell table:formula="of:=IF([.P1720]=[.P1719];&quot;&quot;;CONCATENATE(&quot;{ name = '&quot;;[.O1720];&quot;', x = &quot;;[.P1720];&quot;, z = &quot;;[.Q17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721]=&quot;defName&quot;;[.J1721];[.O1720])" office:value-type="string" office:string-value="bug_larva">
            <text:p>bug_larva</text:p>
          </table:table-cell>
          <table:table-cell table:formula="of:=IF([.G1721]=&quot;pos&quot;;[.L1722];[.P1720])" office:value-type="string" office:string-value="2164.32642">
            <text:p>2164.32642</text:p>
          </table:table-cell>
          <table:table-cell table:formula="of:=IF([.G1721]=&quot;pos&quot;;[.L1724];[.Q1720])" office:value-type="string" office:string-value="323.036194">
            <text:p>323.036194</text:p>
          </table:table-cell>
          <table:table-cell table:formula="of:=IF([.P1721]=[.P1720];&quot;&quot;;CONCATENATE(&quot;{ name = '&quot;;[.O1721];&quot;', x = &quot;;[.P1721];&quot;, z = &quot;;[.Q17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22]=&quot;defName&quot;;[.J1722];[.O1721])" office:value-type="string" office:string-value="bug_larva">
            <text:p>bug_larva</text:p>
          </table:table-cell>
          <table:table-cell table:formula="of:=IF([.G1722]=&quot;pos&quot;;[.L1723];[.P1721])" office:value-type="string" office:string-value="2164.32642">
            <text:p>2164.32642</text:p>
          </table:table-cell>
          <table:table-cell table:formula="of:=IF([.G1722]=&quot;pos&quot;;[.L1725];[.Q1721])" office:value-type="string" office:string-value="323.036194">
            <text:p>323.036194</text:p>
          </table:table-cell>
          <table:table-cell table:formula="of:=IF([.P1722]=[.P1721];&quot;&quot;;CONCATENATE(&quot;{ name = '&quot;;[.O1722];&quot;', x = &quot;;[.P1722];&quot;, z = &quot;;[.Q17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723]=&quot;defName&quot;;[.J1723];[.O1722])" office:value-type="string" office:string-value="bug_larva">
            <text:p>bug_larva</text:p>
          </table:table-cell>
          <table:table-cell table:formula="of:=IF([.G1723]=&quot;pos&quot;;[.L1724];[.P1722])" office:value-type="string" office:string-value="2164.32642">
            <text:p>2164.32642</text:p>
          </table:table-cell>
          <table:table-cell table:formula="of:=IF([.G1723]=&quot;pos&quot;;[.L1726];[.Q1722])" office:value-type="string" office:string-value="323.036194">
            <text:p>323.036194</text:p>
          </table:table-cell>
          <table:table-cell table:formula="of:=IF([.P1723]=[.P1722];&quot;&quot;;CONCATENATE(&quot;{ name = '&quot;;[.O1723];&quot;', x = &quot;;[.P1723];&quot;, z = &quot;;[.Q17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24]=&quot;defName&quot;;[.J1724];[.O1723])" office:value-type="string" office:string-value="bug_larva">
            <text:p>bug_larva</text:p>
          </table:table-cell>
          <table:table-cell table:formula="of:=IF([.G1724]=&quot;pos&quot;;[.L1725];[.P1723])" office:value-type="string" office:string-value="2164.32642">
            <text:p>2164.32642</text:p>
          </table:table-cell>
          <table:table-cell table:formula="of:=IF([.G1724]=&quot;pos&quot;;[.L1727];[.Q1723])" office:value-type="string" office:string-value="323.036194">
            <text:p>323.036194</text:p>
          </table:table-cell>
          <table:table-cell table:formula="of:=IF([.P1724]=[.P1723];&quot;&quot;;CONCATENATE(&quot;{ name = '&quot;;[.O1724];&quot;', x = &quot;;[.P1724];&quot;, z = &quot;;[.Q17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725]=&quot;defName&quot;;[.J1725];[.O1724])" office:value-type="string" office:string-value="bug_larva">
            <text:p>bug_larva</text:p>
          </table:table-cell>
          <table:table-cell table:formula="of:=IF([.G1725]=&quot;pos&quot;;[.L1726];[.P1724])" office:value-type="string" office:string-value="2164.32642">
            <text:p>2164.32642</text:p>
          </table:table-cell>
          <table:table-cell table:formula="of:=IF([.G1725]=&quot;pos&quot;;[.L1728];[.Q1724])" office:value-type="string" office:string-value="323.036194">
            <text:p>323.036194</text:p>
          </table:table-cell>
          <table:table-cell table:formula="of:=IF([.P1725]=[.P1724];&quot;&quot;;CONCATENATE(&quot;{ name = '&quot;;[.O1725];&quot;', x = &quot;;[.P1725];&quot;, z = &quot;;[.Q17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26]=&quot;defName&quot;;[.J1726];[.O1725])" office:value-type="string" office:string-value="bug_larva">
            <text:p>bug_larva</text:p>
          </table:table-cell>
          <table:table-cell table:formula="of:=IF([.G1726]=&quot;pos&quot;;[.L1727];[.P1725])" office:value-type="string" office:string-value="2164.32642">
            <text:p>2164.32642</text:p>
          </table:table-cell>
          <table:table-cell table:formula="of:=IF([.G1726]=&quot;pos&quot;;[.L1729];[.Q1725])" office:value-type="string" office:string-value="323.036194">
            <text:p>323.036194</text:p>
          </table:table-cell>
          <table:table-cell table:formula="of:=IF([.P1726]=[.P1725];&quot;&quot;;CONCATENATE(&quot;{ name = '&quot;;[.O1726];&quot;', x = &quot;;[.P1726];&quot;, z = &quot;;[.Q17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27]=&quot;defName&quot;;[.J1727];[.O1726])" office:value-type="string" office:string-value="bug_larva">
            <text:p>bug_larva</text:p>
          </table:table-cell>
          <table:table-cell table:formula="of:=IF([.G1727]=&quot;pos&quot;;[.L1728];[.P1726])" office:value-type="string" office:string-value="3594.85596">
            <text:p>3594.85596</text:p>
          </table:table-cell>
          <table:table-cell table:formula="of:=IF([.G1727]=&quot;pos&quot;;[.L1730];[.Q1726])" office:value-type="string" office:string-value="1291.42737">
            <text:p>1291.42737</text:p>
          </table:table-cell>
          <table:table-cell table:formula="of:=IF([.P1727]=[.P1726];&quot;&quot;;CONCATENATE(&quot;{ name = '&quot;;[.O1727];&quot;', x = &quot;;[.P1727];&quot;, z = &quot;;[.Q1727];&quot;, facing = 0, },&quot;))" office:value-type="string" office:string-value="{ name = 'bug_larva', x = 3594.85596, z = 1291.42737, facing = 0, },">
            <text:p>{ name = 'bug_larva', x = 3594.85596, z = 1291.42737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594.85596</text:p>
          </table:table-cell>
          <table:table-cell table:number-columns-repeated="2"/>
          <table:table-cell table:formula="of:=IF([.G1728]=&quot;defName&quot;;[.J1728];[.O1727])" office:value-type="string" office:string-value="bug_larva">
            <text:p>bug_larva</text:p>
          </table:table-cell>
          <table:table-cell table:formula="of:=IF([.G1728]=&quot;pos&quot;;[.L1729];[.P1727])" office:value-type="string" office:string-value="3594.85596">
            <text:p>3594.85596</text:p>
          </table:table-cell>
          <table:table-cell table:formula="of:=IF([.G1728]=&quot;pos&quot;;[.L1731];[.Q1727])" office:value-type="string" office:string-value="1291.42737">
            <text:p>1291.42737</text:p>
          </table:table-cell>
          <table:table-cell table:formula="of:=IF([.P1728]=[.P1727];&quot;&quot;;CONCATENATE(&quot;{ name = '&quot;;[.O1728];&quot;', x = &quot;;[.P1728];&quot;, z = &quot;;[.Q17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1.0586853</text:p>
          </table:table-cell>
          <table:table-cell table:number-columns-repeated="2"/>
          <table:table-cell table:formula="of:=IF([.G1729]=&quot;defName&quot;;[.J1729];[.O1728])" office:value-type="string" office:string-value="bug_larva">
            <text:p>bug_larva</text:p>
          </table:table-cell>
          <table:table-cell table:formula="of:=IF([.G1729]=&quot;pos&quot;;[.L1730];[.P1728])" office:value-type="string" office:string-value="3594.85596">
            <text:p>3594.85596</text:p>
          </table:table-cell>
          <table:table-cell table:formula="of:=IF([.G1729]=&quot;pos&quot;;[.L1732];[.Q1728])" office:value-type="string" office:string-value="1291.42737">
            <text:p>1291.42737</text:p>
          </table:table-cell>
          <table:table-cell table:formula="of:=IF([.P1729]=[.P1728];&quot;&quot;;CONCATENATE(&quot;{ name = '&quot;;[.O1729];&quot;', x = &quot;;[.P1729];&quot;, z = &quot;;[.Q17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291.42737</text:p>
          </table:table-cell>
          <table:table-cell table:number-columns-repeated="2"/>
          <table:table-cell table:formula="of:=IF([.G1730]=&quot;defName&quot;;[.J1730];[.O1729])" office:value-type="string" office:string-value="bug_larva">
            <text:p>bug_larva</text:p>
          </table:table-cell>
          <table:table-cell table:formula="of:=IF([.G1730]=&quot;pos&quot;;[.L1731];[.P1729])" office:value-type="string" office:string-value="3594.85596">
            <text:p>3594.85596</text:p>
          </table:table-cell>
          <table:table-cell table:formula="of:=IF([.G1730]=&quot;pos&quot;;[.L1733];[.Q1729])" office:value-type="string" office:string-value="1291.42737">
            <text:p>1291.42737</text:p>
          </table:table-cell>
          <table:table-cell table:formula="of:=IF([.P1730]=[.P1729];&quot;&quot;;CONCATENATE(&quot;{ name = '&quot;;[.O1730];&quot;', x = &quot;;[.P1730];&quot;, z = &quot;;[.Q17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31]=&quot;defName&quot;;[.J1731];[.O1730])" office:value-type="string" office:string-value="bug_larva">
            <text:p>bug_larva</text:p>
          </table:table-cell>
          <table:table-cell table:formula="of:=IF([.G1731]=&quot;pos&quot;;[.L1732];[.P1730])" office:value-type="string" office:string-value="3594.85596">
            <text:p>3594.85596</text:p>
          </table:table-cell>
          <table:table-cell table:formula="of:=IF([.G1731]=&quot;pos&quot;;[.L1734];[.Q1730])" office:value-type="string" office:string-value="1291.42737">
            <text:p>1291.42737</text:p>
          </table:table-cell>
          <table:table-cell table:formula="of:=IF([.P1731]=[.P1730];&quot;&quot;;CONCATENATE(&quot;{ name = '&quot;;[.O1731];&quot;', x = &quot;;[.P1731];&quot;, z = &quot;;[.Q17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32]=&quot;defName&quot;;[.J1732];[.O1731])" office:value-type="string" office:string-value="bug_larva">
            <text:p>bug_larva</text:p>
          </table:table-cell>
          <table:table-cell table:formula="of:=IF([.G1732]=&quot;pos&quot;;[.L1733];[.P1731])" office:value-type="string" office:string-value="3594.85596">
            <text:p>3594.85596</text:p>
          </table:table-cell>
          <table:table-cell table:formula="of:=IF([.G1732]=&quot;pos&quot;;[.L1735];[.Q1731])" office:value-type="string" office:string-value="1291.42737">
            <text:p>1291.42737</text:p>
          </table:table-cell>
          <table:table-cell table:formula="of:=IF([.P1732]=[.P1731];&quot;&quot;;CONCATENATE(&quot;{ name = '&quot;;[.O1732];&quot;', x = &quot;;[.P1732];&quot;, z = &quot;;[.Q17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733]=&quot;defName&quot;;[.J1733];[.O1732])" office:value-type="string" office:string-value="bug_larva">
            <text:p>bug_larva</text:p>
          </table:table-cell>
          <table:table-cell table:formula="of:=IF([.G1733]=&quot;pos&quot;;[.L1734];[.P1732])" office:value-type="string" office:string-value="3594.85596">
            <text:p>3594.85596</text:p>
          </table:table-cell>
          <table:table-cell table:formula="of:=IF([.G1733]=&quot;pos&quot;;[.L1736];[.Q1732])" office:value-type="string" office:string-value="1291.42737">
            <text:p>1291.42737</text:p>
          </table:table-cell>
          <table:table-cell table:formula="of:=IF([.P1733]=[.P1732];&quot;&quot;;CONCATENATE(&quot;{ name = '&quot;;[.O1733];&quot;', x = &quot;;[.P1733];&quot;, z = &quot;;[.Q17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734]=&quot;defName&quot;;[.J1734];[.O1733])" office:value-type="string" office:string-value="bug_larva">
            <text:p>bug_larva</text:p>
          </table:table-cell>
          <table:table-cell table:formula="of:=IF([.G1734]=&quot;pos&quot;;[.L1735];[.P1733])" office:value-type="string" office:string-value="3594.85596">
            <text:p>3594.85596</text:p>
          </table:table-cell>
          <table:table-cell table:formula="of:=IF([.G1734]=&quot;pos&quot;;[.L1737];[.Q1733])" office:value-type="string" office:string-value="1291.42737">
            <text:p>1291.42737</text:p>
          </table:table-cell>
          <table:table-cell table:formula="of:=IF([.P1734]=[.P1733];&quot;&quot;;CONCATENATE(&quot;{ name = '&quot;;[.O1734];&quot;', x = &quot;;[.P1734];&quot;, z = &quot;;[.Q17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35]=&quot;defName&quot;;[.J1735];[.O1734])" office:value-type="string" office:string-value="bug_larva">
            <text:p>bug_larva</text:p>
          </table:table-cell>
          <table:table-cell table:formula="of:=IF([.G1735]=&quot;pos&quot;;[.L1736];[.P1734])" office:value-type="string" office:string-value="3594.85596">
            <text:p>3594.85596</text:p>
          </table:table-cell>
          <table:table-cell table:formula="of:=IF([.G1735]=&quot;pos&quot;;[.L1738];[.Q1734])" office:value-type="string" office:string-value="1291.42737">
            <text:p>1291.42737</text:p>
          </table:table-cell>
          <table:table-cell table:formula="of:=IF([.P1735]=[.P1734];&quot;&quot;;CONCATENATE(&quot;{ name = '&quot;;[.O1735];&quot;', x = &quot;;[.P1735];&quot;, z = &quot;;[.Q17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736]=&quot;defName&quot;;[.J1736];[.O1735])" office:value-type="string" office:string-value="bug_larva">
            <text:p>bug_larva</text:p>
          </table:table-cell>
          <table:table-cell table:formula="of:=IF([.G1736]=&quot;pos&quot;;[.L1737];[.P1735])" office:value-type="string" office:string-value="3594.85596">
            <text:p>3594.85596</text:p>
          </table:table-cell>
          <table:table-cell table:formula="of:=IF([.G1736]=&quot;pos&quot;;[.L1739];[.Q1735])" office:value-type="string" office:string-value="1291.42737">
            <text:p>1291.42737</text:p>
          </table:table-cell>
          <table:table-cell table:formula="of:=IF([.P1736]=[.P1735];&quot;&quot;;CONCATENATE(&quot;{ name = '&quot;;[.O1736];&quot;', x = &quot;;[.P1736];&quot;, z = &quot;;[.Q17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37]=&quot;defName&quot;;[.J1737];[.O1736])" office:value-type="string" office:string-value="bug_larva">
            <text:p>bug_larva</text:p>
          </table:table-cell>
          <table:table-cell table:formula="of:=IF([.G1737]=&quot;pos&quot;;[.L1738];[.P1736])" office:value-type="string" office:string-value="3594.85596">
            <text:p>3594.85596</text:p>
          </table:table-cell>
          <table:table-cell table:formula="of:=IF([.G1737]=&quot;pos&quot;;[.L1740];[.Q1736])" office:value-type="string" office:string-value="1291.42737">
            <text:p>1291.42737</text:p>
          </table:table-cell>
          <table:table-cell table:formula="of:=IF([.P1737]=[.P1736];&quot;&quot;;CONCATENATE(&quot;{ name = '&quot;;[.O1737];&quot;', x = &quot;;[.P1737];&quot;, z = &quot;;[.Q17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38]=&quot;defName&quot;;[.J1738];[.O1737])" office:value-type="string" office:string-value="bug_larva">
            <text:p>bug_larva</text:p>
          </table:table-cell>
          <table:table-cell table:formula="of:=IF([.G1738]=&quot;pos&quot;;[.L1739];[.P1737])" office:value-type="string" office:string-value="3594.85596">
            <text:p>3594.85596</text:p>
          </table:table-cell>
          <table:table-cell table:formula="of:=IF([.G1738]=&quot;pos&quot;;[.L1741];[.Q1737])" office:value-type="string" office:string-value="1291.42737">
            <text:p>1291.42737</text:p>
          </table:table-cell>
          <table:table-cell table:formula="of:=IF([.P1738]=[.P1737];&quot;&quot;;CONCATENATE(&quot;{ name = '&quot;;[.O1738];&quot;', x = &quot;;[.P1738];&quot;, z = &quot;;[.Q17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.81615782</text:p>
          </table:table-cell>
          <table:table-cell table:number-columns-repeated="2"/>
          <table:table-cell table:formula="of:=IF([.G1739]=&quot;defName&quot;;[.J1739];[.O1738])" office:value-type="string" office:string-value="bug_larva">
            <text:p>bug_larva</text:p>
          </table:table-cell>
          <table:table-cell table:formula="of:=IF([.G1739]=&quot;pos&quot;;[.L1740];[.P1738])" office:value-type="string" office:string-value="3594.85596">
            <text:p>3594.85596</text:p>
          </table:table-cell>
          <table:table-cell table:formula="of:=IF([.G1739]=&quot;pos&quot;;[.L1742];[.Q1738])" office:value-type="string" office:string-value="1291.42737">
            <text:p>1291.42737</text:p>
          </table:table-cell>
          <table:table-cell table:formula="of:=IF([.P1739]=[.P1738];&quot;&quot;;CONCATENATE(&quot;{ name = '&quot;;[.O1739];&quot;', x = &quot;;[.P1739];&quot;, z = &quot;;[.Q17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40]=&quot;defName&quot;;[.J1740];[.O1739])" office:value-type="string" office:string-value="bug_larva">
            <text:p>bug_larva</text:p>
          </table:table-cell>
          <table:table-cell table:formula="of:=IF([.G1740]=&quot;pos&quot;;[.L1741];[.P1739])" office:value-type="string" office:string-value="3594.85596">
            <text:p>3594.85596</text:p>
          </table:table-cell>
          <table:table-cell table:formula="of:=IF([.G1740]=&quot;pos&quot;;[.L1743];[.Q1739])" office:value-type="string" office:string-value="1291.42737">
            <text:p>1291.42737</text:p>
          </table:table-cell>
          <table:table-cell table:formula="of:=IF([.P1740]=[.P1739];&quot;&quot;;CONCATENATE(&quot;{ name = '&quot;;[.O1740];&quot;', x = &quot;;[.P1740];&quot;, z = &quot;;[.Q17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41]=&quot;defName&quot;;[.J1741];[.O1740])" office:value-type="string" office:string-value="bug_larva">
            <text:p>bug_larva</text:p>
          </table:table-cell>
          <table:table-cell table:formula="of:=IF([.G1741]=&quot;pos&quot;;[.L1742];[.P1740])" office:value-type="string" office:string-value="3594.85596">
            <text:p>3594.85596</text:p>
          </table:table-cell>
          <table:table-cell table:formula="of:=IF([.G1741]=&quot;pos&quot;;[.L1744];[.Q1740])" office:value-type="string" office:string-value="1291.42737">
            <text:p>1291.42737</text:p>
          </table:table-cell>
          <table:table-cell table:formula="of:=IF([.P1741]=[.P1740];&quot;&quot;;CONCATENATE(&quot;{ name = '&quot;;[.O1741];&quot;', x = &quot;;[.P1741];&quot;, z = &quot;;[.Q17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742]=&quot;defName&quot;;[.J1742];[.O1741])" office:value-type="string" office:string-value="bug_larva">
            <text:p>bug_larva</text:p>
          </table:table-cell>
          <table:table-cell table:formula="of:=IF([.G1742]=&quot;pos&quot;;[.L1743];[.P1741])" office:value-type="string" office:string-value="3594.85596">
            <text:p>3594.85596</text:p>
          </table:table-cell>
          <table:table-cell table:formula="of:=IF([.G1742]=&quot;pos&quot;;[.L1745];[.Q1741])" office:value-type="string" office:string-value="1291.42737">
            <text:p>1291.42737</text:p>
          </table:table-cell>
          <table:table-cell table:formula="of:=IF([.P1742]=[.P1741];&quot;&quot;;CONCATENATE(&quot;{ name = '&quot;;[.O1742];&quot;', x = &quot;;[.P1742];&quot;, z = &quot;;[.Q17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43]=&quot;defName&quot;;[.J1743];[.O1742])" office:value-type="string" office:string-value="bug_larva">
            <text:p>bug_larva</text:p>
          </table:table-cell>
          <table:table-cell table:formula="of:=IF([.G1743]=&quot;pos&quot;;[.L1744];[.P1742])" office:value-type="string" office:string-value="3594.85596">
            <text:p>3594.85596</text:p>
          </table:table-cell>
          <table:table-cell table:formula="of:=IF([.G1743]=&quot;pos&quot;;[.L1746];[.Q1742])" office:value-type="string" office:string-value="1291.42737">
            <text:p>1291.42737</text:p>
          </table:table-cell>
          <table:table-cell table:formula="of:=IF([.P1743]=[.P1742];&quot;&quot;;CONCATENATE(&quot;{ name = '&quot;;[.O1743];&quot;', x = &quot;;[.P1743];&quot;, z = &quot;;[.Q17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44]=&quot;defName&quot;;[.J1744];[.O1743])" office:value-type="string" office:string-value="bug_larva">
            <text:p>bug_larva</text:p>
          </table:table-cell>
          <table:table-cell table:formula="of:=IF([.G1744]=&quot;pos&quot;;[.L1745];[.P1743])" office:value-type="string" office:string-value="3594.85596">
            <text:p>3594.85596</text:p>
          </table:table-cell>
          <table:table-cell table:formula="of:=IF([.G1744]=&quot;pos&quot;;[.L1747];[.Q1743])" office:value-type="string" office:string-value="1291.42737">
            <text:p>1291.42737</text:p>
          </table:table-cell>
          <table:table-cell table:formula="of:=IF([.P1744]=[.P1743];&quot;&quot;;CONCATENATE(&quot;{ name = '&quot;;[.O1744];&quot;', x = &quot;;[.P1744];&quot;, z = &quot;;[.Q17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45]=&quot;defName&quot;;[.J1745];[.O1744])" office:value-type="string" office:string-value="bug_larva">
            <text:p>bug_larva</text:p>
          </table:table-cell>
          <table:table-cell table:formula="of:=IF([.G1745]=&quot;pos&quot;;[.L1746];[.P1744])" office:value-type="string" office:string-value="3594.85596">
            <text:p>3594.85596</text:p>
          </table:table-cell>
          <table:table-cell table:formula="of:=IF([.G1745]=&quot;pos&quot;;[.L1748];[.Q1744])" office:value-type="string" office:string-value="1291.42737">
            <text:p>1291.42737</text:p>
          </table:table-cell>
          <table:table-cell table:formula="of:=IF([.P1745]=[.P1744];&quot;&quot;;CONCATENATE(&quot;{ name = '&quot;;[.O1745];&quot;', x = &quot;;[.P1745];&quot;, z = &quot;;[.Q17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46]=&quot;defName&quot;;[.J1746];[.O1745])" office:value-type="string" office:string-value="bug_larva">
            <text:p>bug_larva</text:p>
          </table:table-cell>
          <table:table-cell table:formula="of:=IF([.G1746]=&quot;pos&quot;;[.L1747];[.P1745])" office:value-type="string" office:string-value="3594.85596">
            <text:p>3594.85596</text:p>
          </table:table-cell>
          <table:table-cell table:formula="of:=IF([.G1746]=&quot;pos&quot;;[.L1749];[.Q1745])" office:value-type="string" office:string-value="1291.42737">
            <text:p>1291.42737</text:p>
          </table:table-cell>
          <table:table-cell table:formula="of:=IF([.P1746]=[.P1745];&quot;&quot;;CONCATENATE(&quot;{ name = '&quot;;[.O1746];&quot;', x = &quot;;[.P1746];&quot;, z = &quot;;[.Q174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47]=&quot;defName&quot;;[.J1747];[.O1746])" office:value-type="string" office:string-value="bug_larva">
            <text:p>bug_larva</text:p>
          </table:table-cell>
          <table:table-cell table:formula="of:=IF([.G1747]=&quot;pos&quot;;[.L1748];[.P1746])" office:value-type="string" office:string-value="3594.85596">
            <text:p>3594.85596</text:p>
          </table:table-cell>
          <table:table-cell table:formula="of:=IF([.G1747]=&quot;pos&quot;;[.L1750];[.Q1746])" office:value-type="string" office:string-value="1291.42737">
            <text:p>1291.42737</text:p>
          </table:table-cell>
          <table:table-cell table:formula="of:=IF([.P1747]=[.P1746];&quot;&quot;;CONCATENATE(&quot;{ name = '&quot;;[.O1747];&quot;', x = &quot;;[.P1747];&quot;, z = &quot;;[.Q1747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748]=&quot;defName&quot;;[.J1748];[.O1747])" office:value-type="string" office:string-value="bug_larva">
            <text:p>bug_larva</text:p>
          </table:table-cell>
          <table:table-cell table:formula="of:=IF([.G1748]=&quot;pos&quot;;[.L1749];[.P1747])" office:value-type="string" office:string-value="3594.85596">
            <text:p>3594.85596</text:p>
          </table:table-cell>
          <table:table-cell table:formula="of:=IF([.G1748]=&quot;pos&quot;;[.L1751];[.Q1747])" office:value-type="string" office:string-value="1291.42737">
            <text:p>1291.42737</text:p>
          </table:table-cell>
          <table:table-cell table:formula="of:=IF([.P1748]=[.P1747];&quot;&quot;;CONCATENATE(&quot;{ name = '&quot;;[.O1748];&quot;', x = &quot;;[.P1748];&quot;, z = &quot;;[.Q1748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8314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749]=&quot;defName&quot;;[.J1749];[.O1748])" office:value-type="string" office:string-value="bug_larva">
            <text:p>bug_larva</text:p>
          </table:table-cell>
          <table:table-cell table:formula="of:=IF([.G1749]=&quot;pos&quot;;[.L1750];[.P1748])" office:value-type="string" office:string-value="3594.85596">
            <text:p>3594.85596</text:p>
          </table:table-cell>
          <table:table-cell table:formula="of:=IF([.G1749]=&quot;pos&quot;;[.L1752];[.Q1748])" office:value-type="string" office:string-value="1291.42737">
            <text:p>1291.42737</text:p>
          </table:table-cell>
          <table:table-cell table:formula="of:=IF([.P1749]=[.P1748];&quot;&quot;;CONCATENATE(&quot;{ name = '&quot;;[.O1749];&quot;', x = &quot;;[.P1749];&quot;, z = &quot;;[.Q17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/>
          <table:table-cell table:number-columns-repeated="2"/>
          <table:table-cell table:formula="of:=IF([.G1750]=&quot;defName&quot;;[.J1750];[.O1749])" office:value-type="string" office:string-value="bug_larva">
            <text:p>bug_larva</text:p>
          </table:table-cell>
          <table:table-cell table:formula="of:=IF([.G1750]=&quot;pos&quot;;[.L1751];[.P1749])" office:value-type="string" office:string-value="3594.85596">
            <text:p>3594.85596</text:p>
          </table:table-cell>
          <table:table-cell table:formula="of:=IF([.G1750]=&quot;pos&quot;;[.L1753];[.Q1749])" office:value-type="string" office:string-value="1291.42737">
            <text:p>1291.42737</text:p>
          </table:table-cell>
          <table:table-cell table:formula="of:=IF([.P1750]=[.P1749];&quot;&quot;;CONCATENATE(&quot;{ name = '&quot;;[.O1750];&quot;', x = &quot;;[.P1750];&quot;, z = &quot;;[.Q175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751]=&quot;defName&quot;;[.J1751];[.O1750])" office:value-type="string" office:string-value="bug_larva">
            <text:p>bug_larva</text:p>
          </table:table-cell>
          <table:table-cell table:formula="of:=IF([.G1751]=&quot;pos&quot;;[.L1752];[.P1750])" office:value-type="string" office:string-value="3594.85596">
            <text:p>3594.85596</text:p>
          </table:table-cell>
          <table:table-cell table:formula="of:=IF([.G1751]=&quot;pos&quot;;[.L1754];[.Q1750])" office:value-type="string" office:string-value="1291.42737">
            <text:p>1291.42737</text:p>
          </table:table-cell>
          <table:table-cell table:formula="of:=IF([.P1751]=[.P1750];&quot;&quot;;CONCATENATE(&quot;{ name = '&quot;;[.O1751];&quot;', x = &quot;;[.P1751];&quot;, z = &quot;;[.Q17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752]=&quot;defName&quot;;[.J1752];[.O1751])" office:value-type="string" office:string-value="bug_larva">
            <text:p>bug_larva</text:p>
          </table:table-cell>
          <table:table-cell table:formula="of:=IF([.G1752]=&quot;pos&quot;;[.L1753];[.P1751])" office:value-type="string" office:string-value="3594.85596">
            <text:p>3594.85596</text:p>
          </table:table-cell>
          <table:table-cell table:formula="of:=IF([.G1752]=&quot;pos&quot;;[.L1755];[.Q1751])" office:value-type="string" office:string-value="1291.42737">
            <text:p>1291.42737</text:p>
          </table:table-cell>
          <table:table-cell table:formula="of:=IF([.P1752]=[.P1751];&quot;&quot;;CONCATENATE(&quot;{ name = '&quot;;[.O1752];&quot;', x = &quot;;[.P1752];&quot;, z = &quot;;[.Q17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753]=&quot;defName&quot;;[.J1753];[.O1752])" office:value-type="string" office:string-value="bug_larva">
            <text:p>bug_larva</text:p>
          </table:table-cell>
          <table:table-cell table:formula="of:=IF([.G1753]=&quot;pos&quot;;[.L1754];[.P1752])" office:value-type="string" office:string-value="3594.85596">
            <text:p>3594.85596</text:p>
          </table:table-cell>
          <table:table-cell table:formula="of:=IF([.G1753]=&quot;pos&quot;;[.L1756];[.Q1752])" office:value-type="string" office:string-value="1291.42737">
            <text:p>1291.42737</text:p>
          </table:table-cell>
          <table:table-cell table:formula="of:=IF([.P1753]=[.P1752];&quot;&quot;;CONCATENATE(&quot;{ name = '&quot;;[.O1753];&quot;', x = &quot;;[.P1753];&quot;, z = &quot;;[.Q17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754]=&quot;defName&quot;;[.J1754];[.O1753])" office:value-type="string" office:string-value="bug_larva">
            <text:p>bug_larva</text:p>
          </table:table-cell>
          <table:table-cell table:formula="of:=IF([.G1754]=&quot;pos&quot;;[.L1755];[.P1753])" office:value-type="string" office:string-value="3594.85596">
            <text:p>3594.85596</text:p>
          </table:table-cell>
          <table:table-cell table:formula="of:=IF([.G1754]=&quot;pos&quot;;[.L1757];[.Q1753])" office:value-type="string" office:string-value="1291.42737">
            <text:p>1291.42737</text:p>
          </table:table-cell>
          <table:table-cell table:formula="of:=IF([.P1754]=[.P1753];&quot;&quot;;CONCATENATE(&quot;{ name = '&quot;;[.O1754];&quot;', x = &quot;;[.P1754];&quot;, z = &quot;;[.Q175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755]=&quot;defName&quot;;[.J1755];[.O1754])" office:value-type="string" office:string-value="bug_larva">
            <text:p>bug_larva</text:p>
          </table:table-cell>
          <table:table-cell table:formula="of:=IF([.G1755]=&quot;pos&quot;;[.L1756];[.P1754])" office:value-type="string" office:string-value="3594.85596">
            <text:p>3594.85596</text:p>
          </table:table-cell>
          <table:table-cell table:formula="of:=IF([.G1755]=&quot;pos&quot;;[.L1758];[.Q1754])" office:value-type="string" office:string-value="1291.42737">
            <text:p>1291.42737</text:p>
          </table:table-cell>
          <table:table-cell table:formula="of:=IF([.P1755]=[.P1754];&quot;&quot;;CONCATENATE(&quot;{ name = '&quot;;[.O1755];&quot;', x = &quot;;[.P1755];&quot;, z = &quot;;[.Q175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756]=&quot;defName&quot;;[.J1756];[.O1755])" office:value-type="string" office:string-value="bug_larva">
            <text:p>bug_larva</text:p>
          </table:table-cell>
          <table:table-cell table:formula="of:=IF([.G1756]=&quot;pos&quot;;[.L1757];[.P1755])" office:value-type="string" office:string-value="3594.85596">
            <text:p>3594.85596</text:p>
          </table:table-cell>
          <table:table-cell table:formula="of:=IF([.G1756]=&quot;pos&quot;;[.L1759];[.Q1755])" office:value-type="string" office:string-value="1291.42737">
            <text:p>1291.42737</text:p>
          </table:table-cell>
          <table:table-cell table:formula="of:=IF([.P1756]=[.P1755];&quot;&quot;;CONCATENATE(&quot;{ name = '&quot;;[.O1756];&quot;', x = &quot;;[.P1756];&quot;, z = &quot;;[.Q17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757]=&quot;defName&quot;;[.J1757];[.O1756])" office:value-type="string" office:string-value="bug_larva">
            <text:p>bug_larva</text:p>
          </table:table-cell>
          <table:table-cell table:formula="of:=IF([.G1757]=&quot;pos&quot;;[.L1758];[.P1756])" office:value-type="string" office:string-value="3594.85596">
            <text:p>3594.85596</text:p>
          </table:table-cell>
          <table:table-cell table:formula="of:=IF([.G1757]=&quot;pos&quot;;[.L1760];[.Q1756])" office:value-type="string" office:string-value="1291.42737">
            <text:p>1291.42737</text:p>
          </table:table-cell>
          <table:table-cell table:formula="of:=IF([.P1757]=[.P1756];&quot;&quot;;CONCATENATE(&quot;{ name = '&quot;;[.O1757];&quot;', x = &quot;;[.P1757];&quot;, z = &quot;;[.Q17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758]=&quot;defName&quot;;[.J1758];[.O1757])" office:value-type="string" office:string-value="bug_larva">
            <text:p>bug_larva</text:p>
          </table:table-cell>
          <table:table-cell table:formula="of:=IF([.G1758]=&quot;pos&quot;;[.L1759];[.P1757])" office:value-type="string" office:string-value="3594.85596">
            <text:p>3594.85596</text:p>
          </table:table-cell>
          <table:table-cell table:formula="of:=IF([.G1758]=&quot;pos&quot;;[.L1761];[.Q1757])" office:value-type="string" office:string-value="1291.42737">
            <text:p>1291.42737</text:p>
          </table:table-cell>
          <table:table-cell table:formula="of:=IF([.P1758]=[.P1757];&quot;&quot;;CONCATENATE(&quot;{ name = '&quot;;[.O1758];&quot;', x = &quot;;[.P1758];&quot;, z = &quot;;[.Q17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759]=&quot;defName&quot;;[.J1759];[.O1758])" office:value-type="string" office:string-value="bug_larva">
            <text:p>bug_larva</text:p>
          </table:table-cell>
          <table:table-cell table:formula="of:=IF([.G1759]=&quot;pos&quot;;[.L1760];[.P1758])" office:value-type="string" office:string-value="3594.85596">
            <text:p>3594.85596</text:p>
          </table:table-cell>
          <table:table-cell table:formula="of:=IF([.G1759]=&quot;pos&quot;;[.L1762];[.Q1758])" office:value-type="string" office:string-value="1291.42737">
            <text:p>1291.42737</text:p>
          </table:table-cell>
          <table:table-cell table:formula="of:=IF([.P1759]=[.P1758];&quot;&quot;;CONCATENATE(&quot;{ name = '&quot;;[.O1759];&quot;', x = &quot;;[.P1759];&quot;, z = &quot;;[.Q17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760]=&quot;defName&quot;;[.J1760];[.O1759])" office:value-type="string" office:string-value="bug_larva">
            <text:p>bug_larva</text:p>
          </table:table-cell>
          <table:table-cell table:formula="of:=IF([.G1760]=&quot;pos&quot;;[.L1761];[.P1759])" office:value-type="string" office:string-value="3594.85596">
            <text:p>3594.85596</text:p>
          </table:table-cell>
          <table:table-cell table:formula="of:=IF([.G1760]=&quot;pos&quot;;[.L1763];[.Q1759])" office:value-type="string" office:string-value="1291.42737">
            <text:p>1291.42737</text:p>
          </table:table-cell>
          <table:table-cell table:formula="of:=IF([.P1760]=[.P1759];&quot;&quot;;CONCATENATE(&quot;{ name = '&quot;;[.O1760];&quot;', x = &quot;;[.P1760];&quot;, z = &quot;;[.Q17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761]=&quot;defName&quot;;[.J1761];[.O1760])" office:value-type="string" office:string-value="bug_larva">
            <text:p>bug_larva</text:p>
          </table:table-cell>
          <table:table-cell table:formula="of:=IF([.G1761]=&quot;pos&quot;;[.L1762];[.P1760])" office:value-type="string" office:string-value="3594.85596">
            <text:p>3594.85596</text:p>
          </table:table-cell>
          <table:table-cell table:formula="of:=IF([.G1761]=&quot;pos&quot;;[.L1764];[.Q1760])" office:value-type="string" office:string-value="1291.42737">
            <text:p>1291.42737</text:p>
          </table:table-cell>
          <table:table-cell table:formula="of:=IF([.P1761]=[.P1760];&quot;&quot;;CONCATENATE(&quot;{ name = '&quot;;[.O1761];&quot;', x = &quot;;[.P1761];&quot;, z = &quot;;[.Q17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762]=&quot;defName&quot;;[.J1762];[.O1761])" office:value-type="string" office:string-value="bug_larva">
            <text:p>bug_larva</text:p>
          </table:table-cell>
          <table:table-cell table:formula="of:=IF([.G1762]=&quot;pos&quot;;[.L1763];[.P1761])" office:value-type="string" office:string-value="3594.85596">
            <text:p>3594.85596</text:p>
          </table:table-cell>
          <table:table-cell table:formula="of:=IF([.G1762]=&quot;pos&quot;;[.L1765];[.Q1761])" office:value-type="string" office:string-value="1291.42737">
            <text:p>1291.42737</text:p>
          </table:table-cell>
          <table:table-cell table:formula="of:=IF([.P1762]=[.P1761];&quot;&quot;;CONCATENATE(&quot;{ name = '&quot;;[.O1762];&quot;', x = &quot;;[.P1762];&quot;, z = &quot;;[.Q17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63]=&quot;defName&quot;;[.J1763];[.O1762])" office:value-type="string" office:string-value="bug_larva">
            <text:p>bug_larva</text:p>
          </table:table-cell>
          <table:table-cell table:formula="of:=IF([.G1763]=&quot;pos&quot;;[.L1764];[.P1762])" office:value-type="string" office:string-value="3594.85596">
            <text:p>3594.85596</text:p>
          </table:table-cell>
          <table:table-cell table:formula="of:=IF([.G1763]=&quot;pos&quot;;[.L1766];[.Q1762])" office:value-type="string" office:string-value="1291.42737">
            <text:p>1291.42737</text:p>
          </table:table-cell>
          <table:table-cell table:formula="of:=IF([.P1763]=[.P1762];&quot;&quot;;CONCATENATE(&quot;{ name = '&quot;;[.O1763];&quot;', x = &quot;;[.P1763];&quot;, z = &quot;;[.Q17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64]=&quot;defName&quot;;[.J1764];[.O1763])" office:value-type="string" office:string-value="bug_larva">
            <text:p>bug_larva</text:p>
          </table:table-cell>
          <table:table-cell table:formula="of:=IF([.G1764]=&quot;pos&quot;;[.L1765];[.P1763])" office:value-type="string" office:string-value="3594.85596">
            <text:p>3594.85596</text:p>
          </table:table-cell>
          <table:table-cell table:formula="of:=IF([.G1764]=&quot;pos&quot;;[.L1767];[.Q1763])" office:value-type="string" office:string-value="1291.42737">
            <text:p>1291.42737</text:p>
          </table:table-cell>
          <table:table-cell table:formula="of:=IF([.P1764]=[.P1763];&quot;&quot;;CONCATENATE(&quot;{ name = '&quot;;[.O1764];&quot;', x = &quot;;[.P1764];&quot;, z = &quot;;[.Q176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765]=&quot;defName&quot;;[.J1765];[.O1764])" office:value-type="string" office:string-value="bug_larva">
            <text:p>bug_larva</text:p>
          </table:table-cell>
          <table:table-cell table:formula="of:=IF([.G1765]=&quot;pos&quot;;[.L1766];[.P1764])" office:value-type="string" office:string-value="3594.85596">
            <text:p>3594.85596</text:p>
          </table:table-cell>
          <table:table-cell table:formula="of:=IF([.G1765]=&quot;pos&quot;;[.L1768];[.Q1764])" office:value-type="string" office:string-value="1291.42737">
            <text:p>1291.42737</text:p>
          </table:table-cell>
          <table:table-cell table:formula="of:=IF([.P1765]=[.P1764];&quot;&quot;;CONCATENATE(&quot;{ name = '&quot;;[.O1765];&quot;', x = &quot;;[.P1765];&quot;, z = &quot;;[.Q176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766]=&quot;defName&quot;;[.J1766];[.O1765])" office:value-type="string" office:string-value="bug_larva">
            <text:p>bug_larva</text:p>
          </table:table-cell>
          <table:table-cell table:formula="of:=IF([.G1766]=&quot;pos&quot;;[.L1767];[.P1765])" office:value-type="string" office:string-value="3594.85596">
            <text:p>3594.85596</text:p>
          </table:table-cell>
          <table:table-cell table:formula="of:=IF([.G1766]=&quot;pos&quot;;[.L1769];[.Q1765])" office:value-type="string" office:string-value="1291.42737">
            <text:p>1291.42737</text:p>
          </table:table-cell>
          <table:table-cell table:formula="of:=IF([.P1766]=[.P1765];&quot;&quot;;CONCATENATE(&quot;{ name = '&quot;;[.O1766];&quot;', x = &quot;;[.P1766];&quot;, z = &quot;;[.Q17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67]=&quot;defName&quot;;[.J1767];[.O1766])" office:value-type="string" office:string-value="bug_larva">
            <text:p>bug_larva</text:p>
          </table:table-cell>
          <table:table-cell table:formula="of:=IF([.G1767]=&quot;pos&quot;;[.L1768];[.P1766])" office:value-type="string" office:string-value="3594.85596">
            <text:p>3594.85596</text:p>
          </table:table-cell>
          <table:table-cell table:formula="of:=IF([.G1767]=&quot;pos&quot;;[.L1770];[.Q1766])" office:value-type="string" office:string-value="1291.42737">
            <text:p>1291.42737</text:p>
          </table:table-cell>
          <table:table-cell table:formula="of:=IF([.P1767]=[.P1766];&quot;&quot;;CONCATENATE(&quot;{ name = '&quot;;[.O1767];&quot;', x = &quot;;[.P1767];&quot;, z = &quot;;[.Q17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68]=&quot;defName&quot;;[.J1768];[.O1767])" office:value-type="string" office:string-value="bug_larva">
            <text:p>bug_larva</text:p>
          </table:table-cell>
          <table:table-cell table:formula="of:=IF([.G1768]=&quot;pos&quot;;[.L1769];[.P1767])" office:value-type="string" office:string-value="3594.85596">
            <text:p>3594.85596</text:p>
          </table:table-cell>
          <table:table-cell table:formula="of:=IF([.G1768]=&quot;pos&quot;;[.L1771];[.Q1767])" office:value-type="string" office:string-value="1291.42737">
            <text:p>1291.42737</text:p>
          </table:table-cell>
          <table:table-cell table:formula="of:=IF([.P1768]=[.P1767];&quot;&quot;;CONCATENATE(&quot;{ name = '&quot;;[.O1768];&quot;', x = &quot;;[.P1768];&quot;, z = &quot;;[.Q17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69]=&quot;defName&quot;;[.J1769];[.O1768])" office:value-type="string" office:string-value="bug_larva">
            <text:p>bug_larva</text:p>
          </table:table-cell>
          <table:table-cell table:formula="of:=IF([.G1769]=&quot;pos&quot;;[.L1770];[.P1768])" office:value-type="string" office:string-value="3594.85596">
            <text:p>3594.85596</text:p>
          </table:table-cell>
          <table:table-cell table:formula="of:=IF([.G1769]=&quot;pos&quot;;[.L1772];[.Q1768])" office:value-type="string" office:string-value="1291.42737">
            <text:p>1291.42737</text:p>
          </table:table-cell>
          <table:table-cell table:formula="of:=IF([.P1769]=[.P1768];&quot;&quot;;CONCATENATE(&quot;{ name = '&quot;;[.O1769];&quot;', x = &quot;;[.P1769];&quot;, z = &quot;;[.Q17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770]=&quot;defName&quot;;[.J1770];[.O1769])" office:value-type="string" office:string-value="bug_larva">
            <text:p>bug_larva</text:p>
          </table:table-cell>
          <table:table-cell table:formula="of:=IF([.G1770]=&quot;pos&quot;;[.L1771];[.P1769])" office:value-type="string" office:string-value="3594.85596">
            <text:p>3594.85596</text:p>
          </table:table-cell>
          <table:table-cell table:formula="of:=IF([.G1770]=&quot;pos&quot;;[.L1773];[.Q1769])" office:value-type="string" office:string-value="1291.42737">
            <text:p>1291.42737</text:p>
          </table:table-cell>
          <table:table-cell table:formula="of:=IF([.P1770]=[.P1769];&quot;&quot;;CONCATENATE(&quot;{ name = '&quot;;[.O1770];&quot;', x = &quot;;[.P1770];&quot;, z = &quot;;[.Q177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71]=&quot;defName&quot;;[.J1771];[.O1770])" office:value-type="string" office:string-value="bug_larva">
            <text:p>bug_larva</text:p>
          </table:table-cell>
          <table:table-cell table:formula="of:=IF([.G1771]=&quot;pos&quot;;[.L1772];[.P1770])" office:value-type="string" office:string-value="3594.85596">
            <text:p>3594.85596</text:p>
          </table:table-cell>
          <table:table-cell table:formula="of:=IF([.G1771]=&quot;pos&quot;;[.L1774];[.Q1770])" office:value-type="string" office:string-value="1291.42737">
            <text:p>1291.42737</text:p>
          </table:table-cell>
          <table:table-cell table:formula="of:=IF([.P1771]=[.P1770];&quot;&quot;;CONCATENATE(&quot;{ name = '&quot;;[.O1771];&quot;', x = &quot;;[.P1771];&quot;, z = &quot;;[.Q177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72]=&quot;defName&quot;;[.J1772];[.O1771])" office:value-type="string" office:string-value="bug_larva">
            <text:p>bug_larva</text:p>
          </table:table-cell>
          <table:table-cell table:formula="of:=IF([.G1772]=&quot;pos&quot;;[.L1773];[.P1771])" office:value-type="string" office:string-value="3594.85596">
            <text:p>3594.85596</text:p>
          </table:table-cell>
          <table:table-cell table:formula="of:=IF([.G1772]=&quot;pos&quot;;[.L1775];[.Q1771])" office:value-type="string" office:string-value="1291.42737">
            <text:p>1291.42737</text:p>
          </table:table-cell>
          <table:table-cell table:formula="of:=IF([.P1772]=[.P1771];&quot;&quot;;CONCATENATE(&quot;{ name = '&quot;;[.O1772];&quot;', x = &quot;;[.P1772];&quot;, z = &quot;;[.Q17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773]=&quot;defName&quot;;[.J1773];[.O1772])" office:value-type="string" office:string-value="bug_larva">
            <text:p>bug_larva</text:p>
          </table:table-cell>
          <table:table-cell table:formula="of:=IF([.G1773]=&quot;pos&quot;;[.L1774];[.P1772])" office:value-type="string" office:string-value="3594.85596">
            <text:p>3594.85596</text:p>
          </table:table-cell>
          <table:table-cell table:formula="of:=IF([.G1773]=&quot;pos&quot;;[.L1776];[.Q1772])" office:value-type="string" office:string-value="1291.42737">
            <text:p>1291.42737</text:p>
          </table:table-cell>
          <table:table-cell table:formula="of:=IF([.P1773]=[.P1772];&quot;&quot;;CONCATENATE(&quot;{ name = '&quot;;[.O1773];&quot;', x = &quot;;[.P1773];&quot;, z = &quot;;[.Q17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774]=&quot;defName&quot;;[.J1774];[.O1773])" office:value-type="string" office:string-value="bug_larva">
            <text:p>bug_larva</text:p>
          </table:table-cell>
          <table:table-cell table:formula="of:=IF([.G1774]=&quot;pos&quot;;[.L1775];[.P1773])" office:value-type="string" office:string-value="3594.85596">
            <text:p>3594.85596</text:p>
          </table:table-cell>
          <table:table-cell table:formula="of:=IF([.G1774]=&quot;pos&quot;;[.L1777];[.Q1773])" office:value-type="string" office:string-value="1291.42737">
            <text:p>1291.42737</text:p>
          </table:table-cell>
          <table:table-cell table:formula="of:=IF([.P1774]=[.P1773];&quot;&quot;;CONCATENATE(&quot;{ name = '&quot;;[.O1774];&quot;', x = &quot;;[.P1774];&quot;, z = &quot;;[.Q17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75]=&quot;defName&quot;;[.J1775];[.O1774])" office:value-type="string" office:string-value="bug_larva">
            <text:p>bug_larva</text:p>
          </table:table-cell>
          <table:table-cell table:formula="of:=IF([.G1775]=&quot;pos&quot;;[.L1776];[.P1774])" office:value-type="string" office:string-value="3594.85596">
            <text:p>3594.85596</text:p>
          </table:table-cell>
          <table:table-cell table:formula="of:=IF([.G1775]=&quot;pos&quot;;[.L1778];[.Q1774])" office:value-type="string" office:string-value="1291.42737">
            <text:p>1291.42737</text:p>
          </table:table-cell>
          <table:table-cell table:formula="of:=IF([.P1775]=[.P1774];&quot;&quot;;CONCATENATE(&quot;{ name = '&quot;;[.O1775];&quot;', x = &quot;;[.P1775];&quot;, z = &quot;;[.Q17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76]=&quot;defName&quot;;[.J1776];[.O1775])" office:value-type="string" office:string-value="bug_larva">
            <text:p>bug_larva</text:p>
          </table:table-cell>
          <table:table-cell table:formula="of:=IF([.G1776]=&quot;pos&quot;;[.L1777];[.P1775])" office:value-type="string" office:string-value="3594.85596">
            <text:p>3594.85596</text:p>
          </table:table-cell>
          <table:table-cell table:formula="of:=IF([.G1776]=&quot;pos&quot;;[.L1779];[.Q1775])" office:value-type="string" office:string-value="1291.42737">
            <text:p>1291.42737</text:p>
          </table:table-cell>
          <table:table-cell table:formula="of:=IF([.P1776]=[.P1775];&quot;&quot;;CONCATENATE(&quot;{ name = '&quot;;[.O1776];&quot;', x = &quot;;[.P1776];&quot;, z = &quot;;[.Q17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777]=&quot;defName&quot;;[.J1777];[.O1776])" office:value-type="string" office:string-value="bug_larva">
            <text:p>bug_larva</text:p>
          </table:table-cell>
          <table:table-cell table:formula="of:=IF([.G1777]=&quot;pos&quot;;[.L1778];[.P1776])" office:value-type="string" office:string-value="3594.85596">
            <text:p>3594.85596</text:p>
          </table:table-cell>
          <table:table-cell table:formula="of:=IF([.G1777]=&quot;pos&quot;;[.L1780];[.Q1776])" office:value-type="string" office:string-value="1291.42737">
            <text:p>1291.42737</text:p>
          </table:table-cell>
          <table:table-cell table:formula="of:=IF([.P1777]=[.P1776];&quot;&quot;;CONCATENATE(&quot;{ name = '&quot;;[.O1777];&quot;', x = &quot;;[.P1777];&quot;, z = &quot;;[.Q17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778]=&quot;defName&quot;;[.J1778];[.O1777])" office:value-type="string" office:string-value="bug_larva">
            <text:p>bug_larva</text:p>
          </table:table-cell>
          <table:table-cell table:formula="of:=IF([.G1778]=&quot;pos&quot;;[.L1779];[.P1777])" office:value-type="string" office:string-value="3594.85596">
            <text:p>3594.85596</text:p>
          </table:table-cell>
          <table:table-cell table:formula="of:=IF([.G1778]=&quot;pos&quot;;[.L1781];[.Q1777])" office:value-type="string" office:string-value="1291.42737">
            <text:p>1291.42737</text:p>
          </table:table-cell>
          <table:table-cell table:formula="of:=IF([.P1778]=[.P1777];&quot;&quot;;CONCATENATE(&quot;{ name = '&quot;;[.O1778];&quot;', x = &quot;;[.P1778];&quot;, z = &quot;;[.Q177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779]=&quot;defName&quot;;[.J1779];[.O1778])" office:value-type="string" office:string-value="bug_larva">
            <text:p>bug_larva</text:p>
          </table:table-cell>
          <table:table-cell table:formula="of:=IF([.G1779]=&quot;pos&quot;;[.L1780];[.P1778])" office:value-type="string" office:string-value="3594.85596">
            <text:p>3594.85596</text:p>
          </table:table-cell>
          <table:table-cell table:formula="of:=IF([.G1779]=&quot;pos&quot;;[.L1782];[.Q1778])" office:value-type="string" office:string-value="1291.42737">
            <text:p>1291.42737</text:p>
          </table:table-cell>
          <table:table-cell table:formula="of:=IF([.P1779]=[.P1778];&quot;&quot;;CONCATENATE(&quot;{ name = '&quot;;[.O1779];&quot;', x = &quot;;[.P1779];&quot;, z = &quot;;[.Q17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780]=&quot;defName&quot;;[.J1780];[.O1779])" office:value-type="string" office:string-value="bug_larva">
            <text:p>bug_larva</text:p>
          </table:table-cell>
          <table:table-cell table:formula="of:=IF([.G1780]=&quot;pos&quot;;[.L1781];[.P1779])" office:value-type="string" office:string-value="3594.85596">
            <text:p>3594.85596</text:p>
          </table:table-cell>
          <table:table-cell table:formula="of:=IF([.G1780]=&quot;pos&quot;;[.L1783];[.Q1779])" office:value-type="string" office:string-value="1291.42737">
            <text:p>1291.42737</text:p>
          </table:table-cell>
          <table:table-cell table:formula="of:=IF([.P1780]=[.P1779];&quot;&quot;;CONCATENATE(&quot;{ name = '&quot;;[.O1780];&quot;', x = &quot;;[.P1780];&quot;, z = &quot;;[.Q17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781]=&quot;defName&quot;;[.J1781];[.O1780])" office:value-type="string" office:string-value="bug_larva">
            <text:p>bug_larva</text:p>
          </table:table-cell>
          <table:table-cell table:formula="of:=IF([.G1781]=&quot;pos&quot;;[.L1782];[.P1780])" office:value-type="string" office:string-value="3594.85596">
            <text:p>3594.85596</text:p>
          </table:table-cell>
          <table:table-cell table:formula="of:=IF([.G1781]=&quot;pos&quot;;[.L1784];[.Q1780])" office:value-type="string" office:string-value="1291.42737">
            <text:p>1291.42737</text:p>
          </table:table-cell>
          <table:table-cell table:formula="of:=IF([.P1781]=[.P1780];&quot;&quot;;CONCATENATE(&quot;{ name = '&quot;;[.O1781];&quot;', x = &quot;;[.P1781];&quot;, z = &quot;;[.Q17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782]=&quot;defName&quot;;[.J1782];[.O1781])" office:value-type="string" office:string-value="bug_larva">
            <text:p>bug_larva</text:p>
          </table:table-cell>
          <table:table-cell table:formula="of:=IF([.G1782]=&quot;pos&quot;;[.L1783];[.P1781])" office:value-type="string" office:string-value="3594.85596">
            <text:p>3594.85596</text:p>
          </table:table-cell>
          <table:table-cell table:formula="of:=IF([.G1782]=&quot;pos&quot;;[.L1785];[.Q1781])" office:value-type="string" office:string-value="1291.42737">
            <text:p>1291.42737</text:p>
          </table:table-cell>
          <table:table-cell table:formula="of:=IF([.P1782]=[.P1781];&quot;&quot;;CONCATENATE(&quot;{ name = '&quot;;[.O1782];&quot;', x = &quot;;[.P1782];&quot;, z = &quot;;[.Q17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83]=&quot;defName&quot;;[.J1783];[.O1782])" office:value-type="string" office:string-value="bug_larva">
            <text:p>bug_larva</text:p>
          </table:table-cell>
          <table:table-cell table:formula="of:=IF([.G1783]=&quot;pos&quot;;[.L1784];[.P1782])" office:value-type="string" office:string-value="3594.85596">
            <text:p>3594.85596</text:p>
          </table:table-cell>
          <table:table-cell table:formula="of:=IF([.G1783]=&quot;pos&quot;;[.L1786];[.Q1782])" office:value-type="string" office:string-value="1291.42737">
            <text:p>1291.42737</text:p>
          </table:table-cell>
          <table:table-cell table:formula="of:=IF([.P1783]=[.P1782];&quot;&quot;;CONCATENATE(&quot;{ name = '&quot;;[.O1783];&quot;', x = &quot;;[.P1783];&quot;, z = &quot;;[.Q17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84]=&quot;defName&quot;;[.J1784];[.O1783])" office:value-type="string" office:string-value="bug_larva">
            <text:p>bug_larva</text:p>
          </table:table-cell>
          <table:table-cell table:formula="of:=IF([.G1784]=&quot;pos&quot;;[.L1785];[.P1783])" office:value-type="string" office:string-value="3594.85596">
            <text:p>3594.85596</text:p>
          </table:table-cell>
          <table:table-cell table:formula="of:=IF([.G1784]=&quot;pos&quot;;[.L1787];[.Q1783])" office:value-type="string" office:string-value="1291.42737">
            <text:p>1291.42737</text:p>
          </table:table-cell>
          <table:table-cell table:formula="of:=IF([.P1784]=[.P1783];&quot;&quot;;CONCATENATE(&quot;{ name = '&quot;;[.O1784];&quot;', x = &quot;;[.P1784];&quot;, z = &quot;;[.Q17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785]=&quot;defName&quot;;[.J1785];[.O1784])" office:value-type="string" office:string-value="bug_larva">
            <text:p>bug_larva</text:p>
          </table:table-cell>
          <table:table-cell table:formula="of:=IF([.G1785]=&quot;pos&quot;;[.L1786];[.P1784])" office:value-type="string" office:string-value="3594.85596">
            <text:p>3594.85596</text:p>
          </table:table-cell>
          <table:table-cell table:formula="of:=IF([.G1785]=&quot;pos&quot;;[.L1788];[.Q1784])" office:value-type="string" office:string-value="1291.42737">
            <text:p>1291.42737</text:p>
          </table:table-cell>
          <table:table-cell table:formula="of:=IF([.P1785]=[.P1784];&quot;&quot;;CONCATENATE(&quot;{ name = '&quot;;[.O1785];&quot;', x = &quot;;[.P1785];&quot;, z = &quot;;[.Q17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86]=&quot;defName&quot;;[.J1786];[.O1785])" office:value-type="string" office:string-value="bug_larva">
            <text:p>bug_larva</text:p>
          </table:table-cell>
          <table:table-cell table:formula="of:=IF([.G1786]=&quot;pos&quot;;[.L1787];[.P1785])" office:value-type="string" office:string-value="3594.85596">
            <text:p>3594.85596</text:p>
          </table:table-cell>
          <table:table-cell table:formula="of:=IF([.G1786]=&quot;pos&quot;;[.L1789];[.Q1785])" office:value-type="string" office:string-value="1291.42737">
            <text:p>1291.42737</text:p>
          </table:table-cell>
          <table:table-cell table:formula="of:=IF([.P1786]=[.P1785];&quot;&quot;;CONCATENATE(&quot;{ name = '&quot;;[.O1786];&quot;', x = &quot;;[.P1786];&quot;, z = &quot;;[.Q17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787]=&quot;defName&quot;;[.J1787];[.O1786])" office:value-type="string" office:string-value="bug_larva">
            <text:p>bug_larva</text:p>
          </table:table-cell>
          <table:table-cell table:formula="of:=IF([.G1787]=&quot;pos&quot;;[.L1788];[.P1786])" office:value-type="string" office:string-value="3594.85596">
            <text:p>3594.85596</text:p>
          </table:table-cell>
          <table:table-cell table:formula="of:=IF([.G1787]=&quot;pos&quot;;[.L1790];[.Q1786])" office:value-type="string" office:string-value="1291.42737">
            <text:p>1291.42737</text:p>
          </table:table-cell>
          <table:table-cell table:formula="of:=IF([.P1787]=[.P1786];&quot;&quot;;CONCATENATE(&quot;{ name = '&quot;;[.O1787];&quot;', x = &quot;;[.P1787];&quot;, z = &quot;;[.Q17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88]=&quot;defName&quot;;[.J1788];[.O1787])" office:value-type="string" office:string-value="bug_larva">
            <text:p>bug_larva</text:p>
          </table:table-cell>
          <table:table-cell table:formula="of:=IF([.G1788]=&quot;pos&quot;;[.L1789];[.P1787])" office:value-type="string" office:string-value="3594.85596">
            <text:p>3594.85596</text:p>
          </table:table-cell>
          <table:table-cell table:formula="of:=IF([.G1788]=&quot;pos&quot;;[.L1791];[.Q1787])" office:value-type="string" office:string-value="1291.42737">
            <text:p>1291.42737</text:p>
          </table:table-cell>
          <table:table-cell table:formula="of:=IF([.P1788]=[.P1787];&quot;&quot;;CONCATENATE(&quot;{ name = '&quot;;[.O1788];&quot;', x = &quot;;[.P1788];&quot;, z = &quot;;[.Q17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789]=&quot;defName&quot;;[.J1789];[.O1788])" office:value-type="string" office:string-value="bug_larva">
            <text:p>bug_larva</text:p>
          </table:table-cell>
          <table:table-cell table:formula="of:=IF([.G1789]=&quot;pos&quot;;[.L1790];[.P1788])" office:value-type="string" office:string-value="3594.85596">
            <text:p>3594.85596</text:p>
          </table:table-cell>
          <table:table-cell table:formula="of:=IF([.G1789]=&quot;pos&quot;;[.L1792];[.Q1788])" office:value-type="string" office:string-value="1291.42737">
            <text:p>1291.42737</text:p>
          </table:table-cell>
          <table:table-cell table:formula="of:=IF([.P1789]=[.P1788];&quot;&quot;;CONCATENATE(&quot;{ name = '&quot;;[.O1789];&quot;', x = &quot;;[.P1789];&quot;, z = &quot;;[.Q17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790]=&quot;defName&quot;;[.J1790];[.O1789])" office:value-type="string" office:string-value="bug_larva">
            <text:p>bug_larva</text:p>
          </table:table-cell>
          <table:table-cell table:formula="of:=IF([.G1790]=&quot;pos&quot;;[.L1791];[.P1789])" office:value-type="string" office:string-value="3594.85596">
            <text:p>3594.85596</text:p>
          </table:table-cell>
          <table:table-cell table:formula="of:=IF([.G1790]=&quot;pos&quot;;[.L1793];[.Q1789])" office:value-type="string" office:string-value="1291.42737">
            <text:p>1291.42737</text:p>
          </table:table-cell>
          <table:table-cell table:formula="of:=IF([.P1790]=[.P1789];&quot;&quot;;CONCATENATE(&quot;{ name = '&quot;;[.O1790];&quot;', x = &quot;;[.P1790];&quot;, z = &quot;;[.Q17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91]=&quot;defName&quot;;[.J1791];[.O1790])" office:value-type="string" office:string-value="bug_larva">
            <text:p>bug_larva</text:p>
          </table:table-cell>
          <table:table-cell table:formula="of:=IF([.G1791]=&quot;pos&quot;;[.L1792];[.P1790])" office:value-type="string" office:string-value="3594.85596">
            <text:p>3594.85596</text:p>
          </table:table-cell>
          <table:table-cell table:formula="of:=IF([.G1791]=&quot;pos&quot;;[.L1794];[.Q1790])" office:value-type="string" office:string-value="1291.42737">
            <text:p>1291.42737</text:p>
          </table:table-cell>
          <table:table-cell table:formula="of:=IF([.P1791]=[.P1790];&quot;&quot;;CONCATENATE(&quot;{ name = '&quot;;[.O1791];&quot;', x = &quot;;[.P1791];&quot;, z = &quot;;[.Q17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792]=&quot;defName&quot;;[.J1792];[.O1791])" office:value-type="string" office:string-value="bug_larva">
            <text:p>bug_larva</text:p>
          </table:table-cell>
          <table:table-cell table:formula="of:=IF([.G1792]=&quot;pos&quot;;[.L1793];[.P1791])" office:value-type="string" office:string-value="3594.85596">
            <text:p>3594.85596</text:p>
          </table:table-cell>
          <table:table-cell table:formula="of:=IF([.G1792]=&quot;pos&quot;;[.L1795];[.Q1791])" office:value-type="string" office:string-value="1291.42737">
            <text:p>1291.42737</text:p>
          </table:table-cell>
          <table:table-cell table:formula="of:=IF([.P1792]=[.P1791];&quot;&quot;;CONCATENATE(&quot;{ name = '&quot;;[.O1792];&quot;', x = &quot;;[.P1792];&quot;, z = &quot;;[.Q17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793]=&quot;defName&quot;;[.J1793];[.O1792])" office:value-type="string" office:string-value="bug_larva">
            <text:p>bug_larva</text:p>
          </table:table-cell>
          <table:table-cell table:formula="of:=IF([.G1793]=&quot;pos&quot;;[.L1794];[.P1792])" office:value-type="string" office:string-value="3594.85596">
            <text:p>3594.85596</text:p>
          </table:table-cell>
          <table:table-cell table:formula="of:=IF([.G1793]=&quot;pos&quot;;[.L1796];[.Q1792])" office:value-type="string" office:string-value="1291.42737">
            <text:p>1291.42737</text:p>
          </table:table-cell>
          <table:table-cell table:formula="of:=IF([.P1793]=[.P1792];&quot;&quot;;CONCATENATE(&quot;{ name = '&quot;;[.O1793];&quot;', x = &quot;;[.P1793];&quot;, z = &quot;;[.Q17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794]=&quot;defName&quot;;[.J1794];[.O1793])" office:value-type="string" office:string-value="bug_larva">
            <text:p>bug_larva</text:p>
          </table:table-cell>
          <table:table-cell table:formula="of:=IF([.G1794]=&quot;pos&quot;;[.L1795];[.P1793])" office:value-type="string" office:string-value="3594.85596">
            <text:p>3594.85596</text:p>
          </table:table-cell>
          <table:table-cell table:formula="of:=IF([.G1794]=&quot;pos&quot;;[.L1797];[.Q1793])" office:value-type="string" office:string-value="1291.42737">
            <text:p>1291.42737</text:p>
          </table:table-cell>
          <table:table-cell table:formula="of:=IF([.P1794]=[.P1793];&quot;&quot;;CONCATENATE(&quot;{ name = '&quot;;[.O1794];&quot;', x = &quot;;[.P1794];&quot;, z = &quot;;[.Q17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795]=&quot;defName&quot;;[.J1795];[.O1794])" office:value-type="string" office:string-value="bug_larva">
            <text:p>bug_larva</text:p>
          </table:table-cell>
          <table:table-cell table:formula="of:=IF([.G1795]=&quot;pos&quot;;[.L1796];[.P1794])" office:value-type="string" office:string-value="3594.85596">
            <text:p>3594.85596</text:p>
          </table:table-cell>
          <table:table-cell table:formula="of:=IF([.G1795]=&quot;pos&quot;;[.L1798];[.Q1794])" office:value-type="string" office:string-value="1291.42737">
            <text:p>1291.42737</text:p>
          </table:table-cell>
          <table:table-cell table:formula="of:=IF([.P1795]=[.P1794];&quot;&quot;;CONCATENATE(&quot;{ name = '&quot;;[.O1795];&quot;', x = &quot;;[.P1795];&quot;, z = &quot;;[.Q17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796]=&quot;defName&quot;;[.J1796];[.O1795])" office:value-type="string" office:string-value="bug_larva">
            <text:p>bug_larva</text:p>
          </table:table-cell>
          <table:table-cell table:formula="of:=IF([.G1796]=&quot;pos&quot;;[.L1797];[.P1795])" office:value-type="string" office:string-value="2991.02051">
            <text:p>2991.02051</text:p>
          </table:table-cell>
          <table:table-cell table:formula="of:=IF([.G1796]=&quot;pos&quot;;[.L1799];[.Q1795])" office:value-type="string" office:string-value="581.429077">
            <text:p>581.429077</text:p>
          </table:table-cell>
          <table:table-cell table:formula="of:=IF([.P1796]=[.P1795];&quot;&quot;;CONCATENATE(&quot;{ name = '&quot;;[.O1796];&quot;', x = &quot;;[.P1796];&quot;, z = &quot;;[.Q1796];&quot;, facing = 0, },&quot;))" office:value-type="string" office:string-value="{ name = 'bug_larva', x = 2991.02051, z = 581.429077, facing = 0, },">
            <text:p>{ name = 'bug_larva', x = 2991.02051, z = 581.429077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2991.02051</text:p>
          </table:table-cell>
          <table:table-cell table:number-columns-repeated="2"/>
          <table:table-cell table:formula="of:=IF([.G1797]=&quot;defName&quot;;[.J1797];[.O1796])" office:value-type="string" office:string-value="bug_larva">
            <text:p>bug_larva</text:p>
          </table:table-cell>
          <table:table-cell table:formula="of:=IF([.G1797]=&quot;pos&quot;;[.L1798];[.P1796])" office:value-type="string" office:string-value="2991.02051">
            <text:p>2991.02051</text:p>
          </table:table-cell>
          <table:table-cell table:formula="of:=IF([.G1797]=&quot;pos&quot;;[.L1800];[.Q1796])" office:value-type="string" office:string-value="581.429077">
            <text:p>581.429077</text:p>
          </table:table-cell>
          <table:table-cell table:formula="of:=IF([.P1797]=[.P1796];&quot;&quot;;CONCATENATE(&quot;{ name = '&quot;;[.O1797];&quot;', x = &quot;;[.P1797];&quot;, z = &quot;;[.Q17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9.15625</text:p>
          </table:table-cell>
          <table:table-cell table:number-columns-repeated="2"/>
          <table:table-cell table:formula="of:=IF([.G1798]=&quot;defName&quot;;[.J1798];[.O1797])" office:value-type="string" office:string-value="bug_larva">
            <text:p>bug_larva</text:p>
          </table:table-cell>
          <table:table-cell table:formula="of:=IF([.G1798]=&quot;pos&quot;;[.L1799];[.P1797])" office:value-type="string" office:string-value="2991.02051">
            <text:p>2991.02051</text:p>
          </table:table-cell>
          <table:table-cell table:formula="of:=IF([.G1798]=&quot;pos&quot;;[.L1801];[.Q1797])" office:value-type="string" office:string-value="581.429077">
            <text:p>581.429077</text:p>
          </table:table-cell>
          <table:table-cell table:formula="of:=IF([.P1798]=[.P1797];&quot;&quot;;CONCATENATE(&quot;{ name = '&quot;;[.O1798];&quot;', x = &quot;;[.P1798];&quot;, z = &quot;;[.Q17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581.429077</text:p>
          </table:table-cell>
          <table:table-cell table:number-columns-repeated="2"/>
          <table:table-cell table:formula="of:=IF([.G1799]=&quot;defName&quot;;[.J1799];[.O1798])" office:value-type="string" office:string-value="bug_larva">
            <text:p>bug_larva</text:p>
          </table:table-cell>
          <table:table-cell table:formula="of:=IF([.G1799]=&quot;pos&quot;;[.L1800];[.P1798])" office:value-type="string" office:string-value="2991.02051">
            <text:p>2991.02051</text:p>
          </table:table-cell>
          <table:table-cell table:formula="of:=IF([.G1799]=&quot;pos&quot;;[.L1802];[.Q1798])" office:value-type="string" office:string-value="581.429077">
            <text:p>581.429077</text:p>
          </table:table-cell>
          <table:table-cell table:formula="of:=IF([.P1799]=[.P1798];&quot;&quot;;CONCATENATE(&quot;{ name = '&quot;;[.O1799];&quot;', x = &quot;;[.P1799];&quot;, z = &quot;;[.Q17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00]=&quot;defName&quot;;[.J1800];[.O1799])" office:value-type="string" office:string-value="bug_larva">
            <text:p>bug_larva</text:p>
          </table:table-cell>
          <table:table-cell table:formula="of:=IF([.G1800]=&quot;pos&quot;;[.L1801];[.P1799])" office:value-type="string" office:string-value="2991.02051">
            <text:p>2991.02051</text:p>
          </table:table-cell>
          <table:table-cell table:formula="of:=IF([.G1800]=&quot;pos&quot;;[.L1803];[.Q1799])" office:value-type="string" office:string-value="581.429077">
            <text:p>581.429077</text:p>
          </table:table-cell>
          <table:table-cell table:formula="of:=IF([.P1800]=[.P1799];&quot;&quot;;CONCATENATE(&quot;{ name = '&quot;;[.O1800];&quot;', x = &quot;;[.P1800];&quot;, z = &quot;;[.Q18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01]=&quot;defName&quot;;[.J1801];[.O1800])" office:value-type="string" office:string-value="bug_larva">
            <text:p>bug_larva</text:p>
          </table:table-cell>
          <table:table-cell table:formula="of:=IF([.G1801]=&quot;pos&quot;;[.L1802];[.P1800])" office:value-type="string" office:string-value="2991.02051">
            <text:p>2991.02051</text:p>
          </table:table-cell>
          <table:table-cell table:formula="of:=IF([.G1801]=&quot;pos&quot;;[.L1804];[.Q1800])" office:value-type="string" office:string-value="581.429077">
            <text:p>581.429077</text:p>
          </table:table-cell>
          <table:table-cell table:formula="of:=IF([.P1801]=[.P1800];&quot;&quot;;CONCATENATE(&quot;{ name = '&quot;;[.O1801];&quot;', x = &quot;;[.P1801];&quot;, z = &quot;;[.Q18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1802]=&quot;defName&quot;;[.J1802];[.O1801])" office:value-type="string" office:string-value="bug_larva">
            <text:p>bug_larva</text:p>
          </table:table-cell>
          <table:table-cell table:formula="of:=IF([.G1802]=&quot;pos&quot;;[.L1803];[.P1801])" office:value-type="string" office:string-value="2991.02051">
            <text:p>2991.02051</text:p>
          </table:table-cell>
          <table:table-cell table:formula="of:=IF([.G1802]=&quot;pos&quot;;[.L1805];[.Q1801])" office:value-type="string" office:string-value="581.429077">
            <text:p>581.429077</text:p>
          </table:table-cell>
          <table:table-cell table:formula="of:=IF([.P1802]=[.P1801];&quot;&quot;;CONCATENATE(&quot;{ name = '&quot;;[.O1802];&quot;', x = &quot;;[.P1802];&quot;, z = &quot;;[.Q18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1803]=&quot;defName&quot;;[.J1803];[.O1802])" office:value-type="string" office:string-value="bug_larva">
            <text:p>bug_larva</text:p>
          </table:table-cell>
          <table:table-cell table:formula="of:=IF([.G1803]=&quot;pos&quot;;[.L1804];[.P1802])" office:value-type="string" office:string-value="2991.02051">
            <text:p>2991.02051</text:p>
          </table:table-cell>
          <table:table-cell table:formula="of:=IF([.G1803]=&quot;pos&quot;;[.L1806];[.Q1802])" office:value-type="string" office:string-value="581.429077">
            <text:p>581.429077</text:p>
          </table:table-cell>
          <table:table-cell table:formula="of:=IF([.P1803]=[.P1802];&quot;&quot;;CONCATENATE(&quot;{ name = '&quot;;[.O1803];&quot;', x = &quot;;[.P1803];&quot;, z = &quot;;[.Q180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04]=&quot;defName&quot;;[.J1804];[.O1803])" office:value-type="string" office:string-value="bug_larva">
            <text:p>bug_larva</text:p>
          </table:table-cell>
          <table:table-cell table:formula="of:=IF([.G1804]=&quot;pos&quot;;[.L1805];[.P1803])" office:value-type="string" office:string-value="2991.02051">
            <text:p>2991.02051</text:p>
          </table:table-cell>
          <table:table-cell table:formula="of:=IF([.G1804]=&quot;pos&quot;;[.L1807];[.Q1803])" office:value-type="string" office:string-value="581.429077">
            <text:p>581.429077</text:p>
          </table:table-cell>
          <table:table-cell table:formula="of:=IF([.P1804]=[.P1803];&quot;&quot;;CONCATENATE(&quot;{ name = '&quot;;[.O1804];&quot;', x = &quot;;[.P1804];&quot;, z = &quot;;[.Q180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805]=&quot;defName&quot;;[.J1805];[.O1804])" office:value-type="string" office:string-value="bug_larva">
            <text:p>bug_larva</text:p>
          </table:table-cell>
          <table:table-cell table:formula="of:=IF([.G1805]=&quot;pos&quot;;[.L1806];[.P1804])" office:value-type="string" office:string-value="2991.02051">
            <text:p>2991.02051</text:p>
          </table:table-cell>
          <table:table-cell table:formula="of:=IF([.G1805]=&quot;pos&quot;;[.L1808];[.Q1804])" office:value-type="string" office:string-value="581.429077">
            <text:p>581.429077</text:p>
          </table:table-cell>
          <table:table-cell table:formula="of:=IF([.P1805]=[.P1804];&quot;&quot;;CONCATENATE(&quot;{ name = '&quot;;[.O1805];&quot;', x = &quot;;[.P1805];&quot;, z = &quot;;[.Q180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06]=&quot;defName&quot;;[.J1806];[.O1805])" office:value-type="string" office:string-value="bug_larva">
            <text:p>bug_larva</text:p>
          </table:table-cell>
          <table:table-cell table:formula="of:=IF([.G1806]=&quot;pos&quot;;[.L1807];[.P1805])" office:value-type="string" office:string-value="2991.02051">
            <text:p>2991.02051</text:p>
          </table:table-cell>
          <table:table-cell table:formula="of:=IF([.G1806]=&quot;pos&quot;;[.L1809];[.Q1805])" office:value-type="string" office:string-value="581.429077">
            <text:p>581.429077</text:p>
          </table:table-cell>
          <table:table-cell table:formula="of:=IF([.P1806]=[.P1805];&quot;&quot;;CONCATENATE(&quot;{ name = '&quot;;[.O1806];&quot;', x = &quot;;[.P1806];&quot;, z = &quot;;[.Q18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07]=&quot;defName&quot;;[.J1807];[.O1806])" office:value-type="string" office:string-value="bug_larva">
            <text:p>bug_larva</text:p>
          </table:table-cell>
          <table:table-cell table:formula="of:=IF([.G1807]=&quot;pos&quot;;[.L1808];[.P1806])" office:value-type="string" office:string-value="2991.02051">
            <text:p>2991.02051</text:p>
          </table:table-cell>
          <table:table-cell table:formula="of:=IF([.G1807]=&quot;pos&quot;;[.L1810];[.Q1806])" office:value-type="string" office:string-value="581.429077">
            <text:p>581.429077</text:p>
          </table:table-cell>
          <table:table-cell table:formula="of:=IF([.P1807]=[.P1806];&quot;&quot;;CONCATENATE(&quot;{ name = '&quot;;[.O1807];&quot;', x = &quot;;[.P1807];&quot;, z = &quot;;[.Q18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.59554327</text:p>
          </table:table-cell>
          <table:table-cell table:number-columns-repeated="2"/>
          <table:table-cell table:formula="of:=IF([.G1808]=&quot;defName&quot;;[.J1808];[.O1807])" office:value-type="string" office:string-value="bug_larva">
            <text:p>bug_larva</text:p>
          </table:table-cell>
          <table:table-cell table:formula="of:=IF([.G1808]=&quot;pos&quot;;[.L1809];[.P1807])" office:value-type="string" office:string-value="2991.02051">
            <text:p>2991.02051</text:p>
          </table:table-cell>
          <table:table-cell table:formula="of:=IF([.G1808]=&quot;pos&quot;;[.L1811];[.Q1807])" office:value-type="string" office:string-value="581.429077">
            <text:p>581.429077</text:p>
          </table:table-cell>
          <table:table-cell table:formula="of:=IF([.P1808]=[.P1807];&quot;&quot;;CONCATENATE(&quot;{ name = '&quot;;[.O1808];&quot;', x = &quot;;[.P1808];&quot;, z = &quot;;[.Q18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09]=&quot;defName&quot;;[.J1809];[.O1808])" office:value-type="string" office:string-value="bug_larva">
            <text:p>bug_larva</text:p>
          </table:table-cell>
          <table:table-cell table:formula="of:=IF([.G1809]=&quot;pos&quot;;[.L1810];[.P1808])" office:value-type="string" office:string-value="2991.02051">
            <text:p>2991.02051</text:p>
          </table:table-cell>
          <table:table-cell table:formula="of:=IF([.G1809]=&quot;pos&quot;;[.L1812];[.Q1808])" office:value-type="string" office:string-value="581.429077">
            <text:p>581.429077</text:p>
          </table:table-cell>
          <table:table-cell table:formula="of:=IF([.P1809]=[.P1808];&quot;&quot;;CONCATENATE(&quot;{ name = '&quot;;[.O1809];&quot;', x = &quot;;[.P1809];&quot;, z = &quot;;[.Q18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10]=&quot;defName&quot;;[.J1810];[.O1809])" office:value-type="string" office:string-value="bug_larva">
            <text:p>bug_larva</text:p>
          </table:table-cell>
          <table:table-cell table:formula="of:=IF([.G1810]=&quot;pos&quot;;[.L1811];[.P1809])" office:value-type="string" office:string-value="2991.02051">
            <text:p>2991.02051</text:p>
          </table:table-cell>
          <table:table-cell table:formula="of:=IF([.G1810]=&quot;pos&quot;;[.L1813];[.Q1809])" office:value-type="string" office:string-value="581.429077">
            <text:p>581.429077</text:p>
          </table:table-cell>
          <table:table-cell table:formula="of:=IF([.P1810]=[.P1809];&quot;&quot;;CONCATENATE(&quot;{ name = '&quot;;[.O1810];&quot;', x = &quot;;[.P1810];&quot;, z = &quot;;[.Q18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811]=&quot;defName&quot;;[.J1811];[.O1810])" office:value-type="string" office:string-value="bug_larva">
            <text:p>bug_larva</text:p>
          </table:table-cell>
          <table:table-cell table:formula="of:=IF([.G1811]=&quot;pos&quot;;[.L1812];[.P1810])" office:value-type="string" office:string-value="2991.02051">
            <text:p>2991.02051</text:p>
          </table:table-cell>
          <table:table-cell table:formula="of:=IF([.G1811]=&quot;pos&quot;;[.L1814];[.Q1810])" office:value-type="string" office:string-value="581.429077">
            <text:p>581.429077</text:p>
          </table:table-cell>
          <table:table-cell table:formula="of:=IF([.P1811]=[.P1810];&quot;&quot;;CONCATENATE(&quot;{ name = '&quot;;[.O1811];&quot;', x = &quot;;[.P1811];&quot;, z = &quot;;[.Q18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12]=&quot;defName&quot;;[.J1812];[.O1811])" office:value-type="string" office:string-value="bug_larva">
            <text:p>bug_larva</text:p>
          </table:table-cell>
          <table:table-cell table:formula="of:=IF([.G1812]=&quot;pos&quot;;[.L1813];[.P1811])" office:value-type="string" office:string-value="2991.02051">
            <text:p>2991.02051</text:p>
          </table:table-cell>
          <table:table-cell table:formula="of:=IF([.G1812]=&quot;pos&quot;;[.L1815];[.Q1811])" office:value-type="string" office:string-value="581.429077">
            <text:p>581.429077</text:p>
          </table:table-cell>
          <table:table-cell table:formula="of:=IF([.P1812]=[.P1811];&quot;&quot;;CONCATENATE(&quot;{ name = '&quot;;[.O1812];&quot;', x = &quot;;[.P1812];&quot;, z = &quot;;[.Q18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13]=&quot;defName&quot;;[.J1813];[.O1812])" office:value-type="string" office:string-value="bug_larva">
            <text:p>bug_larva</text:p>
          </table:table-cell>
          <table:table-cell table:formula="of:=IF([.G1813]=&quot;pos&quot;;[.L1814];[.P1812])" office:value-type="string" office:string-value="2991.02051">
            <text:p>2991.02051</text:p>
          </table:table-cell>
          <table:table-cell table:formula="of:=IF([.G1813]=&quot;pos&quot;;[.L1816];[.Q1812])" office:value-type="string" office:string-value="581.429077">
            <text:p>581.429077</text:p>
          </table:table-cell>
          <table:table-cell table:formula="of:=IF([.P1813]=[.P1812];&quot;&quot;;CONCATENATE(&quot;{ name = '&quot;;[.O1813];&quot;', x = &quot;;[.P1813];&quot;, z = &quot;;[.Q18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14]=&quot;defName&quot;;[.J1814];[.O1813])" office:value-type="string" office:string-value="bug_larva">
            <text:p>bug_larva</text:p>
          </table:table-cell>
          <table:table-cell table:formula="of:=IF([.G1814]=&quot;pos&quot;;[.L1815];[.P1813])" office:value-type="string" office:string-value="2991.02051">
            <text:p>2991.02051</text:p>
          </table:table-cell>
          <table:table-cell table:formula="of:=IF([.G1814]=&quot;pos&quot;;[.L1817];[.Q1813])" office:value-type="string" office:string-value="581.429077">
            <text:p>581.429077</text:p>
          </table:table-cell>
          <table:table-cell table:formula="of:=IF([.P1814]=[.P1813];&quot;&quot;;CONCATENATE(&quot;{ name = '&quot;;[.O1814];&quot;', x = &quot;;[.P1814];&quot;, z = &quot;;[.Q18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15]=&quot;defName&quot;;[.J1815];[.O1814])" office:value-type="string" office:string-value="bug_larva">
            <text:p>bug_larva</text:p>
          </table:table-cell>
          <table:table-cell table:formula="of:=IF([.G1815]=&quot;pos&quot;;[.L1816];[.P1814])" office:value-type="string" office:string-value="2991.02051">
            <text:p>2991.02051</text:p>
          </table:table-cell>
          <table:table-cell table:formula="of:=IF([.G1815]=&quot;pos&quot;;[.L1818];[.Q1814])" office:value-type="string" office:string-value="581.429077">
            <text:p>581.429077</text:p>
          </table:table-cell>
          <table:table-cell table:formula="of:=IF([.P1815]=[.P1814];&quot;&quot;;CONCATENATE(&quot;{ name = '&quot;;[.O1815];&quot;', x = &quot;;[.P1815];&quot;, z = &quot;;[.Q181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16]=&quot;defName&quot;;[.J1816];[.O1815])" office:value-type="string" office:string-value="bug_larva">
            <text:p>bug_larva</text:p>
          </table:table-cell>
          <table:table-cell table:formula="of:=IF([.G1816]=&quot;pos&quot;;[.L1817];[.P1815])" office:value-type="string" office:string-value="2991.02051">
            <text:p>2991.02051</text:p>
          </table:table-cell>
          <table:table-cell table:formula="of:=IF([.G1816]=&quot;pos&quot;;[.L1819];[.Q1815])" office:value-type="string" office:string-value="581.429077">
            <text:p>581.429077</text:p>
          </table:table-cell>
          <table:table-cell table:formula="of:=IF([.P1816]=[.P1815];&quot;&quot;;CONCATENATE(&quot;{ name = '&quot;;[.O1816];&quot;', x = &quot;;[.P1816];&quot;, z = &quot;;[.Q181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817]=&quot;defName&quot;;[.J1817];[.O1816])" office:value-type="string" office:string-value="bug_larva">
            <text:p>bug_larva</text:p>
          </table:table-cell>
          <table:table-cell table:formula="of:=IF([.G1817]=&quot;pos&quot;;[.L1818];[.P1816])" office:value-type="string" office:string-value="2991.02051">
            <text:p>2991.02051</text:p>
          </table:table-cell>
          <table:table-cell table:formula="of:=IF([.G1817]=&quot;pos&quot;;[.L1820];[.Q1816])" office:value-type="string" office:string-value="581.429077">
            <text:p>581.429077</text:p>
          </table:table-cell>
          <table:table-cell table:formula="of:=IF([.P1817]=[.P1816];&quot;&quot;;CONCATENATE(&quot;{ name = '&quot;;[.O1817];&quot;', x = &quot;;[.P1817];&quot;, z = &quot;;[.Q1817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8652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818]=&quot;defName&quot;;[.J1818];[.O1817])" office:value-type="string" office:string-value="bug_larva">
            <text:p>bug_larva</text:p>
          </table:table-cell>
          <table:table-cell table:formula="of:=IF([.G1818]=&quot;pos&quot;;[.L1819];[.P1817])" office:value-type="string" office:string-value="2991.02051">
            <text:p>2991.02051</text:p>
          </table:table-cell>
          <table:table-cell table:formula="of:=IF([.G1818]=&quot;pos&quot;;[.L1821];[.Q1817])" office:value-type="string" office:string-value="581.429077">
            <text:p>581.429077</text:p>
          </table:table-cell>
          <table:table-cell table:formula="of:=IF([.P1818]=[.P1817];&quot;&quot;;CONCATENATE(&quot;{ name = '&quot;;[.O1818];&quot;', x = &quot;;[.P1818];&quot;, z = &quot;;[.Q18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/>
          <table:table-cell table:number-columns-repeated="2"/>
          <table:table-cell table:formula="of:=IF([.G1819]=&quot;defName&quot;;[.J1819];[.O1818])" office:value-type="string" office:string-value="bug_larva">
            <text:p>bug_larva</text:p>
          </table:table-cell>
          <table:table-cell table:formula="of:=IF([.G1819]=&quot;pos&quot;;[.L1820];[.P1818])" office:value-type="string" office:string-value="2991.02051">
            <text:p>2991.02051</text:p>
          </table:table-cell>
          <table:table-cell table:formula="of:=IF([.G1819]=&quot;pos&quot;;[.L1822];[.Q1818])" office:value-type="string" office:string-value="581.429077">
            <text:p>581.429077</text:p>
          </table:table-cell>
          <table:table-cell table:formula="of:=IF([.P1819]=[.P1818];&quot;&quot;;CONCATENATE(&quot;{ name = '&quot;;[.O1819];&quot;', x = &quot;;[.P1819];&quot;, z = &quot;;[.Q181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820]=&quot;defName&quot;;[.J1820];[.O1819])" office:value-type="string" office:string-value="bug_larva">
            <text:p>bug_larva</text:p>
          </table:table-cell>
          <table:table-cell table:formula="of:=IF([.G1820]=&quot;pos&quot;;[.L1821];[.P1819])" office:value-type="string" office:string-value="2991.02051">
            <text:p>2991.02051</text:p>
          </table:table-cell>
          <table:table-cell table:formula="of:=IF([.G1820]=&quot;pos&quot;;[.L1823];[.Q1819])" office:value-type="string" office:string-value="581.429077">
            <text:p>581.429077</text:p>
          </table:table-cell>
          <table:table-cell table:formula="of:=IF([.P1820]=[.P1819];&quot;&quot;;CONCATENATE(&quot;{ name = '&quot;;[.O1820];&quot;', x = &quot;;[.P1820];&quot;, z = &quot;;[.Q18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821]=&quot;defName&quot;;[.J1821];[.O1820])" office:value-type="string" office:string-value="bug_larva">
            <text:p>bug_larva</text:p>
          </table:table-cell>
          <table:table-cell table:formula="of:=IF([.G1821]=&quot;pos&quot;;[.L1822];[.P1820])" office:value-type="string" office:string-value="2991.02051">
            <text:p>2991.02051</text:p>
          </table:table-cell>
          <table:table-cell table:formula="of:=IF([.G1821]=&quot;pos&quot;;[.L1824];[.Q1820])" office:value-type="string" office:string-value="581.429077">
            <text:p>581.429077</text:p>
          </table:table-cell>
          <table:table-cell table:formula="of:=IF([.P1821]=[.P1820];&quot;&quot;;CONCATENATE(&quot;{ name = '&quot;;[.O1821];&quot;', x = &quot;;[.P1821];&quot;, z = &quot;;[.Q18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1822]=&quot;defName&quot;;[.J1822];[.O1821])" office:value-type="string" office:string-value="bug_med">
            <text:p>bug_med</text:p>
          </table:table-cell>
          <table:table-cell table:formula="of:=IF([.G1822]=&quot;pos&quot;;[.L1823];[.P1821])" office:value-type="string" office:string-value="2991.02051">
            <text:p>2991.02051</text:p>
          </table:table-cell>
          <table:table-cell table:formula="of:=IF([.G1822]=&quot;pos&quot;;[.L1825];[.Q1821])" office:value-type="string" office:string-value="581.429077">
            <text:p>581.429077</text:p>
          </table:table-cell>
          <table:table-cell table:formula="of:=IF([.P1822]=[.P1821];&quot;&quot;;CONCATENATE(&quot;{ name = '&quot;;[.O1822];&quot;', x = &quot;;[.P1822];&quot;, z = &quot;;[.Q18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823]=&quot;defName&quot;;[.J1823];[.O1822])" office:value-type="string" office:string-value="bug_med">
            <text:p>bug_med</text:p>
          </table:table-cell>
          <table:table-cell table:formula="of:=IF([.G1823]=&quot;pos&quot;;[.L1824];[.P1822])" office:value-type="string" office:string-value="2991.02051">
            <text:p>2991.02051</text:p>
          </table:table-cell>
          <table:table-cell table:formula="of:=IF([.G1823]=&quot;pos&quot;;[.L1826];[.Q1822])" office:value-type="string" office:string-value="581.429077">
            <text:p>581.429077</text:p>
          </table:table-cell>
          <table:table-cell table:formula="of:=IF([.P1823]=[.P1822];&quot;&quot;;CONCATENATE(&quot;{ name = '&quot;;[.O1823];&quot;', x = &quot;;[.P1823];&quot;, z = &quot;;[.Q182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824]=&quot;defName&quot;;[.J1824];[.O1823])" office:value-type="string" office:string-value="bug_med">
            <text:p>bug_med</text:p>
          </table:table-cell>
          <table:table-cell table:formula="of:=IF([.G1824]=&quot;pos&quot;;[.L1825];[.P1823])" office:value-type="string" office:string-value="2991.02051">
            <text:p>2991.02051</text:p>
          </table:table-cell>
          <table:table-cell table:formula="of:=IF([.G1824]=&quot;pos&quot;;[.L1827];[.Q1823])" office:value-type="string" office:string-value="581.429077">
            <text:p>581.429077</text:p>
          </table:table-cell>
          <table:table-cell table:formula="of:=IF([.P1824]=[.P1823];&quot;&quot;;CONCATENATE(&quot;{ name = '&quot;;[.O1824];&quot;', x = &quot;;[.P1824];&quot;, z = &quot;;[.Q182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825]=&quot;defName&quot;;[.J1825];[.O1824])" office:value-type="string" office:string-value="bug_med">
            <text:p>bug_med</text:p>
          </table:table-cell>
          <table:table-cell table:formula="of:=IF([.G1825]=&quot;pos&quot;;[.L1826];[.P1824])" office:value-type="string" office:string-value="2991.02051">
            <text:p>2991.02051</text:p>
          </table:table-cell>
          <table:table-cell table:formula="of:=IF([.G1825]=&quot;pos&quot;;[.L1828];[.Q1824])" office:value-type="string" office:string-value="581.429077">
            <text:p>581.429077</text:p>
          </table:table-cell>
          <table:table-cell table:formula="of:=IF([.P1825]=[.P1824];&quot;&quot;;CONCATENATE(&quot;{ name = '&quot;;[.O1825];&quot;', x = &quot;;[.P1825];&quot;, z = &quot;;[.Q18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826]=&quot;defName&quot;;[.J1826];[.O1825])" office:value-type="string" office:string-value="bug_med">
            <text:p>bug_med</text:p>
          </table:table-cell>
          <table:table-cell table:formula="of:=IF([.G1826]=&quot;pos&quot;;[.L1827];[.P1825])" office:value-type="string" office:string-value="2991.02051">
            <text:p>2991.02051</text:p>
          </table:table-cell>
          <table:table-cell table:formula="of:=IF([.G1826]=&quot;pos&quot;;[.L1829];[.Q1825])" office:value-type="string" office:string-value="581.429077">
            <text:p>581.429077</text:p>
          </table:table-cell>
          <table:table-cell table:formula="of:=IF([.P1826]=[.P1825];&quot;&quot;;CONCATENATE(&quot;{ name = '&quot;;[.O1826];&quot;', x = &quot;;[.P1826];&quot;, z = &quot;;[.Q18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827]=&quot;defName&quot;;[.J1827];[.O1826])" office:value-type="string" office:string-value="bug_med">
            <text:p>bug_med</text:p>
          </table:table-cell>
          <table:table-cell table:formula="of:=IF([.G1827]=&quot;pos&quot;;[.L1828];[.P1826])" office:value-type="string" office:string-value="2991.02051">
            <text:p>2991.02051</text:p>
          </table:table-cell>
          <table:table-cell table:formula="of:=IF([.G1827]=&quot;pos&quot;;[.L1830];[.Q1826])" office:value-type="string" office:string-value="581.429077">
            <text:p>581.429077</text:p>
          </table:table-cell>
          <table:table-cell table:formula="of:=IF([.P1827]=[.P1826];&quot;&quot;;CONCATENATE(&quot;{ name = '&quot;;[.O1827];&quot;', x = &quot;;[.P1827];&quot;, z = &quot;;[.Q18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828]=&quot;defName&quot;;[.J1828];[.O1827])" office:value-type="string" office:string-value="bug_med">
            <text:p>bug_med</text:p>
          </table:table-cell>
          <table:table-cell table:formula="of:=IF([.G1828]=&quot;pos&quot;;[.L1829];[.P1827])" office:value-type="string" office:string-value="2991.02051">
            <text:p>2991.02051</text:p>
          </table:table-cell>
          <table:table-cell table:formula="of:=IF([.G1828]=&quot;pos&quot;;[.L1831];[.Q1827])" office:value-type="string" office:string-value="581.429077">
            <text:p>581.429077</text:p>
          </table:table-cell>
          <table:table-cell table:formula="of:=IF([.P1828]=[.P1827];&quot;&quot;;CONCATENATE(&quot;{ name = '&quot;;[.O1828];&quot;', x = &quot;;[.P1828];&quot;, z = &quot;;[.Q18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829]=&quot;defName&quot;;[.J1829];[.O1828])" office:value-type="string" office:string-value="bug_med">
            <text:p>bug_med</text:p>
          </table:table-cell>
          <table:table-cell table:formula="of:=IF([.G1829]=&quot;pos&quot;;[.L1830];[.P1828])" office:value-type="string" office:string-value="2991.02051">
            <text:p>2991.02051</text:p>
          </table:table-cell>
          <table:table-cell table:formula="of:=IF([.G1829]=&quot;pos&quot;;[.L1832];[.Q1828])" office:value-type="string" office:string-value="581.429077">
            <text:p>581.429077</text:p>
          </table:table-cell>
          <table:table-cell table:formula="of:=IF([.P1829]=[.P1828];&quot;&quot;;CONCATENATE(&quot;{ name = '&quot;;[.O1829];&quot;', x = &quot;;[.P1829];&quot;, z = &quot;;[.Q18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830]=&quot;defName&quot;;[.J1830];[.O1829])" office:value-type="string" office:string-value="bug_med">
            <text:p>bug_med</text:p>
          </table:table-cell>
          <table:table-cell table:formula="of:=IF([.G1830]=&quot;pos&quot;;[.L1831];[.P1829])" office:value-type="string" office:string-value="2991.02051">
            <text:p>2991.02051</text:p>
          </table:table-cell>
          <table:table-cell table:formula="of:=IF([.G1830]=&quot;pos&quot;;[.L1833];[.Q1829])" office:value-type="string" office:string-value="581.429077">
            <text:p>581.429077</text:p>
          </table:table-cell>
          <table:table-cell table:formula="of:=IF([.P1830]=[.P1829];&quot;&quot;;CONCATENATE(&quot;{ name = '&quot;;[.O1830];&quot;', x = &quot;;[.P1830];&quot;, z = &quot;;[.Q18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831]=&quot;defName&quot;;[.J1831];[.O1830])" office:value-type="string" office:string-value="bug_med">
            <text:p>bug_med</text:p>
          </table:table-cell>
          <table:table-cell table:formula="of:=IF([.G1831]=&quot;pos&quot;;[.L1832];[.P1830])" office:value-type="string" office:string-value="2991.02051">
            <text:p>2991.02051</text:p>
          </table:table-cell>
          <table:table-cell table:formula="of:=IF([.G1831]=&quot;pos&quot;;[.L1834];[.Q1830])" office:value-type="string" office:string-value="581.429077">
            <text:p>581.429077</text:p>
          </table:table-cell>
          <table:table-cell table:formula="of:=IF([.P1831]=[.P1830];&quot;&quot;;CONCATENATE(&quot;{ name = '&quot;;[.O1831];&quot;', x = &quot;;[.P1831];&quot;, z = &quot;;[.Q18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32]=&quot;defName&quot;;[.J1832];[.O1831])" office:value-type="string" office:string-value="bug_med">
            <text:p>bug_med</text:p>
          </table:table-cell>
          <table:table-cell table:formula="of:=IF([.G1832]=&quot;pos&quot;;[.L1833];[.P1831])" office:value-type="string" office:string-value="2991.02051">
            <text:p>2991.02051</text:p>
          </table:table-cell>
          <table:table-cell table:formula="of:=IF([.G1832]=&quot;pos&quot;;[.L1835];[.Q1831])" office:value-type="string" office:string-value="581.429077">
            <text:p>581.429077</text:p>
          </table:table-cell>
          <table:table-cell table:formula="of:=IF([.P1832]=[.P1831];&quot;&quot;;CONCATENATE(&quot;{ name = '&quot;;[.O1832];&quot;', x = &quot;;[.P1832];&quot;, z = &quot;;[.Q183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833]=&quot;defName&quot;;[.J1833];[.O1832])" office:value-type="string" office:string-value="bug_med">
            <text:p>bug_med</text:p>
          </table:table-cell>
          <table:table-cell table:formula="of:=IF([.G1833]=&quot;pos&quot;;[.L1834];[.P1832])" office:value-type="string" office:string-value="2991.02051">
            <text:p>2991.02051</text:p>
          </table:table-cell>
          <table:table-cell table:formula="of:=IF([.G1833]=&quot;pos&quot;;[.L1836];[.Q1832])" office:value-type="string" office:string-value="581.429077">
            <text:p>581.429077</text:p>
          </table:table-cell>
          <table:table-cell table:formula="of:=IF([.P1833]=[.P1832];&quot;&quot;;CONCATENATE(&quot;{ name = '&quot;;[.O1833];&quot;', x = &quot;;[.P1833];&quot;, z = &quot;;[.Q183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834]=&quot;defName&quot;;[.J1834];[.O1833])" office:value-type="string" office:string-value="bug_med">
            <text:p>bug_med</text:p>
          </table:table-cell>
          <table:table-cell table:formula="of:=IF([.G1834]=&quot;pos&quot;;[.L1835];[.P1833])" office:value-type="string" office:string-value="2991.02051">
            <text:p>2991.02051</text:p>
          </table:table-cell>
          <table:table-cell table:formula="of:=IF([.G1834]=&quot;pos&quot;;[.L1837];[.Q1833])" office:value-type="string" office:string-value="581.429077">
            <text:p>581.429077</text:p>
          </table:table-cell>
          <table:table-cell table:formula="of:=IF([.P1834]=[.P1833];&quot;&quot;;CONCATENATE(&quot;{ name = '&quot;;[.O1834];&quot;', x = &quot;;[.P1834];&quot;, z = &quot;;[.Q183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835]=&quot;defName&quot;;[.J1835];[.O1834])" office:value-type="string" office:string-value="bug_med">
            <text:p>bug_med</text:p>
          </table:table-cell>
          <table:table-cell table:formula="of:=IF([.G1835]=&quot;pos&quot;;[.L1836];[.P1834])" office:value-type="string" office:string-value="2991.02051">
            <text:p>2991.02051</text:p>
          </table:table-cell>
          <table:table-cell table:formula="of:=IF([.G1835]=&quot;pos&quot;;[.L1838];[.Q1834])" office:value-type="string" office:string-value="581.429077">
            <text:p>581.429077</text:p>
          </table:table-cell>
          <table:table-cell table:formula="of:=IF([.P1835]=[.P1834];&quot;&quot;;CONCATENATE(&quot;{ name = '&quot;;[.O1835];&quot;', x = &quot;;[.P1835];&quot;, z = &quot;;[.Q18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836]=&quot;defName&quot;;[.J1836];[.O1835])" office:value-type="string" office:string-value="bug_med">
            <text:p>bug_med</text:p>
          </table:table-cell>
          <table:table-cell table:formula="of:=IF([.G1836]=&quot;pos&quot;;[.L1837];[.P1835])" office:value-type="string" office:string-value="2991.02051">
            <text:p>2991.02051</text:p>
          </table:table-cell>
          <table:table-cell table:formula="of:=IF([.G1836]=&quot;pos&quot;;[.L1839];[.Q1835])" office:value-type="string" office:string-value="581.429077">
            <text:p>581.429077</text:p>
          </table:table-cell>
          <table:table-cell table:formula="of:=IF([.P1836]=[.P1835];&quot;&quot;;CONCATENATE(&quot;{ name = '&quot;;[.O1836];&quot;', x = &quot;;[.P1836];&quot;, z = &quot;;[.Q18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837]=&quot;defName&quot;;[.J1837];[.O1836])" office:value-type="string" office:string-value="bug_med">
            <text:p>bug_med</text:p>
          </table:table-cell>
          <table:table-cell table:formula="of:=IF([.G1837]=&quot;pos&quot;;[.L1838];[.P1836])" office:value-type="string" office:string-value="2991.02051">
            <text:p>2991.02051</text:p>
          </table:table-cell>
          <table:table-cell table:formula="of:=IF([.G1837]=&quot;pos&quot;;[.L1840];[.Q1836])" office:value-type="string" office:string-value="581.429077">
            <text:p>581.429077</text:p>
          </table:table-cell>
          <table:table-cell table:formula="of:=IF([.P1837]=[.P1836];&quot;&quot;;CONCATENATE(&quot;{ name = '&quot;;[.O1837];&quot;', x = &quot;;[.P1837];&quot;, z = &quot;;[.Q183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838]=&quot;defName&quot;;[.J1838];[.O1837])" office:value-type="string" office:string-value="bug_med">
            <text:p>bug_med</text:p>
          </table:table-cell>
          <table:table-cell table:formula="of:=IF([.G1838]=&quot;pos&quot;;[.L1839];[.P1837])" office:value-type="string" office:string-value="2991.02051">
            <text:p>2991.02051</text:p>
          </table:table-cell>
          <table:table-cell table:formula="of:=IF([.G1838]=&quot;pos&quot;;[.L1841];[.Q1837])" office:value-type="string" office:string-value="581.429077">
            <text:p>581.429077</text:p>
          </table:table-cell>
          <table:table-cell table:formula="of:=IF([.P1838]=[.P1837];&quot;&quot;;CONCATENATE(&quot;{ name = '&quot;;[.O1838];&quot;', x = &quot;;[.P1838];&quot;, z = &quot;;[.Q183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839]=&quot;defName&quot;;[.J1839];[.O1838])" office:value-type="string" office:string-value="bug_med">
            <text:p>bug_med</text:p>
          </table:table-cell>
          <table:table-cell table:formula="of:=IF([.G1839]=&quot;pos&quot;;[.L1840];[.P1838])" office:value-type="string" office:string-value="2991.02051">
            <text:p>2991.02051</text:p>
          </table:table-cell>
          <table:table-cell table:formula="of:=IF([.G1839]=&quot;pos&quot;;[.L1842];[.Q1838])" office:value-type="string" office:string-value="581.429077">
            <text:p>581.429077</text:p>
          </table:table-cell>
          <table:table-cell table:formula="of:=IF([.P1839]=[.P1838];&quot;&quot;;CONCATENATE(&quot;{ name = '&quot;;[.O1839];&quot;', x = &quot;;[.P1839];&quot;, z = &quot;;[.Q18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40]=&quot;defName&quot;;[.J1840];[.O1839])" office:value-type="string" office:string-value="bug_med">
            <text:p>bug_med</text:p>
          </table:table-cell>
          <table:table-cell table:formula="of:=IF([.G1840]=&quot;pos&quot;;[.L1841];[.P1839])" office:value-type="string" office:string-value="2991.02051">
            <text:p>2991.02051</text:p>
          </table:table-cell>
          <table:table-cell table:formula="of:=IF([.G1840]=&quot;pos&quot;;[.L1843];[.Q1839])" office:value-type="string" office:string-value="581.429077">
            <text:p>581.429077</text:p>
          </table:table-cell>
          <table:table-cell table:formula="of:=IF([.P1840]=[.P1839];&quot;&quot;;CONCATENATE(&quot;{ name = '&quot;;[.O1840];&quot;', x = &quot;;[.P1840];&quot;, z = &quot;;[.Q18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41]=&quot;defName&quot;;[.J1841];[.O1840])" office:value-type="string" office:string-value="bug_med">
            <text:p>bug_med</text:p>
          </table:table-cell>
          <table:table-cell table:formula="of:=IF([.G1841]=&quot;pos&quot;;[.L1842];[.P1840])" office:value-type="string" office:string-value="2991.02051">
            <text:p>2991.02051</text:p>
          </table:table-cell>
          <table:table-cell table:formula="of:=IF([.G1841]=&quot;pos&quot;;[.L1844];[.Q1840])" office:value-type="string" office:string-value="581.429077">
            <text:p>581.429077</text:p>
          </table:table-cell>
          <table:table-cell table:formula="of:=IF([.P1841]=[.P1840];&quot;&quot;;CONCATENATE(&quot;{ name = '&quot;;[.O1841];&quot;', x = &quot;;[.P1841];&quot;, z = &quot;;[.Q18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842]=&quot;defName&quot;;[.J1842];[.O1841])" office:value-type="string" office:string-value="bug_med">
            <text:p>bug_med</text:p>
          </table:table-cell>
          <table:table-cell table:formula="of:=IF([.G1842]=&quot;pos&quot;;[.L1843];[.P1841])" office:value-type="string" office:string-value="2991.02051">
            <text:p>2991.02051</text:p>
          </table:table-cell>
          <table:table-cell table:formula="of:=IF([.G1842]=&quot;pos&quot;;[.L1845];[.Q1841])" office:value-type="string" office:string-value="581.429077">
            <text:p>581.429077</text:p>
          </table:table-cell>
          <table:table-cell table:formula="of:=IF([.P1842]=[.P1841];&quot;&quot;;CONCATENATE(&quot;{ name = '&quot;;[.O1842];&quot;', x = &quot;;[.P1842];&quot;, z = &quot;;[.Q18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843]=&quot;defName&quot;;[.J1843];[.O1842])" office:value-type="string" office:string-value="bug_med">
            <text:p>bug_med</text:p>
          </table:table-cell>
          <table:table-cell table:formula="of:=IF([.G1843]=&quot;pos&quot;;[.L1844];[.P1842])" office:value-type="string" office:string-value="2991.02051">
            <text:p>2991.02051</text:p>
          </table:table-cell>
          <table:table-cell table:formula="of:=IF([.G1843]=&quot;pos&quot;;[.L1846];[.Q1842])" office:value-type="string" office:string-value="581.429077">
            <text:p>581.429077</text:p>
          </table:table-cell>
          <table:table-cell table:formula="of:=IF([.P1843]=[.P1842];&quot;&quot;;CONCATENATE(&quot;{ name = '&quot;;[.O1843];&quot;', x = &quot;;[.P1843];&quot;, z = &quot;;[.Q184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44]=&quot;defName&quot;;[.J1844];[.O1843])" office:value-type="string" office:string-value="bug_med">
            <text:p>bug_med</text:p>
          </table:table-cell>
          <table:table-cell table:formula="of:=IF([.G1844]=&quot;pos&quot;;[.L1845];[.P1843])" office:value-type="string" office:string-value="2991.02051">
            <text:p>2991.02051</text:p>
          </table:table-cell>
          <table:table-cell table:formula="of:=IF([.G1844]=&quot;pos&quot;;[.L1847];[.Q1843])" office:value-type="string" office:string-value="581.429077">
            <text:p>581.429077</text:p>
          </table:table-cell>
          <table:table-cell table:formula="of:=IF([.P1844]=[.P1843];&quot;&quot;;CONCATENATE(&quot;{ name = '&quot;;[.O1844];&quot;', x = &quot;;[.P1844];&quot;, z = &quot;;[.Q18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45]=&quot;defName&quot;;[.J1845];[.O1844])" office:value-type="string" office:string-value="bug_med">
            <text:p>bug_med</text:p>
          </table:table-cell>
          <table:table-cell table:formula="of:=IF([.G1845]=&quot;pos&quot;;[.L1846];[.P1844])" office:value-type="string" office:string-value="2991.02051">
            <text:p>2991.02051</text:p>
          </table:table-cell>
          <table:table-cell table:formula="of:=IF([.G1845]=&quot;pos&quot;;[.L1848];[.Q1844])" office:value-type="string" office:string-value="581.429077">
            <text:p>581.429077</text:p>
          </table:table-cell>
          <table:table-cell table:formula="of:=IF([.P1845]=[.P1844];&quot;&quot;;CONCATENATE(&quot;{ name = '&quot;;[.O1845];&quot;', x = &quot;;[.P1845];&quot;, z = &quot;;[.Q18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46]=&quot;defName&quot;;[.J1846];[.O1845])" office:value-type="string" office:string-value="bug_med">
            <text:p>bug_med</text:p>
          </table:table-cell>
          <table:table-cell table:formula="of:=IF([.G1846]=&quot;pos&quot;;[.L1847];[.P1845])" office:value-type="string" office:string-value="2991.02051">
            <text:p>2991.02051</text:p>
          </table:table-cell>
          <table:table-cell table:formula="of:=IF([.G1846]=&quot;pos&quot;;[.L1849];[.Q1845])" office:value-type="string" office:string-value="581.429077">
            <text:p>581.429077</text:p>
          </table:table-cell>
          <table:table-cell table:formula="of:=IF([.P1846]=[.P1845];&quot;&quot;;CONCATENATE(&quot;{ name = '&quot;;[.O1846];&quot;', x = &quot;;[.P1846];&quot;, z = &quot;;[.Q18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847]=&quot;defName&quot;;[.J1847];[.O1846])" office:value-type="string" office:string-value="bug_med">
            <text:p>bug_med</text:p>
          </table:table-cell>
          <table:table-cell table:formula="of:=IF([.G1847]=&quot;pos&quot;;[.L1848];[.P1846])" office:value-type="string" office:string-value="2991.02051">
            <text:p>2991.02051</text:p>
          </table:table-cell>
          <table:table-cell table:formula="of:=IF([.G1847]=&quot;pos&quot;;[.L1850];[.Q1846])" office:value-type="string" office:string-value="581.429077">
            <text:p>581.429077</text:p>
          </table:table-cell>
          <table:table-cell table:formula="of:=IF([.P1847]=[.P1846];&quot;&quot;;CONCATENATE(&quot;{ name = '&quot;;[.O1847];&quot;', x = &quot;;[.P1847];&quot;, z = &quot;;[.Q18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848]=&quot;defName&quot;;[.J1848];[.O1847])" office:value-type="string" office:string-value="bug_med">
            <text:p>bug_med</text:p>
          </table:table-cell>
          <table:table-cell table:formula="of:=IF([.G1848]=&quot;pos&quot;;[.L1849];[.P1847])" office:value-type="string" office:string-value="2991.02051">
            <text:p>2991.02051</text:p>
          </table:table-cell>
          <table:table-cell table:formula="of:=IF([.G1848]=&quot;pos&quot;;[.L1851];[.Q1847])" office:value-type="string" office:string-value="581.429077">
            <text:p>581.429077</text:p>
          </table:table-cell>
          <table:table-cell table:formula="of:=IF([.P1848]=[.P1847];&quot;&quot;;CONCATENATE(&quot;{ name = '&quot;;[.O1848];&quot;', x = &quot;;[.P1848];&quot;, z = &quot;;[.Q18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849]=&quot;defName&quot;;[.J1849];[.O1848])" office:value-type="string" office:string-value="bug_med">
            <text:p>bug_med</text:p>
          </table:table-cell>
          <table:table-cell table:formula="of:=IF([.G1849]=&quot;pos&quot;;[.L1850];[.P1848])" office:value-type="string" office:string-value="2991.02051">
            <text:p>2991.02051</text:p>
          </table:table-cell>
          <table:table-cell table:formula="of:=IF([.G1849]=&quot;pos&quot;;[.L1852];[.Q1848])" office:value-type="string" office:string-value="581.429077">
            <text:p>581.429077</text:p>
          </table:table-cell>
          <table:table-cell table:formula="of:=IF([.P1849]=[.P1848];&quot;&quot;;CONCATENATE(&quot;{ name = '&quot;;[.O1849];&quot;', x = &quot;;[.P1849];&quot;, z = &quot;;[.Q18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850]=&quot;defName&quot;;[.J1850];[.O1849])" office:value-type="string" office:string-value="bug_med">
            <text:p>bug_med</text:p>
          </table:table-cell>
          <table:table-cell table:formula="of:=IF([.G1850]=&quot;pos&quot;;[.L1851];[.P1849])" office:value-type="string" office:string-value="2991.02051">
            <text:p>2991.02051</text:p>
          </table:table-cell>
          <table:table-cell table:formula="of:=IF([.G1850]=&quot;pos&quot;;[.L1853];[.Q1849])" office:value-type="string" office:string-value="581.429077">
            <text:p>581.429077</text:p>
          </table:table-cell>
          <table:table-cell table:formula="of:=IF([.P1850]=[.P1849];&quot;&quot;;CONCATENATE(&quot;{ name = '&quot;;[.O1850];&quot;', x = &quot;;[.P1850];&quot;, z = &quot;;[.Q18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851]=&quot;defName&quot;;[.J1851];[.O1850])" office:value-type="string" office:string-value="bug_med">
            <text:p>bug_med</text:p>
          </table:table-cell>
          <table:table-cell table:formula="of:=IF([.G1851]=&quot;pos&quot;;[.L1852];[.P1850])" office:value-type="string" office:string-value="2991.02051">
            <text:p>2991.02051</text:p>
          </table:table-cell>
          <table:table-cell table:formula="of:=IF([.G1851]=&quot;pos&quot;;[.L1854];[.Q1850])" office:value-type="string" office:string-value="581.429077">
            <text:p>581.429077</text:p>
          </table:table-cell>
          <table:table-cell table:formula="of:=IF([.P1851]=[.P1850];&quot;&quot;;CONCATENATE(&quot;{ name = '&quot;;[.O1851];&quot;', x = &quot;;[.P1851];&quot;, z = &quot;;[.Q185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52]=&quot;defName&quot;;[.J1852];[.O1851])" office:value-type="string" office:string-value="bug_med">
            <text:p>bug_med</text:p>
          </table:table-cell>
          <table:table-cell table:formula="of:=IF([.G1852]=&quot;pos&quot;;[.L1853];[.P1851])" office:value-type="string" office:string-value="2991.02051">
            <text:p>2991.02051</text:p>
          </table:table-cell>
          <table:table-cell table:formula="of:=IF([.G1852]=&quot;pos&quot;;[.L1855];[.Q1851])" office:value-type="string" office:string-value="581.429077">
            <text:p>581.429077</text:p>
          </table:table-cell>
          <table:table-cell table:formula="of:=IF([.P1852]=[.P1851];&quot;&quot;;CONCATENATE(&quot;{ name = '&quot;;[.O1852];&quot;', x = &quot;;[.P1852];&quot;, z = &quot;;[.Q18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53]=&quot;defName&quot;;[.J1853];[.O1852])" office:value-type="string" office:string-value="bug_med">
            <text:p>bug_med</text:p>
          </table:table-cell>
          <table:table-cell table:formula="of:=IF([.G1853]=&quot;pos&quot;;[.L1854];[.P1852])" office:value-type="string" office:string-value="2991.02051">
            <text:p>2991.02051</text:p>
          </table:table-cell>
          <table:table-cell table:formula="of:=IF([.G1853]=&quot;pos&quot;;[.L1856];[.Q1852])" office:value-type="string" office:string-value="581.429077">
            <text:p>581.429077</text:p>
          </table:table-cell>
          <table:table-cell table:formula="of:=IF([.P1853]=[.P1852];&quot;&quot;;CONCATENATE(&quot;{ name = '&quot;;[.O1853];&quot;', x = &quot;;[.P1853];&quot;, z = &quot;;[.Q185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854]=&quot;defName&quot;;[.J1854];[.O1853])" office:value-type="string" office:string-value="bug_med">
            <text:p>bug_med</text:p>
          </table:table-cell>
          <table:table-cell table:formula="of:=IF([.G1854]=&quot;pos&quot;;[.L1855];[.P1853])" office:value-type="string" office:string-value="2991.02051">
            <text:p>2991.02051</text:p>
          </table:table-cell>
          <table:table-cell table:formula="of:=IF([.G1854]=&quot;pos&quot;;[.L1857];[.Q1853])" office:value-type="string" office:string-value="581.429077">
            <text:p>581.429077</text:p>
          </table:table-cell>
          <table:table-cell table:formula="of:=IF([.P1854]=[.P1853];&quot;&quot;;CONCATENATE(&quot;{ name = '&quot;;[.O1854];&quot;', x = &quot;;[.P1854];&quot;, z = &quot;;[.Q18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55]=&quot;defName&quot;;[.J1855];[.O1854])" office:value-type="string" office:string-value="bug_med">
            <text:p>bug_med</text:p>
          </table:table-cell>
          <table:table-cell table:formula="of:=IF([.G1855]=&quot;pos&quot;;[.L1856];[.P1854])" office:value-type="string" office:string-value="2991.02051">
            <text:p>2991.02051</text:p>
          </table:table-cell>
          <table:table-cell table:formula="of:=IF([.G1855]=&quot;pos&quot;;[.L1858];[.Q1854])" office:value-type="string" office:string-value="581.429077">
            <text:p>581.429077</text:p>
          </table:table-cell>
          <table:table-cell table:formula="of:=IF([.P1855]=[.P1854];&quot;&quot;;CONCATENATE(&quot;{ name = '&quot;;[.O1855];&quot;', x = &quot;;[.P1855];&quot;, z = &quot;;[.Q18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856]=&quot;defName&quot;;[.J1856];[.O1855])" office:value-type="string" office:string-value="bug_med">
            <text:p>bug_med</text:p>
          </table:table-cell>
          <table:table-cell table:formula="of:=IF([.G1856]=&quot;pos&quot;;[.L1857];[.P1855])" office:value-type="string" office:string-value="2991.02051">
            <text:p>2991.02051</text:p>
          </table:table-cell>
          <table:table-cell table:formula="of:=IF([.G1856]=&quot;pos&quot;;[.L1859];[.Q1855])" office:value-type="string" office:string-value="581.429077">
            <text:p>581.429077</text:p>
          </table:table-cell>
          <table:table-cell table:formula="of:=IF([.P1856]=[.P1855];&quot;&quot;;CONCATENATE(&quot;{ name = '&quot;;[.O1856];&quot;', x = &quot;;[.P1856];&quot;, z = &quot;;[.Q18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57]=&quot;defName&quot;;[.J1857];[.O1856])" office:value-type="string" office:string-value="bug_med">
            <text:p>bug_med</text:p>
          </table:table-cell>
          <table:table-cell table:formula="of:=IF([.G1857]=&quot;pos&quot;;[.L1858];[.P1856])" office:value-type="string" office:string-value="2991.02051">
            <text:p>2991.02051</text:p>
          </table:table-cell>
          <table:table-cell table:formula="of:=IF([.G1857]=&quot;pos&quot;;[.L1860];[.Q1856])" office:value-type="string" office:string-value="581.429077">
            <text:p>581.429077</text:p>
          </table:table-cell>
          <table:table-cell table:formula="of:=IF([.P1857]=[.P1856];&quot;&quot;;CONCATENATE(&quot;{ name = '&quot;;[.O1857];&quot;', x = &quot;;[.P1857];&quot;, z = &quot;;[.Q18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858]=&quot;defName&quot;;[.J1858];[.O1857])" office:value-type="string" office:string-value="bug_med">
            <text:p>bug_med</text:p>
          </table:table-cell>
          <table:table-cell table:formula="of:=IF([.G1858]=&quot;pos&quot;;[.L1859];[.P1857])" office:value-type="string" office:string-value="2991.02051">
            <text:p>2991.02051</text:p>
          </table:table-cell>
          <table:table-cell table:formula="of:=IF([.G1858]=&quot;pos&quot;;[.L1861];[.Q1857])" office:value-type="string" office:string-value="581.429077">
            <text:p>581.429077</text:p>
          </table:table-cell>
          <table:table-cell table:formula="of:=IF([.P1858]=[.P1857];&quot;&quot;;CONCATENATE(&quot;{ name = '&quot;;[.O1858];&quot;', x = &quot;;[.P1858];&quot;, z = &quot;;[.Q18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859]=&quot;defName&quot;;[.J1859];[.O1858])" office:value-type="string" office:string-value="bug_med">
            <text:p>bug_med</text:p>
          </table:table-cell>
          <table:table-cell table:formula="of:=IF([.G1859]=&quot;pos&quot;;[.L1860];[.P1858])" office:value-type="string" office:string-value="2991.02051">
            <text:p>2991.02051</text:p>
          </table:table-cell>
          <table:table-cell table:formula="of:=IF([.G1859]=&quot;pos&quot;;[.L1862];[.Q1858])" office:value-type="string" office:string-value="581.429077">
            <text:p>581.429077</text:p>
          </table:table-cell>
          <table:table-cell table:formula="of:=IF([.P1859]=[.P1858];&quot;&quot;;CONCATENATE(&quot;{ name = '&quot;;[.O1859];&quot;', x = &quot;;[.P1859];&quot;, z = &quot;;[.Q18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60]=&quot;defName&quot;;[.J1860];[.O1859])" office:value-type="string" office:string-value="bug_med">
            <text:p>bug_med</text:p>
          </table:table-cell>
          <table:table-cell table:formula="of:=IF([.G1860]=&quot;pos&quot;;[.L1861];[.P1859])" office:value-type="string" office:string-value="2991.02051">
            <text:p>2991.02051</text:p>
          </table:table-cell>
          <table:table-cell table:formula="of:=IF([.G1860]=&quot;pos&quot;;[.L1863];[.Q1859])" office:value-type="string" office:string-value="581.429077">
            <text:p>581.429077</text:p>
          </table:table-cell>
          <table:table-cell table:formula="of:=IF([.P1860]=[.P1859];&quot;&quot;;CONCATENATE(&quot;{ name = '&quot;;[.O1860];&quot;', x = &quot;;[.P1860];&quot;, z = &quot;;[.Q18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861]=&quot;defName&quot;;[.J1861];[.O1860])" office:value-type="string" office:string-value="bug_med">
            <text:p>bug_med</text:p>
          </table:table-cell>
          <table:table-cell table:formula="of:=IF([.G1861]=&quot;pos&quot;;[.L1862];[.P1860])" office:value-type="string" office:string-value="2991.02051">
            <text:p>2991.02051</text:p>
          </table:table-cell>
          <table:table-cell table:formula="of:=IF([.G1861]=&quot;pos&quot;;[.L1864];[.Q1860])" office:value-type="string" office:string-value="581.429077">
            <text:p>581.429077</text:p>
          </table:table-cell>
          <table:table-cell table:formula="of:=IF([.P1861]=[.P1860];&quot;&quot;;CONCATENATE(&quot;{ name = '&quot;;[.O1861];&quot;', x = &quot;;[.P1861];&quot;, z = &quot;;[.Q18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862]=&quot;defName&quot;;[.J1862];[.O1861])" office:value-type="string" office:string-value="bug_med">
            <text:p>bug_med</text:p>
          </table:table-cell>
          <table:table-cell table:formula="of:=IF([.G1862]=&quot;pos&quot;;[.L1863];[.P1861])" office:value-type="string" office:string-value="2991.02051">
            <text:p>2991.02051</text:p>
          </table:table-cell>
          <table:table-cell table:formula="of:=IF([.G1862]=&quot;pos&quot;;[.L1865];[.Q1861])" office:value-type="string" office:string-value="581.429077">
            <text:p>581.429077</text:p>
          </table:table-cell>
          <table:table-cell table:formula="of:=IF([.P1862]=[.P1861];&quot;&quot;;CONCATENATE(&quot;{ name = '&quot;;[.O1862];&quot;', x = &quot;;[.P1862];&quot;, z = &quot;;[.Q18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863]=&quot;defName&quot;;[.J1863];[.O1862])" office:value-type="string" office:string-value="bug_med">
            <text:p>bug_med</text:p>
          </table:table-cell>
          <table:table-cell table:formula="of:=IF([.G1863]=&quot;pos&quot;;[.L1864];[.P1862])" office:value-type="string" office:string-value="2991.02051">
            <text:p>2991.02051</text:p>
          </table:table-cell>
          <table:table-cell table:formula="of:=IF([.G1863]=&quot;pos&quot;;[.L1866];[.Q1862])" office:value-type="string" office:string-value="581.429077">
            <text:p>581.429077</text:p>
          </table:table-cell>
          <table:table-cell table:formula="of:=IF([.P1863]=[.P1862];&quot;&quot;;CONCATENATE(&quot;{ name = '&quot;;[.O1863];&quot;', x = &quot;;[.P1863];&quot;, z = &quot;;[.Q18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64]=&quot;defName&quot;;[.J1864];[.O1863])" office:value-type="string" office:string-value="bug_med">
            <text:p>bug_med</text:p>
          </table:table-cell>
          <table:table-cell table:formula="of:=IF([.G1864]=&quot;pos&quot;;[.L1865];[.P1863])" office:value-type="string" office:string-value="2991.02051">
            <text:p>2991.02051</text:p>
          </table:table-cell>
          <table:table-cell table:formula="of:=IF([.G1864]=&quot;pos&quot;;[.L1867];[.Q1863])" office:value-type="string" office:string-value="581.429077">
            <text:p>581.429077</text:p>
          </table:table-cell>
          <table:table-cell table:formula="of:=IF([.P1864]=[.P1863];&quot;&quot;;CONCATENATE(&quot;{ name = '&quot;;[.O1864];&quot;', x = &quot;;[.P1864];&quot;, z = &quot;;[.Q18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65]=&quot;defName&quot;;[.J1865];[.O1864])" office:value-type="string" office:string-value="bug_med">
            <text:p>bug_med</text:p>
          </table:table-cell>
          <table:table-cell table:formula="of:=IF([.G1865]=&quot;pos&quot;;[.L1866];[.P1864])" office:value-type="string" office:string-value="3242.14893">
            <text:p>3242.14893</text:p>
          </table:table-cell>
          <table:table-cell table:formula="of:=IF([.G1865]=&quot;pos&quot;;[.L1868];[.Q1864])" office:value-type="string" office:string-value="1240.52551">
            <text:p>1240.52551</text:p>
          </table:table-cell>
          <table:table-cell table:formula="of:=IF([.P1865]=[.P1864];&quot;&quot;;CONCATENATE(&quot;{ name = '&quot;;[.O1865];&quot;', x = &quot;;[.P1865];&quot;, z = &quot;;[.Q1865];&quot;, facing = 0, },&quot;))" office:value-type="string" office:string-value="{ name = 'bug_med', x = 3242.14893, z = 1240.52551, facing = 0, },">
            <text:p>{ name = 'bug_med', x = 3242.14893, z = 1240.52551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242.14893</text:p>
          </table:table-cell>
          <table:table-cell table:number-columns-repeated="2"/>
          <table:table-cell table:formula="of:=IF([.G1866]=&quot;defName&quot;;[.J1866];[.O1865])" office:value-type="string" office:string-value="bug_med">
            <text:p>bug_med</text:p>
          </table:table-cell>
          <table:table-cell table:formula="of:=IF([.G1866]=&quot;pos&quot;;[.L1867];[.P1865])" office:value-type="string" office:string-value="3242.14893">
            <text:p>3242.14893</text:p>
          </table:table-cell>
          <table:table-cell table:formula="of:=IF([.G1866]=&quot;pos&quot;;[.L1869];[.Q1865])" office:value-type="string" office:string-value="1240.52551">
            <text:p>1240.52551</text:p>
          </table:table-cell>
          <table:table-cell table:formula="of:=IF([.P1866]=[.P1865];&quot;&quot;;CONCATENATE(&quot;{ name = '&quot;;[.O1866];&quot;', x = &quot;;[.P1866];&quot;, z = &quot;;[.Q186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1.787468</text:p>
          </table:table-cell>
          <table:table-cell table:number-columns-repeated="2"/>
          <table:table-cell table:formula="of:=IF([.G1867]=&quot;defName&quot;;[.J1867];[.O1866])" office:value-type="string" office:string-value="bug_med">
            <text:p>bug_med</text:p>
          </table:table-cell>
          <table:table-cell table:formula="of:=IF([.G1867]=&quot;pos&quot;;[.L1868];[.P1866])" office:value-type="string" office:string-value="3242.14893">
            <text:p>3242.14893</text:p>
          </table:table-cell>
          <table:table-cell table:formula="of:=IF([.G1867]=&quot;pos&quot;;[.L1870];[.Q1866])" office:value-type="string" office:string-value="1240.52551">
            <text:p>1240.52551</text:p>
          </table:table-cell>
          <table:table-cell table:formula="of:=IF([.P1867]=[.P1866];&quot;&quot;;CONCATENATE(&quot;{ name = '&quot;;[.O1867];&quot;', x = &quot;;[.P1867];&quot;, z = &quot;;[.Q18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1240.52551</text:p>
          </table:table-cell>
          <table:table-cell table:number-columns-repeated="2"/>
          <table:table-cell table:formula="of:=IF([.G1868]=&quot;defName&quot;;[.J1868];[.O1867])" office:value-type="string" office:string-value="bug_med">
            <text:p>bug_med</text:p>
          </table:table-cell>
          <table:table-cell table:formula="of:=IF([.G1868]=&quot;pos&quot;;[.L1869];[.P1867])" office:value-type="string" office:string-value="3242.14893">
            <text:p>3242.14893</text:p>
          </table:table-cell>
          <table:table-cell table:formula="of:=IF([.G1868]=&quot;pos&quot;;[.L1871];[.Q1867])" office:value-type="string" office:string-value="1240.52551">
            <text:p>1240.52551</text:p>
          </table:table-cell>
          <table:table-cell table:formula="of:=IF([.P1868]=[.P1867];&quot;&quot;;CONCATENATE(&quot;{ name = '&quot;;[.O1868];&quot;', x = &quot;;[.P1868];&quot;, z = &quot;;[.Q18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69]=&quot;defName&quot;;[.J1869];[.O1868])" office:value-type="string" office:string-value="bug_med">
            <text:p>bug_med</text:p>
          </table:table-cell>
          <table:table-cell table:formula="of:=IF([.G1869]=&quot;pos&quot;;[.L1870];[.P1868])" office:value-type="string" office:string-value="3242.14893">
            <text:p>3242.14893</text:p>
          </table:table-cell>
          <table:table-cell table:formula="of:=IF([.G1869]=&quot;pos&quot;;[.L1872];[.Q1868])" office:value-type="string" office:string-value="1240.52551">
            <text:p>1240.52551</text:p>
          </table:table-cell>
          <table:table-cell table:formula="of:=IF([.P1869]=[.P1868];&quot;&quot;;CONCATENATE(&quot;{ name = '&quot;;[.O1869];&quot;', x = &quot;;[.P1869];&quot;, z = &quot;;[.Q18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70]=&quot;defName&quot;;[.J1870];[.O1869])" office:value-type="string" office:string-value="bug_med">
            <text:p>bug_med</text:p>
          </table:table-cell>
          <table:table-cell table:formula="of:=IF([.G1870]=&quot;pos&quot;;[.L1871];[.P1869])" office:value-type="string" office:string-value="3242.14893">
            <text:p>3242.14893</text:p>
          </table:table-cell>
          <table:table-cell table:formula="of:=IF([.G1870]=&quot;pos&quot;;[.L1873];[.Q1869])" office:value-type="string" office:string-value="1240.52551">
            <text:p>1240.52551</text:p>
          </table:table-cell>
          <table:table-cell table:formula="of:=IF([.P1870]=[.P1869];&quot;&quot;;CONCATENATE(&quot;{ name = '&quot;;[.O1870];&quot;', x = &quot;;[.P1870];&quot;, z = &quot;;[.Q18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1871]=&quot;defName&quot;;[.J1871];[.O1870])" office:value-type="string" office:string-value="bug_med">
            <text:p>bug_med</text:p>
          </table:table-cell>
          <table:table-cell table:formula="of:=IF([.G1871]=&quot;pos&quot;;[.L1872];[.P1870])" office:value-type="string" office:string-value="3242.14893">
            <text:p>3242.14893</text:p>
          </table:table-cell>
          <table:table-cell table:formula="of:=IF([.G1871]=&quot;pos&quot;;[.L1874];[.Q1870])" office:value-type="string" office:string-value="1240.52551">
            <text:p>1240.52551</text:p>
          </table:table-cell>
          <table:table-cell table:formula="of:=IF([.P1871]=[.P1870];&quot;&quot;;CONCATENATE(&quot;{ name = '&quot;;[.O1871];&quot;', x = &quot;;[.P1871];&quot;, z = &quot;;[.Q18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1872]=&quot;defName&quot;;[.J1872];[.O1871])" office:value-type="string" office:string-value="bug_med">
            <text:p>bug_med</text:p>
          </table:table-cell>
          <table:table-cell table:formula="of:=IF([.G1872]=&quot;pos&quot;;[.L1873];[.P1871])" office:value-type="string" office:string-value="3242.14893">
            <text:p>3242.14893</text:p>
          </table:table-cell>
          <table:table-cell table:formula="of:=IF([.G1872]=&quot;pos&quot;;[.L1875];[.Q1871])" office:value-type="string" office:string-value="1240.52551">
            <text:p>1240.52551</text:p>
          </table:table-cell>
          <table:table-cell table:formula="of:=IF([.P1872]=[.P1871];&quot;&quot;;CONCATENATE(&quot;{ name = '&quot;;[.O1872];&quot;', x = &quot;;[.P1872];&quot;, z = &quot;;[.Q187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73]=&quot;defName&quot;;[.J1873];[.O1872])" office:value-type="string" office:string-value="bug_med">
            <text:p>bug_med</text:p>
          </table:table-cell>
          <table:table-cell table:formula="of:=IF([.G1873]=&quot;pos&quot;;[.L1874];[.P1872])" office:value-type="string" office:string-value="3242.14893">
            <text:p>3242.14893</text:p>
          </table:table-cell>
          <table:table-cell table:formula="of:=IF([.G1873]=&quot;pos&quot;;[.L1876];[.Q1872])" office:value-type="string" office:string-value="1240.52551">
            <text:p>1240.52551</text:p>
          </table:table-cell>
          <table:table-cell table:formula="of:=IF([.P1873]=[.P1872];&quot;&quot;;CONCATENATE(&quot;{ name = '&quot;;[.O1873];&quot;', x = &quot;;[.P1873];&quot;, z = &quot;;[.Q187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874]=&quot;defName&quot;;[.J1874];[.O1873])" office:value-type="string" office:string-value="bug_med">
            <text:p>bug_med</text:p>
          </table:table-cell>
          <table:table-cell table:formula="of:=IF([.G1874]=&quot;pos&quot;;[.L1875];[.P1873])" office:value-type="string" office:string-value="3242.14893">
            <text:p>3242.14893</text:p>
          </table:table-cell>
          <table:table-cell table:formula="of:=IF([.G1874]=&quot;pos&quot;;[.L1877];[.Q1873])" office:value-type="string" office:string-value="1240.52551">
            <text:p>1240.52551</text:p>
          </table:table-cell>
          <table:table-cell table:formula="of:=IF([.P1874]=[.P1873];&quot;&quot;;CONCATENATE(&quot;{ name = '&quot;;[.O1874];&quot;', x = &quot;;[.P1874];&quot;, z = &quot;;[.Q187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75]=&quot;defName&quot;;[.J1875];[.O1874])" office:value-type="string" office:string-value="bug_med">
            <text:p>bug_med</text:p>
          </table:table-cell>
          <table:table-cell table:formula="of:=IF([.G1875]=&quot;pos&quot;;[.L1876];[.P1874])" office:value-type="string" office:string-value="3242.14893">
            <text:p>3242.14893</text:p>
          </table:table-cell>
          <table:table-cell table:formula="of:=IF([.G1875]=&quot;pos&quot;;[.L1878];[.Q1874])" office:value-type="string" office:string-value="1240.52551">
            <text:p>1240.52551</text:p>
          </table:table-cell>
          <table:table-cell table:formula="of:=IF([.P1875]=[.P1874];&quot;&quot;;CONCATENATE(&quot;{ name = '&quot;;[.O1875];&quot;', x = &quot;;[.P1875];&quot;, z = &quot;;[.Q18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76]=&quot;defName&quot;;[.J1876];[.O1875])" office:value-type="string" office:string-value="bug_med">
            <text:p>bug_med</text:p>
          </table:table-cell>
          <table:table-cell table:formula="of:=IF([.G1876]=&quot;pos&quot;;[.L1877];[.P1875])" office:value-type="string" office:string-value="3242.14893">
            <text:p>3242.14893</text:p>
          </table:table-cell>
          <table:table-cell table:formula="of:=IF([.G1876]=&quot;pos&quot;;[.L1879];[.Q1875])" office:value-type="string" office:string-value="1240.52551">
            <text:p>1240.52551</text:p>
          </table:table-cell>
          <table:table-cell table:formula="of:=IF([.P1876]=[.P1875];&quot;&quot;;CONCATENATE(&quot;{ name = '&quot;;[.O1876];&quot;', x = &quot;;[.P1876];&quot;, z = &quot;;[.Q18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0.16700125</text:p>
          </table:table-cell>
          <table:table-cell table:number-columns-repeated="2"/>
          <table:table-cell table:formula="of:=IF([.G1877]=&quot;defName&quot;;[.J1877];[.O1876])" office:value-type="string" office:string-value="bug_med">
            <text:p>bug_med</text:p>
          </table:table-cell>
          <table:table-cell table:formula="of:=IF([.G1877]=&quot;pos&quot;;[.L1878];[.P1876])" office:value-type="string" office:string-value="3242.14893">
            <text:p>3242.14893</text:p>
          </table:table-cell>
          <table:table-cell table:formula="of:=IF([.G1877]=&quot;pos&quot;;[.L1880];[.Q1876])" office:value-type="string" office:string-value="1240.52551">
            <text:p>1240.52551</text:p>
          </table:table-cell>
          <table:table-cell table:formula="of:=IF([.P1877]=[.P1876];&quot;&quot;;CONCATENATE(&quot;{ name = '&quot;;[.O1877];&quot;', x = &quot;;[.P1877];&quot;, z = &quot;;[.Q187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78]=&quot;defName&quot;;[.J1878];[.O1877])" office:value-type="string" office:string-value="bug_med">
            <text:p>bug_med</text:p>
          </table:table-cell>
          <table:table-cell table:formula="of:=IF([.G1878]=&quot;pos&quot;;[.L1879];[.P1877])" office:value-type="string" office:string-value="3242.14893">
            <text:p>3242.14893</text:p>
          </table:table-cell>
          <table:table-cell table:formula="of:=IF([.G1878]=&quot;pos&quot;;[.L1881];[.Q1877])" office:value-type="string" office:string-value="1240.52551">
            <text:p>1240.52551</text:p>
          </table:table-cell>
          <table:table-cell table:formula="of:=IF([.P1878]=[.P1877];&quot;&quot;;CONCATENATE(&quot;{ name = '&quot;;[.O1878];&quot;', x = &quot;;[.P1878];&quot;, z = &quot;;[.Q18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79]=&quot;defName&quot;;[.J1879];[.O1878])" office:value-type="string" office:string-value="bug_med">
            <text:p>bug_med</text:p>
          </table:table-cell>
          <table:table-cell table:formula="of:=IF([.G1879]=&quot;pos&quot;;[.L1880];[.P1878])" office:value-type="string" office:string-value="3242.14893">
            <text:p>3242.14893</text:p>
          </table:table-cell>
          <table:table-cell table:formula="of:=IF([.G1879]=&quot;pos&quot;;[.L1882];[.Q1878])" office:value-type="string" office:string-value="1240.52551">
            <text:p>1240.52551</text:p>
          </table:table-cell>
          <table:table-cell table:formula="of:=IF([.P1879]=[.P1878];&quot;&quot;;CONCATENATE(&quot;{ name = '&quot;;[.O1879];&quot;', x = &quot;;[.P1879];&quot;, z = &quot;;[.Q187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880]=&quot;defName&quot;;[.J1880];[.O1879])" office:value-type="string" office:string-value="bug_med">
            <text:p>bug_med</text:p>
          </table:table-cell>
          <table:table-cell table:formula="of:=IF([.G1880]=&quot;pos&quot;;[.L1881];[.P1879])" office:value-type="string" office:string-value="3242.14893">
            <text:p>3242.14893</text:p>
          </table:table-cell>
          <table:table-cell table:formula="of:=IF([.G1880]=&quot;pos&quot;;[.L1883];[.Q1879])" office:value-type="string" office:string-value="1240.52551">
            <text:p>1240.52551</text:p>
          </table:table-cell>
          <table:table-cell table:formula="of:=IF([.P1880]=[.P1879];&quot;&quot;;CONCATENATE(&quot;{ name = '&quot;;[.O1880];&quot;', x = &quot;;[.P1880];&quot;, z = &quot;;[.Q188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881]=&quot;defName&quot;;[.J1881];[.O1880])" office:value-type="string" office:string-value="bug_med">
            <text:p>bug_med</text:p>
          </table:table-cell>
          <table:table-cell table:formula="of:=IF([.G1881]=&quot;pos&quot;;[.L1882];[.P1880])" office:value-type="string" office:string-value="3242.14893">
            <text:p>3242.14893</text:p>
          </table:table-cell>
          <table:table-cell table:formula="of:=IF([.G1881]=&quot;pos&quot;;[.L1884];[.Q1880])" office:value-type="string" office:string-value="1240.52551">
            <text:p>1240.52551</text:p>
          </table:table-cell>
          <table:table-cell table:formula="of:=IF([.P1881]=[.P1880];&quot;&quot;;CONCATENATE(&quot;{ name = '&quot;;[.O1881];&quot;', x = &quot;;[.P1881];&quot;, z = &quot;;[.Q18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82]=&quot;defName&quot;;[.J1882];[.O1881])" office:value-type="string" office:string-value="bug_med">
            <text:p>bug_med</text:p>
          </table:table-cell>
          <table:table-cell table:formula="of:=IF([.G1882]=&quot;pos&quot;;[.L1883];[.P1881])" office:value-type="string" office:string-value="3242.14893">
            <text:p>3242.14893</text:p>
          </table:table-cell>
          <table:table-cell table:formula="of:=IF([.G1882]=&quot;pos&quot;;[.L1885];[.Q1881])" office:value-type="string" office:string-value="1240.52551">
            <text:p>1240.52551</text:p>
          </table:table-cell>
          <table:table-cell table:formula="of:=IF([.P1882]=[.P1881];&quot;&quot;;CONCATENATE(&quot;{ name = '&quot;;[.O1882];&quot;', x = &quot;;[.P1882];&quot;, z = &quot;;[.Q18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83]=&quot;defName&quot;;[.J1883];[.O1882])" office:value-type="string" office:string-value="bug_med">
            <text:p>bug_med</text:p>
          </table:table-cell>
          <table:table-cell table:formula="of:=IF([.G1883]=&quot;pos&quot;;[.L1884];[.P1882])" office:value-type="string" office:string-value="3242.14893">
            <text:p>3242.14893</text:p>
          </table:table-cell>
          <table:table-cell table:formula="of:=IF([.G1883]=&quot;pos&quot;;[.L1886];[.Q1882])" office:value-type="string" office:string-value="1240.52551">
            <text:p>1240.52551</text:p>
          </table:table-cell>
          <table:table-cell table:formula="of:=IF([.P1883]=[.P1882];&quot;&quot;;CONCATENATE(&quot;{ name = '&quot;;[.O1883];&quot;', x = &quot;;[.P1883];&quot;, z = &quot;;[.Q18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884]=&quot;defName&quot;;[.J1884];[.O1883])" office:value-type="string" office:string-value="bug_med">
            <text:p>bug_med</text:p>
          </table:table-cell>
          <table:table-cell table:formula="of:=IF([.G1884]=&quot;pos&quot;;[.L1885];[.P1883])" office:value-type="string" office:string-value="3242.14893">
            <text:p>3242.14893</text:p>
          </table:table-cell>
          <table:table-cell table:formula="of:=IF([.G1884]=&quot;pos&quot;;[.L1887];[.Q1883])" office:value-type="string" office:string-value="1240.52551">
            <text:p>1240.52551</text:p>
          </table:table-cell>
          <table:table-cell table:formula="of:=IF([.P1884]=[.P1883];&quot;&quot;;CONCATENATE(&quot;{ name = '&quot;;[.O1884];&quot;', x = &quot;;[.P1884];&quot;, z = &quot;;[.Q188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885]=&quot;defName&quot;;[.J1885];[.O1884])" office:value-type="string" office:string-value="bug_med">
            <text:p>bug_med</text:p>
          </table:table-cell>
          <table:table-cell table:formula="of:=IF([.G1885]=&quot;pos&quot;;[.L1886];[.P1884])" office:value-type="string" office:string-value="3242.14893">
            <text:p>3242.14893</text:p>
          </table:table-cell>
          <table:table-cell table:formula="of:=IF([.G1885]=&quot;pos&quot;;[.L1888];[.Q1884])" office:value-type="string" office:string-value="1240.52551">
            <text:p>1240.52551</text:p>
          </table:table-cell>
          <table:table-cell table:formula="of:=IF([.P1885]=[.P1884];&quot;&quot;;CONCATENATE(&quot;{ name = '&quot;;[.O1885];&quot;', x = &quot;;[.P1885];&quot;, z = &quot;;[.Q188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886]=&quot;defName&quot;;[.J1886];[.O1885])" office:value-type="string" office:string-value="bug_med">
            <text:p>bug_med</text:p>
          </table:table-cell>
          <table:table-cell table:formula="of:=IF([.G1886]=&quot;pos&quot;;[.L1887];[.P1885])" office:value-type="string" office:string-value="3242.14893">
            <text:p>3242.14893</text:p>
          </table:table-cell>
          <table:table-cell table:formula="of:=IF([.G1886]=&quot;pos&quot;;[.L1889];[.Q1885])" office:value-type="string" office:string-value="1240.52551">
            <text:p>1240.52551</text:p>
          </table:table-cell>
          <table:table-cell table:formula="of:=IF([.P1886]=[.P1885];&quot;&quot;;CONCATENATE(&quot;{ name = '&quot;;[.O1886];&quot;', x = &quot;;[.P1886];&quot;, z = &quot;;[.Q1886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28739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887]=&quot;defName&quot;;[.J1887];[.O1886])" office:value-type="string" office:string-value="bug_med">
            <text:p>bug_med</text:p>
          </table:table-cell>
          <table:table-cell table:formula="of:=IF([.G1887]=&quot;pos&quot;;[.L1888];[.P1886])" office:value-type="string" office:string-value="3242.14893">
            <text:p>3242.14893</text:p>
          </table:table-cell>
          <table:table-cell table:formula="of:=IF([.G1887]=&quot;pos&quot;;[.L1890];[.Q1886])" office:value-type="string" office:string-value="1240.52551">
            <text:p>1240.52551</text:p>
          </table:table-cell>
          <table:table-cell table:formula="of:=IF([.P1887]=[.P1886];&quot;&quot;;CONCATENATE(&quot;{ name = '&quot;;[.O1887];&quot;', x = &quot;;[.P1887];&quot;, z = &quot;;[.Q18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/>
          <table:table-cell table:number-columns-repeated="2"/>
          <table:table-cell table:formula="of:=IF([.G1888]=&quot;defName&quot;;[.J1888];[.O1887])" office:value-type="string" office:string-value="bug_med">
            <text:p>bug_med</text:p>
          </table:table-cell>
          <table:table-cell table:formula="of:=IF([.G1888]=&quot;pos&quot;;[.L1889];[.P1887])" office:value-type="string" office:string-value="3242.14893">
            <text:p>3242.14893</text:p>
          </table:table-cell>
          <table:table-cell table:formula="of:=IF([.G1888]=&quot;pos&quot;;[.L1891];[.Q1887])" office:value-type="string" office:string-value="1240.52551">
            <text:p>1240.52551</text:p>
          </table:table-cell>
          <table:table-cell table:formula="of:=IF([.P1888]=[.P1887];&quot;&quot;;CONCATENATE(&quot;{ name = '&quot;;[.O1888];&quot;', x = &quot;;[.P1888];&quot;, z = &quot;;[.Q188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889]=&quot;defName&quot;;[.J1889];[.O1888])" office:value-type="string" office:string-value="bug_med">
            <text:p>bug_med</text:p>
          </table:table-cell>
          <table:table-cell table:formula="of:=IF([.G1889]=&quot;pos&quot;;[.L1890];[.P1888])" office:value-type="string" office:string-value="3242.14893">
            <text:p>3242.14893</text:p>
          </table:table-cell>
          <table:table-cell table:formula="of:=IF([.G1889]=&quot;pos&quot;;[.L1892];[.Q1888])" office:value-type="string" office:string-value="1240.52551">
            <text:p>1240.52551</text:p>
          </table:table-cell>
          <table:table-cell table:formula="of:=IF([.P1889]=[.P1888];&quot;&quot;;CONCATENATE(&quot;{ name = '&quot;;[.O1889];&quot;', x = &quot;;[.P1889];&quot;, z = &quot;;[.Q18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890]=&quot;defName&quot;;[.J1890];[.O1889])" office:value-type="string" office:string-value="bug_med">
            <text:p>bug_med</text:p>
          </table:table-cell>
          <table:table-cell table:formula="of:=IF([.G1890]=&quot;pos&quot;;[.L1891];[.P1889])" office:value-type="string" office:string-value="3242.14893">
            <text:p>3242.14893</text:p>
          </table:table-cell>
          <table:table-cell table:formula="of:=IF([.G1890]=&quot;pos&quot;;[.L1893];[.Q1889])" office:value-type="string" office:string-value="1240.52551">
            <text:p>1240.52551</text:p>
          </table:table-cell>
          <table:table-cell table:formula="of:=IF([.P1890]=[.P1889];&quot;&quot;;CONCATENATE(&quot;{ name = '&quot;;[.O1890];&quot;', x = &quot;;[.P1890];&quot;, z = &quot;;[.Q18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med</text:p>
          </table:table-cell>
          <table:table-cell/>
          <table:table-cell/>
          <table:table-cell table:number-columns-repeated="2"/>
          <table:table-cell table:formula="of:=IF([.G1891]=&quot;defName&quot;;[.J1891];[.O1890])" office:value-type="string" office:string-value="bug_med">
            <text:p>bug_med</text:p>
          </table:table-cell>
          <table:table-cell table:formula="of:=IF([.G1891]=&quot;pos&quot;;[.L1892];[.P1890])" office:value-type="string" office:string-value="3242.14893">
            <text:p>3242.14893</text:p>
          </table:table-cell>
          <table:table-cell table:formula="of:=IF([.G1891]=&quot;pos&quot;;[.L1894];[.Q1890])" office:value-type="string" office:string-value="1240.52551">
            <text:p>1240.52551</text:p>
          </table:table-cell>
          <table:table-cell table:formula="of:=IF([.P1891]=[.P1890];&quot;&quot;;CONCATENATE(&quot;{ name = '&quot;;[.O1891];&quot;', x = &quot;;[.P1891];&quot;, z = &quot;;[.Q189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892]=&quot;defName&quot;;[.J1892];[.O1891])" office:value-type="string" office:string-value="bug_med">
            <text:p>bug_med</text:p>
          </table:table-cell>
          <table:table-cell table:formula="of:=IF([.G1892]=&quot;pos&quot;;[.L1893];[.P1891])" office:value-type="string" office:string-value="3242.14893">
            <text:p>3242.14893</text:p>
          </table:table-cell>
          <table:table-cell table:formula="of:=IF([.G1892]=&quot;pos&quot;;[.L1895];[.Q1891])" office:value-type="string" office:string-value="1240.52551">
            <text:p>1240.52551</text:p>
          </table:table-cell>
          <table:table-cell table:formula="of:=IF([.P1892]=[.P1891];&quot;&quot;;CONCATENATE(&quot;{ name = '&quot;;[.O1892];&quot;', x = &quot;;[.P1892];&quot;, z = &quot;;[.Q18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893]=&quot;defName&quot;;[.J1893];[.O1892])" office:value-type="string" office:string-value="bug_med">
            <text:p>bug_med</text:p>
          </table:table-cell>
          <table:table-cell table:formula="of:=IF([.G1893]=&quot;pos&quot;;[.L1894];[.P1892])" office:value-type="string" office:string-value="3242.14893">
            <text:p>3242.14893</text:p>
          </table:table-cell>
          <table:table-cell table:formula="of:=IF([.G1893]=&quot;pos&quot;;[.L1896];[.Q1892])" office:value-type="string" office:string-value="1240.52551">
            <text:p>1240.52551</text:p>
          </table:table-cell>
          <table:table-cell table:formula="of:=IF([.P1893]=[.P1892];&quot;&quot;;CONCATENATE(&quot;{ name = '&quot;;[.O1893];&quot;', x = &quot;;[.P1893];&quot;, z = &quot;;[.Q18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894]=&quot;defName&quot;;[.J1894];[.O1893])" office:value-type="string" office:string-value="bug_med">
            <text:p>bug_med</text:p>
          </table:table-cell>
          <table:table-cell table:formula="of:=IF([.G1894]=&quot;pos&quot;;[.L1895];[.P1893])" office:value-type="string" office:string-value="3242.14893">
            <text:p>3242.14893</text:p>
          </table:table-cell>
          <table:table-cell table:formula="of:=IF([.G1894]=&quot;pos&quot;;[.L1897];[.Q1893])" office:value-type="string" office:string-value="1240.52551">
            <text:p>1240.52551</text:p>
          </table:table-cell>
          <table:table-cell table:formula="of:=IF([.P1894]=[.P1893];&quot;&quot;;CONCATENATE(&quot;{ name = '&quot;;[.O1894];&quot;', x = &quot;;[.P1894];&quot;, z = &quot;;[.Q189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895]=&quot;defName&quot;;[.J1895];[.O1894])" office:value-type="string" office:string-value="bug_med">
            <text:p>bug_med</text:p>
          </table:table-cell>
          <table:table-cell table:formula="of:=IF([.G1895]=&quot;pos&quot;;[.L1896];[.P1894])" office:value-type="string" office:string-value="3242.14893">
            <text:p>3242.14893</text:p>
          </table:table-cell>
          <table:table-cell table:formula="of:=IF([.G1895]=&quot;pos&quot;;[.L1898];[.Q1894])" office:value-type="string" office:string-value="1240.52551">
            <text:p>1240.52551</text:p>
          </table:table-cell>
          <table:table-cell table:formula="of:=IF([.P1895]=[.P1894];&quot;&quot;;CONCATENATE(&quot;{ name = '&quot;;[.O1895];&quot;', x = &quot;;[.P1895];&quot;, z = &quot;;[.Q189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896]=&quot;defName&quot;;[.J1896];[.O1895])" office:value-type="string" office:string-value="bug_med">
            <text:p>bug_med</text:p>
          </table:table-cell>
          <table:table-cell table:formula="of:=IF([.G1896]=&quot;pos&quot;;[.L1897];[.P1895])" office:value-type="string" office:string-value="3242.14893">
            <text:p>3242.14893</text:p>
          </table:table-cell>
          <table:table-cell table:formula="of:=IF([.G1896]=&quot;pos&quot;;[.L1899];[.Q1895])" office:value-type="string" office:string-value="1240.52551">
            <text:p>1240.52551</text:p>
          </table:table-cell>
          <table:table-cell table:formula="of:=IF([.P1896]=[.P1895];&quot;&quot;;CONCATENATE(&quot;{ name = '&quot;;[.O1896];&quot;', x = &quot;;[.P1896];&quot;, z = &quot;;[.Q189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897]=&quot;defName&quot;;[.J1897];[.O1896])" office:value-type="string" office:string-value="bug_med">
            <text:p>bug_med</text:p>
          </table:table-cell>
          <table:table-cell table:formula="of:=IF([.G1897]=&quot;pos&quot;;[.L1898];[.P1896])" office:value-type="string" office:string-value="3242.14893">
            <text:p>3242.14893</text:p>
          </table:table-cell>
          <table:table-cell table:formula="of:=IF([.G1897]=&quot;pos&quot;;[.L1900];[.Q1896])" office:value-type="string" office:string-value="1240.52551">
            <text:p>1240.52551</text:p>
          </table:table-cell>
          <table:table-cell table:formula="of:=IF([.P1897]=[.P1896];&quot;&quot;;CONCATENATE(&quot;{ name = '&quot;;[.O1897];&quot;', x = &quot;;[.P1897];&quot;, z = &quot;;[.Q18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898]=&quot;defName&quot;;[.J1898];[.O1897])" office:value-type="string" office:string-value="bug_med">
            <text:p>bug_med</text:p>
          </table:table-cell>
          <table:table-cell table:formula="of:=IF([.G1898]=&quot;pos&quot;;[.L1899];[.P1897])" office:value-type="string" office:string-value="3242.14893">
            <text:p>3242.14893</text:p>
          </table:table-cell>
          <table:table-cell table:formula="of:=IF([.G1898]=&quot;pos&quot;;[.L1901];[.Q1897])" office:value-type="string" office:string-value="1240.52551">
            <text:p>1240.52551</text:p>
          </table:table-cell>
          <table:table-cell table:formula="of:=IF([.P1898]=[.P1897];&quot;&quot;;CONCATENATE(&quot;{ name = '&quot;;[.O1898];&quot;', x = &quot;;[.P1898];&quot;, z = &quot;;[.Q18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- Melee Unit</text:p>
          </table:table-cell>
          <table:table-cell/>
          <table:table-cell/>
          <table:table-cell table:number-columns-repeated="2"/>
          <table:table-cell table:formula="of:=IF([.G1899]=&quot;defName&quot;;[.J1899];[.O1898])" office:value-type="string" office:string-value="bug_med">
            <text:p>bug_med</text:p>
          </table:table-cell>
          <table:table-cell table:formula="of:=IF([.G1899]=&quot;pos&quot;;[.L1900];[.P1898])" office:value-type="string" office:string-value="3242.14893">
            <text:p>3242.14893</text:p>
          </table:table-cell>
          <table:table-cell table:formula="of:=IF([.G1899]=&quot;pos&quot;;[.L1902];[.Q1898])" office:value-type="string" office:string-value="1240.52551">
            <text:p>1240.52551</text:p>
          </table:table-cell>
          <table:table-cell table:formula="of:=IF([.P1899]=[.P1898];&quot;&quot;;CONCATENATE(&quot;{ name = '&quot;;[.O1899];&quot;', x = &quot;;[.P1899];&quot;, z = &quot;;[.Q18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900]=&quot;defName&quot;;[.J1900];[.O1899])" office:value-type="string" office:string-value="bug_med">
            <text:p>bug_med</text:p>
          </table:table-cell>
          <table:table-cell table:formula="of:=IF([.G1900]=&quot;pos&quot;;[.L1901];[.P1899])" office:value-type="string" office:string-value="3242.14893">
            <text:p>3242.14893</text:p>
          </table:table-cell>
          <table:table-cell table:formula="of:=IF([.G1900]=&quot;pos&quot;;[.L1903];[.Q1899])" office:value-type="string" office:string-value="1240.52551">
            <text:p>1240.52551</text:p>
          </table:table-cell>
          <table:table-cell table:formula="of:=IF([.P1900]=[.P1899];&quot;&quot;;CONCATENATE(&quot;{ name = '&quot;;[.O1900];&quot;', x = &quot;;[.P1900];&quot;, z = &quot;;[.Q190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01]=&quot;defName&quot;;[.J1901];[.O1900])" office:value-type="string" office:string-value="bug_med">
            <text:p>bug_med</text:p>
          </table:table-cell>
          <table:table-cell table:formula="of:=IF([.G1901]=&quot;pos&quot;;[.L1902];[.P1900])" office:value-type="string" office:string-value="3242.14893">
            <text:p>3242.14893</text:p>
          </table:table-cell>
          <table:table-cell table:formula="of:=IF([.G1901]=&quot;pos&quot;;[.L1904];[.Q1900])" office:value-type="string" office:string-value="1240.52551">
            <text:p>1240.52551</text:p>
          </table:table-cell>
          <table:table-cell table:formula="of:=IF([.P1901]=[.P1900];&quot;&quot;;CONCATENATE(&quot;{ name = '&quot;;[.O1901];&quot;', x = &quot;;[.P1901];&quot;, z = &quot;;[.Q19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02]=&quot;defName&quot;;[.J1902];[.O1901])" office:value-type="string" office:string-value="bug_med">
            <text:p>bug_med</text:p>
          </table:table-cell>
          <table:table-cell table:formula="of:=IF([.G1902]=&quot;pos&quot;;[.L1903];[.P1901])" office:value-type="string" office:string-value="3242.14893">
            <text:p>3242.14893</text:p>
          </table:table-cell>
          <table:table-cell table:formula="of:=IF([.G1902]=&quot;pos&quot;;[.L1905];[.Q1901])" office:value-type="string" office:string-value="1240.52551">
            <text:p>1240.52551</text:p>
          </table:table-cell>
          <table:table-cell table:formula="of:=IF([.P1902]=[.P1901];&quot;&quot;;CONCATENATE(&quot;{ name = '&quot;;[.O1902];&quot;', x = &quot;;[.P1902];&quot;, z = &quot;;[.Q19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03]=&quot;defName&quot;;[.J1903];[.O1902])" office:value-type="string" office:string-value="bug_med">
            <text:p>bug_med</text:p>
          </table:table-cell>
          <table:table-cell table:formula="of:=IF([.G1903]=&quot;pos&quot;;[.L1904];[.P1902])" office:value-type="string" office:string-value="3242.14893">
            <text:p>3242.14893</text:p>
          </table:table-cell>
          <table:table-cell table:formula="of:=IF([.G1903]=&quot;pos&quot;;[.L1906];[.Q1902])" office:value-type="string" office:string-value="1240.52551">
            <text:p>1240.52551</text:p>
          </table:table-cell>
          <table:table-cell table:formula="of:=IF([.P1903]=[.P1902];&quot;&quot;;CONCATENATE(&quot;{ name = '&quot;;[.O1903];&quot;', x = &quot;;[.P1903];&quot;, z = &quot;;[.Q19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04]=&quot;defName&quot;;[.J1904];[.O1903])" office:value-type="string" office:string-value="bug_med">
            <text:p>bug_med</text:p>
          </table:table-cell>
          <table:table-cell table:formula="of:=IF([.G1904]=&quot;pos&quot;;[.L1905];[.P1903])" office:value-type="string" office:string-value="3242.14893">
            <text:p>3242.14893</text:p>
          </table:table-cell>
          <table:table-cell table:formula="of:=IF([.G1904]=&quot;pos&quot;;[.L1907];[.Q1903])" office:value-type="string" office:string-value="1240.52551">
            <text:p>1240.52551</text:p>
          </table:table-cell>
          <table:table-cell table:formula="of:=IF([.P1904]=[.P1903];&quot;&quot;;CONCATENATE(&quot;{ name = '&quot;;[.O1904];&quot;', x = &quot;;[.P1904];&quot;, z = &quot;;[.Q19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05]=&quot;defName&quot;;[.J1905];[.O1904])" office:value-type="string" office:string-value="bug_med">
            <text:p>bug_med</text:p>
          </table:table-cell>
          <table:table-cell table:formula="of:=IF([.G1905]=&quot;pos&quot;;[.L1906];[.P1904])" office:value-type="string" office:string-value="3242.14893">
            <text:p>3242.14893</text:p>
          </table:table-cell>
          <table:table-cell table:formula="of:=IF([.G1905]=&quot;pos&quot;;[.L1908];[.Q1904])" office:value-type="string" office:string-value="1240.52551">
            <text:p>1240.52551</text:p>
          </table:table-cell>
          <table:table-cell table:formula="of:=IF([.P1905]=[.P1904];&quot;&quot;;CONCATENATE(&quot;{ name = '&quot;;[.O1905];&quot;', x = &quot;;[.P1905];&quot;, z = &quot;;[.Q19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06]=&quot;defName&quot;;[.J1906];[.O1905])" office:value-type="string" office:string-value="bug_med">
            <text:p>bug_med</text:p>
          </table:table-cell>
          <table:table-cell table:formula="of:=IF([.G1906]=&quot;pos&quot;;[.L1907];[.P1905])" office:value-type="string" office:string-value="3242.14893">
            <text:p>3242.14893</text:p>
          </table:table-cell>
          <table:table-cell table:formula="of:=IF([.G1906]=&quot;pos&quot;;[.L1909];[.Q1905])" office:value-type="string" office:string-value="1240.52551">
            <text:p>1240.52551</text:p>
          </table:table-cell>
          <table:table-cell table:formula="of:=IF([.P1906]=[.P1905];&quot;&quot;;CONCATENATE(&quot;{ name = '&quot;;[.O1906];&quot;', x = &quot;;[.P1906];&quot;, z = &quot;;[.Q19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07]=&quot;defName&quot;;[.J1907];[.O1906])" office:value-type="string" office:string-value="bug_med">
            <text:p>bug_med</text:p>
          </table:table-cell>
          <table:table-cell table:formula="of:=IF([.G1907]=&quot;pos&quot;;[.L1908];[.P1906])" office:value-type="string" office:string-value="3242.14893">
            <text:p>3242.14893</text:p>
          </table:table-cell>
          <table:table-cell table:formula="of:=IF([.G1907]=&quot;pos&quot;;[.L1910];[.Q1906])" office:value-type="string" office:string-value="1240.52551">
            <text:p>1240.52551</text:p>
          </table:table-cell>
          <table:table-cell table:formula="of:=IF([.P1907]=[.P1906];&quot;&quot;;CONCATENATE(&quot;{ name = '&quot;;[.O1907];&quot;', x = &quot;;[.P1907];&quot;, z = &quot;;[.Q190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08]=&quot;defName&quot;;[.J1908];[.O1907])" office:value-type="string" office:string-value="bug_med">
            <text:p>bug_med</text:p>
          </table:table-cell>
          <table:table-cell table:formula="of:=IF([.G1908]=&quot;pos&quot;;[.L1909];[.P1907])" office:value-type="string" office:string-value="3242.14893">
            <text:p>3242.14893</text:p>
          </table:table-cell>
          <table:table-cell table:formula="of:=IF([.G1908]=&quot;pos&quot;;[.L1911];[.Q1907])" office:value-type="string" office:string-value="1240.52551">
            <text:p>1240.52551</text:p>
          </table:table-cell>
          <table:table-cell table:formula="of:=IF([.P1908]=[.P1907];&quot;&quot;;CONCATENATE(&quot;{ name = '&quot;;[.O1908];&quot;', x = &quot;;[.P1908];&quot;, z = &quot;;[.Q19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09]=&quot;defName&quot;;[.J1909];[.O1908])" office:value-type="string" office:string-value="bug_med">
            <text:p>bug_med</text:p>
          </table:table-cell>
          <table:table-cell table:formula="of:=IF([.G1909]=&quot;pos&quot;;[.L1910];[.P1908])" office:value-type="string" office:string-value="3242.14893">
            <text:p>3242.14893</text:p>
          </table:table-cell>
          <table:table-cell table:formula="of:=IF([.G1909]=&quot;pos&quot;;[.L1912];[.Q1908])" office:value-type="string" office:string-value="1240.52551">
            <text:p>1240.52551</text:p>
          </table:table-cell>
          <table:table-cell table:formula="of:=IF([.P1909]=[.P1908];&quot;&quot;;CONCATENATE(&quot;{ name = '&quot;;[.O1909];&quot;', x = &quot;;[.P1909];&quot;, z = &quot;;[.Q190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10]=&quot;defName&quot;;[.J1910];[.O1909])" office:value-type="string" office:string-value="bug_med">
            <text:p>bug_med</text:p>
          </table:table-cell>
          <table:table-cell table:formula="of:=IF([.G1910]=&quot;pos&quot;;[.L1911];[.P1909])" office:value-type="string" office:string-value="3242.14893">
            <text:p>3242.14893</text:p>
          </table:table-cell>
          <table:table-cell table:formula="of:=IF([.G1910]=&quot;pos&quot;;[.L1913];[.Q1909])" office:value-type="string" office:string-value="1240.52551">
            <text:p>1240.52551</text:p>
          </table:table-cell>
          <table:table-cell table:formula="of:=IF([.P1910]=[.P1909];&quot;&quot;;CONCATENATE(&quot;{ name = '&quot;;[.O1910];&quot;', x = &quot;;[.P1910];&quot;, z = &quot;;[.Q19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911]=&quot;defName&quot;;[.J1911];[.O1910])" office:value-type="string" office:string-value="bug_med">
            <text:p>bug_med</text:p>
          </table:table-cell>
          <table:table-cell table:formula="of:=IF([.G1911]=&quot;pos&quot;;[.L1912];[.P1910])" office:value-type="string" office:string-value="3242.14893">
            <text:p>3242.14893</text:p>
          </table:table-cell>
          <table:table-cell table:formula="of:=IF([.G1911]=&quot;pos&quot;;[.L1914];[.Q1910])" office:value-type="string" office:string-value="1240.52551">
            <text:p>1240.52551</text:p>
          </table:table-cell>
          <table:table-cell table:formula="of:=IF([.P1911]=[.P1910];&quot;&quot;;CONCATENATE(&quot;{ name = '&quot;;[.O1911];&quot;', x = &quot;;[.P1911];&quot;, z = &quot;;[.Q19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12]=&quot;defName&quot;;[.J1912];[.O1911])" office:value-type="string" office:string-value="bug_med">
            <text:p>bug_med</text:p>
          </table:table-cell>
          <table:table-cell table:formula="of:=IF([.G1912]=&quot;pos&quot;;[.L1913];[.P1911])" office:value-type="string" office:string-value="3242.14893">
            <text:p>3242.14893</text:p>
          </table:table-cell>
          <table:table-cell table:formula="of:=IF([.G1912]=&quot;pos&quot;;[.L1915];[.Q1911])" office:value-type="string" office:string-value="1240.52551">
            <text:p>1240.52551</text:p>
          </table:table-cell>
          <table:table-cell table:formula="of:=IF([.P1912]=[.P1911];&quot;&quot;;CONCATENATE(&quot;{ name = '&quot;;[.O1912];&quot;', x = &quot;;[.P1912];&quot;, z = &quot;;[.Q191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13]=&quot;defName&quot;;[.J1913];[.O1912])" office:value-type="string" office:string-value="bug_med">
            <text:p>bug_med</text:p>
          </table:table-cell>
          <table:table-cell table:formula="of:=IF([.G1913]=&quot;pos&quot;;[.L1914];[.P1912])" office:value-type="string" office:string-value="3242.14893">
            <text:p>3242.14893</text:p>
          </table:table-cell>
          <table:table-cell table:formula="of:=IF([.G1913]=&quot;pos&quot;;[.L1916];[.Q1912])" office:value-type="string" office:string-value="1240.52551">
            <text:p>1240.52551</text:p>
          </table:table-cell>
          <table:table-cell table:formula="of:=IF([.P1913]=[.P1912];&quot;&quot;;CONCATENATE(&quot;{ name = '&quot;;[.O1913];&quot;', x = &quot;;[.P1913];&quot;, z = &quot;;[.Q19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14]=&quot;defName&quot;;[.J1914];[.O1913])" office:value-type="string" office:string-value="bug_med">
            <text:p>bug_med</text:p>
          </table:table-cell>
          <table:table-cell table:formula="of:=IF([.G1914]=&quot;pos&quot;;[.L1915];[.P1913])" office:value-type="string" office:string-value="3242.14893">
            <text:p>3242.14893</text:p>
          </table:table-cell>
          <table:table-cell table:formula="of:=IF([.G1914]=&quot;pos&quot;;[.L1917];[.Q1913])" office:value-type="string" office:string-value="1240.52551">
            <text:p>1240.52551</text:p>
          </table:table-cell>
          <table:table-cell table:formula="of:=IF([.P1914]=[.P1913];&quot;&quot;;CONCATENATE(&quot;{ name = '&quot;;[.O1914];&quot;', x = &quot;;[.P1914];&quot;, z = &quot;;[.Q19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15]=&quot;defName&quot;;[.J1915];[.O1914])" office:value-type="string" office:string-value="bug_med">
            <text:p>bug_med</text:p>
          </table:table-cell>
          <table:table-cell table:formula="of:=IF([.G1915]=&quot;pos&quot;;[.L1916];[.P1914])" office:value-type="string" office:string-value="3242.14893">
            <text:p>3242.14893</text:p>
          </table:table-cell>
          <table:table-cell table:formula="of:=IF([.G1915]=&quot;pos&quot;;[.L1918];[.Q1914])" office:value-type="string" office:string-value="1240.52551">
            <text:p>1240.52551</text:p>
          </table:table-cell>
          <table:table-cell table:formula="of:=IF([.P1915]=[.P1914];&quot;&quot;;CONCATENATE(&quot;{ name = '&quot;;[.O1915];&quot;', x = &quot;;[.P1915];&quot;, z = &quot;;[.Q19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916]=&quot;defName&quot;;[.J1916];[.O1915])" office:value-type="string" office:string-value="bug_med">
            <text:p>bug_med</text:p>
          </table:table-cell>
          <table:table-cell table:formula="of:=IF([.G1916]=&quot;pos&quot;;[.L1917];[.P1915])" office:value-type="string" office:string-value="3242.14893">
            <text:p>3242.14893</text:p>
          </table:table-cell>
          <table:table-cell table:formula="of:=IF([.G1916]=&quot;pos&quot;;[.L1919];[.Q1915])" office:value-type="string" office:string-value="1240.52551">
            <text:p>1240.52551</text:p>
          </table:table-cell>
          <table:table-cell table:formula="of:=IF([.P1916]=[.P1915];&quot;&quot;;CONCATENATE(&quot;{ name = '&quot;;[.O1916];&quot;', x = &quot;;[.P1916];&quot;, z = &quot;;[.Q191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917]=&quot;defName&quot;;[.J1917];[.O1916])" office:value-type="string" office:string-value="bug_med">
            <text:p>bug_med</text:p>
          </table:table-cell>
          <table:table-cell table:formula="of:=IF([.G1917]=&quot;pos&quot;;[.L1918];[.P1916])" office:value-type="string" office:string-value="3242.14893">
            <text:p>3242.14893</text:p>
          </table:table-cell>
          <table:table-cell table:formula="of:=IF([.G1917]=&quot;pos&quot;;[.L1920];[.Q1916])" office:value-type="string" office:string-value="1240.52551">
            <text:p>1240.52551</text:p>
          </table:table-cell>
          <table:table-cell table:formula="of:=IF([.P1917]=[.P1916];&quot;&quot;;CONCATENATE(&quot;{ name = '&quot;;[.O1917];&quot;', x = &quot;;[.P1917];&quot;, z = &quot;;[.Q191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4">
            <text:p>54</text:p>
          </table:table-cell>
          <table:table-cell table:number-columns-repeated="2"/>
          <table:table-cell table:formula="of:=IF([.G1918]=&quot;defName&quot;;[.J1918];[.O1917])" office:value-type="string" office:string-value="bug_med">
            <text:p>bug_med</text:p>
          </table:table-cell>
          <table:table-cell table:formula="of:=IF([.G1918]=&quot;pos&quot;;[.L1919];[.P1917])" office:value-type="string" office:string-value="3242.14893">
            <text:p>3242.14893</text:p>
          </table:table-cell>
          <table:table-cell table:formula="of:=IF([.G1918]=&quot;pos&quot;;[.L1921];[.Q1917])" office:value-type="string" office:string-value="1240.52551">
            <text:p>1240.52551</text:p>
          </table:table-cell>
          <table:table-cell table:formula="of:=IF([.P1918]=[.P1917];&quot;&quot;;CONCATENATE(&quot;{ name = '&quot;;[.O1918];&quot;', x = &quot;;[.P1918];&quot;, z = &quot;;[.Q191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919]=&quot;defName&quot;;[.J1919];[.O1918])" office:value-type="string" office:string-value="bug_med">
            <text:p>bug_med</text:p>
          </table:table-cell>
          <table:table-cell table:formula="of:=IF([.G1919]=&quot;pos&quot;;[.L1920];[.P1918])" office:value-type="string" office:string-value="3242.14893">
            <text:p>3242.14893</text:p>
          </table:table-cell>
          <table:table-cell table:formula="of:=IF([.G1919]=&quot;pos&quot;;[.L1922];[.Q1918])" office:value-type="string" office:string-value="1240.52551">
            <text:p>1240.52551</text:p>
          </table:table-cell>
          <table:table-cell table:formula="of:=IF([.P1919]=[.P1918];&quot;&quot;;CONCATENATE(&quot;{ name = '&quot;;[.O1919];&quot;', x = &quot;;[.P1919];&quot;, z = &quot;;[.Q19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920]=&quot;defName&quot;;[.J1920];[.O1919])" office:value-type="string" office:string-value="bug_med">
            <text:p>bug_med</text:p>
          </table:table-cell>
          <table:table-cell table:formula="of:=IF([.G1920]=&quot;pos&quot;;[.L1921];[.P1919])" office:value-type="string" office:string-value="3242.14893">
            <text:p>3242.14893</text:p>
          </table:table-cell>
          <table:table-cell table:formula="of:=IF([.G1920]=&quot;pos&quot;;[.L1923];[.Q1919])" office:value-type="string" office:string-value="1240.52551">
            <text:p>1240.52551</text:p>
          </table:table-cell>
          <table:table-cell table:formula="of:=IF([.P1920]=[.P1919];&quot;&quot;;CONCATENATE(&quot;{ name = '&quot;;[.O1920];&quot;', x = &quot;;[.P1920];&quot;, z = &quot;;[.Q192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21]=&quot;defName&quot;;[.J1921];[.O1920])" office:value-type="string" office:string-value="bug_med">
            <text:p>bug_med</text:p>
          </table:table-cell>
          <table:table-cell table:formula="of:=IF([.G1921]=&quot;pos&quot;;[.L1922];[.P1920])" office:value-type="string" office:string-value="3242.14893">
            <text:p>3242.14893</text:p>
          </table:table-cell>
          <table:table-cell table:formula="of:=IF([.G1921]=&quot;pos&quot;;[.L1924];[.Q1920])" office:value-type="string" office:string-value="1240.52551">
            <text:p>1240.52551</text:p>
          </table:table-cell>
          <table:table-cell table:formula="of:=IF([.P1921]=[.P1920];&quot;&quot;;CONCATENATE(&quot;{ name = '&quot;;[.O1921];&quot;', x = &quot;;[.P1921];&quot;, z = &quot;;[.Q192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22]=&quot;defName&quot;;[.J1922];[.O1921])" office:value-type="string" office:string-value="bug_med">
            <text:p>bug_med</text:p>
          </table:table-cell>
          <table:table-cell table:formula="of:=IF([.G1922]=&quot;pos&quot;;[.L1923];[.P1921])" office:value-type="string" office:string-value="3242.14893">
            <text:p>3242.14893</text:p>
          </table:table-cell>
          <table:table-cell table:formula="of:=IF([.G1922]=&quot;pos&quot;;[.L1925];[.Q1921])" office:value-type="string" office:string-value="1240.52551">
            <text:p>1240.52551</text:p>
          </table:table-cell>
          <table:table-cell table:formula="of:=IF([.P1922]=[.P1921];&quot;&quot;;CONCATENATE(&quot;{ name = '&quot;;[.O1922];&quot;', x = &quot;;[.P1922];&quot;, z = &quot;;[.Q192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923]=&quot;defName&quot;;[.J1923];[.O1922])" office:value-type="string" office:string-value="bug_med">
            <text:p>bug_med</text:p>
          </table:table-cell>
          <table:table-cell table:formula="of:=IF([.G1923]=&quot;pos&quot;;[.L1924];[.P1922])" office:value-type="string" office:string-value="3242.14893">
            <text:p>3242.14893</text:p>
          </table:table-cell>
          <table:table-cell table:formula="of:=IF([.G1923]=&quot;pos&quot;;[.L1926];[.Q1922])" office:value-type="string" office:string-value="1240.52551">
            <text:p>1240.52551</text:p>
          </table:table-cell>
          <table:table-cell table:formula="of:=IF([.P1923]=[.P1922];&quot;&quot;;CONCATENATE(&quot;{ name = '&quot;;[.O1923];&quot;', x = &quot;;[.P1923];&quot;, z = &quot;;[.Q192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24]=&quot;defName&quot;;[.J1924];[.O1923])" office:value-type="string" office:string-value="bug_med">
            <text:p>bug_med</text:p>
          </table:table-cell>
          <table:table-cell table:formula="of:=IF([.G1924]=&quot;pos&quot;;[.L1925];[.P1923])" office:value-type="string" office:string-value="3242.14893">
            <text:p>3242.14893</text:p>
          </table:table-cell>
          <table:table-cell table:formula="of:=IF([.G1924]=&quot;pos&quot;;[.L1927];[.Q1923])" office:value-type="string" office:string-value="1240.52551">
            <text:p>1240.52551</text:p>
          </table:table-cell>
          <table:table-cell table:formula="of:=IF([.P1924]=[.P1923];&quot;&quot;;CONCATENATE(&quot;{ name = '&quot;;[.O1924];&quot;', x = &quot;;[.P1924];&quot;, z = &quot;;[.Q192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925]=&quot;defName&quot;;[.J1925];[.O1924])" office:value-type="string" office:string-value="bug_med">
            <text:p>bug_med</text:p>
          </table:table-cell>
          <table:table-cell table:formula="of:=IF([.G1925]=&quot;pos&quot;;[.L1926];[.P1924])" office:value-type="string" office:string-value="3242.14893">
            <text:p>3242.14893</text:p>
          </table:table-cell>
          <table:table-cell table:formula="of:=IF([.G1925]=&quot;pos&quot;;[.L1928];[.Q1924])" office:value-type="string" office:string-value="1240.52551">
            <text:p>1240.52551</text:p>
          </table:table-cell>
          <table:table-cell table:formula="of:=IF([.P1925]=[.P1924];&quot;&quot;;CONCATENATE(&quot;{ name = '&quot;;[.O1925];&quot;', x = &quot;;[.P1925];&quot;, z = &quot;;[.Q192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26]=&quot;defName&quot;;[.J1926];[.O1925])" office:value-type="string" office:string-value="bug_med">
            <text:p>bug_med</text:p>
          </table:table-cell>
          <table:table-cell table:formula="of:=IF([.G1926]=&quot;pos&quot;;[.L1927];[.P1925])" office:value-type="string" office:string-value="3242.14893">
            <text:p>3242.14893</text:p>
          </table:table-cell>
          <table:table-cell table:formula="of:=IF([.G1926]=&quot;pos&quot;;[.L1929];[.Q1925])" office:value-type="string" office:string-value="1240.52551">
            <text:p>1240.52551</text:p>
          </table:table-cell>
          <table:table-cell table:formula="of:=IF([.P1926]=[.P1925];&quot;&quot;;CONCATENATE(&quot;{ name = '&quot;;[.O1926];&quot;', x = &quot;;[.P1926];&quot;, z = &quot;;[.Q192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927]=&quot;defName&quot;;[.J1927];[.O1926])" office:value-type="string" office:string-value="bug_med">
            <text:p>bug_med</text:p>
          </table:table-cell>
          <table:table-cell table:formula="of:=IF([.G1927]=&quot;pos&quot;;[.L1928];[.P1926])" office:value-type="string" office:string-value="3242.14893">
            <text:p>3242.14893</text:p>
          </table:table-cell>
          <table:table-cell table:formula="of:=IF([.G1927]=&quot;pos&quot;;[.L1930];[.Q1926])" office:value-type="string" office:string-value="1240.52551">
            <text:p>1240.52551</text:p>
          </table:table-cell>
          <table:table-cell table:formula="of:=IF([.P1927]=[.P1926];&quot;&quot;;CONCATENATE(&quot;{ name = '&quot;;[.O1927];&quot;', x = &quot;;[.P1927];&quot;, z = &quot;;[.Q192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928]=&quot;defName&quot;;[.J1928];[.O1927])" office:value-type="string" office:string-value="bug_med">
            <text:p>bug_med</text:p>
          </table:table-cell>
          <table:table-cell table:formula="of:=IF([.G1928]=&quot;pos&quot;;[.L1929];[.P1927])" office:value-type="string" office:string-value="3242.14893">
            <text:p>3242.14893</text:p>
          </table:table-cell>
          <table:table-cell table:formula="of:=IF([.G1928]=&quot;pos&quot;;[.L1931];[.Q1927])" office:value-type="string" office:string-value="1240.52551">
            <text:p>1240.52551</text:p>
          </table:table-cell>
          <table:table-cell table:formula="of:=IF([.P1928]=[.P1927];&quot;&quot;;CONCATENATE(&quot;{ name = '&quot;;[.O1928];&quot;', x = &quot;;[.P1928];&quot;, z = &quot;;[.Q192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29]=&quot;defName&quot;;[.J1929];[.O1928])" office:value-type="string" office:string-value="bug_med">
            <text:p>bug_med</text:p>
          </table:table-cell>
          <table:table-cell table:formula="of:=IF([.G1929]=&quot;pos&quot;;[.L1930];[.P1928])" office:value-type="string" office:string-value="3242.14893">
            <text:p>3242.14893</text:p>
          </table:table-cell>
          <table:table-cell table:formula="of:=IF([.G1929]=&quot;pos&quot;;[.L1932];[.Q1928])" office:value-type="string" office:string-value="1240.52551">
            <text:p>1240.52551</text:p>
          </table:table-cell>
          <table:table-cell table:formula="of:=IF([.P1929]=[.P1928];&quot;&quot;;CONCATENATE(&quot;{ name = '&quot;;[.O1929];&quot;', x = &quot;;[.P1929];&quot;, z = &quot;;[.Q192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1930]=&quot;defName&quot;;[.J1930];[.O1929])" office:value-type="string" office:string-value="bug_med">
            <text:p>bug_med</text:p>
          </table:table-cell>
          <table:table-cell table:formula="of:=IF([.G1930]=&quot;pos&quot;;[.L1931];[.P1929])" office:value-type="string" office:string-value="3242.14893">
            <text:p>3242.14893</text:p>
          </table:table-cell>
          <table:table-cell table:formula="of:=IF([.G1930]=&quot;pos&quot;;[.L1933];[.Q1929])" office:value-type="string" office:string-value="1240.52551">
            <text:p>1240.52551</text:p>
          </table:table-cell>
          <table:table-cell table:formula="of:=IF([.P1930]=[.P1929];&quot;&quot;;CONCATENATE(&quot;{ name = '&quot;;[.O1930];&quot;', x = &quot;;[.P1930];&quot;, z = &quot;;[.Q193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31]=&quot;defName&quot;;[.J1931];[.O1930])" office:value-type="string" office:string-value="bug_med">
            <text:p>bug_med</text:p>
          </table:table-cell>
          <table:table-cell table:formula="of:=IF([.G1931]=&quot;pos&quot;;[.L1932];[.P1930])" office:value-type="string" office:string-value="3242.14893">
            <text:p>3242.14893</text:p>
          </table:table-cell>
          <table:table-cell table:formula="of:=IF([.G1931]=&quot;pos&quot;;[.L1934];[.Q1930])" office:value-type="string" office:string-value="1240.52551">
            <text:p>1240.52551</text:p>
          </table:table-cell>
          <table:table-cell table:formula="of:=IF([.P1931]=[.P1930];&quot;&quot;;CONCATENATE(&quot;{ name = '&quot;;[.O1931];&quot;', x = &quot;;[.P1931];&quot;, z = &quot;;[.Q193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932]=&quot;defName&quot;;[.J1932];[.O1931])" office:value-type="string" office:string-value="bug_med">
            <text:p>bug_med</text:p>
          </table:table-cell>
          <table:table-cell table:formula="of:=IF([.G1932]=&quot;pos&quot;;[.L1933];[.P1931])" office:value-type="string" office:string-value="3242.14893">
            <text:p>3242.14893</text:p>
          </table:table-cell>
          <table:table-cell table:formula="of:=IF([.G1932]=&quot;pos&quot;;[.L1935];[.Q1931])" office:value-type="string" office:string-value="1240.52551">
            <text:p>1240.52551</text:p>
          </table:table-cell>
          <table:table-cell table:formula="of:=IF([.P1932]=[.P1931];&quot;&quot;;CONCATENATE(&quot;{ name = '&quot;;[.O1932];&quot;', x = &quot;;[.P1932];&quot;, z = &quot;;[.Q19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33]=&quot;defName&quot;;[.J1933];[.O1932])" office:value-type="string" office:string-value="bug_med">
            <text:p>bug_med</text:p>
          </table:table-cell>
          <table:table-cell table:formula="of:=IF([.G1933]=&quot;pos&quot;;[.L1934];[.P1932])" office:value-type="string" office:string-value="3242.14893">
            <text:p>3242.14893</text:p>
          </table:table-cell>
          <table:table-cell table:formula="of:=IF([.G1933]=&quot;pos&quot;;[.L1936];[.Q1932])" office:value-type="string" office:string-value="1240.52551">
            <text:p>1240.52551</text:p>
          </table:table-cell>
          <table:table-cell table:formula="of:=IF([.P1933]=[.P1932];&quot;&quot;;CONCATENATE(&quot;{ name = '&quot;;[.O1933];&quot;', x = &quot;;[.P1933];&quot;, z = &quot;;[.Q19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34]=&quot;defName&quot;;[.J1934];[.O1933])" office:value-type="string" office:string-value="bug_med">
            <text:p>bug_med</text:p>
          </table:table-cell>
          <table:table-cell table:formula="of:=IF([.G1934]=&quot;pos&quot;;[.L1935];[.P1933])" office:value-type="string" office:string-value="1895.18726">
            <text:p>1895.18726</text:p>
          </table:table-cell>
          <table:table-cell table:formula="of:=IF([.G1934]=&quot;pos&quot;;[.L1937];[.Q1933])" office:value-type="string" office:string-value="3882.18091">
            <text:p>3882.18091</text:p>
          </table:table-cell>
          <table:table-cell table:formula="of:=IF([.P1934]=[.P1933];&quot;&quot;;CONCATENATE(&quot;{ name = '&quot;;[.O1934];&quot;', x = &quot;;[.P1934];&quot;, z = &quot;;[.Q1934];&quot;, facing = 0, },&quot;))" office:value-type="string" office:string-value="{ name = 'bug_med', x = 1895.18726, z = 3882.18091, facing = 0, },">
            <text:p>{ name = 'bug_med', x = 1895.18726, z = 3882.18091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1895.18726</text:p>
          </table:table-cell>
          <table:table-cell table:number-columns-repeated="2"/>
          <table:table-cell table:formula="of:=IF([.G1935]=&quot;defName&quot;;[.J1935];[.O1934])" office:value-type="string" office:string-value="bug_med">
            <text:p>bug_med</text:p>
          </table:table-cell>
          <table:table-cell table:formula="of:=IF([.G1935]=&quot;pos&quot;;[.L1936];[.P1934])" office:value-type="string" office:string-value="1895.18726">
            <text:p>1895.18726</text:p>
          </table:table-cell>
          <table:table-cell table:formula="of:=IF([.G1935]=&quot;pos&quot;;[.L1938];[.Q1934])" office:value-type="string" office:string-value="3882.18091">
            <text:p>3882.18091</text:p>
          </table:table-cell>
          <table:table-cell table:formula="of:=IF([.P1935]=[.P1934];&quot;&quot;;CONCATENATE(&quot;{ name = '&quot;;[.O1935];&quot;', x = &quot;;[.P1935];&quot;, z = &quot;;[.Q193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4.3091431</text:p>
          </table:table-cell>
          <table:table-cell table:number-columns-repeated="2"/>
          <table:table-cell table:formula="of:=IF([.G1936]=&quot;defName&quot;;[.J1936];[.O1935])" office:value-type="string" office:string-value="bug_med">
            <text:p>bug_med</text:p>
          </table:table-cell>
          <table:table-cell table:formula="of:=IF([.G1936]=&quot;pos&quot;;[.L1937];[.P1935])" office:value-type="string" office:string-value="1895.18726">
            <text:p>1895.18726</text:p>
          </table:table-cell>
          <table:table-cell table:formula="of:=IF([.G1936]=&quot;pos&quot;;[.L1939];[.Q1935])" office:value-type="string" office:string-value="3882.18091">
            <text:p>3882.18091</text:p>
          </table:table-cell>
          <table:table-cell table:formula="of:=IF([.P1936]=[.P1935];&quot;&quot;;CONCATENATE(&quot;{ name = '&quot;;[.O1936];&quot;', x = &quot;;[.P1936];&quot;, z = &quot;;[.Q193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3882.18091</text:p>
          </table:table-cell>
          <table:table-cell table:number-columns-repeated="2"/>
          <table:table-cell table:formula="of:=IF([.G1937]=&quot;defName&quot;;[.J1937];[.O1936])" office:value-type="string" office:string-value="bug_med">
            <text:p>bug_med</text:p>
          </table:table-cell>
          <table:table-cell table:formula="of:=IF([.G1937]=&quot;pos&quot;;[.L1938];[.P1936])" office:value-type="string" office:string-value="1895.18726">
            <text:p>1895.18726</text:p>
          </table:table-cell>
          <table:table-cell table:formula="of:=IF([.G1937]=&quot;pos&quot;;[.L1940];[.Q1936])" office:value-type="string" office:string-value="3882.18091">
            <text:p>3882.18091</text:p>
          </table:table-cell>
          <table:table-cell table:formula="of:=IF([.P1937]=[.P1936];&quot;&quot;;CONCATENATE(&quot;{ name = '&quot;;[.O1937];&quot;', x = &quot;;[.P1937];&quot;, z = &quot;;[.Q19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38]=&quot;defName&quot;;[.J1938];[.O1937])" office:value-type="string" office:string-value="bug_med">
            <text:p>bug_med</text:p>
          </table:table-cell>
          <table:table-cell table:formula="of:=IF([.G1938]=&quot;pos&quot;;[.L1939];[.P1937])" office:value-type="string" office:string-value="1895.18726">
            <text:p>1895.18726</text:p>
          </table:table-cell>
          <table:table-cell table:formula="of:=IF([.G1938]=&quot;pos&quot;;[.L1941];[.Q1937])" office:value-type="string" office:string-value="3882.18091">
            <text:p>3882.18091</text:p>
          </table:table-cell>
          <table:table-cell table:formula="of:=IF([.P1938]=[.P1937];&quot;&quot;;CONCATENATE(&quot;{ name = '&quot;;[.O1938];&quot;', x = &quot;;[.P1938];&quot;, z = &quot;;[.Q19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39]=&quot;defName&quot;;[.J1939];[.O1938])" office:value-type="string" office:string-value="bug_med">
            <text:p>bug_med</text:p>
          </table:table-cell>
          <table:table-cell table:formula="of:=IF([.G1939]=&quot;pos&quot;;[.L1940];[.P1938])" office:value-type="string" office:string-value="1895.18726">
            <text:p>1895.18726</text:p>
          </table:table-cell>
          <table:table-cell table:formula="of:=IF([.G1939]=&quot;pos&quot;;[.L1942];[.Q1938])" office:value-type="string" office:string-value="3882.18091">
            <text:p>3882.18091</text:p>
          </table:table-cell>
          <table:table-cell table:formula="of:=IF([.P1939]=[.P1938];&quot;&quot;;CONCATENATE(&quot;{ name = '&quot;;[.O1939];&quot;', x = &quot;;[.P1939];&quot;, z = &quot;;[.Q193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40">
            <text:p>40</text:p>
          </table:table-cell>
          <table:table-cell table:number-columns-repeated="2"/>
          <table:table-cell table:formula="of:=IF([.G1940]=&quot;defName&quot;;[.J1940];[.O1939])" office:value-type="string" office:string-value="bug_med">
            <text:p>bug_med</text:p>
          </table:table-cell>
          <table:table-cell table:formula="of:=IF([.G1940]=&quot;pos&quot;;[.L1941];[.P1939])" office:value-type="string" office:string-value="1895.18726">
            <text:p>1895.18726</text:p>
          </table:table-cell>
          <table:table-cell table:formula="of:=IF([.G1940]=&quot;pos&quot;;[.L1943];[.Q1939])" office:value-type="string" office:string-value="3882.18091">
            <text:p>3882.18091</text:p>
          </table:table-cell>
          <table:table-cell table:formula="of:=IF([.P1940]=[.P1939];&quot;&quot;;CONCATENATE(&quot;{ name = '&quot;;[.O1940];&quot;', x = &quot;;[.P1940];&quot;, z = &quot;;[.Q194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[.G1941]=&quot;defName&quot;;[.J1941];[.O1940])" office:value-type="string" office:string-value="bug_med">
            <text:p>bug_med</text:p>
          </table:table-cell>
          <table:table-cell table:formula="of:=IF([.G1941]=&quot;pos&quot;;[.L1942];[.P1940])" office:value-type="string" office:string-value="1895.18726">
            <text:p>1895.18726</text:p>
          </table:table-cell>
          <table:table-cell table:formula="of:=IF([.G1941]=&quot;pos&quot;;[.L1944];[.Q1940])" office:value-type="string" office:string-value="3882.18091">
            <text:p>3882.18091</text:p>
          </table:table-cell>
          <table:table-cell table:formula="of:=IF([.P1941]=[.P1940];&quot;&quot;;CONCATENATE(&quot;{ name = '&quot;;[.O1941];&quot;', x = &quot;;[.P1941];&quot;, z = &quot;;[.Q194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42]=&quot;defName&quot;;[.J1942];[.O1941])" office:value-type="string" office:string-value="bug_med">
            <text:p>bug_med</text:p>
          </table:table-cell>
          <table:table-cell table:formula="of:=IF([.G1942]=&quot;pos&quot;;[.L1943];[.P1941])" office:value-type="string" office:string-value="1895.18726">
            <text:p>1895.18726</text:p>
          </table:table-cell>
          <table:table-cell table:formula="of:=IF([.G1942]=&quot;pos&quot;;[.L1945];[.Q1941])" office:value-type="string" office:string-value="3882.18091">
            <text:p>3882.18091</text:p>
          </table:table-cell>
          <table:table-cell table:formula="of:=IF([.P1942]=[.P1941];&quot;&quot;;CONCATENATE(&quot;{ name = '&quot;;[.O1942];&quot;', x = &quot;;[.P1942];&quot;, z = &quot;;[.Q194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943]=&quot;defName&quot;;[.J1943];[.O1942])" office:value-type="string" office:string-value="bug_med">
            <text:p>bug_med</text:p>
          </table:table-cell>
          <table:table-cell table:formula="of:=IF([.G1943]=&quot;pos&quot;;[.L1944];[.P1942])" office:value-type="string" office:string-value="1895.18726">
            <text:p>1895.18726</text:p>
          </table:table-cell>
          <table:table-cell table:formula="of:=IF([.G1943]=&quot;pos&quot;;[.L1946];[.Q1942])" office:value-type="string" office:string-value="3882.18091">
            <text:p>3882.18091</text:p>
          </table:table-cell>
          <table:table-cell table:formula="of:=IF([.P1943]=[.P1942];&quot;&quot;;CONCATENATE(&quot;{ name = '&quot;;[.O1943];&quot;', x = &quot;;[.P1943];&quot;, z = &quot;;[.Q19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44]=&quot;defName&quot;;[.J1944];[.O1943])" office:value-type="string" office:string-value="bug_med">
            <text:p>bug_med</text:p>
          </table:table-cell>
          <table:table-cell table:formula="of:=IF([.G1944]=&quot;pos&quot;;[.L1945];[.P1943])" office:value-type="string" office:string-value="1895.18726">
            <text:p>1895.18726</text:p>
          </table:table-cell>
          <table:table-cell table:formula="of:=IF([.G1944]=&quot;pos&quot;;[.L1947];[.Q1943])" office:value-type="string" office:string-value="3882.18091">
            <text:p>3882.18091</text:p>
          </table:table-cell>
          <table:table-cell table:formula="of:=IF([.P1944]=[.P1943];&quot;&quot;;CONCATENATE(&quot;{ name = '&quot;;[.O1944];&quot;', x = &quot;;[.P1944];&quot;, z = &quot;;[.Q194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45]=&quot;defName&quot;;[.J1945];[.O1944])" office:value-type="string" office:string-value="bug_med">
            <text:p>bug_med</text:p>
          </table:table-cell>
          <table:table-cell table:formula="of:=IF([.G1945]=&quot;pos&quot;;[.L1946];[.P1944])" office:value-type="string" office:string-value="1895.18726">
            <text:p>1895.18726</text:p>
          </table:table-cell>
          <table:table-cell table:formula="of:=IF([.G1945]=&quot;pos&quot;;[.L1948];[.Q1944])" office:value-type="string" office:string-value="3882.18091">
            <text:p>3882.18091</text:p>
          </table:table-cell>
          <table:table-cell table:formula="of:=IF([.P1945]=[.P1944];&quot;&quot;;CONCATENATE(&quot;{ name = '&quot;;[.O1945];&quot;', x = &quot;;[.P1945];&quot;, z = &quot;;[.Q19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2.85095453</text:p>
          </table:table-cell>
          <table:table-cell table:number-columns-repeated="2"/>
          <table:table-cell table:formula="of:=IF([.G1946]=&quot;defName&quot;;[.J1946];[.O1945])" office:value-type="string" office:string-value="bug_med">
            <text:p>bug_med</text:p>
          </table:table-cell>
          <table:table-cell table:formula="of:=IF([.G1946]=&quot;pos&quot;;[.L1947];[.P1945])" office:value-type="string" office:string-value="1895.18726">
            <text:p>1895.18726</text:p>
          </table:table-cell>
          <table:table-cell table:formula="of:=IF([.G1946]=&quot;pos&quot;;[.L1949];[.Q1945])" office:value-type="string" office:string-value="3882.18091">
            <text:p>3882.18091</text:p>
          </table:table-cell>
          <table:table-cell table:formula="of:=IF([.P1946]=[.P1945];&quot;&quot;;CONCATENATE(&quot;{ name = '&quot;;[.O1946];&quot;', x = &quot;;[.P1946];&quot;, z = &quot;;[.Q19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47]=&quot;defName&quot;;[.J1947];[.O1946])" office:value-type="string" office:string-value="bug_med">
            <text:p>bug_med</text:p>
          </table:table-cell>
          <table:table-cell table:formula="of:=IF([.G1947]=&quot;pos&quot;;[.L1948];[.P1946])" office:value-type="string" office:string-value="1895.18726">
            <text:p>1895.18726</text:p>
          </table:table-cell>
          <table:table-cell table:formula="of:=IF([.G1947]=&quot;pos&quot;;[.L1950];[.Q1946])" office:value-type="string" office:string-value="3882.18091">
            <text:p>3882.18091</text:p>
          </table:table-cell>
          <table:table-cell table:formula="of:=IF([.P1947]=[.P1946];&quot;&quot;;CONCATENATE(&quot;{ name = '&quot;;[.O1947];&quot;', x = &quot;;[.P1947];&quot;, z = &quot;;[.Q194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48]=&quot;defName&quot;;[.J1948];[.O1947])" office:value-type="string" office:string-value="bug_med">
            <text:p>bug_med</text:p>
          </table:table-cell>
          <table:table-cell table:formula="of:=IF([.G1948]=&quot;pos&quot;;[.L1949];[.P1947])" office:value-type="string" office:string-value="1895.18726">
            <text:p>1895.18726</text:p>
          </table:table-cell>
          <table:table-cell table:formula="of:=IF([.G1948]=&quot;pos&quot;;[.L1951];[.Q1947])" office:value-type="string" office:string-value="3882.18091">
            <text:p>3882.18091</text:p>
          </table:table-cell>
          <table:table-cell table:formula="of:=IF([.P1948]=[.P1947];&quot;&quot;;CONCATENATE(&quot;{ name = '&quot;;[.O1948];&quot;', x = &quot;;[.P1948];&quot;, z = &quot;;[.Q194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949]=&quot;defName&quot;;[.J1949];[.O1948])" office:value-type="string" office:string-value="bug_med">
            <text:p>bug_med</text:p>
          </table:table-cell>
          <table:table-cell table:formula="of:=IF([.G1949]=&quot;pos&quot;;[.L1950];[.P1948])" office:value-type="string" office:string-value="1895.18726">
            <text:p>1895.18726</text:p>
          </table:table-cell>
          <table:table-cell table:formula="of:=IF([.G1949]=&quot;pos&quot;;[.L1952];[.Q1948])" office:value-type="string" office:string-value="3882.18091">
            <text:p>3882.18091</text:p>
          </table:table-cell>
          <table:table-cell table:formula="of:=IF([.P1949]=[.P1948];&quot;&quot;;CONCATENATE(&quot;{ name = '&quot;;[.O1949];&quot;', x = &quot;;[.P1949];&quot;, z = &quot;;[.Q194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50]=&quot;defName&quot;;[.J1950];[.O1949])" office:value-type="string" office:string-value="bug_med">
            <text:p>bug_med</text:p>
          </table:table-cell>
          <table:table-cell table:formula="of:=IF([.G1950]=&quot;pos&quot;;[.L1951];[.P1949])" office:value-type="string" office:string-value="1895.18726">
            <text:p>1895.18726</text:p>
          </table:table-cell>
          <table:table-cell table:formula="of:=IF([.G1950]=&quot;pos&quot;;[.L1953];[.Q1949])" office:value-type="string" office:string-value="3882.18091">
            <text:p>3882.18091</text:p>
          </table:table-cell>
          <table:table-cell table:formula="of:=IF([.P1950]=[.P1949];&quot;&quot;;CONCATENATE(&quot;{ name = '&quot;;[.O1950];&quot;', x = &quot;;[.P1950];&quot;, z = &quot;;[.Q19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51]=&quot;defName&quot;;[.J1951];[.O1950])" office:value-type="string" office:string-value="bug_med">
            <text:p>bug_med</text:p>
          </table:table-cell>
          <table:table-cell table:formula="of:=IF([.G1951]=&quot;pos&quot;;[.L1952];[.P1950])" office:value-type="string" office:string-value="1895.18726">
            <text:p>1895.18726</text:p>
          </table:table-cell>
          <table:table-cell table:formula="of:=IF([.G1951]=&quot;pos&quot;;[.L1954];[.Q1950])" office:value-type="string" office:string-value="3882.18091">
            <text:p>3882.18091</text:p>
          </table:table-cell>
          <table:table-cell table:formula="of:=IF([.P1951]=[.P1950];&quot;&quot;;CONCATENATE(&quot;{ name = '&quot;;[.O1951];&quot;', x = &quot;;[.P1951];&quot;, z = &quot;;[.Q19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52]=&quot;defName&quot;;[.J1952];[.O1951])" office:value-type="string" office:string-value="bug_med">
            <text:p>bug_med</text:p>
          </table:table-cell>
          <table:table-cell table:formula="of:=IF([.G1952]=&quot;pos&quot;;[.L1953];[.P1951])" office:value-type="string" office:string-value="1895.18726">
            <text:p>1895.18726</text:p>
          </table:table-cell>
          <table:table-cell table:formula="of:=IF([.G1952]=&quot;pos&quot;;[.L1955];[.Q1951])" office:value-type="string" office:string-value="3882.18091">
            <text:p>3882.18091</text:p>
          </table:table-cell>
          <table:table-cell table:formula="of:=IF([.P1952]=[.P1951];&quot;&quot;;CONCATENATE(&quot;{ name = '&quot;;[.O1952];&quot;', x = &quot;;[.P1952];&quot;, z = &quot;;[.Q195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53]=&quot;defName&quot;;[.J1953];[.O1952])" office:value-type="string" office:string-value="bug_med">
            <text:p>bug_med</text:p>
          </table:table-cell>
          <table:table-cell table:formula="of:=IF([.G1953]=&quot;pos&quot;;[.L1954];[.P1952])" office:value-type="string" office:string-value="1895.18726">
            <text:p>1895.18726</text:p>
          </table:table-cell>
          <table:table-cell table:formula="of:=IF([.G1953]=&quot;pos&quot;;[.L1956];[.Q1952])" office:value-type="string" office:string-value="3882.18091">
            <text:p>3882.18091</text:p>
          </table:table-cell>
          <table:table-cell table:formula="of:=IF([.P1953]=[.P1952];&quot;&quot;;CONCATENATE(&quot;{ name = '&quot;;[.O1953];&quot;', x = &quot;;[.P1953];&quot;, z = &quot;;[.Q19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54]=&quot;defName&quot;;[.J1954];[.O1953])" office:value-type="string" office:string-value="bug_med">
            <text:p>bug_med</text:p>
          </table:table-cell>
          <table:table-cell table:formula="of:=IF([.G1954]=&quot;pos&quot;;[.L1955];[.P1953])" office:value-type="string" office:string-value="1895.18726">
            <text:p>1895.18726</text:p>
          </table:table-cell>
          <table:table-cell table:formula="of:=IF([.G1954]=&quot;pos&quot;;[.L1957];[.Q1953])" office:value-type="string" office:string-value="3882.18091">
            <text:p>3882.18091</text:p>
          </table:table-cell>
          <table:table-cell table:formula="of:=IF([.P1954]=[.P1953];&quot;&quot;;CONCATENATE(&quot;{ name = '&quot;;[.O1954];&quot;', x = &quot;;[.P1954];&quot;, z = &quot;;[.Q1954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1955]=&quot;defName&quot;;[.J1955];[.O1954])" office:value-type="string" office:string-value="bug_med">
            <text:p>bug_med</text:p>
          </table:table-cell>
          <table:table-cell table:formula="of:=IF([.G1955]=&quot;pos&quot;;[.L1956];[.P1954])" office:value-type="string" office:string-value="1895.18726">
            <text:p>1895.18726</text:p>
          </table:table-cell>
          <table:table-cell table:formula="of:=IF([.G1955]=&quot;pos&quot;;[.L1958];[.Q1954])" office:value-type="string" office:string-value="3882.18091">
            <text:p>3882.18091</text:p>
          </table:table-cell>
          <table:table-cell table:formula="of:=IF([.P1955]=[.P1954];&quot;&quot;;CONCATENATE(&quot;{ name = '&quot;;[.O1955];&quot;', x = &quot;;[.P1955];&quot;, z = &quot;;[.Q1955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30022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1956]=&quot;defName&quot;;[.J1956];[.O1955])" office:value-type="string" office:string-value="bug_med">
            <text:p>bug_med</text:p>
          </table:table-cell>
          <table:table-cell table:formula="of:=IF([.G1956]=&quot;pos&quot;;[.L1957];[.P1955])" office:value-type="string" office:string-value="1895.18726">
            <text:p>1895.18726</text:p>
          </table:table-cell>
          <table:table-cell table:formula="of:=IF([.G1956]=&quot;pos&quot;;[.L1959];[.Q1955])" office:value-type="string" office:string-value="3882.18091">
            <text:p>3882.18091</text:p>
          </table:table-cell>
          <table:table-cell table:formula="of:=IF([.P1956]=[.P1955];&quot;&quot;;CONCATENATE(&quot;{ name = '&quot;;[.O1956];&quot;', x = &quot;;[.P1956];&quot;, z = &quot;;[.Q195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/>
          <table:table-cell table:number-columns-repeated="2"/>
          <table:table-cell table:formula="of:=IF([.G1957]=&quot;defName&quot;;[.J1957];[.O1956])" office:value-type="string" office:string-value="bug_med">
            <text:p>bug_med</text:p>
          </table:table-cell>
          <table:table-cell table:formula="of:=IF([.G1957]=&quot;pos&quot;;[.L1958];[.P1956])" office:value-type="string" office:string-value="1895.18726">
            <text:p>1895.18726</text:p>
          </table:table-cell>
          <table:table-cell table:formula="of:=IF([.G1957]=&quot;pos&quot;;[.L1960];[.Q1956])" office:value-type="string" office:string-value="3882.18091">
            <text:p>3882.18091</text:p>
          </table:table-cell>
          <table:table-cell table:formula="of:=IF([.P1957]=[.P1956];&quot;&quot;;CONCATENATE(&quot;{ name = '&quot;;[.O1957];&quot;', x = &quot;;[.P1957];&quot;, z = &quot;;[.Q195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958]=&quot;defName&quot;;[.J1958];[.O1957])" office:value-type="string" office:string-value="bug_med">
            <text:p>bug_med</text:p>
          </table:table-cell>
          <table:table-cell table:formula="of:=IF([.G1958]=&quot;pos&quot;;[.L1959];[.P1957])" office:value-type="string" office:string-value="1895.18726">
            <text:p>1895.18726</text:p>
          </table:table-cell>
          <table:table-cell table:formula="of:=IF([.G1958]=&quot;pos&quot;;[.L1961];[.Q1957])" office:value-type="string" office:string-value="3882.18091">
            <text:p>3882.18091</text:p>
          </table:table-cell>
          <table:table-cell table:formula="of:=IF([.P1958]=[.P1957];&quot;&quot;;CONCATENATE(&quot;{ name = '&quot;;[.O1958];&quot;', x = &quot;;[.P1958];&quot;, z = &quot;;[.Q195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959]=&quot;defName&quot;;[.J1959];[.O1958])" office:value-type="string" office:string-value="bug_med">
            <text:p>bug_med</text:p>
          </table:table-cell>
          <table:table-cell table:formula="of:=IF([.G1959]=&quot;pos&quot;;[.L1960];[.P1958])" office:value-type="string" office:string-value="1895.18726">
            <text:p>1895.18726</text:p>
          </table:table-cell>
          <table:table-cell table:formula="of:=IF([.G1959]=&quot;pos&quot;;[.L1962];[.Q1958])" office:value-type="string" office:string-value="3882.18091">
            <text:p>3882.18091</text:p>
          </table:table-cell>
          <table:table-cell table:formula="of:=IF([.P1959]=[.P1958];&quot;&quot;;CONCATENATE(&quot;{ name = '&quot;;[.O1959];&quot;', x = &quot;;[.P1959];&quot;, z = &quot;;[.Q195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bug_larva</text:p>
          </table:table-cell>
          <table:table-cell/>
          <table:table-cell/>
          <table:table-cell table:number-columns-repeated="2"/>
          <table:table-cell table:formula="of:=IF([.G1960]=&quot;defName&quot;;[.J1960];[.O1959])" office:value-type="string" office:string-value="bug_larva">
            <text:p>bug_larva</text:p>
          </table:table-cell>
          <table:table-cell table:formula="of:=IF([.G1960]=&quot;pos&quot;;[.L1961];[.P1959])" office:value-type="string" office:string-value="1895.18726">
            <text:p>1895.18726</text:p>
          </table:table-cell>
          <table:table-cell table:formula="of:=IF([.G1960]=&quot;pos&quot;;[.L1963];[.Q1959])" office:value-type="string" office:string-value="3882.18091">
            <text:p>3882.18091</text:p>
          </table:table-cell>
          <table:table-cell table:formula="of:=IF([.P1960]=[.P1959];&quot;&quot;;CONCATENATE(&quot;{ name = '&quot;;[.O1960];&quot;', x = &quot;;[.P1960];&quot;, z = &quot;;[.Q196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1961]=&quot;defName&quot;;[.J1961];[.O1960])" office:value-type="string" office:string-value="bug_larva">
            <text:p>bug_larva</text:p>
          </table:table-cell>
          <table:table-cell table:formula="of:=IF([.G1961]=&quot;pos&quot;;[.L1962];[.P1960])" office:value-type="string" office:string-value="1895.18726">
            <text:p>1895.18726</text:p>
          </table:table-cell>
          <table:table-cell table:formula="of:=IF([.G1961]=&quot;pos&quot;;[.L1964];[.Q1960])" office:value-type="string" office:string-value="3882.18091">
            <text:p>3882.18091</text:p>
          </table:table-cell>
          <table:table-cell table:formula="of:=IF([.P1961]=[.P1960];&quot;&quot;;CONCATENATE(&quot;{ name = '&quot;;[.O1961];&quot;', x = &quot;;[.P1961];&quot;, z = &quot;;[.Q196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962]=&quot;defName&quot;;[.J1962];[.O1961])" office:value-type="string" office:string-value="bug_larva">
            <text:p>bug_larva</text:p>
          </table:table-cell>
          <table:table-cell table:formula="of:=IF([.G1962]=&quot;pos&quot;;[.L1963];[.P1961])" office:value-type="string" office:string-value="1895.18726">
            <text:p>1895.18726</text:p>
          </table:table-cell>
          <table:table-cell table:formula="of:=IF([.G1962]=&quot;pos&quot;;[.L1965];[.Q1961])" office:value-type="string" office:string-value="3882.18091">
            <text:p>3882.18091</text:p>
          </table:table-cell>
          <table:table-cell table:formula="of:=IF([.P1962]=[.P1961];&quot;&quot;;CONCATENATE(&quot;{ name = '&quot;;[.O1962];&quot;', x = &quot;;[.P1962];&quot;, z = &quot;;[.Q196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1100">
            <text:p>1100</text:p>
          </table:table-cell>
          <table:table-cell/>
          <table:table-cell/>
          <table:table-cell table:number-columns-repeated="2"/>
          <table:table-cell table:formula="of:=IF([.G1963]=&quot;defName&quot;;[.J1963];[.O1962])" office:value-type="string" office:string-value="bug_larva">
            <text:p>bug_larva</text:p>
          </table:table-cell>
          <table:table-cell table:formula="of:=IF([.G1963]=&quot;pos&quot;;[.L1964];[.P1962])" office:value-type="string" office:string-value="1895.18726">
            <text:p>1895.18726</text:p>
          </table:table-cell>
          <table:table-cell table:formula="of:=IF([.G1963]=&quot;pos&quot;;[.L1966];[.Q1962])" office:value-type="string" office:string-value="3882.18091">
            <text:p>3882.18091</text:p>
          </table:table-cell>
          <table:table-cell table:formula="of:=IF([.P1963]=[.P1962];&quot;&quot;;CONCATENATE(&quot;{ name = '&quot;;[.O1963];&quot;', x = &quot;;[.P1963];&quot;, z = &quot;;[.Q196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1000">
            <text:p>1000</text:p>
          </table:table-cell>
          <table:table-cell/>
          <table:table-cell/>
          <table:table-cell table:number-columns-repeated="2"/>
          <table:table-cell table:formula="of:=IF([.G1964]=&quot;defName&quot;;[.J1964];[.O1963])" office:value-type="string" office:string-value="bug_larva">
            <text:p>bug_larva</text:p>
          </table:table-cell>
          <table:table-cell table:formula="of:=IF([.G1964]=&quot;pos&quot;;[.L1965];[.P1963])" office:value-type="string" office:string-value="1895.18726">
            <text:p>1895.18726</text:p>
          </table:table-cell>
          <table:table-cell table:formula="of:=IF([.G1964]=&quot;pos&quot;;[.L1967];[.Q1963])" office:value-type="string" office:string-value="3882.18091">
            <text:p>3882.18091</text:p>
          </table:table-cell>
          <table:table-cell table:formula="of:=IF([.P1964]=[.P1963];&quot;&quot;;CONCATENATE(&quot;{ name = '&quot;;[.O1964];&quot;', x = &quot;;[.P1964];&quot;, z = &quot;;[.Q19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1965]=&quot;defName&quot;;[.J1965];[.O1964])" office:value-type="string" office:string-value="bug_larva">
            <text:p>bug_larva</text:p>
          </table:table-cell>
          <table:table-cell table:formula="of:=IF([.G1965]=&quot;pos&quot;;[.L1966];[.P1964])" office:value-type="string" office:string-value="1895.18726">
            <text:p>1895.18726</text:p>
          </table:table-cell>
          <table:table-cell table:formula="of:=IF([.G1965]=&quot;pos&quot;;[.L1968];[.Q1964])" office:value-type="string" office:string-value="3882.18091">
            <text:p>3882.18091</text:p>
          </table:table-cell>
          <table:table-cell table:formula="of:=IF([.P1965]=[.P1964];&quot;&quot;;CONCATENATE(&quot;{ name = '&quot;;[.O1965];&quot;', x = &quot;;[.P1965];&quot;, z = &quot;;[.Q19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1966]=&quot;defName&quot;;[.J1966];[.O1965])" office:value-type="string" office:string-value="bug_larva">
            <text:p>bug_larva</text:p>
          </table:table-cell>
          <table:table-cell table:formula="of:=IF([.G1966]=&quot;pos&quot;;[.L1967];[.P1965])" office:value-type="string" office:string-value="1895.18726">
            <text:p>1895.18726</text:p>
          </table:table-cell>
          <table:table-cell table:formula="of:=IF([.G1966]=&quot;pos&quot;;[.L1969];[.Q1965])" office:value-type="string" office:string-value="3882.18091">
            <text:p>3882.18091</text:p>
          </table:table-cell>
          <table:table-cell table:formula="of:=IF([.P1966]=[.P1965];&quot;&quot;;CONCATENATE(&quot;{ name = '&quot;;[.O1966];&quot;', x = &quot;;[.P1966];&quot;, z = &quot;;[.Q19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1967]=&quot;defName&quot;;[.J1967];[.O1966])" office:value-type="string" office:string-value="bug_larva">
            <text:p>bug_larva</text:p>
          </table:table-cell>
          <table:table-cell table:formula="of:=IF([.G1967]=&quot;pos&quot;;[.L1968];[.P1966])" office:value-type="string" office:string-value="1895.18726">
            <text:p>1895.18726</text:p>
          </table:table-cell>
          <table:table-cell table:formula="of:=IF([.G1967]=&quot;pos&quot;;[.L1970];[.Q1966])" office:value-type="string" office:string-value="3882.18091">
            <text:p>3882.18091</text:p>
          </table:table-cell>
          <table:table-cell table:formula="of:=IF([.P1967]=[.P1966];&quot;&quot;;CONCATENATE(&quot;{ name = '&quot;;[.O1967];&quot;', x = &quot;;[.P1967];&quot;, z = &quot;;[.Q196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Xenosect Larva - Melee Unit</text:p>
          </table:table-cell>
          <table:table-cell/>
          <table:table-cell/>
          <table:table-cell table:number-columns-repeated="2"/>
          <table:table-cell table:formula="of:=IF([.G1968]=&quot;defName&quot;;[.J1968];[.O1967])" office:value-type="string" office:string-value="bug_larva">
            <text:p>bug_larva</text:p>
          </table:table-cell>
          <table:table-cell table:formula="of:=IF([.G1968]=&quot;pos&quot;;[.L1969];[.P1967])" office:value-type="string" office:string-value="1895.18726">
            <text:p>1895.18726</text:p>
          </table:table-cell>
          <table:table-cell table:formula="of:=IF([.G1968]=&quot;pos&quot;;[.L1971];[.Q1967])" office:value-type="string" office:string-value="3882.18091">
            <text:p>3882.18091</text:p>
          </table:table-cell>
          <table:table-cell table:formula="of:=IF([.P1968]=[.P1967];&quot;&quot;;CONCATENATE(&quot;{ name = '&quot;;[.O1968];&quot;', x = &quot;;[.P1968];&quot;, z = &quot;;[.Q196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1969]=&quot;defName&quot;;[.J1969];[.O1968])" office:value-type="string" office:string-value="bug_larva">
            <text:p>bug_larva</text:p>
          </table:table-cell>
          <table:table-cell table:formula="of:=IF([.G1969]=&quot;pos&quot;;[.L1970];[.P1968])" office:value-type="string" office:string-value="1895.18726">
            <text:p>1895.18726</text:p>
          </table:table-cell>
          <table:table-cell table:formula="of:=IF([.G1969]=&quot;pos&quot;;[.L1972];[.Q1968])" office:value-type="string" office:string-value="3882.18091">
            <text:p>3882.18091</text:p>
          </table:table-cell>
          <table:table-cell table:formula="of:=IF([.P1969]=[.P1968];&quot;&quot;;CONCATENATE(&quot;{ name = '&quot;;[.O1969];&quot;', x = &quot;;[.P1969];&quot;, z = &quot;;[.Q196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70]=&quot;defName&quot;;[.J1970];[.O1969])" office:value-type="string" office:string-value="bug_larva">
            <text:p>bug_larva</text:p>
          </table:table-cell>
          <table:table-cell table:formula="of:=IF([.G1970]=&quot;pos&quot;;[.L1971];[.P1969])" office:value-type="string" office:string-value="1895.18726">
            <text:p>1895.18726</text:p>
          </table:table-cell>
          <table:table-cell table:formula="of:=IF([.G1970]=&quot;pos&quot;;[.L1973];[.Q1969])" office:value-type="string" office:string-value="3882.18091">
            <text:p>3882.18091</text:p>
          </table:table-cell>
          <table:table-cell table:formula="of:=IF([.P1970]=[.P1969];&quot;&quot;;CONCATENATE(&quot;{ name = '&quot;;[.O1970];&quot;', x = &quot;;[.P1970];&quot;, z = &quot;;[.Q19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71]=&quot;defName&quot;;[.J1971];[.O1970])" office:value-type="string" office:string-value="bug_larva">
            <text:p>bug_larva</text:p>
          </table:table-cell>
          <table:table-cell table:formula="of:=IF([.G1971]=&quot;pos&quot;;[.L1972];[.P1970])" office:value-type="string" office:string-value="1895.18726">
            <text:p>1895.18726</text:p>
          </table:table-cell>
          <table:table-cell table:formula="of:=IF([.G1971]=&quot;pos&quot;;[.L1974];[.Q1970])" office:value-type="string" office:string-value="3882.18091">
            <text:p>3882.18091</text:p>
          </table:table-cell>
          <table:table-cell table:formula="of:=IF([.P1971]=[.P1970];&quot;&quot;;CONCATENATE(&quot;{ name = '&quot;;[.O1971];&quot;', x = &quot;;[.P1971];&quot;, z = &quot;;[.Q19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72]=&quot;defName&quot;;[.J1972];[.O1971])" office:value-type="string" office:string-value="bug_larva">
            <text:p>bug_larva</text:p>
          </table:table-cell>
          <table:table-cell table:formula="of:=IF([.G1972]=&quot;pos&quot;;[.L1973];[.P1971])" office:value-type="string" office:string-value="1895.18726">
            <text:p>1895.18726</text:p>
          </table:table-cell>
          <table:table-cell table:formula="of:=IF([.G1972]=&quot;pos&quot;;[.L1975];[.Q1971])" office:value-type="string" office:string-value="3882.18091">
            <text:p>3882.18091</text:p>
          </table:table-cell>
          <table:table-cell table:formula="of:=IF([.P1972]=[.P1971];&quot;&quot;;CONCATENATE(&quot;{ name = '&quot;;[.O1972];&quot;', x = &quot;;[.P1972];&quot;, z = &quot;;[.Q19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73]=&quot;defName&quot;;[.J1973];[.O1972])" office:value-type="string" office:string-value="bug_larva">
            <text:p>bug_larva</text:p>
          </table:table-cell>
          <table:table-cell table:formula="of:=IF([.G1973]=&quot;pos&quot;;[.L1974];[.P1972])" office:value-type="string" office:string-value="1895.18726">
            <text:p>1895.18726</text:p>
          </table:table-cell>
          <table:table-cell table:formula="of:=IF([.G1973]=&quot;pos&quot;;[.L1976];[.Q1972])" office:value-type="string" office:string-value="3882.18091">
            <text:p>3882.18091</text:p>
          </table:table-cell>
          <table:table-cell table:formula="of:=IF([.P1973]=[.P1972];&quot;&quot;;CONCATENATE(&quot;{ name = '&quot;;[.O1973];&quot;', x = &quot;;[.P1973];&quot;, z = &quot;;[.Q19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74]=&quot;defName&quot;;[.J1974];[.O1973])" office:value-type="string" office:string-value="bug_larva">
            <text:p>bug_larva</text:p>
          </table:table-cell>
          <table:table-cell table:formula="of:=IF([.G1974]=&quot;pos&quot;;[.L1975];[.P1973])" office:value-type="string" office:string-value="1895.18726">
            <text:p>1895.18726</text:p>
          </table:table-cell>
          <table:table-cell table:formula="of:=IF([.G1974]=&quot;pos&quot;;[.L1977];[.Q1973])" office:value-type="string" office:string-value="3882.18091">
            <text:p>3882.18091</text:p>
          </table:table-cell>
          <table:table-cell table:formula="of:=IF([.P1974]=[.P1973];&quot;&quot;;CONCATENATE(&quot;{ name = '&quot;;[.O1974];&quot;', x = &quot;;[.P1974];&quot;, z = &quot;;[.Q19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75]=&quot;defName&quot;;[.J1975];[.O1974])" office:value-type="string" office:string-value="bug_larva">
            <text:p>bug_larva</text:p>
          </table:table-cell>
          <table:table-cell table:formula="of:=IF([.G1975]=&quot;pos&quot;;[.L1976];[.P1974])" office:value-type="string" office:string-value="1895.18726">
            <text:p>1895.18726</text:p>
          </table:table-cell>
          <table:table-cell table:formula="of:=IF([.G1975]=&quot;pos&quot;;[.L1978];[.Q1974])" office:value-type="string" office:string-value="3882.18091">
            <text:p>3882.18091</text:p>
          </table:table-cell>
          <table:table-cell table:formula="of:=IF([.P1975]=[.P1974];&quot;&quot;;CONCATENATE(&quot;{ name = '&quot;;[.O1975];&quot;', x = &quot;;[.P1975];&quot;, z = &quot;;[.Q19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76]=&quot;defName&quot;;[.J1976];[.O1975])" office:value-type="string" office:string-value="bug_larva">
            <text:p>bug_larva</text:p>
          </table:table-cell>
          <table:table-cell table:formula="of:=IF([.G1976]=&quot;pos&quot;;[.L1977];[.P1975])" office:value-type="string" office:string-value="1895.18726">
            <text:p>1895.18726</text:p>
          </table:table-cell>
          <table:table-cell table:formula="of:=IF([.G1976]=&quot;pos&quot;;[.L1979];[.Q1975])" office:value-type="string" office:string-value="3882.18091">
            <text:p>3882.18091</text:p>
          </table:table-cell>
          <table:table-cell table:formula="of:=IF([.P1976]=[.P1975];&quot;&quot;;CONCATENATE(&quot;{ name = '&quot;;[.O1976];&quot;', x = &quot;;[.P1976];&quot;, z = &quot;;[.Q19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1977]=&quot;defName&quot;;[.J1977];[.O1976])" office:value-type="string" office:string-value="bug_larva">
            <text:p>bug_larva</text:p>
          </table:table-cell>
          <table:table-cell table:formula="of:=IF([.G1977]=&quot;pos&quot;;[.L1978];[.P1976])" office:value-type="string" office:string-value="1895.18726">
            <text:p>1895.18726</text:p>
          </table:table-cell>
          <table:table-cell table:formula="of:=IF([.G1977]=&quot;pos&quot;;[.L1980];[.Q1976])" office:value-type="string" office:string-value="3882.18091">
            <text:p>3882.18091</text:p>
          </table:table-cell>
          <table:table-cell table:formula="of:=IF([.P1977]=[.P1976];&quot;&quot;;CONCATENATE(&quot;{ name = '&quot;;[.O1977];&quot;', x = &quot;;[.P1977];&quot;, z = &quot;;[.Q19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78]=&quot;defName&quot;;[.J1978];[.O1977])" office:value-type="string" office:string-value="bug_larva">
            <text:p>bug_larva</text:p>
          </table:table-cell>
          <table:table-cell table:formula="of:=IF([.G1978]=&quot;pos&quot;;[.L1979];[.P1977])" office:value-type="string" office:string-value="1895.18726">
            <text:p>1895.18726</text:p>
          </table:table-cell>
          <table:table-cell table:formula="of:=IF([.G1978]=&quot;pos&quot;;[.L1981];[.Q1977])" office:value-type="string" office:string-value="3882.18091">
            <text:p>3882.18091</text:p>
          </table:table-cell>
          <table:table-cell table:formula="of:=IF([.P1978]=[.P1977];&quot;&quot;;CONCATENATE(&quot;{ name = '&quot;;[.O1978];&quot;', x = &quot;;[.P1978];&quot;, z = &quot;;[.Q19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79]=&quot;defName&quot;;[.J1979];[.O1978])" office:value-type="string" office:string-value="bug_larva">
            <text:p>bug_larva</text:p>
          </table:table-cell>
          <table:table-cell table:formula="of:=IF([.G1979]=&quot;pos&quot;;[.L1980];[.P1978])" office:value-type="string" office:string-value="1895.18726">
            <text:p>1895.18726</text:p>
          </table:table-cell>
          <table:table-cell table:formula="of:=IF([.G1979]=&quot;pos&quot;;[.L1982];[.Q1978])" office:value-type="string" office:string-value="3882.18091">
            <text:p>3882.18091</text:p>
          </table:table-cell>
          <table:table-cell table:formula="of:=IF([.P1979]=[.P1978];&quot;&quot;;CONCATENATE(&quot;{ name = '&quot;;[.O1979];&quot;', x = &quot;;[.P1979];&quot;, z = &quot;;[.Q197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1980]=&quot;defName&quot;;[.J1980];[.O1979])" office:value-type="string" office:string-value="bug_larva">
            <text:p>bug_larva</text:p>
          </table:table-cell>
          <table:table-cell table:formula="of:=IF([.G1980]=&quot;pos&quot;;[.L1981];[.P1979])" office:value-type="string" office:string-value="1895.18726">
            <text:p>1895.18726</text:p>
          </table:table-cell>
          <table:table-cell table:formula="of:=IF([.G1980]=&quot;pos&quot;;[.L1983];[.Q1979])" office:value-type="string" office:string-value="3882.18091">
            <text:p>3882.18091</text:p>
          </table:table-cell>
          <table:table-cell table:formula="of:=IF([.P1980]=[.P1979];&quot;&quot;;CONCATENATE(&quot;{ name = '&quot;;[.O1980];&quot;', x = &quot;;[.P1980];&quot;, z = &quot;;[.Q19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1981]=&quot;defName&quot;;[.J1981];[.O1980])" office:value-type="string" office:string-value="bug_larva">
            <text:p>bug_larva</text:p>
          </table:table-cell>
          <table:table-cell table:formula="of:=IF([.G1981]=&quot;pos&quot;;[.L1982];[.P1980])" office:value-type="string" office:string-value="1895.18726">
            <text:p>1895.18726</text:p>
          </table:table-cell>
          <table:table-cell table:formula="of:=IF([.G1981]=&quot;pos&quot;;[.L1984];[.Q1980])" office:value-type="string" office:string-value="3882.18091">
            <text:p>3882.18091</text:p>
          </table:table-cell>
          <table:table-cell table:formula="of:=IF([.P1981]=[.P1980];&quot;&quot;;CONCATENATE(&quot;{ name = '&quot;;[.O1981];&quot;', x = &quot;;[.P1981];&quot;, z = &quot;;[.Q19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82]=&quot;defName&quot;;[.J1982];[.O1981])" office:value-type="string" office:string-value="bug_larva">
            <text:p>bug_larva</text:p>
          </table:table-cell>
          <table:table-cell table:formula="of:=IF([.G1982]=&quot;pos&quot;;[.L1983];[.P1981])" office:value-type="string" office:string-value="1895.18726">
            <text:p>1895.18726</text:p>
          </table:table-cell>
          <table:table-cell table:formula="of:=IF([.G1982]=&quot;pos&quot;;[.L1985];[.Q1981])" office:value-type="string" office:string-value="3882.18091">
            <text:p>3882.18091</text:p>
          </table:table-cell>
          <table:table-cell table:formula="of:=IF([.P1982]=[.P1981];&quot;&quot;;CONCATENATE(&quot;{ name = '&quot;;[.O1982];&quot;', x = &quot;;[.P1982];&quot;, z = &quot;;[.Q198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83]=&quot;defName&quot;;[.J1983];[.O1982])" office:value-type="string" office:string-value="bug_larva">
            <text:p>bug_larva</text:p>
          </table:table-cell>
          <table:table-cell table:formula="of:=IF([.G1983]=&quot;pos&quot;;[.L1984];[.P1982])" office:value-type="string" office:string-value="1895.18726">
            <text:p>1895.18726</text:p>
          </table:table-cell>
          <table:table-cell table:formula="of:=IF([.G1983]=&quot;pos&quot;;[.L1986];[.Q1982])" office:value-type="string" office:string-value="3882.18091">
            <text:p>3882.18091</text:p>
          </table:table-cell>
          <table:table-cell table:formula="of:=IF([.P1983]=[.P1982];&quot;&quot;;CONCATENATE(&quot;{ name = '&quot;;[.O1983];&quot;', x = &quot;;[.P1983];&quot;, z = &quot;;[.Q198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1984]=&quot;defName&quot;;[.J1984];[.O1983])" office:value-type="string" office:string-value="bug_larva">
            <text:p>bug_larva</text:p>
          </table:table-cell>
          <table:table-cell table:formula="of:=IF([.G1984]=&quot;pos&quot;;[.L1985];[.P1983])" office:value-type="string" office:string-value="1895.18726">
            <text:p>1895.18726</text:p>
          </table:table-cell>
          <table:table-cell table:formula="of:=IF([.G1984]=&quot;pos&quot;;[.L1987];[.Q1983])" office:value-type="string" office:string-value="3882.18091">
            <text:p>3882.18091</text:p>
          </table:table-cell>
          <table:table-cell table:formula="of:=IF([.P1984]=[.P1983];&quot;&quot;;CONCATENATE(&quot;{ name = '&quot;;[.O1984];&quot;', x = &quot;;[.P1984];&quot;, z = &quot;;[.Q19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985]=&quot;defName&quot;;[.J1985];[.O1984])" office:value-type="string" office:string-value="bug_larva">
            <text:p>bug_larva</text:p>
          </table:table-cell>
          <table:table-cell table:formula="of:=IF([.G1985]=&quot;pos&quot;;[.L1986];[.P1984])" office:value-type="string" office:string-value="1895.18726">
            <text:p>1895.18726</text:p>
          </table:table-cell>
          <table:table-cell table:formula="of:=IF([.G1985]=&quot;pos&quot;;[.L1988];[.Q1984])" office:value-type="string" office:string-value="3882.18091">
            <text:p>3882.18091</text:p>
          </table:table-cell>
          <table:table-cell table:formula="of:=IF([.P1985]=[.P1984];&quot;&quot;;CONCATENATE(&quot;{ name = '&quot;;[.O1985];&quot;', x = &quot;;[.P1985];&quot;, z = &quot;;[.Q19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986]=&quot;defName&quot;;[.J1986];[.O1985])" office:value-type="string" office:string-value="bug_larva">
            <text:p>bug_larva</text:p>
          </table:table-cell>
          <table:table-cell table:formula="of:=IF([.G1986]=&quot;pos&quot;;[.L1987];[.P1985])" office:value-type="string" office:string-value="1895.18726">
            <text:p>1895.18726</text:p>
          </table:table-cell>
          <table:table-cell table:formula="of:=IF([.G1986]=&quot;pos&quot;;[.L1989];[.Q1985])" office:value-type="string" office:string-value="3882.18091">
            <text:p>3882.18091</text:p>
          </table:table-cell>
          <table:table-cell table:formula="of:=IF([.P1986]=[.P1985];&quot;&quot;;CONCATENATE(&quot;{ name = '&quot;;[.O1986];&quot;', x = &quot;;[.P1986];&quot;, z = &quot;;[.Q198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56">
            <text:p>56</text:p>
          </table:table-cell>
          <table:table-cell table:number-columns-repeated="2"/>
          <table:table-cell table:formula="of:=IF([.G1987]=&quot;defName&quot;;[.J1987];[.O1986])" office:value-type="string" office:string-value="bug_larva">
            <text:p>bug_larva</text:p>
          </table:table-cell>
          <table:table-cell table:formula="of:=IF([.G1987]=&quot;pos&quot;;[.L1988];[.P1986])" office:value-type="string" office:string-value="1895.18726">
            <text:p>1895.18726</text:p>
          </table:table-cell>
          <table:table-cell table:formula="of:=IF([.G1987]=&quot;pos&quot;;[.L1990];[.Q1986])" office:value-type="string" office:string-value="3882.18091">
            <text:p>3882.18091</text:p>
          </table:table-cell>
          <table:table-cell table:formula="of:=IF([.P1987]=[.P1986];&quot;&quot;;CONCATENATE(&quot;{ name = '&quot;;[.O1987];&quot;', x = &quot;;[.P1987];&quot;, z = &quot;;[.Q198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1988]=&quot;defName&quot;;[.J1988];[.O1987])" office:value-type="string" office:string-value="bug_larva">
            <text:p>bug_larva</text:p>
          </table:table-cell>
          <table:table-cell table:formula="of:=IF([.G1988]=&quot;pos&quot;;[.L1989];[.P1987])" office:value-type="string" office:string-value="1895.18726">
            <text:p>1895.18726</text:p>
          </table:table-cell>
          <table:table-cell table:formula="of:=IF([.G1988]=&quot;pos&quot;;[.L1991];[.Q1987])" office:value-type="string" office:string-value="3882.18091">
            <text:p>3882.18091</text:p>
          </table:table-cell>
          <table:table-cell table:formula="of:=IF([.P1988]=[.P1987];&quot;&quot;;CONCATENATE(&quot;{ name = '&quot;;[.O1988];&quot;', x = &quot;;[.P1988];&quot;, z = &quot;;[.Q19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table:formula="of:=IF([.G1989]=&quot;defName&quot;;[.J1989];[.O1988])" office:value-type="string" office:string-value="bug_larva">
            <text:p>bug_larva</text:p>
          </table:table-cell>
          <table:table-cell table:formula="of:=IF([.G1989]=&quot;pos&quot;;[.L1990];[.P1988])" office:value-type="string" office:string-value="1895.18726">
            <text:p>1895.18726</text:p>
          </table:table-cell>
          <table:table-cell table:formula="of:=IF([.G1989]=&quot;pos&quot;;[.L1992];[.Q1988])" office:value-type="string" office:string-value="3882.18091">
            <text:p>3882.18091</text:p>
          </table:table-cell>
          <table:table-cell table:formula="of:=IF([.P1989]=[.P1988];&quot;&quot;;CONCATENATE(&quot;{ name = '&quot;;[.O1989];&quot;', x = &quot;;[.P1989];&quot;, z = &quot;;[.Q198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1990]=&quot;defName&quot;;[.J1990];[.O1989])" office:value-type="string" office:string-value="bug_larva">
            <text:p>bug_larva</text:p>
          </table:table-cell>
          <table:table-cell table:formula="of:=IF([.G1990]=&quot;pos&quot;;[.L1991];[.P1989])" office:value-type="string" office:string-value="1895.18726">
            <text:p>1895.18726</text:p>
          </table:table-cell>
          <table:table-cell table:formula="of:=IF([.G1990]=&quot;pos&quot;;[.L1993];[.Q1989])" office:value-type="string" office:string-value="3882.18091">
            <text:p>3882.18091</text:p>
          </table:table-cell>
          <table:table-cell table:formula="of:=IF([.P1990]=[.P1989];&quot;&quot;;CONCATENATE(&quot;{ name = '&quot;;[.O1990];&quot;', x = &quot;;[.P1990];&quot;, z = &quot;;[.Q199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1991]=&quot;defName&quot;;[.J1991];[.O1990])" office:value-type="string" office:string-value="bug_larva">
            <text:p>bug_larva</text:p>
          </table:table-cell>
          <table:table-cell table:formula="of:=IF([.G1991]=&quot;pos&quot;;[.L1992];[.P1990])" office:value-type="string" office:string-value="1895.18726">
            <text:p>1895.18726</text:p>
          </table:table-cell>
          <table:table-cell table:formula="of:=IF([.G1991]=&quot;pos&quot;;[.L1994];[.Q1990])" office:value-type="string" office:string-value="3882.18091">
            <text:p>3882.18091</text:p>
          </table:table-cell>
          <table:table-cell table:formula="of:=IF([.P1991]=[.P1990];&quot;&quot;;CONCATENATE(&quot;{ name = '&quot;;[.O1991];&quot;', x = &quot;;[.P1991];&quot;, z = &quot;;[.Q19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992]=&quot;defName&quot;;[.J1992];[.O1991])" office:value-type="string" office:string-value="bug_larva">
            <text:p>bug_larva</text:p>
          </table:table-cell>
          <table:table-cell table:formula="of:=IF([.G1992]=&quot;pos&quot;;[.L1993];[.P1991])" office:value-type="string" office:string-value="1895.18726">
            <text:p>1895.18726</text:p>
          </table:table-cell>
          <table:table-cell table:formula="of:=IF([.G1992]=&quot;pos&quot;;[.L1995];[.Q1991])" office:value-type="string" office:string-value="3882.18091">
            <text:p>3882.18091</text:p>
          </table:table-cell>
          <table:table-cell table:formula="of:=IF([.P1992]=[.P1991];&quot;&quot;;CONCATENATE(&quot;{ name = '&quot;;[.O1992];&quot;', x = &quot;;[.P1992];&quot;, z = &quot;;[.Q199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93]=&quot;defName&quot;;[.J1993];[.O1992])" office:value-type="string" office:string-value="bug_larva">
            <text:p>bug_larva</text:p>
          </table:table-cell>
          <table:table-cell table:formula="of:=IF([.G1993]=&quot;pos&quot;;[.L1994];[.P1992])" office:value-type="string" office:string-value="1895.18726">
            <text:p>1895.18726</text:p>
          </table:table-cell>
          <table:table-cell table:formula="of:=IF([.G1993]=&quot;pos&quot;;[.L1996];[.Q1992])" office:value-type="string" office:string-value="3882.18091">
            <text:p>3882.18091</text:p>
          </table:table-cell>
          <table:table-cell table:formula="of:=IF([.P1993]=[.P1992];&quot;&quot;;CONCATENATE(&quot;{ name = '&quot;;[.O1993];&quot;', x = &quot;;[.P1993];&quot;, z = &quot;;[.Q199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994]=&quot;defName&quot;;[.J1994];[.O1993])" office:value-type="string" office:string-value="bug_larva">
            <text:p>bug_larva</text:p>
          </table:table-cell>
          <table:table-cell table:formula="of:=IF([.G1994]=&quot;pos&quot;;[.L1995];[.P1993])" office:value-type="string" office:string-value="1895.18726">
            <text:p>1895.18726</text:p>
          </table:table-cell>
          <table:table-cell table:formula="of:=IF([.G1994]=&quot;pos&quot;;[.L1997];[.Q1993])" office:value-type="string" office:string-value="3882.18091">
            <text:p>3882.18091</text:p>
          </table:table-cell>
          <table:table-cell table:formula="of:=IF([.P1994]=[.P1993];&quot;&quot;;CONCATENATE(&quot;{ name = '&quot;;[.O1994];&quot;', x = &quot;;[.P1994];&quot;, z = &quot;;[.Q19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95]=&quot;defName&quot;;[.J1995];[.O1994])" office:value-type="string" office:string-value="bug_larva">
            <text:p>bug_larva</text:p>
          </table:table-cell>
          <table:table-cell table:formula="of:=IF([.G1995]=&quot;pos&quot;;[.L1996];[.P1994])" office:value-type="string" office:string-value="1895.18726">
            <text:p>1895.18726</text:p>
          </table:table-cell>
          <table:table-cell table:formula="of:=IF([.G1995]=&quot;pos&quot;;[.L1998];[.Q1994])" office:value-type="string" office:string-value="3882.18091">
            <text:p>3882.18091</text:p>
          </table:table-cell>
          <table:table-cell table:formula="of:=IF([.P1995]=[.P1994];&quot;&quot;;CONCATENATE(&quot;{ name = '&quot;;[.O1995];&quot;', x = &quot;;[.P1995];&quot;, z = &quot;;[.Q19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1996]=&quot;defName&quot;;[.J1996];[.O1995])" office:value-type="string" office:string-value="bug_larva">
            <text:p>bug_larva</text:p>
          </table:table-cell>
          <table:table-cell table:formula="of:=IF([.G1996]=&quot;pos&quot;;[.L1997];[.P1995])" office:value-type="string" office:string-value="1895.18726">
            <text:p>1895.18726</text:p>
          </table:table-cell>
          <table:table-cell table:formula="of:=IF([.G1996]=&quot;pos&quot;;[.L1999];[.Q1995])" office:value-type="string" office:string-value="3882.18091">
            <text:p>3882.18091</text:p>
          </table:table-cell>
          <table:table-cell table:formula="of:=IF([.P1996]=[.P1995];&quot;&quot;;CONCATENATE(&quot;{ name = '&quot;;[.O1996];&quot;', x = &quot;;[.P1996];&quot;, z = &quot;;[.Q19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1997]=&quot;defName&quot;;[.J1997];[.O1996])" office:value-type="string" office:string-value="bug_larva">
            <text:p>bug_larva</text:p>
          </table:table-cell>
          <table:table-cell table:formula="of:=IF([.G1997]=&quot;pos&quot;;[.L1998];[.P1996])" office:value-type="string" office:string-value="1895.18726">
            <text:p>1895.18726</text:p>
          </table:table-cell>
          <table:table-cell table:formula="of:=IF([.G1997]=&quot;pos&quot;;[.L2000];[.Q1996])" office:value-type="string" office:string-value="3882.18091">
            <text:p>3882.18091</text:p>
          </table:table-cell>
          <table:table-cell table:formula="of:=IF([.P1997]=[.P1996];&quot;&quot;;CONCATENATE(&quot;{ name = '&quot;;[.O1997];&quot;', x = &quot;;[.P1997];&quot;, z = &quot;;[.Q199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1998]=&quot;defName&quot;;[.J1998];[.O1997])" office:value-type="string" office:string-value="bug_larva">
            <text:p>bug_larva</text:p>
          </table:table-cell>
          <table:table-cell table:formula="of:=IF([.G1998]=&quot;pos&quot;;[.L1999];[.P1997])" office:value-type="string" office:string-value="1895.18726">
            <text:p>1895.18726</text:p>
          </table:table-cell>
          <table:table-cell table:formula="of:=IF([.G1998]=&quot;pos&quot;;[.L2001];[.Q1997])" office:value-type="string" office:string-value="3882.18091">
            <text:p>3882.18091</text:p>
          </table:table-cell>
          <table:table-cell table:formula="of:=IF([.P1998]=[.P1997];&quot;&quot;;CONCATENATE(&quot;{ name = '&quot;;[.O1998];&quot;', x = &quot;;[.P1998];&quot;, z = &quot;;[.Q199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10">
            <text:p>10</text:p>
          </table:table-cell>
          <table:table-cell table:formula="of:=IF([.G1999]=&quot;defName&quot;;[.J1999];[.O1998])" office:value-type="string" office:string-value="bug_larva">
            <text:p>bug_larva</text:p>
          </table:table-cell>
          <table:table-cell table:formula="of:=IF([.G1999]=&quot;pos&quot;;[.L2000];[.P1998])" office:value-type="string" office:string-value="1895.18726">
            <text:p>1895.18726</text:p>
          </table:table-cell>
          <table:table-cell table:formula="of:=IF([.G1999]=&quot;pos&quot;;[.L2002];[.Q1998])" office:value-type="string" office:string-value="3882.18091">
            <text:p>3882.18091</text:p>
          </table:table-cell>
          <table:table-cell table:formula="of:=IF([.P1999]=[.P1998];&quot;&quot;;CONCATENATE(&quot;{ name = '&quot;;[.O1999];&quot;', x = &quot;;[.P1999];&quot;, z = &quot;;[.Q199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000]=&quot;defName&quot;;[.J2000];[.O1999])" office:value-type="string" office:string-value="bug_larva">
            <text:p>bug_larva</text:p>
          </table:table-cell>
          <table:table-cell table:formula="of:=IF([.G2000]=&quot;pos&quot;;[.L2001];[.P1999])" office:value-type="string" office:string-value="1895.18726">
            <text:p>1895.18726</text:p>
          </table:table-cell>
          <table:table-cell table:formula="of:=IF([.G2000]=&quot;pos&quot;;[.L2003];[.Q1999])" office:value-type="string" office:string-value="3882.18091">
            <text:p>3882.18091</text:p>
          </table:table-cell>
          <table:table-cell table:formula="of:=IF([.P2000]=[.P1999];&quot;&quot;;CONCATENATE(&quot;{ name = '&quot;;[.O2000];&quot;', x = &quot;;[.P2000];&quot;, z = &quot;;[.Q20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2001]=&quot;defName&quot;;[.J2001];[.O2000])" office:value-type="string" office:string-value="bug_larva">
            <text:p>bug_larva</text:p>
          </table:table-cell>
          <table:table-cell table:formula="of:=IF([.G2001]=&quot;pos&quot;;[.L2002];[.P2000])" office:value-type="string" office:string-value="1895.18726">
            <text:p>1895.18726</text:p>
          </table:table-cell>
          <table:table-cell table:formula="of:=IF([.G2001]=&quot;pos&quot;;[.L2004];[.Q2000])" office:value-type="string" office:string-value="3882.18091">
            <text:p>3882.18091</text:p>
          </table:table-cell>
          <table:table-cell table:formula="of:=IF([.P2001]=[.P2000];&quot;&quot;;CONCATENATE(&quot;{ name = '&quot;;[.O2001];&quot;', x = &quot;;[.P2001];&quot;, z = &quot;;[.Q200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02]=&quot;defName&quot;;[.J2002];[.O2001])" office:value-type="string" office:string-value="bug_larva">
            <text:p>bug_larva</text:p>
          </table:table-cell>
          <table:table-cell table:formula="of:=IF([.G2002]=&quot;pos&quot;;[.L2003];[.P2001])" office:value-type="string" office:string-value="1895.18726">
            <text:p>1895.18726</text:p>
          </table:table-cell>
          <table:table-cell table:formula="of:=IF([.G2002]=&quot;pos&quot;;[.L2005];[.Q2001])" office:value-type="string" office:string-value="3882.18091">
            <text:p>3882.18091</text:p>
          </table:table-cell>
          <table:table-cell table:formula="of:=IF([.P2002]=[.P2001];&quot;&quot;;CONCATENATE(&quot;{ name = '&quot;;[.O2002];&quot;', x = &quot;;[.P2002];&quot;, z = &quot;;[.Q200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03]=&quot;defName&quot;;[.J2003];[.O2002])" office:value-type="string" office:string-value="bug_larva">
            <text:p>bug_larva</text:p>
          </table:table-cell>
          <table:table-cell table:formula="of:=IF([.G2003]=&quot;pos&quot;;[.L2004];[.P2002])" office:value-type="string" office:string-value="3710.73901">
            <text:p>3710.73901</text:p>
          </table:table-cell>
          <table:table-cell table:formula="of:=IF([.G2003]=&quot;pos&quot;;[.L2006];[.Q2002])" office:value-type="string" office:string-value="369.391235">
            <text:p>369.391235</text:p>
          </table:table-cell>
          <table:table-cell table:formula="of:=IF([.P2003]=[.P2002];&quot;&quot;;CONCATENATE(&quot;{ name = '&quot;;[.O2003];&quot;', x = &quot;;[.P2003];&quot;, z = &quot;;[.Q2003];&quot;, facing = 0, },&quot;))" office:value-type="string" office:string-value="{ name = 'bug_larva', x = 3710.73901, z = 369.391235, facing = 0, },">
            <text:p>{ name = 'bug_larva', x = 3710.73901, z = 369.391235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3710.73901</text:p>
          </table:table-cell>
          <table:table-cell table:number-columns-repeated="2"/>
          <table:table-cell table:formula="of:=IF([.G2004]=&quot;defName&quot;;[.J2004];[.O2003])" office:value-type="string" office:string-value="bug_larva">
            <text:p>bug_larva</text:p>
          </table:table-cell>
          <table:table-cell table:formula="of:=IF([.G2004]=&quot;pos&quot;;[.L2005];[.P2003])" office:value-type="string" office:string-value="3710.73901">
            <text:p>3710.73901</text:p>
          </table:table-cell>
          <table:table-cell table:formula="of:=IF([.G2004]=&quot;pos&quot;;[.L2007];[.Q2003])" office:value-type="string" office:string-value="369.391235">
            <text:p>369.391235</text:p>
          </table:table-cell>
          <table:table-cell table:formula="of:=IF([.P2004]=[.P2003];&quot;&quot;;CONCATENATE(&quot;{ name = '&quot;;[.O2004];&quot;', x = &quot;;[.P2004];&quot;, z = &quot;;[.Q20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59.15625</text:p>
          </table:table-cell>
          <table:table-cell table:number-columns-repeated="2"/>
          <table:table-cell table:formula="of:=IF([.G2005]=&quot;defName&quot;;[.J2005];[.O2004])" office:value-type="string" office:string-value="bug_larva">
            <text:p>bug_larva</text:p>
          </table:table-cell>
          <table:table-cell table:formula="of:=IF([.G2005]=&quot;pos&quot;;[.L2006];[.P2004])" office:value-type="string" office:string-value="3710.73901">
            <text:p>3710.73901</text:p>
          </table:table-cell>
          <table:table-cell table:formula="of:=IF([.G2005]=&quot;pos&quot;;[.L2008];[.Q2004])" office:value-type="string" office:string-value="369.391235">
            <text:p>369.391235</text:p>
          </table:table-cell>
          <table:table-cell table:formula="of:=IF([.P2005]=[.P2004];&quot;&quot;;CONCATENATE(&quot;{ name = '&quot;;[.O2005];&quot;', x = &quot;;[.P2005];&quot;, z = &quot;;[.Q20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369.391235</text:p>
          </table:table-cell>
          <table:table-cell table:number-columns-repeated="2"/>
          <table:table-cell table:formula="of:=IF([.G2006]=&quot;defName&quot;;[.J2006];[.O2005])" office:value-type="string" office:string-value="bug_larva">
            <text:p>bug_larva</text:p>
          </table:table-cell>
          <table:table-cell table:formula="of:=IF([.G2006]=&quot;pos&quot;;[.L2007];[.P2005])" office:value-type="string" office:string-value="3710.73901">
            <text:p>3710.73901</text:p>
          </table:table-cell>
          <table:table-cell table:formula="of:=IF([.G2006]=&quot;pos&quot;;[.L2009];[.Q2005])" office:value-type="string" office:string-value="369.391235">
            <text:p>369.391235</text:p>
          </table:table-cell>
          <table:table-cell table:formula="of:=IF([.P2006]=[.P2005];&quot;&quot;;CONCATENATE(&quot;{ name = '&quot;;[.O2006];&quot;', x = &quot;;[.P2006];&quot;, z = &quot;;[.Q200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07]=&quot;defName&quot;;[.J2007];[.O2006])" office:value-type="string" office:string-value="bug_larva">
            <text:p>bug_larva</text:p>
          </table:table-cell>
          <table:table-cell table:formula="of:=IF([.G2007]=&quot;pos&quot;;[.L2008];[.P2006])" office:value-type="string" office:string-value="3710.73901">
            <text:p>3710.73901</text:p>
          </table:table-cell>
          <table:table-cell table:formula="of:=IF([.G2007]=&quot;pos&quot;;[.L2010];[.Q2006])" office:value-type="string" office:string-value="369.391235">
            <text:p>369.391235</text:p>
          </table:table-cell>
          <table:table-cell table:formula="of:=IF([.P2007]=[.P2006];&quot;&quot;;CONCATENATE(&quot;{ name = '&quot;;[.O2007];&quot;', x = &quot;;[.P2007];&quot;, z = &quot;;[.Q20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08]=&quot;defName&quot;;[.J2008];[.O2007])" office:value-type="string" office:string-value="bug_larva">
            <text:p>bug_larva</text:p>
          </table:table-cell>
          <table:table-cell table:formula="of:=IF([.G2008]=&quot;pos&quot;;[.L2009];[.P2007])" office:value-type="string" office:string-value="3710.73901">
            <text:p>3710.73901</text:p>
          </table:table-cell>
          <table:table-cell table:formula="of:=IF([.G2008]=&quot;pos&quot;;[.L2011];[.Q2007])" office:value-type="string" office:string-value="369.391235">
            <text:p>369.391235</text:p>
          </table:table-cell>
          <table:table-cell table:formula="of:=IF([.P2008]=[.P2007];&quot;&quot;;CONCATENATE(&quot;{ name = '&quot;;[.O2008];&quot;', x = &quot;;[.P2008];&quot;, z = &quot;;[.Q200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[.G2009]=&quot;defName&quot;;[.J2009];[.O2008])" office:value-type="string" office:string-value="bug_larva">
            <text:p>bug_larva</text:p>
          </table:table-cell>
          <table:table-cell table:formula="of:=IF([.G2009]=&quot;pos&quot;;[.L2010];[.P2008])" office:value-type="string" office:string-value="3710.73901">
            <text:p>3710.73901</text:p>
          </table:table-cell>
          <table:table-cell table:formula="of:=IF([.G2009]=&quot;pos&quot;;[.L2012];[.Q2008])" office:value-type="string" office:string-value="369.391235">
            <text:p>369.391235</text:p>
          </table:table-cell>
          <table:table-cell table:formula="of:=IF([.P2009]=[.P2008];&quot;&quot;;CONCATENATE(&quot;{ name = '&quot;;[.O2009];&quot;', x = &quot;;[.P2009];&quot;, z = &quot;;[.Q20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[.G2010]=&quot;defName&quot;;[.J2010];[.O2009])" office:value-type="string" office:string-value="bug_larva">
            <text:p>bug_larva</text:p>
          </table:table-cell>
          <table:table-cell table:formula="of:=IF([.G2010]=&quot;pos&quot;;[.L2011];[.P2009])" office:value-type="string" office:string-value="3710.73901">
            <text:p>3710.73901</text:p>
          </table:table-cell>
          <table:table-cell table:formula="of:=IF([.G2010]=&quot;pos&quot;;[.L2013];[.Q2009])" office:value-type="string" office:string-value="369.391235">
            <text:p>369.391235</text:p>
          </table:table-cell>
          <table:table-cell table:formula="of:=IF([.P2010]=[.P2009];&quot;&quot;;CONCATENATE(&quot;{ name = '&quot;;[.O2010];&quot;', x = &quot;;[.P2010];&quot;, z = &quot;;[.Q201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11]=&quot;defName&quot;;[.J2011];[.O2010])" office:value-type="string" office:string-value="bug_larva">
            <text:p>bug_larva</text:p>
          </table:table-cell>
          <table:table-cell table:formula="of:=IF([.G2011]=&quot;pos&quot;;[.L2012];[.P2010])" office:value-type="string" office:string-value="3710.73901">
            <text:p>3710.73901</text:p>
          </table:table-cell>
          <table:table-cell table:formula="of:=IF([.G2011]=&quot;pos&quot;;[.L2014];[.Q2010])" office:value-type="string" office:string-value="369.391235">
            <text:p>369.391235</text:p>
          </table:table-cell>
          <table:table-cell table:formula="of:=IF([.P2011]=[.P2010];&quot;&quot;;CONCATENATE(&quot;{ name = '&quot;;[.O2011];&quot;', x = &quot;;[.P2011];&quot;, z = &quot;;[.Q201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012]=&quot;defName&quot;;[.J2012];[.O2011])" office:value-type="string" office:string-value="bug_larva">
            <text:p>bug_larva</text:p>
          </table:table-cell>
          <table:table-cell table:formula="of:=IF([.G2012]=&quot;pos&quot;;[.L2013];[.P2011])" office:value-type="string" office:string-value="3710.73901">
            <text:p>3710.73901</text:p>
          </table:table-cell>
          <table:table-cell table:formula="of:=IF([.G2012]=&quot;pos&quot;;[.L2015];[.Q2011])" office:value-type="string" office:string-value="369.391235">
            <text:p>369.391235</text:p>
          </table:table-cell>
          <table:table-cell table:formula="of:=IF([.P2012]=[.P2011];&quot;&quot;;CONCATENATE(&quot;{ name = '&quot;;[.O2012];&quot;', x = &quot;;[.P2012];&quot;, z = &quot;;[.Q20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13]=&quot;defName&quot;;[.J2013];[.O2012])" office:value-type="string" office:string-value="bug_larva">
            <text:p>bug_larva</text:p>
          </table:table-cell>
          <table:table-cell table:formula="of:=IF([.G2013]=&quot;pos&quot;;[.L2014];[.P2012])" office:value-type="string" office:string-value="3710.73901">
            <text:p>3710.73901</text:p>
          </table:table-cell>
          <table:table-cell table:formula="of:=IF([.G2013]=&quot;pos&quot;;[.L2016];[.Q2012])" office:value-type="string" office:string-value="369.391235">
            <text:p>369.391235</text:p>
          </table:table-cell>
          <table:table-cell table:formula="of:=IF([.P2013]=[.P2012];&quot;&quot;;CONCATENATE(&quot;{ name = '&quot;;[.O2013];&quot;', x = &quot;;[.P2013];&quot;, z = &quot;;[.Q201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14]=&quot;defName&quot;;[.J2014];[.O2013])" office:value-type="string" office:string-value="bug_larva">
            <text:p>bug_larva</text:p>
          </table:table-cell>
          <table:table-cell table:formula="of:=IF([.G2014]=&quot;pos&quot;;[.L2015];[.P2013])" office:value-type="string" office:string-value="3710.73901">
            <text:p>3710.73901</text:p>
          </table:table-cell>
          <table:table-cell table:formula="of:=IF([.G2014]=&quot;pos&quot;;[.L2017];[.Q2013])" office:value-type="string" office:string-value="369.391235">
            <text:p>369.391235</text:p>
          </table:table-cell>
          <table:table-cell table:formula="of:=IF([.P2014]=[.P2013];&quot;&quot;;CONCATENATE(&quot;{ name = '&quot;;[.O2014];&quot;', x = &quot;;[.P2014];&quot;, z = &quot;;[.Q201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0.68008524</text:p>
          </table:table-cell>
          <table:table-cell table:number-columns-repeated="2"/>
          <table:table-cell table:formula="of:=IF([.G2015]=&quot;defName&quot;;[.J2015];[.O2014])" office:value-type="string" office:string-value="bug_larva">
            <text:p>bug_larva</text:p>
          </table:table-cell>
          <table:table-cell table:formula="of:=IF([.G2015]=&quot;pos&quot;;[.L2016];[.P2014])" office:value-type="string" office:string-value="3710.73901">
            <text:p>3710.73901</text:p>
          </table:table-cell>
          <table:table-cell table:formula="of:=IF([.G2015]=&quot;pos&quot;;[.L2018];[.Q2014])" office:value-type="string" office:string-value="369.391235">
            <text:p>369.391235</text:p>
          </table:table-cell>
          <table:table-cell table:formula="of:=IF([.P2015]=[.P2014];&quot;&quot;;CONCATENATE(&quot;{ name = '&quot;;[.O2015];&quot;', x = &quot;;[.P2015];&quot;, z = &quot;;[.Q201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16]=&quot;defName&quot;;[.J2016];[.O2015])" office:value-type="string" office:string-value="bug_larva">
            <text:p>bug_larva</text:p>
          </table:table-cell>
          <table:table-cell table:formula="of:=IF([.G2016]=&quot;pos&quot;;[.L2017];[.P2015])" office:value-type="string" office:string-value="3710.73901">
            <text:p>3710.73901</text:p>
          </table:table-cell>
          <table:table-cell table:formula="of:=IF([.G2016]=&quot;pos&quot;;[.L2019];[.Q2015])" office:value-type="string" office:string-value="369.391235">
            <text:p>369.391235</text:p>
          </table:table-cell>
          <table:table-cell table:formula="of:=IF([.P2016]=[.P2015];&quot;&quot;;CONCATENATE(&quot;{ name = '&quot;;[.O2016];&quot;', x = &quot;;[.P2016];&quot;, z = &quot;;[.Q201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17]=&quot;defName&quot;;[.J2017];[.O2016])" office:value-type="string" office:string-value="bug_larva">
            <text:p>bug_larva</text:p>
          </table:table-cell>
          <table:table-cell table:formula="of:=IF([.G2017]=&quot;pos&quot;;[.L2018];[.P2016])" office:value-type="string" office:string-value="3710.73901">
            <text:p>3710.73901</text:p>
          </table:table-cell>
          <table:table-cell table:formula="of:=IF([.G2017]=&quot;pos&quot;;[.L2020];[.Q2016])" office:value-type="string" office:string-value="369.391235">
            <text:p>369.391235</text:p>
          </table:table-cell>
          <table:table-cell table:formula="of:=IF([.P2017]=[.P2016];&quot;&quot;;CONCATENATE(&quot;{ name = '&quot;;[.O2017];&quot;', x = &quot;;[.P2017];&quot;, z = &quot;;[.Q201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018]=&quot;defName&quot;;[.J2018];[.O2017])" office:value-type="string" office:string-value="bug_larva">
            <text:p>bug_larva</text:p>
          </table:table-cell>
          <table:table-cell table:formula="of:=IF([.G2018]=&quot;pos&quot;;[.L2019];[.P2017])" office:value-type="string" office:string-value="3710.73901">
            <text:p>3710.73901</text:p>
          </table:table-cell>
          <table:table-cell table:formula="of:=IF([.G2018]=&quot;pos&quot;;[.L2021];[.Q2017])" office:value-type="string" office:string-value="369.391235">
            <text:p>369.391235</text:p>
          </table:table-cell>
          <table:table-cell table:formula="of:=IF([.P2018]=[.P2017];&quot;&quot;;CONCATENATE(&quot;{ name = '&quot;;[.O2018];&quot;', x = &quot;;[.P2018];&quot;, z = &quot;;[.Q201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19]=&quot;defName&quot;;[.J2019];[.O2018])" office:value-type="string" office:string-value="bug_larva">
            <text:p>bug_larva</text:p>
          </table:table-cell>
          <table:table-cell table:formula="of:=IF([.G2019]=&quot;pos&quot;;[.L2020];[.P2018])" office:value-type="string" office:string-value="3710.73901">
            <text:p>3710.73901</text:p>
          </table:table-cell>
          <table:table-cell table:formula="of:=IF([.G2019]=&quot;pos&quot;;[.L2022];[.Q2018])" office:value-type="string" office:string-value="369.391235">
            <text:p>369.391235</text:p>
          </table:table-cell>
          <table:table-cell table:formula="of:=IF([.P2019]=[.P2018];&quot;&quot;;CONCATENATE(&quot;{ name = '&quot;;[.O2019];&quot;', x = &quot;;[.P2019];&quot;, z = &quot;;[.Q201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20]=&quot;defName&quot;;[.J2020];[.O2019])" office:value-type="string" office:string-value="bug_larva">
            <text:p>bug_larva</text:p>
          </table:table-cell>
          <table:table-cell table:formula="of:=IF([.G2020]=&quot;pos&quot;;[.L2021];[.P2019])" office:value-type="string" office:string-value="3710.73901">
            <text:p>3710.73901</text:p>
          </table:table-cell>
          <table:table-cell table:formula="of:=IF([.G2020]=&quot;pos&quot;;[.L2023];[.Q2019])" office:value-type="string" office:string-value="369.391235">
            <text:p>369.391235</text:p>
          </table:table-cell>
          <table:table-cell table:formula="of:=IF([.P2020]=[.P2019];&quot;&quot;;CONCATENATE(&quot;{ name = '&quot;;[.O2020];&quot;', x = &quot;;[.P2020];&quot;, z = &quot;;[.Q202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21]=&quot;defName&quot;;[.J2021];[.O2020])" office:value-type="string" office:string-value="bug_larva">
            <text:p>bug_larva</text:p>
          </table:table-cell>
          <table:table-cell table:formula="of:=IF([.G2021]=&quot;pos&quot;;[.L2022];[.P2020])" office:value-type="string" office:string-value="3710.73901">
            <text:p>3710.73901</text:p>
          </table:table-cell>
          <table:table-cell table:formula="of:=IF([.G2021]=&quot;pos&quot;;[.L2024];[.Q2020])" office:value-type="string" office:string-value="369.391235">
            <text:p>369.391235</text:p>
          </table:table-cell>
          <table:table-cell table:formula="of:=IF([.P2021]=[.P2020];&quot;&quot;;CONCATENATE(&quot;{ name = '&quot;;[.O2021];&quot;', x = &quot;;[.P2021];&quot;, z = &quot;;[.Q202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22]=&quot;defName&quot;;[.J2022];[.O2021])" office:value-type="string" office:string-value="bug_larva">
            <text:p>bug_larva</text:p>
          </table:table-cell>
          <table:table-cell table:formula="of:=IF([.G2022]=&quot;pos&quot;;[.L2023];[.P2021])" office:value-type="string" office:string-value="3710.73901">
            <text:p>3710.73901</text:p>
          </table:table-cell>
          <table:table-cell table:formula="of:=IF([.G2022]=&quot;pos&quot;;[.L2025];[.Q2021])" office:value-type="string" office:string-value="369.391235">
            <text:p>369.391235</text:p>
          </table:table-cell>
          <table:table-cell table:formula="of:=IF([.P2022]=[.P2021];&quot;&quot;;CONCATENATE(&quot;{ name = '&quot;;[.O2022];&quot;', x = &quot;;[.P2022];&quot;, z = &quot;;[.Q202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23]=&quot;defName&quot;;[.J2023];[.O2022])" office:value-type="string" office:string-value="bug_larva">
            <text:p>bug_larva</text:p>
          </table:table-cell>
          <table:table-cell table:formula="of:=IF([.G2023]=&quot;pos&quot;;[.L2024];[.P2022])" office:value-type="string" office:string-value="3710.73901">
            <text:p>3710.73901</text:p>
          </table:table-cell>
          <table:table-cell table:formula="of:=IF([.G2023]=&quot;pos&quot;;[.L2026];[.Q2022])" office:value-type="string" office:string-value="369.391235">
            <text:p>369.391235</text:p>
          </table:table-cell>
          <table:table-cell table:formula="of:=IF([.P2023]=[.P2022];&quot;&quot;;CONCATENATE(&quot;{ name = '&quot;;[.O2023];&quot;', x = &quot;;[.P2023];&quot;, z = &quot;;[.Q2023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formula="of:=IF([.G2024]=&quot;defName&quot;;[.J2024];[.O2023])" office:value-type="string" office:string-value="bug_larva">
            <text:p>bug_larva</text:p>
          </table:table-cell>
          <table:table-cell table:formula="of:=IF([.G2024]=&quot;pos&quot;;[.L2025];[.P2023])" office:value-type="string" office:string-value="3710.73901">
            <text:p>3710.73901</text:p>
          </table:table-cell>
          <table:table-cell table:formula="of:=IF([.G2024]=&quot;pos&quot;;[.L2027];[.Q2023])" office:value-type="string" office:string-value="369.391235">
            <text:p>369.391235</text:p>
          </table:table-cell>
          <table:table-cell table:formula="of:=IF([.P2024]=[.P2023];&quot;&quot;;CONCATENATE(&quot;{ name = '&quot;;[.O2024];&quot;', x = &quot;;[.P2024];&quot;, z = &quot;;[.Q2024];&quot;, facing = 0, },&quot;))">
            <text:p/>
          </table:table-cell>
        </table:table-row>
        <table:table-row table:style-name="ro1">
          <table:table-cell table:number-columns-repeated="4"/>
          <table:table-cell office:value-type="string">
            <text:p>[31305]</text:p>
          </table:table-cell>
          <table:table-cell/>
          <table:table-cell/>
          <table:table-cell office:value-type="string">
            <text:p>{</text:p>
          </table:table-cell>
          <table:table-cell/>
          <table:table-cell/>
          <table:table-cell/>
          <table:table-cell/>
          <table:table-cell table:number-columns-repeated="2"/>
          <table:table-cell table:formula="of:=IF([.G2025]=&quot;defName&quot;;[.J2025];[.O2024])" office:value-type="string" office:string-value="bug_larva">
            <text:p>bug_larva</text:p>
          </table:table-cell>
          <table:table-cell table:formula="of:=IF([.G2025]=&quot;pos&quot;;[.L2026];[.P2024])" office:value-type="string" office:string-value="3710.73901">
            <text:p>3710.73901</text:p>
          </table:table-cell>
          <table:table-cell table:formula="of:=IF([.G2025]=&quot;pos&quot;;[.L2028];[.Q2024])" office:value-type="string" office:string-value="369.391235">
            <text:p>369.391235</text:p>
          </table:table-cell>
          <table:table-cell table:formula="of:=IF([.P2025]=[.P2024];&quot;&quot;;CONCATENATE(&quot;{ name = '&quot;;[.O2025];&quot;', x = &quot;;[.P2025];&quot;, z = &quot;;[.Q202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["__modelID"]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/>
          <table:table-cell table:number-columns-repeated="2"/>
          <table:table-cell table:formula="of:=IF([.G2026]=&quot;defName&quot;;[.J2026];[.O2025])" office:value-type="string" office:string-value="bug_larva">
            <text:p>bug_larva</text:p>
          </table:table-cell>
          <table:table-cell table:formula="of:=IF([.G2026]=&quot;pos&quot;;[.L2027];[.P2025])" office:value-type="string" office:string-value="3710.73901">
            <text:p>3710.73901</text:p>
          </table:table-cell>
          <table:table-cell table:formula="of:=IF([.G2026]=&quot;pos&quot;;[.L2029];[.Q2025])" office:value-type="string" office:string-value="369.391235">
            <text:p>369.391235</text:p>
          </table:table-cell>
          <table:table-cell table:formula="of:=IF([.P2026]=[.P2025];&quot;&quot;;CONCATENATE(&quot;{ name = '&quot;;[.O2026];&quot;', x = &quot;;[.P2026];&quot;, z = &quot;;[.Q202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ui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formula="of:=IF([.G2027]=&quot;defName&quot;;[.J2027];[.O2026])" office:value-type="string" office:string-value="bug_larva">
            <text:p>bug_larva</text:p>
          </table:table-cell>
          <table:table-cell table:formula="of:=IF([.G2027]=&quot;pos&quot;;[.L2028];[.P2026])" office:value-type="string" office:string-value="3710.73901">
            <text:p>3710.73901</text:p>
          </table:table-cell>
          <table:table-cell table:formula="of:=IF([.G2027]=&quot;pos&quot;;[.L2030];[.Q2026])" office:value-type="string" office:string-value="369.391235">
            <text:p>369.391235</text:p>
          </table:table-cell>
          <table:table-cell table:formula="of:=IF([.P2027]=[.P2026];&quot;&quot;;CONCATENATE(&quot;{ name = '&quot;;[.O2027];&quot;', x = &quot;;[.P2027];&quot;, z = &quot;;[.Q202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aptur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028]=&quot;defName&quot;;[.J2028];[.O2027])" office:value-type="string" office:string-value="bug_larva">
            <text:p>bug_larva</text:p>
          </table:table-cell>
          <table:table-cell table:formula="of:=IF([.G2028]=&quot;pos&quot;;[.L2029];[.P2027])" office:value-type="string" office:string-value="3710.73901">
            <text:p>3710.73901</text:p>
          </table:table-cell>
          <table:table-cell table:formula="of:=IF([.G2028]=&quot;pos&quot;;[.L2031];[.Q2027])" office:value-type="string" office:string-value="369.391235">
            <text:p>369.391235</text:p>
          </table:table-cell>
          <table:table-cell table:formula="of:=IF([.P2028]=[.P2027];&quot;&quot;;CONCATENATE(&quot;{ name = '&quot;;[.O2028];&quot;', x = &quot;;[.P2028];&quot;, z = &quot;;[.Q202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defName</text:p>
          </table:table-cell>
          <table:table-cell table:number-columns-repeated="2"/>
          <table:table-cell office:value-type="string">
            <text:p>euf_sarge</text:p>
          </table:table-cell>
          <table:table-cell/>
          <table:table-cell/>
          <table:table-cell table:number-columns-repeated="2"/>
          <table:table-cell table:formula="of:=IF([.G2029]=&quot;defName&quot;;[.J2029];[.O2028])" office:value-type="string" office:string-value="euf_sarge">
            <text:p>euf_sarge</text:p>
          </table:table-cell>
          <table:table-cell table:formula="of:=IF([.G2029]=&quot;pos&quot;;[.L2030];[.P2028])" office:value-type="string" office:string-value="3710.73901">
            <text:p>3710.73901</text:p>
          </table:table-cell>
          <table:table-cell table:formula="of:=IF([.G2029]=&quot;pos&quot;;[.L2032];[.Q2028])" office:value-type="string" office:string-value="369.391235">
            <text:p>369.391235</text:p>
          </table:table-cell>
          <table:table-cell table:formula="of:=IF([.P2029]=[.P2028];&quot;&quot;;CONCATENATE(&quot;{ name = '&quot;;[.O2029];&quot;', x = &quot;;[.P2029];&quot;, z = &quot;;[.Q202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experienc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030]=&quot;defName&quot;;[.J2030];[.O2029])" office:value-type="string" office:string-value="euf_sarge">
            <text:p>euf_sarge</text:p>
          </table:table-cell>
          <table:table-cell table:formula="of:=IF([.G2030]=&quot;pos&quot;;[.L2031];[.P2029])" office:value-type="string" office:string-value="3710.73901">
            <text:p>3710.73901</text:p>
          </table:table-cell>
          <table:table-cell table:formula="of:=IF([.G2030]=&quot;pos&quot;;[.L2033];[.Q2029])" office:value-type="string" office:string-value="369.391235">
            <text:p>369.391235</text:p>
          </table:table-cell>
          <table:table-cell table:formula="of:=IF([.P2030]=[.P2029];&quot;&quot;;CONCATENATE(&quot;{ name = '&quot;;[.O2030];&quot;', x = &quot;;[.P2030];&quot;, z = &quot;;[.Q203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fuel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031]=&quot;defName&quot;;[.J2031];[.O2030])" office:value-type="string" office:string-value="euf_sarge">
            <text:p>euf_sarge</text:p>
          </table:table-cell>
          <table:table-cell table:formula="of:=IF([.G2031]=&quot;pos&quot;;[.L2032];[.P2030])" office:value-type="string" office:string-value="3710.73901">
            <text:p>3710.73901</text:p>
          </table:table-cell>
          <table:table-cell table:formula="of:=IF([.G2031]=&quot;pos&quot;;[.L2034];[.Q2030])" office:value-type="string" office:string-value="369.391235">
            <text:p>369.391235</text:p>
          </table:table-cell>
          <table:table-cell table:formula="of:=IF([.P2031]=[.P2030];&quot;&quot;;CONCATENATE(&quot;{ name = '&quot;;[.O2031];&quot;', x = &quot;;[.P2031];&quot;, z = &quot;;[.Q2031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arvestStorag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032]=&quot;defName&quot;;[.J2032];[.O2031])" office:value-type="string" office:string-value="euf_sarge">
            <text:p>euf_sarge</text:p>
          </table:table-cell>
          <table:table-cell table:formula="of:=IF([.G2032]=&quot;pos&quot;;[.L2033];[.P2031])" office:value-type="string" office:string-value="3710.73901">
            <text:p>3710.73901</text:p>
          </table:table-cell>
          <table:table-cell table:formula="of:=IF([.G2032]=&quot;pos&quot;;[.L2035];[.Q2031])" office:value-type="string" office:string-value="369.391235">
            <text:p>369.391235</text:p>
          </table:table-cell>
          <table:table-cell table:formula="of:=IF([.P2032]=[.P2031];&quot;&quot;;CONCATENATE(&quot;{ name = '&quot;;[.O2032];&quot;', x = &quot;;[.P2032];&quot;, z = &quot;;[.Q203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health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  <table:table-cell/>
          <table:table-cell table:number-columns-repeated="2"/>
          <table:table-cell table:formula="of:=IF([.G2033]=&quot;defName&quot;;[.J2033];[.O2032])" office:value-type="string" office:string-value="euf_sarge">
            <text:p>euf_sarge</text:p>
          </table:table-cell>
          <table:table-cell table:formula="of:=IF([.G2033]=&quot;pos&quot;;[.L2034];[.P2032])" office:value-type="string" office:string-value="3710.73901">
            <text:p>3710.73901</text:p>
          </table:table-cell>
          <table:table-cell table:formula="of:=IF([.G2033]=&quot;pos&quot;;[.L2036];[.Q2032])" office:value-type="string" office:string-value="369.391235">
            <text:p>369.391235</text:p>
          </table:table-cell>
          <table:table-cell table:formula="of:=IF([.P2033]=[.P2032];&quot;&quot;;CONCATENATE(&quot;{ name = '&quot;;[.O2033];&quot;', x = &quot;;[.P2033];&quot;, z = &quot;;[.Q203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ss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  <table:table-cell/>
          <table:table-cell table:number-columns-repeated="2"/>
          <table:table-cell table:formula="of:=IF([.G2034]=&quot;defName&quot;;[.J2034];[.O2033])" office:value-type="string" office:string-value="euf_sarge">
            <text:p>euf_sarge</text:p>
          </table:table-cell>
          <table:table-cell table:formula="of:=IF([.G2034]=&quot;pos&quot;;[.L2035];[.P2033])" office:value-type="string" office:string-value="3710.73901">
            <text:p>3710.73901</text:p>
          </table:table-cell>
          <table:table-cell table:formula="of:=IF([.G2034]=&quot;pos&quot;;[.L2037];[.Q2033])" office:value-type="string" office:string-value="369.391235">
            <text:p>369.391235</text:p>
          </table:table-cell>
          <table:table-cell table:formula="of:=IF([.P2034]=[.P2033];&quot;&quot;;CONCATENATE(&quot;{ name = '&quot;;[.O2034];&quot;', x = &quot;;[.P2034];&quot;, z = &quot;;[.Q203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Health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  <table:table-cell/>
          <table:table-cell table:number-columns-repeated="2"/>
          <table:table-cell table:formula="of:=IF([.G2035]=&quot;defName&quot;;[.J2035];[.O2034])" office:value-type="string" office:string-value="euf_sarge">
            <text:p>euf_sarge</text:p>
          </table:table-cell>
          <table:table-cell table:formula="of:=IF([.G2035]=&quot;pos&quot;;[.L2036];[.P2034])" office:value-type="string" office:string-value="3710.73901">
            <text:p>3710.73901</text:p>
          </table:table-cell>
          <table:table-cell table:formula="of:=IF([.G2035]=&quot;pos&quot;;[.L2038];[.Q2034])" office:value-type="string" office:string-value="369.391235">
            <text:p>369.391235</text:p>
          </table:table-cell>
          <table:table-cell table:formula="of:=IF([.P2035]=[.P2034];&quot;&quot;;CONCATENATE(&quot;{ name = '&quot;;[.O2035];&quot;', x = &quot;;[.P2035];&quot;, z = &quot;;[.Q203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axRang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036]=&quot;defName&quot;;[.J2036];[.O2035])" office:value-type="string" office:string-value="euf_sarge">
            <text:p>euf_sarge</text:p>
          </table:table-cell>
          <table:table-cell table:formula="of:=IF([.G2036]=&quot;pos&quot;;[.L2037];[.P2035])" office:value-type="string" office:string-value="3710.73901">
            <text:p>3710.73901</text:p>
          </table:table-cell>
          <table:table-cell table:formula="of:=IF([.G2036]=&quot;pos&quot;;[.L2039];[.Q2035])" office:value-type="string" office:string-value="369.391235">
            <text:p>369.391235</text:p>
          </table:table-cell>
          <table:table-cell table:formula="of:=IF([.P2036]=[.P2035];&quot;&quot;;CONCATENATE(&quot;{ name = '&quot;;[.O2036];&quot;', x = &quot;;[.P2036];&quot;, z = &quot;;[.Q203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neutral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/>
          <table:table-cell table:number-columns-repeated="2"/>
          <table:table-cell table:formula="of:=IF([.G2037]=&quot;defName&quot;;[.J2037];[.O2036])" office:value-type="string" office:string-value="euf_sarge">
            <text:p>euf_sarge</text:p>
          </table:table-cell>
          <table:table-cell table:formula="of:=IF([.G2037]=&quot;pos&quot;;[.L2038];[.P2036])" office:value-type="string" office:string-value="3710.73901">
            <text:p>3710.73901</text:p>
          </table:table-cell>
          <table:table-cell table:formula="of:=IF([.G2037]=&quot;pos&quot;;[.L2040];[.Q2036])" office:value-type="string" office:string-value="369.391235">
            <text:p>369.391235</text:p>
          </table:table-cell>
          <table:table-cell table:formula="of:=IF([.P2037]=[.P2036];&quot;&quot;;CONCATENATE(&quot;{ name = '&quot;;[.O2037];&quot;', x = &quot;;[.P2037];&quot;, z = &quot;;[.Q203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aralyze</text:p>
          </table:table-cell>
          <table:table-cell table:number-columns-repeated="2"/>
          <table:table-cell office:value-type="float" office:value="4294967296">
            <text:p>4294967296</text:p>
          </table:table-cell>
          <table:table-cell/>
          <table:table-cell/>
          <table:table-cell table:number-columns-repeated="2"/>
          <table:table-cell table:formula="of:=IF([.G2038]=&quot;defName&quot;;[.J2038];[.O2037])" office:value-type="string" office:string-value="euf_sarge">
            <text:p>euf_sarge</text:p>
          </table:table-cell>
          <table:table-cell table:formula="of:=IF([.G2038]=&quot;pos&quot;;[.L2039];[.P2037])" office:value-type="string" office:string-value="3710.73901">
            <text:p>3710.73901</text:p>
          </table:table-cell>
          <table:table-cell table:formula="of:=IF([.G2038]=&quot;pos&quot;;[.L2041];[.Q2037])" office:value-type="string" office:string-value="369.391235">
            <text:p>369.391235</text:p>
          </table:table-cell>
          <table:table-cell table:formula="of:=IF([.P2038]=[.P2037];&quot;&quot;;CONCATENATE(&quot;{ name = '&quot;;[.O2038];&quot;', x = &quot;;[.P2038];&quot;, z = &quot;;[.Q203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eam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/>
          <table:table-cell table:number-columns-repeated="2"/>
          <table:table-cell table:formula="of:=IF([.G2039]=&quot;defName&quot;;[.J2039];[.O2038])" office:value-type="string" office:string-value="euf_sarge">
            <text:p>euf_sarge</text:p>
          </table:table-cell>
          <table:table-cell table:formula="of:=IF([.G2039]=&quot;pos&quot;;[.L2040];[.P2038])" office:value-type="string" office:string-value="3710.73901">
            <text:p>3710.73901</text:p>
          </table:table-cell>
          <table:table-cell table:formula="of:=IF([.G2039]=&quot;pos&quot;;[.L2042];[.Q2038])" office:value-type="string" office:string-value="369.391235">
            <text:p>369.391235</text:p>
          </table:table-cell>
          <table:table-cell table:formula="of:=IF([.P2039]=[.P2038];&quot;&quot;;CONCATENATE(&quot;{ name = '&quot;;[.O2039];&quot;', x = &quot;;[.P2039];&quot;, z = &quot;;[.Q203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tooltip</text:p>
          </table:table-cell>
          <table:table-cell table:number-columns-repeated="2"/>
          <table:table-cell office:value-type="string">
            <text:p>Sarge (Hero) - Hero</text:p>
          </table:table-cell>
          <table:table-cell/>
          <table:table-cell/>
          <table:table-cell table:number-columns-repeated="2"/>
          <table:table-cell table:formula="of:=IF([.G2040]=&quot;defName&quot;;[.J2040];[.O2039])" office:value-type="string" office:string-value="euf_sarge">
            <text:p>euf_sarge</text:p>
          </table:table-cell>
          <table:table-cell table:formula="of:=IF([.G2040]=&quot;pos&quot;;[.L2041];[.P2039])" office:value-type="string" office:string-value="3710.73901">
            <text:p>3710.73901</text:p>
          </table:table-cell>
          <table:table-cell table:formula="of:=IF([.G2040]=&quot;pos&quot;;[.L2043];[.Q2039])" office:value-type="string" office:string-value="369.391235">
            <text:p>369.391235</text:p>
          </table:table-cell>
          <table:table-cell table:formula="of:=IF([.P2040]=[.P2039];&quot;&quot;;CONCATENATE(&quot;{ name = '&quot;;[.O2040];&quot;', x = &quot;;[.P2040];&quot;, z = &quot;;[.Q2040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armored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41]=&quot;defName&quot;;[.J2041];[.O2040])" office:value-type="string" office:string-value="euf_sarge">
            <text:p>euf_sarge</text:p>
          </table:table-cell>
          <table:table-cell table:formula="of:=IF([.G2041]=&quot;pos&quot;;[.L2042];[.P2040])" office:value-type="string" office:string-value="3710.73901">
            <text:p>3710.73901</text:p>
          </table:table-cell>
          <table:table-cell table:formula="of:=IF([.G2041]=&quot;pos&quot;;[.L2044];[.Q2040])" office:value-type="string" office:string-value="369.391235">
            <text:p>369.391235</text:p>
          </table:table-cell>
          <table:table-cell table:formula="of:=IF([.P2041]=[.P2040];&quot;&quot;;CONCATENATE(&quot;{ name = '&quot;;[.O2041];&quot;', x = &quot;;[.P2041];&quot;, z = &quot;;[.Q204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rmorMultipl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2042]=&quot;defName&quot;;[.J2042];[.O2041])" office:value-type="string" office:string-value="euf_sarge">
            <text:p>euf_sarge</text:p>
          </table:table-cell>
          <table:table-cell table:formula="of:=IF([.G2042]=&quot;pos&quot;;[.L2043];[.P2041])" office:value-type="string" office:string-value="3710.73901">
            <text:p>3710.73901</text:p>
          </table:table-cell>
          <table:table-cell table:formula="of:=IF([.G2042]=&quot;pos&quot;;[.L2045];[.Q2041])" office:value-type="string" office:string-value="369.391235">
            <text:p>369.391235</text:p>
          </table:table-cell>
          <table:table-cell table:formula="of:=IF([.P2042]=[.P2041];&quot;&quot;;CONCATENATE(&quot;{ name = '&quot;;[.O2042];&quot;', x = &quot;;[.P2042];&quot;, z = &quot;;[.Q204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rmor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043]=&quot;defName&quot;;[.J2043];[.O2042])" office:value-type="string" office:string-value="euf_sarge">
            <text:p>euf_sarge</text:p>
          </table:table-cell>
          <table:table-cell table:formula="of:=IF([.G2043]=&quot;pos&quot;;[.L2044];[.P2042])" office:value-type="string" office:string-value="3710.73901">
            <text:p>3710.73901</text:p>
          </table:table-cell>
          <table:table-cell table:formula="of:=IF([.G2043]=&quot;pos&quot;;[.L2046];[.Q2042])" office:value-type="string" office:string-value="369.391235">
            <text:p>369.391235</text:p>
          </table:table-cell>
          <table:table-cell table:formula="of:=IF([.P2043]=[.P2042];&quot;&quot;;CONCATENATE(&quot;{ name = '&quot;;[.O2043];&quot;', x = &quot;;[.P2043];&quot;, z = &quot;;[.Q204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44]=&quot;defName&quot;;[.J2044];[.O2043])" office:value-type="string" office:string-value="euf_sarge">
            <text:p>euf_sarge</text:p>
          </table:table-cell>
          <table:table-cell table:formula="of:=IF([.G2044]=&quot;pos&quot;;[.L2045];[.P2043])" office:value-type="string" office:string-value="3710.73901">
            <text:p>3710.73901</text:p>
          </table:table-cell>
          <table:table-cell table:formula="of:=IF([.G2044]=&quot;pos&quot;;[.L2047];[.Q2043])" office:value-type="string" office:string-value="369.391235">
            <text:p>369.391235</text:p>
          </table:table-cell>
          <table:table-cell table:formula="of:=IF([.P2044]=[.P2043];&quot;&quot;;CONCATENATE(&quot;{ name = '&quot;;[.O2044];&quot;', x = &quot;;[.P2044];&quot;, z = &quot;;[.Q204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blocking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45]=&quot;defName&quot;;[.J2045];[.O2044])" office:value-type="string" office:string-value="euf_sarge">
            <text:p>euf_sarge</text:p>
          </table:table-cell>
          <table:table-cell table:formula="of:=IF([.G2045]=&quot;pos&quot;;[.L2046];[.P2044])" office:value-type="string" office:string-value="3710.73901">
            <text:p>3710.73901</text:p>
          </table:table-cell>
          <table:table-cell table:formula="of:=IF([.G2045]=&quot;pos&quot;;[.L2048];[.Q2044])" office:value-type="string" office:string-value="369.391235">
            <text:p>369.391235</text:p>
          </table:table-cell>
          <table:table-cell table:formula="of:=IF([.P2045]=[.P2044];&quot;&quot;;CONCATENATE(&quot;{ name = '&quot;;[.O2045];&quot;', x = &quot;;[.P2045];&quot;, z = &quot;;[.Q204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EnemyPush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046]=&quot;defName&quot;;[.J2046];[.O2045])" office:value-type="string" office:string-value="euf_sarge">
            <text:p>euf_sarge</text:p>
          </table:table-cell>
          <table:table-cell table:formula="of:=IF([.G2046]=&quot;pos&quot;;[.L2047];[.P2045])" office:value-type="string" office:string-value="3710.73901">
            <text:p>3710.73901</text:p>
          </table:table-cell>
          <table:table-cell table:formula="of:=IF([.G2046]=&quot;pos&quot;;[.L2049];[.Q2045])" office:value-type="string" office:string-value="369.391235">
            <text:p>369.391235</text:p>
          </table:table-cell>
          <table:table-cell table:formula="of:=IF([.P2046]=[.P2045];&quot;&quot;;CONCATENATE(&quot;{ name = '&quot;;[.O2046];&quot;', x = &quot;;[.P2046];&quot;, z = &quot;;[.Q204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blockHeightChanges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047]=&quot;defName&quot;;[.J2047];[.O2046])" office:value-type="string" office:string-value="euf_sarge">
            <text:p>euf_sarge</text:p>
          </table:table-cell>
          <table:table-cell table:formula="of:=IF([.G2047]=&quot;pos&quot;;[.L2048];[.P2046])" office:value-type="string" office:string-value="3710.73901">
            <text:p>3710.73901</text:p>
          </table:table-cell>
          <table:table-cell table:formula="of:=IF([.G2047]=&quot;pos&quot;;[.L2050];[.Q2046])" office:value-type="string" office:string-value="369.391235">
            <text:p>369.391235</text:p>
          </table:table-cell>
          <table:table-cell table:formula="of:=IF([.P2047]=[.P2046];&quot;&quot;;CONCATENATE(&quot;{ name = '&quot;;[.O2047];&quot;', x = &quot;;[.P2047];&quot;, z = &quot;;[.Q204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rushabl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048]=&quot;defName&quot;;[.J2048];[.O2047])" office:value-type="string" office:string-value="euf_sarge">
            <text:p>euf_sarge</text:p>
          </table:table-cell>
          <table:table-cell table:formula="of:=IF([.G2048]=&quot;pos&quot;;[.L2049];[.P2047])" office:value-type="string" office:string-value="3710.73901">
            <text:p>3710.73901</text:p>
          </table:table-cell>
          <table:table-cell table:formula="of:=IF([.G2048]=&quot;pos&quot;;[.L2051];[.Q2047])" office:value-type="string" office:string-value="369.391235">
            <text:p>369.391235</text:p>
          </table:table-cell>
          <table:table-cell table:formula="of:=IF([.P2048]=[.P2047];&quot;&quot;;CONCATENATE(&quot;{ name = '&quot;;[.O2048];&quot;', x = &quot;;[.P2048];&quot;, z = &quot;;[.Q204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Blocking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049]=&quot;defName&quot;;[.J2049];[.O2048])" office:value-type="string" office:string-value="euf_sarge">
            <text:p>euf_sarge</text:p>
          </table:table-cell>
          <table:table-cell table:formula="of:=IF([.G2049]=&quot;pos&quot;;[.L2050];[.P2048])" office:value-type="string" office:string-value="3710.73901">
            <text:p>3710.73901</text:p>
          </table:table-cell>
          <table:table-cell table:formula="of:=IF([.G2049]=&quot;pos&quot;;[.L2052];[.Q2048])" office:value-type="string" office:string-value="369.391235">
            <text:p>369.391235</text:p>
          </table:table-cell>
          <table:table-cell table:formula="of:=IF([.P2049]=[.P2048];&quot;&quot;;CONCATENATE(&quot;{ name = '&quot;;[.O2049];&quot;', x = &quot;;[.P2049];&quot;, z = &quot;;[.Q204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Projectile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050]=&quot;defName&quot;;[.J2050];[.O2049])" office:value-type="string" office:string-value="euf_sarge">
            <text:p>euf_sarge</text:p>
          </table:table-cell>
          <table:table-cell table:formula="of:=IF([.G2050]=&quot;pos&quot;;[.L2051];[.P2049])" office:value-type="string" office:string-value="3710.73901">
            <text:p>3710.73901</text:p>
          </table:table-cell>
          <table:table-cell table:formula="of:=IF([.G2050]=&quot;pos&quot;;[.L2053];[.Q2049])" office:value-type="string" office:string-value="369.391235">
            <text:p>369.391235</text:p>
          </table:table-cell>
          <table:table-cell table:formula="of:=IF([.P2050]=[.P2049];&quot;&quot;;CONCATENATE(&quot;{ name = '&quot;;[.O2050];&quot;', x = &quot;;[.P2050];&quot;, z = &quot;;[.Q205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RaySegmen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051]=&quot;defName&quot;;[.J2051];[.O2050])" office:value-type="string" office:string-value="euf_sarge">
            <text:p>euf_sarge</text:p>
          </table:table-cell>
          <table:table-cell table:formula="of:=IF([.G2051]=&quot;pos&quot;;[.L2052];[.P2050])" office:value-type="string" office:string-value="3710.73901">
            <text:p>3710.73901</text:p>
          </table:table-cell>
          <table:table-cell table:formula="of:=IF([.G2051]=&quot;pos&quot;;[.L2054];[.Q2050])" office:value-type="string" office:string-value="369.391235">
            <text:p>369.391235</text:p>
          </table:table-cell>
          <table:table-cell table:formula="of:=IF([.P2051]=[.P2050];&quot;&quot;;CONCATENATE(&quot;{ name = '&quot;;[.O2051];&quot;', x = &quot;;[.P2051];&quot;, z = &quot;;[.Q205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isSolidObjectCollidable</text:p>
          </table:table-cell>
          <table:table-cell/>
          <table:table-cell/>
          <table:table-cell office:value-type="string">
            <text:p>true</text:p>
          </table:table-cell>
          <table:table-cell table:number-columns-repeated="2"/>
          <table:table-cell table:formula="of:=IF([.G2052]=&quot;defName&quot;;[.J2052];[.O2051])" office:value-type="string" office:string-value="euf_sarge">
            <text:p>euf_sarge</text:p>
          </table:table-cell>
          <table:table-cell table:formula="of:=IF([.G2052]=&quot;pos&quot;;[.L2053];[.P2051])" office:value-type="string" office:string-value="3710.73901">
            <text:p>3710.73901</text:p>
          </table:table-cell>
          <table:table-cell table:formula="of:=IF([.G2052]=&quot;pos&quot;;[.L2055];[.Q2051])" office:value-type="string" office:string-value="369.391235">
            <text:p>369.391235</text:p>
          </table:table-cell>
          <table:table-cell table:formula="of:=IF([.P2052]=[.P2051];&quot;&quot;;CONCATENATE(&quot;{ name = '&quot;;[.O2052];&quot;', x = &quot;;[.P2052];&quot;, z = &quot;;[.Q205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53]=&quot;defName&quot;;[.J2053];[.O2052])" office:value-type="string" office:string-value="euf_sarge">
            <text:p>euf_sarge</text:p>
          </table:table-cell>
          <table:table-cell table:formula="of:=IF([.G2053]=&quot;pos&quot;;[.L2054];[.P2052])" office:value-type="string" office:string-value="3710.73901">
            <text:p>3710.73901</text:p>
          </table:table-cell>
          <table:table-cell table:formula="of:=IF([.G2053]=&quot;pos&quot;;[.L2056];[.Q2052])" office:value-type="string" office:string-value="369.391235">
            <text:p>369.391235</text:p>
          </table:table-cell>
          <table:table-cell table:formula="of:=IF([.P2053]=[.P2052];&quot;&quot;;CONCATENATE(&quot;{ name = '&quot;;[.O2053];&quot;', x = &quot;;[.P2053];&quot;, z = &quot;;[.Q205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llision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54]=&quot;defName&quot;;[.J2054];[.O2053])" office:value-type="string" office:string-value="euf_sarge">
            <text:p>euf_sarge</text:p>
          </table:table-cell>
          <table:table-cell table:formula="of:=IF([.G2054]=&quot;pos&quot;;[.L2055];[.P2053])" office:value-type="string" office:string-value="3710.73901">
            <text:p>3710.73901</text:p>
          </table:table-cell>
          <table:table-cell table:formula="of:=IF([.G2054]=&quot;pos&quot;;[.L2057];[.Q2053])" office:value-type="string" office:string-value="369.391235">
            <text:p>369.391235</text:p>
          </table:table-cell>
          <table:table-cell table:formula="of:=IF([.P2054]=[.P2053];&quot;&quot;;CONCATENATE(&quot;{ name = '&quot;;[.O2054];&quot;', x = &quot;;[.P2054];&quot;, z = &quot;;[.Q205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xis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2055]=&quot;defName&quot;;[.J2055];[.O2054])" office:value-type="string" office:string-value="euf_sarge">
            <text:p>euf_sarge</text:p>
          </table:table-cell>
          <table:table-cell table:formula="of:=IF([.G2055]=&quot;pos&quot;;[.L2056];[.P2054])" office:value-type="string" office:string-value="3710.73901">
            <text:p>3710.73901</text:p>
          </table:table-cell>
          <table:table-cell table:formula="of:=IF([.G2055]=&quot;pos&quot;;[.L2058];[.Q2054])" office:value-type="string" office:string-value="369.391235">
            <text:p>369.391235</text:p>
          </table:table-cell>
          <table:table-cell table:formula="of:=IF([.P2055]=[.P2054];&quot;&quot;;CONCATENATE(&quot;{ name = '&quot;;[.O2055];&quot;', x = &quot;;[.P2055];&quot;, z = &quot;;[.Q205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disabled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056]=&quot;defName&quot;;[.J2056];[.O2055])" office:value-type="string" office:string-value="euf_sarge">
            <text:p>euf_sarge</text:p>
          </table:table-cell>
          <table:table-cell table:formula="of:=IF([.G2056]=&quot;pos&quot;;[.L2057];[.P2055])" office:value-type="string" office:string-value="3710.73901">
            <text:p>3710.73901</text:p>
          </table:table-cell>
          <table:table-cell table:formula="of:=IF([.G2056]=&quot;pos&quot;;[.L2059];[.Q2055])" office:value-type="string" office:string-value="369.391235">
            <text:p>369.391235</text:p>
          </table:table-cell>
          <table:table-cell table:formula="of:=IF([.P2056]=[.P2055];&quot;&quot;;CONCATENATE(&quot;{ name = '&quot;;[.O2056];&quot;', x = &quot;;[.P2056];&quot;, z = &quot;;[.Q205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57]=&quot;defName&quot;;[.J2057];[.O2056])" office:value-type="string" office:string-value="euf_sarge">
            <text:p>euf_sarge</text:p>
          </table:table-cell>
          <table:table-cell table:formula="of:=IF([.G2057]=&quot;pos&quot;;[.L2058];[.P2056])" office:value-type="string" office:string-value="3710.73901">
            <text:p>3710.73901</text:p>
          </table:table-cell>
          <table:table-cell table:formula="of:=IF([.G2057]=&quot;pos&quot;;[.L2060];[.Q2056])" office:value-type="string" office:string-value="369.391235">
            <text:p>369.391235</text:p>
          </table:table-cell>
          <table:table-cell table:formula="of:=IF([.P2057]=[.P2056];&quot;&quot;;CONCATENATE(&quot;{ name = '&quot;;[.O2057];&quot;', x = &quot;;[.P2057];&quot;, z = &quot;;[.Q205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58]=&quot;defName&quot;;[.J2058];[.O2057])" office:value-type="string" office:string-value="euf_sarge">
            <text:p>euf_sarge</text:p>
          </table:table-cell>
          <table:table-cell table:formula="of:=IF([.G2058]=&quot;pos&quot;;[.L2059];[.P2057])" office:value-type="string" office:string-value="3710.73901">
            <text:p>3710.73901</text:p>
          </table:table-cell>
          <table:table-cell table:formula="of:=IF([.G2058]=&quot;pos&quot;;[.L2061];[.Q2057])" office:value-type="string" office:string-value="369.391235">
            <text:p>369.391235</text:p>
          </table:table-cell>
          <table:table-cell table:formula="of:=IF([.P2058]=[.P2057];&quot;&quot;;CONCATENATE(&quot;{ name = '&quot;;[.O2058];&quot;', x = &quot;;[.P2058];&quot;, z = &quot;;[.Q205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offset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59]=&quot;defName&quot;;[.J2059];[.O2058])" office:value-type="string" office:string-value="euf_sarge">
            <text:p>euf_sarge</text:p>
          </table:table-cell>
          <table:table-cell table:formula="of:=IF([.G2059]=&quot;pos&quot;;[.L2060];[.P2058])" office:value-type="string" office:string-value="3710.73901">
            <text:p>3710.73901</text:p>
          </table:table-cell>
          <table:table-cell table:formula="of:=IF([.G2059]=&quot;pos&quot;;[.L2062];[.Q2058])" office:value-type="string" office:string-value="369.391235">
            <text:p>369.391235</text:p>
          </table:table-cell>
          <table:table-cell table:formula="of:=IF([.P2059]=[.P2058];&quot;&quot;;CONCATENATE(&quot;{ name = '&quot;;[.O2059];&quot;', x = &quot;;[.P2059];&quot;, z = &quot;;[.Q205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X</text:p>
          </table:table-cell>
          <table:table-cell/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[.G2060]=&quot;defName&quot;;[.J2060];[.O2059])" office:value-type="string" office:string-value="euf_sarge">
            <text:p>euf_sarge</text:p>
          </table:table-cell>
          <table:table-cell table:formula="of:=IF([.G2060]=&quot;pos&quot;;[.L2061];[.P2059])" office:value-type="string" office:string-value="3710.73901">
            <text:p>3710.73901</text:p>
          </table:table-cell>
          <table:table-cell table:formula="of:=IF([.G2060]=&quot;pos&quot;;[.L2063];[.Q2059])" office:value-type="string" office:string-value="369.391235">
            <text:p>369.391235</text:p>
          </table:table-cell>
          <table:table-cell table:formula="of:=IF([.P2060]=[.P2059];&quot;&quot;;CONCATENATE(&quot;{ name = '&quot;;[.O2060];&quot;', x = &quot;;[.P2060];&quot;, z = &quot;;[.Q206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Y</text:p>
          </table:table-cell>
          <table:table-cell/>
          <table:table-cell/>
          <table:table-cell office:value-type="float" office:value="35">
            <text:p>35</text:p>
          </table:table-cell>
          <table:table-cell table:number-columns-repeated="2"/>
          <table:table-cell table:formula="of:=IF([.G2061]=&quot;defName&quot;;[.J2061];[.O2060])" office:value-type="string" office:string-value="euf_sarge">
            <text:p>euf_sarge</text:p>
          </table:table-cell>
          <table:table-cell table:formula="of:=IF([.G2061]=&quot;pos&quot;;[.L2062];[.P2060])" office:value-type="string" office:string-value="3710.73901">
            <text:p>3710.73901</text:p>
          </table:table-cell>
          <table:table-cell table:formula="of:=IF([.G2061]=&quot;pos&quot;;[.L2064];[.Q2060])" office:value-type="string" office:string-value="369.391235">
            <text:p>369.391235</text:p>
          </table:table-cell>
          <table:table-cell table:formula="of:=IF([.P2061]=[.P2060];&quot;&quot;;CONCATENATE(&quot;{ name = '&quot;;[.O2061];&quot;', x = &quot;;[.P2061];&quot;, z = &quot;;[.Q206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scaleZ</text:p>
          </table:table-cell>
          <table:table-cell/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[.G2062]=&quot;defName&quot;;[.J2062];[.O2061])" office:value-type="string" office:string-value="euf_sarge">
            <text:p>euf_sarge</text:p>
          </table:table-cell>
          <table:table-cell table:formula="of:=IF([.G2062]=&quot;pos&quot;;[.L2063];[.P2061])" office:value-type="string" office:string-value="3710.73901">
            <text:p>3710.73901</text:p>
          </table:table-cell>
          <table:table-cell table:formula="of:=IF([.G2062]=&quot;pos&quot;;[.L2065];[.Q2061])" office:value-type="string" office:string-value="369.391235">
            <text:p>369.391235</text:p>
          </table:table-cell>
          <table:table-cell table:formula="of:=IF([.P2062]=[.P2061];&quot;&quot;;CONCATENATE(&quot;{ name = '&quot;;[.O2062];&quot;', x = &quot;;[.P2062];&quot;, z = &quot;;[.Q206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est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2063]=&quot;defName&quot;;[.J2063];[.O2062])" office:value-type="string" office:string-value="euf_sarge">
            <text:p>euf_sarge</text:p>
          </table:table-cell>
          <table:table-cell table:formula="of:=IF([.G2063]=&quot;pos&quot;;[.L2064];[.P2062])" office:value-type="string" office:string-value="3710.73901">
            <text:p>3710.73901</text:p>
          </table:table-cell>
          <table:table-cell table:formula="of:=IF([.G2063]=&quot;pos&quot;;[.L2066];[.Q2062])" office:value-type="string" office:string-value="369.391235">
            <text:p>369.391235</text:p>
          </table:table-cell>
          <table:table-cell table:formula="of:=IF([.P2063]=[.P2062];&quot;&quot;;CONCATENATE(&quot;{ name = '&quot;;[.O2063];&quot;', x = &quot;;[.P2063];&quot;, z = &quot;;[.Q206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vTyp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2064]=&quot;defName&quot;;[.J2064];[.O2063])" office:value-type="string" office:string-value="euf_sarge">
            <text:p>euf_sarge</text:p>
          </table:table-cell>
          <table:table-cell table:formula="of:=IF([.G2064]=&quot;pos&quot;;[.L2065];[.P2063])" office:value-type="string" office:string-value="3710.73901">
            <text:p>3710.73901</text:p>
          </table:table-cell>
          <table:table-cell table:formula="of:=IF([.G2064]=&quot;pos&quot;;[.L2067];[.Q2063])" office:value-type="string" office:string-value="369.391235">
            <text:p>369.391235</text:p>
          </table:table-cell>
          <table:table-cell table:formula="of:=IF([.P2064]=[.P2063];&quot;&quot;;CONCATENATE(&quot;{ name = '&quot;;[.O2064];&quot;', x = &quot;;[.P2064];&quot;, z = &quot;;[.Q2064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65]=&quot;defName&quot;;[.J2065];[.O2064])" office:value-type="string" office:string-value="euf_sarge">
            <text:p>euf_sarge</text:p>
          </table:table-cell>
          <table:table-cell table:formula="of:=IF([.G2065]=&quot;pos&quot;;[.L2066];[.P2064])" office:value-type="string" office:string-value="3710.73901">
            <text:p>3710.73901</text:p>
          </table:table-cell>
          <table:table-cell table:formula="of:=IF([.G2065]=&quot;pos&quot;;[.L2068];[.Q2064])" office:value-type="string" office:string-value="369.391235">
            <text:p>369.391235</text:p>
          </table:table-cell>
          <table:table-cell table:formula="of:=IF([.P2065]=[.P2064];&quot;&quot;;CONCATENATE(&quot;{ name = '&quot;;[.O2065];&quot;', x = &quot;;[.P2065];&quot;, z = &quot;;[.Q2065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command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066]=&quot;defName&quot;;[.J2066];[.O2065])" office:value-type="string" office:string-value="euf_sarge">
            <text:p>euf_sarge</text:p>
          </table:table-cell>
          <table:table-cell table:formula="of:=IF([.G2066]=&quot;pos&quot;;[.L2067];[.P2065])" office:value-type="string" office:string-value="3710.73901">
            <text:p>3710.73901</text:p>
          </table:table-cell>
          <table:table-cell table:formula="of:=IF([.G2066]=&quot;pos&quot;;[.L2069];[.Q2065])" office:value-type="string" office:string-value="369.391235">
            <text:p>369.391235</text:p>
          </table:table-cell>
          <table:table-cell table:formula="of:=IF([.P2066]=[.P2065];&quot;&quot;;CONCATENATE(&quot;{ name = '&quot;;[.O2066];&quot;', x = &quot;;[.P2066];&quot;, z = &quot;;[.Q206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midAim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67]=&quot;defName&quot;;[.J2067];[.O2066])" office:value-type="string" office:string-value="euf_sarge">
            <text:p>euf_sarge</text:p>
          </table:table-cell>
          <table:table-cell table:formula="of:=IF([.G2067]=&quot;pos&quot;;[.L2068];[.P2066])" office:value-type="string" office:string-value="3710.73901">
            <text:p>3710.73901</text:p>
          </table:table-cell>
          <table:table-cell table:formula="of:=IF([.G2067]=&quot;pos&quot;;[.L2070];[.Q2066])" office:value-type="string" office:string-value="369.391235">
            <text:p>369.391235</text:p>
          </table:table-cell>
          <table:table-cell table:formula="of:=IF([.P2067]=[.P2066];&quot;&quot;;CONCATENATE(&quot;{ name = '&quot;;[.O2067];&quot;', x = &quot;;[.P2067];&quot;, z = &quot;;[.Q2067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im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2068]=&quot;defName&quot;;[.J2068];[.O2067])" office:value-type="string" office:string-value="euf_sarge">
            <text:p>euf_sarge</text:p>
          </table:table-cell>
          <table:table-cell table:formula="of:=IF([.G2068]=&quot;pos&quot;;[.L2069];[.P2067])" office:value-type="string" office:string-value="3710.73901">
            <text:p>3710.73901</text:p>
          </table:table-cell>
          <table:table-cell table:formula="of:=IF([.G2068]=&quot;pos&quot;;[.L2071];[.Q2067])" office:value-type="string" office:string-value="369.391235">
            <text:p>369.391235</text:p>
          </table:table-cell>
          <table:table-cell table:formula="of:=IF([.P2068]=[.P2067];&quot;&quot;;CONCATENATE(&quot;{ name = '&quot;;[.O2068];&quot;', x = &quot;;[.P2068];&quot;, z = &quot;;[.Q206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069]=&quot;defName&quot;;[.J2069];[.O2068])" office:value-type="string" office:string-value="euf_sarge">
            <text:p>euf_sarge</text:p>
          </table:table-cell>
          <table:table-cell table:formula="of:=IF([.G2069]=&quot;pos&quot;;[.L2070];[.P2068])" office:value-type="string" office:string-value="3710.73901">
            <text:p>3710.73901</text:p>
          </table:table-cell>
          <table:table-cell table:formula="of:=IF([.G2069]=&quot;pos&quot;;[.L2072];[.Q2068])" office:value-type="string" office:string-value="369.391235">
            <text:p>369.391235</text:p>
          </table:table-cell>
          <table:table-cell table:formula="of:=IF([.P2069]=[.P2068];&quot;&quot;;CONCATENATE(&quot;{ name = '&quot;;[.O2069];&quot;', x = &quot;;[.P2069];&quot;, z = &quot;;[.Q206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2070]=&quot;defName&quot;;[.J2070];[.O2069])" office:value-type="string" office:string-value="euf_sarge">
            <text:p>euf_sarge</text:p>
          </table:table-cell>
          <table:table-cell table:formula="of:=IF([.G2070]=&quot;pos&quot;;[.L2071];[.P2069])" office:value-type="string" office:string-value="3710.73901">
            <text:p>3710.73901</text:p>
          </table:table-cell>
          <table:table-cell table:formula="of:=IF([.G2070]=&quot;pos&quot;;[.L2073];[.Q2069])" office:value-type="string" office:string-value="369.391235">
            <text:p>369.391235</text:p>
          </table:table-cell>
          <table:table-cell table:formula="of:=IF([.P2070]=[.P2069];&quot;&quot;;CONCATENATE(&quot;{ name = '&quot;;[.O2070];&quot;', x = &quot;;[.P2070];&quot;, z = &quot;;[.Q207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071]=&quot;defName&quot;;[.J2071];[.O2070])" office:value-type="string" office:string-value="euf_sarge">
            <text:p>euf_sarge</text:p>
          </table:table-cell>
          <table:table-cell table:formula="of:=IF([.G2071]=&quot;pos&quot;;[.L2072];[.P2070])" office:value-type="string" office:string-value="3710.73901">
            <text:p>3710.73901</text:p>
          </table:table-cell>
          <table:table-cell table:formula="of:=IF([.G2071]=&quot;pos&quot;;[.L2074];[.Q2070])" office:value-type="string" office:string-value="369.391235">
            <text:p>369.391235</text:p>
          </table:table-cell>
          <table:table-cell table:formula="of:=IF([.P2071]=[.P2070];&quot;&quot;;CONCATENATE(&quot;{ name = '&quot;;[.O2071];&quot;', x = &quot;;[.P2071];&quot;, z = &quot;;[.Q207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2072]=&quot;defName&quot;;[.J2072];[.O2071])" office:value-type="string" office:string-value="euf_sarge">
            <text:p>euf_sarge</text:p>
          </table:table-cell>
          <table:table-cell table:formula="of:=IF([.G2072]=&quot;pos&quot;;[.L2073];[.P2071])" office:value-type="string" office:string-value="3710.73901">
            <text:p>3710.73901</text:p>
          </table:table-cell>
          <table:table-cell table:formula="of:=IF([.G2072]=&quot;pos&quot;;[.L2075];[.Q2071])" office:value-type="string" office:string-value="369.391235">
            <text:p>369.391235</text:p>
          </table:table-cell>
          <table:table-cell table:formula="of:=IF([.P2072]=[.P2071];&quot;&quot;;CONCATENATE(&quot;{ name = '&quot;;[.O2072];&quot;', x = &quot;;[.P2072];&quot;, z = &quot;;[.Q207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id</text:p>
          </table:table-cell>
          <table:table-cell/>
          <table:table-cell/>
          <table:table-cell office:value-type="string">
            <text:p>{</text:p>
          </table:table-cell>
          <table:table-cell table:number-columns-repeated="2"/>
          <table:table-cell table:formula="of:=IF([.G2073]=&quot;defName&quot;;[.J2073];[.O2072])" office:value-type="string" office:string-value="euf_sarge">
            <text:p>euf_sarge</text:p>
          </table:table-cell>
          <table:table-cell table:formula="of:=IF([.G2073]=&quot;pos&quot;;[.L2074];[.P2072])" office:value-type="string" office:string-value="3710.73901">
            <text:p>3710.73901</text:p>
          </table:table-cell>
          <table:table-cell table:formula="of:=IF([.G2073]=&quot;pos&quot;;[.L2076];[.Q2072])" office:value-type="string" office:string-value="369.391235">
            <text:p>369.391235</text:p>
          </table:table-cell>
          <table:table-cell table:formula="of:=IF([.P2073]=[.P2072];&quot;&quot;;CONCATENATE(&quot;{ name = '&quot;;[.O2073];&quot;', x = &quot;;[.P2073];&quot;, z = &quot;;[.Q207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074]=&quot;defName&quot;;[.J2074];[.O2073])" office:value-type="string" office:string-value="euf_sarge">
            <text:p>euf_sarge</text:p>
          </table:table-cell>
          <table:table-cell table:formula="of:=IF([.G2074]=&quot;pos&quot;;[.L2075];[.P2073])" office:value-type="string" office:string-value="3710.73901">
            <text:p>3710.73901</text:p>
          </table:table-cell>
          <table:table-cell table:formula="of:=IF([.G2074]=&quot;pos&quot;;[.L2077];[.Q2073])" office:value-type="string" office:string-value="369.391235">
            <text:p>369.391235</text:p>
          </table:table-cell>
          <table:table-cell table:formula="of:=IF([.P2074]=[.P2073];&quot;&quot;;CONCATENATE(&quot;{ name = '&quot;;[.O2074];&quot;', x = &quot;;[.P2074];&quot;, z = &quot;;[.Q207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y</text:p>
          </table:table-cell>
          <table:table-cell/>
          <table:table-cell/>
          <table:table-cell office:value-type="float" office:value="20">
            <text:p>20</text:p>
          </table:table-cell>
          <table:table-cell table:formula="of:=IF([.G2075]=&quot;defName&quot;;[.J2075];[.O2074])" office:value-type="string" office:string-value="euf_sarge">
            <text:p>euf_sarge</text:p>
          </table:table-cell>
          <table:table-cell table:formula="of:=IF([.G2075]=&quot;pos&quot;;[.L2076];[.P2074])" office:value-type="string" office:string-value="3710.73901">
            <text:p>3710.73901</text:p>
          </table:table-cell>
          <table:table-cell table:formula="of:=IF([.G2075]=&quot;pos&quot;;[.L2078];[.Q2074])" office:value-type="string" office:string-value="369.391235">
            <text:p>369.391235</text:p>
          </table:table-cell>
          <table:table-cell table:formula="of:=IF([.P2075]=[.P2074];&quot;&quot;;CONCATENATE(&quot;{ name = '&quot;;[.O2075];&quot;', x = &quot;;[.P2075];&quot;, z = &quot;;[.Q207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 table:number-columns-repeated="2"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formula="of:=IF([.G2076]=&quot;defName&quot;;[.J2076];[.O2075])" office:value-type="string" office:string-value="euf_sarge">
            <text:p>euf_sarge</text:p>
          </table:table-cell>
          <table:table-cell table:formula="of:=IF([.G2076]=&quot;pos&quot;;[.L2077];[.P2075])" office:value-type="string" office:string-value="3710.73901">
            <text:p>3710.73901</text:p>
          </table:table-cell>
          <table:table-cell table:formula="of:=IF([.G2076]=&quot;pos&quot;;[.L2079];[.Q2075])" office:value-type="string" office:string-value="369.391235">
            <text:p>369.391235</text:p>
          </table:table-cell>
          <table:table-cell table:formula="of:=IF([.P2076]=[.P2075];&quot;&quot;;CONCATENATE(&quot;{ name = '&quot;;[.O2076];&quot;', x = &quot;;[.P2076];&quot;, z = &quot;;[.Q207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}</text:p>
          </table:table-cell>
          <table:table-cell/>
          <table:table-cell/>
          <table:table-cell/>
          <table:table-cell table:number-columns-repeated="2"/>
          <table:table-cell table:formula="of:=IF([.G2077]=&quot;defName&quot;;[.J2077];[.O2076])" office:value-type="string" office:string-value="euf_sarge">
            <text:p>euf_sarge</text:p>
          </table:table-cell>
          <table:table-cell table:formula="of:=IF([.G2077]=&quot;pos&quot;;[.L2078];[.P2076])" office:value-type="string" office:string-value="3710.73901">
            <text:p>3710.73901</text:p>
          </table:table-cell>
          <table:table-cell table:formula="of:=IF([.G2077]=&quot;pos&quot;;[.L2080];[.Q2076])" office:value-type="string" office:string-value="369.391235">
            <text:p>369.391235</text:p>
          </table:table-cell>
          <table:table-cell table:formula="of:=IF([.P2077]=[.P2076];&quot;&quot;;CONCATENATE(&quot;{ name = '&quot;;[.O2077];&quot;', x = &quot;;[.P2077];&quot;, z = &quot;;[.Q207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78]=&quot;defName&quot;;[.J2078];[.O2077])" office:value-type="string" office:string-value="euf_sarge">
            <text:p>euf_sarge</text:p>
          </table:table-cell>
          <table:table-cell table:formula="of:=IF([.G2078]=&quot;pos&quot;;[.L2079];[.P2077])" office:value-type="string" office:string-value="3710.73901">
            <text:p>3710.73901</text:p>
          </table:table-cell>
          <table:table-cell table:formula="of:=IF([.G2078]=&quot;pos&quot;;[.L2081];[.Q2077])" office:value-type="string" office:string-value="369.391235">
            <text:p>369.391235</text:p>
          </table:table-cell>
          <table:table-cell table:formula="of:=IF([.P2078]=[.P2077];&quot;&quot;;CONCATENATE(&quot;{ name = '&quot;;[.O2078];&quot;', x = &quot;;[.P2078];&quot;, z = &quot;;[.Q207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po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79]=&quot;defName&quot;;[.J2079];[.O2078])" office:value-type="string" office:string-value="euf_sarge">
            <text:p>euf_sarge</text:p>
          </table:table-cell>
          <table:table-cell table:formula="of:=IF([.G2079]=&quot;pos&quot;;[.L2080];[.P2078])" office:value-type="string" office:string-value="622.73645">
            <text:p>622.73645</text:p>
          </table:table-cell>
          <table:table-cell table:formula="of:=IF([.G2079]=&quot;pos&quot;;[.L2082];[.Q2078])" office:value-type="string" office:string-value="3693.53687">
            <text:p>3693.53687</text:p>
          </table:table-cell>
          <table:table-cell table:formula="of:=IF([.P2079]=[.P2078];&quot;&quot;;CONCATENATE(&quot;{ name = '&quot;;[.O2079];&quot;', x = &quot;;[.P2079];&quot;, z = &quot;;[.Q2079];&quot;, facing = 0, },&quot;))" office:value-type="string" office:string-value="{ name = 'euf_sarge', x = 622.73645, z = 3693.53687, facing = 0, },">
            <text:p>{ name = 'euf_sarge', x = 622.73645, z = 3693.53687, facing = 0, },</text:p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622.73645</text:p>
          </table:table-cell>
          <table:table-cell table:number-columns-repeated="2"/>
          <table:table-cell table:formula="of:=IF([.G2080]=&quot;defName&quot;;[.J2080];[.O2079])" office:value-type="string" office:string-value="euf_sarge">
            <text:p>euf_sarge</text:p>
          </table:table-cell>
          <table:table-cell table:formula="of:=IF([.G2080]=&quot;pos&quot;;[.L2081];[.P2079])" office:value-type="string" office:string-value="622.73645">
            <text:p>622.73645</text:p>
          </table:table-cell>
          <table:table-cell table:formula="of:=IF([.G2080]=&quot;pos&quot;;[.L2083];[.Q2079])" office:value-type="string" office:string-value="3693.53687">
            <text:p>3693.53687</text:p>
          </table:table-cell>
          <table:table-cell table:formula="of:=IF([.P2080]=[.P2079];&quot;&quot;;CONCATENATE(&quot;{ name = '&quot;;[.O2080];&quot;', x = &quot;;[.P2080];&quot;, z = &quot;;[.Q208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64.3091431</text:p>
          </table:table-cell>
          <table:table-cell table:number-columns-repeated="2"/>
          <table:table-cell table:formula="of:=IF([.G2081]=&quot;defName&quot;;[.J2081];[.O2080])" office:value-type="string" office:string-value="euf_sarge">
            <text:p>euf_sarge</text:p>
          </table:table-cell>
          <table:table-cell table:formula="of:=IF([.G2081]=&quot;pos&quot;;[.L2082];[.P2080])" office:value-type="string" office:string-value="622.73645">
            <text:p>622.73645</text:p>
          </table:table-cell>
          <table:table-cell table:formula="of:=IF([.G2081]=&quot;pos&quot;;[.L2084];[.Q2080])" office:value-type="string" office:string-value="3693.53687">
            <text:p>3693.53687</text:p>
          </table:table-cell>
          <table:table-cell table:formula="of:=IF([.P2081]=[.P2080];&quot;&quot;;CONCATENATE(&quot;{ name = '&quot;;[.O2081];&quot;', x = &quot;;[.P2081];&quot;, z = &quot;;[.Q208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string">
            <text:p>3693.53687</text:p>
          </table:table-cell>
          <table:table-cell table:number-columns-repeated="2"/>
          <table:table-cell table:formula="of:=IF([.G2082]=&quot;defName&quot;;[.J2082];[.O2081])" office:value-type="string" office:string-value="euf_sarge">
            <text:p>euf_sarge</text:p>
          </table:table-cell>
          <table:table-cell table:formula="of:=IF([.G2082]=&quot;pos&quot;;[.L2083];[.P2081])" office:value-type="string" office:string-value="622.73645">
            <text:p>622.73645</text:p>
          </table:table-cell>
          <table:table-cell table:formula="of:=IF([.G2082]=&quot;pos&quot;;[.L2085];[.Q2081])" office:value-type="string" office:string-value="3693.53687">
            <text:p>3693.53687</text:p>
          </table:table-cell>
          <table:table-cell table:formula="of:=IF([.P2082]=[.P2081];&quot;&quot;;CONCATENATE(&quot;{ name = '&quot;;[.O2082];&quot;', x = &quot;;[.P2082];&quot;, z = &quot;;[.Q208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83]=&quot;defName&quot;;[.J2083];[.O2082])" office:value-type="string" office:string-value="euf_sarge">
            <text:p>euf_sarge</text:p>
          </table:table-cell>
          <table:table-cell table:formula="of:=IF([.G2083]=&quot;pos&quot;;[.L2084];[.P2082])" office:value-type="string" office:string-value="622.73645">
            <text:p>622.73645</text:p>
          </table:table-cell>
          <table:table-cell table:formula="of:=IF([.G2083]=&quot;pos&quot;;[.L2086];[.Q2082])" office:value-type="string" office:string-value="3693.53687">
            <text:p>3693.53687</text:p>
          </table:table-cell>
          <table:table-cell table:formula="of:=IF([.P2083]=[.P2082];&quot;&quot;;CONCATENATE(&quot;{ name = '&quot;;[.O2083];&quot;', x = &quot;;[.P2083];&quot;, z = &quot;;[.Q208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adiusHeigh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84]=&quot;defName&quot;;[.J2084];[.O2083])" office:value-type="string" office:string-value="euf_sarge">
            <text:p>euf_sarge</text:p>
          </table:table-cell>
          <table:table-cell table:formula="of:=IF([.G2084]=&quot;pos&quot;;[.L2085];[.P2083])" office:value-type="string" office:string-value="622.73645">
            <text:p>622.73645</text:p>
          </table:table-cell>
          <table:table-cell table:formula="of:=IF([.G2084]=&quot;pos&quot;;[.L2087];[.Q2083])" office:value-type="string" office:string-value="3693.53687">
            <text:p>3693.53687</text:p>
          </table:table-cell>
          <table:table-cell table:formula="of:=IF([.P2084]=[.P2083];&quot;&quot;;CONCATENATE(&quot;{ name = '&quot;;[.O2084];&quot;', x = &quot;;[.P2084];&quot;, z = &quot;;[.Q208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height</text:p>
          </table:table-cell>
          <table:table-cell/>
          <table:table-cell/>
          <table:table-cell office:value-type="float" office:value="50">
            <text:p>50</text:p>
          </table:table-cell>
          <table:table-cell table:number-columns-repeated="2"/>
          <table:table-cell table:formula="of:=IF([.G2085]=&quot;defName&quot;;[.J2085];[.O2084])" office:value-type="string" office:string-value="euf_sarge">
            <text:p>euf_sarge</text:p>
          </table:table-cell>
          <table:table-cell table:formula="of:=IF([.G2085]=&quot;pos&quot;;[.L2086];[.P2084])" office:value-type="string" office:string-value="622.73645">
            <text:p>622.73645</text:p>
          </table:table-cell>
          <table:table-cell table:formula="of:=IF([.G2085]=&quot;pos&quot;;[.L2088];[.Q2084])" office:value-type="string" office:string-value="3693.53687">
            <text:p>3693.53687</text:p>
          </table:table-cell>
          <table:table-cell table:formula="of:=IF([.P2085]=[.P2084];&quot;&quot;;CONCATENATE(&quot;{ name = '&quot;;[.O2085];&quot;', x = &quot;;[.P2085];&quot;, z = &quot;;[.Q208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radius</text:p>
          </table:table-cell>
          <table:table-cell/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[.G2086]=&quot;defName&quot;;[.J2086];[.O2085])" office:value-type="string" office:string-value="euf_sarge">
            <text:p>euf_sarge</text:p>
          </table:table-cell>
          <table:table-cell table:formula="of:=IF([.G2086]=&quot;pos&quot;;[.L2087];[.P2085])" office:value-type="string" office:string-value="622.73645">
            <text:p>622.73645</text:p>
          </table:table-cell>
          <table:table-cell table:formula="of:=IF([.G2086]=&quot;pos&quot;;[.L2089];[.Q2085])" office:value-type="string" office:string-value="3693.53687">
            <text:p>3693.53687</text:p>
          </table:table-cell>
          <table:table-cell table:formula="of:=IF([.P2086]=[.P2085];&quot;&quot;;CONCATENATE(&quot;{ name = '&quot;;[.O2086];&quot;', x = &quot;;[.P2086];&quot;, z = &quot;;[.Q2086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87]=&quot;defName&quot;;[.J2087];[.O2086])" office:value-type="string" office:string-value="euf_sarge">
            <text:p>euf_sarge</text:p>
          </table:table-cell>
          <table:table-cell table:formula="of:=IF([.G2087]=&quot;pos&quot;;[.L2088];[.P2086])" office:value-type="string" office:string-value="622.73645">
            <text:p>622.73645</text:p>
          </table:table-cell>
          <table:table-cell table:formula="of:=IF([.G2087]=&quot;pos&quot;;[.L2090];[.Q2086])" office:value-type="string" office:string-value="3693.53687">
            <text:p>3693.53687</text:p>
          </table:table-cell>
          <table:table-cell table:formula="of:=IF([.P2087]=[.P2086];&quot;&quot;;CONCATENATE(&quot;{ name = '&quot;;[.O2087];&quot;', x = &quot;;[.P2087];&quot;, z = &quot;;[.Q208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esource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88]=&quot;defName&quot;;[.J2088];[.O2087])" office:value-type="string" office:string-value="euf_sarge">
            <text:p>euf_sarge</text:p>
          </table:table-cell>
          <table:table-cell table:formula="of:=IF([.G2088]=&quot;pos&quot;;[.L2089];[.P2087])" office:value-type="string" office:string-value="622.73645">
            <text:p>622.73645</text:p>
          </table:table-cell>
          <table:table-cell table:formula="of:=IF([.G2088]=&quot;pos&quot;;[.L2091];[.Q2087])" office:value-type="string" office:string-value="3693.53687">
            <text:p>3693.53687</text:p>
          </table:table-cell>
          <table:table-cell table:formula="of:=IF([.P2088]=[.P2087];&quot;&quot;;CONCATENATE(&quot;{ name = '&quot;;[.O2088];&quot;', x = &quot;;[.P2088];&quot;, z = &quot;;[.Q2088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energyMak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89]=&quot;defName&quot;;[.J2089];[.O2088])" office:value-type="string" office:string-value="euf_sarge">
            <text:p>euf_sarge</text:p>
          </table:table-cell>
          <table:table-cell table:formula="of:=IF([.G2089]=&quot;pos&quot;;[.L2090];[.P2088])" office:value-type="string" office:string-value="622.73645">
            <text:p>622.73645</text:p>
          </table:table-cell>
          <table:table-cell table:formula="of:=IF([.G2089]=&quot;pos&quot;;[.L2092];[.Q2088])" office:value-type="string" office:string-value="3693.53687">
            <text:p>3693.53687</text:p>
          </table:table-cell>
          <table:table-cell table:formula="of:=IF([.P2089]=[.P2088];&quot;&quot;;CONCATENATE(&quot;{ name = '&quot;;[.O2089];&quot;', x = &quot;;[.P2089];&quot;, z = &quot;;[.Q208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energyUs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90]=&quot;defName&quot;;[.J2090];[.O2089])" office:value-type="string" office:string-value="euf_sarge">
            <text:p>euf_sarge</text:p>
          </table:table-cell>
          <table:table-cell table:formula="of:=IF([.G2090]=&quot;pos&quot;;[.L2091];[.P2089])" office:value-type="string" office:string-value="622.73645">
            <text:p>622.73645</text:p>
          </table:table-cell>
          <table:table-cell table:formula="of:=IF([.G2090]=&quot;pos&quot;;[.L2093];[.Q2089])" office:value-type="string" office:string-value="3693.53687">
            <text:p>3693.53687</text:p>
          </table:table-cell>
          <table:table-cell table:formula="of:=IF([.P2090]=[.P2089];&quot;&quot;;CONCATENATE(&quot;{ name = '&quot;;[.O2090];&quot;', x = &quot;;[.P2090];&quot;, z = &quot;;[.Q209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etalMak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91]=&quot;defName&quot;;[.J2091];[.O2090])" office:value-type="string" office:string-value="euf_sarge">
            <text:p>euf_sarge</text:p>
          </table:table-cell>
          <table:table-cell table:formula="of:=IF([.G2091]=&quot;pos&quot;;[.L2092];[.P2090])" office:value-type="string" office:string-value="622.73645">
            <text:p>622.73645</text:p>
          </table:table-cell>
          <table:table-cell table:formula="of:=IF([.G2091]=&quot;pos&quot;;[.L2094];[.Q2090])" office:value-type="string" office:string-value="3693.53687">
            <text:p>3693.53687</text:p>
          </table:table-cell>
          <table:table-cell table:formula="of:=IF([.P2091]=[.P2090];&quot;&quot;;CONCATENATE(&quot;{ name = '&quot;;[.O2091];&quot;', x = &quot;;[.P2091];&quot;, z = &quot;;[.Q209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etalUse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92]=&quot;defName&quot;;[.J2092];[.O2091])" office:value-type="string" office:string-value="euf_sarge">
            <text:p>euf_sarge</text:p>
          </table:table-cell>
          <table:table-cell table:formula="of:=IF([.G2092]=&quot;pos&quot;;[.L2093];[.P2091])" office:value-type="string" office:string-value="622.73645">
            <text:p>622.73645</text:p>
          </table:table-cell>
          <table:table-cell table:formula="of:=IF([.G2092]=&quot;pos&quot;;[.L2095];[.Q2091])" office:value-type="string" office:string-value="3693.53687">
            <text:p>3693.53687</text:p>
          </table:table-cell>
          <table:table-cell table:formula="of:=IF([.P2092]=[.P2091];&quot;&quot;;CONCATENATE(&quot;{ name = '&quot;;[.O2092];&quot;', x = &quot;;[.P2092];&quot;, z = &quot;;[.Q209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93]=&quot;defName&quot;;[.J2093];[.O2092])" office:value-type="string" office:string-value="euf_sarge">
            <text:p>euf_sarge</text:p>
          </table:table-cell>
          <table:table-cell table:formula="of:=IF([.G2093]=&quot;pos&quot;;[.L2094];[.P2092])" office:value-type="string" office:string-value="622.73645">
            <text:p>622.73645</text:p>
          </table:table-cell>
          <table:table-cell table:formula="of:=IF([.G2093]=&quot;pos&quot;;[.L2096];[.Q2092])" office:value-type="string" office:string-value="3693.53687">
            <text:p>3693.53687</text:p>
          </table:table-cell>
          <table:table-cell table:formula="of:=IF([.P2093]=[.P2092];&quot;&quot;;CONCATENATE(&quot;{ name = '&quot;;[.O2093];&quot;', x = &quot;;[.P2093];&quot;, z = &quot;;[.Q2093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ot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094]=&quot;defName&quot;;[.J2094];[.O2093])" office:value-type="string" office:string-value="euf_sarge">
            <text:p>euf_sarge</text:p>
          </table:table-cell>
          <table:table-cell table:formula="of:=IF([.G2094]=&quot;pos&quot;;[.L2095];[.P2093])" office:value-type="string" office:string-value="622.73645">
            <text:p>622.73645</text:p>
          </table:table-cell>
          <table:table-cell table:formula="of:=IF([.G2094]=&quot;pos&quot;;[.L2097];[.Q2093])" office:value-type="string" office:string-value="3693.53687">
            <text:p>3693.53687</text:p>
          </table:table-cell>
          <table:table-cell table:formula="of:=IF([.P2094]=[.P2093];&quot;&quot;;CONCATENATE(&quot;{ name = '&quot;;[.O2094];&quot;', x = &quot;;[.P2094];&quot;, z = &quot;;[.Q209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95]=&quot;defName&quot;;[.J2095];[.O2094])" office:value-type="string" office:string-value="euf_sarge">
            <text:p>euf_sarge</text:p>
          </table:table-cell>
          <table:table-cell table:formula="of:=IF([.G2095]=&quot;pos&quot;;[.L2096];[.P2094])" office:value-type="string" office:string-value="622.73645">
            <text:p>622.73645</text:p>
          </table:table-cell>
          <table:table-cell table:formula="of:=IF([.G2095]=&quot;pos&quot;;[.L2098];[.Q2094])" office:value-type="string" office:string-value="3693.53687">
            <text:p>3693.53687</text:p>
          </table:table-cell>
          <table:table-cell table:formula="of:=IF([.P2095]=[.P2094];&quot;&quot;;CONCATENATE(&quot;{ name = '&quot;;[.O2095];&quot;', x = &quot;;[.P2095];&quot;, z = &quot;;[.Q209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string">
            <text:p>1.47891259</text:p>
          </table:table-cell>
          <table:table-cell table:number-columns-repeated="2"/>
          <table:table-cell table:formula="of:=IF([.G2096]=&quot;defName&quot;;[.J2096];[.O2095])" office:value-type="string" office:string-value="euf_sarge">
            <text:p>euf_sarge</text:p>
          </table:table-cell>
          <table:table-cell table:formula="of:=IF([.G2096]=&quot;pos&quot;;[.L2097];[.P2095])" office:value-type="string" office:string-value="622.73645">
            <text:p>622.73645</text:p>
          </table:table-cell>
          <table:table-cell table:formula="of:=IF([.G2096]=&quot;pos&quot;;[.L2099];[.Q2095])" office:value-type="string" office:string-value="3693.53687">
            <text:p>3693.53687</text:p>
          </table:table-cell>
          <table:table-cell table:formula="of:=IF([.P2096]=[.P2095];&quot;&quot;;CONCATENATE(&quot;{ name = '&quot;;[.O2096];&quot;', x = &quot;;[.P2096];&quot;, z = &quot;;[.Q209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097]=&quot;defName&quot;;[.J2097];[.O2096])" office:value-type="string" office:string-value="euf_sarge">
            <text:p>euf_sarge</text:p>
          </table:table-cell>
          <table:table-cell table:formula="of:=IF([.G2097]=&quot;pos&quot;;[.L2098];[.P2096])" office:value-type="string" office:string-value="622.73645">
            <text:p>622.73645</text:p>
          </table:table-cell>
          <table:table-cell table:formula="of:=IF([.G2097]=&quot;pos&quot;;[.L2100];[.Q2096])" office:value-type="string" office:string-value="3693.53687">
            <text:p>3693.53687</text:p>
          </table:table-cell>
          <table:table-cell table:formula="of:=IF([.P2097]=[.P2096];&quot;&quot;;CONCATENATE(&quot;{ name = '&quot;;[.O2097];&quot;', x = &quot;;[.P2097];&quot;, z = &quot;;[.Q209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098]=&quot;defName&quot;;[.J2098];[.O2097])" office:value-type="string" office:string-value="euf_sarge">
            <text:p>euf_sarge</text:p>
          </table:table-cell>
          <table:table-cell table:formula="of:=IF([.G2098]=&quot;pos&quot;;[.L2099];[.P2097])" office:value-type="string" office:string-value="622.73645">
            <text:p>622.73645</text:p>
          </table:table-cell>
          <table:table-cell table:formula="of:=IF([.G2098]=&quot;pos&quot;;[.L2101];[.Q2097])" office:value-type="string" office:string-value="3693.53687">
            <text:p>3693.53687</text:p>
          </table:table-cell>
          <table:table-cell table:formula="of:=IF([.P2098]=[.P2097];&quot;&quot;;CONCATENATE(&quot;{ name = '&quot;;[.O2098];&quot;', x = &quot;;[.P2098];&quot;, z = &quot;;[.Q209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rules</text:p>
          </table:table-cell>
          <table:table-cell table:number-columns-repeated="2"/>
          <table:table-cell office:value-type="string">
            <text:p>{}</text:p>
          </table:table-cell>
          <table:table-cell/>
          <table:table-cell/>
          <table:table-cell table:number-columns-repeated="2"/>
          <table:table-cell table:formula="of:=IF([.G2099]=&quot;defName&quot;;[.J2099];[.O2098])" office:value-type="string" office:string-value="euf_sarge">
            <text:p>euf_sarge</text:p>
          </table:table-cell>
          <table:table-cell table:formula="of:=IF([.G2099]=&quot;pos&quot;;[.L2100];[.P2098])" office:value-type="string" office:string-value="622.73645">
            <text:p>622.73645</text:p>
          </table:table-cell>
          <table:table-cell table:formula="of:=IF([.G2099]=&quot;pos&quot;;[.L2102];[.Q2098])" office:value-type="string" office:string-value="3693.53687">
            <text:p>3693.53687</text:p>
          </table:table-cell>
          <table:table-cell table:formula="of:=IF([.P2099]=[.P2098];&quot;&quot;;CONCATENATE(&quot;{ name = '&quot;;[.O2099];&quot;', x = &quot;;[.P2099];&quot;, z = &quot;;[.Q2099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states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100]=&quot;defName&quot;;[.J2100];[.O2099])" office:value-type="string" office:string-value="euf_sarge">
            <text:p>euf_sarge</text:p>
          </table:table-cell>
          <table:table-cell table:formula="of:=IF([.G2100]=&quot;pos&quot;;[.L2101];[.P2099])" office:value-type="string" office:string-value="622.73645">
            <text:p>622.73645</text:p>
          </table:table-cell>
          <table:table-cell table:formula="of:=IF([.G2100]=&quot;pos&quot;;[.L2103];[.Q2099])" office:value-type="string" office:string-value="3693.53687">
            <text:p>3693.53687</text:p>
          </table:table-cell>
          <table:table-cell table:formula="of:=IF([.P2100]=[.P2099];&quot;&quot;;CONCATENATE(&quot;{ name = '&quot;;[.O2100];&quot;', x = &quot;;[.P2100];&quot;, z = &quot;;[.Q210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ctive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101]=&quot;defName&quot;;[.J2101];[.O2100])" office:value-type="string" office:string-value="euf_sarge">
            <text:p>euf_sarge</text:p>
          </table:table-cell>
          <table:table-cell table:formula="of:=IF([.G2101]=&quot;pos&quot;;[.L2102];[.P2100])" office:value-type="string" office:string-value="622.73645">
            <text:p>622.73645</text:p>
          </table:table-cell>
          <table:table-cell table:formula="of:=IF([.G2101]=&quot;pos&quot;;[.L2104];[.Q2100])" office:value-type="string" office:string-value="3693.53687">
            <text:p>3693.53687</text:p>
          </table:table-cell>
          <table:table-cell table:formula="of:=IF([.P2101]=[.P2100];&quot;&quot;;CONCATENATE(&quot;{ name = '&quot;;[.O2101];&quot;', x = &quot;;[.P2101];&quot;, z = &quot;;[.Q210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autoRepairLevel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102]=&quot;defName&quot;;[.J2102];[.O2101])" office:value-type="string" office:string-value="euf_sarge">
            <text:p>euf_sarge</text:p>
          </table:table-cell>
          <table:table-cell table:formula="of:=IF([.G2102]=&quot;pos&quot;;[.L2103];[.P2101])" office:value-type="string" office:string-value="622.73645">
            <text:p>622.73645</text:p>
          </table:table-cell>
          <table:table-cell table:formula="of:=IF([.G2102]=&quot;pos&quot;;[.L2105];[.Q2101])" office:value-type="string" office:string-value="3693.53687">
            <text:p>3693.53687</text:p>
          </table:table-cell>
          <table:table-cell table:formula="of:=IF([.P2102]=[.P2101];&quot;&quot;;CONCATENATE(&quot;{ name = '&quot;;[.O2102];&quot;', x = &quot;;[.P2102];&quot;, z = &quot;;[.Q2102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cloak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103]=&quot;defName&quot;;[.J2103];[.O2102])" office:value-type="string" office:string-value="euf_sarge">
            <text:p>euf_sarge</text:p>
          </table:table-cell>
          <table:table-cell table:formula="of:=IF([.G2103]=&quot;pos&quot;;[.L2104];[.P2102])" office:value-type="string" office:string-value="622.73645">
            <text:p>622.73645</text:p>
          </table:table-cell>
          <table:table-cell table:formula="of:=IF([.G2103]=&quot;pos&quot;;[.L2106];[.Q2102])" office:value-type="string" office:string-value="3693.53687">
            <text:p>3693.53687</text:p>
          </table:table-cell>
          <table:table-cell table:formula="of:=IF([.P2103]=[.P2102];&quot;&quot;;CONCATENATE(&quot;{ name = '&quot;;[.O2103];&quot;', x = &quot;;[.P2103];&quot;, z = &quot;;[.Q2103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fireState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table:formula="of:=IF([.G2104]=&quot;defName&quot;;[.J2104];[.O2103])" office:value-type="string" office:string-value="euf_sarge">
            <text:p>euf_sarge</text:p>
          </table:table-cell>
          <table:table-cell table:formula="of:=IF([.G2104]=&quot;pos&quot;;[.L2105];[.P2103])" office:value-type="string" office:string-value="622.73645">
            <text:p>622.73645</text:p>
          </table:table-cell>
          <table:table-cell table:formula="of:=IF([.G2104]=&quot;pos&quot;;[.L2107];[.Q2103])" office:value-type="string" office:string-value="3693.53687">
            <text:p>3693.53687</text:p>
          </table:table-cell>
          <table:table-cell table:formula="of:=IF([.P2104]=[.P2103];&quot;&quot;;CONCATENATE(&quot;{ name = '&quot;;[.O2104];&quot;', x = &quot;;[.P2104];&quot;, z = &quot;;[.Q2104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moveState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G2105]=&quot;defName&quot;;[.J2105];[.O2104])" office:value-type="string" office:string-value="euf_sarge">
            <text:p>euf_sarge</text:p>
          </table:table-cell>
          <table:table-cell table:formula="of:=IF([.G2105]=&quot;pos&quot;;[.L2106];[.P2104])" office:value-type="string" office:string-value="622.73645">
            <text:p>622.73645</text:p>
          </table:table-cell>
          <table:table-cell table:formula="of:=IF([.G2105]=&quot;pos&quot;;[.L2108];[.Q2104])" office:value-type="string" office:string-value="3693.53687">
            <text:p>3693.53687</text:p>
          </table:table-cell>
          <table:table-cell table:formula="of:=IF([.P2105]=[.P2104];&quot;&quot;;CONCATENATE(&quot;{ name = '&quot;;[.O2105];&quot;', x = &quot;;[.P2105];&quot;, z = &quot;;[.Q2105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["repeat"]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106]=&quot;defName&quot;;[.J2106];[.O2105])" office:value-type="string" office:string-value="euf_sarge">
            <text:p>euf_sarge</text:p>
          </table:table-cell>
          <table:table-cell table:formula="of:=IF([.G2106]=&quot;pos&quot;;[.L2107];[.P2105])" office:value-type="string" office:string-value="622.73645">
            <text:p>622.73645</text:p>
          </table:table-cell>
          <table:table-cell table:formula="of:=IF([.G2106]=&quot;pos&quot;;[.L2109];[.Q2105])" office:value-type="string" office:string-value="3693.53687">
            <text:p>3693.53687</text:p>
          </table:table-cell>
          <table:table-cell table:formula="of:=IF([.P2106]=[.P2105];&quot;&quot;;CONCATENATE(&quot;{ name = '&quot;;[.O2106];&quot;', x = &quot;;[.P2106];&quot;, z = &quot;;[.Q2106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trajectory</text:p>
          </table:table-cell>
          <table:table-cell/>
          <table:table-cell/>
          <table:table-cell office:value-type="string">
            <text:p>false</text:p>
          </table:table-cell>
          <table:table-cell table:number-columns-repeated="2"/>
          <table:table-cell table:formula="of:=IF([.G2107]=&quot;defName&quot;;[.J2107];[.O2106])" office:value-type="string" office:string-value="euf_sarge">
            <text:p>euf_sarge</text:p>
          </table:table-cell>
          <table:table-cell table:formula="of:=IF([.G2107]=&quot;pos&quot;;[.L2108];[.P2106])" office:value-type="string" office:string-value="622.73645">
            <text:p>622.73645</text:p>
          </table:table-cell>
          <table:table-cell table:formula="of:=IF([.G2107]=&quot;pos&quot;;[.L2110];[.Q2106])" office:value-type="string" office:string-value="3693.53687">
            <text:p>3693.53687</text:p>
          </table:table-cell>
          <table:table-cell table:formula="of:=IF([.P2107]=[.P2106];&quot;&quot;;CONCATENATE(&quot;{ name = '&quot;;[.O2107];&quot;', x = &quot;;[.P2107];&quot;, z = &quot;;[.Q2107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2"/>
          <table:table-cell/>
          <table:table-cell/>
          <table:table-cell/>
          <table:table-cell table:number-columns-repeated="2"/>
          <table:table-cell table:formula="of:=IF([.G2108]=&quot;defName&quot;;[.J2108];[.O2107])" office:value-type="string" office:string-value="euf_sarge">
            <text:p>euf_sarge</text:p>
          </table:table-cell>
          <table:table-cell table:formula="of:=IF([.G2108]=&quot;pos&quot;;[.L2109];[.P2107])" office:value-type="string" office:string-value="622.73645">
            <text:p>622.73645</text:p>
          </table:table-cell>
          <table:table-cell table:formula="of:=IF([.G2108]=&quot;pos&quot;;[.L2111];[.Q2107])" office:value-type="string" office:string-value="3693.53687">
            <text:p>3693.53687</text:p>
          </table:table-cell>
          <table:table-cell table:formula="of:=IF([.P2108]=[.P2107];&quot;&quot;;CONCATENATE(&quot;{ name = '&quot;;[.O2108];&quot;', x = &quot;;[.P2108];&quot;, z = &quot;;[.Q2108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vel</text:p>
          </table:table-cell>
          <table:table-cell table:number-columns-repeated="2"/>
          <table:table-cell office:value-type="string">
            <text:p>{</text:p>
          </table:table-cell>
          <table:table-cell/>
          <table:table-cell/>
          <table:table-cell table:number-columns-repeated="2"/>
          <table:table-cell table:formula="of:=IF([.G2109]=&quot;defName&quot;;[.J2109];[.O2108])" office:value-type="string" office:string-value="euf_sarge">
            <text:p>euf_sarge</text:p>
          </table:table-cell>
          <table:table-cell table:formula="of:=IF([.G2109]=&quot;pos&quot;;[.L2110];[.P2108])" office:value-type="string" office:string-value="622.73645">
            <text:p>622.73645</text:p>
          </table:table-cell>
          <table:table-cell table:formula="of:=IF([.G2109]=&quot;pos&quot;;[.L2112];[.Q2108])" office:value-type="string" office:string-value="3693.53687">
            <text:p>3693.53687</text:p>
          </table:table-cell>
          <table:table-cell table:formula="of:=IF([.P2109]=[.P2108];&quot;&quot;;CONCATENATE(&quot;{ name = '&quot;;[.O2109];&quot;', x = &quot;;[.P2109];&quot;, z = &quot;;[.Q2109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x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110]=&quot;defName&quot;;[.J2110];[.O2109])" office:value-type="string" office:string-value="euf_sarge">
            <text:p>euf_sarge</text:p>
          </table:table-cell>
          <table:table-cell table:formula="of:=IF([.G2110]=&quot;pos&quot;;[.L2111];[.P2109])" office:value-type="string" office:string-value="622.73645">
            <text:p>622.73645</text:p>
          </table:table-cell>
          <table:table-cell table:formula="of:=IF([.G2110]=&quot;pos&quot;;[.L2113];[.Q2109])" office:value-type="string" office:string-value="3693.53687">
            <text:p>3693.53687</text:p>
          </table:table-cell>
          <table:table-cell table:formula="of:=IF([.P2110]=[.P2109];&quot;&quot;;CONCATENATE(&quot;{ name = '&quot;;[.O2110];&quot;', x = &quot;;[.P2110];&quot;, z = &quot;;[.Q2110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y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111]=&quot;defName&quot;;[.J2111];[.O2110])" office:value-type="string" office:string-value="euf_sarge">
            <text:p>euf_sarge</text:p>
          </table:table-cell>
          <table:table-cell table:formula="of:=IF([.G2111]=&quot;pos&quot;;[.L2112];[.P2110])" office:value-type="string" office:string-value="622.73645">
            <text:p>622.73645</text:p>
          </table:table-cell>
          <table:table-cell table:formula="of:=IF([.G2111]=&quot;pos&quot;;[.L2114];[.Q2110])" office:value-type="string" office:string-value="3693.53687">
            <text:p>3693.53687</text:p>
          </table:table-cell>
          <table:table-cell table:formula="of:=IF([.P2111]=[.P2110];&quot;&quot;;CONCATENATE(&quot;{ name = '&quot;;[.O2111];&quot;', x = &quot;;[.P2111];&quot;, z = &quot;;[.Q2111];&quot;, facing = 0, },&quot;))">
            <text:p/>
          </table:table-cell>
        </table:table-row>
        <table:table-row table:style-name="ro1">
          <table:table-cell table:number-columns-repeated="6"/>
          <table:table-cell/>
          <table:table-cell/>
          <table:table-cell office:value-type="string">
            <text:p>z</text:p>
          </table:table-cell>
          <table:table-cell/>
          <table:table-cell/>
          <table:table-cell office:value-type="float" office:value="0">
            <text:p>0</text:p>
          </table:table-cell>
          <table:table-cell table:number-columns-repeated="2"/>
          <table:table-cell table:formula="of:=IF([.G2112]=&quot;defName&quot;;[.J2112];[.O2111])" office:value-type="string" office:string-value="euf_sarge">
            <text:p>euf_sarge</text:p>
          </table:table-cell>
          <table:table-cell table:formula="of:=IF([.G2112]=&quot;pos&quot;;[.L2113];[.P2111])" office:value-type="string" office:string-value="622.73645">
            <text:p>622.73645</text:p>
          </table:table-cell>
          <table:table-cell table:formula="of:=IF([.G2112]=&quot;pos&quot;;[.L2115];[.Q2111])" office:value-type="string" office:string-value="3693.53687">
            <text:p>3693.53687</text:p>
          </table:table-cell>
          <table:table-cell table:formula="of:=IF([.P2112]=[.P2111];&quot;&quot;;CONCATENATE(&quot;{ name = '&quot;;[.O2112];&quot;', x = &quot;;[.P2112];&quot;, z = &quot;;[.Q2112];&quot;, facing = 0, },&quot;))">
            <text:p/>
          </table:table-cell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4"/>
          <table: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6"/>
          <table: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}</text:p>
          </table:table-cell>
          <table:table-cell table:number-columns-repeated="8"/>
          <table: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}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1" table:number-rows-repeated="88311">
          <table:table-cell table:number-columns-repeated="14"/>
          <table:table-cell table:style-name="Default"/>
          <table:table-cell table:number-columns-repeated="3"/>
        </table:table-row>
        <table:table-row table:style-name="ro1" table:number-rows-repeated="958148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name="__Anonymous_Sheet_DB__1" table:target-range-address="', &quot; &quot; ='.A1:', &quot; &quot; ='.B1"/>
        <table:database-range table:name="__Anonymous_Sheet_DB__2" table:target-range-address="', &quot; &quot; ='.I1:', &quot; &quot; ='.I1" table:contains-header="false"/>
        <table:database-range table:target-range-address="export.A1:expor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11.02.2019</text:date>, <text:time>20:46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2:29:31.47</meta:creation-date>
    <dc:date>2019-02-11T20:46:03.72</dc:date>
    <meta:editing-duration>PT1H4M9S</meta:editing-duration>
    <meta:editing-cycles>9</meta:editing-cycles>
    <meta:generator>OpenOffice/4.1.3$Win32 OpenOffice.org_project/413m1$Build-9783</meta:generator>
    <meta:document-statistic meta:table-count="2" meta:cell-count="16194" meta:object-count="0"/>
  </office:meta>
</office:document-meta>
</file>